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5307in"/>
    </style:style>
    <style:style style:name="co20" style:family="table-column">
      <style:table-column-properties fo:break-before="auto" style:column-width="0.6701in"/>
    </style:style>
    <style:style style:name="co21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50621855" calcext:value-type="float">
            <text:p>-0.0025758075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0770320892334" calcext:value-type="float">
            <text:p>2.60770320892334E-007</text:p>
          </table:table-cell>
          <table:table-cell table:style-name="Default" office:value-type="float" office:value="-0.0000000149628824885895" calcext:value-type="float">
            <text:p>-0.000000015</text:p>
          </table:table-cell>
          <table:table-cell table:style-name="Default" office:value-type="float" office:value="0.000000000328623128709182" calcext:value-type="float">
            <text:p>3.28623128709182E-010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876662969589" calcext:value-type="float">
            <text:p>-0.0052187666</text:p>
          </table:table-cell>
          <table:table-cell table:style-name="Default" office:value-type="float" office:value="0.0670973435044289" calcext:value-type="float">
            <text:p>0.0670973435</text:p>
          </table:table-cell>
          <table:table-cell table:style-name="Default" office:value-type="float" office:value="-0.0000333636999130249" calcext:value-type="float">
            <text:p>-3.33636999130249E-005</text:p>
          </table:table-cell>
          <table:table-cell table:style-name="Default" office:value-type="float" office:value="0.000200862617930397" calcext:value-type="float">
            <text:p>0.0002008626</text:p>
          </table:table-cell>
          <table:table-cell table:style-name="Default" office:value-type="float" office:value="0.00953266676515341" calcext:value-type="float">
            <text:p>0.0095326668</text:p>
          </table:table-cell>
          <table:table-cell table:style-name="Default" office:value-type="float" office:value="0.131065279245377" calcext:value-type="float">
            <text:p>0.13106527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5762868821621" calcext:value-type="float">
            <text:p>-0.0053576287</text:p>
          </table:table-cell>
          <table:table-cell table:style-name="Default" office:value-type="float" office:value="0.0661750286817551" calcext:value-type="float">
            <text:p>0.0661750287</text:p>
          </table:table-cell>
          <table:table-cell table:style-name="Default" office:value-type="float" office:value="-0.0000145398080348969" calcext:value-type="float">
            <text:p>-1.45398080348969E-005</text:p>
          </table:table-cell>
          <table:table-cell table:style-name="Default" office:value-type="float" office:value="0.000258348562056199" calcext:value-type="float">
            <text:p>0.0002583486</text:p>
          </table:table-cell>
          <table:table-cell table:style-name="Default" office:value-type="float" office:value="0.00673467526212335" calcext:value-type="float">
            <text:p>0.0067346753</text:p>
          </table:table-cell>
          <table:table-cell table:style-name="Default" office:value-type="float" office:value="0.130471989512444" calcext:value-type="float">
            <text:p>0.130471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2894983664155" calcext:value-type="float">
            <text:p>-0.0054289498</text:p>
          </table:table-cell>
          <table:table-cell table:style-name="Default" office:value-type="float" office:value="0.0657318457961083" calcext:value-type="float">
            <text:p>0.0657318458</text:p>
          </table:table-cell>
          <table:table-cell table:style-name="Default" office:value-type="float" office:value="-0.00000263005495071411" calcext:value-type="float">
            <text:p>-2.63005495071411E-006</text:p>
          </table:table-cell>
          <table:table-cell table:style-name="Default" office:value-type="float" office:value="0.000327491055941209" calcext:value-type="float">
            <text:p>0.0003274911</text:p>
          </table:table-cell>
          <table:table-cell table:style-name="Default" office:value-type="float" office:value="0.00573977828025818" calcext:value-type="float">
            <text:p>0.0057397783</text:p>
          </table:table-cell>
          <table:table-cell table:style-name="Default" office:value-type="float" office:value="0.130194753408432" calcext:value-type="float">
            <text:p>0.13019475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95821347087622" calcext:value-type="float">
            <text:p>-0.0059582135</text:p>
          </table:table-cell>
          <table:table-cell table:style-name="Default" office:value-type="float" office:value="0.0629530176520348" calcext:value-type="float">
            <text:p>0.0629530177</text:p>
          </table:table-cell>
          <table:table-cell table:style-name="Default" office:value-type="float" office:value="0.0000947229564189911" calcext:value-type="float">
            <text:p>0.000094723</text:p>
          </table:table-cell>
          <table:table-cell table:style-name="Default" office:value-type="float" office:value="0.00114949163980782" calcext:value-type="float">
            <text:p>0.0011494916</text:p>
          </table:table-cell>
          <table:table-cell table:style-name="Default" office:value-type="float" office:value="0.00256568077020347" calcext:value-type="float">
            <text:p>0.0025656808</text:p>
          </table:table-cell>
          <table:table-cell table:style-name="Default" office:value-type="float" office:value="0.128569841384888" calcext:value-type="float">
            <text:p>0.1285698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1676136031747" calcext:value-type="float">
            <text:p>-0.0061167614</text:p>
          </table:table-cell>
          <table:table-cell table:style-name="Default" office:value-type="float" office:value="0.06225910410285" calcext:value-type="float">
            <text:p>0.0622591041</text:p>
          </table:table-cell>
          <table:table-cell table:style-name="Default" office:value-type="float" office:value="0.000124000012874603" calcext:value-type="float">
            <text:p>0.000124</text:p>
          </table:table-cell>
          <table:table-cell table:style-name="Default" office:value-type="float" office:value="0.00142291095107794" calcext:value-type="float">
            <text:p>0.001422911</text:p>
          </table:table-cell>
          <table:table-cell table:style-name="Default" office:value-type="float" office:value="0.00224287621676922" calcext:value-type="float">
            <text:p>0.0022428762</text:p>
          </table:table-cell>
          <table:table-cell table:style-name="Default" office:value-type="float" office:value="0.128194272518158" calcext:value-type="float">
            <text:p>0.12819427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7733441069722" calcext:value-type="float">
            <text:p>-0.0062773344</text:p>
          </table:table-cell>
          <table:table-cell table:style-name="Default" office:value-type="float" office:value="0.0616077184677124" calcext:value-type="float">
            <text:p>0.0616077185</text:p>
          </table:table-cell>
          <table:table-cell table:style-name="Default" office:value-type="float" office:value="0.000153601169586182" calcext:value-type="float">
            <text:p>0.0001536012</text:p>
          </table:table-cell>
          <table:table-cell table:style-name="Default" office:value-type="float" office:value="0.00169602443929762" calcext:value-type="float">
            <text:p>0.0016960244</text:p>
          </table:table-cell>
          <table:table-cell table:style-name="Default" office:value-type="float" office:value="0.00202063238248229" calcext:value-type="float">
            <text:p>0.0020206324</text:p>
          </table:table-cell>
          <table:table-cell table:style-name="Default" office:value-type="float" office:value="0.127853155136108" calcext:value-type="float">
            <text:p>0.12785315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4576900675893" calcext:value-type="float">
            <text:p>-0.006845769</text:p>
          </table:table-cell>
          <table:table-cell table:style-name="Default" office:value-type="float" office:value="0.0596476942300797" calcext:value-type="float">
            <text:p>0.0596476942</text:p>
          </table:table-cell>
          <table:table-cell table:style-name="Default" office:value-type="float" office:value="0.000260349363088608" calcext:value-type="float">
            <text:p>0.0002603494</text:p>
          </table:table-cell>
          <table:table-cell table:style-name="Default" office:value-type="float" office:value="0.00259827682748437" calcext:value-type="float">
            <text:p>0.0025982768</text:p>
          </table:table-cell>
          <table:table-cell table:style-name="Default" office:value-type="float" office:value="0.00158238701988012" calcext:value-type="float">
            <text:p>0.001582387</text:p>
          </table:table-cell>
          <table:table-cell table:style-name="Default" office:value-type="float" office:value="0.126904651522636" calcext:value-type="float">
            <text:p>0.12690465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92670280113816" calcext:value-type="float">
            <text:p>-0.0069267028</text:p>
          </table:table-cell>
          <table:table-cell table:style-name="Default" office:value-type="float" office:value="0.0594065263867378" calcext:value-type="float">
            <text:p>0.0594065264</text:p>
          </table:table-cell>
          <table:table-cell table:style-name="Default" office:value-type="float" office:value="0.000276118516921997" calcext:value-type="float">
            <text:p>0.0002761185</text:p>
          </table:table-cell>
          <table:table-cell table:style-name="Default" office:value-type="float" office:value="0.00271740253083408" calcext:value-type="float">
            <text:p>0.0027174025</text:p>
          </table:table-cell>
          <table:table-cell table:style-name="Default" office:value-type="float" office:value="0.00153569201938808" calcext:value-type="float">
            <text:p>0.001535692</text:p>
          </table:table-cell>
          <table:table-cell table:style-name="Default" office:value-type="float" office:value="0.126797676086426" calcext:value-type="float">
            <text:p>0.126797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674189530313" calcext:value-type="float">
            <text:p>-0.007167419</text:p>
          </table:table-cell>
          <table:table-cell table:style-name="Default" office:value-type="float" office:value="0.0587383806705475" calcext:value-type="float">
            <text:p>0.0587383807</text:p>
          </table:table-cell>
          <table:table-cell table:style-name="Default" office:value-type="float" office:value="0.000324282795190811" calcext:value-type="float">
            <text:p>0.0003242828</text:p>
          </table:table-cell>
          <table:table-cell table:style-name="Default" office:value-type="float" office:value="0.00305787823162973" calcext:value-type="float">
            <text:p>0.0030578782</text:p>
          </table:table-cell>
          <table:table-cell table:style-name="Default" office:value-type="float" office:value="0.00139804801438004" calcext:value-type="float">
            <text:p>0.001398048</text:p>
          </table:table-cell>
          <table:table-cell table:style-name="Default" office:value-type="float" office:value="0.12651564180851" calcext:value-type="float">
            <text:p>0.12651564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70728988572955" calcext:value-type="float">
            <text:p>-0.0077072899</text:p>
          </table:table-cell>
          <table:table-cell table:style-name="Default" office:value-type="float" office:value="0.0574847534298897" calcext:value-type="float">
            <text:p>0.0574847534</text:p>
          </table:table-cell>
          <table:table-cell table:style-name="Default" office:value-type="float" office:value="0.000441521406173706" calcext:value-type="float">
            <text:p>0.0004415214</text:p>
          </table:table-cell>
          <table:table-cell table:style-name="Default" office:value-type="float" office:value="0.00374840316362679" calcext:value-type="float">
            <text:p>0.0037484032</text:p>
          </table:table-cell>
          <table:table-cell table:style-name="Default" office:value-type="float" office:value="0.00104556244332343" calcext:value-type="float">
            <text:p>0.0010455624</text:p>
          </table:table-cell>
          <table:table-cell table:style-name="Default" office:value-type="float" office:value="0.126060619950295" calcext:value-type="float">
            <text:p>0.126060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5335339605808" calcext:value-type="float">
            <text:p>-0.0078533534</text:p>
          </table:table-cell>
          <table:table-cell table:style-name="Default" office:value-type="float" office:value="0.0572002194821835" calcext:value-type="float">
            <text:p>0.0572002195</text:p>
          </table:table-cell>
          <table:table-cell table:style-name="Default" office:value-type="float" office:value="0.00047612190246582" calcext:value-type="float">
            <text:p>0.0004761219</text:p>
          </table:table-cell>
          <table:table-cell table:style-name="Default" office:value-type="float" office:value="0.00391838606446981" calcext:value-type="float">
            <text:p>0.0039183861</text:p>
          </table:table-cell>
          <table:table-cell table:style-name="Default" office:value-type="float" office:value="0.000930728099774569" calcext:value-type="float">
            <text:p>0.0009307281</text:p>
          </table:table-cell>
          <table:table-cell table:style-name="Default" office:value-type="float" office:value="0.125975906848908" calcext:value-type="float">
            <text:p>0.1259759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9475237727165" calcext:value-type="float">
            <text:p>-0.0079947524</text:p>
          </table:table-cell>
          <table:table-cell table:style-name="Default" office:value-type="float" office:value="0.056946411728859" calcext:value-type="float">
            <text:p>0.0569464117</text:p>
          </table:table-cell>
          <table:table-cell table:style-name="Default" office:value-type="float" office:value="0.000511005520820618" calcext:value-type="float">
            <text:p>0.0005110055</text:p>
          </table:table-cell>
          <table:table-cell table:style-name="Default" office:value-type="float" office:value="0.00407619588077068" calcext:value-type="float">
            <text:p>0.0040761959</text:p>
          </table:table-cell>
          <table:table-cell table:style-name="Default" office:value-type="float" office:value="0.000808589858934283" calcext:value-type="float">
            <text:p>0.0008085899</text:p>
          </table:table-cell>
          <table:table-cell table:style-name="Default" office:value-type="float" office:value="0.12590816617012" calcext:value-type="float">
            <text:p>0.12590816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858072757721" calcext:value-type="float">
            <text:p>-0.0083858073</text:p>
          </table:table-cell>
          <table:table-cell table:style-name="Default" office:value-type="float" office:value="0.0563583076000214" calcext:value-type="float">
            <text:p>0.0563583076</text:p>
          </table:table-cell>
          <table:table-cell table:style-name="Default" office:value-type="float" office:value="0.000616580247879028" calcext:value-type="float">
            <text:p>0.0006165802</text:p>
          </table:table-cell>
          <table:table-cell table:style-name="Default" office:value-type="float" office:value="0.00447629950940609" calcext:value-type="float">
            <text:p>0.0044762995</text:p>
          </table:table-cell>
          <table:table-cell table:style-name="Default" office:value-type="float" office:value="0.0003978754975833" calcext:value-type="float">
            <text:p>0.0003978755</text:p>
          </table:table-cell>
          <table:table-cell table:style-name="Default" office:value-type="float" office:value="0.125789746642113" calcext:value-type="float">
            <text:p>0.12578974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0341748446226" calcext:value-type="float">
            <text:p>-0.0085034175</text:p>
          </table:table-cell>
          <table:table-cell table:style-name="Default" office:value-type="float" office:value="0.0562163665890694" calcext:value-type="float">
            <text:p>0.0562163666</text:p>
          </table:table-cell>
          <table:table-cell table:style-name="Default" office:value-type="float" office:value="0.00065164640545845" calcext:value-type="float">
            <text:p>0.0006516464</text:p>
          </table:table-cell>
          <table:table-cell table:style-name="Default" office:value-type="float" office:value="0.00458526145666838" calcext:value-type="float">
            <text:p>0.0045852615</text:p>
          </table:table-cell>
          <table:table-cell table:style-name="Default" office:value-type="float" office:value="0.000246370327658951" calcext:value-type="float">
            <text:p>0.0002463703</text:p>
          </table:table-cell>
          <table:table-cell table:style-name="Default" office:value-type="float" office:value="0.125772446393967" calcext:value-type="float">
            <text:p>0.12577244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5956319719553" calcext:value-type="float">
            <text:p>-0.0085595632</text:p>
          </table:table-cell>
          <table:table-cell table:style-name="Default" office:value-type="float" office:value="0.0561548918485642" calcext:value-type="float">
            <text:p>0.0561548918</text:p>
          </table:table-cell>
          <table:table-cell table:style-name="Default" office:value-type="float" office:value="0.000668935477733612" calcext:value-type="float">
            <text:p>0.0006689355</text:p>
          </table:table-cell>
          <table:table-cell table:style-name="Default" office:value-type="float" office:value="0.00463521527126432" calcext:value-type="float">
            <text:p>0.0046352153</text:p>
          </table:table-cell>
          <table:table-cell table:style-name="Default" office:value-type="float" office:value="0.000167957143275998" calcext:value-type="float">
            <text:p>0.0001679571</text:p>
          </table:table-cell>
          <table:table-cell table:style-name="Default" office:value-type="float" office:value="0.125766858458519" calcext:value-type="float">
            <text:p>0.12576685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556008413434" calcext:value-type="float">
            <text:p>-0.0088556008</text:p>
          </table:table-cell>
          <table:table-cell table:style-name="Default" office:value-type="float" office:value="0.0559105575084686" calcext:value-type="float">
            <text:p>0.0559105575</text:p>
          </table:table-cell>
          <table:table-cell table:style-name="Default" office:value-type="float" office:value="0.000770319253206253" calcext:value-type="float">
            <text:p>0.0007703193</text:p>
          </table:table-cell>
          <table:table-cell table:style-name="Default" office:value-type="float" office:value="0.004871497862041" calcext:value-type="float">
            <text:p>0.0048714979</text:p>
          </table:table-cell>
          <table:table-cell table:style-name="Default" office:value-type="float" office:value="-0.000338154844939709" calcext:value-type="float">
            <text:p>-0.0003381548</text:p>
          </table:table-cell>
          <table:table-cell table:style-name="Default" office:value-type="float" office:value="0.1257613748312" calcext:value-type="float">
            <text:p>0.12576137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3742218613625" calcext:value-type="float">
            <text:p>-0.0089374222</text:p>
          </table:table-cell>
          <table:table-cell table:style-name="Default" office:value-type="float" office:value="0.0558731630444527" calcext:value-type="float">
            <text:p>0.055873163</text:p>
          </table:table-cell>
          <table:table-cell table:style-name="Default" office:value-type="float" office:value="0.000802397727966309" calcext:value-type="float">
            <text:p>0.0008023977</text:p>
          </table:table-cell>
          <table:table-cell table:style-name="Default" office:value-type="float" office:value="0.00492608081549406" calcext:value-type="float">
            <text:p>0.0049260808</text:p>
          </table:table-cell>
          <table:table-cell table:style-name="Default" office:value-type="float" office:value="-0.000519763270858675" calcext:value-type="float">
            <text:p>-0.0005197633</text:p>
          </table:table-cell>
          <table:table-cell table:style-name="Default" office:value-type="float" office:value="0.12576450407505" calcext:value-type="float">
            <text:p>0.1257645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101333335042" calcext:value-type="float">
            <text:p>-0.0090101333</text:p>
          </table:table-cell>
          <table:table-cell table:style-name="Default" office:value-type="float" office:value="0.0558559000492096" calcext:value-type="float">
            <text:p>0.0558559</text:p>
          </table:table-cell>
          <table:table-cell table:style-name="Default" office:value-type="float" office:value="0.000833321362733841" calcext:value-type="float">
            <text:p>0.0008333214</text:p>
          </table:table-cell>
          <table:table-cell table:style-name="Default" office:value-type="float" office:value="0.0049686636775732" calcext:value-type="float">
            <text:p>0.0049686637</text:p>
          </table:table-cell>
          <table:table-cell table:style-name="Default" office:value-type="float" office:value="-0.000707361265085638" calcext:value-type="float">
            <text:p>-0.0007073613</text:p>
          </table:table-cell>
          <table:table-cell table:style-name="Default" office:value-type="float" office:value="0.125766977667809" calcext:value-type="float">
            <text:p>0.1257669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6967820376158" calcext:value-type="float">
            <text:p>-0.0091696782</text:p>
          </table:table-cell>
          <table:table-cell table:style-name="Default" office:value-type="float" office:value="0.0559138543903828" calcext:value-type="float">
            <text:p>0.0559138544</text:p>
          </table:table-cell>
          <table:table-cell table:style-name="Default" office:value-type="float" office:value="0.00091683492064476" calcext:value-type="float">
            <text:p>0.0009168349</text:p>
          </table:table-cell>
          <table:table-cell table:style-name="Default" office:value-type="float" office:value="0.00502463709563017" calcext:value-type="float">
            <text:p>0.0050246371</text:p>
          </table:table-cell>
          <table:table-cell table:style-name="Default" office:value-type="float" office:value="-0.00130396918393672" calcext:value-type="float">
            <text:p>-0.0013039692</text:p>
          </table:table-cell>
          <table:table-cell table:style-name="Default" office:value-type="float" office:value="0.125752046704292" calcext:value-type="float">
            <text:p>0.1257520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213852077723" calcext:value-type="float">
            <text:p>-0.0092021385</text:p>
          </table:table-cell>
          <table:table-cell table:style-name="Default" office:value-type="float" office:value="0.0559659786522389" calcext:value-type="float">
            <text:p>0.0559659787</text:p>
          </table:table-cell>
          <table:table-cell table:style-name="Default" office:value-type="float" office:value="0.000941019505262375" calcext:value-type="float">
            <text:p>0.0009410195</text:p>
          </table:table-cell>
          <table:table-cell table:style-name="Default" office:value-type="float" office:value="0.00501928431913257" calcext:value-type="float">
            <text:p>0.0050192843</text:p>
          </table:table-cell>
          <table:table-cell table:style-name="Default" office:value-type="float" office:value="-0.0015131460968405" calcext:value-type="float">
            <text:p>-0.0015131461</text:p>
          </table:table-cell>
          <table:table-cell table:style-name="Default" office:value-type="float" office:value="0.125733688473701" calcext:value-type="float">
            <text:p>0.12573368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2361295670271" calcext:value-type="float">
            <text:p>-0.009223613</text:p>
          </table:table-cell>
          <table:table-cell table:style-name="Default" office:value-type="float" office:value="0.0560327060520649" calcext:value-type="float">
            <text:p>0.0560327061</text:p>
          </table:table-cell>
          <table:table-cell table:style-name="Default" office:value-type="float" office:value="0.000962972640991211" calcext:value-type="float">
            <text:p>0.0009629726</text:p>
          </table:table-cell>
          <table:table-cell table:style-name="Default" office:value-type="float" office:value="0.00500218104571104" calcext:value-type="float">
            <text:p>0.005002181</text:p>
          </table:table-cell>
          <table:table-cell table:style-name="Default" office:value-type="float" office:value="-0.00172712758649141" calcext:value-type="float">
            <text:p>-0.0017271276</text:p>
          </table:table-cell>
          <table:table-cell table:style-name="Default" office:value-type="float" office:value="0.125705972313881" calcext:value-type="float">
            <text:p>0.1257059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015363514424" calcext:value-type="float">
            <text:p>-0.0092301536</text:p>
          </table:table-cell>
          <table:table-cell table:style-name="Default" office:value-type="float" office:value="0.056071151047945" calcext:value-type="float">
            <text:p>0.056071151</text:p>
          </table:table-cell>
          <table:table-cell table:style-name="Default" office:value-type="float" office:value="0.000973012298345566" calcext:value-type="float">
            <text:p>0.0009730123</text:p>
          </table:table-cell>
          <table:table-cell table:style-name="Default" office:value-type="float" office:value="0.00498914252966643" calcext:value-type="float">
            <text:p>0.0049891425</text:p>
          </table:table-cell>
          <table:table-cell table:style-name="Default" office:value-type="float" office:value="-0.0018358543748036" calcext:value-type="float">
            <text:p>-0.0018358544</text:p>
          </table:table-cell>
          <table:table-cell table:style-name="Default" office:value-type="float" office:value="0.125688031315804" calcext:value-type="float">
            <text:p>0.12568803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0789409428835" calcext:value-type="float">
            <text:p>-0.0092078941</text:p>
          </table:table-cell>
          <table:table-cell table:style-name="Default" office:value-type="float" office:value="0.0563647486269474" calcext:value-type="float">
            <text:p>0.0563647486</text:p>
          </table:table-cell>
          <table:table-cell table:style-name="Default" office:value-type="float" office:value="0.0010196641087532" calcext:value-type="float">
            <text:p>0.0010196641</text:p>
          </table:table-cell>
          <table:table-cell table:style-name="Default" office:value-type="float" office:value="0.00484821479767561" calcext:value-type="float">
            <text:p>0.0048482148</text:p>
          </table:table-cell>
          <table:table-cell table:style-name="Default" office:value-type="float" office:value="-0.0025103148072958" calcext:value-type="float">
            <text:p>-0.0025103148</text:p>
          </table:table-cell>
          <table:table-cell table:style-name="Default" office:value-type="float" office:value="0.125512734055519" calcext:value-type="float">
            <text:p>0.12551273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7613878846169" calcext:value-type="float">
            <text:p>-0.0091761388</text:p>
          </table:table-cell>
          <table:table-cell table:style-name="Default" office:value-type="float" office:value="0.0564832463860512" calcext:value-type="float">
            <text:p>0.0564832464</text:p>
          </table:table-cell>
          <table:table-cell table:style-name="Default" office:value-type="float" office:value="0.00102926790714264" calcext:value-type="float">
            <text:p>0.0010292679</text:p>
          </table:table-cell>
          <table:table-cell table:style-name="Default" office:value-type="float" office:value="0.0047775199636817" calcext:value-type="float">
            <text:p>0.00477752</text:p>
          </table:table-cell>
          <table:table-cell table:style-name="Default" office:value-type="float" office:value="-0.00274303392507136" calcext:value-type="float">
            <text:p>-0.0027430339</text:p>
          </table:table-cell>
          <table:table-cell table:style-name="Default" office:value-type="float" office:value="0.125424593687058" calcext:value-type="float">
            <text:p>0.12542459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13176685571671" calcext:value-type="float">
            <text:p>-0.0091317669</text:p>
          </table:table-cell>
          <table:table-cell table:style-name="Default" office:value-type="float" office:value="0.0566102489829063" calcext:value-type="float">
            <text:p>0.056610249</text:p>
          </table:table-cell>
          <table:table-cell table:style-name="Default" office:value-type="float" office:value="0.0010356642305851" calcext:value-type="float">
            <text:p>0.0010356642</text:p>
          </table:table-cell>
          <table:table-cell table:style-name="Default" office:value-type="float" office:value="0.00469487998634577" calcext:value-type="float">
            <text:p>0.00469488</text:p>
          </table:table-cell>
          <table:table-cell table:style-name="Default" office:value-type="float" office:value="-0.00297936704009771" calcext:value-type="float">
            <text:p>-0.002979367</text:p>
          </table:table-cell>
          <table:table-cell table:style-name="Default" office:value-type="float" office:value="0.125319913029671" calcext:value-type="float">
            <text:p>0.12531991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91986023634672" calcext:value-type="float">
            <text:p>-0.0089198602</text:p>
          </table:table-cell>
          <table:table-cell table:style-name="Default" office:value-type="float" office:value="0.0570313408970833" calcext:value-type="float">
            <text:p>0.0570313409</text:p>
          </table:table-cell>
          <table:table-cell table:style-name="Default" office:value-type="float" office:value="0.00103346258401871" calcext:value-type="float">
            <text:p>0.0010334626</text:p>
          </table:table-cell>
          <table:table-cell table:style-name="Default" office:value-type="float" office:value="0.00437512900680304" calcext:value-type="float">
            <text:p>0.004375129</text:p>
          </table:table-cell>
          <table:table-cell table:style-name="Default" office:value-type="float" office:value="-0.00370943499729037" calcext:value-type="float">
            <text:p>-0.003709435</text:p>
          </table:table-cell>
          <table:table-cell table:style-name="Default" office:value-type="float" office:value="0.124897256493568" calcext:value-type="float">
            <text:p>0.12489725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2206112146378" calcext:value-type="float">
            <text:p>-0.0088220611</text:p>
          </table:table-cell>
          <table:table-cell table:style-name="Default" office:value-type="float" office:value="0.0571815222501755" calcext:value-type="float">
            <text:p>0.0571815223</text:p>
          </table:table-cell>
          <table:table-cell table:style-name="Default" office:value-type="float" office:value="0.00102520361542702" calcext:value-type="float">
            <text:p>0.0010252036</text:p>
          </table:table-cell>
          <table:table-cell table:style-name="Default" office:value-type="float" office:value="0.00424456875771284" calcext:value-type="float">
            <text:p>0.0042445688</text:p>
          </table:table-cell>
          <table:table-cell table:style-name="Default" office:value-type="float" office:value="-0.00395953701809049" calcext:value-type="float">
            <text:p>-0.003959537</text:p>
          </table:table-cell>
          <table:table-cell table:style-name="Default" office:value-type="float" office:value="0.124718375504017" calcext:value-type="float">
            <text:p>0.12471837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6792520284653" calcext:value-type="float">
            <text:p>-0.0087679252</text:p>
          </table:table-cell>
          <table:table-cell table:style-name="Default" office:value-type="float" office:value="0.0572578758001328" calcext:value-type="float">
            <text:p>0.0572578758</text:p>
          </table:table-cell>
          <table:table-cell table:style-name="Default" office:value-type="float" office:value="0.00101957842707634" calcext:value-type="float">
            <text:p>0.0010195784</text:p>
          </table:table-cell>
          <table:table-cell table:style-name="Default" office:value-type="float" office:value="0.00417493050917983" calcext:value-type="float">
            <text:p>0.0041749305</text:p>
          </table:table-cell>
          <table:table-cell table:style-name="Default" office:value-type="float" office:value="-0.00408589001744986" calcext:value-type="float">
            <text:p>-0.00408589</text:p>
          </table:table-cell>
          <table:table-cell table:style-name="Default" office:value-type="float" office:value="0.124621480703354" calcext:value-type="float">
            <text:p>0.12462148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71025491505861" calcext:value-type="float">
            <text:p>-0.0087102549</text:p>
          </table:table-cell>
          <table:table-cell table:style-name="Default" office:value-type="float" office:value="0.0573348701000214" calcext:value-type="float">
            <text:p>0.0573348701</text:p>
          </table:table-cell>
          <table:table-cell table:style-name="Default" office:value-type="float" office:value="0.00101293995976448" calcext:value-type="float">
            <text:p>0.00101294</text:p>
          </table:table-cell>
          <table:table-cell table:style-name="Default" office:value-type="float" office:value="0.00410206988453865" calcext:value-type="float">
            <text:p>0.0041020699</text:p>
          </table:table-cell>
          <table:table-cell table:style-name="Default" office:value-type="float" office:value="-0.00421303231269121" calcext:value-type="float">
            <text:p>-0.0042130323</text:p>
          </table:table-cell>
          <table:table-cell table:style-name="Default" office:value-type="float" office:value="0.124519646167755" calcext:value-type="float">
            <text:p>0.12451964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8411006629467" calcext:value-type="float">
            <text:p>-0.0085841101</text:p>
          </table:table-cell>
          <table:table-cell table:style-name="Default" office:value-type="float" office:value="0.057490348815918" calcext:value-type="float">
            <text:p>0.0574903488</text:p>
          </table:table-cell>
          <table:table-cell table:style-name="Default" office:value-type="float" office:value="0.000996571034193039" calcext:value-type="float">
            <text:p>0.000996571</text:p>
          </table:table-cell>
          <table:table-cell table:style-name="Default" office:value-type="float" office:value="0.0039475210942328" calcext:value-type="float">
            <text:p>0.0039475211</text:p>
          </table:table-cell>
          <table:table-cell table:style-name="Default" office:value-type="float" office:value="-0.00446995161473751" calcext:value-type="float">
            <text:p>-0.0044699516</text:p>
          </table:table-cell>
          <table:table-cell table:style-name="Default" office:value-type="float" office:value="0.124301292002201" calcext:value-type="float">
            <text:p>0.1243012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51559545844793" calcext:value-type="float">
            <text:p>-0.0085155955</text:p>
          </table:table-cell>
          <table:table-cell table:style-name="Default" office:value-type="float" office:value="0.0575685426592827" calcext:value-type="float">
            <text:p>0.0575685427</text:p>
          </table:table-cell>
          <table:table-cell table:style-name="Default" office:value-type="float" office:value="0.00098678469657898" calcext:value-type="float">
            <text:p>0.0009867847</text:p>
          </table:table-cell>
          <table:table-cell table:style-name="Default" office:value-type="float" office:value="0.00386560871265829" calcext:value-type="float">
            <text:p>0.0038656087</text:p>
          </table:table-cell>
          <table:table-cell table:style-name="Default" office:value-type="float" office:value="-0.00459974445402622" calcext:value-type="float">
            <text:p>-0.0045997445</text:p>
          </table:table-cell>
          <table:table-cell table:style-name="Default" office:value-type="float" office:value="0.124184809625149" calcext:value-type="float">
            <text:p>0.124184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433862939477" calcext:value-type="float">
            <text:p>-0.0084433863</text:p>
          </table:table-cell>
          <table:table-cell table:style-name="Default" office:value-type="float" office:value="0.0576468929648399" calcext:value-type="float">
            <text:p>0.057646893</text:p>
          </table:table-cell>
          <table:table-cell table:style-name="Default" office:value-type="float" office:value="0.000976014882326126" calcext:value-type="float">
            <text:p>0.0009760149</text:p>
          </table:table-cell>
          <table:table-cell table:style-name="Default" office:value-type="float" office:value="0.00378076685592532" calcext:value-type="float">
            <text:p>0.0037807669</text:p>
          </table:table-cell>
          <table:table-cell table:style-name="Default" office:value-type="float" office:value="-0.00473042670637369" calcext:value-type="float">
            <text:p>-0.0047304267</text:p>
          </table:table-cell>
          <table:table-cell table:style-name="Default" office:value-type="float" office:value="0.124063283205032" calcext:value-type="float">
            <text:p>0.1240632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0429902523756" calcext:value-type="float">
            <text:p>-0.008204299</text:p>
          </table:table-cell>
          <table:table-cell table:style-name="Default" office:value-type="float" office:value="0.0578815154731274" calcext:value-type="float">
            <text:p>0.0578815155</text:p>
          </table:table-cell>
          <table:table-cell table:style-name="Default" office:value-type="float" office:value="0.000937137752771378" calcext:value-type="float">
            <text:p>0.0009371378</text:p>
          </table:table-cell>
          <table:table-cell table:style-name="Default" office:value-type="float" office:value="0.00350781972520053" calcext:value-type="float">
            <text:p>0.0035078197</text:p>
          </table:table-cell>
          <table:table-cell table:style-name="Default" office:value-type="float" office:value="-0.00512812379747629" calcext:value-type="float">
            <text:p>-0.0051281238</text:p>
          </table:table-cell>
          <table:table-cell table:style-name="Default" office:value-type="float" office:value="0.123670406639576" calcext:value-type="float">
            <text:p>0.12367040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584178745747" calcext:value-type="float">
            <text:p>-0.0080258418</text:p>
          </table:table-cell>
          <table:table-cell table:style-name="Default" office:value-type="float" office:value="0.0580363236367703" calcext:value-type="float">
            <text:p>0.0580363236</text:p>
          </table:table-cell>
          <table:table-cell table:style-name="Default" office:value-type="float" office:value="0.000905781984329223" calcext:value-type="float">
            <text:p>0.000905782</text:p>
          </table:table-cell>
          <table:table-cell table:style-name="Default" office:value-type="float" office:value="0.0033106948249042" calcext:value-type="float">
            <text:p>0.0033106948</text:p>
          </table:table-cell>
          <table:table-cell table:style-name="Default" office:value-type="float" office:value="-0.00539816403761506" calcext:value-type="float">
            <text:p>-0.005398164</text:p>
          </table:table-cell>
          <table:table-cell table:style-name="Default" office:value-type="float" office:value="0.123385243117809" calcext:value-type="float">
            <text:p>0.12338524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93076399713755" calcext:value-type="float">
            <text:p>-0.007930764</text:p>
          </table:table-cell>
          <table:table-cell table:style-name="Default" office:value-type="float" office:value="0.0581128895282745" calcext:value-type="float">
            <text:p>0.0581128895</text:p>
          </table:table-cell>
          <table:table-cell table:style-name="Default" office:value-type="float" office:value="0.000888422131538391" calcext:value-type="float">
            <text:p>0.0008884221</text:p>
          </table:table-cell>
          <table:table-cell table:style-name="Default" office:value-type="float" office:value="0.00320745725184679" calcext:value-type="float">
            <text:p>0.0032074573</text:p>
          </table:table-cell>
          <table:table-cell table:style-name="Default" office:value-type="float" office:value="-0.00553478579968214" calcext:value-type="float">
            <text:p>-0.0055347858</text:p>
          </table:table-cell>
          <table:table-cell table:style-name="Default" office:value-type="float" office:value="0.123236134648323" calcext:value-type="float">
            <text:p>0.12323613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2172369286418" calcext:value-type="float">
            <text:p>-0.0076217237</text:p>
          </table:table-cell>
          <table:table-cell table:style-name="Default" office:value-type="float" office:value="0.0583376847207546" calcext:value-type="float">
            <text:p>0.0583376847</text:p>
          </table:table-cell>
          <table:table-cell table:style-name="Default" office:value-type="float" office:value="0.000829901546239853" calcext:value-type="float">
            <text:p>0.0008299015</text:p>
          </table:table-cell>
          <table:table-cell table:style-name="Default" office:value-type="float" office:value="0.00287931622005999" calcext:value-type="float">
            <text:p>0.0028793162</text:p>
          </table:table-cell>
          <table:table-cell table:style-name="Default" office:value-type="float" office:value="-0.00595140224322677" calcext:value-type="float">
            <text:p>-0.0059514022</text:p>
          </table:table-cell>
          <table:table-cell table:style-name="Default" office:value-type="float" office:value="0.122763581573963" calcext:value-type="float">
            <text:p>0.1227635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1061830669642" calcext:value-type="float">
            <text:p>-0.0075106183</text:p>
          </table:table-cell>
          <table:table-cell table:style-name="Default" office:value-type="float" office:value="0.0584105737507343" calcext:value-type="float">
            <text:p>0.0584105738</text:p>
          </table:table-cell>
          <table:table-cell table:style-name="Default" office:value-type="float" office:value="0.000808157026767731" calcext:value-type="float">
            <text:p>0.000808157</text:p>
          </table:table-cell>
          <table:table-cell table:style-name="Default" office:value-type="float" office:value="0.00276368856430054" calcext:value-type="float">
            <text:p>0.0027636886</text:p>
          </table:table-cell>
          <table:table-cell table:style-name="Default" office:value-type="float" office:value="-0.00609271274879575" calcext:value-type="float">
            <text:p>-0.0060927127</text:p>
          </table:table-cell>
          <table:table-cell table:style-name="Default" office:value-type="float" office:value="0.12259828299284" calcext:value-type="float">
            <text:p>0.1225982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39539787173271" calcext:value-type="float">
            <text:p>-0.0073953979</text:p>
          </table:table-cell>
          <table:table-cell table:style-name="Default" office:value-type="float" office:value="0.0584822595119476" calcext:value-type="float">
            <text:p>0.0584822595</text:p>
          </table:table-cell>
          <table:table-cell table:style-name="Default" office:value-type="float" office:value="0.000785421580076218" calcext:value-type="float">
            <text:p>0.0007854216</text:p>
          </table:table-cell>
          <table:table-cell table:style-name="Default" office:value-type="float" office:value="0.00264501827768981" calcext:value-type="float">
            <text:p>0.0026450183</text:p>
          </table:table-cell>
          <table:table-cell table:style-name="Default" office:value-type="float" office:value="-0.00623528612777591" calcext:value-type="float">
            <text:p>-0.0062352861</text:p>
          </table:table-cell>
          <table:table-cell table:style-name="Default" office:value-type="float" office:value="0.122429318726063" calcext:value-type="float">
            <text:p>0.12242931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1524647064507" calcext:value-type="float">
            <text:p>-0.0071524647</text:p>
          </table:table-cell>
          <table:table-cell table:style-name="Default" office:value-type="float" office:value="0.0586215145885944" calcext:value-type="float">
            <text:p>0.0586215146</text:p>
          </table:table-cell>
          <table:table-cell table:style-name="Default" office:value-type="float" office:value="0.000736605376005173" calcext:value-type="float">
            <text:p>0.0007366054</text:p>
          </table:table-cell>
          <table:table-cell table:style-name="Default" office:value-type="float" office:value="0.00239840778522193" calcext:value-type="float">
            <text:p>0.0023984078</text:p>
          </table:table-cell>
          <table:table-cell table:style-name="Default" office:value-type="float" office:value="-0.00652458192780614" calcext:value-type="float">
            <text:p>-0.0065245819</text:p>
          </table:table-cell>
          <table:table-cell table:style-name="Default" office:value-type="float" office:value="0.122081711888313" calcext:value-type="float">
            <text:p>0.1220817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89253117889166" calcext:value-type="float">
            <text:p>-0.0068925312</text:p>
          </table:table-cell>
          <table:table-cell table:style-name="Default" office:value-type="float" office:value="0.0587544627487659" calcext:value-type="float">
            <text:p>0.0587544627</text:p>
          </table:table-cell>
          <table:table-cell table:style-name="Default" office:value-type="float" office:value="0.000683501362800598" calcext:value-type="float">
            <text:p>0.0006835014</text:p>
          </table:table-cell>
          <table:table-cell table:style-name="Default" office:value-type="float" office:value="0.00213910196907818" calcext:value-type="float">
            <text:p>0.002139102</text:p>
          </table:table-cell>
          <table:table-cell table:style-name="Default" office:value-type="float" office:value="-0.00681969942525029" calcext:value-type="float">
            <text:p>-0.0068196994</text:p>
          </table:table-cell>
          <table:table-cell table:style-name="Default" office:value-type="float" office:value="0.121722295880318" calcext:value-type="float">
            <text:p>0.12172229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1518797278404" calcext:value-type="float">
            <text:p>-0.006615188</text:p>
          </table:table-cell>
          <table:table-cell table:style-name="Default" office:value-type="float" office:value="0.058880228549242" calcext:value-type="float">
            <text:p>0.0588802285</text:p>
          </table:table-cell>
          <table:table-cell table:style-name="Default" office:value-type="float" office:value="0.000626131892204285" calcext:value-type="float">
            <text:p>0.0006261319</text:p>
          </table:table-cell>
          <table:table-cell table:style-name="Default" office:value-type="float" office:value="0.00186729989945888" calcext:value-type="float">
            <text:p>0.0018672999</text:p>
          </table:table-cell>
          <table:table-cell table:style-name="Default" office:value-type="float" office:value="-0.00712126633152366" calcext:value-type="float">
            <text:p>-0.0071212663</text:p>
          </table:table-cell>
          <table:table-cell table:style-name="Default" office:value-type="float" office:value="0.121353521943092" calcext:value-type="float">
            <text:p>0.1213535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4698401838541" calcext:value-type="float">
            <text:p>-0.0064698402</text:p>
          </table:table-cell>
          <table:table-cell table:style-name="Default" office:value-type="float" office:value="0.0589400939643383" calcext:value-type="float">
            <text:p>0.058940094</text:p>
          </table:table-cell>
          <table:table-cell table:style-name="Default" office:value-type="float" office:value="0.000595990568399429" calcext:value-type="float">
            <text:p>0.0005959906</text:p>
          </table:table-cell>
          <table:table-cell table:style-name="Default" office:value-type="float" office:value="0.00172655167989433" calcext:value-type="float">
            <text:p>0.0017265517</text:p>
          </table:table-cell>
          <table:table-cell table:style-name="Default" office:value-type="float" office:value="-0.00727467518299818" calcext:value-type="float">
            <text:p>-0.0072746752</text:p>
          </table:table-cell>
          <table:table-cell table:style-name="Default" office:value-type="float" office:value="0.12116627395153" calcext:value-type="float">
            <text:p>0.1211662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1999876350164" calcext:value-type="float">
            <text:p>-0.0063199988</text:p>
          </table:table-cell>
          <table:table-cell table:style-name="Default" office:value-type="float" office:value="0.0589978098869324" calcext:value-type="float">
            <text:p>0.0589978099</text:p>
          </table:table-cell>
          <table:table-cell table:style-name="Default" office:value-type="float" office:value="0.000564742833375931" calcext:value-type="float">
            <text:p>0.0005647428</text:p>
          </table:table-cell>
          <table:table-cell table:style-name="Default" office:value-type="float" office:value="0.00158266955986619" calcext:value-type="float">
            <text:p>0.0015826696</text:p>
          </table:table-cell>
          <table:table-cell table:style-name="Default" office:value-type="float" office:value="-0.00742987636476755" calcext:value-type="float">
            <text:p>-0.0074298764</text:p>
          </table:table-cell>
          <table:table-cell table:style-name="Default" office:value-type="float" office:value="0.120977558195591" calcext:value-type="float">
            <text:p>0.12097755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655237212777" calcext:value-type="float">
            <text:p>-0.0060065524</text:p>
          </table:table-cell>
          <table:table-cell table:style-name="Default" office:value-type="float" office:value="0.0591063760221005" calcext:value-type="float">
            <text:p>0.059106376</text:p>
          </table:table-cell>
          <table:table-cell table:style-name="Default" office:value-type="float" office:value="0.000499431043863297" calcext:value-type="float">
            <text:p>0.000499431</text:p>
          </table:table-cell>
          <table:table-cell table:style-name="Default" office:value-type="float" office:value="0.00128548475913703" calcext:value-type="float">
            <text:p>0.0012854848</text:p>
          </table:table-cell>
          <table:table-cell table:style-name="Default" office:value-type="float" office:value="-0.00774607015773654" calcext:value-type="float">
            <text:p>-0.0077460702</text:p>
          </table:table-cell>
          <table:table-cell table:style-name="Default" office:value-type="float" office:value="0.120597161352634" calcext:value-type="float">
            <text:p>0.12059716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4281049668789" calcext:value-type="float">
            <text:p>-0.0058428105</text:p>
          </table:table-cell>
          <table:table-cell table:style-name="Default" office:value-type="float" office:value="0.0591569654643536" calcext:value-type="float">
            <text:p>0.0591569655</text:p>
          </table:table-cell>
          <table:table-cell table:style-name="Default" office:value-type="float" office:value="0.000465385615825653" calcext:value-type="float">
            <text:p>0.0004653856</text:p>
          </table:table-cell>
          <table:table-cell table:style-name="Default" office:value-type="float" office:value="0.00113211385905743" calcext:value-type="float">
            <text:p>0.0011321139</text:p>
          </table:table-cell>
          <table:table-cell table:style-name="Default" office:value-type="float" office:value="-0.00790725741535425" calcext:value-type="float">
            <text:p>-0.0079072574</text:p>
          </table:table-cell>
          <table:table-cell table:style-name="Default" office:value-type="float" office:value="0.120406202971935" calcext:value-type="float">
            <text:p>0.12040620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50027377903462" calcext:value-type="float">
            <text:p>-0.0055002738</text:p>
          </table:table-cell>
          <table:table-cell table:style-name="Default" office:value-type="float" office:value="0.0592614114284516" calcext:value-type="float">
            <text:p>0.0592614114</text:p>
          </table:table-cell>
          <table:table-cell table:style-name="Default" office:value-type="float" office:value="0.000441715121269226" calcext:value-type="float">
            <text:p>0.0004417151</text:p>
          </table:table-cell>
          <table:table-cell table:style-name="Default" office:value-type="float" office:value="0.0198858045041561" calcext:value-type="float">
            <text:p>0.0198858045</text:p>
          </table:table-cell>
          <table:table-cell table:style-name="Default" office:value-type="float" office:value="-0.0456804409623146" calcext:value-type="float">
            <text:p>-0.045680441</text:p>
          </table:table-cell>
          <table:table-cell table:style-name="Default" office:value-type="float" office:value="0.119545698165894" calcext:value-type="float">
            <text:p>0.1195456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2399024814367" calcext:value-type="float">
            <text:p>-0.0053239902</text:p>
          </table:table-cell>
          <table:table-cell table:style-name="Default" office:value-type="float" office:value="0.059303805232048" calcext:value-type="float">
            <text:p>0.0593038052</text:p>
          </table:table-cell>
          <table:table-cell table:style-name="Default" office:value-type="float" office:value="0.000542882829904556" calcext:value-type="float">
            <text:p>0.0005428828</text:p>
          </table:table-cell>
          <table:table-cell table:style-name="Default" office:value-type="float" office:value="0.0202432870864868" calcext:value-type="float">
            <text:p>0.0202432871</text:p>
          </table:table-cell>
          <table:table-cell table:style-name="Default" office:value-type="float" office:value="-0.0477784313261509" calcext:value-type="float">
            <text:p>-0.0477784313</text:p>
          </table:table-cell>
          <table:table-cell table:style-name="Default" office:value-type="float" office:value="0.119337007403374" calcext:value-type="float">
            <text:p>0.1193370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6610207483172" calcext:value-type="float">
            <text:p>-0.0049661021</text:p>
          </table:table-cell>
          <table:table-cell table:style-name="Default" office:value-type="float" office:value="0.0593904368579388" calcext:value-type="float">
            <text:p>0.0593904369</text:p>
          </table:table-cell>
          <table:table-cell table:style-name="Default" office:value-type="float" office:value="0.000760007649660111" calcext:value-type="float">
            <text:p>0.0007600076</text:p>
          </table:table-cell>
          <table:table-cell table:style-name="Default" office:value-type="float" office:value="0.0213192142546177" calcext:value-type="float">
            <text:p>0.0213192143</text:p>
          </table:table-cell>
          <table:table-cell table:style-name="Default" office:value-type="float" office:value="-0.0516106300055981" calcext:value-type="float">
            <text:p>-0.05161063</text:p>
          </table:table-cell>
          <table:table-cell table:style-name="Default" office:value-type="float" office:value="0.118992827832699" calcext:value-type="float">
            <text:p>0.11899282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8678615763783" calcext:value-type="float">
            <text:p>-0.0047867862</text:p>
          </table:table-cell>
          <table:table-cell table:style-name="Default" office:value-type="float" office:value="0.0594372674822807" calcext:value-type="float">
            <text:p>0.0594372675</text:p>
          </table:table-cell>
          <table:table-cell table:style-name="Default" office:value-type="float" office:value="0.000877376645803451" calcext:value-type="float">
            <text:p>0.0008773766</text:p>
          </table:table-cell>
          <table:table-cell table:style-name="Default" office:value-type="float" office:value="0.0220385622233152" calcext:value-type="float">
            <text:p>0.0220385622</text:p>
          </table:table-cell>
          <table:table-cell table:style-name="Default" office:value-type="float" office:value="-0.053281381726265" calcext:value-type="float">
            <text:p>-0.0532813817</text:p>
          </table:table-cell>
          <table:table-cell table:style-name="Default" office:value-type="float" office:value="0.118877999484539" calcext:value-type="float">
            <text:p>0.1188779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2760903388262" calcext:value-type="float">
            <text:p>-0.004427609</text:p>
          </table:table-cell>
          <table:table-cell table:style-name="Default" office:value-type="float" office:value="0.0595374628901482" calcext:value-type="float">
            <text:p>0.0595374629</text:p>
          </table:table-cell>
          <table:table-cell table:style-name="Default" office:value-type="float" office:value="0.00112482905387878" calcext:value-type="float">
            <text:p>0.0011248291</text:p>
          </table:table-cell>
          <table:table-cell table:style-name="Default" office:value-type="float" office:value="0.0237614493817091" calcext:value-type="float">
            <text:p>0.0237614494</text:p>
          </table:table-cell>
          <table:table-cell table:style-name="Default" office:value-type="float" office:value="-0.0561540685594082" calcext:value-type="float">
            <text:p>-0.0561540686</text:p>
          </table:table-cell>
          <table:table-cell table:style-name="Default" office:value-type="float" office:value="0.118762202560902" calcext:value-type="float">
            <text:p>0.11876220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6796578317881" calcext:value-type="float">
            <text:p>-0.0040679658</text:p>
          </table:table-cell>
          <table:table-cell table:style-name="Default" office:value-type="float" office:value="0.0596455372869968" calcext:value-type="float">
            <text:p>0.0596455373</text:p>
          </table:table-cell>
          <table:table-cell table:style-name="Default" office:value-type="float" office:value="0.00138621777296066" calcext:value-type="float">
            <text:p>0.0013862178</text:p>
          </table:table-cell>
          <table:table-cell table:style-name="Default" office:value-type="float" office:value="0.0257906559854746" calcext:value-type="float">
            <text:p>0.025790656</text:p>
          </table:table-cell>
          <table:table-cell table:style-name="Default" office:value-type="float" office:value="-0.0584266856312752" calcext:value-type="float">
            <text:p>-0.0584266856</text:p>
          </table:table-cell>
          <table:table-cell table:style-name="Default" office:value-type="float" office:value="0.118797622621059" calcext:value-type="float">
            <text:p>0.1187976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8808827847242" calcext:value-type="float">
            <text:p>-0.0038880883</text:p>
          </table:table-cell>
          <table:table-cell table:style-name="Default" office:value-type="float" office:value="0.0597021915018559" calcext:value-type="float">
            <text:p>0.0597021915</text:p>
          </table:table-cell>
          <table:table-cell table:style-name="Default" office:value-type="float" office:value="0.00152195245027542" calcext:value-type="float">
            <text:p>0.0015219525</text:p>
          </table:table-cell>
          <table:table-cell table:style-name="Default" office:value-type="float" office:value="0.026900066062808" calcext:value-type="float">
            <text:p>0.0269000661</text:p>
          </table:table-cell>
          <table:table-cell table:style-name="Default" office:value-type="float" office:value="-0.0593464449048042" calcext:value-type="float">
            <text:p>-0.0593464449</text:p>
          </table:table-cell>
          <table:table-cell table:style-name="Default" office:value-type="float" office:value="0.118871673941612" calcext:value-type="float">
            <text:p>0.11887167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2857168763876" calcext:value-type="float">
            <text:p>-0.0035285717</text:p>
          </table:table-cell>
          <table:table-cell table:style-name="Default" office:value-type="float" office:value="0.0598197802901268" calcext:value-type="float">
            <text:p>0.0598197803</text:p>
          </table:table-cell>
          <table:table-cell table:style-name="Default" office:value-type="float" office:value="0.00180405005812645" calcext:value-type="float">
            <text:p>0.0018040501</text:p>
          </table:table-cell>
          <table:table-cell table:style-name="Default" office:value-type="float" office:value="0.0292802825570107" calcext:value-type="float">
            <text:p>0.0292802826</text:p>
          </table:table-cell>
          <table:table-cell table:style-name="Default" office:value-type="float" office:value="-0.0607686713337898" calcext:value-type="float">
            <text:p>-0.0607686713</text:p>
          </table:table-cell>
          <table:table-cell table:style-name="Default" office:value-type="float" office:value="0.119131691753864" calcext:value-type="float">
            <text:p>0.11913169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81319338083" calcext:value-type="float">
            <text:p>-0.0031698132</text:p>
          </table:table-cell>
          <table:table-cell table:style-name="Default" office:value-type="float" office:value="0.059941902756691" calcext:value-type="float">
            <text:p>0.0599419028</text:p>
          </table:table-cell>
          <table:table-cell table:style-name="Default" office:value-type="float" office:value="0.00210347399115562" calcext:value-type="float">
            <text:p>0.002103474</text:p>
          </table:table-cell>
          <table:table-cell table:style-name="Default" office:value-type="float" office:value="0.0318491496145725" calcext:value-type="float">
            <text:p>0.0318491496</text:p>
          </table:table-cell>
          <table:table-cell table:style-name="Default" office:value-type="float" office:value="-0.0616537928581238" calcext:value-type="float">
            <text:p>-0.0616537929</text:p>
          </table:table-cell>
          <table:table-cell table:style-name="Default" office:value-type="float" office:value="0.119539447128773" calcext:value-type="float">
            <text:p>0.1195394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1248637475073" calcext:value-type="float">
            <text:p>-0.0028124864</text:p>
          </table:table-cell>
          <table:table-cell table:style-name="Default" office:value-type="float" office:value="0.0600667968392372" calcext:value-type="float">
            <text:p>0.0600667968</text:p>
          </table:table-cell>
          <table:table-cell table:style-name="Default" office:value-type="float" office:value="0.002424705773592" calcext:value-type="float">
            <text:p>0.0024247058</text:p>
          </table:table-cell>
          <table:table-cell table:style-name="Default" office:value-type="float" office:value="0.0345831960439682" calcext:value-type="float">
            <text:p>0.034583196</text:p>
          </table:table-cell>
          <table:table-cell table:style-name="Default" office:value-type="float" office:value="-0.0620240196585655" calcext:value-type="float">
            <text:p>-0.0620240197</text:p>
          </table:table-cell>
          <table:table-cell table:style-name="Default" office:value-type="float" office:value="0.120092988014221" calcext:value-type="float">
            <text:p>0.120092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63457698747516" calcext:value-type="float">
            <text:p>-0.002634577</text:p>
          </table:table-cell>
          <table:table-cell table:style-name="Default" office:value-type="float" office:value="0.0601296834647656" calcext:value-type="float">
            <text:p>0.0601296835</text:p>
          </table:table-cell>
          <table:table-cell table:style-name="Default" office:value-type="float" office:value="0.0025952011346817" calcext:value-type="float">
            <text:p>0.0025952011</text:p>
          </table:table-cell>
          <table:table-cell table:style-name="Default" office:value-type="float" office:value="0.0360065586864948" calcext:value-type="float">
            <text:p>0.0360065587</text:p>
          </table:table-cell>
          <table:table-cell table:style-name="Default" office:value-type="float" office:value="-0.0620226711034775" calcext:value-type="float">
            <text:p>-0.0620226711</text:p>
          </table:table-cell>
          <table:table-cell table:style-name="Default" office:value-type="float" office:value="0.120423667132854" calcext:value-type="float">
            <text:p>0.12042366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28085787966847" calcext:value-type="float">
            <text:p>-0.0022808579</text:p>
          </table:table-cell>
          <table:table-cell table:style-name="Default" office:value-type="float" office:value="0.0602551735937595" calcext:value-type="float">
            <text:p>0.0602551736</text:p>
          </table:table-cell>
          <table:table-cell table:style-name="Default" office:value-type="float" office:value="0.00295982509851456" calcext:value-type="float">
            <text:p>0.0029598251</text:p>
          </table:table-cell>
          <table:table-cell table:style-name="Default" office:value-type="float" office:value="0.0389582440257072" calcext:value-type="float">
            <text:p>0.038958244</text:p>
          </table:table-cell>
          <table:table-cell table:style-name="Default" office:value-type="float" office:value="-0.0616600140929222" calcext:value-type="float">
            <text:p>-0.0616600141</text:p>
          </table:table-cell>
          <table:table-cell table:style-name="Default" office:value-type="float" office:value="0.12119148671627" calcext:value-type="float">
            <text:p>0.12119148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0526259616017" calcext:value-type="float">
            <text:p>-0.0021052626</text:p>
          </table:table-cell>
          <table:table-cell table:style-name="Default" office:value-type="float" office:value="0.0603172779083252" calcext:value-type="float">
            <text:p>0.0603172779</text:p>
          </table:table-cell>
          <table:table-cell table:style-name="Default" office:value-type="float" office:value="0.00315572321414947" calcext:value-type="float">
            <text:p>0.0031557232</text:p>
          </table:table-cell>
          <table:table-cell table:style-name="Default" office:value-type="float" office:value="0.0404839813709259" calcext:value-type="float">
            <text:p>0.0404839814</text:p>
          </table:table-cell>
          <table:table-cell table:style-name="Default" office:value-type="float" office:value="-0.0613038279116154" calcext:value-type="float">
            <text:p>-0.0613038279</text:p>
          </table:table-cell>
          <table:table-cell table:style-name="Default" office:value-type="float" office:value="0.121628053486347" calcext:value-type="float">
            <text:p>0.12162805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75715493969619" calcext:value-type="float">
            <text:p>-0.0017571549</text:p>
          </table:table-cell>
          <table:table-cell table:style-name="Default" office:value-type="float" office:value="0.0604387223720551" calcext:value-type="float">
            <text:p>0.0604387224</text:p>
          </table:table-cell>
          <table:table-cell table:style-name="Default" office:value-type="float" office:value="0.00357882305979729" calcext:value-type="float">
            <text:p>0.0035788231</text:p>
          </table:table-cell>
          <table:table-cell table:style-name="Default" office:value-type="float" office:value="0.0436294227838516" calcext:value-type="float">
            <text:p>0.0436294228</text:p>
          </table:table-cell>
          <table:table-cell table:style-name="Default" office:value-type="float" office:value="-0.0602540373802185" calcext:value-type="float">
            <text:p>-0.0602540374</text:p>
          </table:table-cell>
          <table:table-cell table:style-name="Default" office:value-type="float" office:value="0.122604466974735" calcext:value-type="float">
            <text:p>0.12260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8494617789984" calcext:value-type="float">
            <text:p>-0.0015849462</text:p>
          </table:table-cell>
          <table:table-cell table:style-name="Default" office:value-type="float" office:value="0.060497522354126" calcext:value-type="float">
            <text:p>0.0604975224</text:p>
          </table:table-cell>
          <table:table-cell table:style-name="Default" office:value-type="float" office:value="0.00380785763263702" calcext:value-type="float">
            <text:p>0.0038078576</text:p>
          </table:table-cell>
          <table:table-cell table:style-name="Default" office:value-type="float" office:value="0.0452472195029259" calcext:value-type="float">
            <text:p>0.0452472195</text:p>
          </table:table-cell>
          <table:table-cell table:style-name="Default" office:value-type="float" office:value="-0.059565395116806" calcext:value-type="float">
            <text:p>-0.0595653951</text:p>
          </table:table-cell>
          <table:table-cell table:style-name="Default" office:value-type="float" office:value="0.123143747448921" calcext:value-type="float">
            <text:p>0.123143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24480249360204" calcext:value-type="float">
            <text:p>-0.0012448025</text:p>
          </table:table-cell>
          <table:table-cell table:style-name="Default" office:value-type="float" office:value="0.0606099516153336" calcext:value-type="float">
            <text:p>0.0606099516</text:p>
          </table:table-cell>
          <table:table-cell table:style-name="Default" office:value-type="float" office:value="0.00430544838309288" calcext:value-type="float">
            <text:p>0.0043054484</text:p>
          </table:table-cell>
          <table:table-cell table:style-name="Default" office:value-type="float" office:value="0.0485696271061897" calcext:value-type="float">
            <text:p>0.0485696271</text:p>
          </table:table-cell>
          <table:table-cell table:style-name="Default" office:value-type="float" office:value="-0.057873010635376" calcext:value-type="float">
            <text:p>-0.0578730106</text:p>
          </table:table-cell>
          <table:table-cell table:style-name="Default" office:value-type="float" office:value="0.124322444200516" calcext:value-type="float">
            <text:p>0.12432244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911390874534845" calcext:value-type="float">
            <text:p>-0.0009113909</text:p>
          </table:table-cell>
          <table:table-cell table:style-name="Default" office:value-type="float" office:value="0.0607134662568569" calcext:value-type="float">
            <text:p>0.0607134663</text:p>
          </table:table-cell>
          <table:table-cell table:style-name="Default" office:value-type="float" office:value="0.00486187636852264" calcext:value-type="float">
            <text:p>0.0048618764</text:p>
          </table:table-cell>
          <table:table-cell table:style-name="Default" office:value-type="float" office:value="0.0520025528967381" calcext:value-type="float">
            <text:p>0.0520025529</text:p>
          </table:table-cell>
          <table:table-cell table:style-name="Default" office:value-type="float" office:value="-0.0557764656841755" calcext:value-type="float">
            <text:p>-0.0557764657</text:p>
          </table:table-cell>
          <table:table-cell table:style-name="Default" office:value-type="float" office:value="0.125632166862488" calcext:value-type="float">
            <text:p>0.1256321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747600570321083" calcext:value-type="float">
            <text:p>-0.0007476006</text:p>
          </table:table-cell>
          <table:table-cell table:style-name="Default" office:value-type="float" office:value="0.060761172324419" calcext:value-type="float">
            <text:p>0.0607611723</text:p>
          </table:table-cell>
          <table:table-cell table:style-name="Default" office:value-type="float" office:value="0.00516436621546745" calcext:value-type="float">
            <text:p>0.0051643662</text:p>
          </table:table-cell>
          <table:table-cell table:style-name="Default" office:value-type="float" office:value="0.0537590272724629" calcext:value-type="float">
            <text:p>0.0537590273</text:p>
          </table:table-cell>
          <table:table-cell table:style-name="Default" office:value-type="float" office:value="-0.0545826405286789" calcext:value-type="float">
            <text:p>-0.0545826405</text:p>
          </table:table-cell>
          <table:table-cell table:style-name="Default" office:value-type="float" office:value="0.126335293054581" calcext:value-type="float">
            <text:p>0.12633529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426524318754673" calcext:value-type="float">
            <text:p>-0.0004265243</text:p>
          </table:table-cell>
          <table:table-cell table:style-name="Default" office:value-type="float" office:value="0.0608470104634762" calcext:value-type="float">
            <text:p>0.0608470105</text:p>
          </table:table-cell>
          <table:table-cell table:style-name="Default" office:value-type="float" office:value="0.00582230463624001" calcext:value-type="float">
            <text:p>0.0058223046</text:p>
          </table:table-cell>
          <table:table-cell table:style-name="Default" office:value-type="float" office:value="0.0573490187525749" calcext:value-type="float">
            <text:p>0.0573490188</text:p>
          </table:table-cell>
          <table:table-cell table:style-name="Default" office:value-type="float" office:value="-0.0519159436225891" calcext:value-type="float">
            <text:p>-0.0519159436</text:p>
          </table:table-cell>
          <table:table-cell table:style-name="Default" office:value-type="float" office:value="0.127835676074028" calcext:value-type="float">
            <text:p>0.1278356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69608455710113" calcext:value-type="float">
            <text:p>-0.0002696085</text:p>
          </table:table-cell>
          <table:table-cell table:style-name="Default" office:value-type="float" office:value="0.0608845874667168" calcext:value-type="float">
            <text:p>0.0608845875</text:p>
          </table:table-cell>
          <table:table-cell table:style-name="Default" office:value-type="float" office:value="0.00617948547005654" calcext:value-type="float">
            <text:p>0.0061794855</text:p>
          </table:table-cell>
          <table:table-cell table:style-name="Default" office:value-type="float" office:value="0.0591813884675503" calcext:value-type="float">
            <text:p>0.0591813885</text:p>
          </table:table-cell>
          <table:table-cell table:style-name="Default" office:value-type="float" office:value="-0.0504478476941586" calcext:value-type="float">
            <text:p>-0.0504478477</text:p>
          </table:table-cell>
          <table:table-cell table:style-name="Default" office:value-type="float" office:value="0.12863227725029" calcext:value-type="float">
            <text:p>0.12863227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184749136678875" calcext:value-type="float">
            <text:p>0.0001847491</text:p>
          </table:table-cell>
          <table:table-cell table:style-name="Default" office:value-type="float" office:value="0.0609724558889866" calcext:value-type="float">
            <text:p>0.0609724559</text:p>
          </table:table-cell>
          <table:table-cell table:style-name="Default" office:value-type="float" office:value="0.00737312436103821" calcext:value-type="float">
            <text:p>0.0073731244</text:p>
          </table:table-cell>
          <table:table-cell table:style-name="Default" office:value-type="float" office:value="0.0648223757743835" calcext:value-type="float">
            <text:p>0.0648223758</text:p>
          </table:table-cell>
          <table:table-cell table:style-name="Default" office:value-type="float" office:value="-0.0455324910581112" calcext:value-type="float">
            <text:p>-0.0455324911</text:p>
          </table:table-cell>
          <table:table-cell table:style-name="Default" office:value-type="float" office:value="0.131201907992363" calcext:value-type="float">
            <text:p>0.131201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472328392788768" calcext:value-type="float">
            <text:p>0.0004723284</text:p>
          </table:table-cell>
          <table:table-cell table:style-name="Default" office:value-type="float" office:value="0.0610076114535332" calcext:value-type="float">
            <text:p>0.0610076115</text:p>
          </table:table-cell>
          <table:table-cell table:style-name="Default" office:value-type="float" office:value="0.00827841088175774" calcext:value-type="float">
            <text:p>0.0082784109</text:p>
          </table:table-cell>
          <table:table-cell table:style-name="Default" office:value-type="float" office:value="0.0686977282166481" calcext:value-type="float">
            <text:p>0.0686977282</text:p>
          </table:table-cell>
          <table:table-cell table:style-name="Default" office:value-type="float" office:value="-0.0418534316122532" calcext:value-type="float">
            <text:p>-0.0418534316</text:p>
          </table:table-cell>
          <table:table-cell table:style-name="Default" office:value-type="float" office:value="0.133060470223427" calcext:value-type="float">
            <text:p>0.13306047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611041090451181" calcext:value-type="float">
            <text:p>0.0006110411</text:p>
          </table:table-cell>
          <table:table-cell table:style-name="Default" office:value-type="float" office:value="0.0610173642635346" calcext:value-type="float">
            <text:p>0.0610173643</text:p>
          </table:table-cell>
          <table:table-cell table:style-name="Default" office:value-type="float" office:value="0.00876588746905327" calcext:value-type="float">
            <text:p>0.0087658875</text:p>
          </table:table-cell>
          <table:table-cell table:style-name="Default" office:value-type="float" office:value="0.0706684067845345" calcext:value-type="float">
            <text:p>0.0706684068</text:p>
          </table:table-cell>
          <table:table-cell table:style-name="Default" office:value-type="float" office:value="-0.0399003736674786" calcext:value-type="float">
            <text:p>-0.0399003737</text:p>
          </table:table-cell>
          <table:table-cell table:style-name="Default" office:value-type="float" office:value="0.134032100439072" calcext:value-type="float">
            <text:p>0.1340321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877406215295196" calcext:value-type="float">
            <text:p>0.0008774062</text:p>
          </table:table-cell>
          <table:table-cell table:style-name="Default" office:value-type="float" office:value="0.0610199980437756" calcext:value-type="float">
            <text:p>0.061019998</text:p>
          </table:table-cell>
          <table:table-cell table:style-name="Default" office:value-type="float" office:value="0.00981362536549568" calcext:value-type="float">
            <text:p>0.0098136254</text:p>
          </table:table-cell>
          <table:table-cell table:style-name="Default" office:value-type="float" office:value="0.0746731981635094" calcext:value-type="float">
            <text:p>0.0746731982</text:p>
          </table:table-cell>
          <table:table-cell table:style-name="Default" office:value-type="float" office:value="-0.0357784144580364" calcext:value-type="float">
            <text:p>-0.0357784145</text:p>
          </table:table-cell>
          <table:table-cell table:style-name="Default" office:value-type="float" office:value="0.136057198047638" calcext:value-type="float">
            <text:p>0.1360571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12796167377383" calcext:value-type="float">
            <text:p>0.0011279617</text:p>
          </table:table-cell>
          <table:table-cell table:style-name="Default" office:value-type="float" office:value="0.0609985068440437" calcext:value-type="float">
            <text:p>0.0609985068</text:p>
          </table:table-cell>
          <table:table-cell table:style-name="Default" office:value-type="float" office:value="0.0109619833528996" calcext:value-type="float">
            <text:p>0.0109619834</text:p>
          </table:table-cell>
          <table:table-cell table:style-name="Default" office:value-type="float" office:value="0.0787592753767967" calcext:value-type="float">
            <text:p>0.0787592754</text:p>
          </table:table-cell>
          <table:table-cell table:style-name="Default" office:value-type="float" office:value="-0.0313845053315163" calcext:value-type="float">
            <text:p>-0.0313845053</text:p>
          </table:table-cell>
          <table:table-cell table:style-name="Default" office:value-type="float" office:value="0.138188511133194" calcext:value-type="float">
            <text:p>0.1381885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36141595430672" calcext:value-type="float">
            <text:p>0.001361416</text:p>
          </table:table-cell>
          <table:table-cell table:style-name="Default" office:value-type="float" office:value="0.0609512068331242" calcext:value-type="float">
            <text:p>0.0609512068</text:p>
          </table:table-cell>
          <table:table-cell table:style-name="Default" office:value-type="float" office:value="0.0122143477201462" calcext:value-type="float">
            <text:p>0.0122143477</text:p>
          </table:table-cell>
          <table:table-cell table:style-name="Default" office:value-type="float" office:value="0.0829227417707443" calcext:value-type="float">
            <text:p>0.0829227418</text:p>
          </table:table-cell>
          <table:table-cell table:style-name="Default" office:value-type="float" office:value="-0.0267369654029608" calcext:value-type="float">
            <text:p>-0.0267369654</text:p>
          </table:table-cell>
          <table:table-cell table:style-name="Default" office:value-type="float" office:value="0.140421763062477" calcext:value-type="float">
            <text:p>0.14042176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57659011892974" calcext:value-type="float">
            <text:p>0.0015765901</text:p>
          </table:table-cell>
          <table:table-cell table:style-name="Default" office:value-type="float" office:value="0.0608764737844467" calcext:value-type="float">
            <text:p>0.0608764738</text:p>
          </table:table-cell>
          <table:table-cell table:style-name="Default" office:value-type="float" office:value="0.0135737247765064" calcext:value-type="float">
            <text:p>0.0135737248</text:p>
          </table:table-cell>
          <table:table-cell table:style-name="Default" office:value-type="float" office:value="0.0871594026684761" calcext:value-type="float">
            <text:p>0.0871594027</text:p>
          </table:table-cell>
          <table:table-cell table:style-name="Default" office:value-type="float" office:value="-0.0218542832881212" calcext:value-type="float">
            <text:p>-0.0218542833</text:p>
          </table:table-cell>
          <table:table-cell table:style-name="Default" office:value-type="float" office:value="0.142752557992935" calcext:value-type="float">
            <text:p>0.142752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67693092953414" calcext:value-type="float">
            <text:p>0.0016769309</text:p>
          </table:table-cell>
          <table:table-cell table:style-name="Default" office:value-type="float" office:value="0.0608283840119839" calcext:value-type="float">
            <text:p>0.060828384</text:p>
          </table:table-cell>
          <table:table-cell table:style-name="Default" office:value-type="float" office:value="0.0142940357327461" calcext:value-type="float">
            <text:p>0.0142940357</text:p>
          </table:table-cell>
          <table:table-cell table:style-name="Default" office:value-type="float" office:value="0.0893039330840111" calcext:value-type="float">
            <text:p>0.0893039331</text:p>
          </table:table-cell>
          <table:table-cell table:style-name="Default" office:value-type="float" office:value="-0.0193303804844618" calcext:value-type="float">
            <text:p>-0.0193303805</text:p>
          </table:table-cell>
          <table:table-cell table:style-name="Default" office:value-type="float" office:value="0.14395309984684" calcext:value-type="float">
            <text:p>0.1439530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8625051015988" calcext:value-type="float">
            <text:p>0.0018625051</text:p>
          </table:table-cell>
          <table:table-cell table:style-name="Default" office:value-type="float" office:value="0.0607100240886212" calcext:value-type="float">
            <text:p>0.0607100241</text:p>
          </table:table-cell>
          <table:table-cell table:style-name="Default" office:value-type="float" office:value="0.0158168599009514" calcext:value-type="float">
            <text:p>0.0158168599</text:p>
          </table:table-cell>
          <table:table-cell table:style-name="Default" office:value-type="float" office:value="0.0936425924301148" calcext:value-type="float">
            <text:p>0.0936425924</text:p>
          </table:table-cell>
          <table:table-cell table:style-name="Default" office:value-type="float" office:value="-0.0141292633488774" calcext:value-type="float">
            <text:p>-0.0141292633</text:p>
          </table:table-cell>
          <table:table-cell table:style-name="Default" office:value-type="float" office:value="0.146421700716019" calcext:value-type="float">
            <text:p>0.1464217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194747187197208" calcext:value-type="float">
            <text:p>0.0019474719</text:p>
          </table:table-cell>
          <table:table-cell table:style-name="Default" office:value-type="float" office:value="0.0606394745409489" calcext:value-type="float">
            <text:p>0.0606394745</text:p>
          </table:table-cell>
          <table:table-cell table:style-name="Default" office:value-type="float" office:value="0.0166194513440132" calcext:value-type="float">
            <text:p>0.0166194513</text:p>
          </table:table-cell>
          <table:table-cell table:style-name="Default" office:value-type="float" office:value="0.0958354994654656" calcext:value-type="float">
            <text:p>0.0958354995</text:p>
          </table:table-cell>
          <table:table-cell table:style-name="Default" office:value-type="float" office:value="-0.011456249281764" calcext:value-type="float">
            <text:p>-0.0114562493</text:p>
          </table:table-cell>
          <table:table-cell table:style-name="Default" office:value-type="float" office:value="0.147688627243042" calcext:value-type="float">
            <text:p>0.14768862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0888982787728" calcext:value-type="float">
            <text:p>-0.0050088898</text:p>
          </table:table-cell>
          <table:table-cell table:style-name="Default" office:value-type="float" office:value="0.120746403932571" calcext:value-type="float">
            <text:p>0.1207464039</text:p>
          </table:table-cell>
          <table:table-cell table:style-name="Default" office:value-type="float" office:value="0.0174495279788971" calcext:value-type="float">
            <text:p>0.017449528</text:p>
          </table:table-cell>
          <table:table-cell table:style-name="Default" office:value-type="float" office:value="0.0980432853102684" calcext:value-type="float">
            <text:p>0.0980432853</text:p>
          </table:table-cell>
          <table:table-cell table:style-name="Default" office:value-type="float" office:value="-0.00873827282339335" calcext:value-type="float">
            <text:p>-0.0087382728</text:p>
          </table:table-cell>
          <table:table-cell table:style-name="Default" office:value-type="float" office:value="0.29881164431572" calcext:value-type="float">
            <text:p>0.2988116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2456292957068" calcext:value-type="float">
            <text:p>-0.0048245629</text:p>
          </table:table-cell>
          <table:table-cell table:style-name="Default" office:value-type="float" office:value="0.120394967496395" calcext:value-type="float">
            <text:p>0.1203949675</text:p>
          </table:table-cell>
          <table:table-cell table:style-name="Default" office:value-type="float" office:value="0.0191917084157467" calcext:value-type="float">
            <text:p>0.0191917084</text:p>
          </table:table-cell>
          <table:table-cell table:style-name="Default" office:value-type="float" office:value="0.102501846849918" calcext:value-type="float">
            <text:p>0.1025018468</text:p>
          </table:table-cell>
          <table:table-cell table:style-name="Default" office:value-type="float" office:value="-0.00317581230774522" calcext:value-type="float">
            <text:p>-0.0031758123</text:p>
          </table:table-cell>
          <table:table-cell table:style-name="Default" office:value-type="float" office:value="0.303549736738205" calcext:value-type="float">
            <text:p>0.30354973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68026846647263" calcext:value-type="float">
            <text:p>-0.0046802685</text:p>
          </table:table-cell>
          <table:table-cell table:style-name="Default" office:value-type="float" office:value="0.119977064430714" calcext:value-type="float">
            <text:p>0.1199770644</text:p>
          </table:table-cell>
          <table:table-cell table:style-name="Default" office:value-type="float" office:value="0.0210419669747353" calcext:value-type="float">
            <text:p>0.021041967</text:p>
          </table:table-cell>
          <table:table-cell table:style-name="Default" office:value-type="float" office:value="0.107012875378132" calcext:value-type="float">
            <text:p>0.1070128754</text:p>
          </table:table-cell>
          <table:table-cell table:style-name="Default" office:value-type="float" office:value="0.00254014017991722" calcext:value-type="float">
            <text:p>0.0025401402</text:p>
          </table:table-cell>
          <table:table-cell table:style-name="Default" office:value-type="float" office:value="0.308372169733047" calcext:value-type="float">
            <text:p>0.30837216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66644179821" calcext:value-type="float">
            <text:p>-0.0045766644</text:p>
          </table:table-cell>
          <table:table-cell table:style-name="Default" office:value-type="float" office:value="0.119492009282112" calcext:value-type="float">
            <text:p>0.1194920093</text:p>
          </table:table-cell>
          <table:table-cell table:style-name="Default" office:value-type="float" office:value="0.0229979418218136" calcext:value-type="float">
            <text:p>0.0229979418</text:p>
          </table:table-cell>
          <table:table-cell table:style-name="Default" office:value-type="float" office:value="0.111571498215199" calcext:value-type="float">
            <text:p>0.1115714982</text:p>
          </table:table-cell>
          <table:table-cell table:style-name="Default" office:value-type="float" office:value="0.00839174818247557" calcext:value-type="float">
            <text:p>0.0083917482</text:p>
          </table:table-cell>
          <table:table-cell table:style-name="Default" office:value-type="float" office:value="0.313267201185226" calcext:value-type="float">
            <text:p>0.3132672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404694467783" calcext:value-type="float">
            <text:p>-0.0045140469</text:p>
          </table:table-cell>
          <table:table-cell table:style-name="Default" office:value-type="float" office:value="0.118939459323883" calcext:value-type="float">
            <text:p>0.1189394593</text:p>
          </table:table-cell>
          <table:table-cell table:style-name="Default" office:value-type="float" office:value="0.0250563360750675" calcext:value-type="float">
            <text:p>0.0250563361</text:p>
          </table:table-cell>
          <table:table-cell table:style-name="Default" office:value-type="float" office:value="0.116171970963478" calcext:value-type="float">
            <text:p>0.116171971</text:p>
          </table:table-cell>
          <table:table-cell table:style-name="Default" office:value-type="float" office:value="0.0143612353131175" calcext:value-type="float">
            <text:p>0.0143612353</text:p>
          </table:table-cell>
          <table:table-cell table:style-name="Default" office:value-type="float" office:value="0.318222612142563" calcext:value-type="float">
            <text:p>0.318222612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92511972785" calcext:value-type="float">
            <text:p>-0.004492512</text:p>
          </table:table-cell>
          <table:table-cell table:style-name="Default" office:value-type="float" office:value="0.118319943547249" calcext:value-type="float">
            <text:p>0.1183199435</text:p>
          </table:table-cell>
          <table:table-cell table:style-name="Default" office:value-type="float" office:value="0.0272130593657494" calcext:value-type="float">
            <text:p>0.0272130594</text:p>
          </table:table-cell>
          <table:table-cell table:style-name="Default" office:value-type="float" office:value="0.120809070765972" calcext:value-type="float">
            <text:p>0.1208090708</text:p>
          </table:table-cell>
          <table:table-cell table:style-name="Default" office:value-type="float" office:value="0.0204306803643703" calcext:value-type="float">
            <text:p>0.0204306804</text:p>
          </table:table-cell>
          <table:table-cell table:style-name="Default" office:value-type="float" office:value="0.323226302862167" calcext:value-type="float">
            <text:p>0.32322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1179128140211" calcext:value-type="float">
            <text:p>-0.0045117913</text:p>
          </table:table-cell>
          <table:table-cell table:style-name="Default" office:value-type="float" office:value="0.117634274065495" calcext:value-type="float">
            <text:p>0.1176342741</text:p>
          </table:table-cell>
          <table:table-cell table:style-name="Default" office:value-type="float" office:value="0.0294628888368607" calcext:value-type="float">
            <text:p>0.0294628888</text:p>
          </table:table-cell>
          <table:table-cell table:style-name="Default" office:value-type="float" office:value="0.125476449728012" calcext:value-type="float">
            <text:p>0.1254764497</text:p>
          </table:table-cell>
          <table:table-cell table:style-name="Default" office:value-type="float" office:value="0.0265824962407351" calcext:value-type="float">
            <text:p>0.0265824962</text:p>
          </table:table-cell>
          <table:table-cell table:style-name="Default" office:value-type="float" office:value="0.328266054391861" calcext:value-type="float">
            <text:p>0.32826605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7142340019345" calcext:value-type="float">
            <text:p>-0.0045714234</text:p>
          </table:table-cell>
          <table:table-cell table:style-name="Default" office:value-type="float" office:value="0.116883903741837" calcext:value-type="float">
            <text:p>0.1168839037</text:p>
          </table:table-cell>
          <table:table-cell table:style-name="Default" office:value-type="float" office:value="0.0317997857928276" calcext:value-type="float">
            <text:p>0.0317997858</text:p>
          </table:table-cell>
          <table:table-cell table:style-name="Default" office:value-type="float" office:value="0.13016802072525" calcext:value-type="float">
            <text:p>0.1301680207</text:p>
          </table:table-cell>
          <table:table-cell table:style-name="Default" office:value-type="float" office:value="0.0327992588281632" calcext:value-type="float">
            <text:p>0.0327992588</text:p>
          </table:table-cell>
          <table:table-cell table:style-name="Default" office:value-type="float" office:value="0.33332946896553" calcext:value-type="float">
            <text:p>0.333329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345757484436" calcext:value-type="float">
            <text:p>-0.0047345757</text:p>
          </table:table-cell>
          <table:table-cell table:style-name="Default" office:value-type="float" office:value="0.115642033517361" calcext:value-type="float">
            <text:p>0.1156420335</text:p>
          </table:table-cell>
          <table:table-cell table:style-name="Default" office:value-type="float" office:value="0.0354529656469822" calcext:value-type="float">
            <text:p>0.0354529656</text:p>
          </table:table-cell>
          <table:table-cell table:style-name="Default" office:value-type="float" office:value="0.13723623752594" calcext:value-type="float">
            <text:p>0.1372362375</text:p>
          </table:table-cell>
          <table:table-cell table:style-name="Default" office:value-type="float" office:value="0.0422077737748623" calcext:value-type="float">
            <text:p>0.0422077738</text:p>
          </table:table-cell>
          <table:table-cell table:style-name="Default" office:value-type="float" office:value="0.340941429138184" calcext:value-type="float">
            <text:p>0.34094142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98240347951651" calcext:value-type="float">
            <text:p>-0.0049824035</text:p>
          </table:table-cell>
          <table:table-cell table:style-name="Default" office:value-type="float" office:value="0.114269271492958" calcext:value-type="float">
            <text:p>0.1142692715</text:p>
          </table:table-cell>
          <table:table-cell table:style-name="Default" office:value-type="float" office:value="0.039259672164917" calcext:value-type="float">
            <text:p>0.0392596722</text:p>
          </table:table-cell>
          <table:table-cell table:style-name="Default" office:value-type="float" office:value="0.144320547580719" calcext:value-type="float">
            <text:p>0.1443205476</text:p>
          </table:table-cell>
          <table:table-cell table:style-name="Default" office:value-type="float" office:value="0.0516640804708004" calcext:value-type="float">
            <text:p>0.0516640805</text:p>
          </table:table-cell>
          <table:table-cell table:style-name="Default" office:value-type="float" office:value="0.348536044359207" calcext:value-type="float">
            <text:p>0.34853604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08285919204354" calcext:value-type="float">
            <text:p>-0.0050828592</text:p>
          </table:table-cell>
          <table:table-cell table:style-name="Default" office:value-type="float" office:value="0.113784648478031" calcext:value-type="float">
            <text:p>0.1137846485</text:p>
          </table:table-cell>
          <table:table-cell table:style-name="Default" office:value-type="float" office:value="0.0405574329197407" calcext:value-type="float">
            <text:p>0.0405574329</text:p>
          </table:table-cell>
          <table:table-cell table:style-name="Default" office:value-type="float" office:value="0.146681264042854" calcext:value-type="float">
            <text:p>0.146681264</text:p>
          </table:table-cell>
          <table:table-cell table:style-name="Default" office:value-type="float" office:value="0.0548167005181313" calcext:value-type="float">
            <text:p>0.0548167005</text:p>
          </table:table-cell>
          <table:table-cell table:style-name="Default" office:value-type="float" office:value="0.351056009531021" calcext:value-type="float">
            <text:p>0.35105600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3455220758915" calcext:value-type="float">
            <text:p>-0.0054345522</text:p>
          </table:table-cell>
          <table:table-cell table:style-name="Default" office:value-type="float" office:value="0.112257190048695" calcext:value-type="float">
            <text:p>0.11225719</text:p>
          </table:table-cell>
          <table:table-cell table:style-name="Default" office:value-type="float" office:value="0.0445205084979534" calcext:value-type="float">
            <text:p>0.0445205085</text:p>
          </table:table-cell>
          <table:table-cell table:style-name="Default" office:value-type="float" office:value="0.153747722506523" calcext:value-type="float">
            <text:p>0.1537477225</text:p>
          </table:table-cell>
          <table:table-cell table:style-name="Default" office:value-type="float" office:value="0.0642464458942413" calcext:value-type="float">
            <text:p>0.0642464459</text:p>
          </table:table-cell>
          <table:table-cell table:style-name="Default" office:value-type="float" office:value="0.358560115098953" calcext:value-type="float">
            <text:p>0.3585601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0794148370624" calcext:value-type="float">
            <text:p>-0.0057079415</text:p>
          </table:table-cell>
          <table:table-cell table:style-name="Default" office:value-type="float" office:value="0.111183553934097" calcext:value-type="float">
            <text:p>0.1111835539</text:p>
          </table:table-cell>
          <table:table-cell table:style-name="Default" office:value-type="float" office:value="0.0472076870501041" calcext:value-type="float">
            <text:p>0.0472076871</text:p>
          </table:table-cell>
          <table:table-cell table:style-name="Default" office:value-type="float" office:value="0.158435642719269" calcext:value-type="float">
            <text:p>0.1584356427</text:p>
          </table:table-cell>
          <table:table-cell table:style-name="Default" office:value-type="float" office:value="0.0704881027340889" calcext:value-type="float">
            <text:p>0.0704881027</text:p>
          </table:table-cell>
          <table:table-cell table:style-name="Default" office:value-type="float" office:value="0.363499462604523" calcext:value-type="float">
            <text:p>0.36349946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00940780714154" calcext:value-type="float">
            <text:p>-0.0060094078</text:p>
          </table:table-cell>
          <table:table-cell table:style-name="Default" office:value-type="float" office:value="0.110071949660778" calcext:value-type="float">
            <text:p>0.1100719497</text:p>
          </table:table-cell>
          <table:table-cell table:style-name="Default" office:value-type="float" office:value="0.0499180778861046" calcext:value-type="float">
            <text:p>0.0499180779</text:p>
          </table:table-cell>
          <table:table-cell table:style-name="Default" office:value-type="float" office:value="0.163095235824585" calcext:value-type="float">
            <text:p>0.1630952358</text:p>
          </table:table-cell>
          <table:table-cell table:style-name="Default" office:value-type="float" office:value="0.0766737833619118" calcext:value-type="float">
            <text:p>0.0766737834</text:p>
          </table:table-cell>
          <table:table-cell table:style-name="Default" office:value-type="float" office:value="0.368372619152069" calcext:value-type="float">
            <text:p>0.3683726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6980902850628" calcext:value-type="float">
            <text:p>-0.006169809</text:p>
          </table:table-cell>
          <table:table-cell table:style-name="Default" office:value-type="float" office:value="0.109503664076328" calcext:value-type="float">
            <text:p>0.1095036641</text:p>
          </table:table-cell>
          <table:table-cell table:style-name="Default" office:value-type="float" office:value="0.0512784272432327" calcext:value-type="float">
            <text:p>0.0512784272</text:p>
          </table:table-cell>
          <table:table-cell table:style-name="Default" office:value-type="float" office:value="0.165411874651909" calcext:value-type="float">
            <text:p>0.1654118747</text:p>
          </table:table-cell>
          <table:table-cell table:style-name="Default" office:value-type="float" office:value="0.0797405913472176" calcext:value-type="float">
            <text:p>0.0797405913</text:p>
          </table:table-cell>
          <table:table-cell table:style-name="Default" office:value-type="float" office:value="0.370780318975449" calcext:value-type="float">
            <text:p>0.3707803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50792988017201" calcext:value-type="float">
            <text:p>-0.0065079299</text:p>
          </table:table-cell>
          <table:table-cell table:style-name="Default" office:value-type="float" office:value="0.108346164226532" calcext:value-type="float">
            <text:p>0.1083461642</text:p>
          </table:table-cell>
          <table:table-cell table:style-name="Default" office:value-type="float" office:value="0.0540020205080509" calcext:value-type="float">
            <text:p>0.0540020205</text:p>
          </table:table-cell>
          <table:table-cell table:style-name="Default" office:value-type="float" office:value="0.170012727379799" calcext:value-type="float">
            <text:p>0.1700127274</text:p>
          </table:table-cell>
          <table:table-cell table:style-name="Default" office:value-type="float" office:value="0.0858109146356583" calcext:value-type="float">
            <text:p>0.0858109146</text:p>
          </table:table-cell>
          <table:table-cell table:style-name="Default" office:value-type="float" office:value="0.375529557466507" calcext:value-type="float">
            <text:p>0.37552955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8485229834914" calcext:value-type="float">
            <text:p>-0.0066848523</text:p>
          </table:table-cell>
          <table:table-cell table:style-name="Default" office:value-type="float" office:value="0.107758492231369" calcext:value-type="float">
            <text:p>0.1077584922</text:p>
          </table:table-cell>
          <table:table-cell table:style-name="Default" office:value-type="float" office:value="0.0553622022271156" calcext:value-type="float">
            <text:p>0.0553622022</text:p>
          </table:table-cell>
          <table:table-cell table:style-name="Default" office:value-type="float" office:value="0.172294795513153" calcext:value-type="float">
            <text:p>0.1722947955</text:p>
          </table:table-cell>
          <table:table-cell table:style-name="Default" office:value-type="float" office:value="0.0888105258345604" calcext:value-type="float">
            <text:p>0.0888105258</text:p>
          </table:table-cell>
          <table:table-cell table:style-name="Default" office:value-type="float" office:value="0.377867758274078" calcext:value-type="float">
            <text:p>0.3778677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05229537561536" calcext:value-type="float">
            <text:p>-0.0070522954</text:p>
          </table:table-cell>
          <table:table-cell table:style-name="Default" office:value-type="float" office:value="0.106569595634937" calcext:value-type="float">
            <text:p>0.1065695956</text:p>
          </table:table-cell>
          <table:table-cell table:style-name="Default" office:value-type="float" office:value="0.0580717511475086" calcext:value-type="float">
            <text:p>0.0580717511</text:p>
          </table:table-cell>
          <table:table-cell table:style-name="Default" office:value-type="float" office:value="0.176816284656525" calcext:value-type="float">
            <text:p>0.1768162847</text:p>
          </table:table-cell>
          <table:table-cell table:style-name="Default" office:value-type="float" office:value="0.094728022813797" calcext:value-type="float">
            <text:p>0.0947280228</text:p>
          </table:table-cell>
          <table:table-cell table:style-name="Default" office:value-type="float" office:value="0.382462650537491" calcext:value-type="float">
            <text:p>0.38246265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3478070944548" calcext:value-type="float">
            <text:p>-0.0074347807</text:p>
          </table:table-cell>
          <table:table-cell table:style-name="Default" office:value-type="float" office:value="0.105368420481682" calcext:value-type="float">
            <text:p>0.1053684205</text:p>
          </table:table-cell>
          <table:table-cell table:style-name="Default" office:value-type="float" office:value="0.0607562586665154" calcext:value-type="float">
            <text:p>0.0607562587</text:p>
          </table:table-cell>
          <table:table-cell table:style-name="Default" office:value-type="float" office:value="0.181272849440575" calcext:value-type="float">
            <text:p>0.1812728494</text:p>
          </table:table-cell>
          <table:table-cell table:style-name="Default" office:value-type="float" office:value="0.100522331893444" calcext:value-type="float">
            <text:p>0.1005223319</text:p>
          </table:table-cell>
          <table:table-cell table:style-name="Default" office:value-type="float" office:value="0.38693767786026" calcext:value-type="float">
            <text:p>0.386937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63050885871053" calcext:value-type="float">
            <text:p>-0.0076305089</text:p>
          </table:table-cell>
          <table:table-cell table:style-name="Default" office:value-type="float" office:value="0.104765586555004" calcext:value-type="float">
            <text:p>0.1047655866</text:p>
          </table:table-cell>
          <table:table-cell table:style-name="Default" office:value-type="float" office:value="0.062085147947073" calcext:value-type="float">
            <text:p>0.0620851479</text:p>
          </table:table-cell>
          <table:table-cell table:style-name="Default" office:value-type="float" office:value="0.183473855257034" calcext:value-type="float">
            <text:p>0.1834738553</text:p>
          </table:table-cell>
          <table:table-cell table:style-name="Default" office:value-type="float" office:value="0.103368140757084" calcext:value-type="float">
            <text:p>0.1033681408</text:p>
          </table:table-cell>
          <table:table-cell table:style-name="Default" office:value-type="float" office:value="0.389125972986221" calcext:value-type="float">
            <text:p>0.3891259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2849885076284" calcext:value-type="float">
            <text:p>-0.0080284989</text:p>
          </table:table-cell>
          <table:table-cell table:style-name="Default" office:value-type="float" office:value="0.103559859097004" calcext:value-type="float">
            <text:p>0.1035598591</text:p>
          </table:table-cell>
          <table:table-cell table:style-name="Default" office:value-type="float" office:value="0.0647080838680267" calcext:value-type="float">
            <text:p>0.0647080839</text:p>
          </table:table-cell>
          <table:table-cell table:style-name="Default" office:value-type="float" office:value="0.187814682722092" calcext:value-type="float">
            <text:p>0.1878146827</text:p>
          </table:table-cell>
          <table:table-cell table:style-name="Default" office:value-type="float" office:value="0.108946949243546" calcext:value-type="float">
            <text:p>0.1089469492</text:p>
          </table:table-cell>
          <table:table-cell table:style-name="Default" office:value-type="float" office:value="0.393395572900772" calcext:value-type="float">
            <text:p>0.39339557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22976417839527" calcext:value-type="float">
            <text:p>-0.0082297642</text:p>
          </table:table-cell>
          <table:table-cell table:style-name="Default" office:value-type="float" office:value="0.102958895266056" calcext:value-type="float">
            <text:p>0.1029588953</text:p>
          </table:table-cell>
          <table:table-cell table:style-name="Default" office:value-type="float" office:value="0.0659988671541214" calcext:value-type="float">
            <text:p>0.0659988672</text:p>
          </table:table-cell>
          <table:table-cell table:style-name="Default" office:value-type="float" office:value="0.18995201587677" calcext:value-type="float">
            <text:p>0.1899520159</text:p>
          </table:table-cell>
          <table:table-cell table:style-name="Default" office:value-type="float" office:value="0.111675813794136" calcext:value-type="float">
            <text:p>0.1116758138</text:p>
          </table:table-cell>
          <table:table-cell table:style-name="Default" office:value-type="float" office:value="0.395473301410675" calcext:value-type="float">
            <text:p>0.39547330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43183975666761" calcext:value-type="float">
            <text:p>-0.0084318398</text:p>
          </table:table-cell>
          <table:table-cell table:style-name="Default" office:value-type="float" office:value="0.10236057639122" calcext:value-type="float">
            <text:p>0.1023605764</text:p>
          </table:table-cell>
          <table:table-cell table:style-name="Default" office:value-type="float" office:value="0.067273736000061" calcext:value-type="float">
            <text:p>0.067273736</text:p>
          </table:table-cell>
          <table:table-cell table:style-name="Default" office:value-type="float" office:value="0.192065611481667" calcext:value-type="float">
            <text:p>0.1920656115</text:p>
          </table:table-cell>
          <table:table-cell table:style-name="Default" office:value-type="float" office:value="0.114361301064491" calcext:value-type="float">
            <text:p>0.1143613011</text:p>
          </table:table-cell>
          <table:table-cell table:style-name="Default" office:value-type="float" office:value="0.397510826587677" calcext:value-type="float">
            <text:p>0.39751082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3637275546789" calcext:value-type="float">
            <text:p>-0.0088363728</text:p>
          </table:table-cell>
          <table:table-cell table:style-name="Default" office:value-type="float" office:value="0.101175539195538" calcext:value-type="float">
            <text:p>0.1011755392</text:p>
          </table:table-cell>
          <table:table-cell table:style-name="Default" office:value-type="float" office:value="0.0697690322995186" calcext:value-type="float">
            <text:p>0.0697690323</text:p>
          </table:table-cell>
          <table:table-cell table:style-name="Default" office:value-type="float" office:value="0.196216374635696" calcext:value-type="float">
            <text:p>0.1962163746</text:p>
          </table:table-cell>
          <table:table-cell table:style-name="Default" office:value-type="float" office:value="0.119594722986221" calcext:value-type="float">
            <text:p>0.119594723</text:p>
          </table:table-cell>
          <table:table-cell table:style-name="Default" office:value-type="float" office:value="0.40145754814148" calcext:value-type="float">
            <text:p>0.4014575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23790317028761" calcext:value-type="float">
            <text:p>-0.0092379032</text:p>
          </table:table-cell>
          <table:table-cell table:style-name="Default" office:value-type="float" office:value="0.100012712180614" calcext:value-type="float">
            <text:p>0.1000127122</text:p>
          </table:table-cell>
          <table:table-cell table:style-name="Default" office:value-type="float" office:value="0.072180837392807" calcext:value-type="float">
            <text:p>0.0721808374</text:p>
          </table:table-cell>
          <table:table-cell table:style-name="Default" office:value-type="float" office:value="0.200256213545799" calcext:value-type="float">
            <text:p>0.2002562135</text:p>
          </table:table-cell>
          <table:table-cell table:style-name="Default" office:value-type="float" office:value="0.124630637466908" calcext:value-type="float">
            <text:p>0.1246306375</text:p>
          </table:table-cell>
          <table:table-cell table:style-name="Default" office:value-type="float" office:value="0.405222207307816" calcext:value-type="float">
            <text:p>0.40522220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3618454039097" calcext:value-type="float">
            <text:p>-0.0094361845</text:p>
          </table:table-cell>
          <table:table-cell table:style-name="Default" office:value-type="float" office:value="0.0994421243667603" calcext:value-type="float">
            <text:p>0.0994421244</text:p>
          </table:table-cell>
          <table:table-cell table:style-name="Default" office:value-type="float" office:value="0.0733513534069061" calcext:value-type="float">
            <text:p>0.0733513534</text:p>
          </table:table-cell>
          <table:table-cell table:style-name="Default" office:value-type="float" office:value="0.202231258153915" calcext:value-type="float">
            <text:p>0.2022312582</text:p>
          </table:table-cell>
          <table:table-cell table:style-name="Default" office:value-type="float" office:value="0.127069294452667" calcext:value-type="float">
            <text:p>0.1270692945</text:p>
          </table:table-cell>
          <table:table-cell table:style-name="Default" office:value-type="float" office:value="0.407031685113907" calcext:value-type="float">
            <text:p>0.40703168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0147789344192" calcext:value-type="float">
            <text:p>-0.0100147789</text:p>
          </table:table-cell>
          <table:table-cell table:style-name="Default" office:value-type="float" office:value="0.0977855324745178" calcext:value-type="float">
            <text:p>0.0977855325</text:p>
          </table:table-cell>
          <table:table-cell table:style-name="Default" office:value-type="float" office:value="0.0767017751932144" calcext:value-type="float">
            <text:p>0.0767017752</text:p>
          </table:table-cell>
          <table:table-cell table:style-name="Default" office:value-type="float" office:value="0.207960233092308" calcext:value-type="float">
            <text:p>0.2079602331</text:p>
          </table:table-cell>
          <table:table-cell table:style-name="Default" office:value-type="float" office:value="0.1340441852808" calcext:value-type="float">
            <text:p>0.1340441853</text:p>
          </table:table-cell>
          <table:table-cell table:style-name="Default" office:value-type="float" office:value="0.412148356437683" calcext:value-type="float">
            <text:p>0.41214835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814890608192" calcext:value-type="float">
            <text:p>-0.0103814891</text:p>
          </table:table-cell>
          <table:table-cell table:style-name="Default" office:value-type="float" office:value="0.0967371314764023" calcext:value-type="float">
            <text:p>0.0967371315</text:p>
          </table:table-cell>
          <table:table-cell table:style-name="Default" office:value-type="float" office:value="0.078784890472889" calcext:value-type="float">
            <text:p>0.0787848905</text:p>
          </table:table-cell>
          <table:table-cell table:style-name="Default" office:value-type="float" office:value="0.211602389812469" calcext:value-type="float">
            <text:p>0.2116023898</text:p>
          </table:table-cell>
          <table:table-cell table:style-name="Default" office:value-type="float" office:value="0.138389065861702" calcext:value-type="float">
            <text:p>0.1383890659</text:p>
          </table:table-cell>
          <table:table-cell table:style-name="Default" office:value-type="float" office:value="0.415281593799591" calcext:value-type="float">
            <text:p>0.41528159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7279280200601" calcext:value-type="float">
            <text:p>-0.010727928</text:p>
          </table:table-cell>
          <table:table-cell table:style-name="Default" office:value-type="float" office:value="0.0957427099347115" calcext:value-type="float">
            <text:p>0.0957427099</text:p>
          </table:table-cell>
          <table:table-cell table:style-name="Default" office:value-type="float" office:value="0.0807328224182129" calcext:value-type="float">
            <text:p>0.0807328224</text:p>
          </table:table-cell>
          <table:table-cell table:style-name="Default" office:value-type="float" office:value="0.215089902281761" calcext:value-type="float">
            <text:p>0.2150899023</text:p>
          </table:table-cell>
          <table:table-cell table:style-name="Default" office:value-type="float" office:value="0.142470389604568" calcext:value-type="float">
            <text:p>0.1424703896</text:p>
          </table:table-cell>
          <table:table-cell table:style-name="Default" office:value-type="float" office:value="0.418176293373108" calcext:value-type="float">
            <text:p>0.41817629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0498815774918" calcext:value-type="float">
            <text:p>-0.0110498816</text:p>
          </table:table-cell>
          <table:table-cell table:style-name="Default" office:value-type="float" office:value="0.0948099792003632" calcext:value-type="float">
            <text:p>0.0948099792</text:p>
          </table:table-cell>
          <table:table-cell table:style-name="Default" office:value-type="float" office:value="0.0825329422950745" calcext:value-type="float">
            <text:p>0.0825329423</text:p>
          </table:table-cell>
          <table:table-cell table:style-name="Default" office:value-type="float" office:value="0.218411818146706" calcext:value-type="float">
            <text:p>0.2184118181</text:p>
          </table:table-cell>
          <table:table-cell table:style-name="Default" office:value-type="float" office:value="0.146272018551826" calcext:value-type="float">
            <text:p>0.1462720186</text:p>
          </table:table-cell>
          <table:table-cell table:style-name="Default" office:value-type="float" office:value="0.420818120241165" calcext:value-type="float">
            <text:p>0.42081812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3432127982378" calcext:value-type="float">
            <text:p>-0.0113432128</text:p>
          </table:table-cell>
          <table:table-cell table:style-name="Default" office:value-type="float" office:value="0.0939463824033737" calcext:value-type="float">
            <text:p>0.0939463824</text:p>
          </table:table-cell>
          <table:table-cell table:style-name="Default" office:value-type="float" office:value="0.0841728448867798" calcext:value-type="float">
            <text:p>0.0841728449</text:p>
          </table:table-cell>
          <table:table-cell table:style-name="Default" office:value-type="float" office:value="0.22155673801899" calcext:value-type="float">
            <text:p>0.221556738</text:p>
          </table:table-cell>
          <table:table-cell table:style-name="Default" office:value-type="float" office:value="0.149777144193649" calcext:value-type="float">
            <text:p>0.1497771442</text:p>
          </table:table-cell>
          <table:table-cell table:style-name="Default" office:value-type="float" office:value="0.423193752765656" calcext:value-type="float">
            <text:p>0.42319375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778038114309" calcext:value-type="float">
            <text:p>-0.0114778038</text:p>
          </table:table-cell>
          <table:table-cell table:style-name="Default" office:value-type="float" office:value="0.0935428217053414" calcext:value-type="float">
            <text:p>0.0935428217</text:p>
          </table:table-cell>
          <table:table-cell table:style-name="Default" office:value-type="float" office:value="0.0849290043115616" calcext:value-type="float">
            <text:p>0.0849290043</text:p>
          </table:table-cell>
          <table:table-cell table:style-name="Default" office:value-type="float" office:value="0.223059505224228" calcext:value-type="float">
            <text:p>0.2230595052</text:p>
          </table:table-cell>
          <table:table-cell table:style-name="Default" office:value-type="float" office:value="0.151413068175316" calcext:value-type="float">
            <text:p>0.1514130682</text:p>
          </table:table-cell>
          <table:table-cell table:style-name="Default" office:value-type="float" office:value="0.424276918172836" calcext:value-type="float">
            <text:p>0.4242769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037912666798" calcext:value-type="float">
            <text:p>-0.0116037913</text:p>
          </table:table-cell>
          <table:table-cell table:style-name="Default" office:value-type="float" office:value="0.0931591838598251" calcext:value-type="float">
            <text:p>0.0931591839</text:p>
          </table:table-cell>
          <table:table-cell table:style-name="Default" office:value-type="float" office:value="0.085640549659729" calcext:value-type="float">
            <text:p>0.0856405497</text:p>
          </table:table-cell>
          <table:table-cell table:style-name="Default" office:value-type="float" office:value="0.224513798952103" calcext:value-type="float">
            <text:p>0.224513799</text:p>
          </table:table-cell>
          <table:table-cell table:style-name="Default" office:value-type="float" office:value="0.15296895802021" calcext:value-type="float">
            <text:p>0.152968958</text:p>
          </table:table-cell>
          <table:table-cell table:style-name="Default" office:value-type="float" office:value="0.425288558006287" calcext:value-type="float">
            <text:p>0.4252885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247855618596" calcext:value-type="float">
            <text:p>-0.0119247856</text:p>
          </table:table-cell>
          <table:table-cell table:style-name="Default" office:value-type="float" office:value="0.0921366140246391" calcext:value-type="float">
            <text:p>0.092136614</text:p>
          </table:table-cell>
          <table:table-cell table:style-name="Default" office:value-type="float" office:value="0.087493360042572" calcext:value-type="float">
            <text:p>0.08749336</text:p>
          </table:table-cell>
          <table:table-cell table:style-name="Default" office:value-type="float" office:value="0.228573068976402" calcext:value-type="float">
            <text:p>0.228573069</text:p>
          </table:table-cell>
          <table:table-cell table:style-name="Default" office:value-type="float" office:value="0.15713281929493" calcext:value-type="float">
            <text:p>0.1571328193</text:p>
          </table:table-cell>
          <table:table-cell table:style-name="Default" office:value-type="float" office:value="0.427874743938446" calcext:value-type="float">
            <text:p>0.4278747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0868543162942" calcext:value-type="float">
            <text:p>-0.0120868543</text:p>
          </table:table-cell>
          <table:table-cell table:style-name="Default" office:value-type="float" office:value="0.0915697291493416" calcext:value-type="float">
            <text:p>0.0915697291</text:p>
          </table:table-cell>
          <table:table-cell table:style-name="Default" office:value-type="float" office:value="0.0884793996810913" calcext:value-type="float">
            <text:p>0.0884793997</text:p>
          </table:table-cell>
          <table:table-cell table:style-name="Default" office:value-type="float" office:value="0.231012642383575" calcext:value-type="float">
            <text:p>0.2310126424</text:p>
          </table:table-cell>
          <table:table-cell table:style-name="Default" office:value-type="float" office:value="0.159468397498131" calcext:value-type="float">
            <text:p>0.1594683975</text:p>
          </table:table-cell>
          <table:table-cell table:style-name="Default" office:value-type="float" office:value="0.429208517074585" calcext:value-type="float">
            <text:p>0.4292085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509926393628" calcext:value-type="float">
            <text:p>-0.0121509926</text:p>
          </table:table-cell>
          <table:table-cell table:style-name="Default" office:value-type="float" office:value="0.0913229808211327" calcext:value-type="float">
            <text:p>0.0913229808</text:p>
          </table:table-cell>
          <table:table-cell table:style-name="Default" office:value-type="float" office:value="0.0888935774564743" calcext:value-type="float">
            <text:p>0.0888935775</text:p>
          </table:table-cell>
          <table:table-cell table:style-name="Default" office:value-type="float" office:value="0.23214840888977" calcext:value-type="float">
            <text:p>0.2321484089</text:p>
          </table:table-cell>
          <table:table-cell table:style-name="Default" office:value-type="float" office:value="0.160497561097145" calcext:value-type="float">
            <text:p>0.1604975611</text:p>
          </table:table-cell>
          <table:table-cell table:style-name="Default" office:value-type="float" office:value="0.429753243923187" calcext:value-type="float">
            <text:p>0.42975324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34319928288" calcext:value-type="float">
            <text:p>-0.012243432</text:p>
          </table:table-cell>
          <table:table-cell table:style-name="Default" office:value-type="float" office:value="0.0909062176942825" calcext:value-type="float">
            <text:p>0.0909062177</text:p>
          </table:table-cell>
          <table:table-cell table:style-name="Default" office:value-type="float" office:value="0.0895574390888214" calcext:value-type="float">
            <text:p>0.0895574391</text:p>
          </table:table-cell>
          <table:table-cell table:style-name="Default" office:value-type="float" office:value="0.234245359897614" calcext:value-type="float">
            <text:p>0.2342453599</text:p>
          </table:table-cell>
          <table:table-cell table:style-name="Default" office:value-type="float" office:value="0.162268131971359" calcext:value-type="float">
            <text:p>0.162268132</text:p>
          </table:table-cell>
          <table:table-cell table:style-name="Default" office:value-type="float" office:value="0.43059030175209" calcext:value-type="float">
            <text:p>0.43059030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5559438169" calcext:value-type="float">
            <text:p>-0.0122855594</text:p>
          </table:table-cell>
          <table:table-cell table:style-name="Default" office:value-type="float" office:value="0.0905959755182266" calcext:value-type="float">
            <text:p>0.0905959755</text:p>
          </table:table-cell>
          <table:table-cell table:style-name="Default" office:value-type="float" office:value="0.0899935141205788" calcext:value-type="float">
            <text:p>0.0899935141</text:p>
          </table:table-cell>
          <table:table-cell table:style-name="Default" office:value-type="float" office:value="0.236101254820824" calcext:value-type="float">
            <text:p>0.2361012548</text:p>
          </table:table-cell>
          <table:table-cell table:style-name="Default" office:value-type="float" office:value="0.163640290498734" calcext:value-type="float">
            <text:p>0.1636402905</text:p>
          </table:table-cell>
          <table:table-cell table:style-name="Default" office:value-type="float" office:value="0.431079983711243" calcext:value-type="float">
            <text:p>0.4310799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86938726902" calcext:value-type="float">
            <text:p>-0.0122869387</text:p>
          </table:table-cell>
          <table:table-cell table:style-name="Default" office:value-type="float" office:value="0.090482197701931" calcext:value-type="float">
            <text:p>0.0904821977</text:p>
          </table:table-cell>
          <table:table-cell table:style-name="Default" office:value-type="float" office:value="0.0901230573654175" calcext:value-type="float">
            <text:p>0.0901230574</text:p>
          </table:table-cell>
          <table:table-cell table:style-name="Default" office:value-type="float" office:value="0.236935824155807" calcext:value-type="float">
            <text:p>0.2369358242</text:p>
          </table:table-cell>
          <table:table-cell table:style-name="Default" office:value-type="float" office:value="0.164171636104584" calcext:value-type="float">
            <text:p>0.1641716361</text:p>
          </table:table-cell>
          <table:table-cell table:style-name="Default" office:value-type="float" office:value="0.43119090795517" calcext:value-type="float">
            <text:p>0.4311909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486427426338" calcext:value-type="float">
            <text:p>-0.0122486427</text:p>
          </table:table-cell>
          <table:table-cell table:style-name="Default" office:value-type="float" office:value="0.0903397724032402" calcext:value-type="float">
            <text:p>0.0903397724</text:p>
          </table:table-cell>
          <table:table-cell table:style-name="Default" office:value-type="float" office:value="0.0901991277933121" calcext:value-type="float">
            <text:p>0.0901991278</text:p>
          </table:table-cell>
          <table:table-cell table:style-name="Default" office:value-type="float" office:value="0.23841193318367" calcext:value-type="float">
            <text:p>0.2384119332</text:p>
          </table:table-cell>
          <table:table-cell table:style-name="Default" office:value-type="float" office:value="0.164913728833199" calcext:value-type="float">
            <text:p>0.1649137288</text:p>
          </table:table-cell>
          <table:table-cell table:style-name="Default" office:value-type="float" office:value="0.431136220693588" calcext:value-type="float">
            <text:p>0.43113622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873626485467" calcext:value-type="float">
            <text:p>-0.0121873626</text:p>
          </table:table-cell>
          <table:table-cell table:style-name="Default" office:value-type="float" office:value="0.0903711020946503" calcext:value-type="float">
            <text:p>0.0903711021</text:p>
          </table:table-cell>
          <table:table-cell table:style-name="Default" office:value-type="float" office:value="0.090074896812439" calcext:value-type="float">
            <text:p>0.0900748968</text:p>
          </table:table-cell>
          <table:table-cell table:style-name="Default" office:value-type="float" office:value="0.2389005869627" calcext:value-type="float">
            <text:p>0.238900587</text:p>
          </table:table-cell>
          <table:table-cell table:style-name="Default" office:value-type="float" office:value="0.16513766348362" calcext:value-type="float">
            <text:p>0.1651376635</text:p>
          </table:table-cell>
          <table:table-cell table:style-name="Default" office:value-type="float" office:value="0.430870652198792" calcext:value-type="float">
            <text:p>0.43087065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078243151307" calcext:value-type="float">
            <text:p>-0.0119078243</text:p>
          </table:table-cell>
          <table:table-cell table:style-name="Default" office:value-type="float" office:value="0.0908608064055443" calcext:value-type="float">
            <text:p>0.0908608064</text:p>
          </table:table-cell>
          <table:table-cell table:style-name="Default" office:value-type="float" office:value="0.0892587006092072" calcext:value-type="float">
            <text:p>0.0892587006</text:p>
          </table:table-cell>
          <table:table-cell table:style-name="Default" office:value-type="float" office:value="0.238775819540024" calcext:value-type="float">
            <text:p>0.2387758195</text:p>
          </table:table-cell>
          <table:table-cell table:style-name="Default" office:value-type="float" office:value="0.165307119488716" calcext:value-type="float">
            <text:p>0.1653071195</text:p>
          </table:table-cell>
          <table:table-cell table:style-name="Default" office:value-type="float" office:value="0.42949241399765" calcext:value-type="float">
            <text:p>0.4294924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74585279822" calcext:value-type="float">
            <text:p>-0.0114474585</text:p>
          </table:table-cell>
          <table:table-cell table:style-name="Default" office:value-type="float" office:value="0.0918794572353363" calcext:value-type="float">
            <text:p>0.0918794572</text:p>
          </table:table-cell>
          <table:table-cell table:style-name="Default" office:value-type="float" office:value="0.0877570509910584" calcext:value-type="float">
            <text:p>0.087757051</text:p>
          </table:table-cell>
          <table:table-cell table:style-name="Default" office:value-type="float" office:value="0.237190246582031" calcext:value-type="float">
            <text:p>0.2371902466</text:p>
          </table:table-cell>
          <table:table-cell table:style-name="Default" office:value-type="float" office:value="0.164998978376389" calcext:value-type="float">
            <text:p>0.1649989784</text:p>
          </table:table-cell>
          <table:table-cell table:style-name="Default" office:value-type="float" office:value="0.427041381597519" calcext:value-type="float">
            <text:p>0.4270413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1597934737802" calcext:value-type="float">
            <text:p>-0.0111597935</text:p>
          </table:table-cell>
          <table:table-cell table:style-name="Default" office:value-type="float" office:value="0.0925698429346085" calcext:value-type="float">
            <text:p>0.0925698429</text:p>
          </table:table-cell>
          <table:table-cell table:style-name="Default" office:value-type="float" office:value="0.086772195994854" calcext:value-type="float">
            <text:p>0.086772196</text:p>
          </table:table-cell>
          <table:table-cell table:style-name="Default" office:value-type="float" office:value="0.235861033201218" calcext:value-type="float">
            <text:p>0.2358610332</text:p>
          </table:table-cell>
          <table:table-cell table:style-name="Default" office:value-type="float" office:value="0.164639711380005" calcext:value-type="float">
            <text:p>0.1646397114</text:p>
          </table:table-cell>
          <table:table-cell table:style-name="Default" office:value-type="float" office:value="0.425437748432159" calcext:value-type="float">
            <text:p>0.4254377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391772955656" calcext:value-type="float">
            <text:p>-0.0108391773</text:p>
          </table:table-cell>
          <table:table-cell table:style-name="Default" office:value-type="float" office:value="0.0933708027005196" calcext:value-type="float">
            <text:p>0.0933708027</text:p>
          </table:table-cell>
          <table:table-cell table:style-name="Default" office:value-type="float" office:value="0.0856423527002335" calcext:value-type="float">
            <text:p>0.0856423527</text:p>
          </table:table-cell>
          <table:table-cell table:style-name="Default" office:value-type="float" office:value="0.234183698892593" calcext:value-type="float">
            <text:p>0.2341836989</text:p>
          </table:table-cell>
          <table:table-cell table:style-name="Default" office:value-type="float" office:value="0.16413502395153" calcext:value-type="float">
            <text:p>0.164135024</text:p>
          </table:table-cell>
          <table:table-cell table:style-name="Default" office:value-type="float" office:value="0.423596203327179" calcext:value-type="float">
            <text:p>0.42359620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150898262858" calcext:value-type="float">
            <text:p>-0.0101150898</text:p>
          </table:table-cell>
          <table:table-cell table:style-name="Default" office:value-type="float" office:value="0.0952718853950501" calcext:value-type="float">
            <text:p>0.0952718854</text:p>
          </table:table-cell>
          <table:table-cell table:style-name="Default" office:value-type="float" office:value="0.0829775035381317" calcext:value-type="float">
            <text:p>0.0829775035</text:p>
          </table:table-cell>
          <table:table-cell table:style-name="Default" office:value-type="float" office:value="0.229819744825363" calcext:value-type="float">
            <text:p>0.2298197448</text:p>
          </table:table-cell>
          <table:table-cell table:style-name="Default" office:value-type="float" office:value="0.162673637270927" calcext:value-type="float">
            <text:p>0.1626736373</text:p>
          </table:table-cell>
          <table:table-cell table:style-name="Default" office:value-type="float" office:value="0.419246822595596" calcext:value-type="float">
            <text:p>0.4192468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1963349729777" calcext:value-type="float">
            <text:p>-0.0097196335</text:p>
          </table:table-cell>
          <table:table-cell table:style-name="Default" office:value-type="float" office:value="0.096355028450489" calcext:value-type="float">
            <text:p>0.0963550285</text:p>
          </table:table-cell>
          <table:table-cell table:style-name="Default" office:value-type="float" office:value="0.0814571380615235" calcext:value-type="float">
            <text:p>0.0814571381</text:p>
          </table:table-cell>
          <table:table-cell table:style-name="Default" office:value-type="float" office:value="0.227153047919273" calcext:value-type="float">
            <text:p>0.2271530479</text:p>
          </table:table-cell>
          <table:table-cell table:style-name="Default" office:value-type="float" office:value="0.161712870001793" calcext:value-type="float">
            <text:p>0.16171287</text:p>
          </table:table-cell>
          <table:table-cell table:style-name="Default" office:value-type="float" office:value="0.416763216257095" calcext:value-type="float">
            <text:p>0.41676321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07149797678" calcext:value-type="float">
            <text:p>-0.0093071498</text:p>
          </table:table-cell>
          <table:table-cell table:style-name="Default" office:value-type="float" office:value="0.0975149273872376" calcext:value-type="float">
            <text:p>0.0975149274</text:p>
          </table:table-cell>
          <table:table-cell table:style-name="Default" office:value-type="float" office:value="0.0798207670450211" calcext:value-type="float">
            <text:p>0.079820767</text:p>
          </table:table-cell>
          <table:table-cell table:style-name="Default" office:value-type="float" office:value="0.224177524447441" calcext:value-type="float">
            <text:p>0.2241775244</text:p>
          </table:table-cell>
          <table:table-cell table:style-name="Default" office:value-type="float" office:value="0.160596996545792" calcext:value-type="float">
            <text:p>0.1605969965</text:p>
          </table:table-cell>
          <table:table-cell table:style-name="Default" office:value-type="float" office:value="0.4140904545784" calcext:value-type="float">
            <text:p>0.41409045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8163316994906" calcext:value-type="float">
            <text:p>-0.0088816332</text:p>
          </table:table-cell>
          <table:table-cell table:style-name="Default" office:value-type="float" office:value="0.0987427309155464" calcext:value-type="float">
            <text:p>0.0987427309</text:p>
          </table:table-cell>
          <table:table-cell table:style-name="Default" office:value-type="float" office:value="0.0780754834413528" calcext:value-type="float">
            <text:p>0.0780754834</text:p>
          </table:table-cell>
          <table:table-cell table:style-name="Default" office:value-type="float" office:value="0.220904976129532" calcext:value-type="float">
            <text:p>0.2209049761</text:p>
          </table:table-cell>
          <table:table-cell table:style-name="Default" office:value-type="float" office:value="0.159326300024986" calcext:value-type="float">
            <text:p>0.1593263</text:p>
          </table:table-cell>
          <table:table-cell table:style-name="Default" office:value-type="float" office:value="0.411241739988327" calcext:value-type="float">
            <text:p>0.411241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00691638141871" calcext:value-type="float">
            <text:p>-0.0080069164</text:p>
          </table:table-cell>
          <table:table-cell table:style-name="Default" office:value-type="float" office:value="0.101366318762302" calcext:value-type="float">
            <text:p>0.1013663188</text:p>
          </table:table-cell>
          <table:table-cell table:style-name="Default" office:value-type="float" office:value="0.0742859691381455" calcext:value-type="float">
            <text:p>0.0742859691</text:p>
          </table:table-cell>
          <table:table-cell table:style-name="Default" office:value-type="float" office:value="0.213515907526016" calcext:value-type="float">
            <text:p>0.2135159075</text:p>
          </table:table-cell>
          <table:table-cell table:style-name="Default" office:value-type="float" office:value="0.156322807073593" calcext:value-type="float">
            <text:p>0.1563228071</text:p>
          </table:table-cell>
          <table:table-cell table:style-name="Default" office:value-type="float" office:value="0.405068337917328" calcext:value-type="float">
            <text:p>0.40506833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56547879427671" calcext:value-type="float">
            <text:p>-0.0075654788</text:p>
          </table:table-cell>
          <table:table-cell table:style-name="Default" office:value-type="float" office:value="0.102744370698929" calcext:value-type="float">
            <text:p>0.1027443707</text:p>
          </table:table-cell>
          <table:table-cell table:style-name="Default" office:value-type="float" office:value="0.0722559690475464" calcext:value-type="float">
            <text:p>0.072255969</text:p>
          </table:table-cell>
          <table:table-cell table:style-name="Default" office:value-type="float" office:value="0.209424450993538" calcext:value-type="float">
            <text:p>0.209424451</text:p>
          </table:table-cell>
          <table:table-cell table:style-name="Default" office:value-type="float" office:value="0.154592782258987" calcext:value-type="float">
            <text:p>0.1545927823</text:p>
          </table:table-cell>
          <table:table-cell table:style-name="Default" office:value-type="float" office:value="0.401770681142807" calcext:value-type="float">
            <text:p>0.40177068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69297855347395" calcext:value-type="float">
            <text:p>-0.0066929786</text:p>
          </table:table-cell>
          <table:table-cell table:style-name="Default" office:value-type="float" office:value="0.105589389801025" calcext:value-type="float">
            <text:p>0.1055893898</text:p>
          </table:table-cell>
          <table:table-cell table:style-name="Default" office:value-type="float" office:value="0.0679617896676064" calcext:value-type="float">
            <text:p>0.0679617897</text:p>
          </table:table-cell>
          <table:table-cell table:style-name="Default" office:value-type="float" office:value="0.200510770082474" calcext:value-type="float">
            <text:p>0.2005107701</text:p>
          </table:table-cell>
          <table:table-cell table:style-name="Default" office:value-type="float" office:value="0.150685712695122" calcext:value-type="float">
            <text:p>0.1506857127</text:p>
          </table:table-cell>
          <table:table-cell table:style-name="Default" office:value-type="float" office:value="0.394819647073746" calcext:value-type="float">
            <text:p>0.39481964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26919697970152" calcext:value-type="float">
            <text:p>-0.006269197</text:p>
          </table:table-cell>
          <table:table-cell table:style-name="Default" office:value-type="float" office:value="0.107039503753185" calcext:value-type="float">
            <text:p>0.1070395038</text:p>
          </table:table-cell>
          <table:table-cell table:style-name="Default" office:value-type="float" office:value="0.0657125785946846" calcext:value-type="float">
            <text:p>0.0657125786</text:p>
          </table:table-cell>
          <table:table-cell table:style-name="Default" office:value-type="float" office:value="0.195714667439461" calcext:value-type="float">
            <text:p>0.1957146674</text:p>
          </table:table-cell>
          <table:table-cell table:style-name="Default" office:value-type="float" office:value="0.148513838648796" calcext:value-type="float">
            <text:p>0.1485138386</text:p>
          </table:table-cell>
          <table:table-cell table:style-name="Default" office:value-type="float" office:value="0.391193121671677" calcext:value-type="float">
            <text:p>0.39119312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828814655542" calcext:value-type="float">
            <text:p>-0.0058582881</text:p>
          </table:table-cell>
          <table:table-cell table:style-name="Default" office:value-type="float" office:value="0.108497194945812" calcext:value-type="float">
            <text:p>0.1084971949</text:p>
          </table:table-cell>
          <table:table-cell table:style-name="Default" office:value-type="float" office:value="0.0634054392576218" calcext:value-type="float">
            <text:p>0.0634054393</text:p>
          </table:table-cell>
          <table:table-cell table:style-name="Default" office:value-type="float" office:value="0.190709754824638" calcext:value-type="float">
            <text:p>0.1907097548</text:p>
          </table:table-cell>
          <table:table-cell table:style-name="Default" office:value-type="float" office:value="0.146200135350227" calcext:value-type="float">
            <text:p>0.1462001354</text:p>
          </table:table-cell>
          <table:table-cell table:style-name="Default" office:value-type="float" office:value="0.387483447790146" calcext:value-type="float">
            <text:p>0.3874834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46357035636902" calcext:value-type="float">
            <text:p>-0.0054635704</text:p>
          </table:table-cell>
          <table:table-cell table:style-name="Default" office:value-type="float" office:value="0.109954714775085" calcext:value-type="float">
            <text:p>0.1099547148</text:p>
          </table:table-cell>
          <table:table-cell table:style-name="Default" office:value-type="float" office:value="0.0610482580959797" calcext:value-type="float">
            <text:p>0.0610482581</text:p>
          </table:table-cell>
          <table:table-cell table:style-name="Default" office:value-type="float" office:value="0.185508996248245" calcext:value-type="float">
            <text:p>0.1855089962</text:p>
          </table:table-cell>
          <table:table-cell table:style-name="Default" office:value-type="float" office:value="0.143747925758362" calcext:value-type="float">
            <text:p>0.1437479258</text:p>
          </table:table-cell>
          <table:table-cell table:style-name="Default" office:value-type="float" office:value="0.383703649044037" calcext:value-type="float">
            <text:p>0.3837036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0660491585732" calcext:value-type="float">
            <text:p>-0.0044066049</text:p>
          </table:table-cell>
          <table:table-cell table:style-name="Default" office:value-type="float" office:value="0.114255219697952" calcext:value-type="float">
            <text:p>0.1142552197</text:p>
          </table:table-cell>
          <table:table-cell table:style-name="Default" office:value-type="float" office:value="0.0537562221288681" calcext:value-type="float">
            <text:p>0.0537562221</text:p>
          </table:table-cell>
          <table:table-cell table:style-name="Default" office:value-type="float" office:value="0.168864458799362" calcext:value-type="float">
            <text:p>0.1688644588</text:p>
          </table:table-cell>
          <table:table-cell table:style-name="Default" office:value-type="float" office:value="0.135597556829453" calcext:value-type="float">
            <text:p>0.1355975568</text:p>
          </table:table-cell>
          <table:table-cell table:style-name="Default" office:value-type="float" office:value="0.372069597244263" calcext:value-type="float">
            <text:p>0.372069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3490882813931" calcext:value-type="float">
            <text:p>-0.0038349088</text:p>
          </table:table-cell>
          <table:table-cell table:style-name="Default" office:value-type="float" office:value="0.116998299956322" calcext:value-type="float">
            <text:p>0.1169983</text:p>
          </table:table-cell>
          <table:table-cell table:style-name="Default" office:value-type="float" office:value="0.0487924963235855" calcext:value-type="float">
            <text:p>0.0487924963</text:p>
          </table:table-cell>
          <table:table-cell table:style-name="Default" office:value-type="float" office:value="0.157030314207077" calcext:value-type="float">
            <text:p>0.1570303142</text:p>
          </table:table-cell>
          <table:table-cell table:style-name="Default" office:value-type="float" office:value="0.129545956850052" calcext:value-type="float">
            <text:p>0.1295459569</text:p>
          </table:table-cell>
          <table:table-cell table:style-name="Default" office:value-type="float" office:value="0.36418941617012" calcext:value-type="float">
            <text:p>0.36418941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9582901000977" calcext:value-type="float">
            <text:p>-0.003595829</text:p>
          </table:table-cell>
          <table:table-cell table:style-name="Default" office:value-type="float" office:value="0.118316158652306" calcext:value-type="float">
            <text:p>0.1183161587</text:p>
          </table:table-cell>
          <table:table-cell table:style-name="Default" office:value-type="float" office:value="0.04630446434021" calcext:value-type="float">
            <text:p>0.0463044643</text:p>
          </table:table-cell>
          <table:table-cell table:style-name="Default" office:value-type="float" office:value="0.150931000709534" calcext:value-type="float">
            <text:p>0.1509310007</text:p>
          </table:table-cell>
          <table:table-cell table:style-name="Default" office:value-type="float" office:value="0.126349270343781" calcext:value-type="float">
            <text:p>0.1263492703</text:p>
          </table:table-cell>
          <table:table-cell table:style-name="Default" office:value-type="float" office:value="0.360246598720551" calcext:value-type="float">
            <text:p>0.36024659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2015024721622" calcext:value-type="float">
            <text:p>-0.0032201502</text:p>
          </table:table-cell>
          <table:table-cell table:style-name="Default" office:value-type="float" office:value="0.120822064578533" calcext:value-type="float">
            <text:p>0.1208220646</text:p>
          </table:table-cell>
          <table:table-cell table:style-name="Default" office:value-type="float" office:value="0.0413564890623093" calcext:value-type="float">
            <text:p>0.0413564891</text:p>
          </table:table-cell>
          <table:table-cell table:style-name="Default" office:value-type="float" office:value="0.138431549072266" calcext:value-type="float">
            <text:p>0.1384315491</text:p>
          </table:table-cell>
          <table:table-cell table:style-name="Default" office:value-type="float" office:value="0.119641177356243" calcext:value-type="float">
            <text:p>0.1196411774</text:p>
          </table:table-cell>
          <table:table-cell table:style-name="Default" office:value-type="float" office:value="0.3524090051651" calcext:value-type="float">
            <text:p>0.3524090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8633968234062" calcext:value-type="float">
            <text:p>-0.0030863397</text:p>
          </table:table-cell>
          <table:table-cell table:style-name="Default" office:value-type="float" office:value="0.122002899646759" calcext:value-type="float">
            <text:p>0.1220028996</text:p>
          </table:table-cell>
          <table:table-cell table:style-name="Default" office:value-type="float" office:value="0.0389123409986496" calcext:value-type="float">
            <text:p>0.038912341</text:p>
          </table:table-cell>
          <table:table-cell table:style-name="Default" office:value-type="float" office:value="0.132056698203087" calcext:value-type="float">
            <text:p>0.1320566982</text:p>
          </table:table-cell>
          <table:table-cell table:style-name="Default" office:value-type="float" office:value="0.116141363978386" calcext:value-type="float">
            <text:p>0.116141364</text:p>
          </table:table-cell>
          <table:table-cell table:style-name="Default" office:value-type="float" office:value="0.348534286022186" calcext:value-type="float">
            <text:p>0.3485342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3181464076042" calcext:value-type="float">
            <text:p>-0.0029318146</text:p>
          </table:table-cell>
          <table:table-cell table:style-name="Default" office:value-type="float" office:value="0.124206528067589" calcext:value-type="float">
            <text:p>0.1242065281</text:p>
          </table:table-cell>
          <table:table-cell table:style-name="Default" office:value-type="float" office:value="0.0341218113899231" calcext:value-type="float">
            <text:p>0.0341218114</text:p>
          </table:table-cell>
          <table:table-cell table:style-name="Default" office:value-type="float" office:value="0.119119457900524" calcext:value-type="float">
            <text:p>0.1191194579</text:p>
          </table:table-cell>
          <table:table-cell table:style-name="Default" office:value-type="float" office:value="0.108882308006287" calcext:value-type="float">
            <text:p>0.108882308</text:p>
          </table:table-cell>
          <table:table-cell table:style-name="Default" office:value-type="float" office:value="0.340919077396393" calcext:value-type="float">
            <text:p>0.34091907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211344301701" calcext:value-type="float">
            <text:p>-0.0029121134</text:p>
          </table:table-cell>
          <table:table-cell table:style-name="Default" office:value-type="float" office:value="0.125225275754929" calcext:value-type="float">
            <text:p>0.1252252758</text:p>
          </table:table-cell>
          <table:table-cell table:style-name="Default" office:value-type="float" office:value="0.0317898839712143" calcext:value-type="float">
            <text:p>0.031789884</text:p>
          </table:table-cell>
          <table:table-cell table:style-name="Default" office:value-type="float" office:value="0.112581208348274" calcext:value-type="float">
            <text:p>0.1125812083</text:p>
          </table:table-cell>
          <table:table-cell table:style-name="Default" office:value-type="float" office:value="0.105136267840862" calcext:value-type="float">
            <text:p>0.1051362678</text:p>
          </table:table-cell>
          <table:table-cell table:style-name="Default" office:value-type="float" office:value="0.337195485830307" calcext:value-type="float">
            <text:p>0.3371954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8864301294088" calcext:value-type="float">
            <text:p>-0.002988643</text:p>
          </table:table-cell>
          <table:table-cell table:style-name="Default" office:value-type="float" office:value="0.127091228961945" calcext:value-type="float">
            <text:p>0.127091229</text:p>
          </table:table-cell>
          <table:table-cell table:style-name="Default" office:value-type="float" office:value="0.0272861868143082" calcext:value-type="float">
            <text:p>0.0272861868</text:p>
          </table:table-cell>
          <table:table-cell table:style-name="Default" office:value-type="float" office:value="0.0994261354207993" calcext:value-type="float">
            <text:p>0.0994261354</text:p>
          </table:table-cell>
          <table:table-cell table:style-name="Default" office:value-type="float" office:value="0.0974465757608414" calcext:value-type="float">
            <text:p>0.0974465758</text:p>
          </table:table-cell>
          <table:table-cell table:style-name="Default" office:value-type="float" office:value="0.329954981803894" calcext:value-type="float">
            <text:p>0.32995498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1706244722009" calcext:value-type="float">
            <text:p>-0.0032170624</text:p>
          </table:table-cell>
          <table:table-cell table:style-name="Default" office:value-type="float" office:value="0.128726467490196" calcext:value-type="float">
            <text:p>0.1287264675</text:p>
          </table:table-cell>
          <table:table-cell table:style-name="Default" office:value-type="float" office:value="0.0230358466506004" calcext:value-type="float">
            <text:p>0.0230358467</text:p>
          </table:table-cell>
          <table:table-cell table:style-name="Default" office:value-type="float" office:value="0.0862437039613724" calcext:value-type="float">
            <text:p>0.086243704</text:p>
          </table:table-cell>
          <table:table-cell table:style-name="Default" office:value-type="float" office:value="0.0895425602793694" calcext:value-type="float">
            <text:p>0.0895425603</text:p>
          </table:table-cell>
          <table:table-cell table:style-name="Default" office:value-type="float" office:value="0.323034048080444" calcext:value-type="float">
            <text:p>0.32303404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8630564510822" calcext:value-type="float">
            <text:p>-0.0033863056</text:p>
          </table:table-cell>
          <table:table-cell table:style-name="Default" office:value-type="float" office:value="0.129458665847778" calcext:value-type="float">
            <text:p>0.1294586658</text:p>
          </table:table-cell>
          <table:table-cell table:style-name="Default" office:value-type="float" office:value="0.0210189335048199" calcext:value-type="float">
            <text:p>0.0210189335</text:p>
          </table:table-cell>
          <table:table-cell table:style-name="Default" office:value-type="float" office:value="0.0796710699796677" calcext:value-type="float">
            <text:p>0.07967107</text:p>
          </table:table-cell>
          <table:table-cell table:style-name="Default" office:value-type="float" office:value="0.0855296701192856" calcext:value-type="float">
            <text:p>0.0855296701</text:p>
          </table:table-cell>
          <table:table-cell table:style-name="Default" office:value-type="float" office:value="0.319707930088043" calcext:value-type="float">
            <text:p>0.31970793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2860936224461" calcext:value-type="float">
            <text:p>-0.0038286094</text:p>
          </table:table-cell>
          <table:table-cell table:style-name="Default" office:value-type="float" office:value="0.130757987499237" calcext:value-type="float">
            <text:p>0.1307579875</text:p>
          </table:table-cell>
          <table:table-cell table:style-name="Default" office:value-type="float" office:value="0.0172231607139111" calcext:value-type="float">
            <text:p>0.0172231607</text:p>
          </table:table-cell>
          <table:table-cell table:style-name="Default" office:value-type="float" office:value="0.0666187256574631" calcext:value-type="float">
            <text:p>0.0666187257</text:p>
          </table:table-cell>
          <table:table-cell table:style-name="Default" office:value-type="float" office:value="0.0774216055870056" calcext:value-type="float">
            <text:p>0.0774216056</text:p>
          </table:table-cell>
          <table:table-cell table:style-name="Default" office:value-type="float" office:value="0.313348323106766" calcext:value-type="float">
            <text:p>0.31334832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09852340817452" calcext:value-type="float">
            <text:p>-0.0040985234</text:p>
          </table:table-cell>
          <table:table-cell table:style-name="Default" office:value-type="float" office:value="0.131328493356705" calcext:value-type="float">
            <text:p>0.1313284934</text:p>
          </table:table-cell>
          <table:table-cell table:style-name="Default" office:value-type="float" office:value="0.0154512189328671" calcext:value-type="float">
            <text:p>0.0154512189</text:p>
          </table:table-cell>
          <table:table-cell table:style-name="Default" office:value-type="float" office:value="0.0601610243320465" calcext:value-type="float">
            <text:p>0.0601610243</text:p>
          </table:table-cell>
          <table:table-cell table:style-name="Default" office:value-type="float" office:value="0.0733429193496704" calcext:value-type="float">
            <text:p>0.0733429193</text:p>
          </table:table-cell>
          <table:table-cell table:style-name="Default" office:value-type="float" office:value="0.310322821140289" calcext:value-type="float">
            <text:p>0.31032282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72625019028783" calcext:value-type="float">
            <text:p>-0.0047262502</text:p>
          </table:table-cell>
          <table:table-cell table:style-name="Default" office:value-type="float" office:value="0.132321521639824" calcext:value-type="float">
            <text:p>0.1323215216</text:p>
          </table:table-cell>
          <table:table-cell table:style-name="Default" office:value-type="float" office:value="0.0121724493801594" calcext:value-type="float">
            <text:p>0.0121724494</text:p>
          </table:table-cell>
          <table:table-cell table:style-name="Default" office:value-type="float" office:value="0.04743592441082" calcext:value-type="float">
            <text:p>0.0474359244</text:p>
          </table:table-cell>
          <table:table-cell table:style-name="Default" office:value-type="float" office:value="0.0651780292391777" calcext:value-type="float">
            <text:p>0.0651780292</text:p>
          </table:table-cell>
          <table:table-cell table:style-name="Default" office:value-type="float" office:value="0.304595828056335" calcext:value-type="float">
            <text:p>0.30459582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85337448865175" calcext:value-type="float">
            <text:p>-0.0058533745</text:p>
          </table:table-cell>
          <table:table-cell table:style-name="Default" office:value-type="float" office:value="0.133479103446007" calcext:value-type="float">
            <text:p>0.1334791034</text:p>
          </table:table-cell>
          <table:table-cell table:style-name="Default" office:value-type="float" office:value="0.00793661177158356" calcext:value-type="float">
            <text:p>0.0079366118</text:p>
          </table:table-cell>
          <table:table-cell table:style-name="Default" office:value-type="float" office:value="0.0289810039103031" calcext:value-type="float">
            <text:p>0.0289810039</text:p>
          </table:table-cell>
          <table:table-cell table:style-name="Default" office:value-type="float" office:value="0.0530377067625523" calcext:value-type="float">
            <text:p>0.0530377068</text:p>
          </table:table-cell>
          <table:table-cell table:style-name="Default" office:value-type="float" office:value="0.296846002340317" calcext:value-type="float">
            <text:p>0.29684600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550206168554723" calcext:value-type="float">
            <text:p>0.0005502062</text:p>
          </table:table-cell>
          <table:table-cell table:style-name="Default" office:value-type="float" office:value="0.0677404180169106" calcext:value-type="float">
            <text:p>0.067740418</text:p>
          </table:table-cell>
          <table:table-cell table:style-name="Default" office:value-type="float" office:value="0.00187620520591736" calcext:value-type="float">
            <text:p>0.0018762052</text:p>
          </table:table-cell>
          <table:table-cell table:style-name="Default" office:value-type="float" office:value="-0.00465281400829554" calcext:value-type="float">
            <text:p>-0.004652814</text:p>
          </table:table-cell>
          <table:table-cell table:style-name="Default" office:value-type="float" office:value="0.0299762114882469" calcext:value-type="float">
            <text:p>0.0299762115</text:p>
          </table:table-cell>
          <table:table-cell table:style-name="Default" office:value-type="float" office:value="0.142147034406662" calcext:value-type="float">
            <text:p>0.142147034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0.0000366591339115985" calcext:value-type="float">
            <text:p>3.66591339115985E-005</text:p>
          </table:table-cell>
          <table:table-cell table:style-name="Default" office:value-type="float" office:value="0.0678920224308968" calcext:value-type="float">
            <text:p>0.0678920224</text:p>
          </table:table-cell>
          <table:table-cell table:style-name="Default" office:value-type="float" office:value="-0.000528775155544281" calcext:value-type="float">
            <text:p>-0.0005287752</text:p>
          </table:table-cell>
          <table:table-cell table:style-name="Default" office:value-type="float" office:value="-0.00310701504349709" calcext:value-type="float">
            <text:p>-0.003107015</text:p>
          </table:table-cell>
          <table:table-cell table:style-name="Default" office:value-type="float" office:value="-0.000354363466612995" calcext:value-type="float">
            <text:p>-0.0003543635</text:p>
          </table:table-cell>
          <table:table-cell table:style-name="Default" office:value-type="float" office:value="0.140573844313622" calcext:value-type="float">
            <text:p>0.14057384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20455353660509" calcext:value-type="float">
            <text:p>-0.0002045535</text:p>
          </table:table-cell>
          <table:table-cell table:style-name="Default" office:value-type="float" office:value="0.0679651200771332" calcext:value-type="float">
            <text:p>0.0679651201</text:p>
          </table:table-cell>
          <table:table-cell table:style-name="Default" office:value-type="float" office:value="-0.000883534550666809" calcext:value-type="float">
            <text:p>-0.0008835346</text:p>
          </table:table-cell>
          <table:table-cell table:style-name="Default" office:value-type="float" office:value="-0.00547496788203716" calcext:value-type="float">
            <text:p>-0.0054749679</text:p>
          </table:table-cell>
          <table:table-cell table:style-name="Default" office:value-type="float" office:value="-0.000625236600171775" calcext:value-type="float">
            <text:p>-0.0006252366</text:p>
          </table:table-cell>
          <table:table-cell table:style-name="Default" office:value-type="float" office:value="0.139856055378914" calcext:value-type="float">
            <text:p>0.13985605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0676741707138717" calcext:value-type="float">
            <text:p>-0.0006767417</text:p>
          </table:table-cell>
          <table:table-cell table:style-name="Default" office:value-type="float" office:value="0.0680892691016197" calcext:value-type="float">
            <text:p>0.0680892691</text:p>
          </table:table-cell>
          <table:table-cell table:style-name="Default" office:value-type="float" office:value="-0.00122224539518356" calcext:value-type="float">
            <text:p>-0.0012222454</text:p>
          </table:table-cell>
          <table:table-cell table:style-name="Default" office:value-type="float" office:value="-0.00852802861481905" calcext:value-type="float">
            <text:p>-0.0085280286</text:p>
          </table:table-cell>
          <table:table-cell table:style-name="Default" office:value-type="float" office:value="-0.000972877838648856" calcext:value-type="float">
            <text:p>-0.0009728778</text:p>
          </table:table-cell>
          <table:table-cell table:style-name="Default" office:value-type="float" office:value="0.138574153184891" calcext:value-type="float">
            <text:p>0.1385741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12295988947153" calcext:value-type="float">
            <text:p>-0.0011229599</text:p>
          </table:table-cell>
          <table:table-cell table:style-name="Default" office:value-type="float" office:value="0.0681891590356827" calcext:value-type="float">
            <text:p>0.068189159</text:p>
          </table:table-cell>
          <table:table-cell table:style-name="Default" office:value-type="float" office:value="-0.00124892592430115" calcext:value-type="float">
            <text:p>-0.0012489259</text:p>
          </table:table-cell>
          <table:table-cell table:style-name="Default" office:value-type="float" office:value="-0.00997879542410374" calcext:value-type="float">
            <text:p>-0.0099787954</text:p>
          </table:table-cell>
          <table:table-cell table:style-name="Default" office:value-type="float" office:value="-0.00113333424087614" calcext:value-type="float">
            <text:p>-0.0011333342</text:p>
          </table:table-cell>
          <table:table-cell table:style-name="Default" office:value-type="float" office:value="0.137488380074501" calcext:value-type="float">
            <text:p>0.13748838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33197591640055" calcext:value-type="float">
            <text:p>-0.0013319759</text:p>
          </table:table-cell>
          <table:table-cell table:style-name="Default" office:value-type="float" office:value="0.0682312995195389" calcext:value-type="float">
            <text:p>0.0682312995</text:p>
          </table:table-cell>
          <table:table-cell table:style-name="Default" office:value-type="float" office:value="-0.00119415298104286" calcext:value-type="float">
            <text:p>-0.001194153</text:p>
          </table:table-cell>
          <table:table-cell table:style-name="Default" office:value-type="float" office:value="-0.0102754002436996" calcext:value-type="float">
            <text:p>-0.0102754002</text:p>
          </table:table-cell>
          <table:table-cell table:style-name="Default" office:value-type="float" office:value="-0.00116350257303566" calcext:value-type="float">
            <text:p>-0.0011635026</text:p>
          </table:table-cell>
          <table:table-cell table:style-name="Default" office:value-type="float" office:value="0.137016266584396" calcext:value-type="float">
            <text:p>0.13701626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52936670929194" calcext:value-type="float">
            <text:p>-0.0015293667</text:p>
          </table:table-cell>
          <table:table-cell table:style-name="Default" office:value-type="float" office:value="0.0682687684893608" calcext:value-type="float">
            <text:p>0.0682687685</text:p>
          </table:table-cell>
          <table:table-cell table:style-name="Default" office:value-type="float" office:value="-0.0011124461889267" calcext:value-type="float">
            <text:p>-0.0011124462</text:p>
          </table:table-cell>
          <table:table-cell table:style-name="Default" office:value-type="float" office:value="-0.0103516262024641" calcext:value-type="float">
            <text:p>-0.0103516262</text:p>
          </table:table-cell>
          <table:table-cell table:style-name="Default" office:value-type="float" office:value="-0.00116810377221555" calcext:value-type="float">
            <text:p>-0.0011681038</text:p>
          </table:table-cell>
          <table:table-cell table:style-name="Default" office:value-type="float" office:value="0.136589795351028" calcext:value-type="float">
            <text:p>0.1365897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188330095261335" calcext:value-type="float">
            <text:p>-0.001883301</text:p>
          </table:table-cell>
          <table:table-cell table:style-name="Default" office:value-type="float" office:value="0.0683306455612183" calcext:value-type="float">
            <text:p>0.0683306456</text:p>
          </table:table-cell>
          <table:table-cell table:style-name="Default" office:value-type="float" office:value="-0.000907070934772491" calcext:value-type="float">
            <text:p>-0.0009070709</text:p>
          </table:table-cell>
          <table:table-cell table:style-name="Default" office:value-type="float" office:value="-0.0099822161719203" calcext:value-type="float">
            <text:p>-0.0099822162</text:p>
          </table:table-cell>
          <table:table-cell table:style-name="Default" office:value-type="float" office:value="-0.00111791153904051" calcext:value-type="float">
            <text:p>-0.0011179115</text:p>
          </table:table-cell>
          <table:table-cell table:style-name="Default" office:value-type="float" office:value="0.135869443416595" calcext:value-type="float">
            <text:p>0.13586944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03709141351283" calcext:value-type="float">
            <text:p>-0.0020370914</text:p>
          </table:table-cell>
          <table:table-cell table:style-name="Default" office:value-type="float" office:value="0.068355493247509" calcext:value-type="float">
            <text:p>0.0683554932</text:p>
          </table:table-cell>
          <table:table-cell table:style-name="Default" office:value-type="float" office:value="-0.000797901302576065" calcext:value-type="float">
            <text:p>-0.0007979013</text:p>
          </table:table-cell>
          <table:table-cell table:style-name="Default" office:value-type="float" office:value="-0.00958962645381689" calcext:value-type="float">
            <text:p>-0.0095896265</text:p>
          </table:table-cell>
          <table:table-cell table:style-name="Default" office:value-type="float" office:value="-0.00106969242915511" calcext:value-type="float">
            <text:p>-0.0010696924</text:p>
          </table:table-cell>
          <table:table-cell table:style-name="Default" office:value-type="float" office:value="0.135573416948318" calcext:value-type="float">
            <text:p>0.13557341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17371457256377" calcext:value-type="float">
            <text:p>-0.0021737146</text:p>
          </table:table-cell>
          <table:table-cell table:style-name="Default" office:value-type="float" office:value="0.0683765783905983" calcext:value-type="float">
            <text:p>0.0683765784</text:p>
          </table:table-cell>
          <table:table-cell table:style-name="Default" office:value-type="float" office:value="-0.000691153109073639" calcext:value-type="float">
            <text:p>-0.0006911531</text:p>
          </table:table-cell>
          <table:table-cell table:style-name="Default" office:value-type="float" office:value="-0.00908499769866467" calcext:value-type="float">
            <text:p>-0.0090849977</text:p>
          </table:table-cell>
          <table:table-cell table:style-name="Default" office:value-type="float" office:value="-0.0010093831224367" calcext:value-type="float">
            <text:p>-0.0010093831</text:p>
          </table:table-cell>
          <table:table-cell table:style-name="Default" office:value-type="float" office:value="0.135319262742996" calcext:value-type="float">
            <text:p>0.13531926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39099189639092" calcext:value-type="float">
            <text:p>-0.0023909919</text:p>
          </table:table-cell>
          <table:table-cell table:style-name="Default" office:value-type="float" office:value="0.0684077888727188" calcext:value-type="float">
            <text:p>0.0684077889</text:p>
          </table:table-cell>
          <table:table-cell table:style-name="Default" office:value-type="float" office:value="-0.000497717410326004" calcext:value-type="float">
            <text:p>-0.0004977174</text:p>
          </table:table-cell>
          <table:table-cell table:style-name="Default" office:value-type="float" office:value="-0.00779786426573992" calcext:value-type="float">
            <text:p>-0.0077978643</text:p>
          </table:table-cell>
          <table:table-cell table:style-name="Default" office:value-type="float" office:value="-0.000859660853166133" calcext:value-type="float">
            <text:p>-0.0008596609</text:p>
          </table:table-cell>
          <table:table-cell table:style-name="Default" office:value-type="float" office:value="0.13493324816227" calcext:value-type="float">
            <text:p>0.13493324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2680154517293" calcext:value-type="float">
            <text:p>-0.0025268015</text:p>
          </table:table-cell>
          <table:table-cell table:style-name="Default" office:value-type="float" office:value="0.0684250593185425" calcext:value-type="float">
            <text:p>0.0684250593</text:p>
          </table:table-cell>
          <table:table-cell table:style-name="Default" office:value-type="float" office:value="-0.000342123210430145" calcext:value-type="float">
            <text:p>-0.0003421232</text:p>
          </table:table-cell>
          <table:table-cell table:style-name="Default" office:value-type="float" office:value="-0.00620889710262418" calcext:value-type="float">
            <text:p>-0.0062088971</text:p>
          </table:table-cell>
          <table:table-cell table:style-name="Default" office:value-type="float" office:value="-0.000679764896631241" calcext:value-type="float">
            <text:p>-0.0006797649</text:p>
          </table:table-cell>
          <table:table-cell table:style-name="Default" office:value-type="float" office:value="0.134707689285278" calcext:value-type="float">
            <text:p>0.134707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6188516505063" calcext:value-type="float">
            <text:p>-0.0025618852</text:p>
          </table:table-cell>
          <table:table-cell table:style-name="Default" office:value-type="float" office:value="0.0684285312891007" calcext:value-type="float">
            <text:p>0.0684285313</text:p>
          </table:table-cell>
          <table:table-cell table:style-name="Default" office:value-type="float" office:value="-0.000279419124126434" calcext:value-type="float">
            <text:p>-0.0002794191</text:p>
          </table:table-cell>
          <table:table-cell table:style-name="Default" office:value-type="float" office:value="-0.00532007589936256" calcext:value-type="float">
            <text:p>-0.0053200759</text:p>
          </table:table-cell>
          <table:table-cell table:style-name="Default" office:value-type="float" office:value="-0.000580749125219882" calcext:value-type="float">
            <text:p>-0.0005807491</text:p>
          </table:table-cell>
          <table:table-cell table:style-name="Default" office:value-type="float" office:value="0.134655058383942" calcext:value-type="float">
            <text:p>0.134655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38258267939" calcext:value-type="float">
            <text:p>-0.0025743826</text:p>
          </table:table-cell>
          <table:table-cell table:style-name="Default" office:value-type="float" office:value="0.0684270560741425" calcext:value-type="float">
            <text:p>0.0684270561</text:p>
          </table:table-cell>
          <table:table-cell table:style-name="Default" office:value-type="float" office:value="-0.000181134790182114" calcext:value-type="float">
            <text:p>-0.0001811348</text:p>
          </table:table-cell>
          <table:table-cell table:style-name="Default" office:value-type="float" office:value="-0.00350038916803896" calcext:value-type="float">
            <text:p>-0.0035003892</text:p>
          </table:table-cell>
          <table:table-cell table:style-name="Default" office:value-type="float" office:value="-0.000380530487746" calcext:value-type="float">
            <text:p>-0.0003805305</text:p>
          </table:table-cell>
          <table:table-cell table:style-name="Default" office:value-type="float" office:value="0.134650766849518" calcext:value-type="float">
            <text:p>0.13465076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465057075024" calcext:value-type="float">
            <text:p>-0.0025746506</text:p>
          </table:table-cell>
          <table:table-cell table:style-name="Default" office:value-type="float" office:value="0.068425789475441" calcext:value-type="float">
            <text:p>0.0684257895</text:p>
          </table:table-cell>
          <table:table-cell table:style-name="Default" office:value-type="float" office:value="-0.000145234167575836" calcext:value-type="float">
            <text:p>-0.0001452342</text:p>
          </table:table-cell>
          <table:table-cell table:style-name="Default" office:value-type="float" office:value="-0.00280035566538572" calcext:value-type="float">
            <text:p>-0.0028003557</text:p>
          </table:table-cell>
          <table:table-cell table:style-name="Default" office:value-type="float" office:value="-0.000304003129713237" calcext:value-type="float">
            <text:p>-0.0003040031</text:p>
          </table:table-cell>
          <table:table-cell table:style-name="Default" office:value-type="float" office:value="0.134657114744186" calcext:value-type="float">
            <text:p>0.13465711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08386857808" calcext:value-type="float">
            <text:p>-0.0025750839</text:p>
          </table:table-cell>
          <table:table-cell table:style-name="Default" office:value-type="float" office:value="0.0684239268302918" calcext:value-type="float">
            <text:p>0.0684239268</text:p>
          </table:table-cell>
          <table:table-cell table:style-name="Default" office:value-type="float" office:value="-0.0000932104885578156" calcext:value-type="float">
            <text:p>-9.32104885578156E-005</text:p>
          </table:table-cell>
          <table:table-cell table:style-name="Default" office:value-type="float" office:value="-0.0017922701081261" calcext:value-type="float">
            <text:p>-0.0017922701</text:p>
          </table:table-cell>
          <table:table-cell table:style-name="Default" office:value-type="float" office:value="-0.000194173931959085" calcext:value-type="float">
            <text:p>-0.0001941739</text:p>
          </table:table-cell>
          <table:table-cell table:style-name="Default" office:value-type="float" office:value="0.134666666388512" calcext:value-type="float">
            <text:p>0.13466666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33183321357" calcext:value-type="float">
            <text:p>-0.0025753318</text:p>
          </table:table-cell>
          <table:table-cell table:style-name="Default" office:value-type="float" office:value="0.0684226602315903" calcext:value-type="float">
            <text:p>0.0684226602</text:p>
          </table:table-cell>
          <table:table-cell table:style-name="Default" office:value-type="float" office:value="-0.0000597313046455383" calcext:value-type="float">
            <text:p>-5.97313046455383E-005</text:p>
          </table:table-cell>
          <table:table-cell table:style-name="Default" office:value-type="float" office:value="-0.00114707730244845" calcext:value-type="float">
            <text:p>-0.0011470773</text:p>
          </table:table-cell>
          <table:table-cell table:style-name="Default" office:value-type="float" office:value="-0.000124111873446964" calcext:value-type="float">
            <text:p>-0.0001241119</text:p>
          </table:table-cell>
          <table:table-cell table:style-name="Default" office:value-type="float" office:value="0.134672924876213" calcext:value-type="float">
            <text:p>0.1346729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43148472905" calcext:value-type="float">
            <text:p>-0.0025754315</text:p>
          </table:table-cell>
          <table:table-cell table:style-name="Default" office:value-type="float" office:value="0.0684222429990768" calcext:value-type="float">
            <text:p>0.068422243</text:p>
          </table:table-cell>
          <table:table-cell table:style-name="Default" office:value-type="float" office:value="-0.0000477954745292664" calcext:value-type="float">
            <text:p>-4.77954745292664E-005</text:p>
          </table:table-cell>
          <table:table-cell table:style-name="Default" office:value-type="float" office:value="-0.000917665078304708" calcext:value-type="float">
            <text:p>-0.0009176651</text:p>
          </table:table-cell>
          <table:table-cell table:style-name="Default" office:value-type="float" office:value="-0.0000992445420706645" calcext:value-type="float">
            <text:p>-9.92445420706645E-005</text:p>
          </table:table-cell>
          <table:table-cell table:style-name="Default" office:value-type="float" office:value="0.134675160050392" calcext:value-type="float">
            <text:p>0.1346751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52228868008" calcext:value-type="float">
            <text:p>-0.0025755223</text:p>
          </table:table-cell>
          <table:table-cell table:style-name="Default" office:value-type="float" office:value="0.0684218779206276" calcext:value-type="float">
            <text:p>0.0684218779</text:p>
          </table:table-cell>
          <table:table-cell table:style-name="Default" office:value-type="float" office:value="-0.0000382028520107269" calcext:value-type="float">
            <text:p>-3.82028520107269E-005</text:p>
          </table:table-cell>
          <table:table-cell table:style-name="Default" office:value-type="float" office:value="-0.00073413533391431" calcext:value-type="float">
            <text:p>-0.0007341353</text:p>
          </table:table-cell>
          <table:table-cell table:style-name="Default" office:value-type="float" office:value="-0.0000793667131802067" calcext:value-type="float">
            <text:p>-7.93667131802067E-005</text:p>
          </table:table-cell>
          <table:table-cell table:style-name="Default" office:value-type="float" office:value="0.13467700779438" calcext:value-type="float">
            <text:p>0.13467700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2333717942" calcext:value-type="float">
            <text:p>-0.0025756233</text:p>
          </table:table-cell>
          <table:table-cell table:style-name="Default" office:value-type="float" office:value="0.0684213563799858" calcext:value-type="float">
            <text:p>0.0684213564</text:p>
          </table:table-cell>
          <table:table-cell table:style-name="Default" office:value-type="float" office:value="-0.0000244155526161194" calcext:value-type="float">
            <text:p>-2.44155526161194E-005</text:p>
          </table:table-cell>
          <table:table-cell table:style-name="Default" office:value-type="float" office:value="-0.00046984656364657" calcext:value-type="float">
            <text:p>-0.0004698466</text:p>
          </table:table-cell>
          <table:table-cell table:style-name="Default" office:value-type="float" office:value="-0.0000507694203406572" calcext:value-type="float">
            <text:p>-5.07694203406572E-005</text:p>
          </table:table-cell>
          <table:table-cell table:style-name="Default" office:value-type="float" office:value="0.134679660201073" calcext:value-type="float">
            <text:p>0.13467966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6082291305" calcext:value-type="float">
            <text:p>-0.0025756608</text:p>
          </table:table-cell>
          <table:table-cell table:style-name="Default" office:value-type="float" office:value="0.0684211477637291" calcext:value-type="float">
            <text:p>0.0684211478</text:p>
          </table:table-cell>
          <table:table-cell table:style-name="Default" office:value-type="float" office:value="-0.0000194944441318512" calcext:value-type="float">
            <text:p>-1.94944441318512E-005</text:p>
          </table:table-cell>
          <table:table-cell table:style-name="Default" office:value-type="float" office:value="-0.000375877920305356" calcext:value-type="float">
            <text:p>-0.0003758779</text:p>
          </table:table-cell>
          <table:table-cell table:style-name="Default" office:value-type="float" office:value="-0.0000406082981498912" calcext:value-type="float">
            <text:p>-4.06082981498912E-005</text:p>
          </table:table-cell>
          <table:table-cell table:style-name="Default" office:value-type="float" office:value="0.134680539369583" calcext:value-type="float">
            <text:p>0.13468053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68364031613" calcext:value-type="float">
            <text:p>-0.0025756836</text:p>
          </table:table-cell>
          <table:table-cell table:style-name="Default" office:value-type="float" office:value="0.0684209987521172" calcext:value-type="float">
            <text:p>0.0684209988</text:p>
          </table:table-cell>
          <table:table-cell table:style-name="Default" office:value-type="float" office:value="-0.0000155344605445862" calcext:value-type="float">
            <text:p>-1.55344605445862E-005</text:p>
          </table:table-cell>
          <table:table-cell table:style-name="Default" office:value-type="float" office:value="-0.000300700863590464" calcext:value-type="float">
            <text:p>-0.0003007009</text:p>
          </table:table-cell>
          <table:table-cell table:style-name="Default" office:value-type="float" office:value="-0.0000324824286508374" calcext:value-type="float">
            <text:p>-3.24824286508374E-005</text:p>
          </table:table-cell>
          <table:table-cell table:style-name="Default" office:value-type="float" office:value="0.134681269526482" calcext:value-type="float">
            <text:p>0.13468126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1809925139" calcext:value-type="float">
            <text:p>-0.0025757181</text:p>
          </table:table-cell>
          <table:table-cell table:style-name="Default" office:value-type="float" office:value="0.0684208124876022" calcext:value-type="float">
            <text:p>0.0684208125</text:p>
          </table:table-cell>
          <table:table-cell table:style-name="Default" office:value-type="float" office:value="-0.00000989809632301331" calcext:value-type="float">
            <text:p>-9.89809632301331E-006</text:p>
          </table:table-cell>
          <table:table-cell table:style-name="Default" office:value-type="float" office:value="-0.000192447230801918" calcext:value-type="float">
            <text:p>-0.0001924472</text:p>
          </table:table-cell>
          <table:table-cell table:style-name="Default" office:value-type="float" office:value="-0.0000207855046028271" calcext:value-type="float">
            <text:p>-2.07855046028271E-005</text:p>
          </table:table-cell>
          <table:table-cell table:style-name="Default" office:value-type="float" office:value="0.134682446718216" calcext:value-type="float">
            <text:p>0.13468244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232535601" calcext:value-type="float">
            <text:p>-0.0025757523</text:p>
          </table:table-cell>
          <table:table-cell table:style-name="Default" office:value-type="float" office:value="0.0684207305312157" calcext:value-type="float">
            <text:p>0.0684207305</text:p>
          </table:table-cell>
          <table:table-cell table:style-name="Default" office:value-type="float" office:value="-0.00000787153840065002" calcext:value-type="float">
            <text:p>-7.87153840065002E-006</text:p>
          </table:table-cell>
          <table:table-cell table:style-name="Default" office:value-type="float" office:value="-0.000153959088493139" calcext:value-type="float">
            <text:p>-0.0001539591</text:p>
          </table:table-cell>
          <table:table-cell table:style-name="Default" office:value-type="float" office:value="-0.0000166274367074948" calcext:value-type="float">
            <text:p>-1.66274367074948E-005</text:p>
          </table:table-cell>
          <table:table-cell table:style-name="Default" office:value-type="float" office:value="0.134682819247246" calcext:value-type="float">
            <text:p>0.13468281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5535215437" calcext:value-type="float">
            <text:p>-0.0025757554</text:p>
          </table:table-cell>
          <table:table-cell table:style-name="Default" office:value-type="float" office:value="0.0684205889701843" calcext:value-type="float">
            <text:p>0.068420589</text:p>
          </table:table-cell>
          <table:table-cell table:style-name="Default" office:value-type="float" office:value="-0.00000497326254844666" calcext:value-type="float">
            <text:p>-4.97326254844666E-006</text:p>
          </table:table-cell>
          <table:table-cell table:style-name="Default" office:value-type="float" office:value="-0.000098531942057889" calcext:value-type="float">
            <text:p>-9.8531942057889E-005</text:p>
          </table:table-cell>
          <table:table-cell table:style-name="Default" office:value-type="float" office:value="-0.000010642101187841" calcext:value-type="float">
            <text:p>-1.0642101187841E-005</text:p>
          </table:table-cell>
          <table:table-cell table:style-name="Default" office:value-type="float" office:value="0.134683325886726" calcext:value-type="float">
            <text:p>0.13468332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37574929" calcext:value-type="float">
            <text:p>-0.0025757838</text:p>
          </table:table-cell>
          <table:table-cell table:style-name="Default" office:value-type="float" office:value="0.0684205591678619" calcext:value-type="float">
            <text:p>0.0684205592</text:p>
          </table:table-cell>
          <table:table-cell table:style-name="Default" office:value-type="float" office:value="-0.00000394135713577271" calcext:value-type="float">
            <text:p>-3.94135713577271E-006</text:p>
          </table:table-cell>
          <table:table-cell table:style-name="Default" office:value-type="float" office:value="-0.0000788253819337115" calcext:value-type="float">
            <text:p>-7.88253819337115E-005</text:p>
          </table:table-cell>
          <table:table-cell table:style-name="Default" office:value-type="float" office:value="-0.00000851385084388312" calcext:value-type="float">
            <text:p>-8.51385084388312E-006</text:p>
          </table:table-cell>
          <table:table-cell table:style-name="Default" office:value-type="float" office:value="0.134683609008789" calcext:value-type="float">
            <text:p>0.1346836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096352518" calcext:value-type="float">
            <text:p>-0.002575781</text:p>
          </table:table-cell>
          <table:table-cell table:style-name="Default" office:value-type="float" office:value="0.0684205144643784" calcext:value-type="float">
            <text:p>0.0684205145</text:p>
          </table:table-cell>
          <table:table-cell table:style-name="Default" office:value-type="float" office:value="-0.00000248104333877563" calcext:value-type="float">
            <text:p>-0.000002481</text:p>
          </table:table-cell>
          <table:table-cell table:style-name="Default" office:value-type="float" office:value="-0.0000504497365909629" calcext:value-type="float">
            <text:p>-5.04497365909629E-005</text:p>
          </table:table-cell>
          <table:table-cell table:style-name="Default" office:value-type="float" office:value="-0.00000544962722415221" calcext:value-type="float">
            <text:p>-5.44962722415221E-006</text:p>
          </table:table-cell>
          <table:table-cell table:style-name="Default" office:value-type="float" office:value="0.134683817625046" calcext:value-type="float">
            <text:p>0.13468381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701712191" calcext:value-type="float">
            <text:p>-0.002575787</text:p>
          </table:table-cell>
          <table:table-cell table:style-name="Default" office:value-type="float" office:value="0.0684204772114754" calcext:value-type="float">
            <text:p>0.0684204772</text:p>
          </table:table-cell>
          <table:table-cell table:style-name="Default" office:value-type="float" office:value="-0.00000194460153579712" calcext:value-type="float">
            <text:p>-1.94460153579712E-006</text:p>
          </table:table-cell>
          <table:table-cell table:style-name="Default" office:value-type="float" office:value="-0.0000403594603994861" calcext:value-type="float">
            <text:p>-4.03594603994861E-005</text:p>
          </table:table-cell>
          <table:table-cell table:style-name="Default" office:value-type="float" office:value="-0.00000435976744483924" calcext:value-type="float">
            <text:p>-4.35976744483924E-006</text:p>
          </table:table-cell>
          <table:table-cell table:style-name="Default" office:value-type="float" office:value="0.134683951735497" calcext:value-type="float">
            <text:p>0.134683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7747106552" calcext:value-type="float">
            <text:p>-0.0025757775</text:p>
          </table:table-cell>
          <table:table-cell table:style-name="Default" office:value-type="float" office:value="0.0684204548597336" calcext:value-type="float">
            <text:p>0.0684204549</text:p>
          </table:table-cell>
          <table:table-cell table:style-name="Default" office:value-type="float" office:value="-0.00000117719173431396" calcext:value-type="float">
            <text:p>-1.17719173431396E-006</text:p>
          </table:table-cell>
          <table:table-cell table:style-name="Default" office:value-type="float" office:value="-0.0000258328709605848" calcext:value-type="float">
            <text:p>-2.58328709605848E-005</text:p>
          </table:table-cell>
          <table:table-cell table:style-name="Default" office:value-type="float" office:value="-0.00000279010487247433" calcext:value-type="float">
            <text:p>-2.79010487247433E-006</text:p>
          </table:table-cell>
          <table:table-cell table:style-name="Default" office:value-type="float" office:value="0.134684100747108" calcext:value-type="float">
            <text:p>0.13468410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8655146062" calcext:value-type="float">
            <text:p>-0.002575786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692903995513916" calcext:value-type="float">
            <text:p>-6.92903995513916E-007</text:p>
          </table:table-cell>
          <table:table-cell table:style-name="Default" office:value-type="float" office:value="-0.0000165329056471819" calcext:value-type="float">
            <text:p>-1.65329056471819E-005</text:p>
          </table:table-cell>
          <table:table-cell table:style-name="Default" office:value-type="float" office:value="-0.00000178665868588723" calcext:value-type="float">
            <text:p>-1.78665868588723E-006</text:p>
          </table:table-cell>
          <table:table-cell table:style-name="Default" office:value-type="float" office:value="0.134684205055237" calcext:value-type="float">
            <text:p>0.1346842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400204122" calcext:value-type="float">
            <text:p>-0.002575794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-0.000000361353158950806" calcext:value-type="float">
            <text:p>-3.61353158950806E-007</text:p>
          </table:table-cell>
          <table:table-cell table:style-name="Default" office:value-type="float" office:value="-0.0000105778026409098" calcext:value-type="float">
            <text:p>-1.05778026409098E-005</text:p>
          </table:table-cell>
          <table:table-cell table:style-name="Default" office:value-type="float" office:value="-0.0000011442762115621" calcext:value-type="float">
            <text:p>-1.1442762115621E-006</text:p>
          </table:table-cell>
          <table:table-cell table:style-name="Default" office:value-type="float" office:value="0.13468424975872" calcext:value-type="float">
            <text:p>0.1346842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79563185573" calcext:value-type="float">
            <text:p>-0.0025757956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245869159698486" calcext:value-type="float">
            <text:p>-2.45869159698486E-007</text:p>
          </table:table-cell>
          <table:table-cell table:style-name="Default" office:value-type="float" office:value="-0.00000846234433993232" calcext:value-type="float">
            <text:p>-8.46234433993232E-006</text:p>
          </table:table-cell>
          <table:table-cell table:style-name="Default" office:value-type="float" office:value="-0.000000916057160793571" calcext:value-type="float">
            <text:p>-9.16057160793571E-007</text:p>
          </table:table-cell>
          <table:table-cell table:style-name="Default" office:value-type="float" office:value="0.134684279561043" calcext:value-type="float">
            <text:p>0.13468427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41074276" calcext:value-type="float">
            <text:p>-0.0025758054</text:p>
          </table:table-cell>
          <table:table-cell table:style-name="Default" office:value-type="float" office:value="0.0684204325079918" calcext:value-type="float">
            <text:p>0.0684204325</text:p>
          </table:table-cell>
          <table:table-cell table:style-name="Default" office:value-type="float" office:value="-0.000000126659870147705" calcext:value-type="float">
            <text:p>-1.26659870147705E-007</text:p>
          </table:table-cell>
          <table:table-cell table:style-name="Default" office:value-type="float" office:value="-0.00000541659437658382" calcext:value-type="float">
            <text:p>-5.41659437658382E-006</text:p>
          </table:table-cell>
          <table:table-cell table:style-name="Default" office:value-type="float" office:value="-0.000000586848670991458" calcext:value-type="float">
            <text:p>-5.86848670991458E-007</text:p>
          </table:table-cell>
          <table:table-cell table:style-name="Default" office:value-type="float" office:value="0.134684294462204" calcext:value-type="float">
            <text:p>0.13468429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308243632" calcext:value-type="float">
            <text:p>-0.0025758031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-0.00000000372529029846191" calcext:value-type="float">
            <text:p>-3.72529029846191E-009</text:p>
          </table:table-cell>
          <table:table-cell table:style-name="Default" office:value-type="float" office:value="-0.00000346978049492463" calcext:value-type="float">
            <text:p>-3.46978049492463E-006</text:p>
          </table:table-cell>
          <table:table-cell table:style-name="Default" office:value-type="float" office:value="-0.000000376008330249533" calcext:value-type="float">
            <text:p>-0.000000376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27338791" calcext:value-type="float">
            <text:p>-0.0025758073</text:p>
          </table:table-cell>
          <table:table-cell table:style-name="Default" office:value-type="float" office:value="0.0684204250574112" calcext:value-type="float">
            <text:p>0.0684204251</text:p>
          </table:table-cell>
          <table:table-cell table:style-name="Default" office:value-type="float" office:value="0.000000115483999252319" calcext:value-type="float">
            <text:p>1.15483999252319E-007</text:p>
          </table:table-cell>
          <table:table-cell table:style-name="Default" office:value-type="float" office:value="-0.00000222309154196409" calcext:value-type="float">
            <text:p>-2.22309154196409E-006</text:p>
          </table:table-cell>
          <table:table-cell table:style-name="Default" office:value-type="float" office:value="-0.000000241242872789371" calcext:value-type="float">
            <text:p>-2.41242872789371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17508864402771" calcext:value-type="float">
            <text:p>1.7508864402771E-007</text:p>
          </table:table-cell>
          <table:table-cell table:style-name="Default" office:value-type="float" office:value="-0.00000113570263238216" calcext:value-type="float">
            <text:p>-1.13570263238216E-006</text:p>
          </table:table-cell>
          <table:table-cell table:style-name="Default" office:value-type="float" office:value="-0.000000124371439369497" calcext:value-type="float">
            <text:p>-1.24371439369497E-007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1165676116943" calcext:value-type="float">
            <text:p>2.01165676116943E-007</text:p>
          </table:table-cell>
          <table:table-cell table:style-name="Default" office:value-type="float" office:value="-0.000000909290861272893" calcext:value-type="float">
            <text:p>-9.09290861272893E-007</text:p>
          </table:table-cell>
          <table:table-cell table:style-name="Default" office:value-type="float" office:value="-0.0000000993355513401184" calcext:value-type="float">
            <text:p>-9.93355513401184E-008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843754113" calcext:value-type="float">
            <text:p>-0.0025758084</text:p>
          </table:table-cell>
          <table:table-cell table:style-name="Default" office:value-type="float" office:value="0.0684204176068306" calcext:value-type="float">
            <text:p>0.0684204176</text:p>
          </table:table-cell>
          <table:table-cell table:style-name="Default" office:value-type="float" office:value="0.000000204890966415405" calcext:value-type="float">
            <text:p>2.04890966415405E-007</text:p>
          </table:table-cell>
          <table:table-cell table:style-name="Default" office:value-type="float" office:value="-0.000000579541847400833" calcext:value-type="float">
            <text:p>-5.79541847400833E-007</text:p>
          </table:table-cell>
          <table:table-cell table:style-name="Default" office:value-type="float" office:value="-0.0000000645930740006406" calcext:value-type="float">
            <text:p>-6.45930740006406E-008</text:p>
          </table:table-cell>
          <table:table-cell table:style-name="Default" office:value-type="float" office:value="0.134684383869171" calcext:value-type="float">
            <text:p>0.13468438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075412989" calcext:value-type="float">
            <text:p>-0.0025758008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36878972764498" calcext:value-type="float">
            <text:p>-3.6878972764498E-007</text:p>
          </table:table-cell>
          <table:table-cell table:style-name="Default" office:value-type="float" office:value="-0.0000000432272919681509" calcext:value-type="float">
            <text:p>-4.32272919681509E-008</text:p>
          </table:table-cell>
          <table:table-cell table:style-name="Default" office:value-type="float" office:value="0.134684324264526" calcext:value-type="float">
            <text:p>0.13468432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0137589" calcext:value-type="float">
            <text:p>-0.002575804</text:p>
          </table:table-cell>
          <table:table-cell table:style-name="Default" office:value-type="float" office:value="0.0684203878045082" calcext:value-type="float">
            <text:p>0.0684203878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2977090218792" calcext:value-type="float">
            <text:p>-2.977090218792E-007</text:p>
          </table:table-cell>
          <table:table-cell table:style-name="Default" office:value-type="float" office:value="-0.0000000348215571932542" calcext:value-type="float">
            <text:p>-3.48215571932542E-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17791212" calcext:value-type="float">
            <text:p>-0.0025758052</text:p>
          </table:table-cell>
          <table:table-cell table:style-name="Default" office:value-type="float" office:value="0.0684203952550888" calcext:value-type="float">
            <text:p>0.0684203953</text:p>
          </table:table-cell>
          <table:table-cell table:style-name="Default" office:value-type="float" office:value="0.000000242143869400024" calcext:value-type="float">
            <text:p>2.42143869400024E-007</text:p>
          </table:table-cell>
          <table:table-cell table:style-name="Default" office:value-type="float" office:value="-0.000000194010567611258" calcext:value-type="float">
            <text:p>-0.000000194</text:p>
          </table:table-cell>
          <table:table-cell table:style-name="Default" office:value-type="float" office:value="-0.0000000228148202552347" calcext:value-type="float">
            <text:p>-2.28148202552347E-008</text:p>
          </table:table-cell>
          <table:table-cell table:style-name="Default" office:value-type="float" office:value="0.134684398770332" calcext:value-type="float">
            <text:p>0.13468439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24658954" calcext:value-type="float">
            <text:p>-0.0025758042</text:p>
          </table:table-cell>
          <table:table-cell table:style-name="Default" office:value-type="float" office:value="0.0684204027056694" calcext:value-type="float">
            <text:p>0.0684204027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100162566241124" calcext:value-type="float">
            <text:p>-1.00162566241124E-007</text:p>
          </table:table-cell>
          <table:table-cell table:style-name="Default" office:value-type="float" office:value="-0.0000000135043736193552" calcext:value-type="float">
            <text:p>-1.3504373619355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494508147" calcext:value-type="float">
            <text:p>-0.002575804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809671760748643" calcext:value-type="float">
            <text:p>-0.000000081</text:p>
          </table:table-cell>
          <table:table-cell table:style-name="Default" office:value-type="float" office:value="-0.0000000113320215433532" calcext:value-type="float">
            <text:p>-1.13320215433532E-008</text:p>
          </table:table-cell>
          <table:table-cell table:style-name="Default" office:value-type="float" office:value="0.134684339165688" calcext:value-type="float">
            <text:p>0.1346843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6435734" calcext:value-type="float">
            <text:p>-0.002575805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34693288803101" calcext:value-type="float">
            <text:p>2.34693288803101E-007</text:p>
          </table:table-cell>
          <table:table-cell table:style-name="Default" office:value-type="float" office:value="-0.0000000540503251045266" calcext:value-type="float">
            <text:p>-5.40503251045266E-008</text:p>
          </table:table-cell>
          <table:table-cell table:style-name="Default" office:value-type="float" office:value="-0.00000000801471244926688" calcext:value-type="float">
            <text:p>-0.000000008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57489598" calcext:value-type="float">
            <text:p>-0.0025758066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463288429841668" calcext:value-type="float">
            <text:p>-4.63288429841668E-008</text:p>
          </table:table-cell>
          <table:table-cell table:style-name="Default" office:value-type="float" office:value="-0.00000000686975232255804" calcext:value-type="float">
            <text:p>-6.86975232255804E-009</text:p>
          </table:table-cell>
          <table:table-cell table:style-name="Default" office:value-type="float" office:value="0.134684354066849" calcext:value-type="float">
            <text:p>0.13468435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587640405" calcext:value-type="float">
            <text:p>-0.0025758059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386434741983521" calcext:value-type="float">
            <text:p>-3.86434741983521E-008</text:p>
          </table:table-cell>
          <table:table-cell table:style-name="Default" office:value-type="float" office:value="-0.00000000595480864618025" calcext:value-type="float">
            <text:p>-0.000000006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80772662" calcext:value-type="float">
            <text:p>-0.0025758068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89735790914847" calcext:value-type="float">
            <text:p>-0.000000029</text:p>
          </table:table-cell>
          <table:table-cell table:style-name="Default" office:value-type="float" office:value="-0.00000000440860281614164" calcext:value-type="float">
            <text:p>-4.40860281614164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51489424840656" calcext:value-type="float">
            <text:p>-2.51489424840656E-008</text:p>
          </table:table-cell>
          <table:table-cell table:style-name="Default" office:value-type="float" office:value="-0.00000000406613898107366" calcext:value-type="float">
            <text:p>-4.0661389810736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212521058529092" calcext:value-type="float">
            <text:p>-2.12521058529092E-008</text:p>
          </table:table-cell>
          <table:table-cell table:style-name="Default" office:value-type="float" office:value="-0.00000000326364402170043" calcext:value-type="float">
            <text:p>-3.2636440217004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9339788437378" calcext:value-type="float">
            <text:p>-1.9339788437378E-008</text:p>
          </table:table-cell>
          <table:table-cell table:style-name="Default" office:value-type="float" office:value="-0.00000000309241166007723" calcext:value-type="float">
            <text:p>-3.09241166007723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5151482772453" calcext:value-type="float">
            <text:p>-1.55151482772453E-008</text:p>
          </table:table-cell>
          <table:table-cell table:style-name="Default" office:value-type="float" office:value="-0.00000000274994782500926" calcext:value-type="float">
            <text:p>-2.74994782500926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429500298647" calcext:value-type="float">
            <text:p>-1.54429500298647E-008</text:p>
          </table:table-cell>
          <table:table-cell table:style-name="Default" office:value-type="float" office:value="-0.00000000228991714479321" calcext:value-type="float">
            <text:p>-2.28991714479321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704055727" calcext:value-type="float">
            <text:p>-0.002575807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57580610923469" calcext:value-type="float">
            <text:p>-0.0025758061</text:p>
          </table:table-cell>
          <table:table-cell table:style-name="Default" office:value-type="float" office:value="0.06842041015625" calcext:value-type="float">
            <text:p>0.0684204102</text:p>
          </table:table-cell>
          <table:table-cell table:style-name="Default" office:value-type="float" office:value="0.000000264495611190796" calcext:value-type="float">
            <text:p>2.64495611190796E-007</text:p>
          </table:table-cell>
          <table:table-cell table:style-name="Default" office:value-type="float" office:value="-0.0000000154068509061744" calcext:value-type="float">
            <text:p>-1.54068509061744E-008</text:p>
          </table:table-cell>
          <table:table-cell table:style-name="Default" office:value-type="float" office:value="-0.00000000205990202672979" calcext:value-type="float">
            <text:p>-2.05990202672979E-009</text:p>
          </table:table-cell>
          <table:table-cell table:style-name="Default" office:value-type="float" office:value="0.13468436896801" calcext:value-type="float">
            <text:p>0.134684369</text:p>
          </table:table-cell>
          <table:table-cell table:style-name="Default" table:number-columns-repeated="30"/>
          <table:table-cell table:number-columns-repeated="988"/>
        </table:table-row>
        <table:table-row table:style-name="ro1" table:number-rows-repeated="48">
          <table:table-cell table:style-name="Default" table:number-columns-repeated="36"/>
          <table:table-cell table:number-columns-repeated="988"/>
        </table:table-row>
        <table:table-row table:style-name="ro1" table:number-rows-repeated="139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1"/>
        <table:table-column table:style-name="co3" table:number-columns-repeated="1006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LLeg</text:p>
          </table:table-cell>
          <table:table-cell office:value-type="string" calcext:value-type="string">
            <text:p>Y LLeg</text:p>
          </table:table-cell>
          <table:table-cell office:value-type="string" calcext:value-type="string">
            <text:p>Z LLeg</text:p>
          </table:table-cell>
          <table:table-cell table:style-name="Default" office:value-type="string" calcext:value-type="string">
            <text:p>WX LLeg</text:p>
          </table:table-cell>
          <table:table-cell table:style-name="Default" office:value-type="string" calcext:value-type="string">
            <text:p>WY LLeg</text:p>
          </table:table-cell>
          <table:table-cell table:style-name="Default" office:value-type="string" calcext:value-type="string">
            <text:p>WZ LLeg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0.011248" calcext:value-type="float">
            <text:p>0.01124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4" calcext:value-type="float">
            <text:p>0.199624</text:p>
          </table:table-cell>
          <table:table-cell table:style-name="Default" office:value-type="float" office:value="0.002546" calcext:value-type="float">
            <text:p>0.002546</text:p>
          </table:table-cell>
          <table:table-cell table:style-name="Default" office:value-type="float" office:value="-0.062231" calcext:value-type="float">
            <text:p>-0.062231</text:p>
          </table:table-cell>
          <table:table-cell table:style-name="Default" office:value-type="float" office:value="0.001032" calcext:value-type="float">
            <text:p>0.0010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7" calcext:value-type="float">
            <text:p>0.011237</text:p>
          </table:table-cell>
          <table:table-cell table:style-name="Default" office:value-type="float" office:value="0.067844" calcext:value-type="float">
            <text:p>0.067844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37" calcext:value-type="float">
            <text:p>-0.062237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8" calcext:value-type="float">
            <text:p>0.011228</text:p>
          </table:table-cell>
          <table:table-cell table:style-name="Default" office:value-type="float" office:value="0.067846" calcext:value-type="float">
            <text:p>0.067846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47" calcext:value-type="float">
            <text:p>0.002647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248" calcext:value-type="float">
            <text:p>0.0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2" calcext:value-type="float">
            <text:p>0.01121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81" calcext:value-type="float">
            <text:p>0.002681</text:p>
          </table:table-cell>
          <table:table-cell table:style-name="Default" office:value-type="float" office:value="-0.062218" calcext:value-type="float">
            <text:p>-0.062218</text:p>
          </table:table-cell>
          <table:table-cell table:style-name="Default" office:value-type="float" office:value="0.001341" calcext:value-type="float">
            <text:p>0.001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2" calcext:value-type="float">
            <text:p>0.011202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2663" calcext:value-type="float">
            <text:p>0.002663</text:p>
          </table:table-cell>
          <table:table-cell table:style-name="Default" office:value-type="float" office:value="-0.0622" calcext:value-type="float">
            <text:p>-0.0622</text:p>
          </table:table-cell>
          <table:table-cell table:style-name="Default" office:value-type="float" office:value="0.001432" calcext:value-type="float">
            <text:p>0.0014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" calcext:value-type="float">
            <text:p>0.01119</text:p>
          </table:table-cell>
          <table:table-cell table:style-name="Default" office:value-type="float" office:value="0.067836" calcext:value-type="float">
            <text:p>0.067836</text:p>
          </table:table-cell>
          <table:table-cell table:style-name="Default" office:value-type="float" office:value="0.199632" calcext:value-type="float">
            <text:p>0.199632</text:p>
          </table:table-cell>
          <table:table-cell table:style-name="Default" office:value-type="float" office:value="0.002748" calcext:value-type="float">
            <text:p>0.002748</text:p>
          </table:table-cell>
          <table:table-cell table:style-name="Default" office:value-type="float" office:value="-0.062202" calcext:value-type="float">
            <text:p>-0.062202</text:p>
          </table:table-cell>
          <table:table-cell table:style-name="Default" office:value-type="float" office:value="0.001562" calcext:value-type="float">
            <text:p>0.0015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73" calcext:value-type="float">
            <text:p>0.011173</text:p>
          </table:table-cell>
          <table:table-cell table:style-name="Default" office:value-type="float" office:value="0.06782" calcext:value-type="float">
            <text:p>0.06782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76" calcext:value-type="float">
            <text:p>0.002676</text:p>
          </table:table-cell>
          <table:table-cell table:style-name="Default" office:value-type="float" office:value="-0.062185" calcext:value-type="float">
            <text:p>-0.062185</text:p>
          </table:table-cell>
          <table:table-cell table:style-name="Default" office:value-type="float" office:value="0.00165" calcext:value-type="float">
            <text:p>0.00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3" calcext:value-type="float">
            <text:p>0.011163</text:p>
          </table:table-cell>
          <table:table-cell table:style-name="Default" office:value-type="float" office:value="0.067807" calcext:value-type="float">
            <text:p>0.067807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73" calcext:value-type="float">
            <text:p>0.002673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725" calcext:value-type="float">
            <text:p>0.001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815" calcext:value-type="float">
            <text:p>0.067815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692" calcext:value-type="float">
            <text:p>0.002692</text:p>
          </table:table-cell>
          <table:table-cell table:style-name="Default" office:value-type="float" office:value="-0.062174" calcext:value-type="float">
            <text:p>-0.062174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6" calcext:value-type="float">
            <text:p>0.011156</text:p>
          </table:table-cell>
          <table:table-cell table:style-name="Default" office:value-type="float" office:value="0.067811" calcext:value-type="float">
            <text:p>0.067811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72" calcext:value-type="float">
            <text:p>0.00272</text:p>
          </table:table-cell>
          <table:table-cell table:style-name="Default" office:value-type="float" office:value="-0.062181" calcext:value-type="float">
            <text:p>-0.062181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6" calcext:value-type="float">
            <text:p>0.199626</text:p>
          </table:table-cell>
          <table:table-cell table:style-name="Default" office:value-type="float" office:value="0.002637" calcext:value-type="float">
            <text:p>0.002637</text:p>
          </table:table-cell>
          <table:table-cell table:style-name="Default" office:value-type="float" office:value="-0.062158" calcext:value-type="float">
            <text:p>-0.062158</text:p>
          </table:table-cell>
          <table:table-cell table:style-name="Default" office:value-type="float" office:value="0.001876" calcext:value-type="float">
            <text:p>0.0018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73" calcext:value-type="float">
            <text:p>0.00273</text:p>
          </table:table-cell>
          <table:table-cell table:style-name="Default" office:value-type="float" office:value="-0.06219" calcext:value-type="float">
            <text:p>-0.06219</text:p>
          </table:table-cell>
          <table:table-cell table:style-name="Default" office:value-type="float" office:value="0.001859" calcext:value-type="float">
            <text:p>0.0018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1" calcext:value-type="float">
            <text:p>0.011121</text:p>
          </table:table-cell>
          <table:table-cell table:style-name="Default" office:value-type="float" office:value="0.067783" calcext:value-type="float">
            <text:p>0.067783</text:p>
          </table:table-cell>
          <table:table-cell table:style-name="Default" office:value-type="float" office:value="0.199634" calcext:value-type="float">
            <text:p>0.199634</text:p>
          </table:table-cell>
          <table:table-cell table:style-name="Default" office:value-type="float" office:value="0.002975" calcext:value-type="float">
            <text:p>0.002975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886" calcext:value-type="float">
            <text:p>0.001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1" calcext:value-type="float">
            <text:p>0.011141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2639" calcext:value-type="float">
            <text:p>0.002639</text:p>
          </table:table-cell>
          <table:table-cell table:style-name="Default" office:value-type="float" office:value="-0.062179" calcext:value-type="float">
            <text:p>-0.062179</text:p>
          </table:table-cell>
          <table:table-cell table:style-name="Default" office:value-type="float" office:value="0.001877" calcext:value-type="float">
            <text:p>0.001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2" calcext:value-type="float">
            <text:p>0.011102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3036" calcext:value-type="float">
            <text:p>0.003036</text:p>
          </table:table-cell>
          <table:table-cell table:style-name="Default" office:value-type="float" office:value="-0.062153" calcext:value-type="float">
            <text:p>-0.062153</text:p>
          </table:table-cell>
          <table:table-cell table:style-name="Default" office:value-type="float" office:value="0.001875" calcext:value-type="float">
            <text:p>0.0018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08" calcext:value-type="float">
            <text:p>0.067808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658" calcext:value-type="float">
            <text:p>0.002658</text:p>
          </table:table-cell>
          <table:table-cell table:style-name="Default" office:value-type="float" office:value="-0.062207" calcext:value-type="float">
            <text:p>-0.062207</text:p>
          </table:table-cell>
          <table:table-cell table:style-name="Default" office:value-type="float" office:value="0.001807" calcext:value-type="float">
            <text:p>0.0018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9" calcext:value-type="float">
            <text:p>0.011149</text:p>
          </table:table-cell>
          <table:table-cell table:style-name="Default" office:value-type="float" office:value="0.067803" calcext:value-type="float">
            <text:p>0.067803</text:p>
          </table:table-cell>
          <table:table-cell table:style-name="Default" office:value-type="float" office:value="0.199623" calcext:value-type="float">
            <text:p>0.199623</text:p>
          </table:table-cell>
          <table:table-cell table:style-name="Default" office:value-type="float" office:value="0.002648" calcext:value-type="float">
            <text:p>0.002648</text:p>
          </table:table-cell>
          <table:table-cell table:style-name="Default" office:value-type="float" office:value="-0.062187" calcext:value-type="float">
            <text:p>-0.062187</text:p>
          </table:table-cell>
          <table:table-cell table:style-name="Default" office:value-type="float" office:value="0.001776" calcext:value-type="float">
            <text:p>0.001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6" calcext:value-type="float">
            <text:p>0.011136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921" calcext:value-type="float">
            <text:p>0.00292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24" calcext:value-type="float">
            <text:p>0.001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13" calcext:value-type="float">
            <text:p>0.06781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694" calcext:value-type="float">
            <text:p>0.002694</text:p>
          </table:table-cell>
          <table:table-cell table:style-name="Default" office:value-type="float" office:value="-0.062226" calcext:value-type="float">
            <text:p>-0.062226</text:p>
          </table:table-cell>
          <table:table-cell table:style-name="Default" office:value-type="float" office:value="0.001745" calcext:value-type="float">
            <text:p>0.0017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7" calcext:value-type="float">
            <text:p>0.011147</text:p>
          </table:table-cell>
          <table:table-cell table:style-name="Default" office:value-type="float" office:value="0.067802" calcext:value-type="float">
            <text:p>0.067802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2638" calcext:value-type="float">
            <text:p>0.00263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47" calcext:value-type="float">
            <text:p>0.0017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8" calcext:value-type="float">
            <text:p>0.011148</text:p>
          </table:table-cell>
          <table:table-cell table:style-name="Default" office:value-type="float" office:value="0.067809" calcext:value-type="float">
            <text:p>0.067809</text:p>
          </table:table-cell>
          <table:table-cell table:style-name="Default" office:value-type="float" office:value="0.199633" calcext:value-type="float">
            <text:p>0.199633</text:p>
          </table:table-cell>
          <table:table-cell table:style-name="Default" office:value-type="float" office:value="0.002671" calcext:value-type="float">
            <text:p>0.002671</text:p>
          </table:table-cell>
          <table:table-cell table:style-name="Default" office:value-type="float" office:value="-0.062225" calcext:value-type="float">
            <text:p>-0.062225</text:p>
          </table:table-cell>
          <table:table-cell table:style-name="Default" office:value-type="float" office:value="0.001762" calcext:value-type="float">
            <text:p>0.001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3" calcext:value-type="float">
            <text:p>0.011143</text:p>
          </table:table-cell>
          <table:table-cell table:style-name="Default" office:value-type="float" office:value="0.067812" calcext:value-type="float">
            <text:p>0.067812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728" calcext:value-type="float">
            <text:p>0.002728</text:p>
          </table:table-cell>
          <table:table-cell table:style-name="Default" office:value-type="float" office:value="-0.062223" calcext:value-type="float">
            <text:p>-0.062223</text:p>
          </table:table-cell>
          <table:table-cell table:style-name="Default" office:value-type="float" office:value="0.001767" calcext:value-type="float">
            <text:p>0.001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4" calcext:value-type="float">
            <text:p>0.011144</text:p>
          </table:table-cell>
          <table:table-cell table:style-name="Default" office:value-type="float" office:value="0.067793" calcext:value-type="float">
            <text:p>0.067793</text:p>
          </table:table-cell>
          <table:table-cell table:style-name="Default" office:value-type="float" office:value="0.19963" calcext:value-type="float">
            <text:p>0.19963</text:p>
          </table:table-cell>
          <table:table-cell table:style-name="Default" office:value-type="float" office:value="0.002667" calcext:value-type="float">
            <text:p>0.002667</text:p>
          </table:table-cell>
          <table:table-cell table:style-name="Default" office:value-type="float" office:value="-0.062224" calcext:value-type="float">
            <text:p>-0.062224</text:p>
          </table:table-cell>
          <table:table-cell table:style-name="Default" office:value-type="float" office:value="0.001795" calcext:value-type="float">
            <text:p>0.001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" calcext:value-type="float">
            <text:p>0.01115</text:p>
          </table:table-cell>
          <table:table-cell table:style-name="Default" office:value-type="float" office:value="0.067798" calcext:value-type="float">
            <text:p>0.067798</text:p>
          </table:table-cell>
          <table:table-cell table:style-name="Default" office:value-type="float" office:value="0.199635" calcext:value-type="float">
            <text:p>0.199635</text:p>
          </table:table-cell>
          <table:table-cell table:style-name="Default" office:value-type="float" office:value="0.00267" calcext:value-type="float">
            <text:p>0.00267</text:p>
          </table:table-cell>
          <table:table-cell table:style-name="Default" office:value-type="float" office:value="-0.062209" calcext:value-type="float">
            <text:p>-0.062209</text:p>
          </table:table-cell>
          <table:table-cell table:style-name="Default" office:value-type="float" office:value="0.00176" calcext:value-type="float">
            <text:p>0.00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51" calcext:value-type="float">
            <text:p>0.011151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715" calcext:value-type="float">
            <text:p>0.002715</text:p>
          </table:table-cell>
          <table:table-cell table:style-name="Default" office:value-type="float" office:value="-0.062211" calcext:value-type="float">
            <text:p>-0.062211</text:p>
          </table:table-cell>
          <table:table-cell table:style-name="Default" office:value-type="float" office:value="0.00173" calcext:value-type="float">
            <text:p>0.00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1" calcext:value-type="float">
            <text:p>0.011131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92" calcext:value-type="float">
            <text:p>0.00292</text:p>
          </table:table-cell>
          <table:table-cell table:style-name="Default" office:value-type="float" office:value="-0.062241" calcext:value-type="float">
            <text:p>-0.062241</text:p>
          </table:table-cell>
          <table:table-cell table:style-name="Default" office:value-type="float" office:value="0.001772" calcext:value-type="float">
            <text:p>0.0017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6" calcext:value-type="float">
            <text:p>0.011126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019" calcext:value-type="float">
            <text:p>0.003019</text:p>
          </table:table-cell>
          <table:table-cell table:style-name="Default" office:value-type="float" office:value="-0.062233" calcext:value-type="float">
            <text:p>-0.062233</text:p>
          </table:table-cell>
          <table:table-cell table:style-name="Default" office:value-type="float" office:value="0.001784" calcext:value-type="float">
            <text:p>0.0017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5" calcext:value-type="float">
            <text:p>0.011125</text:p>
          </table:table-cell>
          <table:table-cell table:style-name="Default" office:value-type="float" office:value="0.067806" calcext:value-type="float">
            <text:p>0.067806</text:p>
          </table:table-cell>
          <table:table-cell table:style-name="Default" office:value-type="float" office:value="0.199641" calcext:value-type="float">
            <text:p>0.199641</text:p>
          </table:table-cell>
          <table:table-cell table:style-name="Default" office:value-type="float" office:value="0.002804" calcext:value-type="float">
            <text:p>0.002804</text:p>
          </table:table-cell>
          <table:table-cell table:style-name="Default" office:value-type="float" office:value="-0.062143" calcext:value-type="float">
            <text:p>-0.062143</text:p>
          </table:table-cell>
          <table:table-cell table:style-name="Default" office:value-type="float" office:value="0.001811" calcext:value-type="float">
            <text:p>0.0018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8" calcext:value-type="float">
            <text:p>0.011118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037" calcext:value-type="float">
            <text:p>0.003037</text:p>
          </table:table-cell>
          <table:table-cell table:style-name="Default" office:value-type="float" office:value="-0.062203" calcext:value-type="float">
            <text:p>-0.062203</text:p>
          </table:table-cell>
          <table:table-cell table:style-name="Default" office:value-type="float" office:value="0.001848" calcext:value-type="float">
            <text:p>0.001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8" calcext:value-type="float">
            <text:p>0.011128</text:p>
          </table:table-cell>
          <table:table-cell table:style-name="Default" office:value-type="float" office:value="0.067782" calcext:value-type="float">
            <text:p>0.067782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84" calcext:value-type="float">
            <text:p>0.002784</text:p>
          </table:table-cell>
          <table:table-cell table:style-name="Default" office:value-type="float" office:value="-0.062177" calcext:value-type="float">
            <text:p>-0.062177</text:p>
          </table:table-cell>
          <table:table-cell table:style-name="Default" office:value-type="float" office:value="0.001885" calcext:value-type="float">
            <text:p>0.001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" calcext:value-type="float">
            <text:p>0.01113</text:p>
          </table:table-cell>
          <table:table-cell table:style-name="Default" office:value-type="float" office:value="0.067797" calcext:value-type="float">
            <text:p>0.067797</text:p>
          </table:table-cell>
          <table:table-cell table:style-name="Default" office:value-type="float" office:value="0.199642" calcext:value-type="float">
            <text:p>0.199642</text:p>
          </table:table-cell>
          <table:table-cell table:style-name="Default" office:value-type="float" office:value="0.002762" calcext:value-type="float">
            <text:p>0.002762</text:p>
          </table:table-cell>
          <table:table-cell table:style-name="Default" office:value-type="float" office:value="-0.062176" calcext:value-type="float">
            <text:p>-0.062176</text:p>
          </table:table-cell>
          <table:table-cell table:style-name="Default" office:value-type="float" office:value="0.001906" calcext:value-type="float">
            <text:p>0.001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8" calcext:value-type="float">
            <text:p>0.011098</text:p>
          </table:table-cell>
          <table:table-cell table:style-name="Default" office:value-type="float" office:value="0.0678" calcext:value-type="float">
            <text:p>0.0678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2753" calcext:value-type="float">
            <text:p>0.002753</text:p>
          </table:table-cell>
          <table:table-cell table:style-name="Default" office:value-type="float" office:value="-0.062108" calcext:value-type="float">
            <text:p>-0.062108</text:p>
          </table:table-cell>
          <table:table-cell table:style-name="Default" office:value-type="float" office:value="0.002046" calcext:value-type="float">
            <text:p>0.0020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6" calcext:value-type="float">
            <text:p>0.011066</text:p>
          </table:table-cell>
          <table:table-cell table:style-name="Default" office:value-type="float" office:value="0.067774" calcext:value-type="float">
            <text:p>0.067774</text:p>
          </table:table-cell>
          <table:table-cell table:style-name="Default" office:value-type="float" office:value="0.199625" calcext:value-type="float">
            <text:p>0.199625</text:p>
          </table:table-cell>
          <table:table-cell table:style-name="Default" office:value-type="float" office:value="0.003048" calcext:value-type="float">
            <text:p>0.003048</text:p>
          </table:table-cell>
          <table:table-cell table:style-name="Default" office:value-type="float" office:value="-0.062114" calcext:value-type="float">
            <text:p>-0.062114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1" calcext:value-type="float">
            <text:p>0.011061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29" calcext:value-type="float">
            <text:p>0.199629</text:p>
          </table:table-cell>
          <table:table-cell table:style-name="Default" office:value-type="float" office:value="0.003087" calcext:value-type="float">
            <text:p>0.003087</text:p>
          </table:table-cell>
          <table:table-cell table:style-name="Default" office:value-type="float" office:value="-0.062128" calcext:value-type="float">
            <text:p>-0.062128</text:p>
          </table:table-cell>
          <table:table-cell table:style-name="Default" office:value-type="float" office:value="0.002223" calcext:value-type="float">
            <text:p>0.0022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1" calcext:value-type="float">
            <text:p>0.011051</text:p>
          </table:table-cell>
          <table:table-cell table:style-name="Default" office:value-type="float" office:value="0.06777" calcext:value-type="float">
            <text:p>0.06777</text:p>
          </table:table-cell>
          <table:table-cell table:style-name="Default" office:value-type="float" office:value="0.199627" calcext:value-type="float">
            <text:p>0.199627</text:p>
          </table:table-cell>
          <table:table-cell table:style-name="Default" office:value-type="float" office:value="0.003162" calcext:value-type="float">
            <text:p>0.003162</text:p>
          </table:table-cell>
          <table:table-cell table:style-name="Default" office:value-type="float" office:value="-0.062107" calcext:value-type="float">
            <text:p>-0.062107</text:p>
          </table:table-cell>
          <table:table-cell table:style-name="Default" office:value-type="float" office:value="0.002253" calcext:value-type="float">
            <text:p>0.002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9" calcext:value-type="float">
            <text:p>0.011049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28" calcext:value-type="float">
            <text:p>0.199628</text:p>
          </table:table-cell>
          <table:table-cell table:style-name="Default" office:value-type="float" office:value="0.003136" calcext:value-type="float">
            <text:p>0.003136</text:p>
          </table:table-cell>
          <table:table-cell table:style-name="Default" office:value-type="float" office:value="-0.062117" calcext:value-type="float">
            <text:p>-0.062117</text:p>
          </table:table-cell>
          <table:table-cell table:style-name="Default" office:value-type="float" office:value="0.002336" calcext:value-type="float">
            <text:p>0.002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7" calcext:value-type="float">
            <text:p>0.011047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3194" calcext:value-type="float">
            <text:p>0.003194</text:p>
          </table:table-cell>
          <table:table-cell table:style-name="Default" office:value-type="float" office:value="-0.062083" calcext:value-type="float">
            <text:p>-0.062083</text:p>
          </table:table-cell>
          <table:table-cell table:style-name="Default" office:value-type="float" office:value="0.002342" calcext:value-type="float">
            <text:p>0.002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3" calcext:value-type="float">
            <text:p>0.011033</text:p>
          </table:table-cell>
          <table:table-cell table:style-name="Default" office:value-type="float" office:value="0.067764" calcext:value-type="float">
            <text:p>0.067764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3233" calcext:value-type="float">
            <text:p>0.003233</text:p>
          </table:table-cell>
          <table:table-cell table:style-name="Default" office:value-type="float" office:value="-0.062077" calcext:value-type="float">
            <text:p>-0.062077</text:p>
          </table:table-cell>
          <table:table-cell table:style-name="Default" office:value-type="float" office:value="0.002379" calcext:value-type="float">
            <text:p>0.0023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1" calcext:value-type="float">
            <text:p>0.011031</text:p>
          </table:table-cell>
          <table:table-cell table:style-name="Default" office:value-type="float" office:value="0.067762" calcext:value-type="float">
            <text:p>0.067762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3235" calcext:value-type="float">
            <text:p>0.003235</text:p>
          </table:table-cell>
          <table:table-cell table:style-name="Default" office:value-type="float" office:value="-0.062076" calcext:value-type="float">
            <text:p>-0.062076</text:p>
          </table:table-cell>
          <table:table-cell table:style-name="Default" office:value-type="float" office:value="0.002423" calcext:value-type="float">
            <text:p>0.0024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" calcext:value-type="float">
            <text:p>0.01103</text:p>
          </table:table-cell>
          <table:table-cell table:style-name="Default" office:value-type="float" office:value="0.067767" calcext:value-type="float">
            <text:p>0.067767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3175" calcext:value-type="float">
            <text:p>0.003175</text:p>
          </table:table-cell>
          <table:table-cell table:style-name="Default" office:value-type="float" office:value="-0.06208" calcext:value-type="float">
            <text:p>-0.06208</text:p>
          </table:table-cell>
          <table:table-cell table:style-name="Default" office:value-type="float" office:value="0.002434" calcext:value-type="float">
            <text:p>0.002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6" calcext:value-type="float">
            <text:p>0.011036</text:p>
          </table:table-cell>
          <table:table-cell table:style-name="Default" office:value-type="float" office:value="0.067763" calcext:value-type="float">
            <text:p>0.067763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3" calcext:value-type="float">
            <text:p>0.003263</text:p>
          </table:table-cell>
          <table:table-cell table:style-name="Default" office:value-type="float" office:value="-0.062093" calcext:value-type="float">
            <text:p>-0.062093</text:p>
          </table:table-cell>
          <table:table-cell table:style-name="Default" office:value-type="float" office:value="0.002392" calcext:value-type="float">
            <text:p>0.00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37" calcext:value-type="float">
            <text:p>0.011037</text:p>
          </table:table-cell>
          <table:table-cell table:style-name="Default" office:value-type="float" office:value="0.067755" calcext:value-type="float">
            <text:p>0.067755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326" calcext:value-type="float">
            <text:p>0.00326</text:p>
          </table:table-cell>
          <table:table-cell table:style-name="Default" office:value-type="float" office:value="-0.062096" calcext:value-type="float">
            <text:p>-0.062096</text:p>
          </table:table-cell>
          <table:table-cell table:style-name="Default" office:value-type="float" office:value="0.00238" calcext:value-type="float">
            <text:p>0.002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46" calcext:value-type="float">
            <text:p>0.011046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3219" calcext:value-type="float">
            <text:p>0.003219</text:p>
          </table:table-cell>
          <table:table-cell table:style-name="Default" office:value-type="float" office:value="-0.062103" calcext:value-type="float">
            <text:p>-0.062103</text:p>
          </table:table-cell>
          <table:table-cell table:style-name="Default" office:value-type="float" office:value="0.002311" calcext:value-type="float">
            <text:p>0.0023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5" calcext:value-type="float">
            <text:p>0.01105</text:p>
          </table:table-cell>
          <table:table-cell table:style-name="Default" office:value-type="float" office:value="0.067773" calcext:value-type="float">
            <text:p>0.067773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3187" calcext:value-type="float">
            <text:p>0.003187</text:p>
          </table:table-cell>
          <table:table-cell table:style-name="Default" office:value-type="float" office:value="-0.062144" calcext:value-type="float">
            <text:p>-0.062144</text:p>
          </table:table-cell>
          <table:table-cell table:style-name="Default" office:value-type="float" office:value="0.002267" calcext:value-type="float">
            <text:p>0.0022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65" calcext:value-type="float">
            <text:p>0.011065</text:p>
          </table:table-cell>
          <table:table-cell table:style-name="Default" office:value-type="float" office:value="0.067759" calcext:value-type="float">
            <text:p>0.067759</text:p>
          </table:table-cell>
          <table:table-cell table:style-name="Default" office:value-type="float" office:value="0.199644" calcext:value-type="float">
            <text:p>0.199644</text:p>
          </table:table-cell>
          <table:table-cell table:style-name="Default" office:value-type="float" office:value="0.003111" calcext:value-type="float">
            <text:p>0.003111</text:p>
          </table:table-cell>
          <table:table-cell table:style-name="Default" office:value-type="float" office:value="-0.062162" calcext:value-type="float">
            <text:p>-0.062162</text:p>
          </table:table-cell>
          <table:table-cell table:style-name="Default" office:value-type="float" office:value="0.002201" calcext:value-type="float">
            <text:p>0.0022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72" calcext:value-type="float">
            <text:p>0.011072</text:p>
          </table:table-cell>
          <table:table-cell table:style-name="Default" office:value-type="float" office:value="0.067766" calcext:value-type="float">
            <text:p>0.067766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31" calcext:value-type="float">
            <text:p>0.003131</text:p>
          </table:table-cell>
          <table:table-cell table:style-name="Default" office:value-type="float" office:value="-0.062154" calcext:value-type="float">
            <text:p>-0.062154</text:p>
          </table:table-cell>
          <table:table-cell table:style-name="Default" office:value-type="float" office:value="0.00209" calcext:value-type="float">
            <text:p>0.00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099" calcext:value-type="float">
            <text:p>0.011099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897" calcext:value-type="float">
            <text:p>0.002897</text:p>
          </table:table-cell>
          <table:table-cell table:style-name="Default" office:value-type="float" office:value="-0.062165" calcext:value-type="float">
            <text:p>-0.062165</text:p>
          </table:table-cell>
          <table:table-cell table:style-name="Default" office:value-type="float" office:value="0.00202" calcext:value-type="float">
            <text:p>0.002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9" calcext:value-type="float">
            <text:p>0.011109</text:p>
          </table:table-cell>
          <table:table-cell table:style-name="Default" office:value-type="float" office:value="0.067745" calcext:value-type="float">
            <text:p>0.067745</text:p>
          </table:table-cell>
          <table:table-cell table:style-name="Default" office:value-type="float" office:value="0.199645" calcext:value-type="float">
            <text:p>0.199645</text:p>
          </table:table-cell>
          <table:table-cell table:style-name="Default" office:value-type="float" office:value="0.003101" calcext:value-type="float">
            <text:p>0.003101</text:p>
          </table:table-cell>
          <table:table-cell table:style-name="Default" office:value-type="float" office:value="-0.062219" calcext:value-type="float">
            <text:p>-0.062219</text:p>
          </table:table-cell>
          <table:table-cell table:style-name="Default" office:value-type="float" office:value="0.001955" calcext:value-type="float">
            <text:p>0.001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13" calcext:value-type="float">
            <text:p>0.011113</text:p>
          </table:table-cell>
          <table:table-cell table:style-name="Default" office:value-type="float" office:value="0.067748" calcext:value-type="float">
            <text:p>0.067748</text:p>
          </table:table-cell>
          <table:table-cell table:style-name="Default" office:value-type="float" office:value="0.199656" calcext:value-type="float">
            <text:p>0.199656</text:p>
          </table:table-cell>
          <table:table-cell table:style-name="Default" office:value-type="float" office:value="0.003121" calcext:value-type="float">
            <text:p>0.003121</text:p>
          </table:table-cell>
          <table:table-cell table:style-name="Default" office:value-type="float" office:value="-0.062245" calcext:value-type="float">
            <text:p>-0.062245</text:p>
          </table:table-cell>
          <table:table-cell table:style-name="Default" office:value-type="float" office:value="0.001929" calcext:value-type="float">
            <text:p>0.0019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22" calcext:value-type="float">
            <text:p>0.011122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123" calcext:value-type="float">
            <text:p>0.003123</text:p>
          </table:table-cell>
          <table:table-cell table:style-name="Default" office:value-type="float" office:value="-0.062264" calcext:value-type="float">
            <text:p>-0.062264</text:p>
          </table:table-cell>
          <table:table-cell table:style-name="Default" office:value-type="float" office:value="0.001832" calcext:value-type="float">
            <text:p>0.001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32" calcext:value-type="float">
            <text:p>0.011132</text:p>
          </table:table-cell>
          <table:table-cell table:style-name="Default" office:value-type="float" office:value="0.067741" calcext:value-type="float">
            <text:p>0.067741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267" calcext:value-type="float">
            <text:p>-0.062267</text:p>
          </table:table-cell>
          <table:table-cell table:style-name="Default" office:value-type="float" office:value="0.001738" calcext:value-type="float">
            <text:p>0.001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42" calcext:value-type="float">
            <text:p>0.011142</text:p>
          </table:table-cell>
          <table:table-cell table:style-name="Default" office:value-type="float" office:value="0.067754" calcext:value-type="float">
            <text:p>0.067754</text:p>
          </table:table-cell>
          <table:table-cell table:style-name="Default" office:value-type="float" office:value="0.199653" calcext:value-type="float">
            <text:p>0.199653</text:p>
          </table:table-cell>
          <table:table-cell table:style-name="Default" office:value-type="float" office:value="0.003103" calcext:value-type="float">
            <text:p>0.003103</text:p>
          </table:table-cell>
          <table:table-cell table:style-name="Default" office:value-type="float" office:value="-0.062272" calcext:value-type="float">
            <text:p>-0.062272</text:p>
          </table:table-cell>
          <table:table-cell table:style-name="Default" office:value-type="float" office:value="0.001641" calcext:value-type="float">
            <text:p>0.0016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" calcext:value-type="float">
            <text:p>0.01116</text:p>
          </table:table-cell>
          <table:table-cell table:style-name="Default" office:value-type="float" office:value="0.067758" calcext:value-type="float">
            <text:p>0.067758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3026" calcext:value-type="float">
            <text:p>0.003026</text:p>
          </table:table-cell>
          <table:table-cell table:style-name="Default" office:value-type="float" office:value="-0.062294" calcext:value-type="float">
            <text:p>-0.062294</text:p>
          </table:table-cell>
          <table:table-cell table:style-name="Default" office:value-type="float" office:value="0.00154" calcext:value-type="float">
            <text:p>0.00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86" calcext:value-type="float">
            <text:p>0.011186</text:p>
          </table:table-cell>
          <table:table-cell table:style-name="Default" office:value-type="float" office:value="0.067765" calcext:value-type="float">
            <text:p>0.067765</text:p>
          </table:table-cell>
          <table:table-cell table:style-name="Default" office:value-type="float" office:value="0.199646" calcext:value-type="float">
            <text:p>0.199646</text:p>
          </table:table-cell>
          <table:table-cell table:style-name="Default" office:value-type="float" office:value="0.002761" calcext:value-type="float">
            <text:p>0.002761</text:p>
          </table:table-cell>
          <table:table-cell table:style-name="Default" office:value-type="float" office:value="-0.06229" calcext:value-type="float">
            <text:p>-0.06229</text:p>
          </table:table-cell>
          <table:table-cell table:style-name="Default" office:value-type="float" office:value="0.001441" calcext:value-type="float">
            <text:p>0.001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1" calcext:value-type="float">
            <text:p>0.011191</text:p>
          </table:table-cell>
          <table:table-cell table:style-name="Default" office:value-type="float" office:value="0.067769" calcext:value-type="float">
            <text:p>0.067769</text:p>
          </table:table-cell>
          <table:table-cell table:style-name="Default" office:value-type="float" office:value="0.199648" calcext:value-type="float">
            <text:p>0.199648</text:p>
          </table:table-cell>
          <table:table-cell table:style-name="Default" office:value-type="float" office:value="0.002776" calcext:value-type="float">
            <text:p>0.002776</text:p>
          </table:table-cell>
          <table:table-cell table:style-name="Default" office:value-type="float" office:value="-0.062284" calcext:value-type="float">
            <text:p>-0.062284</text:p>
          </table:table-cell>
          <table:table-cell table:style-name="Default" office:value-type="float" office:value="0.001414" calcext:value-type="float">
            <text:p>0.001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787" calcext:value-type="float">
            <text:p>0.067787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3" calcext:value-type="float">
            <text:p>0.0029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6" calcext:value-type="float">
            <text:p>0.0013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04" calcext:value-type="float">
            <text:p>0.01120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63" calcext:value-type="float">
            <text:p>0.199663</text:p>
          </table:table-cell>
          <table:table-cell table:style-name="Default" office:value-type="float" office:value="0.002867" calcext:value-type="float">
            <text:p>0.002867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0.001333" calcext:value-type="float">
            <text:p>0.001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4" calcext:value-type="float">
            <text:p>0.01121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659" calcext:value-type="float">
            <text:p>0.199659</text:p>
          </table:table-cell>
          <table:table-cell table:style-name="Default" office:value-type="float" office:value="0.002821" calcext:value-type="float">
            <text:p>0.002821</text:p>
          </table:table-cell>
          <table:table-cell table:style-name="Default" office:value-type="float" office:value="-0.062289" calcext:value-type="float">
            <text:p>-0.062289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29" calcext:value-type="float">
            <text:p>0.011229</text:p>
          </table:table-cell>
          <table:table-cell table:style-name="Default" office:value-type="float" office:value="0.067792" calcext:value-type="float">
            <text:p>0.067792</text:p>
          </table:table-cell>
          <table:table-cell table:style-name="Default" office:value-type="float" office:value="0.199667" calcext:value-type="float">
            <text:p>0.199667</text:p>
          </table:table-cell>
          <table:table-cell table:style-name="Default" office:value-type="float" office:value="0.002902" calcext:value-type="float">
            <text:p>0.002902</text:p>
          </table:table-cell>
          <table:table-cell table:style-name="Default" office:value-type="float" office:value="-0.062287" calcext:value-type="float">
            <text:p>-0.062287</text:p>
          </table:table-cell>
          <table:table-cell table:style-name="Default" office:value-type="float" office:value="0.001133" calcext:value-type="float">
            <text:p>0.00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1" calcext:value-type="float">
            <text:p>0.011241</text:p>
          </table:table-cell>
          <table:table-cell table:style-name="Default" office:value-type="float" office:value="0.067784" calcext:value-type="float">
            <text:p>0.067784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906" calcext:value-type="float">
            <text:p>0.002906</text:p>
          </table:table-cell>
          <table:table-cell table:style-name="Default" office:value-type="float" office:value="-0.062317" calcext:value-type="float">
            <text:p>-0.062317</text:p>
          </table:table-cell>
          <table:table-cell table:style-name="Default" office:value-type="float" office:value="0.000997" calcext:value-type="float">
            <text:p>0.000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9" calcext:value-type="float">
            <text:p>0.011249</text:p>
          </table:table-cell>
          <table:table-cell table:style-name="Default" office:value-type="float" office:value="0.067786" calcext:value-type="float">
            <text:p>0.067786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822" calcext:value-type="float">
            <text:p>0.002822</text:p>
          </table:table-cell>
          <table:table-cell table:style-name="Default" office:value-type="float" office:value="-0.062354" calcext:value-type="float">
            <text:p>-0.062354</text:p>
          </table:table-cell>
          <table:table-cell table:style-name="Default" office:value-type="float" office:value="0.000886" calcext:value-type="float">
            <text:p>0.0008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81" calcext:value-type="float">
            <text:p>0.011281</text:p>
          </table:table-cell>
          <table:table-cell table:style-name="Default" office:value-type="float" office:value="0.067816" calcext:value-type="float">
            <text:p>0.067816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778" calcext:value-type="float">
            <text:p>0.002778</text:p>
          </table:table-cell>
          <table:table-cell table:style-name="Default" office:value-type="float" office:value="-0.062363" calcext:value-type="float">
            <text:p>-0.062363</text:p>
          </table:table-cell>
          <table:table-cell table:style-name="Default" office:value-type="float" office:value="0.000679" calcext:value-type="float">
            <text:p>0.000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35" calcext:value-type="float">
            <text:p>0.011335</text:p>
          </table:table-cell>
          <table:table-cell table:style-name="Default" office:value-type="float" office:value="0.067822" calcext:value-type="float">
            <text:p>0.067822</text:p>
          </table:table-cell>
          <table:table-cell table:style-name="Default" office:value-type="float" office:value="0.199657" calcext:value-type="float">
            <text:p>0.199657</text:p>
          </table:table-cell>
          <table:table-cell table:style-name="Default" office:value-type="float" office:value="0.00271" calcext:value-type="float">
            <text:p>0.00271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0393" calcext:value-type="float">
            <text:p>0.000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0.067821" calcext:value-type="float">
            <text:p>0.067821</text:p>
          </table:table-cell>
          <table:table-cell table:style-name="Default" office:value-type="float" office:value="0.19964" calcext:value-type="float">
            <text:p>0.19964</text:p>
          </table:table-cell>
          <table:table-cell table:style-name="Default" office:value-type="float" office:value="0.002719" calcext:value-type="float">
            <text:p>0.002719</text:p>
          </table:table-cell>
          <table:table-cell table:style-name="Default" office:value-type="float" office:value="-0.062335" calcext:value-type="float">
            <text:p>-0.062335</text:p>
          </table:table-cell>
          <table:table-cell table:style-name="Default" office:value-type="float" office:value="0.00016" calcext:value-type="float">
            <text:p>0.00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93" calcext:value-type="float">
            <text:p>0.011393</text:p>
          </table:table-cell>
          <table:table-cell table:style-name="Default" office:value-type="float" office:value="0.067817" calcext:value-type="float">
            <text:p>0.06781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38" calcext:value-type="float">
            <text:p>0.002438</text:p>
          </table:table-cell>
          <table:table-cell table:style-name="Default" office:value-type="float" office:value="-0.062265" calcext:value-type="float">
            <text:p>-0.062265</text:p>
          </table:table-cell>
          <table:table-cell table:style-name="Default" office:value-type="float" office:value="-0.000516" calcext:value-type="float">
            <text:p>-0.000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2" calcext:value-type="float">
            <text:p>0.01142</text:p>
          </table:table-cell>
          <table:table-cell table:style-name="Default" office:value-type="float" office:value="0.067827" calcext:value-type="float">
            <text:p>0.067827</text:p>
          </table:table-cell>
          <table:table-cell table:style-name="Default" office:value-type="float" office:value="0.199639" calcext:value-type="float">
            <text:p>0.199639</text:p>
          </table:table-cell>
          <table:table-cell table:style-name="Default" office:value-type="float" office:value="0.002446" calcext:value-type="float">
            <text:p>0.002446</text:p>
          </table:table-cell>
          <table:table-cell table:style-name="Default" office:value-type="float" office:value="-0.062302" calcext:value-type="float">
            <text:p>-0.062302</text:p>
          </table:table-cell>
          <table:table-cell table:style-name="Default" office:value-type="float" office:value="-0.000669" calcext:value-type="float">
            <text:p>-0.000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61" calcext:value-type="float">
            <text:p>0.011461</text:p>
          </table:table-cell>
          <table:table-cell table:style-name="Default" office:value-type="float" office:value="0.067819" calcext:value-type="float">
            <text:p>0.067819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413" calcext:value-type="float">
            <text:p>0.002413</text:p>
          </table:table-cell>
          <table:table-cell table:style-name="Default" office:value-type="float" office:value="-0.062304" calcext:value-type="float">
            <text:p>-0.062304</text:p>
          </table:table-cell>
          <table:table-cell table:style-name="Default" office:value-type="float" office:value="-0.000843" calcext:value-type="float">
            <text:p>-0.0008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86" calcext:value-type="float">
            <text:p>0.011486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44" calcext:value-type="float">
            <text:p>0.002444</text:p>
          </table:table-cell>
          <table:table-cell table:style-name="Default" office:value-type="float" office:value="-0.062316" calcext:value-type="float">
            <text:p>-0.062316</text:p>
          </table:table-cell>
          <table:table-cell table:style-name="Default" office:value-type="float" office:value="-0.001006" calcext:value-type="float">
            <text:p>-0.0010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45" calcext:value-type="float">
            <text:p>0.00245</text:p>
          </table:table-cell>
          <table:table-cell table:style-name="Default" office:value-type="float" office:value="-0.06234" calcext:value-type="float">
            <text:p>-0.06234</text:p>
          </table:table-cell>
          <table:table-cell table:style-name="Default" office:value-type="float" office:value="-0.00113" calcext:value-type="float">
            <text:p>-0.00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36" calcext:value-type="float">
            <text:p>0.199636</text:p>
          </table:table-cell>
          <table:table-cell table:style-name="Default" office:value-type="float" office:value="0.002328" calcext:value-type="float">
            <text:p>0.002328</text:p>
          </table:table-cell>
          <table:table-cell table:style-name="Default" office:value-type="float" office:value="-0.062366" calcext:value-type="float">
            <text:p>-0.062366</text:p>
          </table:table-cell>
          <table:table-cell table:style-name="Default" office:value-type="float" office:value="-0.001206" calcext:value-type="float">
            <text:p>-0.0012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3" calcext:value-type="float">
            <text:p>0.199643</text:p>
          </table:table-cell>
          <table:table-cell table:style-name="Default" office:value-type="float" office:value="0.002279" calcext:value-type="float">
            <text:p>0.002279</text:p>
          </table:table-cell>
          <table:table-cell table:style-name="Default" office:value-type="float" office:value="-0.062376" calcext:value-type="float">
            <text:p>-0.062376</text:p>
          </table:table-cell>
          <table:table-cell table:style-name="Default" office:value-type="float" office:value="-0.001346" calcext:value-type="float">
            <text:p>-0.001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2" calcext:value-type="float">
            <text:p>0.011532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409" calcext:value-type="float">
            <text:p>-0.062409</text:p>
          </table:table-cell>
          <table:table-cell table:style-name="Default" office:value-type="float" office:value="-0.001398" calcext:value-type="float">
            <text:p>-0.0013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5" calcext:value-type="float">
            <text:p>0.011535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47" calcext:value-type="float">
            <text:p>0.199647</text:p>
          </table:table-cell>
          <table:table-cell table:style-name="Default" office:value-type="float" office:value="0.00227" calcext:value-type="float">
            <text:p>0.00227</text:p>
          </table:table-cell>
          <table:table-cell table:style-name="Default" office:value-type="float" office:value="-0.062368" calcext:value-type="float">
            <text:p>-0.062368</text:p>
          </table:table-cell>
          <table:table-cell table:style-name="Default" office:value-type="float" office:value="-0.00137" calcext:value-type="float">
            <text:p>-0.00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7" calcext:value-type="float">
            <text:p>0.011537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69" calcext:value-type="float">
            <text:p>0.199669</text:p>
          </table:table-cell>
          <table:table-cell table:style-name="Default" office:value-type="float" office:value="0.002235" calcext:value-type="float">
            <text:p>0.002235</text:p>
          </table:table-cell>
          <table:table-cell table:style-name="Default" office:value-type="float" office:value="-0.062346" calcext:value-type="float">
            <text:p>-0.062346</text:p>
          </table:table-cell>
          <table:table-cell table:style-name="Default" office:value-type="float" office:value="-0.001324" calcext:value-type="float">
            <text:p>-0.0013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33" calcext:value-type="float">
            <text:p>0.011533</text:p>
          </table:table-cell>
          <table:table-cell table:style-name="Default" office:value-type="float" office:value="0.067868" calcext:value-type="float">
            <text:p>0.067868</text:p>
          </table:table-cell>
          <table:table-cell table:style-name="Default" office:value-type="float" office:value="0.199665" calcext:value-type="float">
            <text:p>0.199665</text:p>
          </table:table-cell>
          <table:table-cell table:style-name="Default" office:value-type="float" office:value="0.002405" calcext:value-type="float">
            <text:p>0.002405</text:p>
          </table:table-cell>
          <table:table-cell table:style-name="Default" office:value-type="float" office:value="-0.062374" calcext:value-type="float">
            <text:p>-0.062374</text:p>
          </table:table-cell>
          <table:table-cell table:style-name="Default" office:value-type="float" office:value="-0.001354" calcext:value-type="float">
            <text:p>-0.001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19" calcext:value-type="float">
            <text:p>0.011519</text:p>
          </table:table-cell>
          <table:table-cell table:style-name="Default" office:value-type="float" office:value="0.06785" calcext:value-type="float">
            <text:p>0.06785</text:p>
          </table:table-cell>
          <table:table-cell table:style-name="Default" office:value-type="float" office:value="0.199651" calcext:value-type="float">
            <text:p>0.199651</text:p>
          </table:table-cell>
          <table:table-cell table:style-name="Default" office:value-type="float" office:value="0.002387" calcext:value-type="float">
            <text:p>0.002387</text:p>
          </table:table-cell>
          <table:table-cell table:style-name="Default" office:value-type="float" office:value="-0.062353" calcext:value-type="float">
            <text:p>-0.062353</text:p>
          </table:table-cell>
          <table:table-cell table:style-name="Default" office:value-type="float" office:value="-0.001263" calcext:value-type="float">
            <text:p>-0.0012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504" calcext:value-type="float">
            <text:p>0.011504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654" calcext:value-type="float">
            <text:p>0.199654</text:p>
          </table:table-cell>
          <table:table-cell table:style-name="Default" office:value-type="float" office:value="0.002467" calcext:value-type="float">
            <text:p>0.002467</text:p>
          </table:table-cell>
          <table:table-cell table:style-name="Default" office:value-type="float" office:value="-0.062357" calcext:value-type="float">
            <text:p>-0.062357</text:p>
          </table:table-cell>
          <table:table-cell table:style-name="Default" office:value-type="float" office:value="-0.001137" calcext:value-type="float">
            <text:p>-0.001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5" calcext:value-type="float">
            <text:p>0.011495</text:p>
          </table:table-cell>
          <table:table-cell table:style-name="Default" office:value-type="float" office:value="0.067843" calcext:value-type="float">
            <text:p>0.067843</text:p>
          </table:table-cell>
          <table:table-cell table:style-name="Default" office:value-type="float" office:value="0.19966" calcext:value-type="float">
            <text:p>0.19966</text:p>
          </table:table-cell>
          <table:table-cell table:style-name="Default" office:value-type="float" office:value="0.002465" calcext:value-type="float">
            <text:p>0.002465</text:p>
          </table:table-cell>
          <table:table-cell table:style-name="Default" office:value-type="float" office:value="-0.062381" calcext:value-type="float">
            <text:p>-0.062381</text:p>
          </table:table-cell>
          <table:table-cell table:style-name="Default" office:value-type="float" office:value="-0.001093" calcext:value-type="float">
            <text:p>-0.0010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76" calcext:value-type="float">
            <text:p>0.011476</text:p>
          </table:table-cell>
          <table:table-cell table:style-name="Default" office:value-type="float" office:value="0.067839" calcext:value-type="float">
            <text:p>0.067839</text:p>
          </table:table-cell>
          <table:table-cell table:style-name="Default" office:value-type="float" office:value="0.199652" calcext:value-type="float">
            <text:p>0.199652</text:p>
          </table:table-cell>
          <table:table-cell table:style-name="Default" office:value-type="float" office:value="0.002479" calcext:value-type="float">
            <text:p>0.002479</text:p>
          </table:table-cell>
          <table:table-cell table:style-name="Default" office:value-type="float" office:value="-0.062377" calcext:value-type="float">
            <text:p>-0.062377</text:p>
          </table:table-cell>
          <table:table-cell table:style-name="Default" office:value-type="float" office:value="-0.000975" calcext:value-type="float">
            <text:p>-0.0009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37" calcext:value-type="float">
            <text:p>0.011437</text:p>
          </table:table-cell>
          <table:table-cell table:style-name="Default" office:value-type="float" office:value="0.067801" calcext:value-type="float">
            <text:p>0.067801</text:p>
          </table:table-cell>
          <table:table-cell table:style-name="Default" office:value-type="float" office:value="0.199673" calcext:value-type="float">
            <text:p>0.199673</text:p>
          </table:table-cell>
          <table:table-cell table:style-name="Default" office:value-type="float" office:value="0.00263" calcext:value-type="float">
            <text:p>0.00263</text:p>
          </table:table-cell>
          <table:table-cell table:style-name="Default" office:value-type="float" office:value="-0.062293" calcext:value-type="float">
            <text:p>-0.062293</text:p>
          </table:table-cell>
          <table:table-cell table:style-name="Default" office:value-type="float" office:value="-0.000621" calcext:value-type="float">
            <text:p>-0.000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78" calcext:value-type="float">
            <text:p>0.199778</text:p>
          </table:table-cell>
          <table:table-cell table:style-name="Default" office:value-type="float" office:value="0.00338" calcext:value-type="float">
            <text:p>0.00338</text:p>
          </table:table-cell>
          <table:table-cell table:style-name="Default" office:value-type="float" office:value="-0.062442" calcext:value-type="float">
            <text:p>-0.062442</text:p>
          </table:table-cell>
          <table:table-cell table:style-name="Default" office:value-type="float" office:value="0.000122" calcext:value-type="float">
            <text:p>0.0001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323" calcext:value-type="float">
            <text:p>0.011323</text:p>
          </table:table-cell>
          <table:table-cell table:style-name="Default" office:value-type="float" office:value="0.067725" calcext:value-type="float">
            <text:p>0.067725</text:p>
          </table:table-cell>
          <table:table-cell table:style-name="Default" office:value-type="float" office:value="0.199824" calcext:value-type="float">
            <text:p>0.199824</text:p>
          </table:table-cell>
          <table:table-cell table:style-name="Default" office:value-type="float" office:value="0.003726" calcext:value-type="float">
            <text:p>0.003726</text:p>
          </table:table-cell>
          <table:table-cell table:style-name="Default" office:value-type="float" office:value="-0.062482" calcext:value-type="float">
            <text:p>-0.062482</text:p>
          </table:table-cell>
          <table:table-cell table:style-name="Default" office:value-type="float" office:value="0.000391" calcext:value-type="float">
            <text:p>0.0003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97" calcext:value-type="float">
            <text:p>0.011297</text:p>
          </table:table-cell>
          <table:table-cell table:style-name="Default" office:value-type="float" office:value="0.067708" calcext:value-type="float">
            <text:p>0.067708</text:p>
          </table:table-cell>
          <table:table-cell table:style-name="Default" office:value-type="float" office:value="0.199832" calcext:value-type="float">
            <text:p>0.199832</text:p>
          </table:table-cell>
          <table:table-cell table:style-name="Default" office:value-type="float" office:value="0.003807" calcext:value-type="float">
            <text:p>0.003807</text:p>
          </table:table-cell>
          <table:table-cell table:style-name="Default" office:value-type="float" office:value="-0.062497" calcext:value-type="float">
            <text:p>-0.062497</text:p>
          </table:table-cell>
          <table:table-cell table:style-name="Default" office:value-type="float" office:value="0.000559" calcext:value-type="float">
            <text:p>0.0005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74" calcext:value-type="float">
            <text:p>0.011274</text:p>
          </table:table-cell>
          <table:table-cell table:style-name="Default" office:value-type="float" office:value="0.067731" calcext:value-type="float">
            <text:p>0.067731</text:p>
          </table:table-cell>
          <table:table-cell table:style-name="Default" office:value-type="float" office:value="0.199822" calcext:value-type="float">
            <text:p>0.199822</text:p>
          </table:table-cell>
          <table:table-cell table:style-name="Default" office:value-type="float" office:value="0.003653" calcext:value-type="float">
            <text:p>0.003653</text:p>
          </table:table-cell>
          <table:table-cell table:style-name="Default" office:value-type="float" office:value="-0.062543" calcext:value-type="float">
            <text:p>-0.062543</text:p>
          </table:table-cell>
          <table:table-cell table:style-name="Default" office:value-type="float" office:value="0.000716" calcext:value-type="float">
            <text:p>0.0007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9" calcext:value-type="float">
            <text:p>0.011259</text:p>
          </table:table-cell>
          <table:table-cell table:style-name="Default" office:value-type="float" office:value="0.06775" calcext:value-type="float">
            <text:p>0.06775</text:p>
          </table:table-cell>
          <table:table-cell table:style-name="Default" office:value-type="float" office:value="0.199794" calcext:value-type="float">
            <text:p>0.199794</text:p>
          </table:table-cell>
          <table:table-cell table:style-name="Default" office:value-type="float" office:value="0.003518" calcext:value-type="float">
            <text:p>0.003518</text:p>
          </table:table-cell>
          <table:table-cell table:style-name="Default" office:value-type="float" office:value="-0.062561" calcext:value-type="float">
            <text:p>-0.062561</text:p>
          </table:table-cell>
          <table:table-cell table:style-name="Default" office:value-type="float" office:value="0.000852" calcext:value-type="float">
            <text:p>0.0008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5" calcext:value-type="float">
            <text:p>0.011255</text:p>
          </table:table-cell>
          <table:table-cell table:style-name="Default" office:value-type="float" office:value="0.067772" calcext:value-type="float">
            <text:p>0.067772</text:p>
          </table:table-cell>
          <table:table-cell table:style-name="Default" office:value-type="float" office:value="0.199741" calcext:value-type="float">
            <text:p>0.199741</text:p>
          </table:table-cell>
          <table:table-cell table:style-name="Default" office:value-type="float" office:value="0.003106" calcext:value-type="float">
            <text:p>0.003106</text:p>
          </table:table-cell>
          <table:table-cell table:style-name="Default" office:value-type="float" office:value="-0.0626" calcext:value-type="float">
            <text:p>-0.0626</text:p>
          </table:table-cell>
          <table:table-cell table:style-name="Default" office:value-type="float" office:value="0.000849" calcext:value-type="float">
            <text:p>0.0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5" calcext:value-type="float">
            <text:p>0.011265</text:p>
          </table:table-cell>
          <table:table-cell table:style-name="Default" office:value-type="float" office:value="0.067804" calcext:value-type="float">
            <text:p>0.067804</text:p>
          </table:table-cell>
          <table:table-cell table:style-name="Default" office:value-type="float" office:value="0.199709" calcext:value-type="float">
            <text:p>0.199709</text:p>
          </table:table-cell>
          <table:table-cell table:style-name="Default" office:value-type="float" office:value="0.002823" calcext:value-type="float">
            <text:p>0.002823</text:p>
          </table:table-cell>
          <table:table-cell table:style-name="Default" office:value-type="float" office:value="-0.062614" calcext:value-type="float">
            <text:p>-0.062614</text:p>
          </table:table-cell>
          <table:table-cell table:style-name="Default" office:value-type="float" office:value="0.000741" calcext:value-type="float">
            <text:p>0.000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62" calcext:value-type="float">
            <text:p>0.011262</text:p>
          </table:table-cell>
          <table:table-cell table:style-name="Default" office:value-type="float" office:value="0.067833" calcext:value-type="float">
            <text:p>0.067833</text:p>
          </table:table-cell>
          <table:table-cell table:style-name="Default" office:value-type="float" office:value="0.199688" calcext:value-type="float">
            <text:p>0.199688</text:p>
          </table:table-cell>
          <table:table-cell table:style-name="Default" office:value-type="float" office:value="0.002698" calcext:value-type="float">
            <text:p>0.002698</text:p>
          </table:table-cell>
          <table:table-cell table:style-name="Default" office:value-type="float" office:value="-0.062623" calcext:value-type="float">
            <text:p>-0.062623</text:p>
          </table:table-cell>
          <table:table-cell table:style-name="Default" office:value-type="float" office:value="0.0008" calcext:value-type="float">
            <text:p>0.0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56" calcext:value-type="float">
            <text:p>0.011256</text:p>
          </table:table-cell>
          <table:table-cell table:style-name="Default" office:value-type="float" office:value="0.06783" calcext:value-type="float">
            <text:p>0.06783</text:p>
          </table:table-cell>
          <table:table-cell table:style-name="Default" office:value-type="float" office:value="0.199677" calcext:value-type="float">
            <text:p>0.199677</text:p>
          </table:table-cell>
          <table:table-cell table:style-name="Default" office:value-type="float" office:value="0.002582" calcext:value-type="float">
            <text:p>0.002582</text:p>
          </table:table-cell>
          <table:table-cell table:style-name="Default" office:value-type="float" office:value="-0.062644" calcext:value-type="float">
            <text:p>-0.062644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46" calcext:value-type="float">
            <text:p>0.011246</text:p>
          </table:table-cell>
          <table:table-cell table:style-name="Default" office:value-type="float" office:value="0.067856" calcext:value-type="float">
            <text:p>0.067856</text:p>
          </table:table-cell>
          <table:table-cell table:style-name="Default" office:value-type="float" office:value="0.199666" calcext:value-type="float">
            <text:p>0.199666</text:p>
          </table:table-cell>
          <table:table-cell table:style-name="Default" office:value-type="float" office:value="0.002484" calcext:value-type="float">
            <text:p>0.002484</text:p>
          </table:table-cell>
          <table:table-cell table:style-name="Default" office:value-type="float" office:value="-0.062611" calcext:value-type="float">
            <text:p>-0.062611</text:p>
          </table:table-cell>
          <table:table-cell table:style-name="Default" office:value-type="float" office:value="0.000899" calcext:value-type="float">
            <text:p>0.0008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33" calcext:value-type="float">
            <text:p>0.011233</text:p>
          </table:table-cell>
          <table:table-cell table:style-name="Default" office:value-type="float" office:value="0.067867" calcext:value-type="float">
            <text:p>0.067867</text:p>
          </table:table-cell>
          <table:table-cell table:style-name="Default" office:value-type="float" office:value="0.199662" calcext:value-type="float">
            <text:p>0.199662</text:p>
          </table:table-cell>
          <table:table-cell table:style-name="Default" office:value-type="float" office:value="0.002381" calcext:value-type="float">
            <text:p>0.002381</text:p>
          </table:table-cell>
          <table:table-cell table:style-name="Default" office:value-type="float" office:value="-0.062606" calcext:value-type="float">
            <text:p>-0.062606</text:p>
          </table:table-cell>
          <table:table-cell table:style-name="Default" office:value-type="float" office:value="0.000904" calcext:value-type="float">
            <text:p>0.0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215" calcext:value-type="float">
            <text:p>0.011215</text:p>
          </table:table-cell>
          <table:table-cell table:style-name="Default" office:value-type="float" office:value="0.067863" calcext:value-type="float">
            <text:p>0.067863</text:p>
          </table:table-cell>
          <table:table-cell table:style-name="Default" office:value-type="float" office:value="0.199637" calcext:value-type="float">
            <text:p>0.199637</text:p>
          </table:table-cell>
          <table:table-cell table:style-name="Default" office:value-type="float" office:value="0.002225" calcext:value-type="float">
            <text:p>0.002225</text:p>
          </table:table-cell>
          <table:table-cell table:style-name="Default" office:value-type="float" office:value="-0.062593" calcext:value-type="float">
            <text:p>-0.062593</text:p>
          </table:table-cell>
          <table:table-cell table:style-name="Default" office:value-type="float" office:value="0.001095" calcext:value-type="float">
            <text:p>0.0010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98" calcext:value-type="float">
            <text:p>0.011198</text:p>
          </table:table-cell>
          <table:table-cell table:style-name="Default" office:value-type="float" office:value="0.067883" calcext:value-type="float">
            <text:p>0.067883</text:p>
          </table:table-cell>
          <table:table-cell table:style-name="Default" office:value-type="float" office:value="0.199631" calcext:value-type="float">
            <text:p>0.199631</text:p>
          </table:table-cell>
          <table:table-cell table:style-name="Default" office:value-type="float" office:value="0.002092" calcext:value-type="float">
            <text:p>0.002092</text:p>
          </table:table-cell>
          <table:table-cell table:style-name="Default" office:value-type="float" office:value="-0.062575" calcext:value-type="float">
            <text:p>-0.062575</text:p>
          </table:table-cell>
          <table:table-cell table:style-name="Default" office:value-type="float" office:value="0.001166" calcext:value-type="float">
            <text:p>0.0011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61" calcext:value-type="float">
            <text:p>0.011161</text:p>
          </table:table-cell>
          <table:table-cell table:style-name="Default" office:value-type="float" office:value="0.067915" calcext:value-type="float">
            <text:p>0.067915</text:p>
          </table:table-cell>
          <table:table-cell table:style-name="Default" office:value-type="float" office:value="0.199596" calcext:value-type="float">
            <text:p>0.199596</text:p>
          </table:table-cell>
          <table:table-cell table:style-name="Default" office:value-type="float" office:value="0.001688" calcext:value-type="float">
            <text:p>0.001688</text:p>
          </table:table-cell>
          <table:table-cell table:style-name="Default" office:value-type="float" office:value="-0.062523" calcext:value-type="float">
            <text:p>-0.062523</text:p>
          </table:table-cell>
          <table:table-cell table:style-name="Default" office:value-type="float" office:value="0.001677" calcext:value-type="float">
            <text:p>0.001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104" calcext:value-type="float">
            <text:p>0.011104</text:p>
          </table:table-cell>
          <table:table-cell table:style-name="Default" office:value-type="float" office:value="0.067907" calcext:value-type="float">
            <text:p>0.067907</text:p>
          </table:table-cell>
          <table:table-cell table:style-name="Default" office:value-type="float" office:value="0.199564" calcext:value-type="float">
            <text:p>0.199564</text:p>
          </table:table-cell>
          <table:table-cell table:style-name="Default" office:value-type="float" office:value="0.001503" calcext:value-type="float">
            <text:p>0.001503</text:p>
          </table:table-cell>
          <table:table-cell table:style-name="Default" office:value-type="float" office:value="-0.062466" calcext:value-type="float">
            <text:p>-0.062466</text:p>
          </table:table-cell>
          <table:table-cell table:style-name="Default" office:value-type="float" office:value="0.002113" calcext:value-type="float">
            <text:p>0.0021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955" calcext:value-type="float">
            <text:p>0.010955</text:p>
          </table:table-cell>
          <table:table-cell table:style-name="Default" office:value-type="float" office:value="0.067882" calcext:value-type="float">
            <text:p>0.067882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78" calcext:value-type="float">
            <text:p>0.00178</text:p>
          </table:table-cell>
          <table:table-cell table:style-name="Default" office:value-type="float" office:value="-0.062361" calcext:value-type="float">
            <text:p>-0.062361</text:p>
          </table:table-cell>
          <table:table-cell table:style-name="Default" office:value-type="float" office:value="0.002948" calcext:value-type="float">
            <text:p>0.00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837" calcext:value-type="float">
            <text:p>0.010837</text:p>
          </table:table-cell>
          <table:table-cell table:style-name="Default" office:value-type="float" office:value="0.067874" calcext:value-type="float">
            <text:p>0.067874</text:p>
          </table:table-cell>
          <table:table-cell table:style-name="Default" office:value-type="float" office:value="0.199538" calcext:value-type="float">
            <text:p>0.199538</text:p>
          </table:table-cell>
          <table:table-cell table:style-name="Default" office:value-type="float" office:value="0.001815" calcext:value-type="float">
            <text:p>0.001815</text:p>
          </table:table-cell>
          <table:table-cell table:style-name="Default" office:value-type="float" office:value="-0.062198" calcext:value-type="float">
            <text:p>-0.062198</text:p>
          </table:table-cell>
          <table:table-cell table:style-name="Default" office:value-type="float" office:value="0.003854" calcext:value-type="float">
            <text:p>0.0038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18" calcext:value-type="float">
            <text:p>0.010718</text:p>
          </table:table-cell>
          <table:table-cell table:style-name="Default" office:value-type="float" office:value="0.067824" calcext:value-type="float">
            <text:p>0.067824</text:p>
          </table:table-cell>
          <table:table-cell table:style-name="Default" office:value-type="float" office:value="0.199535" calcext:value-type="float">
            <text:p>0.199535</text:p>
          </table:table-cell>
          <table:table-cell table:style-name="Default" office:value-type="float" office:value="0.001879" calcext:value-type="float">
            <text:p>0.001879</text:p>
          </table:table-cell>
          <table:table-cell table:style-name="Default" office:value-type="float" office:value="-0.062014" calcext:value-type="float">
            <text:p>-0.062014</text:p>
          </table:table-cell>
          <table:table-cell table:style-name="Default" office:value-type="float" office:value="0.004965" calcext:value-type="float">
            <text:p>0.0049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646" calcext:value-type="float">
            <text:p>0.010646</text:p>
          </table:table-cell>
          <table:table-cell table:style-name="Default" office:value-type="float" office:value="0.067835" calcext:value-type="float">
            <text:p>0.067835</text:p>
          </table:table-cell>
          <table:table-cell table:style-name="Default" office:value-type="float" office:value="0.199545" calcext:value-type="float">
            <text:p>0.199545</text:p>
          </table:table-cell>
          <table:table-cell table:style-name="Default" office:value-type="float" office:value="0.001824" calcext:value-type="float">
            <text:p>0.001824</text:p>
          </table:table-cell>
          <table:table-cell table:style-name="Default" office:value-type="float" office:value="-0.061785" calcext:value-type="float">
            <text:p>-0.061785</text:p>
          </table:table-cell>
          <table:table-cell table:style-name="Default" office:value-type="float" office:value="0.006264" calcext:value-type="float">
            <text:p>0.006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527" calcext:value-type="float">
            <text:p>0.010527</text:p>
          </table:table-cell>
          <table:table-cell table:style-name="Default" office:value-type="float" office:value="0.067859" calcext:value-type="float">
            <text:p>0.067859</text:p>
          </table:table-cell>
          <table:table-cell table:style-name="Default" office:value-type="float" office:value="0.199531" calcext:value-type="float">
            <text:p>0.199531</text:p>
          </table:table-cell>
          <table:table-cell table:style-name="Default" office:value-type="float" office:value="0.002189" calcext:value-type="float">
            <text:p>0.002189</text:p>
          </table:table-cell>
          <table:table-cell table:style-name="Default" office:value-type="float" office:value="-0.061397" calcext:value-type="float">
            <text:p>-0.061397</text:p>
          </table:table-cell>
          <table:table-cell table:style-name="Default" office:value-type="float" office:value="0.007235" calcext:value-type="float">
            <text:p>0.0072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375" calcext:value-type="float">
            <text:p>0.010375</text:p>
          </table:table-cell>
          <table:table-cell table:style-name="Default" office:value-type="float" office:value="0.06784" calcext:value-type="float">
            <text:p>0.06784</text:p>
          </table:table-cell>
          <table:table-cell table:style-name="Default" office:value-type="float" office:value="0.199526" calcext:value-type="float">
            <text:p>0.199526</text:p>
          </table:table-cell>
          <table:table-cell table:style-name="Default" office:value-type="float" office:value="0.001157" calcext:value-type="float">
            <text:p>0.001157</text:p>
          </table:table-cell>
          <table:table-cell table:style-name="Default" office:value-type="float" office:value="-0.061288" calcext:value-type="float">
            <text:p>-0.061288</text:p>
          </table:table-cell>
          <table:table-cell table:style-name="Default" office:value-type="float" office:value="0.008145" calcext:value-type="float">
            <text:p>0.0081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92" calcext:value-type="float">
            <text:p>0.010292</text:p>
          </table:table-cell>
          <table:table-cell table:style-name="Default" office:value-type="float" office:value="0.067847" calcext:value-type="float">
            <text:p>0.067847</text:p>
          </table:table-cell>
          <table:table-cell table:style-name="Default" office:value-type="float" office:value="0.199493" calcext:value-type="float">
            <text:p>0.199493</text:p>
          </table:table-cell>
          <table:table-cell table:style-name="Default" office:value-type="float" office:value="0.001374" calcext:value-type="float">
            <text:p>0.001374</text:p>
          </table:table-cell>
          <table:table-cell table:style-name="Default" office:value-type="float" office:value="-0.061111" calcext:value-type="float">
            <text:p>-0.061111</text:p>
          </table:table-cell>
          <table:table-cell table:style-name="Default" office:value-type="float" office:value="0.008618" calcext:value-type="float">
            <text:p>0.0086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5" calcext:value-type="float">
            <text:p>0.010215</text:p>
          </table:table-cell>
          <table:table-cell table:style-name="Default" office:value-type="float" office:value="0.067878" calcext:value-type="float">
            <text:p>0.067878</text:p>
          </table:table-cell>
          <table:table-cell table:style-name="Default" office:value-type="float" office:value="0.199485" calcext:value-type="float">
            <text:p>0.199485</text:p>
          </table:table-cell>
          <table:table-cell table:style-name="Default" office:value-type="float" office:value="0.001325" calcext:value-type="float">
            <text:p>0.001325</text:p>
          </table:table-cell>
          <table:table-cell table:style-name="Default" office:value-type="float" office:value="-0.060948" calcext:value-type="float">
            <text:p>-0.060948</text:p>
          </table:table-cell>
          <table:table-cell table:style-name="Default" office:value-type="float" office:value="0.008956" calcext:value-type="float">
            <text:p>0.008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67" calcext:value-type="float">
            <text:p>0.010167</text:p>
          </table:table-cell>
          <table:table-cell table:style-name="Default" office:value-type="float" office:value="0.067885" calcext:value-type="float">
            <text:p>0.067885</text:p>
          </table:table-cell>
          <table:table-cell table:style-name="Default" office:value-type="float" office:value="0.19946" calcext:value-type="float">
            <text:p>0.19946</text:p>
          </table:table-cell>
          <table:table-cell table:style-name="Default" office:value-type="float" office:value="0.001424" calcext:value-type="float">
            <text:p>0.001424</text:p>
          </table:table-cell>
          <table:table-cell table:style-name="Default" office:value-type="float" office:value="-0.06075" calcext:value-type="float">
            <text:p>-0.06075</text:p>
          </table:table-cell>
          <table:table-cell table:style-name="Default" office:value-type="float" office:value="0.009321" calcext:value-type="float">
            <text:p>0.0093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7898" calcext:value-type="float">
            <text:p>0.067898</text:p>
          </table:table-cell>
          <table:table-cell table:style-name="Default" office:value-type="float" office:value="0.199452" calcext:value-type="float">
            <text:p>0.199452</text:p>
          </table:table-cell>
          <table:table-cell table:style-name="Default" office:value-type="float" office:value="0.001259" calcext:value-type="float">
            <text:p>0.001259</text:p>
          </table:table-cell>
          <table:table-cell table:style-name="Default" office:value-type="float" office:value="-0.060589" calcext:value-type="float">
            <text:p>-0.060589</text:p>
          </table:table-cell>
          <table:table-cell table:style-name="Default" office:value-type="float" office:value="0.009795" calcext:value-type="float">
            <text:p>0.009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99" calcext:value-type="float">
            <text:p>0.010099</text:p>
          </table:table-cell>
          <table:table-cell table:style-name="Default" office:value-type="float" office:value="0.067893" calcext:value-type="float">
            <text:p>0.067893</text:p>
          </table:table-cell>
          <table:table-cell table:style-name="Default" office:value-type="float" office:value="0.199448" calcext:value-type="float">
            <text:p>0.199448</text:p>
          </table:table-cell>
          <table:table-cell table:style-name="Default" office:value-type="float" office:value="0.00142" calcext:value-type="float">
            <text:p>0.00142</text:p>
          </table:table-cell>
          <table:table-cell table:style-name="Default" office:value-type="float" office:value="-0.060196" calcext:value-type="float">
            <text:p>-0.060196</text:p>
          </table:table-cell>
          <table:table-cell table:style-name="Default" office:value-type="float" office:value="0.010226" calcext:value-type="float">
            <text:p>0.010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63" calcext:value-type="float">
            <text:p>0.010063</text:p>
          </table:table-cell>
          <table:table-cell table:style-name="Default" office:value-type="float" office:value="0.067909" calcext:value-type="float">
            <text:p>0.067909</text:p>
          </table:table-cell>
          <table:table-cell table:style-name="Default" office:value-type="float" office:value="0.199416" calcext:value-type="float">
            <text:p>0.199416</text:p>
          </table:table-cell>
          <table:table-cell table:style-name="Default" office:value-type="float" office:value="0.001332" calcext:value-type="float">
            <text:p>0.001332</text:p>
          </table:table-cell>
          <table:table-cell table:style-name="Default" office:value-type="float" office:value="-0.060087" calcext:value-type="float">
            <text:p>-0.060087</text:p>
          </table:table-cell>
          <table:table-cell table:style-name="Default" office:value-type="float" office:value="0.010891" calcext:value-type="float">
            <text:p>0.010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63" calcext:value-type="float">
            <text:p>0.009963</text:p>
          </table:table-cell>
          <table:table-cell table:style-name="Default" office:value-type="float" office:value="0.067971" calcext:value-type="float">
            <text:p>0.067971</text:p>
          </table:table-cell>
          <table:table-cell table:style-name="Default" office:value-type="float" office:value="0.199388" calcext:value-type="float">
            <text:p>0.199388</text:p>
          </table:table-cell>
          <table:table-cell table:style-name="Default" office:value-type="float" office:value="0.001054" calcext:value-type="float">
            <text:p>0.001054</text:p>
          </table:table-cell>
          <table:table-cell table:style-name="Default" office:value-type="float" office:value="-0.060072" calcext:value-type="float">
            <text:p>-0.060072</text:p>
          </table:table-cell>
          <table:table-cell table:style-name="Default" office:value-type="float" office:value="0.01143" calcext:value-type="float">
            <text:p>0.011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13" calcext:value-type="float">
            <text:p>0.009913</text:p>
          </table:table-cell>
          <table:table-cell table:style-name="Default" office:value-type="float" office:value="0.068049" calcext:value-type="float">
            <text:p>0.068049</text:p>
          </table:table-cell>
          <table:table-cell table:style-name="Default" office:value-type="float" office:value="0.199353" calcext:value-type="float">
            <text:p>0.199353</text:p>
          </table:table-cell>
          <table:table-cell table:style-name="Default" office:value-type="float" office:value="0.000851" calcext:value-type="float">
            <text:p>0.000851</text:p>
          </table:table-cell>
          <table:table-cell table:style-name="Default" office:value-type="float" office:value="-0.059973" calcext:value-type="float">
            <text:p>-0.059973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9" calcext:value-type="float">
            <text:p>0.00989</text:p>
          </table:table-cell>
          <table:table-cell table:style-name="Default" office:value-type="float" office:value="0.06812" calcext:value-type="float">
            <text:p>0.06812</text:p>
          </table:table-cell>
          <table:table-cell table:style-name="Default" office:value-type="float" office:value="0.199254" calcext:value-type="float">
            <text:p>0.199254</text:p>
          </table:table-cell>
          <table:table-cell table:style-name="Default" office:value-type="float" office:value="0.000416" calcext:value-type="float">
            <text:p>0.000416</text:p>
          </table:table-cell>
          <table:table-cell table:style-name="Default" office:value-type="float" office:value="-0.059914" calcext:value-type="float">
            <text:p>-0.059914</text:p>
          </table:table-cell>
          <table:table-cell table:style-name="Default" office:value-type="float" office:value="0.01226" calcext:value-type="float">
            <text:p>0.012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3" calcext:value-type="float">
            <text:p>0.009853</text:p>
          </table:table-cell>
          <table:table-cell table:style-name="Default" office:value-type="float" office:value="0.068163" calcext:value-type="float">
            <text:p>0.068163</text:p>
          </table:table-cell>
          <table:table-cell table:style-name="Default" office:value-type="float" office:value="0.199153" calcext:value-type="float">
            <text:p>0.199153</text:p>
          </table:table-cell>
          <table:table-cell table:style-name="Default" office:value-type="float" office:value="0.000118" calcext:value-type="float">
            <text:p>0.000118</text:p>
          </table:table-cell>
          <table:table-cell table:style-name="Default" office:value-type="float" office:value="-0.059878" calcext:value-type="float">
            <text:p>-0.059878</text:p>
          </table:table-cell>
          <table:table-cell table:style-name="Default" office:value-type="float" office:value="0.01248" calcext:value-type="float">
            <text:p>0.01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55" calcext:value-type="float">
            <text:p>0.009855</text:p>
          </table:table-cell>
          <table:table-cell table:style-name="Default" office:value-type="float" office:value="0.068258" calcext:value-type="float">
            <text:p>0.068258</text:p>
          </table:table-cell>
          <table:table-cell table:style-name="Default" office:value-type="float" office:value="0.199056" calcext:value-type="float">
            <text:p>0.199056</text:p>
          </table:table-cell>
          <table:table-cell table:style-name="Default" office:value-type="float" office:value="0.000538" calcext:value-type="float">
            <text:p>0.000538</text:p>
          </table:table-cell>
          <table:table-cell table:style-name="Default" office:value-type="float" office:value="-0.059902" calcext:value-type="float">
            <text:p>-0.059902</text:p>
          </table:table-cell>
          <table:table-cell table:style-name="Default" office:value-type="float" office:value="0.012353" calcext:value-type="float">
            <text:p>0.0123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12" calcext:value-type="float">
            <text:p>0.068312</text:p>
          </table:table-cell>
          <table:table-cell table:style-name="Default" office:value-type="float" office:value="0.19902" calcext:value-type="float">
            <text:p>0.19902</text:p>
          </table:table-cell>
          <table:table-cell table:style-name="Default" office:value-type="float" office:value="0.000507" calcext:value-type="float">
            <text:p>0.000507</text:p>
          </table:table-cell>
          <table:table-cell table:style-name="Default" office:value-type="float" office:value="-0.059901" calcext:value-type="float">
            <text:p>-0.059901</text:p>
          </table:table-cell>
          <table:table-cell table:style-name="Default" office:value-type="float" office:value="0.012441" calcext:value-type="float">
            <text:p>0.012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6" calcext:value-type="float">
            <text:p>0.009846</text:p>
          </table:table-cell>
          <table:table-cell table:style-name="Default" office:value-type="float" office:value="0.068367" calcext:value-type="float">
            <text:p>0.068367</text:p>
          </table:table-cell>
          <table:table-cell table:style-name="Default" office:value-type="float" office:value="0.199" calcext:value-type="float">
            <text:p>0.199</text:p>
          </table:table-cell>
          <table:table-cell table:style-name="Default" office:value-type="float" office:value="0.000229" calcext:value-type="float">
            <text:p>0.000229</text:p>
          </table:table-cell>
          <table:table-cell table:style-name="Default" office:value-type="float" office:value="-0.059747" calcext:value-type="float">
            <text:p>-0.059747</text:p>
          </table:table-cell>
          <table:table-cell table:style-name="Default" office:value-type="float" office:value="0.013059" calcext:value-type="float">
            <text:p>0.0130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92" calcext:value-type="float">
            <text:p>0.009792</text:p>
          </table:table-cell>
          <table:table-cell table:style-name="Default" office:value-type="float" office:value="0.068433" calcext:value-type="float">
            <text:p>0.068433</text:p>
          </table:table-cell>
          <table:table-cell table:style-name="Default" office:value-type="float" office:value="0.198996" calcext:value-type="float">
            <text:p>0.198996</text:p>
          </table:table-cell>
          <table:table-cell table:style-name="Default" office:value-type="float" office:value="0.00036" calcext:value-type="float">
            <text:p>0.00036</text:p>
          </table:table-cell>
          <table:table-cell table:style-name="Default" office:value-type="float" office:value="-0.059635" calcext:value-type="float">
            <text:p>-0.059635</text:p>
          </table:table-cell>
          <table:table-cell table:style-name="Default" office:value-type="float" office:value="0.013196" calcext:value-type="float">
            <text:p>0.013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9" calcext:value-type="float">
            <text:p>0.009789</text:p>
          </table:table-cell>
          <table:table-cell table:style-name="Default" office:value-type="float" office:value="0.068521" calcext:value-type="float">
            <text:p>0.06852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243" calcext:value-type="float">
            <text:p>0.000243</text:p>
          </table:table-cell>
          <table:table-cell table:style-name="Default" office:value-type="float" office:value="-0.059471" calcext:value-type="float">
            <text:p>-0.059471</text:p>
          </table:table-cell>
          <table:table-cell table:style-name="Default" office:value-type="float" office:value="0.013422" calcext:value-type="float">
            <text:p>0.0134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5" calcext:value-type="float">
            <text:p>0.009785</text:p>
          </table:table-cell>
          <table:table-cell table:style-name="Default" office:value-type="float" office:value="0.068541" calcext:value-type="float">
            <text:p>0.068541</text:p>
          </table:table-cell>
          <table:table-cell table:style-name="Default" office:value-type="float" office:value="0.198982" calcext:value-type="float">
            <text:p>0.198982</text:p>
          </table:table-cell>
          <table:table-cell table:style-name="Default" office:value-type="float" office:value="0.000323" calcext:value-type="float">
            <text:p>0.000323</text:p>
          </table:table-cell>
          <table:table-cell table:style-name="Default" office:value-type="float" office:value="-0.059406" calcext:value-type="float">
            <text:p>-0.059406</text:p>
          </table:table-cell>
          <table:table-cell table:style-name="Default" office:value-type="float" office:value="0.013437" calcext:value-type="float">
            <text:p>0.013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83" calcext:value-type="float">
            <text:p>0.009783</text:p>
          </table:table-cell>
          <table:table-cell table:style-name="Default" office:value-type="float" office:value="0.068558" calcext:value-type="float">
            <text:p>0.068558</text:p>
          </table:table-cell>
          <table:table-cell table:style-name="Default" office:value-type="float" office:value="0.199004" calcext:value-type="float">
            <text:p>0.199004</text:p>
          </table:table-cell>
          <table:table-cell table:style-name="Default" office:value-type="float" office:value="-0.000299" calcext:value-type="float">
            <text:p>-0.000299</text:p>
          </table:table-cell>
          <table:table-cell table:style-name="Default" office:value-type="float" office:value="-0.059455" calcext:value-type="float">
            <text:p>-0.059455</text:p>
          </table:table-cell>
          <table:table-cell table:style-name="Default" office:value-type="float" office:value="0.013434" calcext:value-type="float">
            <text:p>0.0134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775" calcext:value-type="float">
            <text:p>0.009775</text:p>
          </table:table-cell>
          <table:table-cell table:style-name="Default" office:value-type="float" office:value="0.068555" calcext:value-type="float">
            <text:p>0.068555</text:p>
          </table:table-cell>
          <table:table-cell table:style-name="Default" office:value-type="float" office:value="0.199052" calcext:value-type="float">
            <text:p>0.199052</text:p>
          </table:table-cell>
          <table:table-cell table:style-name="Default" office:value-type="float" office:value="0.000208" calcext:value-type="float">
            <text:p>0.000208</text:p>
          </table:table-cell>
          <table:table-cell table:style-name="Default" office:value-type="float" office:value="-0.059592" calcext:value-type="float">
            <text:p>-0.059592</text:p>
          </table:table-cell>
          <table:table-cell table:style-name="Default" office:value-type="float" office:value="0.013163" calcext:value-type="float">
            <text:p>0.013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07" calcext:value-type="float">
            <text:p>0.009807</text:p>
          </table:table-cell>
          <table:table-cell table:style-name="Default" office:value-type="float" office:value="0.068548" calcext:value-type="float">
            <text:p>0.068548</text:p>
          </table:table-cell>
          <table:table-cell table:style-name="Default" office:value-type="float" office:value="0.199092" calcext:value-type="float">
            <text:p>0.199092</text:p>
          </table:table-cell>
          <table:table-cell table:style-name="Default" office:value-type="float" office:value="0.000371" calcext:value-type="float">
            <text:p>0.000371</text:p>
          </table:table-cell>
          <table:table-cell table:style-name="Default" office:value-type="float" office:value="-0.059665" calcext:value-type="float">
            <text:p>-0.059665</text:p>
          </table:table-cell>
          <table:table-cell table:style-name="Default" office:value-type="float" office:value="0.013008" calcext:value-type="float">
            <text:p>0.0130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45" calcext:value-type="float">
            <text:p>0.009845</text:p>
          </table:table-cell>
          <table:table-cell table:style-name="Default" office:value-type="float" office:value="0.06855" calcext:value-type="float">
            <text:p>0.06855</text:p>
          </table:table-cell>
          <table:table-cell table:style-name="Default" office:value-type="float" office:value="0.199121" calcext:value-type="float">
            <text:p>0.199121</text:p>
          </table:table-cell>
          <table:table-cell table:style-name="Default" office:value-type="float" office:value="0.000527" calcext:value-type="float">
            <text:p>0.000527</text:p>
          </table:table-cell>
          <table:table-cell table:style-name="Default" office:value-type="float" office:value="-0.059761" calcext:value-type="float">
            <text:p>-0.059761</text:p>
          </table:table-cell>
          <table:table-cell table:style-name="Default" office:value-type="float" office:value="0.01276" calcext:value-type="float">
            <text:p>0.012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85" calcext:value-type="float">
            <text:p>0.009885</text:p>
          </table:table-cell>
          <table:table-cell table:style-name="Default" office:value-type="float" office:value="0.068586" calcext:value-type="float">
            <text:p>0.068586</text:p>
          </table:table-cell>
          <table:table-cell table:style-name="Default" office:value-type="float" office:value="0.199157" calcext:value-type="float">
            <text:p>0.199157</text:p>
          </table:table-cell>
          <table:table-cell table:style-name="Default" office:value-type="float" office:value="0.000699" calcext:value-type="float">
            <text:p>0.000699</text:p>
          </table:table-cell>
          <table:table-cell table:style-name="Default" office:value-type="float" office:value="-0.059865" calcext:value-type="float">
            <text:p>-0.059865</text:p>
          </table:table-cell>
          <table:table-cell table:style-name="Default" office:value-type="float" office:value="0.012457" calcext:value-type="float">
            <text:p>0.012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58" calcext:value-type="float">
            <text:p>0.009958</text:p>
          </table:table-cell>
          <table:table-cell table:style-name="Default" office:value-type="float" office:value="0.068646" calcext:value-type="float">
            <text:p>0.068646</text:p>
          </table:table-cell>
          <table:table-cell table:style-name="Default" office:value-type="float" office:value="0.199146" calcext:value-type="float">
            <text:p>0.199146</text:p>
          </table:table-cell>
          <table:table-cell table:style-name="Default" office:value-type="float" office:value="0.001661" calcext:value-type="float">
            <text:p>0.001661</text:p>
          </table:table-cell>
          <table:table-cell table:style-name="Default" office:value-type="float" office:value="-0.060093" calcext:value-type="float">
            <text:p>-0.060093</text:p>
          </table:table-cell>
          <table:table-cell table:style-name="Default" office:value-type="float" office:value="0.011779" calcext:value-type="float">
            <text:p>0.0117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8" calcext:value-type="float">
            <text:p>0.00998</text:p>
          </table:table-cell>
          <table:table-cell table:style-name="Default" office:value-type="float" office:value="0.06864" calcext:value-type="float">
            <text:p>0.06864</text:p>
          </table:table-cell>
          <table:table-cell table:style-name="Default" office:value-type="float" office:value="0.199158" calcext:value-type="float">
            <text:p>0.199158</text:p>
          </table:table-cell>
          <table:table-cell table:style-name="Default" office:value-type="float" office:value="0.001394" calcext:value-type="float">
            <text:p>0.001394</text:p>
          </table:table-cell>
          <table:table-cell table:style-name="Default" office:value-type="float" office:value="-0.060273" calcext:value-type="float">
            <text:p>-0.060273</text:p>
          </table:table-cell>
          <table:table-cell table:style-name="Default" office:value-type="float" office:value="0.011332" calcext:value-type="float">
            <text:p>0.011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06" calcext:value-type="float">
            <text:p>0.010006</text:p>
          </table:table-cell>
          <table:table-cell table:style-name="Default" office:value-type="float" office:value="0.068695" calcext:value-type="float">
            <text:p>0.068695</text:p>
          </table:table-cell>
          <table:table-cell table:style-name="Default" office:value-type="float" office:value="0.199171" calcext:value-type="float">
            <text:p>0.199171</text:p>
          </table:table-cell>
          <table:table-cell table:style-name="Default" office:value-type="float" office:value="0.001474" calcext:value-type="float">
            <text:p>0.001474</text:p>
          </table:table-cell>
          <table:table-cell table:style-name="Default" office:value-type="float" office:value="-0.060302" calcext:value-type="float">
            <text:p>-0.060302</text:p>
          </table:table-cell>
          <table:table-cell table:style-name="Default" office:value-type="float" office:value="0.011106" calcext:value-type="float">
            <text:p>0.0111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45" calcext:value-type="float">
            <text:p>0.010045</text:p>
          </table:table-cell>
          <table:table-cell table:style-name="Default" office:value-type="float" office:value="0.068718" calcext:value-type="float">
            <text:p>0.068718</text:p>
          </table:table-cell>
          <table:table-cell table:style-name="Default" office:value-type="float" office:value="0.199137" calcext:value-type="float">
            <text:p>0.199137</text:p>
          </table:table-cell>
          <table:table-cell table:style-name="Default" office:value-type="float" office:value="0.001643" calcext:value-type="float">
            <text:p>0.001643</text:p>
          </table:table-cell>
          <table:table-cell table:style-name="Default" office:value-type="float" office:value="-0.060417" calcext:value-type="float">
            <text:p>-0.060417</text:p>
          </table:table-cell>
          <table:table-cell table:style-name="Default" office:value-type="float" office:value="0.010892" calcext:value-type="float">
            <text:p>0.0108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6" calcext:value-type="float">
            <text:p>0.010036</text:p>
          </table:table-cell>
          <table:table-cell table:style-name="Default" office:value-type="float" office:value="0.068763" calcext:value-type="float">
            <text:p>0.068763</text:p>
          </table:table-cell>
          <table:table-cell table:style-name="Default" office:value-type="float" office:value="0.199099" calcext:value-type="float">
            <text:p>0.199099</text:p>
          </table:table-cell>
          <table:table-cell table:style-name="Default" office:value-type="float" office:value="0.001442" calcext:value-type="float">
            <text:p>0.001442</text:p>
          </table:table-cell>
          <table:table-cell table:style-name="Default" office:value-type="float" office:value="-0.060449" calcext:value-type="float">
            <text:p>-0.060449</text:p>
          </table:table-cell>
          <table:table-cell table:style-name="Default" office:value-type="float" office:value="0.010833" calcext:value-type="float">
            <text:p>0.010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8" calcext:value-type="float">
            <text:p>0.010088</text:p>
          </table:table-cell>
          <table:table-cell table:style-name="Default" office:value-type="float" office:value="0.068807" calcext:value-type="float">
            <text:p>0.068807</text:p>
          </table:table-cell>
          <table:table-cell table:style-name="Default" office:value-type="float" office:value="0.19911" calcext:value-type="float">
            <text:p>0.19911</text:p>
          </table:table-cell>
          <table:table-cell table:style-name="Default" office:value-type="float" office:value="0.001543" calcext:value-type="float">
            <text:p>0.001543</text:p>
          </table:table-cell>
          <table:table-cell table:style-name="Default" office:value-type="float" office:value="-0.060572" calcext:value-type="float">
            <text:p>-0.060572</text:p>
          </table:table-cell>
          <table:table-cell table:style-name="Default" office:value-type="float" office:value="0.010577" calcext:value-type="float">
            <text:p>0.0105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84" calcext:value-type="float">
            <text:p>0.010084</text:p>
          </table:table-cell>
          <table:table-cell table:style-name="Default" office:value-type="float" office:value="0.068862" calcext:value-type="float">
            <text:p>0.068862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659" calcext:value-type="float">
            <text:p>0.001659</text:p>
          </table:table-cell>
          <table:table-cell table:style-name="Default" office:value-type="float" office:value="-0.060555" calcext:value-type="float">
            <text:p>-0.060555</text:p>
          </table:table-cell>
          <table:table-cell table:style-name="Default" office:value-type="float" office:value="0.010497" calcext:value-type="float">
            <text:p>0.01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26" calcext:value-type="float">
            <text:p>0.010126</text:p>
          </table:table-cell>
          <table:table-cell table:style-name="Default" office:value-type="float" office:value="0.068879" calcext:value-type="float">
            <text:p>0.068879</text:p>
          </table:table-cell>
          <table:table-cell table:style-name="Default" office:value-type="float" office:value="0.199102" calcext:value-type="float">
            <text:p>0.199102</text:p>
          </table:table-cell>
          <table:table-cell table:style-name="Default" office:value-type="float" office:value="0.001522" calcext:value-type="float">
            <text:p>0.001522</text:p>
          </table:table-cell>
          <table:table-cell table:style-name="Default" office:value-type="float" office:value="-0.060729" calcext:value-type="float">
            <text:p>-0.060729</text:p>
          </table:table-cell>
          <table:table-cell table:style-name="Default" office:value-type="float" office:value="0.010337" calcext:value-type="float">
            <text:p>0.0103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01" calcext:value-type="float">
            <text:p>0.010201</text:p>
          </table:table-cell>
          <table:table-cell table:style-name="Default" office:value-type="float" office:value="0.068965" calcext:value-type="float">
            <text:p>0.068965</text:p>
          </table:table-cell>
          <table:table-cell table:style-name="Default" office:value-type="float" office:value="0.199125" calcext:value-type="float">
            <text:p>0.199125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0898" calcext:value-type="float">
            <text:p>-0.060898</text:p>
          </table:table-cell>
          <table:table-cell table:style-name="Default" office:value-type="float" office:value="0.010296" calcext:value-type="float">
            <text:p>0.010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8" calcext:value-type="float">
            <text:p>0.010248</text:p>
          </table:table-cell>
          <table:table-cell table:style-name="Default" office:value-type="float" office:value="0.068979" calcext:value-type="float">
            <text:p>0.068979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01898" calcext:value-type="float">
            <text:p>0.001898</text:p>
          </table:table-cell>
          <table:table-cell table:style-name="Default" office:value-type="float" office:value="-0.061127" calcext:value-type="float">
            <text:p>-0.061127</text:p>
          </table:table-cell>
          <table:table-cell table:style-name="Default" office:value-type="float" office:value="0.009923" calcext:value-type="float">
            <text:p>0.009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13" calcext:value-type="float">
            <text:p>0.010213</text:p>
          </table:table-cell>
          <table:table-cell table:style-name="Default" office:value-type="float" office:value="0.068975" calcext:value-type="float">
            <text:p>0.068975</text:p>
          </table:table-cell>
          <table:table-cell table:style-name="Default" office:value-type="float" office:value="0.199192" calcext:value-type="float">
            <text:p>0.199192</text:p>
          </table:table-cell>
          <table:table-cell table:style-name="Default" office:value-type="float" office:value="0.001775" calcext:value-type="float">
            <text:p>0.001775</text:p>
          </table:table-cell>
          <table:table-cell table:style-name="Default" office:value-type="float" office:value="-0.061186" calcext:value-type="float">
            <text:p>-0.061186</text:p>
          </table:table-cell>
          <table:table-cell table:style-name="Default" office:value-type="float" office:value="0.009529" calcext:value-type="float">
            <text:p>0.0095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29" calcext:value-type="float">
            <text:p>0.010229</text:p>
          </table:table-cell>
          <table:table-cell table:style-name="Default" office:value-type="float" office:value="0.068974" calcext:value-type="float">
            <text:p>0.068974</text:p>
          </table:table-cell>
          <table:table-cell table:style-name="Default" office:value-type="float" office:value="0.199193" calcext:value-type="float">
            <text:p>0.199193</text:p>
          </table:table-cell>
          <table:table-cell table:style-name="Default" office:value-type="float" office:value="0.001634" calcext:value-type="float">
            <text:p>0.001634</text:p>
          </table:table-cell>
          <table:table-cell table:style-name="Default" office:value-type="float" office:value="-0.061233" calcext:value-type="float">
            <text:p>-0.061233</text:p>
          </table:table-cell>
          <table:table-cell table:style-name="Default" office:value-type="float" office:value="0.009168" calcext:value-type="float">
            <text:p>0.0091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8" calcext:value-type="float">
            <text:p>0.010238</text:p>
          </table:table-cell>
          <table:table-cell table:style-name="Default" office:value-type="float" office:value="0.068999" calcext:value-type="float">
            <text:p>0.068999</text:p>
          </table:table-cell>
          <table:table-cell table:style-name="Default" office:value-type="float" office:value="0.199222" calcext:value-type="float">
            <text:p>0.199222</text:p>
          </table:table-cell>
          <table:table-cell table:style-name="Default" office:value-type="float" office:value="0.001593" calcext:value-type="float">
            <text:p>0.001593</text:p>
          </table:table-cell>
          <table:table-cell table:style-name="Default" office:value-type="float" office:value="-0.061262" calcext:value-type="float">
            <text:p>-0.061262</text:p>
          </table:table-cell>
          <table:table-cell table:style-name="Default" office:value-type="float" office:value="0.008728" calcext:value-type="float">
            <text:p>0.008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2" calcext:value-type="float">
            <text:p>0.010242</text:p>
          </table:table-cell>
          <table:table-cell table:style-name="Default" office:value-type="float" office:value="0.06899" calcext:value-type="float">
            <text:p>0.06899</text:p>
          </table:table-cell>
          <table:table-cell table:style-name="Default" office:value-type="float" office:value="0.199209" calcext:value-type="float">
            <text:p>0.199209</text:p>
          </table:table-cell>
          <table:table-cell table:style-name="Default" office:value-type="float" office:value="0.001319" calcext:value-type="float">
            <text:p>0.001319</text:p>
          </table:table-cell>
          <table:table-cell table:style-name="Default" office:value-type="float" office:value="-0.061287" calcext:value-type="float">
            <text:p>-0.061287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9" calcext:value-type="float">
            <text:p>0.010239</text:p>
          </table:table-cell>
          <table:table-cell table:style-name="Default" office:value-type="float" office:value="0.069007" calcext:value-type="float">
            <text:p>0.069007</text:p>
          </table:table-cell>
          <table:table-cell table:style-name="Default" office:value-type="float" office:value="0.199189" calcext:value-type="float">
            <text:p>0.199189</text:p>
          </table:table-cell>
          <table:table-cell table:style-name="Default" office:value-type="float" office:value="0.001219" calcext:value-type="float">
            <text:p>0.001219</text:p>
          </table:table-cell>
          <table:table-cell table:style-name="Default" office:value-type="float" office:value="-0.061279" calcext:value-type="float">
            <text:p>-0.061279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49" calcext:value-type="float">
            <text:p>0.010249</text:p>
          </table:table-cell>
          <table:table-cell table:style-name="Default" office:value-type="float" office:value="0.069017" calcext:value-type="float">
            <text:p>0.069017</text:p>
          </table:table-cell>
          <table:table-cell table:style-name="Default" office:value-type="float" office:value="0.19916" calcext:value-type="float">
            <text:p>0.19916</text:p>
          </table:table-cell>
          <table:table-cell table:style-name="Default" office:value-type="float" office:value="0.001153" calcext:value-type="float">
            <text:p>0.001153</text:p>
          </table:table-cell>
          <table:table-cell table:style-name="Default" office:value-type="float" office:value="-0.061315" calcext:value-type="float">
            <text:p>-0.061315</text:p>
          </table:table-cell>
          <table:table-cell table:style-name="Default" office:value-type="float" office:value="0.008806" calcext:value-type="float">
            <text:p>0.0088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1" calcext:value-type="float">
            <text:p>0.010231</text:p>
          </table:table-cell>
          <table:table-cell table:style-name="Default" office:value-type="float" office:value="0.069026" calcext:value-type="float">
            <text:p>0.069026</text:p>
          </table:table-cell>
          <table:table-cell table:style-name="Default" office:value-type="float" office:value="0.199132" calcext:value-type="float">
            <text:p>0.199132</text:p>
          </table:table-cell>
          <table:table-cell table:style-name="Default" office:value-type="float" office:value="0.001036" calcext:value-type="float">
            <text:p>0.001036</text:p>
          </table:table-cell>
          <table:table-cell table:style-name="Default" office:value-type="float" office:value="-0.061331" calcext:value-type="float">
            <text:p>-0.061331</text:p>
          </table:table-cell>
          <table:table-cell table:style-name="Default" office:value-type="float" office:value="0.009044" calcext:value-type="float">
            <text:p>0.0090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95" calcext:value-type="float">
            <text:p>0.010195</text:p>
          </table:table-cell>
          <table:table-cell table:style-name="Default" office:value-type="float" office:value="0.06904" calcext:value-type="float">
            <text:p>0.06904</text:p>
          </table:table-cell>
          <table:table-cell table:style-name="Default" office:value-type="float" office:value="0.199112" calcext:value-type="float">
            <text:p>0.199112</text:p>
          </table:table-cell>
          <table:table-cell table:style-name="Default" office:value-type="float" office:value="0.000942" calcext:value-type="float">
            <text:p>0.000942</text:p>
          </table:table-cell>
          <table:table-cell table:style-name="Default" office:value-type="float" office:value="-0.06131" calcext:value-type="float">
            <text:p>-0.06131</text:p>
          </table:table-cell>
          <table:table-cell table:style-name="Default" office:value-type="float" office:value="0.009448" calcext:value-type="float">
            <text:p>0.0094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58" calcext:value-type="float">
            <text:p>0.010158</text:p>
          </table:table-cell>
          <table:table-cell table:style-name="Default" office:value-type="float" office:value="0.069047" calcext:value-type="float">
            <text:p>0.069047</text:p>
          </table:table-cell>
          <table:table-cell table:style-name="Default" office:value-type="float" office:value="0.199103" calcext:value-type="float">
            <text:p>0.199103</text:p>
          </table:table-cell>
          <table:table-cell table:style-name="Default" office:value-type="float" office:value="0.000919" calcext:value-type="float">
            <text:p>0.000919</text:p>
          </table:table-cell>
          <table:table-cell table:style-name="Default" office:value-type="float" office:value="-0.06118" calcext:value-type="float">
            <text:p>-0.06118</text:p>
          </table:table-cell>
          <table:table-cell table:style-name="Default" office:value-type="float" office:value="0.009891" calcext:value-type="float">
            <text:p>0.0098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106" calcext:value-type="float">
            <text:p>0.010106</text:p>
          </table:table-cell>
          <table:table-cell table:style-name="Default" office:value-type="float" office:value="0.069094" calcext:value-type="float">
            <text:p>0.069094</text:p>
          </table:table-cell>
          <table:table-cell table:style-name="Default" office:value-type="float" office:value="0.199074" calcext:value-type="float">
            <text:p>0.199074</text:p>
          </table:table-cell>
          <table:table-cell table:style-name="Default" office:value-type="float" office:value="0.001453" calcext:value-type="float">
            <text:p>0.001453</text:p>
          </table:table-cell>
          <table:table-cell table:style-name="Default" office:value-type="float" office:value="-0.06091" calcext:value-type="float">
            <text:p>-0.06091</text:p>
          </table:table-cell>
          <table:table-cell table:style-name="Default" office:value-type="float" office:value="0.010734" calcext:value-type="float">
            <text:p>0.01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38" calcext:value-type="float">
            <text:p>0.010038</text:p>
          </table:table-cell>
          <table:table-cell table:style-name="Default" office:value-type="float" office:value="0.069088" calcext:value-type="float">
            <text:p>0.069088</text:p>
          </table:table-cell>
          <table:table-cell table:style-name="Default" office:value-type="float" office:value="0.199073" calcext:value-type="float">
            <text:p>0.199073</text:p>
          </table:table-cell>
          <table:table-cell table:style-name="Default" office:value-type="float" office:value="0.001508" calcext:value-type="float">
            <text:p>0.001508</text:p>
          </table:table-cell>
          <table:table-cell table:style-name="Default" office:value-type="float" office:value="-0.060825" calcext:value-type="float">
            <text:p>-0.060825</text:p>
          </table:table-cell>
          <table:table-cell table:style-name="Default" office:value-type="float" office:value="0.011237" calcext:value-type="float">
            <text:p>0.0112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72" calcext:value-type="float">
            <text:p>0.009972</text:p>
          </table:table-cell>
          <table:table-cell table:style-name="Default" office:value-type="float" office:value="0.069089" calcext:value-type="float">
            <text:p>0.069089</text:p>
          </table:table-cell>
          <table:table-cell table:style-name="Default" office:value-type="float" office:value="0.199053" calcext:value-type="float">
            <text:p>0.199053</text:p>
          </table:table-cell>
          <table:table-cell table:style-name="Default" office:value-type="float" office:value="0.001409" calcext:value-type="float">
            <text:p>0.001409</text:p>
          </table:table-cell>
          <table:table-cell table:style-name="Default" office:value-type="float" office:value="-0.060725" calcext:value-type="float">
            <text:p>-0.060725</text:p>
          </table:table-cell>
          <table:table-cell table:style-name="Default" office:value-type="float" office:value="0.011748" calcext:value-type="float">
            <text:p>0.011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37" calcext:value-type="float">
            <text:p>0.009837</text:p>
          </table:table-cell>
          <table:table-cell table:style-name="Default" office:value-type="float" office:value="0.069077" calcext:value-type="float">
            <text:p>0.069077</text:p>
          </table:table-cell>
          <table:table-cell table:style-name="Default" office:value-type="float" office:value="0.198995" calcext:value-type="float">
            <text:p>0.198995</text:p>
          </table:table-cell>
          <table:table-cell table:style-name="Default" office:value-type="float" office:value="0.001391" calcext:value-type="float">
            <text:p>0.001391</text:p>
          </table:table-cell>
          <table:table-cell table:style-name="Default" office:value-type="float" office:value="-0.0603" calcext:value-type="float">
            <text:p>-0.0603</text:p>
          </table:table-cell>
          <table:table-cell table:style-name="Default" office:value-type="float" office:value="0.012574" calcext:value-type="float">
            <text:p>0.0125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666" calcext:value-type="float">
            <text:p>0.009666</text:p>
          </table:table-cell>
          <table:table-cell table:style-name="Default" office:value-type="float" office:value="0.069078" calcext:value-type="float">
            <text:p>0.069078</text:p>
          </table:table-cell>
          <table:table-cell table:style-name="Default" office:value-type="float" office:value="0.198949" calcext:value-type="float">
            <text:p>0.198949</text:p>
          </table:table-cell>
          <table:table-cell table:style-name="Default" office:value-type="float" office:value="0.000171" calcext:value-type="float">
            <text:p>0.000171</text:p>
          </table:table-cell>
          <table:table-cell table:style-name="Default" office:value-type="float" office:value="-0.059897" calcext:value-type="float">
            <text:p>-0.059897</text:p>
          </table:table-cell>
          <table:table-cell table:style-name="Default" office:value-type="float" office:value="0.014282" calcext:value-type="float">
            <text:p>0.014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402" calcext:value-type="float">
            <text:p>0.009402</text:p>
          </table:table-cell>
          <table:table-cell table:style-name="Default" office:value-type="float" office:value="0.069149" calcext:value-type="float">
            <text:p>0.069149</text:p>
          </table:table-cell>
          <table:table-cell table:style-name="Default" office:value-type="float" office:value="0.198932" calcext:value-type="float">
            <text:p>0.198932</text:p>
          </table:table-cell>
          <table:table-cell table:style-name="Default" office:value-type="float" office:value="0.000186" calcext:value-type="float">
            <text:p>0.000186</text:p>
          </table:table-cell>
          <table:table-cell table:style-name="Default" office:value-type="float" office:value="-0.059014" calcext:value-type="float">
            <text:p>-0.059014</text:p>
          </table:table-cell>
          <table:table-cell table:style-name="Default" office:value-type="float" office:value="0.015717" calcext:value-type="float">
            <text:p>0.015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196" calcext:value-type="float">
            <text:p>0.009196</text:p>
          </table:table-cell>
          <table:table-cell table:style-name="Default" office:value-type="float" office:value="0.069186" calcext:value-type="float">
            <text:p>0.069186</text:p>
          </table:table-cell>
          <table:table-cell table:style-name="Default" office:value-type="float" office:value="0.198911" calcext:value-type="float">
            <text:p>0.198911</text:p>
          </table:table-cell>
          <table:table-cell table:style-name="Default" office:value-type="float" office:value="0.00049" calcext:value-type="float">
            <text:p>0.00049</text:p>
          </table:table-cell>
          <table:table-cell table:style-name="Default" office:value-type="float" office:value="-0.058481" calcext:value-type="float">
            <text:p>-0.058481</text:p>
          </table:table-cell>
          <table:table-cell table:style-name="Default" office:value-type="float" office:value="0.017662" calcext:value-type="float">
            <text:p>0.0176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915" calcext:value-type="float">
            <text:p>0.008915</text:p>
          </table:table-cell>
          <table:table-cell table:style-name="Default" office:value-type="float" office:value="0.069354" calcext:value-type="float">
            <text:p>0.069354</text:p>
          </table:table-cell>
          <table:table-cell table:style-name="Default" office:value-type="float" office:value="0.198863" calcext:value-type="float">
            <text:p>0.198863</text:p>
          </table:table-cell>
          <table:table-cell table:style-name="Default" office:value-type="float" office:value="0.001387" calcext:value-type="float">
            <text:p>0.001387</text:p>
          </table:table-cell>
          <table:table-cell table:style-name="Default" office:value-type="float" office:value="-0.057747" calcext:value-type="float">
            <text:p>-0.057747</text:p>
          </table:table-cell>
          <table:table-cell table:style-name="Default" office:value-type="float" office:value="0.020218" calcext:value-type="float">
            <text:p>0.0202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482" calcext:value-type="float">
            <text:p>0.008482</text:p>
          </table:table-cell>
          <table:table-cell table:style-name="Default" office:value-type="float" office:value="0.069683" calcext:value-type="float">
            <text:p>0.069683</text:p>
          </table:table-cell>
          <table:table-cell table:style-name="Default" office:value-type="float" office:value="0.198739" calcext:value-type="float">
            <text:p>0.198739</text:p>
          </table:table-cell>
          <table:table-cell table:style-name="Default" office:value-type="float" office:value="0.002186" calcext:value-type="float">
            <text:p>0.002186</text:p>
          </table:table-cell>
          <table:table-cell table:style-name="Default" office:value-type="float" office:value="-0.05624" calcext:value-type="float">
            <text:p>-0.05624</text:p>
          </table:table-cell>
          <table:table-cell table:style-name="Default" office:value-type="float" office:value="0.022903" calcext:value-type="float">
            <text:p>0.022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084" calcext:value-type="float">
            <text:p>0.008084</text:p>
          </table:table-cell>
          <table:table-cell table:style-name="Default" office:value-type="float" office:value="0.070047" calcext:value-type="float">
            <text:p>0.070047</text:p>
          </table:table-cell>
          <table:table-cell table:style-name="Default" office:value-type="float" office:value="0.198714" calcext:value-type="float">
            <text:p>0.198714</text:p>
          </table:table-cell>
          <table:table-cell table:style-name="Default" office:value-type="float" office:value="0.003771" calcext:value-type="float">
            <text:p>0.003771</text:p>
          </table:table-cell>
          <table:table-cell table:style-name="Default" office:value-type="float" office:value="-0.054981" calcext:value-type="float">
            <text:p>-0.054981</text:p>
          </table:table-cell>
          <table:table-cell table:style-name="Default" office:value-type="float" office:value="0.026741" calcext:value-type="float">
            <text:p>0.026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543" calcext:value-type="float">
            <text:p>0.007543</text:p>
          </table:table-cell>
          <table:table-cell table:style-name="Default" office:value-type="float" office:value="0.070578" calcext:value-type="float">
            <text:p>0.070578</text:p>
          </table:table-cell>
          <table:table-cell table:style-name="Default" office:value-type="float" office:value="0.1988" calcext:value-type="float">
            <text:p>0.1988</text:p>
          </table:table-cell>
          <table:table-cell table:style-name="Default" office:value-type="float" office:value="0.005736" calcext:value-type="float">
            <text:p>0.005736</text:p>
          </table:table-cell>
          <table:table-cell table:style-name="Default" office:value-type="float" office:value="-0.054326" calcext:value-type="float">
            <text:p>-0.054326</text:p>
          </table:table-cell>
          <table:table-cell table:style-name="Default" office:value-type="float" office:value="0.031312" calcext:value-type="float">
            <text:p>0.0313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987" calcext:value-type="float">
            <text:p>0.006987</text:p>
          </table:table-cell>
          <table:table-cell table:style-name="Default" office:value-type="float" office:value="0.071231" calcext:value-type="float">
            <text:p>0.071231</text:p>
          </table:table-cell>
          <table:table-cell table:style-name="Default" office:value-type="float" office:value="0.198923" calcext:value-type="float">
            <text:p>0.198923</text:p>
          </table:table-cell>
          <table:table-cell table:style-name="Default" office:value-type="float" office:value="0.008367" calcext:value-type="float">
            <text:p>0.008367</text:p>
          </table:table-cell>
          <table:table-cell table:style-name="Default" office:value-type="float" office:value="-0.053689" calcext:value-type="float">
            <text:p>-0.053689</text:p>
          </table:table-cell>
          <table:table-cell table:style-name="Default" office:value-type="float" office:value="0.035878" calcext:value-type="float">
            <text:p>0.035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48" calcext:value-type="float">
            <text:p>0.006448</text:p>
          </table:table-cell>
          <table:table-cell table:style-name="Default" office:value-type="float" office:value="0.071978" calcext:value-type="float">
            <text:p>0.071978</text:p>
          </table:table-cell>
          <table:table-cell table:style-name="Default" office:value-type="float" office:value="0.198989" calcext:value-type="float">
            <text:p>0.198989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52267" calcext:value-type="float">
            <text:p>-0.052267</text:p>
          </table:table-cell>
          <table:table-cell table:style-name="Default" office:value-type="float" office:value="0.040667" calcext:value-type="float">
            <text:p>0.0406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77" calcext:value-type="float">
            <text:p>0.006477</text:p>
          </table:table-cell>
          <table:table-cell table:style-name="Default" office:value-type="float" office:value="0.072624" calcext:value-type="float">
            <text:p>0.072624</text:p>
          </table:table-cell>
          <table:table-cell table:style-name="Default" office:value-type="float" office:value="0.199166" calcext:value-type="float">
            <text:p>0.199166</text:p>
          </table:table-cell>
          <table:table-cell table:style-name="Default" office:value-type="float" office:value="0.015532" calcext:value-type="float">
            <text:p>0.015532</text:p>
          </table:table-cell>
          <table:table-cell table:style-name="Default" office:value-type="float" office:value="-0.051259" calcext:value-type="float">
            <text:p>-0.051259</text:p>
          </table:table-cell>
          <table:table-cell table:style-name="Default" office:value-type="float" office:value="0.044154" calcext:value-type="float">
            <text:p>0.0441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733" calcext:value-type="float">
            <text:p>0.005733</text:p>
          </table:table-cell>
          <table:table-cell table:style-name="Default" office:value-type="float" office:value="0.073625" calcext:value-type="float">
            <text:p>0.073625</text:p>
          </table:table-cell>
          <table:table-cell table:style-name="Default" office:value-type="float" office:value="0.199026" calcext:value-type="float">
            <text:p>0.199026</text:p>
          </table:table-cell>
          <table:table-cell table:style-name="Default" office:value-type="float" office:value="0.01725" calcext:value-type="float">
            <text:p>0.01725</text:p>
          </table:table-cell>
          <table:table-cell table:style-name="Default" office:value-type="float" office:value="-0.048668" calcext:value-type="float">
            <text:p>-0.048668</text:p>
          </table:table-cell>
          <table:table-cell table:style-name="Default" office:value-type="float" office:value="0.050193" calcext:value-type="float">
            <text:p>0.0501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008" calcext:value-type="float">
            <text:p>0.005008</text:p>
          </table:table-cell>
          <table:table-cell table:style-name="Default" office:value-type="float" office:value="0.074632" calcext:value-type="float">
            <text:p>0.074632</text:p>
          </table:table-cell>
          <table:table-cell table:style-name="Default" office:value-type="float" office:value="0.198845" calcext:value-type="float">
            <text:p>0.198845</text:p>
          </table:table-cell>
          <table:table-cell table:style-name="Default" office:value-type="float" office:value="0.019002" calcext:value-type="float">
            <text:p>0.019002</text:p>
          </table:table-cell>
          <table:table-cell table:style-name="Default" office:value-type="float" office:value="-0.046283" calcext:value-type="float">
            <text:p>-0.046283</text:p>
          </table:table-cell>
          <table:table-cell table:style-name="Default" office:value-type="float" office:value="0.056016" calcext:value-type="float">
            <text:p>0.0560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251" calcext:value-type="float">
            <text:p>0.004251</text:p>
          </table:table-cell>
          <table:table-cell table:style-name="Default" office:value-type="float" office:value="0.075765" calcext:value-type="float">
            <text:p>0.075765</text:p>
          </table:table-cell>
          <table:table-cell table:style-name="Default" office:value-type="float" office:value="0.198432" calcext:value-type="float">
            <text:p>0.198432</text:p>
          </table:table-cell>
          <table:table-cell table:style-name="Default" office:value-type="float" office:value="0.020714" calcext:value-type="float">
            <text:p>0.020714</text:p>
          </table:table-cell>
          <table:table-cell table:style-name="Default" office:value-type="float" office:value="-0.042719" calcext:value-type="float">
            <text:p>-0.042719</text:p>
          </table:table-cell>
          <table:table-cell table:style-name="Default" office:value-type="float" office:value="0.062842" calcext:value-type="float">
            <text:p>0.0628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877" calcext:value-type="float">
            <text:p>0.004877</text:p>
          </table:table-cell>
          <table:table-cell table:style-name="Default" office:value-type="float" office:value="0.074443" calcext:value-type="float">
            <text:p>0.074443</text:p>
          </table:table-cell>
          <table:table-cell table:style-name="Default" office:value-type="float" office:value="0.199005" calcext:value-type="float">
            <text:p>0.199005</text:p>
          </table:table-cell>
          <table:table-cell table:style-name="Default" office:value-type="float" office:value="0.017776" calcext:value-type="float">
            <text:p>0.017776</text:p>
          </table:table-cell>
          <table:table-cell table:style-name="Default" office:value-type="float" office:value="-0.045193" calcext:value-type="float">
            <text:p>-0.045193</text:p>
          </table:table-cell>
          <table:table-cell table:style-name="Default" office:value-type="float" office:value="0.056724" calcext:value-type="float">
            <text:p>0.056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082" calcext:value-type="float">
            <text:p>0.004082</text:p>
          </table:table-cell>
          <table:table-cell table:style-name="Default" office:value-type="float" office:value="0.075448" calcext:value-type="float">
            <text:p>0.075448</text:p>
          </table:table-cell>
          <table:table-cell table:style-name="Default" office:value-type="float" office:value="0.197603" calcext:value-type="float">
            <text:p>0.197603</text:p>
          </table:table-cell>
          <table:table-cell table:style-name="Default" office:value-type="float" office:value="0.018678" calcext:value-type="float">
            <text:p>0.018678</text:p>
          </table:table-cell>
          <table:table-cell table:style-name="Default" office:value-type="float" office:value="-0.036623" calcext:value-type="float">
            <text:p>-0.036623</text:p>
          </table:table-cell>
          <table:table-cell table:style-name="Default" office:value-type="float" office:value="0.061643" calcext:value-type="float">
            <text:p>0.0616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3216" calcext:value-type="float">
            <text:p>0.003216</text:p>
          </table:table-cell>
          <table:table-cell table:style-name="Default" office:value-type="float" office:value="0.076711" calcext:value-type="float">
            <text:p>0.076711</text:p>
          </table:table-cell>
          <table:table-cell table:style-name="Default" office:value-type="float" office:value="0.195349" calcext:value-type="float">
            <text:p>0.195349</text:p>
          </table:table-cell>
          <table:table-cell table:style-name="Default" office:value-type="float" office:value="0.017927" calcext:value-type="float">
            <text:p>0.017927</text:p>
          </table:table-cell>
          <table:table-cell table:style-name="Default" office:value-type="float" office:value="-0.024168" calcext:value-type="float">
            <text:p>-0.024168</text:p>
          </table:table-cell>
          <table:table-cell table:style-name="Default" office:value-type="float" office:value="0.068054" calcext:value-type="float">
            <text:p>0.068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0079" calcext:value-type="float">
            <text:p>0.000079</text:p>
          </table:table-cell>
          <table:table-cell table:style-name="Default" office:value-type="float" office:value="0.081518" calcext:value-type="float">
            <text:p>0.081518</text:p>
          </table:table-cell>
          <table:table-cell table:style-name="Default" office:value-type="float" office:value="0.190867" calcext:value-type="float">
            <text:p>0.190867</text:p>
          </table:table-cell>
          <table:table-cell table:style-name="Default" office:value-type="float" office:value="0.02162" calcext:value-type="float">
            <text:p>0.02162</text:p>
          </table:table-cell>
          <table:table-cell table:style-name="Default" office:value-type="float" office:value="0.000686" calcext:value-type="float">
            <text:p>0.000686</text:p>
          </table:table-cell>
          <table:table-cell table:style-name="Default" office:value-type="float" office:value="0.094955" calcext:value-type="float">
            <text:p>0.094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363" calcext:value-type="float">
            <text:p>-0.001363</text:p>
          </table:table-cell>
          <table:table-cell table:style-name="Default" office:value-type="float" office:value="0.083575" calcext:value-type="float">
            <text:p>0.083575</text:p>
          </table:table-cell>
          <table:table-cell table:style-name="Default" office:value-type="float" office:value="0.187146" calcext:value-type="float">
            <text:p>0.187146</text:p>
          </table:table-cell>
          <table:table-cell table:style-name="Default" office:value-type="float" office:value="0.018167" calcext:value-type="float">
            <text:p>0.018167</text:p>
          </table:table-cell>
          <table:table-cell table:style-name="Default" office:value-type="float" office:value="0.017363" calcext:value-type="float">
            <text:p>0.017363</text:p>
          </table:table-cell>
          <table:table-cell table:style-name="Default" office:value-type="float" office:value="0.103632" calcext:value-type="float">
            <text:p>0.103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946" calcext:value-type="float">
            <text:p>-0.002946</text:p>
          </table:table-cell>
          <table:table-cell table:style-name="Default" office:value-type="float" office:value="0.085662" calcext:value-type="float">
            <text:p>0.085662</text:p>
          </table:table-cell>
          <table:table-cell table:style-name="Default" office:value-type="float" office:value="0.183187" calcext:value-type="float">
            <text:p>0.183187</text:p>
          </table:table-cell>
          <table:table-cell table:style-name="Default" office:value-type="float" office:value="0.012506" calcext:value-type="float">
            <text:p>0.012506</text:p>
          </table:table-cell>
          <table:table-cell table:style-name="Default" office:value-type="float" office:value="0.036172" calcext:value-type="float">
            <text:p>0.036172</text:p>
          </table:table-cell>
          <table:table-cell table:style-name="Default" office:value-type="float" office:value="0.114646" calcext:value-type="float">
            <text:p>0.114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749" calcext:value-type="float">
            <text:p>-0.005749</text:p>
          </table:table-cell>
          <table:table-cell table:style-name="Default" office:value-type="float" office:value="0.088613" calcext:value-type="float">
            <text:p>0.088613</text:p>
          </table:table-cell>
          <table:table-cell table:style-name="Default" office:value-type="float" office:value="0.178217" calcext:value-type="float">
            <text:p>0.178217</text:p>
          </table:table-cell>
          <table:table-cell table:style-name="Default" office:value-type="float" office:value="-0.006418" calcext:value-type="float">
            <text:p>-0.006418</text:p>
          </table:table-cell>
          <table:table-cell table:style-name="Default" office:value-type="float" office:value="0.049195" calcext:value-type="float">
            <text:p>0.049195</text:p>
          </table:table-cell>
          <table:table-cell table:style-name="Default" office:value-type="float" office:value="0.129358" calcext:value-type="float">
            <text:p>0.129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028" calcext:value-type="float">
            <text:p>-0.008028</text:p>
          </table:table-cell>
          <table:table-cell table:style-name="Default" office:value-type="float" office:value="0.092326" calcext:value-type="float">
            <text:p>0.092326</text:p>
          </table:table-cell>
          <table:table-cell table:style-name="Default" office:value-type="float" office:value="0.173069" calcext:value-type="float">
            <text:p>0.173069</text:p>
          </table:table-cell>
          <table:table-cell table:style-name="Default" office:value-type="float" office:value="-0.034686" calcext:value-type="float">
            <text:p>-0.034686</text:p>
          </table:table-cell>
          <table:table-cell table:style-name="Default" office:value-type="float" office:value="0.049844" calcext:value-type="float">
            <text:p>0.049844</text:p>
          </table:table-cell>
          <table:table-cell table:style-name="Default" office:value-type="float" office:value="0.141826" calcext:value-type="float">
            <text:p>0.1418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0362" calcext:value-type="float">
            <text:p>-0.010362</text:p>
          </table:table-cell>
          <table:table-cell table:style-name="Default" office:value-type="float" office:value="0.096318" calcext:value-type="float">
            <text:p>0.096318</text:p>
          </table:table-cell>
          <table:table-cell table:style-name="Default" office:value-type="float" office:value="0.166282" calcext:value-type="float">
            <text:p>0.166282</text:p>
          </table:table-cell>
          <table:table-cell table:style-name="Default" office:value-type="float" office:value="-0.040553" calcext:value-type="float">
            <text:p>-0.040553</text:p>
          </table:table-cell>
          <table:table-cell table:style-name="Default" office:value-type="float" office:value="0.045854" calcext:value-type="float">
            <text:p>0.045854</text:p>
          </table:table-cell>
          <table:table-cell table:style-name="Default" office:value-type="float" office:value="0.14199" calcext:value-type="float">
            <text:p>0.141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936" calcext:value-type="float">
            <text:p>-0.012936</text:p>
          </table:table-cell>
          <table:table-cell table:style-name="Default" office:value-type="float" office:value="0.099926" calcext:value-type="float">
            <text:p>0.099926</text:p>
          </table:table-cell>
          <table:table-cell table:style-name="Default" office:value-type="float" office:value="0.158219" calcext:value-type="float">
            <text:p>0.158219</text:p>
          </table:table-cell>
          <table:table-cell table:style-name="Default" office:value-type="float" office:value="-0.04122" calcext:value-type="float">
            <text:p>-0.04122</text:p>
          </table:table-cell>
          <table:table-cell table:style-name="Default" office:value-type="float" office:value="0.039002" calcext:value-type="float">
            <text:p>0.039002</text:p>
          </table:table-cell>
          <table:table-cell table:style-name="Default" office:value-type="float" office:value="0.141067" calcext:value-type="float">
            <text:p>0.1410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406" calcext:value-type="float">
            <text:p>-0.015406</text:p>
          </table:table-cell>
          <table:table-cell table:style-name="Default" office:value-type="float" office:value="0.103161" calcext:value-type="float">
            <text:p>0.103161</text:p>
          </table:table-cell>
          <table:table-cell table:style-name="Default" office:value-type="float" office:value="0.14959" calcext:value-type="float">
            <text:p>0.14959</text:p>
          </table:table-cell>
          <table:table-cell table:style-name="Default" office:value-type="float" office:value="-0.040246" calcext:value-type="float">
            <text:p>-0.040246</text:p>
          </table:table-cell>
          <table:table-cell table:style-name="Default" office:value-type="float" office:value="0.033778" calcext:value-type="float">
            <text:p>0.033778</text:p>
          </table:table-cell>
          <table:table-cell table:style-name="Default" office:value-type="float" office:value="0.144502" calcext:value-type="float">
            <text:p>0.144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894" calcext:value-type="float">
            <text:p>-0.017894</text:p>
          </table:table-cell>
          <table:table-cell table:style-name="Default" office:value-type="float" office:value="0.106138" calcext:value-type="float">
            <text:p>0.106138</text:p>
          </table:table-cell>
          <table:table-cell table:style-name="Default" office:value-type="float" office:value="0.141064" calcext:value-type="float">
            <text:p>0.141064</text:p>
          </table:table-cell>
          <table:table-cell table:style-name="Default" office:value-type="float" office:value="-0.038196" calcext:value-type="float">
            <text:p>-0.038196</text:p>
          </table:table-cell>
          <table:table-cell table:style-name="Default" office:value-type="float" office:value="0.032459" calcext:value-type="float">
            <text:p>0.032459</text:p>
          </table:table-cell>
          <table:table-cell table:style-name="Default" office:value-type="float" office:value="0.148644" calcext:value-type="float">
            <text:p>0.1486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46" calcext:value-type="float">
            <text:p>-0.02046</text:p>
          </table:table-cell>
          <table:table-cell table:style-name="Default" office:value-type="float" office:value="0.10881" calcext:value-type="float">
            <text:p>0.10881</text:p>
          </table:table-cell>
          <table:table-cell table:style-name="Default" office:value-type="float" office:value="0.132888" calcext:value-type="float">
            <text:p>0.132888</text:p>
          </table:table-cell>
          <table:table-cell table:style-name="Default" office:value-type="float" office:value="-0.032798" calcext:value-type="float">
            <text:p>-0.032798</text:p>
          </table:table-cell>
          <table:table-cell table:style-name="Default" office:value-type="float" office:value="0.037163" calcext:value-type="float">
            <text:p>0.037163</text:p>
          </table:table-cell>
          <table:table-cell table:style-name="Default" office:value-type="float" office:value="0.151774" calcext:value-type="float">
            <text:p>0.1517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516" calcext:value-type="float">
            <text:p>-0.023516</text:p>
          </table:table-cell>
          <table:table-cell table:style-name="Default" office:value-type="float" office:value="0.111901" calcext:value-type="float">
            <text:p>0.111901</text:p>
          </table:table-cell>
          <table:table-cell table:style-name="Default" office:value-type="float" office:value="0.125248" calcext:value-type="float">
            <text:p>0.125248</text:p>
          </table:table-cell>
          <table:table-cell table:style-name="Default" office:value-type="float" office:value="-0.026661" calcext:value-type="float">
            <text:p>-0.026661</text:p>
          </table:table-cell>
          <table:table-cell table:style-name="Default" office:value-type="float" office:value="0.044972" calcext:value-type="float">
            <text:p>0.044972</text:p>
          </table:table-cell>
          <table:table-cell table:style-name="Default" office:value-type="float" office:value="0.153656" calcext:value-type="float">
            <text:p>0.1536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7288" calcext:value-type="float">
            <text:p>-0.027288</text:p>
          </table:table-cell>
          <table:table-cell table:style-name="Default" office:value-type="float" office:value="0.115508" calcext:value-type="float">
            <text:p>0.115508</text:p>
          </table:table-cell>
          <table:table-cell table:style-name="Default" office:value-type="float" office:value="0.117916" calcext:value-type="float">
            <text:p>0.117916</text:p>
          </table:table-cell>
          <table:table-cell table:style-name="Default" office:value-type="float" office:value="-0.022566" calcext:value-type="float">
            <text:p>-0.022566</text:p>
          </table:table-cell>
          <table:table-cell table:style-name="Default" office:value-type="float" office:value="0.05001" calcext:value-type="float">
            <text:p>0.05001</text:p>
          </table:table-cell>
          <table:table-cell table:style-name="Default" office:value-type="float" office:value="0.155603" calcext:value-type="float">
            <text:p>0.1556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1662" calcext:value-type="float">
            <text:p>-0.031662</text:p>
          </table:table-cell>
          <table:table-cell table:style-name="Default" office:value-type="float" office:value="0.119173" calcext:value-type="float">
            <text:p>0.119173</text:p>
          </table:table-cell>
          <table:table-cell table:style-name="Default" office:value-type="float" office:value="0.111275" calcext:value-type="float">
            <text:p>0.111275</text:p>
          </table:table-cell>
          <table:table-cell table:style-name="Default" office:value-type="float" office:value="-0.018034" calcext:value-type="float">
            <text:p>-0.018034</text:p>
          </table:table-cell>
          <table:table-cell table:style-name="Default" office:value-type="float" office:value="0.051291" calcext:value-type="float">
            <text:p>0.051291</text:p>
          </table:table-cell>
          <table:table-cell table:style-name="Default" office:value-type="float" office:value="0.158178" calcext:value-type="float">
            <text:p>0.1581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6557" calcext:value-type="float">
            <text:p>-0.036557</text:p>
          </table:table-cell>
          <table:table-cell table:style-name="Default" office:value-type="float" office:value="0.12341" calcext:value-type="float">
            <text:p>0.12341</text:p>
          </table:table-cell>
          <table:table-cell table:style-name="Default" office:value-type="float" office:value="0.104869" calcext:value-type="float">
            <text:p>0.104869</text:p>
          </table:table-cell>
          <table:table-cell table:style-name="Default" office:value-type="float" office:value="-0.012595" calcext:value-type="float">
            <text:p>-0.012595</text:p>
          </table:table-cell>
          <table:table-cell table:style-name="Default" office:value-type="float" office:value="0.051421" calcext:value-type="float">
            <text:p>0.051421</text:p>
          </table:table-cell>
          <table:table-cell table:style-name="Default" office:value-type="float" office:value="0.160081" calcext:value-type="float">
            <text:p>0.1600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965" calcext:value-type="float">
            <text:p>-0.041965</text:p>
          </table:table-cell>
          <table:table-cell table:style-name="Default" office:value-type="float" office:value="0.128475" calcext:value-type="float">
            <text:p>0.128475</text:p>
          </table:table-cell>
          <table:table-cell table:style-name="Default" office:value-type="float" office:value="0.099241" calcext:value-type="float">
            <text:p>0.099241</text:p>
          </table:table-cell>
          <table:table-cell table:style-name="Default" office:value-type="float" office:value="-0.011682" calcext:value-type="float">
            <text:p>-0.011682</text:p>
          </table:table-cell>
          <table:table-cell table:style-name="Default" office:value-type="float" office:value="0.049251" calcext:value-type="float">
            <text:p>0.049251</text:p>
          </table:table-cell>
          <table:table-cell table:style-name="Default" office:value-type="float" office:value="0.163728" calcext:value-type="float">
            <text:p>0.1637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788" calcext:value-type="float">
            <text:p>-0.047788</text:p>
          </table:table-cell>
          <table:table-cell table:style-name="Default" office:value-type="float" office:value="0.133808" calcext:value-type="float">
            <text:p>0.133808</text:p>
          </table:table-cell>
          <table:table-cell table:style-name="Default" office:value-type="float" office:value="0.093727" calcext:value-type="float">
            <text:p>0.093727</text:p>
          </table:table-cell>
          <table:table-cell table:style-name="Default" office:value-type="float" office:value="-0.010311" calcext:value-type="float">
            <text:p>-0.010311</text:p>
          </table:table-cell>
          <table:table-cell table:style-name="Default" office:value-type="float" office:value="0.046669" calcext:value-type="float">
            <text:p>0.046669</text:p>
          </table:table-cell>
          <table:table-cell table:style-name="Default" office:value-type="float" office:value="0.167098" calcext:value-type="float">
            <text:p>0.167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178" calcext:value-type="float">
            <text:p>-0.054178</text:p>
          </table:table-cell>
          <table:table-cell table:style-name="Default" office:value-type="float" office:value="0.139349" calcext:value-type="float">
            <text:p>0.139349</text:p>
          </table:table-cell>
          <table:table-cell table:style-name="Default" office:value-type="float" office:value="0.088223" calcext:value-type="float">
            <text:p>0.088223</text:p>
          </table:table-cell>
          <table:table-cell table:style-name="Default" office:value-type="float" office:value="-0.008379" calcext:value-type="float">
            <text:p>-0.008379</text:p>
          </table:table-cell>
          <table:table-cell table:style-name="Default" office:value-type="float" office:value="0.045791" calcext:value-type="float">
            <text:p>0.045791</text:p>
          </table:table-cell>
          <table:table-cell table:style-name="Default" office:value-type="float" office:value="0.170196" calcext:value-type="float">
            <text:p>0.170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1034" calcext:value-type="float">
            <text:p>-0.061034</text:p>
          </table:table-cell>
          <table:table-cell table:style-name="Default" office:value-type="float" office:value="0.145211" calcext:value-type="float">
            <text:p>0.145211</text:p>
          </table:table-cell>
          <table:table-cell table:style-name="Default" office:value-type="float" office:value="0.082567" calcext:value-type="float">
            <text:p>0.082567</text:p>
          </table:table-cell>
          <table:table-cell table:style-name="Default" office:value-type="float" office:value="-0.003533" calcext:value-type="float">
            <text:p>-0.003533</text:p>
          </table:table-cell>
          <table:table-cell table:style-name="Default" office:value-type="float" office:value="0.046806" calcext:value-type="float">
            <text:p>0.046806</text:p>
          </table:table-cell>
          <table:table-cell table:style-name="Default" office:value-type="float" office:value="0.173127" calcext:value-type="float">
            <text:p>0.1731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8403" calcext:value-type="float">
            <text:p>-0.068403</text:p>
          </table:table-cell>
          <table:table-cell table:style-name="Default" office:value-type="float" office:value="0.151534" calcext:value-type="float">
            <text:p>0.151534</text:p>
          </table:table-cell>
          <table:table-cell table:style-name="Default" office:value-type="float" office:value="0.077166" calcext:value-type="float">
            <text:p>0.077166</text:p>
          </table:table-cell>
          <table:table-cell table:style-name="Default" office:value-type="float" office:value="-0.000224" calcext:value-type="float">
            <text:p>-0.000224</text:p>
          </table:table-cell>
          <table:table-cell table:style-name="Default" office:value-type="float" office:value="0.04759" calcext:value-type="float">
            <text:p>0.04759</text:p>
          </table:table-cell>
          <table:table-cell table:style-name="Default" office:value-type="float" office:value="0.175049" calcext:value-type="float">
            <text:p>0.175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6389" calcext:value-type="float">
            <text:p>-0.076389</text:p>
          </table:table-cell>
          <table:table-cell table:style-name="Default" office:value-type="float" office:value="0.157903" calcext:value-type="float">
            <text:p>0.157903</text:p>
          </table:table-cell>
          <table:table-cell table:style-name="Default" office:value-type="float" office:value="0.071959" calcext:value-type="float">
            <text:p>0.071959</text:p>
          </table:table-cell>
          <table:table-cell table:style-name="Default" office:value-type="float" office:value="0.004117" calcext:value-type="float">
            <text:p>0.004117</text:p>
          </table:table-cell>
          <table:table-cell table:style-name="Default" office:value-type="float" office:value="0.046743" calcext:value-type="float">
            <text:p>0.046743</text:p>
          </table:table-cell>
          <table:table-cell table:style-name="Default" office:value-type="float" office:value="0.176102" calcext:value-type="float">
            <text:p>0.176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4839" calcext:value-type="float">
            <text:p>-0.084839</text:p>
          </table:table-cell>
          <table:table-cell table:style-name="Default" office:value-type="float" office:value="0.164394" calcext:value-type="float">
            <text:p>0.164394</text:p>
          </table:table-cell>
          <table:table-cell table:style-name="Default" office:value-type="float" office:value="0.066794" calcext:value-type="float">
            <text:p>0.066794</text:p>
          </table:table-cell>
          <table:table-cell table:style-name="Default" office:value-type="float" office:value="0.006262" calcext:value-type="float">
            <text:p>0.006262</text:p>
          </table:table-cell>
          <table:table-cell table:style-name="Default" office:value-type="float" office:value="0.043501" calcext:value-type="float">
            <text:p>0.043501</text:p>
          </table:table-cell>
          <table:table-cell table:style-name="Default" office:value-type="float" office:value="0.177642" calcext:value-type="float">
            <text:p>0.177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3897" calcext:value-type="float">
            <text:p>-0.093897</text:p>
          </table:table-cell>
          <table:table-cell table:style-name="Default" office:value-type="float" office:value="0.170989" calcext:value-type="float">
            <text:p>0.170989</text:p>
          </table:table-cell>
          <table:table-cell table:style-name="Default" office:value-type="float" office:value="0.061639" calcext:value-type="float">
            <text:p>0.061639</text:p>
          </table:table-cell>
          <table:table-cell table:style-name="Default" office:value-type="float" office:value="0.009655" calcext:value-type="float">
            <text:p>0.009655</text:p>
          </table:table-cell>
          <table:table-cell table:style-name="Default" office:value-type="float" office:value="0.038962" calcext:value-type="float">
            <text:p>0.038962</text:p>
          </table:table-cell>
          <table:table-cell table:style-name="Default" office:value-type="float" office:value="0.177691" calcext:value-type="float">
            <text:p>0.177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322" calcext:value-type="float">
            <text:p>-0.10322</text:p>
          </table:table-cell>
          <table:table-cell table:style-name="Default" office:value-type="float" office:value="0.177406" calcext:value-type="float">
            <text:p>0.177406</text:p>
          </table:table-cell>
          <table:table-cell table:style-name="Default" office:value-type="float" office:value="0.056762" calcext:value-type="float">
            <text:p>0.056762</text:p>
          </table:table-cell>
          <table:table-cell table:style-name="Default" office:value-type="float" office:value="0.012857" calcext:value-type="float">
            <text:p>0.012857</text:p>
          </table:table-cell>
          <table:table-cell table:style-name="Default" office:value-type="float" office:value="0.034435" calcext:value-type="float">
            <text:p>0.034435</text:p>
          </table:table-cell>
          <table:table-cell table:style-name="Default" office:value-type="float" office:value="0.178187" calcext:value-type="float">
            <text:p>0.178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2701" calcext:value-type="float">
            <text:p>-0.112701</text:p>
          </table:table-cell>
          <table:table-cell table:style-name="Default" office:value-type="float" office:value="0.183666" calcext:value-type="float">
            <text:p>0.183666</text:p>
          </table:table-cell>
          <table:table-cell table:style-name="Default" office:value-type="float" office:value="0.052374" calcext:value-type="float">
            <text:p>0.052374</text:p>
          </table:table-cell>
          <table:table-cell table:style-name="Default" office:value-type="float" office:value="0.016605" calcext:value-type="float">
            <text:p>0.016605</text:p>
          </table:table-cell>
          <table:table-cell table:style-name="Default" office:value-type="float" office:value="0.029872" calcext:value-type="float">
            <text:p>0.029872</text:p>
          </table:table-cell>
          <table:table-cell table:style-name="Default" office:value-type="float" office:value="0.177253" calcext:value-type="float">
            <text:p>0.1772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1907" calcext:value-type="float">
            <text:p>-0.121907</text:p>
          </table:table-cell>
          <table:table-cell table:style-name="Default" office:value-type="float" office:value="0.189773" calcext:value-type="float">
            <text:p>0.189773</text:p>
          </table:table-cell>
          <table:table-cell table:style-name="Default" office:value-type="float" office:value="0.04835" calcext:value-type="float">
            <text:p>0.04835</text:p>
          </table:table-cell>
          <table:table-cell table:style-name="Default" office:value-type="float" office:value="0.016851" calcext:value-type="float">
            <text:p>0.016851</text:p>
          </table:table-cell>
          <table:table-cell table:style-name="Default" office:value-type="float" office:value="0.024571" calcext:value-type="float">
            <text:p>0.024571</text:p>
          </table:table-cell>
          <table:table-cell table:style-name="Default" office:value-type="float" office:value="0.177342" calcext:value-type="float">
            <text:p>0.177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1012" calcext:value-type="float">
            <text:p>-0.131012</text:p>
          </table:table-cell>
          <table:table-cell table:style-name="Default" office:value-type="float" office:value="0.195799" calcext:value-type="float">
            <text:p>0.195799</text:p>
          </table:table-cell>
          <table:table-cell table:style-name="Default" office:value-type="float" office:value="0.044666" calcext:value-type="float">
            <text:p>0.044666</text:p>
          </table:table-cell>
          <table:table-cell table:style-name="Default" office:value-type="float" office:value="0.018237" calcext:value-type="float">
            <text:p>0.018237</text:p>
          </table:table-cell>
          <table:table-cell table:style-name="Default" office:value-type="float" office:value="0.020704" calcext:value-type="float">
            <text:p>0.020704</text:p>
          </table:table-cell>
          <table:table-cell table:style-name="Default" office:value-type="float" office:value="0.176209" calcext:value-type="float">
            <text:p>0.176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707" calcext:value-type="float">
            <text:p>-0.139707</text:p>
          </table:table-cell>
          <table:table-cell table:style-name="Default" office:value-type="float" office:value="0.201796" calcext:value-type="float">
            <text:p>0.201796</text:p>
          </table:table-cell>
          <table:table-cell table:style-name="Default" office:value-type="float" office:value="0.041278" calcext:value-type="float">
            <text:p>0.041278</text:p>
          </table:table-cell>
          <table:table-cell table:style-name="Default" office:value-type="float" office:value="0.020444" calcext:value-type="float">
            <text:p>0.020444</text:p>
          </table:table-cell>
          <table:table-cell table:style-name="Default" office:value-type="float" office:value="0.017185" calcext:value-type="float">
            <text:p>0.017185</text:p>
          </table:table-cell>
          <table:table-cell table:style-name="Default" office:value-type="float" office:value="0.17468" calcext:value-type="float">
            <text:p>0.174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7744" calcext:value-type="float">
            <text:p>-0.147744</text:p>
          </table:table-cell>
          <table:table-cell table:style-name="Default" office:value-type="float" office:value="0.207822" calcext:value-type="float">
            <text:p>0.207822</text:p>
          </table:table-cell>
          <table:table-cell table:style-name="Default" office:value-type="float" office:value="0.038182" calcext:value-type="float">
            <text:p>0.038182</text:p>
          </table:table-cell>
          <table:table-cell table:style-name="Default" office:value-type="float" office:value="0.022766" calcext:value-type="float">
            <text:p>0.022766</text:p>
          </table:table-cell>
          <table:table-cell table:style-name="Default" office:value-type="float" office:value="0.015269" calcext:value-type="float">
            <text:p>0.015269</text:p>
          </table:table-cell>
          <table:table-cell table:style-name="Default" office:value-type="float" office:value="0.173233" calcext:value-type="float">
            <text:p>0.1732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4535" calcext:value-type="float">
            <text:p>-0.154535</text:p>
          </table:table-cell>
          <table:table-cell table:style-name="Default" office:value-type="float" office:value="0.213757" calcext:value-type="float">
            <text:p>0.213757</text:p>
          </table:table-cell>
          <table:table-cell table:style-name="Default" office:value-type="float" office:value="0.035496" calcext:value-type="float">
            <text:p>0.035496</text:p>
          </table:table-cell>
          <table:table-cell table:style-name="Default" office:value-type="float" office:value="0.024538" calcext:value-type="float">
            <text:p>0.024538</text:p>
          </table:table-cell>
          <table:table-cell table:style-name="Default" office:value-type="float" office:value="0.012192" calcext:value-type="float">
            <text:p>0.012192</text:p>
          </table:table-cell>
          <table:table-cell table:style-name="Default" office:value-type="float" office:value="0.173222" calcext:value-type="float">
            <text:p>0.173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422" calcext:value-type="float">
            <text:p>-0.160422</text:p>
          </table:table-cell>
          <table:table-cell table:style-name="Default" office:value-type="float" office:value="0.219839" calcext:value-type="float">
            <text:p>0.219839</text:p>
          </table:table-cell>
          <table:table-cell table:style-name="Default" office:value-type="float" office:value="0.032929" calcext:value-type="float">
            <text:p>0.032929</text:p>
          </table:table-cell>
          <table:table-cell table:style-name="Default" office:value-type="float" office:value="0.025087" calcext:value-type="float">
            <text:p>0.025087</text:p>
          </table:table-cell>
          <table:table-cell table:style-name="Default" office:value-type="float" office:value="0.008655" calcext:value-type="float">
            <text:p>0.008655</text:p>
          </table:table-cell>
          <table:table-cell table:style-name="Default" office:value-type="float" office:value="0.173413" calcext:value-type="float">
            <text:p>0.1734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968" calcext:value-type="float">
            <text:p>-0.164968</text:p>
          </table:table-cell>
          <table:table-cell table:style-name="Default" office:value-type="float" office:value="0.225741" calcext:value-type="float">
            <text:p>0.225741</text:p>
          </table:table-cell>
          <table:table-cell table:style-name="Default" office:value-type="float" office:value="0.030479" calcext:value-type="float">
            <text:p>0.030479</text:p>
          </table:table-cell>
          <table:table-cell table:style-name="Default" office:value-type="float" office:value="0.027035" calcext:value-type="float">
            <text:p>0.027035</text:p>
          </table:table-cell>
          <table:table-cell table:style-name="Default" office:value-type="float" office:value="0.00451" calcext:value-type="float">
            <text:p>0.00451</text:p>
          </table:table-cell>
          <table:table-cell table:style-name="Default" office:value-type="float" office:value="0.174215" calcext:value-type="float">
            <text:p>0.1742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102" calcext:value-type="float">
            <text:p>-0.168102</text:p>
          </table:table-cell>
          <table:table-cell table:style-name="Default" office:value-type="float" office:value="0.231673" calcext:value-type="float">
            <text:p>0.231673</text:p>
          </table:table-cell>
          <table:table-cell table:style-name="Default" office:value-type="float" office:value="0.028189" calcext:value-type="float">
            <text:p>0.028189</text:p>
          </table:table-cell>
          <table:table-cell table:style-name="Default" office:value-type="float" office:value="0.028472" calcext:value-type="float">
            <text:p>0.028472</text:p>
          </table:table-cell>
          <table:table-cell table:style-name="Default" office:value-type="float" office:value="0.000551" calcext:value-type="float">
            <text:p>0.000551</text:p>
          </table:table-cell>
          <table:table-cell table:style-name="Default" office:value-type="float" office:value="0.17682" calcext:value-type="float">
            <text:p>0.17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928" calcext:value-type="float">
            <text:p>-0.169928</text:p>
          </table:table-cell>
          <table:table-cell table:style-name="Default" office:value-type="float" office:value="0.237734" calcext:value-type="float">
            <text:p>0.237734</text:p>
          </table:table-cell>
          <table:table-cell table:style-name="Default" office:value-type="float" office:value="0.025676" calcext:value-type="float">
            <text:p>0.025676</text:p>
          </table:table-cell>
          <table:table-cell table:style-name="Default" office:value-type="float" office:value="0.031883" calcext:value-type="float">
            <text:p>0.031883</text:p>
          </table:table-cell>
          <table:table-cell table:style-name="Default" office:value-type="float" office:value="-0.003554" calcext:value-type="float">
            <text:p>-0.003554</text:p>
          </table:table-cell>
          <table:table-cell table:style-name="Default" office:value-type="float" office:value="0.180502" calcext:value-type="float">
            <text:p>0.180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56" calcext:value-type="float">
            <text:p>-0.170356</text:p>
          </table:table-cell>
          <table:table-cell table:style-name="Default" office:value-type="float" office:value="0.244172" calcext:value-type="float">
            <text:p>0.244172</text:p>
          </table:table-cell>
          <table:table-cell table:style-name="Default" office:value-type="float" office:value="0.022905" calcext:value-type="float">
            <text:p>0.022905</text:p>
          </table:table-cell>
          <table:table-cell table:style-name="Default" office:value-type="float" office:value="0.032342" calcext:value-type="float">
            <text:p>0.032342</text:p>
          </table:table-cell>
          <table:table-cell table:style-name="Default" office:value-type="float" office:value="-0.008511" calcext:value-type="float">
            <text:p>-0.008511</text:p>
          </table:table-cell>
          <table:table-cell table:style-name="Default" office:value-type="float" office:value="0.185848" calcext:value-type="float">
            <text:p>0.1858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34" calcext:value-type="float">
            <text:p>-0.169534</text:p>
          </table:table-cell>
          <table:table-cell table:style-name="Default" office:value-type="float" office:value="0.250977" calcext:value-type="float">
            <text:p>0.250977</text:p>
          </table:table-cell>
          <table:table-cell table:style-name="Default" office:value-type="float" office:value="0.019734" calcext:value-type="float">
            <text:p>0.019734</text:p>
          </table:table-cell>
          <table:table-cell table:style-name="Default" office:value-type="float" office:value="0.034053" calcext:value-type="float">
            <text:p>0.034053</text:p>
          </table:table-cell>
          <table:table-cell table:style-name="Default" office:value-type="float" office:value="-0.012078" calcext:value-type="float">
            <text:p>-0.012078</text:p>
          </table:table-cell>
          <table:table-cell table:style-name="Default" office:value-type="float" office:value="0.191743" calcext:value-type="float">
            <text:p>0.191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062" calcext:value-type="float">
            <text:p>-0.168062</text:p>
          </table:table-cell>
          <table:table-cell table:style-name="Default" office:value-type="float" office:value="0.257669" calcext:value-type="float">
            <text:p>0.257669</text:p>
          </table:table-cell>
          <table:table-cell table:style-name="Default" office:value-type="float" office:value="0.016224" calcext:value-type="float">
            <text:p>0.016224</text:p>
          </table:table-cell>
          <table:table-cell table:style-name="Default" office:value-type="float" office:value="0.036953" calcext:value-type="float">
            <text:p>0.036953</text:p>
          </table:table-cell>
          <table:table-cell table:style-name="Default" office:value-type="float" office:value="-0.014636" calcext:value-type="float">
            <text:p>-0.014636</text:p>
          </table:table-cell>
          <table:table-cell table:style-name="Default" office:value-type="float" office:value="0.198414" calcext:value-type="float">
            <text:p>0.198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073" calcext:value-type="float">
            <text:p>-0.166073</text:p>
          </table:table-cell>
          <table:table-cell table:style-name="Default" office:value-type="float" office:value="0.264286" calcext:value-type="float">
            <text:p>0.264286</text:p>
          </table:table-cell>
          <table:table-cell table:style-name="Default" office:value-type="float" office:value="0.012348" calcext:value-type="float">
            <text:p>0.012348</text:p>
          </table:table-cell>
          <table:table-cell table:style-name="Default" office:value-type="float" office:value="0.040292" calcext:value-type="float">
            <text:p>0.040292</text:p>
          </table:table-cell>
          <table:table-cell table:style-name="Default" office:value-type="float" office:value="-0.016533" calcext:value-type="float">
            <text:p>-0.016533</text:p>
          </table:table-cell>
          <table:table-cell table:style-name="Default" office:value-type="float" office:value="0.204815" calcext:value-type="float">
            <text:p>0.2048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288" calcext:value-type="float">
            <text:p>-0.164288</text:p>
          </table:table-cell>
          <table:table-cell table:style-name="Default" office:value-type="float" office:value="0.27051" calcext:value-type="float">
            <text:p>0.27051</text:p>
          </table:table-cell>
          <table:table-cell table:style-name="Default" office:value-type="float" office:value="0.008199" calcext:value-type="float">
            <text:p>0.008199</text:p>
          </table:table-cell>
          <table:table-cell table:style-name="Default" office:value-type="float" office:value="0.044488" calcext:value-type="float">
            <text:p>0.044488</text:p>
          </table:table-cell>
          <table:table-cell table:style-name="Default" office:value-type="float" office:value="-0.017444" calcext:value-type="float">
            <text:p>-0.017444</text:p>
          </table:table-cell>
          <table:table-cell table:style-name="Default" office:value-type="float" office:value="0.210738" calcext:value-type="float">
            <text:p>0.210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326" calcext:value-type="float">
            <text:p>-0.162326</text:p>
          </table:table-cell>
          <table:table-cell table:style-name="Default" office:value-type="float" office:value="0.276513" calcext:value-type="float">
            <text:p>0.276513</text:p>
          </table:table-cell>
          <table:table-cell table:style-name="Default" office:value-type="float" office:value="0.004044" calcext:value-type="float">
            <text:p>0.004044</text:p>
          </table:table-cell>
          <table:table-cell table:style-name="Default" office:value-type="float" office:value="0.04995" calcext:value-type="float">
            <text:p>0.04995</text:p>
          </table:table-cell>
          <table:table-cell table:style-name="Default" office:value-type="float" office:value="-0.01778" calcext:value-type="float">
            <text:p>-0.01778</text:p>
          </table:table-cell>
          <table:table-cell table:style-name="Default" office:value-type="float" office:value="0.216004" calcext:value-type="float">
            <text:p>0.2160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09" calcext:value-type="float">
            <text:p>-0.160809</text:p>
          </table:table-cell>
          <table:table-cell table:style-name="Default" office:value-type="float" office:value="0.282092" calcext:value-type="float">
            <text:p>0.282092</text:p>
          </table:table-cell>
          <table:table-cell table:style-name="Default" office:value-type="float" office:value="-0.000237" calcext:value-type="float">
            <text:p>-0.000237</text:p>
          </table:table-cell>
          <table:table-cell table:style-name="Default" office:value-type="float" office:value="0.053074" calcext:value-type="float">
            <text:p>0.053074</text:p>
          </table:table-cell>
          <table:table-cell table:style-name="Default" office:value-type="float" office:value="-0.018584" calcext:value-type="float">
            <text:p>-0.018584</text:p>
          </table:table-cell>
          <table:table-cell table:style-name="Default" office:value-type="float" office:value="0.221753" calcext:value-type="float">
            <text:p>0.2217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75" calcext:value-type="float">
            <text:p>-0.159675</text:p>
          </table:table-cell>
          <table:table-cell table:style-name="Default" office:value-type="float" office:value="0.287263" calcext:value-type="float">
            <text:p>0.287263</text:p>
          </table:table-cell>
          <table:table-cell table:style-name="Default" office:value-type="float" office:value="-0.00406" calcext:value-type="float">
            <text:p>-0.00406</text:p>
          </table:table-cell>
          <table:table-cell table:style-name="Default" office:value-type="float" office:value="0.057458" calcext:value-type="float">
            <text:p>0.057458</text:p>
          </table:table-cell>
          <table:table-cell table:style-name="Default" office:value-type="float" office:value="-0.020134" calcext:value-type="float">
            <text:p>-0.020134</text:p>
          </table:table-cell>
          <table:table-cell table:style-name="Default" office:value-type="float" office:value="0.225921" calcext:value-type="float">
            <text:p>0.2259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897" calcext:value-type="float">
            <text:p>-0.158897</text:p>
          </table:table-cell>
          <table:table-cell table:style-name="Default" office:value-type="float" office:value="0.292427" calcext:value-type="float">
            <text:p>0.292427</text:p>
          </table:table-cell>
          <table:table-cell table:style-name="Default" office:value-type="float" office:value="-0.00742" calcext:value-type="float">
            <text:p>-0.00742</text:p>
          </table:table-cell>
          <table:table-cell table:style-name="Default" office:value-type="float" office:value="0.061315" calcext:value-type="float">
            <text:p>0.061315</text:p>
          </table:table-cell>
          <table:table-cell table:style-name="Default" office:value-type="float" office:value="-0.021923" calcext:value-type="float">
            <text:p>-0.021923</text:p>
          </table:table-cell>
          <table:table-cell table:style-name="Default" office:value-type="float" office:value="0.229912" calcext:value-type="float">
            <text:p>0.229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734" calcext:value-type="float">
            <text:p>-0.158734</text:p>
          </table:table-cell>
          <table:table-cell table:style-name="Default" office:value-type="float" office:value="0.297478" calcext:value-type="float">
            <text:p>0.297478</text:p>
          </table:table-cell>
          <table:table-cell table:style-name="Default" office:value-type="float" office:value="-0.010201" calcext:value-type="float">
            <text:p>-0.010201</text:p>
          </table:table-cell>
          <table:table-cell table:style-name="Default" office:value-type="float" office:value="0.064289" calcext:value-type="float">
            <text:p>0.064289</text:p>
          </table:table-cell>
          <table:table-cell table:style-name="Default" office:value-type="float" office:value="-0.024773" calcext:value-type="float">
            <text:p>-0.024773</text:p>
          </table:table-cell>
          <table:table-cell table:style-name="Default" office:value-type="float" office:value="0.232626" calcext:value-type="float">
            <text:p>0.232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907" calcext:value-type="float">
            <text:p>-0.158907</text:p>
          </table:table-cell>
          <table:table-cell table:style-name="Default" office:value-type="float" office:value="0.302419" calcext:value-type="float">
            <text:p>0.302419</text:p>
          </table:table-cell>
          <table:table-cell table:style-name="Default" office:value-type="float" office:value="-0.012183" calcext:value-type="float">
            <text:p>-0.012183</text:p>
          </table:table-cell>
          <table:table-cell table:style-name="Default" office:value-type="float" office:value="0.065576" calcext:value-type="float">
            <text:p>0.065576</text:p>
          </table:table-cell>
          <table:table-cell table:style-name="Default" office:value-type="float" office:value="-0.027534" calcext:value-type="float">
            <text:p>-0.027534</text:p>
          </table:table-cell>
          <table:table-cell table:style-name="Default" office:value-type="float" office:value="0.235802" calcext:value-type="float">
            <text:p>0.235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9624" calcext:value-type="float">
            <text:p>-0.159624</text:p>
          </table:table-cell>
          <table:table-cell table:style-name="Default" office:value-type="float" office:value="0.307124" calcext:value-type="float">
            <text:p>0.307124</text:p>
          </table:table-cell>
          <table:table-cell table:style-name="Default" office:value-type="float" office:value="-0.013729" calcext:value-type="float">
            <text:p>-0.013729</text:p>
          </table:table-cell>
          <table:table-cell table:style-name="Default" office:value-type="float" office:value="0.066553" calcext:value-type="float">
            <text:p>0.066553</text:p>
          </table:table-cell>
          <table:table-cell table:style-name="Default" office:value-type="float" office:value="-0.029712" calcext:value-type="float">
            <text:p>-0.029712</text:p>
          </table:table-cell>
          <table:table-cell table:style-name="Default" office:value-type="float" office:value="0.237931" calcext:value-type="float">
            <text:p>0.2379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0873" calcext:value-type="float">
            <text:p>-0.160873</text:p>
          </table:table-cell>
          <table:table-cell table:style-name="Default" office:value-type="float" office:value="0.311724" calcext:value-type="float">
            <text:p>0.311724</text:p>
          </table:table-cell>
          <table:table-cell table:style-name="Default" office:value-type="float" office:value="-0.014822" calcext:value-type="float">
            <text:p>-0.014822</text:p>
          </table:table-cell>
          <table:table-cell table:style-name="Default" office:value-type="float" office:value="0.066157" calcext:value-type="float">
            <text:p>0.066157</text:p>
          </table:table-cell>
          <table:table-cell table:style-name="Default" office:value-type="float" office:value="-0.032116" calcext:value-type="float">
            <text:p>-0.032116</text:p>
          </table:table-cell>
          <table:table-cell table:style-name="Default" office:value-type="float" office:value="0.239622" calcext:value-type="float">
            <text:p>0.2396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2526" calcext:value-type="float">
            <text:p>-0.162526</text:p>
          </table:table-cell>
          <table:table-cell table:style-name="Default" office:value-type="float" office:value="0.315932" calcext:value-type="float">
            <text:p>0.315932</text:p>
          </table:table-cell>
          <table:table-cell table:style-name="Default" office:value-type="float" office:value="-0.015709" calcext:value-type="float">
            <text:p>-0.015709</text:p>
          </table:table-cell>
          <table:table-cell table:style-name="Default" office:value-type="float" office:value="0.06607" calcext:value-type="float">
            <text:p>0.06607</text:p>
          </table:table-cell>
          <table:table-cell table:style-name="Default" office:value-type="float" office:value="-0.034746" calcext:value-type="float">
            <text:p>-0.034746</text:p>
          </table:table-cell>
          <table:table-cell table:style-name="Default" office:value-type="float" office:value="0.240292" calcext:value-type="float">
            <text:p>0.2402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4556" calcext:value-type="float">
            <text:p>-0.164556</text:p>
          </table:table-cell>
          <table:table-cell table:style-name="Default" office:value-type="float" office:value="0.319622" calcext:value-type="float">
            <text:p>0.319622</text:p>
          </table:table-cell>
          <table:table-cell table:style-name="Default" office:value-type="float" office:value="-0.016372" calcext:value-type="float">
            <text:p>-0.016372</text:p>
          </table:table-cell>
          <table:table-cell table:style-name="Default" office:value-type="float" office:value="0.065653" calcext:value-type="float">
            <text:p>0.065653</text:p>
          </table:table-cell>
          <table:table-cell table:style-name="Default" office:value-type="float" office:value="-0.039029" calcext:value-type="float">
            <text:p>-0.039029</text:p>
          </table:table-cell>
          <table:table-cell table:style-name="Default" office:value-type="float" office:value="0.240694" calcext:value-type="float">
            <text:p>0.240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6828" calcext:value-type="float">
            <text:p>-0.166828</text:p>
          </table:table-cell>
          <table:table-cell table:style-name="Default" office:value-type="float" office:value="0.322979" calcext:value-type="float">
            <text:p>0.322979</text:p>
          </table:table-cell>
          <table:table-cell table:style-name="Default" office:value-type="float" office:value="-0.017384" calcext:value-type="float">
            <text:p>-0.017384</text:p>
          </table:table-cell>
          <table:table-cell table:style-name="Default" office:value-type="float" office:value="0.066629" calcext:value-type="float">
            <text:p>0.066629</text:p>
          </table:table-cell>
          <table:table-cell table:style-name="Default" office:value-type="float" office:value="-0.043726" calcext:value-type="float">
            <text:p>-0.043726</text:p>
          </table:table-cell>
          <table:table-cell table:style-name="Default" office:value-type="float" office:value="0.240151" calcext:value-type="float">
            <text:p>0.240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8782" calcext:value-type="float">
            <text:p>-0.168782</text:p>
          </table:table-cell>
          <table:table-cell table:style-name="Default" office:value-type="float" office:value="0.32598" calcext:value-type="float">
            <text:p>0.32598</text:p>
          </table:table-cell>
          <table:table-cell table:style-name="Default" office:value-type="float" office:value="-0.018424" calcext:value-type="float">
            <text:p>-0.018424</text:p>
          </table:table-cell>
          <table:table-cell table:style-name="Default" office:value-type="float" office:value="0.066712" calcext:value-type="float">
            <text:p>0.066712</text:p>
          </table:table-cell>
          <table:table-cell table:style-name="Default" office:value-type="float" office:value="-0.046957" calcext:value-type="float">
            <text:p>-0.046957</text:p>
          </table:table-cell>
          <table:table-cell table:style-name="Default" office:value-type="float" office:value="0.239466" calcext:value-type="float">
            <text:p>0.239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0397" calcext:value-type="float">
            <text:p>-0.170397</text:p>
          </table:table-cell>
          <table:table-cell table:style-name="Default" office:value-type="float" office:value="0.328643" calcext:value-type="float">
            <text:p>0.328643</text:p>
          </table:table-cell>
          <table:table-cell table:style-name="Default" office:value-type="float" office:value="-0.019278" calcext:value-type="float">
            <text:p>-0.019278</text:p>
          </table:table-cell>
          <table:table-cell table:style-name="Default" office:value-type="float" office:value="0.068564" calcext:value-type="float">
            <text:p>0.068564</text:p>
          </table:table-cell>
          <table:table-cell table:style-name="Default" office:value-type="float" office:value="-0.047106" calcext:value-type="float">
            <text:p>-0.047106</text:p>
          </table:table-cell>
          <table:table-cell table:style-name="Default" office:value-type="float" office:value="0.238628" calcext:value-type="float">
            <text:p>0.23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508" calcext:value-type="float">
            <text:p>-0.171508</text:p>
          </table:table-cell>
          <table:table-cell table:style-name="Default" office:value-type="float" office:value="0.330674" calcext:value-type="float">
            <text:p>0.330674</text:p>
          </table:table-cell>
          <table:table-cell table:style-name="Default" office:value-type="float" office:value="-0.020225" calcext:value-type="float">
            <text:p>-0.020225</text:p>
          </table:table-cell>
          <table:table-cell table:style-name="Default" office:value-type="float" office:value="0.069261" calcext:value-type="float">
            <text:p>0.069261</text:p>
          </table:table-cell>
          <table:table-cell table:style-name="Default" office:value-type="float" office:value="-0.047233" calcext:value-type="float">
            <text:p>-0.047233</text:p>
          </table:table-cell>
          <table:table-cell table:style-name="Default" office:value-type="float" office:value="0.238249" calcext:value-type="float">
            <text:p>0.238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2042" calcext:value-type="float">
            <text:p>-0.172042</text:p>
          </table:table-cell>
          <table:table-cell table:style-name="Default" office:value-type="float" office:value="0.331477" calcext:value-type="float">
            <text:p>0.331477</text:p>
          </table:table-cell>
          <table:table-cell table:style-name="Default" office:value-type="float" office:value="-0.020865" calcext:value-type="float">
            <text:p>-0.020865</text:p>
          </table:table-cell>
          <table:table-cell table:style-name="Default" office:value-type="float" office:value="0.070162" calcext:value-type="float">
            <text:p>0.070162</text:p>
          </table:table-cell>
          <table:table-cell table:style-name="Default" office:value-type="float" office:value="-0.049585" calcext:value-type="float">
            <text:p>-0.049585</text:p>
          </table:table-cell>
          <table:table-cell table:style-name="Default" office:value-type="float" office:value="0.23885" calcext:value-type="float">
            <text:p>0.23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71359" calcext:value-type="float">
            <text:p>-0.171359</text:p>
          </table:table-cell>
          <table:table-cell table:style-name="Default" office:value-type="float" office:value="0.330637" calcext:value-type="float">
            <text:p>0.330637</text:p>
          </table:table-cell>
          <table:table-cell table:style-name="Default" office:value-type="float" office:value="-0.021385" calcext:value-type="float">
            <text:p>-0.021385</text:p>
          </table:table-cell>
          <table:table-cell table:style-name="Default" office:value-type="float" office:value="0.070093" calcext:value-type="float">
            <text:p>0.070093</text:p>
          </table:table-cell>
          <table:table-cell table:style-name="Default" office:value-type="float" office:value="-0.049367" calcext:value-type="float">
            <text:p>-0.049367</text:p>
          </table:table-cell>
          <table:table-cell table:style-name="Default" office:value-type="float" office:value="0.239888" calcext:value-type="float">
            <text:p>0.2398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9572" calcext:value-type="float">
            <text:p>-0.169572</text:p>
          </table:table-cell>
          <table:table-cell table:style-name="Default" office:value-type="float" office:value="0.327359" calcext:value-type="float">
            <text:p>0.327359</text:p>
          </table:table-cell>
          <table:table-cell table:style-name="Default" office:value-type="float" office:value="-0.020886" calcext:value-type="float">
            <text:p>-0.020886</text:p>
          </table:table-cell>
          <table:table-cell table:style-name="Default" office:value-type="float" office:value="0.070708" calcext:value-type="float">
            <text:p>0.070708</text:p>
          </table:table-cell>
          <table:table-cell table:style-name="Default" office:value-type="float" office:value="-0.048303" calcext:value-type="float">
            <text:p>-0.048303</text:p>
          </table:table-cell>
          <table:table-cell table:style-name="Default" office:value-type="float" office:value="0.239967" calcext:value-type="float">
            <text:p>0.2399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65256" calcext:value-type="float">
            <text:p>-0.165256</text:p>
          </table:table-cell>
          <table:table-cell table:style-name="Default" office:value-type="float" office:value="0.320896" calcext:value-type="float">
            <text:p>0.320896</text:p>
          </table:table-cell>
          <table:table-cell table:style-name="Default" office:value-type="float" office:value="-0.019246" calcext:value-type="float">
            <text:p>-0.019246</text:p>
          </table:table-cell>
          <table:table-cell table:style-name="Default" office:value-type="float" office:value="0.069536" calcext:value-type="float">
            <text:p>0.069536</text:p>
          </table:table-cell>
          <table:table-cell table:style-name="Default" office:value-type="float" office:value="-0.047475" calcext:value-type="float">
            <text:p>-0.047475</text:p>
          </table:table-cell>
          <table:table-cell table:style-name="Default" office:value-type="float" office:value="0.241782" calcext:value-type="float">
            <text:p>0.2417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58596" calcext:value-type="float">
            <text:p>-0.158596</text:p>
          </table:table-cell>
          <table:table-cell table:style-name="Default" office:value-type="float" office:value="0.311195" calcext:value-type="float">
            <text:p>0.311195</text:p>
          </table:table-cell>
          <table:table-cell table:style-name="Default" office:value-type="float" office:value="-0.015764" calcext:value-type="float">
            <text:p>-0.015764</text:p>
          </table:table-cell>
          <table:table-cell table:style-name="Default" office:value-type="float" office:value="0.068797" calcext:value-type="float">
            <text:p>0.068797</text:p>
          </table:table-cell>
          <table:table-cell table:style-name="Default" office:value-type="float" office:value="-0.045" calcext:value-type="float">
            <text:p>-0.045</text:p>
          </table:table-cell>
          <table:table-cell table:style-name="Default" office:value-type="float" office:value="0.244356" calcext:value-type="float">
            <text:p>0.2443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49467" calcext:value-type="float">
            <text:p>-0.149467</text:p>
          </table:table-cell>
          <table:table-cell table:style-name="Default" office:value-type="float" office:value="0.298337" calcext:value-type="float">
            <text:p>0.298337</text:p>
          </table:table-cell>
          <table:table-cell table:style-name="Default" office:value-type="float" office:value="-0.009342" calcext:value-type="float">
            <text:p>-0.009342</text:p>
          </table:table-cell>
          <table:table-cell table:style-name="Default" office:value-type="float" office:value="0.064649" calcext:value-type="float">
            <text:p>0.064649</text:p>
          </table:table-cell>
          <table:table-cell table:style-name="Default" office:value-type="float" office:value="-0.042692" calcext:value-type="float">
            <text:p>-0.042692</text:p>
          </table:table-cell>
          <table:table-cell table:style-name="Default" office:value-type="float" office:value="0.249748" calcext:value-type="float">
            <text:p>0.249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39115" calcext:value-type="float">
            <text:p>-0.139115</text:p>
          </table:table-cell>
          <table:table-cell table:style-name="Default" office:value-type="float" office:value="0.28376" calcext:value-type="float">
            <text:p>0.28376</text:p>
          </table:table-cell>
          <table:table-cell table:style-name="Default" office:value-type="float" office:value="-0.000337" calcext:value-type="float">
            <text:p>-0.000337</text:p>
          </table:table-cell>
          <table:table-cell table:style-name="Default" office:value-type="float" office:value="0.058651" calcext:value-type="float">
            <text:p>0.058651</text:p>
          </table:table-cell>
          <table:table-cell table:style-name="Default" office:value-type="float" office:value="-0.042858" calcext:value-type="float">
            <text:p>-0.042858</text:p>
          </table:table-cell>
          <table:table-cell table:style-name="Default" office:value-type="float" office:value="0.253483" calcext:value-type="float">
            <text:p>0.253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27862" calcext:value-type="float">
            <text:p>-0.127862</text:p>
          </table:table-cell>
          <table:table-cell table:style-name="Default" office:value-type="float" office:value="0.268701" calcext:value-type="float">
            <text:p>0.268701</text:p>
          </table:table-cell>
          <table:table-cell table:style-name="Default" office:value-type="float" office:value="0.010857" calcext:value-type="float">
            <text:p>0.010857</text:p>
          </table:table-cell>
          <table:table-cell table:style-name="Default" office:value-type="float" office:value="0.049721" calcext:value-type="float">
            <text:p>0.049721</text:p>
          </table:table-cell>
          <table:table-cell table:style-name="Default" office:value-type="float" office:value="-0.041167" calcext:value-type="float">
            <text:p>-0.041167</text:p>
          </table:table-cell>
          <table:table-cell table:style-name="Default" office:value-type="float" office:value="0.255266" calcext:value-type="float">
            <text:p>0.2552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16151" calcext:value-type="float">
            <text:p>-0.116151</text:p>
          </table:table-cell>
          <table:table-cell table:style-name="Default" office:value-type="float" office:value="0.253315" calcext:value-type="float">
            <text:p>0.253315</text:p>
          </table:table-cell>
          <table:table-cell table:style-name="Default" office:value-type="float" office:value="0.023346" calcext:value-type="float">
            <text:p>0.023346</text:p>
          </table:table-cell>
          <table:table-cell table:style-name="Default" office:value-type="float" office:value="0.038578" calcext:value-type="float">
            <text:p>0.038578</text:p>
          </table:table-cell>
          <table:table-cell table:style-name="Default" office:value-type="float" office:value="-0.039398" calcext:value-type="float">
            <text:p>-0.039398</text:p>
          </table:table-cell>
          <table:table-cell table:style-name="Default" office:value-type="float" office:value="0.255764" calcext:value-type="float">
            <text:p>0.2557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104189" calcext:value-type="float">
            <text:p>-0.104189</text:p>
          </table:table-cell>
          <table:table-cell table:style-name="Default" office:value-type="float" office:value="0.238292" calcext:value-type="float">
            <text:p>0.238292</text:p>
          </table:table-cell>
          <table:table-cell table:style-name="Default" office:value-type="float" office:value="0.036349" calcext:value-type="float">
            <text:p>0.036349</text:p>
          </table:table-cell>
          <table:table-cell table:style-name="Default" office:value-type="float" office:value="0.027163" calcext:value-type="float">
            <text:p>0.027163</text:p>
          </table:table-cell>
          <table:table-cell table:style-name="Default" office:value-type="float" office:value="-0.036829" calcext:value-type="float">
            <text:p>-0.036829</text:p>
          </table:table-cell>
          <table:table-cell table:style-name="Default" office:value-type="float" office:value="0.255165" calcext:value-type="float">
            <text:p>0.255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92538" calcext:value-type="float">
            <text:p>-0.092538</text:p>
          </table:table-cell>
          <table:table-cell table:style-name="Default" office:value-type="float" office:value="0.223963" calcext:value-type="float">
            <text:p>0.223963</text:p>
          </table:table-cell>
          <table:table-cell table:style-name="Default" office:value-type="float" office:value="0.049453" calcext:value-type="float">
            <text:p>0.049453</text:p>
          </table:table-cell>
          <table:table-cell table:style-name="Default" office:value-type="float" office:value="0.020001" calcext:value-type="float">
            <text:p>0.020001</text:p>
          </table:table-cell>
          <table:table-cell table:style-name="Default" office:value-type="float" office:value="-0.031099" calcext:value-type="float">
            <text:p>-0.031099</text:p>
          </table:table-cell>
          <table:table-cell table:style-name="Default" office:value-type="float" office:value="0.251912" calcext:value-type="float">
            <text:p>0.2519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81658" calcext:value-type="float">
            <text:p>-0.081658</text:p>
          </table:table-cell>
          <table:table-cell table:style-name="Default" office:value-type="float" office:value="0.209646" calcext:value-type="float">
            <text:p>0.209646</text:p>
          </table:table-cell>
          <table:table-cell table:style-name="Default" office:value-type="float" office:value="0.06307" calcext:value-type="float">
            <text:p>0.06307</text:p>
          </table:table-cell>
          <table:table-cell table:style-name="Default" office:value-type="float" office:value="0.011096" calcext:value-type="float">
            <text:p>0.011096</text:p>
          </table:table-cell>
          <table:table-cell table:style-name="Default" office:value-type="float" office:value="-0.025174" calcext:value-type="float">
            <text:p>-0.025174</text:p>
          </table:table-cell>
          <table:table-cell table:style-name="Default" office:value-type="float" office:value="0.248487" calcext:value-type="float">
            <text:p>0.24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71816" calcext:value-type="float">
            <text:p>-0.071816</text:p>
          </table:table-cell>
          <table:table-cell table:style-name="Default" office:value-type="float" office:value="0.195652" calcext:value-type="float">
            <text:p>0.195652</text:p>
          </table:table-cell>
          <table:table-cell table:style-name="Default" office:value-type="float" office:value="0.077074" calcext:value-type="float">
            <text:p>0.077074</text:p>
          </table:table-cell>
          <table:table-cell table:style-name="Default" office:value-type="float" office:value="0.004955" calcext:value-type="float">
            <text:p>0.004955</text:p>
          </table:table-cell>
          <table:table-cell table:style-name="Default" office:value-type="float" office:value="-0.019722" calcext:value-type="float">
            <text:p>-0.019722</text:p>
          </table:table-cell>
          <table:table-cell table:style-name="Default" office:value-type="float" office:value="0.242242" calcext:value-type="float">
            <text:p>0.2422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62419" calcext:value-type="float">
            <text:p>-0.062419</text:p>
          </table:table-cell>
          <table:table-cell table:style-name="Default" office:value-type="float" office:value="0.18142" calcext:value-type="float">
            <text:p>0.18142</text:p>
          </table:table-cell>
          <table:table-cell table:style-name="Default" office:value-type="float" office:value="0.092349" calcext:value-type="float">
            <text:p>0.092349</text:p>
          </table:table-cell>
          <table:table-cell table:style-name="Default" office:value-type="float" office:value="0.000539" calcext:value-type="float">
            <text:p>0.000539</text:p>
          </table:table-cell>
          <table:table-cell table:style-name="Default" office:value-type="float" office:value="-0.016397" calcext:value-type="float">
            <text:p>-0.016397</text:p>
          </table:table-cell>
          <table:table-cell table:style-name="Default" office:value-type="float" office:value="0.235725" calcext:value-type="float">
            <text:p>0.2357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54216" calcext:value-type="float">
            <text:p>-0.054216</text:p>
          </table:table-cell>
          <table:table-cell table:style-name="Default" office:value-type="float" office:value="0.167986" calcext:value-type="float">
            <text:p>0.167986</text:p>
          </table:table-cell>
          <table:table-cell table:style-name="Default" office:value-type="float" office:value="0.10873" calcext:value-type="float">
            <text:p>0.10873</text:p>
          </table:table-cell>
          <table:table-cell table:style-name="Default" office:value-type="float" office:value="-0.008195" calcext:value-type="float">
            <text:p>-0.008195</text:p>
          </table:table-cell>
          <table:table-cell table:style-name="Default" office:value-type="float" office:value="-0.0107" calcext:value-type="float">
            <text:p>-0.0107</text:p>
          </table:table-cell>
          <table:table-cell table:style-name="Default" office:value-type="float" office:value="0.22724" calcext:value-type="float">
            <text:p>0.22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7316" calcext:value-type="float">
            <text:p>-0.047316</text:p>
          </table:table-cell>
          <table:table-cell table:style-name="Default" office:value-type="float" office:value="0.154531" calcext:value-type="float">
            <text:p>0.154531</text:p>
          </table:table-cell>
          <table:table-cell table:style-name="Default" office:value-type="float" office:value="0.12649" calcext:value-type="float">
            <text:p>0.12649</text:p>
          </table:table-cell>
          <table:table-cell table:style-name="Default" office:value-type="float" office:value="-0.016159" calcext:value-type="float">
            <text:p>-0.016159</text:p>
          </table:table-cell>
          <table:table-cell table:style-name="Default" office:value-type="float" office:value="-0.004988" calcext:value-type="float">
            <text:p>-0.004988</text:p>
          </table:table-cell>
          <table:table-cell table:style-name="Default" office:value-type="float" office:value="0.215586" calcext:value-type="float">
            <text:p>0.2155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41815" calcext:value-type="float">
            <text:p>-0.041815</text:p>
          </table:table-cell>
          <table:table-cell table:style-name="Default" office:value-type="float" office:value="0.139713" calcext:value-type="float">
            <text:p>0.139713</text:p>
          </table:table-cell>
          <table:table-cell table:style-name="Default" office:value-type="float" office:value="0.145391" calcext:value-type="float">
            <text:p>0.145391</text:p>
          </table:table-cell>
          <table:table-cell table:style-name="Default" office:value-type="float" office:value="-0.022897" calcext:value-type="float">
            <text:p>-0.022897</text:p>
          </table:table-cell>
          <table:table-cell table:style-name="Default" office:value-type="float" office:value="-0.003249" calcext:value-type="float">
            <text:p>-0.003249</text:p>
          </table:table-cell>
          <table:table-cell table:style-name="Default" office:value-type="float" office:value="0.204041" calcext:value-type="float">
            <text:p>0.204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8449" calcext:value-type="float">
            <text:p>-0.038449</text:p>
          </table:table-cell>
          <table:table-cell table:style-name="Default" office:value-type="float" office:value="0.123003" calcext:value-type="float">
            <text:p>0.123003</text:p>
          </table:table-cell>
          <table:table-cell table:style-name="Default" office:value-type="float" office:value="0.163926" calcext:value-type="float">
            <text:p>0.163926</text:p>
          </table:table-cell>
          <table:table-cell table:style-name="Default" office:value-type="float" office:value="-0.026355" calcext:value-type="float">
            <text:p>-0.026355</text:p>
          </table:table-cell>
          <table:table-cell table:style-name="Default" office:value-type="float" office:value="-0.004698" calcext:value-type="float">
            <text:p>-0.004698</text:p>
          </table:table-cell>
          <table:table-cell table:style-name="Default" office:value-type="float" office:value="0.20041" calcext:value-type="float">
            <text:p>0.200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492" calcext:value-type="float">
            <text:p>-0.037492</text:p>
          </table:table-cell>
          <table:table-cell table:style-name="Default" office:value-type="float" office:value="0.106094" calcext:value-type="float">
            <text:p>0.106094</text:p>
          </table:table-cell>
          <table:table-cell table:style-name="Default" office:value-type="float" office:value="0.180408" calcext:value-type="float">
            <text:p>0.180408</text:p>
          </table:table-cell>
          <table:table-cell table:style-name="Default" office:value-type="float" office:value="-0.024616" calcext:value-type="float">
            <text:p>-0.024616</text:p>
          </table:table-cell>
          <table:table-cell table:style-name="Default" office:value-type="float" office:value="-0.00949" calcext:value-type="float">
            <text:p>-0.00949</text:p>
          </table:table-cell>
          <table:table-cell table:style-name="Default" office:value-type="float" office:value="0.195357" calcext:value-type="float">
            <text:p>0.195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7515" calcext:value-type="float">
            <text:p>-0.037515</text:p>
          </table:table-cell>
          <table:table-cell table:style-name="Default" office:value-type="float" office:value="0.094586" calcext:value-type="float">
            <text:p>0.094586</text:p>
          </table:table-cell>
          <table:table-cell table:style-name="Default" office:value-type="float" office:value="0.192935" calcext:value-type="float">
            <text:p>0.192935</text:p>
          </table:table-cell>
          <table:table-cell table:style-name="Default" office:value-type="float" office:value="-0.006484" calcext:value-type="float">
            <text:p>-0.006484</text:p>
          </table:table-cell>
          <table:table-cell table:style-name="Default" office:value-type="float" office:value="-0.019911" calcext:value-type="float">
            <text:p>-0.019911</text:p>
          </table:table-cell>
          <table:table-cell table:style-name="Default" office:value-type="float" office:value="0.163991" calcext:value-type="float">
            <text:p>0.163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5926" calcext:value-type="float">
            <text:p>-0.035926</text:p>
          </table:table-cell>
          <table:table-cell table:style-name="Default" office:value-type="float" office:value="0.087919" calcext:value-type="float">
            <text:p>0.087919</text:p>
          </table:table-cell>
          <table:table-cell table:style-name="Default" office:value-type="float" office:value="0.200547" calcext:value-type="float">
            <text:p>0.200547</text:p>
          </table:table-cell>
          <table:table-cell table:style-name="Default" office:value-type="float" office:value="-0.001622" calcext:value-type="float">
            <text:p>-0.001622</text:p>
          </table:table-cell>
          <table:table-cell table:style-name="Default" office:value-type="float" office:value="-0.045445" calcext:value-type="float">
            <text:p>-0.045445</text:p>
          </table:table-cell>
          <table:table-cell table:style-name="Default" office:value-type="float" office:value="0.127358" calcext:value-type="float">
            <text:p>0.1273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3039" calcext:value-type="float">
            <text:p>-0.033039</text:p>
          </table:table-cell>
          <table:table-cell table:style-name="Default" office:value-type="float" office:value="0.082756" calcext:value-type="float">
            <text:p>0.082756</text:p>
          </table:table-cell>
          <table:table-cell table:style-name="Default" office:value-type="float" office:value="0.205582" calcext:value-type="float">
            <text:p>0.205582</text:p>
          </table:table-cell>
          <table:table-cell table:style-name="Default" office:value-type="float" office:value="0.015278" calcext:value-type="float">
            <text:p>0.015278</text:p>
          </table:table-cell>
          <table:table-cell table:style-name="Default" office:value-type="float" office:value="-0.059817" calcext:value-type="float">
            <text:p>-0.059817</text:p>
          </table:table-cell>
          <table:table-cell table:style-name="Default" office:value-type="float" office:value="0.101466" calcext:value-type="float">
            <text:p>0.1014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3015" calcext:value-type="float">
            <text:p>-0.03015</text:p>
          </table:table-cell>
          <table:table-cell table:style-name="Default" office:value-type="float" office:value="0.078656" calcext:value-type="float">
            <text:p>0.078656</text:p>
          </table:table-cell>
          <table:table-cell table:style-name="Default" office:value-type="float" office:value="0.210037" calcext:value-type="float">
            <text:p>0.210037</text:p>
          </table:table-cell>
          <table:table-cell table:style-name="Default" office:value-type="float" office:value="0.023354" calcext:value-type="float">
            <text:p>0.023354</text:p>
          </table:table-cell>
          <table:table-cell table:style-name="Default" office:value-type="float" office:value="-0.075541" calcext:value-type="float">
            <text:p>-0.075541</text:p>
          </table:table-cell>
          <table:table-cell table:style-name="Default" office:value-type="float" office:value="0.079734" calcext:value-type="float">
            <text:p>0.079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8071" calcext:value-type="float">
            <text:p>-0.028071</text:p>
          </table:table-cell>
          <table:table-cell table:style-name="Default" office:value-type="float" office:value="0.075861" calcext:value-type="float">
            <text:p>0.075861</text:p>
          </table:table-cell>
          <table:table-cell table:style-name="Default" office:value-type="float" office:value="0.21338" calcext:value-type="float">
            <text:p>0.21338</text:p>
          </table:table-cell>
          <table:table-cell table:style-name="Default" office:value-type="float" office:value="0.025986" calcext:value-type="float">
            <text:p>0.025986</text:p>
          </table:table-cell>
          <table:table-cell table:style-name="Default" office:value-type="float" office:value="-0.091494" calcext:value-type="float">
            <text:p>-0.091494</text:p>
          </table:table-cell>
          <table:table-cell table:style-name="Default" office:value-type="float" office:value="0.062392" calcext:value-type="float">
            <text:p>0.0623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5929" calcext:value-type="float">
            <text:p>-0.025929</text:p>
          </table:table-cell>
          <table:table-cell table:style-name="Default" office:value-type="float" office:value="0.073522" calcext:value-type="float">
            <text:p>0.073522</text:p>
          </table:table-cell>
          <table:table-cell table:style-name="Default" office:value-type="float" office:value="0.214488" calcext:value-type="float">
            <text:p>0.214488</text:p>
          </table:table-cell>
          <table:table-cell table:style-name="Default" office:value-type="float" office:value="0.02443" calcext:value-type="float">
            <text:p>0.02443</text:p>
          </table:table-cell>
          <table:table-cell table:style-name="Default" office:value-type="float" office:value="-0.096036" calcext:value-type="float">
            <text:p>-0.096036</text:p>
          </table:table-cell>
          <table:table-cell table:style-name="Default" office:value-type="float" office:value="0.045905" calcext:value-type="float">
            <text:p>0.0459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427" calcext:value-type="float">
            <text:p>-0.024427</text:p>
          </table:table-cell>
          <table:table-cell table:style-name="Default" office:value-type="float" office:value="0.071689" calcext:value-type="float">
            <text:p>0.071689</text:p>
          </table:table-cell>
          <table:table-cell table:style-name="Default" office:value-type="float" office:value="0.213911" calcext:value-type="float">
            <text:p>0.213911</text:p>
          </table:table-cell>
          <table:table-cell table:style-name="Default" office:value-type="float" office:value="0.02157" calcext:value-type="float">
            <text:p>0.02157</text:p>
          </table:table-cell>
          <table:table-cell table:style-name="Default" office:value-type="float" office:value="-0.094316" calcext:value-type="float">
            <text:p>-0.094316</text:p>
          </table:table-cell>
          <table:table-cell table:style-name="Default" office:value-type="float" office:value="0.032605" calcext:value-type="float">
            <text:p>0.0326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441" calcext:value-type="float">
            <text:p>-0.023441</text:p>
          </table:table-cell>
          <table:table-cell table:style-name="Default" office:value-type="float" office:value="0.070269" calcext:value-type="float">
            <text:p>0.070269</text:p>
          </table:table-cell>
          <table:table-cell table:style-name="Default" office:value-type="float" office:value="0.213257" calcext:value-type="float">
            <text:p>0.213257</text:p>
          </table:table-cell>
          <table:table-cell table:style-name="Default" office:value-type="float" office:value="0.015881" calcext:value-type="float">
            <text:p>0.015881</text:p>
          </table:table-cell>
          <table:table-cell table:style-name="Default" office:value-type="float" office:value="-0.091088" calcext:value-type="float">
            <text:p>-0.091088</text:p>
          </table:table-cell>
          <table:table-cell table:style-name="Default" office:value-type="float" office:value="0.023495" calcext:value-type="float">
            <text:p>0.0234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682" calcext:value-type="float">
            <text:p>-0.022682</text:p>
          </table:table-cell>
          <table:table-cell table:style-name="Default" office:value-type="float" office:value="0.06934" calcext:value-type="float">
            <text:p>0.06934</text:p>
          </table:table-cell>
          <table:table-cell table:style-name="Default" office:value-type="float" office:value="0.213215" calcext:value-type="float">
            <text:p>0.213215</text:p>
          </table:table-cell>
          <table:table-cell table:style-name="Default" office:value-type="float" office:value="0.013393" calcext:value-type="float">
            <text:p>0.013393</text:p>
          </table:table-cell>
          <table:table-cell table:style-name="Default" office:value-type="float" office:value="-0.088894" calcext:value-type="float">
            <text:p>-0.088894</text:p>
          </table:table-cell>
          <table:table-cell table:style-name="Default" office:value-type="float" office:value="0.017116" calcext:value-type="float">
            <text:p>0.017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86" calcext:value-type="float">
            <text:p>-0.022186</text:p>
          </table:table-cell>
          <table:table-cell table:style-name="Default" office:value-type="float" office:value="0.0689" calcext:value-type="float">
            <text:p>0.0689</text:p>
          </table:table-cell>
          <table:table-cell table:style-name="Default" office:value-type="float" office:value="0.213688" calcext:value-type="float">
            <text:p>0.213688</text:p>
          </table:table-cell>
          <table:table-cell table:style-name="Default" office:value-type="float" office:value="0.016025" calcext:value-type="float">
            <text:p>0.016025</text:p>
          </table:table-cell>
          <table:table-cell table:style-name="Default" office:value-type="float" office:value="-0.089571" calcext:value-type="float">
            <text:p>-0.089571</text:p>
          </table:table-cell>
          <table:table-cell table:style-name="Default" office:value-type="float" office:value="0.013301" calcext:value-type="float">
            <text:p>0.013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8" calcext:value-type="float">
            <text:p>-0.021988</text:p>
          </table:table-cell>
          <table:table-cell table:style-name="Default" office:value-type="float" office:value="0.068502" calcext:value-type="float">
            <text:p>0.068502</text:p>
          </table:table-cell>
          <table:table-cell table:style-name="Default" office:value-type="float" office:value="0.213921" calcext:value-type="float">
            <text:p>0.213921</text:p>
          </table:table-cell>
          <table:table-cell table:style-name="Default" office:value-type="float" office:value="0.016541" calcext:value-type="float">
            <text:p>0.016541</text:p>
          </table:table-cell>
          <table:table-cell table:style-name="Default" office:value-type="float" office:value="-0.089805" calcext:value-type="float">
            <text:p>-0.089805</text:p>
          </table:table-cell>
          <table:table-cell table:style-name="Default" office:value-type="float" office:value="0.011001" calcext:value-type="float">
            <text:p>0.011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8269" calcext:value-type="float">
            <text:p>0.068269</text:p>
          </table:table-cell>
          <table:table-cell table:style-name="Default" office:value-type="float" office:value="0.213906" calcext:value-type="float">
            <text:p>0.213906</text:p>
          </table:table-cell>
          <table:table-cell table:style-name="Default" office:value-type="float" office:value="0.016197" calcext:value-type="float">
            <text:p>0.016197</text:p>
          </table:table-cell>
          <table:table-cell table:style-name="Default" office:value-type="float" office:value="-0.089974" calcext:value-type="float">
            <text:p>-0.089974</text:p>
          </table:table-cell>
          <table:table-cell table:style-name="Default" office:value-type="float" office:value="0.010174" calcext:value-type="float">
            <text:p>0.010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985" calcext:value-type="float">
            <text:p>0.067985</text:p>
          </table:table-cell>
          <table:table-cell table:style-name="Default" office:value-type="float" office:value="0.213884" calcext:value-type="float">
            <text:p>0.213884</text:p>
          </table:table-cell>
          <table:table-cell table:style-name="Default" office:value-type="float" office:value="0.015419" calcext:value-type="float">
            <text:p>0.015419</text:p>
          </table:table-cell>
          <table:table-cell table:style-name="Default" office:value-type="float" office:value="-0.090249" calcext:value-type="float">
            <text:p>-0.090249</text:p>
          </table:table-cell>
          <table:table-cell table:style-name="Default" office:value-type="float" office:value="0.009417" calcext:value-type="float">
            <text:p>0.0094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768" calcext:value-type="float">
            <text:p>0.067768</text:p>
          </table:table-cell>
          <table:table-cell table:style-name="Default" office:value-type="float" office:value="0.213846" calcext:value-type="float">
            <text:p>0.213846</text:p>
          </table:table-cell>
          <table:table-cell table:style-name="Default" office:value-type="float" office:value="0.015333" calcext:value-type="float">
            <text:p>0.015333</text:p>
          </table:table-cell>
          <table:table-cell table:style-name="Default" office:value-type="float" office:value="-0.090562" calcext:value-type="float">
            <text:p>-0.090562</text:p>
          </table:table-cell>
          <table:table-cell table:style-name="Default" office:value-type="float" office:value="0.008599" calcext:value-type="float">
            <text:p>0.008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93" calcext:value-type="float">
            <text:p>-0.021693</text:p>
          </table:table-cell>
          <table:table-cell table:style-name="Default" office:value-type="float" office:value="0.067595" calcext:value-type="float">
            <text:p>0.067595</text:p>
          </table:table-cell>
          <table:table-cell table:style-name="Default" office:value-type="float" office:value="0.213843" calcext:value-type="float">
            <text:p>0.213843</text:p>
          </table:table-cell>
          <table:table-cell table:style-name="Default" office:value-type="float" office:value="0.014546" calcext:value-type="float">
            <text:p>0.014546</text:p>
          </table:table-cell>
          <table:table-cell table:style-name="Default" office:value-type="float" office:value="-0.090901" calcext:value-type="float">
            <text:p>-0.090901</text:p>
          </table:table-cell>
          <table:table-cell table:style-name="Default" office:value-type="float" office:value="0.007937" calcext:value-type="float">
            <text:p>0.007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62" calcext:value-type="float">
            <text:p>-0.021562</text:p>
          </table:table-cell>
          <table:table-cell table:style-name="Default" office:value-type="float" office:value="0.067441" calcext:value-type="float">
            <text:p>0.067441</text:p>
          </table:table-cell>
          <table:table-cell table:style-name="Default" office:value-type="float" office:value="0.213838" calcext:value-type="float">
            <text:p>0.213838</text:p>
          </table:table-cell>
          <table:table-cell table:style-name="Default" office:value-type="float" office:value="0.013979" calcext:value-type="float">
            <text:p>0.013979</text:p>
          </table:table-cell>
          <table:table-cell table:style-name="Default" office:value-type="float" office:value="-0.091082" calcext:value-type="float">
            <text:p>-0.091082</text:p>
          </table:table-cell>
          <table:table-cell table:style-name="Default" office:value-type="float" office:value="0.006945" calcext:value-type="float">
            <text:p>0.0069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49" calcext:value-type="float">
            <text:p>-0.02149</text:p>
          </table:table-cell>
          <table:table-cell table:style-name="Default" office:value-type="float" office:value="0.067315" calcext:value-type="float">
            <text:p>0.067315</text:p>
          </table:table-cell>
          <table:table-cell table:style-name="Default" office:value-type="float" office:value="0.213787" calcext:value-type="float">
            <text:p>0.213787</text:p>
          </table:table-cell>
          <table:table-cell table:style-name="Default" office:value-type="float" office:value="0.013181" calcext:value-type="float">
            <text:p>0.013181</text:p>
          </table:table-cell>
          <table:table-cell table:style-name="Default" office:value-type="float" office:value="-0.091409" calcext:value-type="float">
            <text:p>-0.091409</text:p>
          </table:table-cell>
          <table:table-cell table:style-name="Default" office:value-type="float" office:value="0.005831" calcext:value-type="float">
            <text:p>0.005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66" calcext:value-type="float">
            <text:p>-0.021366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811" calcext:value-type="float">
            <text:p>0.213811</text:p>
          </table:table-cell>
          <table:table-cell table:style-name="Default" office:value-type="float" office:value="0.01314" calcext:value-type="float">
            <text:p>0.01314</text:p>
          </table:table-cell>
          <table:table-cell table:style-name="Default" office:value-type="float" office:value="-0.091479" calcext:value-type="float">
            <text:p>-0.091479</text:p>
          </table:table-cell>
          <table:table-cell table:style-name="Default" office:value-type="float" office:value="0.005085" calcext:value-type="float">
            <text:p>0.0050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84" calcext:value-type="float">
            <text:p>-0.021284</text:p>
          </table:table-cell>
          <table:table-cell table:style-name="Default" office:value-type="float" office:value="0.067116" calcext:value-type="float">
            <text:p>0.067116</text:p>
          </table:table-cell>
          <table:table-cell table:style-name="Default" office:value-type="float" office:value="0.213738" calcext:value-type="float">
            <text:p>0.213738</text:p>
          </table:table-cell>
          <table:table-cell table:style-name="Default" office:value-type="float" office:value="0.012786" calcext:value-type="float">
            <text:p>0.012786</text:p>
          </table:table-cell>
          <table:table-cell table:style-name="Default" office:value-type="float" office:value="-0.091195" calcext:value-type="float">
            <text:p>-0.091195</text:p>
          </table:table-cell>
          <table:table-cell table:style-name="Default" office:value-type="float" office:value="0.004441" calcext:value-type="float">
            <text:p>0.004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04" calcext:value-type="float">
            <text:p>-0.021204</text:p>
          </table:table-cell>
          <table:table-cell table:style-name="Default" office:value-type="float" office:value="0.067101" calcext:value-type="float">
            <text:p>0.067101</text:p>
          </table:table-cell>
          <table:table-cell table:style-name="Default" office:value-type="float" office:value="0.213696" calcext:value-type="float">
            <text:p>0.213696</text:p>
          </table:table-cell>
          <table:table-cell table:style-name="Default" office:value-type="float" office:value="0.012177" calcext:value-type="float">
            <text:p>0.012177</text:p>
          </table:table-cell>
          <table:table-cell table:style-name="Default" office:value-type="float" office:value="-0.091177" calcext:value-type="float">
            <text:p>-0.091177</text:p>
          </table:table-cell>
          <table:table-cell table:style-name="Default" office:value-type="float" office:value="0.004364" calcext:value-type="float">
            <text:p>0.0043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23" calcext:value-type="float">
            <text:p>-0.021223</text:p>
          </table:table-cell>
          <table:table-cell table:style-name="Default" office:value-type="float" office:value="0.06709" calcext:value-type="float">
            <text:p>0.06709</text:p>
          </table:table-cell>
          <table:table-cell table:style-name="Default" office:value-type="float" office:value="0.213593" calcext:value-type="float">
            <text:p>0.213593</text:p>
          </table:table-cell>
          <table:table-cell table:style-name="Default" office:value-type="float" office:value="0.012138" calcext:value-type="float">
            <text:p>0.012138</text:p>
          </table:table-cell>
          <table:table-cell table:style-name="Default" office:value-type="float" office:value="-0.090757" calcext:value-type="float">
            <text:p>-0.090757</text:p>
          </table:table-cell>
          <table:table-cell table:style-name="Default" office:value-type="float" office:value="0.004054" calcext:value-type="float">
            <text:p>0.0040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49" calcext:value-type="float">
            <text:p>-0.021249</text:p>
          </table:table-cell>
          <table:table-cell table:style-name="Default" office:value-type="float" office:value="0.067068" calcext:value-type="float">
            <text:p>0.067068</text:p>
          </table:table-cell>
          <table:table-cell table:style-name="Default" office:value-type="float" office:value="0.213489" calcext:value-type="float">
            <text:p>0.213489</text:p>
          </table:table-cell>
          <table:table-cell table:style-name="Default" office:value-type="float" office:value="0.011865" calcext:value-type="float">
            <text:p>0.011865</text:p>
          </table:table-cell>
          <table:table-cell table:style-name="Default" office:value-type="float" office:value="-0.090407" calcext:value-type="float">
            <text:p>-0.090407</text:p>
          </table:table-cell>
          <table:table-cell table:style-name="Default" office:value-type="float" office:value="0.004439" calcext:value-type="float">
            <text:p>0.0044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346" calcext:value-type="float">
            <text:p>-0.021346</text:p>
          </table:table-cell>
          <table:table-cell table:style-name="Default" office:value-type="float" office:value="0.067038" calcext:value-type="float">
            <text:p>0.067038</text:p>
          </table:table-cell>
          <table:table-cell table:style-name="Default" office:value-type="float" office:value="0.213472" calcext:value-type="float">
            <text:p>0.213472</text:p>
          </table:table-cell>
          <table:table-cell table:style-name="Default" office:value-type="float" office:value="0.012159" calcext:value-type="float">
            <text:p>0.012159</text:p>
          </table:table-cell>
          <table:table-cell table:style-name="Default" office:value-type="float" office:value="-0.090137" calcext:value-type="float">
            <text:p>-0.090137</text:p>
          </table:table-cell>
          <table:table-cell table:style-name="Default" office:value-type="float" office:value="0.005296" calcext:value-type="float">
            <text:p>0.005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549" calcext:value-type="float">
            <text:p>-0.021549</text:p>
          </table:table-cell>
          <table:table-cell table:style-name="Default" office:value-type="float" office:value="0.067096" calcext:value-type="float">
            <text:p>0.067096</text:p>
          </table:table-cell>
          <table:table-cell table:style-name="Default" office:value-type="float" office:value="0.213492" calcext:value-type="float">
            <text:p>0.213492</text:p>
          </table:table-cell>
          <table:table-cell table:style-name="Default" office:value-type="float" office:value="0.012487" calcext:value-type="float">
            <text:p>0.012487</text:p>
          </table:table-cell>
          <table:table-cell table:style-name="Default" office:value-type="float" office:value="-0.090053" calcext:value-type="float">
            <text:p>-0.090053</text:p>
          </table:table-cell>
          <table:table-cell table:style-name="Default" office:value-type="float" office:value="0.006572" calcext:value-type="float">
            <text:p>0.006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672" calcext:value-type="float">
            <text:p>-0.021672</text:p>
          </table:table-cell>
          <table:table-cell table:style-name="Default" office:value-type="float" office:value="0.067143" calcext:value-type="float">
            <text:p>0.067143</text:p>
          </table:table-cell>
          <table:table-cell table:style-name="Default" office:value-type="float" office:value="0.213458" calcext:value-type="float">
            <text:p>0.213458</text:p>
          </table:table-cell>
          <table:table-cell table:style-name="Default" office:value-type="float" office:value="0.013117" calcext:value-type="float">
            <text:p>0.013117</text:p>
          </table:table-cell>
          <table:table-cell table:style-name="Default" office:value-type="float" office:value="-0.089947" calcext:value-type="float">
            <text:p>-0.089947</text:p>
          </table:table-cell>
          <table:table-cell table:style-name="Default" office:value-type="float" office:value="0.007846" calcext:value-type="float">
            <text:p>0.0078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4" calcext:value-type="float">
            <text:p>-0.021764</text:p>
          </table:table-cell>
          <table:table-cell table:style-name="Default" office:value-type="float" office:value="0.067154" calcext:value-type="float">
            <text:p>0.067154</text:p>
          </table:table-cell>
          <table:table-cell table:style-name="Default" office:value-type="float" office:value="0.213468" calcext:value-type="float">
            <text:p>0.213468</text:p>
          </table:table-cell>
          <table:table-cell table:style-name="Default" office:value-type="float" office:value="0.013413" calcext:value-type="float">
            <text:p>0.013413</text:p>
          </table:table-cell>
          <table:table-cell table:style-name="Default" office:value-type="float" office:value="-0.089903" calcext:value-type="float">
            <text:p>-0.089903</text:p>
          </table:table-cell>
          <table:table-cell table:style-name="Default" office:value-type="float" office:value="0.008552" calcext:value-type="float">
            <text:p>0.0085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8" calcext:value-type="float">
            <text:p>-0.021838</text:p>
          </table:table-cell>
          <table:table-cell table:style-name="Default" office:value-type="float" office:value="0.067185" calcext:value-type="float">
            <text:p>0.067185</text:p>
          </table:table-cell>
          <table:table-cell table:style-name="Default" office:value-type="float" office:value="0.213486" calcext:value-type="float">
            <text:p>0.213486</text:p>
          </table:table-cell>
          <table:table-cell table:style-name="Default" office:value-type="float" office:value="0.013653" calcext:value-type="float">
            <text:p>0.013653</text:p>
          </table:table-cell>
          <table:table-cell table:style-name="Default" office:value-type="float" office:value="-0.089874" calcext:value-type="float">
            <text:p>-0.089874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191" calcext:value-type="float">
            <text:p>0.067191</text:p>
          </table:table-cell>
          <table:table-cell table:style-name="Default" office:value-type="float" office:value="0.21348" calcext:value-type="float">
            <text:p>0.21348</text:p>
          </table:table-cell>
          <table:table-cell table:style-name="Default" office:value-type="float" office:value="0.013737" calcext:value-type="float">
            <text:p>0.013737</text:p>
          </table:table-cell>
          <table:table-cell table:style-name="Default" office:value-type="float" office:value="-0.089873" calcext:value-type="float">
            <text:p>-0.089873</text:p>
          </table:table-cell>
          <table:table-cell table:style-name="Default" office:value-type="float" office:value="0.009302" calcext:value-type="float">
            <text:p>0.0093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189" calcext:value-type="float">
            <text:p>0.067189</text:p>
          </table:table-cell>
          <table:table-cell table:style-name="Default" office:value-type="float" office:value="0.213436" calcext:value-type="float">
            <text:p>0.213436</text:p>
          </table:table-cell>
          <table:table-cell table:style-name="Default" office:value-type="float" office:value="0.013672" calcext:value-type="float">
            <text:p>0.013672</text:p>
          </table:table-cell>
          <table:table-cell table:style-name="Default" office:value-type="float" office:value="-0.089746" calcext:value-type="float">
            <text:p>-0.08974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415" calcext:value-type="float">
            <text:p>0.213415</text:p>
          </table:table-cell>
          <table:table-cell table:style-name="Default" office:value-type="float" office:value="0.013682" calcext:value-type="float">
            <text:p>0.013682</text:p>
          </table:table-cell>
          <table:table-cell table:style-name="Default" office:value-type="float" office:value="-0.089619" calcext:value-type="float">
            <text:p>-0.089619</text:p>
          </table:table-cell>
          <table:table-cell table:style-name="Default" office:value-type="float" office:value="0.009472" calcext:value-type="float">
            <text:p>0.0094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5" calcext:value-type="float">
            <text:p>-0.021945</text:p>
          </table:table-cell>
          <table:table-cell table:style-name="Default" office:value-type="float" office:value="0.067223" calcext:value-type="float">
            <text:p>0.067223</text:p>
          </table:table-cell>
          <table:table-cell table:style-name="Default" office:value-type="float" office:value="0.213409" calcext:value-type="float">
            <text:p>0.213409</text:p>
          </table:table-cell>
          <table:table-cell table:style-name="Default" office:value-type="float" office:value="0.013713" calcext:value-type="float">
            <text:p>0.013713</text:p>
          </table:table-cell>
          <table:table-cell table:style-name="Default" office:value-type="float" office:value="-0.089653" calcext:value-type="float">
            <text:p>-0.089653</text:p>
          </table:table-cell>
          <table:table-cell table:style-name="Default" office:value-type="float" office:value="0.009457" calcext:value-type="float">
            <text:p>0.0094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89" calcext:value-type="float">
            <text:p>0.213389</text:p>
          </table:table-cell>
          <table:table-cell table:style-name="Default" office:value-type="float" office:value="0.013363" calcext:value-type="float">
            <text:p>0.013363</text:p>
          </table:table-cell>
          <table:table-cell table:style-name="Default" office:value-type="float" office:value="-0.089772" calcext:value-type="float">
            <text:p>-0.089772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6" calcext:value-type="float">
            <text:p>-0.021886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365" calcext:value-type="float">
            <text:p>0.213365</text:p>
          </table:table-cell>
          <table:table-cell table:style-name="Default" office:value-type="float" office:value="0.013202" calcext:value-type="float">
            <text:p>0.013202</text:p>
          </table:table-cell>
          <table:table-cell table:style-name="Default" office:value-type="float" office:value="-0.089765" calcext:value-type="float">
            <text:p>-0.089765</text:p>
          </table:table-cell>
          <table:table-cell table:style-name="Default" office:value-type="float" office:value="0.009249" calcext:value-type="float">
            <text:p>0.009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9" calcext:value-type="float">
            <text:p>-0.021869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337" calcext:value-type="float">
            <text:p>0.213337</text:p>
          </table:table-cell>
          <table:table-cell table:style-name="Default" office:value-type="float" office:value="0.013016" calcext:value-type="float">
            <text:p>0.013016</text:p>
          </table:table-cell>
          <table:table-cell table:style-name="Default" office:value-type="float" office:value="-0.089771" calcext:value-type="float">
            <text:p>-0.089771</text:p>
          </table:table-cell>
          <table:table-cell table:style-name="Default" office:value-type="float" office:value="0.009123" calcext:value-type="float">
            <text:p>0.0091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5" calcext:value-type="float">
            <text:p>-0.021835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333" calcext:value-type="float">
            <text:p>0.213333</text:p>
          </table:table-cell>
          <table:table-cell table:style-name="Default" office:value-type="float" office:value="0.012832" calcext:value-type="float">
            <text:p>0.012832</text:p>
          </table:table-cell>
          <table:table-cell table:style-name="Default" office:value-type="float" office:value="-0.089894" calcext:value-type="float">
            <text:p>-0.089894</text:p>
          </table:table-cell>
          <table:table-cell table:style-name="Default" office:value-type="float" office:value="0.009071" calcext:value-type="float">
            <text:p>0.0090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31" calcext:value-type="float">
            <text:p>0.21331</text:p>
          </table:table-cell>
          <table:table-cell table:style-name="Default" office:value-type="float" office:value="0.012743" calcext:value-type="float">
            <text:p>0.012743</text:p>
          </table:table-cell>
          <table:table-cell table:style-name="Default" office:value-type="float" office:value="-0.08978" calcext:value-type="float">
            <text:p>-0.08978</text:p>
          </table:table-cell>
          <table:table-cell table:style-name="Default" office:value-type="float" office:value="0.009039" calcext:value-type="float">
            <text:p>0.0090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9" calcext:value-type="float">
            <text:p>-0.021859</text:p>
          </table:table-cell>
          <table:table-cell table:style-name="Default" office:value-type="float" office:value="0.067238" calcext:value-type="float">
            <text:p>0.067238</text:p>
          </table:table-cell>
          <table:table-cell table:style-name="Default" office:value-type="float" office:value="0.213286" calcext:value-type="float">
            <text:p>0.213286</text:p>
          </table:table-cell>
          <table:table-cell table:style-name="Default" office:value-type="float" office:value="0.012656" calcext:value-type="float">
            <text:p>0.012656</text:p>
          </table:table-cell>
          <table:table-cell table:style-name="Default" office:value-type="float" office:value="-0.089747" calcext:value-type="float">
            <text:p>-0.089747</text:p>
          </table:table-cell>
          <table:table-cell table:style-name="Default" office:value-type="float" office:value="0.009049" calcext:value-type="float">
            <text:p>0.009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28" calcext:value-type="float">
            <text:p>0.21328</text:p>
          </table:table-cell>
          <table:table-cell table:style-name="Default" office:value-type="float" office:value="0.012562" calcext:value-type="float">
            <text:p>0.012562</text:p>
          </table:table-cell>
          <table:table-cell table:style-name="Default" office:value-type="float" office:value="-0.089759" calcext:value-type="float">
            <text:p>-0.089759</text:p>
          </table:table-cell>
          <table:table-cell table:style-name="Default" office:value-type="float" office:value="0.009029" calcext:value-type="float">
            <text:p>0.0090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2" calcext:value-type="float">
            <text:p>-0.021842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262" calcext:value-type="float">
            <text:p>0.213262</text:p>
          </table:table-cell>
          <table:table-cell table:style-name="Default" office:value-type="float" office:value="0.012488" calcext:value-type="float">
            <text:p>0.012488</text:p>
          </table:table-cell>
          <table:table-cell table:style-name="Default" office:value-type="float" office:value="-0.089724" calcext:value-type="float">
            <text:p>-0.089724</text:p>
          </table:table-cell>
          <table:table-cell table:style-name="Default" office:value-type="float" office:value="0.008877" calcext:value-type="float">
            <text:p>0.008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265" calcext:value-type="float">
            <text:p>0.213265</text:p>
          </table:table-cell>
          <table:table-cell table:style-name="Default" office:value-type="float" office:value="0.012377" calcext:value-type="float">
            <text:p>0.012377</text:p>
          </table:table-cell>
          <table:table-cell table:style-name="Default" office:value-type="float" office:value="-0.089811" calcext:value-type="float">
            <text:p>-0.089811</text:p>
          </table:table-cell>
          <table:table-cell table:style-name="Default" office:value-type="float" office:value="0.008828" calcext:value-type="float">
            <text:p>0.008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01" calcext:value-type="float">
            <text:p>0.067201</text:p>
          </table:table-cell>
          <table:table-cell table:style-name="Default" office:value-type="float" office:value="0.21324" calcext:value-type="float">
            <text:p>0.21324</text:p>
          </table:table-cell>
          <table:table-cell table:style-name="Default" office:value-type="float" office:value="0.012411" calcext:value-type="float">
            <text:p>0.012411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831" calcext:value-type="float">
            <text:p>0.008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229" calcext:value-type="float">
            <text:p>0.213229</text:p>
          </table:table-cell>
          <table:table-cell table:style-name="Default" office:value-type="float" office:value="0.012363" calcext:value-type="float">
            <text:p>0.012363</text:p>
          </table:table-cell>
          <table:table-cell table:style-name="Default" office:value-type="float" office:value="-0.089623" calcext:value-type="float">
            <text:p>-0.089623</text:p>
          </table:table-cell>
          <table:table-cell table:style-name="Default" office:value-type="float" office:value="0.00877" calcext:value-type="float">
            <text:p>0.008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237" calcext:value-type="float">
            <text:p>0.213237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738" calcext:value-type="float">
            <text:p>-0.089738</text:p>
          </table:table-cell>
          <table:table-cell table:style-name="Default" office:value-type="float" office:value="0.008748" calcext:value-type="float">
            <text:p>0.008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8" calcext:value-type="float">
            <text:p>0.067208</text:p>
          </table:table-cell>
          <table:table-cell table:style-name="Default" office:value-type="float" office:value="0.213226" calcext:value-type="float">
            <text:p>0.213226</text:p>
          </table:table-cell>
          <table:table-cell table:style-name="Default" office:value-type="float" office:value="0.012103" calcext:value-type="float">
            <text:p>0.012103</text:p>
          </table:table-cell>
          <table:table-cell table:style-name="Default" office:value-type="float" office:value="-0.089701" calcext:value-type="float">
            <text:p>-0.089701</text:p>
          </table:table-cell>
          <table:table-cell table:style-name="Default" office:value-type="float" office:value="0.008714" calcext:value-type="float">
            <text:p>0.008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3" calcext:value-type="float">
            <text:p>-0.021763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207" calcext:value-type="float">
            <text:p>0.213207</text:p>
          </table:table-cell>
          <table:table-cell table:style-name="Default" office:value-type="float" office:value="0.012034" calcext:value-type="float">
            <text:p>0.012034</text:p>
          </table:table-cell>
          <table:table-cell table:style-name="Default" office:value-type="float" office:value="-0.08967" calcext:value-type="float">
            <text:p>-0.08967</text:p>
          </table:table-cell>
          <table:table-cell table:style-name="Default" office:value-type="float" office:value="0.008691" calcext:value-type="float">
            <text:p>0.0086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3" calcext:value-type="float">
            <text:p>0.067203</text:p>
          </table:table-cell>
          <table:table-cell table:style-name="Default" office:value-type="float" office:value="0.213182" calcext:value-type="float">
            <text:p>0.213182</text:p>
          </table:table-cell>
          <table:table-cell table:style-name="Default" office:value-type="float" office:value="0.012066" calcext:value-type="float">
            <text:p>0.012066</text:p>
          </table:table-cell>
          <table:table-cell table:style-name="Default" office:value-type="float" office:value="-0.089538" calcext:value-type="float">
            <text:p>-0.089538</text:p>
          </table:table-cell>
          <table:table-cell table:style-name="Default" office:value-type="float" office:value="0.008596" calcext:value-type="float">
            <text:p>0.0085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74" calcext:value-type="float">
            <text:p>0.213174</text:p>
          </table:table-cell>
          <table:table-cell table:style-name="Default" office:value-type="float" office:value="0.011961" calcext:value-type="float">
            <text:p>0.011961</text:p>
          </table:table-cell>
          <table:table-cell table:style-name="Default" office:value-type="float" office:value="-0.089517" calcext:value-type="float">
            <text:p>-0.089517</text:p>
          </table:table-cell>
          <table:table-cell table:style-name="Default" office:value-type="float" office:value="0.008548" calcext:value-type="float">
            <text:p>0.0085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46" calcext:value-type="float">
            <text:p>-0.021746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8" calcext:value-type="float">
            <text:p>0.21318</text:p>
          </table:table-cell>
          <table:table-cell table:style-name="Default" office:value-type="float" office:value="0.011869" calcext:value-type="float">
            <text:p>0.011869</text:p>
          </table:table-cell>
          <table:table-cell table:style-name="Default" office:value-type="float" office:value="-0.089643" calcext:value-type="float">
            <text:p>-0.089643</text:p>
          </table:table-cell>
          <table:table-cell table:style-name="Default" office:value-type="float" office:value="0.008513" calcext:value-type="float">
            <text:p>0.0085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84" calcext:value-type="float">
            <text:p>0.011884</text:p>
          </table:table-cell>
          <table:table-cell table:style-name="Default" office:value-type="float" office:value="-0.089494" calcext:value-type="float">
            <text:p>-0.089494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57" calcext:value-type="float">
            <text:p>0.213157</text:p>
          </table:table-cell>
          <table:table-cell table:style-name="Default" office:value-type="float" office:value="0.011908" calcext:value-type="float">
            <text:p>0.011908</text:p>
          </table:table-cell>
          <table:table-cell table:style-name="Default" office:value-type="float" office:value="-0.089482" calcext:value-type="float">
            <text:p>-0.089482</text:p>
          </table:table-cell>
          <table:table-cell table:style-name="Default" office:value-type="float" office:value="0.008517" calcext:value-type="float">
            <text:p>0.0085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162" calcext:value-type="float">
            <text:p>0.213162</text:p>
          </table:table-cell>
          <table:table-cell table:style-name="Default" office:value-type="float" office:value="0.011855" calcext:value-type="float">
            <text:p>0.011855</text:p>
          </table:table-cell>
          <table:table-cell table:style-name="Default" office:value-type="float" office:value="-0.089454" calcext:value-type="float">
            <text:p>-0.089454</text:p>
          </table:table-cell>
          <table:table-cell table:style-name="Default" office:value-type="float" office:value="0.008528" calcext:value-type="float">
            <text:p>0.0085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5" calcext:value-type="float">
            <text:p>-0.021785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9" calcext:value-type="float">
            <text:p>0.213159</text:p>
          </table:table-cell>
          <table:table-cell table:style-name="Default" office:value-type="float" office:value="0.011839" calcext:value-type="float">
            <text:p>0.011839</text:p>
          </table:table-cell>
          <table:table-cell table:style-name="Default" office:value-type="float" office:value="-0.089448" calcext:value-type="float">
            <text:p>-0.089448</text:p>
          </table:table-cell>
          <table:table-cell table:style-name="Default" office:value-type="float" office:value="0.008553" calcext:value-type="float">
            <text:p>0.0085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194" calcext:value-type="float">
            <text:p>0.01194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665" calcext:value-type="float">
            <text:p>0.0086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155" calcext:value-type="float">
            <text:p>0.213155</text:p>
          </table:table-cell>
          <table:table-cell table:style-name="Default" office:value-type="float" office:value="0.011898" calcext:value-type="float">
            <text:p>0.011898</text:p>
          </table:table-cell>
          <table:table-cell table:style-name="Default" office:value-type="float" office:value="-0.089412" calcext:value-type="float">
            <text:p>-0.089412</text:p>
          </table:table-cell>
          <table:table-cell table:style-name="Default" office:value-type="float" office:value="0.008798" calcext:value-type="float">
            <text:p>0.0087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7" calcext:value-type="float">
            <text:p>-0.021827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164" calcext:value-type="float">
            <text:p>0.213164</text:p>
          </table:table-cell>
          <table:table-cell table:style-name="Default" office:value-type="float" office:value="0.011948" calcext:value-type="float">
            <text:p>0.011948</text:p>
          </table:table-cell>
          <table:table-cell table:style-name="Default" office:value-type="float" office:value="-0.089401" calcext:value-type="float">
            <text:p>-0.089401</text:p>
          </table:table-cell>
          <table:table-cell table:style-name="Default" office:value-type="float" office:value="0.008903" calcext:value-type="float">
            <text:p>0.008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4" calcext:value-type="float">
            <text:p>-0.021864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149" calcext:value-type="float">
            <text:p>0.213149</text:p>
          </table:table-cell>
          <table:table-cell table:style-name="Default" office:value-type="float" office:value="0.012002" calcext:value-type="float">
            <text:p>0.012002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" calcext:value-type="float">
            <text:p>-0.02189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54" calcext:value-type="float">
            <text:p>0.213154</text:p>
          </table:table-cell>
          <table:table-cell table:style-name="Default" office:value-type="float" office:value="0.012052" calcext:value-type="float">
            <text:p>0.012052</text:p>
          </table:table-cell>
          <table:table-cell table:style-name="Default" office:value-type="float" office:value="-0.089278" calcext:value-type="float">
            <text:p>-0.089278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" calcext:value-type="float">
            <text:p>-0.0219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56" calcext:value-type="float">
            <text:p>0.213156</text:p>
          </table:table-cell>
          <table:table-cell table:style-name="Default" office:value-type="float" office:value="0.01206" calcext:value-type="float">
            <text:p>0.0120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9393" calcext:value-type="float">
            <text:p>0.0093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77" calcext:value-type="float">
            <text:p>0.067277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1" calcext:value-type="float">
            <text:p>0.0121</text:p>
          </table:table-cell>
          <table:table-cell table:style-name="Default" office:value-type="float" office:value="-0.089219" calcext:value-type="float">
            <text:p>-0.089219</text:p>
          </table:table-cell>
          <table:table-cell table:style-name="Default" office:value-type="float" office:value="0.009451" calcext:value-type="float">
            <text:p>0.0094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51" calcext:value-type="float">
            <text:p>0.213151</text:p>
          </table:table-cell>
          <table:table-cell table:style-name="Default" office:value-type="float" office:value="0.012102" calcext:value-type="float">
            <text:p>0.012102</text:p>
          </table:table-cell>
          <table:table-cell table:style-name="Default" office:value-type="float" office:value="-0.089211" calcext:value-type="float">
            <text:p>-0.089211</text:p>
          </table:table-cell>
          <table:table-cell table:style-name="Default" office:value-type="float" office:value="0.00954" calcext:value-type="float">
            <text:p>0.009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144" calcext:value-type="float">
            <text:p>0.213144</text:p>
          </table:table-cell>
          <table:table-cell table:style-name="Default" office:value-type="float" office:value="0.012011" calcext:value-type="float">
            <text:p>0.012011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9" calcext:value-type="float">
            <text:p>-0.021929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1" calcext:value-type="float">
            <text:p>0.213141</text:p>
          </table:table-cell>
          <table:table-cell table:style-name="Default" office:value-type="float" office:value="0.012012" calcext:value-type="float">
            <text:p>0.012012</text:p>
          </table:table-cell>
          <table:table-cell table:style-name="Default" office:value-type="float" office:value="-0.089205" calcext:value-type="float">
            <text:p>-0.089205</text:p>
          </table:table-cell>
          <table:table-cell table:style-name="Default" office:value-type="float" office:value="0.009567" calcext:value-type="float">
            <text:p>0.0095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6" calcext:value-type="float">
            <text:p>-0.021936</text:p>
          </table:table-cell>
          <table:table-cell table:style-name="Default" office:value-type="float" office:value="0.067291" calcext:value-type="float">
            <text:p>0.067291</text:p>
          </table:table-cell>
          <table:table-cell table:style-name="Default" office:value-type="float" office:value="0.213146" calcext:value-type="float">
            <text:p>0.213146</text:p>
          </table:table-cell>
          <table:table-cell table:style-name="Default" office:value-type="float" office:value="0.012058" calcext:value-type="float">
            <text:p>0.012058</text:p>
          </table:table-cell>
          <table:table-cell table:style-name="Default" office:value-type="float" office:value="-0.089177" calcext:value-type="float">
            <text:p>-0.089177</text:p>
          </table:table-cell>
          <table:table-cell table:style-name="Default" office:value-type="float" office:value="0.009543" calcext:value-type="float">
            <text:p>0.0095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3" calcext:value-type="float">
            <text:p>-0.021943</text:p>
          </table:table-cell>
          <table:table-cell table:style-name="Default" office:value-type="float" office:value="0.067281" calcext:value-type="float">
            <text:p>0.067281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2024" calcext:value-type="float">
            <text:p>0.012024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56" calcext:value-type="float">
            <text:p>0.009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4" calcext:value-type="float">
            <text:p>-0.02194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78" calcext:value-type="float">
            <text:p>-0.089178</text:p>
          </table:table-cell>
          <table:table-cell table:style-name="Default" office:value-type="float" office:value="0.009583" calcext:value-type="float">
            <text:p>0.0095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41" calcext:value-type="float">
            <text:p>-0.021941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84" calcext:value-type="float">
            <text:p>0.011984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569" calcext:value-type="float">
            <text:p>0.009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2" calcext:value-type="float">
            <text:p>-0.021932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6" calcext:value-type="float">
            <text:p>0.213136</text:p>
          </table:table-cell>
          <table:table-cell table:style-name="Default" office:value-type="float" office:value="0.011994" calcext:value-type="float">
            <text:p>0.011994</text:p>
          </table:table-cell>
          <table:table-cell table:style-name="Default" office:value-type="float" office:value="-0.089145" calcext:value-type="float">
            <text:p>-0.089145</text:p>
          </table:table-cell>
          <table:table-cell table:style-name="Default" office:value-type="float" office:value="0.009599" calcext:value-type="float">
            <text:p>0.009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7" calcext:value-type="float">
            <text:p>-0.021927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2004" calcext:value-type="float">
            <text:p>0.012004</text:p>
          </table:table-cell>
          <table:table-cell table:style-name="Default" office:value-type="float" office:value="-0.089173" calcext:value-type="float">
            <text:p>-0.089173</text:p>
          </table:table-cell>
          <table:table-cell table:style-name="Default" office:value-type="float" office:value="0.009525" calcext:value-type="float">
            <text:p>0.0095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8" calcext:value-type="float">
            <text:p>-0.021918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31" calcext:value-type="float">
            <text:p>0.011931</text:p>
          </table:table-cell>
          <table:table-cell table:style-name="Default" office:value-type="float" office:value="-0.089179" calcext:value-type="float">
            <text:p>-0.089179</text:p>
          </table:table-cell>
          <table:table-cell table:style-name="Default" office:value-type="float" office:value="0.009487" calcext:value-type="float">
            <text:p>0.009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1" calcext:value-type="float">
            <text:p>-0.021921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916" calcext:value-type="float">
            <text:p>0.011916</text:p>
          </table:table-cell>
          <table:table-cell table:style-name="Default" office:value-type="float" office:value="-0.089186" calcext:value-type="float">
            <text:p>-0.089186</text:p>
          </table:table-cell>
          <table:table-cell table:style-name="Default" office:value-type="float" office:value="0.009516" calcext:value-type="float">
            <text:p>0.009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7" calcext:value-type="float">
            <text:p>-0.021917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37" calcext:value-type="float">
            <text:p>0.213137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9171" calcext:value-type="float">
            <text:p>-0.089171</text:p>
          </table:table-cell>
          <table:table-cell table:style-name="Default" office:value-type="float" office:value="0.009446" calcext:value-type="float">
            <text:p>0.009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" calcext:value-type="float">
            <text:p>-0.0219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875" calcext:value-type="float">
            <text:p>0.011875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7" calcext:value-type="float">
            <text:p>0.00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62" calcext:value-type="float">
            <text:p>0.067262</text:p>
          </table:table-cell>
          <table:table-cell table:style-name="Default" office:value-type="float" office:value="0.213127" calcext:value-type="float">
            <text:p>0.213127</text:p>
          </table:table-cell>
          <table:table-cell table:style-name="Default" office:value-type="float" office:value="0.011899" calcext:value-type="float">
            <text:p>0.01189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8" calcext:value-type="float">
            <text:p>-0.021888</text:p>
          </table:table-cell>
          <table:table-cell table:style-name="Default" office:value-type="float" office:value="0.067271" calcext:value-type="float">
            <text:p>0.067271</text:p>
          </table:table-cell>
          <table:table-cell table:style-name="Default" office:value-type="float" office:value="0.21313" calcext:value-type="float">
            <text:p>0.21313</text:p>
          </table:table-cell>
          <table:table-cell table:style-name="Default" office:value-type="float" office:value="0.011919" calcext:value-type="float">
            <text:p>0.011919</text:p>
          </table:table-cell>
          <table:table-cell table:style-name="Default" office:value-type="float" office:value="-0.089199" calcext:value-type="float">
            <text:p>-0.089199</text:p>
          </table:table-cell>
          <table:table-cell table:style-name="Default" office:value-type="float" office:value="0.009278" calcext:value-type="float">
            <text:p>0.0092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906" calcext:value-type="float">
            <text:p>0.011906</text:p>
          </table:table-cell>
          <table:table-cell table:style-name="Default" office:value-type="float" office:value="-0.089189" calcext:value-type="float">
            <text:p>-0.089189</text:p>
          </table:table-cell>
          <table:table-cell table:style-name="Default" office:value-type="float" office:value="0.009156" calcext:value-type="float">
            <text:p>0.0091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" calcext:value-type="float">
            <text:p>-0.02186</text:p>
          </table:table-cell>
          <table:table-cell table:style-name="Default" office:value-type="float" office:value="0.067235" calcext:value-type="float">
            <text:p>0.067235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937" calcext:value-type="float">
            <text:p>0.011937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073" calcext:value-type="float">
            <text:p>0.009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2" calcext:value-type="float">
            <text:p>-0.021832</text:p>
          </table:table-cell>
          <table:table-cell table:style-name="Default" office:value-type="float" office:value="0.067232" calcext:value-type="float">
            <text:p>0.067232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859" calcext:value-type="float">
            <text:p>0.011859</text:p>
          </table:table-cell>
          <table:table-cell table:style-name="Default" office:value-type="float" office:value="-0.089335" calcext:value-type="float">
            <text:p>-0.089335</text:p>
          </table:table-cell>
          <table:table-cell table:style-name="Default" office:value-type="float" office:value="0.008952" calcext:value-type="float">
            <text:p>0.0089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3" calcext:value-type="float">
            <text:p>-0.021823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145" calcext:value-type="float">
            <text:p>0.213145</text:p>
          </table:table-cell>
          <table:table-cell table:style-name="Default" office:value-type="float" office:value="0.011831" calcext:value-type="float">
            <text:p>0.011831</text:p>
          </table:table-cell>
          <table:table-cell table:style-name="Default" office:value-type="float" office:value="-0.089351" calcext:value-type="float">
            <text:p>-0.089351</text:p>
          </table:table-cell>
          <table:table-cell table:style-name="Default" office:value-type="float" office:value="0.008847" calcext:value-type="float">
            <text:p>0.0088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14" calcext:value-type="float">
            <text:p>0.21314</text:p>
          </table:table-cell>
          <table:table-cell table:style-name="Default" office:value-type="float" office:value="0.011795" calcext:value-type="float">
            <text:p>0.011795</text:p>
          </table:table-cell>
          <table:table-cell table:style-name="Default" office:value-type="float" office:value="-0.089345" calcext:value-type="float">
            <text:p>-0.089345</text:p>
          </table:table-cell>
          <table:table-cell table:style-name="Default" office:value-type="float" office:value="0.008781" calcext:value-type="float">
            <text:p>0.0087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3" calcext:value-type="float">
            <text:p>-0.021793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133" calcext:value-type="float">
            <text:p>0.213133</text:p>
          </table:table-cell>
          <table:table-cell table:style-name="Default" office:value-type="float" office:value="0.011702" calcext:value-type="float">
            <text:p>0.011702</text:p>
          </table:table-cell>
          <table:table-cell table:style-name="Default" office:value-type="float" office:value="-0.089368" calcext:value-type="float">
            <text:p>-0.089368</text:p>
          </table:table-cell>
          <table:table-cell table:style-name="Default" office:value-type="float" office:value="0.008694" calcext:value-type="float">
            <text:p>0.008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6" calcext:value-type="float">
            <text:p>-0.021786</text:p>
          </table:table-cell>
          <table:table-cell table:style-name="Default" office:value-type="float" office:value="0.067205" calcext:value-type="float">
            <text:p>0.067205</text:p>
          </table:table-cell>
          <table:table-cell table:style-name="Default" office:value-type="float" office:value="0.213134" calcext:value-type="float">
            <text:p>0.213134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9" calcext:value-type="float">
            <text:p>-0.08939</text:p>
          </table:table-cell>
          <table:table-cell table:style-name="Default" office:value-type="float" office:value="0.008601" calcext:value-type="float">
            <text:p>0.0086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2" calcext:value-type="float">
            <text:p>0.213132</text:p>
          </table:table-cell>
          <table:table-cell table:style-name="Default" office:value-type="float" office:value="0.011577" calcext:value-type="float">
            <text:p>0.011577</text:p>
          </table:table-cell>
          <table:table-cell table:style-name="Default" office:value-type="float" office:value="-0.089399" calcext:value-type="float">
            <text:p>-0.089399</text:p>
          </table:table-cell>
          <table:table-cell table:style-name="Default" office:value-type="float" office:value="0.008516" calcext:value-type="float">
            <text:p>0.008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87" calcext:value-type="float">
            <text:p>0.067187</text:p>
          </table:table-cell>
          <table:table-cell table:style-name="Default" office:value-type="float" office:value="0.213124" calcext:value-type="float">
            <text:p>0.213124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413" calcext:value-type="float">
            <text:p>-0.089413</text:p>
          </table:table-cell>
          <table:table-cell table:style-name="Default" office:value-type="float" office:value="0.008483" calcext:value-type="float">
            <text:p>0.008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39" calcext:value-type="float">
            <text:p>-0.021739</text:p>
          </table:table-cell>
          <table:table-cell table:style-name="Default" office:value-type="float" office:value="0.067202" calcext:value-type="float">
            <text:p>0.067202</text:p>
          </table:table-cell>
          <table:table-cell table:style-name="Default" office:value-type="float" office:value="0.213131" calcext:value-type="float">
            <text:p>0.213131</text:p>
          </table:table-cell>
          <table:table-cell table:style-name="Default" office:value-type="float" office:value="0.011456" calcext:value-type="float">
            <text:p>0.011456</text:p>
          </table:table-cell>
          <table:table-cell table:style-name="Default" office:value-type="float" office:value="-0.089523" calcext:value-type="float">
            <text:p>-0.089523</text:p>
          </table:table-cell>
          <table:table-cell table:style-name="Default" office:value-type="float" office:value="0.008519" calcext:value-type="float">
            <text:p>0.0085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547" calcext:value-type="float">
            <text:p>0.011547</text:p>
          </table:table-cell>
          <table:table-cell table:style-name="Default" office:value-type="float" office:value="-0.08942" calcext:value-type="float">
            <text:p>-0.08942</text:p>
          </table:table-cell>
          <table:table-cell table:style-name="Default" office:value-type="float" office:value="0.008437" calcext:value-type="float">
            <text:p>0.008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3" calcext:value-type="float">
            <text:p>-0.021773</text:p>
          </table:table-cell>
          <table:table-cell table:style-name="Default" office:value-type="float" office:value="0.067197" calcext:value-type="float">
            <text:p>0.067197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46" calcext:value-type="float">
            <text:p>0.011546</text:p>
          </table:table-cell>
          <table:table-cell table:style-name="Default" office:value-type="float" office:value="-0.089423" calcext:value-type="float">
            <text:p>-0.089423</text:p>
          </table:table-cell>
          <table:table-cell table:style-name="Default" office:value-type="float" office:value="0.008452" calcext:value-type="float">
            <text:p>0.0084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4" calcext:value-type="float">
            <text:p>-0.021774</text:p>
          </table:table-cell>
          <table:table-cell table:style-name="Default" office:value-type="float" office:value="0.067211" calcext:value-type="float">
            <text:p>0.067211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49" calcext:value-type="float">
            <text:p>0.008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408" calcext:value-type="float">
            <text:p>-0.089408</text:p>
          </table:table-cell>
          <table:table-cell table:style-name="Default" office:value-type="float" office:value="0.008514" calcext:value-type="float">
            <text:p>0.0085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115" calcext:value-type="float">
            <text:p>0.213115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417" calcext:value-type="float">
            <text:p>-0.089417</text:p>
          </table:table-cell>
          <table:table-cell table:style-name="Default" office:value-type="float" office:value="0.008571" calcext:value-type="float">
            <text:p>0.0085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" calcext:value-type="float">
            <text:p>-0.02179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573" calcext:value-type="float">
            <text:p>0.011573</text:p>
          </table:table-cell>
          <table:table-cell table:style-name="Default" office:value-type="float" office:value="-0.089378" calcext:value-type="float">
            <text:p>-0.089378</text:p>
          </table:table-cell>
          <table:table-cell table:style-name="Default" office:value-type="float" office:value="0.008654" calcext:value-type="float">
            <text:p>0.0086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12" calcext:value-type="float">
            <text:p>0.21312</text:p>
          </table:table-cell>
          <table:table-cell table:style-name="Default" office:value-type="float" office:value="0.011625" calcext:value-type="float">
            <text:p>0.011625</text:p>
          </table:table-cell>
          <table:table-cell table:style-name="Default" office:value-type="float" office:value="-0.089373" calcext:value-type="float">
            <text:p>-0.089373</text:p>
          </table:table-cell>
          <table:table-cell table:style-name="Default" office:value-type="float" office:value="0.008692" calcext:value-type="float">
            <text:p>0.008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646" calcext:value-type="float">
            <text:p>0.011646</text:p>
          </table:table-cell>
          <table:table-cell table:style-name="Default" office:value-type="float" office:value="-0.089377" calcext:value-type="float">
            <text:p>-0.089377</text:p>
          </table:table-cell>
          <table:table-cell table:style-name="Default" office:value-type="float" office:value="0.008739" calcext:value-type="float">
            <text:p>0.0087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24" calcext:value-type="float">
            <text:p>-0.021824</text:p>
          </table:table-cell>
          <table:table-cell table:style-name="Default" office:value-type="float" office:value="0.067215" calcext:value-type="float">
            <text:p>0.067215</text:p>
          </table:table-cell>
          <table:table-cell table:style-name="Default" office:value-type="float" office:value="0.213118" calcext:value-type="float">
            <text:p>0.213118</text:p>
          </table:table-cell>
          <table:table-cell table:style-name="Default" office:value-type="float" office:value="0.011623" calcext:value-type="float">
            <text:p>0.011623</text:p>
          </table:table-cell>
          <table:table-cell table:style-name="Default" office:value-type="float" office:value="-0.089361" calcext:value-type="float">
            <text:p>-0.089361</text:p>
          </table:table-cell>
          <table:table-cell table:style-name="Default" office:value-type="float" office:value="0.008893" calcext:value-type="float">
            <text:p>0.0088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129" calcext:value-type="float">
            <text:p>0.213129</text:p>
          </table:table-cell>
          <table:table-cell table:style-name="Default" office:value-type="float" office:value="0.01175" calcext:value-type="float">
            <text:p>0.01175</text:p>
          </table:table-cell>
          <table:table-cell table:style-name="Default" office:value-type="float" office:value="-0.089356" calcext:value-type="float">
            <text:p>-0.089356</text:p>
          </table:table-cell>
          <table:table-cell table:style-name="Default" office:value-type="float" office:value="0.008979" calcext:value-type="float">
            <text:p>0.008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8" calcext:value-type="float">
            <text:p>-0.021878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784" calcext:value-type="float">
            <text:p>0.011784</text:p>
          </table:table-cell>
          <table:table-cell table:style-name="Default" office:value-type="float" office:value="-0.089237" calcext:value-type="float">
            <text:p>-0.089237</text:p>
          </table:table-cell>
          <table:table-cell table:style-name="Default" office:value-type="float" office:value="0.00909" calcext:value-type="float">
            <text:p>0.00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4" calcext:value-type="float">
            <text:p>-0.021884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4" calcext:value-type="float">
            <text:p>0.011764</text:p>
          </table:table-cell>
          <table:table-cell table:style-name="Default" office:value-type="float" office:value="-0.089198" calcext:value-type="float">
            <text:p>-0.089198</text:p>
          </table:table-cell>
          <table:table-cell table:style-name="Default" office:value-type="float" office:value="0.009184" calcext:value-type="float">
            <text:p>0.0091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9" calcext:value-type="float">
            <text:p>-0.021899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803" calcext:value-type="float">
            <text:p>0.01180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9269" calcext:value-type="float">
            <text:p>0.0092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4" calcext:value-type="float">
            <text:p>0.011844</text:p>
          </table:table-cell>
          <table:table-cell table:style-name="Default" office:value-type="float" office:value="-0.08922" calcext:value-type="float">
            <text:p>-0.08922</text:p>
          </table:table-cell>
          <table:table-cell table:style-name="Default" office:value-type="float" office:value="0.009325" calcext:value-type="float">
            <text:p>0.009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4" calcext:value-type="float">
            <text:p>0.213114</text:p>
          </table:table-cell>
          <table:table-cell table:style-name="Default" office:value-type="float" office:value="0.011796" calcext:value-type="float">
            <text:p>0.011796</text:p>
          </table:table-cell>
          <table:table-cell table:style-name="Default" office:value-type="float" office:value="-0.089201" calcext:value-type="float">
            <text:p>-0.089201</text:p>
          </table:table-cell>
          <table:table-cell table:style-name="Default" office:value-type="float" office:value="0.009377" calcext:value-type="float">
            <text:p>0.0093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3" calcext:value-type="float">
            <text:p>0.067273</text:p>
          </table:table-cell>
          <table:table-cell table:style-name="Default" office:value-type="float" office:value="0.213117" calcext:value-type="float">
            <text:p>0.213117</text:p>
          </table:table-cell>
          <table:table-cell table:style-name="Default" office:value-type="float" office:value="0.011834" calcext:value-type="float">
            <text:p>0.011834</text:p>
          </table:table-cell>
          <table:table-cell table:style-name="Default" office:value-type="float" office:value="-0.089209" calcext:value-type="float">
            <text:p>-0.089209</text:p>
          </table:table-cell>
          <table:table-cell table:style-name="Default" office:value-type="float" office:value="0.009367" calcext:value-type="float">
            <text:p>0.009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3" calcext:value-type="float">
            <text:p>0.067283</text:p>
          </table:table-cell>
          <table:table-cell table:style-name="Default" office:value-type="float" office:value="0.213119" calcext:value-type="float">
            <text:p>0.213119</text:p>
          </table:table-cell>
          <table:table-cell table:style-name="Default" office:value-type="float" office:value="0.01184" calcext:value-type="float">
            <text:p>0.01184</text:p>
          </table:table-cell>
          <table:table-cell table:style-name="Default" office:value-type="float" office:value="-0.089191" calcext:value-type="float">
            <text:p>-0.089191</text:p>
          </table:table-cell>
          <table:table-cell table:style-name="Default" office:value-type="float" office:value="0.009357" calcext:value-type="float">
            <text:p>0.009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6" calcext:value-type="float">
            <text:p>-0.021906</text:p>
          </table:table-cell>
          <table:table-cell table:style-name="Default" office:value-type="float" office:value="0.067279" calcext:value-type="float">
            <text:p>0.067279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801" calcext:value-type="float">
            <text:p>0.011801</text:p>
          </table:table-cell>
          <table:table-cell table:style-name="Default" office:value-type="float" office:value="-0.089204" calcext:value-type="float">
            <text:p>-0.089204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807" calcext:value-type="float">
            <text:p>0.011807</text:p>
          </table:table-cell>
          <table:table-cell table:style-name="Default" office:value-type="float" office:value="-0.089196" calcext:value-type="float">
            <text:p>-0.089196</text:p>
          </table:table-cell>
          <table:table-cell table:style-name="Default" office:value-type="float" office:value="0.00935" calcext:value-type="float">
            <text:p>0.00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5" calcext:value-type="float">
            <text:p>-0.021905</text:p>
          </table:table-cell>
          <table:table-cell table:style-name="Default" office:value-type="float" office:value="0.067284" calcext:value-type="float">
            <text:p>0.067284</text:p>
          </table:table-cell>
          <table:table-cell table:style-name="Default" office:value-type="float" office:value="0.213116" calcext:value-type="float">
            <text:p>0.21311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88" calcext:value-type="float">
            <text:p>-0.089188</text:p>
          </table:table-cell>
          <table:table-cell table:style-name="Default" office:value-type="float" office:value="0.009322" calcext:value-type="float">
            <text:p>0.0093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11" calcext:value-type="float">
            <text:p>0.213111</text:p>
          </table:table-cell>
          <table:table-cell table:style-name="Default" office:value-type="float" office:value="0.011744" calcext:value-type="float">
            <text:p>0.011744</text:p>
          </table:table-cell>
          <table:table-cell table:style-name="Default" office:value-type="float" office:value="-0.08917" calcext:value-type="float">
            <text:p>-0.08917</text:p>
          </table:table-cell>
          <table:table-cell table:style-name="Default" office:value-type="float" office:value="0.009344" calcext:value-type="float">
            <text:p>0.0093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1" calcext:value-type="float">
            <text:p>-0.02191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6" calcext:value-type="float">
            <text:p>0.213106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74" calcext:value-type="float">
            <text:p>-0.089174</text:p>
          </table:table-cell>
          <table:table-cell table:style-name="Default" office:value-type="float" office:value="0.009341" calcext:value-type="float">
            <text:p>0.009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4" calcext:value-type="float">
            <text:p>-0.021904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113" calcext:value-type="float">
            <text:p>0.213113</text:p>
          </table:table-cell>
          <table:table-cell table:style-name="Default" office:value-type="float" office:value="0.011828" calcext:value-type="float">
            <text:p>0.011828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354" calcext:value-type="float">
            <text:p>0.009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11" calcext:value-type="float">
            <text:p>0.21311</text:p>
          </table:table-cell>
          <table:table-cell table:style-name="Default" office:value-type="float" office:value="0.011806" calcext:value-type="float">
            <text:p>0.011806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46" calcext:value-type="float">
            <text:p>0.0093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1" calcext:value-type="float">
            <text:p>-0.021901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67" calcext:value-type="float">
            <text:p>0.011767</text:p>
          </table:table-cell>
          <table:table-cell table:style-name="Default" office:value-type="float" office:value="-0.089156" calcext:value-type="float">
            <text:p>-0.089156</text:p>
          </table:table-cell>
          <table:table-cell table:style-name="Default" office:value-type="float" office:value="0.009332" calcext:value-type="float">
            <text:p>0.0093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8" calcext:value-type="float">
            <text:p>0.067268</text:p>
          </table:table-cell>
          <table:table-cell table:style-name="Default" office:value-type="float" office:value="0.213109" calcext:value-type="float">
            <text:p>0.213109</text:p>
          </table:table-cell>
          <table:table-cell table:style-name="Default" office:value-type="float" office:value="0.011791" calcext:value-type="float">
            <text:p>0.011791</text:p>
          </table:table-cell>
          <table:table-cell table:style-name="Default" office:value-type="float" office:value="-0.089154" calcext:value-type="float">
            <text:p>-0.089154</text:p>
          </table:table-cell>
          <table:table-cell table:style-name="Default" office:value-type="float" office:value="0.009326" calcext:value-type="float">
            <text:p>0.0093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7" calcext:value-type="float">
            <text:p>0.067267</text:p>
          </table:table-cell>
          <table:table-cell table:style-name="Default" office:value-type="float" office:value="0.213105" calcext:value-type="float">
            <text:p>0.213105</text:p>
          </table:table-cell>
          <table:table-cell table:style-name="Default" office:value-type="float" office:value="0.011759" calcext:value-type="float">
            <text:p>0.011759</text:p>
          </table:table-cell>
          <table:table-cell table:style-name="Default" office:value-type="float" office:value="-0.08918" calcext:value-type="float">
            <text:p>-0.08918</text:p>
          </table:table-cell>
          <table:table-cell table:style-name="Default" office:value-type="float" office:value="0.009308" calcext:value-type="float">
            <text:p>0.009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8" calcext:value-type="float">
            <text:p>-0.021898</text:p>
          </table:table-cell>
          <table:table-cell table:style-name="Default" office:value-type="float" office:value="0.067264" calcext:value-type="float">
            <text:p>0.067264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709" calcext:value-type="float">
            <text:p>0.011709</text:p>
          </table:table-cell>
          <table:table-cell table:style-name="Default" office:value-type="float" office:value="-0.089185" calcext:value-type="float">
            <text:p>-0.089185</text:p>
          </table:table-cell>
          <table:table-cell table:style-name="Default" office:value-type="float" office:value="0.009298" calcext:value-type="float">
            <text:p>0.0092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1" calcext:value-type="float">
            <text:p>-0.021891</text:p>
          </table:table-cell>
          <table:table-cell table:style-name="Default" office:value-type="float" office:value="0.067265" calcext:value-type="float">
            <text:p>0.067265</text:p>
          </table:table-cell>
          <table:table-cell table:style-name="Default" office:value-type="float" office:value="0.213104" calcext:value-type="float">
            <text:p>0.213104</text:p>
          </table:table-cell>
          <table:table-cell table:style-name="Default" office:value-type="float" office:value="0.011729" calcext:value-type="float">
            <text:p>0.011729</text:p>
          </table:table-cell>
          <table:table-cell table:style-name="Default" office:value-type="float" office:value="-0.089176" calcext:value-type="float">
            <text:p>-0.089176</text:p>
          </table:table-cell>
          <table:table-cell table:style-name="Default" office:value-type="float" office:value="0.009239" calcext:value-type="float">
            <text:p>0.0092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5" calcext:value-type="float">
            <text:p>-0.021885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96" calcext:value-type="float">
            <text:p>0.213096</text:p>
          </table:table-cell>
          <table:table-cell table:style-name="Default" office:value-type="float" office:value="0.011766" calcext:value-type="float">
            <text:p>0.011766</text:p>
          </table:table-cell>
          <table:table-cell table:style-name="Default" office:value-type="float" office:value="-0.089183" calcext:value-type="float">
            <text:p>-0.089183</text:p>
          </table:table-cell>
          <table:table-cell table:style-name="Default" office:value-type="float" office:value="0.009217" calcext:value-type="float">
            <text:p>0.0092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6" calcext:value-type="float">
            <text:p>-0.02185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112" calcext:value-type="float">
            <text:p>0.213112</text:p>
          </table:table-cell>
          <table:table-cell table:style-name="Default" office:value-type="float" office:value="0.011643" calcext:value-type="float">
            <text:p>0.011643</text:p>
          </table:table-cell>
          <table:table-cell table:style-name="Default" office:value-type="float" office:value="-0.089329" calcext:value-type="float">
            <text:p>-0.089329</text:p>
          </table:table-cell>
          <table:table-cell table:style-name="Default" office:value-type="float" office:value="0.009141" calcext:value-type="float">
            <text:p>0.0091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59" calcext:value-type="float">
            <text:p>0.011659</text:p>
          </table:table-cell>
          <table:table-cell table:style-name="Default" office:value-type="float" office:value="-0.089138" calcext:value-type="float">
            <text:p>-0.089138</text:p>
          </table:table-cell>
          <table:table-cell table:style-name="Default" office:value-type="float" office:value="0.009087" calcext:value-type="float">
            <text:p>0.0090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7" calcext:value-type="float">
            <text:p>-0.021867</text:p>
          </table:table-cell>
          <table:table-cell table:style-name="Default" office:value-type="float" office:value="0.067246" calcext:value-type="float">
            <text:p>0.067246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62" calcext:value-type="float">
            <text:p>0.011662</text:p>
          </table:table-cell>
          <table:table-cell table:style-name="Default" office:value-type="float" office:value="-0.089148" calcext:value-type="float">
            <text:p>-0.089148</text:p>
          </table:table-cell>
          <table:table-cell table:style-name="Default" office:value-type="float" office:value="0.009057" calcext:value-type="float">
            <text:p>0.0090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8" calcext:value-type="float">
            <text:p>-0.021868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601" calcext:value-type="float">
            <text:p>0.011601</text:p>
          </table:table-cell>
          <table:table-cell table:style-name="Default" office:value-type="float" office:value="-0.089161" calcext:value-type="float">
            <text:p>-0.089161</text:p>
          </table:table-cell>
          <table:table-cell table:style-name="Default" office:value-type="float" office:value="0.009045" calcext:value-type="float">
            <text:p>0.0090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55" calcext:value-type="float">
            <text:p>-0.089155</text:p>
          </table:table-cell>
          <table:table-cell table:style-name="Default" office:value-type="float" office:value="0.009012" calcext:value-type="float">
            <text:p>0.0090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3" calcext:value-type="float">
            <text:p>-0.021863</text:p>
          </table:table-cell>
          <table:table-cell table:style-name="Default" office:value-type="float" office:value="0.067251" calcext:value-type="float">
            <text:p>0.06725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698" calcext:value-type="float">
            <text:p>0.011698</text:p>
          </table:table-cell>
          <table:table-cell table:style-name="Default" office:value-type="float" office:value="-0.089143" calcext:value-type="float">
            <text:p>-0.089143</text:p>
          </table:table-cell>
          <table:table-cell table:style-name="Default" office:value-type="float" office:value="0.009013" calcext:value-type="float">
            <text:p>0.0090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6" calcext:value-type="float">
            <text:p>-0.021866</text:p>
          </table:table-cell>
          <table:table-cell table:style-name="Default" office:value-type="float" office:value="0.067239" calcext:value-type="float">
            <text:p>0.067239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86" calcext:value-type="float">
            <text:p>0.011686</text:p>
          </table:table-cell>
          <table:table-cell table:style-name="Default" office:value-type="float" office:value="-0.089167" calcext:value-type="float">
            <text:p>-0.089167</text:p>
          </table:table-cell>
          <table:table-cell table:style-name="Default" office:value-type="float" office:value="0.008994" calcext:value-type="float">
            <text:p>0.0089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1" calcext:value-type="float">
            <text:p>-0.021831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98" calcext:value-type="float">
            <text:p>0.213098</text:p>
          </table:table-cell>
          <table:table-cell table:style-name="Default" office:value-type="float" office:value="0.011634" calcext:value-type="float">
            <text:p>0.011634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923" calcext:value-type="float">
            <text:p>0.008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3" calcext:value-type="float">
            <text:p>-0.02183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97" calcext:value-type="float">
            <text:p>0.213097</text:p>
          </table:table-cell>
          <table:table-cell table:style-name="Default" office:value-type="float" office:value="0.011565" calcext:value-type="float">
            <text:p>0.011565</text:p>
          </table:table-cell>
          <table:table-cell table:style-name="Default" office:value-type="float" office:value="-0.089267" calcext:value-type="float">
            <text:p>-0.089267</text:p>
          </table:table-cell>
          <table:table-cell table:style-name="Default" office:value-type="float" office:value="0.008889" calcext:value-type="float">
            <text:p>0.0088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655" calcext:value-type="float">
            <text:p>0.011655</text:p>
          </table:table-cell>
          <table:table-cell table:style-name="Default" office:value-type="float" office:value="-0.089162" calcext:value-type="float">
            <text:p>-0.089162</text:p>
          </table:table-cell>
          <table:table-cell table:style-name="Default" office:value-type="float" office:value="0.008906" calcext:value-type="float">
            <text:p>0.008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516" calcext:value-type="float">
            <text:p>0.011516</text:p>
          </table:table-cell>
          <table:table-cell table:style-name="Default" office:value-type="float" office:value="-0.089295" calcext:value-type="float">
            <text:p>-0.089295</text:p>
          </table:table-cell>
          <table:table-cell table:style-name="Default" office:value-type="float" office:value="0.008844" calcext:value-type="float">
            <text:p>0.008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1" calcext:value-type="float">
            <text:p>-0.021801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8" calcext:value-type="float">
            <text:p>0.213088</text:p>
          </table:table-cell>
          <table:table-cell table:style-name="Default" office:value-type="float" office:value="0.011494" calcext:value-type="float">
            <text:p>0.011494</text:p>
          </table:table-cell>
          <table:table-cell table:style-name="Default" office:value-type="float" office:value="-0.08929" calcext:value-type="float">
            <text:p>-0.08929</text:p>
          </table:table-cell>
          <table:table-cell table:style-name="Default" office:value-type="float" office:value="0.008795" calcext:value-type="float">
            <text:p>0.008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6" calcext:value-type="float">
            <text:p>0.213086</text:p>
          </table:table-cell>
          <table:table-cell table:style-name="Default" office:value-type="float" office:value="0.011431" calcext:value-type="float">
            <text:p>0.011431</text:p>
          </table:table-cell>
          <table:table-cell table:style-name="Default" office:value-type="float" office:value="-0.089291" calcext:value-type="float">
            <text:p>-0.089291</text:p>
          </table:table-cell>
          <table:table-cell table:style-name="Default" office:value-type="float" office:value="0.008754" calcext:value-type="float">
            <text:p>0.0087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3" calcext:value-type="float">
            <text:p>-0.021803</text:p>
          </table:table-cell>
          <table:table-cell table:style-name="Default" office:value-type="float" office:value="0.067218" calcext:value-type="float">
            <text:p>0.067218</text:p>
          </table:table-cell>
          <table:table-cell table:style-name="Default" office:value-type="float" office:value="0.213087" calcext:value-type="float">
            <text:p>0.213087</text:p>
          </table:table-cell>
          <table:table-cell table:style-name="Default" office:value-type="float" office:value="0.011472" calcext:value-type="float">
            <text:p>0.011472</text:p>
          </table:table-cell>
          <table:table-cell table:style-name="Default" office:value-type="float" office:value="-0.089294" calcext:value-type="float">
            <text:p>-0.089294</text:p>
          </table:table-cell>
          <table:table-cell table:style-name="Default" office:value-type="float" office:value="0.008738" calcext:value-type="float">
            <text:p>0.008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6" calcext:value-type="float">
            <text:p>-0.021796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9" calcext:value-type="float">
            <text:p>0.21309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718" calcext:value-type="float">
            <text:p>0.0087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26" calcext:value-type="float">
            <text:p>0.067226</text:p>
          </table:table-cell>
          <table:table-cell table:style-name="Default" office:value-type="float" office:value="0.213089" calcext:value-type="float">
            <text:p>0.213089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298" calcext:value-type="float">
            <text:p>-0.089298</text:p>
          </table:table-cell>
          <table:table-cell table:style-name="Default" office:value-type="float" office:value="0.008683" calcext:value-type="float">
            <text:p>0.0086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3" calcext:value-type="float">
            <text:p>0.213083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712" calcext:value-type="float">
            <text:p>0.0087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9" calcext:value-type="float">
            <text:p>-0.021799</text:p>
          </table:table-cell>
          <table:table-cell table:style-name="Default" office:value-type="float" office:value="0.067228" calcext:value-type="float">
            <text:p>0.067228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1" calcext:value-type="float">
            <text:p>0.01141</text:p>
          </table:table-cell>
          <table:table-cell table:style-name="Default" office:value-type="float" office:value="-0.089273" calcext:value-type="float">
            <text:p>-0.089273</text:p>
          </table:table-cell>
          <table:table-cell table:style-name="Default" office:value-type="float" office:value="0.008651" calcext:value-type="float">
            <text:p>0.0086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22" calcext:value-type="float">
            <text:p>0.011322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679" calcext:value-type="float">
            <text:p>0.008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5" calcext:value-type="float">
            <text:p>-0.021795</text:p>
          </table:table-cell>
          <table:table-cell table:style-name="Default" office:value-type="float" office:value="0.067224" calcext:value-type="float">
            <text:p>0.06722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89" calcext:value-type="float">
            <text:p>0.011389</text:p>
          </table:table-cell>
          <table:table-cell table:style-name="Default" office:value-type="float" office:value="-0.089286" calcext:value-type="float">
            <text:p>-0.089286</text:p>
          </table:table-cell>
          <table:table-cell table:style-name="Default" office:value-type="float" office:value="0.00865" calcext:value-type="float">
            <text:p>0.008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51" calcext:value-type="float">
            <text:p>0.011351</text:p>
          </table:table-cell>
          <table:table-cell table:style-name="Default" office:value-type="float" office:value="-0.089259" calcext:value-type="float">
            <text:p>-0.089259</text:p>
          </table:table-cell>
          <table:table-cell table:style-name="Default" office:value-type="float" office:value="0.008658" calcext:value-type="float">
            <text:p>0.0086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1" calcext:value-type="float">
            <text:p>-0.021781</text:p>
          </table:table-cell>
          <table:table-cell table:style-name="Default" office:value-type="float" office:value="0.067214" calcext:value-type="float">
            <text:p>0.067214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354" calcext:value-type="float">
            <text:p>0.011354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604" calcext:value-type="float">
            <text:p>0.0086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3" calcext:value-type="float">
            <text:p>-0.021783</text:p>
          </table:table-cell>
          <table:table-cell table:style-name="Default" office:value-type="float" office:value="0.067222" calcext:value-type="float">
            <text:p>0.0672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298" calcext:value-type="float">
            <text:p>0.011298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626" calcext:value-type="float">
            <text:p>0.008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8" calcext:value-type="float">
            <text:p>-0.021778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02" calcext:value-type="float">
            <text:p>0.011302</text:p>
          </table:table-cell>
          <table:table-cell table:style-name="Default" office:value-type="float" office:value="-0.089276" calcext:value-type="float">
            <text:p>-0.089276</text:p>
          </table:table-cell>
          <table:table-cell table:style-name="Default" office:value-type="float" office:value="0.008561" calcext:value-type="float">
            <text:p>0.00856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2" calcext:value-type="float">
            <text:p>-0.021772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239" calcext:value-type="float">
            <text:p>0.011239</text:p>
          </table:table-cell>
          <table:table-cell table:style-name="Default" office:value-type="float" office:value="-0.089284" calcext:value-type="float">
            <text:p>-0.089284</text:p>
          </table:table-cell>
          <table:table-cell table:style-name="Default" office:value-type="float" office:value="0.008499" calcext:value-type="float">
            <text:p>0.0084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68" calcext:value-type="float">
            <text:p>-0.021768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266" calcext:value-type="float">
            <text:p>0.011266</text:p>
          </table:table-cell>
          <table:table-cell table:style-name="Default" office:value-type="float" office:value="-0.089289" calcext:value-type="float">
            <text:p>-0.089289</text:p>
          </table:table-cell>
          <table:table-cell table:style-name="Default" office:value-type="float" office:value="0.008498" calcext:value-type="float">
            <text:p>0.0084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1" calcext:value-type="float">
            <text:p>-0.021771</text:p>
          </table:table-cell>
          <table:table-cell table:style-name="Default" office:value-type="float" office:value="0.067212" calcext:value-type="float">
            <text:p>0.067212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32" calcext:value-type="float">
            <text:p>0.01132</text:p>
          </table:table-cell>
          <table:table-cell table:style-name="Default" office:value-type="float" office:value="-0.089287" calcext:value-type="float">
            <text:p>-0.089287</text:p>
          </table:table-cell>
          <table:table-cell table:style-name="Default" office:value-type="float" office:value="0.008496" calcext:value-type="float">
            <text:p>0.008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6" calcext:value-type="float">
            <text:p>-0.021776</text:p>
          </table:table-cell>
          <table:table-cell table:style-name="Default" office:value-type="float" office:value="0.067209" calcext:value-type="float">
            <text:p>0.06720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01" calcext:value-type="float">
            <text:p>0.011301</text:p>
          </table:table-cell>
          <table:table-cell table:style-name="Default" office:value-type="float" office:value="-0.089274" calcext:value-type="float">
            <text:p>-0.089274</text:p>
          </table:table-cell>
          <table:table-cell table:style-name="Default" office:value-type="float" office:value="0.008531" calcext:value-type="float">
            <text:p>0.0085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75" calcext:value-type="float">
            <text:p>-0.021775</text:p>
          </table:table-cell>
          <table:table-cell table:style-name="Default" office:value-type="float" office:value="0.067206" calcext:value-type="float">
            <text:p>0.06720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327" calcext:value-type="float">
            <text:p>0.011327</text:p>
          </table:table-cell>
          <table:table-cell table:style-name="Default" office:value-type="float" office:value="-0.089288" calcext:value-type="float">
            <text:p>-0.089288</text:p>
          </table:table-cell>
          <table:table-cell table:style-name="Default" office:value-type="float" office:value="0.008563" calcext:value-type="float">
            <text:p>0.0085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87" calcext:value-type="float">
            <text:p>-0.021787</text:p>
          </table:table-cell>
          <table:table-cell table:style-name="Default" office:value-type="float" office:value="0.067213" calcext:value-type="float">
            <text:p>0.067213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84" calcext:value-type="float">
            <text:p>0.011384</text:p>
          </table:table-cell>
          <table:table-cell table:style-name="Default" office:value-type="float" office:value="-0.089282" calcext:value-type="float">
            <text:p>-0.089282</text:p>
          </table:table-cell>
          <table:table-cell table:style-name="Default" office:value-type="float" office:value="0.008628" calcext:value-type="float">
            <text:p>0.008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373" calcext:value-type="float">
            <text:p>0.011373</text:p>
          </table:table-cell>
          <table:table-cell table:style-name="Default" office:value-type="float" office:value="-0.089261" calcext:value-type="float">
            <text:p>-0.089261</text:p>
          </table:table-cell>
          <table:table-cell table:style-name="Default" office:value-type="float" office:value="0.008695" calcext:value-type="float">
            <text:p>0.0086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1" calcext:value-type="float">
            <text:p>-0.021791</text:p>
          </table:table-cell>
          <table:table-cell table:style-name="Default" office:value-type="float" office:value="0.067207" calcext:value-type="float">
            <text:p>0.067207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58" calcext:value-type="float">
            <text:p>-0.089258</text:p>
          </table:table-cell>
          <table:table-cell table:style-name="Default" office:value-type="float" office:value="0.008723" calcext:value-type="float">
            <text:p>0.008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798" calcext:value-type="float">
            <text:p>-0.021798</text:p>
          </table:table-cell>
          <table:table-cell table:style-name="Default" office:value-type="float" office:value="0.06721" calcext:value-type="float">
            <text:p>0.06721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346" calcext:value-type="float">
            <text:p>0.011346</text:p>
          </table:table-cell>
          <table:table-cell table:style-name="Default" office:value-type="float" office:value="-0.08926" calcext:value-type="float">
            <text:p>-0.08926</text:p>
          </table:table-cell>
          <table:table-cell table:style-name="Default" office:value-type="float" office:value="0.00878" calcext:value-type="float">
            <text:p>0.00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" calcext:value-type="float">
            <text:p>-0.0218</text:p>
          </table:table-cell>
          <table:table-cell table:style-name="Default" office:value-type="float" office:value="0.067225" calcext:value-type="float">
            <text:p>0.067225</text:p>
          </table:table-cell>
          <table:table-cell table:style-name="Default" office:value-type="float" office:value="0.213084" calcext:value-type="float">
            <text:p>0.213084</text:p>
          </table:table-cell>
          <table:table-cell table:style-name="Default" office:value-type="float" office:value="0.011352" calcext:value-type="float">
            <text:p>0.011352</text:p>
          </table:table-cell>
          <table:table-cell table:style-name="Default" office:value-type="float" office:value="-0.089264" calcext:value-type="float">
            <text:p>-0.089264</text:p>
          </table:table-cell>
          <table:table-cell table:style-name="Default" office:value-type="float" office:value="0.008818" calcext:value-type="float">
            <text:p>0.0088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5" calcext:value-type="float">
            <text:p>-0.021805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8" calcext:value-type="float">
            <text:p>-0.08928</text:p>
          </table:table-cell>
          <table:table-cell table:style-name="Default" office:value-type="float" office:value="0.008768" calcext:value-type="float">
            <text:p>0.0087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" calcext:value-type="float">
            <text:p>-0.02181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381" calcext:value-type="float">
            <text:p>0.011381</text:p>
          </table:table-cell>
          <table:table-cell table:style-name="Default" office:value-type="float" office:value="-0.089281" calcext:value-type="float">
            <text:p>-0.089281</text:p>
          </table:table-cell>
          <table:table-cell table:style-name="Default" office:value-type="float" office:value="0.008783" calcext:value-type="float">
            <text:p>0.0087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6" calcext:value-type="float">
            <text:p>-0.021806</text:p>
          </table:table-cell>
          <table:table-cell table:style-name="Default" office:value-type="float" office:value="0.06722" calcext:value-type="float">
            <text:p>0.06722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413" calcext:value-type="float">
            <text:p>0.011413</text:p>
          </table:table-cell>
          <table:table-cell table:style-name="Default" office:value-type="float" office:value="-0.089283" calcext:value-type="float">
            <text:p>-0.089283</text:p>
          </table:table-cell>
          <table:table-cell table:style-name="Default" office:value-type="float" office:value="0.008786" calcext:value-type="float">
            <text:p>0.0087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8" calcext:value-type="float">
            <text:p>-0.021808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372" calcext:value-type="float">
            <text:p>0.011372</text:p>
          </table:table-cell>
          <table:table-cell table:style-name="Default" office:value-type="float" office:value="-0.089265" calcext:value-type="float">
            <text:p>-0.089265</text:p>
          </table:table-cell>
          <table:table-cell table:style-name="Default" office:value-type="float" office:value="0.008787" calcext:value-type="float">
            <text:p>0.008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66" calcext:value-type="float">
            <text:p>0.213066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36" calcext:value-type="float">
            <text:p>-0.089236</text:p>
          </table:table-cell>
          <table:table-cell table:style-name="Default" office:value-type="float" office:value="0.008802" calcext:value-type="float">
            <text:p>0.0088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1" calcext:value-type="float">
            <text:p>-0.021811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391" calcext:value-type="float">
            <text:p>0.011391</text:p>
          </table:table-cell>
          <table:table-cell table:style-name="Default" office:value-type="float" office:value="-0.089255" calcext:value-type="float">
            <text:p>-0.089255</text:p>
          </table:table-cell>
          <table:table-cell table:style-name="Default" office:value-type="float" office:value="0.008794" calcext:value-type="float">
            <text:p>0.008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34" calcext:value-type="float">
            <text:p>0.067234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401" calcext:value-type="float">
            <text:p>0.011401</text:p>
          </table:table-cell>
          <table:table-cell table:style-name="Default" office:value-type="float" office:value="-0.089257" calcext:value-type="float">
            <text:p>-0.089257</text:p>
          </table:table-cell>
          <table:table-cell table:style-name="Default" office:value-type="float" office:value="0.008827" calcext:value-type="float">
            <text:p>0.0088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16" calcext:value-type="float">
            <text:p>0.067216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428" calcext:value-type="float">
            <text:p>0.011428</text:p>
          </table:table-cell>
          <table:table-cell table:style-name="Default" office:value-type="float" office:value="-0.089242" calcext:value-type="float">
            <text:p>-0.089242</text:p>
          </table:table-cell>
          <table:table-cell table:style-name="Default" office:value-type="float" office:value="0.008789" calcext:value-type="float">
            <text:p>0.0087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2" calcext:value-type="float">
            <text:p>-0.021812</text:p>
          </table:table-cell>
          <table:table-cell table:style-name="Default" office:value-type="float" office:value="0.067221" calcext:value-type="float">
            <text:p>0.067221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392" calcext:value-type="float">
            <text:p>0.011392</text:p>
          </table:table-cell>
          <table:table-cell table:style-name="Default" office:value-type="float" office:value="-0.089245" calcext:value-type="float">
            <text:p>-0.089245</text:p>
          </table:table-cell>
          <table:table-cell table:style-name="Default" office:value-type="float" office:value="0.008832" calcext:value-type="float">
            <text:p>0.0088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3" calcext:value-type="float">
            <text:p>-0.021813</text:p>
          </table:table-cell>
          <table:table-cell table:style-name="Default" office:value-type="float" office:value="0.067229" calcext:value-type="float">
            <text:p>0.06722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27" calcext:value-type="float">
            <text:p>0.011427</text:p>
          </table:table-cell>
          <table:table-cell table:style-name="Default" office:value-type="float" office:value="-0.08924" calcext:value-type="float">
            <text:p>-0.08924</text:p>
          </table:table-cell>
          <table:table-cell table:style-name="Default" office:value-type="float" office:value="0.008822" calcext:value-type="float">
            <text:p>0.008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8" calcext:value-type="float">
            <text:p>-0.021818</text:p>
          </table:table-cell>
          <table:table-cell table:style-name="Default" office:value-type="float" office:value="0.067231" calcext:value-type="float">
            <text:p>0.067231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403" calcext:value-type="float">
            <text:p>0.01140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" calcext:value-type="float">
            <text:p>0.008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" calcext:value-type="float">
            <text:p>0.0114</text:p>
          </table:table-cell>
          <table:table-cell table:style-name="Default" office:value-type="float" office:value="-0.089249" calcext:value-type="float">
            <text:p>-0.089249</text:p>
          </table:table-cell>
          <table:table-cell table:style-name="Default" office:value-type="float" office:value="0.008841" calcext:value-type="float">
            <text:p>0.008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09" calcext:value-type="float">
            <text:p>-0.021809</text:p>
          </table:table-cell>
          <table:table-cell table:style-name="Default" office:value-type="float" office:value="0.067219" calcext:value-type="float">
            <text:p>0.067219</text:p>
          </table:table-cell>
          <table:table-cell table:style-name="Default" office:value-type="float" office:value="0.213082" calcext:value-type="float">
            <text:p>0.213082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3" calcext:value-type="float">
            <text:p>-0.089223</text:p>
          </table:table-cell>
          <table:table-cell table:style-name="Default" office:value-type="float" office:value="0.008855" calcext:value-type="float">
            <text:p>0.008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3" calcext:value-type="float">
            <text:p>0.06723</text:p>
          </table:table-cell>
          <table:table-cell table:style-name="Default" office:value-type="float" office:value="0.213076" calcext:value-type="float">
            <text:p>0.213076</text:p>
          </table:table-cell>
          <table:table-cell table:style-name="Default" office:value-type="float" office:value="0.011489" calcext:value-type="float">
            <text:p>0.011489</text:p>
          </table:table-cell>
          <table:table-cell table:style-name="Default" office:value-type="float" office:value="-0.089212" calcext:value-type="float">
            <text:p>-0.089212</text:p>
          </table:table-cell>
          <table:table-cell table:style-name="Default" office:value-type="float" office:value="0.008837" calcext:value-type="float">
            <text:p>0.008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19" calcext:value-type="float">
            <text:p>-0.021819</text:p>
          </table:table-cell>
          <table:table-cell table:style-name="Default" office:value-type="float" office:value="0.067217" calcext:value-type="float">
            <text:p>0.067217</text:p>
          </table:table-cell>
          <table:table-cell table:style-name="Default" office:value-type="float" office:value="0.213081" calcext:value-type="float">
            <text:p>0.213081</text:p>
          </table:table-cell>
          <table:table-cell table:style-name="Default" office:value-type="float" office:value="0.011423" calcext:value-type="float">
            <text:p>0.011423</text:p>
          </table:table-cell>
          <table:table-cell table:style-name="Default" office:value-type="float" office:value="-0.089222" calcext:value-type="float">
            <text:p>-0.089222</text:p>
          </table:table-cell>
          <table:table-cell table:style-name="Default" office:value-type="float" office:value="0.0089" calcext:value-type="float">
            <text:p>0.00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7" calcext:value-type="float">
            <text:p>-0.021847</text:p>
          </table:table-cell>
          <table:table-cell table:style-name="Default" office:value-type="float" office:value="0.067236" calcext:value-type="float">
            <text:p>0.067236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455" calcext:value-type="float">
            <text:p>0.011455</text:p>
          </table:table-cell>
          <table:table-cell table:style-name="Default" office:value-type="float" office:value="-0.089086" calcext:value-type="float">
            <text:p>-0.089086</text:p>
          </table:table-cell>
          <table:table-cell table:style-name="Default" office:value-type="float" office:value="0.008991" calcext:value-type="float">
            <text:p>0.008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6" calcext:value-type="float">
            <text:p>-0.021846</text:p>
          </table:table-cell>
          <table:table-cell table:style-name="Default" office:value-type="float" office:value="0.067248" calcext:value-type="float">
            <text:p>0.067248</text:p>
          </table:table-cell>
          <table:table-cell table:style-name="Default" office:value-type="float" office:value="0.213061" calcext:value-type="float">
            <text:p>0.213061</text:p>
          </table:table-cell>
          <table:table-cell table:style-name="Default" office:value-type="float" office:value="0.011498" calcext:value-type="float">
            <text:p>0.011498</text:p>
          </table:table-cell>
          <table:table-cell table:style-name="Default" office:value-type="float" office:value="-0.089073" calcext:value-type="float">
            <text:p>-0.08907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5" calcext:value-type="float">
            <text:p>-0.021845</text:p>
          </table:table-cell>
          <table:table-cell table:style-name="Default" office:value-type="float" office:value="0.067243" calcext:value-type="float">
            <text:p>0.067243</text:p>
          </table:table-cell>
          <table:table-cell table:style-name="Default" office:value-type="float" office:value="0.213059" calcext:value-type="float">
            <text:p>0.213059</text:p>
          </table:table-cell>
          <table:table-cell table:style-name="Default" office:value-type="float" office:value="0.011454" calcext:value-type="float">
            <text:p>0.011454</text:p>
          </table:table-cell>
          <table:table-cell table:style-name="Default" office:value-type="float" office:value="-0.089088" calcext:value-type="float">
            <text:p>-0.089088</text:p>
          </table:table-cell>
          <table:table-cell table:style-name="Default" office:value-type="float" office:value="0.009027" calcext:value-type="float">
            <text:p>0.0090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3" calcext:value-type="float">
            <text:p>-0.021853</text:p>
          </table:table-cell>
          <table:table-cell table:style-name="Default" office:value-type="float" office:value="0.067233" calcext:value-type="float">
            <text:p>0.067233</text:p>
          </table:table-cell>
          <table:table-cell table:style-name="Default" office:value-type="float" office:value="0.213051" calcext:value-type="float">
            <text:p>0.213051</text:p>
          </table:table-cell>
          <table:table-cell table:style-name="Default" office:value-type="float" office:value="0.011446" calcext:value-type="float">
            <text:p>0.011446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04" calcext:value-type="float">
            <text:p>0.009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49" calcext:value-type="float">
            <text:p>-0.021849</text:p>
          </table:table-cell>
          <table:table-cell table:style-name="Default" office:value-type="float" office:value="0.067241" calcext:value-type="float">
            <text:p>0.067241</text:p>
          </table:table-cell>
          <table:table-cell table:style-name="Default" office:value-type="float" office:value="0.213056" calcext:value-type="float">
            <text:p>0.213056</text:p>
          </table:table-cell>
          <table:table-cell table:style-name="Default" office:value-type="float" office:value="0.011507" calcext:value-type="float">
            <text:p>0.011507</text:p>
          </table:table-cell>
          <table:table-cell table:style-name="Default" office:value-type="float" office:value="-0.089058" calcext:value-type="float">
            <text:p>-0.089058</text:p>
          </table:table-cell>
          <table:table-cell table:style-name="Default" office:value-type="float" office:value="0.009052" calcext:value-type="float">
            <text:p>0.0090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" calcext:value-type="float">
            <text:p>-0.02185</text:p>
          </table:table-cell>
          <table:table-cell table:style-name="Default" office:value-type="float" office:value="0.067242" calcext:value-type="float">
            <text:p>0.067242</text:p>
          </table:table-cell>
          <table:table-cell table:style-name="Default" office:value-type="float" office:value="0.213054" calcext:value-type="float">
            <text:p>0.213054</text:p>
          </table:table-cell>
          <table:table-cell table:style-name="Default" office:value-type="float" office:value="0.011538" calcext:value-type="float">
            <text:p>0.011538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051" calcext:value-type="float">
            <text:p>0.0090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57" calcext:value-type="float">
            <text:p>-0.021857</text:p>
          </table:table-cell>
          <table:table-cell table:style-name="Default" office:value-type="float" office:value="0.067227" calcext:value-type="float">
            <text:p>0.067227</text:p>
          </table:table-cell>
          <table:table-cell table:style-name="Default" office:value-type="float" office:value="0.213052" calcext:value-type="float">
            <text:p>0.213052</text:p>
          </table:table-cell>
          <table:table-cell table:style-name="Default" office:value-type="float" office:value="0.011481" calcext:value-type="float">
            <text:p>0.011481</text:p>
          </table:table-cell>
          <table:table-cell table:style-name="Default" office:value-type="float" office:value="-0.089041" calcext:value-type="float">
            <text:p>-0.089041</text:p>
          </table:table-cell>
          <table:table-cell table:style-name="Default" office:value-type="float" office:value="0.009102" calcext:value-type="float">
            <text:p>0.0091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65" calcext:value-type="float">
            <text:p>-0.021865</text:p>
          </table:table-cell>
          <table:table-cell table:style-name="Default" office:value-type="float" office:value="0.06725" calcext:value-type="float">
            <text:p>0.06725</text:p>
          </table:table-cell>
          <table:table-cell table:style-name="Default" office:value-type="float" office:value="0.213045" calcext:value-type="float">
            <text:p>0.213045</text:p>
          </table:table-cell>
          <table:table-cell table:style-name="Default" office:value-type="float" office:value="0.011528" calcext:value-type="float">
            <text:p>0.011528</text:p>
          </table:table-cell>
          <table:table-cell table:style-name="Default" office:value-type="float" office:value="-0.089049" calcext:value-type="float">
            <text:p>-0.089049</text:p>
          </table:table-cell>
          <table:table-cell table:style-name="Default" office:value-type="float" office:value="0.009086" calcext:value-type="float">
            <text:p>0.009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" calcext:value-type="float">
            <text:p>-0.02187</text:p>
          </table:table-cell>
          <table:table-cell table:style-name="Default" office:value-type="float" office:value="0.067252" calcext:value-type="float">
            <text:p>0.067252</text:p>
          </table:table-cell>
          <table:table-cell table:style-name="Default" office:value-type="float" office:value="0.213048" calcext:value-type="float">
            <text:p>0.213048</text:p>
          </table:table-cell>
          <table:table-cell table:style-name="Default" office:value-type="float" office:value="0.011518" calcext:value-type="float">
            <text:p>0.011518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112" calcext:value-type="float">
            <text:p>0.009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76" calcext:value-type="float">
            <text:p>-0.021876</text:p>
          </table:table-cell>
          <table:table-cell table:style-name="Default" office:value-type="float" office:value="0.067245" calcext:value-type="float">
            <text:p>0.067245</text:p>
          </table:table-cell>
          <table:table-cell table:style-name="Default" office:value-type="float" office:value="0.21305" calcext:value-type="float">
            <text:p>0.21305</text:p>
          </table:table-cell>
          <table:table-cell table:style-name="Default" office:value-type="float" office:value="0.011588" calcext:value-type="float">
            <text:p>0.011588</text:p>
          </table:table-cell>
          <table:table-cell table:style-name="Default" office:value-type="float" office:value="-0.089043" calcext:value-type="float">
            <text:p>-0.089043</text:p>
          </table:table-cell>
          <table:table-cell table:style-name="Default" office:value-type="float" office:value="0.009162" calcext:value-type="float">
            <text:p>0.0091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8" calcext:value-type="float">
            <text:p>-0.02188</text:p>
          </table:table-cell>
          <table:table-cell table:style-name="Default" office:value-type="float" office:value="0.06724" calcext:value-type="float">
            <text:p>0.06724</text:p>
          </table:table-cell>
          <table:table-cell table:style-name="Default" office:value-type="float" office:value="0.213058" calcext:value-type="float">
            <text:p>0.213058</text:p>
          </table:table-cell>
          <table:table-cell table:style-name="Default" office:value-type="float" office:value="0.011567" calcext:value-type="float">
            <text:p>0.011567</text:p>
          </table:table-cell>
          <table:table-cell table:style-name="Default" office:value-type="float" office:value="-0.089032" calcext:value-type="float">
            <text:p>-0.089032</text:p>
          </table:table-cell>
          <table:table-cell table:style-name="Default" office:value-type="float" office:value="0.009192" calcext:value-type="float">
            <text:p>0.0091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893" calcext:value-type="float">
            <text:p>-0.021893</text:p>
          </table:table-cell>
          <table:table-cell table:style-name="Default" office:value-type="float" office:value="0.067275" calcext:value-type="float">
            <text:p>0.067275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76" calcext:value-type="float">
            <text:p>0.011576</text:p>
          </table:table-cell>
          <table:table-cell table:style-name="Default" office:value-type="float" office:value="-0.089076" calcext:value-type="float">
            <text:p>-0.089076</text:p>
          </table:table-cell>
          <table:table-cell table:style-name="Default" office:value-type="float" office:value="0.009264" calcext:value-type="float">
            <text:p>0.0092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3" calcext:value-type="float">
            <text:p>-0.021903</text:p>
          </table:table-cell>
          <table:table-cell table:style-name="Default" office:value-type="float" office:value="0.067263" calcext:value-type="float">
            <text:p>0.067263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7" calcext:value-type="float">
            <text:p>-0.089067</text:p>
          </table:table-cell>
          <table:table-cell table:style-name="Default" office:value-type="float" office:value="0.009296" calcext:value-type="float">
            <text:p>0.0092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2" calcext:value-type="float">
            <text:p>-0.021902</text:p>
          </table:table-cell>
          <table:table-cell table:style-name="Default" office:value-type="float" office:value="0.067257" calcext:value-type="float">
            <text:p>0.067257</text:p>
          </table:table-cell>
          <table:table-cell table:style-name="Default" office:value-type="float" office:value="0.21307" calcext:value-type="float">
            <text:p>0.21307</text:p>
          </table:table-cell>
          <table:table-cell table:style-name="Default" office:value-type="float" office:value="0.011592" calcext:value-type="float">
            <text:p>0.011592</text:p>
          </table:table-cell>
          <table:table-cell table:style-name="Default" office:value-type="float" office:value="-0.08908" calcext:value-type="float">
            <text:p>-0.08908</text:p>
          </table:table-cell>
          <table:table-cell table:style-name="Default" office:value-type="float" office:value="0.009342" calcext:value-type="float">
            <text:p>0.0093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07" calcext:value-type="float">
            <text:p>-0.021907</text:p>
          </table:table-cell>
          <table:table-cell table:style-name="Default" office:value-type="float" office:value="0.067274" calcext:value-type="float">
            <text:p>0.067274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75" calcext:value-type="float">
            <text:p>-0.089075</text:p>
          </table:table-cell>
          <table:table-cell table:style-name="Default" office:value-type="float" office:value="0.009386" calcext:value-type="float">
            <text:p>0.0093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15" calcext:value-type="float">
            <text:p>-0.021915</text:p>
          </table:table-cell>
          <table:table-cell table:style-name="Default" office:value-type="float" office:value="0.067272" calcext:value-type="float">
            <text:p>0.067272</text:p>
          </table:table-cell>
          <table:table-cell table:style-name="Default" office:value-type="float" office:value="0.213065" calcext:value-type="float">
            <text:p>0.213065</text:p>
          </table:table-cell>
          <table:table-cell table:style-name="Default" office:value-type="float" office:value="0.01154" calcext:value-type="float">
            <text:p>0.01154</text:p>
          </table:table-cell>
          <table:table-cell table:style-name="Default" office:value-type="float" office:value="-0.089061" calcext:value-type="float">
            <text:p>-0.089061</text:p>
          </table:table-cell>
          <table:table-cell table:style-name="Default" office:value-type="float" office:value="0.009471" calcext:value-type="float">
            <text:p>0.0094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28" calcext:value-type="float">
            <text:p>-0.021928</text:p>
          </table:table-cell>
          <table:table-cell table:style-name="Default" office:value-type="float" office:value="0.067269" calcext:value-type="float">
            <text:p>0.06726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5" calcext:value-type="float">
            <text:p>-0.08905</text:p>
          </table:table-cell>
          <table:table-cell table:style-name="Default" office:value-type="float" office:value="0.009538" calcext:value-type="float">
            <text:p>0.0095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31" calcext:value-type="float">
            <text:p>-0.021931</text:p>
          </table:table-cell>
          <table:table-cell table:style-name="Default" office:value-type="float" office:value="0.06728" calcext:value-type="float">
            <text:p>0.06728</text:p>
          </table:table-cell>
          <table:table-cell table:style-name="Default" office:value-type="float" office:value="0.213075" calcext:value-type="float">
            <text:p>0.213075</text:p>
          </table:table-cell>
          <table:table-cell table:style-name="Default" office:value-type="float" office:value="0.01158" calcext:value-type="float">
            <text:p>0.01158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632" calcext:value-type="float">
            <text:p>0.0096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" calcext:value-type="float">
            <text:p>-0.02195</text:p>
          </table:table-cell>
          <table:table-cell table:style-name="Default" office:value-type="float" office:value="0.067287" calcext:value-type="float">
            <text:p>0.067287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89038" calcext:value-type="float">
            <text:p>-0.089038</text:p>
          </table:table-cell>
          <table:table-cell table:style-name="Default" office:value-type="float" office:value="0.00969" calcext:value-type="float">
            <text:p>0.009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5" calcext:value-type="float">
            <text:p>-0.021955</text:p>
          </table:table-cell>
          <table:table-cell table:style-name="Default" office:value-type="float" office:value="0.067289" calcext:value-type="float">
            <text:p>0.067289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62" calcext:value-type="float">
            <text:p>0.011562</text:p>
          </table:table-cell>
          <table:table-cell table:style-name="Default" office:value-type="float" office:value="-0.089012" calcext:value-type="float">
            <text:p>-0.089012</text:p>
          </table:table-cell>
          <table:table-cell table:style-name="Default" office:value-type="float" office:value="0.009723" calcext:value-type="float">
            <text:p>0.0097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56" calcext:value-type="float">
            <text:p>-0.021956</text:p>
          </table:table-cell>
          <table:table-cell table:style-name="Default" office:value-type="float" office:value="0.067298" calcext:value-type="float">
            <text:p>0.067298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587" calcext:value-type="float">
            <text:p>0.011587</text:p>
          </table:table-cell>
          <table:table-cell table:style-name="Default" office:value-type="float" office:value="-0.089019" calcext:value-type="float">
            <text:p>-0.089019</text:p>
          </table:table-cell>
          <table:table-cell table:style-name="Default" office:value-type="float" office:value="0.009762" calcext:value-type="float">
            <text:p>0.00976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6" calcext:value-type="float">
            <text:p>-0.02196</text:p>
          </table:table-cell>
          <table:table-cell table:style-name="Default" office:value-type="float" office:value="0.067296" calcext:value-type="float">
            <text:p>0.067296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608" calcext:value-type="float">
            <text:p>0.011608</text:p>
          </table:table-cell>
          <table:table-cell table:style-name="Default" office:value-type="float" office:value="-0.088999" calcext:value-type="float">
            <text:p>-0.088999</text:p>
          </table:table-cell>
          <table:table-cell table:style-name="Default" office:value-type="float" office:value="0.009828" calcext:value-type="float">
            <text:p>0.0098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" calcext:value-type="float">
            <text:p>-0.02197</text:p>
          </table:table-cell>
          <table:table-cell table:style-name="Default" office:value-type="float" office:value="0.06729" calcext:value-type="float">
            <text:p>0.06729</text:p>
          </table:table-cell>
          <table:table-cell table:style-name="Default" office:value-type="float" office:value="0.213072" calcext:value-type="float">
            <text:p>0.213072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89016" calcext:value-type="float">
            <text:p>-0.089016</text:p>
          </table:table-cell>
          <table:table-cell table:style-name="Default" office:value-type="float" office:value="0.009822" calcext:value-type="float">
            <text:p>0.0098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71" calcext:value-type="float">
            <text:p>-0.021971</text:p>
          </table:table-cell>
          <table:table-cell table:style-name="Default" office:value-type="float" office:value="0.067295" calcext:value-type="float">
            <text:p>0.067295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55" calcext:value-type="float">
            <text:p>0.01155</text:p>
          </table:table-cell>
          <table:table-cell table:style-name="Default" office:value-type="float" office:value="-0.089003" calcext:value-type="float">
            <text:p>-0.089003</text:p>
          </table:table-cell>
          <table:table-cell table:style-name="Default" office:value-type="float" office:value="0.009894" calcext:value-type="float">
            <text:p>0.0098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989" calcext:value-type="float">
            <text:p>-0.021989</text:p>
          </table:table-cell>
          <table:table-cell table:style-name="Default" office:value-type="float" office:value="0.067309" calcext:value-type="float">
            <text:p>0.067309</text:p>
          </table:table-cell>
          <table:table-cell table:style-name="Default" office:value-type="float" office:value="0.21308" calcext:value-type="float">
            <text:p>0.21308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88974" calcext:value-type="float">
            <text:p>-0.088974</text:p>
          </table:table-cell>
          <table:table-cell table:style-name="Default" office:value-type="float" office:value="0.009944" calcext:value-type="float">
            <text:p>0.0099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" calcext:value-type="float">
            <text:p>-0.022</text:p>
          </table:table-cell>
          <table:table-cell table:style-name="Default" office:value-type="float" office:value="0.067311" calcext:value-type="float">
            <text:p>0.067311</text:p>
          </table:table-cell>
          <table:table-cell table:style-name="Default" office:value-type="float" office:value="0.213078" calcext:value-type="float">
            <text:p>0.213078</text:p>
          </table:table-cell>
          <table:table-cell table:style-name="Default" office:value-type="float" office:value="0.011582" calcext:value-type="float">
            <text:p>0.011582</text:p>
          </table:table-cell>
          <table:table-cell table:style-name="Default" office:value-type="float" office:value="-0.088948" calcext:value-type="float">
            <text:p>-0.088948</text:p>
          </table:table-cell>
          <table:table-cell table:style-name="Default" office:value-type="float" office:value="0.010038" calcext:value-type="float">
            <text:p>0.0100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02" calcext:value-type="float">
            <text:p>-0.022002</text:p>
          </table:table-cell>
          <table:table-cell table:style-name="Default" office:value-type="float" office:value="0.067308" calcext:value-type="float">
            <text:p>0.067308</text:p>
          </table:table-cell>
          <table:table-cell table:style-name="Default" office:value-type="float" office:value="0.213085" calcext:value-type="float">
            <text:p>0.213085</text:p>
          </table:table-cell>
          <table:table-cell table:style-name="Default" office:value-type="float" office:value="0.011644" calcext:value-type="float">
            <text:p>0.011644</text:p>
          </table:table-cell>
          <table:table-cell table:style-name="Default" office:value-type="float" office:value="-0.088923" calcext:value-type="float">
            <text:p>-0.088923</text:p>
          </table:table-cell>
          <table:table-cell table:style-name="Default" office:value-type="float" office:value="0.010112" calcext:value-type="float">
            <text:p>0.0101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18" calcext:value-type="float">
            <text:p>-0.022018</text:p>
          </table:table-cell>
          <table:table-cell table:style-name="Default" office:value-type="float" office:value="0.067319" calcext:value-type="float">
            <text:p>0.067319</text:p>
          </table:table-cell>
          <table:table-cell table:style-name="Default" office:value-type="float" office:value="0.213079" calcext:value-type="float">
            <text:p>0.213079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917" calcext:value-type="float">
            <text:p>-0.088917</text:p>
          </table:table-cell>
          <table:table-cell table:style-name="Default" office:value-type="float" office:value="0.010187" calcext:value-type="float">
            <text:p>0.0101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1" calcext:value-type="float">
            <text:p>-0.022021</text:p>
          </table:table-cell>
          <table:table-cell table:style-name="Default" office:value-type="float" office:value="0.067322" calcext:value-type="float">
            <text:p>0.067322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38" calcext:value-type="float">
            <text:p>0.011638</text:p>
          </table:table-cell>
          <table:table-cell table:style-name="Default" office:value-type="float" office:value="-0.088878" calcext:value-type="float">
            <text:p>-0.088878</text:p>
          </table:table-cell>
          <table:table-cell table:style-name="Default" office:value-type="float" office:value="0.010295" calcext:value-type="float">
            <text:p>0.0102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23" calcext:value-type="float">
            <text:p>-0.022023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73" calcext:value-type="float">
            <text:p>0.213073</text:p>
          </table:table-cell>
          <table:table-cell table:style-name="Default" office:value-type="float" office:value="0.011636" calcext:value-type="float">
            <text:p>0.011636</text:p>
          </table:table-cell>
          <table:table-cell table:style-name="Default" office:value-type="float" office:value="-0.088868" calcext:value-type="float">
            <text:p>-0.088868</text:p>
          </table:table-cell>
          <table:table-cell table:style-name="Default" office:value-type="float" office:value="0.010375" calcext:value-type="float">
            <text:p>0.0103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31" calcext:value-type="float">
            <text:p>-0.022031</text:p>
          </table:table-cell>
          <table:table-cell table:style-name="Default" office:value-type="float" office:value="0.067345" calcext:value-type="float">
            <text:p>0.067345</text:p>
          </table:table-cell>
          <table:table-cell table:style-name="Default" office:value-type="float" office:value="0.213071" calcext:value-type="float">
            <text:p>0.213071</text:p>
          </table:table-cell>
          <table:table-cell table:style-name="Default" office:value-type="float" office:value="0.011596" calcext:value-type="float">
            <text:p>0.011596</text:p>
          </table:table-cell>
          <table:table-cell table:style-name="Default" office:value-type="float" office:value="-0.088859" calcext:value-type="float">
            <text:p>-0.088859</text:p>
          </table:table-cell>
          <table:table-cell table:style-name="Default" office:value-type="float" office:value="0.010454" calcext:value-type="float">
            <text:p>0.010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48" calcext:value-type="float">
            <text:p>-0.022048</text:p>
          </table:table-cell>
          <table:table-cell table:style-name="Default" office:value-type="float" office:value="0.067342" calcext:value-type="float">
            <text:p>0.067342</text:p>
          </table:table-cell>
          <table:table-cell table:style-name="Default" office:value-type="float" office:value="0.213067" calcext:value-type="float">
            <text:p>0.213067</text:p>
          </table:table-cell>
          <table:table-cell table:style-name="Default" office:value-type="float" office:value="0.011598" calcext:value-type="float">
            <text:p>0.011598</text:p>
          </table:table-cell>
          <table:table-cell table:style-name="Default" office:value-type="float" office:value="-0.088853" calcext:value-type="float">
            <text:p>-0.088853</text:p>
          </table:table-cell>
          <table:table-cell table:style-name="Default" office:value-type="float" office:value="0.010521" calcext:value-type="float">
            <text:p>0.0105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6" calcext:value-type="float">
            <text:p>-0.02206</text:p>
          </table:table-cell>
          <table:table-cell table:style-name="Default" office:value-type="float" office:value="0.067358" calcext:value-type="float">
            <text:p>0.067358</text:p>
          </table:table-cell>
          <table:table-cell table:style-name="Default" office:value-type="float" office:value="0.213068" calcext:value-type="float">
            <text:p>0.213068</text:p>
          </table:table-cell>
          <table:table-cell table:style-name="Default" office:value-type="float" office:value="0.011641" calcext:value-type="float">
            <text:p>0.011641</text:p>
          </table:table-cell>
          <table:table-cell table:style-name="Default" office:value-type="float" office:value="-0.088819" calcext:value-type="float">
            <text:p>-0.088819</text:p>
          </table:table-cell>
          <table:table-cell table:style-name="Default" office:value-type="float" office:value="0.010646" calcext:value-type="float">
            <text:p>0.0106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07" calcext:value-type="float">
            <text:p>-0.02207</text:p>
          </table:table-cell>
          <table:table-cell table:style-name="Default" office:value-type="float" office:value="0.067338" calcext:value-type="float">
            <text:p>0.067338</text:p>
          </table:table-cell>
          <table:table-cell table:style-name="Default" office:value-type="float" office:value="0.213064" calcext:value-type="float">
            <text:p>0.213064</text:p>
          </table:table-cell>
          <table:table-cell table:style-name="Default" office:value-type="float" office:value="0.011665" calcext:value-type="float">
            <text:p>0.011665</text:p>
          </table:table-cell>
          <table:table-cell table:style-name="Default" office:value-type="float" office:value="-0.088834" calcext:value-type="float">
            <text:p>-0.088834</text:p>
          </table:table-cell>
          <table:table-cell table:style-name="Default" office:value-type="float" office:value="0.010949" calcext:value-type="float">
            <text:p>0.0109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34" calcext:value-type="float">
            <text:p>-0.022134</text:p>
          </table:table-cell>
          <table:table-cell table:style-name="Default" office:value-type="float" office:value="0.067354" calcext:value-type="float">
            <text:p>0.067354</text:p>
          </table:table-cell>
          <table:table-cell table:style-name="Default" office:value-type="float" office:value="0.213074" calcext:value-type="float">
            <text:p>0.213074</text:p>
          </table:table-cell>
          <table:table-cell table:style-name="Default" office:value-type="float" office:value="0.011715" calcext:value-type="float">
            <text:p>0.011715</text:p>
          </table:table-cell>
          <table:table-cell table:style-name="Default" office:value-type="float" office:value="-0.08877" calcext:value-type="float">
            <text:p>-0.08877</text:p>
          </table:table-cell>
          <table:table-cell table:style-name="Default" office:value-type="float" office:value="0.011404" calcext:value-type="float">
            <text:p>0.0114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194" calcext:value-type="float">
            <text:p>-0.022194</text:p>
          </table:table-cell>
          <table:table-cell table:style-name="Default" office:value-type="float" office:value="0.067379" calcext:value-type="float">
            <text:p>0.067379</text:p>
          </table:table-cell>
          <table:table-cell table:style-name="Default" office:value-type="float" office:value="0.213092" calcext:value-type="float">
            <text:p>0.213092</text:p>
          </table:table-cell>
          <table:table-cell table:style-name="Default" office:value-type="float" office:value="0.011928" calcext:value-type="float">
            <text:p>0.011928</text:p>
          </table:table-cell>
          <table:table-cell table:style-name="Default" office:value-type="float" office:value="-0.088687" calcext:value-type="float">
            <text:p>-0.088687</text:p>
          </table:table-cell>
          <table:table-cell table:style-name="Default" office:value-type="float" office:value="0.011942" calcext:value-type="float">
            <text:p>0.0119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16" calcext:value-type="float">
            <text:p>-0.022216</text:p>
          </table:table-cell>
          <table:table-cell table:style-name="Default" office:value-type="float" office:value="0.067459" calcext:value-type="float">
            <text:p>0.067459</text:p>
          </table:table-cell>
          <table:table-cell table:style-name="Default" office:value-type="float" office:value="0.213046" calcext:value-type="float">
            <text:p>0.213046</text:p>
          </table:table-cell>
          <table:table-cell table:style-name="Default" office:value-type="float" office:value="0.012036" calcext:value-type="float">
            <text:p>0.012036</text:p>
          </table:table-cell>
          <table:table-cell table:style-name="Default" office:value-type="float" office:value="-0.088437" calcext:value-type="float">
            <text:p>-0.088437</text:p>
          </table:table-cell>
          <table:table-cell table:style-name="Default" office:value-type="float" office:value="0.012613" calcext:value-type="float">
            <text:p>0.012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59" calcext:value-type="float">
            <text:p>-0.022259</text:p>
          </table:table-cell>
          <table:table-cell table:style-name="Default" office:value-type="float" office:value="0.067474" calcext:value-type="float">
            <text:p>0.067474</text:p>
          </table:table-cell>
          <table:table-cell table:style-name="Default" office:value-type="float" office:value="0.213041" calcext:value-type="float">
            <text:p>0.213041</text:p>
          </table:table-cell>
          <table:table-cell table:style-name="Default" office:value-type="float" office:value="0.012025" calcext:value-type="float">
            <text:p>0.012025</text:p>
          </table:table-cell>
          <table:table-cell table:style-name="Default" office:value-type="float" office:value="-0.0884" calcext:value-type="float">
            <text:p>-0.0884</text:p>
          </table:table-cell>
          <table:table-cell table:style-name="Default" office:value-type="float" office:value="0.012948" calcext:value-type="float">
            <text:p>0.0129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288" calcext:value-type="float">
            <text:p>-0.022288</text:p>
          </table:table-cell>
          <table:table-cell table:style-name="Default" office:value-type="float" office:value="0.067483" calcext:value-type="float">
            <text:p>0.067483</text:p>
          </table:table-cell>
          <table:table-cell table:style-name="Default" office:value-type="float" office:value="0.213037" calcext:value-type="float">
            <text:p>0.213037</text:p>
          </table:table-cell>
          <table:table-cell table:style-name="Default" office:value-type="float" office:value="0.011996" calcext:value-type="float">
            <text:p>0.011996</text:p>
          </table:table-cell>
          <table:table-cell table:style-name="Default" office:value-type="float" office:value="-0.08834" calcext:value-type="float">
            <text:p>-0.08834</text:p>
          </table:table-cell>
          <table:table-cell table:style-name="Default" office:value-type="float" office:value="0.013165" calcext:value-type="float">
            <text:p>0.013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09" calcext:value-type="float">
            <text:p>-0.022309</text:p>
          </table:table-cell>
          <table:table-cell table:style-name="Default" office:value-type="float" office:value="0.067512" calcext:value-type="float">
            <text:p>0.067512</text:p>
          </table:table-cell>
          <table:table-cell table:style-name="Default" office:value-type="float" office:value="0.213029" calcext:value-type="float">
            <text:p>0.213029</text:p>
          </table:table-cell>
          <table:table-cell table:style-name="Default" office:value-type="float" office:value="0.01196" calcext:value-type="float">
            <text:p>0.01196</text:p>
          </table:table-cell>
          <table:table-cell table:style-name="Default" office:value-type="float" office:value="-0.088283" calcext:value-type="float">
            <text:p>-0.088283</text:p>
          </table:table-cell>
          <table:table-cell table:style-name="Default" office:value-type="float" office:value="0.013351" calcext:value-type="float">
            <text:p>0.0133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17" calcext:value-type="float">
            <text:p>-0.022317</text:p>
          </table:table-cell>
          <table:table-cell table:style-name="Default" office:value-type="float" office:value="0.067509" calcext:value-type="float">
            <text:p>0.067509</text:p>
          </table:table-cell>
          <table:table-cell table:style-name="Default" office:value-type="float" office:value="0.21302" calcext:value-type="float">
            <text:p>0.21302</text:p>
          </table:table-cell>
          <table:table-cell table:style-name="Default" office:value-type="float" office:value="0.011904" calcext:value-type="float">
            <text:p>0.011904</text:p>
          </table:table-cell>
          <table:table-cell table:style-name="Default" office:value-type="float" office:value="-0.088259" calcext:value-type="float">
            <text:p>-0.088259</text:p>
          </table:table-cell>
          <table:table-cell table:style-name="Default" office:value-type="float" office:value="0.01341" calcext:value-type="float">
            <text:p>0.01341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25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Leg" table:style-name="ta2">
        <table:shapes>
          <draw:frame draw:z-index="0" draw:name="Gráfico 1" draw:style-name="gr1" svg:width="4.552in" svg:height="2.6051in" svg:x="15.2441in" svg:y="0.2362in">
            <draw:object draw:notify-on-update-of-ranges="LLeg.A1:LLeg.A1 LLeg.A2:LLeg.A216 LLeg.H1:LLeg.H1 LLeg.R120:LLeg.R300 LLeg.O1:LLeg.O1 LLeg.O120:LLeg.O3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5.1949in" svg:y="2.9862in">
            <draw:object draw:notify-on-update-of-ranges="LLeg.B1:LLeg.B1 LLeg.B2:LLeg.B216 LLeg.J1:LLeg.J1 LLeg.S75:LLeg.S300 LLeg.P1:LLeg.P1 LLeg.P75:LLeg.P3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5.1799in" svg:y="5.8295in">
            <draw:object draw:notify-on-update-of-ranges="LLeg.C1:LLeg.C1 LLeg.C2:LLeg.C216 LLeg.I1:LLeg.I1 LLeg.I75:LLeg.I300 LLeg.Q1:LLeg.Q1 LLeg.Q75:LLeg.Q3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20.0823in" svg:y="0.2484in">
            <draw:object draw:notify-on-update-of-ranges="LLeg.D1:LLeg.D1 LLeg.D2:LLeg.D216 LLeg.K1:LLeg.K1 LLeg.K90:LLeg.K300 LLeg.T1:LLeg.T1 LLeg.T90:LLeg.T3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20.0559in" svg:y="3.0343in">
            <draw:object draw:notify-on-update-of-ranges="LLeg.E1:LLeg.E1 LLeg.E2:LLeg.E216 LLeg.M1:LLeg.M1 LLeg.M90:LLeg.M300 LLeg.U1:LLeg.U1 LLeg.U90:LLeg.U3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276in" svg:height="2.6634in" svg:x="20.1154in" svg:y="5.835in">
            <draw:object draw:notify-on-update-of-ranges="LLeg.F1:LLeg.F1 LLeg.F2:LLeg.F216 LLeg.L1:LLeg.L1 LLeg.L80:LLeg.L300 LLeg.V1:LLeg.V1 LLeg.V80:LLeg.V3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21" table:default-cell-style-name="ce2"/>
        <table:table-column table:style-name="co3" table:number-columns-repeated="1000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<text:s/>Xinv</text:p>
          </table:table-cell>
          <table:table-cell office:value-type="string" calcext:value-type="string">
            <text:p>Y Inv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2"/>
        </table:table-row>
        <table:table-row table:style-name="ro1">
          <table:table-cell table:formula="of:=[Datos_Nao.A2]" office:value-type="float" office:value="-0.00257580750621855" calcext:value-type="float">
            <text:p>-0.0025758075</text:p>
          </table:table-cell>
          <table:table-cell table:formula="of:=[Datos_Nao.B2]" office:value-type="float" office:value="0.06842041015625" calcext:value-type="float">
            <text:p>0.0684204102</text:p>
          </table:table-cell>
          <table:table-cell table:formula="of:=[Datos_Nao.C2]" office:value-type="float" office:value="0.000000260770320892334" calcext:value-type="float">
            <text:p>2.60770320892334E-007</text:p>
          </table:table-cell>
          <table:table-cell table:formula="of:=[Datos_Nao.D2]" office:value-type="float" office:value="-0.0000000149628824885895" calcext:value-type="float">
            <text:p>-0.000000015</text:p>
          </table:table-cell>
          <table:table-cell table:formula="of:=[Datos_Nao.E2]" office:value-type="float" office:value="0.000000000328623128709182" calcext:value-type="float">
            <text:p>3.28623128709182E-010</text:p>
          </table:table-cell>
          <table:table-cell table:formula="of:=[Datos_Nao.F2]" office:value-type="float" office:value="0.134684383869171" calcext:value-type="float">
            <text:p>0.1346843839</text:p>
          </table:table-cell>
          <table:table-cell/>
          <table:table-cell table:formula="of:=[Datos_MoCap.A2]" office:value-type="float" office:value="0.011248" calcext:value-type="float">
            <text:p>0.011248</text:p>
          </table:table-cell>
          <table:table-cell table:formula="of:=[Datos_MoCap.B2]" office:value-type="float" office:value="0.067846" calcext:value-type="float">
            <text:p>0.067846</text:p>
          </table:table-cell>
          <table:table-cell table:formula="of:=[Datos_MoCap.C2]" office:value-type="float" office:value="0.199624" calcext:value-type="float">
            <text:p>0.199624</text:p>
          </table:table-cell>
          <table:table-cell table:formula="of:=[Datos_MoCap.D2]" office:value-type="float" office:value="0.002546" calcext:value-type="float">
            <text:p>0.002546</text:p>
          </table:table-cell>
          <table:table-cell table:formula="of:=[Datos_MoCap.F2]" office:value-type="float" office:value="0.001032" calcext:value-type="float">
            <text:p>0.001032</text:p>
          </table:table-cell>
          <table:table-cell table:formula="of:=[Datos_MoCap.E2]" office:value-type="float" office:value="-0.062231" calcext:value-type="float">
            <text:p>-0.062231</text:p>
          </table:table-cell>
          <table:table-cell/>
          <table:table-cell table:formula="of:=([.H2])*(-0.023914362365637)+(-0.0065790614509)" office:value-type="float" office:value="-0.00684805019878869" calcext:value-type="float">
            <text:p>-0.0068480502</text:p>
          </table:table-cell>
          <table:table-cell table:formula="of:=([.J2])*(-0.205408122286256)+(0.109782283331548)" office:value-type="float" office:value="0.0687778923282764" calcext:value-type="float">
            <text:p>0.0687778923</text:p>
          </table:table-cell>
          <table:table-cell table:formula="of:=([.I2])*(0.310792688230763)+(-0.016510592847898)" office:value-type="float" office:value="0.00457544787780634" calcext:value-type="float">
            <text:p>0.0045754479</text:p>
          </table:table-cell>
          <table:table-cell table:formula="of:=[.H2]*-1" office:value-type="float" office:value="-0.011248" calcext:value-type="float">
            <text:p>-0.011248</text:p>
          </table:table-cell>
          <table:table-cell table:formula="of:=[.M2]*-1" office:value-type="float" office:value="0.062231" calcext:value-type="float">
            <text:p>0.062231</text:p>
          </table:table-cell>
          <table:table-cell table:formula="of:=([.K2])*(2.23435203765647)+(0.035482883974399)" office:value-type="float" office:value="0.0411715442622724" calcext:value-type="float">
            <text:p>0.0411715443</text:p>
          </table:table-cell>
          <table:table-cell table:formula="of:=([.M2])*(0.639359760687662)+(-0.019962373867579)" office:value-type="float" office:value="-0.0597503711349329" calcext:value-type="float">
            <text:p>-0.0597503711</text:p>
          </table:table-cell>
          <table:table-cell table:formula="of:=([.L2])*(1.26097813916405)+(0.272428916854381)" office:value-type="float" office:value="0.273730246293998" calcext:value-type="float">
            <text:p>0.2737302463</text:p>
          </table:table-cell>
          <table:table-cell table:number-columns-repeated="1002"/>
        </table:table-row>
        <table:table-row table:style-name="ro1">
          <table:table-cell table:formula="of:=[Datos_Nao.A3]" office:value-type="float" office:value="-0.00257580750621855" calcext:value-type="float">
            <text:p>-0.0025758075</text:p>
          </table:table-cell>
          <table:table-cell table:formula="of:=[Datos_Nao.B3]" office:value-type="float" office:value="0.06842041015625" calcext:value-type="float">
            <text:p>0.0684204102</text:p>
          </table:table-cell>
          <table:table-cell table:formula="of:=[Datos_Nao.C3]" office:value-type="float" office:value="0.000000260770320892334" calcext:value-type="float">
            <text:p>2.60770320892334E-007</text:p>
          </table:table-cell>
          <table:table-cell table:formula="of:=[Datos_Nao.D3]" office:value-type="float" office:value="-0.0000000149628824885895" calcext:value-type="float">
            <text:p>-0.000000015</text:p>
          </table:table-cell>
          <table:table-cell table:formula="of:=[Datos_Nao.E3]" office:value-type="float" office:value="0.000000000328623128709182" calcext:value-type="float">
            <text:p>3.28623128709182E-010</text:p>
          </table:table-cell>
          <table:table-cell table:formula="of:=[Datos_Nao.F3]" office:value-type="float" office:value="0.134684383869171" calcext:value-type="float">
            <text:p>0.1346843839</text:p>
          </table:table-cell>
          <table:table-cell/>
          <table:table-cell table:formula="of:=[Datos_MoCap.A3]" office:value-type="float" office:value="0.011237" calcext:value-type="float">
            <text:p>0.011237</text:p>
          </table:table-cell>
          <table:table-cell table:formula="of:=[Datos_MoCap.B3]" office:value-type="float" office:value="0.067844" calcext:value-type="float">
            <text:p>0.067844</text:p>
          </table:table-cell>
          <table:table-cell table:formula="of:=[Datos_MoCap.C3]" office:value-type="float" office:value="0.19963" calcext:value-type="float">
            <text:p>0.19963</text:p>
          </table:table-cell>
          <table:table-cell table:formula="of:=[Datos_MoCap.D3]" office:value-type="float" office:value="0.002663" calcext:value-type="float">
            <text:p>0.002663</text:p>
          </table:table-cell>
          <table:table-cell table:formula="of:=[Datos_MoCap.F3]" office:value-type="float" office:value="0.001095" calcext:value-type="float">
            <text:p>0.001095</text:p>
          </table:table-cell>
          <table:table-cell table:formula="of:=[Datos_MoCap.E3]" office:value-type="float" office:value="-0.062237" calcext:value-type="float">
            <text:p>-0.062237</text:p>
          </table:table-cell>
          <table:table-cell/>
          <table:table-cell table:formula="of:=([.H3])*(-0.023914362365637)+(-0.0065790614509)" office:value-type="float" office:value="-0.00684778714080266" calcext:value-type="float">
            <text:p>-0.0068477871</text:p>
          </table:table-cell>
          <table:table-cell table:formula="of:=([.J3])*(-0.205408122286256)+(0.109782283331548)" office:value-type="float" office:value="0.0687766598795427" calcext:value-type="float">
            <text:p>0.0687766599</text:p>
          </table:table-cell>
          <table:table-cell table:formula="of:=([.I3])*(0.310792688230763)+(-0.016510592847898)" office:value-type="float" office:value="0.00457482629242988" calcext:value-type="float">
            <text:p>0.0045748263</text:p>
          </table:table-cell>
          <table:table-cell table:formula="of:=[.H3]*-1" office:value-type="float" office:value="-0.011237" calcext:value-type="float">
            <text:p>-0.011237</text:p>
          </table:table-cell>
          <table:table-cell table:formula="of:=[.M3]*-1" office:value-type="float" office:value="0.062237" calcext:value-type="float">
            <text:p>0.062237</text:p>
          </table:table-cell>
          <table:table-cell table:formula="of:=([.K3])*(2.23435203765647)+(0.035482883974399)" office:value-type="float" office:value="0.0414329634506782" calcext:value-type="float">
            <text:p>0.0414329635</text:p>
          </table:table-cell>
          <table:table-cell table:formula="of:=([.M3])*(0.639359760687662)+(-0.019962373867579)" office:value-type="float" office:value="-0.059754207293497" calcext:value-type="float">
            <text:p>-0.0597542073</text:p>
          </table:table-cell>
          <table:table-cell table:formula="of:=([.L3])*(1.26097813916405)+(0.272428916854381)" office:value-type="float" office:value="0.273809687916766" calcext:value-type="float">
            <text:p>0.2738096879</text:p>
          </table:table-cell>
          <table:table-cell table:number-columns-repeated="1002"/>
        </table:table-row>
        <table:table-row table:style-name="ro1">
          <table:table-cell table:formula="of:=[Datos_Nao.A4]" office:value-type="float" office:value="-0.00257580750621855" calcext:value-type="float">
            <text:p>-0.0025758075</text:p>
          </table:table-cell>
          <table:table-cell table:formula="of:=[Datos_Nao.B4]" office:value-type="float" office:value="0.06842041015625" calcext:value-type="float">
            <text:p>0.0684204102</text:p>
          </table:table-cell>
          <table:table-cell table:formula="of:=[Datos_Nao.C4]" office:value-type="float" office:value="0.000000260770320892334" calcext:value-type="float">
            <text:p>2.60770320892334E-007</text:p>
          </table:table-cell>
          <table:table-cell table:formula="of:=[Datos_Nao.D4]" office:value-type="float" office:value="-0.0000000149628824885895" calcext:value-type="float">
            <text:p>-0.000000015</text:p>
          </table:table-cell>
          <table:table-cell table:formula="of:=[Datos_Nao.E4]" office:value-type="float" office:value="0.000000000328623128709182" calcext:value-type="float">
            <text:p>3.28623128709182E-010</text:p>
          </table:table-cell>
          <table:table-cell table:formula="of:=[Datos_Nao.F4]" office:value-type="float" office:value="0.134684383869171" calcext:value-type="float">
            <text:p>0.1346843839</text:p>
          </table:table-cell>
          <table:table-cell/>
          <table:table-cell table:formula="of:=[Datos_MoCap.A4]" office:value-type="float" office:value="0.011228" calcext:value-type="float">
            <text:p>0.011228</text:p>
          </table:table-cell>
          <table:table-cell table:formula="of:=[Datos_MoCap.B4]" office:value-type="float" office:value="0.067846" calcext:value-type="float">
            <text:p>0.067846</text:p>
          </table:table-cell>
          <table:table-cell table:formula="of:=[Datos_MoCap.C4]" office:value-type="float" office:value="0.199629" calcext:value-type="float">
            <text:p>0.199629</text:p>
          </table:table-cell>
          <table:table-cell table:formula="of:=[Datos_MoCap.D4]" office:value-type="float" office:value="0.002647" calcext:value-type="float">
            <text:p>0.002647</text:p>
          </table:table-cell>
          <table:table-cell table:formula="of:=[Datos_MoCap.F4]" office:value-type="float" office:value="0.001248" calcext:value-type="float">
            <text:p>0.001248</text:p>
          </table:table-cell>
          <table:table-cell table:formula="of:=[Datos_MoCap.E4]" office:value-type="float" office:value="-0.062207" calcext:value-type="float">
            <text:p>-0.062207</text:p>
          </table:table-cell>
          <table:table-cell/>
          <table:table-cell table:formula="of:=([.H4])*(-0.023914362365637)+(-0.0065790614509)" office:value-type="float" office:value="-0.00684757191154137" calcext:value-type="float">
            <text:p>-0.0068475719</text:p>
          </table:table-cell>
          <table:table-cell table:formula="of:=([.J4])*(-0.205408122286256)+(0.109782283331548)" office:value-type="float" office:value="0.068776865287665" calcext:value-type="float">
            <text:p>0.0687768653</text:p>
          </table:table-cell>
          <table:table-cell table:formula="of:=([.I4])*(0.310792688230763)+(-0.016510592847898)" office:value-type="float" office:value="0.00457544787780634" calcext:value-type="float">
            <text:p>0.0045754479</text:p>
          </table:table-cell>
          <table:table-cell table:formula="of:=[.H4]*-1" office:value-type="float" office:value="-0.011228" calcext:value-type="float">
            <text:p>-0.011228</text:p>
          </table:table-cell>
          <table:table-cell table:formula="of:=[.M4]*-1" office:value-type="float" office:value="0.062207" calcext:value-type="float">
            <text:p>0.062207</text:p>
          </table:table-cell>
          <table:table-cell table:formula="of:=([.K4])*(2.23435203765647)+(0.035482883974399)" office:value-type="float" office:value="0.0413972138180757" calcext:value-type="float">
            <text:p>0.0413972138</text:p>
          </table:table-cell>
          <table:table-cell table:formula="of:=([.M4])*(0.639359760687662)+(-0.019962373867579)" office:value-type="float" office:value="-0.0597350265006764" calcext:value-type="float">
            <text:p>-0.0597350265</text:p>
          </table:table-cell>
          <table:table-cell table:formula="of:=([.L4])*(1.26097813916405)+(0.272428916854381)" office:value-type="float" office:value="0.274002617572058" calcext:value-type="float">
            <text:p>0.2740026176</text:p>
          </table:table-cell>
          <table:table-cell table:number-columns-repeated="1002"/>
        </table:table-row>
        <table:table-row table:style-name="ro1">
          <table:table-cell table:formula="of:=[Datos_Nao.A5]" office:value-type="float" office:value="-0.00257580750621855" calcext:value-type="float">
            <text:p>-0.0025758075</text:p>
          </table:table-cell>
          <table:table-cell table:formula="of:=[Datos_Nao.B5]" office:value-type="float" office:value="0.06842041015625" calcext:value-type="float">
            <text:p>0.0684204102</text:p>
          </table:table-cell>
          <table:table-cell table:formula="of:=[Datos_Nao.C5]" office:value-type="float" office:value="0.000000260770320892334" calcext:value-type="float">
            <text:p>2.60770320892334E-007</text:p>
          </table:table-cell>
          <table:table-cell table:formula="of:=[Datos_Nao.D5]" office:value-type="float" office:value="-0.0000000149628824885895" calcext:value-type="float">
            <text:p>-0.000000015</text:p>
          </table:table-cell>
          <table:table-cell table:formula="of:=[Datos_Nao.E5]" office:value-type="float" office:value="0.000000000328623128709182" calcext:value-type="float">
            <text:p>3.28623128709182E-010</text:p>
          </table:table-cell>
          <table:table-cell table:formula="of:=[Datos_Nao.F5]" office:value-type="float" office:value="0.134684383869171" calcext:value-type="float">
            <text:p>0.1346843839</text:p>
          </table:table-cell>
          <table:table-cell/>
          <table:table-cell table:formula="of:=[Datos_MoCap.A5]" office:value-type="float" office:value="0.011212" calcext:value-type="float">
            <text:p>0.011212</text:p>
          </table:table-cell>
          <table:table-cell table:formula="of:=[Datos_MoCap.B5]" office:value-type="float" office:value="0.067836" calcext:value-type="float">
            <text:p>0.067836</text:p>
          </table:table-cell>
          <table:table-cell table:formula="of:=[Datos_MoCap.C5]" office:value-type="float" office:value="0.199626" calcext:value-type="float">
            <text:p>0.199626</text:p>
          </table:table-cell>
          <table:table-cell table:formula="of:=[Datos_MoCap.D5]" office:value-type="float" office:value="0.002681" calcext:value-type="float">
            <text:p>0.002681</text:p>
          </table:table-cell>
          <table:table-cell table:formula="of:=[Datos_MoCap.F5]" office:value-type="float" office:value="0.001341" calcext:value-type="float">
            <text:p>0.001341</text:p>
          </table:table-cell>
          <table:table-cell table:formula="of:=[Datos_MoCap.E5]" office:value-type="float" office:value="-0.062218" calcext:value-type="float">
            <text:p>-0.062218</text:p>
          </table:table-cell>
          <table:table-cell/>
          <table:table-cell table:formula="of:=([.H5])*(-0.023914362365637)+(-0.0065790614509)" office:value-type="float" office:value="-0.00684718928174352" calcext:value-type="float">
            <text:p>-0.0068471893</text:p>
          </table:table-cell>
          <table:table-cell table:formula="of:=([.J5])*(-0.205408122286256)+(0.109782283331548)" office:value-type="float" office:value="0.0687774815120319" calcext:value-type="float">
            <text:p>0.0687774815</text:p>
          </table:table-cell>
          <table:table-cell table:formula="of:=([.I5])*(0.310792688230763)+(-0.016510592847898)" office:value-type="float" office:value="0.00457233995092404" calcext:value-type="float">
            <text:p>0.00457234</text:p>
          </table:table-cell>
          <table:table-cell table:formula="of:=[.H5]*-1" office:value-type="float" office:value="-0.011212" calcext:value-type="float">
            <text:p>-0.011212</text:p>
          </table:table-cell>
          <table:table-cell table:formula="of:=[.M5]*-1" office:value-type="float" office:value="0.062218" calcext:value-type="float">
            <text:p>0.062218</text:p>
          </table:table-cell>
          <table:table-cell table:formula="of:=([.K5])*(2.23435203765647)+(0.035482883974399)" office:value-type="float" office:value="0.041473181787356" calcext:value-type="float">
            <text:p>0.0414731818</text:p>
          </table:table-cell>
          <table:table-cell table:formula="of:=([.M5])*(0.639359760687662)+(-0.019962373867579)" office:value-type="float" office:value="-0.059742059458044" calcext:value-type="float">
            <text:p>-0.0597420595</text:p>
          </table:table-cell>
          <table:table-cell table:formula="of:=([.L5])*(1.26097813916405)+(0.272428916854381)" office:value-type="float" office:value="0.274119888539" calcext:value-type="float">
            <text:p>0.2741198885</text:p>
          </table:table-cell>
          <table:table-cell table:number-columns-repeated="1002"/>
        </table:table-row>
        <table:table-row table:style-name="ro1">
          <table:table-cell table:formula="of:=[Datos_Nao.A6]" office:value-type="float" office:value="-0.00257580750621855" calcext:value-type="float">
            <text:p>-0.0025758075</text:p>
          </table:table-cell>
          <table:table-cell table:formula="of:=[Datos_Nao.B6]" office:value-type="float" office:value="0.06842041015625" calcext:value-type="float">
            <text:p>0.0684204102</text:p>
          </table:table-cell>
          <table:table-cell table:formula="of:=[Datos_Nao.C6]" office:value-type="float" office:value="0.000000260770320892334" calcext:value-type="float">
            <text:p>2.60770320892334E-007</text:p>
          </table:table-cell>
          <table:table-cell table:formula="of:=[Datos_Nao.D6]" office:value-type="float" office:value="-0.0000000149628824885895" calcext:value-type="float">
            <text:p>-0.000000015</text:p>
          </table:table-cell>
          <table:table-cell table:formula="of:=[Datos_Nao.E6]" office:value-type="float" office:value="0.000000000328623128709182" calcext:value-type="float">
            <text:p>3.28623128709182E-010</text:p>
          </table:table-cell>
          <table:table-cell table:formula="of:=[Datos_Nao.F6]" office:value-type="float" office:value="0.134684383869171" calcext:value-type="float">
            <text:p>0.1346843839</text:p>
          </table:table-cell>
          <table:table-cell/>
          <table:table-cell table:formula="of:=[Datos_MoCap.A6]" office:value-type="float" office:value="0.011202" calcext:value-type="float">
            <text:p>0.011202</text:p>
          </table:table-cell>
          <table:table-cell table:formula="of:=[Datos_MoCap.B6]" office:value-type="float" office:value="0.067836" calcext:value-type="float">
            <text:p>0.067836</text:p>
          </table:table-cell>
          <table:table-cell table:formula="of:=[Datos_MoCap.C6]" office:value-type="float" office:value="0.199625" calcext:value-type="float">
            <text:p>0.199625</text:p>
          </table:table-cell>
          <table:table-cell table:formula="of:=[Datos_MoCap.D6]" office:value-type="float" office:value="0.002663" calcext:value-type="float">
            <text:p>0.002663</text:p>
          </table:table-cell>
          <table:table-cell table:formula="of:=[Datos_MoCap.F6]" office:value-type="float" office:value="0.001432" calcext:value-type="float">
            <text:p>0.001432</text:p>
          </table:table-cell>
          <table:table-cell table:formula="of:=[Datos_MoCap.E6]" office:value-type="float" office:value="-0.0622" calcext:value-type="float">
            <text:p>-0.0622</text:p>
          </table:table-cell>
          <table:table-cell/>
          <table:table-cell table:formula="of:=([.H6])*(-0.023914362365637)+(-0.0065790614509)" office:value-type="float" office:value="-0.00684695013811987" calcext:value-type="float">
            <text:p>-0.0068469501</text:p>
          </table:table-cell>
          <table:table-cell table:formula="of:=([.J6])*(-0.205408122286256)+(0.109782283331548)" office:value-type="float" office:value="0.0687776869201542" calcext:value-type="float">
            <text:p>0.0687776869</text:p>
          </table:table-cell>
          <table:table-cell table:formula="of:=([.I6])*(0.310792688230763)+(-0.016510592847898)" office:value-type="float" office:value="0.00457233995092404" calcext:value-type="float">
            <text:p>0.00457234</text:p>
          </table:table-cell>
          <table:table-cell table:formula="of:=[.H6]*-1" office:value-type="float" office:value="-0.011202" calcext:value-type="float">
            <text:p>-0.011202</text:p>
          </table:table-cell>
          <table:table-cell table:formula="of:=[.M6]*-1" office:value-type="float" office:value="0.0622" calcext:value-type="float">
            <text:p>0.0622</text:p>
          </table:table-cell>
          <table:table-cell table:formula="of:=([.K6])*(2.23435203765647)+(0.035482883974399)" office:value-type="float" office:value="0.0414329634506782" calcext:value-type="float">
            <text:p>0.0414329635</text:p>
          </table:table-cell>
          <table:table-cell table:formula="of:=([.M6])*(0.639359760687662)+(-0.019962373867579)" office:value-type="float" office:value="-0.0597305509823516" calcext:value-type="float">
            <text:p>-0.059730551</text:p>
          </table:table-cell>
          <table:table-cell table:formula="of:=([.L6])*(1.26097813916405)+(0.272428916854381)" office:value-type="float" office:value="0.274234637549664" calcext:value-type="float">
            <text:p>0.2742346375</text:p>
          </table:table-cell>
          <table:table-cell table:number-columns-repeated="1002"/>
        </table:table-row>
        <table:table-row table:style-name="ro1">
          <table:table-cell table:formula="of:=[Datos_Nao.A7]" office:value-type="float" office:value="-0.00257580750621855" calcext:value-type="float">
            <text:p>-0.0025758075</text:p>
          </table:table-cell>
          <table:table-cell table:formula="of:=[Datos_Nao.B7]" office:value-type="float" office:value="0.06842041015625" calcext:value-type="float">
            <text:p>0.0684204102</text:p>
          </table:table-cell>
          <table:table-cell table:formula="of:=[Datos_Nao.C7]" office:value-type="float" office:value="0.000000260770320892334" calcext:value-type="float">
            <text:p>2.60770320892334E-007</text:p>
          </table:table-cell>
          <table:table-cell table:formula="of:=[Datos_Nao.D7]" office:value-type="float" office:value="-0.0000000149628824885895" calcext:value-type="float">
            <text:p>-0.000000015</text:p>
          </table:table-cell>
          <table:table-cell table:formula="of:=[Datos_Nao.E7]" office:value-type="float" office:value="0.000000000328623128709182" calcext:value-type="float">
            <text:p>3.28623128709182E-010</text:p>
          </table:table-cell>
          <table:table-cell table:formula="of:=[Datos_Nao.F7]" office:value-type="float" office:value="0.134684383869171" calcext:value-type="float">
            <text:p>0.1346843839</text:p>
          </table:table-cell>
          <table:table-cell/>
          <table:table-cell table:formula="of:=[Datos_MoCap.A7]" office:value-type="float" office:value="0.01119" calcext:value-type="float">
            <text:p>0.01119</text:p>
          </table:table-cell>
          <table:table-cell table:formula="of:=[Datos_MoCap.B7]" office:value-type="float" office:value="0.067836" calcext:value-type="float">
            <text:p>0.067836</text:p>
          </table:table-cell>
          <table:table-cell table:formula="of:=[Datos_MoCap.C7]" office:value-type="float" office:value="0.199632" calcext:value-type="float">
            <text:p>0.199632</text:p>
          </table:table-cell>
          <table:table-cell table:formula="of:=[Datos_MoCap.D7]" office:value-type="float" office:value="0.002748" calcext:value-type="float">
            <text:p>0.002748</text:p>
          </table:table-cell>
          <table:table-cell table:formula="of:=[Datos_MoCap.F7]" office:value-type="float" office:value="0.001562" calcext:value-type="float">
            <text:p>0.001562</text:p>
          </table:table-cell>
          <table:table-cell table:formula="of:=[Datos_MoCap.E7]" office:value-type="float" office:value="-0.062202" calcext:value-type="float">
            <text:p>-0.062202</text:p>
          </table:table-cell>
          <table:table-cell/>
          <table:table-cell table:formula="of:=([.H7])*(-0.023914362365637)+(-0.0065790614509)" office:value-type="float" office:value="-0.00684666316577148" calcext:value-type="float">
            <text:p>-0.0068466632</text:p>
          </table:table-cell>
          <table:table-cell table:formula="of:=([.J7])*(-0.205408122286256)+(0.109782283331548)" office:value-type="float" office:value="0.0687762490632981" calcext:value-type="float">
            <text:p>0.0687762491</text:p>
          </table:table-cell>
          <table:table-cell table:formula="of:=([.I7])*(0.310792688230763)+(-0.016510592847898)" office:value-type="float" office:value="0.00457233995092404" calcext:value-type="float">
            <text:p>0.00457234</text:p>
          </table:table-cell>
          <table:table-cell table:formula="of:=[.H7]*-1" office:value-type="float" office:value="-0.01119" calcext:value-type="float">
            <text:p>-0.01119</text:p>
          </table:table-cell>
          <table:table-cell table:formula="of:=[.M7]*-1" office:value-type="float" office:value="0.062202" calcext:value-type="float">
            <text:p>0.062202</text:p>
          </table:table-cell>
          <table:table-cell table:formula="of:=([.K7])*(2.23435203765647)+(0.035482883974399)" office:value-type="float" office:value="0.041622883373879" calcext:value-type="float">
            <text:p>0.0416228834</text:p>
          </table:table-cell>
          <table:table-cell table:formula="of:=([.M7])*(0.639359760687662)+(-0.019962373867579)" office:value-type="float" office:value="-0.059731829701873" calcext:value-type="float">
            <text:p>-0.0597318297</text:p>
          </table:table-cell>
          <table:table-cell table:formula="of:=([.L7])*(1.26097813916405)+(0.272428916854381)" office:value-type="float" office:value="0.274398564707755" calcext:value-type="float">
            <text:p>0.2743985647</text:p>
          </table:table-cell>
          <table:table-cell table:number-columns-repeated="1002"/>
        </table:table-row>
        <table:table-row table:style-name="ro1">
          <table:table-cell table:formula="of:=[Datos_Nao.A8]" office:value-type="float" office:value="-0.00257580750621855" calcext:value-type="float">
            <text:p>-0.0025758075</text:p>
          </table:table-cell>
          <table:table-cell table:formula="of:=[Datos_Nao.B8]" office:value-type="float" office:value="0.06842041015625" calcext:value-type="float">
            <text:p>0.0684204102</text:p>
          </table:table-cell>
          <table:table-cell table:formula="of:=[Datos_Nao.C8]" office:value-type="float" office:value="0.000000260770320892334" calcext:value-type="float">
            <text:p>2.60770320892334E-007</text:p>
          </table:table-cell>
          <table:table-cell table:formula="of:=[Datos_Nao.D8]" office:value-type="float" office:value="-0.0000000149628824885895" calcext:value-type="float">
            <text:p>-0.000000015</text:p>
          </table:table-cell>
          <table:table-cell table:formula="of:=[Datos_Nao.E8]" office:value-type="float" office:value="0.000000000328623128709182" calcext:value-type="float">
            <text:p>3.28623128709182E-010</text:p>
          </table:table-cell>
          <table:table-cell table:formula="of:=[Datos_Nao.F8]" office:value-type="float" office:value="0.134684383869171" calcext:value-type="float">
            <text:p>0.1346843839</text:p>
          </table:table-cell>
          <table:table-cell/>
          <table:table-cell table:formula="of:=[Datos_MoCap.A8]" office:value-type="float" office:value="0.011173" calcext:value-type="float">
            <text:p>0.011173</text:p>
          </table:table-cell>
          <table:table-cell table:formula="of:=[Datos_MoCap.B8]" office:value-type="float" office:value="0.06782" calcext:value-type="float">
            <text:p>0.06782</text:p>
          </table:table-cell>
          <table:table-cell table:formula="of:=[Datos_MoCap.C8]" office:value-type="float" office:value="0.199629" calcext:value-type="float">
            <text:p>0.199629</text:p>
          </table:table-cell>
          <table:table-cell table:formula="of:=[Datos_MoCap.D8]" office:value-type="float" office:value="0.002676" calcext:value-type="float">
            <text:p>0.002676</text:p>
          </table:table-cell>
          <table:table-cell table:formula="of:=[Datos_MoCap.F8]" office:value-type="float" office:value="0.00165" calcext:value-type="float">
            <text:p>0.00165</text:p>
          </table:table-cell>
          <table:table-cell table:formula="of:=[Datos_MoCap.E8]" office:value-type="float" office:value="-0.062185" calcext:value-type="float">
            <text:p>-0.062185</text:p>
          </table:table-cell>
          <table:table-cell/>
          <table:table-cell table:formula="of:=([.H8])*(-0.023914362365637)+(-0.0065790614509)" office:value-type="float" office:value="-0.00684625662161126" calcext:value-type="float">
            <text:p>-0.0068462566</text:p>
          </table:table-cell>
          <table:table-cell table:formula="of:=([.J8])*(-0.205408122286256)+(0.109782283331548)" office:value-type="float" office:value="0.068776865287665" calcext:value-type="float">
            <text:p>0.0687768653</text:p>
          </table:table-cell>
          <table:table-cell table:formula="of:=([.I8])*(0.310792688230763)+(-0.016510592847898)" office:value-type="float" office:value="0.00456736726791234" calcext:value-type="float">
            <text:p>0.0045673673</text:p>
          </table:table-cell>
          <table:table-cell table:formula="of:=[.H8]*-1" office:value-type="float" office:value="-0.011173" calcext:value-type="float">
            <text:p>-0.011173</text:p>
          </table:table-cell>
          <table:table-cell table:formula="of:=[.M8]*-1" office:value-type="float" office:value="0.062185" calcext:value-type="float">
            <text:p>0.062185</text:p>
          </table:table-cell>
          <table:table-cell table:formula="of:=([.K8])*(2.23435203765647)+(0.035482883974399)" office:value-type="float" office:value="0.0414620100271677" calcext:value-type="float">
            <text:p>0.04146201</text:p>
          </table:table-cell>
          <table:table-cell table:formula="of:=([.M8])*(0.639359760687662)+(-0.019962373867579)" office:value-type="float" office:value="-0.0597209605859413" calcext:value-type="float">
            <text:p>-0.0597209606</text:p>
          </table:table-cell>
          <table:table-cell table:formula="of:=([.L8])*(1.26097813916405)+(0.272428916854381)" office:value-type="float" office:value="0.274509530784002" calcext:value-type="float">
            <text:p>0.2745095308</text:p>
          </table:table-cell>
          <table:table-cell table:number-columns-repeated="1002"/>
        </table:table-row>
        <table:table-row table:style-name="ro1">
          <table:table-cell table:formula="of:=[Datos_Nao.A9]" office:value-type="float" office:value="-0.00257580750621855" calcext:value-type="float">
            <text:p>-0.0025758075</text:p>
          </table:table-cell>
          <table:table-cell table:formula="of:=[Datos_Nao.B9]" office:value-type="float" office:value="0.06842041015625" calcext:value-type="float">
            <text:p>0.0684204102</text:p>
          </table:table-cell>
          <table:table-cell table:formula="of:=[Datos_Nao.C9]" office:value-type="float" office:value="0.000000260770320892334" calcext:value-type="float">
            <text:p>2.60770320892334E-007</text:p>
          </table:table-cell>
          <table:table-cell table:formula="of:=[Datos_Nao.D9]" office:value-type="float" office:value="-0.0000000149628824885895" calcext:value-type="float">
            <text:p>-0.000000015</text:p>
          </table:table-cell>
          <table:table-cell table:formula="of:=[Datos_Nao.E9]" office:value-type="float" office:value="0.000000000328623128709182" calcext:value-type="float">
            <text:p>3.28623128709182E-010</text:p>
          </table:table-cell>
          <table:table-cell table:formula="of:=[Datos_Nao.F9]" office:value-type="float" office:value="0.134684383869171" calcext:value-type="float">
            <text:p>0.1346843839</text:p>
          </table:table-cell>
          <table:table-cell/>
          <table:table-cell table:formula="of:=[Datos_MoCap.A9]" office:value-type="float" office:value="0.011163" calcext:value-type="float">
            <text:p>0.011163</text:p>
          </table:table-cell>
          <table:table-cell table:formula="of:=[Datos_MoCap.B9]" office:value-type="float" office:value="0.067807" calcext:value-type="float">
            <text:p>0.067807</text:p>
          </table:table-cell>
          <table:table-cell table:formula="of:=[Datos_MoCap.C9]" office:value-type="float" office:value="0.199628" calcext:value-type="float">
            <text:p>0.199628</text:p>
          </table:table-cell>
          <table:table-cell table:formula="of:=[Datos_MoCap.D9]" office:value-type="float" office:value="0.002673" calcext:value-type="float">
            <text:p>0.002673</text:p>
          </table:table-cell>
          <table:table-cell table:formula="of:=[Datos_MoCap.F9]" office:value-type="float" office:value="0.001725" calcext:value-type="float">
            <text:p>0.001725</text:p>
          </table:table-cell>
          <table:table-cell table:formula="of:=[Datos_MoCap.E9]" office:value-type="float" office:value="-0.062203" calcext:value-type="float">
            <text:p>-0.062203</text:p>
          </table:table-cell>
          <table:table-cell/>
          <table:table-cell table:formula="of:=([.H9])*(-0.023914362365637)+(-0.0065790614509)" office:value-type="float" office:value="-0.00684601747798761" calcext:value-type="float">
            <text:p>-0.0068460175</text:p>
          </table:table-cell>
          <table:table-cell table:formula="of:=([.J9])*(-0.205408122286256)+(0.109782283331548)" office:value-type="float" office:value="0.0687770706957873" calcext:value-type="float">
            <text:p>0.0687770707</text:p>
          </table:table-cell>
          <table:table-cell table:formula="of:=([.I9])*(0.310792688230763)+(-0.016510592847898)" office:value-type="float" office:value="0.00456332696296534" calcext:value-type="float">
            <text:p>0.004563327</text:p>
          </table:table-cell>
          <table:table-cell table:formula="of:=[.H9]*-1" office:value-type="float" office:value="-0.011163" calcext:value-type="float">
            <text:p>-0.011163</text:p>
          </table:table-cell>
          <table:table-cell table:formula="of:=[.M9]*-1" office:value-type="float" office:value="0.062203" calcext:value-type="float">
            <text:p>0.062203</text:p>
          </table:table-cell>
          <table:table-cell table:formula="of:=([.K9])*(2.23435203765647)+(0.035482883974399)" office:value-type="float" office:value="0.0414553069710547" calcext:value-type="float">
            <text:p>0.041455307</text:p>
          </table:table-cell>
          <table:table-cell table:formula="of:=([.M9])*(0.639359760687662)+(-0.019962373867579)" office:value-type="float" office:value="-0.0597324690616336" calcext:value-type="float">
            <text:p>-0.0597324691</text:p>
          </table:table-cell>
          <table:table-cell table:formula="of:=([.L9])*(1.26097813916405)+(0.272428916854381)" office:value-type="float" office:value="0.274604104144439" calcext:value-type="float">
            <text:p>0.2746041041</text:p>
          </table:table-cell>
          <table:table-cell table:number-columns-repeated="1002"/>
        </table:table-row>
        <table:table-row table:style-name="ro1">
          <table:table-cell table:formula="of:=[Datos_Nao.A10]" office:value-type="float" office:value="-0.00257580750621855" calcext:value-type="float">
            <text:p>-0.0025758075</text:p>
          </table:table-cell>
          <table:table-cell table:formula="of:=[Datos_Nao.B10]" office:value-type="float" office:value="0.06842041015625" calcext:value-type="float">
            <text:p>0.0684204102</text:p>
          </table:table-cell>
          <table:table-cell table:formula="of:=[Datos_Nao.C10]" office:value-type="float" office:value="0.000000260770320892334" calcext:value-type="float">
            <text:p>2.60770320892334E-007</text:p>
          </table:table-cell>
          <table:table-cell table:formula="of:=[Datos_Nao.D10]" office:value-type="float" office:value="-0.0000000149628824885895" calcext:value-type="float">
            <text:p>-0.000000015</text:p>
          </table:table-cell>
          <table:table-cell table:formula="of:=[Datos_Nao.E10]" office:value-type="float" office:value="0.000000000328623128709182" calcext:value-type="float">
            <text:p>3.28623128709182E-010</text:p>
          </table:table-cell>
          <table:table-cell table:formula="of:=[Datos_Nao.F10]" office:value-type="float" office:value="0.134684383869171" calcext:value-type="float">
            <text:p>0.1346843839</text:p>
          </table:table-cell>
          <table:table-cell/>
          <table:table-cell table:formula="of:=[Datos_MoCap.A10]" office:value-type="float" office:value="0.01116" calcext:value-type="float">
            <text:p>0.01116</text:p>
          </table:table-cell>
          <table:table-cell table:formula="of:=[Datos_MoCap.B10]" office:value-type="float" office:value="0.067815" calcext:value-type="float">
            <text:p>0.067815</text:p>
          </table:table-cell>
          <table:table-cell table:formula="of:=[Datos_MoCap.C10]" office:value-type="float" office:value="0.199631" calcext:value-type="float">
            <text:p>0.199631</text:p>
          </table:table-cell>
          <table:table-cell table:formula="of:=[Datos_MoCap.D10]" office:value-type="float" office:value="0.002692" calcext:value-type="float">
            <text:p>0.002692</text:p>
          </table:table-cell>
          <table:table-cell table:formula="of:=[Datos_MoCap.F10]" office:value-type="float" office:value="0.001772" calcext:value-type="float">
            <text:p>0.001772</text:p>
          </table:table-cell>
          <table:table-cell table:formula="of:=[Datos_MoCap.E10]" office:value-type="float" office:value="-0.062174" calcext:value-type="float">
            <text:p>-0.062174</text:p>
          </table:table-cell>
          <table:table-cell/>
          <table:table-cell table:formula="of:=([.H10])*(-0.023914362365637)+(-0.0065790614509)" office:value-type="float" office:value="-0.00684594573490051" calcext:value-type="float">
            <text:p>-0.0068459457</text:p>
          </table:table-cell>
          <table:table-cell table:formula="of:=([.J10])*(-0.205408122286256)+(0.109782283331548)" office:value-type="float" office:value="0.0687764544714204" calcext:value-type="float">
            <text:p>0.0687764545</text:p>
          </table:table-cell>
          <table:table-cell table:formula="of:=([.I10])*(0.310792688230763)+(-0.016510592847898)" office:value-type="float" office:value="0.00456581330447119" calcext:value-type="float">
            <text:p>0.0045658133</text:p>
          </table:table-cell>
          <table:table-cell table:formula="of:=[.H10]*-1" office:value-type="float" office:value="-0.01116" calcext:value-type="float">
            <text:p>-0.01116</text:p>
          </table:table-cell>
          <table:table-cell table:formula="of:=[.M10]*-1" office:value-type="float" office:value="0.062174" calcext:value-type="float">
            <text:p>0.062174</text:p>
          </table:table-cell>
          <table:table-cell table:formula="of:=([.K10])*(2.23435203765647)+(0.035482883974399)" office:value-type="float" office:value="0.0414977596597702" calcext:value-type="float">
            <text:p>0.0414977597</text:p>
          </table:table-cell>
          <table:table-cell table:formula="of:=([.M10])*(0.639359760687662)+(-0.019962373867579)" office:value-type="float" office:value="-0.0597139276285737" calcext:value-type="float">
            <text:p>-0.0597139276</text:p>
          </table:table-cell>
          <table:table-cell table:formula="of:=([.L10])*(1.26097813916405)+(0.272428916854381)" office:value-type="float" office:value="0.27466337011698" calcext:value-type="float">
            <text:p>0.2746633701</text:p>
          </table:table-cell>
          <table:table-cell table:number-columns-repeated="1002"/>
        </table:table-row>
        <table:table-row table:style-name="ro1">
          <table:table-cell table:formula="of:=[Datos_Nao.A11]" office:value-type="float" office:value="-0.00257580750621855" calcext:value-type="float">
            <text:p>-0.0025758075</text:p>
          </table:table-cell>
          <table:table-cell table:formula="of:=[Datos_Nao.B11]" office:value-type="float" office:value="0.06842041015625" calcext:value-type="float">
            <text:p>0.0684204102</text:p>
          </table:table-cell>
          <table:table-cell table:formula="of:=[Datos_Nao.C11]" office:value-type="float" office:value="0.000000260770320892334" calcext:value-type="float">
            <text:p>2.60770320892334E-007</text:p>
          </table:table-cell>
          <table:table-cell table:formula="of:=[Datos_Nao.D11]" office:value-type="float" office:value="-0.0000000149628824885895" calcext:value-type="float">
            <text:p>-0.000000015</text:p>
          </table:table-cell>
          <table:table-cell table:formula="of:=[Datos_Nao.E11]" office:value-type="float" office:value="0.000000000328623128709182" calcext:value-type="float">
            <text:p>3.28623128709182E-010</text:p>
          </table:table-cell>
          <table:table-cell table:formula="of:=[Datos_Nao.F11]" office:value-type="float" office:value="0.134684383869171" calcext:value-type="float">
            <text:p>0.1346843839</text:p>
          </table:table-cell>
          <table:table-cell/>
          <table:table-cell table:formula="of:=[Datos_MoCap.A11]" office:value-type="float" office:value="0.011156" calcext:value-type="float">
            <text:p>0.011156</text:p>
          </table:table-cell>
          <table:table-cell table:formula="of:=[Datos_MoCap.B11]" office:value-type="float" office:value="0.067811" calcext:value-type="float">
            <text:p>0.067811</text:p>
          </table:table-cell>
          <table:table-cell table:formula="of:=[Datos_MoCap.C11]" office:value-type="float" office:value="0.199623" calcext:value-type="float">
            <text:p>0.199623</text:p>
          </table:table-cell>
          <table:table-cell table:formula="of:=[Datos_MoCap.D11]" office:value-type="float" office:value="0.00272" calcext:value-type="float">
            <text:p>0.00272</text:p>
          </table:table-cell>
          <table:table-cell table:formula="of:=[Datos_MoCap.F11]" office:value-type="float" office:value="0.001824" calcext:value-type="float">
            <text:p>0.001824</text:p>
          </table:table-cell>
          <table:table-cell table:formula="of:=[Datos_MoCap.E11]" office:value-type="float" office:value="-0.062181" calcext:value-type="float">
            <text:p>-0.062181</text:p>
          </table:table-cell>
          <table:table-cell/>
          <table:table-cell table:formula="of:=([.H11])*(-0.023914362365637)+(-0.0065790614509)" office:value-type="float" office:value="-0.00684585007745105" calcext:value-type="float">
            <text:p>-0.0068458501</text:p>
          </table:table-cell>
          <table:table-cell table:formula="of:=([.J11])*(-0.205408122286256)+(0.109782283331548)" office:value-type="float" office:value="0.0687780977363987" calcext:value-type="float">
            <text:p>0.0687780977</text:p>
          </table:table-cell>
          <table:table-cell table:formula="of:=([.I11])*(0.310792688230763)+(-0.016510592847898)" office:value-type="float" office:value="0.00456457013371827" calcext:value-type="float">
            <text:p>0.0045645701</text:p>
          </table:table-cell>
          <table:table-cell table:formula="of:=[.H11]*-1" office:value-type="float" office:value="-0.011156" calcext:value-type="float">
            <text:p>-0.011156</text:p>
          </table:table-cell>
          <table:table-cell table:formula="of:=[.M11]*-1" office:value-type="float" office:value="0.062181" calcext:value-type="float">
            <text:p>0.062181</text:p>
          </table:table-cell>
          <table:table-cell table:formula="of:=([.K11])*(2.23435203765647)+(0.035482883974399)" office:value-type="float" office:value="0.0415603215168246" calcext:value-type="float">
            <text:p>0.0415603215</text:p>
          </table:table-cell>
          <table:table-cell table:formula="of:=([.M11])*(0.639359760687662)+(-0.019962373867579)" office:value-type="float" office:value="-0.0597184031468985" calcext:value-type="float">
            <text:p>-0.0597184031</text:p>
          </table:table-cell>
          <table:table-cell table:formula="of:=([.L11])*(1.26097813916405)+(0.272428916854381)" office:value-type="float" office:value="0.274728940980216" calcext:value-type="float">
            <text:p>0.274728941</text:p>
          </table:table-cell>
          <table:table-cell table:number-columns-repeated="1002"/>
        </table:table-row>
        <table:table-row table:style-name="ro1">
          <table:table-cell table:formula="of:=[Datos_Nao.A12]" office:value-type="float" office:value="-0.00521876662969589" calcext:value-type="float">
            <text:p>-0.0052187666</text:p>
          </table:table-cell>
          <table:table-cell table:formula="of:=[Datos_Nao.B12]" office:value-type="float" office:value="0.0670973435044289" calcext:value-type="float">
            <text:p>0.0670973435</text:p>
          </table:table-cell>
          <table:table-cell table:formula="of:=[Datos_Nao.C12]" office:value-type="float" office:value="-0.0000333636999130249" calcext:value-type="float">
            <text:p>-3.33636999130249E-005</text:p>
          </table:table-cell>
          <table:table-cell table:formula="of:=[Datos_Nao.D12]" office:value-type="float" office:value="0.000200862617930397" calcext:value-type="float">
            <text:p>0.0002008626</text:p>
          </table:table-cell>
          <table:table-cell table:formula="of:=[Datos_Nao.E12]" office:value-type="float" office:value="0.00953266676515341" calcext:value-type="float">
            <text:p>0.0095326668</text:p>
          </table:table-cell>
          <table:table-cell table:formula="of:=[Datos_Nao.F12]" office:value-type="float" office:value="0.131065279245377" calcext:value-type="float">
            <text:p>0.1310652792</text:p>
          </table:table-cell>
          <table:table-cell/>
          <table:table-cell table:formula="of:=[Datos_MoCap.A12]" office:value-type="float" office:value="0.011151" calcext:value-type="float">
            <text:p>0.011151</text:p>
          </table:table-cell>
          <table:table-cell table:formula="of:=[Datos_MoCap.B12]" office:value-type="float" office:value="0.067802" calcext:value-type="float">
            <text:p>0.067802</text:p>
          </table:table-cell>
          <table:table-cell table:formula="of:=[Datos_MoCap.C12]" office:value-type="float" office:value="0.199626" calcext:value-type="float">
            <text:p>0.199626</text:p>
          </table:table-cell>
          <table:table-cell table:formula="of:=[Datos_MoCap.D12]" office:value-type="float" office:value="0.002637" calcext:value-type="float">
            <text:p>0.002637</text:p>
          </table:table-cell>
          <table:table-cell table:formula="of:=[Datos_MoCap.F12]" office:value-type="float" office:value="0.001876" calcext:value-type="float">
            <text:p>0.001876</text:p>
          </table:table-cell>
          <table:table-cell table:formula="of:=[Datos_MoCap.E12]" office:value-type="float" office:value="-0.062158" calcext:value-type="float">
            <text:p>-0.062158</text:p>
          </table:table-cell>
          <table:table-cell/>
          <table:table-cell table:formula="of:=([.H12])*(-0.023914362365637)+(-0.0065790614509)" office:value-type="float" office:value="-0.00684573050563922" calcext:value-type="float">
            <text:p>-0.0068457305</text:p>
          </table:table-cell>
          <table:table-cell table:formula="of:=([.J12])*(-0.205408122286256)+(0.109782283331548)" office:value-type="float" office:value="0.0687774815120319" calcext:value-type="float">
            <text:p>0.0687774815</text:p>
          </table:table-cell>
          <table:table-cell table:formula="of:=([.I12])*(0.310792688230763)+(-0.016510592847898)" office:value-type="float" office:value="0.00456177299952419" calcext:value-type="float">
            <text:p>0.004561773</text:p>
          </table:table-cell>
          <table:table-cell table:formula="of:=[.H12]*-1" office:value-type="float" office:value="-0.011151" calcext:value-type="float">
            <text:p>-0.011151</text:p>
          </table:table-cell>
          <table:table-cell table:formula="of:=[.M12]*-1" office:value-type="float" office:value="0.062158" calcext:value-type="float">
            <text:p>0.062158</text:p>
          </table:table-cell>
          <table:table-cell table:formula="of:=([.K12])*(2.23435203765647)+(0.035482883974399)" office:value-type="float" office:value="0.0413748702976991" calcext:value-type="float">
            <text:p>0.0413748703</text:p>
          </table:table-cell>
          <table:table-cell table:formula="of:=([.M12])*(0.639359760687662)+(-0.019962373867579)" office:value-type="float" office:value="-0.0597036978724027" calcext:value-type="float">
            <text:p>-0.0597036979</text:p>
          </table:table-cell>
          <table:table-cell table:formula="of:=([.L12])*(1.26097813916405)+(0.272428916854381)" office:value-type="float" office:value="0.274794511843453" calcext:value-type="float">
            <text:p>0.2747945118</text:p>
          </table:table-cell>
          <table:table-cell table:number-columns-repeated="1002"/>
        </table:table-row>
        <table:table-row table:style-name="ro1">
          <table:table-cell table:formula="of:=[Datos_Nao.A13]" office:value-type="float" office:value="-0.00535762868821621" calcext:value-type="float">
            <text:p>-0.0053576287</text:p>
          </table:table-cell>
          <table:table-cell table:formula="of:=[Datos_Nao.B13]" office:value-type="float" office:value="0.0661750286817551" calcext:value-type="float">
            <text:p>0.0661750287</text:p>
          </table:table-cell>
          <table:table-cell table:formula="of:=[Datos_Nao.C13]" office:value-type="float" office:value="-0.0000145398080348969" calcext:value-type="float">
            <text:p>-1.45398080348969E-005</text:p>
          </table:table-cell>
          <table:table-cell table:formula="of:=[Datos_Nao.D13]" office:value-type="float" office:value="0.000258348562056199" calcext:value-type="float">
            <text:p>0.0002583486</text:p>
          </table:table-cell>
          <table:table-cell table:formula="of:=[Datos_Nao.E13]" office:value-type="float" office:value="0.00673467526212335" calcext:value-type="float">
            <text:p>0.0067346753</text:p>
          </table:table-cell>
          <table:table-cell table:formula="of:=[Datos_Nao.F13]" office:value-type="float" office:value="0.130471989512444" calcext:value-type="float">
            <text:p>0.1304719895</text:p>
          </table:table-cell>
          <table:table-cell/>
          <table:table-cell table:formula="of:=[Datos_MoCap.A13]" office:value-type="float" office:value="0.011143" calcext:value-type="float">
            <text:p>0.011143</text:p>
          </table:table-cell>
          <table:table-cell table:formula="of:=[Datos_MoCap.B13]" office:value-type="float" office:value="0.067812" calcext:value-type="float">
            <text:p>0.067812</text:p>
          </table:table-cell>
          <table:table-cell table:formula="of:=[Datos_MoCap.C13]" office:value-type="float" office:value="0.199631" calcext:value-type="float">
            <text:p>0.199631</text:p>
          </table:table-cell>
          <table:table-cell table:formula="of:=[Datos_MoCap.D13]" office:value-type="float" office:value="0.00273" calcext:value-type="float">
            <text:p>0.00273</text:p>
          </table:table-cell>
          <table:table-cell table:formula="of:=[Datos_MoCap.F13]" office:value-type="float" office:value="0.001859" calcext:value-type="float">
            <text:p>0.001859</text:p>
          </table:table-cell>
          <table:table-cell table:formula="of:=[Datos_MoCap.E13]" office:value-type="float" office:value="-0.06219" calcext:value-type="float">
            <text:p>-0.06219</text:p>
          </table:table-cell>
          <table:table-cell/>
          <table:table-cell table:formula="of:=([.H13])*(-0.023914362365637)+(-0.0065790614509)" office:value-type="float" office:value="-0.00684553919074029" calcext:value-type="float">
            <text:p>-0.0068455392</text:p>
          </table:table-cell>
          <table:table-cell table:formula="of:=([.J13])*(-0.205408122286256)+(0.109782283331548)" office:value-type="float" office:value="0.0687764544714204" calcext:value-type="float">
            <text:p>0.0687764545</text:p>
          </table:table-cell>
          <table:table-cell table:formula="of:=([.I13])*(0.310792688230763)+(-0.016510592847898)" office:value-type="float" office:value="0.0045648809264065" calcext:value-type="float">
            <text:p>0.0045648809</text:p>
          </table:table-cell>
          <table:table-cell table:formula="of:=[.H13]*-1" office:value-type="float" office:value="-0.011143" calcext:value-type="float">
            <text:p>-0.011143</text:p>
          </table:table-cell>
          <table:table-cell table:formula="of:=[.M13]*-1" office:value-type="float" office:value="0.06219" calcext:value-type="float">
            <text:p>0.06219</text:p>
          </table:table-cell>
          <table:table-cell table:formula="of:=([.K13])*(2.23435203765647)+(0.035482883974399)" office:value-type="float" office:value="0.0415826650372012" calcext:value-type="float">
            <text:p>0.041582665</text:p>
          </table:table-cell>
          <table:table-cell table:formula="of:=([.M13])*(0.639359760687662)+(-0.019962373867579)" office:value-type="float" office:value="-0.0597241573847447" calcext:value-type="float">
            <text:p>-0.0597241574</text:p>
          </table:table-cell>
          <table:table-cell table:formula="of:=([.L13])*(1.26097813916405)+(0.272428916854381)" office:value-type="float" office:value="0.274773075215087" calcext:value-type="float">
            <text:p>0.2747730752</text:p>
          </table:table-cell>
          <table:table-cell table:number-columns-repeated="1002"/>
        </table:table-row>
        <table:table-row table:style-name="ro1">
          <table:table-cell table:formula="of:=[Datos_Nao.A14]" office:value-type="float" office:value="-0.00542894983664155" calcext:value-type="float">
            <text:p>-0.0054289498</text:p>
          </table:table-cell>
          <table:table-cell table:formula="of:=[Datos_Nao.B14]" office:value-type="float" office:value="0.0657318457961083" calcext:value-type="float">
            <text:p>0.0657318458</text:p>
          </table:table-cell>
          <table:table-cell table:formula="of:=[Datos_Nao.C14]" office:value-type="float" office:value="-0.00000263005495071411" calcext:value-type="float">
            <text:p>-2.63005495071411E-006</text:p>
          </table:table-cell>
          <table:table-cell table:formula="of:=[Datos_Nao.D14]" office:value-type="float" office:value="0.000327491055941209" calcext:value-type="float">
            <text:p>0.0003274911</text:p>
          </table:table-cell>
          <table:table-cell table:formula="of:=[Datos_Nao.E14]" office:value-type="float" office:value="0.00573977828025818" calcext:value-type="float">
            <text:p>0.0057397783</text:p>
          </table:table-cell>
          <table:table-cell table:formula="of:=[Datos_Nao.F14]" office:value-type="float" office:value="0.130194753408432" calcext:value-type="float">
            <text:p>0.1301947534</text:p>
          </table:table-cell>
          <table:table-cell/>
          <table:table-cell table:formula="of:=[Datos_MoCap.A14]" office:value-type="float" office:value="0.011121" calcext:value-type="float">
            <text:p>0.011121</text:p>
          </table:table-cell>
          <table:table-cell table:formula="of:=[Datos_MoCap.B14]" office:value-type="float" office:value="0.067783" calcext:value-type="float">
            <text:p>0.067783</text:p>
          </table:table-cell>
          <table:table-cell table:formula="of:=[Datos_MoCap.C14]" office:value-type="float" office:value="0.199634" calcext:value-type="float">
            <text:p>0.199634</text:p>
          </table:table-cell>
          <table:table-cell table:formula="of:=[Datos_MoCap.D14]" office:value-type="float" office:value="0.002975" calcext:value-type="float">
            <text:p>0.002975</text:p>
          </table:table-cell>
          <table:table-cell table:formula="of:=[Datos_MoCap.F14]" office:value-type="float" office:value="0.001886" calcext:value-type="float">
            <text:p>0.001886</text:p>
          </table:table-cell>
          <table:table-cell table:formula="of:=[Datos_MoCap.E14]" office:value-type="float" office:value="-0.062176" calcext:value-type="float">
            <text:p>-0.062176</text:p>
          </table:table-cell>
          <table:table-cell/>
          <table:table-cell table:formula="of:=([.H14])*(-0.023914362365637)+(-0.0065790614509)" office:value-type="float" office:value="-0.00684501307476825" calcext:value-type="float">
            <text:p>-0.0068450131</text:p>
          </table:table-cell>
          <table:table-cell table:formula="of:=([.J14])*(-0.205408122286256)+(0.109782283331548)" office:value-type="float" office:value="0.0687758382470536" calcext:value-type="float">
            <text:p>0.0687758382</text:p>
          </table:table-cell>
          <table:table-cell table:formula="of:=([.I14])*(0.310792688230763)+(-0.016510592847898)" office:value-type="float" office:value="0.0045558679384478" calcext:value-type="float">
            <text:p>0.0045558679</text:p>
          </table:table-cell>
          <table:table-cell table:formula="of:=[.H14]*-1" office:value-type="float" office:value="-0.011121" calcext:value-type="float">
            <text:p>-0.011121</text:p>
          </table:table-cell>
          <table:table-cell table:formula="of:=[.M14]*-1" office:value-type="float" office:value="0.062176" calcext:value-type="float">
            <text:p>0.062176</text:p>
          </table:table-cell>
          <table:table-cell table:formula="of:=([.K14])*(2.23435203765647)+(0.035482883974399)" office:value-type="float" office:value="0.042130081286427" calcext:value-type="float">
            <text:p>0.0421300813</text:p>
          </table:table-cell>
          <table:table-cell table:formula="of:=([.M14])*(0.639359760687662)+(-0.019962373867579)" office:value-type="float" office:value="-0.0597152063480951" calcext:value-type="float">
            <text:p>-0.0597152063</text:p>
          </table:table-cell>
          <table:table-cell table:formula="of:=([.L14])*(1.26097813916405)+(0.272428916854381)" office:value-type="float" office:value="0.274807121624844" calcext:value-type="float">
            <text:p>0.2748071216</text:p>
          </table:table-cell>
          <table:table-cell table:number-columns-repeated="1002"/>
        </table:table-row>
        <table:table-row table:style-name="ro1">
          <table:table-cell table:formula="of:=[Datos_Nao.A15]" office:value-type="float" office:value="-0.00595821347087622" calcext:value-type="float">
            <text:p>-0.0059582135</text:p>
          </table:table-cell>
          <table:table-cell table:formula="of:=[Datos_Nao.B15]" office:value-type="float" office:value="0.0629530176520348" calcext:value-type="float">
            <text:p>0.0629530177</text:p>
          </table:table-cell>
          <table:table-cell table:formula="of:=[Datos_Nao.C15]" office:value-type="float" office:value="0.0000947229564189911" calcext:value-type="float">
            <text:p>0.000094723</text:p>
          </table:table-cell>
          <table:table-cell table:formula="of:=[Datos_Nao.D15]" office:value-type="float" office:value="0.00114949163980782" calcext:value-type="float">
            <text:p>0.0011494916</text:p>
          </table:table-cell>
          <table:table-cell table:formula="of:=[Datos_Nao.E15]" office:value-type="float" office:value="0.00256568077020347" calcext:value-type="float">
            <text:p>0.0025656808</text:p>
          </table:table-cell>
          <table:table-cell table:formula="of:=[Datos_Nao.F15]" office:value-type="float" office:value="0.128569841384888" calcext:value-type="float">
            <text:p>0.1285698414</text:p>
          </table:table-cell>
          <table:table-cell/>
          <table:table-cell table:formula="of:=[Datos_MoCap.A15]" office:value-type="float" office:value="0.011141" calcext:value-type="float">
            <text:p>0.011141</text:p>
          </table:table-cell>
          <table:table-cell table:formula="of:=[Datos_MoCap.B15]" office:value-type="float" office:value="0.067803" calcext:value-type="float">
            <text:p>0.067803</text:p>
          </table:table-cell>
          <table:table-cell table:formula="of:=[Datos_MoCap.C15]" office:value-type="float" office:value="0.199627" calcext:value-type="float">
            <text:p>0.199627</text:p>
          </table:table-cell>
          <table:table-cell table:formula="of:=[Datos_MoCap.D15]" office:value-type="float" office:value="0.002639" calcext:value-type="float">
            <text:p>0.002639</text:p>
          </table:table-cell>
          <table:table-cell table:formula="of:=[Datos_MoCap.F15]" office:value-type="float" office:value="0.001877" calcext:value-type="float">
            <text:p>0.001877</text:p>
          </table:table-cell>
          <table:table-cell table:formula="of:=[Datos_MoCap.E15]" office:value-type="float" office:value="-0.062179" calcext:value-type="float">
            <text:p>-0.062179</text:p>
          </table:table-cell>
          <table:table-cell/>
          <table:table-cell table:formula="of:=([.H15])*(-0.023914362365637)+(-0.0065790614509)" office:value-type="float" office:value="-0.00684549136201556" calcext:value-type="float">
            <text:p>-0.0068454914</text:p>
          </table:table-cell>
          <table:table-cell table:formula="of:=([.J15])*(-0.205408122286256)+(0.109782283331548)" office:value-type="float" office:value="0.0687772761039096" calcext:value-type="float">
            <text:p>0.0687772761</text:p>
          </table:table-cell>
          <table:table-cell table:formula="of:=([.I15])*(0.310792688230763)+(-0.016510592847898)" office:value-type="float" office:value="0.00456208379221242" calcext:value-type="float">
            <text:p>0.0045620838</text:p>
          </table:table-cell>
          <table:table-cell table:formula="of:=[.H15]*-1" office:value-type="float" office:value="-0.011141" calcext:value-type="float">
            <text:p>-0.011141</text:p>
          </table:table-cell>
          <table:table-cell table:formula="of:=[.M15]*-1" office:value-type="float" office:value="0.062179" calcext:value-type="float">
            <text:p>0.062179</text:p>
          </table:table-cell>
          <table:table-cell table:formula="of:=([.K15])*(2.23435203765647)+(0.035482883974399)" office:value-type="float" office:value="0.0413793390017744" calcext:value-type="float">
            <text:p>0.041379339</text:p>
          </table:table-cell>
          <table:table-cell table:formula="of:=([.M15])*(0.639359760687662)+(-0.019962373867579)" office:value-type="float" office:value="-0.0597171244273771" calcext:value-type="float">
            <text:p>-0.0597171244</text:p>
          </table:table-cell>
          <table:table-cell table:formula="of:=([.L15])*(1.26097813916405)+(0.272428916854381)" office:value-type="float" office:value="0.274795772821592" calcext:value-type="float">
            <text:p>0.2747957728</text:p>
          </table:table-cell>
          <table:table-cell table:number-columns-repeated="1002"/>
        </table:table-row>
        <table:table-row table:style-name="ro1">
          <table:table-cell table:formula="of:=[Datos_Nao.A16]" office:value-type="float" office:value="-0.00611676136031747" calcext:value-type="float">
            <text:p>-0.0061167614</text:p>
          </table:table-cell>
          <table:table-cell table:formula="of:=[Datos_Nao.B16]" office:value-type="float" office:value="0.06225910410285" calcext:value-type="float">
            <text:p>0.0622591041</text:p>
          </table:table-cell>
          <table:table-cell table:formula="of:=[Datos_Nao.C16]" office:value-type="float" office:value="0.000124000012874603" calcext:value-type="float">
            <text:p>0.000124</text:p>
          </table:table-cell>
          <table:table-cell table:formula="of:=[Datos_Nao.D16]" office:value-type="float" office:value="0.00142291095107794" calcext:value-type="float">
            <text:p>0.001422911</text:p>
          </table:table-cell>
          <table:table-cell table:formula="of:=[Datos_Nao.E16]" office:value-type="float" office:value="0.00224287621676922" calcext:value-type="float">
            <text:p>0.0022428762</text:p>
          </table:table-cell>
          <table:table-cell table:formula="of:=[Datos_Nao.F16]" office:value-type="float" office:value="0.128194272518158" calcext:value-type="float">
            <text:p>0.1281942725</text:p>
          </table:table-cell>
          <table:table-cell/>
          <table:table-cell table:formula="of:=[Datos_MoCap.A16]" office:value-type="float" office:value="0.011102" calcext:value-type="float">
            <text:p>0.011102</text:p>
          </table:table-cell>
          <table:table-cell table:formula="of:=[Datos_MoCap.B16]" office:value-type="float" office:value="0.067797" calcext:value-type="float">
            <text:p>0.067797</text:p>
          </table:table-cell>
          <table:table-cell table:formula="of:=[Datos_MoCap.C16]" office:value-type="float" office:value="0.199635" calcext:value-type="float">
            <text:p>0.199635</text:p>
          </table:table-cell>
          <table:table-cell table:formula="of:=[Datos_MoCap.D16]" office:value-type="float" office:value="0.003036" calcext:value-type="float">
            <text:p>0.003036</text:p>
          </table:table-cell>
          <table:table-cell table:formula="of:=[Datos_MoCap.F16]" office:value-type="float" office:value="0.001875" calcext:value-type="float">
            <text:p>0.001875</text:p>
          </table:table-cell>
          <table:table-cell table:formula="of:=[Datos_MoCap.E16]" office:value-type="float" office:value="-0.062153" calcext:value-type="float">
            <text:p>-0.062153</text:p>
          </table:table-cell>
          <table:table-cell/>
          <table:table-cell table:formula="of:=([.H16])*(-0.023914362365637)+(-0.0065790614509)" office:value-type="float" office:value="-0.0068445587018833" calcext:value-type="float">
            <text:p>-0.0068445587</text:p>
          </table:table-cell>
          <table:table-cell table:formula="of:=([.J16])*(-0.205408122286256)+(0.109782283331548)" office:value-type="float" office:value="0.0687756328389313" calcext:value-type="float">
            <text:p>0.0687756328</text:p>
          </table:table-cell>
          <table:table-cell table:formula="of:=([.I16])*(0.310792688230763)+(-0.016510592847898)" office:value-type="float" office:value="0.00456021903608304" calcext:value-type="float">
            <text:p>0.004560219</text:p>
          </table:table-cell>
          <table:table-cell table:formula="of:=[.H16]*-1" office:value-type="float" office:value="-0.011102" calcext:value-type="float">
            <text:p>-0.011102</text:p>
          </table:table-cell>
          <table:table-cell table:formula="of:=[.M16]*-1" office:value-type="float" office:value="0.062153" calcext:value-type="float">
            <text:p>0.062153</text:p>
          </table:table-cell>
          <table:table-cell table:formula="of:=([.K16])*(2.23435203765647)+(0.035482883974399)" office:value-type="float" office:value="0.042266376760724" calcext:value-type="float">
            <text:p>0.0422663768</text:p>
          </table:table-cell>
          <table:table-cell table:formula="of:=([.M16])*(0.639359760687662)+(-0.019962373867579)" office:value-type="float" office:value="-0.0597005010735993" calcext:value-type="float">
            <text:p>-0.0597005011</text:p>
          </table:table-cell>
          <table:table-cell table:formula="of:=([.L16])*(1.26097813916405)+(0.272428916854381)" office:value-type="float" office:value="0.274793250865314" calcext:value-type="float">
            <text:p>0.2747932509</text:p>
          </table:table-cell>
          <table:table-cell table:number-columns-repeated="1002"/>
        </table:table-row>
        <table:table-row table:style-name="ro1">
          <table:table-cell table:formula="of:=[Datos_Nao.A17]" office:value-type="float" office:value="-0.00627733441069722" calcext:value-type="float">
            <text:p>-0.0062773344</text:p>
          </table:table-cell>
          <table:table-cell table:formula="of:=[Datos_Nao.B17]" office:value-type="float" office:value="0.0616077184677124" calcext:value-type="float">
            <text:p>0.0616077185</text:p>
          </table:table-cell>
          <table:table-cell table:formula="of:=[Datos_Nao.C17]" office:value-type="float" office:value="0.000153601169586182" calcext:value-type="float">
            <text:p>0.0001536012</text:p>
          </table:table-cell>
          <table:table-cell table:formula="of:=[Datos_Nao.D17]" office:value-type="float" office:value="0.00169602443929762" calcext:value-type="float">
            <text:p>0.0016960244</text:p>
          </table:table-cell>
          <table:table-cell table:formula="of:=[Datos_Nao.E17]" office:value-type="float" office:value="0.00202063238248229" calcext:value-type="float">
            <text:p>0.0020206324</text:p>
          </table:table-cell>
          <table:table-cell table:formula="of:=[Datos_Nao.F17]" office:value-type="float" office:value="0.127853155136108" calcext:value-type="float">
            <text:p>0.1278531551</text:p>
          </table:table-cell>
          <table:table-cell/>
          <table:table-cell table:formula="of:=[Datos_MoCap.A17]" office:value-type="float" office:value="0.011143" calcext:value-type="float">
            <text:p>0.011143</text:p>
          </table:table-cell>
          <table:table-cell table:formula="of:=[Datos_MoCap.B17]" office:value-type="float" office:value="0.067808" calcext:value-type="float">
            <text:p>0.067808</text:p>
          </table:table-cell>
          <table:table-cell table:formula="of:=[Datos_MoCap.C17]" office:value-type="float" office:value="0.199636" calcext:value-type="float">
            <text:p>0.199636</text:p>
          </table:table-cell>
          <table:table-cell table:formula="of:=[Datos_MoCap.D17]" office:value-type="float" office:value="0.002658" calcext:value-type="float">
            <text:p>0.002658</text:p>
          </table:table-cell>
          <table:table-cell table:formula="of:=[Datos_MoCap.F17]" office:value-type="float" office:value="0.001807" calcext:value-type="float">
            <text:p>0.001807</text:p>
          </table:table-cell>
          <table:table-cell table:formula="of:=[Datos_MoCap.E17]" office:value-type="float" office:value="-0.062207" calcext:value-type="float">
            <text:p>-0.062207</text:p>
          </table:table-cell>
          <table:table-cell/>
          <table:table-cell table:formula="of:=([.H17])*(-0.023914362365637)+(-0.0065790614509)" office:value-type="float" office:value="-0.00684553919074029" calcext:value-type="float">
            <text:p>-0.0068455392</text:p>
          </table:table-cell>
          <table:table-cell table:formula="of:=([.J17])*(-0.205408122286256)+(0.109782283331548)" office:value-type="float" office:value="0.068775427430809" calcext:value-type="float">
            <text:p>0.0687754274</text:p>
          </table:table-cell>
          <table:table-cell table:formula="of:=([.I17])*(0.310792688230763)+(-0.016510592847898)" office:value-type="float" office:value="0.00456363775565357" calcext:value-type="float">
            <text:p>0.0045636378</text:p>
          </table:table-cell>
          <table:table-cell table:formula="of:=[.H17]*-1" office:value-type="float" office:value="-0.011143" calcext:value-type="float">
            <text:p>-0.011143</text:p>
          </table:table-cell>
          <table:table-cell table:formula="of:=[.M17]*-1" office:value-type="float" office:value="0.062207" calcext:value-type="float">
            <text:p>0.062207</text:p>
          </table:table-cell>
          <table:table-cell table:formula="of:=([.K17])*(2.23435203765647)+(0.035482883974399)" office:value-type="float" office:value="0.0414217916904899" calcext:value-type="float">
            <text:p>0.0414217917</text:p>
          </table:table-cell>
          <table:table-cell table:formula="of:=([.M17])*(0.639359760687662)+(-0.019962373867579)" office:value-type="float" office:value="-0.0597350265006764" calcext:value-type="float">
            <text:p>-0.0597350265</text:p>
          </table:table-cell>
          <table:table-cell table:formula="of:=([.L17])*(1.26097813916405)+(0.272428916854381)" office:value-type="float" office:value="0.27470750435185" calcext:value-type="float">
            <text:p>0.2747075044</text:p>
          </table:table-cell>
          <table:table-cell table:number-columns-repeated="1002"/>
        </table:table-row>
        <table:table-row table:style-name="ro1">
          <table:table-cell table:formula="of:=[Datos_Nao.A18]" office:value-type="float" office:value="-0.00684576900675893" calcext:value-type="float">
            <text:p>-0.006845769</text:p>
          </table:table-cell>
          <table:table-cell table:formula="of:=[Datos_Nao.B18]" office:value-type="float" office:value="0.0596476942300797" calcext:value-type="float">
            <text:p>0.0596476942</text:p>
          </table:table-cell>
          <table:table-cell table:formula="of:=[Datos_Nao.C18]" office:value-type="float" office:value="0.000260349363088608" calcext:value-type="float">
            <text:p>0.0002603494</text:p>
          </table:table-cell>
          <table:table-cell table:formula="of:=[Datos_Nao.D18]" office:value-type="float" office:value="0.00259827682748437" calcext:value-type="float">
            <text:p>0.0025982768</text:p>
          </table:table-cell>
          <table:table-cell table:formula="of:=[Datos_Nao.E18]" office:value-type="float" office:value="0.00158238701988012" calcext:value-type="float">
            <text:p>0.001582387</text:p>
          </table:table-cell>
          <table:table-cell table:formula="of:=[Datos_Nao.F18]" office:value-type="float" office:value="0.126904651522636" calcext:value-type="float">
            <text:p>0.1269046515</text:p>
          </table:table-cell>
          <table:table-cell/>
          <table:table-cell table:formula="of:=[Datos_MoCap.A18]" office:value-type="float" office:value="0.011149" calcext:value-type="float">
            <text:p>0.011149</text:p>
          </table:table-cell>
          <table:table-cell table:formula="of:=[Datos_MoCap.B18]" office:value-type="float" office:value="0.067803" calcext:value-type="float">
            <text:p>0.067803</text:p>
          </table:table-cell>
          <table:table-cell table:formula="of:=[Datos_MoCap.C18]" office:value-type="float" office:value="0.199623" calcext:value-type="float">
            <text:p>0.199623</text:p>
          </table:table-cell>
          <table:table-cell table:formula="of:=[Datos_MoCap.D18]" office:value-type="float" office:value="0.002648" calcext:value-type="float">
            <text:p>0.002648</text:p>
          </table:table-cell>
          <table:table-cell table:formula="of:=[Datos_MoCap.F18]" office:value-type="float" office:value="0.001776" calcext:value-type="float">
            <text:p>0.001776</text:p>
          </table:table-cell>
          <table:table-cell table:formula="of:=[Datos_MoCap.E18]" office:value-type="float" office:value="-0.062187" calcext:value-type="float">
            <text:p>-0.062187</text:p>
          </table:table-cell>
          <table:table-cell/>
          <table:table-cell table:formula="of:=([.H18])*(-0.023914362365637)+(-0.0065790614509)" office:value-type="float" office:value="-0.00684568267691449" calcext:value-type="float">
            <text:p>-0.0068456827</text:p>
          </table:table-cell>
          <table:table-cell table:formula="of:=([.J18])*(-0.205408122286256)+(0.109782283331548)" office:value-type="float" office:value="0.0687780977363987" calcext:value-type="float">
            <text:p>0.0687780977</text:p>
          </table:table-cell>
          <table:table-cell table:formula="of:=([.I18])*(0.310792688230763)+(-0.016510592847898)" office:value-type="float" office:value="0.00456208379221242" calcext:value-type="float">
            <text:p>0.0045620838</text:p>
          </table:table-cell>
          <table:table-cell table:formula="of:=[.H18]*-1" office:value-type="float" office:value="-0.011149" calcext:value-type="float">
            <text:p>-0.011149</text:p>
          </table:table-cell>
          <table:table-cell table:formula="of:=[.M18]*-1" office:value-type="float" office:value="0.062187" calcext:value-type="float">
            <text:p>0.062187</text:p>
          </table:table-cell>
          <table:table-cell table:formula="of:=([.K18])*(2.23435203765647)+(0.035482883974399)" office:value-type="float" office:value="0.0413994481701133" calcext:value-type="float">
            <text:p>0.0413994482</text:p>
          </table:table-cell>
          <table:table-cell table:formula="of:=([.M18])*(0.639359760687662)+(-0.019962373867579)" office:value-type="float" office:value="-0.0597222393054626" calcext:value-type="float">
            <text:p>-0.0597222393</text:p>
          </table:table-cell>
          <table:table-cell table:formula="of:=([.L18])*(1.26097813916405)+(0.272428916854381)" office:value-type="float" office:value="0.274668414029536" calcext:value-type="float">
            <text:p>0.274668414</text:p>
          </table:table-cell>
          <table:table-cell table:number-columns-repeated="1002"/>
        </table:table-row>
        <table:table-row table:style-name="ro1">
          <table:table-cell table:formula="of:=[Datos_Nao.A19]" office:value-type="float" office:value="-0.00692670280113816" calcext:value-type="float">
            <text:p>-0.0069267028</text:p>
          </table:table-cell>
          <table:table-cell table:formula="of:=[Datos_Nao.B19]" office:value-type="float" office:value="0.0594065263867378" calcext:value-type="float">
            <text:p>0.0594065264</text:p>
          </table:table-cell>
          <table:table-cell table:formula="of:=[Datos_Nao.C19]" office:value-type="float" office:value="0.000276118516921997" calcext:value-type="float">
            <text:p>0.0002761185</text:p>
          </table:table-cell>
          <table:table-cell table:formula="of:=[Datos_Nao.D19]" office:value-type="float" office:value="0.00271740253083408" calcext:value-type="float">
            <text:p>0.0027174025</text:p>
          </table:table-cell>
          <table:table-cell table:formula="of:=[Datos_Nao.E19]" office:value-type="float" office:value="0.00153569201938808" calcext:value-type="float">
            <text:p>0.001535692</text:p>
          </table:table-cell>
          <table:table-cell table:formula="of:=[Datos_Nao.F19]" office:value-type="float" office:value="0.126797676086426" calcext:value-type="float">
            <text:p>0.1267976761</text:p>
          </table:table-cell>
          <table:table-cell/>
          <table:table-cell table:formula="of:=[Datos_MoCap.A19]" office:value-type="float" office:value="0.011136" calcext:value-type="float">
            <text:p>0.011136</text:p>
          </table:table-cell>
          <table:table-cell table:formula="of:=[Datos_MoCap.B19]" office:value-type="float" office:value="0.067792" calcext:value-type="float">
            <text:p>0.067792</text:p>
          </table:table-cell>
          <table:table-cell table:formula="of:=[Datos_MoCap.C19]" office:value-type="float" office:value="0.199636" calcext:value-type="float">
            <text:p>0.199636</text:p>
          </table:table-cell>
          <table:table-cell table:formula="of:=[Datos_MoCap.D19]" office:value-type="float" office:value="0.002921" calcext:value-type="float">
            <text:p>0.002921</text:p>
          </table:table-cell>
          <table:table-cell table:formula="of:=[Datos_MoCap.F19]" office:value-type="float" office:value="0.001724" calcext:value-type="float">
            <text:p>0.001724</text:p>
          </table:table-cell>
          <table:table-cell table:formula="of:=[Datos_MoCap.E19]" office:value-type="float" office:value="-0.062225" calcext:value-type="float">
            <text:p>-0.062225</text:p>
          </table:table-cell>
          <table:table-cell/>
          <table:table-cell table:formula="of:=([.H19])*(-0.023914362365637)+(-0.0065790614509)" office:value-type="float" office:value="-0.00684537179020373" calcext:value-type="float">
            <text:p>-0.0068453718</text:p>
          </table:table-cell>
          <table:table-cell table:formula="of:=([.J19])*(-0.205408122286256)+(0.109782283331548)" office:value-type="float" office:value="0.068775427430809" calcext:value-type="float">
            <text:p>0.0687754274</text:p>
          </table:table-cell>
          <table:table-cell table:formula="of:=([.I19])*(0.310792688230763)+(-0.016510592847898)" office:value-type="float" office:value="0.00455866507264188" calcext:value-type="float">
            <text:p>0.0045586651</text:p>
          </table:table-cell>
          <table:table-cell table:formula="of:=[.H19]*-1" office:value-type="float" office:value="-0.011136" calcext:value-type="float">
            <text:p>-0.011136</text:p>
          </table:table-cell>
          <table:table-cell table:formula="of:=[.M19]*-1" office:value-type="float" office:value="0.062225" calcext:value-type="float">
            <text:p>0.062225</text:p>
          </table:table-cell>
          <table:table-cell table:formula="of:=([.K19])*(2.23435203765647)+(0.035482883974399)" office:value-type="float" office:value="0.0420094262763936" calcext:value-type="float">
            <text:p>0.0420094263</text:p>
          </table:table-cell>
          <table:table-cell table:formula="of:=([.M19])*(0.639359760687662)+(-0.019962373867579)" office:value-type="float" office:value="-0.0597465349763688" calcext:value-type="float">
            <text:p>-0.059746535</text:p>
          </table:table-cell>
          <table:table-cell table:formula="of:=([.L19])*(1.26097813916405)+(0.272428916854381)" office:value-type="float" office:value="0.2746028431663" calcext:value-type="float">
            <text:p>0.2746028432</text:p>
          </table:table-cell>
          <table:table-cell table:number-columns-repeated="1002"/>
        </table:table-row>
        <table:table-row table:style-name="ro1">
          <table:table-cell table:formula="of:=[Datos_Nao.A20]" office:value-type="float" office:value="-0.0071674189530313" calcext:value-type="float">
            <text:p>-0.007167419</text:p>
          </table:table-cell>
          <table:table-cell table:formula="of:=[Datos_Nao.B20]" office:value-type="float" office:value="0.0587383806705475" calcext:value-type="float">
            <text:p>0.0587383807</text:p>
          </table:table-cell>
          <table:table-cell table:formula="of:=[Datos_Nao.C20]" office:value-type="float" office:value="0.000324282795190811" calcext:value-type="float">
            <text:p>0.0003242828</text:p>
          </table:table-cell>
          <table:table-cell table:formula="of:=[Datos_Nao.D20]" office:value-type="float" office:value="0.00305787823162973" calcext:value-type="float">
            <text:p>0.0030578782</text:p>
          </table:table-cell>
          <table:table-cell table:formula="of:=[Datos_Nao.E20]" office:value-type="float" office:value="0.00139804801438004" calcext:value-type="float">
            <text:p>0.001398048</text:p>
          </table:table-cell>
          <table:table-cell table:formula="of:=[Datos_Nao.F20]" office:value-type="float" office:value="0.12651564180851" calcext:value-type="float">
            <text:p>0.1265156418</text:p>
          </table:table-cell>
          <table:table-cell/>
          <table:table-cell table:formula="of:=[Datos_MoCap.A20]" office:value-type="float" office:value="0.011147" calcext:value-type="float">
            <text:p>0.011147</text:p>
          </table:table-cell>
          <table:table-cell table:formula="of:=[Datos_MoCap.B20]" office:value-type="float" office:value="0.067813" calcext:value-type="float">
            <text:p>0.067813</text:p>
          </table:table-cell>
          <table:table-cell table:formula="of:=[Datos_MoCap.C20]" office:value-type="float" office:value="0.199629" calcext:value-type="float">
            <text:p>0.199629</text:p>
          </table:table-cell>
          <table:table-cell table:formula="of:=[Datos_MoCap.D20]" office:value-type="float" office:value="0.002694" calcext:value-type="float">
            <text:p>0.002694</text:p>
          </table:table-cell>
          <table:table-cell table:formula="of:=[Datos_MoCap.F20]" office:value-type="float" office:value="0.001745" calcext:value-type="float">
            <text:p>0.001745</text:p>
          </table:table-cell>
          <table:table-cell table:formula="of:=[Datos_MoCap.E20]" office:value-type="float" office:value="-0.062226" calcext:value-type="float">
            <text:p>-0.062226</text:p>
          </table:table-cell>
          <table:table-cell/>
          <table:table-cell table:formula="of:=([.H20])*(-0.023914362365637)+(-0.0065790614509)" office:value-type="float" office:value="-0.00684563484818976" calcext:value-type="float">
            <text:p>-0.0068456348</text:p>
          </table:table-cell>
          <table:table-cell table:formula="of:=([.J20])*(-0.205408122286256)+(0.109782283331548)" office:value-type="float" office:value="0.068776865287665" calcext:value-type="float">
            <text:p>0.0687768653</text:p>
          </table:table-cell>
          <table:table-cell table:formula="of:=([.I20])*(0.310792688230763)+(-0.016510592847898)" office:value-type="float" office:value="0.00456519171909473" calcext:value-type="float">
            <text:p>0.0045651917</text:p>
          </table:table-cell>
          <table:table-cell table:formula="of:=[.H20]*-1" office:value-type="float" office:value="-0.011147" calcext:value-type="float">
            <text:p>-0.011147</text:p>
          </table:table-cell>
          <table:table-cell table:formula="of:=[.M20]*-1" office:value-type="float" office:value="0.062226" calcext:value-type="float">
            <text:p>0.062226</text:p>
          </table:table-cell>
          <table:table-cell table:formula="of:=([.K20])*(2.23435203765647)+(0.035482883974399)" office:value-type="float" office:value="0.0415022283638455" calcext:value-type="float">
            <text:p>0.0415022284</text:p>
          </table:table-cell>
          <table:table-cell table:formula="of:=([.M20])*(0.639359760687662)+(-0.019962373867579)" office:value-type="float" office:value="-0.0597471743361295" calcext:value-type="float">
            <text:p>-0.0597471743</text:p>
          </table:table-cell>
          <table:table-cell table:formula="of:=([.L20])*(1.26097813916405)+(0.272428916854381)" office:value-type="float" office:value="0.274629323707222" calcext:value-type="float">
            <text:p>0.2746293237</text:p>
          </table:table-cell>
          <table:table-cell table:number-columns-repeated="1002"/>
        </table:table-row>
        <table:table-row table:style-name="ro1">
          <table:table-cell table:formula="of:=[Datos_Nao.A21]" office:value-type="float" office:value="-0.00770728988572955" calcext:value-type="float">
            <text:p>-0.0077072899</text:p>
          </table:table-cell>
          <table:table-cell table:formula="of:=[Datos_Nao.B21]" office:value-type="float" office:value="0.0574847534298897" calcext:value-type="float">
            <text:p>0.0574847534</text:p>
          </table:table-cell>
          <table:table-cell table:formula="of:=[Datos_Nao.C21]" office:value-type="float" office:value="0.000441521406173706" calcext:value-type="float">
            <text:p>0.0004415214</text:p>
          </table:table-cell>
          <table:table-cell table:formula="of:=[Datos_Nao.D21]" office:value-type="float" office:value="0.00374840316362679" calcext:value-type="float">
            <text:p>0.0037484032</text:p>
          </table:table-cell>
          <table:table-cell table:formula="of:=[Datos_Nao.E21]" office:value-type="float" office:value="0.00104556244332343" calcext:value-type="float">
            <text:p>0.0010455624</text:p>
          </table:table-cell>
          <table:table-cell table:formula="of:=[Datos_Nao.F21]" office:value-type="float" office:value="0.126060619950295" calcext:value-type="float">
            <text:p>0.12606062</text:p>
          </table:table-cell>
          <table:table-cell/>
          <table:table-cell table:formula="of:=[Datos_MoCap.A21]" office:value-type="float" office:value="0.011147" calcext:value-type="float">
            <text:p>0.011147</text:p>
          </table:table-cell>
          <table:table-cell table:formula="of:=[Datos_MoCap.B21]" office:value-type="float" office:value="0.067802" calcext:value-type="float">
            <text:p>0.067802</text:p>
          </table:table-cell>
          <table:table-cell table:formula="of:=[Datos_MoCap.C21]" office:value-type="float" office:value="0.199628" calcext:value-type="float">
            <text:p>0.199628</text:p>
          </table:table-cell>
          <table:table-cell table:formula="of:=[Datos_MoCap.D21]" office:value-type="float" office:value="0.002638" calcext:value-type="float">
            <text:p>0.002638</text:p>
          </table:table-cell>
          <table:table-cell table:formula="of:=[Datos_MoCap.F21]" office:value-type="float" office:value="0.001747" calcext:value-type="float">
            <text:p>0.001747</text:p>
          </table:table-cell>
          <table:table-cell table:formula="of:=[Datos_MoCap.E21]" office:value-type="float" office:value="-0.062223" calcext:value-type="float">
            <text:p>-0.062223</text:p>
          </table:table-cell>
          <table:table-cell/>
          <table:table-cell table:formula="of:=([.H21])*(-0.023914362365637)+(-0.0065790614509)" office:value-type="float" office:value="-0.00684563484818976" calcext:value-type="float">
            <text:p>-0.0068456348</text:p>
          </table:table-cell>
          <table:table-cell table:formula="of:=([.J21])*(-0.205408122286256)+(0.109782283331548)" office:value-type="float" office:value="0.0687770706957873" calcext:value-type="float">
            <text:p>0.0687770707</text:p>
          </table:table-cell>
          <table:table-cell table:formula="of:=([.I21])*(0.310792688230763)+(-0.016510592847898)" office:value-type="float" office:value="0.00456177299952419" calcext:value-type="float">
            <text:p>0.004561773</text:p>
          </table:table-cell>
          <table:table-cell table:formula="of:=[.H21]*-1" office:value-type="float" office:value="-0.011147" calcext:value-type="float">
            <text:p>-0.011147</text:p>
          </table:table-cell>
          <table:table-cell table:formula="of:=[.M21]*-1" office:value-type="float" office:value="0.062223" calcext:value-type="float">
            <text:p>0.062223</text:p>
          </table:table-cell>
          <table:table-cell table:formula="of:=([.K21])*(2.23435203765647)+(0.035482883974399)" office:value-type="float" office:value="0.0413771046497368" calcext:value-type="float">
            <text:p>0.0413771046</text:p>
          </table:table-cell>
          <table:table-cell table:formula="of:=([.M21])*(0.639359760687662)+(-0.019962373867579)" office:value-type="float" office:value="-0.0597452562568474" calcext:value-type="float">
            <text:p>-0.0597452563</text:p>
          </table:table-cell>
          <table:table-cell table:formula="of:=([.L21])*(1.26097813916405)+(0.272428916854381)" office:value-type="float" office:value="0.274631845663501" calcext:value-type="float">
            <text:p>0.2746318457</text:p>
          </table:table-cell>
          <table:table-cell table:number-columns-repeated="1002"/>
        </table:table-row>
        <table:table-row table:style-name="ro1">
          <table:table-cell table:formula="of:=[Datos_Nao.A22]" office:value-type="float" office:value="-0.00785335339605808" calcext:value-type="float">
            <text:p>-0.0078533534</text:p>
          </table:table-cell>
          <table:table-cell table:formula="of:=[Datos_Nao.B22]" office:value-type="float" office:value="0.0572002194821835" calcext:value-type="float">
            <text:p>0.0572002195</text:p>
          </table:table-cell>
          <table:table-cell table:formula="of:=[Datos_Nao.C22]" office:value-type="float" office:value="0.00047612190246582" calcext:value-type="float">
            <text:p>0.0004761219</text:p>
          </table:table-cell>
          <table:table-cell table:formula="of:=[Datos_Nao.D22]" office:value-type="float" office:value="0.00391838606446981" calcext:value-type="float">
            <text:p>0.0039183861</text:p>
          </table:table-cell>
          <table:table-cell table:formula="of:=[Datos_Nao.E22]" office:value-type="float" office:value="0.000930728099774569" calcext:value-type="float">
            <text:p>0.0009307281</text:p>
          </table:table-cell>
          <table:table-cell table:formula="of:=[Datos_Nao.F22]" office:value-type="float" office:value="0.125975906848908" calcext:value-type="float">
            <text:p>0.1259759068</text:p>
          </table:table-cell>
          <table:table-cell/>
          <table:table-cell table:formula="of:=[Datos_MoCap.A22]" office:value-type="float" office:value="0.011148" calcext:value-type="float">
            <text:p>0.011148</text:p>
          </table:table-cell>
          <table:table-cell table:formula="of:=[Datos_MoCap.B22]" office:value-type="float" office:value="0.067809" calcext:value-type="float">
            <text:p>0.067809</text:p>
          </table:table-cell>
          <table:table-cell table:formula="of:=[Datos_MoCap.C22]" office:value-type="float" office:value="0.199633" calcext:value-type="float">
            <text:p>0.199633</text:p>
          </table:table-cell>
          <table:table-cell table:formula="of:=[Datos_MoCap.D22]" office:value-type="float" office:value="0.002671" calcext:value-type="float">
            <text:p>0.002671</text:p>
          </table:table-cell>
          <table:table-cell table:formula="of:=[Datos_MoCap.F22]" office:value-type="float" office:value="0.001762" calcext:value-type="float">
            <text:p>0.001762</text:p>
          </table:table-cell>
          <table:table-cell table:formula="of:=[Datos_MoCap.E22]" office:value-type="float" office:value="-0.062225" calcext:value-type="float">
            <text:p>-0.062225</text:p>
          </table:table-cell>
          <table:table-cell/>
          <table:table-cell table:formula="of:=([.H22])*(-0.023914362365637)+(-0.0065790614509)" office:value-type="float" office:value="-0.00684565876255212" calcext:value-type="float">
            <text:p>-0.0068456588</text:p>
          </table:table-cell>
          <table:table-cell table:formula="of:=([.J22])*(-0.205408122286256)+(0.109782283331548)" office:value-type="float" office:value="0.0687760436551759" calcext:value-type="float">
            <text:p>0.0687760437</text:p>
          </table:table-cell>
          <table:table-cell table:formula="of:=([.I22])*(0.310792688230763)+(-0.016510592847898)" office:value-type="float" office:value="0.0045639485483418" calcext:value-type="float">
            <text:p>0.0045639485</text:p>
          </table:table-cell>
          <table:table-cell table:formula="of:=[.H22]*-1" office:value-type="float" office:value="-0.011148" calcext:value-type="float">
            <text:p>-0.011148</text:p>
          </table:table-cell>
          <table:table-cell table:formula="of:=[.M22]*-1" office:value-type="float" office:value="0.062225" calcext:value-type="float">
            <text:p>0.062225</text:p>
          </table:table-cell>
          <table:table-cell table:formula="of:=([.K22])*(2.23435203765647)+(0.035482883974399)" office:value-type="float" office:value="0.0414508382669794" calcext:value-type="float">
            <text:p>0.0414508383</text:p>
          </table:table-cell>
          <table:table-cell table:formula="of:=([.M22])*(0.639359760687662)+(-0.019962373867579)" office:value-type="float" office:value="-0.0597465349763688" calcext:value-type="float">
            <text:p>-0.059746535</text:p>
          </table:table-cell>
          <table:table-cell table:formula="of:=([.L22])*(1.26097813916405)+(0.272428916854381)" office:value-type="float" office:value="0.274650760335588" calcext:value-type="float">
            <text:p>0.2746507603</text:p>
          </table:table-cell>
          <table:table-cell table:number-columns-repeated="1002"/>
        </table:table-row>
        <table:table-row table:style-name="ro1">
          <table:table-cell table:formula="of:=[Datos_Nao.A23]" office:value-type="float" office:value="-0.00799475237727165" calcext:value-type="float">
            <text:p>-0.0079947524</text:p>
          </table:table-cell>
          <table:table-cell table:formula="of:=[Datos_Nao.B23]" office:value-type="float" office:value="0.056946411728859" calcext:value-type="float">
            <text:p>0.0569464117</text:p>
          </table:table-cell>
          <table:table-cell table:formula="of:=[Datos_Nao.C23]" office:value-type="float" office:value="0.000511005520820618" calcext:value-type="float">
            <text:p>0.0005110055</text:p>
          </table:table-cell>
          <table:table-cell table:formula="of:=[Datos_Nao.D23]" office:value-type="float" office:value="0.00407619588077068" calcext:value-type="float">
            <text:p>0.0040761959</text:p>
          </table:table-cell>
          <table:table-cell table:formula="of:=[Datos_Nao.E23]" office:value-type="float" office:value="0.000808589858934283" calcext:value-type="float">
            <text:p>0.0008085899</text:p>
          </table:table-cell>
          <table:table-cell table:formula="of:=[Datos_Nao.F23]" office:value-type="float" office:value="0.12590816617012" calcext:value-type="float">
            <text:p>0.1259081662</text:p>
          </table:table-cell>
          <table:table-cell/>
          <table:table-cell table:formula="of:=[Datos_MoCap.A23]" office:value-type="float" office:value="0.011143" calcext:value-type="float">
            <text:p>0.011143</text:p>
          </table:table-cell>
          <table:table-cell table:formula="of:=[Datos_MoCap.B23]" office:value-type="float" office:value="0.067812" calcext:value-type="float">
            <text:p>0.067812</text:p>
          </table:table-cell>
          <table:table-cell table:formula="of:=[Datos_MoCap.C23]" office:value-type="float" office:value="0.199636" calcext:value-type="float">
            <text:p>0.199636</text:p>
          </table:table-cell>
          <table:table-cell table:formula="of:=[Datos_MoCap.D23]" office:value-type="float" office:value="0.002728" calcext:value-type="float">
            <text:p>0.002728</text:p>
          </table:table-cell>
          <table:table-cell table:formula="of:=[Datos_MoCap.F23]" office:value-type="float" office:value="0.001767" calcext:value-type="float">
            <text:p>0.001767</text:p>
          </table:table-cell>
          <table:table-cell table:formula="of:=[Datos_MoCap.E23]" office:value-type="float" office:value="-0.062223" calcext:value-type="float">
            <text:p>-0.062223</text:p>
          </table:table-cell>
          <table:table-cell/>
          <table:table-cell table:formula="of:=([.H23])*(-0.023914362365637)+(-0.0065790614509)" office:value-type="float" office:value="-0.00684553919074029" calcext:value-type="float">
            <text:p>-0.0068455392</text:p>
          </table:table-cell>
          <table:table-cell table:formula="of:=([.J23])*(-0.205408122286256)+(0.109782283331548)" office:value-type="float" office:value="0.068775427430809" calcext:value-type="float">
            <text:p>0.0687754274</text:p>
          </table:table-cell>
          <table:table-cell table:formula="of:=([.I23])*(0.310792688230763)+(-0.016510592847898)" office:value-type="float" office:value="0.0045648809264065" calcext:value-type="float">
            <text:p>0.0045648809</text:p>
          </table:table-cell>
          <table:table-cell table:formula="of:=[.H23]*-1" office:value-type="float" office:value="-0.011143" calcext:value-type="float">
            <text:p>-0.011143</text:p>
          </table:table-cell>
          <table:table-cell table:formula="of:=[.M23]*-1" office:value-type="float" office:value="0.062223" calcext:value-type="float">
            <text:p>0.062223</text:p>
          </table:table-cell>
          <table:table-cell table:formula="of:=([.K23])*(2.23435203765647)+(0.035482883974399)" office:value-type="float" office:value="0.0415781963331259" calcext:value-type="float">
            <text:p>0.0415781963</text:p>
          </table:table-cell>
          <table:table-cell table:formula="of:=([.M23])*(0.639359760687662)+(-0.019962373867579)" office:value-type="float" office:value="-0.0597452562568474" calcext:value-type="float">
            <text:p>-0.0597452563</text:p>
          </table:table-cell>
          <table:table-cell table:formula="of:=([.L23])*(1.26097813916405)+(0.272428916854381)" office:value-type="float" office:value="0.274657065226284" calcext:value-type="float">
            <text:p>0.2746570652</text:p>
          </table:table-cell>
          <table:table-cell table:number-columns-repeated="1002"/>
        </table:table-row>
        <table:table-row table:style-name="ro1">
          <table:table-cell table:formula="of:=[Datos_Nao.A24]" office:value-type="float" office:value="-0.0083858072757721" calcext:value-type="float">
            <text:p>-0.0083858073</text:p>
          </table:table-cell>
          <table:table-cell table:formula="of:=[Datos_Nao.B24]" office:value-type="float" office:value="0.0563583076000214" calcext:value-type="float">
            <text:p>0.0563583076</text:p>
          </table:table-cell>
          <table:table-cell table:formula="of:=[Datos_Nao.C24]" office:value-type="float" office:value="0.000616580247879028" calcext:value-type="float">
            <text:p>0.0006165802</text:p>
          </table:table-cell>
          <table:table-cell table:formula="of:=[Datos_Nao.D24]" office:value-type="float" office:value="0.00447629950940609" calcext:value-type="float">
            <text:p>0.0044762995</text:p>
          </table:table-cell>
          <table:table-cell table:formula="of:=[Datos_Nao.E24]" office:value-type="float" office:value="0.0003978754975833" calcext:value-type="float">
            <text:p>0.0003978755</text:p>
          </table:table-cell>
          <table:table-cell table:formula="of:=[Datos_Nao.F24]" office:value-type="float" office:value="0.125789746642113" calcext:value-type="float">
            <text:p>0.1257897466</text:p>
          </table:table-cell>
          <table:table-cell/>
          <table:table-cell table:formula="of:=[Datos_MoCap.A24]" office:value-type="float" office:value="0.011144" calcext:value-type="float">
            <text:p>0.011144</text:p>
          </table:table-cell>
          <table:table-cell table:formula="of:=[Datos_MoCap.B24]" office:value-type="float" office:value="0.067793" calcext:value-type="float">
            <text:p>0.067793</text:p>
          </table:table-cell>
          <table:table-cell table:formula="of:=[Datos_MoCap.C24]" office:value-type="float" office:value="0.19963" calcext:value-type="float">
            <text:p>0.19963</text:p>
          </table:table-cell>
          <table:table-cell table:formula="of:=[Datos_MoCap.D24]" office:value-type="float" office:value="0.002667" calcext:value-type="float">
            <text:p>0.002667</text:p>
          </table:table-cell>
          <table:table-cell table:formula="of:=[Datos_MoCap.F24]" office:value-type="float" office:value="0.001795" calcext:value-type="float">
            <text:p>0.001795</text:p>
          </table:table-cell>
          <table:table-cell table:formula="of:=[Datos_MoCap.E24]" office:value-type="float" office:value="-0.062224" calcext:value-type="float">
            <text:p>-0.062224</text:p>
          </table:table-cell>
          <table:table-cell/>
          <table:table-cell table:formula="of:=([.H24])*(-0.023914362365637)+(-0.0065790614509)" office:value-type="float" office:value="-0.00684556310510266" calcext:value-type="float">
            <text:p>-0.0068455631</text:p>
          </table:table-cell>
          <table:table-cell table:formula="of:=([.J24])*(-0.205408122286256)+(0.109782283331548)" office:value-type="float" office:value="0.0687766598795427" calcext:value-type="float">
            <text:p>0.0687766599</text:p>
          </table:table-cell>
          <table:table-cell table:formula="of:=([.I24])*(0.310792688230763)+(-0.016510592847898)" office:value-type="float" office:value="0.00455897586533011" calcext:value-type="float">
            <text:p>0.0045589759</text:p>
          </table:table-cell>
          <table:table-cell table:formula="of:=[.H24]*-1" office:value-type="float" office:value="-0.011144" calcext:value-type="float">
            <text:p>-0.011144</text:p>
          </table:table-cell>
          <table:table-cell table:formula="of:=[.M24]*-1" office:value-type="float" office:value="0.062224" calcext:value-type="float">
            <text:p>0.062224</text:p>
          </table:table-cell>
          <table:table-cell table:formula="of:=([.K24])*(2.23435203765647)+(0.035482883974399)" office:value-type="float" office:value="0.0414419008588288" calcext:value-type="float">
            <text:p>0.0414419009</text:p>
          </table:table-cell>
          <table:table-cell table:formula="of:=([.M24])*(0.639359760687662)+(-0.019962373867579)" office:value-type="float" office:value="-0.0597458956166081" calcext:value-type="float">
            <text:p>-0.0597458956</text:p>
          </table:table-cell>
          <table:table-cell table:formula="of:=([.L24])*(1.26097813916405)+(0.272428916854381)" office:value-type="float" office:value="0.27469237261418" calcext:value-type="float">
            <text:p>0.2746923726</text:p>
          </table:table-cell>
          <table:table-cell table:number-columns-repeated="1002"/>
        </table:table-row>
        <table:table-row table:style-name="ro1">
          <table:table-cell table:formula="of:=[Datos_Nao.A25]" office:value-type="float" office:value="-0.00850341748446226" calcext:value-type="float">
            <text:p>-0.0085034175</text:p>
          </table:table-cell>
          <table:table-cell table:formula="of:=[Datos_Nao.B25]" office:value-type="float" office:value="0.0562163665890694" calcext:value-type="float">
            <text:p>0.0562163666</text:p>
          </table:table-cell>
          <table:table-cell table:formula="of:=[Datos_Nao.C25]" office:value-type="float" office:value="0.00065164640545845" calcext:value-type="float">
            <text:p>0.0006516464</text:p>
          </table:table-cell>
          <table:table-cell table:formula="of:=[Datos_Nao.D25]" office:value-type="float" office:value="0.00458526145666838" calcext:value-type="float">
            <text:p>0.0045852615</text:p>
          </table:table-cell>
          <table:table-cell table:formula="of:=[Datos_Nao.E25]" office:value-type="float" office:value="0.000246370327658951" calcext:value-type="float">
            <text:p>0.0002463703</text:p>
          </table:table-cell>
          <table:table-cell table:formula="of:=[Datos_Nao.F25]" office:value-type="float" office:value="0.125772446393967" calcext:value-type="float">
            <text:p>0.1257724464</text:p>
          </table:table-cell>
          <table:table-cell/>
          <table:table-cell table:formula="of:=[Datos_MoCap.A25]" office:value-type="float" office:value="0.01115" calcext:value-type="float">
            <text:p>0.01115</text:p>
          </table:table-cell>
          <table:table-cell table:formula="of:=[Datos_MoCap.B25]" office:value-type="float" office:value="0.067798" calcext:value-type="float">
            <text:p>0.067798</text:p>
          </table:table-cell>
          <table:table-cell table:formula="of:=[Datos_MoCap.C25]" office:value-type="float" office:value="0.199635" calcext:value-type="float">
            <text:p>0.199635</text:p>
          </table:table-cell>
          <table:table-cell table:formula="of:=[Datos_MoCap.D25]" office:value-type="float" office:value="0.00267" calcext:value-type="float">
            <text:p>0.00267</text:p>
          </table:table-cell>
          <table:table-cell table:formula="of:=[Datos_MoCap.F25]" office:value-type="float" office:value="0.00176" calcext:value-type="float">
            <text:p>0.00176</text:p>
          </table:table-cell>
          <table:table-cell table:formula="of:=[Datos_MoCap.E25]" office:value-type="float" office:value="-0.062209" calcext:value-type="float">
            <text:p>-0.062209</text:p>
          </table:table-cell>
          <table:table-cell/>
          <table:table-cell table:formula="of:=([.H25])*(-0.023914362365637)+(-0.0065790614509)" office:value-type="float" office:value="-0.00684570659127685" calcext:value-type="float">
            <text:p>-0.0068457066</text:p>
          </table:table-cell>
          <table:table-cell table:formula="of:=([.J25])*(-0.205408122286256)+(0.109782283331548)" office:value-type="float" office:value="0.0687756328389313" calcext:value-type="float">
            <text:p>0.0687756328</text:p>
          </table:table-cell>
          <table:table-cell table:formula="of:=([.I25])*(0.310792688230763)+(-0.016510592847898)" office:value-type="float" office:value="0.00456052982877127" calcext:value-type="float">
            <text:p>0.0045605298</text:p>
          </table:table-cell>
          <table:table-cell table:formula="of:=[.H25]*-1" office:value-type="float" office:value="-0.01115" calcext:value-type="float">
            <text:p>-0.01115</text:p>
          </table:table-cell>
          <table:table-cell table:formula="of:=[.M25]*-1" office:value-type="float" office:value="0.062209" calcext:value-type="float">
            <text:p>0.062209</text:p>
          </table:table-cell>
          <table:table-cell table:formula="of:=([.K25])*(2.23435203765647)+(0.035482883974399)" office:value-type="float" office:value="0.0414486039149418" calcext:value-type="float">
            <text:p>0.0414486039</text:p>
          </table:table-cell>
          <table:table-cell table:formula="of:=([.M25])*(0.639359760687662)+(-0.019962373867579)" office:value-type="float" office:value="-0.0597363052201978" calcext:value-type="float">
            <text:p>-0.0597363052</text:p>
          </table:table-cell>
          <table:table-cell table:formula="of:=([.L25])*(1.26097813916405)+(0.272428916854381)" office:value-type="float" office:value="0.27464823837931" calcext:value-type="float">
            <text:p>0.2746482384</text:p>
          </table:table-cell>
          <table:table-cell table:number-columns-repeated="1002"/>
        </table:table-row>
        <table:table-row table:style-name="ro1">
          <table:table-cell table:formula="of:=[Datos_Nao.A26]" office:value-type="float" office:value="-0.00855956319719553" calcext:value-type="float">
            <text:p>-0.0085595632</text:p>
          </table:table-cell>
          <table:table-cell table:formula="of:=[Datos_Nao.B26]" office:value-type="float" office:value="0.0561548918485642" calcext:value-type="float">
            <text:p>0.0561548918</text:p>
          </table:table-cell>
          <table:table-cell table:formula="of:=[Datos_Nao.C26]" office:value-type="float" office:value="0.000668935477733612" calcext:value-type="float">
            <text:p>0.0006689355</text:p>
          </table:table-cell>
          <table:table-cell table:formula="of:=[Datos_Nao.D26]" office:value-type="float" office:value="0.00463521527126432" calcext:value-type="float">
            <text:p>0.0046352153</text:p>
          </table:table-cell>
          <table:table-cell table:formula="of:=[Datos_Nao.E26]" office:value-type="float" office:value="0.000167957143275998" calcext:value-type="float">
            <text:p>0.0001679571</text:p>
          </table:table-cell>
          <table:table-cell table:formula="of:=[Datos_Nao.F26]" office:value-type="float" office:value="0.125766858458519" calcext:value-type="float">
            <text:p>0.1257668585</text:p>
          </table:table-cell>
          <table:table-cell/>
          <table:table-cell table:formula="of:=[Datos_MoCap.A26]" office:value-type="float" office:value="0.011151" calcext:value-type="float">
            <text:p>0.011151</text:p>
          </table:table-cell>
          <table:table-cell table:formula="of:=[Datos_MoCap.B26]" office:value-type="float" office:value="0.067806" calcext:value-type="float">
            <text:p>0.067806</text:p>
          </table:table-cell>
          <table:table-cell table:formula="of:=[Datos_MoCap.C26]" office:value-type="float" office:value="0.199643" calcext:value-type="float">
            <text:p>0.199643</text:p>
          </table:table-cell>
          <table:table-cell table:formula="of:=[Datos_MoCap.D26]" office:value-type="float" office:value="0.002715" calcext:value-type="float">
            <text:p>0.002715</text:p>
          </table:table-cell>
          <table:table-cell table:formula="of:=[Datos_MoCap.F26]" office:value-type="float" office:value="0.00173" calcext:value-type="float">
            <text:p>0.00173</text:p>
          </table:table-cell>
          <table:table-cell table:formula="of:=[Datos_MoCap.E26]" office:value-type="float" office:value="-0.062211" calcext:value-type="float">
            <text:p>-0.062211</text:p>
          </table:table-cell>
          <table:table-cell/>
          <table:table-cell table:formula="of:=([.H26])*(-0.023914362365637)+(-0.0065790614509)" office:value-type="float" office:value="-0.00684573050563922" calcext:value-type="float">
            <text:p>-0.0068457305</text:p>
          </table:table-cell>
          <table:table-cell table:formula="of:=([.J26])*(-0.205408122286256)+(0.109782283331548)" office:value-type="float" office:value="0.068773989573953" calcext:value-type="float">
            <text:p>0.0687739896</text:p>
          </table:table-cell>
          <table:table-cell table:formula="of:=([.I26])*(0.310792688230763)+(-0.016510592847898)" office:value-type="float" office:value="0.00456301617027711" calcext:value-type="float">
            <text:p>0.0045630162</text:p>
          </table:table-cell>
          <table:table-cell table:formula="of:=[.H26]*-1" office:value-type="float" office:value="-0.011151" calcext:value-type="float">
            <text:p>-0.011151</text:p>
          </table:table-cell>
          <table:table-cell table:formula="of:=[.M26]*-1" office:value-type="float" office:value="0.062211" calcext:value-type="float">
            <text:p>0.062211</text:p>
          </table:table-cell>
          <table:table-cell table:formula="of:=([.K26])*(2.23435203765647)+(0.035482883974399)" office:value-type="float" office:value="0.0415491497566363" calcext:value-type="float">
            <text:p>0.0415491498</text:p>
          </table:table-cell>
          <table:table-cell table:formula="of:=([.M26])*(0.639359760687662)+(-0.019962373867579)" office:value-type="float" office:value="-0.0597375839397192" calcext:value-type="float">
            <text:p>-0.0597375839</text:p>
          </table:table-cell>
          <table:table-cell table:formula="of:=([.L26])*(1.26097813916405)+(0.272428916854381)" office:value-type="float" office:value="0.274610409035135" calcext:value-type="float">
            <text:p>0.274610409</text:p>
          </table:table-cell>
          <table:table-cell table:number-columns-repeated="1002"/>
        </table:table-row>
        <table:table-row table:style-name="ro1">
          <table:table-cell table:formula="of:=[Datos_Nao.A27]" office:value-type="float" office:value="-0.0088556008413434" calcext:value-type="float">
            <text:p>-0.0088556008</text:p>
          </table:table-cell>
          <table:table-cell table:formula="of:=[Datos_Nao.B27]" office:value-type="float" office:value="0.0559105575084686" calcext:value-type="float">
            <text:p>0.0559105575</text:p>
          </table:table-cell>
          <table:table-cell table:formula="of:=[Datos_Nao.C27]" office:value-type="float" office:value="0.000770319253206253" calcext:value-type="float">
            <text:p>0.0007703193</text:p>
          </table:table-cell>
          <table:table-cell table:formula="of:=[Datos_Nao.D27]" office:value-type="float" office:value="0.004871497862041" calcext:value-type="float">
            <text:p>0.0048714979</text:p>
          </table:table-cell>
          <table:table-cell table:formula="of:=[Datos_Nao.E27]" office:value-type="float" office:value="-0.000338154844939709" calcext:value-type="float">
            <text:p>-0.0003381548</text:p>
          </table:table-cell>
          <table:table-cell table:formula="of:=[Datos_Nao.F27]" office:value-type="float" office:value="0.1257613748312" calcext:value-type="float">
            <text:p>0.1257613748</text:p>
          </table:table-cell>
          <table:table-cell/>
          <table:table-cell table:formula="of:=[Datos_MoCap.A27]" office:value-type="float" office:value="0.011131" calcext:value-type="float">
            <text:p>0.011131</text:p>
          </table:table-cell>
          <table:table-cell table:formula="of:=[Datos_MoCap.B27]" office:value-type="float" office:value="0.067772" calcext:value-type="float">
            <text:p>0.067772</text:p>
          </table:table-cell>
          <table:table-cell table:formula="of:=[Datos_MoCap.C27]" office:value-type="float" office:value="0.19964" calcext:value-type="float">
            <text:p>0.19964</text:p>
          </table:table-cell>
          <table:table-cell table:formula="of:=[Datos_MoCap.D27]" office:value-type="float" office:value="0.00292" calcext:value-type="float">
            <text:p>0.00292</text:p>
          </table:table-cell>
          <table:table-cell table:formula="of:=[Datos_MoCap.F27]" office:value-type="float" office:value="0.001772" calcext:value-type="float">
            <text:p>0.001772</text:p>
          </table:table-cell>
          <table:table-cell table:formula="of:=[Datos_MoCap.E27]" office:value-type="float" office:value="-0.062241" calcext:value-type="float">
            <text:p>-0.062241</text:p>
          </table:table-cell>
          <table:table-cell/>
          <table:table-cell table:formula="of:=([.H27])*(-0.023914362365637)+(-0.0065790614509)" office:value-type="float" office:value="-0.00684525221839191" calcext:value-type="float">
            <text:p>-0.0068452522</text:p>
          </table:table-cell>
          <table:table-cell table:formula="of:=([.J27])*(-0.205408122286256)+(0.109782283331548)" office:value-type="float" office:value="0.0687746057983198" calcext:value-type="float">
            <text:p>0.0687746058</text:p>
          </table:table-cell>
          <table:table-cell table:formula="of:=([.I27])*(0.310792688230763)+(-0.016510592847898)" office:value-type="float" office:value="0.00455244921887727" calcext:value-type="float">
            <text:p>0.0045524492</text:p>
          </table:table-cell>
          <table:table-cell table:formula="of:=[.H27]*-1" office:value-type="float" office:value="-0.011131" calcext:value-type="float">
            <text:p>-0.011131</text:p>
          </table:table-cell>
          <table:table-cell table:formula="of:=[.M27]*-1" office:value-type="float" office:value="0.062241" calcext:value-type="float">
            <text:p>0.062241</text:p>
          </table:table-cell>
          <table:table-cell table:formula="of:=([.K27])*(2.23435203765647)+(0.035482883974399)" office:value-type="float" office:value="0.0420071919243559" calcext:value-type="float">
            <text:p>0.0420071919</text:p>
          </table:table-cell>
          <table:table-cell table:formula="of:=([.M27])*(0.639359760687662)+(-0.019962373867579)" office:value-type="float" office:value="-0.0597567647325398" calcext:value-type="float">
            <text:p>-0.0597567647</text:p>
          </table:table-cell>
          <table:table-cell table:formula="of:=([.L27])*(1.26097813916405)+(0.272428916854381)" office:value-type="float" office:value="0.27466337011698" calcext:value-type="float">
            <text:p>0.2746633701</text:p>
          </table:table-cell>
          <table:table-cell table:number-columns-repeated="1002"/>
        </table:table-row>
        <table:table-row table:style-name="ro1">
          <table:table-cell table:formula="of:=[Datos_Nao.A28]" office:value-type="float" office:value="-0.00893742218613625" calcext:value-type="float">
            <text:p>-0.0089374222</text:p>
          </table:table-cell>
          <table:table-cell table:formula="of:=[Datos_Nao.B28]" office:value-type="float" office:value="0.0558731630444527" calcext:value-type="float">
            <text:p>0.055873163</text:p>
          </table:table-cell>
          <table:table-cell table:formula="of:=[Datos_Nao.C28]" office:value-type="float" office:value="0.000802397727966309" calcext:value-type="float">
            <text:p>0.0008023977</text:p>
          </table:table-cell>
          <table:table-cell table:formula="of:=[Datos_Nao.D28]" office:value-type="float" office:value="0.00492608081549406" calcext:value-type="float">
            <text:p>0.0049260808</text:p>
          </table:table-cell>
          <table:table-cell table:formula="of:=[Datos_Nao.E28]" office:value-type="float" office:value="-0.000519763270858675" calcext:value-type="float">
            <text:p>-0.0005197633</text:p>
          </table:table-cell>
          <table:table-cell table:formula="of:=[Datos_Nao.F28]" office:value-type="float" office:value="0.12576450407505" calcext:value-type="float">
            <text:p>0.1257645041</text:p>
          </table:table-cell>
          <table:table-cell/>
          <table:table-cell table:formula="of:=[Datos_MoCap.A28]" office:value-type="float" office:value="0.011126" calcext:value-type="float">
            <text:p>0.011126</text:p>
          </table:table-cell>
          <table:table-cell table:formula="of:=[Datos_MoCap.B28]" office:value-type="float" office:value="0.06777" calcext:value-type="float">
            <text:p>0.06777</text:p>
          </table:table-cell>
          <table:table-cell table:formula="of:=[Datos_MoCap.C28]" office:value-type="float" office:value="0.19964" calcext:value-type="float">
            <text:p>0.19964</text:p>
          </table:table-cell>
          <table:table-cell table:formula="of:=[Datos_MoCap.D28]" office:value-type="float" office:value="0.003019" calcext:value-type="float">
            <text:p>0.003019</text:p>
          </table:table-cell>
          <table:table-cell table:formula="of:=[Datos_MoCap.F28]" office:value-type="float" office:value="0.001784" calcext:value-type="float">
            <text:p>0.001784</text:p>
          </table:table-cell>
          <table:table-cell table:formula="of:=[Datos_MoCap.E28]" office:value-type="float" office:value="-0.062233" calcext:value-type="float">
            <text:p>-0.062233</text:p>
          </table:table-cell>
          <table:table-cell/>
          <table:table-cell table:formula="of:=([.H28])*(-0.023914362365637)+(-0.0065790614509)" office:value-type="float" office:value="-0.00684513264658008" calcext:value-type="float">
            <text:p>-0.0068451326</text:p>
          </table:table-cell>
          <table:table-cell table:formula="of:=([.J28])*(-0.205408122286256)+(0.109782283331548)" office:value-type="float" office:value="0.0687746057983198" calcext:value-type="float">
            <text:p>0.0687746058</text:p>
          </table:table-cell>
          <table:table-cell table:formula="of:=([.I28])*(0.310792688230763)+(-0.016510592847898)" office:value-type="float" office:value="0.00455182763350081" calcext:value-type="float">
            <text:p>0.0045518276</text:p>
          </table:table-cell>
          <table:table-cell table:formula="of:=[.H28]*-1" office:value-type="float" office:value="-0.011126" calcext:value-type="float">
            <text:p>-0.011126</text:p>
          </table:table-cell>
          <table:table-cell table:formula="of:=[.M28]*-1" office:value-type="float" office:value="0.062233" calcext:value-type="float">
            <text:p>0.062233</text:p>
          </table:table-cell>
          <table:table-cell table:formula="of:=([.K28])*(2.23435203765647)+(0.035482883974399)" office:value-type="float" office:value="0.0422283927760839" calcext:value-type="float">
            <text:p>0.0422283928</text:p>
          </table:table-cell>
          <table:table-cell table:formula="of:=([.M28])*(0.639359760687662)+(-0.019962373867579)" office:value-type="float" office:value="-0.0597516498544543" calcext:value-type="float">
            <text:p>-0.0597516499</text:p>
          </table:table-cell>
          <table:table-cell table:formula="of:=([.L28])*(1.26097813916405)+(0.272428916854381)" office:value-type="float" office:value="0.27467850185465" calcext:value-type="float">
            <text:p>0.2746785019</text:p>
          </table:table-cell>
          <table:table-cell table:number-columns-repeated="1002"/>
        </table:table-row>
        <table:table-row table:style-name="ro1">
          <table:table-cell table:formula="of:=[Datos_Nao.A29]" office:value-type="float" office:value="-0.0090101333335042" calcext:value-type="float">
            <text:p>-0.0090101333</text:p>
          </table:table-cell>
          <table:table-cell table:formula="of:=[Datos_Nao.B29]" office:value-type="float" office:value="0.0558559000492096" calcext:value-type="float">
            <text:p>0.0558559</text:p>
          </table:table-cell>
          <table:table-cell table:formula="of:=[Datos_Nao.C29]" office:value-type="float" office:value="0.000833321362733841" calcext:value-type="float">
            <text:p>0.0008333214</text:p>
          </table:table-cell>
          <table:table-cell table:formula="of:=[Datos_Nao.D29]" office:value-type="float" office:value="0.0049686636775732" calcext:value-type="float">
            <text:p>0.0049686637</text:p>
          </table:table-cell>
          <table:table-cell table:formula="of:=[Datos_Nao.E29]" office:value-type="float" office:value="-0.000707361265085638" calcext:value-type="float">
            <text:p>-0.0007073613</text:p>
          </table:table-cell>
          <table:table-cell table:formula="of:=[Datos_Nao.F29]" office:value-type="float" office:value="0.125766977667809" calcext:value-type="float">
            <text:p>0.1257669777</text:p>
          </table:table-cell>
          <table:table-cell/>
          <table:table-cell table:formula="of:=[Datos_MoCap.A29]" office:value-type="float" office:value="0.011125" calcext:value-type="float">
            <text:p>0.011125</text:p>
          </table:table-cell>
          <table:table-cell table:formula="of:=[Datos_MoCap.B29]" office:value-type="float" office:value="0.067806" calcext:value-type="float">
            <text:p>0.067806</text:p>
          </table:table-cell>
          <table:table-cell table:formula="of:=[Datos_MoCap.C29]" office:value-type="float" office:value="0.199641" calcext:value-type="float">
            <text:p>0.199641</text:p>
          </table:table-cell>
          <table:table-cell table:formula="of:=[Datos_MoCap.D29]" office:value-type="float" office:value="0.002804" calcext:value-type="float">
            <text:p>0.002804</text:p>
          </table:table-cell>
          <table:table-cell table:formula="of:=[Datos_MoCap.F29]" office:value-type="float" office:value="0.001811" calcext:value-type="float">
            <text:p>0.001811</text:p>
          </table:table-cell>
          <table:table-cell table:formula="of:=[Datos_MoCap.E29]" office:value-type="float" office:value="-0.062143" calcext:value-type="float">
            <text:p>-0.062143</text:p>
          </table:table-cell>
          <table:table-cell/>
          <table:table-cell table:formula="of:=([.H29])*(-0.023914362365637)+(-0.0065790614509)" office:value-type="float" office:value="-0.00684510873221771" calcext:value-type="float">
            <text:p>-0.0068451087</text:p>
          </table:table-cell>
          <table:table-cell table:formula="of:=([.J29])*(-0.205408122286256)+(0.109782283331548)" office:value-type="float" office:value="0.0687744003901976" calcext:value-type="float">
            <text:p>0.0687744004</text:p>
          </table:table-cell>
          <table:table-cell table:formula="of:=([.I29])*(0.310792688230763)+(-0.016510592847898)" office:value-type="float" office:value="0.00456301617027711" calcext:value-type="float">
            <text:p>0.0045630162</text:p>
          </table:table-cell>
          <table:table-cell table:formula="of:=[.H29]*-1" office:value-type="float" office:value="-0.011125" calcext:value-type="float">
            <text:p>-0.011125</text:p>
          </table:table-cell>
          <table:table-cell table:formula="of:=[.M29]*-1" office:value-type="float" office:value="0.062143" calcext:value-type="float">
            <text:p>0.062143</text:p>
          </table:table-cell>
          <table:table-cell table:formula="of:=([.K29])*(2.23435203765647)+(0.035482883974399)" office:value-type="float" office:value="0.0417480070879877" calcext:value-type="float">
            <text:p>0.0417480071</text:p>
          </table:table-cell>
          <table:table-cell table:formula="of:=([.M29])*(0.639359760687662)+(-0.019962373867579)" office:value-type="float" office:value="-0.0596941074759924" calcext:value-type="float">
            <text:p>-0.0596941075</text:p>
          </table:table-cell>
          <table:table-cell table:formula="of:=([.L29])*(1.26097813916405)+(0.272428916854381)" office:value-type="float" office:value="0.274712548264407" calcext:value-type="float">
            <text:p>0.2747125483</text:p>
          </table:table-cell>
          <table:table-cell table:number-columns-repeated="1002"/>
        </table:table-row>
        <table:table-row table:style-name="ro1">
          <table:table-cell table:formula="of:=[Datos_Nao.A30]" office:value-type="float" office:value="-0.00916967820376158" calcext:value-type="float">
            <text:p>-0.0091696782</text:p>
          </table:table-cell>
          <table:table-cell table:formula="of:=[Datos_Nao.B30]" office:value-type="float" office:value="0.0559138543903828" calcext:value-type="float">
            <text:p>0.0559138544</text:p>
          </table:table-cell>
          <table:table-cell table:formula="of:=[Datos_Nao.C30]" office:value-type="float" office:value="0.00091683492064476" calcext:value-type="float">
            <text:p>0.0009168349</text:p>
          </table:table-cell>
          <table:table-cell table:formula="of:=[Datos_Nao.D30]" office:value-type="float" office:value="0.00502463709563017" calcext:value-type="float">
            <text:p>0.0050246371</text:p>
          </table:table-cell>
          <table:table-cell table:formula="of:=[Datos_Nao.E30]" office:value-type="float" office:value="-0.00130396918393672" calcext:value-type="float">
            <text:p>-0.0013039692</text:p>
          </table:table-cell>
          <table:table-cell table:formula="of:=[Datos_Nao.F30]" office:value-type="float" office:value="0.125752046704292" calcext:value-type="float">
            <text:p>0.1257520467</text:p>
          </table:table-cell>
          <table:table-cell/>
          <table:table-cell table:formula="of:=[Datos_MoCap.A30]" office:value-type="float" office:value="0.011118" calcext:value-type="float">
            <text:p>0.011118</text:p>
          </table:table-cell>
          <table:table-cell table:formula="of:=[Datos_MoCap.B30]" office:value-type="float" office:value="0.067762" calcext:value-type="float">
            <text:p>0.067762</text:p>
          </table:table-cell>
          <table:table-cell table:formula="of:=[Datos_MoCap.C30]" office:value-type="float" office:value="0.199647" calcext:value-type="float">
            <text:p>0.199647</text:p>
          </table:table-cell>
          <table:table-cell table:formula="of:=[Datos_MoCap.D30]" office:value-type="float" office:value="0.003037" calcext:value-type="float">
            <text:p>0.003037</text:p>
          </table:table-cell>
          <table:table-cell table:formula="of:=[Datos_MoCap.F30]" office:value-type="float" office:value="0.001848" calcext:value-type="float">
            <text:p>0.001848</text:p>
          </table:table-cell>
          <table:table-cell table:formula="of:=[Datos_MoCap.E30]" office:value-type="float" office:value="-0.062203" calcext:value-type="float">
            <text:p>-0.062203</text:p>
          </table:table-cell>
          <table:table-cell/>
          <table:table-cell table:formula="of:=([.H30])*(-0.023914362365637)+(-0.0065790614509)" office:value-type="float" office:value="-0.00684494133168115" calcext:value-type="float">
            <text:p>-0.0068449413</text:p>
          </table:table-cell>
          <table:table-cell table:formula="of:=([.J30])*(-0.205408122286256)+(0.109782283331548)" office:value-type="float" office:value="0.0687731679414638" calcext:value-type="float">
            <text:p>0.0687731679</text:p>
          </table:table-cell>
          <table:table-cell table:formula="of:=([.I30])*(0.310792688230763)+(-0.016510592847898)" office:value-type="float" office:value="0.00454934129199496" calcext:value-type="float">
            <text:p>0.0045493413</text:p>
          </table:table-cell>
          <table:table-cell table:formula="of:=[.H30]*-1" office:value-type="float" office:value="-0.011118" calcext:value-type="float">
            <text:p>-0.011118</text:p>
          </table:table-cell>
          <table:table-cell table:formula="of:=[.M30]*-1" office:value-type="float" office:value="0.062203" calcext:value-type="float">
            <text:p>0.062203</text:p>
          </table:table-cell>
          <table:table-cell table:formula="of:=([.K30])*(2.23435203765647)+(0.035482883974399)" office:value-type="float" office:value="0.0422686111127617" calcext:value-type="float">
            <text:p>0.0422686111</text:p>
          </table:table-cell>
          <table:table-cell table:formula="of:=([.M30])*(0.639359760687662)+(-0.019962373867579)" office:value-type="float" office:value="-0.0597324690616336" calcext:value-type="float">
            <text:p>-0.0597324691</text:p>
          </table:table-cell>
          <table:table-cell table:formula="of:=([.L30])*(1.26097813916405)+(0.272428916854381)" office:value-type="float" office:value="0.274759204455556" calcext:value-type="float">
            <text:p>0.2747592045</text:p>
          </table:table-cell>
          <table:table-cell table:number-columns-repeated="1002"/>
        </table:table-row>
        <table:table-row table:style-name="ro1">
          <table:table-cell table:formula="of:=[Datos_Nao.A31]" office:value-type="float" office:value="-0.00920213852077723" calcext:value-type="float">
            <text:p>-0.0092021385</text:p>
          </table:table-cell>
          <table:table-cell table:formula="of:=[Datos_Nao.B31]" office:value-type="float" office:value="0.0559659786522389" calcext:value-type="float">
            <text:p>0.0559659787</text:p>
          </table:table-cell>
          <table:table-cell table:formula="of:=[Datos_Nao.C31]" office:value-type="float" office:value="0.000941019505262375" calcext:value-type="float">
            <text:p>0.0009410195</text:p>
          </table:table-cell>
          <table:table-cell table:formula="of:=[Datos_Nao.D31]" office:value-type="float" office:value="0.00501928431913257" calcext:value-type="float">
            <text:p>0.0050192843</text:p>
          </table:table-cell>
          <table:table-cell table:formula="of:=[Datos_Nao.E31]" office:value-type="float" office:value="-0.0015131460968405" calcext:value-type="float">
            <text:p>-0.0015131461</text:p>
          </table:table-cell>
          <table:table-cell table:formula="of:=[Datos_Nao.F31]" office:value-type="float" office:value="0.125733688473701" calcext:value-type="float">
            <text:p>0.1257336885</text:p>
          </table:table-cell>
          <table:table-cell/>
          <table:table-cell table:formula="of:=[Datos_MoCap.A31]" office:value-type="float" office:value="0.011128" calcext:value-type="float">
            <text:p>0.011128</text:p>
          </table:table-cell>
          <table:table-cell table:formula="of:=[Datos_MoCap.B31]" office:value-type="float" office:value="0.067782" calcext:value-type="float">
            <text:p>0.067782</text:p>
          </table:table-cell>
          <table:table-cell table:formula="of:=[Datos_MoCap.C31]" office:value-type="float" office:value="0.199642" calcext:value-type="float">
            <text:p>0.199642</text:p>
          </table:table-cell>
          <table:table-cell table:formula="of:=[Datos_MoCap.D31]" office:value-type="float" office:value="0.002784" calcext:value-type="float">
            <text:p>0.002784</text:p>
          </table:table-cell>
          <table:table-cell table:formula="of:=[Datos_MoCap.F31]" office:value-type="float" office:value="0.001885" calcext:value-type="float">
            <text:p>0.001885</text:p>
          </table:table-cell>
          <table:table-cell table:formula="of:=[Datos_MoCap.E31]" office:value-type="float" office:value="-0.062177" calcext:value-type="float">
            <text:p>-0.062177</text:p>
          </table:table-cell>
          <table:table-cell/>
          <table:table-cell table:formula="of:=([.H31])*(-0.023914362365637)+(-0.0065790614509)" office:value-type="float" office:value="-0.00684518047530481" calcext:value-type="float">
            <text:p>-0.0068451805</text:p>
          </table:table-cell>
          <table:table-cell table:formula="of:=([.J31])*(-0.205408122286256)+(0.109782283331548)" office:value-type="float" office:value="0.0687741949820753" calcext:value-type="float">
            <text:p>0.068774195</text:p>
          </table:table-cell>
          <table:table-cell table:formula="of:=([.I31])*(0.310792688230763)+(-0.016510592847898)" office:value-type="float" office:value="0.00455555714575957" calcext:value-type="float">
            <text:p>0.0045555571</text:p>
          </table:table-cell>
          <table:table-cell table:formula="of:=[.H31]*-1" office:value-type="float" office:value="-0.011128" calcext:value-type="float">
            <text:p>-0.011128</text:p>
          </table:table-cell>
          <table:table-cell table:formula="of:=[.M31]*-1" office:value-type="float" office:value="0.062177" calcext:value-type="float">
            <text:p>0.062177</text:p>
          </table:table-cell>
          <table:table-cell table:formula="of:=([.K31])*(2.23435203765647)+(0.035482883974399)" office:value-type="float" office:value="0.0417033200472346" calcext:value-type="float">
            <text:p>0.04170332</text:p>
          </table:table-cell>
          <table:table-cell table:formula="of:=([.M31])*(0.639359760687662)+(-0.019962373867579)" office:value-type="float" office:value="-0.0597158457078558" calcext:value-type="float">
            <text:p>-0.0597158457</text:p>
          </table:table-cell>
          <table:table-cell table:formula="of:=([.L31])*(1.26097813916405)+(0.272428916854381)" office:value-type="float" office:value="0.274805860646705" calcext:value-type="float">
            <text:p>0.2748058606</text:p>
          </table:table-cell>
          <table:table-cell table:number-columns-repeated="1002"/>
        </table:table-row>
        <table:table-row table:style-name="ro1">
          <table:table-cell table:formula="of:=[Datos_Nao.A32]" office:value-type="float" office:value="-0.00922361295670271" calcext:value-type="float">
            <text:p>-0.009223613</text:p>
          </table:table-cell>
          <table:table-cell table:formula="of:=[Datos_Nao.B32]" office:value-type="float" office:value="0.0560327060520649" calcext:value-type="float">
            <text:p>0.0560327061</text:p>
          </table:table-cell>
          <table:table-cell table:formula="of:=[Datos_Nao.C32]" office:value-type="float" office:value="0.000962972640991211" calcext:value-type="float">
            <text:p>0.0009629726</text:p>
          </table:table-cell>
          <table:table-cell table:formula="of:=[Datos_Nao.D32]" office:value-type="float" office:value="0.00500218104571104" calcext:value-type="float">
            <text:p>0.005002181</text:p>
          </table:table-cell>
          <table:table-cell table:formula="of:=[Datos_Nao.E32]" office:value-type="float" office:value="-0.00172712758649141" calcext:value-type="float">
            <text:p>-0.0017271276</text:p>
          </table:table-cell>
          <table:table-cell table:formula="of:=[Datos_Nao.F32]" office:value-type="float" office:value="0.125705972313881" calcext:value-type="float">
            <text:p>0.1257059723</text:p>
          </table:table-cell>
          <table:table-cell/>
          <table:table-cell table:formula="of:=[Datos_MoCap.A32]" office:value-type="float" office:value="0.01113" calcext:value-type="float">
            <text:p>0.01113</text:p>
          </table:table-cell>
          <table:table-cell table:formula="of:=[Datos_MoCap.B32]" office:value-type="float" office:value="0.067797" calcext:value-type="float">
            <text:p>0.067797</text:p>
          </table:table-cell>
          <table:table-cell table:formula="of:=[Datos_MoCap.C32]" office:value-type="float" office:value="0.199642" calcext:value-type="float">
            <text:p>0.199642</text:p>
          </table:table-cell>
          <table:table-cell table:formula="of:=[Datos_MoCap.D32]" office:value-type="float" office:value="0.002762" calcext:value-type="float">
            <text:p>0.002762</text:p>
          </table:table-cell>
          <table:table-cell table:formula="of:=[Datos_MoCap.F32]" office:value-type="float" office:value="0.001906" calcext:value-type="float">
            <text:p>0.001906</text:p>
          </table:table-cell>
          <table:table-cell table:formula="of:=[Datos_MoCap.E32]" office:value-type="float" office:value="-0.062176" calcext:value-type="float">
            <text:p>-0.062176</text:p>
          </table:table-cell>
          <table:table-cell/>
          <table:table-cell table:formula="of:=([.H32])*(-0.023914362365637)+(-0.0065790614509)" office:value-type="float" office:value="-0.00684522830402954" calcext:value-type="float">
            <text:p>-0.0068452283</text:p>
          </table:table-cell>
          <table:table-cell table:formula="of:=([.J32])*(-0.205408122286256)+(0.109782283331548)" office:value-type="float" office:value="0.0687741949820753" calcext:value-type="float">
            <text:p>0.068774195</text:p>
          </table:table-cell>
          <table:table-cell table:formula="of:=([.I32])*(0.310792688230763)+(-0.016510592847898)" office:value-type="float" office:value="0.00456021903608304" calcext:value-type="float">
            <text:p>0.004560219</text:p>
          </table:table-cell>
          <table:table-cell table:formula="of:=[.H32]*-1" office:value-type="float" office:value="-0.01113" calcext:value-type="float">
            <text:p>-0.01113</text:p>
          </table:table-cell>
          <table:table-cell table:formula="of:=[.M32]*-1" office:value-type="float" office:value="0.062176" calcext:value-type="float">
            <text:p>0.062176</text:p>
          </table:table-cell>
          <table:table-cell table:formula="of:=([.K32])*(2.23435203765647)+(0.035482883974399)" office:value-type="float" office:value="0.0416541643024062" calcext:value-type="float">
            <text:p>0.0416541643</text:p>
          </table:table-cell>
          <table:table-cell table:formula="of:=([.M32])*(0.639359760687662)+(-0.019962373867579)" office:value-type="float" office:value="-0.0597152063480951" calcext:value-type="float">
            <text:p>-0.0597152063</text:p>
          </table:table-cell>
          <table:table-cell table:formula="of:=([.L32])*(1.26097813916405)+(0.272428916854381)" office:value-type="float" office:value="0.274832341187628" calcext:value-type="float">
            <text:p>0.2748323412</text:p>
          </table:table-cell>
          <table:table-cell table:number-columns-repeated="1002"/>
        </table:table-row>
        <table:table-row table:style-name="ro1">
          <table:table-cell table:formula="of:=[Datos_Nao.A33]" office:value-type="float" office:value="-0.00923015363514424" calcext:value-type="float">
            <text:p>-0.0092301536</text:p>
          </table:table-cell>
          <table:table-cell table:formula="of:=[Datos_Nao.B33]" office:value-type="float" office:value="0.056071151047945" calcext:value-type="float">
            <text:p>0.056071151</text:p>
          </table:table-cell>
          <table:table-cell table:formula="of:=[Datos_Nao.C33]" office:value-type="float" office:value="0.000973012298345566" calcext:value-type="float">
            <text:p>0.0009730123</text:p>
          </table:table-cell>
          <table:table-cell table:formula="of:=[Datos_Nao.D33]" office:value-type="float" office:value="0.00498914252966643" calcext:value-type="float">
            <text:p>0.0049891425</text:p>
          </table:table-cell>
          <table:table-cell table:formula="of:=[Datos_Nao.E33]" office:value-type="float" office:value="-0.0018358543748036" calcext:value-type="float">
            <text:p>-0.0018358544</text:p>
          </table:table-cell>
          <table:table-cell table:formula="of:=[Datos_Nao.F33]" office:value-type="float" office:value="0.125688031315804" calcext:value-type="float">
            <text:p>0.1256880313</text:p>
          </table:table-cell>
          <table:table-cell/>
          <table:table-cell table:formula="of:=[Datos_MoCap.A33]" office:value-type="float" office:value="0.011098" calcext:value-type="float">
            <text:p>0.011098</text:p>
          </table:table-cell>
          <table:table-cell table:formula="of:=[Datos_MoCap.B33]" office:value-type="float" office:value="0.0678" calcext:value-type="float">
            <text:p>0.0678</text:p>
          </table:table-cell>
          <table:table-cell table:formula="of:=[Datos_MoCap.C33]" office:value-type="float" office:value="0.199629" calcext:value-type="float">
            <text:p>0.199629</text:p>
          </table:table-cell>
          <table:table-cell table:formula="of:=[Datos_MoCap.D33]" office:value-type="float" office:value="0.002753" calcext:value-type="float">
            <text:p>0.002753</text:p>
          </table:table-cell>
          <table:table-cell table:formula="of:=[Datos_MoCap.F33]" office:value-type="float" office:value="0.002046" calcext:value-type="float">
            <text:p>0.002046</text:p>
          </table:table-cell>
          <table:table-cell table:formula="of:=[Datos_MoCap.E33]" office:value-type="float" office:value="-0.062108" calcext:value-type="float">
            <text:p>-0.062108</text:p>
          </table:table-cell>
          <table:table-cell/>
          <table:table-cell table:formula="of:=([.H33])*(-0.023914362365637)+(-0.0065790614509)" office:value-type="float" office:value="-0.00684446304443384" calcext:value-type="float">
            <text:p>-0.006844463</text:p>
          </table:table-cell>
          <table:table-cell table:formula="of:=([.J33])*(-0.205408122286256)+(0.109782283331548)" office:value-type="float" office:value="0.068776865287665" calcext:value-type="float">
            <text:p>0.0687768653</text:p>
          </table:table-cell>
          <table:table-cell table:formula="of:=([.I33])*(0.310792688230763)+(-0.016510592847898)" office:value-type="float" office:value="0.00456115141414773" calcext:value-type="float">
            <text:p>0.0045611514</text:p>
          </table:table-cell>
          <table:table-cell table:formula="of:=[.H33]*-1" office:value-type="float" office:value="-0.011098" calcext:value-type="float">
            <text:p>-0.011098</text:p>
          </table:table-cell>
          <table:table-cell table:formula="of:=[.M33]*-1" office:value-type="float" office:value="0.062108" calcext:value-type="float">
            <text:p>0.062108</text:p>
          </table:table-cell>
          <table:table-cell table:formula="of:=([.K33])*(2.23435203765647)+(0.035482883974399)" office:value-type="float" office:value="0.0416340551340673" calcext:value-type="float">
            <text:p>0.0416340551</text:p>
          </table:table-cell>
          <table:table-cell table:formula="of:=([.M33])*(0.639359760687662)+(-0.019962373867579)" office:value-type="float" office:value="-0.0596717298843683" calcext:value-type="float">
            <text:p>-0.0596717299</text:p>
          </table:table-cell>
          <table:table-cell table:formula="of:=([.L33])*(1.26097813916405)+(0.272428916854381)" office:value-type="float" office:value="0.275008878127111" calcext:value-type="float">
            <text:p>0.2750088781</text:p>
          </table:table-cell>
          <table:table-cell table:number-columns-repeated="1002"/>
        </table:table-row>
        <table:table-row table:style-name="ro1">
          <table:table-cell table:formula="of:=[Datos_Nao.A34]" office:value-type="float" office:value="-0.00920789409428835" calcext:value-type="float">
            <text:p>-0.0092078941</text:p>
          </table:table-cell>
          <table:table-cell table:formula="of:=[Datos_Nao.B34]" office:value-type="float" office:value="0.0563647486269474" calcext:value-type="float">
            <text:p>0.0563647486</text:p>
          </table:table-cell>
          <table:table-cell table:formula="of:=[Datos_Nao.C34]" office:value-type="float" office:value="0.0010196641087532" calcext:value-type="float">
            <text:p>0.0010196641</text:p>
          </table:table-cell>
          <table:table-cell table:formula="of:=[Datos_Nao.D34]" office:value-type="float" office:value="0.00484821479767561" calcext:value-type="float">
            <text:p>0.0048482148</text:p>
          </table:table-cell>
          <table:table-cell table:formula="of:=[Datos_Nao.E34]" office:value-type="float" office:value="-0.0025103148072958" calcext:value-type="float">
            <text:p>-0.0025103148</text:p>
          </table:table-cell>
          <table:table-cell table:formula="of:=[Datos_Nao.F34]" office:value-type="float" office:value="0.125512734055519" calcext:value-type="float">
            <text:p>0.1255127341</text:p>
          </table:table-cell>
          <table:table-cell/>
          <table:table-cell table:formula="of:=[Datos_MoCap.A34]" office:value-type="float" office:value="0.011066" calcext:value-type="float">
            <text:p>0.011066</text:p>
          </table:table-cell>
          <table:table-cell table:formula="of:=[Datos_MoCap.B34]" office:value-type="float" office:value="0.067774" calcext:value-type="float">
            <text:p>0.067774</text:p>
          </table:table-cell>
          <table:table-cell table:formula="of:=[Datos_MoCap.C34]" office:value-type="float" office:value="0.199625" calcext:value-type="float">
            <text:p>0.199625</text:p>
          </table:table-cell>
          <table:table-cell table:formula="of:=[Datos_MoCap.D34]" office:value-type="float" office:value="0.003048" calcext:value-type="float">
            <text:p>0.003048</text:p>
          </table:table-cell>
          <table:table-cell table:formula="of:=[Datos_MoCap.F34]" office:value-type="float" office:value="0.002201" calcext:value-type="float">
            <text:p>0.002201</text:p>
          </table:table-cell>
          <table:table-cell table:formula="of:=[Datos_MoCap.E34]" office:value-type="float" office:value="-0.062114" calcext:value-type="float">
            <text:p>-0.062114</text:p>
          </table:table-cell>
          <table:table-cell/>
          <table:table-cell table:formula="of:=([.H34])*(-0.023914362365637)+(-0.0065790614509)" office:value-type="float" office:value="-0.00684369778483814" calcext:value-type="float">
            <text:p>-0.0068436978</text:p>
          </table:table-cell>
          <table:table-cell table:formula="of:=([.J34])*(-0.205408122286256)+(0.109782283331548)" office:value-type="float" office:value="0.0687776869201542" calcext:value-type="float">
            <text:p>0.0687776869</text:p>
          </table:table-cell>
          <table:table-cell table:formula="of:=([.I34])*(0.310792688230763)+(-0.016510592847898)" office:value-type="float" office:value="0.00455307080425373" calcext:value-type="float">
            <text:p>0.0045530708</text:p>
          </table:table-cell>
          <table:table-cell table:formula="of:=[.H34]*-1" office:value-type="float" office:value="-0.011066" calcext:value-type="float">
            <text:p>-0.011066</text:p>
          </table:table-cell>
          <table:table-cell table:formula="of:=[.M34]*-1" office:value-type="float" office:value="0.062114" calcext:value-type="float">
            <text:p>0.062114</text:p>
          </table:table-cell>
          <table:table-cell table:formula="of:=([.K34])*(2.23435203765647)+(0.035482883974399)" office:value-type="float" office:value="0.0422931889851759" calcext:value-type="float">
            <text:p>0.042293189</text:p>
          </table:table-cell>
          <table:table-cell table:formula="of:=([.M34])*(0.639359760687662)+(-0.019962373867579)" office:value-type="float" office:value="-0.0596755660429324" calcext:value-type="float">
            <text:p>-0.059675566</text:p>
          </table:table-cell>
          <table:table-cell table:formula="of:=([.L34])*(1.26097813916405)+(0.272428916854381)" office:value-type="float" office:value="0.275204329738681" calcext:value-type="float">
            <text:p>0.2752043297</text:p>
          </table:table-cell>
          <table:table-cell table:number-columns-repeated="1002"/>
        </table:table-row>
        <table:table-row table:style-name="ro1">
          <table:table-cell table:formula="of:=[Datos_Nao.A35]" office:value-type="float" office:value="-0.00917613878846169" calcext:value-type="float">
            <text:p>-0.0091761388</text:p>
          </table:table-cell>
          <table:table-cell table:formula="of:=[Datos_Nao.B35]" office:value-type="float" office:value="0.0564832463860512" calcext:value-type="float">
            <text:p>0.0564832464</text:p>
          </table:table-cell>
          <table:table-cell table:formula="of:=[Datos_Nao.C35]" office:value-type="float" office:value="0.00102926790714264" calcext:value-type="float">
            <text:p>0.0010292679</text:p>
          </table:table-cell>
          <table:table-cell table:formula="of:=[Datos_Nao.D35]" office:value-type="float" office:value="0.0047775199636817" calcext:value-type="float">
            <text:p>0.00477752</text:p>
          </table:table-cell>
          <table:table-cell table:formula="of:=[Datos_Nao.E35]" office:value-type="float" office:value="-0.00274303392507136" calcext:value-type="float">
            <text:p>-0.0027430339</text:p>
          </table:table-cell>
          <table:table-cell table:formula="of:=[Datos_Nao.F35]" office:value-type="float" office:value="0.125424593687058" calcext:value-type="float">
            <text:p>0.1254245937</text:p>
          </table:table-cell>
          <table:table-cell/>
          <table:table-cell table:formula="of:=[Datos_MoCap.A35]" office:value-type="float" office:value="0.011061" calcext:value-type="float">
            <text:p>0.011061</text:p>
          </table:table-cell>
          <table:table-cell table:formula="of:=[Datos_MoCap.B35]" office:value-type="float" office:value="0.067773" calcext:value-type="float">
            <text:p>0.067773</text:p>
          </table:table-cell>
          <table:table-cell table:formula="of:=[Datos_MoCap.C35]" office:value-type="float" office:value="0.199629" calcext:value-type="float">
            <text:p>0.199629</text:p>
          </table:table-cell>
          <table:table-cell table:formula="of:=[Datos_MoCap.D35]" office:value-type="float" office:value="0.003087" calcext:value-type="float">
            <text:p>0.003087</text:p>
          </table:table-cell>
          <table:table-cell table:formula="of:=[Datos_MoCap.F35]" office:value-type="float" office:value="0.002223" calcext:value-type="float">
            <text:p>0.002223</text:p>
          </table:table-cell>
          <table:table-cell table:formula="of:=[Datos_MoCap.E35]" office:value-type="float" office:value="-0.062128" calcext:value-type="float">
            <text:p>-0.062128</text:p>
          </table:table-cell>
          <table:table-cell/>
          <table:table-cell table:formula="of:=([.H35])*(-0.023914362365637)+(-0.0065790614509)" office:value-type="float" office:value="-0.00684357821302631" calcext:value-type="float">
            <text:p>-0.0068435782</text:p>
          </table:table-cell>
          <table:table-cell table:formula="of:=([.J35])*(-0.205408122286256)+(0.109782283331548)" office:value-type="float" office:value="0.068776865287665" calcext:value-type="float">
            <text:p>0.0687768653</text:p>
          </table:table-cell>
          <table:table-cell table:formula="of:=([.I35])*(0.310792688230763)+(-0.016510592847898)" office:value-type="float" office:value="0.0045527600115655" calcext:value-type="float">
            <text:p>0.00455276</text:p>
          </table:table-cell>
          <table:table-cell table:formula="of:=[.H35]*-1" office:value-type="float" office:value="-0.011061" calcext:value-type="float">
            <text:p>-0.011061</text:p>
          </table:table-cell>
          <table:table-cell table:formula="of:=[.M35]*-1" office:value-type="float" office:value="0.062128" calcext:value-type="float">
            <text:p>0.062128</text:p>
          </table:table-cell>
          <table:table-cell table:formula="of:=([.K35])*(2.23435203765647)+(0.035482883974399)" office:value-type="float" office:value="0.0423803287146445" calcext:value-type="float">
            <text:p>0.0423803287</text:p>
          </table:table-cell>
          <table:table-cell table:formula="of:=([.M35])*(0.639359760687662)+(-0.019962373867579)" office:value-type="float" office:value="-0.0596845170795821" calcext:value-type="float">
            <text:p>-0.0596845171</text:p>
          </table:table-cell>
          <table:table-cell table:formula="of:=([.L35])*(1.26097813916405)+(0.272428916854381)" office:value-type="float" office:value="0.275232071257743" calcext:value-type="float">
            <text:p>0.2752320713</text:p>
          </table:table-cell>
          <table:table-cell table:number-columns-repeated="1002"/>
        </table:table-row>
        <table:table-row table:style-name="ro1">
          <table:table-cell table:formula="of:=[Datos_Nao.A36]" office:value-type="float" office:value="-0.00913176685571671" calcext:value-type="float">
            <text:p>-0.0091317669</text:p>
          </table:table-cell>
          <table:table-cell table:formula="of:=[Datos_Nao.B36]" office:value-type="float" office:value="0.0566102489829063" calcext:value-type="float">
            <text:p>0.056610249</text:p>
          </table:table-cell>
          <table:table-cell table:formula="of:=[Datos_Nao.C36]" office:value-type="float" office:value="0.0010356642305851" calcext:value-type="float">
            <text:p>0.0010356642</text:p>
          </table:table-cell>
          <table:table-cell table:formula="of:=[Datos_Nao.D36]" office:value-type="float" office:value="0.00469487998634577" calcext:value-type="float">
            <text:p>0.00469488</text:p>
          </table:table-cell>
          <table:table-cell table:formula="of:=[Datos_Nao.E36]" office:value-type="float" office:value="-0.00297936704009771" calcext:value-type="float">
            <text:p>-0.002979367</text:p>
          </table:table-cell>
          <table:table-cell table:formula="of:=[Datos_Nao.F36]" office:value-type="float" office:value="0.125319913029671" calcext:value-type="float">
            <text:p>0.125319913</text:p>
          </table:table-cell>
          <table:table-cell/>
          <table:table-cell table:formula="of:=[Datos_MoCap.A36]" office:value-type="float" office:value="0.011051" calcext:value-type="float">
            <text:p>0.011051</text:p>
          </table:table-cell>
          <table:table-cell table:formula="of:=[Datos_MoCap.B36]" office:value-type="float" office:value="0.06777" calcext:value-type="float">
            <text:p>0.06777</text:p>
          </table:table-cell>
          <table:table-cell table:formula="of:=[Datos_MoCap.C36]" office:value-type="float" office:value="0.199627" calcext:value-type="float">
            <text:p>0.199627</text:p>
          </table:table-cell>
          <table:table-cell table:formula="of:=[Datos_MoCap.D36]" office:value-type="float" office:value="0.003162" calcext:value-type="float">
            <text:p>0.003162</text:p>
          </table:table-cell>
          <table:table-cell table:formula="of:=[Datos_MoCap.F36]" office:value-type="float" office:value="0.002253" calcext:value-type="float">
            <text:p>0.002253</text:p>
          </table:table-cell>
          <table:table-cell table:formula="of:=[Datos_MoCap.E36]" office:value-type="float" office:value="-0.062107" calcext:value-type="float">
            <text:p>-0.062107</text:p>
          </table:table-cell>
          <table:table-cell/>
          <table:table-cell table:formula="of:=([.H36])*(-0.023914362365637)+(-0.0065790614509)" office:value-type="float" office:value="-0.00684333906940265" calcext:value-type="float">
            <text:p>-0.0068433391</text:p>
          </table:table-cell>
          <table:table-cell table:formula="of:=([.J36])*(-0.205408122286256)+(0.109782283331548)" office:value-type="float" office:value="0.0687772761039096" calcext:value-type="float">
            <text:p>0.0687772761</text:p>
          </table:table-cell>
          <table:table-cell table:formula="of:=([.I36])*(0.310792688230763)+(-0.016510592847898)" office:value-type="float" office:value="0.00455182763350081" calcext:value-type="float">
            <text:p>0.0045518276</text:p>
          </table:table-cell>
          <table:table-cell table:formula="of:=[.H36]*-1" office:value-type="float" office:value="-0.011051" calcext:value-type="float">
            <text:p>-0.011051</text:p>
          </table:table-cell>
          <table:table-cell table:formula="of:=[.M36]*-1" office:value-type="float" office:value="0.062107" calcext:value-type="float">
            <text:p>0.062107</text:p>
          </table:table-cell>
          <table:table-cell table:formula="of:=([.K36])*(2.23435203765647)+(0.035482883974399)" office:value-type="float" office:value="0.0425479051174688" calcext:value-type="float">
            <text:p>0.0425479051</text:p>
          </table:table-cell>
          <table:table-cell table:formula="of:=([.M36])*(0.639359760687662)+(-0.019962373867579)" office:value-type="float" office:value="-0.0596710905246076" calcext:value-type="float">
            <text:p>-0.0596710905</text:p>
          </table:table-cell>
          <table:table-cell table:formula="of:=([.L36])*(1.26097813916405)+(0.272428916854381)" office:value-type="float" office:value="0.275269900601918" calcext:value-type="float">
            <text:p>0.2752699006</text:p>
          </table:table-cell>
          <table:table-cell table:number-columns-repeated="1002"/>
        </table:table-row>
        <table:table-row table:style-name="ro1">
          <table:table-cell table:formula="of:=[Datos_Nao.A37]" office:value-type="float" office:value="-0.00891986023634672" calcext:value-type="float">
            <text:p>-0.0089198602</text:p>
          </table:table-cell>
          <table:table-cell table:formula="of:=[Datos_Nao.B37]" office:value-type="float" office:value="0.0570313408970833" calcext:value-type="float">
            <text:p>0.0570313409</text:p>
          </table:table-cell>
          <table:table-cell table:formula="of:=[Datos_Nao.C37]" office:value-type="float" office:value="0.00103346258401871" calcext:value-type="float">
            <text:p>0.0010334626</text:p>
          </table:table-cell>
          <table:table-cell table:formula="of:=[Datos_Nao.D37]" office:value-type="float" office:value="0.00437512900680304" calcext:value-type="float">
            <text:p>0.004375129</text:p>
          </table:table-cell>
          <table:table-cell table:formula="of:=[Datos_Nao.E37]" office:value-type="float" office:value="-0.00370943499729037" calcext:value-type="float">
            <text:p>-0.003709435</text:p>
          </table:table-cell>
          <table:table-cell table:formula="of:=[Datos_Nao.F37]" office:value-type="float" office:value="0.124897256493568" calcext:value-type="float">
            <text:p>0.1248972565</text:p>
          </table:table-cell>
          <table:table-cell/>
          <table:table-cell table:formula="of:=[Datos_MoCap.A37]" office:value-type="float" office:value="0.011049" calcext:value-type="float">
            <text:p>0.011049</text:p>
          </table:table-cell>
          <table:table-cell table:formula="of:=[Datos_MoCap.B37]" office:value-type="float" office:value="0.067769" calcext:value-type="float">
            <text:p>0.067769</text:p>
          </table:table-cell>
          <table:table-cell table:formula="of:=[Datos_MoCap.C37]" office:value-type="float" office:value="0.199628" calcext:value-type="float">
            <text:p>0.199628</text:p>
          </table:table-cell>
          <table:table-cell table:formula="of:=[Datos_MoCap.D37]" office:value-type="float" office:value="0.003136" calcext:value-type="float">
            <text:p>0.003136</text:p>
          </table:table-cell>
          <table:table-cell table:formula="of:=[Datos_MoCap.F37]" office:value-type="float" office:value="0.002336" calcext:value-type="float">
            <text:p>0.002336</text:p>
          </table:table-cell>
          <table:table-cell table:formula="of:=[Datos_MoCap.E37]" office:value-type="float" office:value="-0.062117" calcext:value-type="float">
            <text:p>-0.062117</text:p>
          </table:table-cell>
          <table:table-cell/>
          <table:table-cell table:formula="of:=([.H37])*(-0.023914362365637)+(-0.0065790614509)" office:value-type="float" office:value="-0.00684329124067792" calcext:value-type="float">
            <text:p>-0.0068432912</text:p>
          </table:table-cell>
          <table:table-cell table:formula="of:=([.J37])*(-0.205408122286256)+(0.109782283331548)" office:value-type="float" office:value="0.0687770706957873" calcext:value-type="float">
            <text:p>0.0687770707</text:p>
          </table:table-cell>
          <table:table-cell table:formula="of:=([.I37])*(0.310792688230763)+(-0.016510592847898)" office:value-type="float" office:value="0.00455151684081257" calcext:value-type="float">
            <text:p>0.0045515168</text:p>
          </table:table-cell>
          <table:table-cell table:formula="of:=[.H37]*-1" office:value-type="float" office:value="-0.011049" calcext:value-type="float">
            <text:p>-0.011049</text:p>
          </table:table-cell>
          <table:table-cell table:formula="of:=[.M37]*-1" office:value-type="float" office:value="0.062117" calcext:value-type="float">
            <text:p>0.062117</text:p>
          </table:table-cell>
          <table:table-cell table:formula="of:=([.K37])*(2.23435203765647)+(0.035482883974399)" office:value-type="float" office:value="0.0424898119644897" calcext:value-type="float">
            <text:p>0.042489812</text:p>
          </table:table-cell>
          <table:table-cell table:formula="of:=([.M37])*(0.639359760687662)+(-0.019962373867579)" office:value-type="float" office:value="-0.0596774841222145" calcext:value-type="float">
            <text:p>-0.0596774841</text:p>
          </table:table-cell>
          <table:table-cell table:formula="of:=([.L37])*(1.26097813916405)+(0.272428916854381)" office:value-type="float" office:value="0.275374561787468" calcext:value-type="float">
            <text:p>0.2753745618</text:p>
          </table:table-cell>
          <table:table-cell table:number-columns-repeated="1002"/>
        </table:table-row>
        <table:table-row table:style-name="ro1">
          <table:table-cell table:formula="of:=[Datos_Nao.A38]" office:value-type="float" office:value="-0.00882206112146378" calcext:value-type="float">
            <text:p>-0.0088220611</text:p>
          </table:table-cell>
          <table:table-cell table:formula="of:=[Datos_Nao.B38]" office:value-type="float" office:value="0.0571815222501755" calcext:value-type="float">
            <text:p>0.0571815223</text:p>
          </table:table-cell>
          <table:table-cell table:formula="of:=[Datos_Nao.C38]" office:value-type="float" office:value="0.00102520361542702" calcext:value-type="float">
            <text:p>0.0010252036</text:p>
          </table:table-cell>
          <table:table-cell table:formula="of:=[Datos_Nao.D38]" office:value-type="float" office:value="0.00424456875771284" calcext:value-type="float">
            <text:p>0.0042445688</text:p>
          </table:table-cell>
          <table:table-cell table:formula="of:=[Datos_Nao.E38]" office:value-type="float" office:value="-0.00395953701809049" calcext:value-type="float">
            <text:p>-0.003959537</text:p>
          </table:table-cell>
          <table:table-cell table:formula="of:=[Datos_Nao.F38]" office:value-type="float" office:value="0.124718375504017" calcext:value-type="float">
            <text:p>0.1247183755</text:p>
          </table:table-cell>
          <table:table-cell/>
          <table:table-cell table:formula="of:=[Datos_MoCap.A38]" office:value-type="float" office:value="0.011047" calcext:value-type="float">
            <text:p>0.011047</text:p>
          </table:table-cell>
          <table:table-cell table:formula="of:=[Datos_MoCap.B38]" office:value-type="float" office:value="0.067771" calcext:value-type="float">
            <text:p>0.067771</text:p>
          </table:table-cell>
          <table:table-cell table:formula="of:=[Datos_MoCap.C38]" office:value-type="float" office:value="0.199637" calcext:value-type="float">
            <text:p>0.199637</text:p>
          </table:table-cell>
          <table:table-cell table:formula="of:=[Datos_MoCap.D38]" office:value-type="float" office:value="0.003194" calcext:value-type="float">
            <text:p>0.003194</text:p>
          </table:table-cell>
          <table:table-cell table:formula="of:=[Datos_MoCap.F38]" office:value-type="float" office:value="0.002342" calcext:value-type="float">
            <text:p>0.002342</text:p>
          </table:table-cell>
          <table:table-cell table:formula="of:=[Datos_MoCap.E38]" office:value-type="float" office:value="-0.062083" calcext:value-type="float">
            <text:p>-0.062083</text:p>
          </table:table-cell>
          <table:table-cell/>
          <table:table-cell table:formula="of:=([.H38])*(-0.023914362365637)+(-0.0065790614509)" office:value-type="float" office:value="-0.00684324341195319" calcext:value-type="float">
            <text:p>-0.0068432434</text:p>
          </table:table-cell>
          <table:table-cell table:formula="of:=([.J38])*(-0.205408122286256)+(0.109782283331548)" office:value-type="float" office:value="0.0687752220226867" calcext:value-type="float">
            <text:p>0.068775222</text:p>
          </table:table-cell>
          <table:table-cell table:formula="of:=([.I38])*(0.310792688230763)+(-0.016510592847898)" office:value-type="float" office:value="0.00455213842618904" calcext:value-type="float">
            <text:p>0.0045521384</text:p>
          </table:table-cell>
          <table:table-cell table:formula="of:=[.H38]*-1" office:value-type="float" office:value="-0.011047" calcext:value-type="float">
            <text:p>-0.011047</text:p>
          </table:table-cell>
          <table:table-cell table:formula="of:=[.M38]*-1" office:value-type="float" office:value="0.062083" calcext:value-type="float">
            <text:p>0.062083</text:p>
          </table:table-cell>
          <table:table-cell table:formula="of:=([.K38])*(2.23435203765647)+(0.035482883974399)" office:value-type="float" office:value="0.0426194043826738" calcext:value-type="float">
            <text:p>0.0426194044</text:p>
          </table:table-cell>
          <table:table-cell table:formula="of:=([.M38])*(0.639359760687662)+(-0.019962373867579)" office:value-type="float" office:value="-0.0596557458903511" calcext:value-type="float">
            <text:p>-0.0596557459</text:p>
          </table:table-cell>
          <table:table-cell table:formula="of:=([.L38])*(1.26097813916405)+(0.272428916854381)" office:value-type="float" office:value="0.275382127656303" calcext:value-type="float">
            <text:p>0.2753821277</text:p>
          </table:table-cell>
          <table:table-cell table:number-columns-repeated="1002"/>
        </table:table-row>
        <table:table-row table:style-name="ro1">
          <table:table-cell table:formula="of:=[Datos_Nao.A39]" office:value-type="float" office:value="-0.00876792520284653" calcext:value-type="float">
            <text:p>-0.0087679252</text:p>
          </table:table-cell>
          <table:table-cell table:formula="of:=[Datos_Nao.B39]" office:value-type="float" office:value="0.0572578758001328" calcext:value-type="float">
            <text:p>0.0572578758</text:p>
          </table:table-cell>
          <table:table-cell table:formula="of:=[Datos_Nao.C39]" office:value-type="float" office:value="0.00101957842707634" calcext:value-type="float">
            <text:p>0.0010195784</text:p>
          </table:table-cell>
          <table:table-cell table:formula="of:=[Datos_Nao.D39]" office:value-type="float" office:value="0.00417493050917983" calcext:value-type="float">
            <text:p>0.0041749305</text:p>
          </table:table-cell>
          <table:table-cell table:formula="of:=[Datos_Nao.E39]" office:value-type="float" office:value="-0.00408589001744986" calcext:value-type="float">
            <text:p>-0.00408589</text:p>
          </table:table-cell>
          <table:table-cell table:formula="of:=[Datos_Nao.F39]" office:value-type="float" office:value="0.124621480703354" calcext:value-type="float">
            <text:p>0.1246214807</text:p>
          </table:table-cell>
          <table:table-cell/>
          <table:table-cell table:formula="of:=[Datos_MoCap.A39]" office:value-type="float" office:value="0.011033" calcext:value-type="float">
            <text:p>0.011033</text:p>
          </table:table-cell>
          <table:table-cell table:formula="of:=[Datos_MoCap.B39]" office:value-type="float" office:value="0.067764" calcext:value-type="float">
            <text:p>0.067764</text:p>
          </table:table-cell>
          <table:table-cell table:formula="of:=[Datos_MoCap.C39]" office:value-type="float" office:value="0.199643" calcext:value-type="float">
            <text:p>0.199643</text:p>
          </table:table-cell>
          <table:table-cell table:formula="of:=[Datos_MoCap.D39]" office:value-type="float" office:value="0.003233" calcext:value-type="float">
            <text:p>0.003233</text:p>
          </table:table-cell>
          <table:table-cell table:formula="of:=[Datos_MoCap.F39]" office:value-type="float" office:value="0.002379" calcext:value-type="float">
            <text:p>0.002379</text:p>
          </table:table-cell>
          <table:table-cell table:formula="of:=[Datos_MoCap.E39]" office:value-type="float" office:value="-0.062077" calcext:value-type="float">
            <text:p>-0.062077</text:p>
          </table:table-cell>
          <table:table-cell/>
          <table:table-cell table:formula="of:=([.H39])*(-0.023914362365637)+(-0.0065790614509)" office:value-type="float" office:value="-0.00684290861088007" calcext:value-type="float">
            <text:p>-0.0068429086</text:p>
          </table:table-cell>
          <table:table-cell table:formula="of:=([.J39])*(-0.205408122286256)+(0.109782283331548)" office:value-type="float" office:value="0.068773989573953" calcext:value-type="float">
            <text:p>0.0687739896</text:p>
          </table:table-cell>
          <table:table-cell table:formula="of:=([.I39])*(0.310792688230763)+(-0.016510592847898)" office:value-type="float" office:value="0.00454996287737142" calcext:value-type="float">
            <text:p>0.0045499629</text:p>
          </table:table-cell>
          <table:table-cell table:formula="of:=[.H39]*-1" office:value-type="float" office:value="-0.011033" calcext:value-type="float">
            <text:p>-0.011033</text:p>
          </table:table-cell>
          <table:table-cell table:formula="of:=[.M39]*-1" office:value-type="float" office:value="0.062077" calcext:value-type="float">
            <text:p>0.062077</text:p>
          </table:table-cell>
          <table:table-cell table:formula="of:=([.K39])*(2.23435203765647)+(0.035482883974399)" office:value-type="float" office:value="0.0427065441121424" calcext:value-type="float">
            <text:p>0.0427065441</text:p>
          </table:table-cell>
          <table:table-cell table:formula="of:=([.M39])*(0.639359760687662)+(-0.019962373867579)" office:value-type="float" office:value="-0.059651909731787" calcext:value-type="float">
            <text:p>-0.0596519097</text:p>
          </table:table-cell>
          <table:table-cell table:formula="of:=([.L39])*(1.26097813916405)+(0.272428916854381)" office:value-type="float" office:value="0.275428783847452" calcext:value-type="float">
            <text:p>0.2754287838</text:p>
          </table:table-cell>
          <table:table-cell table:number-columns-repeated="1002"/>
        </table:table-row>
        <table:table-row table:style-name="ro1">
          <table:table-cell table:formula="of:=[Datos_Nao.A40]" office:value-type="float" office:value="-0.00871025491505861" calcext:value-type="float">
            <text:p>-0.0087102549</text:p>
          </table:table-cell>
          <table:table-cell table:formula="of:=[Datos_Nao.B40]" office:value-type="float" office:value="0.0573348701000214" calcext:value-type="float">
            <text:p>0.0573348701</text:p>
          </table:table-cell>
          <table:table-cell table:formula="of:=[Datos_Nao.C40]" office:value-type="float" office:value="0.00101293995976448" calcext:value-type="float">
            <text:p>0.00101294</text:p>
          </table:table-cell>
          <table:table-cell table:formula="of:=[Datos_Nao.D40]" office:value-type="float" office:value="0.00410206988453865" calcext:value-type="float">
            <text:p>0.0041020699</text:p>
          </table:table-cell>
          <table:table-cell table:formula="of:=[Datos_Nao.E40]" office:value-type="float" office:value="-0.00421303231269121" calcext:value-type="float">
            <text:p>-0.0042130323</text:p>
          </table:table-cell>
          <table:table-cell table:formula="of:=[Datos_Nao.F40]" office:value-type="float" office:value="0.124519646167755" calcext:value-type="float">
            <text:p>0.1245196462</text:p>
          </table:table-cell>
          <table:table-cell/>
          <table:table-cell table:formula="of:=[Datos_MoCap.A40]" office:value-type="float" office:value="0.011031" calcext:value-type="float">
            <text:p>0.011031</text:p>
          </table:table-cell>
          <table:table-cell table:formula="of:=[Datos_MoCap.B40]" office:value-type="float" office:value="0.067762" calcext:value-type="float">
            <text:p>0.067762</text:p>
          </table:table-cell>
          <table:table-cell table:formula="of:=[Datos_MoCap.C40]" office:value-type="float" office:value="0.19964" calcext:value-type="float">
            <text:p>0.19964</text:p>
          </table:table-cell>
          <table:table-cell table:formula="of:=[Datos_MoCap.D40]" office:value-type="float" office:value="0.003235" calcext:value-type="float">
            <text:p>0.003235</text:p>
          </table:table-cell>
          <table:table-cell table:formula="of:=[Datos_MoCap.F40]" office:value-type="float" office:value="0.002423" calcext:value-type="float">
            <text:p>0.002423</text:p>
          </table:table-cell>
          <table:table-cell table:formula="of:=[Datos_MoCap.E40]" office:value-type="float" office:value="-0.062076" calcext:value-type="float">
            <text:p>-0.062076</text:p>
          </table:table-cell>
          <table:table-cell/>
          <table:table-cell table:formula="of:=([.H40])*(-0.023914362365637)+(-0.0065790614509)" office:value-type="float" office:value="-0.00684286078215534" calcext:value-type="float">
            <text:p>-0.0068428608</text:p>
          </table:table-cell>
          <table:table-cell table:formula="of:=([.J40])*(-0.205408122286256)+(0.109782283331548)" office:value-type="float" office:value="0.0687746057983198" calcext:value-type="float">
            <text:p>0.0687746058</text:p>
          </table:table-cell>
          <table:table-cell table:formula="of:=([.I40])*(0.310792688230763)+(-0.016510592847898)" office:value-type="float" office:value="0.00454934129199496" calcext:value-type="float">
            <text:p>0.0045493413</text:p>
          </table:table-cell>
          <table:table-cell table:formula="of:=[.H40]*-1" office:value-type="float" office:value="-0.011031" calcext:value-type="float">
            <text:p>-0.011031</text:p>
          </table:table-cell>
          <table:table-cell table:formula="of:=[.M40]*-1" office:value-type="float" office:value="0.062076" calcext:value-type="float">
            <text:p>0.062076</text:p>
          </table:table-cell>
          <table:table-cell table:formula="of:=([.K40])*(2.23435203765647)+(0.035482883974399)" office:value-type="float" office:value="0.0427110128162177" calcext:value-type="float">
            <text:p>0.0427110128</text:p>
          </table:table-cell>
          <table:table-cell table:formula="of:=([.M40])*(0.639359760687662)+(-0.019962373867579)" office:value-type="float" office:value="-0.0596512703720263" calcext:value-type="float">
            <text:p>-0.0596512704</text:p>
          </table:table-cell>
          <table:table-cell table:formula="of:=([.L40])*(1.26097813916405)+(0.272428916854381)" office:value-type="float" office:value="0.275484266885576" calcext:value-type="float">
            <text:p>0.2754842669</text:p>
          </table:table-cell>
          <table:table-cell table:number-columns-repeated="1002"/>
        </table:table-row>
        <table:table-row table:style-name="ro1">
          <table:table-cell table:formula="of:=[Datos_Nao.A41]" office:value-type="float" office:value="-0.00858411006629467" calcext:value-type="float">
            <text:p>-0.0085841101</text:p>
          </table:table-cell>
          <table:table-cell table:formula="of:=[Datos_Nao.B41]" office:value-type="float" office:value="0.057490348815918" calcext:value-type="float">
            <text:p>0.0574903488</text:p>
          </table:table-cell>
          <table:table-cell table:formula="of:=[Datos_Nao.C41]" office:value-type="float" office:value="0.000996571034193039" calcext:value-type="float">
            <text:p>0.000996571</text:p>
          </table:table-cell>
          <table:table-cell table:formula="of:=[Datos_Nao.D41]" office:value-type="float" office:value="0.0039475210942328" calcext:value-type="float">
            <text:p>0.0039475211</text:p>
          </table:table-cell>
          <table:table-cell table:formula="of:=[Datos_Nao.E41]" office:value-type="float" office:value="-0.00446995161473751" calcext:value-type="float">
            <text:p>-0.0044699516</text:p>
          </table:table-cell>
          <table:table-cell table:formula="of:=[Datos_Nao.F41]" office:value-type="float" office:value="0.124301292002201" calcext:value-type="float">
            <text:p>0.124301292</text:p>
          </table:table-cell>
          <table:table-cell/>
          <table:table-cell table:formula="of:=[Datos_MoCap.A41]" office:value-type="float" office:value="0.01103" calcext:value-type="float">
            <text:p>0.01103</text:p>
          </table:table-cell>
          <table:table-cell table:formula="of:=[Datos_MoCap.B41]" office:value-type="float" office:value="0.067767" calcext:value-type="float">
            <text:p>0.067767</text:p>
          </table:table-cell>
          <table:table-cell table:formula="of:=[Datos_MoCap.C41]" office:value-type="float" office:value="0.199646" calcext:value-type="float">
            <text:p>0.199646</text:p>
          </table:table-cell>
          <table:table-cell table:formula="of:=[Datos_MoCap.D41]" office:value-type="float" office:value="0.003175" calcext:value-type="float">
            <text:p>0.003175</text:p>
          </table:table-cell>
          <table:table-cell table:formula="of:=[Datos_MoCap.F41]" office:value-type="float" office:value="0.002434" calcext:value-type="float">
            <text:p>0.002434</text:p>
          </table:table-cell>
          <table:table-cell table:formula="of:=[Datos_MoCap.E41]" office:value-type="float" office:value="-0.06208" calcext:value-type="float">
            <text:p>-0.06208</text:p>
          </table:table-cell>
          <table:table-cell/>
          <table:table-cell table:formula="of:=([.H41])*(-0.023914362365637)+(-0.0065790614509)" office:value-type="float" office:value="-0.00684283686779298" calcext:value-type="float">
            <text:p>-0.0068428369</text:p>
          </table:table-cell>
          <table:table-cell table:formula="of:=([.J41])*(-0.205408122286256)+(0.109782283331548)" office:value-type="float" office:value="0.0687733733495861" calcext:value-type="float">
            <text:p>0.0687733733</text:p>
          </table:table-cell>
          <table:table-cell table:formula="of:=([.I41])*(0.310792688230763)+(-0.016510592847898)" office:value-type="float" office:value="0.00455089525543611" calcext:value-type="float">
            <text:p>0.0045508953</text:p>
          </table:table-cell>
          <table:table-cell table:formula="of:=[.H41]*-1" office:value-type="float" office:value="-0.01103" calcext:value-type="float">
            <text:p>-0.01103</text:p>
          </table:table-cell>
          <table:table-cell table:formula="of:=[.M41]*-1" office:value-type="float" office:value="0.06208" calcext:value-type="float">
            <text:p>0.06208</text:p>
          </table:table-cell>
          <table:table-cell table:formula="of:=([.K41])*(2.23435203765647)+(0.035482883974399)" office:value-type="float" office:value="0.0425769516939583" calcext:value-type="float">
            <text:p>0.0425769517</text:p>
          </table:table-cell>
          <table:table-cell table:formula="of:=([.M41])*(0.639359760687662)+(-0.019962373867579)" office:value-type="float" office:value="-0.0596538278110691" calcext:value-type="float">
            <text:p>-0.0596538278</text:p>
          </table:table-cell>
          <table:table-cell table:formula="of:=([.L41])*(1.26097813916405)+(0.272428916854381)" office:value-type="float" office:value="0.275498137645106" calcext:value-type="float">
            <text:p>0.2754981376</text:p>
          </table:table-cell>
          <table:table-cell table:number-columns-repeated="1002"/>
        </table:table-row>
        <table:table-row table:style-name="ro1">
          <table:table-cell table:formula="of:=[Datos_Nao.A42]" office:value-type="float" office:value="-0.00851559545844793" calcext:value-type="float">
            <text:p>-0.0085155955</text:p>
          </table:table-cell>
          <table:table-cell table:formula="of:=[Datos_Nao.B42]" office:value-type="float" office:value="0.0575685426592827" calcext:value-type="float">
            <text:p>0.0575685427</text:p>
          </table:table-cell>
          <table:table-cell table:formula="of:=[Datos_Nao.C42]" office:value-type="float" office:value="0.00098678469657898" calcext:value-type="float">
            <text:p>0.0009867847</text:p>
          </table:table-cell>
          <table:table-cell table:formula="of:=[Datos_Nao.D42]" office:value-type="float" office:value="0.00386560871265829" calcext:value-type="float">
            <text:p>0.0038656087</text:p>
          </table:table-cell>
          <table:table-cell table:formula="of:=[Datos_Nao.E42]" office:value-type="float" office:value="-0.00459974445402622" calcext:value-type="float">
            <text:p>-0.0045997445</text:p>
          </table:table-cell>
          <table:table-cell table:formula="of:=[Datos_Nao.F42]" office:value-type="float" office:value="0.124184809625149" calcext:value-type="float">
            <text:p>0.1241848096</text:p>
          </table:table-cell>
          <table:table-cell/>
          <table:table-cell table:formula="of:=[Datos_MoCap.A42]" office:value-type="float" office:value="0.011036" calcext:value-type="float">
            <text:p>0.011036</text:p>
          </table:table-cell>
          <table:table-cell table:formula="of:=[Datos_MoCap.B42]" office:value-type="float" office:value="0.067763" calcext:value-type="float">
            <text:p>0.067763</text:p>
          </table:table-cell>
          <table:table-cell table:formula="of:=[Datos_MoCap.C42]" office:value-type="float" office:value="0.199647" calcext:value-type="float">
            <text:p>0.199647</text:p>
          </table:table-cell>
          <table:table-cell table:formula="of:=[Datos_MoCap.D42]" office:value-type="float" office:value="0.003263" calcext:value-type="float">
            <text:p>0.003263</text:p>
          </table:table-cell>
          <table:table-cell table:formula="of:=[Datos_MoCap.F42]" office:value-type="float" office:value="0.002392" calcext:value-type="float">
            <text:p>0.002392</text:p>
          </table:table-cell>
          <table:table-cell table:formula="of:=[Datos_MoCap.E42]" office:value-type="float" office:value="-0.062093" calcext:value-type="float">
            <text:p>-0.062093</text:p>
          </table:table-cell>
          <table:table-cell/>
          <table:table-cell table:formula="of:=([.H42])*(-0.023914362365637)+(-0.0065790614509)" office:value-type="float" office:value="-0.00684298035396717" calcext:value-type="float">
            <text:p>-0.0068429804</text:p>
          </table:table-cell>
          <table:table-cell table:formula="of:=([.J42])*(-0.205408122286256)+(0.109782283331548)" office:value-type="float" office:value="0.0687731679414638" calcext:value-type="float">
            <text:p>0.0687731679</text:p>
          </table:table-cell>
          <table:table-cell table:formula="of:=([.I42])*(0.310792688230763)+(-0.016510592847898)" office:value-type="float" office:value="0.00454965208468319" calcext:value-type="float">
            <text:p>0.0045496521</text:p>
          </table:table-cell>
          <table:table-cell table:formula="of:=[.H42]*-1" office:value-type="float" office:value="-0.011036" calcext:value-type="float">
            <text:p>-0.011036</text:p>
          </table:table-cell>
          <table:table-cell table:formula="of:=[.M42]*-1" office:value-type="float" office:value="0.062093" calcext:value-type="float">
            <text:p>0.062093</text:p>
          </table:table-cell>
          <table:table-cell table:formula="of:=([.K42])*(2.23435203765647)+(0.035482883974399)" office:value-type="float" office:value="0.0427735746732721" calcext:value-type="float">
            <text:p>0.0427735747</text:p>
          </table:table-cell>
          <table:table-cell table:formula="of:=([.M42])*(0.639359760687662)+(-0.019962373867579)" office:value-type="float" office:value="-0.059662139487958" calcext:value-type="float">
            <text:p>-0.0596621395</text:p>
          </table:table-cell>
          <table:table-cell table:formula="of:=([.L42])*(1.26097813916405)+(0.272428916854381)" office:value-type="float" office:value="0.275445176563261" calcext:value-type="float">
            <text:p>0.2754451766</text:p>
          </table:table-cell>
          <table:table-cell table:number-columns-repeated="1002"/>
        </table:table-row>
        <table:table-row table:style-name="ro1">
          <table:table-cell table:formula="of:=[Datos_Nao.A43]" office:value-type="float" office:value="-0.0084433862939477" calcext:value-type="float">
            <text:p>-0.0084433863</text:p>
          </table:table-cell>
          <table:table-cell table:formula="of:=[Datos_Nao.B43]" office:value-type="float" office:value="0.0576468929648399" calcext:value-type="float">
            <text:p>0.057646893</text:p>
          </table:table-cell>
          <table:table-cell table:formula="of:=[Datos_Nao.C43]" office:value-type="float" office:value="0.000976014882326126" calcext:value-type="float">
            <text:p>0.0009760149</text:p>
          </table:table-cell>
          <table:table-cell table:formula="of:=[Datos_Nao.D43]" office:value-type="float" office:value="0.00378076685592532" calcext:value-type="float">
            <text:p>0.0037807669</text:p>
          </table:table-cell>
          <table:table-cell table:formula="of:=[Datos_Nao.E43]" office:value-type="float" office:value="-0.00473042670637369" calcext:value-type="float">
            <text:p>-0.0047304267</text:p>
          </table:table-cell>
          <table:table-cell table:formula="of:=[Datos_Nao.F43]" office:value-type="float" office:value="0.124063283205032" calcext:value-type="float">
            <text:p>0.1240632832</text:p>
          </table:table-cell>
          <table:table-cell/>
          <table:table-cell table:formula="of:=[Datos_MoCap.A43]" office:value-type="float" office:value="0.011037" calcext:value-type="float">
            <text:p>0.011037</text:p>
          </table:table-cell>
          <table:table-cell table:formula="of:=[Datos_MoCap.B43]" office:value-type="float" office:value="0.067755" calcext:value-type="float">
            <text:p>0.067755</text:p>
          </table:table-cell>
          <table:table-cell table:formula="of:=[Datos_MoCap.C43]" office:value-type="float" office:value="0.199647" calcext:value-type="float">
            <text:p>0.199647</text:p>
          </table:table-cell>
          <table:table-cell table:formula="of:=[Datos_MoCap.D43]" office:value-type="float" office:value="0.00326" calcext:value-type="float">
            <text:p>0.00326</text:p>
          </table:table-cell>
          <table:table-cell table:formula="of:=[Datos_MoCap.F43]" office:value-type="float" office:value="0.00238" calcext:value-type="float">
            <text:p>0.00238</text:p>
          </table:table-cell>
          <table:table-cell table:formula="of:=[Datos_MoCap.E43]" office:value-type="float" office:value="-0.062096" calcext:value-type="float">
            <text:p>-0.062096</text:p>
          </table:table-cell>
          <table:table-cell/>
          <table:table-cell table:formula="of:=([.H43])*(-0.023914362365637)+(-0.0065790614509)" office:value-type="float" office:value="-0.00684300426832954" calcext:value-type="float">
            <text:p>-0.0068430043</text:p>
          </table:table-cell>
          <table:table-cell table:formula="of:=([.J43])*(-0.205408122286256)+(0.109782283331548)" office:value-type="float" office:value="0.0687731679414638" calcext:value-type="float">
            <text:p>0.0687731679</text:p>
          </table:table-cell>
          <table:table-cell table:formula="of:=([.I43])*(0.310792688230763)+(-0.016510592847898)" office:value-type="float" office:value="0.00454716574317734" calcext:value-type="float">
            <text:p>0.0045471657</text:p>
          </table:table-cell>
          <table:table-cell table:formula="of:=[.H43]*-1" office:value-type="float" office:value="-0.011037" calcext:value-type="float">
            <text:p>-0.011037</text:p>
          </table:table-cell>
          <table:table-cell table:formula="of:=[.M43]*-1" office:value-type="float" office:value="0.062096" calcext:value-type="float">
            <text:p>0.062096</text:p>
          </table:table-cell>
          <table:table-cell table:formula="of:=([.K43])*(2.23435203765647)+(0.035482883974399)" office:value-type="float" office:value="0.0427668716171591" calcext:value-type="float">
            <text:p>0.0427668716</text:p>
          </table:table-cell>
          <table:table-cell table:formula="of:=([.M43])*(0.639359760687662)+(-0.019962373867579)" office:value-type="float" office:value="-0.0596640575672401" calcext:value-type="float">
            <text:p>-0.0596640576</text:p>
          </table:table-cell>
          <table:table-cell table:formula="of:=([.L43])*(1.26097813916405)+(0.272428916854381)" office:value-type="float" office:value="0.275430044825591" calcext:value-type="float">
            <text:p>0.2754300448</text:p>
          </table:table-cell>
          <table:table-cell table:number-columns-repeated="1002"/>
        </table:table-row>
        <table:table-row table:style-name="ro1">
          <table:table-cell table:formula="of:=[Datos_Nao.A44]" office:value-type="float" office:value="-0.00820429902523756" calcext:value-type="float">
            <text:p>-0.008204299</text:p>
          </table:table-cell>
          <table:table-cell table:formula="of:=[Datos_Nao.B44]" office:value-type="float" office:value="0.0578815154731274" calcext:value-type="float">
            <text:p>0.0578815155</text:p>
          </table:table-cell>
          <table:table-cell table:formula="of:=[Datos_Nao.C44]" office:value-type="float" office:value="0.000937137752771378" calcext:value-type="float">
            <text:p>0.0009371378</text:p>
          </table:table-cell>
          <table:table-cell table:formula="of:=[Datos_Nao.D44]" office:value-type="float" office:value="0.00350781972520053" calcext:value-type="float">
            <text:p>0.0035078197</text:p>
          </table:table-cell>
          <table:table-cell table:formula="of:=[Datos_Nao.E44]" office:value-type="float" office:value="-0.00512812379747629" calcext:value-type="float">
            <text:p>-0.0051281238</text:p>
          </table:table-cell>
          <table:table-cell table:formula="of:=[Datos_Nao.F44]" office:value-type="float" office:value="0.123670406639576" calcext:value-type="float">
            <text:p>0.1236704066</text:p>
          </table:table-cell>
          <table:table-cell/>
          <table:table-cell table:formula="of:=[Datos_MoCap.A44]" office:value-type="float" office:value="0.011046" calcext:value-type="float">
            <text:p>0.011046</text:p>
          </table:table-cell>
          <table:table-cell table:formula="of:=[Datos_MoCap.B44]" office:value-type="float" office:value="0.067768" calcext:value-type="float">
            <text:p>0.067768</text:p>
          </table:table-cell>
          <table:table-cell table:formula="of:=[Datos_MoCap.C44]" office:value-type="float" office:value="0.199648" calcext:value-type="float">
            <text:p>0.199648</text:p>
          </table:table-cell>
          <table:table-cell table:formula="of:=[Datos_MoCap.D44]" office:value-type="float" office:value="0.003219" calcext:value-type="float">
            <text:p>0.003219</text:p>
          </table:table-cell>
          <table:table-cell table:formula="of:=[Datos_MoCap.F44]" office:value-type="float" office:value="0.002311" calcext:value-type="float">
            <text:p>0.002311</text:p>
          </table:table-cell>
          <table:table-cell table:formula="of:=[Datos_MoCap.E44]" office:value-type="float" office:value="-0.062103" calcext:value-type="float">
            <text:p>-0.062103</text:p>
          </table:table-cell>
          <table:table-cell/>
          <table:table-cell table:formula="of:=([.H44])*(-0.023914362365637)+(-0.0065790614509)" office:value-type="float" office:value="-0.00684321949759083" calcext:value-type="float">
            <text:p>-0.0068432195</text:p>
          </table:table-cell>
          <table:table-cell table:formula="of:=([.J44])*(-0.205408122286256)+(0.109782283331548)" office:value-type="float" office:value="0.0687729625333416" calcext:value-type="float">
            <text:p>0.0687729625</text:p>
          </table:table-cell>
          <table:table-cell table:formula="of:=([.I44])*(0.310792688230763)+(-0.016510592847898)" office:value-type="float" office:value="0.00455120604812434" calcext:value-type="float">
            <text:p>0.004551206</text:p>
          </table:table-cell>
          <table:table-cell table:formula="of:=[.H44]*-1" office:value-type="float" office:value="-0.011046" calcext:value-type="float">
            <text:p>-0.011046</text:p>
          </table:table-cell>
          <table:table-cell table:formula="of:=[.M44]*-1" office:value-type="float" office:value="0.062103" calcext:value-type="float">
            <text:p>0.062103</text:p>
          </table:table-cell>
          <table:table-cell table:formula="of:=([.K44])*(2.23435203765647)+(0.035482883974399)" office:value-type="float" office:value="0.0426752631836152" calcext:value-type="float">
            <text:p>0.0426752632</text:p>
          </table:table-cell>
          <table:table-cell table:formula="of:=([.M44])*(0.639359760687662)+(-0.019962373867579)" office:value-type="float" office:value="-0.0596685330855649" calcext:value-type="float">
            <text:p>-0.0596685331</text:p>
          </table:table-cell>
          <table:table-cell table:formula="of:=([.L44])*(1.26097813916405)+(0.272428916854381)" office:value-type="float" office:value="0.275343037333989" calcext:value-type="float">
            <text:p>0.2753430373</text:p>
          </table:table-cell>
          <table:table-cell table:number-columns-repeated="1002"/>
        </table:table-row>
        <table:table-row table:style-name="ro1">
          <table:table-cell table:formula="of:=[Datos_Nao.A45]" office:value-type="float" office:value="-0.00802584178745747" calcext:value-type="float">
            <text:p>-0.0080258418</text:p>
          </table:table-cell>
          <table:table-cell table:formula="of:=[Datos_Nao.B45]" office:value-type="float" office:value="0.0580363236367703" calcext:value-type="float">
            <text:p>0.0580363236</text:p>
          </table:table-cell>
          <table:table-cell table:formula="of:=[Datos_Nao.C45]" office:value-type="float" office:value="0.000905781984329223" calcext:value-type="float">
            <text:p>0.000905782</text:p>
          </table:table-cell>
          <table:table-cell table:formula="of:=[Datos_Nao.D45]" office:value-type="float" office:value="0.0033106948249042" calcext:value-type="float">
            <text:p>0.0033106948</text:p>
          </table:table-cell>
          <table:table-cell table:formula="of:=[Datos_Nao.E45]" office:value-type="float" office:value="-0.00539816403761506" calcext:value-type="float">
            <text:p>-0.005398164</text:p>
          </table:table-cell>
          <table:table-cell table:formula="of:=[Datos_Nao.F45]" office:value-type="float" office:value="0.123385243117809" calcext:value-type="float">
            <text:p>0.1233852431</text:p>
          </table:table-cell>
          <table:table-cell/>
          <table:table-cell table:formula="of:=[Datos_MoCap.A45]" office:value-type="float" office:value="0.01105" calcext:value-type="float">
            <text:p>0.01105</text:p>
          </table:table-cell>
          <table:table-cell table:formula="of:=[Datos_MoCap.B45]" office:value-type="float" office:value="0.067773" calcext:value-type="float">
            <text:p>0.067773</text:p>
          </table:table-cell>
          <table:table-cell table:formula="of:=[Datos_MoCap.C45]" office:value-type="float" office:value="0.199651" calcext:value-type="float">
            <text:p>0.199651</text:p>
          </table:table-cell>
          <table:table-cell table:formula="of:=[Datos_MoCap.D45]" office:value-type="float" office:value="0.003187" calcext:value-type="float">
            <text:p>0.003187</text:p>
          </table:table-cell>
          <table:table-cell table:formula="of:=[Datos_MoCap.F45]" office:value-type="float" office:value="0.002267" calcext:value-type="float">
            <text:p>0.002267</text:p>
          </table:table-cell>
          <table:table-cell table:formula="of:=[Datos_MoCap.E45]" office:value-type="float" office:value="-0.062144" calcext:value-type="float">
            <text:p>-0.062144</text:p>
          </table:table-cell>
          <table:table-cell/>
          <table:table-cell table:formula="of:=([.H45])*(-0.023914362365637)+(-0.0065790614509)" office:value-type="float" office:value="-0.00684331515504029" calcext:value-type="float">
            <text:p>-0.0068433152</text:p>
          </table:table-cell>
          <table:table-cell table:formula="of:=([.J45])*(-0.205408122286256)+(0.109782283331548)" office:value-type="float" office:value="0.0687723463089747" calcext:value-type="float">
            <text:p>0.0687723463</text:p>
          </table:table-cell>
          <table:table-cell table:formula="of:=([.I45])*(0.310792688230763)+(-0.016510592847898)" office:value-type="float" office:value="0.0045527600115655" calcext:value-type="float">
            <text:p>0.00455276</text:p>
          </table:table-cell>
          <table:table-cell table:formula="of:=[.H45]*-1" office:value-type="float" office:value="-0.01105" calcext:value-type="float">
            <text:p>-0.01105</text:p>
          </table:table-cell>
          <table:table-cell table:formula="of:=[.M45]*-1" office:value-type="float" office:value="0.062144" calcext:value-type="float">
            <text:p>0.062144</text:p>
          </table:table-cell>
          <table:table-cell table:formula="of:=([.K45])*(2.23435203765647)+(0.035482883974399)" office:value-type="float" office:value="0.0426037639184102" calcext:value-type="float">
            <text:p>0.0426037639</text:p>
          </table:table-cell>
          <table:table-cell table:formula="of:=([.M45])*(0.639359760687662)+(-0.019962373867579)" office:value-type="float" office:value="-0.0596947468357531" calcext:value-type="float">
            <text:p>-0.0596947468</text:p>
          </table:table-cell>
          <table:table-cell table:formula="of:=([.L45])*(1.26097813916405)+(0.272428916854381)" office:value-type="float" office:value="0.275287554295866" calcext:value-type="float">
            <text:p>0.2752875543</text:p>
          </table:table-cell>
          <table:table-cell table:number-columns-repeated="1002"/>
        </table:table-row>
        <table:table-row table:style-name="ro1">
          <table:table-cell table:formula="of:=[Datos_Nao.A46]" office:value-type="float" office:value="-0.00793076399713755" calcext:value-type="float">
            <text:p>-0.007930764</text:p>
          </table:table-cell>
          <table:table-cell table:formula="of:=[Datos_Nao.B46]" office:value-type="float" office:value="0.0581128895282745" calcext:value-type="float">
            <text:p>0.0581128895</text:p>
          </table:table-cell>
          <table:table-cell table:formula="of:=[Datos_Nao.C46]" office:value-type="float" office:value="0.000888422131538391" calcext:value-type="float">
            <text:p>0.0008884221</text:p>
          </table:table-cell>
          <table:table-cell table:formula="of:=[Datos_Nao.D46]" office:value-type="float" office:value="0.00320745725184679" calcext:value-type="float">
            <text:p>0.0032074573</text:p>
          </table:table-cell>
          <table:table-cell table:formula="of:=[Datos_Nao.E46]" office:value-type="float" office:value="-0.00553478579968214" calcext:value-type="float">
            <text:p>-0.0055347858</text:p>
          </table:table-cell>
          <table:table-cell table:formula="of:=[Datos_Nao.F46]" office:value-type="float" office:value="0.123236134648323" calcext:value-type="float">
            <text:p>0.1232361346</text:p>
          </table:table-cell>
          <table:table-cell/>
          <table:table-cell table:formula="of:=[Datos_MoCap.A46]" office:value-type="float" office:value="0.011065" calcext:value-type="float">
            <text:p>0.011065</text:p>
          </table:table-cell>
          <table:table-cell table:formula="of:=[Datos_MoCap.B46]" office:value-type="float" office:value="0.067759" calcext:value-type="float">
            <text:p>0.067759</text:p>
          </table:table-cell>
          <table:table-cell table:formula="of:=[Datos_MoCap.C46]" office:value-type="float" office:value="0.199644" calcext:value-type="float">
            <text:p>0.199644</text:p>
          </table:table-cell>
          <table:table-cell table:formula="of:=[Datos_MoCap.D46]" office:value-type="float" office:value="0.003111" calcext:value-type="float">
            <text:p>0.003111</text:p>
          </table:table-cell>
          <table:table-cell table:formula="of:=[Datos_MoCap.F46]" office:value-type="float" office:value="0.002201" calcext:value-type="float">
            <text:p>0.002201</text:p>
          </table:table-cell>
          <table:table-cell table:formula="of:=[Datos_MoCap.E46]" office:value-type="float" office:value="-0.062162" calcext:value-type="float">
            <text:p>-0.062162</text:p>
          </table:table-cell>
          <table:table-cell/>
          <table:table-cell table:formula="of:=([.H46])*(-0.023914362365637)+(-0.0065790614509)" office:value-type="float" office:value="-0.00684367387047577" calcext:value-type="float">
            <text:p>-0.0068436739</text:p>
          </table:table-cell>
          <table:table-cell table:formula="of:=([.J46])*(-0.205408122286256)+(0.109782283331548)" office:value-type="float" office:value="0.0687737841658307" calcext:value-type="float">
            <text:p>0.0687737842</text:p>
          </table:table-cell>
          <table:table-cell table:formula="of:=([.I46])*(0.310792688230763)+(-0.016510592847898)" office:value-type="float" office:value="0.00454840891393027" calcext:value-type="float">
            <text:p>0.0045484089</text:p>
          </table:table-cell>
          <table:table-cell table:formula="of:=[.H46]*-1" office:value-type="float" office:value="-0.011065" calcext:value-type="float">
            <text:p>-0.011065</text:p>
          </table:table-cell>
          <table:table-cell table:formula="of:=[.M46]*-1" office:value-type="float" office:value="0.062162" calcext:value-type="float">
            <text:p>0.062162</text:p>
          </table:table-cell>
          <table:table-cell table:formula="of:=([.K46])*(2.23435203765647)+(0.035482883974399)" office:value-type="float" office:value="0.0424339531635483" calcext:value-type="float">
            <text:p>0.0424339532</text:p>
          </table:table-cell>
          <table:table-cell table:formula="of:=([.M46])*(0.639359760687662)+(-0.019962373867579)" office:value-type="float" office:value="-0.0597062553114454" calcext:value-type="float">
            <text:p>-0.0597062553</text:p>
          </table:table-cell>
          <table:table-cell table:formula="of:=([.L46])*(1.26097813916405)+(0.272428916854381)" office:value-type="float" office:value="0.275204329738681" calcext:value-type="float">
            <text:p>0.2752043297</text:p>
          </table:table-cell>
          <table:table-cell table:number-columns-repeated="1002"/>
        </table:table-row>
        <table:table-row table:style-name="ro1">
          <table:table-cell table:formula="of:=[Datos_Nao.A47]" office:value-type="float" office:value="-0.00762172369286418" calcext:value-type="float">
            <text:p>-0.0076217237</text:p>
          </table:table-cell>
          <table:table-cell table:formula="of:=[Datos_Nao.B47]" office:value-type="float" office:value="0.0583376847207546" calcext:value-type="float">
            <text:p>0.0583376847</text:p>
          </table:table-cell>
          <table:table-cell table:formula="of:=[Datos_Nao.C47]" office:value-type="float" office:value="0.000829901546239853" calcext:value-type="float">
            <text:p>0.0008299015</text:p>
          </table:table-cell>
          <table:table-cell table:formula="of:=[Datos_Nao.D47]" office:value-type="float" office:value="0.00287931622005999" calcext:value-type="float">
            <text:p>0.0028793162</text:p>
          </table:table-cell>
          <table:table-cell table:formula="of:=[Datos_Nao.E47]" office:value-type="float" office:value="-0.00595140224322677" calcext:value-type="float">
            <text:p>-0.0059514022</text:p>
          </table:table-cell>
          <table:table-cell table:formula="of:=[Datos_Nao.F47]" office:value-type="float" office:value="0.122763581573963" calcext:value-type="float">
            <text:p>0.1227635816</text:p>
          </table:table-cell>
          <table:table-cell/>
          <table:table-cell table:formula="of:=[Datos_MoCap.A47]" office:value-type="float" office:value="0.011072" calcext:value-type="float">
            <text:p>0.011072</text:p>
          </table:table-cell>
          <table:table-cell table:formula="of:=[Datos_MoCap.B47]" office:value-type="float" office:value="0.067766" calcext:value-type="float">
            <text:p>0.067766</text:p>
          </table:table-cell>
          <table:table-cell table:formula="of:=[Datos_MoCap.C47]" office:value-type="float" office:value="0.199645" calcext:value-type="float">
            <text:p>0.199645</text:p>
          </table:table-cell>
          <table:table-cell table:formula="of:=[Datos_MoCap.D47]" office:value-type="float" office:value="0.003131" calcext:value-type="float">
            <text:p>0.003131</text:p>
          </table:table-cell>
          <table:table-cell table:formula="of:=[Datos_MoCap.F47]" office:value-type="float" office:value="0.00209" calcext:value-type="float">
            <text:p>0.00209</text:p>
          </table:table-cell>
          <table:table-cell table:formula="of:=[Datos_MoCap.E47]" office:value-type="float" office:value="-0.062154" calcext:value-type="float">
            <text:p>-0.062154</text:p>
          </table:table-cell>
          <table:table-cell/>
          <table:table-cell table:formula="of:=([.H47])*(-0.023914362365637)+(-0.0065790614509)" office:value-type="float" office:value="-0.00684384127101233" calcext:value-type="float">
            <text:p>-0.0068438413</text:p>
          </table:table-cell>
          <table:table-cell table:formula="of:=([.J47])*(-0.205408122286256)+(0.109782283331548)" office:value-type="float" office:value="0.0687735787577084" calcext:value-type="float">
            <text:p>0.0687735788</text:p>
          </table:table-cell>
          <table:table-cell table:formula="of:=([.I47])*(0.310792688230763)+(-0.016510592847898)" office:value-type="float" office:value="0.00455058446274788" calcext:value-type="float">
            <text:p>0.0045505845</text:p>
          </table:table-cell>
          <table:table-cell table:formula="of:=[.H47]*-1" office:value-type="float" office:value="-0.011072" calcext:value-type="float">
            <text:p>-0.011072</text:p>
          </table:table-cell>
          <table:table-cell table:formula="of:=[.M47]*-1" office:value-type="float" office:value="0.062154" calcext:value-type="float">
            <text:p>0.062154</text:p>
          </table:table-cell>
          <table:table-cell table:formula="of:=([.K47])*(2.23435203765647)+(0.035482883974399)" office:value-type="float" office:value="0.0424786402043014" calcext:value-type="float">
            <text:p>0.0424786402</text:p>
          </table:table-cell>
          <table:table-cell table:formula="of:=([.M47])*(0.639359760687662)+(-0.019962373867579)" office:value-type="float" office:value="-0.0597011404333599" calcext:value-type="float">
            <text:p>-0.0597011404</text:p>
          </table:table-cell>
          <table:table-cell table:formula="of:=([.L47])*(1.26097813916405)+(0.272428916854381)" office:value-type="float" office:value="0.275064361165234" calcext:value-type="float">
            <text:p>0.2750643612</text:p>
          </table:table-cell>
          <table:table-cell table:number-columns-repeated="1002"/>
        </table:table-row>
        <table:table-row table:style-name="ro1">
          <table:table-cell table:formula="of:=[Datos_Nao.A48]" office:value-type="float" office:value="-0.00751061830669642" calcext:value-type="float">
            <text:p>-0.0075106183</text:p>
          </table:table-cell>
          <table:table-cell table:formula="of:=[Datos_Nao.B48]" office:value-type="float" office:value="0.0584105737507343" calcext:value-type="float">
            <text:p>0.0584105738</text:p>
          </table:table-cell>
          <table:table-cell table:formula="of:=[Datos_Nao.C48]" office:value-type="float" office:value="0.000808157026767731" calcext:value-type="float">
            <text:p>0.000808157</text:p>
          </table:table-cell>
          <table:table-cell table:formula="of:=[Datos_Nao.D48]" office:value-type="float" office:value="0.00276368856430054" calcext:value-type="float">
            <text:p>0.0027636886</text:p>
          </table:table-cell>
          <table:table-cell table:formula="of:=[Datos_Nao.E48]" office:value-type="float" office:value="-0.00609271274879575" calcext:value-type="float">
            <text:p>-0.0060927127</text:p>
          </table:table-cell>
          <table:table-cell table:formula="of:=[Datos_Nao.F48]" office:value-type="float" office:value="0.12259828299284" calcext:value-type="float">
            <text:p>0.122598283</text:p>
          </table:table-cell>
          <table:table-cell/>
          <table:table-cell table:formula="of:=[Datos_MoCap.A48]" office:value-type="float" office:value="0.011099" calcext:value-type="float">
            <text:p>0.011099</text:p>
          </table:table-cell>
          <table:table-cell table:formula="of:=[Datos_MoCap.B48]" office:value-type="float" office:value="0.067784" calcext:value-type="float">
            <text:p>0.067784</text:p>
          </table:table-cell>
          <table:table-cell table:formula="of:=[Datos_MoCap.C48]" office:value-type="float" office:value="0.199651" calcext:value-type="float">
            <text:p>0.199651</text:p>
          </table:table-cell>
          <table:table-cell table:formula="of:=[Datos_MoCap.D48]" office:value-type="float" office:value="0.002897" calcext:value-type="float">
            <text:p>0.002897</text:p>
          </table:table-cell>
          <table:table-cell table:formula="of:=[Datos_MoCap.F48]" office:value-type="float" office:value="0.00202" calcext:value-type="float">
            <text:p>0.00202</text:p>
          </table:table-cell>
          <table:table-cell table:formula="of:=[Datos_MoCap.E48]" office:value-type="float" office:value="-0.062165" calcext:value-type="float">
            <text:p>-0.062165</text:p>
          </table:table-cell>
          <table:table-cell/>
          <table:table-cell table:formula="of:=([.H48])*(-0.023914362365637)+(-0.0065790614509)" office:value-type="float" office:value="-0.00684448695879621" calcext:value-type="float">
            <text:p>-0.006844487</text:p>
          </table:table-cell>
          <table:table-cell table:formula="of:=([.J48])*(-0.205408122286256)+(0.109782283331548)" office:value-type="float" office:value="0.0687723463089747" calcext:value-type="float">
            <text:p>0.0687723463</text:p>
          </table:table-cell>
          <table:table-cell table:formula="of:=([.I48])*(0.310792688230763)+(-0.016510592847898)" office:value-type="float" office:value="0.00455617873113603" calcext:value-type="float">
            <text:p>0.0045561787</text:p>
          </table:table-cell>
          <table:table-cell table:formula="of:=[.H48]*-1" office:value-type="float" office:value="-0.011099" calcext:value-type="float">
            <text:p>-0.011099</text:p>
          </table:table-cell>
          <table:table-cell table:formula="of:=[.M48]*-1" office:value-type="float" office:value="0.062165" calcext:value-type="float">
            <text:p>0.062165</text:p>
          </table:table-cell>
          <table:table-cell table:formula="of:=([.K48])*(2.23435203765647)+(0.035482883974399)" office:value-type="float" office:value="0.0419558018274898" calcext:value-type="float">
            <text:p>0.0419558018</text:p>
          </table:table-cell>
          <table:table-cell table:formula="of:=([.M48])*(0.639359760687662)+(-0.019962373867579)" office:value-type="float" office:value="-0.0597081733907275" calcext:value-type="float">
            <text:p>-0.0597081734</text:p>
          </table:table-cell>
          <table:table-cell table:formula="of:=([.L48])*(1.26097813916405)+(0.272428916854381)" office:value-type="float" office:value="0.274976092695492" calcext:value-type="float">
            <text:p>0.2749760927</text:p>
          </table:table-cell>
          <table:table-cell table:number-columns-repeated="1002"/>
        </table:table-row>
        <table:table-row table:style-name="ro1">
          <table:table-cell table:formula="of:=[Datos_Nao.A49]" office:value-type="float" office:value="-0.00739539787173271" calcext:value-type="float">
            <text:p>-0.0073953979</text:p>
          </table:table-cell>
          <table:table-cell table:formula="of:=[Datos_Nao.B49]" office:value-type="float" office:value="0.0584822595119476" calcext:value-type="float">
            <text:p>0.0584822595</text:p>
          </table:table-cell>
          <table:table-cell table:formula="of:=[Datos_Nao.C49]" office:value-type="float" office:value="0.000785421580076218" calcext:value-type="float">
            <text:p>0.0007854216</text:p>
          </table:table-cell>
          <table:table-cell table:formula="of:=[Datos_Nao.D49]" office:value-type="float" office:value="0.00264501827768981" calcext:value-type="float">
            <text:p>0.0026450183</text:p>
          </table:table-cell>
          <table:table-cell table:formula="of:=[Datos_Nao.E49]" office:value-type="float" office:value="-0.00623528612777591" calcext:value-type="float">
            <text:p>-0.0062352861</text:p>
          </table:table-cell>
          <table:table-cell table:formula="of:=[Datos_Nao.F49]" office:value-type="float" office:value="0.122429318726063" calcext:value-type="float">
            <text:p>0.1224293187</text:p>
          </table:table-cell>
          <table:table-cell/>
          <table:table-cell table:formula="of:=[Datos_MoCap.A49]" office:value-type="float" office:value="0.011109" calcext:value-type="float">
            <text:p>0.011109</text:p>
          </table:table-cell>
          <table:table-cell table:formula="of:=[Datos_MoCap.B49]" office:value-type="float" office:value="0.067745" calcext:value-type="float">
            <text:p>0.067745</text:p>
          </table:table-cell>
          <table:table-cell table:formula="of:=[Datos_MoCap.C49]" office:value-type="float" office:value="0.199645" calcext:value-type="float">
            <text:p>0.199645</text:p>
          </table:table-cell>
          <table:table-cell table:formula="of:=[Datos_MoCap.D49]" office:value-type="float" office:value="0.003101" calcext:value-type="float">
            <text:p>0.003101</text:p>
          </table:table-cell>
          <table:table-cell table:formula="of:=[Datos_MoCap.F49]" office:value-type="float" office:value="0.001955" calcext:value-type="float">
            <text:p>0.001955</text:p>
          </table:table-cell>
          <table:table-cell table:formula="of:=[Datos_MoCap.E49]" office:value-type="float" office:value="-0.062219" calcext:value-type="float">
            <text:p>-0.062219</text:p>
          </table:table-cell>
          <table:table-cell/>
          <table:table-cell table:formula="of:=([.H49])*(-0.023914362365637)+(-0.0065790614509)" office:value-type="float" office:value="-0.00684472610241986" calcext:value-type="float">
            <text:p>-0.0068447261</text:p>
          </table:table-cell>
          <table:table-cell table:formula="of:=([.J49])*(-0.205408122286256)+(0.109782283331548)" office:value-type="float" office:value="0.0687735787577084" calcext:value-type="float">
            <text:p>0.0687735788</text:p>
          </table:table-cell>
          <table:table-cell table:formula="of:=([.I49])*(0.310792688230763)+(-0.016510592847898)" office:value-type="float" office:value="0.00454405781629504" calcext:value-type="float">
            <text:p>0.0045440578</text:p>
          </table:table-cell>
          <table:table-cell table:formula="of:=[.H49]*-1" office:value-type="float" office:value="-0.011109" calcext:value-type="float">
            <text:p>-0.011109</text:p>
          </table:table-cell>
          <table:table-cell table:formula="of:=[.M49]*-1" office:value-type="float" office:value="0.062219" calcext:value-type="float">
            <text:p>0.062219</text:p>
          </table:table-cell>
          <table:table-cell table:formula="of:=([.K49])*(2.23435203765647)+(0.035482883974399)" office:value-type="float" office:value="0.0424116096431717" calcext:value-type="float">
            <text:p>0.0424116096</text:p>
          </table:table-cell>
          <table:table-cell table:formula="of:=([.M49])*(0.639359760687662)+(-0.019962373867579)" office:value-type="float" office:value="-0.0597426988178046" calcext:value-type="float">
            <text:p>-0.0597426988</text:p>
          </table:table-cell>
          <table:table-cell table:formula="of:=([.L49])*(1.26097813916405)+(0.272428916854381)" office:value-type="float" office:value="0.274894129116447" calcext:value-type="float">
            <text:p>0.2748941291</text:p>
          </table:table-cell>
          <table:table-cell table:number-columns-repeated="1002"/>
        </table:table-row>
        <table:table-row table:style-name="ro1">
          <table:table-cell table:formula="of:=[Datos_Nao.A50]" office:value-type="float" office:value="-0.0071524647064507" calcext:value-type="float">
            <text:p>-0.0071524647</text:p>
          </table:table-cell>
          <table:table-cell table:formula="of:=[Datos_Nao.B50]" office:value-type="float" office:value="0.0586215145885944" calcext:value-type="float">
            <text:p>0.0586215146</text:p>
          </table:table-cell>
          <table:table-cell table:formula="of:=[Datos_Nao.C50]" office:value-type="float" office:value="0.000736605376005173" calcext:value-type="float">
            <text:p>0.0007366054</text:p>
          </table:table-cell>
          <table:table-cell table:formula="of:=[Datos_Nao.D50]" office:value-type="float" office:value="0.00239840778522193" calcext:value-type="float">
            <text:p>0.0023984078</text:p>
          </table:table-cell>
          <table:table-cell table:formula="of:=[Datos_Nao.E50]" office:value-type="float" office:value="-0.00652458192780614" calcext:value-type="float">
            <text:p>-0.0065245819</text:p>
          </table:table-cell>
          <table:table-cell table:formula="of:=[Datos_Nao.F50]" office:value-type="float" office:value="0.122081711888313" calcext:value-type="float">
            <text:p>0.1220817119</text:p>
          </table:table-cell>
          <table:table-cell/>
          <table:table-cell table:formula="of:=[Datos_MoCap.A50]" office:value-type="float" office:value="0.011113" calcext:value-type="float">
            <text:p>0.011113</text:p>
          </table:table-cell>
          <table:table-cell table:formula="of:=[Datos_MoCap.B50]" office:value-type="float" office:value="0.067748" calcext:value-type="float">
            <text:p>0.067748</text:p>
          </table:table-cell>
          <table:table-cell table:formula="of:=[Datos_MoCap.C50]" office:value-type="float" office:value="0.199656" calcext:value-type="float">
            <text:p>0.199656</text:p>
          </table:table-cell>
          <table:table-cell table:formula="of:=[Datos_MoCap.D50]" office:value-type="float" office:value="0.003121" calcext:value-type="float">
            <text:p>0.003121</text:p>
          </table:table-cell>
          <table:table-cell table:formula="of:=[Datos_MoCap.F50]" office:value-type="float" office:value="0.001929" calcext:value-type="float">
            <text:p>0.001929</text:p>
          </table:table-cell>
          <table:table-cell table:formula="of:=[Datos_MoCap.E50]" office:value-type="float" office:value="-0.062245" calcext:value-type="float">
            <text:p>-0.062245</text:p>
          </table:table-cell>
          <table:table-cell/>
          <table:table-cell table:formula="of:=([.H50])*(-0.023914362365637)+(-0.0065790614509)" office:value-type="float" office:value="-0.00684482175986932" calcext:value-type="float">
            <text:p>-0.0068448218</text:p>
          </table:table-cell>
          <table:table-cell table:formula="of:=([.J50])*(-0.205408122286256)+(0.109782283331548)" office:value-type="float" office:value="0.0687713192683633" calcext:value-type="float">
            <text:p>0.0687713193</text:p>
          </table:table-cell>
          <table:table-cell table:formula="of:=([.I50])*(0.310792688230763)+(-0.016510592847898)" office:value-type="float" office:value="0.00454499019435973" calcext:value-type="float">
            <text:p>0.0045449902</text:p>
          </table:table-cell>
          <table:table-cell table:formula="of:=[.H50]*-1" office:value-type="float" office:value="-0.011113" calcext:value-type="float">
            <text:p>-0.011113</text:p>
          </table:table-cell>
          <table:table-cell table:formula="of:=[.M50]*-1" office:value-type="float" office:value="0.062245" calcext:value-type="float">
            <text:p>0.062245</text:p>
          </table:table-cell>
          <table:table-cell table:formula="of:=([.K50])*(2.23435203765647)+(0.035482883974399)" office:value-type="float" office:value="0.0424562966839248" calcext:value-type="float">
            <text:p>0.0424562967</text:p>
          </table:table-cell>
          <table:table-cell table:formula="of:=([.M50])*(0.639359760687662)+(-0.019962373867579)" office:value-type="float" office:value="-0.0597593221715825" calcext:value-type="float">
            <text:p>-0.0597593222</text:p>
          </table:table-cell>
          <table:table-cell table:formula="of:=([.L50])*(1.26097813916405)+(0.272428916854381)" office:value-type="float" office:value="0.274861343684828" calcext:value-type="float">
            <text:p>0.2748613437</text:p>
          </table:table-cell>
          <table:table-cell table:number-columns-repeated="1002"/>
        </table:table-row>
        <table:table-row table:style-name="ro1">
          <table:table-cell table:formula="of:=[Datos_Nao.A51]" office:value-type="float" office:value="-0.00689253117889166" calcext:value-type="float">
            <text:p>-0.0068925312</text:p>
          </table:table-cell>
          <table:table-cell table:formula="of:=[Datos_Nao.B51]" office:value-type="float" office:value="0.0587544627487659" calcext:value-type="float">
            <text:p>0.0587544627</text:p>
          </table:table-cell>
          <table:table-cell table:formula="of:=[Datos_Nao.C51]" office:value-type="float" office:value="0.000683501362800598" calcext:value-type="float">
            <text:p>0.0006835014</text:p>
          </table:table-cell>
          <table:table-cell table:formula="of:=[Datos_Nao.D51]" office:value-type="float" office:value="0.00213910196907818" calcext:value-type="float">
            <text:p>0.002139102</text:p>
          </table:table-cell>
          <table:table-cell table:formula="of:=[Datos_Nao.E51]" office:value-type="float" office:value="-0.00681969942525029" calcext:value-type="float">
            <text:p>-0.0068196994</text:p>
          </table:table-cell>
          <table:table-cell table:formula="of:=[Datos_Nao.F51]" office:value-type="float" office:value="0.121722295880318" calcext:value-type="float">
            <text:p>0.1217222959</text:p>
          </table:table-cell>
          <table:table-cell/>
          <table:table-cell table:formula="of:=[Datos_MoCap.A51]" office:value-type="float" office:value="0.011122" calcext:value-type="float">
            <text:p>0.011122</text:p>
          </table:table-cell>
          <table:table-cell table:formula="of:=[Datos_MoCap.B51]" office:value-type="float" office:value="0.067758" calcext:value-type="float">
            <text:p>0.067758</text:p>
          </table:table-cell>
          <table:table-cell table:formula="of:=[Datos_MoCap.C51]" office:value-type="float" office:value="0.199657" calcext:value-type="float">
            <text:p>0.199657</text:p>
          </table:table-cell>
          <table:table-cell table:formula="of:=[Datos_MoCap.D51]" office:value-type="float" office:value="0.003123" calcext:value-type="float">
            <text:p>0.003123</text:p>
          </table:table-cell>
          <table:table-cell table:formula="of:=[Datos_MoCap.F51]" office:value-type="float" office:value="0.001832" calcext:value-type="float">
            <text:p>0.001832</text:p>
          </table:table-cell>
          <table:table-cell table:formula="of:=[Datos_MoCap.E51]" office:value-type="float" office:value="-0.062264" calcext:value-type="float">
            <text:p>-0.062264</text:p>
          </table:table-cell>
          <table:table-cell/>
          <table:table-cell table:formula="of:=([.H51])*(-0.023914362365637)+(-0.0065790614509)" office:value-type="float" office:value="-0.00684503698913061" calcext:value-type="float">
            <text:p>-0.006845037</text:p>
          </table:table-cell>
          <table:table-cell table:formula="of:=([.J51])*(-0.205408122286256)+(0.109782283331548)" office:value-type="float" office:value="0.068771113860241" calcext:value-type="float">
            <text:p>0.0687711139</text:p>
          </table:table-cell>
          <table:table-cell table:formula="of:=([.I51])*(0.310792688230763)+(-0.016510592847898)" office:value-type="float" office:value="0.00454809812124204" calcext:value-type="float">
            <text:p>0.0045480981</text:p>
          </table:table-cell>
          <table:table-cell table:formula="of:=[.H51]*-1" office:value-type="float" office:value="-0.011122" calcext:value-type="float">
            <text:p>-0.011122</text:p>
          </table:table-cell>
          <table:table-cell table:formula="of:=[.M51]*-1" office:value-type="float" office:value="0.062264" calcext:value-type="float">
            <text:p>0.062264</text:p>
          </table:table-cell>
          <table:table-cell table:formula="of:=([.K51])*(2.23435203765647)+(0.035482883974399)" office:value-type="float" office:value="0.0424607653880002" calcext:value-type="float">
            <text:p>0.0424607654</text:p>
          </table:table-cell>
          <table:table-cell table:formula="of:=([.M51])*(0.639359760687662)+(-0.019962373867579)" office:value-type="float" office:value="-0.0597714700070356" calcext:value-type="float">
            <text:p>-0.05977147</text:p>
          </table:table-cell>
          <table:table-cell table:formula="of:=([.L51])*(1.26097813916405)+(0.272428916854381)" office:value-type="float" office:value="0.27473902880533" calcext:value-type="float">
            <text:p>0.2747390288</text:p>
          </table:table-cell>
          <table:table-cell table:number-columns-repeated="1002"/>
        </table:table-row>
        <table:table-row table:style-name="ro1">
          <table:table-cell table:formula="of:=[Datos_Nao.A52]" office:value-type="float" office:value="-0.00661518797278404" calcext:value-type="float">
            <text:p>-0.006615188</text:p>
          </table:table-cell>
          <table:table-cell table:formula="of:=[Datos_Nao.B52]" office:value-type="float" office:value="0.058880228549242" calcext:value-type="float">
            <text:p>0.0588802285</text:p>
          </table:table-cell>
          <table:table-cell table:formula="of:=[Datos_Nao.C52]" office:value-type="float" office:value="0.000626131892204285" calcext:value-type="float">
            <text:p>0.0006261319</text:p>
          </table:table-cell>
          <table:table-cell table:formula="of:=[Datos_Nao.D52]" office:value-type="float" office:value="0.00186729989945888" calcext:value-type="float">
            <text:p>0.0018672999</text:p>
          </table:table-cell>
          <table:table-cell table:formula="of:=[Datos_Nao.E52]" office:value-type="float" office:value="-0.00712126633152366" calcext:value-type="float">
            <text:p>-0.0071212663</text:p>
          </table:table-cell>
          <table:table-cell table:formula="of:=[Datos_Nao.F52]" office:value-type="float" office:value="0.121353521943092" calcext:value-type="float">
            <text:p>0.1213535219</text:p>
          </table:table-cell>
          <table:table-cell/>
          <table:table-cell table:formula="of:=[Datos_MoCap.A52]" office:value-type="float" office:value="0.011132" calcext:value-type="float">
            <text:p>0.011132</text:p>
          </table:table-cell>
          <table:table-cell table:formula="of:=[Datos_MoCap.B52]" office:value-type="float" office:value="0.067741" calcext:value-type="float">
            <text:p>0.067741</text:p>
          </table:table-cell>
          <table:table-cell table:formula="of:=[Datos_MoCap.C52]" office:value-type="float" office:value="0.199654" calcext:value-type="float">
            <text:p>0.199654</text:p>
          </table:table-cell>
          <table:table-cell table:formula="of:=[Datos_MoCap.D52]" office:value-type="float" office:value="0.003106" calcext:value-type="float">
            <text:p>0.003106</text:p>
          </table:table-cell>
          <table:table-cell table:formula="of:=[Datos_MoCap.F52]" office:value-type="float" office:value="0.001738" calcext:value-type="float">
            <text:p>0.001738</text:p>
          </table:table-cell>
          <table:table-cell table:formula="of:=[Datos_MoCap.E52]" office:value-type="float" office:value="-0.062267" calcext:value-type="float">
            <text:p>-0.062267</text:p>
          </table:table-cell>
          <table:table-cell/>
          <table:table-cell table:formula="of:=([.H52])*(-0.023914362365637)+(-0.0065790614509)" office:value-type="float" office:value="-0.00684527613275427" calcext:value-type="float">
            <text:p>-0.0068452761</text:p>
          </table:table-cell>
          <table:table-cell table:formula="of:=([.J52])*(-0.205408122286256)+(0.109782283331548)" office:value-type="float" office:value="0.0687717300846079" calcext:value-type="float">
            <text:p>0.0687717301</text:p>
          </table:table-cell>
          <table:table-cell table:formula="of:=([.I52])*(0.310792688230763)+(-0.016510592847898)" office:value-type="float" office:value="0.00454281464554211" calcext:value-type="float">
            <text:p>0.0045428146</text:p>
          </table:table-cell>
          <table:table-cell table:formula="of:=[.H52]*-1" office:value-type="float" office:value="-0.011132" calcext:value-type="float">
            <text:p>-0.011132</text:p>
          </table:table-cell>
          <table:table-cell table:formula="of:=[.M52]*-1" office:value-type="float" office:value="0.062267" calcext:value-type="float">
            <text:p>0.062267</text:p>
          </table:table-cell>
          <table:table-cell table:formula="of:=([.K52])*(2.23435203765647)+(0.035482883974399)" office:value-type="float" office:value="0.04242278140336" calcext:value-type="float">
            <text:p>0.0424227814</text:p>
          </table:table-cell>
          <table:table-cell table:formula="of:=([.M52])*(0.639359760687662)+(-0.019962373867579)" office:value-type="float" office:value="-0.0597733880863177" calcext:value-type="float">
            <text:p>-0.0597733881</text:p>
          </table:table-cell>
          <table:table-cell table:formula="of:=([.L52])*(1.26097813916405)+(0.272428916854381)" office:value-type="float" office:value="0.274620496860248" calcext:value-type="float">
            <text:p>0.2746204969</text:p>
          </table:table-cell>
          <table:table-cell table:number-columns-repeated="1002"/>
        </table:table-row>
        <table:table-row table:style-name="ro1">
          <table:table-cell table:formula="of:=[Datos_Nao.A53]" office:value-type="float" office:value="-0.0064698401838541" calcext:value-type="float">
            <text:p>-0.0064698402</text:p>
          </table:table-cell>
          <table:table-cell table:formula="of:=[Datos_Nao.B53]" office:value-type="float" office:value="0.0589400939643383" calcext:value-type="float">
            <text:p>0.058940094</text:p>
          </table:table-cell>
          <table:table-cell table:formula="of:=[Datos_Nao.C53]" office:value-type="float" office:value="0.000595990568399429" calcext:value-type="float">
            <text:p>0.0005959906</text:p>
          </table:table-cell>
          <table:table-cell table:formula="of:=[Datos_Nao.D53]" office:value-type="float" office:value="0.00172655167989433" calcext:value-type="float">
            <text:p>0.0017265517</text:p>
          </table:table-cell>
          <table:table-cell table:formula="of:=[Datos_Nao.E53]" office:value-type="float" office:value="-0.00727467518299818" calcext:value-type="float">
            <text:p>-0.0072746752</text:p>
          </table:table-cell>
          <table:table-cell table:formula="of:=[Datos_Nao.F53]" office:value-type="float" office:value="0.12116627395153" calcext:value-type="float">
            <text:p>0.121166274</text:p>
          </table:table-cell>
          <table:table-cell/>
          <table:table-cell table:formula="of:=[Datos_MoCap.A53]" office:value-type="float" office:value="0.011142" calcext:value-type="float">
            <text:p>0.011142</text:p>
          </table:table-cell>
          <table:table-cell table:formula="of:=[Datos_MoCap.B53]" office:value-type="float" office:value="0.067754" calcext:value-type="float">
            <text:p>0.067754</text:p>
          </table:table-cell>
          <table:table-cell table:formula="of:=[Datos_MoCap.C53]" office:value-type="float" office:value="0.199653" calcext:value-type="float">
            <text:p>0.199653</text:p>
          </table:table-cell>
          <table:table-cell table:formula="of:=[Datos_MoCap.D53]" office:value-type="float" office:value="0.003103" calcext:value-type="float">
            <text:p>0.003103</text:p>
          </table:table-cell>
          <table:table-cell table:formula="of:=[Datos_MoCap.F53]" office:value-type="float" office:value="0.001641" calcext:value-type="float">
            <text:p>0.001641</text:p>
          </table:table-cell>
          <table:table-cell table:formula="of:=[Datos_MoCap.E53]" office:value-type="float" office:value="-0.062272" calcext:value-type="float">
            <text:p>-0.062272</text:p>
          </table:table-cell>
          <table:table-cell/>
          <table:table-cell table:formula="of:=([.H53])*(-0.023914362365637)+(-0.0065790614509)" office:value-type="float" office:value="-0.00684551527637793" calcext:value-type="float">
            <text:p>-0.0068455153</text:p>
          </table:table-cell>
          <table:table-cell table:formula="of:=([.J53])*(-0.205408122286256)+(0.109782283331548)" office:value-type="float" office:value="0.0687719354927301" calcext:value-type="float">
            <text:p>0.0687719355</text:p>
          </table:table-cell>
          <table:table-cell table:formula="of:=([.I53])*(0.310792688230763)+(-0.016510592847898)" office:value-type="float" office:value="0.00454685495048911" calcext:value-type="float">
            <text:p>0.004546855</text:p>
          </table:table-cell>
          <table:table-cell table:formula="of:=[.H53]*-1" office:value-type="float" office:value="-0.011142" calcext:value-type="float">
            <text:p>-0.011142</text:p>
          </table:table-cell>
          <table:table-cell table:formula="of:=[.M53]*-1" office:value-type="float" office:value="0.062272" calcext:value-type="float">
            <text:p>0.062272</text:p>
          </table:table-cell>
          <table:table-cell table:formula="of:=([.K53])*(2.23435203765647)+(0.035482883974399)" office:value-type="float" office:value="0.042416078347247" calcext:value-type="float">
            <text:p>0.0424160783</text:p>
          </table:table-cell>
          <table:table-cell table:formula="of:=([.M53])*(0.639359760687662)+(-0.019962373867579)" office:value-type="float" office:value="-0.0597765848851211" calcext:value-type="float">
            <text:p>-0.0597765849</text:p>
          </table:table-cell>
          <table:table-cell table:formula="of:=([.L53])*(1.26097813916405)+(0.272428916854381)" office:value-type="float" office:value="0.274498181980749" calcext:value-type="float">
            <text:p>0.274498182</text:p>
          </table:table-cell>
          <table:table-cell table:number-columns-repeated="1002"/>
        </table:table-row>
        <table:table-row table:style-name="ro1">
          <table:table-cell table:formula="of:=[Datos_Nao.A54]" office:value-type="float" office:value="-0.00631999876350164" calcext:value-type="float">
            <text:p>-0.0063199988</text:p>
          </table:table-cell>
          <table:table-cell table:formula="of:=[Datos_Nao.B54]" office:value-type="float" office:value="0.0589978098869324" calcext:value-type="float">
            <text:p>0.0589978099</text:p>
          </table:table-cell>
          <table:table-cell table:formula="of:=[Datos_Nao.C54]" office:value-type="float" office:value="0.000564742833375931" calcext:value-type="float">
            <text:p>0.0005647428</text:p>
          </table:table-cell>
          <table:table-cell table:formula="of:=[Datos_Nao.D54]" office:value-type="float" office:value="0.00158266955986619" calcext:value-type="float">
            <text:p>0.0015826696</text:p>
          </table:table-cell>
          <table:table-cell table:formula="of:=[Datos_Nao.E54]" office:value-type="float" office:value="-0.00742987636476755" calcext:value-type="float">
            <text:p>-0.0074298764</text:p>
          </table:table-cell>
          <table:table-cell table:formula="of:=[Datos_Nao.F54]" office:value-type="float" office:value="0.120977558195591" calcext:value-type="float">
            <text:p>0.1209775582</text:p>
          </table:table-cell>
          <table:table-cell/>
          <table:table-cell table:formula="of:=[Datos_MoCap.A54]" office:value-type="float" office:value="0.01116" calcext:value-type="float">
            <text:p>0.01116</text:p>
          </table:table-cell>
          <table:table-cell table:formula="of:=[Datos_MoCap.B54]" office:value-type="float" office:value="0.067758" calcext:value-type="float">
            <text:p>0.067758</text:p>
          </table:table-cell>
          <table:table-cell table:formula="of:=[Datos_MoCap.C54]" office:value-type="float" office:value="0.199657" calcext:value-type="float">
            <text:p>0.199657</text:p>
          </table:table-cell>
          <table:table-cell table:formula="of:=[Datos_MoCap.D54]" office:value-type="float" office:value="0.003026" calcext:value-type="float">
            <text:p>0.003026</text:p>
          </table:table-cell>
          <table:table-cell table:formula="of:=[Datos_MoCap.F54]" office:value-type="float" office:value="0.00154" calcext:value-type="float">
            <text:p>0.00154</text:p>
          </table:table-cell>
          <table:table-cell table:formula="of:=[Datos_MoCap.E54]" office:value-type="float" office:value="-0.062294" calcext:value-type="float">
            <text:p>-0.062294</text:p>
          </table:table-cell>
          <table:table-cell/>
          <table:table-cell table:formula="of:=([.H54])*(-0.023914362365637)+(-0.0065790614509)" office:value-type="float" office:value="-0.00684594573490051" calcext:value-type="float">
            <text:p>-0.0068459457</text:p>
          </table:table-cell>
          <table:table-cell table:formula="of:=([.J54])*(-0.205408122286256)+(0.109782283331548)" office:value-type="float" office:value="0.068771113860241" calcext:value-type="float">
            <text:p>0.0687711139</text:p>
          </table:table-cell>
          <table:table-cell table:formula="of:=([.I54])*(0.310792688230763)+(-0.016510592847898)" office:value-type="float" office:value="0.00454809812124204" calcext:value-type="float">
            <text:p>0.0045480981</text:p>
          </table:table-cell>
          <table:table-cell table:formula="of:=[.H54]*-1" office:value-type="float" office:value="-0.01116" calcext:value-type="float">
            <text:p>-0.01116</text:p>
          </table:table-cell>
          <table:table-cell table:formula="of:=[.M54]*-1" office:value-type="float" office:value="0.062294" calcext:value-type="float">
            <text:p>0.062294</text:p>
          </table:table-cell>
          <table:table-cell table:formula="of:=([.K54])*(2.23435203765647)+(0.035482883974399)" office:value-type="float" office:value="0.0422440332403475" calcext:value-type="float">
            <text:p>0.0422440332</text:p>
          </table:table-cell>
          <table:table-cell table:formula="of:=([.M54])*(0.639359760687662)+(-0.019962373867579)" office:value-type="float" office:value="-0.0597906507998562" calcext:value-type="float">
            <text:p>-0.0597906508</text:p>
          </table:table-cell>
          <table:table-cell table:formula="of:=([.L54])*(1.26097813916405)+(0.272428916854381)" office:value-type="float" office:value="0.274370823188694" calcext:value-type="float">
            <text:p>0.2743708232</text:p>
          </table:table-cell>
          <table:table-cell table:number-columns-repeated="1002"/>
        </table:table-row>
        <table:table-row table:style-name="ro1">
          <table:table-cell table:formula="of:=[Datos_Nao.A55]" office:value-type="float" office:value="-0.00600655237212777" calcext:value-type="float">
            <text:p>-0.0060065524</text:p>
          </table:table-cell>
          <table:table-cell table:formula="of:=[Datos_Nao.B55]" office:value-type="float" office:value="0.0591063760221005" calcext:value-type="float">
            <text:p>0.059106376</text:p>
          </table:table-cell>
          <table:table-cell table:formula="of:=[Datos_Nao.C55]" office:value-type="float" office:value="0.000499431043863297" calcext:value-type="float">
            <text:p>0.000499431</text:p>
          </table:table-cell>
          <table:table-cell table:formula="of:=[Datos_Nao.D55]" office:value-type="float" office:value="0.00128548475913703" calcext:value-type="float">
            <text:p>0.0012854848</text:p>
          </table:table-cell>
          <table:table-cell table:formula="of:=[Datos_Nao.E55]" office:value-type="float" office:value="-0.00774607015773654" calcext:value-type="float">
            <text:p>-0.0077460702</text:p>
          </table:table-cell>
          <table:table-cell table:formula="of:=[Datos_Nao.F55]" office:value-type="float" office:value="0.120597161352634" calcext:value-type="float">
            <text:p>0.1205971614</text:p>
          </table:table-cell>
          <table:table-cell/>
          <table:table-cell table:formula="of:=[Datos_MoCap.A55]" office:value-type="float" office:value="0.011186" calcext:value-type="float">
            <text:p>0.011186</text:p>
          </table:table-cell>
          <table:table-cell table:formula="of:=[Datos_MoCap.B55]" office:value-type="float" office:value="0.067765" calcext:value-type="float">
            <text:p>0.067765</text:p>
          </table:table-cell>
          <table:table-cell table:formula="of:=[Datos_MoCap.C55]" office:value-type="float" office:value="0.199646" calcext:value-type="float">
            <text:p>0.199646</text:p>
          </table:table-cell>
          <table:table-cell table:formula="of:=[Datos_MoCap.D55]" office:value-type="float" office:value="0.002761" calcext:value-type="float">
            <text:p>0.002761</text:p>
          </table:table-cell>
          <table:table-cell table:formula="of:=[Datos_MoCap.F55]" office:value-type="float" office:value="0.001441" calcext:value-type="float">
            <text:p>0.001441</text:p>
          </table:table-cell>
          <table:table-cell table:formula="of:=[Datos_MoCap.E55]" office:value-type="float" office:value="-0.06229" calcext:value-type="float">
            <text:p>-0.06229</text:p>
          </table:table-cell>
          <table:table-cell/>
          <table:table-cell table:formula="of:=([.H55])*(-0.023914362365637)+(-0.0065790614509)" office:value-type="float" office:value="-0.00684656750832202" calcext:value-type="float">
            <text:p>-0.0068465675</text:p>
          </table:table-cell>
          <table:table-cell table:formula="of:=([.J55])*(-0.205408122286256)+(0.109782283331548)" office:value-type="float" office:value="0.0687733733495861" calcext:value-type="float">
            <text:p>0.0687733733</text:p>
          </table:table-cell>
          <table:table-cell table:formula="of:=([.I55])*(0.310792688230763)+(-0.016510592847898)" office:value-type="float" office:value="0.00455027367005965" calcext:value-type="float">
            <text:p>0.0045502737</text:p>
          </table:table-cell>
          <table:table-cell table:formula="of:=[.H55]*-1" office:value-type="float" office:value="-0.011186" calcext:value-type="float">
            <text:p>-0.011186</text:p>
          </table:table-cell>
          <table:table-cell table:formula="of:=[.M55]*-1" office:value-type="float" office:value="0.06229" calcext:value-type="float">
            <text:p>0.06229</text:p>
          </table:table-cell>
          <table:table-cell table:formula="of:=([.K55])*(2.23435203765647)+(0.035482883974399)" office:value-type="float" office:value="0.0416519299503685" calcext:value-type="float">
            <text:p>0.04165193</text:p>
          </table:table-cell>
          <table:table-cell table:formula="of:=([.M55])*(0.639359760687662)+(-0.019962373867579)" office:value-type="float" office:value="-0.0597880933608135" calcext:value-type="float">
            <text:p>-0.0597880934</text:p>
          </table:table-cell>
          <table:table-cell table:formula="of:=([.L55])*(1.26097813916405)+(0.272428916854381)" office:value-type="float" office:value="0.274245986352916" calcext:value-type="float">
            <text:p>0.2742459864</text:p>
          </table:table-cell>
          <table:table-cell table:number-columns-repeated="1002"/>
        </table:table-row>
        <table:table-row table:style-name="ro1">
          <table:table-cell table:formula="of:=[Datos_Nao.A56]" office:value-type="float" office:value="-0.00584281049668789" calcext:value-type="float">
            <text:p>-0.0058428105</text:p>
          </table:table-cell>
          <table:table-cell table:formula="of:=[Datos_Nao.B56]" office:value-type="float" office:value="0.0591569654643536" calcext:value-type="float">
            <text:p>0.0591569655</text:p>
          </table:table-cell>
          <table:table-cell table:formula="of:=[Datos_Nao.C56]" office:value-type="float" office:value="0.000465385615825653" calcext:value-type="float">
            <text:p>0.0004653856</text:p>
          </table:table-cell>
          <table:table-cell table:formula="of:=[Datos_Nao.D56]" office:value-type="float" office:value="0.00113211385905743" calcext:value-type="float">
            <text:p>0.0011321139</text:p>
          </table:table-cell>
          <table:table-cell table:formula="of:=[Datos_Nao.E56]" office:value-type="float" office:value="-0.00790725741535425" calcext:value-type="float">
            <text:p>-0.0079072574</text:p>
          </table:table-cell>
          <table:table-cell table:formula="of:=[Datos_Nao.F56]" office:value-type="float" office:value="0.120406202971935" calcext:value-type="float">
            <text:p>0.120406203</text:p>
          </table:table-cell>
          <table:table-cell/>
          <table:table-cell table:formula="of:=[Datos_MoCap.A56]" office:value-type="float" office:value="0.011191" calcext:value-type="float">
            <text:p>0.011191</text:p>
          </table:table-cell>
          <table:table-cell table:formula="of:=[Datos_MoCap.B56]" office:value-type="float" office:value="0.067769" calcext:value-type="float">
            <text:p>0.067769</text:p>
          </table:table-cell>
          <table:table-cell table:formula="of:=[Datos_MoCap.C56]" office:value-type="float" office:value="0.199648" calcext:value-type="float">
            <text:p>0.199648</text:p>
          </table:table-cell>
          <table:table-cell table:formula="of:=[Datos_MoCap.D56]" office:value-type="float" office:value="0.002776" calcext:value-type="float">
            <text:p>0.002776</text:p>
          </table:table-cell>
          <table:table-cell table:formula="of:=[Datos_MoCap.F56]" office:value-type="float" office:value="0.001414" calcext:value-type="float">
            <text:p>0.001414</text:p>
          </table:table-cell>
          <table:table-cell table:formula="of:=[Datos_MoCap.E56]" office:value-type="float" office:value="-0.062284" calcext:value-type="float">
            <text:p>-0.062284</text:p>
          </table:table-cell>
          <table:table-cell/>
          <table:table-cell table:formula="of:=([.H56])*(-0.023914362365637)+(-0.0065790614509)" office:value-type="float" office:value="-0.00684668708013384" calcext:value-type="float">
            <text:p>-0.0068466871</text:p>
          </table:table-cell>
          <table:table-cell table:formula="of:=([.J56])*(-0.205408122286256)+(0.109782283331548)" office:value-type="float" office:value="0.0687729625333416" calcext:value-type="float">
            <text:p>0.0687729625</text:p>
          </table:table-cell>
          <table:table-cell table:formula="of:=([.I56])*(0.310792688230763)+(-0.016510592847898)" office:value-type="float" office:value="0.00455151684081257" calcext:value-type="float">
            <text:p>0.0045515168</text:p>
          </table:table-cell>
          <table:table-cell table:formula="of:=[.H56]*-1" office:value-type="float" office:value="-0.011191" calcext:value-type="float">
            <text:p>-0.011191</text:p>
          </table:table-cell>
          <table:table-cell table:formula="of:=[.M56]*-1" office:value-type="float" office:value="0.062284" calcext:value-type="float">
            <text:p>0.062284</text:p>
          </table:table-cell>
          <table:table-cell table:formula="of:=([.K56])*(2.23435203765647)+(0.035482883974399)" office:value-type="float" office:value="0.0416854452309334" calcext:value-type="float">
            <text:p>0.0416854452</text:p>
          </table:table-cell>
          <table:table-cell table:formula="of:=([.M56])*(0.639359760687662)+(-0.019962373867579)" office:value-type="float" office:value="-0.0597842572022493" calcext:value-type="float">
            <text:p>-0.0597842572</text:p>
          </table:table-cell>
          <table:table-cell table:formula="of:=([.L56])*(1.26097813916405)+(0.272428916854381)" office:value-type="float" office:value="0.274211939943159" calcext:value-type="float">
            <text:p>0.2742119399</text:p>
          </table:table-cell>
          <table:table-cell table:number-columns-repeated="1002"/>
        </table:table-row>
        <table:table-row table:style-name="ro1">
          <table:table-cell table:formula="of:=[Datos_Nao.A57]" office:value-type="float" office:value="-0.00550027377903462" calcext:value-type="float">
            <text:p>-0.0055002738</text:p>
          </table:table-cell>
          <table:table-cell table:formula="of:=[Datos_Nao.B57]" office:value-type="float" office:value="0.0592614114284516" calcext:value-type="float">
            <text:p>0.0592614114</text:p>
          </table:table-cell>
          <table:table-cell table:formula="of:=[Datos_Nao.C57]" office:value-type="float" office:value="0.000441715121269226" calcext:value-type="float">
            <text:p>0.0004417151</text:p>
          </table:table-cell>
          <table:table-cell table:formula="of:=[Datos_Nao.D57]" office:value-type="float" office:value="0.0198858045041561" calcext:value-type="float">
            <text:p>0.0198858045</text:p>
          </table:table-cell>
          <table:table-cell table:formula="of:=[Datos_Nao.E57]" office:value-type="float" office:value="-0.0456804409623146" calcext:value-type="float">
            <text:p>-0.045680441</text:p>
          </table:table-cell>
          <table:table-cell table:formula="of:=[Datos_Nao.F57]" office:value-type="float" office:value="0.119545698165894" calcext:value-type="float">
            <text:p>0.1195456982</text:p>
          </table:table-cell>
          <table:table-cell/>
          <table:table-cell table:formula="of:=[Datos_MoCap.A57]" office:value-type="float" office:value="0.011198" calcext:value-type="float">
            <text:p>0.011198</text:p>
          </table:table-cell>
          <table:table-cell table:formula="of:=[Datos_MoCap.B57]" office:value-type="float" office:value="0.067787" calcext:value-type="float">
            <text:p>0.067787</text:p>
          </table:table-cell>
          <table:table-cell table:formula="of:=[Datos_MoCap.C57]" office:value-type="float" office:value="0.199665" calcext:value-type="float">
            <text:p>0.199665</text:p>
          </table:table-cell>
          <table:table-cell table:formula="of:=[Datos_MoCap.D57]" office:value-type="float" office:value="0.00293" calcext:value-type="float">
            <text:p>0.00293</text:p>
          </table:table-cell>
          <table:table-cell table:formula="of:=[Datos_MoCap.F57]" office:value-type="float" office:value="0.001336" calcext:value-type="float">
            <text:p>0.001336</text:p>
          </table:table-cell>
          <table:table-cell table:formula="of:=[Datos_MoCap.E57]" office:value-type="float" office:value="-0.062293" calcext:value-type="float">
            <text:p>-0.062293</text:p>
          </table:table-cell>
          <table:table-cell/>
          <table:table-cell table:formula="of:=([.H57])*(-0.023914362365637)+(-0.0065790614509)" office:value-type="float" office:value="-0.0068468544806704" calcext:value-type="float">
            <text:p>-0.0068468545</text:p>
          </table:table-cell>
          <table:table-cell table:formula="of:=([.J57])*(-0.205408122286256)+(0.109782283331548)" office:value-type="float" office:value="0.0687694705952627" calcext:value-type="float">
            <text:p>0.0687694706</text:p>
          </table:table-cell>
          <table:table-cell table:formula="of:=([.I57])*(0.310792688230763)+(-0.016510592847898)" office:value-type="float" office:value="0.00455711110920073" calcext:value-type="float">
            <text:p>0.0045571111</text:p>
          </table:table-cell>
          <table:table-cell table:formula="of:=[.H57]*-1" office:value-type="float" office:value="-0.011198" calcext:value-type="float">
            <text:p>-0.011198</text:p>
          </table:table-cell>
          <table:table-cell table:formula="of:=[.M57]*-1" office:value-type="float" office:value="0.062293" calcext:value-type="float">
            <text:p>0.062293</text:p>
          </table:table-cell>
          <table:table-cell table:formula="of:=([.K57])*(2.23435203765647)+(0.035482883974399)" office:value-type="float" office:value="0.0420295354447325" calcext:value-type="float">
            <text:p>0.0420295354</text:p>
          </table:table-cell>
          <table:table-cell table:formula="of:=([.M57])*(0.639359760687662)+(-0.019962373867579)" office:value-type="float" office:value="-0.0597900114400955" calcext:value-type="float">
            <text:p>-0.0597900114</text:p>
          </table:table-cell>
          <table:table-cell table:formula="of:=([.L57])*(1.26097813916405)+(0.272428916854381)" office:value-type="float" office:value="0.274113583648304" calcext:value-type="float">
            <text:p>0.2741135836</text:p>
          </table:table-cell>
          <table:table-cell table:number-columns-repeated="1002"/>
        </table:table-row>
        <table:table-row table:style-name="ro1">
          <table:table-cell table:formula="of:=[Datos_Nao.A58]" office:value-type="float" office:value="-0.00532399024814367" calcext:value-type="float">
            <text:p>-0.0053239902</text:p>
          </table:table-cell>
          <table:table-cell table:formula="of:=[Datos_Nao.B58]" office:value-type="float" office:value="0.059303805232048" calcext:value-type="float">
            <text:p>0.0593038052</text:p>
          </table:table-cell>
          <table:table-cell table:formula="of:=[Datos_Nao.C58]" office:value-type="float" office:value="0.000542882829904556" calcext:value-type="float">
            <text:p>0.0005428828</text:p>
          </table:table-cell>
          <table:table-cell table:formula="of:=[Datos_Nao.D58]" office:value-type="float" office:value="0.0202432870864868" calcext:value-type="float">
            <text:p>0.0202432871</text:p>
          </table:table-cell>
          <table:table-cell table:formula="of:=[Datos_Nao.E58]" office:value-type="float" office:value="-0.0477784313261509" calcext:value-type="float">
            <text:p>-0.0477784313</text:p>
          </table:table-cell>
          <table:table-cell table:formula="of:=[Datos_Nao.F58]" office:value-type="float" office:value="0.119337007403374" calcext:value-type="float">
            <text:p>0.1193370074</text:p>
          </table:table-cell>
          <table:table-cell/>
          <table:table-cell table:formula="of:=[Datos_MoCap.A58]" office:value-type="float" office:value="0.011204" calcext:value-type="float">
            <text:p>0.011204</text:p>
          </table:table-cell>
          <table:table-cell table:formula="of:=[Datos_MoCap.B58]" office:value-type="float" office:value="0.067772" calcext:value-type="float">
            <text:p>0.067772</text:p>
          </table:table-cell>
          <table:table-cell table:formula="of:=[Datos_MoCap.C58]" office:value-type="float" office:value="0.199663" calcext:value-type="float">
            <text:p>0.199663</text:p>
          </table:table-cell>
          <table:table-cell table:formula="of:=[Datos_MoCap.D58]" office:value-type="float" office:value="0.002867" calcext:value-type="float">
            <text:p>0.002867</text:p>
          </table:table-cell>
          <table:table-cell table:formula="of:=[Datos_MoCap.F58]" office:value-type="float" office:value="0.001333" calcext:value-type="float">
            <text:p>0.001333</text:p>
          </table:table-cell>
          <table:table-cell table:formula="of:=[Datos_MoCap.E58]" office:value-type="float" office:value="-0.062293" calcext:value-type="float">
            <text:p>-0.062293</text:p>
          </table:table-cell>
          <table:table-cell/>
          <table:table-cell table:formula="of:=([.H58])*(-0.023914362365637)+(-0.0065790614509)" office:value-type="float" office:value="-0.0068469979668446" calcext:value-type="float">
            <text:p>-0.006846998</text:p>
          </table:table-cell>
          <table:table-cell table:formula="of:=([.J58])*(-0.205408122286256)+(0.109782283331548)" office:value-type="float" office:value="0.0687698814115073" calcext:value-type="float">
            <text:p>0.0687698814</text:p>
          </table:table-cell>
          <table:table-cell table:formula="of:=([.I58])*(0.310792688230763)+(-0.016510592847898)" office:value-type="float" office:value="0.00455244921887727" calcext:value-type="float">
            <text:p>0.0045524492</text:p>
          </table:table-cell>
          <table:table-cell table:formula="of:=[.H58]*-1" office:value-type="float" office:value="-0.011204" calcext:value-type="float">
            <text:p>-0.011204</text:p>
          </table:table-cell>
          <table:table-cell table:formula="of:=[.M58]*-1" office:value-type="float" office:value="0.062293" calcext:value-type="float">
            <text:p>0.062293</text:p>
          </table:table-cell>
          <table:table-cell table:formula="of:=([.K58])*(2.23435203765647)+(0.035482883974399)" office:value-type="float" office:value="0.0418887712663601" calcext:value-type="float">
            <text:p>0.0418887713</text:p>
          </table:table-cell>
          <table:table-cell table:formula="of:=([.M58])*(0.639359760687662)+(-0.019962373867579)" office:value-type="float" office:value="-0.0597900114400955" calcext:value-type="float">
            <text:p>-0.0597900114</text:p>
          </table:table-cell>
          <table:table-cell table:formula="of:=([.L58])*(1.26097813916405)+(0.272428916854381)" office:value-type="float" office:value="0.274109800713887" calcext:value-type="float">
            <text:p>0.2741098007</text:p>
          </table:table-cell>
          <table:table-cell table:number-columns-repeated="1002"/>
        </table:table-row>
        <table:table-row table:style-name="ro1">
          <table:table-cell table:formula="of:=[Datos_Nao.A59]" office:value-type="float" office:value="-0.00496610207483172" calcext:value-type="float">
            <text:p>-0.0049661021</text:p>
          </table:table-cell>
          <table:table-cell table:formula="of:=[Datos_Nao.B59]" office:value-type="float" office:value="0.0593904368579388" calcext:value-type="float">
            <text:p>0.0593904369</text:p>
          </table:table-cell>
          <table:table-cell table:formula="of:=[Datos_Nao.C59]" office:value-type="float" office:value="0.000760007649660111" calcext:value-type="float">
            <text:p>0.0007600076</text:p>
          </table:table-cell>
          <table:table-cell table:formula="of:=[Datos_Nao.D59]" office:value-type="float" office:value="0.0213192142546177" calcext:value-type="float">
            <text:p>0.0213192143</text:p>
          </table:table-cell>
          <table:table-cell table:formula="of:=[Datos_Nao.E59]" office:value-type="float" office:value="-0.0516106300055981" calcext:value-type="float">
            <text:p>-0.05161063</text:p>
          </table:table-cell>
          <table:table-cell table:formula="of:=[Datos_Nao.F59]" office:value-type="float" office:value="0.118992827832699" calcext:value-type="float">
            <text:p>0.1189928278</text:p>
          </table:table-cell>
          <table:table-cell/>
          <table:table-cell table:formula="of:=[Datos_MoCap.A59]" office:value-type="float" office:value="0.011214" calcext:value-type="float">
            <text:p>0.011214</text:p>
          </table:table-cell>
          <table:table-cell table:formula="of:=[Datos_MoCap.B59]" office:value-type="float" office:value="0.067772" calcext:value-type="float">
            <text:p>0.067772</text:p>
          </table:table-cell>
          <table:table-cell table:formula="of:=[Datos_MoCap.C59]" office:value-type="float" office:value="0.199659" calcext:value-type="float">
            <text:p>0.199659</text:p>
          </table:table-cell>
          <table:table-cell table:formula="of:=[Datos_MoCap.D59]" office:value-type="float" office:value="0.002821" calcext:value-type="float">
            <text:p>0.002821</text:p>
          </table:table-cell>
          <table:table-cell table:formula="of:=[Datos_MoCap.F59]" office:value-type="float" office:value="0.001259" calcext:value-type="float">
            <text:p>0.001259</text:p>
          </table:table-cell>
          <table:table-cell table:formula="of:=[Datos_MoCap.E59]" office:value-type="float" office:value="-0.062289" calcext:value-type="float">
            <text:p>-0.062289</text:p>
          </table:table-cell>
          <table:table-cell/>
          <table:table-cell table:formula="of:=([.H59])*(-0.023914362365637)+(-0.0065790614509)" office:value-type="float" office:value="-0.00684723711046825" calcext:value-type="float">
            <text:p>-0.0068472371</text:p>
          </table:table-cell>
          <table:table-cell table:formula="of:=([.J59])*(-0.205408122286256)+(0.109782283331548)" office:value-type="float" office:value="0.0687707030439964" calcext:value-type="float">
            <text:p>0.068770703</text:p>
          </table:table-cell>
          <table:table-cell table:formula="of:=([.I59])*(0.310792688230763)+(-0.016510592847898)" office:value-type="float" office:value="0.00455244921887727" calcext:value-type="float">
            <text:p>0.0045524492</text:p>
          </table:table-cell>
          <table:table-cell table:formula="of:=[.H59]*-1" office:value-type="float" office:value="-0.011214" calcext:value-type="float">
            <text:p>-0.011214</text:p>
          </table:table-cell>
          <table:table-cell table:formula="of:=[.M59]*-1" office:value-type="float" office:value="0.062289" calcext:value-type="float">
            <text:p>0.062289</text:p>
          </table:table-cell>
          <table:table-cell table:formula="of:=([.K59])*(2.23435203765647)+(0.035482883974399)" office:value-type="float" office:value="0.0417859910726279" calcext:value-type="float">
            <text:p>0.0417859911</text:p>
          </table:table-cell>
          <table:table-cell table:formula="of:=([.M59])*(0.639359760687662)+(-0.019962373867579)" office:value-type="float" office:value="-0.0597874540010528" calcext:value-type="float">
            <text:p>-0.059787454</text:p>
          </table:table-cell>
          <table:table-cell table:formula="of:=([.L59])*(1.26097813916405)+(0.272428916854381)" office:value-type="float" office:value="0.274016488331589" calcext:value-type="float">
            <text:p>0.2740164883</text:p>
          </table:table-cell>
          <table:table-cell table:number-columns-repeated="1002"/>
        </table:table-row>
        <table:table-row table:style-name="ro1">
          <table:table-cell table:formula="of:=[Datos_Nao.A60]" office:value-type="float" office:value="-0.00478678615763783" calcext:value-type="float">
            <text:p>-0.0047867862</text:p>
          </table:table-cell>
          <table:table-cell table:formula="of:=[Datos_Nao.B60]" office:value-type="float" office:value="0.0594372674822807" calcext:value-type="float">
            <text:p>0.0594372675</text:p>
          </table:table-cell>
          <table:table-cell table:formula="of:=[Datos_Nao.C60]" office:value-type="float" office:value="0.000877376645803451" calcext:value-type="float">
            <text:p>0.0008773766</text:p>
          </table:table-cell>
          <table:table-cell table:formula="of:=[Datos_Nao.D60]" office:value-type="float" office:value="0.0220385622233152" calcext:value-type="float">
            <text:p>0.0220385622</text:p>
          </table:table-cell>
          <table:table-cell table:formula="of:=[Datos_Nao.E60]" office:value-type="float" office:value="-0.053281381726265" calcext:value-type="float">
            <text:p>-0.0532813817</text:p>
          </table:table-cell>
          <table:table-cell table:formula="of:=[Datos_Nao.F60]" office:value-type="float" office:value="0.118877999484539" calcext:value-type="float">
            <text:p>0.1188779995</text:p>
          </table:table-cell>
          <table:table-cell/>
          <table:table-cell table:formula="of:=[Datos_MoCap.A60]" office:value-type="float" office:value="0.011229" calcext:value-type="float">
            <text:p>0.011229</text:p>
          </table:table-cell>
          <table:table-cell table:formula="of:=[Datos_MoCap.B60]" office:value-type="float" office:value="0.067792" calcext:value-type="float">
            <text:p>0.067792</text:p>
          </table:table-cell>
          <table:table-cell table:formula="of:=[Datos_MoCap.C60]" office:value-type="float" office:value="0.199667" calcext:value-type="float">
            <text:p>0.199667</text:p>
          </table:table-cell>
          <table:table-cell table:formula="of:=[Datos_MoCap.D60]" office:value-type="float" office:value="0.002902" calcext:value-type="float">
            <text:p>0.002902</text:p>
          </table:table-cell>
          <table:table-cell table:formula="of:=[Datos_MoCap.F60]" office:value-type="float" office:value="0.001133" calcext:value-type="float">
            <text:p>0.001133</text:p>
          </table:table-cell>
          <table:table-cell table:formula="of:=[Datos_MoCap.E60]" office:value-type="float" office:value="-0.062287" calcext:value-type="float">
            <text:p>-0.062287</text:p>
          </table:table-cell>
          <table:table-cell/>
          <table:table-cell table:formula="of:=([.H60])*(-0.023914362365637)+(-0.0065790614509)" office:value-type="float" office:value="-0.00684759582590374" calcext:value-type="float">
            <text:p>-0.0068475958</text:p>
          </table:table-cell>
          <table:table-cell table:formula="of:=([.J60])*(-0.205408122286256)+(0.109782283331548)" office:value-type="float" office:value="0.0687690597790181" calcext:value-type="float">
            <text:p>0.0687690598</text:p>
          </table:table-cell>
          <table:table-cell table:formula="of:=([.I60])*(0.310792688230763)+(-0.016510592847898)" office:value-type="float" office:value="0.00455866507264188" calcext:value-type="float">
            <text:p>0.0045586651</text:p>
          </table:table-cell>
          <table:table-cell table:formula="of:=[.H60]*-1" office:value-type="float" office:value="-0.011229" calcext:value-type="float">
            <text:p>-0.011229</text:p>
          </table:table-cell>
          <table:table-cell table:formula="of:=[.M60]*-1" office:value-type="float" office:value="0.062287" calcext:value-type="float">
            <text:p>0.062287</text:p>
          </table:table-cell>
          <table:table-cell table:formula="of:=([.K60])*(2.23435203765647)+(0.035482883974399)" office:value-type="float" office:value="0.0419669735876781" calcext:value-type="float">
            <text:p>0.0419669736</text:p>
          </table:table-cell>
          <table:table-cell table:formula="of:=([.M60])*(0.639359760687662)+(-0.019962373867579)" office:value-type="float" office:value="-0.0597861752815314" calcext:value-type="float">
            <text:p>-0.0597861753</text:p>
          </table:table-cell>
          <table:table-cell table:formula="of:=([.L60])*(1.26097813916405)+(0.272428916854381)" office:value-type="float" office:value="0.273857605086054" calcext:value-type="float">
            <text:p>0.2738576051</text:p>
          </table:table-cell>
          <table:table-cell table:number-columns-repeated="1002"/>
        </table:table-row>
        <table:table-row table:style-name="ro1">
          <table:table-cell table:formula="of:=[Datos_Nao.A61]" office:value-type="float" office:value="-0.00442760903388262" calcext:value-type="float">
            <text:p>-0.004427609</text:p>
          </table:table-cell>
          <table:table-cell table:formula="of:=[Datos_Nao.B61]" office:value-type="float" office:value="0.0595374628901482" calcext:value-type="float">
            <text:p>0.0595374629</text:p>
          </table:table-cell>
          <table:table-cell table:formula="of:=[Datos_Nao.C61]" office:value-type="float" office:value="0.00112482905387878" calcext:value-type="float">
            <text:p>0.0011248291</text:p>
          </table:table-cell>
          <table:table-cell table:formula="of:=[Datos_Nao.D61]" office:value-type="float" office:value="0.0237614493817091" calcext:value-type="float">
            <text:p>0.0237614494</text:p>
          </table:table-cell>
          <table:table-cell table:formula="of:=[Datos_Nao.E61]" office:value-type="float" office:value="-0.0561540685594082" calcext:value-type="float">
            <text:p>-0.0561540686</text:p>
          </table:table-cell>
          <table:table-cell table:formula="of:=[Datos_Nao.F61]" office:value-type="float" office:value="0.118762202560902" calcext:value-type="float">
            <text:p>0.1187622026</text:p>
          </table:table-cell>
          <table:table-cell/>
          <table:table-cell table:formula="of:=[Datos_MoCap.A61]" office:value-type="float" office:value="0.011241" calcext:value-type="float">
            <text:p>0.011241</text:p>
          </table:table-cell>
          <table:table-cell table:formula="of:=[Datos_MoCap.B61]" office:value-type="float" office:value="0.067784" calcext:value-type="float">
            <text:p>0.067784</text:p>
          </table:table-cell>
          <table:table-cell table:formula="of:=[Datos_MoCap.C61]" office:value-type="float" office:value="0.199665" calcext:value-type="float">
            <text:p>0.199665</text:p>
          </table:table-cell>
          <table:table-cell table:formula="of:=[Datos_MoCap.D61]" office:value-type="float" office:value="0.002906" calcext:value-type="float">
            <text:p>0.002906</text:p>
          </table:table-cell>
          <table:table-cell table:formula="of:=[Datos_MoCap.F61]" office:value-type="float" office:value="0.000997" calcext:value-type="float">
            <text:p>0.000997</text:p>
          </table:table-cell>
          <table:table-cell table:formula="of:=[Datos_MoCap.E61]" office:value-type="float" office:value="-0.062317" calcext:value-type="float">
            <text:p>-0.062317</text:p>
          </table:table-cell>
          <table:table-cell/>
          <table:table-cell table:formula="of:=([.H61])*(-0.023914362365637)+(-0.0065790614509)" office:value-type="float" office:value="-0.00684788279825213" calcext:value-type="float">
            <text:p>-0.0068478828</text:p>
          </table:table-cell>
          <table:table-cell table:formula="of:=([.J61])*(-0.205408122286256)+(0.109782283331548)" office:value-type="float" office:value="0.0687694705952627" calcext:value-type="float">
            <text:p>0.0687694706</text:p>
          </table:table-cell>
          <table:table-cell table:formula="of:=([.I61])*(0.310792688230763)+(-0.016510592847898)" office:value-type="float" office:value="0.00455617873113603" calcext:value-type="float">
            <text:p>0.0045561787</text:p>
          </table:table-cell>
          <table:table-cell table:formula="of:=[.H61]*-1" office:value-type="float" office:value="-0.011241" calcext:value-type="float">
            <text:p>-0.011241</text:p>
          </table:table-cell>
          <table:table-cell table:formula="of:=[.M61]*-1" office:value-type="float" office:value="0.062317" calcext:value-type="float">
            <text:p>0.062317</text:p>
          </table:table-cell>
          <table:table-cell table:formula="of:=([.K61])*(2.23435203765647)+(0.035482883974399)" office:value-type="float" office:value="0.0419759109958287" calcext:value-type="float">
            <text:p>0.041975911</text:p>
          </table:table-cell>
          <table:table-cell table:formula="of:=([.M61])*(0.639359760687662)+(-0.019962373867579)" office:value-type="float" office:value="-0.059805356074352" calcext:value-type="float">
            <text:p>-0.0598053561</text:p>
          </table:table-cell>
          <table:table-cell table:formula="of:=([.L61])*(1.26097813916405)+(0.272428916854381)" office:value-type="float" office:value="0.273686112059128" calcext:value-type="float">
            <text:p>0.2736861121</text:p>
          </table:table-cell>
          <table:table-cell table:number-columns-repeated="1002"/>
        </table:table-row>
        <table:table-row table:style-name="ro1">
          <table:table-cell table:formula="of:=[Datos_Nao.A62]" office:value-type="float" office:value="-0.00406796578317881" calcext:value-type="float">
            <text:p>-0.0040679658</text:p>
          </table:table-cell>
          <table:table-cell table:formula="of:=[Datos_Nao.B62]" office:value-type="float" office:value="0.0596455372869968" calcext:value-type="float">
            <text:p>0.0596455373</text:p>
          </table:table-cell>
          <table:table-cell table:formula="of:=[Datos_Nao.C62]" office:value-type="float" office:value="0.00138621777296066" calcext:value-type="float">
            <text:p>0.0013862178</text:p>
          </table:table-cell>
          <table:table-cell table:formula="of:=[Datos_Nao.D62]" office:value-type="float" office:value="0.0257906559854746" calcext:value-type="float">
            <text:p>0.025790656</text:p>
          </table:table-cell>
          <table:table-cell table:formula="of:=[Datos_Nao.E62]" office:value-type="float" office:value="-0.0584266856312752" calcext:value-type="float">
            <text:p>-0.0584266856</text:p>
          </table:table-cell>
          <table:table-cell table:formula="of:=[Datos_Nao.F62]" office:value-type="float" office:value="0.118797622621059" calcext:value-type="float">
            <text:p>0.1187976226</text:p>
          </table:table-cell>
          <table:table-cell/>
          <table:table-cell table:formula="of:=[Datos_MoCap.A62]" office:value-type="float" office:value="0.011249" calcext:value-type="float">
            <text:p>0.011249</text:p>
          </table:table-cell>
          <table:table-cell table:formula="of:=[Datos_MoCap.B62]" office:value-type="float" office:value="0.067786" calcext:value-type="float">
            <text:p>0.067786</text:p>
          </table:table-cell>
          <table:table-cell table:formula="of:=[Datos_MoCap.C62]" office:value-type="float" office:value="0.19966" calcext:value-type="float">
            <text:p>0.19966</text:p>
          </table:table-cell>
          <table:table-cell table:formula="of:=[Datos_MoCap.D62]" office:value-type="float" office:value="0.002822" calcext:value-type="float">
            <text:p>0.002822</text:p>
          </table:table-cell>
          <table:table-cell table:formula="of:=[Datos_MoCap.F62]" office:value-type="float" office:value="0.000886" calcext:value-type="float">
            <text:p>0.000886</text:p>
          </table:table-cell>
          <table:table-cell table:formula="of:=[Datos_MoCap.E62]" office:value-type="float" office:value="-0.062354" calcext:value-type="float">
            <text:p>-0.062354</text:p>
          </table:table-cell>
          <table:table-cell/>
          <table:table-cell table:formula="of:=([.H62])*(-0.023914362365637)+(-0.0065790614509)" office:value-type="float" office:value="-0.00684807411315105" calcext:value-type="float">
            <text:p>-0.0068480741</text:p>
          </table:table-cell>
          <table:table-cell table:formula="of:=([.J62])*(-0.205408122286256)+(0.109782283331548)" office:value-type="float" office:value="0.0687704976358741" calcext:value-type="float">
            <text:p>0.0687704976</text:p>
          </table:table-cell>
          <table:table-cell table:formula="of:=([.I62])*(0.310792688230763)+(-0.016510592847898)" office:value-type="float" office:value="0.0045568003165125" calcext:value-type="float">
            <text:p>0.0045568003</text:p>
          </table:table-cell>
          <table:table-cell table:formula="of:=[.H62]*-1" office:value-type="float" office:value="-0.011249" calcext:value-type="float">
            <text:p>-0.011249</text:p>
          </table:table-cell>
          <table:table-cell table:formula="of:=[.M62]*-1" office:value-type="float" office:value="0.062354" calcext:value-type="float">
            <text:p>0.062354</text:p>
          </table:table-cell>
          <table:table-cell table:formula="of:=([.K62])*(2.23435203765647)+(0.035482883974399)" office:value-type="float" office:value="0.0417882254246656" calcext:value-type="float">
            <text:p>0.0417882254</text:p>
          </table:table-cell>
          <table:table-cell table:formula="of:=([.M62])*(0.639359760687662)+(-0.019962373867579)" office:value-type="float" office:value="-0.0598290123854975" calcext:value-type="float">
            <text:p>-0.0598290124</text:p>
          </table:table-cell>
          <table:table-cell table:formula="of:=([.L62])*(1.26097813916405)+(0.272428916854381)" office:value-type="float" office:value="0.27354614348568" calcext:value-type="float">
            <text:p>0.2735461435</text:p>
          </table:table-cell>
          <table:table-cell table:number-columns-repeated="1002"/>
        </table:table-row>
        <table:table-row table:style-name="ro1">
          <table:table-cell table:formula="of:=[Datos_Nao.A63]" office:value-type="float" office:value="-0.00388808827847242" calcext:value-type="float">
            <text:p>-0.0038880883</text:p>
          </table:table-cell>
          <table:table-cell table:formula="of:=[Datos_Nao.B63]" office:value-type="float" office:value="0.0597021915018559" calcext:value-type="float">
            <text:p>0.0597021915</text:p>
          </table:table-cell>
          <table:table-cell table:formula="of:=[Datos_Nao.C63]" office:value-type="float" office:value="0.00152195245027542" calcext:value-type="float">
            <text:p>0.0015219525</text:p>
          </table:table-cell>
          <table:table-cell table:formula="of:=[Datos_Nao.D63]" office:value-type="float" office:value="0.026900066062808" calcext:value-type="float">
            <text:p>0.0269000661</text:p>
          </table:table-cell>
          <table:table-cell table:formula="of:=[Datos_Nao.E63]" office:value-type="float" office:value="-0.0593464449048042" calcext:value-type="float">
            <text:p>-0.0593464449</text:p>
          </table:table-cell>
          <table:table-cell table:formula="of:=[Datos_Nao.F63]" office:value-type="float" office:value="0.118871673941612" calcext:value-type="float">
            <text:p>0.1188716739</text:p>
          </table:table-cell>
          <table:table-cell/>
          <table:table-cell table:formula="of:=[Datos_MoCap.A63]" office:value-type="float" office:value="0.011281" calcext:value-type="float">
            <text:p>0.011281</text:p>
          </table:table-cell>
          <table:table-cell table:formula="of:=[Datos_MoCap.B63]" office:value-type="float" office:value="0.067816" calcext:value-type="float">
            <text:p>0.067816</text:p>
          </table:table-cell>
          <table:table-cell table:formula="of:=[Datos_MoCap.C63]" office:value-type="float" office:value="0.199662" calcext:value-type="float">
            <text:p>0.199662</text:p>
          </table:table-cell>
          <table:table-cell table:formula="of:=[Datos_MoCap.D63]" office:value-type="float" office:value="0.002778" calcext:value-type="float">
            <text:p>0.002778</text:p>
          </table:table-cell>
          <table:table-cell table:formula="of:=[Datos_MoCap.F63]" office:value-type="float" office:value="0.000679" calcext:value-type="float">
            <text:p>0.000679</text:p>
          </table:table-cell>
          <table:table-cell table:formula="of:=[Datos_MoCap.E63]" office:value-type="float" office:value="-0.062363" calcext:value-type="float">
            <text:p>-0.062363</text:p>
          </table:table-cell>
          <table:table-cell/>
          <table:table-cell table:formula="of:=([.H63])*(-0.023914362365637)+(-0.0065790614509)" office:value-type="float" office:value="-0.00684883937274675" calcext:value-type="float">
            <text:p>-0.0068488394</text:p>
          </table:table-cell>
          <table:table-cell table:formula="of:=([.J63])*(-0.205408122286256)+(0.109782283331548)" office:value-type="float" office:value="0.0687700868196296" calcext:value-type="float">
            <text:p>0.0687700868</text:p>
          </table:table-cell>
          <table:table-cell table:formula="of:=([.I63])*(0.310792688230763)+(-0.016510592847898)" office:value-type="float" office:value="0.00456612409715942" calcext:value-type="float">
            <text:p>0.0045661241</text:p>
          </table:table-cell>
          <table:table-cell table:formula="of:=[.H63]*-1" office:value-type="float" office:value="-0.011281" calcext:value-type="float">
            <text:p>-0.011281</text:p>
          </table:table-cell>
          <table:table-cell table:formula="of:=[.M63]*-1" office:value-type="float" office:value="0.062363" calcext:value-type="float">
            <text:p>0.062363</text:p>
          </table:table-cell>
          <table:table-cell table:formula="of:=([.K63])*(2.23435203765647)+(0.035482883974399)" office:value-type="float" office:value="0.0416899139350087" calcext:value-type="float">
            <text:p>0.0416899139</text:p>
          </table:table-cell>
          <table:table-cell table:formula="of:=([.M63])*(0.639359760687662)+(-0.019962373867579)" office:value-type="float" office:value="-0.0598347666233437" calcext:value-type="float">
            <text:p>-0.0598347666</text:p>
          </table:table-cell>
          <table:table-cell table:formula="of:=([.L63])*(1.26097813916405)+(0.272428916854381)" office:value-type="float" office:value="0.273285121010873" calcext:value-type="float">
            <text:p>0.273285121</text:p>
          </table:table-cell>
          <table:table-cell table:number-columns-repeated="1002"/>
        </table:table-row>
        <table:table-row table:style-name="ro1">
          <table:table-cell table:formula="of:=[Datos_Nao.A64]" office:value-type="float" office:value="-0.00352857168763876" calcext:value-type="float">
            <text:p>-0.0035285717</text:p>
          </table:table-cell>
          <table:table-cell table:formula="of:=[Datos_Nao.B64]" office:value-type="float" office:value="0.0598197802901268" calcext:value-type="float">
            <text:p>0.0598197803</text:p>
          </table:table-cell>
          <table:table-cell table:formula="of:=[Datos_Nao.C64]" office:value-type="float" office:value="0.00180405005812645" calcext:value-type="float">
            <text:p>0.0018040501</text:p>
          </table:table-cell>
          <table:table-cell table:formula="of:=[Datos_Nao.D64]" office:value-type="float" office:value="0.0292802825570107" calcext:value-type="float">
            <text:p>0.0292802826</text:p>
          </table:table-cell>
          <table:table-cell table:formula="of:=[Datos_Nao.E64]" office:value-type="float" office:value="-0.0607686713337898" calcext:value-type="float">
            <text:p>-0.0607686713</text:p>
          </table:table-cell>
          <table:table-cell table:formula="of:=[Datos_Nao.F64]" office:value-type="float" office:value="0.119131691753864" calcext:value-type="float">
            <text:p>0.1191316918</text:p>
          </table:table-cell>
          <table:table-cell/>
          <table:table-cell table:formula="of:=[Datos_MoCap.A64]" office:value-type="float" office:value="0.011335" calcext:value-type="float">
            <text:p>0.011335</text:p>
          </table:table-cell>
          <table:table-cell table:formula="of:=[Datos_MoCap.B64]" office:value-type="float" office:value="0.067822" calcext:value-type="float">
            <text:p>0.067822</text:p>
          </table:table-cell>
          <table:table-cell table:formula="of:=[Datos_MoCap.C64]" office:value-type="float" office:value="0.199657" calcext:value-type="float">
            <text:p>0.199657</text:p>
          </table:table-cell>
          <table:table-cell table:formula="of:=[Datos_MoCap.D64]" office:value-type="float" office:value="0.00271" calcext:value-type="float">
            <text:p>0.00271</text:p>
          </table:table-cell>
          <table:table-cell table:formula="of:=[Datos_MoCap.F64]" office:value-type="float" office:value="0.000393" calcext:value-type="float">
            <text:p>0.000393</text:p>
          </table:table-cell>
          <table:table-cell table:formula="of:=[Datos_MoCap.E64]" office:value-type="float" office:value="-0.062361" calcext:value-type="float">
            <text:p>-0.062361</text:p>
          </table:table-cell>
          <table:table-cell/>
          <table:table-cell table:formula="of:=([.H64])*(-0.023914362365637)+(-0.0065790614509)" office:value-type="float" office:value="-0.0068501307483145" calcext:value-type="float">
            <text:p>-0.0068501307</text:p>
          </table:table-cell>
          <table:table-cell table:formula="of:=([.J64])*(-0.205408122286256)+(0.109782283331548)" office:value-type="float" office:value="0.068771113860241" calcext:value-type="float">
            <text:p>0.0687711139</text:p>
          </table:table-cell>
          <table:table-cell table:formula="of:=([.I64])*(0.310792688230763)+(-0.016510592847898)" office:value-type="float" office:value="0.0045679888532888" calcext:value-type="float">
            <text:p>0.0045679889</text:p>
          </table:table-cell>
          <table:table-cell table:formula="of:=[.H64]*-1" office:value-type="float" office:value="-0.011335" calcext:value-type="float">
            <text:p>-0.011335</text:p>
          </table:table-cell>
          <table:table-cell table:formula="of:=[.M64]*-1" office:value-type="float" office:value="0.062361" calcext:value-type="float">
            <text:p>0.062361</text:p>
          </table:table-cell>
          <table:table-cell table:formula="of:=([.K64])*(2.23435203765647)+(0.035482883974399)" office:value-type="float" office:value="0.041537977996448" calcext:value-type="float">
            <text:p>0.041537978</text:p>
          </table:table-cell>
          <table:table-cell table:formula="of:=([.M64])*(0.639359760687662)+(-0.019962373867579)" office:value-type="float" office:value="-0.0598334879038223" calcext:value-type="float">
            <text:p>-0.0598334879</text:p>
          </table:table-cell>
          <table:table-cell table:formula="of:=([.L64])*(1.26097813916405)+(0.272428916854381)" office:value-type="float" office:value="0.272924481263072" calcext:value-type="float">
            <text:p>0.2729244813</text:p>
          </table:table-cell>
          <table:table-cell table:number-columns-repeated="1002"/>
        </table:table-row>
        <table:table-row table:style-name="ro1">
          <table:table-cell table:formula="of:=[Datos_Nao.A65]" office:value-type="float" office:value="-0.00316981319338083" calcext:value-type="float">
            <text:p>-0.0031698132</text:p>
          </table:table-cell>
          <table:table-cell table:formula="of:=[Datos_Nao.B65]" office:value-type="float" office:value="0.059941902756691" calcext:value-type="float">
            <text:p>0.0599419028</text:p>
          </table:table-cell>
          <table:table-cell table:formula="of:=[Datos_Nao.C65]" office:value-type="float" office:value="0.00210347399115562" calcext:value-type="float">
            <text:p>0.002103474</text:p>
          </table:table-cell>
          <table:table-cell table:formula="of:=[Datos_Nao.D65]" office:value-type="float" office:value="0.0318491496145725" calcext:value-type="float">
            <text:p>0.0318491496</text:p>
          </table:table-cell>
          <table:table-cell table:formula="of:=[Datos_Nao.E65]" office:value-type="float" office:value="-0.0616537928581238" calcext:value-type="float">
            <text:p>-0.0616537929</text:p>
          </table:table-cell>
          <table:table-cell table:formula="of:=[Datos_Nao.F65]" office:value-type="float" office:value="0.119539447128773" calcext:value-type="float">
            <text:p>0.1195394471</text:p>
          </table:table-cell>
          <table:table-cell/>
          <table:table-cell table:formula="of:=[Datos_MoCap.A65]" office:value-type="float" office:value="0.011391" calcext:value-type="float">
            <text:p>0.011391</text:p>
          </table:table-cell>
          <table:table-cell table:formula="of:=[Datos_MoCap.B65]" office:value-type="float" office:value="0.067821" calcext:value-type="float">
            <text:p>0.067821</text:p>
          </table:table-cell>
          <table:table-cell table:formula="of:=[Datos_MoCap.C65]" office:value-type="float" office:value="0.19964" calcext:value-type="float">
            <text:p>0.19964</text:p>
          </table:table-cell>
          <table:table-cell table:formula="of:=[Datos_MoCap.D65]" office:value-type="float" office:value="0.002719" calcext:value-type="float">
            <text:p>0.002719</text:p>
          </table:table-cell>
          <table:table-cell table:formula="of:=[Datos_MoCap.F65]" office:value-type="float" office:value="0.00016" calcext:value-type="float">
            <text:p>0.00016</text:p>
          </table:table-cell>
          <table:table-cell table:formula="of:=[Datos_MoCap.E65]" office:value-type="float" office:value="-0.062335" calcext:value-type="float">
            <text:p>-0.062335</text:p>
          </table:table-cell>
          <table:table-cell/>
          <table:table-cell table:formula="of:=([.H65])*(-0.023914362365637)+(-0.0065790614509)" office:value-type="float" office:value="-0.00685146995260697" calcext:value-type="float">
            <text:p>-0.00685147</text:p>
          </table:table-cell>
          <table:table-cell table:formula="of:=([.J65])*(-0.205408122286256)+(0.109782283331548)" office:value-type="float" office:value="0.0687746057983198" calcext:value-type="float">
            <text:p>0.0687746058</text:p>
          </table:table-cell>
          <table:table-cell table:formula="of:=([.I65])*(0.310792688230763)+(-0.016510592847898)" office:value-type="float" office:value="0.00456767806060057" calcext:value-type="float">
            <text:p>0.0045676781</text:p>
          </table:table-cell>
          <table:table-cell table:formula="of:=[.H65]*-1" office:value-type="float" office:value="-0.011391" calcext:value-type="float">
            <text:p>-0.011391</text:p>
          </table:table-cell>
          <table:table-cell table:formula="of:=[.M65]*-1" office:value-type="float" office:value="0.062335" calcext:value-type="float">
            <text:p>0.062335</text:p>
          </table:table-cell>
          <table:table-cell table:formula="of:=([.K65])*(2.23435203765647)+(0.035482883974399)" office:value-type="float" office:value="0.0415580871647869" calcext:value-type="float">
            <text:p>0.0415580872</text:p>
          </table:table-cell>
          <table:table-cell table:formula="of:=([.M65])*(0.639359760687662)+(-0.019962373867579)" office:value-type="float" office:value="-0.0598168645500444" calcext:value-type="float">
            <text:p>-0.0598168646</text:p>
          </table:table-cell>
          <table:table-cell table:formula="of:=([.L65])*(1.26097813916405)+(0.272428916854381)" office:value-type="float" office:value="0.272630673356647" calcext:value-type="float">
            <text:p>0.2726306734</text:p>
          </table:table-cell>
          <table:table-cell table:number-columns-repeated="1002"/>
        </table:table-row>
        <table:table-row table:style-name="ro1">
          <table:table-cell table:formula="of:=[Datos_Nao.A66]" office:value-type="float" office:value="-0.00281248637475073" calcext:value-type="float">
            <text:p>-0.0028124864</text:p>
          </table:table-cell>
          <table:table-cell table:formula="of:=[Datos_Nao.B66]" office:value-type="float" office:value="0.0600667968392372" calcext:value-type="float">
            <text:p>0.0600667968</text:p>
          </table:table-cell>
          <table:table-cell table:formula="of:=[Datos_Nao.C66]" office:value-type="float" office:value="0.002424705773592" calcext:value-type="float">
            <text:p>0.0024247058</text:p>
          </table:table-cell>
          <table:table-cell table:formula="of:=[Datos_Nao.D66]" office:value-type="float" office:value="0.0345831960439682" calcext:value-type="float">
            <text:p>0.034583196</text:p>
          </table:table-cell>
          <table:table-cell table:formula="of:=[Datos_Nao.E66]" office:value-type="float" office:value="-0.0620240196585655" calcext:value-type="float">
            <text:p>-0.0620240197</text:p>
          </table:table-cell>
          <table:table-cell table:formula="of:=[Datos_Nao.F66]" office:value-type="float" office:value="0.120092988014221" calcext:value-type="float">
            <text:p>0.120092988</text:p>
          </table:table-cell>
          <table:table-cell/>
          <table:table-cell table:formula="of:=[Datos_MoCap.A66]" office:value-type="float" office:value="0.011393" calcext:value-type="float">
            <text:p>0.011393</text:p>
          </table:table-cell>
          <table:table-cell table:formula="of:=[Datos_MoCap.B66]" office:value-type="float" office:value="0.067817" calcext:value-type="float">
            <text:p>0.067817</text:p>
          </table:table-cell>
          <table:table-cell table:formula="of:=[Datos_MoCap.C66]" office:value-type="float" office:value="0.199639" calcext:value-type="float">
            <text:p>0.199639</text:p>
          </table:table-cell>
          <table:table-cell table:formula="of:=[Datos_MoCap.D66]" office:value-type="float" office:value="0.002438" calcext:value-type="float">
            <text:p>0.002438</text:p>
          </table:table-cell>
          <table:table-cell table:formula="of:=[Datos_MoCap.F66]" office:value-type="float" office:value="-0.000516" calcext:value-type="float">
            <text:p>-0.000516</text:p>
          </table:table-cell>
          <table:table-cell table:formula="of:=[Datos_MoCap.E66]" office:value-type="float" office:value="-0.062265" calcext:value-type="float">
            <text:p>-0.062265</text:p>
          </table:table-cell>
          <table:table-cell/>
          <table:table-cell table:formula="of:=([.H66])*(-0.023914362365637)+(-0.0065790614509)" office:value-type="float" office:value="-0.0068515177813317" calcext:value-type="float">
            <text:p>-0.0068515178</text:p>
          </table:table-cell>
          <table:table-cell table:formula="of:=([.J66])*(-0.205408122286256)+(0.109782283331548)" office:value-type="float" office:value="0.0687748112064421" calcext:value-type="float">
            <text:p>0.0687748112</text:p>
          </table:table-cell>
          <table:table-cell table:formula="of:=([.I66])*(0.310792688230763)+(-0.016510592847898)" office:value-type="float" office:value="0.00456643488984765" calcext:value-type="float">
            <text:p>0.0045664349</text:p>
          </table:table-cell>
          <table:table-cell table:formula="of:=[.H66]*-1" office:value-type="float" office:value="-0.011393" calcext:value-type="float">
            <text:p>-0.011393</text:p>
          </table:table-cell>
          <table:table-cell table:formula="of:=[.M66]*-1" office:value-type="float" office:value="0.062265" calcext:value-type="float">
            <text:p>0.062265</text:p>
          </table:table-cell>
          <table:table-cell table:formula="of:=([.K66])*(2.23435203765647)+(0.035482883974399)" office:value-type="float" office:value="0.0409302342422055" calcext:value-type="float">
            <text:p>0.0409302342</text:p>
          </table:table-cell>
          <table:table-cell table:formula="of:=([.M66])*(0.639359760687662)+(-0.019962373867579)" office:value-type="float" office:value="-0.0597721093667963" calcext:value-type="float">
            <text:p>-0.0597721094</text:p>
          </table:table-cell>
          <table:table-cell table:formula="of:=([.L66])*(1.26097813916405)+(0.272428916854381)" office:value-type="float" office:value="0.271778252134572" calcext:value-type="float">
            <text:p>0.2717782521</text:p>
          </table:table-cell>
          <table:table-cell table:number-columns-repeated="1002"/>
        </table:table-row>
        <table:table-row table:style-name="ro1">
          <table:table-cell table:formula="of:=[Datos_Nao.A67]" office:value-type="float" office:value="-0.00263457698747516" calcext:value-type="float">
            <text:p>-0.002634577</text:p>
          </table:table-cell>
          <table:table-cell table:formula="of:=[Datos_Nao.B67]" office:value-type="float" office:value="0.0601296834647656" calcext:value-type="float">
            <text:p>0.0601296835</text:p>
          </table:table-cell>
          <table:table-cell table:formula="of:=[Datos_Nao.C67]" office:value-type="float" office:value="0.0025952011346817" calcext:value-type="float">
            <text:p>0.0025952011</text:p>
          </table:table-cell>
          <table:table-cell table:formula="of:=[Datos_Nao.D67]" office:value-type="float" office:value="0.0360065586864948" calcext:value-type="float">
            <text:p>0.0360065587</text:p>
          </table:table-cell>
          <table:table-cell table:formula="of:=[Datos_Nao.E67]" office:value-type="float" office:value="-0.0620226711034775" calcext:value-type="float">
            <text:p>-0.0620226711</text:p>
          </table:table-cell>
          <table:table-cell table:formula="of:=[Datos_Nao.F67]" office:value-type="float" office:value="0.120423667132854" calcext:value-type="float">
            <text:p>0.1204236671</text:p>
          </table:table-cell>
          <table:table-cell/>
          <table:table-cell table:formula="of:=[Datos_MoCap.A67]" office:value-type="float" office:value="0.01142" calcext:value-type="float">
            <text:p>0.01142</text:p>
          </table:table-cell>
          <table:table-cell table:formula="of:=[Datos_MoCap.B67]" office:value-type="float" office:value="0.067827" calcext:value-type="float">
            <text:p>0.067827</text:p>
          </table:table-cell>
          <table:table-cell table:formula="of:=[Datos_MoCap.C67]" office:value-type="float" office:value="0.199639" calcext:value-type="float">
            <text:p>0.199639</text:p>
          </table:table-cell>
          <table:table-cell table:formula="of:=[Datos_MoCap.D67]" office:value-type="float" office:value="0.002446" calcext:value-type="float">
            <text:p>0.002446</text:p>
          </table:table-cell>
          <table:table-cell table:formula="of:=[Datos_MoCap.F67]" office:value-type="float" office:value="-0.000669" calcext:value-type="float">
            <text:p>-0.000669</text:p>
          </table:table-cell>
          <table:table-cell table:formula="of:=[Datos_MoCap.E67]" office:value-type="float" office:value="-0.062302" calcext:value-type="float">
            <text:p>-0.062302</text:p>
          </table:table-cell>
          <table:table-cell/>
          <table:table-cell table:formula="of:=([.H67])*(-0.023914362365637)+(-0.0065790614509)" office:value-type="float" office:value="-0.00685216346911558" calcext:value-type="float">
            <text:p>-0.0068521635</text:p>
          </table:table-cell>
          <table:table-cell table:formula="of:=([.J67])*(-0.205408122286256)+(0.109782283331548)" office:value-type="float" office:value="0.0687748112064421" calcext:value-type="float">
            <text:p>0.0687748112</text:p>
          </table:table-cell>
          <table:table-cell table:formula="of:=([.I67])*(0.310792688230763)+(-0.016510592847898)" office:value-type="float" office:value="0.00456954281672996" calcext:value-type="float">
            <text:p>0.0045695428</text:p>
          </table:table-cell>
          <table:table-cell table:formula="of:=[.H67]*-1" office:value-type="float" office:value="-0.01142" calcext:value-type="float">
            <text:p>-0.01142</text:p>
          </table:table-cell>
          <table:table-cell table:formula="of:=[.M67]*-1" office:value-type="float" office:value="0.062302" calcext:value-type="float">
            <text:p>0.062302</text:p>
          </table:table-cell>
          <table:table-cell table:formula="of:=([.K67])*(2.23435203765647)+(0.035482883974399)" office:value-type="float" office:value="0.0409481090585067" calcext:value-type="float">
            <text:p>0.0409481091</text:p>
          </table:table-cell>
          <table:table-cell table:formula="of:=([.M67])*(0.639359760687662)+(-0.019962373867579)" office:value-type="float" office:value="-0.0597957656779417" calcext:value-type="float">
            <text:p>-0.0597957657</text:p>
          </table:table-cell>
          <table:table-cell table:formula="of:=([.L67])*(1.26097813916405)+(0.272428916854381)" office:value-type="float" office:value="0.27158532247928" calcext:value-type="float">
            <text:p>0.2715853225</text:p>
          </table:table-cell>
          <table:table-cell table:number-columns-repeated="1002"/>
        </table:table-row>
        <table:table-row table:style-name="ro1">
          <table:table-cell table:formula="of:=[Datos_Nao.A68]" office:value-type="float" office:value="-0.00228085787966847" calcext:value-type="float">
            <text:p>-0.0022808579</text:p>
          </table:table-cell>
          <table:table-cell table:formula="of:=[Datos_Nao.B68]" office:value-type="float" office:value="0.0602551735937595" calcext:value-type="float">
            <text:p>0.0602551736</text:p>
          </table:table-cell>
          <table:table-cell table:formula="of:=[Datos_Nao.C68]" office:value-type="float" office:value="0.00295982509851456" calcext:value-type="float">
            <text:p>0.0029598251</text:p>
          </table:table-cell>
          <table:table-cell table:formula="of:=[Datos_Nao.D68]" office:value-type="float" office:value="0.0389582440257072" calcext:value-type="float">
            <text:p>0.038958244</text:p>
          </table:table-cell>
          <table:table-cell table:formula="of:=[Datos_Nao.E68]" office:value-type="float" office:value="-0.0616600140929222" calcext:value-type="float">
            <text:p>-0.0616600141</text:p>
          </table:table-cell>
          <table:table-cell table:formula="of:=[Datos_Nao.F68]" office:value-type="float" office:value="0.12119148671627" calcext:value-type="float">
            <text:p>0.1211914867</text:p>
          </table:table-cell>
          <table:table-cell/>
          <table:table-cell table:formula="of:=[Datos_MoCap.A68]" office:value-type="float" office:value="0.011461" calcext:value-type="float">
            <text:p>0.011461</text:p>
          </table:table-cell>
          <table:table-cell table:formula="of:=[Datos_MoCap.B68]" office:value-type="float" office:value="0.067819" calcext:value-type="float">
            <text:p>0.067819</text:p>
          </table:table-cell>
          <table:table-cell table:formula="of:=[Datos_MoCap.C68]" office:value-type="float" office:value="0.199631" calcext:value-type="float">
            <text:p>0.199631</text:p>
          </table:table-cell>
          <table:table-cell table:formula="of:=[Datos_MoCap.D68]" office:value-type="float" office:value="0.002413" calcext:value-type="float">
            <text:p>0.002413</text:p>
          </table:table-cell>
          <table:table-cell table:formula="of:=[Datos_MoCap.F68]" office:value-type="float" office:value="-0.000843" calcext:value-type="float">
            <text:p>-0.000843</text:p>
          </table:table-cell>
          <table:table-cell table:formula="of:=[Datos_MoCap.E68]" office:value-type="float" office:value="-0.062304" calcext:value-type="float">
            <text:p>-0.062304</text:p>
          </table:table-cell>
          <table:table-cell/>
          <table:table-cell table:formula="of:=([.H68])*(-0.023914362365637)+(-0.0065790614509)" office:value-type="float" office:value="-0.00685314395797257" calcext:value-type="float">
            <text:p>-0.006853144</text:p>
          </table:table-cell>
          <table:table-cell table:formula="of:=([.J68])*(-0.205408122286256)+(0.109782283331548)" office:value-type="float" office:value="0.0687764544714204" calcext:value-type="float">
            <text:p>0.0687764545</text:p>
          </table:table-cell>
          <table:table-cell table:formula="of:=([.I68])*(0.310792688230763)+(-0.016510592847898)" office:value-type="float" office:value="0.00456705647522411" calcext:value-type="float">
            <text:p>0.0045670565</text:p>
          </table:table-cell>
          <table:table-cell table:formula="of:=[.H68]*-1" office:value-type="float" office:value="-0.011461" calcext:value-type="float">
            <text:p>-0.011461</text:p>
          </table:table-cell>
          <table:table-cell table:formula="of:=[.M68]*-1" office:value-type="float" office:value="0.062304" calcext:value-type="float">
            <text:p>0.062304</text:p>
          </table:table-cell>
          <table:table-cell table:formula="of:=([.K68])*(2.23435203765647)+(0.035482883974399)" office:value-type="float" office:value="0.0408743754412641" calcext:value-type="float">
            <text:p>0.0408743754</text:p>
          </table:table-cell>
          <table:table-cell table:formula="of:=([.M68])*(0.639359760687662)+(-0.019962373867579)" office:value-type="float" office:value="-0.0597970443974631" calcext:value-type="float">
            <text:p>-0.0597970444</text:p>
          </table:table-cell>
          <table:table-cell table:formula="of:=([.L68])*(1.26097813916405)+(0.272428916854381)" office:value-type="float" office:value="0.271365912283066" calcext:value-type="float">
            <text:p>0.2713659123</text:p>
          </table:table-cell>
          <table:table-cell table:number-columns-repeated="1002"/>
        </table:table-row>
        <table:table-row table:style-name="ro1">
          <table:table-cell table:formula="of:=[Datos_Nao.A69]" office:value-type="float" office:value="-0.00210526259616017" calcext:value-type="float">
            <text:p>-0.0021052626</text:p>
          </table:table-cell>
          <table:table-cell table:formula="of:=[Datos_Nao.B69]" office:value-type="float" office:value="0.0603172779083252" calcext:value-type="float">
            <text:p>0.0603172779</text:p>
          </table:table-cell>
          <table:table-cell table:formula="of:=[Datos_Nao.C69]" office:value-type="float" office:value="0.00315572321414947" calcext:value-type="float">
            <text:p>0.0031557232</text:p>
          </table:table-cell>
          <table:table-cell table:formula="of:=[Datos_Nao.D69]" office:value-type="float" office:value="0.0404839813709259" calcext:value-type="float">
            <text:p>0.0404839814</text:p>
          </table:table-cell>
          <table:table-cell table:formula="of:=[Datos_Nao.E69]" office:value-type="float" office:value="-0.0613038279116154" calcext:value-type="float">
            <text:p>-0.0613038279</text:p>
          </table:table-cell>
          <table:table-cell table:formula="of:=[Datos_Nao.F69]" office:value-type="float" office:value="0.121628053486347" calcext:value-type="float">
            <text:p>0.1216280535</text:p>
          </table:table-cell>
          <table:table-cell/>
          <table:table-cell table:formula="of:=[Datos_MoCap.A69]" office:value-type="float" office:value="0.011486" calcext:value-type="float">
            <text:p>0.011486</text:p>
          </table:table-cell>
          <table:table-cell table:formula="of:=[Datos_MoCap.B69]" office:value-type="float" office:value="0.067833" calcext:value-type="float">
            <text:p>0.067833</text:p>
          </table:table-cell>
          <table:table-cell table:formula="of:=[Datos_MoCap.C69]" office:value-type="float" office:value="0.199636" calcext:value-type="float">
            <text:p>0.199636</text:p>
          </table:table-cell>
          <table:table-cell table:formula="of:=[Datos_MoCap.D69]" office:value-type="float" office:value="0.002444" calcext:value-type="float">
            <text:p>0.002444</text:p>
          </table:table-cell>
          <table:table-cell table:formula="of:=[Datos_MoCap.F69]" office:value-type="float" office:value="-0.001006" calcext:value-type="float">
            <text:p>-0.001006</text:p>
          </table:table-cell>
          <table:table-cell table:formula="of:=[Datos_MoCap.E69]" office:value-type="float" office:value="-0.062316" calcext:value-type="float">
            <text:p>-0.062316</text:p>
          </table:table-cell>
          <table:table-cell/>
          <table:table-cell table:formula="of:=([.H69])*(-0.023914362365637)+(-0.0065790614509)" office:value-type="float" office:value="-0.00685374181703171" calcext:value-type="float">
            <text:p>-0.0068537418</text:p>
          </table:table-cell>
          <table:table-cell table:formula="of:=([.J69])*(-0.205408122286256)+(0.109782283331548)" office:value-type="float" office:value="0.068775427430809" calcext:value-type="float">
            <text:p>0.0687754274</text:p>
          </table:table-cell>
          <table:table-cell table:formula="of:=([.I69])*(0.310792688230763)+(-0.016510592847898)" office:value-type="float" office:value="0.00457140757285934" calcext:value-type="float">
            <text:p>0.0045714076</text:p>
          </table:table-cell>
          <table:table-cell table:formula="of:=[.H69]*-1" office:value-type="float" office:value="-0.011486" calcext:value-type="float">
            <text:p>-0.011486</text:p>
          </table:table-cell>
          <table:table-cell table:formula="of:=[.M69]*-1" office:value-type="float" office:value="0.062316" calcext:value-type="float">
            <text:p>0.062316</text:p>
          </table:table-cell>
          <table:table-cell table:formula="of:=([.K69])*(2.23435203765647)+(0.035482883974399)" office:value-type="float" office:value="0.0409436403544314" calcext:value-type="float">
            <text:p>0.0409436404</text:p>
          </table:table-cell>
          <table:table-cell table:formula="of:=([.M69])*(0.639359760687662)+(-0.019962373867579)" office:value-type="float" office:value="-0.0598047167145914" calcext:value-type="float">
            <text:p>-0.0598047167</text:p>
          </table:table-cell>
          <table:table-cell table:formula="of:=([.L69])*(1.26097813916405)+(0.272428916854381)" office:value-type="float" office:value="0.271160372846382" calcext:value-type="float">
            <text:p>0.2711603728</text:p>
          </table:table-cell>
          <table:table-cell table:number-columns-repeated="1002"/>
        </table:table-row>
        <table:table-row table:style-name="ro1">
          <table:table-cell table:formula="of:=[Datos_Nao.A70]" office:value-type="float" office:value="-0.00175715493969619" calcext:value-type="float">
            <text:p>-0.0017571549</text:p>
          </table:table-cell>
          <table:table-cell table:formula="of:=[Datos_Nao.B70]" office:value-type="float" office:value="0.0604387223720551" calcext:value-type="float">
            <text:p>0.0604387224</text:p>
          </table:table-cell>
          <table:table-cell table:formula="of:=[Datos_Nao.C70]" office:value-type="float" office:value="0.00357882305979729" calcext:value-type="float">
            <text:p>0.0035788231</text:p>
          </table:table-cell>
          <table:table-cell table:formula="of:=[Datos_Nao.D70]" office:value-type="float" office:value="0.0436294227838516" calcext:value-type="float">
            <text:p>0.0436294228</text:p>
          </table:table-cell>
          <table:table-cell table:formula="of:=[Datos_Nao.E70]" office:value-type="float" office:value="-0.0602540373802185" calcext:value-type="float">
            <text:p>-0.0602540374</text:p>
          </table:table-cell>
          <table:table-cell table:formula="of:=[Datos_Nao.F70]" office:value-type="float" office:value="0.122604466974735" calcext:value-type="float">
            <text:p>0.122604467</text:p>
          </table:table-cell>
          <table:table-cell/>
          <table:table-cell table:formula="of:=[Datos_MoCap.A70]" office:value-type="float" office:value="0.011498" calcext:value-type="float">
            <text:p>0.011498</text:p>
          </table:table-cell>
          <table:table-cell table:formula="of:=[Datos_MoCap.B70]" office:value-type="float" office:value="0.067843" calcext:value-type="float">
            <text:p>0.067843</text:p>
          </table:table-cell>
          <table:table-cell table:formula="of:=[Datos_MoCap.C70]" office:value-type="float" office:value="0.199636" calcext:value-type="float">
            <text:p>0.199636</text:p>
          </table:table-cell>
          <table:table-cell table:formula="of:=[Datos_MoCap.D70]" office:value-type="float" office:value="0.00245" calcext:value-type="float">
            <text:p>0.00245</text:p>
          </table:table-cell>
          <table:table-cell table:formula="of:=[Datos_MoCap.F70]" office:value-type="float" office:value="-0.00113" calcext:value-type="float">
            <text:p>-0.00113</text:p>
          </table:table-cell>
          <table:table-cell table:formula="of:=[Datos_MoCap.E70]" office:value-type="float" office:value="-0.06234" calcext:value-type="float">
            <text:p>-0.06234</text:p>
          </table:table-cell>
          <table:table-cell/>
          <table:table-cell table:formula="of:=([.H70])*(-0.023914362365637)+(-0.0065790614509)" office:value-type="float" office:value="-0.00685402878938009" calcext:value-type="float">
            <text:p>-0.0068540288</text:p>
          </table:table-cell>
          <table:table-cell table:formula="of:=([.J70])*(-0.205408122286256)+(0.109782283331548)" office:value-type="float" office:value="0.068775427430809" calcext:value-type="float">
            <text:p>0.0687754274</text:p>
          </table:table-cell>
          <table:table-cell table:formula="of:=([.I70])*(0.310792688230763)+(-0.016510592847898)" office:value-type="float" office:value="0.00457451549974165" calcext:value-type="float">
            <text:p>0.0045745155</text:p>
          </table:table-cell>
          <table:table-cell table:formula="of:=[.H70]*-1" office:value-type="float" office:value="-0.011498" calcext:value-type="float">
            <text:p>-0.011498</text:p>
          </table:table-cell>
          <table:table-cell table:formula="of:=[.M70]*-1" office:value-type="float" office:value="0.06234" calcext:value-type="float">
            <text:p>0.06234</text:p>
          </table:table-cell>
          <table:table-cell table:formula="of:=([.K70])*(2.23435203765647)+(0.035482883974399)" office:value-type="float" office:value="0.0409570464666574" calcext:value-type="float">
            <text:p>0.0409570465</text:p>
          </table:table-cell>
          <table:table-cell table:formula="of:=([.M70])*(0.639359760687662)+(-0.019962373867579)" office:value-type="float" office:value="-0.0598200613488479" calcext:value-type="float">
            <text:p>-0.0598200613</text:p>
          </table:table-cell>
          <table:table-cell table:formula="of:=([.L70])*(1.26097813916405)+(0.272428916854381)" office:value-type="float" office:value="0.271004011557126" calcext:value-type="float">
            <text:p>0.2710040116</text:p>
          </table:table-cell>
          <table:table-cell table:number-columns-repeated="1002"/>
        </table:table-row>
        <table:table-row table:style-name="ro1">
          <table:table-cell table:formula="of:=[Datos_Nao.A71]" office:value-type="float" office:value="-0.00158494617789984" calcext:value-type="float">
            <text:p>-0.0015849462</text:p>
          </table:table-cell>
          <table:table-cell table:formula="of:=[Datos_Nao.B71]" office:value-type="float" office:value="0.060497522354126" calcext:value-type="float">
            <text:p>0.0604975224</text:p>
          </table:table-cell>
          <table:table-cell table:formula="of:=[Datos_Nao.C71]" office:value-type="float" office:value="0.00380785763263702" calcext:value-type="float">
            <text:p>0.0038078576</text:p>
          </table:table-cell>
          <table:table-cell table:formula="of:=[Datos_Nao.D71]" office:value-type="float" office:value="0.0452472195029259" calcext:value-type="float">
            <text:p>0.0452472195</text:p>
          </table:table-cell>
          <table:table-cell table:formula="of:=[Datos_Nao.E71]" office:value-type="float" office:value="-0.059565395116806" calcext:value-type="float">
            <text:p>-0.0595653951</text:p>
          </table:table-cell>
          <table:table-cell table:formula="of:=[Datos_Nao.F71]" office:value-type="float" office:value="0.123143747448921" calcext:value-type="float">
            <text:p>0.1231437474</text:p>
          </table:table-cell>
          <table:table-cell/>
          <table:table-cell table:formula="of:=[Datos_MoCap.A71]" office:value-type="float" office:value="0.011518" calcext:value-type="float">
            <text:p>0.011518</text:p>
          </table:table-cell>
          <table:table-cell table:formula="of:=[Datos_MoCap.B71]" office:value-type="float" office:value="0.067835" calcext:value-type="float">
            <text:p>0.067835</text:p>
          </table:table-cell>
          <table:table-cell table:formula="of:=[Datos_MoCap.C71]" office:value-type="float" office:value="0.199636" calcext:value-type="float">
            <text:p>0.199636</text:p>
          </table:table-cell>
          <table:table-cell table:formula="of:=[Datos_MoCap.D71]" office:value-type="float" office:value="0.002328" calcext:value-type="float">
            <text:p>0.002328</text:p>
          </table:table-cell>
          <table:table-cell table:formula="of:=[Datos_MoCap.F71]" office:value-type="float" office:value="-0.001206" calcext:value-type="float">
            <text:p>-0.001206</text:p>
          </table:table-cell>
          <table:table-cell table:formula="of:=[Datos_MoCap.E71]" office:value-type="float" office:value="-0.062366" calcext:value-type="float">
            <text:p>-0.062366</text:p>
          </table:table-cell>
          <table:table-cell/>
          <table:table-cell table:formula="of:=([.H71])*(-0.023914362365637)+(-0.0065790614509)" office:value-type="float" office:value="-0.00685450707662741" calcext:value-type="float">
            <text:p>-0.0068545071</text:p>
          </table:table-cell>
          <table:table-cell table:formula="of:=([.J71])*(-0.205408122286256)+(0.109782283331548)" office:value-type="float" office:value="0.068775427430809" calcext:value-type="float">
            <text:p>0.0687754274</text:p>
          </table:table-cell>
          <table:table-cell table:formula="of:=([.I71])*(0.310792688230763)+(-0.016510592847898)" office:value-type="float" office:value="0.0045720291582358" calcext:value-type="float">
            <text:p>0.0045720292</text:p>
          </table:table-cell>
          <table:table-cell table:formula="of:=[.H71]*-1" office:value-type="float" office:value="-0.011518" calcext:value-type="float">
            <text:p>-0.011518</text:p>
          </table:table-cell>
          <table:table-cell table:formula="of:=[.M71]*-1" office:value-type="float" office:value="0.062366" calcext:value-type="float">
            <text:p>0.062366</text:p>
          </table:table-cell>
          <table:table-cell table:formula="of:=([.K71])*(2.23435203765647)+(0.035482883974399)" office:value-type="float" office:value="0.0406844555180633" calcext:value-type="float">
            <text:p>0.0406844555</text:p>
          </table:table-cell>
          <table:table-cell table:formula="of:=([.M71])*(0.639359760687662)+(-0.019962373867579)" office:value-type="float" office:value="-0.0598366847026257" calcext:value-type="float">
            <text:p>-0.0598366847</text:p>
          </table:table-cell>
          <table:table-cell table:formula="of:=([.L71])*(1.26097813916405)+(0.272428916854381)" office:value-type="float" office:value="0.270908177218549" calcext:value-type="float">
            <text:p>0.2709081772</text:p>
          </table:table-cell>
          <table:table-cell table:number-columns-repeated="1002"/>
        </table:table-row>
        <table:table-row table:style-name="ro1">
          <table:table-cell table:formula="of:=[Datos_Nao.A72]" office:value-type="float" office:value="-0.00124480249360204" calcext:value-type="float">
            <text:p>-0.0012448025</text:p>
          </table:table-cell>
          <table:table-cell table:formula="of:=[Datos_Nao.B72]" office:value-type="float" office:value="0.0606099516153336" calcext:value-type="float">
            <text:p>0.0606099516</text:p>
          </table:table-cell>
          <table:table-cell table:formula="of:=[Datos_Nao.C72]" office:value-type="float" office:value="0.00430544838309288" calcext:value-type="float">
            <text:p>0.0043054484</text:p>
          </table:table-cell>
          <table:table-cell table:formula="of:=[Datos_Nao.D72]" office:value-type="float" office:value="0.0485696271061897" calcext:value-type="float">
            <text:p>0.0485696271</text:p>
          </table:table-cell>
          <table:table-cell table:formula="of:=[Datos_Nao.E72]" office:value-type="float" office:value="-0.057873010635376" calcext:value-type="float">
            <text:p>-0.0578730106</text:p>
          </table:table-cell>
          <table:table-cell table:formula="of:=[Datos_Nao.F72]" office:value-type="float" office:value="0.124322444200516" calcext:value-type="float">
            <text:p>0.1243224442</text:p>
          </table:table-cell>
          <table:table-cell/>
          <table:table-cell table:formula="of:=[Datos_MoCap.A72]" office:value-type="float" office:value="0.011532" calcext:value-type="float">
            <text:p>0.011532</text:p>
          </table:table-cell>
          <table:table-cell table:formula="of:=[Datos_MoCap.B72]" office:value-type="float" office:value="0.067867" calcext:value-type="float">
            <text:p>0.067867</text:p>
          </table:table-cell>
          <table:table-cell table:formula="of:=[Datos_MoCap.C72]" office:value-type="float" office:value="0.199643" calcext:value-type="float">
            <text:p>0.199643</text:p>
          </table:table-cell>
          <table:table-cell table:formula="of:=[Datos_MoCap.D72]" office:value-type="float" office:value="0.002279" calcext:value-type="float">
            <text:p>0.002279</text:p>
          </table:table-cell>
          <table:table-cell table:formula="of:=[Datos_MoCap.F72]" office:value-type="float" office:value="-0.001346" calcext:value-type="float">
            <text:p>-0.001346</text:p>
          </table:table-cell>
          <table:table-cell table:formula="of:=[Datos_MoCap.E72]" office:value-type="float" office:value="-0.062376" calcext:value-type="float">
            <text:p>-0.062376</text:p>
          </table:table-cell>
          <table:table-cell/>
          <table:table-cell table:formula="of:=([.H72])*(-0.023914362365637)+(-0.0065790614509)" office:value-type="float" office:value="-0.00685484187770053" calcext:value-type="float">
            <text:p>-0.0068548419</text:p>
          </table:table-cell>
          <table:table-cell table:formula="of:=([.J72])*(-0.205408122286256)+(0.109782283331548)" office:value-type="float" office:value="0.068773989573953" calcext:value-type="float">
            <text:p>0.0687739896</text:p>
          </table:table-cell>
          <table:table-cell table:formula="of:=([.I72])*(0.310792688230763)+(-0.016510592847898)" office:value-type="float" office:value="0.00458197452425919" calcext:value-type="float">
            <text:p>0.0045819745</text:p>
          </table:table-cell>
          <table:table-cell table:formula="of:=[.H72]*-1" office:value-type="float" office:value="-0.011532" calcext:value-type="float">
            <text:p>-0.011532</text:p>
          </table:table-cell>
          <table:table-cell table:formula="of:=[.M72]*-1" office:value-type="float" office:value="0.062376" calcext:value-type="float">
            <text:p>0.062376</text:p>
          </table:table-cell>
          <table:table-cell table:formula="of:=([.K72])*(2.23435203765647)+(0.035482883974399)" office:value-type="float" office:value="0.0405749722682181" calcext:value-type="float">
            <text:p>0.0405749723</text:p>
          </table:table-cell>
          <table:table-cell table:formula="of:=([.M72])*(0.639359760687662)+(-0.019962373867579)" office:value-type="float" office:value="-0.0598430783002326" calcext:value-type="float">
            <text:p>-0.0598430783</text:p>
          </table:table-cell>
          <table:table-cell table:formula="of:=([.L72])*(1.26097813916405)+(0.272428916854381)" office:value-type="float" office:value="0.270731640279066" calcext:value-type="float">
            <text:p>0.2707316403</text:p>
          </table:table-cell>
          <table:table-cell table:number-columns-repeated="1002"/>
        </table:table-row>
        <table:table-row table:style-name="ro1">
          <table:table-cell table:formula="of:=[Datos_Nao.A73]" office:value-type="float" office:value="-0.000911390874534845" calcext:value-type="float">
            <text:p>-0.0009113909</text:p>
          </table:table-cell>
          <table:table-cell table:formula="of:=[Datos_Nao.B73]" office:value-type="float" office:value="0.0607134662568569" calcext:value-type="float">
            <text:p>0.0607134663</text:p>
          </table:table-cell>
          <table:table-cell table:formula="of:=[Datos_Nao.C73]" office:value-type="float" office:value="0.00486187636852264" calcext:value-type="float">
            <text:p>0.0048618764</text:p>
          </table:table-cell>
          <table:table-cell table:formula="of:=[Datos_Nao.D73]" office:value-type="float" office:value="0.0520025528967381" calcext:value-type="float">
            <text:p>0.0520025529</text:p>
          </table:table-cell>
          <table:table-cell table:formula="of:=[Datos_Nao.E73]" office:value-type="float" office:value="-0.0557764656841755" calcext:value-type="float">
            <text:p>-0.0557764657</text:p>
          </table:table-cell>
          <table:table-cell table:formula="of:=[Datos_Nao.F73]" office:value-type="float" office:value="0.125632166862488" calcext:value-type="float">
            <text:p>0.1256321669</text:p>
          </table:table-cell>
          <table:table-cell/>
          <table:table-cell table:formula="of:=[Datos_MoCap.A73]" office:value-type="float" office:value="0.011532" calcext:value-type="float">
            <text:p>0.011532</text:p>
          </table:table-cell>
          <table:table-cell table:formula="of:=[Datos_MoCap.B73]" office:value-type="float" office:value="0.067878" calcext:value-type="float">
            <text:p>0.067878</text:p>
          </table:table-cell>
          <table:table-cell table:formula="of:=[Datos_MoCap.C73]" office:value-type="float" office:value="0.199652" calcext:value-type="float">
            <text:p>0.199652</text:p>
          </table:table-cell>
          <table:table-cell table:formula="of:=[Datos_MoCap.D73]" office:value-type="float" office:value="0.00227" calcext:value-type="float">
            <text:p>0.00227</text:p>
          </table:table-cell>
          <table:table-cell table:formula="of:=[Datos_MoCap.F73]" office:value-type="float" office:value="-0.001398" calcext:value-type="float">
            <text:p>-0.001398</text:p>
          </table:table-cell>
          <table:table-cell table:formula="of:=[Datos_MoCap.E73]" office:value-type="float" office:value="-0.062409" calcext:value-type="float">
            <text:p>-0.062409</text:p>
          </table:table-cell>
          <table:table-cell/>
          <table:table-cell table:formula="of:=([.H73])*(-0.023914362365637)+(-0.0065790614509)" office:value-type="float" office:value="-0.00685484187770053" calcext:value-type="float">
            <text:p>-0.0068548419</text:p>
          </table:table-cell>
          <table:table-cell table:formula="of:=([.J73])*(-0.205408122286256)+(0.109782283331548)" office:value-type="float" office:value="0.0687721409008524" calcext:value-type="float">
            <text:p>0.0687721409</text:p>
          </table:table-cell>
          <table:table-cell table:formula="of:=([.I73])*(0.310792688230763)+(-0.016510592847898)" office:value-type="float" office:value="0.00458539324382973" calcext:value-type="float">
            <text:p>0.0045853932</text:p>
          </table:table-cell>
          <table:table-cell table:formula="of:=[.H73]*-1" office:value-type="float" office:value="-0.011532" calcext:value-type="float">
            <text:p>-0.011532</text:p>
          </table:table-cell>
          <table:table-cell table:formula="of:=[.M73]*-1" office:value-type="float" office:value="0.062409" calcext:value-type="float">
            <text:p>0.062409</text:p>
          </table:table-cell>
          <table:table-cell table:formula="of:=([.K73])*(2.23435203765647)+(0.035482883974399)" office:value-type="float" office:value="0.0405548630998792" calcext:value-type="float">
            <text:p>0.0405548631</text:p>
          </table:table-cell>
          <table:table-cell table:formula="of:=([.M73])*(0.639359760687662)+(-0.019962373867579)" office:value-type="float" office:value="-0.0598641771723353" calcext:value-type="float">
            <text:p>-0.0598641772</text:p>
          </table:table-cell>
          <table:table-cell table:formula="of:=([.L73])*(1.26097813916405)+(0.272428916854381)" office:value-type="float" office:value="0.27066606941583" calcext:value-type="float">
            <text:p>0.2706660694</text:p>
          </table:table-cell>
          <table:table-cell table:number-columns-repeated="1002"/>
        </table:table-row>
        <table:table-row table:style-name="ro1">
          <table:table-cell table:formula="of:=[Datos_Nao.A74]" office:value-type="float" office:value="-0.000747600570321083" calcext:value-type="float">
            <text:p>-0.0007476006</text:p>
          </table:table-cell>
          <table:table-cell table:formula="of:=[Datos_Nao.B74]" office:value-type="float" office:value="0.060761172324419" calcext:value-type="float">
            <text:p>0.0607611723</text:p>
          </table:table-cell>
          <table:table-cell table:formula="of:=[Datos_Nao.C74]" office:value-type="float" office:value="0.00516436621546745" calcext:value-type="float">
            <text:p>0.0051643662</text:p>
          </table:table-cell>
          <table:table-cell table:formula="of:=[Datos_Nao.D74]" office:value-type="float" office:value="0.0537590272724629" calcext:value-type="float">
            <text:p>0.0537590273</text:p>
          </table:table-cell>
          <table:table-cell table:formula="of:=[Datos_Nao.E74]" office:value-type="float" office:value="-0.0545826405286789" calcext:value-type="float">
            <text:p>-0.0545826405</text:p>
          </table:table-cell>
          <table:table-cell table:formula="of:=[Datos_Nao.F74]" office:value-type="float" office:value="0.126335293054581" calcext:value-type="float">
            <text:p>0.1263352931</text:p>
          </table:table-cell>
          <table:table-cell/>
          <table:table-cell table:formula="of:=[Datos_MoCap.A74]" office:value-type="float" office:value="0.011535" calcext:value-type="float">
            <text:p>0.011535</text:p>
          </table:table-cell>
          <table:table-cell table:formula="of:=[Datos_MoCap.B74]" office:value-type="float" office:value="0.067867" calcext:value-type="float">
            <text:p>0.067867</text:p>
          </table:table-cell>
          <table:table-cell table:formula="of:=[Datos_MoCap.C74]" office:value-type="float" office:value="0.199647" calcext:value-type="float">
            <text:p>0.199647</text:p>
          </table:table-cell>
          <table:table-cell table:formula="of:=[Datos_MoCap.D74]" office:value-type="float" office:value="0.00227" calcext:value-type="float">
            <text:p>0.00227</text:p>
          </table:table-cell>
          <table:table-cell table:formula="of:=[Datos_MoCap.F74]" office:value-type="float" office:value="-0.00137" calcext:value-type="float">
            <text:p>-0.00137</text:p>
          </table:table-cell>
          <table:table-cell table:formula="of:=[Datos_MoCap.E74]" office:value-type="float" office:value="-0.062368" calcext:value-type="float">
            <text:p>-0.062368</text:p>
          </table:table-cell>
          <table:table-cell/>
          <table:table-cell table:formula="of:=([.H74])*(-0.023914362365637)+(-0.0065790614509)" office:value-type="float" office:value="-0.00685491362078762" calcext:value-type="float">
            <text:p>-0.0068549136</text:p>
          </table:table-cell>
          <table:table-cell table:formula="of:=([.J74])*(-0.205408122286256)+(0.109782283331548)" office:value-type="float" office:value="0.0687731679414638" calcext:value-type="float">
            <text:p>0.0687731679</text:p>
          </table:table-cell>
          <table:table-cell table:formula="of:=([.I74])*(0.310792688230763)+(-0.016510592847898)" office:value-type="float" office:value="0.00458197452425919" calcext:value-type="float">
            <text:p>0.0045819745</text:p>
          </table:table-cell>
          <table:table-cell table:formula="of:=[.H74]*-1" office:value-type="float" office:value="-0.011535" calcext:value-type="float">
            <text:p>-0.011535</text:p>
          </table:table-cell>
          <table:table-cell table:formula="of:=[.M74]*-1" office:value-type="float" office:value="0.062368" calcext:value-type="float">
            <text:p>0.062368</text:p>
          </table:table-cell>
          <table:table-cell table:formula="of:=([.K74])*(2.23435203765647)+(0.035482883974399)" office:value-type="float" office:value="0.0405548630998792" calcext:value-type="float">
            <text:p>0.0405548631</text:p>
          </table:table-cell>
          <table:table-cell table:formula="of:=([.M74])*(0.639359760687662)+(-0.019962373867579)" office:value-type="float" office:value="-0.0598379634221471" calcext:value-type="float">
            <text:p>-0.0598379634</text:p>
          </table:table-cell>
          <table:table-cell table:formula="of:=([.L74])*(1.26097813916405)+(0.272428916854381)" office:value-type="float" office:value="0.270701376803726" calcext:value-type="float">
            <text:p>0.2707013768</text:p>
          </table:table-cell>
          <table:table-cell table:number-columns-repeated="1002"/>
        </table:table-row>
        <table:table-row table:style-name="ro1">
          <table:table-cell table:formula="of:=[Datos_Nao.A75]" office:value-type="float" office:value="-0.000426524318754673" calcext:value-type="float">
            <text:p>-0.0004265243</text:p>
          </table:table-cell>
          <table:table-cell table:formula="of:=[Datos_Nao.B75]" office:value-type="float" office:value="0.0608470104634762" calcext:value-type="float">
            <text:p>0.0608470105</text:p>
          </table:table-cell>
          <table:table-cell table:formula="of:=[Datos_Nao.C75]" office:value-type="float" office:value="0.00582230463624001" calcext:value-type="float">
            <text:p>0.0058223046</text:p>
          </table:table-cell>
          <table:table-cell table:formula="of:=[Datos_Nao.D75]" office:value-type="float" office:value="0.0573490187525749" calcext:value-type="float">
            <text:p>0.0573490188</text:p>
          </table:table-cell>
          <table:table-cell table:formula="of:=[Datos_Nao.E75]" office:value-type="float" office:value="-0.0519159436225891" calcext:value-type="float">
            <text:p>-0.0519159436</text:p>
          </table:table-cell>
          <table:table-cell table:formula="of:=[Datos_Nao.F75]" office:value-type="float" office:value="0.127835676074028" calcext:value-type="float">
            <text:p>0.1278356761</text:p>
          </table:table-cell>
          <table:table-cell/>
          <table:table-cell table:formula="of:=[Datos_MoCap.A75]" office:value-type="float" office:value="0.011537" calcext:value-type="float">
            <text:p>0.011537</text:p>
          </table:table-cell>
          <table:table-cell table:formula="of:=[Datos_MoCap.B75]" office:value-type="float" office:value="0.067863" calcext:value-type="float">
            <text:p>0.067863</text:p>
          </table:table-cell>
          <table:table-cell table:formula="of:=[Datos_MoCap.C75]" office:value-type="float" office:value="0.199669" calcext:value-type="float">
            <text:p>0.199669</text:p>
          </table:table-cell>
          <table:table-cell table:formula="of:=[Datos_MoCap.D75]" office:value-type="float" office:value="0.002235" calcext:value-type="float">
            <text:p>0.002235</text:p>
          </table:table-cell>
          <table:table-cell table:formula="of:=[Datos_MoCap.F75]" office:value-type="float" office:value="-0.001324" calcext:value-type="float">
            <text:p>-0.001324</text:p>
          </table:table-cell>
          <table:table-cell table:formula="of:=[Datos_MoCap.E75]" office:value-type="float" office:value="-0.062346" calcext:value-type="float">
            <text:p>-0.062346</text:p>
          </table:table-cell>
          <table:table-cell/>
          <table:table-cell table:formula="of:=([.H75])*(-0.023914362365637)+(-0.0065790614509)" office:value-type="float" office:value="-0.00685496144951235" calcext:value-type="float">
            <text:p>-0.0068549614</text:p>
          </table:table-cell>
          <table:table-cell table:formula="of:=([.J75])*(-0.205408122286256)+(0.109782283331548)" office:value-type="float" office:value="0.0687686489627736" calcext:value-type="float">
            <text:p>0.068768649</text:p>
          </table:table-cell>
          <table:table-cell table:formula="of:=([.I75])*(0.310792688230763)+(-0.016510592847898)" office:value-type="float" office:value="0.00458073135350626" calcext:value-type="float">
            <text:p>0.0045807314</text:p>
          </table:table-cell>
          <table:table-cell table:formula="of:=[.H75]*-1" office:value-type="float" office:value="-0.011537" calcext:value-type="float">
            <text:p>-0.011537</text:p>
          </table:table-cell>
          <table:table-cell table:formula="of:=[.M75]*-1" office:value-type="float" office:value="0.062346" calcext:value-type="float">
            <text:p>0.062346</text:p>
          </table:table-cell>
          <table:table-cell table:formula="of:=([.K75])*(2.23435203765647)+(0.035482883974399)" office:value-type="float" office:value="0.0404766607785612" calcext:value-type="float">
            <text:p>0.0404766608</text:p>
          </table:table-cell>
          <table:table-cell table:formula="of:=([.M75])*(0.639359760687662)+(-0.019962373867579)" office:value-type="float" office:value="-0.059823897507412" calcext:value-type="float">
            <text:p>-0.0598238975</text:p>
          </table:table-cell>
          <table:table-cell table:formula="of:=([.L75])*(1.26097813916405)+(0.272428916854381)" office:value-type="float" office:value="0.270759381798128" calcext:value-type="float">
            <text:p>0.2707593818</text:p>
          </table:table-cell>
          <table:table-cell table:number-columns-repeated="1002"/>
        </table:table-row>
        <table:table-row table:style-name="ro1">
          <table:table-cell table:formula="of:=[Datos_Nao.A76]" office:value-type="float" office:value="-0.000269608455710113" calcext:value-type="float">
            <text:p>-0.0002696085</text:p>
          </table:table-cell>
          <table:table-cell table:formula="of:=[Datos_Nao.B76]" office:value-type="float" office:value="0.0608845874667168" calcext:value-type="float">
            <text:p>0.0608845875</text:p>
          </table:table-cell>
          <table:table-cell table:formula="of:=[Datos_Nao.C76]" office:value-type="float" office:value="0.00617948547005654" calcext:value-type="float">
            <text:p>0.0061794855</text:p>
          </table:table-cell>
          <table:table-cell table:formula="of:=[Datos_Nao.D76]" office:value-type="float" office:value="0.0591813884675503" calcext:value-type="float">
            <text:p>0.0591813885</text:p>
          </table:table-cell>
          <table:table-cell table:formula="of:=[Datos_Nao.E76]" office:value-type="float" office:value="-0.0504478476941586" calcext:value-type="float">
            <text:p>-0.0504478477</text:p>
          </table:table-cell>
          <table:table-cell table:formula="of:=[Datos_Nao.F76]" office:value-type="float" office:value="0.12863227725029" calcext:value-type="float">
            <text:p>0.1286322773</text:p>
          </table:table-cell>
          <table:table-cell/>
          <table:table-cell table:formula="of:=[Datos_MoCap.A76]" office:value-type="float" office:value="0.011533" calcext:value-type="float">
            <text:p>0.011533</text:p>
          </table:table-cell>
          <table:table-cell table:formula="of:=[Datos_MoCap.B76]" office:value-type="float" office:value="0.067868" calcext:value-type="float">
            <text:p>0.067868</text:p>
          </table:table-cell>
          <table:table-cell table:formula="of:=[Datos_MoCap.C76]" office:value-type="float" office:value="0.199665" calcext:value-type="float">
            <text:p>0.199665</text:p>
          </table:table-cell>
          <table:table-cell table:formula="of:=[Datos_MoCap.D76]" office:value-type="float" office:value="0.002405" calcext:value-type="float">
            <text:p>0.002405</text:p>
          </table:table-cell>
          <table:table-cell table:formula="of:=[Datos_MoCap.F76]" office:value-type="float" office:value="-0.001354" calcext:value-type="float">
            <text:p>-0.001354</text:p>
          </table:table-cell>
          <table:table-cell table:formula="of:=[Datos_MoCap.E76]" office:value-type="float" office:value="-0.062374" calcext:value-type="float">
            <text:p>-0.062374</text:p>
          </table:table-cell>
          <table:table-cell/>
          <table:table-cell table:formula="of:=([.H76])*(-0.023914362365637)+(-0.0065790614509)" office:value-type="float" office:value="-0.00685486579206289" calcext:value-type="float">
            <text:p>-0.0068548658</text:p>
          </table:table-cell>
          <table:table-cell table:formula="of:=([.J76])*(-0.205408122286256)+(0.109782283331548)" office:value-type="float" office:value="0.0687694705952627" calcext:value-type="float">
            <text:p>0.0687694706</text:p>
          </table:table-cell>
          <table:table-cell table:formula="of:=([.I76])*(0.310792688230763)+(-0.016510592847898)" office:value-type="float" office:value="0.00458228531694742" calcext:value-type="float">
            <text:p>0.0045822853</text:p>
          </table:table-cell>
          <table:table-cell table:formula="of:=[.H76]*-1" office:value-type="float" office:value="-0.011533" calcext:value-type="float">
            <text:p>-0.011533</text:p>
          </table:table-cell>
          <table:table-cell table:formula="of:=[.M76]*-1" office:value-type="float" office:value="0.062374" calcext:value-type="float">
            <text:p>0.062374</text:p>
          </table:table-cell>
          <table:table-cell table:formula="of:=([.K76])*(2.23435203765647)+(0.035482883974399)" office:value-type="float" office:value="0.0408565006249628" calcext:value-type="float">
            <text:p>0.0408565006</text:p>
          </table:table-cell>
          <table:table-cell table:formula="of:=([.M76])*(0.639359760687662)+(-0.019962373867579)" office:value-type="float" office:value="-0.0598417995807112" calcext:value-type="float">
            <text:p>-0.0598417996</text:p>
          </table:table-cell>
          <table:table-cell table:formula="of:=([.L76])*(1.26097813916405)+(0.272428916854381)" office:value-type="float" office:value="0.270721552453953" calcext:value-type="float">
            <text:p>0.2707215525</text:p>
          </table:table-cell>
          <table:table-cell table:number-columns-repeated="1002"/>
        </table:table-row>
        <table:table-row table:style-name="ro1">
          <table:table-cell table:formula="of:=[Datos_Nao.A77]" office:value-type="float" office:value="0.000184749136678875" calcext:value-type="float">
            <text:p>0.0001847491</text:p>
          </table:table-cell>
          <table:table-cell table:formula="of:=[Datos_Nao.B77]" office:value-type="float" office:value="0.0609724558889866" calcext:value-type="float">
            <text:p>0.0609724559</text:p>
          </table:table-cell>
          <table:table-cell table:formula="of:=[Datos_Nao.C77]" office:value-type="float" office:value="0.00737312436103821" calcext:value-type="float">
            <text:p>0.0073731244</text:p>
          </table:table-cell>
          <table:table-cell table:formula="of:=[Datos_Nao.D77]" office:value-type="float" office:value="0.0648223757743835" calcext:value-type="float">
            <text:p>0.0648223758</text:p>
          </table:table-cell>
          <table:table-cell table:formula="of:=[Datos_Nao.E77]" office:value-type="float" office:value="-0.0455324910581112" calcext:value-type="float">
            <text:p>-0.0455324911</text:p>
          </table:table-cell>
          <table:table-cell table:formula="of:=[Datos_Nao.F77]" office:value-type="float" office:value="0.131201907992363" calcext:value-type="float">
            <text:p>0.131201908</text:p>
          </table:table-cell>
          <table:table-cell/>
          <table:table-cell table:formula="of:=[Datos_MoCap.A77]" office:value-type="float" office:value="0.011519" calcext:value-type="float">
            <text:p>0.011519</text:p>
          </table:table-cell>
          <table:table-cell table:formula="of:=[Datos_MoCap.B77]" office:value-type="float" office:value="0.06785" calcext:value-type="float">
            <text:p>0.06785</text:p>
          </table:table-cell>
          <table:table-cell table:formula="of:=[Datos_MoCap.C77]" office:value-type="float" office:value="0.199651" calcext:value-type="float">
            <text:p>0.199651</text:p>
          </table:table-cell>
          <table:table-cell table:formula="of:=[Datos_MoCap.D77]" office:value-type="float" office:value="0.002387" calcext:value-type="float">
            <text:p>0.002387</text:p>
          </table:table-cell>
          <table:table-cell table:formula="of:=[Datos_MoCap.F77]" office:value-type="float" office:value="-0.001263" calcext:value-type="float">
            <text:p>-0.001263</text:p>
          </table:table-cell>
          <table:table-cell table:formula="of:=[Datos_MoCap.E77]" office:value-type="float" office:value="-0.062353" calcext:value-type="float">
            <text:p>-0.062353</text:p>
          </table:table-cell>
          <table:table-cell/>
          <table:table-cell table:formula="of:=([.H77])*(-0.023914362365637)+(-0.0065790614509)" office:value-type="float" office:value="-0.00685453099098977" calcext:value-type="float">
            <text:p>-0.006854531</text:p>
          </table:table-cell>
          <table:table-cell table:formula="of:=([.J77])*(-0.205408122286256)+(0.109782283331548)" office:value-type="float" office:value="0.0687723463089747" calcext:value-type="float">
            <text:p>0.0687723463</text:p>
          </table:table-cell>
          <table:table-cell table:formula="of:=([.I77])*(0.310792688230763)+(-0.016510592847898)" office:value-type="float" office:value="0.00457669104855927" calcext:value-type="float">
            <text:p>0.004576691</text:p>
          </table:table-cell>
          <table:table-cell table:formula="of:=[.H77]*-1" office:value-type="float" office:value="-0.011519" calcext:value-type="float">
            <text:p>-0.011519</text:p>
          </table:table-cell>
          <table:table-cell table:formula="of:=[.M77]*-1" office:value-type="float" office:value="0.062353" calcext:value-type="float">
            <text:p>0.062353</text:p>
          </table:table-cell>
          <table:table-cell table:formula="of:=([.K77])*(2.23435203765647)+(0.035482883974399)" office:value-type="float" office:value="0.040816282288285" calcext:value-type="float">
            <text:p>0.0408162823</text:p>
          </table:table-cell>
          <table:table-cell table:formula="of:=([.M77])*(0.639359760687662)+(-0.019962373867579)" office:value-type="float" office:value="-0.0598283730257368" calcext:value-type="float">
            <text:p>-0.059828373</text:p>
          </table:table-cell>
          <table:table-cell table:formula="of:=([.L77])*(1.26097813916405)+(0.272428916854381)" office:value-type="float" office:value="0.270836301464617" calcext:value-type="float">
            <text:p>0.2708363015</text:p>
          </table:table-cell>
          <table:table-cell table:number-columns-repeated="1002"/>
        </table:table-row>
        <table:table-row table:style-name="ro1">
          <table:table-cell table:formula="of:=[Datos_Nao.A78]" office:value-type="float" office:value="0.000472328392788768" calcext:value-type="float">
            <text:p>0.0004723284</text:p>
          </table:table-cell>
          <table:table-cell table:formula="of:=[Datos_Nao.B78]" office:value-type="float" office:value="0.0610076114535332" calcext:value-type="float">
            <text:p>0.0610076115</text:p>
          </table:table-cell>
          <table:table-cell table:formula="of:=[Datos_Nao.C78]" office:value-type="float" office:value="0.00827841088175774" calcext:value-type="float">
            <text:p>0.0082784109</text:p>
          </table:table-cell>
          <table:table-cell table:formula="of:=[Datos_Nao.D78]" office:value-type="float" office:value="0.0686977282166481" calcext:value-type="float">
            <text:p>0.0686977282</text:p>
          </table:table-cell>
          <table:table-cell table:formula="of:=[Datos_Nao.E78]" office:value-type="float" office:value="-0.0418534316122532" calcext:value-type="float">
            <text:p>-0.0418534316</text:p>
          </table:table-cell>
          <table:table-cell table:formula="of:=[Datos_Nao.F78]" office:value-type="float" office:value="0.133060470223427" calcext:value-type="float">
            <text:p>0.1330604702</text:p>
          </table:table-cell>
          <table:table-cell/>
          <table:table-cell table:formula="of:=[Datos_MoCap.A78]" office:value-type="float" office:value="0.011504" calcext:value-type="float">
            <text:p>0.011504</text:p>
          </table:table-cell>
          <table:table-cell table:formula="of:=[Datos_MoCap.B78]" office:value-type="float" office:value="0.067835" calcext:value-type="float">
            <text:p>0.067835</text:p>
          </table:table-cell>
          <table:table-cell table:formula="of:=[Datos_MoCap.C78]" office:value-type="float" office:value="0.199654" calcext:value-type="float">
            <text:p>0.199654</text:p>
          </table:table-cell>
          <table:table-cell table:formula="of:=[Datos_MoCap.D78]" office:value-type="float" office:value="0.002467" calcext:value-type="float">
            <text:p>0.002467</text:p>
          </table:table-cell>
          <table:table-cell table:formula="of:=[Datos_MoCap.F78]" office:value-type="float" office:value="-0.001137" calcext:value-type="float">
            <text:p>-0.001137</text:p>
          </table:table-cell>
          <table:table-cell table:formula="of:=[Datos_MoCap.E78]" office:value-type="float" office:value="-0.062357" calcext:value-type="float">
            <text:p>-0.062357</text:p>
          </table:table-cell>
          <table:table-cell/>
          <table:table-cell table:formula="of:=([.H78])*(-0.023914362365637)+(-0.0065790614509)" office:value-type="float" office:value="-0.00685417227555429" calcext:value-type="float">
            <text:p>-0.0068541723</text:p>
          </table:table-cell>
          <table:table-cell table:formula="of:=([.J78])*(-0.205408122286256)+(0.109782283331548)" office:value-type="float" office:value="0.0687717300846079" calcext:value-type="float">
            <text:p>0.0687717301</text:p>
          </table:table-cell>
          <table:table-cell table:formula="of:=([.I78])*(0.310792688230763)+(-0.016510592847898)" office:value-type="float" office:value="0.0045720291582358" calcext:value-type="float">
            <text:p>0.0045720292</text:p>
          </table:table-cell>
          <table:table-cell table:formula="of:=[.H78]*-1" office:value-type="float" office:value="-0.011504" calcext:value-type="float">
            <text:p>-0.011504</text:p>
          </table:table-cell>
          <table:table-cell table:formula="of:=[.M78]*-1" office:value-type="float" office:value="0.062357" calcext:value-type="float">
            <text:p>0.062357</text:p>
          </table:table-cell>
          <table:table-cell table:formula="of:=([.K78])*(2.23435203765647)+(0.035482883974399)" office:value-type="float" office:value="0.0409950304512975" calcext:value-type="float">
            <text:p>0.0409950305</text:p>
          </table:table-cell>
          <table:table-cell table:formula="of:=([.M78])*(0.639359760687662)+(-0.019962373867579)" office:value-type="float" office:value="-0.0598309304647795" calcext:value-type="float">
            <text:p>-0.0598309305</text:p>
          </table:table-cell>
          <table:table-cell table:formula="of:=([.L78])*(1.26097813916405)+(0.272428916854381)" office:value-type="float" office:value="0.270995184710151" calcext:value-type="float">
            <text:p>0.2709951847</text:p>
          </table:table-cell>
          <table:table-cell table:number-columns-repeated="1002"/>
        </table:table-row>
        <table:table-row table:style-name="ro1">
          <table:table-cell table:formula="of:=[Datos_Nao.A79]" office:value-type="float" office:value="0.000611041090451181" calcext:value-type="float">
            <text:p>0.0006110411</text:p>
          </table:table-cell>
          <table:table-cell table:formula="of:=[Datos_Nao.B79]" office:value-type="float" office:value="0.0610173642635346" calcext:value-type="float">
            <text:p>0.0610173643</text:p>
          </table:table-cell>
          <table:table-cell table:formula="of:=[Datos_Nao.C79]" office:value-type="float" office:value="0.00876588746905327" calcext:value-type="float">
            <text:p>0.0087658875</text:p>
          </table:table-cell>
          <table:table-cell table:formula="of:=[Datos_Nao.D79]" office:value-type="float" office:value="0.0706684067845345" calcext:value-type="float">
            <text:p>0.0706684068</text:p>
          </table:table-cell>
          <table:table-cell table:formula="of:=[Datos_Nao.E79]" office:value-type="float" office:value="-0.0399003736674786" calcext:value-type="float">
            <text:p>-0.0399003737</text:p>
          </table:table-cell>
          <table:table-cell table:formula="of:=[Datos_Nao.F79]" office:value-type="float" office:value="0.134032100439072" calcext:value-type="float">
            <text:p>0.1340321004</text:p>
          </table:table-cell>
          <table:table-cell/>
          <table:table-cell table:formula="of:=[Datos_MoCap.A79]" office:value-type="float" office:value="0.011495" calcext:value-type="float">
            <text:p>0.011495</text:p>
          </table:table-cell>
          <table:table-cell table:formula="of:=[Datos_MoCap.B79]" office:value-type="float" office:value="0.067843" calcext:value-type="float">
            <text:p>0.067843</text:p>
          </table:table-cell>
          <table:table-cell table:formula="of:=[Datos_MoCap.C79]" office:value-type="float" office:value="0.19966" calcext:value-type="float">
            <text:p>0.19966</text:p>
          </table:table-cell>
          <table:table-cell table:formula="of:=[Datos_MoCap.D79]" office:value-type="float" office:value="0.002465" calcext:value-type="float">
            <text:p>0.002465</text:p>
          </table:table-cell>
          <table:table-cell table:formula="of:=[Datos_MoCap.F79]" office:value-type="float" office:value="-0.001093" calcext:value-type="float">
            <text:p>-0.001093</text:p>
          </table:table-cell>
          <table:table-cell table:formula="of:=[Datos_MoCap.E79]" office:value-type="float" office:value="-0.062381" calcext:value-type="float">
            <text:p>-0.062381</text:p>
          </table:table-cell>
          <table:table-cell/>
          <table:table-cell table:formula="of:=([.H79])*(-0.023914362365637)+(-0.0065790614509)" office:value-type="float" office:value="-0.006853957046293" calcext:value-type="float">
            <text:p>-0.006853957</text:p>
          </table:table-cell>
          <table:table-cell table:formula="of:=([.J79])*(-0.205408122286256)+(0.109782283331548)" office:value-type="float" office:value="0.0687704976358741" calcext:value-type="float">
            <text:p>0.0687704976</text:p>
          </table:table-cell>
          <table:table-cell table:formula="of:=([.I79])*(0.310792688230763)+(-0.016510592847898)" office:value-type="float" office:value="0.00457451549974165" calcext:value-type="float">
            <text:p>0.0045745155</text:p>
          </table:table-cell>
          <table:table-cell table:formula="of:=[.H79]*-1" office:value-type="float" office:value="-0.011495" calcext:value-type="float">
            <text:p>-0.011495</text:p>
          </table:table-cell>
          <table:table-cell table:formula="of:=[.M79]*-1" office:value-type="float" office:value="0.062381" calcext:value-type="float">
            <text:p>0.062381</text:p>
          </table:table-cell>
          <table:table-cell table:formula="of:=([.K79])*(2.23435203765647)+(0.035482883974399)" office:value-type="float" office:value="0.0409905617472222" calcext:value-type="float">
            <text:p>0.0409905617</text:p>
          </table:table-cell>
          <table:table-cell table:formula="of:=([.M79])*(0.639359760687662)+(-0.019962373867579)" office:value-type="float" office:value="-0.059846275099036" calcext:value-type="float">
            <text:p>-0.0598462751</text:p>
          </table:table-cell>
          <table:table-cell table:formula="of:=([.L79])*(1.26097813916405)+(0.272428916854381)" office:value-type="float" office:value="0.271050667748275" calcext:value-type="float">
            <text:p>0.2710506677</text:p>
          </table:table-cell>
          <table:table-cell table:number-columns-repeated="1002"/>
        </table:table-row>
        <table:table-row table:style-name="ro1">
          <table:table-cell table:formula="of:=[Datos_Nao.A80]" office:value-type="float" office:value="0.000877406215295196" calcext:value-type="float">
            <text:p>0.0008774062</text:p>
          </table:table-cell>
          <table:table-cell table:formula="of:=[Datos_Nao.B80]" office:value-type="float" office:value="0.0610199980437756" calcext:value-type="float">
            <text:p>0.061019998</text:p>
          </table:table-cell>
          <table:table-cell table:formula="of:=[Datos_Nao.C80]" office:value-type="float" office:value="0.00981362536549568" calcext:value-type="float">
            <text:p>0.0098136254</text:p>
          </table:table-cell>
          <table:table-cell table:formula="of:=[Datos_Nao.D80]" office:value-type="float" office:value="0.0746731981635094" calcext:value-type="float">
            <text:p>0.0746731982</text:p>
          </table:table-cell>
          <table:table-cell table:formula="of:=[Datos_Nao.E80]" office:value-type="float" office:value="-0.0357784144580364" calcext:value-type="float">
            <text:p>-0.0357784145</text:p>
          </table:table-cell>
          <table:table-cell table:formula="of:=[Datos_Nao.F80]" office:value-type="float" office:value="0.136057198047638" calcext:value-type="float">
            <text:p>0.136057198</text:p>
          </table:table-cell>
          <table:table-cell/>
          <table:table-cell table:formula="of:=[Datos_MoCap.A80]" office:value-type="float" office:value="0.011476" calcext:value-type="float">
            <text:p>0.011476</text:p>
          </table:table-cell>
          <table:table-cell table:formula="of:=[Datos_MoCap.B80]" office:value-type="float" office:value="0.067839" calcext:value-type="float">
            <text:p>0.067839</text:p>
          </table:table-cell>
          <table:table-cell table:formula="of:=[Datos_MoCap.C80]" office:value-type="float" office:value="0.199652" calcext:value-type="float">
            <text:p>0.199652</text:p>
          </table:table-cell>
          <table:table-cell table:formula="of:=[Datos_MoCap.D80]" office:value-type="float" office:value="0.002479" calcext:value-type="float">
            <text:p>0.002479</text:p>
          </table:table-cell>
          <table:table-cell table:formula="of:=[Datos_MoCap.F80]" office:value-type="float" office:value="-0.000975" calcext:value-type="float">
            <text:p>-0.000975</text:p>
          </table:table-cell>
          <table:table-cell table:formula="of:=[Datos_MoCap.E80]" office:value-type="float" office:value="-0.062377" calcext:value-type="float">
            <text:p>-0.062377</text:p>
          </table:table-cell>
          <table:table-cell/>
          <table:table-cell table:formula="of:=([.H80])*(-0.023914362365637)+(-0.0065790614509)" office:value-type="float" office:value="-0.00685350267340805" calcext:value-type="float">
            <text:p>-0.0068535027</text:p>
          </table:table-cell>
          <table:table-cell table:formula="of:=([.J80])*(-0.205408122286256)+(0.109782283331548)" office:value-type="float" office:value="0.0687721409008524" calcext:value-type="float">
            <text:p>0.0687721409</text:p>
          </table:table-cell>
          <table:table-cell table:formula="of:=([.I80])*(0.310792688230763)+(-0.016510592847898)" office:value-type="float" office:value="0.00457327232898873" calcext:value-type="float">
            <text:p>0.0045732723</text:p>
          </table:table-cell>
          <table:table-cell table:formula="of:=[.H80]*-1" office:value-type="float" office:value="-0.011476" calcext:value-type="float">
            <text:p>-0.011476</text:p>
          </table:table-cell>
          <table:table-cell table:formula="of:=[.M80]*-1" office:value-type="float" office:value="0.062377" calcext:value-type="float">
            <text:p>0.062377</text:p>
          </table:table-cell>
          <table:table-cell table:formula="of:=([.K80])*(2.23435203765647)+(0.035482883974399)" office:value-type="float" office:value="0.0410218426757494" calcext:value-type="float">
            <text:p>0.0410218427</text:p>
          </table:table-cell>
          <table:table-cell table:formula="of:=([.M80])*(0.639359760687662)+(-0.019962373867579)" office:value-type="float" office:value="-0.0598437176599933" calcext:value-type="float">
            <text:p>-0.0598437177</text:p>
          </table:table-cell>
          <table:table-cell table:formula="of:=([.L80])*(1.26097813916405)+(0.272428916854381)" office:value-type="float" office:value="0.271199463168696" calcext:value-type="float">
            <text:p>0.2711994632</text:p>
          </table:table-cell>
          <table:table-cell table:number-columns-repeated="1002"/>
        </table:table-row>
        <table:table-row table:style-name="ro1">
          <table:table-cell table:formula="of:=[Datos_Nao.A81]" office:value-type="float" office:value="0.00112796167377383" calcext:value-type="float">
            <text:p>0.0011279617</text:p>
          </table:table-cell>
          <table:table-cell table:formula="of:=[Datos_Nao.B81]" office:value-type="float" office:value="0.0609985068440437" calcext:value-type="float">
            <text:p>0.0609985068</text:p>
          </table:table-cell>
          <table:table-cell table:formula="of:=[Datos_Nao.C81]" office:value-type="float" office:value="0.0109619833528996" calcext:value-type="float">
            <text:p>0.0109619834</text:p>
          </table:table-cell>
          <table:table-cell table:formula="of:=[Datos_Nao.D81]" office:value-type="float" office:value="0.0787592753767967" calcext:value-type="float">
            <text:p>0.0787592754</text:p>
          </table:table-cell>
          <table:table-cell table:formula="of:=[Datos_Nao.E81]" office:value-type="float" office:value="-0.0313845053315163" calcext:value-type="float">
            <text:p>-0.0313845053</text:p>
          </table:table-cell>
          <table:table-cell table:formula="of:=[Datos_Nao.F81]" office:value-type="float" office:value="0.138188511133194" calcext:value-type="float">
            <text:p>0.1381885111</text:p>
          </table:table-cell>
          <table:table-cell/>
          <table:table-cell table:formula="of:=[Datos_MoCap.A81]" office:value-type="float" office:value="0.011437" calcext:value-type="float">
            <text:p>0.011437</text:p>
          </table:table-cell>
          <table:table-cell table:formula="of:=[Datos_MoCap.B81]" office:value-type="float" office:value="0.067801" calcext:value-type="float">
            <text:p>0.067801</text:p>
          </table:table-cell>
          <table:table-cell table:formula="of:=[Datos_MoCap.C81]" office:value-type="float" office:value="0.199673" calcext:value-type="float">
            <text:p>0.199673</text:p>
          </table:table-cell>
          <table:table-cell table:formula="of:=[Datos_MoCap.D81]" office:value-type="float" office:value="0.00263" calcext:value-type="float">
            <text:p>0.00263</text:p>
          </table:table-cell>
          <table:table-cell table:formula="of:=[Datos_MoCap.F81]" office:value-type="float" office:value="-0.000621" calcext:value-type="float">
            <text:p>-0.000621</text:p>
          </table:table-cell>
          <table:table-cell table:formula="of:=[Datos_MoCap.E81]" office:value-type="float" office:value="-0.062293" calcext:value-type="float">
            <text:p>-0.062293</text:p>
          </table:table-cell>
          <table:table-cell/>
          <table:table-cell table:formula="of:=([.H81])*(-0.023914362365637)+(-0.0065790614509)" office:value-type="float" office:value="-0.00685257001327579" calcext:value-type="float">
            <text:p>-0.00685257</text:p>
          </table:table-cell>
          <table:table-cell table:formula="of:=([.J81])*(-0.205408122286256)+(0.109782283331548)" office:value-type="float" office:value="0.0687678273302844" calcext:value-type="float">
            <text:p>0.0687678273</text:p>
          </table:table-cell>
          <table:table-cell table:formula="of:=([.I81])*(0.310792688230763)+(-0.016510592847898)" office:value-type="float" office:value="0.00456146220683596" calcext:value-type="float">
            <text:p>0.0045614622</text:p>
          </table:table-cell>
          <table:table-cell table:formula="of:=[.H81]*-1" office:value-type="float" office:value="-0.011437" calcext:value-type="float">
            <text:p>-0.011437</text:p>
          </table:table-cell>
          <table:table-cell table:formula="of:=[.M81]*-1" office:value-type="float" office:value="0.062293" calcext:value-type="float">
            <text:p>0.062293</text:p>
          </table:table-cell>
          <table:table-cell table:formula="of:=([.K81])*(2.23435203765647)+(0.035482883974399)" office:value-type="float" office:value="0.0413592298334355" calcext:value-type="float">
            <text:p>0.0413592298</text:p>
          </table:table-cell>
          <table:table-cell table:formula="of:=([.M81])*(0.639359760687662)+(-0.019962373867579)" office:value-type="float" office:value="-0.0597900114400955" calcext:value-type="float">
            <text:p>-0.0597900114</text:p>
          </table:table-cell>
          <table:table-cell table:formula="of:=([.L81])*(1.26097813916405)+(0.272428916854381)" office:value-type="float" office:value="0.27164584942996" calcext:value-type="float">
            <text:p>0.2716458494</text:p>
          </table:table-cell>
          <table:table-cell table:number-columns-repeated="1002"/>
        </table:table-row>
        <table:table-row table:style-name="ro1">
          <table:table-cell table:formula="of:=[Datos_Nao.A82]" office:value-type="float" office:value="0.00136141595430672" calcext:value-type="float">
            <text:p>0.001361416</text:p>
          </table:table-cell>
          <table:table-cell table:formula="of:=[Datos_Nao.B82]" office:value-type="float" office:value="0.0609512068331242" calcext:value-type="float">
            <text:p>0.0609512068</text:p>
          </table:table-cell>
          <table:table-cell table:formula="of:=[Datos_Nao.C82]" office:value-type="float" office:value="0.0122143477201462" calcext:value-type="float">
            <text:p>0.0122143477</text:p>
          </table:table-cell>
          <table:table-cell table:formula="of:=[Datos_Nao.D82]" office:value-type="float" office:value="0.0829227417707443" calcext:value-type="float">
            <text:p>0.0829227418</text:p>
          </table:table-cell>
          <table:table-cell table:formula="of:=[Datos_Nao.E82]" office:value-type="float" office:value="-0.0267369654029608" calcext:value-type="float">
            <text:p>-0.0267369654</text:p>
          </table:table-cell>
          <table:table-cell table:formula="of:=[Datos_Nao.F82]" office:value-type="float" office:value="0.140421763062477" calcext:value-type="float">
            <text:p>0.1404217631</text:p>
          </table:table-cell>
          <table:table-cell/>
          <table:table-cell table:formula="of:=[Datos_MoCap.A82]" office:value-type="float" office:value="0.011384" calcext:value-type="float">
            <text:p>0.011384</text:p>
          </table:table-cell>
          <table:table-cell table:formula="of:=[Datos_MoCap.B82]" office:value-type="float" office:value="0.067772" calcext:value-type="float">
            <text:p>0.067772</text:p>
          </table:table-cell>
          <table:table-cell table:formula="of:=[Datos_MoCap.C82]" office:value-type="float" office:value="0.199778" calcext:value-type="float">
            <text:p>0.199778</text:p>
          </table:table-cell>
          <table:table-cell table:formula="of:=[Datos_MoCap.D82]" office:value-type="float" office:value="0.00338" calcext:value-type="float">
            <text:p>0.00338</text:p>
          </table:table-cell>
          <table:table-cell table:formula="of:=[Datos_MoCap.F82]" office:value-type="float" office:value="0.000122" calcext:value-type="float">
            <text:p>0.000122</text:p>
          </table:table-cell>
          <table:table-cell table:formula="of:=[Datos_MoCap.E82]" office:value-type="float" office:value="-0.062442" calcext:value-type="float">
            <text:p>-0.062442</text:p>
          </table:table-cell>
          <table:table-cell/>
          <table:table-cell table:formula="of:=([.H82])*(-0.023914362365637)+(-0.0065790614509)" office:value-type="float" office:value="-0.00685130255207041" calcext:value-type="float">
            <text:p>-0.0068513026</text:p>
          </table:table-cell>
          <table:table-cell table:formula="of:=([.J82])*(-0.205408122286256)+(0.109782283331548)" office:value-type="float" office:value="0.0687462594774444" calcext:value-type="float">
            <text:p>0.0687462595</text:p>
          </table:table-cell>
          <table:table-cell table:formula="of:=([.I82])*(0.310792688230763)+(-0.016510592847898)" office:value-type="float" office:value="0.00455244921887727" calcext:value-type="float">
            <text:p>0.0045524492</text:p>
          </table:table-cell>
          <table:table-cell table:formula="of:=[.H82]*-1" office:value-type="float" office:value="-0.011384" calcext:value-type="float">
            <text:p>-0.011384</text:p>
          </table:table-cell>
          <table:table-cell table:formula="of:=[.M82]*-1" office:value-type="float" office:value="0.062442" calcext:value-type="float">
            <text:p>0.062442</text:p>
          </table:table-cell>
          <table:table-cell table:formula="of:=([.K82])*(2.23435203765647)+(0.035482883974399)" office:value-type="float" office:value="0.0430349938616779" calcext:value-type="float">
            <text:p>0.0430349939</text:p>
          </table:table-cell>
          <table:table-cell table:formula="of:=([.M82])*(0.639359760687662)+(-0.019962373867579)" office:value-type="float" office:value="-0.059885276044438" calcext:value-type="float">
            <text:p>-0.059885276</text:p>
          </table:table-cell>
          <table:table-cell table:formula="of:=([.L82])*(1.26097813916405)+(0.272428916854381)" office:value-type="float" office:value="0.272582756187359" calcext:value-type="float">
            <text:p>0.2725827562</text:p>
          </table:table-cell>
          <table:table-cell table:number-columns-repeated="1002"/>
        </table:table-row>
        <table:table-row table:style-name="ro1">
          <table:table-cell table:formula="of:=[Datos_Nao.A83]" office:value-type="float" office:value="0.00157659011892974" calcext:value-type="float">
            <text:p>0.0015765901</text:p>
          </table:table-cell>
          <table:table-cell table:formula="of:=[Datos_Nao.B83]" office:value-type="float" office:value="0.0608764737844467" calcext:value-type="float">
            <text:p>0.0608764738</text:p>
          </table:table-cell>
          <table:table-cell table:formula="of:=[Datos_Nao.C83]" office:value-type="float" office:value="0.0135737247765064" calcext:value-type="float">
            <text:p>0.0135737248</text:p>
          </table:table-cell>
          <table:table-cell table:formula="of:=[Datos_Nao.D83]" office:value-type="float" office:value="0.0871594026684761" calcext:value-type="float">
            <text:p>0.0871594027</text:p>
          </table:table-cell>
          <table:table-cell table:formula="of:=[Datos_Nao.E83]" office:value-type="float" office:value="-0.0218542832881212" calcext:value-type="float">
            <text:p>-0.0218542833</text:p>
          </table:table-cell>
          <table:table-cell table:formula="of:=[Datos_Nao.F83]" office:value-type="float" office:value="0.142752557992935" calcext:value-type="float">
            <text:p>0.142752558</text:p>
          </table:table-cell>
          <table:table-cell/>
          <table:table-cell table:formula="of:=[Datos_MoCap.A83]" office:value-type="float" office:value="0.011323" calcext:value-type="float">
            <text:p>0.011323</text:p>
          </table:table-cell>
          <table:table-cell table:formula="of:=[Datos_MoCap.B83]" office:value-type="float" office:value="0.067725" calcext:value-type="float">
            <text:p>0.067725</text:p>
          </table:table-cell>
          <table:table-cell table:formula="of:=[Datos_MoCap.C83]" office:value-type="float" office:value="0.199824" calcext:value-type="float">
            <text:p>0.199824</text:p>
          </table:table-cell>
          <table:table-cell table:formula="of:=[Datos_MoCap.D83]" office:value-type="float" office:value="0.003726" calcext:value-type="float">
            <text:p>0.003726</text:p>
          </table:table-cell>
          <table:table-cell table:formula="of:=[Datos_MoCap.F83]" office:value-type="float" office:value="0.000391" calcext:value-type="float">
            <text:p>0.000391</text:p>
          </table:table-cell>
          <table:table-cell table:formula="of:=[Datos_MoCap.E83]" office:value-type="float" office:value="-0.062482" calcext:value-type="float">
            <text:p>-0.062482</text:p>
          </table:table-cell>
          <table:table-cell/>
          <table:table-cell table:formula="of:=([.H83])*(-0.023914362365637)+(-0.0065790614509)" office:value-type="float" office:value="-0.00684984377596611" calcext:value-type="float">
            <text:p>-0.0068498438</text:p>
          </table:table-cell>
          <table:table-cell table:formula="of:=([.J83])*(-0.205408122286256)+(0.109782283331548)" office:value-type="float" office:value="0.0687368107038192" calcext:value-type="float">
            <text:p>0.0687368107</text:p>
          </table:table-cell>
          <table:table-cell table:formula="of:=([.I83])*(0.310792688230763)+(-0.016510592847898)" office:value-type="float" office:value="0.00453784196253042" calcext:value-type="float">
            <text:p>0.004537842</text:p>
          </table:table-cell>
          <table:table-cell table:formula="of:=[.H83]*-1" office:value-type="float" office:value="-0.011323" calcext:value-type="float">
            <text:p>-0.011323</text:p>
          </table:table-cell>
          <table:table-cell table:formula="of:=[.M83]*-1" office:value-type="float" office:value="0.062482" calcext:value-type="float">
            <text:p>0.062482</text:p>
          </table:table-cell>
          <table:table-cell table:formula="of:=([.K83])*(2.23435203765647)+(0.035482883974399)" office:value-type="float" office:value="0.043808079666707" calcext:value-type="float">
            <text:p>0.0438080797</text:p>
          </table:table-cell>
          <table:table-cell table:formula="of:=([.M83])*(0.639359760687662)+(-0.019962373867579)" office:value-type="float" office:value="-0.0599108504348655" calcext:value-type="float">
            <text:p>-0.0599108504</text:p>
          </table:table-cell>
          <table:table-cell table:formula="of:=([.L83])*(1.26097813916405)+(0.272428916854381)" office:value-type="float" office:value="0.272921959306794" calcext:value-type="float">
            <text:p>0.2729219593</text:p>
          </table:table-cell>
          <table:table-cell table:number-columns-repeated="1002"/>
        </table:table-row>
        <table:table-row table:style-name="ro1">
          <table:table-cell table:formula="of:=[Datos_Nao.A84]" office:value-type="float" office:value="0.00167693092953414" calcext:value-type="float">
            <text:p>0.0016769309</text:p>
          </table:table-cell>
          <table:table-cell table:formula="of:=[Datos_Nao.B84]" office:value-type="float" office:value="0.0608283840119839" calcext:value-type="float">
            <text:p>0.060828384</text:p>
          </table:table-cell>
          <table:table-cell table:formula="of:=[Datos_Nao.C84]" office:value-type="float" office:value="0.0142940357327461" calcext:value-type="float">
            <text:p>0.0142940357</text:p>
          </table:table-cell>
          <table:table-cell table:formula="of:=[Datos_Nao.D84]" office:value-type="float" office:value="0.0893039330840111" calcext:value-type="float">
            <text:p>0.0893039331</text:p>
          </table:table-cell>
          <table:table-cell table:formula="of:=[Datos_Nao.E84]" office:value-type="float" office:value="-0.0193303804844618" calcext:value-type="float">
            <text:p>-0.0193303805</text:p>
          </table:table-cell>
          <table:table-cell table:formula="of:=[Datos_Nao.F84]" office:value-type="float" office:value="0.14395309984684" calcext:value-type="float">
            <text:p>0.1439530998</text:p>
          </table:table-cell>
          <table:table-cell/>
          <table:table-cell table:formula="of:=[Datos_MoCap.A84]" office:value-type="float" office:value="0.011297" calcext:value-type="float">
            <text:p>0.011297</text:p>
          </table:table-cell>
          <table:table-cell table:formula="of:=[Datos_MoCap.B84]" office:value-type="float" office:value="0.067708" calcext:value-type="float">
            <text:p>0.067708</text:p>
          </table:table-cell>
          <table:table-cell table:formula="of:=[Datos_MoCap.C84]" office:value-type="float" office:value="0.199832" calcext:value-type="float">
            <text:p>0.199832</text:p>
          </table:table-cell>
          <table:table-cell table:formula="of:=[Datos_MoCap.D84]" office:value-type="float" office:value="0.003807" calcext:value-type="float">
            <text:p>0.003807</text:p>
          </table:table-cell>
          <table:table-cell table:formula="of:=[Datos_MoCap.F84]" office:value-type="float" office:value="0.000559" calcext:value-type="float">
            <text:p>0.000559</text:p>
          </table:table-cell>
          <table:table-cell table:formula="of:=[Datos_MoCap.E84]" office:value-type="float" office:value="-0.062497" calcext:value-type="float">
            <text:p>-0.062497</text:p>
          </table:table-cell>
          <table:table-cell/>
          <table:table-cell table:formula="of:=([.H84])*(-0.023914362365637)+(-0.0065790614509)" office:value-type="float" office:value="-0.0068492220025446" calcext:value-type="float">
            <text:p>-0.006849222</text:p>
          </table:table-cell>
          <table:table-cell table:formula="of:=([.J84])*(-0.205408122286256)+(0.109782283331548)" office:value-type="float" office:value="0.0687351674388409" calcext:value-type="float">
            <text:p>0.0687351674</text:p>
          </table:table-cell>
          <table:table-cell table:formula="of:=([.I84])*(0.310792688230763)+(-0.016510592847898)" office:value-type="float" office:value="0.0045325584868305" calcext:value-type="float">
            <text:p>0.0045325585</text:p>
          </table:table-cell>
          <table:table-cell table:formula="of:=[.H84]*-1" office:value-type="float" office:value="-0.011297" calcext:value-type="float">
            <text:p>-0.011297</text:p>
          </table:table-cell>
          <table:table-cell table:formula="of:=[.M84]*-1" office:value-type="float" office:value="0.062497" calcext:value-type="float">
            <text:p>0.062497</text:p>
          </table:table-cell>
          <table:table-cell table:formula="of:=([.K84])*(2.23435203765647)+(0.035482883974399)" office:value-type="float" office:value="0.0439890621817572" calcext:value-type="float">
            <text:p>0.0439890622</text:p>
          </table:table-cell>
          <table:table-cell table:formula="of:=([.M84])*(0.639359760687662)+(-0.019962373867579)" office:value-type="float" office:value="-0.0599204408312758" calcext:value-type="float">
            <text:p>-0.0599204408</text:p>
          </table:table-cell>
          <table:table-cell table:formula="of:=([.L84])*(1.26097813916405)+(0.272428916854381)" office:value-type="float" office:value="0.273133803634174" calcext:value-type="float">
            <text:p>0.2731338036</text:p>
          </table:table-cell>
          <table:table-cell table:number-columns-repeated="1002"/>
        </table:table-row>
        <table:table-row table:style-name="ro1">
          <table:table-cell table:formula="of:=[Datos_Nao.A85]" office:value-type="float" office:value="0.0018625051015988" calcext:value-type="float">
            <text:p>0.0018625051</text:p>
          </table:table-cell>
          <table:table-cell table:formula="of:=[Datos_Nao.B85]" office:value-type="float" office:value="0.0607100240886212" calcext:value-type="float">
            <text:p>0.0607100241</text:p>
          </table:table-cell>
          <table:table-cell table:formula="of:=[Datos_Nao.C85]" office:value-type="float" office:value="0.0158168599009514" calcext:value-type="float">
            <text:p>0.0158168599</text:p>
          </table:table-cell>
          <table:table-cell table:formula="of:=[Datos_Nao.D85]" office:value-type="float" office:value="0.0936425924301148" calcext:value-type="float">
            <text:p>0.0936425924</text:p>
          </table:table-cell>
          <table:table-cell table:formula="of:=[Datos_Nao.E85]" office:value-type="float" office:value="-0.0141292633488774" calcext:value-type="float">
            <text:p>-0.0141292633</text:p>
          </table:table-cell>
          <table:table-cell table:formula="of:=[Datos_Nao.F85]" office:value-type="float" office:value="0.146421700716019" calcext:value-type="float">
            <text:p>0.1464217007</text:p>
          </table:table-cell>
          <table:table-cell/>
          <table:table-cell table:formula="of:=[Datos_MoCap.A85]" office:value-type="float" office:value="0.011274" calcext:value-type="float">
            <text:p>0.011274</text:p>
          </table:table-cell>
          <table:table-cell table:formula="of:=[Datos_MoCap.B85]" office:value-type="float" office:value="0.067731" calcext:value-type="float">
            <text:p>0.067731</text:p>
          </table:table-cell>
          <table:table-cell table:formula="of:=[Datos_MoCap.C85]" office:value-type="float" office:value="0.199822" calcext:value-type="float">
            <text:p>0.199822</text:p>
          </table:table-cell>
          <table:table-cell table:formula="of:=[Datos_MoCap.D85]" office:value-type="float" office:value="0.003653" calcext:value-type="float">
            <text:p>0.003653</text:p>
          </table:table-cell>
          <table:table-cell table:formula="of:=[Datos_MoCap.F85]" office:value-type="float" office:value="0.000716" calcext:value-type="float">
            <text:p>0.000716</text:p>
          </table:table-cell>
          <table:table-cell table:formula="of:=[Datos_MoCap.E85]" office:value-type="float" office:value="-0.062543" calcext:value-type="float">
            <text:p>-0.062543</text:p>
          </table:table-cell>
          <table:table-cell/>
          <table:table-cell table:formula="of:=([.H85])*(-0.023914362365637)+(-0.0065790614509)" office:value-type="float" office:value="-0.00684867197221019" calcext:value-type="float">
            <text:p>-0.006848672</text:p>
          </table:table-cell>
          <table:table-cell table:formula="of:=([.J85])*(-0.205408122286256)+(0.109782283331548)" office:value-type="float" office:value="0.0687372215200638" calcext:value-type="float">
            <text:p>0.0687372215</text:p>
          </table:table-cell>
          <table:table-cell table:formula="of:=([.I85])*(0.310792688230763)+(-0.016510592847898)" office:value-type="float" office:value="0.00453970671865981" calcext:value-type="float">
            <text:p>0.0045397067</text:p>
          </table:table-cell>
          <table:table-cell table:formula="of:=[.H85]*-1" office:value-type="float" office:value="-0.011274" calcext:value-type="float">
            <text:p>-0.011274</text:p>
          </table:table-cell>
          <table:table-cell table:formula="of:=[.M85]*-1" office:value-type="float" office:value="0.062543" calcext:value-type="float">
            <text:p>0.062543</text:p>
          </table:table-cell>
          <table:table-cell table:formula="of:=([.K85])*(2.23435203765647)+(0.035482883974399)" office:value-type="float" office:value="0.0436449719679581" calcext:value-type="float">
            <text:p>0.043644972</text:p>
          </table:table-cell>
          <table:table-cell table:formula="of:=([.M85])*(0.639359760687662)+(-0.019962373867579)" office:value-type="float" office:value="-0.0599498513802675" calcext:value-type="float">
            <text:p>-0.0599498514</text:p>
          </table:table-cell>
          <table:table-cell table:formula="of:=([.L85])*(1.26097813916405)+(0.272428916854381)" office:value-type="float" office:value="0.273331777202022" calcext:value-type="float">
            <text:p>0.2733317772</text:p>
          </table:table-cell>
          <table:table-cell table:number-columns-repeated="1002"/>
        </table:table-row>
        <table:table-row table:style-name="ro1">
          <table:table-cell table:formula="of:=[Datos_Nao.A86]" office:value-type="float" office:value="0.00194747187197208" calcext:value-type="float">
            <text:p>0.0019474719</text:p>
          </table:table-cell>
          <table:table-cell table:formula="of:=[Datos_Nao.B86]" office:value-type="float" office:value="0.0606394745409489" calcext:value-type="float">
            <text:p>0.0606394745</text:p>
          </table:table-cell>
          <table:table-cell table:formula="of:=[Datos_Nao.C86]" office:value-type="float" office:value="0.0166194513440132" calcext:value-type="float">
            <text:p>0.0166194513</text:p>
          </table:table-cell>
          <table:table-cell table:formula="of:=[Datos_Nao.D86]" office:value-type="float" office:value="0.0958354994654656" calcext:value-type="float">
            <text:p>0.0958354995</text:p>
          </table:table-cell>
          <table:table-cell table:formula="of:=[Datos_Nao.E86]" office:value-type="float" office:value="-0.011456249281764" calcext:value-type="float">
            <text:p>-0.0114562493</text:p>
          </table:table-cell>
          <table:table-cell table:formula="of:=[Datos_Nao.F86]" office:value-type="float" office:value="0.147688627243042" calcext:value-type="float">
            <text:p>0.1476886272</text:p>
          </table:table-cell>
          <table:table-cell/>
          <table:table-cell table:formula="of:=[Datos_MoCap.A86]" office:value-type="float" office:value="0.011259" calcext:value-type="float">
            <text:p>0.011259</text:p>
          </table:table-cell>
          <table:table-cell table:formula="of:=[Datos_MoCap.B86]" office:value-type="float" office:value="0.06775" calcext:value-type="float">
            <text:p>0.06775</text:p>
          </table:table-cell>
          <table:table-cell table:formula="of:=[Datos_MoCap.C86]" office:value-type="float" office:value="0.199794" calcext:value-type="float">
            <text:p>0.199794</text:p>
          </table:table-cell>
          <table:table-cell table:formula="of:=[Datos_MoCap.D86]" office:value-type="float" office:value="0.003518" calcext:value-type="float">
            <text:p>0.003518</text:p>
          </table:table-cell>
          <table:table-cell table:formula="of:=[Datos_MoCap.F86]" office:value-type="float" office:value="0.000852" calcext:value-type="float">
            <text:p>0.000852</text:p>
          </table:table-cell>
          <table:table-cell table:formula="of:=[Datos_MoCap.E86]" office:value-type="float" office:value="-0.062561" calcext:value-type="float">
            <text:p>-0.062561</text:p>
          </table:table-cell>
          <table:table-cell/>
          <table:table-cell table:formula="of:=([.H86])*(-0.023914362365637)+(-0.0065790614509)" office:value-type="float" office:value="-0.00684831325677471" calcext:value-type="float">
            <text:p>-0.0068483133</text:p>
          </table:table-cell>
          <table:table-cell table:formula="of:=([.J86])*(-0.205408122286256)+(0.109782283331548)" office:value-type="float" office:value="0.0687429729474878" calcext:value-type="float">
            <text:p>0.0687429729</text:p>
          </table:table-cell>
          <table:table-cell table:formula="of:=([.I86])*(0.310792688230763)+(-0.016510592847898)" office:value-type="float" office:value="0.00454561177973619" calcext:value-type="float">
            <text:p>0.0045456118</text:p>
          </table:table-cell>
          <table:table-cell table:formula="of:=[.H86]*-1" office:value-type="float" office:value="-0.011259" calcext:value-type="float">
            <text:p>-0.011259</text:p>
          </table:table-cell>
          <table:table-cell table:formula="of:=[.M86]*-1" office:value-type="float" office:value="0.062561" calcext:value-type="float">
            <text:p>0.062561</text:p>
          </table:table-cell>
          <table:table-cell table:formula="of:=([.K86])*(2.23435203765647)+(0.035482883974399)" office:value-type="float" office:value="0.0433433344428745" calcext:value-type="float">
            <text:p>0.0433433344</text:p>
          </table:table-cell>
          <table:table-cell table:formula="of:=([.M86])*(0.639359760687662)+(-0.019962373867579)" office:value-type="float" office:value="-0.0599613598559598" calcext:value-type="float">
            <text:p>-0.0599613599</text:p>
          </table:table-cell>
          <table:table-cell table:formula="of:=([.L86])*(1.26097813916405)+(0.272428916854381)" office:value-type="float" office:value="0.273503270228949" calcext:value-type="float">
            <text:p>0.2735032702</text:p>
          </table:table-cell>
          <table:table-cell table:number-columns-repeated="1002"/>
        </table:table-row>
        <table:table-row table:style-name="ro1">
          <table:table-cell table:formula="of:=[Datos_Nao.A87]" office:value-type="float" office:value="-0.00500888982787728" calcext:value-type="float">
            <text:p>-0.0050088898</text:p>
          </table:table-cell>
          <table:table-cell table:formula="of:=[Datos_Nao.B87]" office:value-type="float" office:value="0.120746403932571" calcext:value-type="float">
            <text:p>0.1207464039</text:p>
          </table:table-cell>
          <table:table-cell table:formula="of:=[Datos_Nao.C87]" office:value-type="float" office:value="0.0174495279788971" calcext:value-type="float">
            <text:p>0.017449528</text:p>
          </table:table-cell>
          <table:table-cell table:formula="of:=[Datos_Nao.D87]" office:value-type="float" office:value="0.0980432853102684" calcext:value-type="float">
            <text:p>0.0980432853</text:p>
          </table:table-cell>
          <table:table-cell table:formula="of:=[Datos_Nao.E87]" office:value-type="float" office:value="-0.00873827282339335" calcext:value-type="float">
            <text:p>-0.0087382728</text:p>
          </table:table-cell>
          <table:table-cell table:formula="of:=[Datos_Nao.F87]" office:value-type="float" office:value="0.29881164431572" calcext:value-type="float">
            <text:p>0.2988116443</text:p>
          </table:table-cell>
          <table:table-cell/>
          <table:table-cell table:formula="of:=[Datos_MoCap.A87]" office:value-type="float" office:value="0.011255" calcext:value-type="float">
            <text:p>0.011255</text:p>
          </table:table-cell>
          <table:table-cell table:formula="of:=[Datos_MoCap.B87]" office:value-type="float" office:value="0.067772" calcext:value-type="float">
            <text:p>0.067772</text:p>
          </table:table-cell>
          <table:table-cell table:formula="of:=[Datos_MoCap.C87]" office:value-type="float" office:value="0.199741" calcext:value-type="float">
            <text:p>0.199741</text:p>
          </table:table-cell>
          <table:table-cell table:formula="of:=[Datos_MoCap.D87]" office:value-type="float" office:value="0.003106" calcext:value-type="float">
            <text:p>0.003106</text:p>
          </table:table-cell>
          <table:table-cell table:formula="of:=[Datos_MoCap.F87]" office:value-type="float" office:value="0.000849" calcext:value-type="float">
            <text:p>0.000849</text:p>
          </table:table-cell>
          <table:table-cell table:formula="of:=[Datos_MoCap.E87]" office:value-type="float" office:value="-0.0626" calcext:value-type="float">
            <text:p>-0.0626</text:p>
          </table:table-cell>
          <table:table-cell/>
          <table:table-cell table:formula="of:=([.H87])*(-0.023914362365637)+(-0.0065790614509)" office:value-type="float" office:value="-0.00684821759932524" calcext:value-type="float">
            <text:p>-0.0068482176</text:p>
          </table:table-cell>
          <table:table-cell table:formula="of:=([.J87])*(-0.205408122286256)+(0.109782283331548)" office:value-type="float" office:value="0.068753859577969" calcext:value-type="float">
            <text:p>0.0687538596</text:p>
          </table:table-cell>
          <table:table-cell table:formula="of:=([.I87])*(0.310792688230763)+(-0.016510592847898)" office:value-type="float" office:value="0.00455244921887727" calcext:value-type="float">
            <text:p>0.0045524492</text:p>
          </table:table-cell>
          <table:table-cell table:formula="of:=[.H87]*-1" office:value-type="float" office:value="-0.011255" calcext:value-type="float">
            <text:p>-0.011255</text:p>
          </table:table-cell>
          <table:table-cell table:formula="of:=[.M87]*-1" office:value-type="float" office:value="0.0626" calcext:value-type="float">
            <text:p>0.0626</text:p>
          </table:table-cell>
          <table:table-cell table:formula="of:=([.K87])*(2.23435203765647)+(0.035482883974399)" office:value-type="float" office:value="0.04242278140336" calcext:value-type="float">
            <text:p>0.0424227814</text:p>
          </table:table-cell>
          <table:table-cell table:formula="of:=([.M87])*(0.639359760687662)+(-0.019962373867579)" office:value-type="float" office:value="-0.0599862948866267" calcext:value-type="float">
            <text:p>-0.0599862949</text:p>
          </table:table-cell>
          <table:table-cell table:formula="of:=([.L87])*(1.26097813916405)+(0.272428916854381)" office:value-type="float" office:value="0.273499487294531" calcext:value-type="float">
            <text:p>0.2734994873</text:p>
          </table:table-cell>
          <table:table-cell table:number-columns-repeated="1002"/>
        </table:table-row>
        <table:table-row table:style-name="ro1">
          <table:table-cell table:formula="of:=[Datos_Nao.A88]" office:value-type="float" office:value="-0.00482456292957068" calcext:value-type="float">
            <text:p>-0.0048245629</text:p>
          </table:table-cell>
          <table:table-cell table:formula="of:=[Datos_Nao.B88]" office:value-type="float" office:value="0.120394967496395" calcext:value-type="float">
            <text:p>0.1203949675</text:p>
          </table:table-cell>
          <table:table-cell table:formula="of:=[Datos_Nao.C88]" office:value-type="float" office:value="0.0191917084157467" calcext:value-type="float">
            <text:p>0.0191917084</text:p>
          </table:table-cell>
          <table:table-cell table:formula="of:=[Datos_Nao.D88]" office:value-type="float" office:value="0.102501846849918" calcext:value-type="float">
            <text:p>0.1025018468</text:p>
          </table:table-cell>
          <table:table-cell table:formula="of:=[Datos_Nao.E88]" office:value-type="float" office:value="-0.00317581230774522" calcext:value-type="float">
            <text:p>-0.0031758123</text:p>
          </table:table-cell>
          <table:table-cell table:formula="of:=[Datos_Nao.F88]" office:value-type="float" office:value="0.303549736738205" calcext:value-type="float">
            <text:p>0.3035497367</text:p>
          </table:table-cell>
          <table:table-cell/>
          <table:table-cell table:formula="of:=[Datos_MoCap.A88]" office:value-type="float" office:value="0.011265" calcext:value-type="float">
            <text:p>0.011265</text:p>
          </table:table-cell>
          <table:table-cell table:formula="of:=[Datos_MoCap.B88]" office:value-type="float" office:value="0.067804" calcext:value-type="float">
            <text:p>0.067804</text:p>
          </table:table-cell>
          <table:table-cell table:formula="of:=[Datos_MoCap.C88]" office:value-type="float" office:value="0.199709" calcext:value-type="float">
            <text:p>0.199709</text:p>
          </table:table-cell>
          <table:table-cell table:formula="of:=[Datos_MoCap.D88]" office:value-type="float" office:value="0.002823" calcext:value-type="float">
            <text:p>0.002823</text:p>
          </table:table-cell>
          <table:table-cell table:formula="of:=[Datos_MoCap.F88]" office:value-type="float" office:value="0.000741" calcext:value-type="float">
            <text:p>0.000741</text:p>
          </table:table-cell>
          <table:table-cell table:formula="of:=[Datos_MoCap.E88]" office:value-type="float" office:value="-0.062614" calcext:value-type="float">
            <text:p>-0.062614</text:p>
          </table:table-cell>
          <table:table-cell/>
          <table:table-cell table:formula="of:=([.H88])*(-0.023914362365637)+(-0.0065790614509)" office:value-type="float" office:value="-0.0068484567429489" calcext:value-type="float">
            <text:p>-0.0068484567</text:p>
          </table:table-cell>
          <table:table-cell table:formula="of:=([.J88])*(-0.205408122286256)+(0.109782283331548)" office:value-type="float" office:value="0.0687604326378821" calcext:value-type="float">
            <text:p>0.0687604326</text:p>
          </table:table-cell>
          <table:table-cell table:formula="of:=([.I88])*(0.310792688230763)+(-0.016510592847898)" office:value-type="float" office:value="0.00456239458490065" calcext:value-type="float">
            <text:p>0.0045623946</text:p>
          </table:table-cell>
          <table:table-cell table:formula="of:=[.H88]*-1" office:value-type="float" office:value="-0.011265" calcext:value-type="float">
            <text:p>-0.011265</text:p>
          </table:table-cell>
          <table:table-cell table:formula="of:=[.M88]*-1" office:value-type="float" office:value="0.062614" calcext:value-type="float">
            <text:p>0.062614</text:p>
          </table:table-cell>
          <table:table-cell table:formula="of:=([.K88])*(2.23435203765647)+(0.035482883974399)" office:value-type="float" office:value="0.0417904597767032" calcext:value-type="float">
            <text:p>0.0417904598</text:p>
          </table:table-cell>
          <table:table-cell table:formula="of:=([.M88])*(0.639359760687662)+(-0.019962373867579)" office:value-type="float" office:value="-0.0599952459232763" calcext:value-type="float">
            <text:p>-0.0599952459</text:p>
          </table:table-cell>
          <table:table-cell table:formula="of:=([.L88])*(1.26097813916405)+(0.272428916854381)" office:value-type="float" office:value="0.273363301655502" calcext:value-type="float">
            <text:p>0.2733633017</text:p>
          </table:table-cell>
          <table:table-cell table:number-columns-repeated="1002"/>
        </table:table-row>
        <table:table-row table:style-name="ro1">
          <table:table-cell table:formula="of:=[Datos_Nao.A89]" office:value-type="float" office:value="-0.00468026846647263" calcext:value-type="float">
            <text:p>-0.0046802685</text:p>
          </table:table-cell>
          <table:table-cell table:formula="of:=[Datos_Nao.B89]" office:value-type="float" office:value="0.119977064430714" calcext:value-type="float">
            <text:p>0.1199770644</text:p>
          </table:table-cell>
          <table:table-cell table:formula="of:=[Datos_Nao.C89]" office:value-type="float" office:value="0.0210419669747353" calcext:value-type="float">
            <text:p>0.021041967</text:p>
          </table:table-cell>
          <table:table-cell table:formula="of:=[Datos_Nao.D89]" office:value-type="float" office:value="0.107012875378132" calcext:value-type="float">
            <text:p>0.1070128754</text:p>
          </table:table-cell>
          <table:table-cell table:formula="of:=[Datos_Nao.E89]" office:value-type="float" office:value="0.00254014017991722" calcext:value-type="float">
            <text:p>0.0025401402</text:p>
          </table:table-cell>
          <table:table-cell table:formula="of:=[Datos_Nao.F89]" office:value-type="float" office:value="0.308372169733047" calcext:value-type="float">
            <text:p>0.3083721697</text:p>
          </table:table-cell>
          <table:table-cell/>
          <table:table-cell table:formula="of:=[Datos_MoCap.A89]" office:value-type="float" office:value="0.011262" calcext:value-type="float">
            <text:p>0.011262</text:p>
          </table:table-cell>
          <table:table-cell table:formula="of:=[Datos_MoCap.B89]" office:value-type="float" office:value="0.067833" calcext:value-type="float">
            <text:p>0.067833</text:p>
          </table:table-cell>
          <table:table-cell table:formula="of:=[Datos_MoCap.C89]" office:value-type="float" office:value="0.199688" calcext:value-type="float">
            <text:p>0.199688</text:p>
          </table:table-cell>
          <table:table-cell table:formula="of:=[Datos_MoCap.D89]" office:value-type="float" office:value="0.002698" calcext:value-type="float">
            <text:p>0.002698</text:p>
          </table:table-cell>
          <table:table-cell table:formula="of:=[Datos_MoCap.F89]" office:value-type="float" office:value="0.0008" calcext:value-type="float">
            <text:p>0.0008</text:p>
          </table:table-cell>
          <table:table-cell table:formula="of:=[Datos_MoCap.E89]" office:value-type="float" office:value="-0.062623" calcext:value-type="float">
            <text:p>-0.062623</text:p>
          </table:table-cell>
          <table:table-cell/>
          <table:table-cell table:formula="of:=([.H89])*(-0.023914362365637)+(-0.0065790614509)" office:value-type="float" office:value="-0.0068483849998618" calcext:value-type="float">
            <text:p>-0.006848385</text:p>
          </table:table-cell>
          <table:table-cell table:formula="of:=([.J89])*(-0.205408122286256)+(0.109782283331548)" office:value-type="float" office:value="0.0687647462084501" calcext:value-type="float">
            <text:p>0.0687647462</text:p>
          </table:table-cell>
          <table:table-cell table:formula="of:=([.I89])*(0.310792688230763)+(-0.016510592847898)" office:value-type="float" office:value="0.00457140757285934" calcext:value-type="float">
            <text:p>0.0045714076</text:p>
          </table:table-cell>
          <table:table-cell table:formula="of:=[.H89]*-1" office:value-type="float" office:value="-0.011262" calcext:value-type="float">
            <text:p>-0.011262</text:p>
          </table:table-cell>
          <table:table-cell table:formula="of:=[.M89]*-1" office:value-type="float" office:value="0.062623" calcext:value-type="float">
            <text:p>0.062623</text:p>
          </table:table-cell>
          <table:table-cell table:formula="of:=([.K89])*(2.23435203765647)+(0.035482883974399)" office:value-type="float" office:value="0.0415111657719962" calcext:value-type="float">
            <text:p>0.0415111658</text:p>
          </table:table-cell>
          <table:table-cell table:formula="of:=([.M89])*(0.639359760687662)+(-0.019962373867579)" office:value-type="float" office:value="-0.0600010001611225" calcext:value-type="float">
            <text:p>-0.0600010002</text:p>
          </table:table-cell>
          <table:table-cell table:formula="of:=([.L89])*(1.26097813916405)+(0.272428916854381)" office:value-type="float" office:value="0.273437699365712" calcext:value-type="float">
            <text:p>0.2734376994</text:p>
          </table:table-cell>
          <table:table-cell table:number-columns-repeated="1002"/>
        </table:table-row>
        <table:table-row table:style-name="ro1">
          <table:table-cell table:formula="of:=[Datos_Nao.A90]" office:value-type="float" office:value="-0.0045766644179821" calcext:value-type="float">
            <text:p>-0.0045766644</text:p>
          </table:table-cell>
          <table:table-cell table:formula="of:=[Datos_Nao.B90]" office:value-type="float" office:value="0.119492009282112" calcext:value-type="float">
            <text:p>0.1194920093</text:p>
          </table:table-cell>
          <table:table-cell table:formula="of:=[Datos_Nao.C90]" office:value-type="float" office:value="0.0229979418218136" calcext:value-type="float">
            <text:p>0.0229979418</text:p>
          </table:table-cell>
          <table:table-cell table:formula="of:=[Datos_Nao.D90]" office:value-type="float" office:value="0.111571498215199" calcext:value-type="float">
            <text:p>0.1115714982</text:p>
          </table:table-cell>
          <table:table-cell table:formula="of:=[Datos_Nao.E90]" office:value-type="float" office:value="0.00839174818247557" calcext:value-type="float">
            <text:p>0.0083917482</text:p>
          </table:table-cell>
          <table:table-cell table:formula="of:=[Datos_Nao.F90]" office:value-type="float" office:value="0.313267201185226" calcext:value-type="float">
            <text:p>0.3132672012</text:p>
          </table:table-cell>
          <table:table-cell/>
          <table:table-cell table:formula="of:=[Datos_MoCap.A90]" office:value-type="float" office:value="0.011256" calcext:value-type="float">
            <text:p>0.011256</text:p>
          </table:table-cell>
          <table:table-cell table:formula="of:=[Datos_MoCap.B90]" office:value-type="float" office:value="0.06783" calcext:value-type="float">
            <text:p>0.06783</text:p>
          </table:table-cell>
          <table:table-cell table:formula="of:=[Datos_MoCap.C90]" office:value-type="float" office:value="0.199677" calcext:value-type="float">
            <text:p>0.199677</text:p>
          </table:table-cell>
          <table:table-cell table:formula="of:=[Datos_MoCap.D90]" office:value-type="float" office:value="0.002582" calcext:value-type="float">
            <text:p>0.002582</text:p>
          </table:table-cell>
          <table:table-cell table:formula="of:=[Datos_MoCap.F90]" office:value-type="float" office:value="0.00085" calcext:value-type="float">
            <text:p>0.00085</text:p>
          </table:table-cell>
          <table:table-cell table:formula="of:=[Datos_MoCap.E90]" office:value-type="float" office:value="-0.062644" calcext:value-type="float">
            <text:p>-0.062644</text:p>
          </table:table-cell>
          <table:table-cell/>
          <table:table-cell table:formula="of:=([.H90])*(-0.023914362365637)+(-0.0065790614509)" office:value-type="float" office:value="-0.00684824151368761" calcext:value-type="float">
            <text:p>-0.0068482415</text:p>
          </table:table-cell>
          <table:table-cell table:formula="of:=([.J90])*(-0.205408122286256)+(0.109782283331548)" office:value-type="float" office:value="0.0687670056977953" calcext:value-type="float">
            <text:p>0.0687670057</text:p>
          </table:table-cell>
          <table:table-cell table:formula="of:=([.I90])*(0.310792688230763)+(-0.016510592847898)" office:value-type="float" office:value="0.00457047519479465" calcext:value-type="float">
            <text:p>0.0045704752</text:p>
          </table:table-cell>
          <table:table-cell table:formula="of:=[.H90]*-1" office:value-type="float" office:value="-0.011256" calcext:value-type="float">
            <text:p>-0.011256</text:p>
          </table:table-cell>
          <table:table-cell table:formula="of:=[.M90]*-1" office:value-type="float" office:value="0.062644" calcext:value-type="float">
            <text:p>0.062644</text:p>
          </table:table-cell>
          <table:table-cell table:formula="of:=([.K90])*(2.23435203765647)+(0.035482883974399)" office:value-type="float" office:value="0.041251980935628" calcext:value-type="float">
            <text:p>0.0412519809</text:p>
          </table:table-cell>
          <table:table-cell table:formula="of:=([.M90])*(0.639359760687662)+(-0.019962373867579)" office:value-type="float" office:value="-0.0600144267160969" calcext:value-type="float">
            <text:p>-0.0600144267</text:p>
          </table:table-cell>
          <table:table-cell table:formula="of:=([.L90])*(1.26097813916405)+(0.272428916854381)" office:value-type="float" office:value="0.27350074827267" calcext:value-type="float">
            <text:p>0.2735007483</text:p>
          </table:table-cell>
          <table:table-cell table:number-columns-repeated="1002"/>
        </table:table-row>
        <table:table-row table:style-name="ro1">
          <table:table-cell table:formula="of:=[Datos_Nao.A91]" office:value-type="float" office:value="-0.00451404694467783" calcext:value-type="float">
            <text:p>-0.0045140469</text:p>
          </table:table-cell>
          <table:table-cell table:formula="of:=[Datos_Nao.B91]" office:value-type="float" office:value="0.118939459323883" calcext:value-type="float">
            <text:p>0.1189394593</text:p>
          </table:table-cell>
          <table:table-cell table:formula="of:=[Datos_Nao.C91]" office:value-type="float" office:value="0.0250563360750675" calcext:value-type="float">
            <text:p>0.0250563361</text:p>
          </table:table-cell>
          <table:table-cell table:formula="of:=[Datos_Nao.D91]" office:value-type="float" office:value="0.116171970963478" calcext:value-type="float">
            <text:p>0.116171971</text:p>
          </table:table-cell>
          <table:table-cell table:formula="of:=[Datos_Nao.E91]" office:value-type="float" office:value="0.0143612353131175" calcext:value-type="float">
            <text:p>0.0143612353</text:p>
          </table:table-cell>
          <table:table-cell table:formula="of:=[Datos_Nao.F91]" office:value-type="float" office:value="0.318222612142563" calcext:value-type="float">
            <text:p>0.3182226121</text:p>
          </table:table-cell>
          <table:table-cell/>
          <table:table-cell table:formula="of:=[Datos_MoCap.A91]" office:value-type="float" office:value="0.011246" calcext:value-type="float">
            <text:p>0.011246</text:p>
          </table:table-cell>
          <table:table-cell table:formula="of:=[Datos_MoCap.B91]" office:value-type="float" office:value="0.067856" calcext:value-type="float">
            <text:p>0.067856</text:p>
          </table:table-cell>
          <table:table-cell table:formula="of:=[Datos_MoCap.C91]" office:value-type="float" office:value="0.199666" calcext:value-type="float">
            <text:p>0.199666</text:p>
          </table:table-cell>
          <table:table-cell table:formula="of:=[Datos_MoCap.D91]" office:value-type="float" office:value="0.002484" calcext:value-type="float">
            <text:p>0.002484</text:p>
          </table:table-cell>
          <table:table-cell table:formula="of:=[Datos_MoCap.F91]" office:value-type="float" office:value="0.000899" calcext:value-type="float">
            <text:p>0.000899</text:p>
          </table:table-cell>
          <table:table-cell table:formula="of:=[Datos_MoCap.E91]" office:value-type="float" office:value="-0.062611" calcext:value-type="float">
            <text:p>-0.062611</text:p>
          </table:table-cell>
          <table:table-cell/>
          <table:table-cell table:formula="of:=([.H91])*(-0.023914362365637)+(-0.0065790614509)" office:value-type="float" office:value="-0.00684800237006395" calcext:value-type="float">
            <text:p>-0.0068480024</text:p>
          </table:table-cell>
          <table:table-cell table:formula="of:=([.J91])*(-0.205408122286256)+(0.109782283331548)" office:value-type="float" office:value="0.0687692651871404" calcext:value-type="float">
            <text:p>0.0687692652</text:p>
          </table:table-cell>
          <table:table-cell table:formula="of:=([.I91])*(0.310792688230763)+(-0.016510592847898)" office:value-type="float" office:value="0.00457855580468865" calcext:value-type="float">
            <text:p>0.0045785558</text:p>
          </table:table-cell>
          <table:table-cell table:formula="of:=[.H91]*-1" office:value-type="float" office:value="-0.011246" calcext:value-type="float">
            <text:p>-0.011246</text:p>
          </table:table-cell>
          <table:table-cell table:formula="of:=[.M91]*-1" office:value-type="float" office:value="0.062611" calcext:value-type="float">
            <text:p>0.062611</text:p>
          </table:table-cell>
          <table:table-cell table:formula="of:=([.K91])*(2.23435203765647)+(0.035482883974399)" office:value-type="float" office:value="0.0410330144359377" calcext:value-type="float">
            <text:p>0.0410330144</text:p>
          </table:table-cell>
          <table:table-cell table:formula="of:=([.M91])*(0.639359760687662)+(-0.019962373867579)" office:value-type="float" office:value="-0.0599933278439942" calcext:value-type="float">
            <text:p>-0.0599933278</text:p>
          </table:table-cell>
          <table:table-cell table:formula="of:=([.L91])*(1.26097813916405)+(0.272428916854381)" office:value-type="float" office:value="0.27356253620149" calcext:value-type="float">
            <text:p>0.2735625362</text:p>
          </table:table-cell>
          <table:table-cell table:number-columns-repeated="1002"/>
        </table:table-row>
        <table:table-row table:style-name="ro1">
          <table:table-cell table:formula="of:=[Datos_Nao.A92]" office:value-type="float" office:value="-0.004492511972785" calcext:value-type="float">
            <text:p>-0.004492512</text:p>
          </table:table-cell>
          <table:table-cell table:formula="of:=[Datos_Nao.B92]" office:value-type="float" office:value="0.118319943547249" calcext:value-type="float">
            <text:p>0.1183199435</text:p>
          </table:table-cell>
          <table:table-cell table:formula="of:=[Datos_Nao.C92]" office:value-type="float" office:value="0.0272130593657494" calcext:value-type="float">
            <text:p>0.0272130594</text:p>
          </table:table-cell>
          <table:table-cell table:formula="of:=[Datos_Nao.D92]" office:value-type="float" office:value="0.120809070765972" calcext:value-type="float">
            <text:p>0.1208090708</text:p>
          </table:table-cell>
          <table:table-cell table:formula="of:=[Datos_Nao.E92]" office:value-type="float" office:value="0.0204306803643703" calcext:value-type="float">
            <text:p>0.0204306804</text:p>
          </table:table-cell>
          <table:table-cell table:formula="of:=[Datos_Nao.F92]" office:value-type="float" office:value="0.323226302862167" calcext:value-type="float">
            <text:p>0.3232263029</text:p>
          </table:table-cell>
          <table:table-cell/>
          <table:table-cell table:formula="of:=[Datos_MoCap.A92]" office:value-type="float" office:value="0.011233" calcext:value-type="float">
            <text:p>0.011233</text:p>
          </table:table-cell>
          <table:table-cell table:formula="of:=[Datos_MoCap.B92]" office:value-type="float" office:value="0.067867" calcext:value-type="float">
            <text:p>0.067867</text:p>
          </table:table-cell>
          <table:table-cell table:formula="of:=[Datos_MoCap.C92]" office:value-type="float" office:value="0.199662" calcext:value-type="float">
            <text:p>0.199662</text:p>
          </table:table-cell>
          <table:table-cell table:formula="of:=[Datos_MoCap.D92]" office:value-type="float" office:value="0.002381" calcext:value-type="float">
            <text:p>0.002381</text:p>
          </table:table-cell>
          <table:table-cell table:formula="of:=[Datos_MoCap.F92]" office:value-type="float" office:value="0.000904" calcext:value-type="float">
            <text:p>0.000904</text:p>
          </table:table-cell>
          <table:table-cell table:formula="of:=[Datos_MoCap.E92]" office:value-type="float" office:value="-0.062606" calcext:value-type="float">
            <text:p>-0.062606</text:p>
          </table:table-cell>
          <table:table-cell/>
          <table:table-cell table:formula="of:=([.H92])*(-0.023914362365637)+(-0.0065790614509)" office:value-type="float" office:value="-0.0068476914833532" calcext:value-type="float">
            <text:p>-0.0068476915</text:p>
          </table:table-cell>
          <table:table-cell table:formula="of:=([.J92])*(-0.205408122286256)+(0.109782283331548)" office:value-type="float" office:value="0.0687700868196296" calcext:value-type="float">
            <text:p>0.0687700868</text:p>
          </table:table-cell>
          <table:table-cell table:formula="of:=([.I92])*(0.310792688230763)+(-0.016510592847898)" office:value-type="float" office:value="0.00458197452425919" calcext:value-type="float">
            <text:p>0.0045819745</text:p>
          </table:table-cell>
          <table:table-cell table:formula="of:=[.H92]*-1" office:value-type="float" office:value="-0.011233" calcext:value-type="float">
            <text:p>-0.011233</text:p>
          </table:table-cell>
          <table:table-cell table:formula="of:=[.M92]*-1" office:value-type="float" office:value="0.062606" calcext:value-type="float">
            <text:p>0.062606</text:p>
          </table:table-cell>
          <table:table-cell table:formula="of:=([.K92])*(2.23435203765647)+(0.035482883974399)" office:value-type="float" office:value="0.0408028761760591" calcext:value-type="float">
            <text:p>0.0408028762</text:p>
          </table:table-cell>
          <table:table-cell table:formula="of:=([.M92])*(0.639359760687662)+(-0.019962373867579)" office:value-type="float" office:value="-0.0599901310451908" calcext:value-type="float">
            <text:p>-0.059990131</text:p>
          </table:table-cell>
          <table:table-cell table:formula="of:=([.L92])*(1.26097813916405)+(0.272428916854381)" office:value-type="float" office:value="0.273568841092185" calcext:value-type="float">
            <text:p>0.2735688411</text:p>
          </table:table-cell>
          <table:table-cell table:number-columns-repeated="1002"/>
        </table:table-row>
        <table:table-row table:style-name="ro1">
          <table:table-cell table:formula="of:=[Datos_Nao.A93]" office:value-type="float" office:value="-0.00451179128140211" calcext:value-type="float">
            <text:p>-0.0045117913</text:p>
          </table:table-cell>
          <table:table-cell table:formula="of:=[Datos_Nao.B93]" office:value-type="float" office:value="0.117634274065495" calcext:value-type="float">
            <text:p>0.1176342741</text:p>
          </table:table-cell>
          <table:table-cell table:formula="of:=[Datos_Nao.C93]" office:value-type="float" office:value="0.0294628888368607" calcext:value-type="float">
            <text:p>0.0294628888</text:p>
          </table:table-cell>
          <table:table-cell table:formula="of:=[Datos_Nao.D93]" office:value-type="float" office:value="0.125476449728012" calcext:value-type="float">
            <text:p>0.1254764497</text:p>
          </table:table-cell>
          <table:table-cell table:formula="of:=[Datos_Nao.E93]" office:value-type="float" office:value="0.0265824962407351" calcext:value-type="float">
            <text:p>0.0265824962</text:p>
          </table:table-cell>
          <table:table-cell table:formula="of:=[Datos_Nao.F93]" office:value-type="float" office:value="0.328266054391861" calcext:value-type="float">
            <text:p>0.3282660544</text:p>
          </table:table-cell>
          <table:table-cell/>
          <table:table-cell table:formula="of:=[Datos_MoCap.A93]" office:value-type="float" office:value="0.011215" calcext:value-type="float">
            <text:p>0.011215</text:p>
          </table:table-cell>
          <table:table-cell table:formula="of:=[Datos_MoCap.B93]" office:value-type="float" office:value="0.067863" calcext:value-type="float">
            <text:p>0.067863</text:p>
          </table:table-cell>
          <table:table-cell table:formula="of:=[Datos_MoCap.C93]" office:value-type="float" office:value="0.199637" calcext:value-type="float">
            <text:p>0.199637</text:p>
          </table:table-cell>
          <table:table-cell table:formula="of:=[Datos_MoCap.D93]" office:value-type="float" office:value="0.002225" calcext:value-type="float">
            <text:p>0.002225</text:p>
          </table:table-cell>
          <table:table-cell table:formula="of:=[Datos_MoCap.F93]" office:value-type="float" office:value="0.001095" calcext:value-type="float">
            <text:p>0.001095</text:p>
          </table:table-cell>
          <table:table-cell table:formula="of:=[Datos_MoCap.E93]" office:value-type="float" office:value="-0.062593" calcext:value-type="float">
            <text:p>-0.062593</text:p>
          </table:table-cell>
          <table:table-cell/>
          <table:table-cell table:formula="of:=([.H93])*(-0.023914362365637)+(-0.0065790614509)" office:value-type="float" office:value="-0.00684726102483062" calcext:value-type="float">
            <text:p>-0.006847261</text:p>
          </table:table-cell>
          <table:table-cell table:formula="of:=([.J93])*(-0.205408122286256)+(0.109782283331548)" office:value-type="float" office:value="0.0687752220226867" calcext:value-type="float">
            <text:p>0.068775222</text:p>
          </table:table-cell>
          <table:table-cell table:formula="of:=([.I93])*(0.310792688230763)+(-0.016510592847898)" office:value-type="float" office:value="0.00458073135350626" calcext:value-type="float">
            <text:p>0.0045807314</text:p>
          </table:table-cell>
          <table:table-cell table:formula="of:=[.H93]*-1" office:value-type="float" office:value="-0.011215" calcext:value-type="float">
            <text:p>-0.011215</text:p>
          </table:table-cell>
          <table:table-cell table:formula="of:=[.M93]*-1" office:value-type="float" office:value="0.062593" calcext:value-type="float">
            <text:p>0.062593</text:p>
          </table:table-cell>
          <table:table-cell table:formula="of:=([.K93])*(2.23435203765647)+(0.035482883974399)" office:value-type="float" office:value="0.0404543172581846" calcext:value-type="float">
            <text:p>0.0404543173</text:p>
          </table:table-cell>
          <table:table-cell table:formula="of:=([.M93])*(0.639359760687662)+(-0.019962373867579)" office:value-type="float" office:value="-0.0599818193683018" calcext:value-type="float">
            <text:p>-0.0599818194</text:p>
          </table:table-cell>
          <table:table-cell table:formula="of:=([.L93])*(1.26097813916405)+(0.272428916854381)" office:value-type="float" office:value="0.273809687916766" calcext:value-type="float">
            <text:p>0.2738096879</text:p>
          </table:table-cell>
          <table:table-cell table:number-columns-repeated="1002"/>
        </table:table-row>
        <table:table-row table:style-name="ro1">
          <table:table-cell table:formula="of:=[Datos_Nao.A94]" office:value-type="float" office:value="-0.00457142340019345" calcext:value-type="float">
            <text:p>-0.0045714234</text:p>
          </table:table-cell>
          <table:table-cell table:formula="of:=[Datos_Nao.B94]" office:value-type="float" office:value="0.116883903741837" calcext:value-type="float">
            <text:p>0.1168839037</text:p>
          </table:table-cell>
          <table:table-cell table:formula="of:=[Datos_Nao.C94]" office:value-type="float" office:value="0.0317997857928276" calcext:value-type="float">
            <text:p>0.0317997858</text:p>
          </table:table-cell>
          <table:table-cell table:formula="of:=[Datos_Nao.D94]" office:value-type="float" office:value="0.13016802072525" calcext:value-type="float">
            <text:p>0.1301680207</text:p>
          </table:table-cell>
          <table:table-cell table:formula="of:=[Datos_Nao.E94]" office:value-type="float" office:value="0.0327992588281632" calcext:value-type="float">
            <text:p>0.0327992588</text:p>
          </table:table-cell>
          <table:table-cell table:formula="of:=[Datos_Nao.F94]" office:value-type="float" office:value="0.33332946896553" calcext:value-type="float">
            <text:p>0.333329469</text:p>
          </table:table-cell>
          <table:table-cell/>
          <table:table-cell table:formula="of:=[Datos_MoCap.A94]" office:value-type="float" office:value="0.011198" calcext:value-type="float">
            <text:p>0.011198</text:p>
          </table:table-cell>
          <table:table-cell table:formula="of:=[Datos_MoCap.B94]" office:value-type="float" office:value="0.067883" calcext:value-type="float">
            <text:p>0.067883</text:p>
          </table:table-cell>
          <table:table-cell table:formula="of:=[Datos_MoCap.C94]" office:value-type="float" office:value="0.199631" calcext:value-type="float">
            <text:p>0.199631</text:p>
          </table:table-cell>
          <table:table-cell table:formula="of:=[Datos_MoCap.D94]" office:value-type="float" office:value="0.002092" calcext:value-type="float">
            <text:p>0.002092</text:p>
          </table:table-cell>
          <table:table-cell table:formula="of:=[Datos_MoCap.F94]" office:value-type="float" office:value="0.001166" calcext:value-type="float">
            <text:p>0.001166</text:p>
          </table:table-cell>
          <table:table-cell table:formula="of:=[Datos_MoCap.E94]" office:value-type="float" office:value="-0.062575" calcext:value-type="float">
            <text:p>-0.062575</text:p>
          </table:table-cell>
          <table:table-cell/>
          <table:table-cell table:formula="of:=([.H94])*(-0.023914362365637)+(-0.0065790614509)" office:value-type="float" office:value="-0.0068468544806704" calcext:value-type="float">
            <text:p>-0.0068468545</text:p>
          </table:table-cell>
          <table:table-cell table:formula="of:=([.J94])*(-0.205408122286256)+(0.109782283331548)" office:value-type="float" office:value="0.0687764544714204" calcext:value-type="float">
            <text:p>0.0687764545</text:p>
          </table:table-cell>
          <table:table-cell table:formula="of:=([.I94])*(0.310792688230763)+(-0.016510592847898)" office:value-type="float" office:value="0.00458694720727088" calcext:value-type="float">
            <text:p>0.0045869472</text:p>
          </table:table-cell>
          <table:table-cell table:formula="of:=[.H94]*-1" office:value-type="float" office:value="-0.011198" calcext:value-type="float">
            <text:p>-0.011198</text:p>
          </table:table-cell>
          <table:table-cell table:formula="of:=[.M94]*-1" office:value-type="float" office:value="0.062575" calcext:value-type="float">
            <text:p>0.062575</text:p>
          </table:table-cell>
          <table:table-cell table:formula="of:=([.K94])*(2.23435203765647)+(0.035482883974399)" office:value-type="float" office:value="0.0401571484371763" calcext:value-type="float">
            <text:p>0.0401571484</text:p>
          </table:table-cell>
          <table:table-cell table:formula="of:=([.M94])*(0.639359760687662)+(-0.019962373867579)" office:value-type="float" office:value="-0.0599703108926095" calcext:value-type="float">
            <text:p>-0.0599703109</text:p>
          </table:table-cell>
          <table:table-cell table:formula="of:=([.L94])*(1.26097813916405)+(0.272428916854381)" office:value-type="float" office:value="0.273899217364646" calcext:value-type="float">
            <text:p>0.2738992174</text:p>
          </table:table-cell>
          <table:table-cell table:number-columns-repeated="1002"/>
        </table:table-row>
        <table:table-row table:style-name="ro1">
          <table:table-cell table:formula="of:=[Datos_Nao.A95]" office:value-type="float" office:value="-0.0047345757484436" calcext:value-type="float">
            <text:p>-0.0047345757</text:p>
          </table:table-cell>
          <table:table-cell table:formula="of:=[Datos_Nao.B95]" office:value-type="float" office:value="0.115642033517361" calcext:value-type="float">
            <text:p>0.1156420335</text:p>
          </table:table-cell>
          <table:table-cell table:formula="of:=[Datos_Nao.C95]" office:value-type="float" office:value="0.0354529656469822" calcext:value-type="float">
            <text:p>0.0354529656</text:p>
          </table:table-cell>
          <table:table-cell table:formula="of:=[Datos_Nao.D95]" office:value-type="float" office:value="0.13723623752594" calcext:value-type="float">
            <text:p>0.1372362375</text:p>
          </table:table-cell>
          <table:table-cell table:formula="of:=[Datos_Nao.E95]" office:value-type="float" office:value="0.0422077737748623" calcext:value-type="float">
            <text:p>0.0422077738</text:p>
          </table:table-cell>
          <table:table-cell table:formula="of:=[Datos_Nao.F95]" office:value-type="float" office:value="0.340941429138184" calcext:value-type="float">
            <text:p>0.3409414291</text:p>
          </table:table-cell>
          <table:table-cell/>
          <table:table-cell table:formula="of:=[Datos_MoCap.A95]" office:value-type="float" office:value="0.011161" calcext:value-type="float">
            <text:p>0.011161</text:p>
          </table:table-cell>
          <table:table-cell table:formula="of:=[Datos_MoCap.B95]" office:value-type="float" office:value="0.067915" calcext:value-type="float">
            <text:p>0.067915</text:p>
          </table:table-cell>
          <table:table-cell table:formula="of:=[Datos_MoCap.C95]" office:value-type="float" office:value="0.199596" calcext:value-type="float">
            <text:p>0.199596</text:p>
          </table:table-cell>
          <table:table-cell table:formula="of:=[Datos_MoCap.D95]" office:value-type="float" office:value="0.001688" calcext:value-type="float">
            <text:p>0.001688</text:p>
          </table:table-cell>
          <table:table-cell table:formula="of:=[Datos_MoCap.F95]" office:value-type="float" office:value="0.001677" calcext:value-type="float">
            <text:p>0.001677</text:p>
          </table:table-cell>
          <table:table-cell table:formula="of:=[Datos_MoCap.E95]" office:value-type="float" office:value="-0.062523" calcext:value-type="float">
            <text:p>-0.062523</text:p>
          </table:table-cell>
          <table:table-cell/>
          <table:table-cell table:formula="of:=([.H95])*(-0.023914362365637)+(-0.0065790614509)" office:value-type="float" office:value="-0.00684596964926288" calcext:value-type="float">
            <text:p>-0.0068459696</text:p>
          </table:table-cell>
          <table:table-cell table:formula="of:=([.J95])*(-0.205408122286256)+(0.109782283331548)" office:value-type="float" office:value="0.0687836437557005" calcext:value-type="float">
            <text:p>0.0687836438</text:p>
          </table:table-cell>
          <table:table-cell table:formula="of:=([.I95])*(0.310792688230763)+(-0.016510592847898)" office:value-type="float" office:value="0.00459689257329427" calcext:value-type="float">
            <text:p>0.0045968926</text:p>
          </table:table-cell>
          <table:table-cell table:formula="of:=[.H95]*-1" office:value-type="float" office:value="-0.011161" calcext:value-type="float">
            <text:p>-0.011161</text:p>
          </table:table-cell>
          <table:table-cell table:formula="of:=[.M95]*-1" office:value-type="float" office:value="0.062523" calcext:value-type="float">
            <text:p>0.062523</text:p>
          </table:table-cell>
          <table:table-cell table:formula="of:=([.K95])*(2.23435203765647)+(0.035482883974399)" office:value-type="float" office:value="0.0392544702139631" calcext:value-type="float">
            <text:p>0.0392544702</text:p>
          </table:table-cell>
          <table:table-cell table:formula="of:=([.M95])*(0.639359760687662)+(-0.019962373867579)" office:value-type="float" office:value="-0.0599370641850537" calcext:value-type="float">
            <text:p>-0.0599370642</text:p>
          </table:table-cell>
          <table:table-cell table:formula="of:=([.L95])*(1.26097813916405)+(0.272428916854381)" office:value-type="float" office:value="0.274543577193759" calcext:value-type="float">
            <text:p>0.2745435772</text:p>
          </table:table-cell>
          <table:table-cell table:number-columns-repeated="1002"/>
        </table:table-row>
        <table:table-row table:style-name="ro1">
          <table:table-cell table:formula="of:=[Datos_Nao.A96]" office:value-type="float" office:value="-0.00498240347951651" calcext:value-type="float">
            <text:p>-0.0049824035</text:p>
          </table:table-cell>
          <table:table-cell table:formula="of:=[Datos_Nao.B96]" office:value-type="float" office:value="0.114269271492958" calcext:value-type="float">
            <text:p>0.1142692715</text:p>
          </table:table-cell>
          <table:table-cell table:formula="of:=[Datos_Nao.C96]" office:value-type="float" office:value="0.039259672164917" calcext:value-type="float">
            <text:p>0.0392596722</text:p>
          </table:table-cell>
          <table:table-cell table:formula="of:=[Datos_Nao.D96]" office:value-type="float" office:value="0.144320547580719" calcext:value-type="float">
            <text:p>0.1443205476</text:p>
          </table:table-cell>
          <table:table-cell table:formula="of:=[Datos_Nao.E96]" office:value-type="float" office:value="0.0516640804708004" calcext:value-type="float">
            <text:p>0.0516640805</text:p>
          </table:table-cell>
          <table:table-cell table:formula="of:=[Datos_Nao.F96]" office:value-type="float" office:value="0.348536044359207" calcext:value-type="float">
            <text:p>0.3485360444</text:p>
          </table:table-cell>
          <table:table-cell/>
          <table:table-cell table:formula="of:=[Datos_MoCap.A96]" office:value-type="float" office:value="0.011104" calcext:value-type="float">
            <text:p>0.011104</text:p>
          </table:table-cell>
          <table:table-cell table:formula="of:=[Datos_MoCap.B96]" office:value-type="float" office:value="0.067907" calcext:value-type="float">
            <text:p>0.067907</text:p>
          </table:table-cell>
          <table:table-cell table:formula="of:=[Datos_MoCap.C96]" office:value-type="float" office:value="0.199564" calcext:value-type="float">
            <text:p>0.199564</text:p>
          </table:table-cell>
          <table:table-cell table:formula="of:=[Datos_MoCap.D96]" office:value-type="float" office:value="0.001503" calcext:value-type="float">
            <text:p>0.001503</text:p>
          </table:table-cell>
          <table:table-cell table:formula="of:=[Datos_MoCap.F96]" office:value-type="float" office:value="0.002113" calcext:value-type="float">
            <text:p>0.002113</text:p>
          </table:table-cell>
          <table:table-cell table:formula="of:=[Datos_MoCap.E96]" office:value-type="float" office:value="-0.062466" calcext:value-type="float">
            <text:p>-0.062466</text:p>
          </table:table-cell>
          <table:table-cell/>
          <table:table-cell table:formula="of:=([.H96])*(-0.023914362365637)+(-0.0065790614509)" office:value-type="float" office:value="-0.00684460653060803" calcext:value-type="float">
            <text:p>-0.0068446065</text:p>
          </table:table-cell>
          <table:table-cell table:formula="of:=([.J96])*(-0.205408122286256)+(0.109782283331548)" office:value-type="float" office:value="0.0687902168156136" calcext:value-type="float">
            <text:p>0.0687902168</text:p>
          </table:table-cell>
          <table:table-cell table:formula="of:=([.I96])*(0.310792688230763)+(-0.016510592847898)" office:value-type="float" office:value="0.00459440623178842" calcext:value-type="float">
            <text:p>0.0045944062</text:p>
          </table:table-cell>
          <table:table-cell table:formula="of:=[.H96]*-1" office:value-type="float" office:value="-0.011104" calcext:value-type="float">
            <text:p>-0.011104</text:p>
          </table:table-cell>
          <table:table-cell table:formula="of:=[.M96]*-1" office:value-type="float" office:value="0.062466" calcext:value-type="float">
            <text:p>0.062466</text:p>
          </table:table-cell>
          <table:table-cell table:formula="of:=([.K96])*(2.23435203765647)+(0.035482883974399)" office:value-type="float" office:value="0.0388411150869967" calcext:value-type="float">
            <text:p>0.0388411151</text:p>
          </table:table-cell>
          <table:table-cell table:formula="of:=([.M96])*(0.639359760687662)+(-0.019962373867579)" office:value-type="float" office:value="-0.0599006206786945" calcext:value-type="float">
            <text:p>-0.0599006207</text:p>
          </table:table-cell>
          <table:table-cell table:formula="of:=([.L96])*(1.26097813916405)+(0.272428916854381)" office:value-type="float" office:value="0.275093363662435" calcext:value-type="float">
            <text:p>0.2750933637</text:p>
          </table:table-cell>
          <table:table-cell table:number-columns-repeated="1002"/>
        </table:table-row>
        <table:table-row table:style-name="ro1">
          <table:table-cell table:formula="of:=[Datos_Nao.A97]" office:value-type="float" office:value="-0.00508285919204354" calcext:value-type="float">
            <text:p>-0.0050828592</text:p>
          </table:table-cell>
          <table:table-cell table:formula="of:=[Datos_Nao.B97]" office:value-type="float" office:value="0.113784648478031" calcext:value-type="float">
            <text:p>0.1137846485</text:p>
          </table:table-cell>
          <table:table-cell table:formula="of:=[Datos_Nao.C97]" office:value-type="float" office:value="0.0405574329197407" calcext:value-type="float">
            <text:p>0.0405574329</text:p>
          </table:table-cell>
          <table:table-cell table:formula="of:=[Datos_Nao.D97]" office:value-type="float" office:value="0.146681264042854" calcext:value-type="float">
            <text:p>0.146681264</text:p>
          </table:table-cell>
          <table:table-cell table:formula="of:=[Datos_Nao.E97]" office:value-type="float" office:value="0.0548167005181313" calcext:value-type="float">
            <text:p>0.0548167005</text:p>
          </table:table-cell>
          <table:table-cell table:formula="of:=[Datos_Nao.F97]" office:value-type="float" office:value="0.351056009531021" calcext:value-type="float">
            <text:p>0.3510560095</text:p>
          </table:table-cell>
          <table:table-cell/>
          <table:table-cell table:formula="of:=[Datos_MoCap.A97]" office:value-type="float" office:value="0.010955" calcext:value-type="float">
            <text:p>0.010955</text:p>
          </table:table-cell>
          <table:table-cell table:formula="of:=[Datos_MoCap.B97]" office:value-type="float" office:value="0.067882" calcext:value-type="float">
            <text:p>0.067882</text:p>
          </table:table-cell>
          <table:table-cell table:formula="of:=[Datos_MoCap.C97]" office:value-type="float" office:value="0.199538" calcext:value-type="float">
            <text:p>0.199538</text:p>
          </table:table-cell>
          <table:table-cell table:formula="of:=[Datos_MoCap.D97]" office:value-type="float" office:value="0.00178" calcext:value-type="float">
            <text:p>0.00178</text:p>
          </table:table-cell>
          <table:table-cell table:formula="of:=[Datos_MoCap.F97]" office:value-type="float" office:value="0.002948" calcext:value-type="float">
            <text:p>0.002948</text:p>
          </table:table-cell>
          <table:table-cell table:formula="of:=[Datos_MoCap.E97]" office:value-type="float" office:value="-0.062361" calcext:value-type="float">
            <text:p>-0.062361</text:p>
          </table:table-cell>
          <table:table-cell/>
          <table:table-cell table:formula="of:=([.H97])*(-0.023914362365637)+(-0.0065790614509)" office:value-type="float" office:value="-0.00684104329061555" calcext:value-type="float">
            <text:p>-0.0068410433</text:p>
          </table:table-cell>
          <table:table-cell table:formula="of:=([.J97])*(-0.205408122286256)+(0.109782283331548)" office:value-type="float" office:value="0.0687955574267931" calcext:value-type="float">
            <text:p>0.0687955574</text:p>
          </table:table-cell>
          <table:table-cell table:formula="of:=([.I97])*(0.310792688230763)+(-0.016510592847898)" office:value-type="float" office:value="0.00458663641458265" calcext:value-type="float">
            <text:p>0.0045866364</text:p>
          </table:table-cell>
          <table:table-cell table:formula="of:=[.H97]*-1" office:value-type="float" office:value="-0.010955" calcext:value-type="float">
            <text:p>-0.010955</text:p>
          </table:table-cell>
          <table:table-cell table:formula="of:=[.M97]*-1" office:value-type="float" office:value="0.062361" calcext:value-type="float">
            <text:p>0.062361</text:p>
          </table:table-cell>
          <table:table-cell table:formula="of:=([.K97])*(2.23435203765647)+(0.035482883974399)" office:value-type="float" office:value="0.0394600306014275" calcext:value-type="float">
            <text:p>0.0394600306</text:p>
          </table:table-cell>
          <table:table-cell table:formula="of:=([.M97])*(0.639359760687662)+(-0.019962373867579)" office:value-type="float" office:value="-0.0598334879038223" calcext:value-type="float">
            <text:p>-0.0598334879</text:p>
          </table:table-cell>
          <table:table-cell table:formula="of:=([.L97])*(1.26097813916405)+(0.272428916854381)" office:value-type="float" office:value="0.276146280408637" calcext:value-type="float">
            <text:p>0.2761462804</text:p>
          </table:table-cell>
          <table:table-cell table:number-columns-repeated="1002"/>
        </table:table-row>
        <table:table-row table:style-name="ro1">
          <table:table-cell table:formula="of:=[Datos_Nao.A98]" office:value-type="float" office:value="-0.00543455220758915" calcext:value-type="float">
            <text:p>-0.0054345522</text:p>
          </table:table-cell>
          <table:table-cell table:formula="of:=[Datos_Nao.B98]" office:value-type="float" office:value="0.112257190048695" calcext:value-type="float">
            <text:p>0.11225719</text:p>
          </table:table-cell>
          <table:table-cell table:formula="of:=[Datos_Nao.C98]" office:value-type="float" office:value="0.0445205084979534" calcext:value-type="float">
            <text:p>0.0445205085</text:p>
          </table:table-cell>
          <table:table-cell table:formula="of:=[Datos_Nao.D98]" office:value-type="float" office:value="0.153747722506523" calcext:value-type="float">
            <text:p>0.1537477225</text:p>
          </table:table-cell>
          <table:table-cell table:formula="of:=[Datos_Nao.E98]" office:value-type="float" office:value="0.0642464458942413" calcext:value-type="float">
            <text:p>0.0642464459</text:p>
          </table:table-cell>
          <table:table-cell table:formula="of:=[Datos_Nao.F98]" office:value-type="float" office:value="0.358560115098953" calcext:value-type="float">
            <text:p>0.3585601151</text:p>
          </table:table-cell>
          <table:table-cell/>
          <table:table-cell table:formula="of:=[Datos_MoCap.A98]" office:value-type="float" office:value="0.010837" calcext:value-type="float">
            <text:p>0.010837</text:p>
          </table:table-cell>
          <table:table-cell table:formula="of:=[Datos_MoCap.B98]" office:value-type="float" office:value="0.067874" calcext:value-type="float">
            <text:p>0.067874</text:p>
          </table:table-cell>
          <table:table-cell table:formula="of:=[Datos_MoCap.C98]" office:value-type="float" office:value="0.199538" calcext:value-type="float">
            <text:p>0.199538</text:p>
          </table:table-cell>
          <table:table-cell table:formula="of:=[Datos_MoCap.D98]" office:value-type="float" office:value="0.001815" calcext:value-type="float">
            <text:p>0.001815</text:p>
          </table:table-cell>
          <table:table-cell table:formula="of:=[Datos_MoCap.F98]" office:value-type="float" office:value="0.003854" calcext:value-type="float">
            <text:p>0.003854</text:p>
          </table:table-cell>
          <table:table-cell table:formula="of:=[Datos_MoCap.E98]" office:value-type="float" office:value="-0.062198" calcext:value-type="float">
            <text:p>-0.062198</text:p>
          </table:table-cell>
          <table:table-cell/>
          <table:table-cell table:formula="of:=([.H98])*(-0.023914362365637)+(-0.0065790614509)" office:value-type="float" office:value="-0.00683822139585641" calcext:value-type="float">
            <text:p>-0.0068382214</text:p>
          </table:table-cell>
          <table:table-cell table:formula="of:=([.J98])*(-0.205408122286256)+(0.109782283331548)" office:value-type="float" office:value="0.0687955574267931" calcext:value-type="float">
            <text:p>0.0687955574</text:p>
          </table:table-cell>
          <table:table-cell table:formula="of:=([.I98])*(0.310792688230763)+(-0.016510592847898)" office:value-type="float" office:value="0.00458415007307681" calcext:value-type="float">
            <text:p>0.0045841501</text:p>
          </table:table-cell>
          <table:table-cell table:formula="of:=[.H98]*-1" office:value-type="float" office:value="-0.010837" calcext:value-type="float">
            <text:p>-0.010837</text:p>
          </table:table-cell>
          <table:table-cell table:formula="of:=[.M98]*-1" office:value-type="float" office:value="0.062198" calcext:value-type="float">
            <text:p>0.062198</text:p>
          </table:table-cell>
          <table:table-cell table:formula="of:=([.K98])*(2.23435203765647)+(0.035482883974399)" office:value-type="float" office:value="0.0395382329227455" calcext:value-type="float">
            <text:p>0.0395382329</text:p>
          </table:table-cell>
          <table:table-cell table:formula="of:=([.M98])*(0.639359760687662)+(-0.019962373867579)" office:value-type="float" office:value="-0.0597292722628302" calcext:value-type="float">
            <text:p>-0.0597292723</text:p>
          </table:table-cell>
          <table:table-cell table:formula="of:=([.L98])*(1.26097813916405)+(0.272428916854381)" office:value-type="float" office:value="0.277288726602719" calcext:value-type="float">
            <text:p>0.2772887266</text:p>
          </table:table-cell>
          <table:table-cell table:number-columns-repeated="1002"/>
        </table:table-row>
        <table:table-row table:style-name="ro1">
          <table:table-cell table:formula="of:=[Datos_Nao.A99]" office:value-type="float" office:value="-0.00570794148370624" calcext:value-type="float">
            <text:p>-0.0057079415</text:p>
          </table:table-cell>
          <table:table-cell table:formula="of:=[Datos_Nao.B99]" office:value-type="float" office:value="0.111183553934097" calcext:value-type="float">
            <text:p>0.1111835539</text:p>
          </table:table-cell>
          <table:table-cell table:formula="of:=[Datos_Nao.C99]" office:value-type="float" office:value="0.0472076870501041" calcext:value-type="float">
            <text:p>0.0472076871</text:p>
          </table:table-cell>
          <table:table-cell table:formula="of:=[Datos_Nao.D99]" office:value-type="float" office:value="0.158435642719269" calcext:value-type="float">
            <text:p>0.1584356427</text:p>
          </table:table-cell>
          <table:table-cell table:formula="of:=[Datos_Nao.E99]" office:value-type="float" office:value="0.0704881027340889" calcext:value-type="float">
            <text:p>0.0704881027</text:p>
          </table:table-cell>
          <table:table-cell table:formula="of:=[Datos_Nao.F99]" office:value-type="float" office:value="0.363499462604523" calcext:value-type="float">
            <text:p>0.3634994626</text:p>
          </table:table-cell>
          <table:table-cell/>
          <table:table-cell table:formula="of:=[Datos_MoCap.A99]" office:value-type="float" office:value="0.010718" calcext:value-type="float">
            <text:p>0.010718</text:p>
          </table:table-cell>
          <table:table-cell table:formula="of:=[Datos_MoCap.B99]" office:value-type="float" office:value="0.067824" calcext:value-type="float">
            <text:p>0.067824</text:p>
          </table:table-cell>
          <table:table-cell table:formula="of:=[Datos_MoCap.C99]" office:value-type="float" office:value="0.199535" calcext:value-type="float">
            <text:p>0.199535</text:p>
          </table:table-cell>
          <table:table-cell table:formula="of:=[Datos_MoCap.D99]" office:value-type="float" office:value="0.001879" calcext:value-type="float">
            <text:p>0.001879</text:p>
          </table:table-cell>
          <table:table-cell table:formula="of:=[Datos_MoCap.F99]" office:value-type="float" office:value="0.004965" calcext:value-type="float">
            <text:p>0.004965</text:p>
          </table:table-cell>
          <table:table-cell table:formula="of:=[Datos_MoCap.E99]" office:value-type="float" office:value="-0.062014" calcext:value-type="float">
            <text:p>-0.062014</text:p>
          </table:table-cell>
          <table:table-cell/>
          <table:table-cell table:formula="of:=([.H99])*(-0.023914362365637)+(-0.0065790614509)" office:value-type="float" office:value="-0.0068353755867349" calcext:value-type="float">
            <text:p>-0.0068353756</text:p>
          </table:table-cell>
          <table:table-cell table:formula="of:=([.J99])*(-0.205408122286256)+(0.109782283331548)" office:value-type="float" office:value="0.0687961736511599" calcext:value-type="float">
            <text:p>0.0687961737</text:p>
          </table:table-cell>
          <table:table-cell table:formula="of:=([.I99])*(0.310792688230763)+(-0.016510592847898)" office:value-type="float" office:value="0.00456861043866526" calcext:value-type="float">
            <text:p>0.0045686104</text:p>
          </table:table-cell>
          <table:table-cell table:formula="of:=[.H99]*-1" office:value-type="float" office:value="-0.010718" calcext:value-type="float">
            <text:p>-0.010718</text:p>
          </table:table-cell>
          <table:table-cell table:formula="of:=[.M99]*-1" office:value-type="float" office:value="0.062014" calcext:value-type="float">
            <text:p>0.062014</text:p>
          </table:table-cell>
          <table:table-cell table:formula="of:=([.K99])*(2.23435203765647)+(0.035482883974399)" office:value-type="float" office:value="0.0396812314531555" calcext:value-type="float">
            <text:p>0.0396812315</text:p>
          </table:table-cell>
          <table:table-cell table:formula="of:=([.M99])*(0.639359760687662)+(-0.019962373867579)" office:value-type="float" office:value="-0.0596116300668637" calcext:value-type="float">
            <text:p>-0.0596116301</text:p>
          </table:table-cell>
          <table:table-cell table:formula="of:=([.L99])*(1.26097813916405)+(0.272428916854381)" office:value-type="float" office:value="0.278689673315331" calcext:value-type="float">
            <text:p>0.2786896733</text:p>
          </table:table-cell>
          <table:table-cell table:number-columns-repeated="1002"/>
        </table:table-row>
        <table:table-row table:style-name="ro1">
          <table:table-cell table:formula="of:=[Datos_Nao.A100]" office:value-type="float" office:value="-0.00600940780714154" calcext:value-type="float">
            <text:p>-0.0060094078</text:p>
          </table:table-cell>
          <table:table-cell table:formula="of:=[Datos_Nao.B100]" office:value-type="float" office:value="0.110071949660778" calcext:value-type="float">
            <text:p>0.1100719497</text:p>
          </table:table-cell>
          <table:table-cell table:formula="of:=[Datos_Nao.C100]" office:value-type="float" office:value="0.0499180778861046" calcext:value-type="float">
            <text:p>0.0499180779</text:p>
          </table:table-cell>
          <table:table-cell table:formula="of:=[Datos_Nao.D100]" office:value-type="float" office:value="0.163095235824585" calcext:value-type="float">
            <text:p>0.1630952358</text:p>
          </table:table-cell>
          <table:table-cell table:formula="of:=[Datos_Nao.E100]" office:value-type="float" office:value="0.0766737833619118" calcext:value-type="float">
            <text:p>0.0766737834</text:p>
          </table:table-cell>
          <table:table-cell table:formula="of:=[Datos_Nao.F100]" office:value-type="float" office:value="0.368372619152069" calcext:value-type="float">
            <text:p>0.3683726192</text:p>
          </table:table-cell>
          <table:table-cell/>
          <table:table-cell table:formula="of:=[Datos_MoCap.A100]" office:value-type="float" office:value="0.010646" calcext:value-type="float">
            <text:p>0.010646</text:p>
          </table:table-cell>
          <table:table-cell table:formula="of:=[Datos_MoCap.B100]" office:value-type="float" office:value="0.067835" calcext:value-type="float">
            <text:p>0.067835</text:p>
          </table:table-cell>
          <table:table-cell table:formula="of:=[Datos_MoCap.C100]" office:value-type="float" office:value="0.199545" calcext:value-type="float">
            <text:p>0.199545</text:p>
          </table:table-cell>
          <table:table-cell table:formula="of:=[Datos_MoCap.D100]" office:value-type="float" office:value="0.001824" calcext:value-type="float">
            <text:p>0.001824</text:p>
          </table:table-cell>
          <table:table-cell table:formula="of:=[Datos_MoCap.F100]" office:value-type="float" office:value="0.006264" calcext:value-type="float">
            <text:p>0.006264</text:p>
          </table:table-cell>
          <table:table-cell table:formula="of:=[Datos_MoCap.E100]" office:value-type="float" office:value="-0.061785" calcext:value-type="float">
            <text:p>-0.061785</text:p>
          </table:table-cell>
          <table:table-cell/>
          <table:table-cell table:formula="of:=([.H100])*(-0.023914362365637)+(-0.0065790614509)" office:value-type="float" office:value="-0.00683365375264457" calcext:value-type="float">
            <text:p>-0.0068336538</text:p>
          </table:table-cell>
          <table:table-cell table:formula="of:=([.J100])*(-0.205408122286256)+(0.109782283331548)" office:value-type="float" office:value="0.0687941195699371" calcext:value-type="float">
            <text:p>0.0687941196</text:p>
          </table:table-cell>
          <table:table-cell table:formula="of:=([.I100])*(0.310792688230763)+(-0.016510592847898)" office:value-type="float" office:value="0.0045720291582358" calcext:value-type="float">
            <text:p>0.0045720292</text:p>
          </table:table-cell>
          <table:table-cell table:formula="of:=[.H100]*-1" office:value-type="float" office:value="-0.010646" calcext:value-type="float">
            <text:p>-0.010646</text:p>
          </table:table-cell>
          <table:table-cell table:formula="of:=[.M100]*-1" office:value-type="float" office:value="0.061785" calcext:value-type="float">
            <text:p>0.061785</text:p>
          </table:table-cell>
          <table:table-cell table:formula="of:=([.K100])*(2.23435203765647)+(0.035482883974399)" office:value-type="float" office:value="0.0395583420910844" calcext:value-type="float">
            <text:p>0.0395583421</text:p>
          </table:table-cell>
          <table:table-cell table:formula="of:=([.M100])*(0.639359760687662)+(-0.019962373867579)" office:value-type="float" office:value="-0.0594652166816662" calcext:value-type="float">
            <text:p>-0.0594652167</text:p>
          </table:table-cell>
          <table:table-cell table:formula="of:=([.L100])*(1.26097813916405)+(0.272428916854381)" office:value-type="float" office:value="0.280327683918105" calcext:value-type="float">
            <text:p>0.2803276839</text:p>
          </table:table-cell>
          <table:table-cell table:number-columns-repeated="1002"/>
        </table:table-row>
        <table:table-row table:style-name="ro1">
          <table:table-cell table:formula="of:=[Datos_Nao.A101]" office:value-type="float" office:value="-0.00616980902850628" calcext:value-type="float">
            <text:p>-0.006169809</text:p>
          </table:table-cell>
          <table:table-cell table:formula="of:=[Datos_Nao.B101]" office:value-type="float" office:value="0.109503664076328" calcext:value-type="float">
            <text:p>0.1095036641</text:p>
          </table:table-cell>
          <table:table-cell table:formula="of:=[Datos_Nao.C101]" office:value-type="float" office:value="0.0512784272432327" calcext:value-type="float">
            <text:p>0.0512784272</text:p>
          </table:table-cell>
          <table:table-cell table:formula="of:=[Datos_Nao.D101]" office:value-type="float" office:value="0.165411874651909" calcext:value-type="float">
            <text:p>0.1654118747</text:p>
          </table:table-cell>
          <table:table-cell table:formula="of:=[Datos_Nao.E101]" office:value-type="float" office:value="0.0797405913472176" calcext:value-type="float">
            <text:p>0.0797405913</text:p>
          </table:table-cell>
          <table:table-cell table:formula="of:=[Datos_Nao.F101]" office:value-type="float" office:value="0.370780318975449" calcext:value-type="float">
            <text:p>0.370780319</text:p>
          </table:table-cell>
          <table:table-cell/>
          <table:table-cell table:formula="of:=[Datos_MoCap.A101]" office:value-type="float" office:value="0.010527" calcext:value-type="float">
            <text:p>0.010527</text:p>
          </table:table-cell>
          <table:table-cell table:formula="of:=[Datos_MoCap.B101]" office:value-type="float" office:value="0.067859" calcext:value-type="float">
            <text:p>0.067859</text:p>
          </table:table-cell>
          <table:table-cell table:formula="of:=[Datos_MoCap.C101]" office:value-type="float" office:value="0.199531" calcext:value-type="float">
            <text:p>0.199531</text:p>
          </table:table-cell>
          <table:table-cell table:formula="of:=[Datos_MoCap.D101]" office:value-type="float" office:value="0.002189" calcext:value-type="float">
            <text:p>0.002189</text:p>
          </table:table-cell>
          <table:table-cell table:formula="of:=[Datos_MoCap.F101]" office:value-type="float" office:value="0.007235" calcext:value-type="float">
            <text:p>0.007235</text:p>
          </table:table-cell>
          <table:table-cell table:formula="of:=[Datos_MoCap.E101]" office:value-type="float" office:value="-0.061397" calcext:value-type="float">
            <text:p>-0.061397</text:p>
          </table:table-cell>
          <table:table-cell/>
          <table:table-cell table:formula="of:=([.H101])*(-0.023914362365637)+(-0.0065790614509)" office:value-type="float" office:value="-0.00683080794352306" calcext:value-type="float">
            <text:p>-0.0068308079</text:p>
          </table:table-cell>
          <table:table-cell table:formula="of:=([.J101])*(-0.205408122286256)+(0.109782283331548)" office:value-type="float" office:value="0.0687969952836491" calcext:value-type="float">
            <text:p>0.0687969953</text:p>
          </table:table-cell>
          <table:table-cell table:formula="of:=([.I101])*(0.310792688230763)+(-0.016510592847898)" office:value-type="float" office:value="0.00457948818275334" calcext:value-type="float">
            <text:p>0.0045794882</text:p>
          </table:table-cell>
          <table:table-cell table:formula="of:=[.H101]*-1" office:value-type="float" office:value="-0.010527" calcext:value-type="float">
            <text:p>-0.010527</text:p>
          </table:table-cell>
          <table:table-cell table:formula="of:=[.M101]*-1" office:value-type="float" office:value="0.061397" calcext:value-type="float">
            <text:p>0.061397</text:p>
          </table:table-cell>
          <table:table-cell table:formula="of:=([.K101])*(2.23435203765647)+(0.035482883974399)" office:value-type="float" office:value="0.040373880584829" calcext:value-type="float">
            <text:p>0.0403738806</text:p>
          </table:table-cell>
          <table:table-cell table:formula="of:=([.M101])*(0.639359760687662)+(-0.019962373867579)" office:value-type="float" office:value="-0.0592171450945194" calcext:value-type="float">
            <text:p>-0.0592171451</text:p>
          </table:table-cell>
          <table:table-cell table:formula="of:=([.L101])*(1.26097813916405)+(0.272428916854381)" office:value-type="float" office:value="0.281552093691233" calcext:value-type="float">
            <text:p>0.2815520937</text:p>
          </table:table-cell>
          <table:table-cell table:number-columns-repeated="1002"/>
        </table:table-row>
        <table:table-row table:style-name="ro1">
          <table:table-cell table:formula="of:=[Datos_Nao.A102]" office:value-type="float" office:value="-0.00650792988017201" calcext:value-type="float">
            <text:p>-0.0065079299</text:p>
          </table:table-cell>
          <table:table-cell table:formula="of:=[Datos_Nao.B102]" office:value-type="float" office:value="0.108346164226532" calcext:value-type="float">
            <text:p>0.1083461642</text:p>
          </table:table-cell>
          <table:table-cell table:formula="of:=[Datos_Nao.C102]" office:value-type="float" office:value="0.0540020205080509" calcext:value-type="float">
            <text:p>0.0540020205</text:p>
          </table:table-cell>
          <table:table-cell table:formula="of:=[Datos_Nao.D102]" office:value-type="float" office:value="0.170012727379799" calcext:value-type="float">
            <text:p>0.1700127274</text:p>
          </table:table-cell>
          <table:table-cell table:formula="of:=[Datos_Nao.E102]" office:value-type="float" office:value="0.0858109146356583" calcext:value-type="float">
            <text:p>0.0858109146</text:p>
          </table:table-cell>
          <table:table-cell table:formula="of:=[Datos_Nao.F102]" office:value-type="float" office:value="0.375529557466507" calcext:value-type="float">
            <text:p>0.3755295575</text:p>
          </table:table-cell>
          <table:table-cell/>
          <table:table-cell table:formula="of:=[Datos_MoCap.A102]" office:value-type="float" office:value="0.010375" calcext:value-type="float">
            <text:p>0.010375</text:p>
          </table:table-cell>
          <table:table-cell table:formula="of:=[Datos_MoCap.B102]" office:value-type="float" office:value="0.06784" calcext:value-type="float">
            <text:p>0.06784</text:p>
          </table:table-cell>
          <table:table-cell table:formula="of:=[Datos_MoCap.C102]" office:value-type="float" office:value="0.199526" calcext:value-type="float">
            <text:p>0.199526</text:p>
          </table:table-cell>
          <table:table-cell table:formula="of:=[Datos_MoCap.D102]" office:value-type="float" office:value="0.001157" calcext:value-type="float">
            <text:p>0.001157</text:p>
          </table:table-cell>
          <table:table-cell table:formula="of:=[Datos_MoCap.F102]" office:value-type="float" office:value="0.008145" calcext:value-type="float">
            <text:p>0.008145</text:p>
          </table:table-cell>
          <table:table-cell table:formula="of:=[Datos_MoCap.E102]" office:value-type="float" office:value="-0.061288" calcext:value-type="float">
            <text:p>-0.061288</text:p>
          </table:table-cell>
          <table:table-cell/>
          <table:table-cell table:formula="of:=([.H102])*(-0.023914362365637)+(-0.0065790614509)" office:value-type="float" office:value="-0.00682717296044349" calcext:value-type="float">
            <text:p>-0.006827173</text:p>
          </table:table-cell>
          <table:table-cell table:formula="of:=([.J102])*(-0.205408122286256)+(0.109782283331548)" office:value-type="float" office:value="0.0687980223242605" calcext:value-type="float">
            <text:p>0.0687980223</text:p>
          </table:table-cell>
          <table:table-cell table:formula="of:=([.I102])*(0.310792688230763)+(-0.016510592847898)" office:value-type="float" office:value="0.00457358312167696" calcext:value-type="float">
            <text:p>0.0045735831</text:p>
          </table:table-cell>
          <table:table-cell table:formula="of:=[.H102]*-1" office:value-type="float" office:value="-0.010375" calcext:value-type="float">
            <text:p>-0.010375</text:p>
          </table:table-cell>
          <table:table-cell table:formula="of:=[.M102]*-1" office:value-type="float" office:value="0.061288" calcext:value-type="float">
            <text:p>0.061288</text:p>
          </table:table-cell>
          <table:table-cell table:formula="of:=([.K102])*(2.23435203765647)+(0.035482883974399)" office:value-type="float" office:value="0.0380680292819675" calcext:value-type="float">
            <text:p>0.0380680293</text:p>
          </table:table-cell>
          <table:table-cell table:formula="of:=([.M102])*(0.639359760687662)+(-0.019962373867579)" office:value-type="float" office:value="-0.0591474548806044" calcext:value-type="float">
            <text:p>-0.0591474549</text:p>
          </table:table-cell>
          <table:table-cell table:formula="of:=([.L102])*(1.26097813916405)+(0.272428916854381)" office:value-type="float" office:value="0.282699583797872" calcext:value-type="float">
            <text:p>0.2826995838</text:p>
          </table:table-cell>
          <table:table-cell table:number-columns-repeated="1002"/>
        </table:table-row>
        <table:table-row table:style-name="ro1">
          <table:table-cell table:formula="of:=[Datos_Nao.A103]" office:value-type="float" office:value="-0.00668485229834914" calcext:value-type="float">
            <text:p>-0.0066848523</text:p>
          </table:table-cell>
          <table:table-cell table:formula="of:=[Datos_Nao.B103]" office:value-type="float" office:value="0.107758492231369" calcext:value-type="float">
            <text:p>0.1077584922</text:p>
          </table:table-cell>
          <table:table-cell table:formula="of:=[Datos_Nao.C103]" office:value-type="float" office:value="0.0553622022271156" calcext:value-type="float">
            <text:p>0.0553622022</text:p>
          </table:table-cell>
          <table:table-cell table:formula="of:=[Datos_Nao.D103]" office:value-type="float" office:value="0.172294795513153" calcext:value-type="float">
            <text:p>0.1722947955</text:p>
          </table:table-cell>
          <table:table-cell table:formula="of:=[Datos_Nao.E103]" office:value-type="float" office:value="0.0888105258345604" calcext:value-type="float">
            <text:p>0.0888105258</text:p>
          </table:table-cell>
          <table:table-cell table:formula="of:=[Datos_Nao.F103]" office:value-type="float" office:value="0.377867758274078" calcext:value-type="float">
            <text:p>0.3778677583</text:p>
          </table:table-cell>
          <table:table-cell/>
          <table:table-cell table:formula="of:=[Datos_MoCap.A103]" office:value-type="float" office:value="0.010292" calcext:value-type="float">
            <text:p>0.010292</text:p>
          </table:table-cell>
          <table:table-cell table:formula="of:=[Datos_MoCap.B103]" office:value-type="float" office:value="0.067847" calcext:value-type="float">
            <text:p>0.067847</text:p>
          </table:table-cell>
          <table:table-cell table:formula="of:=[Datos_MoCap.C103]" office:value-type="float" office:value="0.199493" calcext:value-type="float">
            <text:p>0.199493</text:p>
          </table:table-cell>
          <table:table-cell table:formula="of:=[Datos_MoCap.D103]" office:value-type="float" office:value="0.001374" calcext:value-type="float">
            <text:p>0.001374</text:p>
          </table:table-cell>
          <table:table-cell table:formula="of:=[Datos_MoCap.F103]" office:value-type="float" office:value="0.008618" calcext:value-type="float">
            <text:p>0.008618</text:p>
          </table:table-cell>
          <table:table-cell table:formula="of:=[Datos_MoCap.E103]" office:value-type="float" office:value="-0.061111" calcext:value-type="float">
            <text:p>-0.061111</text:p>
          </table:table-cell>
          <table:table-cell/>
          <table:table-cell table:formula="of:=([.H103])*(-0.023914362365637)+(-0.0065790614509)" office:value-type="float" office:value="-0.00682518806836714" calcext:value-type="float">
            <text:p>-0.0068251881</text:p>
          </table:table-cell>
          <table:table-cell table:formula="of:=([.J103])*(-0.205408122286256)+(0.109782283331548)" office:value-type="float" office:value="0.0688048007922959" calcext:value-type="float">
            <text:p>0.0688048008</text:p>
          </table:table-cell>
          <table:table-cell table:formula="of:=([.I103])*(0.310792688230763)+(-0.016510592847898)" office:value-type="float" office:value="0.00457575867049457" calcext:value-type="float">
            <text:p>0.0045757587</text:p>
          </table:table-cell>
          <table:table-cell table:formula="of:=[.H103]*-1" office:value-type="float" office:value="-0.010292" calcext:value-type="float">
            <text:p>-0.010292</text:p>
          </table:table-cell>
          <table:table-cell table:formula="of:=[.M103]*-1" office:value-type="float" office:value="0.061111" calcext:value-type="float">
            <text:p>0.061111</text:p>
          </table:table-cell>
          <table:table-cell table:formula="of:=([.K103])*(2.23435203765647)+(0.035482883974399)" office:value-type="float" office:value="0.038552883674139" calcext:value-type="float">
            <text:p>0.0385528837</text:p>
          </table:table-cell>
          <table:table-cell table:formula="of:=([.M103])*(0.639359760687662)+(-0.019962373867579)" office:value-type="float" office:value="-0.0590342882029627" calcext:value-type="float">
            <text:p>-0.0590342882</text:p>
          </table:table-cell>
          <table:table-cell table:formula="of:=([.L103])*(1.26097813916405)+(0.272428916854381)" office:value-type="float" office:value="0.283296026457697" calcext:value-type="float">
            <text:p>0.2832960265</text:p>
          </table:table-cell>
          <table:table-cell table:number-columns-repeated="1002"/>
        </table:table-row>
        <table:table-row table:style-name="ro1">
          <table:table-cell table:formula="of:=[Datos_Nao.A104]" office:value-type="float" office:value="-0.00705229537561536" calcext:value-type="float">
            <text:p>-0.0070522954</text:p>
          </table:table-cell>
          <table:table-cell table:formula="of:=[Datos_Nao.B104]" office:value-type="float" office:value="0.106569595634937" calcext:value-type="float">
            <text:p>0.1065695956</text:p>
          </table:table-cell>
          <table:table-cell table:formula="of:=[Datos_Nao.C104]" office:value-type="float" office:value="0.0580717511475086" calcext:value-type="float">
            <text:p>0.0580717511</text:p>
          </table:table-cell>
          <table:table-cell table:formula="of:=[Datos_Nao.D104]" office:value-type="float" office:value="0.176816284656525" calcext:value-type="float">
            <text:p>0.1768162847</text:p>
          </table:table-cell>
          <table:table-cell table:formula="of:=[Datos_Nao.E104]" office:value-type="float" office:value="0.094728022813797" calcext:value-type="float">
            <text:p>0.0947280228</text:p>
          </table:table-cell>
          <table:table-cell table:formula="of:=[Datos_Nao.F104]" office:value-type="float" office:value="0.382462650537491" calcext:value-type="float">
            <text:p>0.3824626505</text:p>
          </table:table-cell>
          <table:table-cell/>
          <table:table-cell table:formula="of:=[Datos_MoCap.A104]" office:value-type="float" office:value="0.010215" calcext:value-type="float">
            <text:p>0.010215</text:p>
          </table:table-cell>
          <table:table-cell table:formula="of:=[Datos_MoCap.B104]" office:value-type="float" office:value="0.067878" calcext:value-type="float">
            <text:p>0.067878</text:p>
          </table:table-cell>
          <table:table-cell table:formula="of:=[Datos_MoCap.C104]" office:value-type="float" office:value="0.199485" calcext:value-type="float">
            <text:p>0.199485</text:p>
          </table:table-cell>
          <table:table-cell table:formula="of:=[Datos_MoCap.D104]" office:value-type="float" office:value="0.001325" calcext:value-type="float">
            <text:p>0.001325</text:p>
          </table:table-cell>
          <table:table-cell table:formula="of:=[Datos_MoCap.F104]" office:value-type="float" office:value="0.008956" calcext:value-type="float">
            <text:p>0.008956</text:p>
          </table:table-cell>
          <table:table-cell table:formula="of:=[Datos_MoCap.E104]" office:value-type="float" office:value="-0.060948" calcext:value-type="float">
            <text:p>-0.060948</text:p>
          </table:table-cell>
          <table:table-cell/>
          <table:table-cell table:formula="of:=([.H104])*(-0.023914362365637)+(-0.0065790614509)" office:value-type="float" office:value="-0.00682334666246498" calcext:value-type="float">
            <text:p>-0.0068233467</text:p>
          </table:table-cell>
          <table:table-cell table:formula="of:=([.J104])*(-0.205408122286256)+(0.109782283331548)" office:value-type="float" office:value="0.0688064440572742" calcext:value-type="float">
            <text:p>0.0688064441</text:p>
          </table:table-cell>
          <table:table-cell table:formula="of:=([.I104])*(0.310792688230763)+(-0.016510592847898)" office:value-type="float" office:value="0.00458539324382973" calcext:value-type="float">
            <text:p>0.0045853932</text:p>
          </table:table-cell>
          <table:table-cell table:formula="of:=[.H104]*-1" office:value-type="float" office:value="-0.010215" calcext:value-type="float">
            <text:p>-0.010215</text:p>
          </table:table-cell>
          <table:table-cell table:formula="of:=[.M104]*-1" office:value-type="float" office:value="0.060948" calcext:value-type="float">
            <text:p>0.060948</text:p>
          </table:table-cell>
          <table:table-cell table:formula="of:=([.K104])*(2.23435203765647)+(0.035482883974399)" office:value-type="float" office:value="0.0384434004242938" calcext:value-type="float">
            <text:p>0.0384434004</text:p>
          </table:table-cell>
          <table:table-cell table:formula="of:=([.M104])*(0.639359760687662)+(-0.019962373867579)" office:value-type="float" office:value="-0.0589300725619706" calcext:value-type="float">
            <text:p>-0.0589300726</text:p>
          </table:table-cell>
          <table:table-cell table:formula="of:=([.L104])*(1.26097813916405)+(0.272428916854381)" office:value-type="float" office:value="0.283722237068734" calcext:value-type="float">
            <text:p>0.2837222371</text:p>
          </table:table-cell>
          <table:table-cell table:number-columns-repeated="1002"/>
        </table:table-row>
        <table:table-row table:style-name="ro1">
          <table:table-cell table:formula="of:=[Datos_Nao.A105]" office:value-type="float" office:value="-0.00743478070944548" calcext:value-type="float">
            <text:p>-0.0074347807</text:p>
          </table:table-cell>
          <table:table-cell table:formula="of:=[Datos_Nao.B105]" office:value-type="float" office:value="0.105368420481682" calcext:value-type="float">
            <text:p>0.1053684205</text:p>
          </table:table-cell>
          <table:table-cell table:formula="of:=[Datos_Nao.C105]" office:value-type="float" office:value="0.0607562586665154" calcext:value-type="float">
            <text:p>0.0607562587</text:p>
          </table:table-cell>
          <table:table-cell table:formula="of:=[Datos_Nao.D105]" office:value-type="float" office:value="0.181272849440575" calcext:value-type="float">
            <text:p>0.1812728494</text:p>
          </table:table-cell>
          <table:table-cell table:formula="of:=[Datos_Nao.E105]" office:value-type="float" office:value="0.100522331893444" calcext:value-type="float">
            <text:p>0.1005223319</text:p>
          </table:table-cell>
          <table:table-cell table:formula="of:=[Datos_Nao.F105]" office:value-type="float" office:value="0.38693767786026" calcext:value-type="float">
            <text:p>0.3869376779</text:p>
          </table:table-cell>
          <table:table-cell/>
          <table:table-cell table:formula="of:=[Datos_MoCap.A105]" office:value-type="float" office:value="0.010167" calcext:value-type="float">
            <text:p>0.010167</text:p>
          </table:table-cell>
          <table:table-cell table:formula="of:=[Datos_MoCap.B105]" office:value-type="float" office:value="0.067885" calcext:value-type="float">
            <text:p>0.067885</text:p>
          </table:table-cell>
          <table:table-cell table:formula="of:=[Datos_MoCap.C105]" office:value-type="float" office:value="0.19946" calcext:value-type="float">
            <text:p>0.19946</text:p>
          </table:table-cell>
          <table:table-cell table:formula="of:=[Datos_MoCap.D105]" office:value-type="float" office:value="0.001424" calcext:value-type="float">
            <text:p>0.001424</text:p>
          </table:table-cell>
          <table:table-cell table:formula="of:=[Datos_MoCap.F105]" office:value-type="float" office:value="0.009321" calcext:value-type="float">
            <text:p>0.009321</text:p>
          </table:table-cell>
          <table:table-cell table:formula="of:=[Datos_MoCap.E105]" office:value-type="float" office:value="-0.06075" calcext:value-type="float">
            <text:p>-0.06075</text:p>
          </table:table-cell>
          <table:table-cell/>
          <table:table-cell table:formula="of:=([.H105])*(-0.023914362365637)+(-0.0065790614509)" office:value-type="float" office:value="-0.00682219877307143" calcext:value-type="float">
            <text:p>-0.0068221988</text:p>
          </table:table-cell>
          <table:table-cell table:formula="of:=([.J105])*(-0.205408122286256)+(0.109782283331548)" office:value-type="float" office:value="0.0688115792603314" calcext:value-type="float">
            <text:p>0.0688115793</text:p>
          </table:table-cell>
          <table:table-cell table:formula="of:=([.I105])*(0.310792688230763)+(-0.016510592847898)" office:value-type="float" office:value="0.00458756879264734" calcext:value-type="float">
            <text:p>0.0045875688</text:p>
          </table:table-cell>
          <table:table-cell table:formula="of:=[.H105]*-1" office:value-type="float" office:value="-0.010167" calcext:value-type="float">
            <text:p>-0.010167</text:p>
          </table:table-cell>
          <table:table-cell table:formula="of:=[.M105]*-1" office:value-type="float" office:value="0.06075" calcext:value-type="float">
            <text:p>0.06075</text:p>
          </table:table-cell>
          <table:table-cell table:formula="of:=([.K105])*(2.23435203765647)+(0.035482883974399)" office:value-type="float" office:value="0.0386646012760218" calcext:value-type="float">
            <text:p>0.0386646013</text:p>
          </table:table-cell>
          <table:table-cell table:formula="of:=([.M105])*(0.639359760687662)+(-0.019962373867579)" office:value-type="float" office:value="-0.0588034793293545" calcext:value-type="float">
            <text:p>-0.0588034793</text:p>
          </table:table-cell>
          <table:table-cell table:formula="of:=([.L105])*(1.26097813916405)+(0.272428916854381)" office:value-type="float" office:value="0.284182494089529" calcext:value-type="float">
            <text:p>0.2841824941</text:p>
          </table:table-cell>
          <table:table-cell table:number-columns-repeated="1002"/>
        </table:table-row>
        <table:table-row table:style-name="ro1">
          <table:table-cell table:formula="of:=[Datos_Nao.A106]" office:value-type="float" office:value="-0.00763050885871053" calcext:value-type="float">
            <text:p>-0.0076305089</text:p>
          </table:table-cell>
          <table:table-cell table:formula="of:=[Datos_Nao.B106]" office:value-type="float" office:value="0.104765586555004" calcext:value-type="float">
            <text:p>0.1047655866</text:p>
          </table:table-cell>
          <table:table-cell table:formula="of:=[Datos_Nao.C106]" office:value-type="float" office:value="0.062085147947073" calcext:value-type="float">
            <text:p>0.0620851479</text:p>
          </table:table-cell>
          <table:table-cell table:formula="of:=[Datos_Nao.D106]" office:value-type="float" office:value="0.183473855257034" calcext:value-type="float">
            <text:p>0.1834738553</text:p>
          </table:table-cell>
          <table:table-cell table:formula="of:=[Datos_Nao.E106]" office:value-type="float" office:value="0.103368140757084" calcext:value-type="float">
            <text:p>0.1033681408</text:p>
          </table:table-cell>
          <table:table-cell table:formula="of:=[Datos_Nao.F106]" office:value-type="float" office:value="0.389125972986221" calcext:value-type="float">
            <text:p>0.389125973</text:p>
          </table:table-cell>
          <table:table-cell/>
          <table:table-cell table:formula="of:=[Datos_MoCap.A106]" office:value-type="float" office:value="0.010126" calcext:value-type="float">
            <text:p>0.010126</text:p>
          </table:table-cell>
          <table:table-cell table:formula="of:=[Datos_MoCap.B106]" office:value-type="float" office:value="0.067898" calcext:value-type="float">
            <text:p>0.067898</text:p>
          </table:table-cell>
          <table:table-cell table:formula="of:=[Datos_MoCap.C106]" office:value-type="float" office:value="0.199452" calcext:value-type="float">
            <text:p>0.199452</text:p>
          </table:table-cell>
          <table:table-cell table:formula="of:=[Datos_MoCap.D106]" office:value-type="float" office:value="0.001259" calcext:value-type="float">
            <text:p>0.001259</text:p>
          </table:table-cell>
          <table:table-cell table:formula="of:=[Datos_MoCap.F106]" office:value-type="float" office:value="0.009795" calcext:value-type="float">
            <text:p>0.009795</text:p>
          </table:table-cell>
          <table:table-cell table:formula="of:=[Datos_MoCap.E106]" office:value-type="float" office:value="-0.060589" calcext:value-type="float">
            <text:p>-0.060589</text:p>
          </table:table-cell>
          <table:table-cell/>
          <table:table-cell table:formula="of:=([.H106])*(-0.023914362365637)+(-0.0065790614509)" office:value-type="float" office:value="-0.00682121828421444" calcext:value-type="float">
            <text:p>-0.0068212183</text:p>
          </table:table-cell>
          <table:table-cell table:formula="of:=([.J106])*(-0.205408122286256)+(0.109782283331548)" office:value-type="float" office:value="0.0688132225253097" calcext:value-type="float">
            <text:p>0.0688132225</text:p>
          </table:table-cell>
          <table:table-cell table:formula="of:=([.I106])*(0.310792688230763)+(-0.016510592847898)" office:value-type="float" office:value="0.00459160909759434" calcext:value-type="float">
            <text:p>0.0045916091</text:p>
          </table:table-cell>
          <table:table-cell table:formula="of:=[.H106]*-1" office:value-type="float" office:value="-0.010126" calcext:value-type="float">
            <text:p>-0.010126</text:p>
          </table:table-cell>
          <table:table-cell table:formula="of:=[.M106]*-1" office:value-type="float" office:value="0.060589" calcext:value-type="float">
            <text:p>0.060589</text:p>
          </table:table-cell>
          <table:table-cell table:formula="of:=([.K106])*(2.23435203765647)+(0.035482883974399)" office:value-type="float" office:value="0.0382959331898085" calcext:value-type="float">
            <text:p>0.0382959332</text:p>
          </table:table-cell>
          <table:table-cell table:formula="of:=([.M106])*(0.639359760687662)+(-0.019962373867579)" office:value-type="float" office:value="-0.0587005424078838" calcext:value-type="float">
            <text:p>-0.0587005424</text:p>
          </table:table-cell>
          <table:table-cell table:formula="of:=([.L106])*(1.26097813916405)+(0.272428916854381)" office:value-type="float" office:value="0.284780197727493" calcext:value-type="float">
            <text:p>0.2847801977</text:p>
          </table:table-cell>
          <table:table-cell table:number-columns-repeated="1002"/>
        </table:table-row>
        <table:table-row table:style-name="ro1">
          <table:table-cell table:formula="of:=[Datos_Nao.A107]" office:value-type="float" office:value="-0.00802849885076284" calcext:value-type="float">
            <text:p>-0.0080284989</text:p>
          </table:table-cell>
          <table:table-cell table:formula="of:=[Datos_Nao.B107]" office:value-type="float" office:value="0.103559859097004" calcext:value-type="float">
            <text:p>0.1035598591</text:p>
          </table:table-cell>
          <table:table-cell table:formula="of:=[Datos_Nao.C107]" office:value-type="float" office:value="0.0647080838680267" calcext:value-type="float">
            <text:p>0.0647080839</text:p>
          </table:table-cell>
          <table:table-cell table:formula="of:=[Datos_Nao.D107]" office:value-type="float" office:value="0.187814682722092" calcext:value-type="float">
            <text:p>0.1878146827</text:p>
          </table:table-cell>
          <table:table-cell table:formula="of:=[Datos_Nao.E107]" office:value-type="float" office:value="0.108946949243546" calcext:value-type="float">
            <text:p>0.1089469492</text:p>
          </table:table-cell>
          <table:table-cell table:formula="of:=[Datos_Nao.F107]" office:value-type="float" office:value="0.393395572900772" calcext:value-type="float">
            <text:p>0.3933955729</text:p>
          </table:table-cell>
          <table:table-cell/>
          <table:table-cell table:formula="of:=[Datos_MoCap.A107]" office:value-type="float" office:value="0.010099" calcext:value-type="float">
            <text:p>0.010099</text:p>
          </table:table-cell>
          <table:table-cell table:formula="of:=[Datos_MoCap.B107]" office:value-type="float" office:value="0.067893" calcext:value-type="float">
            <text:p>0.067893</text:p>
          </table:table-cell>
          <table:table-cell table:formula="of:=[Datos_MoCap.C107]" office:value-type="float" office:value="0.199448" calcext:value-type="float">
            <text:p>0.199448</text:p>
          </table:table-cell>
          <table:table-cell table:formula="of:=[Datos_MoCap.D107]" office:value-type="float" office:value="0.00142" calcext:value-type="float">
            <text:p>0.00142</text:p>
          </table:table-cell>
          <table:table-cell table:formula="of:=[Datos_MoCap.F107]" office:value-type="float" office:value="0.010226" calcext:value-type="float">
            <text:p>0.010226</text:p>
          </table:table-cell>
          <table:table-cell table:formula="of:=[Datos_MoCap.E107]" office:value-type="float" office:value="-0.060196" calcext:value-type="float">
            <text:p>-0.060196</text:p>
          </table:table-cell>
          <table:table-cell/>
          <table:table-cell table:formula="of:=([.H107])*(-0.023914362365637)+(-0.0065790614509)" office:value-type="float" office:value="-0.00682057259643057" calcext:value-type="float">
            <text:p>-0.0068205726</text:p>
          </table:table-cell>
          <table:table-cell table:formula="of:=([.J107])*(-0.205408122286256)+(0.109782283331548)" office:value-type="float" office:value="0.0688140441577988" calcext:value-type="float">
            <text:p>0.0688140442</text:p>
          </table:table-cell>
          <table:table-cell table:formula="of:=([.I107])*(0.310792688230763)+(-0.016510592847898)" office:value-type="float" office:value="0.00459005513415319" calcext:value-type="float">
            <text:p>0.0045900551</text:p>
          </table:table-cell>
          <table:table-cell table:formula="of:=[.H107]*-1" office:value-type="float" office:value="-0.010099" calcext:value-type="float">
            <text:p>-0.010099</text:p>
          </table:table-cell>
          <table:table-cell table:formula="of:=[.M107]*-1" office:value-type="float" office:value="0.060196" calcext:value-type="float">
            <text:p>0.060196</text:p>
          </table:table-cell>
          <table:table-cell table:formula="of:=([.K107])*(2.23435203765647)+(0.035482883974399)" office:value-type="float" office:value="0.0386556638678712" calcext:value-type="float">
            <text:p>0.0386556639</text:p>
          </table:table-cell>
          <table:table-cell table:formula="of:=([.M107])*(0.639359760687662)+(-0.019962373867579)" office:value-type="float" office:value="-0.0584492740219335" calcext:value-type="float">
            <text:p>-0.058449274</text:p>
          </table:table-cell>
          <table:table-cell table:formula="of:=([.L107])*(1.26097813916405)+(0.272428916854381)" office:value-type="float" office:value="0.285323679305473" calcext:value-type="float">
            <text:p>0.2853236793</text:p>
          </table:table-cell>
          <table:table-cell table:number-columns-repeated="1002"/>
        </table:table-row>
        <table:table-row table:style-name="ro1">
          <table:table-cell table:formula="of:=[Datos_Nao.A108]" office:value-type="float" office:value="-0.00822976417839527" calcext:value-type="float">
            <text:p>-0.0082297642</text:p>
          </table:table-cell>
          <table:table-cell table:formula="of:=[Datos_Nao.B108]" office:value-type="float" office:value="0.102958895266056" calcext:value-type="float">
            <text:p>0.1029588953</text:p>
          </table:table-cell>
          <table:table-cell table:formula="of:=[Datos_Nao.C108]" office:value-type="float" office:value="0.0659988671541214" calcext:value-type="float">
            <text:p>0.0659988672</text:p>
          </table:table-cell>
          <table:table-cell table:formula="of:=[Datos_Nao.D108]" office:value-type="float" office:value="0.18995201587677" calcext:value-type="float">
            <text:p>0.1899520159</text:p>
          </table:table-cell>
          <table:table-cell table:formula="of:=[Datos_Nao.E108]" office:value-type="float" office:value="0.111675813794136" calcext:value-type="float">
            <text:p>0.1116758138</text:p>
          </table:table-cell>
          <table:table-cell table:formula="of:=[Datos_Nao.F108]" office:value-type="float" office:value="0.395473301410675" calcext:value-type="float">
            <text:p>0.3954733014</text:p>
          </table:table-cell>
          <table:table-cell/>
          <table:table-cell table:formula="of:=[Datos_MoCap.A108]" office:value-type="float" office:value="0.010063" calcext:value-type="float">
            <text:p>0.010063</text:p>
          </table:table-cell>
          <table:table-cell table:formula="of:=[Datos_MoCap.B108]" office:value-type="float" office:value="0.067909" calcext:value-type="float">
            <text:p>0.067909</text:p>
          </table:table-cell>
          <table:table-cell table:formula="of:=[Datos_MoCap.C108]" office:value-type="float" office:value="0.199416" calcext:value-type="float">
            <text:p>0.199416</text:p>
          </table:table-cell>
          <table:table-cell table:formula="of:=[Datos_MoCap.D108]" office:value-type="float" office:value="0.001332" calcext:value-type="float">
            <text:p>0.001332</text:p>
          </table:table-cell>
          <table:table-cell table:formula="of:=[Datos_MoCap.F108]" office:value-type="float" office:value="0.010891" calcext:value-type="float">
            <text:p>0.010891</text:p>
          </table:table-cell>
          <table:table-cell table:formula="of:=[Datos_MoCap.E108]" office:value-type="float" office:value="-0.060087" calcext:value-type="float">
            <text:p>-0.060087</text:p>
          </table:table-cell>
          <table:table-cell/>
          <table:table-cell table:formula="of:=([.H108])*(-0.023914362365637)+(-0.0065790614509)" office:value-type="float" office:value="-0.00681971167938541" calcext:value-type="float">
            <text:p>-0.0068197117</text:p>
          </table:table-cell>
          <table:table-cell table:formula="of:=([.J108])*(-0.205408122286256)+(0.109782283331548)" office:value-type="float" office:value="0.068820617217712" calcext:value-type="float">
            <text:p>0.0688206172</text:p>
          </table:table-cell>
          <table:table-cell table:formula="of:=([.I108])*(0.310792688230763)+(-0.016510592847898)" office:value-type="float" office:value="0.00459502781716488" calcext:value-type="float">
            <text:p>0.0045950278</text:p>
          </table:table-cell>
          <table:table-cell table:formula="of:=[.H108]*-1" office:value-type="float" office:value="-0.010063" calcext:value-type="float">
            <text:p>-0.010063</text:p>
          </table:table-cell>
          <table:table-cell table:formula="of:=[.M108]*-1" office:value-type="float" office:value="0.060087" calcext:value-type="float">
            <text:p>0.060087</text:p>
          </table:table-cell>
          <table:table-cell table:formula="of:=([.K108])*(2.23435203765647)+(0.035482883974399)" office:value-type="float" office:value="0.0384590408885574" calcext:value-type="float">
            <text:p>0.0384590409</text:p>
          </table:table-cell>
          <table:table-cell table:formula="of:=([.M108])*(0.639359760687662)+(-0.019962373867579)" office:value-type="float" office:value="-0.0583795838080185" calcext:value-type="float">
            <text:p>-0.0583795838</text:p>
          </table:table-cell>
          <table:table-cell table:formula="of:=([.L108])*(1.26097813916405)+(0.272428916854381)" office:value-type="float" office:value="0.286162229768017" calcext:value-type="float">
            <text:p>0.2861622298</text:p>
          </table:table-cell>
          <table:table-cell table:number-columns-repeated="1002"/>
        </table:table-row>
        <table:table-row table:style-name="ro1">
          <table:table-cell table:formula="of:=[Datos_Nao.A109]" office:value-type="float" office:value="-0.00843183975666761" calcext:value-type="float">
            <text:p>-0.0084318398</text:p>
          </table:table-cell>
          <table:table-cell table:formula="of:=[Datos_Nao.B109]" office:value-type="float" office:value="0.10236057639122" calcext:value-type="float">
            <text:p>0.1023605764</text:p>
          </table:table-cell>
          <table:table-cell table:formula="of:=[Datos_Nao.C109]" office:value-type="float" office:value="0.067273736000061" calcext:value-type="float">
            <text:p>0.067273736</text:p>
          </table:table-cell>
          <table:table-cell table:formula="of:=[Datos_Nao.D109]" office:value-type="float" office:value="0.192065611481667" calcext:value-type="float">
            <text:p>0.1920656115</text:p>
          </table:table-cell>
          <table:table-cell table:formula="of:=[Datos_Nao.E109]" office:value-type="float" office:value="0.114361301064491" calcext:value-type="float">
            <text:p>0.1143613011</text:p>
          </table:table-cell>
          <table:table-cell table:formula="of:=[Datos_Nao.F109]" office:value-type="float" office:value="0.397510826587677" calcext:value-type="float">
            <text:p>0.3975108266</text:p>
          </table:table-cell>
          <table:table-cell/>
          <table:table-cell table:formula="of:=[Datos_MoCap.A109]" office:value-type="float" office:value="0.009963" calcext:value-type="float">
            <text:p>0.009963</text:p>
          </table:table-cell>
          <table:table-cell table:formula="of:=[Datos_MoCap.B109]" office:value-type="float" office:value="0.067971" calcext:value-type="float">
            <text:p>0.067971</text:p>
          </table:table-cell>
          <table:table-cell table:formula="of:=[Datos_MoCap.C109]" office:value-type="float" office:value="0.199388" calcext:value-type="float">
            <text:p>0.199388</text:p>
          </table:table-cell>
          <table:table-cell table:formula="of:=[Datos_MoCap.D109]" office:value-type="float" office:value="0.001054" calcext:value-type="float">
            <text:p>0.001054</text:p>
          </table:table-cell>
          <table:table-cell table:formula="of:=[Datos_MoCap.F109]" office:value-type="float" office:value="0.01143" calcext:value-type="float">
            <text:p>0.01143</text:p>
          </table:table-cell>
          <table:table-cell table:formula="of:=[Datos_MoCap.E109]" office:value-type="float" office:value="-0.060072" calcext:value-type="float">
            <text:p>-0.060072</text:p>
          </table:table-cell>
          <table:table-cell/>
          <table:table-cell table:formula="of:=([.H109])*(-0.023914362365637)+(-0.0065790614509)" office:value-type="float" office:value="-0.00681732024314884" calcext:value-type="float">
            <text:p>-0.0068173202</text:p>
          </table:table-cell>
          <table:table-cell table:formula="of:=([.J109])*(-0.205408122286256)+(0.109782283331548)" office:value-type="float" office:value="0.068826368645136" calcext:value-type="float">
            <text:p>0.0688263686</text:p>
          </table:table-cell>
          <table:table-cell table:formula="of:=([.I109])*(0.310792688230763)+(-0.016510592847898)" office:value-type="float" office:value="0.00461429696383519" calcext:value-type="float">
            <text:p>0.004614297</text:p>
          </table:table-cell>
          <table:table-cell table:formula="of:=[.H109]*-1" office:value-type="float" office:value="-0.009963" calcext:value-type="float">
            <text:p>-0.009963</text:p>
          </table:table-cell>
          <table:table-cell table:formula="of:=[.M109]*-1" office:value-type="float" office:value="0.060072" calcext:value-type="float">
            <text:p>0.060072</text:p>
          </table:table-cell>
          <table:table-cell table:formula="of:=([.K109])*(2.23435203765647)+(0.035482883974399)" office:value-type="float" office:value="0.0378378910220889" calcext:value-type="float">
            <text:p>0.037837891</text:p>
          </table:table-cell>
          <table:table-cell table:formula="of:=([.M109])*(0.639359760687662)+(-0.019962373867579)" office:value-type="float" office:value="-0.0583699934116082" calcext:value-type="float">
            <text:p>-0.0583699934</text:p>
          </table:table-cell>
          <table:table-cell table:formula="of:=([.L109])*(1.26097813916405)+(0.272428916854381)" office:value-type="float" office:value="0.286841896985026" calcext:value-type="float">
            <text:p>0.286841897</text:p>
          </table:table-cell>
          <table:table-cell table:number-columns-repeated="1002"/>
        </table:table-row>
        <table:table-row table:style-name="ro1">
          <table:table-cell table:formula="of:=[Datos_Nao.A110]" office:value-type="float" office:value="-0.00883637275546789" calcext:value-type="float">
            <text:p>-0.0088363728</text:p>
          </table:table-cell>
          <table:table-cell table:formula="of:=[Datos_Nao.B110]" office:value-type="float" office:value="0.101175539195538" calcext:value-type="float">
            <text:p>0.1011755392</text:p>
          </table:table-cell>
          <table:table-cell table:formula="of:=[Datos_Nao.C110]" office:value-type="float" office:value="0.0697690322995186" calcext:value-type="float">
            <text:p>0.0697690323</text:p>
          </table:table-cell>
          <table:table-cell table:formula="of:=[Datos_Nao.D110]" office:value-type="float" office:value="0.196216374635696" calcext:value-type="float">
            <text:p>0.1962163746</text:p>
          </table:table-cell>
          <table:table-cell table:formula="of:=[Datos_Nao.E110]" office:value-type="float" office:value="0.119594722986221" calcext:value-type="float">
            <text:p>0.119594723</text:p>
          </table:table-cell>
          <table:table-cell table:formula="of:=[Datos_Nao.F110]" office:value-type="float" office:value="0.40145754814148" calcext:value-type="float">
            <text:p>0.4014575481</text:p>
          </table:table-cell>
          <table:table-cell/>
          <table:table-cell table:formula="of:=[Datos_MoCap.A110]" office:value-type="float" office:value="0.009913" calcext:value-type="float">
            <text:p>0.009913</text:p>
          </table:table-cell>
          <table:table-cell table:formula="of:=[Datos_MoCap.B110]" office:value-type="float" office:value="0.068049" calcext:value-type="float">
            <text:p>0.068049</text:p>
          </table:table-cell>
          <table:table-cell table:formula="of:=[Datos_MoCap.C110]" office:value-type="float" office:value="0.199353" calcext:value-type="float">
            <text:p>0.199353</text:p>
          </table:table-cell>
          <table:table-cell table:formula="of:=[Datos_MoCap.D110]" office:value-type="float" office:value="0.000851" calcext:value-type="float">
            <text:p>0.000851</text:p>
          </table:table-cell>
          <table:table-cell table:formula="of:=[Datos_MoCap.F110]" office:value-type="float" office:value="0.011855" calcext:value-type="float">
            <text:p>0.011855</text:p>
          </table:table-cell>
          <table:table-cell table:formula="of:=[Datos_MoCap.E110]" office:value-type="float" office:value="-0.059973" calcext:value-type="float">
            <text:p>-0.059973</text:p>
          </table:table-cell>
          <table:table-cell/>
          <table:table-cell table:formula="of:=([.H110])*(-0.023914362365637)+(-0.0065790614509)" office:value-type="float" office:value="-0.00681612452503056" calcext:value-type="float">
            <text:p>-0.0068161245</text:p>
          </table:table-cell>
          <table:table-cell table:formula="of:=([.J110])*(-0.205408122286256)+(0.109782283331548)" office:value-type="float" office:value="0.068833557929416" calcext:value-type="float">
            <text:p>0.0688335579</text:p>
          </table:table-cell>
          <table:table-cell table:formula="of:=([.I110])*(0.310792688230763)+(-0.016510592847898)" office:value-type="float" office:value="0.00463853879351719" calcext:value-type="float">
            <text:p>0.0046385388</text:p>
          </table:table-cell>
          <table:table-cell table:formula="of:=[.H110]*-1" office:value-type="float" office:value="-0.009913" calcext:value-type="float">
            <text:p>-0.009913</text:p>
          </table:table-cell>
          <table:table-cell table:formula="of:=[.M110]*-1" office:value-type="float" office:value="0.059973" calcext:value-type="float">
            <text:p>0.059973</text:p>
          </table:table-cell>
          <table:table-cell table:formula="of:=([.K110])*(2.23435203765647)+(0.035482883974399)" office:value-type="float" office:value="0.0373843175584447" calcext:value-type="float">
            <text:p>0.0373843176</text:p>
          </table:table-cell>
          <table:table-cell table:formula="of:=([.M110])*(0.639359760687662)+(-0.019962373867579)" office:value-type="float" office:value="-0.0583066967953002" calcext:value-type="float">
            <text:p>-0.0583066968</text:p>
          </table:table-cell>
          <table:table-cell table:formula="of:=([.L110])*(1.26097813916405)+(0.272428916854381)" office:value-type="float" office:value="0.287377812694171" calcext:value-type="float">
            <text:p>0.2873778127</text:p>
          </table:table-cell>
          <table:table-cell table:number-columns-repeated="1002"/>
        </table:table-row>
        <table:table-row table:style-name="ro1">
          <table:table-cell table:formula="of:=[Datos_Nao.A111]" office:value-type="float" office:value="-0.00923790317028761" calcext:value-type="float">
            <text:p>-0.0092379032</text:p>
          </table:table-cell>
          <table:table-cell table:formula="of:=[Datos_Nao.B111]" office:value-type="float" office:value="0.100012712180614" calcext:value-type="float">
            <text:p>0.1000127122</text:p>
          </table:table-cell>
          <table:table-cell table:formula="of:=[Datos_Nao.C111]" office:value-type="float" office:value="0.072180837392807" calcext:value-type="float">
            <text:p>0.0721808374</text:p>
          </table:table-cell>
          <table:table-cell table:formula="of:=[Datos_Nao.D111]" office:value-type="float" office:value="0.200256213545799" calcext:value-type="float">
            <text:p>0.2002562135</text:p>
          </table:table-cell>
          <table:table-cell table:formula="of:=[Datos_Nao.E111]" office:value-type="float" office:value="0.124630637466908" calcext:value-type="float">
            <text:p>0.1246306375</text:p>
          </table:table-cell>
          <table:table-cell table:formula="of:=[Datos_Nao.F111]" office:value-type="float" office:value="0.405222207307816" calcext:value-type="float">
            <text:p>0.4052222073</text:p>
          </table:table-cell>
          <table:table-cell/>
          <table:table-cell table:formula="of:=[Datos_MoCap.A111]" office:value-type="float" office:value="0.00989" calcext:value-type="float">
            <text:p>0.00989</text:p>
          </table:table-cell>
          <table:table-cell table:formula="of:=[Datos_MoCap.B111]" office:value-type="float" office:value="0.06812" calcext:value-type="float">
            <text:p>0.06812</text:p>
          </table:table-cell>
          <table:table-cell table:formula="of:=[Datos_MoCap.C111]" office:value-type="float" office:value="0.199254" calcext:value-type="float">
            <text:p>0.199254</text:p>
          </table:table-cell>
          <table:table-cell table:formula="of:=[Datos_MoCap.D111]" office:value-type="float" office:value="0.000416" calcext:value-type="float">
            <text:p>0.000416</text:p>
          </table:table-cell>
          <table:table-cell table:formula="of:=[Datos_MoCap.F111]" office:value-type="float" office:value="0.01226" calcext:value-type="float">
            <text:p>0.01226</text:p>
          </table:table-cell>
          <table:table-cell table:formula="of:=[Datos_MoCap.E111]" office:value-type="float" office:value="-0.059914" calcext:value-type="float">
            <text:p>-0.059914</text:p>
          </table:table-cell>
          <table:table-cell/>
          <table:table-cell table:formula="of:=([.H111])*(-0.023914362365637)+(-0.0065790614509)" office:value-type="float" office:value="-0.00681557449469615" calcext:value-type="float">
            <text:p>-0.0068155745</text:p>
          </table:table-cell>
          <table:table-cell table:formula="of:=([.J111])*(-0.205408122286256)+(0.109782283331548)" office:value-type="float" office:value="0.0688538933335224" calcext:value-type="float">
            <text:p>0.0688538933</text:p>
          </table:table-cell>
          <table:table-cell table:formula="of:=([.I111])*(0.310792688230763)+(-0.016510592847898)" office:value-type="float" office:value="0.00466060507438157" calcext:value-type="float">
            <text:p>0.0046606051</text:p>
          </table:table-cell>
          <table:table-cell table:formula="of:=[.H111]*-1" office:value-type="float" office:value="-0.00989" calcext:value-type="float">
            <text:p>-0.00989</text:p>
          </table:table-cell>
          <table:table-cell table:formula="of:=[.M111]*-1" office:value-type="float" office:value="0.059914" calcext:value-type="float">
            <text:p>0.059914</text:p>
          </table:table-cell>
          <table:table-cell table:formula="of:=([.K111])*(2.23435203765647)+(0.035482883974399)" office:value-type="float" office:value="0.0364123744220641" calcext:value-type="float">
            <text:p>0.0364123744</text:p>
          </table:table-cell>
          <table:table-cell table:formula="of:=([.M111])*(0.639359760687662)+(-0.019962373867579)" office:value-type="float" office:value="-0.0582689745694196" calcext:value-type="float">
            <text:p>-0.0582689746</text:p>
          </table:table-cell>
          <table:table-cell table:formula="of:=([.L111])*(1.26097813916405)+(0.272428916854381)" office:value-type="float" office:value="0.287888508840532" calcext:value-type="float">
            <text:p>0.2878885088</text:p>
          </table:table-cell>
          <table:table-cell table:number-columns-repeated="1002"/>
        </table:table-row>
        <table:table-row table:style-name="ro1">
          <table:table-cell table:formula="of:=[Datos_Nao.A112]" office:value-type="float" office:value="-0.00943618454039097" calcext:value-type="float">
            <text:p>-0.0094361845</text:p>
          </table:table-cell>
          <table:table-cell table:formula="of:=[Datos_Nao.B112]" office:value-type="float" office:value="0.0994421243667603" calcext:value-type="float">
            <text:p>0.0994421244</text:p>
          </table:table-cell>
          <table:table-cell table:formula="of:=[Datos_Nao.C112]" office:value-type="float" office:value="0.0733513534069061" calcext:value-type="float">
            <text:p>0.0733513534</text:p>
          </table:table-cell>
          <table:table-cell table:formula="of:=[Datos_Nao.D112]" office:value-type="float" office:value="0.202231258153915" calcext:value-type="float">
            <text:p>0.2022312582</text:p>
          </table:table-cell>
          <table:table-cell table:formula="of:=[Datos_Nao.E112]" office:value-type="float" office:value="0.127069294452667" calcext:value-type="float">
            <text:p>0.1270692945</text:p>
          </table:table-cell>
          <table:table-cell table:formula="of:=[Datos_Nao.F112]" office:value-type="float" office:value="0.407031685113907" calcext:value-type="float">
            <text:p>0.4070316851</text:p>
          </table:table-cell>
          <table:table-cell/>
          <table:table-cell table:formula="of:=[Datos_MoCap.A112]" office:value-type="float" office:value="0.009853" calcext:value-type="float">
            <text:p>0.009853</text:p>
          </table:table-cell>
          <table:table-cell table:formula="of:=[Datos_MoCap.B112]" office:value-type="float" office:value="0.068163" calcext:value-type="float">
            <text:p>0.068163</text:p>
          </table:table-cell>
          <table:table-cell table:formula="of:=[Datos_MoCap.C112]" office:value-type="float" office:value="0.199153" calcext:value-type="float">
            <text:p>0.199153</text:p>
          </table:table-cell>
          <table:table-cell table:formula="of:=[Datos_MoCap.D112]" office:value-type="float" office:value="0.000118" calcext:value-type="float">
            <text:p>0.000118</text:p>
          </table:table-cell>
          <table:table-cell table:formula="of:=[Datos_MoCap.F112]" office:value-type="float" office:value="0.01248" calcext:value-type="float">
            <text:p>0.01248</text:p>
          </table:table-cell>
          <table:table-cell table:formula="of:=[Datos_MoCap.E112]" office:value-type="float" office:value="-0.059878" calcext:value-type="float">
            <text:p>-0.059878</text:p>
          </table:table-cell>
          <table:table-cell/>
          <table:table-cell table:formula="of:=([.H112])*(-0.023914362365637)+(-0.0065790614509)" office:value-type="float" office:value="-0.00681468966328862" calcext:value-type="float">
            <text:p>-0.0068146897</text:p>
          </table:table-cell>
          <table:table-cell table:formula="of:=([.J112])*(-0.205408122286256)+(0.109782283331548)" office:value-type="float" office:value="0.0688746395538733" calcext:value-type="float">
            <text:p>0.0688746396</text:p>
          </table:table-cell>
          <table:table-cell table:formula="of:=([.I112])*(0.310792688230763)+(-0.016510592847898)" office:value-type="float" office:value="0.00467396915997549" calcext:value-type="float">
            <text:p>0.0046739692</text:p>
          </table:table-cell>
          <table:table-cell table:formula="of:=[.H112]*-1" office:value-type="float" office:value="-0.009853" calcext:value-type="float">
            <text:p>-0.009853</text:p>
          </table:table-cell>
          <table:table-cell table:formula="of:=[.M112]*-1" office:value-type="float" office:value="0.059878" calcext:value-type="float">
            <text:p>0.059878</text:p>
          </table:table-cell>
          <table:table-cell table:formula="of:=([.K112])*(2.23435203765647)+(0.035482883974399)" office:value-type="float" office:value="0.0357465375148425" calcext:value-type="float">
            <text:p>0.0357465375</text:p>
          </table:table-cell>
          <table:table-cell table:formula="of:=([.M112])*(0.639359760687662)+(-0.019962373867579)" office:value-type="float" office:value="-0.0582459576180348" calcext:value-type="float">
            <text:p>-0.0582459576</text:p>
          </table:table-cell>
          <table:table-cell table:formula="of:=([.L112])*(1.26097813916405)+(0.272428916854381)" office:value-type="float" office:value="0.288165924031148" calcext:value-type="float">
            <text:p>0.288165924</text:p>
          </table:table-cell>
          <table:table-cell table:number-columns-repeated="1002"/>
        </table:table-row>
        <table:table-row table:style-name="ro1">
          <table:table-cell table:formula="of:=[Datos_Nao.A113]" office:value-type="float" office:value="-0.0100147789344192" calcext:value-type="float">
            <text:p>-0.0100147789</text:p>
          </table:table-cell>
          <table:table-cell table:formula="of:=[Datos_Nao.B113]" office:value-type="float" office:value="0.0977855324745178" calcext:value-type="float">
            <text:p>0.0977855325</text:p>
          </table:table-cell>
          <table:table-cell table:formula="of:=[Datos_Nao.C113]" office:value-type="float" office:value="0.0767017751932144" calcext:value-type="float">
            <text:p>0.0767017752</text:p>
          </table:table-cell>
          <table:table-cell table:formula="of:=[Datos_Nao.D113]" office:value-type="float" office:value="0.207960233092308" calcext:value-type="float">
            <text:p>0.2079602331</text:p>
          </table:table-cell>
          <table:table-cell table:formula="of:=[Datos_Nao.E113]" office:value-type="float" office:value="0.1340441852808" calcext:value-type="float">
            <text:p>0.1340441853</text:p>
          </table:table-cell>
          <table:table-cell table:formula="of:=[Datos_Nao.F113]" office:value-type="float" office:value="0.412148356437683" calcext:value-type="float">
            <text:p>0.4121483564</text:p>
          </table:table-cell>
          <table:table-cell/>
          <table:table-cell table:formula="of:=[Datos_MoCap.A113]" office:value-type="float" office:value="0.009855" calcext:value-type="float">
            <text:p>0.009855</text:p>
          </table:table-cell>
          <table:table-cell table:formula="of:=[Datos_MoCap.B113]" office:value-type="float" office:value="0.068258" calcext:value-type="float">
            <text:p>0.068258</text:p>
          </table:table-cell>
          <table:table-cell table:formula="of:=[Datos_MoCap.C113]" office:value-type="float" office:value="0.199056" calcext:value-type="float">
            <text:p>0.199056</text:p>
          </table:table-cell>
          <table:table-cell table:formula="of:=[Datos_MoCap.D113]" office:value-type="float" office:value="0.000538" calcext:value-type="float">
            <text:p>0.000538</text:p>
          </table:table-cell>
          <table:table-cell table:formula="of:=[Datos_MoCap.F113]" office:value-type="float" office:value="0.012353" calcext:value-type="float">
            <text:p>0.012353</text:p>
          </table:table-cell>
          <table:table-cell table:formula="of:=[Datos_MoCap.E113]" office:value-type="float" office:value="-0.059902" calcext:value-type="float">
            <text:p>-0.059902</text:p>
          </table:table-cell>
          <table:table-cell/>
          <table:table-cell table:formula="of:=([.H113])*(-0.023914362365637)+(-0.0065790614509)" office:value-type="float" office:value="-0.00681473749201335" calcext:value-type="float">
            <text:p>-0.0068147375</text:p>
          </table:table-cell>
          <table:table-cell table:formula="of:=([.J113])*(-0.205408122286256)+(0.109782283331548)" office:value-type="float" office:value="0.068894564141735" calcext:value-type="float">
            <text:p>0.0688945641</text:p>
          </table:table-cell>
          <table:table-cell table:formula="of:=([.I113])*(0.310792688230763)+(-0.016510592847898)" office:value-type="float" office:value="0.00470349446535742" calcext:value-type="float">
            <text:p>0.0047034945</text:p>
          </table:table-cell>
          <table:table-cell table:formula="of:=[.H113]*-1" office:value-type="float" office:value="-0.009855" calcext:value-type="float">
            <text:p>-0.009855</text:p>
          </table:table-cell>
          <table:table-cell table:formula="of:=[.M113]*-1" office:value-type="float" office:value="0.059902" calcext:value-type="float">
            <text:p>0.059902</text:p>
          </table:table-cell>
          <table:table-cell table:formula="of:=([.K113])*(2.23435203765647)+(0.035482883974399)" office:value-type="float" office:value="0.0366849653706582" calcext:value-type="float">
            <text:p>0.0366849654</text:p>
          </table:table-cell>
          <table:table-cell table:formula="of:=([.M113])*(0.639359760687662)+(-0.019962373867579)" office:value-type="float" office:value="-0.0582613022522913" calcext:value-type="float">
            <text:p>-0.0582613023</text:p>
          </table:table-cell>
          <table:table-cell table:formula="of:=([.L113])*(1.26097813916405)+(0.272428916854381)" office:value-type="float" office:value="0.288005779807475" calcext:value-type="float">
            <text:p>0.2880057798</text:p>
          </table:table-cell>
          <table:table-cell table:number-columns-repeated="1002"/>
        </table:table-row>
        <table:table-row table:style-name="ro1">
          <table:table-cell table:formula="of:=[Datos_Nao.A114]" office:value-type="float" office:value="-0.0103814890608192" calcext:value-type="float">
            <text:p>-0.0103814891</text:p>
          </table:table-cell>
          <table:table-cell table:formula="of:=[Datos_Nao.B114]" office:value-type="float" office:value="0.0967371314764023" calcext:value-type="float">
            <text:p>0.0967371315</text:p>
          </table:table-cell>
          <table:table-cell table:formula="of:=[Datos_Nao.C114]" office:value-type="float" office:value="0.078784890472889" calcext:value-type="float">
            <text:p>0.0787848905</text:p>
          </table:table-cell>
          <table:table-cell table:formula="of:=[Datos_Nao.D114]" office:value-type="float" office:value="0.211602389812469" calcext:value-type="float">
            <text:p>0.2116023898</text:p>
          </table:table-cell>
          <table:table-cell table:formula="of:=[Datos_Nao.E114]" office:value-type="float" office:value="0.138389065861702" calcext:value-type="float">
            <text:p>0.1383890659</text:p>
          </table:table-cell>
          <table:table-cell table:formula="of:=[Datos_Nao.F114]" office:value-type="float" office:value="0.415281593799591" calcext:value-type="float">
            <text:p>0.4152815938</text:p>
          </table:table-cell>
          <table:table-cell/>
          <table:table-cell table:formula="of:=[Datos_MoCap.A114]" office:value-type="float" office:value="0.009846" calcext:value-type="float">
            <text:p>0.009846</text:p>
          </table:table-cell>
          <table:table-cell table:formula="of:=[Datos_MoCap.B114]" office:value-type="float" office:value="0.068312" calcext:value-type="float">
            <text:p>0.068312</text:p>
          </table:table-cell>
          <table:table-cell table:formula="of:=[Datos_MoCap.C114]" office:value-type="float" office:value="0.19902" calcext:value-type="float">
            <text:p>0.19902</text:p>
          </table:table-cell>
          <table:table-cell table:formula="of:=[Datos_MoCap.D114]" office:value-type="float" office:value="0.000507" calcext:value-type="float">
            <text:p>0.000507</text:p>
          </table:table-cell>
          <table:table-cell table:formula="of:=[Datos_MoCap.F114]" office:value-type="float" office:value="0.012441" calcext:value-type="float">
            <text:p>0.012441</text:p>
          </table:table-cell>
          <table:table-cell table:formula="of:=[Datos_MoCap.E114]" office:value-type="float" office:value="-0.059901" calcext:value-type="float">
            <text:p>-0.059901</text:p>
          </table:table-cell>
          <table:table-cell/>
          <table:table-cell table:formula="of:=([.H114])*(-0.023914362365637)+(-0.0065790614509)" office:value-type="float" office:value="-0.00681452226275206" calcext:value-type="float">
            <text:p>-0.0068145223</text:p>
          </table:table-cell>
          <table:table-cell table:formula="of:=([.J114])*(-0.205408122286256)+(0.109782283331548)" office:value-type="float" office:value="0.0689019588341373" calcext:value-type="float">
            <text:p>0.0689019588</text:p>
          </table:table-cell>
          <table:table-cell table:formula="of:=([.I114])*(0.310792688230763)+(-0.016510592847898)" office:value-type="float" office:value="0.00472027727052188" calcext:value-type="float">
            <text:p>0.0047202773</text:p>
          </table:table-cell>
          <table:table-cell table:formula="of:=[.H114]*-1" office:value-type="float" office:value="-0.009846" calcext:value-type="float">
            <text:p>-0.009846</text:p>
          </table:table-cell>
          <table:table-cell table:formula="of:=[.M114]*-1" office:value-type="float" office:value="0.059901" calcext:value-type="float">
            <text:p>0.059901</text:p>
          </table:table-cell>
          <table:table-cell table:formula="of:=([.K114])*(2.23435203765647)+(0.035482883974399)" office:value-type="float" office:value="0.0366157004574908" calcext:value-type="float">
            <text:p>0.0366157005</text:p>
          </table:table-cell>
          <table:table-cell table:formula="of:=([.M114])*(0.639359760687662)+(-0.019962373867579)" office:value-type="float" office:value="-0.0582606628925306" calcext:value-type="float">
            <text:p>-0.0582606629</text:p>
          </table:table-cell>
          <table:table-cell table:formula="of:=([.L114])*(1.26097813916405)+(0.272428916854381)" office:value-type="float" office:value="0.288116745883721" calcext:value-type="float">
            <text:p>0.2881167459</text:p>
          </table:table-cell>
          <table:table-cell table:number-columns-repeated="1002"/>
        </table:table-row>
        <table:table-row table:style-name="ro1">
          <table:table-cell table:formula="of:=[Datos_Nao.A115]" office:value-type="float" office:value="-0.0107279280200601" calcext:value-type="float">
            <text:p>-0.010727928</text:p>
          </table:table-cell>
          <table:table-cell table:formula="of:=[Datos_Nao.B115]" office:value-type="float" office:value="0.0957427099347115" calcext:value-type="float">
            <text:p>0.0957427099</text:p>
          </table:table-cell>
          <table:table-cell table:formula="of:=[Datos_Nao.C115]" office:value-type="float" office:value="0.0807328224182129" calcext:value-type="float">
            <text:p>0.0807328224</text:p>
          </table:table-cell>
          <table:table-cell table:formula="of:=[Datos_Nao.D115]" office:value-type="float" office:value="0.215089902281761" calcext:value-type="float">
            <text:p>0.2150899023</text:p>
          </table:table-cell>
          <table:table-cell table:formula="of:=[Datos_Nao.E115]" office:value-type="float" office:value="0.142470389604568" calcext:value-type="float">
            <text:p>0.1424703896</text:p>
          </table:table-cell>
          <table:table-cell table:formula="of:=[Datos_Nao.F115]" office:value-type="float" office:value="0.418176293373108" calcext:value-type="float">
            <text:p>0.4181762934</text:p>
          </table:table-cell>
          <table:table-cell/>
          <table:table-cell table:formula="of:=[Datos_MoCap.A115]" office:value-type="float" office:value="0.009846" calcext:value-type="float">
            <text:p>0.009846</text:p>
          </table:table-cell>
          <table:table-cell table:formula="of:=[Datos_MoCap.B115]" office:value-type="float" office:value="0.068367" calcext:value-type="float">
            <text:p>0.068367</text:p>
          </table:table-cell>
          <table:table-cell table:formula="of:=[Datos_MoCap.C115]" office:value-type="float" office:value="0.199" calcext:value-type="float">
            <text:p>0.199</text:p>
          </table:table-cell>
          <table:table-cell table:formula="of:=[Datos_MoCap.D115]" office:value-type="float" office:value="0.000229" calcext:value-type="float">
            <text:p>0.000229</text:p>
          </table:table-cell>
          <table:table-cell table:formula="of:=[Datos_MoCap.F115]" office:value-type="float" office:value="0.013059" calcext:value-type="float">
            <text:p>0.013059</text:p>
          </table:table-cell>
          <table:table-cell table:formula="of:=[Datos_MoCap.E115]" office:value-type="float" office:value="-0.059747" calcext:value-type="float">
            <text:p>-0.059747</text:p>
          </table:table-cell>
          <table:table-cell/>
          <table:table-cell table:formula="of:=([.H115])*(-0.023914362365637)+(-0.0065790614509)" office:value-type="float" office:value="-0.00681452226275206" calcext:value-type="float">
            <text:p>-0.0068145223</text:p>
          </table:table-cell>
          <table:table-cell table:formula="of:=([.J115])*(-0.205408122286256)+(0.109782283331548)" office:value-type="float" office:value="0.0689060669965831" calcext:value-type="float">
            <text:p>0.068906067</text:p>
          </table:table-cell>
          <table:table-cell table:formula="of:=([.I115])*(0.310792688230763)+(-0.016510592847898)" office:value-type="float" office:value="0.00473737086837457" calcext:value-type="float">
            <text:p>0.0047373709</text:p>
          </table:table-cell>
          <table:table-cell table:formula="of:=[.H115]*-1" office:value-type="float" office:value="-0.009846" calcext:value-type="float">
            <text:p>-0.009846</text:p>
          </table:table-cell>
          <table:table-cell table:formula="of:=[.M115]*-1" office:value-type="float" office:value="0.059747" calcext:value-type="float">
            <text:p>0.059747</text:p>
          </table:table-cell>
          <table:table-cell table:formula="of:=([.K115])*(2.23435203765647)+(0.035482883974399)" office:value-type="float" office:value="0.0359945505910223" calcext:value-type="float">
            <text:p>0.0359945506</text:p>
          </table:table-cell>
          <table:table-cell table:formula="of:=([.M115])*(0.639359760687662)+(-0.019962373867579)" office:value-type="float" office:value="-0.0581622014893847" calcext:value-type="float">
            <text:p>-0.0581622015</text:p>
          </table:table-cell>
          <table:table-cell table:formula="of:=([.L115])*(1.26097813916405)+(0.272428916854381)" office:value-type="float" office:value="0.288896030373724" calcext:value-type="float">
            <text:p>0.2888960304</text:p>
          </table:table-cell>
          <table:table-cell table:number-columns-repeated="1002"/>
        </table:table-row>
        <table:table-row table:style-name="ro1">
          <table:table-cell table:formula="of:=[Datos_Nao.A116]" office:value-type="float" office:value="-0.0110498815774918" calcext:value-type="float">
            <text:p>-0.0110498816</text:p>
          </table:table-cell>
          <table:table-cell table:formula="of:=[Datos_Nao.B116]" office:value-type="float" office:value="0.0948099792003632" calcext:value-type="float">
            <text:p>0.0948099792</text:p>
          </table:table-cell>
          <table:table-cell table:formula="of:=[Datos_Nao.C116]" office:value-type="float" office:value="0.0825329422950745" calcext:value-type="float">
            <text:p>0.0825329423</text:p>
          </table:table-cell>
          <table:table-cell table:formula="of:=[Datos_Nao.D116]" office:value-type="float" office:value="0.218411818146706" calcext:value-type="float">
            <text:p>0.2184118181</text:p>
          </table:table-cell>
          <table:table-cell table:formula="of:=[Datos_Nao.E116]" office:value-type="float" office:value="0.146272018551826" calcext:value-type="float">
            <text:p>0.1462720186</text:p>
          </table:table-cell>
          <table:table-cell table:formula="of:=[Datos_Nao.F116]" office:value-type="float" office:value="0.420818120241165" calcext:value-type="float">
            <text:p>0.4208181202</text:p>
          </table:table-cell>
          <table:table-cell/>
          <table:table-cell table:formula="of:=[Datos_MoCap.A116]" office:value-type="float" office:value="0.009792" calcext:value-type="float">
            <text:p>0.009792</text:p>
          </table:table-cell>
          <table:table-cell table:formula="of:=[Datos_MoCap.B116]" office:value-type="float" office:value="0.068433" calcext:value-type="float">
            <text:p>0.068433</text:p>
          </table:table-cell>
          <table:table-cell table:formula="of:=[Datos_MoCap.C116]" office:value-type="float" office:value="0.198996" calcext:value-type="float">
            <text:p>0.198996</text:p>
          </table:table-cell>
          <table:table-cell table:formula="of:=[Datos_MoCap.D116]" office:value-type="float" office:value="0.00036" calcext:value-type="float">
            <text:p>0.00036</text:p>
          </table:table-cell>
          <table:table-cell table:formula="of:=[Datos_MoCap.F116]" office:value-type="float" office:value="0.013196" calcext:value-type="float">
            <text:p>0.013196</text:p>
          </table:table-cell>
          <table:table-cell table:formula="of:=[Datos_MoCap.E116]" office:value-type="float" office:value="-0.059635" calcext:value-type="float">
            <text:p>-0.059635</text:p>
          </table:table-cell>
          <table:table-cell/>
          <table:table-cell table:formula="of:=([.H116])*(-0.023914362365637)+(-0.0065790614509)" office:value-type="float" office:value="-0.00681323088718432" calcext:value-type="float">
            <text:p>-0.0068132309</text:p>
          </table:table-cell>
          <table:table-cell table:formula="of:=([.J116])*(-0.205408122286256)+(0.109782283331548)" office:value-type="float" office:value="0.0689068886290722" calcext:value-type="float">
            <text:p>0.0689068886</text:p>
          </table:table-cell>
          <table:table-cell table:formula="of:=([.I116])*(0.310792688230763)+(-0.016510592847898)" office:value-type="float" office:value="0.0047578831857978" calcext:value-type="float">
            <text:p>0.0047578832</text:p>
          </table:table-cell>
          <table:table-cell table:formula="of:=[.H116]*-1" office:value-type="float" office:value="-0.009792" calcext:value-type="float">
            <text:p>-0.009792</text:p>
          </table:table-cell>
          <table:table-cell table:formula="of:=[.M116]*-1" office:value-type="float" office:value="0.059635" calcext:value-type="float">
            <text:p>0.059635</text:p>
          </table:table-cell>
          <table:table-cell table:formula="of:=([.K116])*(2.23435203765647)+(0.035482883974399)" office:value-type="float" office:value="0.0362872507079553" calcext:value-type="float">
            <text:p>0.0362872507</text:p>
          </table:table-cell>
          <table:table-cell table:formula="of:=([.M116])*(0.639359760687662)+(-0.019962373867579)" office:value-type="float" office:value="-0.0580905931961877" calcext:value-type="float">
            <text:p>-0.0580905932</text:p>
          </table:table-cell>
          <table:table-cell table:formula="of:=([.L116])*(1.26097813916405)+(0.272428916854381)" office:value-type="float" office:value="0.28906878437879" calcext:value-type="float">
            <text:p>0.2890687844</text:p>
          </table:table-cell>
          <table:table-cell table:number-columns-repeated="1002"/>
        </table:table-row>
        <table:table-row table:style-name="ro1">
          <table:table-cell table:formula="of:=[Datos_Nao.A117]" office:value-type="float" office:value="-0.0113432127982378" calcext:value-type="float">
            <text:p>-0.0113432128</text:p>
          </table:table-cell>
          <table:table-cell table:formula="of:=[Datos_Nao.B117]" office:value-type="float" office:value="0.0939463824033737" calcext:value-type="float">
            <text:p>0.0939463824</text:p>
          </table:table-cell>
          <table:table-cell table:formula="of:=[Datos_Nao.C117]" office:value-type="float" office:value="0.0841728448867798" calcext:value-type="float">
            <text:p>0.0841728449</text:p>
          </table:table-cell>
          <table:table-cell table:formula="of:=[Datos_Nao.D117]" office:value-type="float" office:value="0.22155673801899" calcext:value-type="float">
            <text:p>0.221556738</text:p>
          </table:table-cell>
          <table:table-cell table:formula="of:=[Datos_Nao.E117]" office:value-type="float" office:value="0.149777144193649" calcext:value-type="float">
            <text:p>0.1497771442</text:p>
          </table:table-cell>
          <table:table-cell table:formula="of:=[Datos_Nao.F117]" office:value-type="float" office:value="0.423193752765656" calcext:value-type="float">
            <text:p>0.4231937528</text:p>
          </table:table-cell>
          <table:table-cell/>
          <table:table-cell table:formula="of:=[Datos_MoCap.A117]" office:value-type="float" office:value="0.009789" calcext:value-type="float">
            <text:p>0.009789</text:p>
          </table:table-cell>
          <table:table-cell table:formula="of:=[Datos_MoCap.B117]" office:value-type="float" office:value="0.068521" calcext:value-type="float">
            <text:p>0.068521</text:p>
          </table:table-cell>
          <table:table-cell table:formula="of:=[Datos_MoCap.C117]" office:value-type="float" office:value="0.198982" calcext:value-type="float">
            <text:p>0.198982</text:p>
          </table:table-cell>
          <table:table-cell table:formula="of:=[Datos_MoCap.D117]" office:value-type="float" office:value="0.000243" calcext:value-type="float">
            <text:p>0.000243</text:p>
          </table:table-cell>
          <table:table-cell table:formula="of:=[Datos_MoCap.F117]" office:value-type="float" office:value="0.013422" calcext:value-type="float">
            <text:p>0.013422</text:p>
          </table:table-cell>
          <table:table-cell table:formula="of:=[Datos_MoCap.E117]" office:value-type="float" office:value="-0.059471" calcext:value-type="float">
            <text:p>-0.059471</text:p>
          </table:table-cell>
          <table:table-cell/>
          <table:table-cell table:formula="of:=([.H117])*(-0.023914362365637)+(-0.0065790614509)" office:value-type="float" office:value="-0.00681315914409722" calcext:value-type="float">
            <text:p>-0.0068131591</text:p>
          </table:table-cell>
          <table:table-cell table:formula="of:=([.J117])*(-0.205408122286256)+(0.109782283331548)" office:value-type="float" office:value="0.0689097643427842" calcext:value-type="float">
            <text:p>0.0689097643</text:p>
          </table:table-cell>
          <table:table-cell table:formula="of:=([.I117])*(0.310792688230763)+(-0.016510592847898)" office:value-type="float" office:value="0.00478523294236211" calcext:value-type="float">
            <text:p>0.0047852329</text:p>
          </table:table-cell>
          <table:table-cell table:formula="of:=[.H117]*-1" office:value-type="float" office:value="-0.009789" calcext:value-type="float">
            <text:p>-0.009789</text:p>
          </table:table-cell>
          <table:table-cell table:formula="of:=[.M117]*-1" office:value-type="float" office:value="0.059471" calcext:value-type="float">
            <text:p>0.059471</text:p>
          </table:table-cell>
          <table:table-cell table:formula="of:=([.K117])*(2.23435203765647)+(0.035482883974399)" office:value-type="float" office:value="0.0360258315195495" calcext:value-type="float">
            <text:p>0.0360258315</text:p>
          </table:table-cell>
          <table:table-cell table:formula="of:=([.M117])*(0.639359760687662)+(-0.019962373867579)" office:value-type="float" office:value="-0.0579857381954349" calcext:value-type="float">
            <text:p>-0.0579857382</text:p>
          </table:table-cell>
          <table:table-cell table:formula="of:=([.L117])*(1.26097813916405)+(0.272428916854381)" office:value-type="float" office:value="0.289353765438241" calcext:value-type="float">
            <text:p>0.2893537654</text:p>
          </table:table-cell>
          <table:table-cell table:number-columns-repeated="1002"/>
        </table:table-row>
        <table:table-row table:style-name="ro1">
          <table:table-cell table:formula="of:=[Datos_Nao.A118]" office:value-type="float" office:value="-0.0114778038114309" calcext:value-type="float">
            <text:p>-0.0114778038</text:p>
          </table:table-cell>
          <table:table-cell table:formula="of:=[Datos_Nao.B118]" office:value-type="float" office:value="0.0935428217053414" calcext:value-type="float">
            <text:p>0.0935428217</text:p>
          </table:table-cell>
          <table:table-cell table:formula="of:=[Datos_Nao.C118]" office:value-type="float" office:value="0.0849290043115616" calcext:value-type="float">
            <text:p>0.0849290043</text:p>
          </table:table-cell>
          <table:table-cell table:formula="of:=[Datos_Nao.D118]" office:value-type="float" office:value="0.223059505224228" calcext:value-type="float">
            <text:p>0.2230595052</text:p>
          </table:table-cell>
          <table:table-cell table:formula="of:=[Datos_Nao.E118]" office:value-type="float" office:value="0.151413068175316" calcext:value-type="float">
            <text:p>0.1514130682</text:p>
          </table:table-cell>
          <table:table-cell table:formula="of:=[Datos_Nao.F118]" office:value-type="float" office:value="0.424276918172836" calcext:value-type="float">
            <text:p>0.4242769182</text:p>
          </table:table-cell>
          <table:table-cell/>
          <table:table-cell table:formula="of:=[Datos_MoCap.A118]" office:value-type="float" office:value="0.009785" calcext:value-type="float">
            <text:p>0.009785</text:p>
          </table:table-cell>
          <table:table-cell table:formula="of:=[Datos_MoCap.B118]" office:value-type="float" office:value="0.068541" calcext:value-type="float">
            <text:p>0.068541</text:p>
          </table:table-cell>
          <table:table-cell table:formula="of:=[Datos_MoCap.C118]" office:value-type="float" office:value="0.198982" calcext:value-type="float">
            <text:p>0.198982</text:p>
          </table:table-cell>
          <table:table-cell table:formula="of:=[Datos_MoCap.D118]" office:value-type="float" office:value="0.000323" calcext:value-type="float">
            <text:p>0.000323</text:p>
          </table:table-cell>
          <table:table-cell table:formula="of:=[Datos_MoCap.F118]" office:value-type="float" office:value="0.013437" calcext:value-type="float">
            <text:p>0.013437</text:p>
          </table:table-cell>
          <table:table-cell table:formula="of:=[Datos_MoCap.E118]" office:value-type="float" office:value="-0.059406" calcext:value-type="float">
            <text:p>-0.059406</text:p>
          </table:table-cell>
          <table:table-cell/>
          <table:table-cell table:formula="of:=([.H118])*(-0.023914362365637)+(-0.0065790614509)" office:value-type="float" office:value="-0.00681306348664776" calcext:value-type="float">
            <text:p>-0.0068130635</text:p>
          </table:table-cell>
          <table:table-cell table:formula="of:=([.J118])*(-0.205408122286256)+(0.109782283331548)" office:value-type="float" office:value="0.0689097643427842" calcext:value-type="float">
            <text:p>0.0689097643</text:p>
          </table:table-cell>
          <table:table-cell table:formula="of:=([.I118])*(0.310792688230763)+(-0.016510592847898)" office:value-type="float" office:value="0.00479144879612672" calcext:value-type="float">
            <text:p>0.0047914488</text:p>
          </table:table-cell>
          <table:table-cell table:formula="of:=[.H118]*-1" office:value-type="float" office:value="-0.009785" calcext:value-type="float">
            <text:p>-0.009785</text:p>
          </table:table-cell>
          <table:table-cell table:formula="of:=[.M118]*-1" office:value-type="float" office:value="0.059406" calcext:value-type="float">
            <text:p>0.059406</text:p>
          </table:table-cell>
          <table:table-cell table:formula="of:=([.K118])*(2.23435203765647)+(0.035482883974399)" office:value-type="float" office:value="0.036204579682562" calcext:value-type="float">
            <text:p>0.0362045797</text:p>
          </table:table-cell>
          <table:table-cell table:formula="of:=([.M118])*(0.639359760687662)+(-0.019962373867579)" office:value-type="float" office:value="-0.0579441798109903" calcext:value-type="float">
            <text:p>-0.0579441798</text:p>
          </table:table-cell>
          <table:table-cell table:formula="of:=([.L118])*(1.26097813916405)+(0.272428916854381)" office:value-type="float" office:value="0.289372680110328" calcext:value-type="float">
            <text:p>0.2893726801</text:p>
          </table:table-cell>
          <table:table-cell table:number-columns-repeated="1002"/>
        </table:table-row>
        <table:table-row table:style-name="ro1">
          <table:table-cell table:formula="of:=[Datos_Nao.A119]" office:value-type="float" office:value="-0.0116037912666798" calcext:value-type="float">
            <text:p>-0.0116037913</text:p>
          </table:table-cell>
          <table:table-cell table:formula="of:=[Datos_Nao.B119]" office:value-type="float" office:value="0.0931591838598251" calcext:value-type="float">
            <text:p>0.0931591839</text:p>
          </table:table-cell>
          <table:table-cell table:formula="of:=[Datos_Nao.C119]" office:value-type="float" office:value="0.085640549659729" calcext:value-type="float">
            <text:p>0.0856405497</text:p>
          </table:table-cell>
          <table:table-cell table:formula="of:=[Datos_Nao.D119]" office:value-type="float" office:value="0.224513798952103" calcext:value-type="float">
            <text:p>0.224513799</text:p>
          </table:table-cell>
          <table:table-cell table:formula="of:=[Datos_Nao.E119]" office:value-type="float" office:value="0.15296895802021" calcext:value-type="float">
            <text:p>0.152968958</text:p>
          </table:table-cell>
          <table:table-cell table:formula="of:=[Datos_Nao.F119]" office:value-type="float" office:value="0.425288558006287" calcext:value-type="float">
            <text:p>0.425288558</text:p>
          </table:table-cell>
          <table:table-cell/>
          <table:table-cell table:formula="of:=[Datos_MoCap.A119]" office:value-type="float" office:value="0.009783" calcext:value-type="float">
            <text:p>0.009783</text:p>
          </table:table-cell>
          <table:table-cell table:formula="of:=[Datos_MoCap.B119]" office:value-type="float" office:value="0.068558" calcext:value-type="float">
            <text:p>0.068558</text:p>
          </table:table-cell>
          <table:table-cell table:formula="of:=[Datos_MoCap.C119]" office:value-type="float" office:value="0.199004" calcext:value-type="float">
            <text:p>0.199004</text:p>
          </table:table-cell>
          <table:table-cell table:formula="of:=[Datos_MoCap.D119]" office:value-type="float" office:value="-0.000299" calcext:value-type="float">
            <text:p>-0.000299</text:p>
          </table:table-cell>
          <table:table-cell table:formula="of:=[Datos_MoCap.F119]" office:value-type="float" office:value="0.013434" calcext:value-type="float">
            <text:p>0.013434</text:p>
          </table:table-cell>
          <table:table-cell table:formula="of:=[Datos_MoCap.E119]" office:value-type="float" office:value="-0.059455" calcext:value-type="float">
            <text:p>-0.059455</text:p>
          </table:table-cell>
          <table:table-cell/>
          <table:table-cell table:formula="of:=([.H119])*(-0.023914362365637)+(-0.0065790614509)" office:value-type="float" office:value="-0.00681301565792303" calcext:value-type="float">
            <text:p>-0.0068130157</text:p>
          </table:table-cell>
          <table:table-cell table:formula="of:=([.J119])*(-0.205408122286256)+(0.109782283331548)" office:value-type="float" office:value="0.0689052453640939" calcext:value-type="float">
            <text:p>0.0689052454</text:p>
          </table:table-cell>
          <table:table-cell table:formula="of:=([.I119])*(0.310792688230763)+(-0.016510592847898)" office:value-type="float" office:value="0.00479673227182665" calcext:value-type="float">
            <text:p>0.0047967323</text:p>
          </table:table-cell>
          <table:table-cell table:formula="of:=[.H119]*-1" office:value-type="float" office:value="-0.009783" calcext:value-type="float">
            <text:p>-0.009783</text:p>
          </table:table-cell>
          <table:table-cell table:formula="of:=[.M119]*-1" office:value-type="float" office:value="0.059455" calcext:value-type="float">
            <text:p>0.059455</text:p>
          </table:table-cell>
          <table:table-cell table:formula="of:=([.K119])*(2.23435203765647)+(0.035482883974399)" office:value-type="float" office:value="0.0348148127151397" calcext:value-type="float">
            <text:p>0.0348148127</text:p>
          </table:table-cell>
          <table:table-cell table:formula="of:=([.M119])*(0.639359760687662)+(-0.019962373867579)" office:value-type="float" office:value="-0.057975508439264" calcext:value-type="float">
            <text:p>-0.0579755084</text:p>
          </table:table-cell>
          <table:table-cell table:formula="of:=([.L119])*(1.26097813916405)+(0.272428916854381)" office:value-type="float" office:value="0.289368897175911" calcext:value-type="float">
            <text:p>0.2893688972</text:p>
          </table:table-cell>
          <table:table-cell table:number-columns-repeated="1002"/>
        </table:table-row>
        <table:table-row table:style-name="ro1">
          <table:table-cell table:formula="of:=[Datos_Nao.A120]" office:value-type="float" office:value="-0.0119247855618596" calcext:value-type="float">
            <text:p>-0.0119247856</text:p>
          </table:table-cell>
          <table:table-cell table:formula="of:=[Datos_Nao.B120]" office:value-type="float" office:value="0.0921366140246391" calcext:value-type="float">
            <text:p>0.092136614</text:p>
          </table:table-cell>
          <table:table-cell table:formula="of:=[Datos_Nao.C120]" office:value-type="float" office:value="0.087493360042572" calcext:value-type="float">
            <text:p>0.08749336</text:p>
          </table:table-cell>
          <table:table-cell table:formula="of:=[Datos_Nao.D120]" office:value-type="float" office:value="0.228573068976402" calcext:value-type="float">
            <text:p>0.228573069</text:p>
          </table:table-cell>
          <table:table-cell table:formula="of:=[Datos_Nao.E120]" office:value-type="float" office:value="0.15713281929493" calcext:value-type="float">
            <text:p>0.1571328193</text:p>
          </table:table-cell>
          <table:table-cell table:formula="of:=[Datos_Nao.F120]" office:value-type="float" office:value="0.427874743938446" calcext:value-type="float">
            <text:p>0.4278747439</text:p>
          </table:table-cell>
          <table:table-cell/>
          <table:table-cell table:formula="of:=[Datos_MoCap.A120]" office:value-type="float" office:value="0.009775" calcext:value-type="float">
            <text:p>0.009775</text:p>
          </table:table-cell>
          <table:table-cell table:formula="of:=[Datos_MoCap.B120]" office:value-type="float" office:value="0.068555" calcext:value-type="float">
            <text:p>0.068555</text:p>
          </table:table-cell>
          <table:table-cell table:formula="of:=[Datos_MoCap.C120]" office:value-type="float" office:value="0.199052" calcext:value-type="float">
            <text:p>0.199052</text:p>
          </table:table-cell>
          <table:table-cell table:formula="of:=[Datos_MoCap.D120]" office:value-type="float" office:value="0.000208" calcext:value-type="float">
            <text:p>0.000208</text:p>
          </table:table-cell>
          <table:table-cell table:formula="of:=[Datos_MoCap.F120]" office:value-type="float" office:value="0.013163" calcext:value-type="float">
            <text:p>0.013163</text:p>
          </table:table-cell>
          <table:table-cell table:formula="of:=[Datos_MoCap.E120]" office:value-type="float" office:value="-0.059592" calcext:value-type="float">
            <text:p>-0.059592</text:p>
          </table:table-cell>
          <table:table-cell/>
          <table:table-cell table:formula="of:=([.H120])*(-0.023914362365637)+(-0.0065790614509)" office:value-type="float" office:value="-0.0068128243430241" calcext:value-type="float">
            <text:p>-0.0068128243</text:p>
          </table:table-cell>
          <table:table-cell table:formula="of:=([.J120])*(-0.205408122286256)+(0.109782283331548)" office:value-type="float" office:value="0.0688953857742242" calcext:value-type="float">
            <text:p>0.0688953858</text:p>
          </table:table-cell>
          <table:table-cell table:formula="of:=([.I120])*(0.310792688230763)+(-0.016510592847898)" office:value-type="float" office:value="0.00479579989376195" calcext:value-type="float">
            <text:p>0.0047957999</text:p>
          </table:table-cell>
          <table:table-cell table:formula="of:=[.H120]*-1" office:value-type="float" office:value="-0.009775" calcext:value-type="float">
            <text:p>-0.009775</text:p>
          </table:table-cell>
          <table:table-cell table:formula="of:=[.M120]*-1" office:value-type="float" office:value="0.059592" calcext:value-type="float">
            <text:p>0.059592</text:p>
          </table:table-cell>
          <table:table-cell table:formula="of:=([.K120])*(2.23435203765647)+(0.035482883974399)" office:value-type="float" office:value="0.0359476291982316" calcext:value-type="float">
            <text:p>0.0359476292</text:p>
          </table:table-cell>
          <table:table-cell table:formula="of:=([.M120])*(0.639359760687662)+(-0.019962373867579)" office:value-type="float" office:value="-0.0580631007264782" calcext:value-type="float">
            <text:p>-0.0580631007</text:p>
          </table:table-cell>
          <table:table-cell table:formula="of:=([.L120])*(1.26097813916405)+(0.272428916854381)" office:value-type="float" office:value="0.289027172100197" calcext:value-type="float">
            <text:p>0.2890271721</text:p>
          </table:table-cell>
          <table:table-cell table:number-columns-repeated="1002"/>
        </table:table-row>
        <table:table-row table:style-name="ro1">
          <table:table-cell table:formula="of:=[Datos_Nao.A121]" office:value-type="float" office:value="-0.0120868543162942" calcext:value-type="float">
            <text:p>-0.0120868543</text:p>
          </table:table-cell>
          <table:table-cell table:formula="of:=[Datos_Nao.B121]" office:value-type="float" office:value="0.0915697291493416" calcext:value-type="float">
            <text:p>0.0915697291</text:p>
          </table:table-cell>
          <table:table-cell table:formula="of:=[Datos_Nao.C121]" office:value-type="float" office:value="0.0884793996810913" calcext:value-type="float">
            <text:p>0.0884793997</text:p>
          </table:table-cell>
          <table:table-cell table:formula="of:=[Datos_Nao.D121]" office:value-type="float" office:value="0.231012642383575" calcext:value-type="float">
            <text:p>0.2310126424</text:p>
          </table:table-cell>
          <table:table-cell table:formula="of:=[Datos_Nao.E121]" office:value-type="float" office:value="0.159468397498131" calcext:value-type="float">
            <text:p>0.1594683975</text:p>
          </table:table-cell>
          <table:table-cell table:formula="of:=[Datos_Nao.F121]" office:value-type="float" office:value="0.429208517074585" calcext:value-type="float">
            <text:p>0.4292085171</text:p>
          </table:table-cell>
          <table:table-cell/>
          <table:table-cell table:formula="of:=[Datos_MoCap.A121]" office:value-type="float" office:value="0.009807" calcext:value-type="float">
            <text:p>0.009807</text:p>
          </table:table-cell>
          <table:table-cell table:formula="of:=[Datos_MoCap.B121]" office:value-type="float" office:value="0.068548" calcext:value-type="float">
            <text:p>0.068548</text:p>
          </table:table-cell>
          <table:table-cell table:formula="of:=[Datos_MoCap.C121]" office:value-type="float" office:value="0.199092" calcext:value-type="float">
            <text:p>0.199092</text:p>
          </table:table-cell>
          <table:table-cell table:formula="of:=[Datos_MoCap.D121]" office:value-type="float" office:value="0.000371" calcext:value-type="float">
            <text:p>0.000371</text:p>
          </table:table-cell>
          <table:table-cell table:formula="of:=[Datos_MoCap.F121]" office:value-type="float" office:value="0.013008" calcext:value-type="float">
            <text:p>0.013008</text:p>
          </table:table-cell>
          <table:table-cell table:formula="of:=[Datos_MoCap.E121]" office:value-type="float" office:value="-0.059665" calcext:value-type="float">
            <text:p>-0.059665</text:p>
          </table:table-cell>
          <table:table-cell/>
          <table:table-cell table:formula="of:=([.H121])*(-0.023914362365637)+(-0.0065790614509)" office:value-type="float" office:value="-0.0068135896026198" calcext:value-type="float">
            <text:p>-0.0068135896</text:p>
          </table:table-cell>
          <table:table-cell table:formula="of:=([.J121])*(-0.205408122286256)+(0.109782283331548)" office:value-type="float" office:value="0.0688871694493327" calcext:value-type="float">
            <text:p>0.0688871694</text:p>
          </table:table-cell>
          <table:table-cell table:formula="of:=([.I121])*(0.310792688230763)+(-0.016510592847898)" office:value-type="float" office:value="0.00479362434494434" calcext:value-type="float">
            <text:p>0.0047936243</text:p>
          </table:table-cell>
          <table:table-cell table:formula="of:=[.H121]*-1" office:value-type="float" office:value="-0.009807" calcext:value-type="float">
            <text:p>-0.009807</text:p>
          </table:table-cell>
          <table:table-cell table:formula="of:=[.M121]*-1" office:value-type="float" office:value="0.059665" calcext:value-type="float">
            <text:p>0.059665</text:p>
          </table:table-cell>
          <table:table-cell table:formula="of:=([.K121])*(2.23435203765647)+(0.035482883974399)" office:value-type="float" office:value="0.0363118285803696" calcext:value-type="float">
            <text:p>0.0363118286</text:p>
          </table:table-cell>
          <table:table-cell table:formula="of:=([.M121])*(0.639359760687662)+(-0.019962373867579)" office:value-type="float" office:value="-0.0581097739890084" calcext:value-type="float">
            <text:p>-0.058109774</text:p>
          </table:table-cell>
          <table:table-cell table:formula="of:=([.L121])*(1.26097813916405)+(0.272428916854381)" office:value-type="float" office:value="0.288831720488627" calcext:value-type="float">
            <text:p>0.2888317205</text:p>
          </table:table-cell>
          <table:table-cell table:number-columns-repeated="1002"/>
        </table:table-row>
        <table:table-row table:style-name="ro1">
          <table:table-cell table:formula="of:=[Datos_Nao.A122]" office:value-type="float" office:value="-0.0121509926393628" calcext:value-type="float">
            <text:p>-0.0121509926</text:p>
          </table:table-cell>
          <table:table-cell table:formula="of:=[Datos_Nao.B122]" office:value-type="float" office:value="0.0913229808211327" calcext:value-type="float">
            <text:p>0.0913229808</text:p>
          </table:table-cell>
          <table:table-cell table:formula="of:=[Datos_Nao.C122]" office:value-type="float" office:value="0.0888935774564743" calcext:value-type="float">
            <text:p>0.0888935775</text:p>
          </table:table-cell>
          <table:table-cell table:formula="of:=[Datos_Nao.D122]" office:value-type="float" office:value="0.23214840888977" calcext:value-type="float">
            <text:p>0.2321484089</text:p>
          </table:table-cell>
          <table:table-cell table:formula="of:=[Datos_Nao.E122]" office:value-type="float" office:value="0.160497561097145" calcext:value-type="float">
            <text:p>0.1604975611</text:p>
          </table:table-cell>
          <table:table-cell table:formula="of:=[Datos_Nao.F122]" office:value-type="float" office:value="0.429753243923187" calcext:value-type="float">
            <text:p>0.4297532439</text:p>
          </table:table-cell>
          <table:table-cell/>
          <table:table-cell table:formula="of:=[Datos_MoCap.A122]" office:value-type="float" office:value="0.009845" calcext:value-type="float">
            <text:p>0.009845</text:p>
          </table:table-cell>
          <table:table-cell table:formula="of:=[Datos_MoCap.B122]" office:value-type="float" office:value="0.06855" calcext:value-type="float">
            <text:p>0.06855</text:p>
          </table:table-cell>
          <table:table-cell table:formula="of:=[Datos_MoCap.C122]" office:value-type="float" office:value="0.199121" calcext:value-type="float">
            <text:p>0.199121</text:p>
          </table:table-cell>
          <table:table-cell table:formula="of:=[Datos_MoCap.D122]" office:value-type="float" office:value="0.000527" calcext:value-type="float">
            <text:p>0.000527</text:p>
          </table:table-cell>
          <table:table-cell table:formula="of:=[Datos_MoCap.F122]" office:value-type="float" office:value="0.01276" calcext:value-type="float">
            <text:p>0.01276</text:p>
          </table:table-cell>
          <table:table-cell table:formula="of:=[Datos_MoCap.E122]" office:value-type="float" office:value="-0.059761" calcext:value-type="float">
            <text:p>-0.059761</text:p>
          </table:table-cell>
          <table:table-cell/>
          <table:table-cell table:formula="of:=([.H122])*(-0.023914362365637)+(-0.0065790614509)" office:value-type="float" office:value="-0.0068144983483897" calcext:value-type="float">
            <text:p>-0.0068144983</text:p>
          </table:table-cell>
          <table:table-cell table:formula="of:=([.J122])*(-0.205408122286256)+(0.109782283331548)" office:value-type="float" office:value="0.0688812126137864" calcext:value-type="float">
            <text:p>0.0688812126</text:p>
          </table:table-cell>
          <table:table-cell table:formula="of:=([.I122])*(0.310792688230763)+(-0.016510592847898)" office:value-type="float" office:value="0.0047942459303208" calcext:value-type="float">
            <text:p>0.0047942459</text:p>
          </table:table-cell>
          <table:table-cell table:formula="of:=[.H122]*-1" office:value-type="float" office:value="-0.009845" calcext:value-type="float">
            <text:p>-0.009845</text:p>
          </table:table-cell>
          <table:table-cell table:formula="of:=[.M122]*-1" office:value-type="float" office:value="0.059761" calcext:value-type="float">
            <text:p>0.059761</text:p>
          </table:table-cell>
          <table:table-cell table:formula="of:=([.K122])*(2.23435203765647)+(0.035482883974399)" office:value-type="float" office:value="0.036660387498244" calcext:value-type="float">
            <text:p>0.0366603875</text:p>
          </table:table-cell>
          <table:table-cell table:formula="of:=([.M122])*(0.639359760687662)+(-0.019962373867579)" office:value-type="float" office:value="-0.0581711525260344" calcext:value-type="float">
            <text:p>-0.0581711525</text:p>
          </table:table-cell>
          <table:table-cell table:formula="of:=([.L122])*(1.26097813916405)+(0.272428916854381)" office:value-type="float" office:value="0.288518997910114" calcext:value-type="float">
            <text:p>0.2885189979</text:p>
          </table:table-cell>
          <table:table-cell table:number-columns-repeated="1002"/>
        </table:table-row>
        <table:table-row table:style-name="ro1">
          <table:table-cell table:formula="of:=[Datos_Nao.A123]" office:value-type="float" office:value="-0.0122434319928288" calcext:value-type="float">
            <text:p>-0.012243432</text:p>
          </table:table-cell>
          <table:table-cell table:formula="of:=[Datos_Nao.B123]" office:value-type="float" office:value="0.0909062176942825" calcext:value-type="float">
            <text:p>0.0909062177</text:p>
          </table:table-cell>
          <table:table-cell table:formula="of:=[Datos_Nao.C123]" office:value-type="float" office:value="0.0895574390888214" calcext:value-type="float">
            <text:p>0.0895574391</text:p>
          </table:table-cell>
          <table:table-cell table:formula="of:=[Datos_Nao.D123]" office:value-type="float" office:value="0.234245359897614" calcext:value-type="float">
            <text:p>0.2342453599</text:p>
          </table:table-cell>
          <table:table-cell table:formula="of:=[Datos_Nao.E123]" office:value-type="float" office:value="0.162268131971359" calcext:value-type="float">
            <text:p>0.162268132</text:p>
          </table:table-cell>
          <table:table-cell table:formula="of:=[Datos_Nao.F123]" office:value-type="float" office:value="0.43059030175209" calcext:value-type="float">
            <text:p>0.4305903018</text:p>
          </table:table-cell>
          <table:table-cell/>
          <table:table-cell table:formula="of:=[Datos_MoCap.A123]" office:value-type="float" office:value="0.009885" calcext:value-type="float">
            <text:p>0.009885</text:p>
          </table:table-cell>
          <table:table-cell table:formula="of:=[Datos_MoCap.B123]" office:value-type="float" office:value="0.068586" calcext:value-type="float">
            <text:p>0.068586</text:p>
          </table:table-cell>
          <table:table-cell table:formula="of:=[Datos_MoCap.C123]" office:value-type="float" office:value="0.199157" calcext:value-type="float">
            <text:p>0.199157</text:p>
          </table:table-cell>
          <table:table-cell table:formula="of:=[Datos_MoCap.D123]" office:value-type="float" office:value="0.000699" calcext:value-type="float">
            <text:p>0.000699</text:p>
          </table:table-cell>
          <table:table-cell table:formula="of:=[Datos_MoCap.F123]" office:value-type="float" office:value="0.012457" calcext:value-type="float">
            <text:p>0.012457</text:p>
          </table:table-cell>
          <table:table-cell table:formula="of:=[Datos_MoCap.E123]" office:value-type="float" office:value="-0.059865" calcext:value-type="float">
            <text:p>-0.059865</text:p>
          </table:table-cell>
          <table:table-cell/>
          <table:table-cell table:formula="of:=([.H123])*(-0.023914362365637)+(-0.0065790614509)" office:value-type="float" office:value="-0.00681545492288432" calcext:value-type="float">
            <text:p>-0.0068154549</text:p>
          </table:table-cell>
          <table:table-cell table:formula="of:=([.J123])*(-0.205408122286256)+(0.109782283331548)" office:value-type="float" office:value="0.0688738179213841" calcext:value-type="float">
            <text:p>0.0688738179</text:p>
          </table:table-cell>
          <table:table-cell table:formula="of:=([.I123])*(0.310792688230763)+(-0.016510592847898)" office:value-type="float" office:value="0.00480543446709711" calcext:value-type="float">
            <text:p>0.0048054345</text:p>
          </table:table-cell>
          <table:table-cell table:formula="of:=[.H123]*-1" office:value-type="float" office:value="-0.009885" calcext:value-type="float">
            <text:p>-0.009885</text:p>
          </table:table-cell>
          <table:table-cell table:formula="of:=[.M123]*-1" office:value-type="float" office:value="0.059865" calcext:value-type="float">
            <text:p>0.059865</text:p>
          </table:table-cell>
          <table:table-cell table:formula="of:=([.K123])*(2.23435203765647)+(0.035482883974399)" office:value-type="float" office:value="0.0370446960487209" calcext:value-type="float">
            <text:p>0.037044696</text:p>
          </table:table-cell>
          <table:table-cell table:formula="of:=([.M123])*(0.639359760687662)+(-0.019962373867579)" office:value-type="float" office:value="-0.0582376459411459" calcext:value-type="float">
            <text:p>-0.0582376459</text:p>
          </table:table-cell>
          <table:table-cell table:formula="of:=([.L123])*(1.26097813916405)+(0.272428916854381)" office:value-type="float" office:value="0.288136921533948" calcext:value-type="float">
            <text:p>0.2881369215</text:p>
          </table:table-cell>
          <table:table-cell table:number-columns-repeated="1002"/>
        </table:table-row>
        <table:table-row table:style-name="ro1">
          <table:table-cell table:formula="of:=[Datos_Nao.A124]" office:value-type="float" office:value="-0.012285559438169" calcext:value-type="float">
            <text:p>-0.0122855594</text:p>
          </table:table-cell>
          <table:table-cell table:formula="of:=[Datos_Nao.B124]" office:value-type="float" office:value="0.0905959755182266" calcext:value-type="float">
            <text:p>0.0905959755</text:p>
          </table:table-cell>
          <table:table-cell table:formula="of:=[Datos_Nao.C124]" office:value-type="float" office:value="0.0899935141205788" calcext:value-type="float">
            <text:p>0.0899935141</text:p>
          </table:table-cell>
          <table:table-cell table:formula="of:=[Datos_Nao.D124]" office:value-type="float" office:value="0.236101254820824" calcext:value-type="float">
            <text:p>0.2361012548</text:p>
          </table:table-cell>
          <table:table-cell table:formula="of:=[Datos_Nao.E124]" office:value-type="float" office:value="0.163640290498734" calcext:value-type="float">
            <text:p>0.1636402905</text:p>
          </table:table-cell>
          <table:table-cell table:formula="of:=[Datos_Nao.F124]" office:value-type="float" office:value="0.431079983711243" calcext:value-type="float">
            <text:p>0.4310799837</text:p>
          </table:table-cell>
          <table:table-cell/>
          <table:table-cell table:formula="of:=[Datos_MoCap.A124]" office:value-type="float" office:value="0.009958" calcext:value-type="float">
            <text:p>0.009958</text:p>
          </table:table-cell>
          <table:table-cell table:formula="of:=[Datos_MoCap.B124]" office:value-type="float" office:value="0.068646" calcext:value-type="float">
            <text:p>0.068646</text:p>
          </table:table-cell>
          <table:table-cell table:formula="of:=[Datos_MoCap.C124]" office:value-type="float" office:value="0.199146" calcext:value-type="float">
            <text:p>0.199146</text:p>
          </table:table-cell>
          <table:table-cell table:formula="of:=[Datos_MoCap.D124]" office:value-type="float" office:value="0.001661" calcext:value-type="float">
            <text:p>0.001661</text:p>
          </table:table-cell>
          <table:table-cell table:formula="of:=[Datos_MoCap.F124]" office:value-type="float" office:value="0.011779" calcext:value-type="float">
            <text:p>0.011779</text:p>
          </table:table-cell>
          <table:table-cell table:formula="of:=[Datos_MoCap.E124]" office:value-type="float" office:value="-0.060093" calcext:value-type="float">
            <text:p>-0.060093</text:p>
          </table:table-cell>
          <table:table-cell/>
          <table:table-cell table:formula="of:=([.H124])*(-0.023914362365637)+(-0.0065790614509)" office:value-type="float" office:value="-0.00681720067133701" calcext:value-type="float">
            <text:p>-0.0068172007</text:p>
          </table:table-cell>
          <table:table-cell table:formula="of:=([.J124])*(-0.205408122286256)+(0.109782283331548)" office:value-type="float" office:value="0.0688760774107293" calcext:value-type="float">
            <text:p>0.0688760774</text:p>
          </table:table-cell>
          <table:table-cell table:formula="of:=([.I124])*(0.310792688230763)+(-0.016510592847898)" office:value-type="float" office:value="0.00482408202839095" calcext:value-type="float">
            <text:p>0.004824082</text:p>
          </table:table-cell>
          <table:table-cell table:formula="of:=[.H124]*-1" office:value-type="float" office:value="-0.009958" calcext:value-type="float">
            <text:p>-0.009958</text:p>
          </table:table-cell>
          <table:table-cell table:formula="of:=[.M124]*-1" office:value-type="float" office:value="0.060093" calcext:value-type="float">
            <text:p>0.060093</text:p>
          </table:table-cell>
          <table:table-cell table:formula="of:=([.K124])*(2.23435203765647)+(0.035482883974399)" office:value-type="float" office:value="0.0391941427089464" calcext:value-type="float">
            <text:p>0.0391941427</text:p>
          </table:table-cell>
          <table:table-cell table:formula="of:=([.M124])*(0.639359760687662)+(-0.019962373867579)" office:value-type="float" office:value="-0.0583834199665827" calcext:value-type="float">
            <text:p>-0.05838342</text:p>
          </table:table-cell>
          <table:table-cell table:formula="of:=([.L124])*(1.26097813916405)+(0.272428916854381)" office:value-type="float" office:value="0.287281978355594" calcext:value-type="float">
            <text:p>0.2872819784</text:p>
          </table:table-cell>
          <table:table-cell table:number-columns-repeated="1002"/>
        </table:table-row>
        <table:table-row table:style-name="ro1">
          <table:table-cell table:formula="of:=[Datos_Nao.A125]" office:value-type="float" office:value="-0.012286938726902" calcext:value-type="float">
            <text:p>-0.0122869387</text:p>
          </table:table-cell>
          <table:table-cell table:formula="of:=[Datos_Nao.B125]" office:value-type="float" office:value="0.090482197701931" calcext:value-type="float">
            <text:p>0.0904821977</text:p>
          </table:table-cell>
          <table:table-cell table:formula="of:=[Datos_Nao.C125]" office:value-type="float" office:value="0.0901230573654175" calcext:value-type="float">
            <text:p>0.0901230574</text:p>
          </table:table-cell>
          <table:table-cell table:formula="of:=[Datos_Nao.D125]" office:value-type="float" office:value="0.236935824155807" calcext:value-type="float">
            <text:p>0.2369358242</text:p>
          </table:table-cell>
          <table:table-cell table:formula="of:=[Datos_Nao.E125]" office:value-type="float" office:value="0.164171636104584" calcext:value-type="float">
            <text:p>0.1641716361</text:p>
          </table:table-cell>
          <table:table-cell table:formula="of:=[Datos_Nao.F125]" office:value-type="float" office:value="0.43119090795517" calcext:value-type="float">
            <text:p>0.431190908</text:p>
          </table:table-cell>
          <table:table-cell/>
          <table:table-cell table:formula="of:=[Datos_MoCap.A125]" office:value-type="float" office:value="0.00998" calcext:value-type="float">
            <text:p>0.00998</text:p>
          </table:table-cell>
          <table:table-cell table:formula="of:=[Datos_MoCap.B125]" office:value-type="float" office:value="0.06864" calcext:value-type="float">
            <text:p>0.06864</text:p>
          </table:table-cell>
          <table:table-cell table:formula="of:=[Datos_MoCap.C125]" office:value-type="float" office:value="0.199158" calcext:value-type="float">
            <text:p>0.199158</text:p>
          </table:table-cell>
          <table:table-cell table:formula="of:=[Datos_MoCap.D125]" office:value-type="float" office:value="0.001394" calcext:value-type="float">
            <text:p>0.001394</text:p>
          </table:table-cell>
          <table:table-cell table:formula="of:=[Datos_MoCap.F125]" office:value-type="float" office:value="0.011332" calcext:value-type="float">
            <text:p>0.011332</text:p>
          </table:table-cell>
          <table:table-cell table:formula="of:=[Datos_MoCap.E125]" office:value-type="float" office:value="-0.060273" calcext:value-type="float">
            <text:p>-0.060273</text:p>
          </table:table-cell>
          <table:table-cell/>
          <table:table-cell table:formula="of:=([.H125])*(-0.023914362365637)+(-0.0065790614509)" office:value-type="float" office:value="-0.00681772678730906" calcext:value-type="float">
            <text:p>-0.0068177268</text:p>
          </table:table-cell>
          <table:table-cell table:formula="of:=([.J125])*(-0.205408122286256)+(0.109782283331548)" office:value-type="float" office:value="0.0688736125132618" calcext:value-type="float">
            <text:p>0.0688736125</text:p>
          </table:table-cell>
          <table:table-cell table:formula="of:=([.I125])*(0.310792688230763)+(-0.016510592847898)" office:value-type="float" office:value="0.00482221727226157" calcext:value-type="float">
            <text:p>0.0048222173</text:p>
          </table:table-cell>
          <table:table-cell table:formula="of:=[.H125]*-1" office:value-type="float" office:value="-0.00998" calcext:value-type="float">
            <text:p>-0.00998</text:p>
          </table:table-cell>
          <table:table-cell table:formula="of:=[.M125]*-1" office:value-type="float" office:value="0.060273" calcext:value-type="float">
            <text:p>0.060273</text:p>
          </table:table-cell>
          <table:table-cell table:formula="of:=([.K125])*(2.23435203765647)+(0.035482883974399)" office:value-type="float" office:value="0.0385975707148921" calcext:value-type="float">
            <text:p>0.0385975707</text:p>
          </table:table-cell>
          <table:table-cell table:formula="of:=([.M125])*(0.639359760687662)+(-0.019962373867579)" office:value-type="float" office:value="-0.0584985047235065" calcext:value-type="float">
            <text:p>-0.0584985047</text:p>
          </table:table-cell>
          <table:table-cell table:formula="of:=([.L125])*(1.26097813916405)+(0.272428916854381)" office:value-type="float" office:value="0.286718321127388" calcext:value-type="float">
            <text:p>0.2867183211</text:p>
          </table:table-cell>
          <table:table-cell table:number-columns-repeated="1002"/>
        </table:table-row>
        <table:table-row table:style-name="ro1">
          <table:table-cell table:formula="of:=[Datos_Nao.A126]" office:value-type="float" office:value="-0.0122486427426338" calcext:value-type="float">
            <text:p>-0.0122486427</text:p>
          </table:table-cell>
          <table:table-cell table:formula="of:=[Datos_Nao.B126]" office:value-type="float" office:value="0.0903397724032402" calcext:value-type="float">
            <text:p>0.0903397724</text:p>
          </table:table-cell>
          <table:table-cell table:formula="of:=[Datos_Nao.C126]" office:value-type="float" office:value="0.0901991277933121" calcext:value-type="float">
            <text:p>0.0901991278</text:p>
          </table:table-cell>
          <table:table-cell table:formula="of:=[Datos_Nao.D126]" office:value-type="float" office:value="0.23841193318367" calcext:value-type="float">
            <text:p>0.2384119332</text:p>
          </table:table-cell>
          <table:table-cell table:formula="of:=[Datos_Nao.E126]" office:value-type="float" office:value="0.164913728833199" calcext:value-type="float">
            <text:p>0.1649137288</text:p>
          </table:table-cell>
          <table:table-cell table:formula="of:=[Datos_Nao.F126]" office:value-type="float" office:value="0.431136220693588" calcext:value-type="float">
            <text:p>0.4311362207</text:p>
          </table:table-cell>
          <table:table-cell/>
          <table:table-cell table:formula="of:=[Datos_MoCap.A126]" office:value-type="float" office:value="0.010006" calcext:value-type="float">
            <text:p>0.010006</text:p>
          </table:table-cell>
          <table:table-cell table:formula="of:=[Datos_MoCap.B126]" office:value-type="float" office:value="0.068695" calcext:value-type="float">
            <text:p>0.068695</text:p>
          </table:table-cell>
          <table:table-cell table:formula="of:=[Datos_MoCap.C126]" office:value-type="float" office:value="0.199171" calcext:value-type="float">
            <text:p>0.199171</text:p>
          </table:table-cell>
          <table:table-cell table:formula="of:=[Datos_MoCap.D126]" office:value-type="float" office:value="0.001474" calcext:value-type="float">
            <text:p>0.001474</text:p>
          </table:table-cell>
          <table:table-cell table:formula="of:=[Datos_MoCap.F126]" office:value-type="float" office:value="0.011106" calcext:value-type="float">
            <text:p>0.011106</text:p>
          </table:table-cell>
          <table:table-cell table:formula="of:=[Datos_MoCap.E126]" office:value-type="float" office:value="-0.060302" calcext:value-type="float">
            <text:p>-0.060302</text:p>
          </table:table-cell>
          <table:table-cell/>
          <table:table-cell table:formula="of:=([.H126])*(-0.023914362365637)+(-0.0065790614509)" office:value-type="float" office:value="-0.00681834856073056" calcext:value-type="float">
            <text:p>-0.0068183486</text:p>
          </table:table-cell>
          <table:table-cell table:formula="of:=([.J126])*(-0.205408122286256)+(0.109782283331548)" office:value-type="float" office:value="0.0688709422076721" calcext:value-type="float">
            <text:p>0.0688709422</text:p>
          </table:table-cell>
          <table:table-cell table:formula="of:=([.I126])*(0.310792688230763)+(-0.016510592847898)" office:value-type="float" office:value="0.00483931087011426" calcext:value-type="float">
            <text:p>0.0048393109</text:p>
          </table:table-cell>
          <table:table-cell table:formula="of:=[.H126]*-1" office:value-type="float" office:value="-0.010006" calcext:value-type="float">
            <text:p>-0.010006</text:p>
          </table:table-cell>
          <table:table-cell table:formula="of:=[.M126]*-1" office:value-type="float" office:value="0.060302" calcext:value-type="float">
            <text:p>0.060302</text:p>
          </table:table-cell>
          <table:table-cell table:formula="of:=([.K126])*(2.23435203765647)+(0.035482883974399)" office:value-type="float" office:value="0.0387763188779046" calcext:value-type="float">
            <text:p>0.0387763189</text:p>
          </table:table-cell>
          <table:table-cell table:formula="of:=([.M126])*(0.639359760687662)+(-0.019962373867579)" office:value-type="float" office:value="-0.0585170461565664" calcext:value-type="float">
            <text:p>-0.0585170462</text:p>
          </table:table-cell>
          <table:table-cell table:formula="of:=([.L126])*(1.26097813916405)+(0.272428916854381)" office:value-type="float" office:value="0.286433340067937" calcext:value-type="float">
            <text:p>0.2864333401</text:p>
          </table:table-cell>
          <table:table-cell table:number-columns-repeated="1002"/>
        </table:table-row>
        <table:table-row table:style-name="ro1">
          <table:table-cell table:formula="of:=[Datos_Nao.A127]" office:value-type="float" office:value="-0.0121873626485467" calcext:value-type="float">
            <text:p>-0.0121873626</text:p>
          </table:table-cell>
          <table:table-cell table:formula="of:=[Datos_Nao.B127]" office:value-type="float" office:value="0.0903711020946503" calcext:value-type="float">
            <text:p>0.0903711021</text:p>
          </table:table-cell>
          <table:table-cell table:formula="of:=[Datos_Nao.C127]" office:value-type="float" office:value="0.090074896812439" calcext:value-type="float">
            <text:p>0.0900748968</text:p>
          </table:table-cell>
          <table:table-cell table:formula="of:=[Datos_Nao.D127]" office:value-type="float" office:value="0.2389005869627" calcext:value-type="float">
            <text:p>0.238900587</text:p>
          </table:table-cell>
          <table:table-cell table:formula="of:=[Datos_Nao.E127]" office:value-type="float" office:value="0.16513766348362" calcext:value-type="float">
            <text:p>0.1651376635</text:p>
          </table:table-cell>
          <table:table-cell table:formula="of:=[Datos_Nao.F127]" office:value-type="float" office:value="0.430870652198792" calcext:value-type="float">
            <text:p>0.4308706522</text:p>
          </table:table-cell>
          <table:table-cell/>
          <table:table-cell table:formula="of:=[Datos_MoCap.A127]" office:value-type="float" office:value="0.010045" calcext:value-type="float">
            <text:p>0.010045</text:p>
          </table:table-cell>
          <table:table-cell table:formula="of:=[Datos_MoCap.B127]" office:value-type="float" office:value="0.068718" calcext:value-type="float">
            <text:p>0.068718</text:p>
          </table:table-cell>
          <table:table-cell table:formula="of:=[Datos_MoCap.C127]" office:value-type="float" office:value="0.199137" calcext:value-type="float">
            <text:p>0.199137</text:p>
          </table:table-cell>
          <table:table-cell table:formula="of:=[Datos_MoCap.D127]" office:value-type="float" office:value="0.001643" calcext:value-type="float">
            <text:p>0.001643</text:p>
          </table:table-cell>
          <table:table-cell table:formula="of:=[Datos_MoCap.F127]" office:value-type="float" office:value="0.010892" calcext:value-type="float">
            <text:p>0.010892</text:p>
          </table:table-cell>
          <table:table-cell table:formula="of:=[Datos_MoCap.E127]" office:value-type="float" office:value="-0.060417" calcext:value-type="float">
            <text:p>-0.060417</text:p>
          </table:table-cell>
          <table:table-cell/>
          <table:table-cell table:formula="of:=([.H127])*(-0.023914362365637)+(-0.0065790614509)" office:value-type="float" office:value="-0.00681928122086282" calcext:value-type="float">
            <text:p>-0.0068192812</text:p>
          </table:table-cell>
          <table:table-cell table:formula="of:=([.J127])*(-0.205408122286256)+(0.109782283331548)" office:value-type="float" office:value="0.0688779260838298" calcext:value-type="float">
            <text:p>0.0688779261</text:p>
          </table:table-cell>
          <table:table-cell table:formula="of:=([.I127])*(0.310792688230763)+(-0.016510592847898)" office:value-type="float" office:value="0.00484645910194357" calcext:value-type="float">
            <text:p>0.0048464591</text:p>
          </table:table-cell>
          <table:table-cell table:formula="of:=[.H127]*-1" office:value-type="float" office:value="-0.010045" calcext:value-type="float">
            <text:p>-0.010045</text:p>
          </table:table-cell>
          <table:table-cell table:formula="of:=[.M127]*-1" office:value-type="float" office:value="0.060417" calcext:value-type="float">
            <text:p>0.060417</text:p>
          </table:table-cell>
          <table:table-cell table:formula="of:=([.K127])*(2.23435203765647)+(0.035482883974399)" office:value-type="float" office:value="0.0391539243722686" calcext:value-type="float">
            <text:p>0.0391539244</text:p>
          </table:table-cell>
          <table:table-cell table:formula="of:=([.M127])*(0.639359760687662)+(-0.019962373867579)" office:value-type="float" office:value="-0.0585905725290455" calcext:value-type="float">
            <text:p>-0.0585905725</text:p>
          </table:table-cell>
          <table:table-cell table:formula="of:=([.L127])*(1.26097813916405)+(0.272428916854381)" office:value-type="float" office:value="0.286163490746156" calcext:value-type="float">
            <text:p>0.2861634907</text:p>
          </table:table-cell>
          <table:table-cell table:number-columns-repeated="1002"/>
        </table:table-row>
        <table:table-row table:style-name="ro1">
          <table:table-cell table:formula="of:=[Datos_Nao.A128]" office:value-type="float" office:value="-0.0119078243151307" calcext:value-type="float">
            <text:p>-0.0119078243</text:p>
          </table:table-cell>
          <table:table-cell table:formula="of:=[Datos_Nao.B128]" office:value-type="float" office:value="0.0908608064055443" calcext:value-type="float">
            <text:p>0.0908608064</text:p>
          </table:table-cell>
          <table:table-cell table:formula="of:=[Datos_Nao.C128]" office:value-type="float" office:value="0.0892587006092072" calcext:value-type="float">
            <text:p>0.0892587006</text:p>
          </table:table-cell>
          <table:table-cell table:formula="of:=[Datos_Nao.D128]" office:value-type="float" office:value="0.238775819540024" calcext:value-type="float">
            <text:p>0.2387758195</text:p>
          </table:table-cell>
          <table:table-cell table:formula="of:=[Datos_Nao.E128]" office:value-type="float" office:value="0.165307119488716" calcext:value-type="float">
            <text:p>0.1653071195</text:p>
          </table:table-cell>
          <table:table-cell table:formula="of:=[Datos_Nao.F128]" office:value-type="float" office:value="0.42949241399765" calcext:value-type="float">
            <text:p>0.429492414</text:p>
          </table:table-cell>
          <table:table-cell/>
          <table:table-cell table:formula="of:=[Datos_MoCap.A128]" office:value-type="float" office:value="0.010036" calcext:value-type="float">
            <text:p>0.010036</text:p>
          </table:table-cell>
          <table:table-cell table:formula="of:=[Datos_MoCap.B128]" office:value-type="float" office:value="0.068763" calcext:value-type="float">
            <text:p>0.068763</text:p>
          </table:table-cell>
          <table:table-cell table:formula="of:=[Datos_MoCap.C128]" office:value-type="float" office:value="0.199099" calcext:value-type="float">
            <text:p>0.199099</text:p>
          </table:table-cell>
          <table:table-cell table:formula="of:=[Datos_MoCap.D128]" office:value-type="float" office:value="0.001442" calcext:value-type="float">
            <text:p>0.001442</text:p>
          </table:table-cell>
          <table:table-cell table:formula="of:=[Datos_MoCap.F128]" office:value-type="float" office:value="0.010833" calcext:value-type="float">
            <text:p>0.010833</text:p>
          </table:table-cell>
          <table:table-cell table:formula="of:=[Datos_MoCap.E128]" office:value-type="float" office:value="-0.060449" calcext:value-type="float">
            <text:p>-0.060449</text:p>
          </table:table-cell>
          <table:table-cell/>
          <table:table-cell table:formula="of:=([.H128])*(-0.023914362365637)+(-0.0065790614509)" office:value-type="float" office:value="-0.00681906599160153" calcext:value-type="float">
            <text:p>-0.006819066</text:p>
          </table:table-cell>
          <table:table-cell table:formula="of:=([.J128])*(-0.205408122286256)+(0.109782283331548)" office:value-type="float" office:value="0.0688857315924767" calcext:value-type="float">
            <text:p>0.0688857316</text:p>
          </table:table-cell>
          <table:table-cell table:formula="of:=([.I128])*(0.310792688230763)+(-0.016510592847898)" office:value-type="float" office:value="0.00486044477291395" calcext:value-type="float">
            <text:p>0.0048604448</text:p>
          </table:table-cell>
          <table:table-cell table:formula="of:=[.H128]*-1" office:value-type="float" office:value="-0.010036" calcext:value-type="float">
            <text:p>-0.010036</text:p>
          </table:table-cell>
          <table:table-cell table:formula="of:=[.M128]*-1" office:value-type="float" office:value="0.060449" calcext:value-type="float">
            <text:p>0.060449</text:p>
          </table:table-cell>
          <table:table-cell table:formula="of:=([.K128])*(2.23435203765647)+(0.035482883974399)" office:value-type="float" office:value="0.0387048196126996" calcext:value-type="float">
            <text:p>0.0387048196</text:p>
          </table:table-cell>
          <table:table-cell table:formula="of:=([.M128])*(0.639359760687662)+(-0.019962373867579)" office:value-type="float" office:value="-0.0586110320413875" calcext:value-type="float">
            <text:p>-0.058611032</text:p>
          </table:table-cell>
          <table:table-cell table:formula="of:=([.L128])*(1.26097813916405)+(0.272428916854381)" office:value-type="float" office:value="0.286089093035945" calcext:value-type="float">
            <text:p>0.286089093</text:p>
          </table:table-cell>
          <table:table-cell table:number-columns-repeated="1002"/>
        </table:table-row>
        <table:table-row table:style-name="ro1">
          <table:table-cell table:formula="of:=[Datos_Nao.A129]" office:value-type="float" office:value="-0.0114474585279822" calcext:value-type="float">
            <text:p>-0.0114474585</text:p>
          </table:table-cell>
          <table:table-cell table:formula="of:=[Datos_Nao.B129]" office:value-type="float" office:value="0.0918794572353363" calcext:value-type="float">
            <text:p>0.0918794572</text:p>
          </table:table-cell>
          <table:table-cell table:formula="of:=[Datos_Nao.C129]" office:value-type="float" office:value="0.0877570509910584" calcext:value-type="float">
            <text:p>0.087757051</text:p>
          </table:table-cell>
          <table:table-cell table:formula="of:=[Datos_Nao.D129]" office:value-type="float" office:value="0.237190246582031" calcext:value-type="float">
            <text:p>0.2371902466</text:p>
          </table:table-cell>
          <table:table-cell table:formula="of:=[Datos_Nao.E129]" office:value-type="float" office:value="0.164998978376389" calcext:value-type="float">
            <text:p>0.1649989784</text:p>
          </table:table-cell>
          <table:table-cell table:formula="of:=[Datos_Nao.F129]" office:value-type="float" office:value="0.427041381597519" calcext:value-type="float">
            <text:p>0.4270413816</text:p>
          </table:table-cell>
          <table:table-cell/>
          <table:table-cell table:formula="of:=[Datos_MoCap.A129]" office:value-type="float" office:value="0.010088" calcext:value-type="float">
            <text:p>0.010088</text:p>
          </table:table-cell>
          <table:table-cell table:formula="of:=[Datos_MoCap.B129]" office:value-type="float" office:value="0.068807" calcext:value-type="float">
            <text:p>0.068807</text:p>
          </table:table-cell>
          <table:table-cell table:formula="of:=[Datos_MoCap.C129]" office:value-type="float" office:value="0.19911" calcext:value-type="float">
            <text:p>0.19911</text:p>
          </table:table-cell>
          <table:table-cell table:formula="of:=[Datos_MoCap.D129]" office:value-type="float" office:value="0.001543" calcext:value-type="float">
            <text:p>0.001543</text:p>
          </table:table-cell>
          <table:table-cell table:formula="of:=[Datos_MoCap.F129]" office:value-type="float" office:value="0.010577" calcext:value-type="float">
            <text:p>0.010577</text:p>
          </table:table-cell>
          <table:table-cell table:formula="of:=[Datos_MoCap.E129]" office:value-type="float" office:value="-0.060572" calcext:value-type="float">
            <text:p>-0.060572</text:p>
          </table:table-cell>
          <table:table-cell/>
          <table:table-cell table:formula="of:=([.H129])*(-0.023914362365637)+(-0.0065790614509)" office:value-type="float" office:value="-0.00682030953844455" calcext:value-type="float">
            <text:p>-0.0068203095</text:p>
          </table:table-cell>
          <table:table-cell table:formula="of:=([.J129])*(-0.205408122286256)+(0.109782283331548)" office:value-type="float" office:value="0.0688834721031316" calcext:value-type="float">
            <text:p>0.0688834721</text:p>
          </table:table-cell>
          <table:table-cell table:formula="of:=([.I129])*(0.310792688230763)+(-0.016510592847898)" office:value-type="float" office:value="0.0048741196511961" calcext:value-type="float">
            <text:p>0.0048741197</text:p>
          </table:table-cell>
          <table:table-cell table:formula="of:=[.H129]*-1" office:value-type="float" office:value="-0.010088" calcext:value-type="float">
            <text:p>-0.010088</text:p>
          </table:table-cell>
          <table:table-cell table:formula="of:=[.M129]*-1" office:value-type="float" office:value="0.060572" calcext:value-type="float">
            <text:p>0.060572</text:p>
          </table:table-cell>
          <table:table-cell table:formula="of:=([.K129])*(2.23435203765647)+(0.035482883974399)" office:value-type="float" office:value="0.0389304891685029" calcext:value-type="float">
            <text:p>0.0389304892</text:p>
          </table:table-cell>
          <table:table-cell table:formula="of:=([.M129])*(0.639359760687662)+(-0.019962373867579)" office:value-type="float" office:value="-0.0586896732919521" calcext:value-type="float">
            <text:p>-0.0586896733</text:p>
          </table:table-cell>
          <table:table-cell table:formula="of:=([.L129])*(1.26097813916405)+(0.272428916854381)" office:value-type="float" office:value="0.285766282632319" calcext:value-type="float">
            <text:p>0.2857662826</text:p>
          </table:table-cell>
          <table:table-cell table:number-columns-repeated="1002"/>
        </table:table-row>
        <table:table-row table:style-name="ro1">
          <table:table-cell table:formula="of:=[Datos_Nao.A130]" office:value-type="float" office:value="-0.0111597934737802" calcext:value-type="float">
            <text:p>-0.0111597935</text:p>
          </table:table-cell>
          <table:table-cell table:formula="of:=[Datos_Nao.B130]" office:value-type="float" office:value="0.0925698429346085" calcext:value-type="float">
            <text:p>0.0925698429</text:p>
          </table:table-cell>
          <table:table-cell table:formula="of:=[Datos_Nao.C130]" office:value-type="float" office:value="0.086772195994854" calcext:value-type="float">
            <text:p>0.086772196</text:p>
          </table:table-cell>
          <table:table-cell table:formula="of:=[Datos_Nao.D130]" office:value-type="float" office:value="0.235861033201218" calcext:value-type="float">
            <text:p>0.2358610332</text:p>
          </table:table-cell>
          <table:table-cell table:formula="of:=[Datos_Nao.E130]" office:value-type="float" office:value="0.164639711380005" calcext:value-type="float">
            <text:p>0.1646397114</text:p>
          </table:table-cell>
          <table:table-cell table:formula="of:=[Datos_Nao.F130]" office:value-type="float" office:value="0.425437748432159" calcext:value-type="float">
            <text:p>0.4254377484</text:p>
          </table:table-cell>
          <table:table-cell/>
          <table:table-cell table:formula="of:=[Datos_MoCap.A130]" office:value-type="float" office:value="0.010084" calcext:value-type="float">
            <text:p>0.010084</text:p>
          </table:table-cell>
          <table:table-cell table:formula="of:=[Datos_MoCap.B130]" office:value-type="float" office:value="0.068862" calcext:value-type="float">
            <text:p>0.068862</text:p>
          </table:table-cell>
          <table:table-cell table:formula="of:=[Datos_MoCap.C130]" office:value-type="float" office:value="0.199102" calcext:value-type="float">
            <text:p>0.199102</text:p>
          </table:table-cell>
          <table:table-cell table:formula="of:=[Datos_MoCap.D130]" office:value-type="float" office:value="0.001659" calcext:value-type="float">
            <text:p>0.001659</text:p>
          </table:table-cell>
          <table:table-cell table:formula="of:=[Datos_MoCap.F130]" office:value-type="float" office:value="0.010497" calcext:value-type="float">
            <text:p>0.010497</text:p>
          </table:table-cell>
          <table:table-cell table:formula="of:=[Datos_MoCap.E130]" office:value-type="float" office:value="-0.060555" calcext:value-type="float">
            <text:p>-0.060555</text:p>
          </table:table-cell>
          <table:table-cell/>
          <table:table-cell table:formula="of:=([.H130])*(-0.023914362365637)+(-0.0065790614509)" office:value-type="float" office:value="-0.00682021388099508" calcext:value-type="float">
            <text:p>-0.0068202139</text:p>
          </table:table-cell>
          <table:table-cell table:formula="of:=([.J130])*(-0.205408122286256)+(0.109782283331548)" office:value-type="float" office:value="0.0688851153681099" calcext:value-type="float">
            <text:p>0.0688851154</text:p>
          </table:table-cell>
          <table:table-cell table:formula="of:=([.I130])*(0.310792688230763)+(-0.016510592847898)" office:value-type="float" office:value="0.0048912132490488" calcext:value-type="float">
            <text:p>0.0048912132</text:p>
          </table:table-cell>
          <table:table-cell table:formula="of:=[.H130]*-1" office:value-type="float" office:value="-0.010084" calcext:value-type="float">
            <text:p>-0.010084</text:p>
          </table:table-cell>
          <table:table-cell table:formula="of:=[.M130]*-1" office:value-type="float" office:value="0.060555" calcext:value-type="float">
            <text:p>0.060555</text:p>
          </table:table-cell>
          <table:table-cell table:formula="of:=([.K130])*(2.23435203765647)+(0.035482883974399)" office:value-type="float" office:value="0.0391896740048711" calcext:value-type="float">
            <text:p>0.039189674</text:p>
          </table:table-cell>
          <table:table-cell table:formula="of:=([.M130])*(0.639359760687662)+(-0.019962373867579)" office:value-type="float" office:value="-0.0586788041760204" calcext:value-type="float">
            <text:p>-0.0586788042</text:p>
          </table:table-cell>
          <table:table-cell table:formula="of:=([.L130])*(1.26097813916405)+(0.272428916854381)" office:value-type="float" office:value="0.285665404381186" calcext:value-type="float">
            <text:p>0.2856654044</text:p>
          </table:table-cell>
          <table:table-cell table:number-columns-repeated="1002"/>
        </table:table-row>
        <table:table-row table:style-name="ro1">
          <table:table-cell table:formula="of:=[Datos_Nao.A131]" office:value-type="float" office:value="-0.0108391772955656" calcext:value-type="float">
            <text:p>-0.0108391773</text:p>
          </table:table-cell>
          <table:table-cell table:formula="of:=[Datos_Nao.B131]" office:value-type="float" office:value="0.0933708027005196" calcext:value-type="float">
            <text:p>0.0933708027</text:p>
          </table:table-cell>
          <table:table-cell table:formula="of:=[Datos_Nao.C131]" office:value-type="float" office:value="0.0856423527002335" calcext:value-type="float">
            <text:p>0.0856423527</text:p>
          </table:table-cell>
          <table:table-cell table:formula="of:=[Datos_Nao.D131]" office:value-type="float" office:value="0.234183698892593" calcext:value-type="float">
            <text:p>0.2341836989</text:p>
          </table:table-cell>
          <table:table-cell table:formula="of:=[Datos_Nao.E131]" office:value-type="float" office:value="0.16413502395153" calcext:value-type="float">
            <text:p>0.164135024</text:p>
          </table:table-cell>
          <table:table-cell table:formula="of:=[Datos_Nao.F131]" office:value-type="float" office:value="0.423596203327179" calcext:value-type="float">
            <text:p>0.4235962033</text:p>
          </table:table-cell>
          <table:table-cell/>
          <table:table-cell table:formula="of:=[Datos_MoCap.A131]" office:value-type="float" office:value="0.010126" calcext:value-type="float">
            <text:p>0.010126</text:p>
          </table:table-cell>
          <table:table-cell table:formula="of:=[Datos_MoCap.B131]" office:value-type="float" office:value="0.068879" calcext:value-type="float">
            <text:p>0.068879</text:p>
          </table:table-cell>
          <table:table-cell table:formula="of:=[Datos_MoCap.C131]" office:value-type="float" office:value="0.199102" calcext:value-type="float">
            <text:p>0.199102</text:p>
          </table:table-cell>
          <table:table-cell table:formula="of:=[Datos_MoCap.D131]" office:value-type="float" office:value="0.001522" calcext:value-type="float">
            <text:p>0.001522</text:p>
          </table:table-cell>
          <table:table-cell table:formula="of:=[Datos_MoCap.F131]" office:value-type="float" office:value="0.010337" calcext:value-type="float">
            <text:p>0.010337</text:p>
          </table:table-cell>
          <table:table-cell table:formula="of:=[Datos_MoCap.E131]" office:value-type="float" office:value="-0.060729" calcext:value-type="float">
            <text:p>-0.060729</text:p>
          </table:table-cell>
          <table:table-cell/>
          <table:table-cell table:formula="of:=([.H131])*(-0.023914362365637)+(-0.0065790614509)" office:value-type="float" office:value="-0.00682121828421444" calcext:value-type="float">
            <text:p>-0.0068212183</text:p>
          </table:table-cell>
          <table:table-cell table:formula="of:=([.J131])*(-0.205408122286256)+(0.109782283331548)" office:value-type="float" office:value="0.0688851153681099" calcext:value-type="float">
            <text:p>0.0688851154</text:p>
          </table:table-cell>
          <table:table-cell table:formula="of:=([.I131])*(0.310792688230763)+(-0.016510592847898)" office:value-type="float" office:value="0.00489649672474872" calcext:value-type="float">
            <text:p>0.0048964967</text:p>
          </table:table-cell>
          <table:table-cell table:formula="of:=[.H131]*-1" office:value-type="float" office:value="-0.010126" calcext:value-type="float">
            <text:p>-0.010126</text:p>
          </table:table-cell>
          <table:table-cell table:formula="of:=[.M131]*-1" office:value-type="float" office:value="0.060729" calcext:value-type="float">
            <text:p>0.060729</text:p>
          </table:table-cell>
          <table:table-cell table:formula="of:=([.K131])*(2.23435203765647)+(0.035482883974399)" office:value-type="float" office:value="0.0388835677757122" calcext:value-type="float">
            <text:p>0.0388835678</text:p>
          </table:table-cell>
          <table:table-cell table:formula="of:=([.M131])*(0.639359760687662)+(-0.019962373867579)" office:value-type="float" office:value="-0.05879005277438" calcext:value-type="float">
            <text:p>-0.0587900528</text:p>
          </table:table-cell>
          <table:table-cell table:formula="of:=([.L131])*(1.26097813916405)+(0.272428916854381)" office:value-type="float" office:value="0.28546364787892" calcext:value-type="float">
            <text:p>0.2854636479</text:p>
          </table:table-cell>
          <table:table-cell table:number-columns-repeated="1002"/>
        </table:table-row>
        <table:table-row table:style-name="ro1">
          <table:table-cell table:formula="of:=[Datos_Nao.A132]" office:value-type="float" office:value="-0.0101150898262858" calcext:value-type="float">
            <text:p>-0.0101150898</text:p>
          </table:table-cell>
          <table:table-cell table:formula="of:=[Datos_Nao.B132]" office:value-type="float" office:value="0.0952718853950501" calcext:value-type="float">
            <text:p>0.0952718854</text:p>
          </table:table-cell>
          <table:table-cell table:formula="of:=[Datos_Nao.C132]" office:value-type="float" office:value="0.0829775035381317" calcext:value-type="float">
            <text:p>0.0829775035</text:p>
          </table:table-cell>
          <table:table-cell table:formula="of:=[Datos_Nao.D132]" office:value-type="float" office:value="0.229819744825363" calcext:value-type="float">
            <text:p>0.2298197448</text:p>
          </table:table-cell>
          <table:table-cell table:formula="of:=[Datos_Nao.E132]" office:value-type="float" office:value="0.162673637270927" calcext:value-type="float">
            <text:p>0.1626736373</text:p>
          </table:table-cell>
          <table:table-cell table:formula="of:=[Datos_Nao.F132]" office:value-type="float" office:value="0.419246822595596" calcext:value-type="float">
            <text:p>0.4192468226</text:p>
          </table:table-cell>
          <table:table-cell/>
          <table:table-cell table:formula="of:=[Datos_MoCap.A132]" office:value-type="float" office:value="0.010201" calcext:value-type="float">
            <text:p>0.010201</text:p>
          </table:table-cell>
          <table:table-cell table:formula="of:=[Datos_MoCap.B132]" office:value-type="float" office:value="0.068965" calcext:value-type="float">
            <text:p>0.068965</text:p>
          </table:table-cell>
          <table:table-cell table:formula="of:=[Datos_MoCap.C132]" office:value-type="float" office:value="0.199125" calcext:value-type="float">
            <text:p>0.199125</text:p>
          </table:table-cell>
          <table:table-cell table:formula="of:=[Datos_MoCap.D132]" office:value-type="float" office:value="0.001898" calcext:value-type="float">
            <text:p>0.001898</text:p>
          </table:table-cell>
          <table:table-cell table:formula="of:=[Datos_MoCap.F132]" office:value-type="float" office:value="0.010296" calcext:value-type="float">
            <text:p>0.010296</text:p>
          </table:table-cell>
          <table:table-cell table:formula="of:=[Datos_MoCap.E132]" office:value-type="float" office:value="-0.060898" calcext:value-type="float">
            <text:p>-0.060898</text:p>
          </table:table-cell>
          <table:table-cell/>
          <table:table-cell table:formula="of:=([.H132])*(-0.023914362365637)+(-0.0065790614509)" office:value-type="float" office:value="-0.00682301186139186" calcext:value-type="float">
            <text:p>-0.0068230119</text:p>
          </table:table-cell>
          <table:table-cell table:formula="of:=([.J132])*(-0.205408122286256)+(0.109782283331548)" office:value-type="float" office:value="0.0688803909812973" calcext:value-type="float">
            <text:p>0.068880391</text:p>
          </table:table-cell>
          <table:table-cell table:formula="of:=([.I132])*(0.310792688230763)+(-0.016510592847898)" office:value-type="float" office:value="0.00492322489593657" calcext:value-type="float">
            <text:p>0.0049232249</text:p>
          </table:table-cell>
          <table:table-cell table:formula="of:=[.H132]*-1" office:value-type="float" office:value="-0.010201" calcext:value-type="float">
            <text:p>-0.010201</text:p>
          </table:table-cell>
          <table:table-cell table:formula="of:=[.M132]*-1" office:value-type="float" office:value="0.060898" calcext:value-type="float">
            <text:p>0.060898</text:p>
          </table:table-cell>
          <table:table-cell table:formula="of:=([.K132])*(2.23435203765647)+(0.035482883974399)" office:value-type="float" office:value="0.039723684141871" calcext:value-type="float">
            <text:p>0.0397236841</text:p>
          </table:table-cell>
          <table:table-cell table:formula="of:=([.M132])*(0.639359760687662)+(-0.019962373867579)" office:value-type="float" office:value="-0.0588981045739362" calcext:value-type="float">
            <text:p>-0.0588981046</text:p>
          </table:table-cell>
          <table:table-cell table:formula="of:=([.L132])*(1.26097813916405)+(0.272428916854381)" office:value-type="float" office:value="0.285411947775214" calcext:value-type="float">
            <text:p>0.2854119478</text:p>
          </table:table-cell>
          <table:table-cell table:number-columns-repeated="1002"/>
        </table:table-row>
        <table:table-row table:style-name="ro1">
          <table:table-cell table:formula="of:=[Datos_Nao.A133]" office:value-type="float" office:value="-0.00971963349729777" calcext:value-type="float">
            <text:p>-0.0097196335</text:p>
          </table:table-cell>
          <table:table-cell table:formula="of:=[Datos_Nao.B133]" office:value-type="float" office:value="0.096355028450489" calcext:value-type="float">
            <text:p>0.0963550285</text:p>
          </table:table-cell>
          <table:table-cell table:formula="of:=[Datos_Nao.C133]" office:value-type="float" office:value="0.0814571380615235" calcext:value-type="float">
            <text:p>0.0814571381</text:p>
          </table:table-cell>
          <table:table-cell table:formula="of:=[Datos_Nao.D133]" office:value-type="float" office:value="0.227153047919273" calcext:value-type="float">
            <text:p>0.2271530479</text:p>
          </table:table-cell>
          <table:table-cell table:formula="of:=[Datos_Nao.E133]" office:value-type="float" office:value="0.161712870001793" calcext:value-type="float">
            <text:p>0.16171287</text:p>
          </table:table-cell>
          <table:table-cell table:formula="of:=[Datos_Nao.F133]" office:value-type="float" office:value="0.416763216257095" calcext:value-type="float">
            <text:p>0.4167632163</text:p>
          </table:table-cell>
          <table:table-cell/>
          <table:table-cell table:formula="of:=[Datos_MoCap.A133]" office:value-type="float" office:value="0.010248" calcext:value-type="float">
            <text:p>0.010248</text:p>
          </table:table-cell>
          <table:table-cell table:formula="of:=[Datos_MoCap.B133]" office:value-type="float" office:value="0.068979" calcext:value-type="float">
            <text:p>0.068979</text:p>
          </table:table-cell>
          <table:table-cell table:formula="of:=[Datos_MoCap.C133]" office:value-type="float" office:value="0.199166" calcext:value-type="float">
            <text:p>0.199166</text:p>
          </table:table-cell>
          <table:table-cell table:formula="of:=[Datos_MoCap.D133]" office:value-type="float" office:value="0.001898" calcext:value-type="float">
            <text:p>0.001898</text:p>
          </table:table-cell>
          <table:table-cell table:formula="of:=[Datos_MoCap.F133]" office:value-type="float" office:value="0.009923" calcext:value-type="float">
            <text:p>0.009923</text:p>
          </table:table-cell>
          <table:table-cell table:formula="of:=[Datos_MoCap.E133]" office:value-type="float" office:value="-0.061127" calcext:value-type="float">
            <text:p>-0.061127</text:p>
          </table:table-cell>
          <table:table-cell/>
          <table:table-cell table:formula="of:=([.H133])*(-0.023914362365637)+(-0.0065790614509)" office:value-type="float" office:value="-0.00682413583642305" calcext:value-type="float">
            <text:p>-0.0068241358</text:p>
          </table:table-cell>
          <table:table-cell table:formula="of:=([.J133])*(-0.205408122286256)+(0.109782283331548)" office:value-type="float" office:value="0.0688719692482835" calcext:value-type="float">
            <text:p>0.0688719692</text:p>
          </table:table-cell>
          <table:table-cell table:formula="of:=([.I133])*(0.310792688230763)+(-0.016510592847898)" office:value-type="float" office:value="0.0049275759935718" calcext:value-type="float">
            <text:p>0.004927576</text:p>
          </table:table-cell>
          <table:table-cell table:formula="of:=[.H133]*-1" office:value-type="float" office:value="-0.010248" calcext:value-type="float">
            <text:p>-0.010248</text:p>
          </table:table-cell>
          <table:table-cell table:formula="of:=[.M133]*-1" office:value-type="float" office:value="0.061127" calcext:value-type="float">
            <text:p>0.061127</text:p>
          </table:table-cell>
          <table:table-cell table:formula="of:=([.K133])*(2.23435203765647)+(0.035482883974399)" office:value-type="float" office:value="0.039723684141871" calcext:value-type="float">
            <text:p>0.0397236841</text:p>
          </table:table-cell>
          <table:table-cell table:formula="of:=([.M133])*(0.639359760687662)+(-0.019962373867579)" office:value-type="float" office:value="-0.0590445179591337" calcext:value-type="float">
            <text:p>-0.059044518</text:p>
          </table:table-cell>
          <table:table-cell table:formula="of:=([.L133])*(1.26097813916405)+(0.272428916854381)" office:value-type="float" office:value="0.284941602929306" calcext:value-type="float">
            <text:p>0.2849416029</text:p>
          </table:table-cell>
          <table:table-cell table:number-columns-repeated="1002"/>
        </table:table-row>
        <table:table-row table:style-name="ro1">
          <table:table-cell table:formula="of:=[Datos_Nao.A134]" office:value-type="float" office:value="-0.009307149797678" calcext:value-type="float">
            <text:p>-0.0093071498</text:p>
          </table:table-cell>
          <table:table-cell table:formula="of:=[Datos_Nao.B134]" office:value-type="float" office:value="0.0975149273872376" calcext:value-type="float">
            <text:p>0.0975149274</text:p>
          </table:table-cell>
          <table:table-cell table:formula="of:=[Datos_Nao.C134]" office:value-type="float" office:value="0.0798207670450211" calcext:value-type="float">
            <text:p>0.079820767</text:p>
          </table:table-cell>
          <table:table-cell table:formula="of:=[Datos_Nao.D134]" office:value-type="float" office:value="0.224177524447441" calcext:value-type="float">
            <text:p>0.2241775244</text:p>
          </table:table-cell>
          <table:table-cell table:formula="of:=[Datos_Nao.E134]" office:value-type="float" office:value="0.160596996545792" calcext:value-type="float">
            <text:p>0.1605969965</text:p>
          </table:table-cell>
          <table:table-cell table:formula="of:=[Datos_Nao.F134]" office:value-type="float" office:value="0.4140904545784" calcext:value-type="float">
            <text:p>0.4140904546</text:p>
          </table:table-cell>
          <table:table-cell/>
          <table:table-cell table:formula="of:=[Datos_MoCap.A134]" office:value-type="float" office:value="0.010213" calcext:value-type="float">
            <text:p>0.010213</text:p>
          </table:table-cell>
          <table:table-cell table:formula="of:=[Datos_MoCap.B134]" office:value-type="float" office:value="0.068975" calcext:value-type="float">
            <text:p>0.068975</text:p>
          </table:table-cell>
          <table:table-cell table:formula="of:=[Datos_MoCap.C134]" office:value-type="float" office:value="0.199192" calcext:value-type="float">
            <text:p>0.199192</text:p>
          </table:table-cell>
          <table:table-cell table:formula="of:=[Datos_MoCap.D134]" office:value-type="float" office:value="0.001775" calcext:value-type="float">
            <text:p>0.001775</text:p>
          </table:table-cell>
          <table:table-cell table:formula="of:=[Datos_MoCap.F134]" office:value-type="float" office:value="0.009529" calcext:value-type="float">
            <text:p>0.009529</text:p>
          </table:table-cell>
          <table:table-cell table:formula="of:=[Datos_MoCap.E134]" office:value-type="float" office:value="-0.061186" calcext:value-type="float">
            <text:p>-0.061186</text:p>
          </table:table-cell>
          <table:table-cell/>
          <table:table-cell table:formula="of:=([.H134])*(-0.023914362365637)+(-0.0065790614509)" office:value-type="float" office:value="-0.00682329883374025" calcext:value-type="float">
            <text:p>-0.0068232988</text:p>
          </table:table-cell>
          <table:table-cell table:formula="of:=([.J134])*(-0.205408122286256)+(0.109782283331548)" office:value-type="float" office:value="0.0688666286371041" calcext:value-type="float">
            <text:p>0.0688666286</text:p>
          </table:table-cell>
          <table:table-cell table:formula="of:=([.I134])*(0.310792688230763)+(-0.016510592847898)" office:value-type="float" office:value="0.00492633282281887" calcext:value-type="float">
            <text:p>0.0049263328</text:p>
          </table:table-cell>
          <table:table-cell table:formula="of:=[.H134]*-1" office:value-type="float" office:value="-0.010213" calcext:value-type="float">
            <text:p>-0.010213</text:p>
          </table:table-cell>
          <table:table-cell table:formula="of:=[.M134]*-1" office:value-type="float" office:value="0.061186" calcext:value-type="float">
            <text:p>0.061186</text:p>
          </table:table-cell>
          <table:table-cell table:formula="of:=([.K134])*(2.23435203765647)+(0.035482883974399)" office:value-type="float" office:value="0.0394488588412392" calcext:value-type="float">
            <text:p>0.0394488588</text:p>
          </table:table-cell>
          <table:table-cell table:formula="of:=([.M134])*(0.639359760687662)+(-0.019962373867579)" office:value-type="float" office:value="-0.0590822401850143" calcext:value-type="float">
            <text:p>-0.0590822402</text:p>
          </table:table-cell>
          <table:table-cell table:formula="of:=([.L134])*(1.26097813916405)+(0.272428916854381)" office:value-type="float" office:value="0.284444777542475" calcext:value-type="float">
            <text:p>0.2844447775</text:p>
          </table:table-cell>
          <table:table-cell table:number-columns-repeated="1002"/>
        </table:table-row>
        <table:table-row table:style-name="ro1">
          <table:table-cell table:formula="of:=[Datos_Nao.A135]" office:value-type="float" office:value="-0.00888163316994906" calcext:value-type="float">
            <text:p>-0.0088816332</text:p>
          </table:table-cell>
          <table:table-cell table:formula="of:=[Datos_Nao.B135]" office:value-type="float" office:value="0.0987427309155464" calcext:value-type="float">
            <text:p>0.0987427309</text:p>
          </table:table-cell>
          <table:table-cell table:formula="of:=[Datos_Nao.C135]" office:value-type="float" office:value="0.0780754834413528" calcext:value-type="float">
            <text:p>0.0780754834</text:p>
          </table:table-cell>
          <table:table-cell table:formula="of:=[Datos_Nao.D135]" office:value-type="float" office:value="0.220904976129532" calcext:value-type="float">
            <text:p>0.2209049761</text:p>
          </table:table-cell>
          <table:table-cell table:formula="of:=[Datos_Nao.E135]" office:value-type="float" office:value="0.159326300024986" calcext:value-type="float">
            <text:p>0.1593263</text:p>
          </table:table-cell>
          <table:table-cell table:formula="of:=[Datos_Nao.F135]" office:value-type="float" office:value="0.411241739988327" calcext:value-type="float">
            <text:p>0.41124174</text:p>
          </table:table-cell>
          <table:table-cell/>
          <table:table-cell table:formula="of:=[Datos_MoCap.A135]" office:value-type="float" office:value="0.010229" calcext:value-type="float">
            <text:p>0.010229</text:p>
          </table:table-cell>
          <table:table-cell table:formula="of:=[Datos_MoCap.B135]" office:value-type="float" office:value="0.068974" calcext:value-type="float">
            <text:p>0.068974</text:p>
          </table:table-cell>
          <table:table-cell table:formula="of:=[Datos_MoCap.C135]" office:value-type="float" office:value="0.199193" calcext:value-type="float">
            <text:p>0.199193</text:p>
          </table:table-cell>
          <table:table-cell table:formula="of:=[Datos_MoCap.D135]" office:value-type="float" office:value="0.001634" calcext:value-type="float">
            <text:p>0.001634</text:p>
          </table:table-cell>
          <table:table-cell table:formula="of:=[Datos_MoCap.F135]" office:value-type="float" office:value="0.009168" calcext:value-type="float">
            <text:p>0.009168</text:p>
          </table:table-cell>
          <table:table-cell table:formula="of:=[Datos_MoCap.E135]" office:value-type="float" office:value="-0.061233" calcext:value-type="float">
            <text:p>-0.061233</text:p>
          </table:table-cell>
          <table:table-cell/>
          <table:table-cell table:formula="of:=([.H135])*(-0.023914362365637)+(-0.0065790614509)" office:value-type="float" office:value="-0.0068236814635381" calcext:value-type="float">
            <text:p>-0.0068236815</text:p>
          </table:table-cell>
          <table:table-cell table:formula="of:=([.J135])*(-0.205408122286256)+(0.109782283331548)" office:value-type="float" office:value="0.0688664232289818" calcext:value-type="float">
            <text:p>0.0688664232</text:p>
          </table:table-cell>
          <table:table-cell table:formula="of:=([.I135])*(0.310792688230763)+(-0.016510592847898)" office:value-type="float" office:value="0.00492602203013064" calcext:value-type="float">
            <text:p>0.004926022</text:p>
          </table:table-cell>
          <table:table-cell table:formula="of:=[.H135]*-1" office:value-type="float" office:value="-0.010229" calcext:value-type="float">
            <text:p>-0.010229</text:p>
          </table:table-cell>
          <table:table-cell table:formula="of:=[.M135]*-1" office:value-type="float" office:value="0.061233" calcext:value-type="float">
            <text:p>0.061233</text:p>
          </table:table-cell>
          <table:table-cell table:formula="of:=([.K135])*(2.23435203765647)+(0.035482883974399)" office:value-type="float" office:value="0.0391338152039297" calcext:value-type="float">
            <text:p>0.0391338152</text:p>
          </table:table-cell>
          <table:table-cell table:formula="of:=([.M135])*(0.639359760687662)+(-0.019962373867579)" office:value-type="float" office:value="-0.0591122900937666" calcext:value-type="float">
            <text:p>-0.0591122901</text:p>
          </table:table-cell>
          <table:table-cell table:formula="of:=([.L135])*(1.26097813916405)+(0.272428916854381)" office:value-type="float" office:value="0.283989564434237" calcext:value-type="float">
            <text:p>0.2839895644</text:p>
          </table:table-cell>
          <table:table-cell table:number-columns-repeated="1002"/>
        </table:table-row>
        <table:table-row table:style-name="ro1">
          <table:table-cell table:formula="of:=[Datos_Nao.A136]" office:value-type="float" office:value="-0.00800691638141871" calcext:value-type="float">
            <text:p>-0.0080069164</text:p>
          </table:table-cell>
          <table:table-cell table:formula="of:=[Datos_Nao.B136]" office:value-type="float" office:value="0.101366318762302" calcext:value-type="float">
            <text:p>0.1013663188</text:p>
          </table:table-cell>
          <table:table-cell table:formula="of:=[Datos_Nao.C136]" office:value-type="float" office:value="0.0742859691381455" calcext:value-type="float">
            <text:p>0.0742859691</text:p>
          </table:table-cell>
          <table:table-cell table:formula="of:=[Datos_Nao.D136]" office:value-type="float" office:value="0.213515907526016" calcext:value-type="float">
            <text:p>0.2135159075</text:p>
          </table:table-cell>
          <table:table-cell table:formula="of:=[Datos_Nao.E136]" office:value-type="float" office:value="0.156322807073593" calcext:value-type="float">
            <text:p>0.1563228071</text:p>
          </table:table-cell>
          <table:table-cell table:formula="of:=[Datos_Nao.F136]" office:value-type="float" office:value="0.405068337917328" calcext:value-type="float">
            <text:p>0.4050683379</text:p>
          </table:table-cell>
          <table:table-cell/>
          <table:table-cell table:formula="of:=[Datos_MoCap.A136]" office:value-type="float" office:value="0.010238" calcext:value-type="float">
            <text:p>0.010238</text:p>
          </table:table-cell>
          <table:table-cell table:formula="of:=[Datos_MoCap.B136]" office:value-type="float" office:value="0.068999" calcext:value-type="float">
            <text:p>0.068999</text:p>
          </table:table-cell>
          <table:table-cell table:formula="of:=[Datos_MoCap.C136]" office:value-type="float" office:value="0.199222" calcext:value-type="float">
            <text:p>0.199222</text:p>
          </table:table-cell>
          <table:table-cell table:formula="of:=[Datos_MoCap.D136]" office:value-type="float" office:value="0.001593" calcext:value-type="float">
            <text:p>0.001593</text:p>
          </table:table-cell>
          <table:table-cell table:formula="of:=[Datos_MoCap.F136]" office:value-type="float" office:value="0.008728" calcext:value-type="float">
            <text:p>0.008728</text:p>
          </table:table-cell>
          <table:table-cell table:formula="of:=[Datos_MoCap.E136]" office:value-type="float" office:value="-0.061262" calcext:value-type="float">
            <text:p>-0.061262</text:p>
          </table:table-cell>
          <table:table-cell/>
          <table:table-cell table:formula="of:=([.H136])*(-0.023914362365637)+(-0.0065790614509)" office:value-type="float" office:value="-0.00682389669279939" calcext:value-type="float">
            <text:p>-0.0068238967</text:p>
          </table:table-cell>
          <table:table-cell table:formula="of:=([.J136])*(-0.205408122286256)+(0.109782283331548)" office:value-type="float" office:value="0.0688604663934355" calcext:value-type="float">
            <text:p>0.0688604664</text:p>
          </table:table-cell>
          <table:table-cell table:formula="of:=([.I136])*(0.310792688230763)+(-0.016510592847898)" office:value-type="float" office:value="0.00493379184733641" calcext:value-type="float">
            <text:p>0.0049337918</text:p>
          </table:table-cell>
          <table:table-cell table:formula="of:=[.H136]*-1" office:value-type="float" office:value="-0.010238" calcext:value-type="float">
            <text:p>-0.010238</text:p>
          </table:table-cell>
          <table:table-cell table:formula="of:=[.M136]*-1" office:value-type="float" office:value="0.061262" calcext:value-type="float">
            <text:p>0.061262</text:p>
          </table:table-cell>
          <table:table-cell table:formula="of:=([.K136])*(2.23435203765647)+(0.035482883974399)" office:value-type="float" office:value="0.0390422067703858" calcext:value-type="float">
            <text:p>0.0390422068</text:p>
          </table:table-cell>
          <table:table-cell table:formula="of:=([.M136])*(0.639359760687662)+(-0.019962373867579)" office:value-type="float" office:value="-0.0591308315268266" calcext:value-type="float">
            <text:p>-0.0591308315</text:p>
          </table:table-cell>
          <table:table-cell table:formula="of:=([.L136])*(1.26097813916405)+(0.272428916854381)" office:value-type="float" office:value="0.283434734053005" calcext:value-type="float">
            <text:p>0.2834347341</text:p>
          </table:table-cell>
          <table:table-cell table:number-columns-repeated="1002"/>
        </table:table-row>
        <table:table-row table:style-name="ro1">
          <table:table-cell table:formula="of:=[Datos_Nao.A137]" office:value-type="float" office:value="-0.00756547879427671" calcext:value-type="float">
            <text:p>-0.0075654788</text:p>
          </table:table-cell>
          <table:table-cell table:formula="of:=[Datos_Nao.B137]" office:value-type="float" office:value="0.102744370698929" calcext:value-type="float">
            <text:p>0.1027443707</text:p>
          </table:table-cell>
          <table:table-cell table:formula="of:=[Datos_Nao.C137]" office:value-type="float" office:value="0.0722559690475464" calcext:value-type="float">
            <text:p>0.072255969</text:p>
          </table:table-cell>
          <table:table-cell table:formula="of:=[Datos_Nao.D137]" office:value-type="float" office:value="0.209424450993538" calcext:value-type="float">
            <text:p>0.209424451</text:p>
          </table:table-cell>
          <table:table-cell table:formula="of:=[Datos_Nao.E137]" office:value-type="float" office:value="0.154592782258987" calcext:value-type="float">
            <text:p>0.1545927823</text:p>
          </table:table-cell>
          <table:table-cell table:formula="of:=[Datos_Nao.F137]" office:value-type="float" office:value="0.401770681142807" calcext:value-type="float">
            <text:p>0.4017706811</text:p>
          </table:table-cell>
          <table:table-cell/>
          <table:table-cell table:formula="of:=[Datos_MoCap.A137]" office:value-type="float" office:value="0.010242" calcext:value-type="float">
            <text:p>0.010242</text:p>
          </table:table-cell>
          <table:table-cell table:formula="of:=[Datos_MoCap.B137]" office:value-type="float" office:value="0.06899" calcext:value-type="float">
            <text:p>0.06899</text:p>
          </table:table-cell>
          <table:table-cell table:formula="of:=[Datos_MoCap.C137]" office:value-type="float" office:value="0.199209" calcext:value-type="float">
            <text:p>0.199209</text:p>
          </table:table-cell>
          <table:table-cell table:formula="of:=[Datos_MoCap.D137]" office:value-type="float" office:value="0.001319" calcext:value-type="float">
            <text:p>0.001319</text:p>
          </table:table-cell>
          <table:table-cell table:formula="of:=[Datos_MoCap.F137]" office:value-type="float" office:value="0.008516" calcext:value-type="float">
            <text:p>0.008516</text:p>
          </table:table-cell>
          <table:table-cell table:formula="of:=[Datos_MoCap.E137]" office:value-type="float" office:value="-0.061287" calcext:value-type="float">
            <text:p>-0.061287</text:p>
          </table:table-cell>
          <table:table-cell/>
          <table:table-cell table:formula="of:=([.H137])*(-0.023914362365637)+(-0.0065790614509)" office:value-type="float" office:value="-0.00682399235024885" calcext:value-type="float">
            <text:p>-0.0068239924</text:p>
          </table:table-cell>
          <table:table-cell table:formula="of:=([.J137])*(-0.205408122286256)+(0.109782283331548)" office:value-type="float" office:value="0.0688631366990252" calcext:value-type="float">
            <text:p>0.0688631367</text:p>
          </table:table-cell>
          <table:table-cell table:formula="of:=([.I137])*(0.310792688230763)+(-0.016510592847898)" office:value-type="float" office:value="0.00493099471314234" calcext:value-type="float">
            <text:p>0.0049309947</text:p>
          </table:table-cell>
          <table:table-cell table:formula="of:=[.H137]*-1" office:value-type="float" office:value="-0.010242" calcext:value-type="float">
            <text:p>-0.010242</text:p>
          </table:table-cell>
          <table:table-cell table:formula="of:=[.M137]*-1" office:value-type="float" office:value="0.061287" calcext:value-type="float">
            <text:p>0.061287</text:p>
          </table:table-cell>
          <table:table-cell table:formula="of:=([.K137])*(2.23435203765647)+(0.035482883974399)" office:value-type="float" office:value="0.0384299943120679" calcext:value-type="float">
            <text:p>0.0384299943</text:p>
          </table:table-cell>
          <table:table-cell table:formula="of:=([.M137])*(0.639359760687662)+(-0.019962373867579)" office:value-type="float" office:value="-0.0591468155208437" calcext:value-type="float">
            <text:p>-0.0591468155</text:p>
          </table:table-cell>
          <table:table-cell table:formula="of:=([.L137])*(1.26097813916405)+(0.272428916854381)" office:value-type="float" office:value="0.283167406687502" calcext:value-type="float">
            <text:p>0.2831674067</text:p>
          </table:table-cell>
          <table:table-cell table:number-columns-repeated="1002"/>
        </table:table-row>
        <table:table-row table:style-name="ro1">
          <table:table-cell table:formula="of:=[Datos_Nao.A138]" office:value-type="float" office:value="-0.00669297855347395" calcext:value-type="float">
            <text:p>-0.0066929786</text:p>
          </table:table-cell>
          <table:table-cell table:formula="of:=[Datos_Nao.B138]" office:value-type="float" office:value="0.105589389801025" calcext:value-type="float">
            <text:p>0.1055893898</text:p>
          </table:table-cell>
          <table:table-cell table:formula="of:=[Datos_Nao.C138]" office:value-type="float" office:value="0.0679617896676064" calcext:value-type="float">
            <text:p>0.0679617897</text:p>
          </table:table-cell>
          <table:table-cell table:formula="of:=[Datos_Nao.D138]" office:value-type="float" office:value="0.200510770082474" calcext:value-type="float">
            <text:p>0.2005107701</text:p>
          </table:table-cell>
          <table:table-cell table:formula="of:=[Datos_Nao.E138]" office:value-type="float" office:value="0.150685712695122" calcext:value-type="float">
            <text:p>0.1506857127</text:p>
          </table:table-cell>
          <table:table-cell table:formula="of:=[Datos_Nao.F138]" office:value-type="float" office:value="0.394819647073746" calcext:value-type="float">
            <text:p>0.3948196471</text:p>
          </table:table-cell>
          <table:table-cell/>
          <table:table-cell table:formula="of:=[Datos_MoCap.A138]" office:value-type="float" office:value="0.010239" calcext:value-type="float">
            <text:p>0.010239</text:p>
          </table:table-cell>
          <table:table-cell table:formula="of:=[Datos_MoCap.B138]" office:value-type="float" office:value="0.069007" calcext:value-type="float">
            <text:p>0.069007</text:p>
          </table:table-cell>
          <table:table-cell table:formula="of:=[Datos_MoCap.C138]" office:value-type="float" office:value="0.199189" calcext:value-type="float">
            <text:p>0.199189</text:p>
          </table:table-cell>
          <table:table-cell table:formula="of:=[Datos_MoCap.D138]" office:value-type="float" office:value="0.001219" calcext:value-type="float">
            <text:p>0.001219</text:p>
          </table:table-cell>
          <table:table-cell table:formula="of:=[Datos_MoCap.F138]" office:value-type="float" office:value="0.008531" calcext:value-type="float">
            <text:p>0.008531</text:p>
          </table:table-cell>
          <table:table-cell table:formula="of:=[Datos_MoCap.E138]" office:value-type="float" office:value="-0.061279" calcext:value-type="float">
            <text:p>-0.061279</text:p>
          </table:table-cell>
          <table:table-cell/>
          <table:table-cell table:formula="of:=([.H138])*(-0.023914362365637)+(-0.0065790614509)" office:value-type="float" office:value="-0.00682392060716176" calcext:value-type="float">
            <text:p>-0.0068239206</text:p>
          </table:table-cell>
          <table:table-cell table:formula="of:=([.J138])*(-0.205408122286256)+(0.109782283331548)" office:value-type="float" office:value="0.068867244861471" calcext:value-type="float">
            <text:p>0.0688672449</text:p>
          </table:table-cell>
          <table:table-cell table:formula="of:=([.I138])*(0.310792688230763)+(-0.016510592847898)" office:value-type="float" office:value="0.00493627818884226" calcext:value-type="float">
            <text:p>0.0049362782</text:p>
          </table:table-cell>
          <table:table-cell table:formula="of:=[.H138]*-1" office:value-type="float" office:value="-0.010239" calcext:value-type="float">
            <text:p>-0.010239</text:p>
          </table:table-cell>
          <table:table-cell table:formula="of:=[.M138]*-1" office:value-type="float" office:value="0.061279" calcext:value-type="float">
            <text:p>0.061279</text:p>
          </table:table-cell>
          <table:table-cell table:formula="of:=([.K138])*(2.23435203765647)+(0.035482883974399)" office:value-type="float" office:value="0.0382065591083022" calcext:value-type="float">
            <text:p>0.0382065591</text:p>
          </table:table-cell>
          <table:table-cell table:formula="of:=([.M138])*(0.639359760687662)+(-0.019962373867579)" office:value-type="float" office:value="-0.0591417006427583" calcext:value-type="float">
            <text:p>-0.0591417006</text:p>
          </table:table-cell>
          <table:table-cell table:formula="of:=([.L138])*(1.26097813916405)+(0.272428916854381)" office:value-type="float" office:value="0.28318632135959" calcext:value-type="float">
            <text:p>0.2831863214</text:p>
          </table:table-cell>
          <table:table-cell table:number-columns-repeated="1002"/>
        </table:table-row>
        <table:table-row table:style-name="ro1">
          <table:table-cell table:formula="of:=[Datos_Nao.A139]" office:value-type="float" office:value="-0.00626919697970152" calcext:value-type="float">
            <text:p>-0.006269197</text:p>
          </table:table-cell>
          <table:table-cell table:formula="of:=[Datos_Nao.B139]" office:value-type="float" office:value="0.107039503753185" calcext:value-type="float">
            <text:p>0.1070395038</text:p>
          </table:table-cell>
          <table:table-cell table:formula="of:=[Datos_Nao.C139]" office:value-type="float" office:value="0.0657125785946846" calcext:value-type="float">
            <text:p>0.0657125786</text:p>
          </table:table-cell>
          <table:table-cell table:formula="of:=[Datos_Nao.D139]" office:value-type="float" office:value="0.195714667439461" calcext:value-type="float">
            <text:p>0.1957146674</text:p>
          </table:table-cell>
          <table:table-cell table:formula="of:=[Datos_Nao.E139]" office:value-type="float" office:value="0.148513838648796" calcext:value-type="float">
            <text:p>0.1485138386</text:p>
          </table:table-cell>
          <table:table-cell table:formula="of:=[Datos_Nao.F139]" office:value-type="float" office:value="0.391193121671677" calcext:value-type="float">
            <text:p>0.3911931217</text:p>
          </table:table-cell>
          <table:table-cell/>
          <table:table-cell table:formula="of:=[Datos_MoCap.A139]" office:value-type="float" office:value="0.010249" calcext:value-type="float">
            <text:p>0.010249</text:p>
          </table:table-cell>
          <table:table-cell table:formula="of:=[Datos_MoCap.B139]" office:value-type="float" office:value="0.069017" calcext:value-type="float">
            <text:p>0.069017</text:p>
          </table:table-cell>
          <table:table-cell table:formula="of:=[Datos_MoCap.C139]" office:value-type="float" office:value="0.19916" calcext:value-type="float">
            <text:p>0.19916</text:p>
          </table:table-cell>
          <table:table-cell table:formula="of:=[Datos_MoCap.D139]" office:value-type="float" office:value="0.001153" calcext:value-type="float">
            <text:p>0.001153</text:p>
          </table:table-cell>
          <table:table-cell table:formula="of:=[Datos_MoCap.F139]" office:value-type="float" office:value="0.008806" calcext:value-type="float">
            <text:p>0.008806</text:p>
          </table:table-cell>
          <table:table-cell table:formula="of:=[Datos_MoCap.E139]" office:value-type="float" office:value="-0.061315" calcext:value-type="float">
            <text:p>-0.061315</text:p>
          </table:table-cell>
          <table:table-cell/>
          <table:table-cell table:formula="of:=([.H139])*(-0.023914362365637)+(-0.0065790614509)" office:value-type="float" office:value="-0.00682415975078541" calcext:value-type="float">
            <text:p>-0.0068241598</text:p>
          </table:table-cell>
          <table:table-cell table:formula="of:=([.J139])*(-0.205408122286256)+(0.109782283331548)" office:value-type="float" office:value="0.0688732016970173" calcext:value-type="float">
            <text:p>0.0688732017</text:p>
          </table:table-cell>
          <table:table-cell table:formula="of:=([.I139])*(0.310792688230763)+(-0.016510592847898)" office:value-type="float" office:value="0.00493938611572457" calcext:value-type="float">
            <text:p>0.0049393861</text:p>
          </table:table-cell>
          <table:table-cell table:formula="of:=[.H139]*-1" office:value-type="float" office:value="-0.010249" calcext:value-type="float">
            <text:p>-0.010249</text:p>
          </table:table-cell>
          <table:table-cell table:formula="of:=[.M139]*-1" office:value-type="float" office:value="0.061315" calcext:value-type="float">
            <text:p>0.061315</text:p>
          </table:table-cell>
          <table:table-cell table:formula="of:=([.K139])*(2.23435203765647)+(0.035482883974399)" office:value-type="float" office:value="0.0380590918738169" calcext:value-type="float">
            <text:p>0.0380590919</text:p>
          </table:table-cell>
          <table:table-cell table:formula="of:=([.M139])*(0.639359760687662)+(-0.019962373867579)" office:value-type="float" office:value="-0.059164717594143" calcext:value-type="float">
            <text:p>-0.0591647176</text:p>
          </table:table-cell>
          <table:table-cell table:formula="of:=([.L139])*(1.26097813916405)+(0.272428916854381)" office:value-type="float" office:value="0.28353309034786" calcext:value-type="float">
            <text:p>0.2835330903</text:p>
          </table:table-cell>
          <table:table-cell table:number-columns-repeated="1002"/>
        </table:table-row>
        <table:table-row table:style-name="ro1">
          <table:table-cell table:formula="of:=[Datos_Nao.A140]" office:value-type="float" office:value="-0.00585828814655542" calcext:value-type="float">
            <text:p>-0.0058582881</text:p>
          </table:table-cell>
          <table:table-cell table:formula="of:=[Datos_Nao.B140]" office:value-type="float" office:value="0.108497194945812" calcext:value-type="float">
            <text:p>0.1084971949</text:p>
          </table:table-cell>
          <table:table-cell table:formula="of:=[Datos_Nao.C140]" office:value-type="float" office:value="0.0634054392576218" calcext:value-type="float">
            <text:p>0.0634054393</text:p>
          </table:table-cell>
          <table:table-cell table:formula="of:=[Datos_Nao.D140]" office:value-type="float" office:value="0.190709754824638" calcext:value-type="float">
            <text:p>0.1907097548</text:p>
          </table:table-cell>
          <table:table-cell table:formula="of:=[Datos_Nao.E140]" office:value-type="float" office:value="0.146200135350227" calcext:value-type="float">
            <text:p>0.1462001354</text:p>
          </table:table-cell>
          <table:table-cell table:formula="of:=[Datos_Nao.F140]" office:value-type="float" office:value="0.387483447790146" calcext:value-type="float">
            <text:p>0.3874834478</text:p>
          </table:table-cell>
          <table:table-cell/>
          <table:table-cell table:formula="of:=[Datos_MoCap.A140]" office:value-type="float" office:value="0.010231" calcext:value-type="float">
            <text:p>0.010231</text:p>
          </table:table-cell>
          <table:table-cell table:formula="of:=[Datos_MoCap.B140]" office:value-type="float" office:value="0.069026" calcext:value-type="float">
            <text:p>0.069026</text:p>
          </table:table-cell>
          <table:table-cell table:formula="of:=[Datos_MoCap.C140]" office:value-type="float" office:value="0.199132" calcext:value-type="float">
            <text:p>0.199132</text:p>
          </table:table-cell>
          <table:table-cell table:formula="of:=[Datos_MoCap.D140]" office:value-type="float" office:value="0.001036" calcext:value-type="float">
            <text:p>0.001036</text:p>
          </table:table-cell>
          <table:table-cell table:formula="of:=[Datos_MoCap.F140]" office:value-type="float" office:value="0.009044" calcext:value-type="float">
            <text:p>0.009044</text:p>
          </table:table-cell>
          <table:table-cell table:formula="of:=[Datos_MoCap.E140]" office:value-type="float" office:value="-0.061331" calcext:value-type="float">
            <text:p>-0.061331</text:p>
          </table:table-cell>
          <table:table-cell/>
          <table:table-cell table:formula="of:=([.H140])*(-0.023914362365637)+(-0.0065790614509)" office:value-type="float" office:value="-0.00682372929226283" calcext:value-type="float">
            <text:p>-0.0068237293</text:p>
          </table:table-cell>
          <table:table-cell table:formula="of:=([.J140])*(-0.205408122286256)+(0.109782283331548)" office:value-type="float" office:value="0.0688789531244413" calcext:value-type="float">
            <text:p>0.0688789531</text:p>
          </table:table-cell>
          <table:table-cell table:formula="of:=([.I140])*(0.310792688230763)+(-0.016510592847898)" office:value-type="float" office:value="0.00494218324991864" calcext:value-type="float">
            <text:p>0.0049421832</text:p>
          </table:table-cell>
          <table:table-cell table:formula="of:=[.H140]*-1" office:value-type="float" office:value="-0.010231" calcext:value-type="float">
            <text:p>-0.010231</text:p>
          </table:table-cell>
          <table:table-cell table:formula="of:=[.M140]*-1" office:value-type="float" office:value="0.061331" calcext:value-type="float">
            <text:p>0.061331</text:p>
          </table:table-cell>
          <table:table-cell table:formula="of:=([.K140])*(2.23435203765647)+(0.035482883974399)" office:value-type="float" office:value="0.0377976726854111" calcext:value-type="float">
            <text:p>0.0377976727</text:p>
          </table:table-cell>
          <table:table-cell table:formula="of:=([.M140])*(0.639359760687662)+(-0.019962373867579)" office:value-type="float" office:value="-0.059174947350314" calcext:value-type="float">
            <text:p>-0.0591749474</text:p>
          </table:table-cell>
          <table:table-cell table:formula="of:=([.L140])*(1.26097813916405)+(0.272428916854381)" office:value-type="float" office:value="0.283833203144981" calcext:value-type="float">
            <text:p>0.2838332031</text:p>
          </table:table-cell>
          <table:table-cell table:number-columns-repeated="1002"/>
        </table:table-row>
        <table:table-row table:style-name="ro1">
          <table:table-cell table:formula="of:=[Datos_Nao.A141]" office:value-type="float" office:value="-0.00546357035636902" calcext:value-type="float">
            <text:p>-0.0054635704</text:p>
          </table:table-cell>
          <table:table-cell table:formula="of:=[Datos_Nao.B141]" office:value-type="float" office:value="0.109954714775085" calcext:value-type="float">
            <text:p>0.1099547148</text:p>
          </table:table-cell>
          <table:table-cell table:formula="of:=[Datos_Nao.C141]" office:value-type="float" office:value="0.0610482580959797" calcext:value-type="float">
            <text:p>0.0610482581</text:p>
          </table:table-cell>
          <table:table-cell table:formula="of:=[Datos_Nao.D141]" office:value-type="float" office:value="0.185508996248245" calcext:value-type="float">
            <text:p>0.1855089962</text:p>
          </table:table-cell>
          <table:table-cell table:formula="of:=[Datos_Nao.E141]" office:value-type="float" office:value="0.143747925758362" calcext:value-type="float">
            <text:p>0.1437479258</text:p>
          </table:table-cell>
          <table:table-cell table:formula="of:=[Datos_Nao.F141]" office:value-type="float" office:value="0.383703649044037" calcext:value-type="float">
            <text:p>0.383703649</text:p>
          </table:table-cell>
          <table:table-cell/>
          <table:table-cell table:formula="of:=[Datos_MoCap.A141]" office:value-type="float" office:value="0.010195" calcext:value-type="float">
            <text:p>0.010195</text:p>
          </table:table-cell>
          <table:table-cell table:formula="of:=[Datos_MoCap.B141]" office:value-type="float" office:value="0.06904" calcext:value-type="float">
            <text:p>0.06904</text:p>
          </table:table-cell>
          <table:table-cell table:formula="of:=[Datos_MoCap.C141]" office:value-type="float" office:value="0.199112" calcext:value-type="float">
            <text:p>0.199112</text:p>
          </table:table-cell>
          <table:table-cell table:formula="of:=[Datos_MoCap.D141]" office:value-type="float" office:value="0.000942" calcext:value-type="float">
            <text:p>0.000942</text:p>
          </table:table-cell>
          <table:table-cell table:formula="of:=[Datos_MoCap.F141]" office:value-type="float" office:value="0.009448" calcext:value-type="float">
            <text:p>0.009448</text:p>
          </table:table-cell>
          <table:table-cell table:formula="of:=[Datos_MoCap.E141]" office:value-type="float" office:value="-0.06131" calcext:value-type="float">
            <text:p>-0.06131</text:p>
          </table:table-cell>
          <table:table-cell/>
          <table:table-cell table:formula="of:=([.H141])*(-0.023914362365637)+(-0.0065790614509)" office:value-type="float" office:value="-0.00682286837521767" calcext:value-type="float">
            <text:p>-0.0068228684</text:p>
          </table:table-cell>
          <table:table-cell table:formula="of:=([.J141])*(-0.205408122286256)+(0.109782283331548)" office:value-type="float" office:value="0.068883061286887" calcext:value-type="float">
            <text:p>0.0688830613</text:p>
          </table:table-cell>
          <table:table-cell table:formula="of:=([.I141])*(0.310792688230763)+(-0.016510592847898)" office:value-type="float" office:value="0.00494653434755388" calcext:value-type="float">
            <text:p>0.0049465343</text:p>
          </table:table-cell>
          <table:table-cell table:formula="of:=[.H141]*-1" office:value-type="float" office:value="-0.010195" calcext:value-type="float">
            <text:p>-0.010195</text:p>
          </table:table-cell>
          <table:table-cell table:formula="of:=[.M141]*-1" office:value-type="float" office:value="0.06131" calcext:value-type="float">
            <text:p>0.06131</text:p>
          </table:table-cell>
          <table:table-cell table:formula="of:=([.K141])*(2.23435203765647)+(0.035482883974399)" office:value-type="float" office:value="0.0375876435938714" calcext:value-type="float">
            <text:p>0.0375876436</text:p>
          </table:table-cell>
          <table:table-cell table:formula="of:=([.M141])*(0.639359760687662)+(-0.019962373867579)" office:value-type="float" office:value="-0.0591615207953396" calcext:value-type="float">
            <text:p>-0.0591615208</text:p>
          </table:table-cell>
          <table:table-cell table:formula="of:=([.L141])*(1.26097813916405)+(0.272428916854381)" office:value-type="float" office:value="0.284342638313203" calcext:value-type="float">
            <text:p>0.2843426383</text:p>
          </table:table-cell>
          <table:table-cell table:number-columns-repeated="1002"/>
        </table:table-row>
        <table:table-row table:style-name="ro1">
          <table:table-cell table:formula="of:=[Datos_Nao.A142]" office:value-type="float" office:value="-0.00440660491585732" calcext:value-type="float">
            <text:p>-0.0044066049</text:p>
          </table:table-cell>
          <table:table-cell table:formula="of:=[Datos_Nao.B142]" office:value-type="float" office:value="0.114255219697952" calcext:value-type="float">
            <text:p>0.1142552197</text:p>
          </table:table-cell>
          <table:table-cell table:formula="of:=[Datos_Nao.C142]" office:value-type="float" office:value="0.0537562221288681" calcext:value-type="float">
            <text:p>0.0537562221</text:p>
          </table:table-cell>
          <table:table-cell table:formula="of:=[Datos_Nao.D142]" office:value-type="float" office:value="0.168864458799362" calcext:value-type="float">
            <text:p>0.1688644588</text:p>
          </table:table-cell>
          <table:table-cell table:formula="of:=[Datos_Nao.E142]" office:value-type="float" office:value="0.135597556829453" calcext:value-type="float">
            <text:p>0.1355975568</text:p>
          </table:table-cell>
          <table:table-cell table:formula="of:=[Datos_Nao.F142]" office:value-type="float" office:value="0.372069597244263" calcext:value-type="float">
            <text:p>0.3720695972</text:p>
          </table:table-cell>
          <table:table-cell/>
          <table:table-cell table:formula="of:=[Datos_MoCap.A142]" office:value-type="float" office:value="0.010158" calcext:value-type="float">
            <text:p>0.010158</text:p>
          </table:table-cell>
          <table:table-cell table:formula="of:=[Datos_MoCap.B142]" office:value-type="float" office:value="0.069047" calcext:value-type="float">
            <text:p>0.069047</text:p>
          </table:table-cell>
          <table:table-cell table:formula="of:=[Datos_MoCap.C142]" office:value-type="float" office:value="0.199103" calcext:value-type="float">
            <text:p>0.199103</text:p>
          </table:table-cell>
          <table:table-cell table:formula="of:=[Datos_MoCap.D142]" office:value-type="float" office:value="0.000919" calcext:value-type="float">
            <text:p>0.000919</text:p>
          </table:table-cell>
          <table:table-cell table:formula="of:=[Datos_MoCap.F142]" office:value-type="float" office:value="0.009891" calcext:value-type="float">
            <text:p>0.009891</text:p>
          </table:table-cell>
          <table:table-cell table:formula="of:=[Datos_MoCap.E142]" office:value-type="float" office:value="-0.06118" calcext:value-type="float">
            <text:p>-0.06118</text:p>
          </table:table-cell>
          <table:table-cell/>
          <table:table-cell table:formula="of:=([.H142])*(-0.023914362365637)+(-0.0065790614509)" office:value-type="float" office:value="-0.00682198354381014" calcext:value-type="float">
            <text:p>-0.0068219835</text:p>
          </table:table-cell>
          <table:table-cell table:formula="of:=([.J142])*(-0.205408122286256)+(0.109782283331548)" office:value-type="float" office:value="0.0688849099599876" calcext:value-type="float">
            <text:p>0.06888491</text:p>
          </table:table-cell>
          <table:table-cell table:formula="of:=([.I142])*(0.310792688230763)+(-0.016510592847898)" office:value-type="float" office:value="0.00494870989637149" calcext:value-type="float">
            <text:p>0.0049487099</text:p>
          </table:table-cell>
          <table:table-cell table:formula="of:=[.H142]*-1" office:value-type="float" office:value="-0.010158" calcext:value-type="float">
            <text:p>-0.010158</text:p>
          </table:table-cell>
          <table:table-cell table:formula="of:=[.M142]*-1" office:value-type="float" office:value="0.06118" calcext:value-type="float">
            <text:p>0.06118</text:p>
          </table:table-cell>
          <table:table-cell table:formula="of:=([.K142])*(2.23435203765647)+(0.035482883974399)" office:value-type="float" office:value="0.0375362534970053" calcext:value-type="float">
            <text:p>0.0375362535</text:p>
          </table:table-cell>
          <table:table-cell table:formula="of:=([.M142])*(0.639359760687662)+(-0.019962373867579)" office:value-type="float" office:value="-0.0590784040264502" calcext:value-type="float">
            <text:p>-0.059078404</text:p>
          </table:table-cell>
          <table:table-cell table:formula="of:=([.L142])*(1.26097813916405)+(0.272428916854381)" office:value-type="float" office:value="0.284901251628853" calcext:value-type="float">
            <text:p>0.2849012516</text:p>
          </table:table-cell>
          <table:table-cell table:number-columns-repeated="1002"/>
        </table:table-row>
        <table:table-row table:style-name="ro1">
          <table:table-cell table:formula="of:=[Datos_Nao.A143]" office:value-type="float" office:value="-0.00383490882813931" calcext:value-type="float">
            <text:p>-0.0038349088</text:p>
          </table:table-cell>
          <table:table-cell table:formula="of:=[Datos_Nao.B143]" office:value-type="float" office:value="0.116998299956322" calcext:value-type="float">
            <text:p>0.1169983</text:p>
          </table:table-cell>
          <table:table-cell table:formula="of:=[Datos_Nao.C143]" office:value-type="float" office:value="0.0487924963235855" calcext:value-type="float">
            <text:p>0.0487924963</text:p>
          </table:table-cell>
          <table:table-cell table:formula="of:=[Datos_Nao.D143]" office:value-type="float" office:value="0.157030314207077" calcext:value-type="float">
            <text:p>0.1570303142</text:p>
          </table:table-cell>
          <table:table-cell table:formula="of:=[Datos_Nao.E143]" office:value-type="float" office:value="0.129545956850052" calcext:value-type="float">
            <text:p>0.1295459569</text:p>
          </table:table-cell>
          <table:table-cell table:formula="of:=[Datos_Nao.F143]" office:value-type="float" office:value="0.36418941617012" calcext:value-type="float">
            <text:p>0.3641894162</text:p>
          </table:table-cell>
          <table:table-cell/>
          <table:table-cell table:formula="of:=[Datos_MoCap.A143]" office:value-type="float" office:value="0.010106" calcext:value-type="float">
            <text:p>0.010106</text:p>
          </table:table-cell>
          <table:table-cell table:formula="of:=[Datos_MoCap.B143]" office:value-type="float" office:value="0.069094" calcext:value-type="float">
            <text:p>0.069094</text:p>
          </table:table-cell>
          <table:table-cell table:formula="of:=[Datos_MoCap.C143]" office:value-type="float" office:value="0.199074" calcext:value-type="float">
            <text:p>0.199074</text:p>
          </table:table-cell>
          <table:table-cell table:formula="of:=[Datos_MoCap.D143]" office:value-type="float" office:value="0.001453" calcext:value-type="float">
            <text:p>0.001453</text:p>
          </table:table-cell>
          <table:table-cell table:formula="of:=[Datos_MoCap.F143]" office:value-type="float" office:value="0.010734" calcext:value-type="float">
            <text:p>0.010734</text:p>
          </table:table-cell>
          <table:table-cell table:formula="of:=[Datos_MoCap.E143]" office:value-type="float" office:value="-0.06091" calcext:value-type="float">
            <text:p>-0.06091</text:p>
          </table:table-cell>
          <table:table-cell/>
          <table:table-cell table:formula="of:=([.H143])*(-0.023914362365637)+(-0.0065790614509)" office:value-type="float" office:value="-0.00682073999696713" calcext:value-type="float">
            <text:p>-0.00682074</text:p>
          </table:table-cell>
          <table:table-cell table:formula="of:=([.J143])*(-0.205408122286256)+(0.109782283331548)" office:value-type="float" office:value="0.0688908667955339" calcext:value-type="float">
            <text:p>0.0688908668</text:p>
          </table:table-cell>
          <table:table-cell table:formula="of:=([.I143])*(0.310792688230763)+(-0.016510592847898)" office:value-type="float" office:value="0.00496331715271834" calcext:value-type="float">
            <text:p>0.0049633172</text:p>
          </table:table-cell>
          <table:table-cell table:formula="of:=[.H143]*-1" office:value-type="float" office:value="-0.010106" calcext:value-type="float">
            <text:p>-0.010106</text:p>
          </table:table-cell>
          <table:table-cell table:formula="of:=[.M143]*-1" office:value-type="float" office:value="0.06091" calcext:value-type="float">
            <text:p>0.06091</text:p>
          </table:table-cell>
          <table:table-cell table:formula="of:=([.K143])*(2.23435203765647)+(0.035482883974399)" office:value-type="float" office:value="0.0387293974851139" calcext:value-type="float">
            <text:p>0.0387293975</text:p>
          </table:table-cell>
          <table:table-cell table:formula="of:=([.M143])*(0.639359760687662)+(-0.019962373867579)" office:value-type="float" office:value="-0.0589057768910645" calcext:value-type="float">
            <text:p>-0.0589057769</text:p>
          </table:table-cell>
          <table:table-cell table:formula="of:=([.L143])*(1.26097813916405)+(0.272428916854381)" office:value-type="float" office:value="0.285964256200168" calcext:value-type="float">
            <text:p>0.2859642562</text:p>
          </table:table-cell>
          <table:table-cell table:number-columns-repeated="1002"/>
        </table:table-row>
        <table:table-row table:style-name="ro1">
          <table:table-cell table:formula="of:=[Datos_Nao.A144]" office:value-type="float" office:value="-0.00359582901000977" calcext:value-type="float">
            <text:p>-0.003595829</text:p>
          </table:table-cell>
          <table:table-cell table:formula="of:=[Datos_Nao.B144]" office:value-type="float" office:value="0.118316158652306" calcext:value-type="float">
            <text:p>0.1183161587</text:p>
          </table:table-cell>
          <table:table-cell table:formula="of:=[Datos_Nao.C144]" office:value-type="float" office:value="0.04630446434021" calcext:value-type="float">
            <text:p>0.0463044643</text:p>
          </table:table-cell>
          <table:table-cell table:formula="of:=[Datos_Nao.D144]" office:value-type="float" office:value="0.150931000709534" calcext:value-type="float">
            <text:p>0.1509310007</text:p>
          </table:table-cell>
          <table:table-cell table:formula="of:=[Datos_Nao.E144]" office:value-type="float" office:value="0.126349270343781" calcext:value-type="float">
            <text:p>0.1263492703</text:p>
          </table:table-cell>
          <table:table-cell table:formula="of:=[Datos_Nao.F144]" office:value-type="float" office:value="0.360246598720551" calcext:value-type="float">
            <text:p>0.3602465987</text:p>
          </table:table-cell>
          <table:table-cell/>
          <table:table-cell table:formula="of:=[Datos_MoCap.A144]" office:value-type="float" office:value="0.010038" calcext:value-type="float">
            <text:p>0.010038</text:p>
          </table:table-cell>
          <table:table-cell table:formula="of:=[Datos_MoCap.B144]" office:value-type="float" office:value="0.069088" calcext:value-type="float">
            <text:p>0.069088</text:p>
          </table:table-cell>
          <table:table-cell table:formula="of:=[Datos_MoCap.C144]" office:value-type="float" office:value="0.199073" calcext:value-type="float">
            <text:p>0.199073</text:p>
          </table:table-cell>
          <table:table-cell table:formula="of:=[Datos_MoCap.D144]" office:value-type="float" office:value="0.001508" calcext:value-type="float">
            <text:p>0.001508</text:p>
          </table:table-cell>
          <table:table-cell table:formula="of:=[Datos_MoCap.F144]" office:value-type="float" office:value="0.011237" calcext:value-type="float">
            <text:p>0.011237</text:p>
          </table:table-cell>
          <table:table-cell table:formula="of:=[Datos_MoCap.E144]" office:value-type="float" office:value="-0.060825" calcext:value-type="float">
            <text:p>-0.060825</text:p>
          </table:table-cell>
          <table:table-cell/>
          <table:table-cell table:formula="of:=([.H144])*(-0.023914362365637)+(-0.0065790614509)" office:value-type="float" office:value="-0.00681911382032626" calcext:value-type="float">
            <text:p>-0.0068191138</text:p>
          </table:table-cell>
          <table:table-cell table:formula="of:=([.J144])*(-0.205408122286256)+(0.109782283331548)" office:value-type="float" office:value="0.0688910722036562" calcext:value-type="float">
            <text:p>0.0688910722</text:p>
          </table:table-cell>
          <table:table-cell table:formula="of:=([.I144])*(0.310792688230763)+(-0.016510592847898)" office:value-type="float" office:value="0.00496145239658895" calcext:value-type="float">
            <text:p>0.0049614524</text:p>
          </table:table-cell>
          <table:table-cell table:formula="of:=[.H144]*-1" office:value-type="float" office:value="-0.010038" calcext:value-type="float">
            <text:p>-0.010038</text:p>
          </table:table-cell>
          <table:table-cell table:formula="of:=[.M144]*-1" office:value-type="float" office:value="0.060825" calcext:value-type="float">
            <text:p>0.060825</text:p>
          </table:table-cell>
          <table:table-cell table:formula="of:=([.K144])*(2.23435203765647)+(0.035482883974399)" office:value-type="float" office:value="0.038852286847185" calcext:value-type="float">
            <text:p>0.0388522868</text:p>
          </table:table-cell>
          <table:table-cell table:formula="of:=([.M144])*(0.639359760687662)+(-0.019962373867579)" office:value-type="float" office:value="-0.058851431311406" calcext:value-type="float">
            <text:p>-0.0588514313</text:p>
          </table:table-cell>
          <table:table-cell table:formula="of:=([.L144])*(1.26097813916405)+(0.272428916854381)" office:value-type="float" office:value="0.286598528204167" calcext:value-type="float">
            <text:p>0.2865985282</text:p>
          </table:table-cell>
          <table:table-cell table:number-columns-repeated="1002"/>
        </table:table-row>
        <table:table-row table:style-name="ro1">
          <table:table-cell table:formula="of:=[Datos_Nao.A145]" office:value-type="float" office:value="-0.00322015024721622" calcext:value-type="float">
            <text:p>-0.0032201502</text:p>
          </table:table-cell>
          <table:table-cell table:formula="of:=[Datos_Nao.B145]" office:value-type="float" office:value="0.120822064578533" calcext:value-type="float">
            <text:p>0.1208220646</text:p>
          </table:table-cell>
          <table:table-cell table:formula="of:=[Datos_Nao.C145]" office:value-type="float" office:value="0.0413564890623093" calcext:value-type="float">
            <text:p>0.0413564891</text:p>
          </table:table-cell>
          <table:table-cell table:formula="of:=[Datos_Nao.D145]" office:value-type="float" office:value="0.138431549072266" calcext:value-type="float">
            <text:p>0.1384315491</text:p>
          </table:table-cell>
          <table:table-cell table:formula="of:=[Datos_Nao.E145]" office:value-type="float" office:value="0.119641177356243" calcext:value-type="float">
            <text:p>0.1196411774</text:p>
          </table:table-cell>
          <table:table-cell table:formula="of:=[Datos_Nao.F145]" office:value-type="float" office:value="0.3524090051651" calcext:value-type="float">
            <text:p>0.3524090052</text:p>
          </table:table-cell>
          <table:table-cell/>
          <table:table-cell table:formula="of:=[Datos_MoCap.A145]" office:value-type="float" office:value="0.009972" calcext:value-type="float">
            <text:p>0.009972</text:p>
          </table:table-cell>
          <table:table-cell table:formula="of:=[Datos_MoCap.B145]" office:value-type="float" office:value="0.069089" calcext:value-type="float">
            <text:p>0.069089</text:p>
          </table:table-cell>
          <table:table-cell table:formula="of:=[Datos_MoCap.C145]" office:value-type="float" office:value="0.199053" calcext:value-type="float">
            <text:p>0.199053</text:p>
          </table:table-cell>
          <table:table-cell table:formula="of:=[Datos_MoCap.D145]" office:value-type="float" office:value="0.001409" calcext:value-type="float">
            <text:p>0.001409</text:p>
          </table:table-cell>
          <table:table-cell table:formula="of:=[Datos_MoCap.F145]" office:value-type="float" office:value="0.011748" calcext:value-type="float">
            <text:p>0.011748</text:p>
          </table:table-cell>
          <table:table-cell table:formula="of:=[Datos_MoCap.E145]" office:value-type="float" office:value="-0.060725" calcext:value-type="float">
            <text:p>-0.060725</text:p>
          </table:table-cell>
          <table:table-cell/>
          <table:table-cell table:formula="of:=([.H145])*(-0.023914362365637)+(-0.0065790614509)" office:value-type="float" office:value="-0.00681753547241013" calcext:value-type="float">
            <text:p>-0.0068175355</text:p>
          </table:table-cell>
          <table:table-cell table:formula="of:=([.J145])*(-0.205408122286256)+(0.109782283331548)" office:value-type="float" office:value="0.0688951803661019" calcext:value-type="float">
            <text:p>0.0688951804</text:p>
          </table:table-cell>
          <table:table-cell table:formula="of:=([.I145])*(0.310792688230763)+(-0.016510592847898)" office:value-type="float" office:value="0.00496176318927718" calcext:value-type="float">
            <text:p>0.0049617632</text:p>
          </table:table-cell>
          <table:table-cell table:formula="of:=[.H145]*-1" office:value-type="float" office:value="-0.009972" calcext:value-type="float">
            <text:p>-0.009972</text:p>
          </table:table-cell>
          <table:table-cell table:formula="of:=[.M145]*-1" office:value-type="float" office:value="0.060725" calcext:value-type="float">
            <text:p>0.060725</text:p>
          </table:table-cell>
          <table:table-cell table:formula="of:=([.K145])*(2.23435203765647)+(0.035482883974399)" office:value-type="float" office:value="0.038631085995457" calcext:value-type="float">
            <text:p>0.038631086</text:p>
          </table:table-cell>
          <table:table-cell table:formula="of:=([.M145])*(0.639359760687662)+(-0.019962373867579)" office:value-type="float" office:value="-0.0587874953353373" calcext:value-type="float">
            <text:p>-0.0587874953</text:p>
          </table:table-cell>
          <table:table-cell table:formula="of:=([.L145])*(1.26097813916405)+(0.272428916854381)" office:value-type="float" office:value="0.28724288803328" calcext:value-type="float">
            <text:p>0.287242888</text:p>
          </table:table-cell>
          <table:table-cell table:number-columns-repeated="1002"/>
        </table:table-row>
        <table:table-row table:style-name="ro1">
          <table:table-cell table:formula="of:=[Datos_Nao.A146]" office:value-type="float" office:value="-0.00308633968234062" calcext:value-type="float">
            <text:p>-0.0030863397</text:p>
          </table:table-cell>
          <table:table-cell table:formula="of:=[Datos_Nao.B146]" office:value-type="float" office:value="0.122002899646759" calcext:value-type="float">
            <text:p>0.1220028996</text:p>
          </table:table-cell>
          <table:table-cell table:formula="of:=[Datos_Nao.C146]" office:value-type="float" office:value="0.0389123409986496" calcext:value-type="float">
            <text:p>0.038912341</text:p>
          </table:table-cell>
          <table:table-cell table:formula="of:=[Datos_Nao.D146]" office:value-type="float" office:value="0.132056698203087" calcext:value-type="float">
            <text:p>0.1320566982</text:p>
          </table:table-cell>
          <table:table-cell table:formula="of:=[Datos_Nao.E146]" office:value-type="float" office:value="0.116141363978386" calcext:value-type="float">
            <text:p>0.116141364</text:p>
          </table:table-cell>
          <table:table-cell table:formula="of:=[Datos_Nao.F146]" office:value-type="float" office:value="0.348534286022186" calcext:value-type="float">
            <text:p>0.348534286</text:p>
          </table:table-cell>
          <table:table-cell/>
          <table:table-cell table:formula="of:=[Datos_MoCap.A146]" office:value-type="float" office:value="0.009837" calcext:value-type="float">
            <text:p>0.009837</text:p>
          </table:table-cell>
          <table:table-cell table:formula="of:=[Datos_MoCap.B146]" office:value-type="float" office:value="0.069077" calcext:value-type="float">
            <text:p>0.069077</text:p>
          </table:table-cell>
          <table:table-cell table:formula="of:=[Datos_MoCap.C146]" office:value-type="float" office:value="0.198995" calcext:value-type="float">
            <text:p>0.198995</text:p>
          </table:table-cell>
          <table:table-cell table:formula="of:=[Datos_MoCap.D146]" office:value-type="float" office:value="0.001391" calcext:value-type="float">
            <text:p>0.001391</text:p>
          </table:table-cell>
          <table:table-cell table:formula="of:=[Datos_MoCap.F146]" office:value-type="float" office:value="0.012574" calcext:value-type="float">
            <text:p>0.012574</text:p>
          </table:table-cell>
          <table:table-cell table:formula="of:=[Datos_MoCap.E146]" office:value-type="float" office:value="-0.0603" calcext:value-type="float">
            <text:p>-0.0603</text:p>
          </table:table-cell>
          <table:table-cell/>
          <table:table-cell table:formula="of:=([.H146])*(-0.023914362365637)+(-0.0065790614509)" office:value-type="float" office:value="-0.00681430703349077" calcext:value-type="float">
            <text:p>-0.006814307</text:p>
          </table:table-cell>
          <table:table-cell table:formula="of:=([.J146])*(-0.205408122286256)+(0.109782283331548)" office:value-type="float" office:value="0.0689070940371945" calcext:value-type="float">
            <text:p>0.068907094</text:p>
          </table:table-cell>
          <table:table-cell table:formula="of:=([.I146])*(0.310792688230763)+(-0.016510592847898)" office:value-type="float" office:value="0.00495803367701841" calcext:value-type="float">
            <text:p>0.0049580337</text:p>
          </table:table-cell>
          <table:table-cell table:formula="of:=[.H146]*-1" office:value-type="float" office:value="-0.009837" calcext:value-type="float">
            <text:p>-0.009837</text:p>
          </table:table-cell>
          <table:table-cell table:formula="of:=[.M146]*-1" office:value-type="float" office:value="0.0603" calcext:value-type="float">
            <text:p>0.0603</text:p>
          </table:table-cell>
          <table:table-cell table:formula="of:=([.K146])*(2.23435203765647)+(0.035482883974399)" office:value-type="float" office:value="0.0385908676587792" calcext:value-type="float">
            <text:p>0.0385908677</text:p>
          </table:table-cell>
          <table:table-cell table:formula="of:=([.M146])*(0.639359760687662)+(-0.019962373867579)" office:value-type="float" office:value="-0.058515767437045" calcext:value-type="float">
            <text:p>-0.0585157674</text:p>
          </table:table-cell>
          <table:table-cell table:formula="of:=([.L146])*(1.26097813916405)+(0.272428916854381)" office:value-type="float" office:value="0.28828445597623" calcext:value-type="float">
            <text:p>0.288284456</text:p>
          </table:table-cell>
          <table:table-cell table:number-columns-repeated="1002"/>
        </table:table-row>
        <table:table-row table:style-name="ro1">
          <table:table-cell table:formula="of:=[Datos_Nao.A147]" office:value-type="float" office:value="-0.00293181464076042" calcext:value-type="float">
            <text:p>-0.0029318146</text:p>
          </table:table-cell>
          <table:table-cell table:formula="of:=[Datos_Nao.B147]" office:value-type="float" office:value="0.124206528067589" calcext:value-type="float">
            <text:p>0.1242065281</text:p>
          </table:table-cell>
          <table:table-cell table:formula="of:=[Datos_Nao.C147]" office:value-type="float" office:value="0.0341218113899231" calcext:value-type="float">
            <text:p>0.0341218114</text:p>
          </table:table-cell>
          <table:table-cell table:formula="of:=[Datos_Nao.D147]" office:value-type="float" office:value="0.119119457900524" calcext:value-type="float">
            <text:p>0.1191194579</text:p>
          </table:table-cell>
          <table:table-cell table:formula="of:=[Datos_Nao.E147]" office:value-type="float" office:value="0.108882308006287" calcext:value-type="float">
            <text:p>0.108882308</text:p>
          </table:table-cell>
          <table:table-cell table:formula="of:=[Datos_Nao.F147]" office:value-type="float" office:value="0.340919077396393" calcext:value-type="float">
            <text:p>0.3409190774</text:p>
          </table:table-cell>
          <table:table-cell/>
          <table:table-cell table:formula="of:=[Datos_MoCap.A147]" office:value-type="float" office:value="0.009666" calcext:value-type="float">
            <text:p>0.009666</text:p>
          </table:table-cell>
          <table:table-cell table:formula="of:=[Datos_MoCap.B147]" office:value-type="float" office:value="0.069078" calcext:value-type="float">
            <text:p>0.069078</text:p>
          </table:table-cell>
          <table:table-cell table:formula="of:=[Datos_MoCap.C147]" office:value-type="float" office:value="0.198949" calcext:value-type="float">
            <text:p>0.198949</text:p>
          </table:table-cell>
          <table:table-cell table:formula="of:=[Datos_MoCap.D147]" office:value-type="float" office:value="0.000171" calcext:value-type="float">
            <text:p>0.000171</text:p>
          </table:table-cell>
          <table:table-cell table:formula="of:=[Datos_MoCap.F147]" office:value-type="float" office:value="0.014282" calcext:value-type="float">
            <text:p>0.014282</text:p>
          </table:table-cell>
          <table:table-cell table:formula="of:=[Datos_MoCap.E147]" office:value-type="float" office:value="-0.059897" calcext:value-type="float">
            <text:p>-0.059897</text:p>
          </table:table-cell>
          <table:table-cell/>
          <table:table-cell table:formula="of:=([.H147])*(-0.023914362365637)+(-0.0065790614509)" office:value-type="float" office:value="-0.00681021767752625" calcext:value-type="float">
            <text:p>-0.0068102177</text:p>
          </table:table-cell>
          <table:table-cell table:formula="of:=([.J147])*(-0.205408122286256)+(0.109782283331548)" office:value-type="float" office:value="0.0689165428108197" calcext:value-type="float">
            <text:p>0.0689165428</text:p>
          </table:table-cell>
          <table:table-cell table:formula="of:=([.I147])*(0.310792688230763)+(-0.016510592847898)" office:value-type="float" office:value="0.00495834446970664" calcext:value-type="float">
            <text:p>0.0049583445</text:p>
          </table:table-cell>
          <table:table-cell table:formula="of:=[.H147]*-1" office:value-type="float" office:value="-0.009666" calcext:value-type="float">
            <text:p>-0.009666</text:p>
          </table:table-cell>
          <table:table-cell table:formula="of:=[.M147]*-1" office:value-type="float" office:value="0.059897" calcext:value-type="float">
            <text:p>0.059897</text:p>
          </table:table-cell>
          <table:table-cell table:formula="of:=([.K147])*(2.23435203765647)+(0.035482883974399)" office:value-type="float" office:value="0.0358649581728383" calcext:value-type="float">
            <text:p>0.0358649582</text:p>
          </table:table-cell>
          <table:table-cell table:formula="of:=([.M147])*(0.639359760687662)+(-0.019962373867579)" office:value-type="float" office:value="-0.0582581054534879" calcext:value-type="float">
            <text:p>-0.0582581055</text:p>
          </table:table-cell>
          <table:table-cell table:formula="of:=([.L147])*(1.26097813916405)+(0.272428916854381)" office:value-type="float" office:value="0.290438206637922" calcext:value-type="float">
            <text:p>0.2904382066</text:p>
          </table:table-cell>
          <table:table-cell table:number-columns-repeated="1002"/>
        </table:table-row>
        <table:table-row table:style-name="ro1">
          <table:table-cell table:formula="of:=[Datos_Nao.A148]" office:value-type="float" office:value="-0.00291211344301701" calcext:value-type="float">
            <text:p>-0.0029121134</text:p>
          </table:table-cell>
          <table:table-cell table:formula="of:=[Datos_Nao.B148]" office:value-type="float" office:value="0.125225275754929" calcext:value-type="float">
            <text:p>0.1252252758</text:p>
          </table:table-cell>
          <table:table-cell table:formula="of:=[Datos_Nao.C148]" office:value-type="float" office:value="0.0317898839712143" calcext:value-type="float">
            <text:p>0.031789884</text:p>
          </table:table-cell>
          <table:table-cell table:formula="of:=[Datos_Nao.D148]" office:value-type="float" office:value="0.112581208348274" calcext:value-type="float">
            <text:p>0.1125812083</text:p>
          </table:table-cell>
          <table:table-cell table:formula="of:=[Datos_Nao.E148]" office:value-type="float" office:value="0.105136267840862" calcext:value-type="float">
            <text:p>0.1051362678</text:p>
          </table:table-cell>
          <table:table-cell table:formula="of:=[Datos_Nao.F148]" office:value-type="float" office:value="0.337195485830307" calcext:value-type="float">
            <text:p>0.3371954858</text:p>
          </table:table-cell>
          <table:table-cell/>
          <table:table-cell table:formula="of:=[Datos_MoCap.A148]" office:value-type="float" office:value="0.009402" calcext:value-type="float">
            <text:p>0.009402</text:p>
          </table:table-cell>
          <table:table-cell table:formula="of:=[Datos_MoCap.B148]" office:value-type="float" office:value="0.069149" calcext:value-type="float">
            <text:p>0.069149</text:p>
          </table:table-cell>
          <table:table-cell table:formula="of:=[Datos_MoCap.C148]" office:value-type="float" office:value="0.198932" calcext:value-type="float">
            <text:p>0.198932</text:p>
          </table:table-cell>
          <table:table-cell table:formula="of:=[Datos_MoCap.D148]" office:value-type="float" office:value="0.000186" calcext:value-type="float">
            <text:p>0.000186</text:p>
          </table:table-cell>
          <table:table-cell table:formula="of:=[Datos_MoCap.F148]" office:value-type="float" office:value="0.015717" calcext:value-type="float">
            <text:p>0.015717</text:p>
          </table:table-cell>
          <table:table-cell table:formula="of:=[Datos_MoCap.E148]" office:value-type="float" office:value="-0.059014" calcext:value-type="float">
            <text:p>-0.059014</text:p>
          </table:table-cell>
          <table:table-cell/>
          <table:table-cell table:formula="of:=([.H148])*(-0.023914362365637)+(-0.0065790614509)" office:value-type="float" office:value="-0.00680390428586172" calcext:value-type="float">
            <text:p>-0.0068039043</text:p>
          </table:table-cell>
          <table:table-cell table:formula="of:=([.J148])*(-0.205408122286256)+(0.109782283331548)" office:value-type="float" office:value="0.0689200347488985" calcext:value-type="float">
            <text:p>0.0689200347</text:p>
          </table:table-cell>
          <table:table-cell table:formula="of:=([.I148])*(0.310792688230763)+(-0.016510592847898)" office:value-type="float" office:value="0.00498041075057103" calcext:value-type="float">
            <text:p>0.0049804108</text:p>
          </table:table-cell>
          <table:table-cell table:formula="of:=[.H148]*-1" office:value-type="float" office:value="-0.009402" calcext:value-type="float">
            <text:p>-0.009402</text:p>
          </table:table-cell>
          <table:table-cell table:formula="of:=[.M148]*-1" office:value-type="float" office:value="0.059014" calcext:value-type="float">
            <text:p>0.059014</text:p>
          </table:table-cell>
          <table:table-cell table:formula="of:=([.K148])*(2.23435203765647)+(0.035482883974399)" office:value-type="float" office:value="0.0358984734534031" calcext:value-type="float">
            <text:p>0.0358984735</text:p>
          </table:table-cell>
          <table:table-cell table:formula="of:=([.M148])*(0.639359760687662)+(-0.019962373867579)" office:value-type="float" office:value="-0.0576935507848007" calcext:value-type="float">
            <text:p>-0.0576935508</text:p>
          </table:table-cell>
          <table:table-cell table:formula="of:=([.L148])*(1.26097813916405)+(0.272428916854381)" office:value-type="float" office:value="0.292247710267622" calcext:value-type="float">
            <text:p>0.2922477103</text:p>
          </table:table-cell>
          <table:table-cell table:number-columns-repeated="1002"/>
        </table:table-row>
        <table:table-row table:style-name="ro1">
          <table:table-cell table:formula="of:=[Datos_Nao.A149]" office:value-type="float" office:value="-0.00298864301294088" calcext:value-type="float">
            <text:p>-0.002988643</text:p>
          </table:table-cell>
          <table:table-cell table:formula="of:=[Datos_Nao.B149]" office:value-type="float" office:value="0.127091228961945" calcext:value-type="float">
            <text:p>0.127091229</text:p>
          </table:table-cell>
          <table:table-cell table:formula="of:=[Datos_Nao.C149]" office:value-type="float" office:value="0.0272861868143082" calcext:value-type="float">
            <text:p>0.0272861868</text:p>
          </table:table-cell>
          <table:table-cell table:formula="of:=[Datos_Nao.D149]" office:value-type="float" office:value="0.0994261354207993" calcext:value-type="float">
            <text:p>0.0994261354</text:p>
          </table:table-cell>
          <table:table-cell table:formula="of:=[Datos_Nao.E149]" office:value-type="float" office:value="0.0974465757608414" calcext:value-type="float">
            <text:p>0.0974465758</text:p>
          </table:table-cell>
          <table:table-cell table:formula="of:=[Datos_Nao.F149]" office:value-type="float" office:value="0.329954981803894" calcext:value-type="float">
            <text:p>0.3299549818</text:p>
          </table:table-cell>
          <table:table-cell/>
          <table:table-cell table:formula="of:=[Datos_MoCap.A149]" office:value-type="float" office:value="0.009196" calcext:value-type="float">
            <text:p>0.009196</text:p>
          </table:table-cell>
          <table:table-cell table:formula="of:=[Datos_MoCap.B149]" office:value-type="float" office:value="0.069186" calcext:value-type="float">
            <text:p>0.069186</text:p>
          </table:table-cell>
          <table:table-cell table:formula="of:=[Datos_MoCap.C149]" office:value-type="float" office:value="0.198911" calcext:value-type="float">
            <text:p>0.198911</text:p>
          </table:table-cell>
          <table:table-cell table:formula="of:=[Datos_MoCap.D149]" office:value-type="float" office:value="0.00049" calcext:value-type="float">
            <text:p>0.00049</text:p>
          </table:table-cell>
          <table:table-cell table:formula="of:=[Datos_MoCap.F149]" office:value-type="float" office:value="0.017662" calcext:value-type="float">
            <text:p>0.017662</text:p>
          </table:table-cell>
          <table:table-cell table:formula="of:=[Datos_MoCap.E149]" office:value-type="float" office:value="-0.058481" calcext:value-type="float">
            <text:p>-0.058481</text:p>
          </table:table-cell>
          <table:table-cell/>
          <table:table-cell table:formula="of:=([.H149])*(-0.023914362365637)+(-0.0065790614509)" office:value-type="float" office:value="-0.0067989779272144" calcext:value-type="float">
            <text:p>-0.0067989779</text:p>
          </table:table-cell>
          <table:table-cell table:formula="of:=([.J149])*(-0.205408122286256)+(0.109782283331548)" office:value-type="float" office:value="0.0689243483194665" calcext:value-type="float">
            <text:p>0.0689243483</text:p>
          </table:table-cell>
          <table:table-cell table:formula="of:=([.I149])*(0.310792688230763)+(-0.016510592847898)" office:value-type="float" office:value="0.00499191008003557" calcext:value-type="float">
            <text:p>0.0049919101</text:p>
          </table:table-cell>
          <table:table-cell table:formula="of:=[.H149]*-1" office:value-type="float" office:value="-0.009196" calcext:value-type="float">
            <text:p>-0.009196</text:p>
          </table:table-cell>
          <table:table-cell table:formula="of:=[.M149]*-1" office:value-type="float" office:value="0.058481" calcext:value-type="float">
            <text:p>0.058481</text:p>
          </table:table-cell>
          <table:table-cell table:formula="of:=([.K149])*(2.23435203765647)+(0.035482883974399)" office:value-type="float" office:value="0.0365777164728507" calcext:value-type="float">
            <text:p>0.0365777165</text:p>
          </table:table-cell>
          <table:table-cell table:formula="of:=([.M149])*(0.639359760687662)+(-0.019962373867579)" office:value-type="float" office:value="-0.0573527720323542" calcext:value-type="float">
            <text:p>-0.057352772</text:p>
          </table:table-cell>
          <table:table-cell table:formula="of:=([.L149])*(1.26097813916405)+(0.272428916854381)" office:value-type="float" office:value="0.294700312748296" calcext:value-type="float">
            <text:p>0.2947003127</text:p>
          </table:table-cell>
          <table:table-cell table:number-columns-repeated="1002"/>
        </table:table-row>
        <table:table-row table:style-name="ro1">
          <table:table-cell table:formula="of:=[Datos_Nao.A150]" office:value-type="float" office:value="-0.00321706244722009" calcext:value-type="float">
            <text:p>-0.0032170624</text:p>
          </table:table-cell>
          <table:table-cell table:formula="of:=[Datos_Nao.B150]" office:value-type="float" office:value="0.128726467490196" calcext:value-type="float">
            <text:p>0.1287264675</text:p>
          </table:table-cell>
          <table:table-cell table:formula="of:=[Datos_Nao.C150]" office:value-type="float" office:value="0.0230358466506004" calcext:value-type="float">
            <text:p>0.0230358467</text:p>
          </table:table-cell>
          <table:table-cell table:formula="of:=[Datos_Nao.D150]" office:value-type="float" office:value="0.0862437039613724" calcext:value-type="float">
            <text:p>0.086243704</text:p>
          </table:table-cell>
          <table:table-cell table:formula="of:=[Datos_Nao.E150]" office:value-type="float" office:value="0.0895425602793694" calcext:value-type="float">
            <text:p>0.0895425603</text:p>
          </table:table-cell>
          <table:table-cell table:formula="of:=[Datos_Nao.F150]" office:value-type="float" office:value="0.323034048080444" calcext:value-type="float">
            <text:p>0.3230340481</text:p>
          </table:table-cell>
          <table:table-cell/>
          <table:table-cell table:formula="of:=[Datos_MoCap.A150]" office:value-type="float" office:value="0.008915" calcext:value-type="float">
            <text:p>0.008915</text:p>
          </table:table-cell>
          <table:table-cell table:formula="of:=[Datos_MoCap.B150]" office:value-type="float" office:value="0.069354" calcext:value-type="float">
            <text:p>0.069354</text:p>
          </table:table-cell>
          <table:table-cell table:formula="of:=[Datos_MoCap.C150]" office:value-type="float" office:value="0.198863" calcext:value-type="float">
            <text:p>0.198863</text:p>
          </table:table-cell>
          <table:table-cell table:formula="of:=[Datos_MoCap.D150]" office:value-type="float" office:value="0.001387" calcext:value-type="float">
            <text:p>0.001387</text:p>
          </table:table-cell>
          <table:table-cell table:formula="of:=[Datos_MoCap.F150]" office:value-type="float" office:value="0.020218" calcext:value-type="float">
            <text:p>0.020218</text:p>
          </table:table-cell>
          <table:table-cell table:formula="of:=[Datos_MoCap.E150]" office:value-type="float" office:value="-0.057747" calcext:value-type="float">
            <text:p>-0.057747</text:p>
          </table:table-cell>
          <table:table-cell/>
          <table:table-cell table:formula="of:=([.H150])*(-0.023914362365637)+(-0.0065790614509)" office:value-type="float" office:value="-0.00679225799138965" calcext:value-type="float">
            <text:p>-0.006792258</text:p>
          </table:table-cell>
          <table:table-cell table:formula="of:=([.J150])*(-0.205408122286256)+(0.109782283331548)" office:value-type="float" office:value="0.0689342079093363" calcext:value-type="float">
            <text:p>0.0689342079</text:p>
          </table:table-cell>
          <table:table-cell table:formula="of:=([.I150])*(0.310792688230763)+(-0.016510592847898)" office:value-type="float" office:value="0.00504412325165833" calcext:value-type="float">
            <text:p>0.0050441233</text:p>
          </table:table-cell>
          <table:table-cell table:formula="of:=[.H150]*-1" office:value-type="float" office:value="-0.008915" calcext:value-type="float">
            <text:p>-0.008915</text:p>
          </table:table-cell>
          <table:table-cell table:formula="of:=[.M150]*-1" office:value-type="float" office:value="0.057747" calcext:value-type="float">
            <text:p>0.057747</text:p>
          </table:table-cell>
          <table:table-cell table:formula="of:=([.K150])*(2.23435203765647)+(0.035482883974399)" office:value-type="float" office:value="0.0385819302506285" calcext:value-type="float">
            <text:p>0.0385819303</text:p>
          </table:table-cell>
          <table:table-cell table:formula="of:=([.M150])*(0.639359760687662)+(-0.019962373867579)" office:value-type="float" office:value="-0.0568834819680094" calcext:value-type="float">
            <text:p>-0.056883482</text:p>
          </table:table-cell>
          <table:table-cell table:formula="of:=([.L150])*(1.26097813916405)+(0.272428916854381)" office:value-type="float" office:value="0.297923372872" calcext:value-type="float">
            <text:p>0.2979233729</text:p>
          </table:table-cell>
          <table:table-cell table:number-columns-repeated="1002"/>
        </table:table-row>
        <table:table-row table:style-name="ro1">
          <table:table-cell table:formula="of:=[Datos_Nao.A151]" office:value-type="float" office:value="-0.00338630564510822" calcext:value-type="float">
            <text:p>-0.0033863056</text:p>
          </table:table-cell>
          <table:table-cell table:formula="of:=[Datos_Nao.B151]" office:value-type="float" office:value="0.129458665847778" calcext:value-type="float">
            <text:p>0.1294586658</text:p>
          </table:table-cell>
          <table:table-cell table:formula="of:=[Datos_Nao.C151]" office:value-type="float" office:value="0.0210189335048199" calcext:value-type="float">
            <text:p>0.0210189335</text:p>
          </table:table-cell>
          <table:table-cell table:formula="of:=[Datos_Nao.D151]" office:value-type="float" office:value="0.0796710699796677" calcext:value-type="float">
            <text:p>0.07967107</text:p>
          </table:table-cell>
          <table:table-cell table:formula="of:=[Datos_Nao.E151]" office:value-type="float" office:value="0.0855296701192856" calcext:value-type="float">
            <text:p>0.0855296701</text:p>
          </table:table-cell>
          <table:table-cell table:formula="of:=[Datos_Nao.F151]" office:value-type="float" office:value="0.319707930088043" calcext:value-type="float">
            <text:p>0.3197079301</text:p>
          </table:table-cell>
          <table:table-cell/>
          <table:table-cell table:formula="of:=[Datos_MoCap.A151]" office:value-type="float" office:value="0.008482" calcext:value-type="float">
            <text:p>0.008482</text:p>
          </table:table-cell>
          <table:table-cell table:formula="of:=[Datos_MoCap.B151]" office:value-type="float" office:value="0.069683" calcext:value-type="float">
            <text:p>0.069683</text:p>
          </table:table-cell>
          <table:table-cell table:formula="of:=[Datos_MoCap.C151]" office:value-type="float" office:value="0.198739" calcext:value-type="float">
            <text:p>0.198739</text:p>
          </table:table-cell>
          <table:table-cell table:formula="of:=[Datos_MoCap.D151]" office:value-type="float" office:value="0.002186" calcext:value-type="float">
            <text:p>0.002186</text:p>
          </table:table-cell>
          <table:table-cell table:formula="of:=[Datos_MoCap.F151]" office:value-type="float" office:value="0.022903" calcext:value-type="float">
            <text:p>0.022903</text:p>
          </table:table-cell>
          <table:table-cell table:formula="of:=[Datos_MoCap.E151]" office:value-type="float" office:value="-0.05624" calcext:value-type="float">
            <text:p>-0.05624</text:p>
          </table:table-cell>
          <table:table-cell/>
          <table:table-cell table:formula="of:=([.H151])*(-0.023914362365637)+(-0.0065790614509)" office:value-type="float" office:value="-0.00678190307248533" calcext:value-type="float">
            <text:p>-0.0067819031</text:p>
          </table:table-cell>
          <table:table-cell table:formula="of:=([.J151])*(-0.205408122286256)+(0.109782283331548)" office:value-type="float" office:value="0.0689596785164998" calcext:value-type="float">
            <text:p>0.0689596785</text:p>
          </table:table-cell>
          <table:table-cell table:formula="of:=([.I151])*(0.310792688230763)+(-0.016510592847898)" office:value-type="float" office:value="0.00514637404608625" calcext:value-type="float">
            <text:p>0.005146374</text:p>
          </table:table-cell>
          <table:table-cell table:formula="of:=[.H151]*-1" office:value-type="float" office:value="-0.008482" calcext:value-type="float">
            <text:p>-0.008482</text:p>
          </table:table-cell>
          <table:table-cell table:formula="of:=[.M151]*-1" office:value-type="float" office:value="0.05624" calcext:value-type="float">
            <text:p>0.05624</text:p>
          </table:table-cell>
          <table:table-cell table:formula="of:=([.K151])*(2.23435203765647)+(0.035482883974399)" office:value-type="float" office:value="0.040367177528716" calcext:value-type="float">
            <text:p>0.0403671775</text:p>
          </table:table-cell>
          <table:table-cell table:formula="of:=([.M151])*(0.639359760687662)+(-0.019962373867579)" office:value-type="float" office:value="-0.0559199668086531" calcext:value-type="float">
            <text:p>-0.0559199668</text:p>
          </table:table-cell>
          <table:table-cell table:formula="of:=([.L151])*(1.26097813916405)+(0.272428916854381)" office:value-type="float" office:value="0.301309099175655" calcext:value-type="float">
            <text:p>0.3013090992</text:p>
          </table:table-cell>
          <table:table-cell table:number-columns-repeated="1002"/>
        </table:table-row>
        <table:table-row table:style-name="ro1">
          <table:table-cell table:formula="of:=[Datos_Nao.A152]" office:value-type="float" office:value="-0.00382860936224461" calcext:value-type="float">
            <text:p>-0.0038286094</text:p>
          </table:table-cell>
          <table:table-cell table:formula="of:=[Datos_Nao.B152]" office:value-type="float" office:value="0.130757987499237" calcext:value-type="float">
            <text:p>0.1307579875</text:p>
          </table:table-cell>
          <table:table-cell table:formula="of:=[Datos_Nao.C152]" office:value-type="float" office:value="0.0172231607139111" calcext:value-type="float">
            <text:p>0.0172231607</text:p>
          </table:table-cell>
          <table:table-cell table:formula="of:=[Datos_Nao.D152]" office:value-type="float" office:value="0.0666187256574631" calcext:value-type="float">
            <text:p>0.0666187257</text:p>
          </table:table-cell>
          <table:table-cell table:formula="of:=[Datos_Nao.E152]" office:value-type="float" office:value="0.0774216055870056" calcext:value-type="float">
            <text:p>0.0774216056</text:p>
          </table:table-cell>
          <table:table-cell table:formula="of:=[Datos_Nao.F152]" office:value-type="float" office:value="0.313348323106766" calcext:value-type="float">
            <text:p>0.3133483231</text:p>
          </table:table-cell>
          <table:table-cell/>
          <table:table-cell table:formula="of:=[Datos_MoCap.A152]" office:value-type="float" office:value="0.008084" calcext:value-type="float">
            <text:p>0.008084</text:p>
          </table:table-cell>
          <table:table-cell table:formula="of:=[Datos_MoCap.B152]" office:value-type="float" office:value="0.070047" calcext:value-type="float">
            <text:p>0.070047</text:p>
          </table:table-cell>
          <table:table-cell table:formula="of:=[Datos_MoCap.C152]" office:value-type="float" office:value="0.198714" calcext:value-type="float">
            <text:p>0.198714</text:p>
          </table:table-cell>
          <table:table-cell table:formula="of:=[Datos_MoCap.D152]" office:value-type="float" office:value="0.003771" calcext:value-type="float">
            <text:p>0.003771</text:p>
          </table:table-cell>
          <table:table-cell table:formula="of:=[Datos_MoCap.F152]" office:value-type="float" office:value="0.026741" calcext:value-type="float">
            <text:p>0.026741</text:p>
          </table:table-cell>
          <table:table-cell table:formula="of:=[Datos_MoCap.E152]" office:value-type="float" office:value="-0.054981" calcext:value-type="float">
            <text:p>-0.054981</text:p>
          </table:table-cell>
          <table:table-cell/>
          <table:table-cell table:formula="of:=([.H152])*(-0.023914362365637)+(-0.0065790614509)" office:value-type="float" office:value="-0.00677238515626381" calcext:value-type="float">
            <text:p>-0.0067723852</text:p>
          </table:table-cell>
          <table:table-cell table:formula="of:=([.J152])*(-0.205408122286256)+(0.109782283331548)" office:value-type="float" office:value="0.0689648137195569" calcext:value-type="float">
            <text:p>0.0689648137</text:p>
          </table:table-cell>
          <table:table-cell table:formula="of:=([.I152])*(0.310792688230763)+(-0.016510592847898)" office:value-type="float" office:value="0.00525950258460225" calcext:value-type="float">
            <text:p>0.0052595026</text:p>
          </table:table-cell>
          <table:table-cell table:formula="of:=[.H152]*-1" office:value-type="float" office:value="-0.008084" calcext:value-type="float">
            <text:p>-0.008084</text:p>
          </table:table-cell>
          <table:table-cell table:formula="of:=[.M152]*-1" office:value-type="float" office:value="0.054981" calcext:value-type="float">
            <text:p>0.054981</text:p>
          </table:table-cell>
          <table:table-cell table:formula="of:=([.K152])*(2.23435203765647)+(0.035482883974399)" office:value-type="float" office:value="0.0439086255084016" calcext:value-type="float">
            <text:p>0.0439086255</text:p>
          </table:table-cell>
          <table:table-cell table:formula="of:=([.M152])*(0.639359760687662)+(-0.019962373867579)" office:value-type="float" office:value="-0.0551150128699473" calcext:value-type="float">
            <text:p>-0.0551150129</text:p>
          </table:table-cell>
          <table:table-cell table:formula="of:=([.L152])*(1.26097813916405)+(0.272428916854381)" office:value-type="float" office:value="0.306148733273767" calcext:value-type="float">
            <text:p>0.3061487333</text:p>
          </table:table-cell>
          <table:table-cell table:number-columns-repeated="1002"/>
        </table:table-row>
        <table:table-row table:style-name="ro1">
          <table:table-cell table:formula="of:=[Datos_Nao.A153]" office:value-type="float" office:value="-0.00409852340817452" calcext:value-type="float">
            <text:p>-0.0040985234</text:p>
          </table:table-cell>
          <table:table-cell table:formula="of:=[Datos_Nao.B153]" office:value-type="float" office:value="0.131328493356705" calcext:value-type="float">
            <text:p>0.1313284934</text:p>
          </table:table-cell>
          <table:table-cell table:formula="of:=[Datos_Nao.C153]" office:value-type="float" office:value="0.0154512189328671" calcext:value-type="float">
            <text:p>0.0154512189</text:p>
          </table:table-cell>
          <table:table-cell table:formula="of:=[Datos_Nao.D153]" office:value-type="float" office:value="0.0601610243320465" calcext:value-type="float">
            <text:p>0.0601610243</text:p>
          </table:table-cell>
          <table:table-cell table:formula="of:=[Datos_Nao.E153]" office:value-type="float" office:value="0.0733429193496704" calcext:value-type="float">
            <text:p>0.0733429193</text:p>
          </table:table-cell>
          <table:table-cell table:formula="of:=[Datos_Nao.F153]" office:value-type="float" office:value="0.310322821140289" calcext:value-type="float">
            <text:p>0.3103228211</text:p>
          </table:table-cell>
          <table:table-cell/>
          <table:table-cell table:formula="of:=[Datos_MoCap.A153]" office:value-type="float" office:value="0.007543" calcext:value-type="float">
            <text:p>0.007543</text:p>
          </table:table-cell>
          <table:table-cell table:formula="of:=[Datos_MoCap.B153]" office:value-type="float" office:value="0.070578" calcext:value-type="float">
            <text:p>0.070578</text:p>
          </table:table-cell>
          <table:table-cell table:formula="of:=[Datos_MoCap.C153]" office:value-type="float" office:value="0.1988" calcext:value-type="float">
            <text:p>0.1988</text:p>
          </table:table-cell>
          <table:table-cell table:formula="of:=[Datos_MoCap.D153]" office:value-type="float" office:value="0.005736" calcext:value-type="float">
            <text:p>0.005736</text:p>
          </table:table-cell>
          <table:table-cell table:formula="of:=[Datos_MoCap.F153]" office:value-type="float" office:value="0.031312" calcext:value-type="float">
            <text:p>0.031312</text:p>
          </table:table-cell>
          <table:table-cell table:formula="of:=[Datos_MoCap.E153]" office:value-type="float" office:value="-0.054326" calcext:value-type="float">
            <text:p>-0.054326</text:p>
          </table:table-cell>
          <table:table-cell/>
          <table:table-cell table:formula="of:=([.H153])*(-0.023914362365637)+(-0.0065790614509)" office:value-type="float" office:value="-0.006759447486224" calcext:value-type="float">
            <text:p>-0.0067594475</text:p>
          </table:table-cell>
          <table:table-cell table:formula="of:=([.J153])*(-0.205408122286256)+(0.109782283331548)" office:value-type="float" office:value="0.0689471486210403" calcext:value-type="float">
            <text:p>0.0689471486</text:p>
          </table:table-cell>
          <table:table-cell table:formula="of:=([.I153])*(0.310792688230763)+(-0.016510592847898)" office:value-type="float" office:value="0.00542453350205279" calcext:value-type="float">
            <text:p>0.0054245335</text:p>
          </table:table-cell>
          <table:table-cell table:formula="of:=[.H153]*-1" office:value-type="float" office:value="-0.007543" calcext:value-type="float">
            <text:p>-0.007543</text:p>
          </table:table-cell>
          <table:table-cell table:formula="of:=[.M153]*-1" office:value-type="float" office:value="0.054326" calcext:value-type="float">
            <text:p>0.054326</text:p>
          </table:table-cell>
          <table:table-cell table:formula="of:=([.K153])*(2.23435203765647)+(0.035482883974399)" office:value-type="float" office:value="0.0482991272623965" calcext:value-type="float">
            <text:p>0.0482991273</text:p>
          </table:table-cell>
          <table:table-cell table:formula="of:=([.M153])*(0.639359760687662)+(-0.019962373867579)" office:value-type="float" office:value="-0.0546962322266969" calcext:value-type="float">
            <text:p>-0.0546962322</text:p>
          </table:table-cell>
          <table:table-cell table:formula="of:=([.L153])*(1.26097813916405)+(0.272428916854381)" office:value-type="float" office:value="0.311912664347886" calcext:value-type="float">
            <text:p>0.3119126643</text:p>
          </table:table-cell>
          <table:table-cell table:number-columns-repeated="1002"/>
        </table:table-row>
        <table:table-row table:style-name="ro1">
          <table:table-cell table:formula="of:=[Datos_Nao.A154]" office:value-type="float" office:value="-0.00472625019028783" calcext:value-type="float">
            <text:p>-0.0047262502</text:p>
          </table:table-cell>
          <table:table-cell table:formula="of:=[Datos_Nao.B154]" office:value-type="float" office:value="0.132321521639824" calcext:value-type="float">
            <text:p>0.1323215216</text:p>
          </table:table-cell>
          <table:table-cell table:formula="of:=[Datos_Nao.C154]" office:value-type="float" office:value="0.0121724493801594" calcext:value-type="float">
            <text:p>0.0121724494</text:p>
          </table:table-cell>
          <table:table-cell table:formula="of:=[Datos_Nao.D154]" office:value-type="float" office:value="0.04743592441082" calcext:value-type="float">
            <text:p>0.0474359244</text:p>
          </table:table-cell>
          <table:table-cell table:formula="of:=[Datos_Nao.E154]" office:value-type="float" office:value="0.0651780292391777" calcext:value-type="float">
            <text:p>0.0651780292</text:p>
          </table:table-cell>
          <table:table-cell table:formula="of:=[Datos_Nao.F154]" office:value-type="float" office:value="0.304595828056335" calcext:value-type="float">
            <text:p>0.3045958281</text:p>
          </table:table-cell>
          <table:table-cell/>
          <table:table-cell table:formula="of:=[Datos_MoCap.A154]" office:value-type="float" office:value="0.006987" calcext:value-type="float">
            <text:p>0.006987</text:p>
          </table:table-cell>
          <table:table-cell table:formula="of:=[Datos_MoCap.B154]" office:value-type="float" office:value="0.071231" calcext:value-type="float">
            <text:p>0.071231</text:p>
          </table:table-cell>
          <table:table-cell table:formula="of:=[Datos_MoCap.C154]" office:value-type="float" office:value="0.198923" calcext:value-type="float">
            <text:p>0.198923</text:p>
          </table:table-cell>
          <table:table-cell table:formula="of:=[Datos_MoCap.D154]" office:value-type="float" office:value="0.008367" calcext:value-type="float">
            <text:p>0.008367</text:p>
          </table:table-cell>
          <table:table-cell table:formula="of:=[Datos_MoCap.F154]" office:value-type="float" office:value="0.035878" calcext:value-type="float">
            <text:p>0.035878</text:p>
          </table:table-cell>
          <table:table-cell table:formula="of:=[Datos_MoCap.E154]" office:value-type="float" office:value="-0.053689" calcext:value-type="float">
            <text:p>-0.053689</text:p>
          </table:table-cell>
          <table:table-cell/>
          <table:table-cell table:formula="of:=([.H154])*(-0.023914362365637)+(-0.0065790614509)" office:value-type="float" office:value="-0.00674615110074871" calcext:value-type="float">
            <text:p>-0.0067461511</text:p>
          </table:table-cell>
          <table:table-cell table:formula="of:=([.J154])*(-0.205408122286256)+(0.109782283331548)" office:value-type="float" office:value="0.0689218834219991" calcext:value-type="float">
            <text:p>0.0689218834</text:p>
          </table:table-cell>
          <table:table-cell table:formula="of:=([.I154])*(0.310792688230763)+(-0.016510592847898)" office:value-type="float" office:value="0.00562748112746748" calcext:value-type="float">
            <text:p>0.0056274811</text:p>
          </table:table-cell>
          <table:table-cell table:formula="of:=[.H154]*-1" office:value-type="float" office:value="-0.006987" calcext:value-type="float">
            <text:p>-0.006987</text:p>
          </table:table-cell>
          <table:table-cell table:formula="of:=[.M154]*-1" office:value-type="float" office:value="0.053689" calcext:value-type="float">
            <text:p>0.053689</text:p>
          </table:table-cell>
          <table:table-cell table:formula="of:=([.K154])*(2.23435203765647)+(0.035482883974399)" office:value-type="float" office:value="0.0541777074734707" calcext:value-type="float">
            <text:p>0.0541777075</text:p>
          </table:table-cell>
          <table:table-cell table:formula="of:=([.M154])*(0.639359760687662)+(-0.019962373867579)" office:value-type="float" office:value="-0.0542889600591389" calcext:value-type="float">
            <text:p>-0.0542889601</text:p>
          </table:table-cell>
          <table:table-cell table:formula="of:=([.L154])*(1.26097813916405)+(0.272428916854381)" office:value-type="float" office:value="0.317670290531309" calcext:value-type="float">
            <text:p>0.3176702905</text:p>
          </table:table-cell>
          <table:table-cell table:number-columns-repeated="1002"/>
        </table:table-row>
        <table:table-row table:style-name="ro1">
          <table:table-cell table:formula="of:=[Datos_Nao.A155]" office:value-type="float" office:value="-0.00585337448865175" calcext:value-type="float">
            <text:p>-0.0058533745</text:p>
          </table:table-cell>
          <table:table-cell table:formula="of:=[Datos_Nao.B155]" office:value-type="float" office:value="0.133479103446007" calcext:value-type="float">
            <text:p>0.1334791034</text:p>
          </table:table-cell>
          <table:table-cell table:formula="of:=[Datos_Nao.C155]" office:value-type="float" office:value="0.00793661177158356" calcext:value-type="float">
            <text:p>0.0079366118</text:p>
          </table:table-cell>
          <table:table-cell table:formula="of:=[Datos_Nao.D155]" office:value-type="float" office:value="0.0289810039103031" calcext:value-type="float">
            <text:p>0.0289810039</text:p>
          </table:table-cell>
          <table:table-cell table:formula="of:=[Datos_Nao.E155]" office:value-type="float" office:value="0.0530377067625523" calcext:value-type="float">
            <text:p>0.0530377068</text:p>
          </table:table-cell>
          <table:table-cell table:formula="of:=[Datos_Nao.F155]" office:value-type="float" office:value="0.296846002340317" calcext:value-type="float">
            <text:p>0.2968460023</text:p>
          </table:table-cell>
          <table:table-cell/>
          <table:table-cell table:formula="of:=[Datos_MoCap.A155]" office:value-type="float" office:value="0.006448" calcext:value-type="float">
            <text:p>0.006448</text:p>
          </table:table-cell>
          <table:table-cell table:formula="of:=[Datos_MoCap.B155]" office:value-type="float" office:value="0.071978" calcext:value-type="float">
            <text:p>0.071978</text:p>
          </table:table-cell>
          <table:table-cell table:formula="of:=[Datos_MoCap.C155]" office:value-type="float" office:value="0.198989" calcext:value-type="float">
            <text:p>0.198989</text:p>
          </table:table-cell>
          <table:table-cell table:formula="of:=[Datos_MoCap.D155]" office:value-type="float" office:value="0.011096" calcext:value-type="float">
            <text:p>0.011096</text:p>
          </table:table-cell>
          <table:table-cell table:formula="of:=[Datos_MoCap.F155]" office:value-type="float" office:value="0.040667" calcext:value-type="float">
            <text:p>0.040667</text:p>
          </table:table-cell>
          <table:table-cell table:formula="of:=[Datos_MoCap.E155]" office:value-type="float" office:value="-0.052267" calcext:value-type="float">
            <text:p>-0.052267</text:p>
          </table:table-cell>
          <table:table-cell/>
          <table:table-cell table:formula="of:=([.H155])*(-0.023914362365637)+(-0.0065790614509)" office:value-type="float" office:value="-0.00673326125943363" calcext:value-type="float">
            <text:p>-0.0067332613</text:p>
          </table:table-cell>
          <table:table-cell table:formula="of:=([.J155])*(-0.205408122286256)+(0.109782283331548)" office:value-type="float" office:value="0.0689083264859282" calcext:value-type="float">
            <text:p>0.0689083265</text:p>
          </table:table-cell>
          <table:table-cell table:formula="of:=([.I155])*(0.310792688230763)+(-0.016510592847898)" office:value-type="float" office:value="0.00585964326557586" calcext:value-type="float">
            <text:p>0.0058596433</text:p>
          </table:table-cell>
          <table:table-cell table:formula="of:=[.H155]*-1" office:value-type="float" office:value="-0.006448" calcext:value-type="float">
            <text:p>-0.006448</text:p>
          </table:table-cell>
          <table:table-cell table:formula="of:=[.M155]*-1" office:value-type="float" office:value="0.052267" calcext:value-type="float">
            <text:p>0.052267</text:p>
          </table:table-cell>
          <table:table-cell table:formula="of:=([.K155])*(2.23435203765647)+(0.035482883974399)" office:value-type="float" office:value="0.0602752541842352" calcext:value-type="float">
            <text:p>0.0602752542</text:p>
          </table:table-cell>
          <table:table-cell table:formula="of:=([.M155])*(0.639359760687662)+(-0.019962373867579)" office:value-type="float" office:value="-0.053379790479441" calcext:value-type="float">
            <text:p>-0.0533797905</text:p>
          </table:table-cell>
          <table:table-cell table:formula="of:=([.L155])*(1.26097813916405)+(0.272428916854381)" office:value-type="float" office:value="0.323709114839765" calcext:value-type="float">
            <text:p>0.3237091148</text:p>
          </table:table-cell>
          <table:table-cell table:number-columns-repeated="1002"/>
        </table:table-row>
        <table:table-row table:style-name="ro1">
          <table:table-cell table:formula="of:=[Datos_Nao.A156]" office:value-type="float" office:value="0.000550206168554723" calcext:value-type="float">
            <text:p>0.0005502062</text:p>
          </table:table-cell>
          <table:table-cell table:formula="of:=[Datos_Nao.B156]" office:value-type="float" office:value="0.0677404180169106" calcext:value-type="float">
            <text:p>0.067740418</text:p>
          </table:table-cell>
          <table:table-cell table:formula="of:=[Datos_Nao.C156]" office:value-type="float" office:value="0.00187620520591736" calcext:value-type="float">
            <text:p>0.0018762052</text:p>
          </table:table-cell>
          <table:table-cell table:formula="of:=[Datos_Nao.D156]" office:value-type="float" office:value="-0.00465281400829554" calcext:value-type="float">
            <text:p>-0.004652814</text:p>
          </table:table-cell>
          <table:table-cell table:formula="of:=[Datos_Nao.E156]" office:value-type="float" office:value="0.0299762114882469" calcext:value-type="float">
            <text:p>0.0299762115</text:p>
          </table:table-cell>
          <table:table-cell table:formula="of:=[Datos_Nao.F156]" office:value-type="float" office:value="0.142147034406662" calcext:value-type="float">
            <text:p>0.1421470344</text:p>
          </table:table-cell>
          <table:table-cell/>
          <table:table-cell table:formula="of:=[Datos_MoCap.A156]" office:value-type="float" office:value="0.006477" calcext:value-type="float">
            <text:p>0.006477</text:p>
          </table:table-cell>
          <table:table-cell table:formula="of:=[Datos_MoCap.B156]" office:value-type="float" office:value="0.072624" calcext:value-type="float">
            <text:p>0.072624</text:p>
          </table:table-cell>
          <table:table-cell table:formula="of:=[Datos_MoCap.C156]" office:value-type="float" office:value="0.199166" calcext:value-type="float">
            <text:p>0.199166</text:p>
          </table:table-cell>
          <table:table-cell table:formula="of:=[Datos_MoCap.D156]" office:value-type="float" office:value="0.015532" calcext:value-type="float">
            <text:p>0.015532</text:p>
          </table:table-cell>
          <table:table-cell table:formula="of:=[Datos_MoCap.F156]" office:value-type="float" office:value="0.044154" calcext:value-type="float">
            <text:p>0.044154</text:p>
          </table:table-cell>
          <table:table-cell table:formula="of:=[Datos_MoCap.E156]" office:value-type="float" office:value="-0.051259" calcext:value-type="float">
            <text:p>-0.051259</text:p>
          </table:table-cell>
          <table:table-cell/>
          <table:table-cell table:formula="of:=([.H156])*(-0.023914362365637)+(-0.0065790614509)" office:value-type="float" office:value="-0.00673395477594223" calcext:value-type="float">
            <text:p>-0.0067339548</text:p>
          </table:table-cell>
          <table:table-cell table:formula="of:=([.J156])*(-0.205408122286256)+(0.109782283331548)" office:value-type="float" office:value="0.0688719692482835" calcext:value-type="float">
            <text:p>0.0688719692</text:p>
          </table:table-cell>
          <table:table-cell table:formula="of:=([.I156])*(0.310792688230763)+(-0.016510592847898)" office:value-type="float" office:value="0.00606041534217293" calcext:value-type="float">
            <text:p>0.0060604153</text:p>
          </table:table-cell>
          <table:table-cell table:formula="of:=[.H156]*-1" office:value-type="float" office:value="-0.006477" calcext:value-type="float">
            <text:p>-0.006477</text:p>
          </table:table-cell>
          <table:table-cell table:formula="of:=[.M156]*-1" office:value-type="float" office:value="0.051259" calcext:value-type="float">
            <text:p>0.051259</text:p>
          </table:table-cell>
          <table:table-cell table:formula="of:=([.K156])*(2.23435203765647)+(0.035482883974399)" office:value-type="float" office:value="0.0701868398232793" calcext:value-type="float">
            <text:p>0.0701868398</text:p>
          </table:table-cell>
          <table:table-cell table:formula="of:=([.M156])*(0.639359760687662)+(-0.019962373867579)" office:value-type="float" office:value="-0.0527353158406679" calcext:value-type="float">
            <text:p>-0.0527353158</text:p>
          </table:table-cell>
          <table:table-cell table:formula="of:=([.L156])*(1.26097813916405)+(0.272428916854381)" office:value-type="float" office:value="0.32810614561103" calcext:value-type="float">
            <text:p>0.3281061456</text:p>
          </table:table-cell>
          <table:table-cell table:number-columns-repeated="1002"/>
        </table:table-row>
        <table:table-row table:style-name="ro1">
          <table:table-cell table:formula="of:=[Datos_Nao.A157]" office:value-type="float" office:value="0.0000366591339115985" calcext:value-type="float">
            <text:p>3.66591339115985E-005</text:p>
          </table:table-cell>
          <table:table-cell table:formula="of:=[Datos_Nao.B157]" office:value-type="float" office:value="0.0678920224308968" calcext:value-type="float">
            <text:p>0.0678920224</text:p>
          </table:table-cell>
          <table:table-cell table:formula="of:=[Datos_Nao.C157]" office:value-type="float" office:value="-0.000528775155544281" calcext:value-type="float">
            <text:p>-0.0005287752</text:p>
          </table:table-cell>
          <table:table-cell table:formula="of:=[Datos_Nao.D157]" office:value-type="float" office:value="-0.00310701504349709" calcext:value-type="float">
            <text:p>-0.003107015</text:p>
          </table:table-cell>
          <table:table-cell table:formula="of:=[Datos_Nao.E157]" office:value-type="float" office:value="-0.000354363466612995" calcext:value-type="float">
            <text:p>-0.0003543635</text:p>
          </table:table-cell>
          <table:table-cell table:formula="of:=[Datos_Nao.F157]" office:value-type="float" office:value="0.140573844313622" calcext:value-type="float">
            <text:p>0.1405738443</text:p>
          </table:table-cell>
          <table:table-cell/>
          <table:table-cell table:formula="of:=[Datos_MoCap.A157]" office:value-type="float" office:value="0.005733" calcext:value-type="float">
            <text:p>0.005733</text:p>
          </table:table-cell>
          <table:table-cell table:formula="of:=[Datos_MoCap.B157]" office:value-type="float" office:value="0.073625" calcext:value-type="float">
            <text:p>0.073625</text:p>
          </table:table-cell>
          <table:table-cell table:formula="of:=[Datos_MoCap.C157]" office:value-type="float" office:value="0.199026" calcext:value-type="float">
            <text:p>0.199026</text:p>
          </table:table-cell>
          <table:table-cell table:formula="of:=[Datos_MoCap.D157]" office:value-type="float" office:value="0.01725" calcext:value-type="float">
            <text:p>0.01725</text:p>
          </table:table-cell>
          <table:table-cell table:formula="of:=[Datos_MoCap.F157]" office:value-type="float" office:value="0.050193" calcext:value-type="float">
            <text:p>0.050193</text:p>
          </table:table-cell>
          <table:table-cell table:formula="of:=[Datos_MoCap.E157]" office:value-type="float" office:value="-0.048668" calcext:value-type="float">
            <text:p>-0.048668</text:p>
          </table:table-cell>
          <table:table-cell/>
          <table:table-cell table:formula="of:=([.H157])*(-0.023914362365637)+(-0.0065790614509)" office:value-type="float" office:value="-0.0067161624903422" calcext:value-type="float">
            <text:p>-0.0067161625</text:p>
          </table:table-cell>
          <table:table-cell table:formula="of:=([.J157])*(-0.205408122286256)+(0.109782283331548)" office:value-type="float" office:value="0.0689007263854036" calcext:value-type="float">
            <text:p>0.0689007264</text:p>
          </table:table-cell>
          <table:table-cell table:formula="of:=([.I157])*(0.310792688230763)+(-0.016510592847898)" office:value-type="float" office:value="0.00637151882309192" calcext:value-type="float">
            <text:p>0.0063715188</text:p>
          </table:table-cell>
          <table:table-cell table:formula="of:=[.H157]*-1" office:value-type="float" office:value="-0.005733" calcext:value-type="float">
            <text:p>-0.005733</text:p>
          </table:table-cell>
          <table:table-cell table:formula="of:=[.M157]*-1" office:value-type="float" office:value="0.048668" calcext:value-type="float">
            <text:p>0.048668</text:p>
          </table:table-cell>
          <table:table-cell table:formula="of:=([.K157])*(2.23435203765647)+(0.035482883974399)" office:value-type="float" office:value="0.0740254566239731" calcext:value-type="float">
            <text:p>0.0740254566</text:p>
          </table:table-cell>
          <table:table-cell table:formula="of:=([.M157])*(0.639359760687662)+(-0.019962373867579)" office:value-type="float" office:value="-0.0510787347007261" calcext:value-type="float">
            <text:p>-0.0510787347</text:p>
          </table:table-cell>
          <table:table-cell table:formula="of:=([.L157])*(1.26097813916405)+(0.272428916854381)" office:value-type="float" office:value="0.335721192593442" calcext:value-type="float">
            <text:p>0.3357211926</text:p>
          </table:table-cell>
          <table:table-cell table:number-columns-repeated="1002"/>
        </table:table-row>
        <table:table-row table:style-name="ro1">
          <table:table-cell table:formula="of:=[Datos_Nao.A158]" office:value-type="float" office:value="-0.00020455353660509" calcext:value-type="float">
            <text:p>-0.0002045535</text:p>
          </table:table-cell>
          <table:table-cell table:formula="of:=[Datos_Nao.B158]" office:value-type="float" office:value="0.0679651200771332" calcext:value-type="float">
            <text:p>0.0679651201</text:p>
          </table:table-cell>
          <table:table-cell table:formula="of:=[Datos_Nao.C158]" office:value-type="float" office:value="-0.000883534550666809" calcext:value-type="float">
            <text:p>-0.0008835346</text:p>
          </table:table-cell>
          <table:table-cell table:formula="of:=[Datos_Nao.D158]" office:value-type="float" office:value="-0.00547496788203716" calcext:value-type="float">
            <text:p>-0.0054749679</text:p>
          </table:table-cell>
          <table:table-cell table:formula="of:=[Datos_Nao.E158]" office:value-type="float" office:value="-0.000625236600171775" calcext:value-type="float">
            <text:p>-0.0006252366</text:p>
          </table:table-cell>
          <table:table-cell table:formula="of:=[Datos_Nao.F158]" office:value-type="float" office:value="0.139856055378914" calcext:value-type="float">
            <text:p>0.1398560554</text:p>
          </table:table-cell>
          <table:table-cell/>
          <table:table-cell table:formula="of:=[Datos_MoCap.A158]" office:value-type="float" office:value="0.005008" calcext:value-type="float">
            <text:p>0.005008</text:p>
          </table:table-cell>
          <table:table-cell table:formula="of:=[Datos_MoCap.B158]" office:value-type="float" office:value="0.074632" calcext:value-type="float">
            <text:p>0.074632</text:p>
          </table:table-cell>
          <table:table-cell table:formula="of:=[Datos_MoCap.C158]" office:value-type="float" office:value="0.198845" calcext:value-type="float">
            <text:p>0.198845</text:p>
          </table:table-cell>
          <table:table-cell table:formula="of:=[Datos_MoCap.D158]" office:value-type="float" office:value="0.019002" calcext:value-type="float">
            <text:p>0.019002</text:p>
          </table:table-cell>
          <table:table-cell table:formula="of:=[Datos_MoCap.F158]" office:value-type="float" office:value="0.056016" calcext:value-type="float">
            <text:p>0.056016</text:p>
          </table:table-cell>
          <table:table-cell table:formula="of:=[Datos_MoCap.E158]" office:value-type="float" office:value="-0.046283" calcext:value-type="float">
            <text:p>-0.046283</text:p>
          </table:table-cell>
          <table:table-cell/>
          <table:table-cell table:formula="of:=([.H158])*(-0.023914362365637)+(-0.0065790614509)" office:value-type="float" office:value="-0.00669882457762711" calcext:value-type="float">
            <text:p>-0.0066988246</text:p>
          </table:table-cell>
          <table:table-cell table:formula="of:=([.J158])*(-0.205408122286256)+(0.109782283331548)" office:value-type="float" office:value="0.0689379052555374" calcext:value-type="float">
            <text:p>0.0689379053</text:p>
          </table:table-cell>
          <table:table-cell table:formula="of:=([.I158])*(0.310792688230763)+(-0.016510592847898)" office:value-type="float" office:value="0.0066844870601403" calcext:value-type="float">
            <text:p>0.0066844871</text:p>
          </table:table-cell>
          <table:table-cell table:formula="of:=[.H158]*-1" office:value-type="float" office:value="-0.005008" calcext:value-type="float">
            <text:p>-0.005008</text:p>
          </table:table-cell>
          <table:table-cell table:formula="of:=[.M158]*-1" office:value-type="float" office:value="0.046283" calcext:value-type="float">
            <text:p>0.046283</text:p>
          </table:table-cell>
          <table:table-cell table:formula="of:=([.K158])*(2.23435203765647)+(0.035482883974399)" office:value-type="float" office:value="0.0779400413939473" calcext:value-type="float">
            <text:p>0.0779400414</text:p>
          </table:table-cell>
          <table:table-cell table:formula="of:=([.M158])*(0.639359760687662)+(-0.019962373867579)" office:value-type="float" office:value="-0.0495538616714861" calcext:value-type="float">
            <text:p>-0.0495538617</text:p>
          </table:table-cell>
          <table:table-cell table:formula="of:=([.L158])*(1.26097813916405)+(0.272428916854381)" office:value-type="float" office:value="0.343063868297794" calcext:value-type="float">
            <text:p>0.3430638683</text:p>
          </table:table-cell>
          <table:table-cell table:number-columns-repeated="1002"/>
        </table:table-row>
        <table:table-row table:style-name="ro1">
          <table:table-cell table:formula="of:=[Datos_Nao.A159]" office:value-type="float" office:value="-0.000676741707138717" calcext:value-type="float">
            <text:p>-0.0006767417</text:p>
          </table:table-cell>
          <table:table-cell table:formula="of:=[Datos_Nao.B159]" office:value-type="float" office:value="0.0680892691016197" calcext:value-type="float">
            <text:p>0.0680892691</text:p>
          </table:table-cell>
          <table:table-cell table:formula="of:=[Datos_Nao.C159]" office:value-type="float" office:value="-0.00122224539518356" calcext:value-type="float">
            <text:p>-0.0012222454</text:p>
          </table:table-cell>
          <table:table-cell table:formula="of:=[Datos_Nao.D159]" office:value-type="float" office:value="-0.00852802861481905" calcext:value-type="float">
            <text:p>-0.0085280286</text:p>
          </table:table-cell>
          <table:table-cell table:formula="of:=[Datos_Nao.E159]" office:value-type="float" office:value="-0.000972877838648856" calcext:value-type="float">
            <text:p>-0.0009728778</text:p>
          </table:table-cell>
          <table:table-cell table:formula="of:=[Datos_Nao.F159]" office:value-type="float" office:value="0.138574153184891" calcext:value-type="float">
            <text:p>0.1385741532</text:p>
          </table:table-cell>
          <table:table-cell/>
          <table:table-cell table:formula="of:=[Datos_MoCap.A159]" office:value-type="float" office:value="0.004251" calcext:value-type="float">
            <text:p>0.004251</text:p>
          </table:table-cell>
          <table:table-cell table:formula="of:=[Datos_MoCap.B159]" office:value-type="float" office:value="0.075765" calcext:value-type="float">
            <text:p>0.075765</text:p>
          </table:table-cell>
          <table:table-cell table:formula="of:=[Datos_MoCap.C159]" office:value-type="float" office:value="0.198432" calcext:value-type="float">
            <text:p>0.198432</text:p>
          </table:table-cell>
          <table:table-cell table:formula="of:=[Datos_MoCap.D159]" office:value-type="float" office:value="0.020714" calcext:value-type="float">
            <text:p>0.020714</text:p>
          </table:table-cell>
          <table:table-cell table:formula="of:=[Datos_MoCap.F159]" office:value-type="float" office:value="0.062842" calcext:value-type="float">
            <text:p>0.062842</text:p>
          </table:table-cell>
          <table:table-cell table:formula="of:=[Datos_MoCap.E159]" office:value-type="float" office:value="-0.042719" calcext:value-type="float">
            <text:p>-0.042719</text:p>
          </table:table-cell>
          <table:table-cell/>
          <table:table-cell table:formula="of:=([.H159])*(-0.023914362365637)+(-0.0065790614509)" office:value-type="float" office:value="-0.00668072140531632" calcext:value-type="float">
            <text:p>-0.0066807214</text:p>
          </table:table-cell>
          <table:table-cell table:formula="of:=([.J159])*(-0.205408122286256)+(0.109782283331548)" office:value-type="float" office:value="0.0690227388100416" calcext:value-type="float">
            <text:p>0.0690227388</text:p>
          </table:table-cell>
          <table:table-cell table:formula="of:=([.I159])*(0.310792688230763)+(-0.016510592847898)" office:value-type="float" office:value="0.00703661517590575" calcext:value-type="float">
            <text:p>0.0070366152</text:p>
          </table:table-cell>
          <table:table-cell table:formula="of:=[.H159]*-1" office:value-type="float" office:value="-0.004251" calcext:value-type="float">
            <text:p>-0.004251</text:p>
          </table:table-cell>
          <table:table-cell table:formula="of:=[.M159]*-1" office:value-type="float" office:value="0.042719" calcext:value-type="float">
            <text:p>0.042719</text:p>
          </table:table-cell>
          <table:table-cell table:formula="of:=([.K159])*(2.23435203765647)+(0.035482883974399)" office:value-type="float" office:value="0.0817652520824151" calcext:value-type="float">
            <text:p>0.0817652521</text:p>
          </table:table-cell>
          <table:table-cell table:formula="of:=([.M159])*(0.639359760687662)+(-0.019962373867579)" office:value-type="float" office:value="-0.0472751834843952" calcext:value-type="float">
            <text:p>-0.0472751835</text:p>
          </table:table-cell>
          <table:table-cell table:formula="of:=([.L159])*(1.26097813916405)+(0.272428916854381)" office:value-type="float" office:value="0.351671305075728" calcext:value-type="float">
            <text:p>0.3516713051</text:p>
          </table:table-cell>
          <table:table-cell table:number-columns-repeated="1002"/>
        </table:table-row>
        <table:table-row table:style-name="ro1">
          <table:table-cell table:formula="of:=[Datos_Nao.A160]" office:value-type="float" office:value="-0.00112295988947153" calcext:value-type="float">
            <text:p>-0.0011229599</text:p>
          </table:table-cell>
          <table:table-cell table:formula="of:=[Datos_Nao.B160]" office:value-type="float" office:value="0.0681891590356827" calcext:value-type="float">
            <text:p>0.068189159</text:p>
          </table:table-cell>
          <table:table-cell table:formula="of:=[Datos_Nao.C160]" office:value-type="float" office:value="-0.00124892592430115" calcext:value-type="float">
            <text:p>-0.0012489259</text:p>
          </table:table-cell>
          <table:table-cell table:formula="of:=[Datos_Nao.D160]" office:value-type="float" office:value="-0.00997879542410374" calcext:value-type="float">
            <text:p>-0.0099787954</text:p>
          </table:table-cell>
          <table:table-cell table:formula="of:=[Datos_Nao.E160]" office:value-type="float" office:value="-0.00113333424087614" calcext:value-type="float">
            <text:p>-0.0011333342</text:p>
          </table:table-cell>
          <table:table-cell table:formula="of:=[Datos_Nao.F160]" office:value-type="float" office:value="0.137488380074501" calcext:value-type="float">
            <text:p>0.1374883801</text:p>
          </table:table-cell>
          <table:table-cell/>
          <table:table-cell table:formula="of:=[Datos_MoCap.A160]" office:value-type="float" office:value="0.004877" calcext:value-type="float">
            <text:p>0.004877</text:p>
          </table:table-cell>
          <table:table-cell table:formula="of:=[Datos_MoCap.B160]" office:value-type="float" office:value="0.074443" calcext:value-type="float">
            <text:p>0.074443</text:p>
          </table:table-cell>
          <table:table-cell table:formula="of:=[Datos_MoCap.C160]" office:value-type="float" office:value="0.199005" calcext:value-type="float">
            <text:p>0.199005</text:p>
          </table:table-cell>
          <table:table-cell table:formula="of:=[Datos_MoCap.D160]" office:value-type="float" office:value="0.017776" calcext:value-type="float">
            <text:p>0.017776</text:p>
          </table:table-cell>
          <table:table-cell table:formula="of:=[Datos_MoCap.F160]" office:value-type="float" office:value="0.056724" calcext:value-type="float">
            <text:p>0.056724</text:p>
          </table:table-cell>
          <table:table-cell table:formula="of:=[Datos_MoCap.E160]" office:value-type="float" office:value="-0.045193" calcext:value-type="float">
            <text:p>-0.045193</text:p>
          </table:table-cell>
          <table:table-cell/>
          <table:table-cell table:formula="of:=([.H160])*(-0.023914362365637)+(-0.0065790614509)" office:value-type="float" office:value="-0.00669569179615721" calcext:value-type="float">
            <text:p>-0.0066956918</text:p>
          </table:table-cell>
          <table:table-cell table:formula="of:=([.J160])*(-0.205408122286256)+(0.109782283331548)" office:value-type="float" office:value="0.0689050399559716" calcext:value-type="float">
            <text:p>0.06890504</text:p>
          </table:table-cell>
          <table:table-cell table:formula="of:=([.I160])*(0.310792688230763)+(-0.016510592847898)" office:value-type="float" office:value="0.00662574724206469" calcext:value-type="float">
            <text:p>0.0066257472</text:p>
          </table:table-cell>
          <table:table-cell table:formula="of:=[.H160]*-1" office:value-type="float" office:value="-0.004877" calcext:value-type="float">
            <text:p>-0.004877</text:p>
          </table:table-cell>
          <table:table-cell table:formula="of:=[.M160]*-1" office:value-type="float" office:value="0.045193" calcext:value-type="float">
            <text:p>0.045193</text:p>
          </table:table-cell>
          <table:table-cell table:formula="of:=([.K160])*(2.23435203765647)+(0.035482883974399)" office:value-type="float" office:value="0.0752007257957804" calcext:value-type="float">
            <text:p>0.0752007258</text:p>
          </table:table-cell>
          <table:table-cell table:formula="of:=([.M160])*(0.639359760687662)+(-0.019962373867579)" office:value-type="float" office:value="-0.0488569595323365" calcext:value-type="float">
            <text:p>-0.0488569595</text:p>
          </table:table-cell>
          <table:table-cell table:formula="of:=([.L160])*(1.26097813916405)+(0.272428916854381)" office:value-type="float" office:value="0.343956640820323" calcext:value-type="float">
            <text:p>0.3439566408</text:p>
          </table:table-cell>
          <table:table-cell table:number-columns-repeated="1002"/>
        </table:table-row>
        <table:table-row table:style-name="ro1">
          <table:table-cell table:formula="of:=[Datos_Nao.A161]" office:value-type="float" office:value="-0.00133197591640055" calcext:value-type="float">
            <text:p>-0.0013319759</text:p>
          </table:table-cell>
          <table:table-cell table:formula="of:=[Datos_Nao.B161]" office:value-type="float" office:value="0.0682312995195389" calcext:value-type="float">
            <text:p>0.0682312995</text:p>
          </table:table-cell>
          <table:table-cell table:formula="of:=[Datos_Nao.C161]" office:value-type="float" office:value="-0.00119415298104286" calcext:value-type="float">
            <text:p>-0.001194153</text:p>
          </table:table-cell>
          <table:table-cell table:formula="of:=[Datos_Nao.D161]" office:value-type="float" office:value="-0.0102754002436996" calcext:value-type="float">
            <text:p>-0.0102754002</text:p>
          </table:table-cell>
          <table:table-cell table:formula="of:=[Datos_Nao.E161]" office:value-type="float" office:value="-0.00116350257303566" calcext:value-type="float">
            <text:p>-0.0011635026</text:p>
          </table:table-cell>
          <table:table-cell table:formula="of:=[Datos_Nao.F161]" office:value-type="float" office:value="0.137016266584396" calcext:value-type="float">
            <text:p>0.1370162666</text:p>
          </table:table-cell>
          <table:table-cell/>
          <table:table-cell table:formula="of:=[Datos_MoCap.A161]" office:value-type="float" office:value="0.004082" calcext:value-type="float">
            <text:p>0.004082</text:p>
          </table:table-cell>
          <table:table-cell table:formula="of:=[Datos_MoCap.B161]" office:value-type="float" office:value="0.075448" calcext:value-type="float">
            <text:p>0.075448</text:p>
          </table:table-cell>
          <table:table-cell table:formula="of:=[Datos_MoCap.C161]" office:value-type="float" office:value="0.197603" calcext:value-type="float">
            <text:p>0.197603</text:p>
          </table:table-cell>
          <table:table-cell table:formula="of:=[Datos_MoCap.D161]" office:value-type="float" office:value="0.018678" calcext:value-type="float">
            <text:p>0.018678</text:p>
          </table:table-cell>
          <table:table-cell table:formula="of:=[Datos_MoCap.F161]" office:value-type="float" office:value="0.061643" calcext:value-type="float">
            <text:p>0.061643</text:p>
          </table:table-cell>
          <table:table-cell table:formula="of:=[Datos_MoCap.E161]" office:value-type="float" office:value="-0.036623" calcext:value-type="float">
            <text:p>-0.036623</text:p>
          </table:table-cell>
          <table:table-cell/>
          <table:table-cell table:formula="of:=([.H161])*(-0.023914362365637)+(-0.0065790614509)" office:value-type="float" office:value="-0.00667667987807653" calcext:value-type="float">
            <text:p>-0.0066766799</text:p>
          </table:table-cell>
          <table:table-cell table:formula="of:=([.J161])*(-0.205408122286256)+(0.109782283331548)" office:value-type="float" office:value="0.069193022143417" calcext:value-type="float">
            <text:p>0.0691930221</text:p>
          </table:table-cell>
          <table:table-cell table:formula="of:=([.I161])*(0.310792688230763)+(-0.016510592847898)" office:value-type="float" office:value="0.00693809389373661" calcext:value-type="float">
            <text:p>0.0069380939</text:p>
          </table:table-cell>
          <table:table-cell table:formula="of:=[.H161]*-1" office:value-type="float" office:value="-0.004082" calcext:value-type="float">
            <text:p>-0.004082</text:p>
          </table:table-cell>
          <table:table-cell table:formula="of:=[.M161]*-1" office:value-type="float" office:value="0.036623" calcext:value-type="float">
            <text:p>0.036623</text:p>
          </table:table-cell>
          <table:table-cell table:formula="of:=([.K161])*(2.23435203765647)+(0.035482883974399)" office:value-type="float" office:value="0.0772161113337465" calcext:value-type="float">
            <text:p>0.0772161113</text:p>
          </table:table-cell>
          <table:table-cell table:formula="of:=([.M161])*(0.639359760687662)+(-0.019962373867579)" office:value-type="float" office:value="-0.0433776463832433" calcext:value-type="float">
            <text:p>-0.0433776464</text:p>
          </table:table-cell>
          <table:table-cell table:formula="of:=([.L161])*(1.26097813916405)+(0.272428916854381)" office:value-type="float" office:value="0.350159392286871" calcext:value-type="float">
            <text:p>0.3501593923</text:p>
          </table:table-cell>
          <table:table-cell table:number-columns-repeated="1002"/>
        </table:table-row>
        <table:table-row table:style-name="ro1">
          <table:table-cell table:formula="of:=[Datos_Nao.A162]" office:value-type="float" office:value="-0.00152936670929194" calcext:value-type="float">
            <text:p>-0.0015293667</text:p>
          </table:table-cell>
          <table:table-cell table:formula="of:=[Datos_Nao.B162]" office:value-type="float" office:value="0.0682687684893608" calcext:value-type="float">
            <text:p>0.0682687685</text:p>
          </table:table-cell>
          <table:table-cell table:formula="of:=[Datos_Nao.C162]" office:value-type="float" office:value="-0.0011124461889267" calcext:value-type="float">
            <text:p>-0.0011124462</text:p>
          </table:table-cell>
          <table:table-cell table:formula="of:=[Datos_Nao.D162]" office:value-type="float" office:value="-0.0103516262024641" calcext:value-type="float">
            <text:p>-0.0103516262</text:p>
          </table:table-cell>
          <table:table-cell table:formula="of:=[Datos_Nao.E162]" office:value-type="float" office:value="-0.00116810377221555" calcext:value-type="float">
            <text:p>-0.0011681038</text:p>
          </table:table-cell>
          <table:table-cell table:formula="of:=[Datos_Nao.F162]" office:value-type="float" office:value="0.136589795351028" calcext:value-type="float">
            <text:p>0.1365897954</text:p>
          </table:table-cell>
          <table:table-cell/>
          <table:table-cell table:formula="of:=[Datos_MoCap.A162]" office:value-type="float" office:value="0.003216" calcext:value-type="float">
            <text:p>0.003216</text:p>
          </table:table-cell>
          <table:table-cell table:formula="of:=[Datos_MoCap.B162]" office:value-type="float" office:value="0.076711" calcext:value-type="float">
            <text:p>0.076711</text:p>
          </table:table-cell>
          <table:table-cell table:formula="of:=[Datos_MoCap.C162]" office:value-type="float" office:value="0.195349" calcext:value-type="float">
            <text:p>0.195349</text:p>
          </table:table-cell>
          <table:table-cell table:formula="of:=[Datos_MoCap.D162]" office:value-type="float" office:value="0.017927" calcext:value-type="float">
            <text:p>0.017927</text:p>
          </table:table-cell>
          <table:table-cell table:formula="of:=[Datos_MoCap.F162]" office:value-type="float" office:value="0.068054" calcext:value-type="float">
            <text:p>0.068054</text:p>
          </table:table-cell>
          <table:table-cell table:formula="of:=[Datos_MoCap.E162]" office:value-type="float" office:value="-0.024168" calcext:value-type="float">
            <text:p>-0.024168</text:p>
          </table:table-cell>
          <table:table-cell/>
          <table:table-cell table:formula="of:=([.H162])*(-0.023914362365637)+(-0.0065790614509)" office:value-type="float" office:value="-0.00665597004026789" calcext:value-type="float">
            <text:p>-0.00665597</text:p>
          </table:table-cell>
          <table:table-cell table:formula="of:=([.J162])*(-0.205408122286256)+(0.109782283331548)" office:value-type="float" office:value="0.0696560120510502" calcext:value-type="float">
            <text:p>0.0696560121</text:p>
          </table:table-cell>
          <table:table-cell table:formula="of:=([.I162])*(0.310792688230763)+(-0.016510592847898)" office:value-type="float" office:value="0.00733062505897206" calcext:value-type="float">
            <text:p>0.0073306251</text:p>
          </table:table-cell>
          <table:table-cell table:formula="of:=[.H162]*-1" office:value-type="float" office:value="-0.003216" calcext:value-type="float">
            <text:p>-0.003216</text:p>
          </table:table-cell>
          <table:table-cell table:formula="of:=[.M162]*-1" office:value-type="float" office:value="0.024168" calcext:value-type="float">
            <text:p>0.024168</text:p>
          </table:table-cell>
          <table:table-cell table:formula="of:=([.K162])*(2.23435203765647)+(0.035482883974399)" office:value-type="float" office:value="0.0755381129534665" calcext:value-type="float">
            <text:p>0.075538113</text:p>
          </table:table-cell>
          <table:table-cell table:formula="of:=([.M162])*(0.639359760687662)+(-0.019962373867579)" office:value-type="float" office:value="-0.0354144205638784" calcext:value-type="float">
            <text:p>-0.0354144206</text:p>
          </table:table-cell>
          <table:table-cell table:formula="of:=([.L162])*(1.26097813916405)+(0.272428916854381)" office:value-type="float" office:value="0.358243523137051" calcext:value-type="float">
            <text:p>0.3582435231</text:p>
          </table:table-cell>
          <table:table-cell table:number-columns-repeated="1002"/>
        </table:table-row>
        <table:table-row table:style-name="ro1">
          <table:table-cell table:formula="of:=[Datos_Nao.A163]" office:value-type="float" office:value="-0.00188330095261335" calcext:value-type="float">
            <text:p>-0.001883301</text:p>
          </table:table-cell>
          <table:table-cell table:formula="of:=[Datos_Nao.B163]" office:value-type="float" office:value="0.0683306455612183" calcext:value-type="float">
            <text:p>0.0683306456</text:p>
          </table:table-cell>
          <table:table-cell table:formula="of:=[Datos_Nao.C163]" office:value-type="float" office:value="-0.000907070934772491" calcext:value-type="float">
            <text:p>-0.0009070709</text:p>
          </table:table-cell>
          <table:table-cell table:formula="of:=[Datos_Nao.D163]" office:value-type="float" office:value="-0.0099822161719203" calcext:value-type="float">
            <text:p>-0.0099822162</text:p>
          </table:table-cell>
          <table:table-cell table:formula="of:=[Datos_Nao.E163]" office:value-type="float" office:value="-0.00111791153904051" calcext:value-type="float">
            <text:p>-0.0011179115</text:p>
          </table:table-cell>
          <table:table-cell table:formula="of:=[Datos_Nao.F163]" office:value-type="float" office:value="0.135869443416595" calcext:value-type="float">
            <text:p>0.1358694434</text:p>
          </table:table-cell>
          <table:table-cell/>
          <table:table-cell table:formula="of:=[Datos_MoCap.A163]" office:value-type="float" office:value="0.000079" calcext:value-type="float">
            <text:p>0.000079</text:p>
          </table:table-cell>
          <table:table-cell table:formula="of:=[Datos_MoCap.B163]" office:value-type="float" office:value="0.081518" calcext:value-type="float">
            <text:p>0.081518</text:p>
          </table:table-cell>
          <table:table-cell table:formula="of:=[Datos_MoCap.C163]" office:value-type="float" office:value="0.190867" calcext:value-type="float">
            <text:p>0.190867</text:p>
          </table:table-cell>
          <table:table-cell table:formula="of:=[Datos_MoCap.D163]" office:value-type="float" office:value="0.02162" calcext:value-type="float">
            <text:p>0.02162</text:p>
          </table:table-cell>
          <table:table-cell table:formula="of:=[Datos_MoCap.F163]" office:value-type="float" office:value="0.094955" calcext:value-type="float">
            <text:p>0.094955</text:p>
          </table:table-cell>
          <table:table-cell table:formula="of:=[Datos_MoCap.E163]" office:value-type="float" office:value="0.000686" calcext:value-type="float">
            <text:p>0.000686</text:p>
          </table:table-cell>
          <table:table-cell/>
          <table:table-cell table:formula="of:=([.H163])*(-0.023914362365637)+(-0.0065790614509)" office:value-type="float" office:value="-0.00658095068552689" calcext:value-type="float">
            <text:p>-0.0065809507</text:p>
          </table:table-cell>
          <table:table-cell table:formula="of:=([.J163])*(-0.205408122286256)+(0.109782283331548)" office:value-type="float" office:value="0.0705766512551372" calcext:value-type="float">
            <text:p>0.0705766513</text:p>
          </table:table-cell>
          <table:table-cell table:formula="of:=([.I163])*(0.310792688230763)+(-0.016510592847898)" office:value-type="float" office:value="0.00882460551129733" calcext:value-type="float">
            <text:p>0.0088246055</text:p>
          </table:table-cell>
          <table:table-cell table:formula="of:=[.H163]*-1" office:value-type="float" office:value="-0.000079" calcext:value-type="float">
            <text:p>-0.000079</text:p>
          </table:table-cell>
          <table:table-cell table:formula="of:=[.M163]*-1" office:value-type="float" office:value="-0.000686" calcext:value-type="float">
            <text:p>-0.000686</text:p>
          </table:table-cell>
          <table:table-cell table:formula="of:=([.K163])*(2.23435203765647)+(0.035482883974399)" office:value-type="float" office:value="0.0837895750285319" calcext:value-type="float">
            <text:p>0.083789575</text:p>
          </table:table-cell>
          <table:table-cell table:formula="of:=([.M163])*(0.639359760687662)+(-0.019962373867579)" office:value-type="float" office:value="-0.0195237730717473" calcext:value-type="float">
            <text:p>-0.0195237731</text:p>
          </table:table-cell>
          <table:table-cell table:formula="of:=([.L163])*(1.26097813916405)+(0.272428916854381)" office:value-type="float" office:value="0.392165096058703" calcext:value-type="float">
            <text:p>0.3921650961</text:p>
          </table:table-cell>
          <table:table-cell table:number-columns-repeated="1002"/>
        </table:table-row>
        <table:table-row table:style-name="ro1">
          <table:table-cell table:formula="of:=[Datos_Nao.A164]" office:value-type="float" office:value="-0.00203709141351283" calcext:value-type="float">
            <text:p>-0.0020370914</text:p>
          </table:table-cell>
          <table:table-cell table:formula="of:=[Datos_Nao.B164]" office:value-type="float" office:value="0.068355493247509" calcext:value-type="float">
            <text:p>0.0683554932</text:p>
          </table:table-cell>
          <table:table-cell table:formula="of:=[Datos_Nao.C164]" office:value-type="float" office:value="-0.000797901302576065" calcext:value-type="float">
            <text:p>-0.0007979013</text:p>
          </table:table-cell>
          <table:table-cell table:formula="of:=[Datos_Nao.D164]" office:value-type="float" office:value="-0.00958962645381689" calcext:value-type="float">
            <text:p>-0.0095896265</text:p>
          </table:table-cell>
          <table:table-cell table:formula="of:=[Datos_Nao.E164]" office:value-type="float" office:value="-0.00106969242915511" calcext:value-type="float">
            <text:p>-0.0010696924</text:p>
          </table:table-cell>
          <table:table-cell table:formula="of:=[Datos_Nao.F164]" office:value-type="float" office:value="0.135573416948318" calcext:value-type="float">
            <text:p>0.1355734169</text:p>
          </table:table-cell>
          <table:table-cell/>
          <table:table-cell table:formula="of:=[Datos_MoCap.A164]" office:value-type="float" office:value="-0.001363" calcext:value-type="float">
            <text:p>-0.001363</text:p>
          </table:table-cell>
          <table:table-cell table:formula="of:=[Datos_MoCap.B164]" office:value-type="float" office:value="0.083575" calcext:value-type="float">
            <text:p>0.083575</text:p>
          </table:table-cell>
          <table:table-cell table:formula="of:=[Datos_MoCap.C164]" office:value-type="float" office:value="0.187146" calcext:value-type="float">
            <text:p>0.187146</text:p>
          </table:table-cell>
          <table:table-cell table:formula="of:=[Datos_MoCap.D164]" office:value-type="float" office:value="0.018167" calcext:value-type="float">
            <text:p>0.018167</text:p>
          </table:table-cell>
          <table:table-cell table:formula="of:=[Datos_MoCap.F164]" office:value-type="float" office:value="0.103632" calcext:value-type="float">
            <text:p>0.103632</text:p>
          </table:table-cell>
          <table:table-cell table:formula="of:=[Datos_MoCap.E164]" office:value-type="float" office:value="0.017363" calcext:value-type="float">
            <text:p>0.017363</text:p>
          </table:table-cell>
          <table:table-cell/>
          <table:table-cell table:formula="of:=([.H164])*(-0.023914362365637)+(-0.0065790614509)" office:value-type="float" office:value="-0.00654646617499564" calcext:value-type="float">
            <text:p>-0.0065464662</text:p>
          </table:table-cell>
          <table:table-cell table:formula="of:=([.J164])*(-0.205408122286256)+(0.109782283331548)" office:value-type="float" office:value="0.0713409748781644" calcext:value-type="float">
            <text:p>0.0713409749</text:p>
          </table:table-cell>
          <table:table-cell table:formula="of:=([.I164])*(0.310792688230763)+(-0.016510592847898)" office:value-type="float" office:value="0.00946390607098802" calcext:value-type="float">
            <text:p>0.0094639061</text:p>
          </table:table-cell>
          <table:table-cell table:formula="of:=[.H164]*-1" office:value-type="float" office:value="0.001363" calcext:value-type="float">
            <text:p>0.001363</text:p>
          </table:table-cell>
          <table:table-cell table:formula="of:=[.M164]*-1" office:value-type="float" office:value="-0.017363" calcext:value-type="float">
            <text:p>-0.017363</text:p>
          </table:table-cell>
          <table:table-cell table:formula="of:=([.K164])*(2.23435203765647)+(0.035482883974399)" office:value-type="float" office:value="0.0760743574425041" calcext:value-type="float">
            <text:p>0.0760743574</text:p>
          </table:table-cell>
          <table:table-cell table:formula="of:=([.M164])*(0.639359760687662)+(-0.019962373867579)" office:value-type="float" office:value="-0.00886117034275912" calcext:value-type="float">
            <text:p>-0.0088611703</text:p>
          </table:table-cell>
          <table:table-cell table:formula="of:=([.L164])*(1.26097813916405)+(0.272428916854381)" office:value-type="float" office:value="0.40310660337223" calcext:value-type="float">
            <text:p>0.4031066034</text:p>
          </table:table-cell>
          <table:table-cell table:number-columns-repeated="1002"/>
        </table:table-row>
        <table:table-row table:style-name="ro1">
          <table:table-cell table:formula="of:=[Datos_Nao.A165]" office:value-type="float" office:value="-0.00217371457256377" calcext:value-type="float">
            <text:p>-0.0021737146</text:p>
          </table:table-cell>
          <table:table-cell table:formula="of:=[Datos_Nao.B165]" office:value-type="float" office:value="0.0683765783905983" calcext:value-type="float">
            <text:p>0.0683765784</text:p>
          </table:table-cell>
          <table:table-cell table:formula="of:=[Datos_Nao.C165]" office:value-type="float" office:value="-0.000691153109073639" calcext:value-type="float">
            <text:p>-0.0006911531</text:p>
          </table:table-cell>
          <table:table-cell table:formula="of:=[Datos_Nao.D165]" office:value-type="float" office:value="-0.00908499769866467" calcext:value-type="float">
            <text:p>-0.0090849977</text:p>
          </table:table-cell>
          <table:table-cell table:formula="of:=[Datos_Nao.E165]" office:value-type="float" office:value="-0.0010093831224367" calcext:value-type="float">
            <text:p>-0.0010093831</text:p>
          </table:table-cell>
          <table:table-cell table:formula="of:=[Datos_Nao.F165]" office:value-type="float" office:value="0.135319262742996" calcext:value-type="float">
            <text:p>0.1353192627</text:p>
          </table:table-cell>
          <table:table-cell/>
          <table:table-cell table:formula="of:=[Datos_MoCap.A165]" office:value-type="float" office:value="-0.002946" calcext:value-type="float">
            <text:p>-0.002946</text:p>
          </table:table-cell>
          <table:table-cell table:formula="of:=[Datos_MoCap.B165]" office:value-type="float" office:value="0.085662" calcext:value-type="float">
            <text:p>0.085662</text:p>
          </table:table-cell>
          <table:table-cell table:formula="of:=[Datos_MoCap.C165]" office:value-type="float" office:value="0.183187" calcext:value-type="float">
            <text:p>0.183187</text:p>
          </table:table-cell>
          <table:table-cell table:formula="of:=[Datos_MoCap.D165]" office:value-type="float" office:value="0.012506" calcext:value-type="float">
            <text:p>0.012506</text:p>
          </table:table-cell>
          <table:table-cell table:formula="of:=[Datos_MoCap.F165]" office:value-type="float" office:value="0.114646" calcext:value-type="float">
            <text:p>0.114646</text:p>
          </table:table-cell>
          <table:table-cell table:formula="of:=[Datos_MoCap.E165]" office:value-type="float" office:value="0.036172" calcext:value-type="float">
            <text:p>0.036172</text:p>
          </table:table-cell>
          <table:table-cell/>
          <table:table-cell table:formula="of:=([.H165])*(-0.023914362365637)+(-0.0065790614509)" office:value-type="float" office:value="-0.00650860973937083" calcext:value-type="float">
            <text:p>-0.0065086097</text:p>
          </table:table-cell>
          <table:table-cell table:formula="of:=([.J165])*(-0.205408122286256)+(0.109782283331548)" office:value-type="float" office:value="0.0721541856342956" calcext:value-type="float">
            <text:p>0.0721541856</text:p>
          </table:table-cell>
          <table:table-cell table:formula="of:=([.I165])*(0.310792688230763)+(-0.016510592847898)" office:value-type="float" office:value="0.0101125304113256" calcext:value-type="float">
            <text:p>0.0101125304</text:p>
          </table:table-cell>
          <table:table-cell table:formula="of:=[.H165]*-1" office:value-type="float" office:value="0.002946" calcext:value-type="float">
            <text:p>0.002946</text:p>
          </table:table-cell>
          <table:table-cell table:formula="of:=[.M165]*-1" office:value-type="float" office:value="-0.036172" calcext:value-type="float">
            <text:p>-0.036172</text:p>
          </table:table-cell>
          <table:table-cell table:formula="of:=([.K165])*(2.23435203765647)+(0.035482883974399)" office:value-type="float" office:value="0.0634256905573308" calcext:value-type="float">
            <text:p>0.0634256906</text:p>
          </table:table-cell>
          <table:table-cell table:formula="of:=([.M165])*(0.639359760687662)+(-0.019962373867579)" office:value-type="float" office:value="0.00316454739601511" calcext:value-type="float">
            <text:p>0.0031645474</text:p>
          </table:table-cell>
          <table:table-cell table:formula="of:=([.L165])*(1.26097813916405)+(0.272428916854381)" office:value-type="float" office:value="0.416995016596983" calcext:value-type="float">
            <text:p>0.4169950166</text:p>
          </table:table-cell>
          <table:table-cell table:number-columns-repeated="1002"/>
        </table:table-row>
        <table:table-row table:style-name="ro1">
          <table:table-cell table:formula="of:=[Datos_Nao.A166]" office:value-type="float" office:value="-0.00239099189639092" calcext:value-type="float">
            <text:p>-0.0023909919</text:p>
          </table:table-cell>
          <table:table-cell table:formula="of:=[Datos_Nao.B166]" office:value-type="float" office:value="0.0684077888727188" calcext:value-type="float">
            <text:p>0.0684077889</text:p>
          </table:table-cell>
          <table:table-cell table:formula="of:=[Datos_Nao.C166]" office:value-type="float" office:value="-0.000497717410326004" calcext:value-type="float">
            <text:p>-0.0004977174</text:p>
          </table:table-cell>
          <table:table-cell table:formula="of:=[Datos_Nao.D166]" office:value-type="float" office:value="-0.00779786426573992" calcext:value-type="float">
            <text:p>-0.0077978643</text:p>
          </table:table-cell>
          <table:table-cell table:formula="of:=[Datos_Nao.E166]" office:value-type="float" office:value="-0.000859660853166133" calcext:value-type="float">
            <text:p>-0.0008596609</text:p>
          </table:table-cell>
          <table:table-cell table:formula="of:=[Datos_Nao.F166]" office:value-type="float" office:value="0.13493324816227" calcext:value-type="float">
            <text:p>0.1349332482</text:p>
          </table:table-cell>
          <table:table-cell/>
          <table:table-cell table:formula="of:=[Datos_MoCap.A166]" office:value-type="float" office:value="-0.005749" calcext:value-type="float">
            <text:p>-0.005749</text:p>
          </table:table-cell>
          <table:table-cell table:formula="of:=[Datos_MoCap.B166]" office:value-type="float" office:value="0.088613" calcext:value-type="float">
            <text:p>0.088613</text:p>
          </table:table-cell>
          <table:table-cell table:formula="of:=[Datos_MoCap.C166]" office:value-type="float" office:value="0.178217" calcext:value-type="float">
            <text:p>0.178217</text:p>
          </table:table-cell>
          <table:table-cell table:formula="of:=[Datos_MoCap.D166]" office:value-type="float" office:value="-0.006418" calcext:value-type="float">
            <text:p>-0.006418</text:p>
          </table:table-cell>
          <table:table-cell table:formula="of:=[Datos_MoCap.F166]" office:value-type="float" office:value="0.129358" calcext:value-type="float">
            <text:p>0.129358</text:p>
          </table:table-cell>
          <table:table-cell table:formula="of:=[Datos_MoCap.E166]" office:value-type="float" office:value="0.049195" calcext:value-type="float">
            <text:p>0.049195</text:p>
          </table:table-cell>
          <table:table-cell/>
          <table:table-cell table:formula="of:=([.H166])*(-0.023914362365637)+(-0.0065790614509)" office:value-type="float" office:value="-0.00644157778165995" calcext:value-type="float">
            <text:p>-0.0064415778</text:p>
          </table:table-cell>
          <table:table-cell table:formula="of:=([.J166])*(-0.205408122286256)+(0.109782283331548)" office:value-type="float" office:value="0.0731750640020583" calcext:value-type="float">
            <text:p>0.073175064</text:p>
          </table:table-cell>
          <table:table-cell table:formula="of:=([.I166])*(0.310792688230763)+(-0.016510592847898)" office:value-type="float" office:value="0.0110296796342946" calcext:value-type="float">
            <text:p>0.0110296796</text:p>
          </table:table-cell>
          <table:table-cell table:formula="of:=[.H166]*-1" office:value-type="float" office:value="0.005749" calcext:value-type="float">
            <text:p>0.005749</text:p>
          </table:table-cell>
          <table:table-cell table:formula="of:=[.M166]*-1" office:value-type="float" office:value="-0.049195" calcext:value-type="float">
            <text:p>-0.049195</text:p>
          </table:table-cell>
          <table:table-cell table:formula="of:=([.K166])*(2.23435203765647)+(0.035482883974399)" office:value-type="float" office:value="0.0211428125967198" calcext:value-type="float">
            <text:p>0.0211428126</text:p>
          </table:table-cell>
          <table:table-cell table:formula="of:=([.M166])*(0.639359760687662)+(-0.019962373867579)" office:value-type="float" office:value="0.0114909295594505" calcext:value-type="float">
            <text:p>0.0114909296</text:p>
          </table:table-cell>
          <table:table-cell table:formula="of:=([.L166])*(1.26097813916405)+(0.272428916854381)" office:value-type="float" office:value="0.435546526980364" calcext:value-type="float">
            <text:p>0.435546527</text:p>
          </table:table-cell>
          <table:table-cell table:number-columns-repeated="1002"/>
        </table:table-row>
        <table:table-row table:style-name="ro1">
          <table:table-cell table:formula="of:=[Datos_Nao.A167]" office:value-type="float" office:value="-0.00252680154517293" calcext:value-type="float">
            <text:p>-0.0025268015</text:p>
          </table:table-cell>
          <table:table-cell table:formula="of:=[Datos_Nao.B167]" office:value-type="float" office:value="0.0684250593185425" calcext:value-type="float">
            <text:p>0.0684250593</text:p>
          </table:table-cell>
          <table:table-cell table:formula="of:=[Datos_Nao.C167]" office:value-type="float" office:value="-0.000342123210430145" calcext:value-type="float">
            <text:p>-0.0003421232</text:p>
          </table:table-cell>
          <table:table-cell table:formula="of:=[Datos_Nao.D167]" office:value-type="float" office:value="-0.00620889710262418" calcext:value-type="float">
            <text:p>-0.0062088971</text:p>
          </table:table-cell>
          <table:table-cell table:formula="of:=[Datos_Nao.E167]" office:value-type="float" office:value="-0.000679764896631241" calcext:value-type="float">
            <text:p>-0.0006797649</text:p>
          </table:table-cell>
          <table:table-cell table:formula="of:=[Datos_Nao.F167]" office:value-type="float" office:value="0.134707689285278" calcext:value-type="float">
            <text:p>0.1347076893</text:p>
          </table:table-cell>
          <table:table-cell/>
          <table:table-cell table:formula="of:=[Datos_MoCap.A167]" office:value-type="float" office:value="-0.008028" calcext:value-type="float">
            <text:p>-0.008028</text:p>
          </table:table-cell>
          <table:table-cell table:formula="of:=[Datos_MoCap.B167]" office:value-type="float" office:value="0.092326" calcext:value-type="float">
            <text:p>0.092326</text:p>
          </table:table-cell>
          <table:table-cell table:formula="of:=[Datos_MoCap.C167]" office:value-type="float" office:value="0.173069" calcext:value-type="float">
            <text:p>0.173069</text:p>
          </table:table-cell>
          <table:table-cell table:formula="of:=[Datos_MoCap.D167]" office:value-type="float" office:value="-0.034686" calcext:value-type="float">
            <text:p>-0.034686</text:p>
          </table:table-cell>
          <table:table-cell table:formula="of:=[Datos_MoCap.F167]" office:value-type="float" office:value="0.141826" calcext:value-type="float">
            <text:p>0.141826</text:p>
          </table:table-cell>
          <table:table-cell table:formula="of:=[Datos_MoCap.E167]" office:value-type="float" office:value="0.049844" calcext:value-type="float">
            <text:p>0.049844</text:p>
          </table:table-cell>
          <table:table-cell/>
          <table:table-cell table:formula="of:=([.H167])*(-0.023914362365637)+(-0.0065790614509)" office:value-type="float" office:value="-0.00638707694982867" calcext:value-type="float">
            <text:p>-0.0063870769</text:p>
          </table:table-cell>
          <table:table-cell table:formula="of:=([.J167])*(-0.205408122286256)+(0.109782283331548)" office:value-type="float" office:value="0.074232505015588" calcext:value-type="float">
            <text:p>0.074232505</text:p>
          </table:table-cell>
          <table:table-cell table:formula="of:=([.I167])*(0.310792688230763)+(-0.016510592847898)" office:value-type="float" office:value="0.0121836528856954" calcext:value-type="float">
            <text:p>0.0121836529</text:p>
          </table:table-cell>
          <table:table-cell table:formula="of:=[.H167]*-1" office:value-type="float" office:value="0.008028" calcext:value-type="float">
            <text:p>0.008028</text:p>
          </table:table-cell>
          <table:table-cell table:formula="of:=[.M167]*-1" office:value-type="float" office:value="-0.049844" calcext:value-type="float">
            <text:p>-0.049844</text:p>
          </table:table-cell>
          <table:table-cell table:formula="of:=([.K167])*(2.23435203765647)+(0.035482883974399)" office:value-type="float" office:value="-0.0420178508037533" calcext:value-type="float">
            <text:p>-0.0420178508</text:p>
          </table:table-cell>
          <table:table-cell table:formula="of:=([.M167])*(0.639359760687662)+(-0.019962373867579)" office:value-type="float" office:value="0.0119058740441368" calcext:value-type="float">
            <text:p>0.011905874</text:p>
          </table:table-cell>
          <table:table-cell table:formula="of:=([.L167])*(1.26097813916405)+(0.272428916854381)" office:value-type="float" office:value="0.451268402419462" calcext:value-type="float">
            <text:p>0.4512684024</text:p>
          </table:table-cell>
          <table:table-cell table:number-columns-repeated="1002"/>
        </table:table-row>
        <table:table-row table:style-name="ro1">
          <table:table-cell table:formula="of:=[Datos_Nao.A168]" office:value-type="float" office:value="-0.00256188516505063" calcext:value-type="float">
            <text:p>-0.0025618852</text:p>
          </table:table-cell>
          <table:table-cell table:formula="of:=[Datos_Nao.B168]" office:value-type="float" office:value="0.0684285312891007" calcext:value-type="float">
            <text:p>0.0684285313</text:p>
          </table:table-cell>
          <table:table-cell table:formula="of:=[Datos_Nao.C168]" office:value-type="float" office:value="-0.000279419124126434" calcext:value-type="float">
            <text:p>-0.0002794191</text:p>
          </table:table-cell>
          <table:table-cell table:formula="of:=[Datos_Nao.D168]" office:value-type="float" office:value="-0.00532007589936256" calcext:value-type="float">
            <text:p>-0.0053200759</text:p>
          </table:table-cell>
          <table:table-cell table:formula="of:=[Datos_Nao.E168]" office:value-type="float" office:value="-0.000580749125219882" calcext:value-type="float">
            <text:p>-0.0005807491</text:p>
          </table:table-cell>
          <table:table-cell table:formula="of:=[Datos_Nao.F168]" office:value-type="float" office:value="0.134655058383942" calcext:value-type="float">
            <text:p>0.1346550584</text:p>
          </table:table-cell>
          <table:table-cell/>
          <table:table-cell table:formula="of:=[Datos_MoCap.A168]" office:value-type="float" office:value="-0.010362" calcext:value-type="float">
            <text:p>-0.010362</text:p>
          </table:table-cell>
          <table:table-cell table:formula="of:=[Datos_MoCap.B168]" office:value-type="float" office:value="0.096318" calcext:value-type="float">
            <text:p>0.096318</text:p>
          </table:table-cell>
          <table:table-cell table:formula="of:=[Datos_MoCap.C168]" office:value-type="float" office:value="0.166282" calcext:value-type="float">
            <text:p>0.166282</text:p>
          </table:table-cell>
          <table:table-cell table:formula="of:=[Datos_MoCap.D168]" office:value-type="float" office:value="-0.040553" calcext:value-type="float">
            <text:p>-0.040553</text:p>
          </table:table-cell>
          <table:table-cell table:formula="of:=[Datos_MoCap.F168]" office:value-type="float" office:value="0.14199" calcext:value-type="float">
            <text:p>0.14199</text:p>
          </table:table-cell>
          <table:table-cell table:formula="of:=[Datos_MoCap.E168]" office:value-type="float" office:value="0.045854" calcext:value-type="float">
            <text:p>0.045854</text:p>
          </table:table-cell>
          <table:table-cell/>
          <table:table-cell table:formula="of:=([.H168])*(-0.023914362365637)+(-0.0065790614509)" office:value-type="float" office:value="-0.00633126082806727" calcext:value-type="float">
            <text:p>-0.0063312608</text:p>
          </table:table-cell>
          <table:table-cell table:formula="of:=([.J168])*(-0.205408122286256)+(0.109782283331548)" office:value-type="float" office:value="0.0756266099415448" calcext:value-type="float">
            <text:p>0.0756266099</text:p>
          </table:table-cell>
          <table:table-cell table:formula="of:=([.I168])*(0.310792688230763)+(-0.016510592847898)" office:value-type="float" office:value="0.0134243372971126" calcext:value-type="float">
            <text:p>0.0134243373</text:p>
          </table:table-cell>
          <table:table-cell table:formula="of:=[.H168]*-1" office:value-type="float" office:value="0.010362" calcext:value-type="float">
            <text:p>0.010362</text:p>
          </table:table-cell>
          <table:table-cell table:formula="of:=[.M168]*-1" office:value-type="float" office:value="-0.045854" calcext:value-type="float">
            <text:p>-0.045854</text:p>
          </table:table-cell>
          <table:table-cell table:formula="of:=([.K168])*(2.23435203765647)+(0.035482883974399)" office:value-type="float" office:value="-0.0551267942086838" calcext:value-type="float">
            <text:p>-0.0551267942</text:p>
          </table:table-cell>
          <table:table-cell table:formula="of:=([.M168])*(0.639359760687662)+(-0.019962373867579)" office:value-type="float" office:value="0.00935482859899306" calcext:value-type="float">
            <text:p>0.0093548286</text:p>
          </table:table-cell>
          <table:table-cell table:formula="of:=([.L168])*(1.26097813916405)+(0.272428916854381)" office:value-type="float" office:value="0.451475202834285" calcext:value-type="float">
            <text:p>0.4514752028</text:p>
          </table:table-cell>
          <table:table-cell table:number-columns-repeated="1002"/>
        </table:table-row>
        <table:table-row table:style-name="ro1">
          <table:table-cell table:formula="of:=[Datos_Nao.A169]" office:value-type="float" office:value="-0.00257438258267939" calcext:value-type="float">
            <text:p>-0.0025743826</text:p>
          </table:table-cell>
          <table:table-cell table:formula="of:=[Datos_Nao.B169]" office:value-type="float" office:value="0.0684270560741425" calcext:value-type="float">
            <text:p>0.0684270561</text:p>
          </table:table-cell>
          <table:table-cell table:formula="of:=[Datos_Nao.C169]" office:value-type="float" office:value="-0.000181134790182114" calcext:value-type="float">
            <text:p>-0.0001811348</text:p>
          </table:table-cell>
          <table:table-cell table:formula="of:=[Datos_Nao.D169]" office:value-type="float" office:value="-0.00350038916803896" calcext:value-type="float">
            <text:p>-0.0035003892</text:p>
          </table:table-cell>
          <table:table-cell table:formula="of:=[Datos_Nao.E169]" office:value-type="float" office:value="-0.000380530487746" calcext:value-type="float">
            <text:p>-0.0003805305</text:p>
          </table:table-cell>
          <table:table-cell table:formula="of:=[Datos_Nao.F169]" office:value-type="float" office:value="0.134650766849518" calcext:value-type="float">
            <text:p>0.1346507668</text:p>
          </table:table-cell>
          <table:table-cell/>
          <table:table-cell table:formula="of:=[Datos_MoCap.A169]" office:value-type="float" office:value="-0.012936" calcext:value-type="float">
            <text:p>-0.012936</text:p>
          </table:table-cell>
          <table:table-cell table:formula="of:=[Datos_MoCap.B169]" office:value-type="float" office:value="0.099926" calcext:value-type="float">
            <text:p>0.099926</text:p>
          </table:table-cell>
          <table:table-cell table:formula="of:=[Datos_MoCap.C169]" office:value-type="float" office:value="0.158219" calcext:value-type="float">
            <text:p>0.158219</text:p>
          </table:table-cell>
          <table:table-cell table:formula="of:=[Datos_MoCap.D169]" office:value-type="float" office:value="-0.04122" calcext:value-type="float">
            <text:p>-0.04122</text:p>
          </table:table-cell>
          <table:table-cell table:formula="of:=[Datos_MoCap.F169]" office:value-type="float" office:value="0.141067" calcext:value-type="float">
            <text:p>0.141067</text:p>
          </table:table-cell>
          <table:table-cell table:formula="of:=[Datos_MoCap.E169]" office:value-type="float" office:value="0.039002" calcext:value-type="float">
            <text:p>0.039002</text:p>
          </table:table-cell>
          <table:table-cell/>
          <table:table-cell table:formula="of:=([.H169])*(-0.023914362365637)+(-0.0065790614509)" office:value-type="float" office:value="-0.00626970525933812" calcext:value-type="float">
            <text:p>-0.0062697053</text:p>
          </table:table-cell>
          <table:table-cell table:formula="of:=([.J169])*(-0.205408122286256)+(0.109782283331548)" office:value-type="float" office:value="0.0772828156315389" calcext:value-type="float">
            <text:p>0.0772828156</text:p>
          </table:table-cell>
          <table:table-cell table:formula="of:=([.I169])*(0.310792688230763)+(-0.016510592847898)" office:value-type="float" office:value="0.0145456773162492" calcext:value-type="float">
            <text:p>0.0145456773</text:p>
          </table:table-cell>
          <table:table-cell table:formula="of:=[.H169]*-1" office:value-type="float" office:value="0.012936" calcext:value-type="float">
            <text:p>0.012936</text:p>
          </table:table-cell>
          <table:table-cell table:formula="of:=[.M169]*-1" office:value-type="float" office:value="-0.039002" calcext:value-type="float">
            <text:p>-0.039002</text:p>
          </table:table-cell>
          <table:table-cell table:formula="of:=([.K169])*(2.23435203765647)+(0.035482883974399)" office:value-type="float" office:value="-0.0566171070178007" calcext:value-type="float">
            <text:p>-0.056617107</text:p>
          </table:table-cell>
          <table:table-cell table:formula="of:=([.M169])*(0.639359760687662)+(-0.019962373867579)" office:value-type="float" office:value="0.00497393551876119" calcext:value-type="float">
            <text:p>0.0049739355</text:p>
          </table:table-cell>
          <table:table-cell table:formula="of:=([.L169])*(1.26097813916405)+(0.272428916854381)" office:value-type="float" office:value="0.450311320011836" calcext:value-type="float">
            <text:p>0.45031132</text:p>
          </table:table-cell>
          <table:table-cell table:number-columns-repeated="1002"/>
        </table:table-row>
        <table:table-row table:style-name="ro1">
          <table:table-cell table:formula="of:=[Datos_Nao.A170]" office:value-type="float" office:value="-0.00257465057075024" calcext:value-type="float">
            <text:p>-0.0025746506</text:p>
          </table:table-cell>
          <table:table-cell table:formula="of:=[Datos_Nao.B170]" office:value-type="float" office:value="0.068425789475441" calcext:value-type="float">
            <text:p>0.0684257895</text:p>
          </table:table-cell>
          <table:table-cell table:formula="of:=[Datos_Nao.C170]" office:value-type="float" office:value="-0.000145234167575836" calcext:value-type="float">
            <text:p>-0.0001452342</text:p>
          </table:table-cell>
          <table:table-cell table:formula="of:=[Datos_Nao.D170]" office:value-type="float" office:value="-0.00280035566538572" calcext:value-type="float">
            <text:p>-0.0028003557</text:p>
          </table:table-cell>
          <table:table-cell table:formula="of:=[Datos_Nao.E170]" office:value-type="float" office:value="-0.000304003129713237" calcext:value-type="float">
            <text:p>-0.0003040031</text:p>
          </table:table-cell>
          <table:table-cell table:formula="of:=[Datos_Nao.F170]" office:value-type="float" office:value="0.134657114744186" calcext:value-type="float">
            <text:p>0.1346571147</text:p>
          </table:table-cell>
          <table:table-cell/>
          <table:table-cell table:formula="of:=[Datos_MoCap.A170]" office:value-type="float" office:value="-0.015406" calcext:value-type="float">
            <text:p>-0.015406</text:p>
          </table:table-cell>
          <table:table-cell table:formula="of:=[Datos_MoCap.B170]" office:value-type="float" office:value="0.103161" calcext:value-type="float">
            <text:p>0.103161</text:p>
          </table:table-cell>
          <table:table-cell table:formula="of:=[Datos_MoCap.C170]" office:value-type="float" office:value="0.14959" calcext:value-type="float">
            <text:p>0.14959</text:p>
          </table:table-cell>
          <table:table-cell table:formula="of:=[Datos_MoCap.D170]" office:value-type="float" office:value="-0.040246" calcext:value-type="float">
            <text:p>-0.040246</text:p>
          </table:table-cell>
          <table:table-cell table:formula="of:=[Datos_MoCap.F170]" office:value-type="float" office:value="0.144502" calcext:value-type="float">
            <text:p>0.144502</text:p>
          </table:table-cell>
          <table:table-cell table:formula="of:=[Datos_MoCap.E170]" office:value-type="float" office:value="0.033778" calcext:value-type="float">
            <text:p>0.033778</text:p>
          </table:table-cell>
          <table:table-cell/>
          <table:table-cell table:formula="of:=([.H170])*(-0.023914362365637)+(-0.0065790614509)" office:value-type="float" office:value="-0.006210636784295" calcext:value-type="float">
            <text:p>-0.0062106368</text:p>
          </table:table-cell>
          <table:table-cell table:formula="of:=([.J170])*(-0.205408122286256)+(0.109782283331548)" office:value-type="float" office:value="0.079055282318747" calcext:value-type="float">
            <text:p>0.0790552823</text:p>
          </table:table-cell>
          <table:table-cell table:formula="of:=([.I170])*(0.310792688230763)+(-0.016510592847898)" office:value-type="float" office:value="0.0155510916626757" calcext:value-type="float">
            <text:p>0.0155510917</text:p>
          </table:table-cell>
          <table:table-cell table:formula="of:=[.H170]*-1" office:value-type="float" office:value="0.015406" calcext:value-type="float">
            <text:p>0.015406</text:p>
          </table:table-cell>
          <table:table-cell table:formula="of:=[.M170]*-1" office:value-type="float" office:value="-0.033778" calcext:value-type="float">
            <text:p>-0.033778</text:p>
          </table:table-cell>
          <table:table-cell table:formula="of:=([.K170])*(2.23435203765647)+(0.035482883974399)" office:value-type="float" office:value="-0.0544408481331233" calcext:value-type="float">
            <text:p>-0.0544408481</text:p>
          </table:table-cell>
          <table:table-cell table:formula="of:=([.M170])*(0.639359760687662)+(-0.019962373867579)" office:value-type="float" office:value="0.00163392012892885" calcext:value-type="float">
            <text:p>0.0016339201</text:p>
          </table:table-cell>
          <table:table-cell table:formula="of:=([.L170])*(1.26097813916405)+(0.272428916854381)" office:value-type="float" office:value="0.454642779919865" calcext:value-type="float">
            <text:p>0.4546427799</text:p>
          </table:table-cell>
          <table:table-cell table:number-columns-repeated="1002"/>
        </table:table-row>
        <table:table-row table:style-name="ro1">
          <table:table-cell table:formula="of:=[Datos_Nao.A171]" office:value-type="float" office:value="-0.00257508386857808" calcext:value-type="float">
            <text:p>-0.0025750839</text:p>
          </table:table-cell>
          <table:table-cell table:formula="of:=[Datos_Nao.B171]" office:value-type="float" office:value="0.0684239268302918" calcext:value-type="float">
            <text:p>0.0684239268</text:p>
          </table:table-cell>
          <table:table-cell table:formula="of:=[Datos_Nao.C171]" office:value-type="float" office:value="-0.0000932104885578156" calcext:value-type="float">
            <text:p>-9.32104885578156E-005</text:p>
          </table:table-cell>
          <table:table-cell table:formula="of:=[Datos_Nao.D171]" office:value-type="float" office:value="-0.0017922701081261" calcext:value-type="float">
            <text:p>-0.0017922701</text:p>
          </table:table-cell>
          <table:table-cell table:formula="of:=[Datos_Nao.E171]" office:value-type="float" office:value="-0.000194173931959085" calcext:value-type="float">
            <text:p>-0.0001941739</text:p>
          </table:table-cell>
          <table:table-cell table:formula="of:=[Datos_Nao.F171]" office:value-type="float" office:value="0.134666666388512" calcext:value-type="float">
            <text:p>0.1346666664</text:p>
          </table:table-cell>
          <table:table-cell/>
          <table:table-cell table:formula="of:=[Datos_MoCap.A171]" office:value-type="float" office:value="-0.017894" calcext:value-type="float">
            <text:p>-0.017894</text:p>
          </table:table-cell>
          <table:table-cell table:formula="of:=[Datos_MoCap.B171]" office:value-type="float" office:value="0.106138" calcext:value-type="float">
            <text:p>0.106138</text:p>
          </table:table-cell>
          <table:table-cell table:formula="of:=[Datos_MoCap.C171]" office:value-type="float" office:value="0.141064" calcext:value-type="float">
            <text:p>0.141064</text:p>
          </table:table-cell>
          <table:table-cell table:formula="of:=[Datos_MoCap.D171]" office:value-type="float" office:value="-0.038196" calcext:value-type="float">
            <text:p>-0.038196</text:p>
          </table:table-cell>
          <table:table-cell table:formula="of:=[Datos_MoCap.F171]" office:value-type="float" office:value="0.148644" calcext:value-type="float">
            <text:p>0.148644</text:p>
          </table:table-cell>
          <table:table-cell table:formula="of:=[Datos_MoCap.E171]" office:value-type="float" office:value="0.032459" calcext:value-type="float">
            <text:p>0.032459</text:p>
          </table:table-cell>
          <table:table-cell/>
          <table:table-cell table:formula="of:=([.H171])*(-0.023914362365637)+(-0.0065790614509)" office:value-type="float" office:value="-0.00615113785072929" calcext:value-type="float">
            <text:p>-0.0061511379</text:p>
          </table:table-cell>
          <table:table-cell table:formula="of:=([.J171])*(-0.205408122286256)+(0.109782283331548)" office:value-type="float" office:value="0.0808065919693596" calcext:value-type="float">
            <text:p>0.080806592</text:p>
          </table:table-cell>
          <table:table-cell table:formula="of:=([.I171])*(0.310792688230763)+(-0.016510592847898)" office:value-type="float" office:value="0.0164763214955387" calcext:value-type="float">
            <text:p>0.0164763215</text:p>
          </table:table-cell>
          <table:table-cell table:formula="of:=[.H171]*-1" office:value-type="float" office:value="0.017894" calcext:value-type="float">
            <text:p>0.017894</text:p>
          </table:table-cell>
          <table:table-cell table:formula="of:=[.M171]*-1" office:value-type="float" office:value="-0.032459" calcext:value-type="float">
            <text:p>-0.032459</text:p>
          </table:table-cell>
          <table:table-cell table:formula="of:=([.K171])*(2.23435203765647)+(0.035482883974399)" office:value-type="float" office:value="-0.0498604264559275" calcext:value-type="float">
            <text:p>-0.0498604265</text:p>
          </table:table-cell>
          <table:table-cell table:formula="of:=([.M171])*(0.639359760687662)+(-0.019962373867579)" office:value-type="float" office:value="0.000790604604581826" calcext:value-type="float">
            <text:p>0.0007906046</text:p>
          </table:table-cell>
          <table:table-cell table:formula="of:=([.L171])*(1.26097813916405)+(0.272428916854381)" office:value-type="float" office:value="0.459865751372282" calcext:value-type="float">
            <text:p>0.4598657514</text:p>
          </table:table-cell>
          <table:table-cell table:number-columns-repeated="1002"/>
        </table:table-row>
        <table:table-row table:style-name="ro1">
          <table:table-cell table:formula="of:=[Datos_Nao.A172]" office:value-type="float" office:value="-0.00257533183321357" calcext:value-type="float">
            <text:p>-0.0025753318</text:p>
          </table:table-cell>
          <table:table-cell table:formula="of:=[Datos_Nao.B172]" office:value-type="float" office:value="0.0684226602315903" calcext:value-type="float">
            <text:p>0.0684226602</text:p>
          </table:table-cell>
          <table:table-cell table:formula="of:=[Datos_Nao.C172]" office:value-type="float" office:value="-0.0000597313046455383" calcext:value-type="float">
            <text:p>-5.97313046455383E-005</text:p>
          </table:table-cell>
          <table:table-cell table:formula="of:=[Datos_Nao.D172]" office:value-type="float" office:value="-0.00114707730244845" calcext:value-type="float">
            <text:p>-0.0011470773</text:p>
          </table:table-cell>
          <table:table-cell table:formula="of:=[Datos_Nao.E172]" office:value-type="float" office:value="-0.000124111873446964" calcext:value-type="float">
            <text:p>-0.0001241119</text:p>
          </table:table-cell>
          <table:table-cell table:formula="of:=[Datos_Nao.F172]" office:value-type="float" office:value="0.134672924876213" calcext:value-type="float">
            <text:p>0.1346729249</text:p>
          </table:table-cell>
          <table:table-cell/>
          <table:table-cell table:formula="of:=[Datos_MoCap.A172]" office:value-type="float" office:value="-0.02046" calcext:value-type="float">
            <text:p>-0.02046</text:p>
          </table:table-cell>
          <table:table-cell table:formula="of:=[Datos_MoCap.B172]" office:value-type="float" office:value="0.10881" calcext:value-type="float">
            <text:p>0.10881</text:p>
          </table:table-cell>
          <table:table-cell table:formula="of:=[Datos_MoCap.C172]" office:value-type="float" office:value="0.132888" calcext:value-type="float">
            <text:p>0.132888</text:p>
          </table:table-cell>
          <table:table-cell table:formula="of:=[Datos_MoCap.D172]" office:value-type="float" office:value="-0.032798" calcext:value-type="float">
            <text:p>-0.032798</text:p>
          </table:table-cell>
          <table:table-cell table:formula="of:=[Datos_MoCap.F172]" office:value-type="float" office:value="0.151774" calcext:value-type="float">
            <text:p>0.151774</text:p>
          </table:table-cell>
          <table:table-cell table:formula="of:=[Datos_MoCap.E172]" office:value-type="float" office:value="0.037163" calcext:value-type="float">
            <text:p>0.037163</text:p>
          </table:table-cell>
          <table:table-cell/>
          <table:table-cell table:formula="of:=([.H172])*(-0.023914362365637)+(-0.0065790614509)" office:value-type="float" office:value="-0.00608977359689907" calcext:value-type="float">
            <text:p>-0.0060897736</text:p>
          </table:table-cell>
          <table:table-cell table:formula="of:=([.J172])*(-0.205408122286256)+(0.109782283331548)" office:value-type="float" office:value="0.082486008777172" calcext:value-type="float">
            <text:p>0.0824860088</text:p>
          </table:table-cell>
          <table:table-cell table:formula="of:=([.I172])*(0.310792688230763)+(-0.016510592847898)" office:value-type="float" office:value="0.0173067595584913" calcext:value-type="float">
            <text:p>0.0173067596</text:p>
          </table:table-cell>
          <table:table-cell table:formula="of:=[.H172]*-1" office:value-type="float" office:value="0.02046" calcext:value-type="float">
            <text:p>0.02046</text:p>
          </table:table-cell>
          <table:table-cell table:formula="of:=[.M172]*-1" office:value-type="float" office:value="-0.037163" calcext:value-type="float">
            <text:p>-0.037163</text:p>
          </table:table-cell>
          <table:table-cell table:formula="of:=([.K172])*(2.23435203765647)+(0.035482883974399)" office:value-type="float" office:value="-0.0377993941566579" calcext:value-type="float">
            <text:p>-0.0377993942</text:p>
          </table:table-cell>
          <table:table-cell table:formula="of:=([.M172])*(0.639359760687662)+(-0.019962373867579)" office:value-type="float" office:value="0.00379815291885659" calcext:value-type="float">
            <text:p>0.0037981529</text:p>
          </table:table-cell>
          <table:table-cell table:formula="of:=([.L172])*(1.26097813916405)+(0.272428916854381)" office:value-type="float" office:value="0.463812612947866" calcext:value-type="float">
            <text:p>0.4638126129</text:p>
          </table:table-cell>
          <table:table-cell table:number-columns-repeated="1002"/>
        </table:table-row>
        <table:table-row table:style-name="ro1">
          <table:table-cell table:formula="of:=[Datos_Nao.A173]" office:value-type="float" office:value="-0.00257543148472905" calcext:value-type="float">
            <text:p>-0.0025754315</text:p>
          </table:table-cell>
          <table:table-cell table:formula="of:=[Datos_Nao.B173]" office:value-type="float" office:value="0.0684222429990768" calcext:value-type="float">
            <text:p>0.068422243</text:p>
          </table:table-cell>
          <table:table-cell table:formula="of:=[Datos_Nao.C173]" office:value-type="float" office:value="-0.0000477954745292664" calcext:value-type="float">
            <text:p>-4.77954745292664E-005</text:p>
          </table:table-cell>
          <table:table-cell table:formula="of:=[Datos_Nao.D173]" office:value-type="float" office:value="-0.000917665078304708" calcext:value-type="float">
            <text:p>-0.0009176651</text:p>
          </table:table-cell>
          <table:table-cell table:formula="of:=[Datos_Nao.E173]" office:value-type="float" office:value="-0.0000992445420706645" calcext:value-type="float">
            <text:p>-9.92445420706645E-005</text:p>
          </table:table-cell>
          <table:table-cell table:formula="of:=[Datos_Nao.F173]" office:value-type="float" office:value="0.134675160050392" calcext:value-type="float">
            <text:p>0.1346751601</text:p>
          </table:table-cell>
          <table:table-cell/>
          <table:table-cell table:formula="of:=[Datos_MoCap.A173]" office:value-type="float" office:value="-0.023516" calcext:value-type="float">
            <text:p>-0.023516</text:p>
          </table:table-cell>
          <table:table-cell table:formula="of:=[Datos_MoCap.B173]" office:value-type="float" office:value="0.111901" calcext:value-type="float">
            <text:p>0.111901</text:p>
          </table:table-cell>
          <table:table-cell table:formula="of:=[Datos_MoCap.C173]" office:value-type="float" office:value="0.125248" calcext:value-type="float">
            <text:p>0.125248</text:p>
          </table:table-cell>
          <table:table-cell table:formula="of:=[Datos_MoCap.D173]" office:value-type="float" office:value="-0.026661" calcext:value-type="float">
            <text:p>-0.026661</text:p>
          </table:table-cell>
          <table:table-cell table:formula="of:=[Datos_MoCap.F173]" office:value-type="float" office:value="0.153656" calcext:value-type="float">
            <text:p>0.153656</text:p>
          </table:table-cell>
          <table:table-cell table:formula="of:=[Datos_MoCap.E173]" office:value-type="float" office:value="0.044972" calcext:value-type="float">
            <text:p>0.044972</text:p>
          </table:table-cell>
          <table:table-cell/>
          <table:table-cell table:formula="of:=([.H173])*(-0.023914362365637)+(-0.0065790614509)" office:value-type="float" office:value="-0.00601669130550968" calcext:value-type="float">
            <text:p>-0.0060166913</text:p>
          </table:table-cell>
          <table:table-cell table:formula="of:=([.J173])*(-0.205408122286256)+(0.109782283331548)" office:value-type="float" office:value="0.084055326831439" calcext:value-type="float">
            <text:p>0.0840553268</text:p>
          </table:table-cell>
          <table:table-cell table:formula="of:=([.I173])*(0.310792688230763)+(-0.016510592847898)" office:value-type="float" office:value="0.0182674197578126" calcext:value-type="float">
            <text:p>0.0182674198</text:p>
          </table:table-cell>
          <table:table-cell table:formula="of:=[.H173]*-1" office:value-type="float" office:value="0.023516" calcext:value-type="float">
            <text:p>0.023516</text:p>
          </table:table-cell>
          <table:table-cell table:formula="of:=[.M173]*-1" office:value-type="float" office:value="-0.044972" calcext:value-type="float">
            <text:p>-0.044972</text:p>
          </table:table-cell>
          <table:table-cell table:formula="of:=([.K173])*(2.23435203765647)+(0.035482883974399)" office:value-type="float" office:value="-0.0240871757015601" calcext:value-type="float">
            <text:p>-0.0240871757</text:p>
          </table:table-cell>
          <table:table-cell table:formula="of:=([.M173])*(0.639359760687662)+(-0.019962373867579)" office:value-type="float" office:value="0.00879091329006654" calcext:value-type="float">
            <text:p>0.0087909133</text:p>
          </table:table-cell>
          <table:table-cell table:formula="of:=([.L173])*(1.26097813916405)+(0.272428916854381)" office:value-type="float" office:value="0.466185773805772" calcext:value-type="float">
            <text:p>0.4661857738</text:p>
          </table:table-cell>
          <table:table-cell table:number-columns-repeated="1002"/>
        </table:table-row>
        <table:table-row table:style-name="ro1">
          <table:table-cell table:formula="of:=[Datos_Nao.A174]" office:value-type="float" office:value="-0.00257552228868008" calcext:value-type="float">
            <text:p>-0.0025755223</text:p>
          </table:table-cell>
          <table:table-cell table:formula="of:=[Datos_Nao.B174]" office:value-type="float" office:value="0.0684218779206276" calcext:value-type="float">
            <text:p>0.0684218779</text:p>
          </table:table-cell>
          <table:table-cell table:formula="of:=[Datos_Nao.C174]" office:value-type="float" office:value="-0.0000382028520107269" calcext:value-type="float">
            <text:p>-3.82028520107269E-005</text:p>
          </table:table-cell>
          <table:table-cell table:formula="of:=[Datos_Nao.D174]" office:value-type="float" office:value="-0.00073413533391431" calcext:value-type="float">
            <text:p>-0.0007341353</text:p>
          </table:table-cell>
          <table:table-cell table:formula="of:=[Datos_Nao.E174]" office:value-type="float" office:value="-0.0000793667131802067" calcext:value-type="float">
            <text:p>-7.93667131802067E-005</text:p>
          </table:table-cell>
          <table:table-cell table:formula="of:=[Datos_Nao.F174]" office:value-type="float" office:value="0.13467700779438" calcext:value-type="float">
            <text:p>0.1346770078</text:p>
          </table:table-cell>
          <table:table-cell/>
          <table:table-cell table:formula="of:=[Datos_MoCap.A174]" office:value-type="float" office:value="-0.027288" calcext:value-type="float">
            <text:p>-0.027288</text:p>
          </table:table-cell>
          <table:table-cell table:formula="of:=[Datos_MoCap.B174]" office:value-type="float" office:value="0.115508" calcext:value-type="float">
            <text:p>0.115508</text:p>
          </table:table-cell>
          <table:table-cell table:formula="of:=[Datos_MoCap.C174]" office:value-type="float" office:value="0.117916" calcext:value-type="float">
            <text:p>0.117916</text:p>
          </table:table-cell>
          <table:table-cell table:formula="of:=[Datos_MoCap.D174]" office:value-type="float" office:value="-0.022566" calcext:value-type="float">
            <text:p>-0.022566</text:p>
          </table:table-cell>
          <table:table-cell table:formula="of:=[Datos_MoCap.F174]" office:value-type="float" office:value="0.155603" calcext:value-type="float">
            <text:p>0.155603</text:p>
          </table:table-cell>
          <table:table-cell table:formula="of:=[Datos_MoCap.E174]" office:value-type="float" office:value="0.05001" calcext:value-type="float">
            <text:p>0.05001</text:p>
          </table:table-cell>
          <table:table-cell/>
          <table:table-cell table:formula="of:=([.H174])*(-0.023914362365637)+(-0.0065790614509)" office:value-type="float" office:value="-0.0059264863306665" calcext:value-type="float">
            <text:p>-0.0059264863</text:p>
          </table:table-cell>
          <table:table-cell table:formula="of:=([.J174])*(-0.205408122286256)+(0.109782283331548)" office:value-type="float" office:value="0.0855613791840418" calcext:value-type="float">
            <text:p>0.0855613792</text:p>
          </table:table-cell>
          <table:table-cell table:formula="of:=([.I174])*(0.310792688230763)+(-0.016510592847898)" office:value-type="float" office:value="0.019388448984261" calcext:value-type="float">
            <text:p>0.019388449</text:p>
          </table:table-cell>
          <table:table-cell table:formula="of:=[.H174]*-1" office:value-type="float" office:value="0.027288" calcext:value-type="float">
            <text:p>0.027288</text:p>
          </table:table-cell>
          <table:table-cell table:formula="of:=[.M174]*-1" office:value-type="float" office:value="-0.05001" calcext:value-type="float">
            <text:p>-0.05001</text:p>
          </table:table-cell>
          <table:table-cell table:formula="of:=([.K174])*(2.23435203765647)+(0.035482883974399)" office:value-type="float" office:value="-0.0149375041073569" calcext:value-type="float">
            <text:p>-0.0149375041</text:p>
          </table:table-cell>
          <table:table-cell table:formula="of:=([.M174])*(0.639359760687662)+(-0.019962373867579)" office:value-type="float" office:value="0.012012007764411" calcext:value-type="float">
            <text:p>0.0120120078</text:p>
          </table:table-cell>
          <table:table-cell table:formula="of:=([.L174])*(1.26097813916405)+(0.272428916854381)" office:value-type="float" office:value="0.468640898242725" calcext:value-type="float">
            <text:p>0.4686408982</text:p>
          </table:table-cell>
          <table:table-cell table:number-columns-repeated="1002"/>
        </table:table-row>
        <table:table-row table:style-name="ro1">
          <table:table-cell table:formula="of:=[Datos_Nao.A175]" office:value-type="float" office:value="-0.00257562333717942" calcext:value-type="float">
            <text:p>-0.0025756233</text:p>
          </table:table-cell>
          <table:table-cell table:formula="of:=[Datos_Nao.B175]" office:value-type="float" office:value="0.0684213563799858" calcext:value-type="float">
            <text:p>0.0684213564</text:p>
          </table:table-cell>
          <table:table-cell table:formula="of:=[Datos_Nao.C175]" office:value-type="float" office:value="-0.0000244155526161194" calcext:value-type="float">
            <text:p>-2.44155526161194E-005</text:p>
          </table:table-cell>
          <table:table-cell table:formula="of:=[Datos_Nao.D175]" office:value-type="float" office:value="-0.00046984656364657" calcext:value-type="float">
            <text:p>-0.0004698466</text:p>
          </table:table-cell>
          <table:table-cell table:formula="of:=[Datos_Nao.E175]" office:value-type="float" office:value="-0.0000507694203406572" calcext:value-type="float">
            <text:p>-5.07694203406572E-005</text:p>
          </table:table-cell>
          <table:table-cell table:formula="of:=[Datos_Nao.F175]" office:value-type="float" office:value="0.134679660201073" calcext:value-type="float">
            <text:p>0.1346796602</text:p>
          </table:table-cell>
          <table:table-cell/>
          <table:table-cell table:formula="of:=[Datos_MoCap.A175]" office:value-type="float" office:value="-0.031662" calcext:value-type="float">
            <text:p>-0.031662</text:p>
          </table:table-cell>
          <table:table-cell table:formula="of:=[Datos_MoCap.B175]" office:value-type="float" office:value="0.119173" calcext:value-type="float">
            <text:p>0.119173</text:p>
          </table:table-cell>
          <table:table-cell table:formula="of:=[Datos_MoCap.C175]" office:value-type="float" office:value="0.111275" calcext:value-type="float">
            <text:p>0.111275</text:p>
          </table:table-cell>
          <table:table-cell table:formula="of:=[Datos_MoCap.D175]" office:value-type="float" office:value="-0.018034" calcext:value-type="float">
            <text:p>-0.018034</text:p>
          </table:table-cell>
          <table:table-cell table:formula="of:=[Datos_MoCap.F175]" office:value-type="float" office:value="0.158178" calcext:value-type="float">
            <text:p>0.158178</text:p>
          </table:table-cell>
          <table:table-cell table:formula="of:=[Datos_MoCap.E175]" office:value-type="float" office:value="0.051291" calcext:value-type="float">
            <text:p>0.051291</text:p>
          </table:table-cell>
          <table:table-cell/>
          <table:table-cell table:formula="of:=([.H175])*(-0.023914362365637)+(-0.0065790614509)" office:value-type="float" office:value="-0.0058218849096792" calcext:value-type="float">
            <text:p>-0.0058218849</text:p>
          </table:table-cell>
          <table:table-cell table:formula="of:=([.J175])*(-0.205408122286256)+(0.109782283331548)" office:value-type="float" office:value="0.0869254945241449" calcext:value-type="float">
            <text:p>0.0869254945</text:p>
          </table:table-cell>
          <table:table-cell table:formula="of:=([.I175])*(0.310792688230763)+(-0.016510592847898)" office:value-type="float" office:value="0.0205275041866267" calcext:value-type="float">
            <text:p>0.0205275042</text:p>
          </table:table-cell>
          <table:table-cell table:formula="of:=[.H175]*-1" office:value-type="float" office:value="0.031662" calcext:value-type="float">
            <text:p>0.031662</text:p>
          </table:table-cell>
          <table:table-cell table:formula="of:=[.M175]*-1" office:value-type="float" office:value="-0.051291" calcext:value-type="float">
            <text:p>-0.051291</text:p>
          </table:table-cell>
          <table:table-cell table:formula="of:=([.K175])*(2.23435203765647)+(0.035482883974399)" office:value-type="float" office:value="-0.00481142067269777" calcext:value-type="float">
            <text:p>-0.0048114207</text:p>
          </table:table-cell>
          <table:table-cell table:formula="of:=([.M175])*(0.639359760687662)+(-0.019962373867579)" office:value-type="float" office:value="0.0128310276178519" calcext:value-type="float">
            <text:p>0.0128310276</text:p>
          </table:table-cell>
          <table:table-cell table:formula="of:=([.L175])*(1.26097813916405)+(0.272428916854381)" office:value-type="float" office:value="0.471887916951072" calcext:value-type="float">
            <text:p>0.471887917</text:p>
          </table:table-cell>
          <table:table-cell table:number-columns-repeated="1002"/>
        </table:table-row>
        <table:table-row table:style-name="ro1">
          <table:table-cell table:formula="of:=[Datos_Nao.A176]" office:value-type="float" office:value="-0.00257566082291305" calcext:value-type="float">
            <text:p>-0.0025756608</text:p>
          </table:table-cell>
          <table:table-cell table:formula="of:=[Datos_Nao.B176]" office:value-type="float" office:value="0.0684211477637291" calcext:value-type="float">
            <text:p>0.0684211478</text:p>
          </table:table-cell>
          <table:table-cell table:formula="of:=[Datos_Nao.C176]" office:value-type="float" office:value="-0.0000194944441318512" calcext:value-type="float">
            <text:p>-1.94944441318512E-005</text:p>
          </table:table-cell>
          <table:table-cell table:formula="of:=[Datos_Nao.D176]" office:value-type="float" office:value="-0.000375877920305356" calcext:value-type="float">
            <text:p>-0.0003758779</text:p>
          </table:table-cell>
          <table:table-cell table:formula="of:=[Datos_Nao.E176]" office:value-type="float" office:value="-0.0000406082981498912" calcext:value-type="float">
            <text:p>-4.06082981498912E-005</text:p>
          </table:table-cell>
          <table:table-cell table:formula="of:=[Datos_Nao.F176]" office:value-type="float" office:value="0.134680539369583" calcext:value-type="float">
            <text:p>0.1346805394</text:p>
          </table:table-cell>
          <table:table-cell/>
          <table:table-cell table:formula="of:=[Datos_MoCap.A176]" office:value-type="float" office:value="-0.036557" calcext:value-type="float">
            <text:p>-0.036557</text:p>
          </table:table-cell>
          <table:table-cell table:formula="of:=[Datos_MoCap.B176]" office:value-type="float" office:value="0.12341" calcext:value-type="float">
            <text:p>0.12341</text:p>
          </table:table-cell>
          <table:table-cell table:formula="of:=[Datos_MoCap.C176]" office:value-type="float" office:value="0.104869" calcext:value-type="float">
            <text:p>0.104869</text:p>
          </table:table-cell>
          <table:table-cell table:formula="of:=[Datos_MoCap.D176]" office:value-type="float" office:value="-0.012595" calcext:value-type="float">
            <text:p>-0.012595</text:p>
          </table:table-cell>
          <table:table-cell table:formula="of:=[Datos_MoCap.F176]" office:value-type="float" office:value="0.160081" calcext:value-type="float">
            <text:p>0.160081</text:p>
          </table:table-cell>
          <table:table-cell table:formula="of:=[Datos_MoCap.E176]" office:value-type="float" office:value="0.051421" calcext:value-type="float">
            <text:p>0.051421</text:p>
          </table:table-cell>
          <table:table-cell/>
          <table:table-cell table:formula="of:=([.H176])*(-0.023914362365637)+(-0.0065790614509)" office:value-type="float" office:value="-0.00570482410589941" calcext:value-type="float">
            <text:p>-0.0057048241</text:p>
          </table:table-cell>
          <table:table-cell table:formula="of:=([.J176])*(-0.205408122286256)+(0.109782283331548)" office:value-type="float" office:value="0.0882413389555106" calcext:value-type="float">
            <text:p>0.088241339</text:p>
          </table:table-cell>
          <table:table-cell table:formula="of:=([.I176])*(0.310792688230763)+(-0.016510592847898)" office:value-type="float" office:value="0.0218443328066605" calcext:value-type="float">
            <text:p>0.0218443328</text:p>
          </table:table-cell>
          <table:table-cell table:formula="of:=[.H176]*-1" office:value-type="float" office:value="0.036557" calcext:value-type="float">
            <text:p>0.036557</text:p>
          </table:table-cell>
          <table:table-cell table:formula="of:=[.M176]*-1" office:value-type="float" office:value="-0.051421" calcext:value-type="float">
            <text:p>-0.051421</text:p>
          </table:table-cell>
          <table:table-cell table:formula="of:=([.K176])*(2.23435203765647)+(0.035482883974399)" office:value-type="float" office:value="0.00734122006011577" calcext:value-type="float">
            <text:p>0.0073412201</text:p>
          </table:table-cell>
          <table:table-cell table:formula="of:=([.M176])*(0.639359760687662)+(-0.019962373867579)" office:value-type="float" office:value="0.0129141443867413" calcext:value-type="float">
            <text:p>0.0129141444</text:p>
          </table:table-cell>
          <table:table-cell table:formula="of:=([.L176])*(1.26097813916405)+(0.272428916854381)" office:value-type="float" office:value="0.474287558349901" calcext:value-type="float">
            <text:p>0.4742875583</text:p>
          </table:table-cell>
          <table:table-cell table:number-columns-repeated="1002"/>
        </table:table-row>
        <table:table-row table:style-name="ro1">
          <table:table-cell table:formula="of:=[Datos_Nao.A177]" office:value-type="float" office:value="-0.00257568364031613" calcext:value-type="float">
            <text:p>-0.0025756836</text:p>
          </table:table-cell>
          <table:table-cell table:formula="of:=[Datos_Nao.B177]" office:value-type="float" office:value="0.0684209987521172" calcext:value-type="float">
            <text:p>0.0684209988</text:p>
          </table:table-cell>
          <table:table-cell table:formula="of:=[Datos_Nao.C177]" office:value-type="float" office:value="-0.0000155344605445862" calcext:value-type="float">
            <text:p>-1.55344605445862E-005</text:p>
          </table:table-cell>
          <table:table-cell table:formula="of:=[Datos_Nao.D177]" office:value-type="float" office:value="-0.000300700863590464" calcext:value-type="float">
            <text:p>-0.0003007009</text:p>
          </table:table-cell>
          <table:table-cell table:formula="of:=[Datos_Nao.E177]" office:value-type="float" office:value="-0.0000324824286508374" calcext:value-type="float">
            <text:p>-3.24824286508374E-005</text:p>
          </table:table-cell>
          <table:table-cell table:formula="of:=[Datos_Nao.F177]" office:value-type="float" office:value="0.134681269526482" calcext:value-type="float">
            <text:p>0.1346812695</text:p>
          </table:table-cell>
          <table:table-cell/>
          <table:table-cell table:formula="of:=[Datos_MoCap.A177]" office:value-type="float" office:value="-0.041965" calcext:value-type="float">
            <text:p>-0.041965</text:p>
          </table:table-cell>
          <table:table-cell table:formula="of:=[Datos_MoCap.B177]" office:value-type="float" office:value="0.128475" calcext:value-type="float">
            <text:p>0.128475</text:p>
          </table:table-cell>
          <table:table-cell table:formula="of:=[Datos_MoCap.C177]" office:value-type="float" office:value="0.099241" calcext:value-type="float">
            <text:p>0.099241</text:p>
          </table:table-cell>
          <table:table-cell table:formula="of:=[Datos_MoCap.D177]" office:value-type="float" office:value="-0.011682" calcext:value-type="float">
            <text:p>-0.011682</text:p>
          </table:table-cell>
          <table:table-cell table:formula="of:=[Datos_MoCap.F177]" office:value-type="float" office:value="0.163728" calcext:value-type="float">
            <text:p>0.163728</text:p>
          </table:table-cell>
          <table:table-cell table:formula="of:=[Datos_MoCap.E177]" office:value-type="float" office:value="0.049251" calcext:value-type="float">
            <text:p>0.049251</text:p>
          </table:table-cell>
          <table:table-cell/>
          <table:table-cell table:formula="of:=([.H177])*(-0.023914362365637)+(-0.0065790614509)" office:value-type="float" office:value="-0.00557549523422604" calcext:value-type="float">
            <text:p>-0.0055754952</text:p>
          </table:table-cell>
          <table:table-cell table:formula="of:=([.J177])*(-0.205408122286256)+(0.109782283331548)" office:value-type="float" office:value="0.0893973758677377" calcext:value-type="float">
            <text:p>0.0893973759</text:p>
          </table:table-cell>
          <table:table-cell table:formula="of:=([.I177])*(0.310792688230763)+(-0.016510592847898)" office:value-type="float" office:value="0.0234184977725493" calcext:value-type="float">
            <text:p>0.0234184978</text:p>
          </table:table-cell>
          <table:table-cell table:formula="of:=[.H177]*-1" office:value-type="float" office:value="0.041965" calcext:value-type="float">
            <text:p>0.041965</text:p>
          </table:table-cell>
          <table:table-cell table:formula="of:=[.M177]*-1" office:value-type="float" office:value="-0.049251" calcext:value-type="float">
            <text:p>-0.049251</text:p>
          </table:table-cell>
          <table:table-cell table:formula="of:=([.K177])*(2.23435203765647)+(0.035482883974399)" office:value-type="float" office:value="0.00938118347049613" calcext:value-type="float">
            <text:p>0.0093811835</text:p>
          </table:table-cell>
          <table:table-cell table:formula="of:=([.M177])*(0.639359760687662)+(-0.019962373867579)" office:value-type="float" office:value="0.011526733706049" calcext:value-type="float">
            <text:p>0.0115267337</text:p>
          </table:table-cell>
          <table:table-cell table:formula="of:=([.L177])*(1.26097813916405)+(0.272428916854381)" office:value-type="float" office:value="0.478886345623433" calcext:value-type="float">
            <text:p>0.4788863456</text:p>
          </table:table-cell>
          <table:table-cell table:number-columns-repeated="1002"/>
        </table:table-row>
        <table:table-row table:style-name="ro1">
          <table:table-cell table:formula="of:=[Datos_Nao.A178]" office:value-type="float" office:value="-0.00257571809925139" calcext:value-type="float">
            <text:p>-0.0025757181</text:p>
          </table:table-cell>
          <table:table-cell table:formula="of:=[Datos_Nao.B178]" office:value-type="float" office:value="0.0684208124876022" calcext:value-type="float">
            <text:p>0.0684208125</text:p>
          </table:table-cell>
          <table:table-cell table:formula="of:=[Datos_Nao.C178]" office:value-type="float" office:value="-0.00000989809632301331" calcext:value-type="float">
            <text:p>-9.89809632301331E-006</text:p>
          </table:table-cell>
          <table:table-cell table:formula="of:=[Datos_Nao.D178]" office:value-type="float" office:value="-0.000192447230801918" calcext:value-type="float">
            <text:p>-0.0001924472</text:p>
          </table:table-cell>
          <table:table-cell table:formula="of:=[Datos_Nao.E178]" office:value-type="float" office:value="-0.0000207855046028271" calcext:value-type="float">
            <text:p>-2.07855046028271E-005</text:p>
          </table:table-cell>
          <table:table-cell table:formula="of:=[Datos_Nao.F178]" office:value-type="float" office:value="0.134682446718216" calcext:value-type="float">
            <text:p>0.1346824467</text:p>
          </table:table-cell>
          <table:table-cell/>
          <table:table-cell table:formula="of:=[Datos_MoCap.A178]" office:value-type="float" office:value="-0.047788" calcext:value-type="float">
            <text:p>-0.047788</text:p>
          </table:table-cell>
          <table:table-cell table:formula="of:=[Datos_MoCap.B178]" office:value-type="float" office:value="0.133808" calcext:value-type="float">
            <text:p>0.133808</text:p>
          </table:table-cell>
          <table:table-cell table:formula="of:=[Datos_MoCap.C178]" office:value-type="float" office:value="0.093727" calcext:value-type="float">
            <text:p>0.093727</text:p>
          </table:table-cell>
          <table:table-cell table:formula="of:=[Datos_MoCap.D178]" office:value-type="float" office:value="-0.010311" calcext:value-type="float">
            <text:p>-0.010311</text:p>
          </table:table-cell>
          <table:table-cell table:formula="of:=[Datos_MoCap.F178]" office:value-type="float" office:value="0.167098" calcext:value-type="float">
            <text:p>0.167098</text:p>
          </table:table-cell>
          <table:table-cell table:formula="of:=[Datos_MoCap.E178]" office:value-type="float" office:value="0.046669" calcext:value-type="float">
            <text:p>0.046669</text:p>
          </table:table-cell>
          <table:table-cell/>
          <table:table-cell table:formula="of:=([.H178])*(-0.023914362365637)+(-0.0065790614509)" office:value-type="float" office:value="-0.00543624190217094" calcext:value-type="float">
            <text:p>-0.0054362419</text:p>
          </table:table-cell>
          <table:table-cell table:formula="of:=([.J178])*(-0.205408122286256)+(0.109782283331548)" office:value-type="float" office:value="0.0905299962540241" calcext:value-type="float">
            <text:p>0.0905299963</text:p>
          </table:table-cell>
          <table:table-cell table:formula="of:=([.I178])*(0.310792688230763)+(-0.016510592847898)" office:value-type="float" office:value="0.0250759551788839" calcext:value-type="float">
            <text:p>0.0250759552</text:p>
          </table:table-cell>
          <table:table-cell table:formula="of:=[.H178]*-1" office:value-type="float" office:value="0.047788" calcext:value-type="float">
            <text:p>0.047788</text:p>
          </table:table-cell>
          <table:table-cell table:formula="of:=[.M178]*-1" office:value-type="float" office:value="-0.046669" calcext:value-type="float">
            <text:p>-0.046669</text:p>
          </table:table-cell>
          <table:table-cell table:formula="of:=([.K178])*(2.23435203765647)+(0.035482883974399)" office:value-type="float" office:value="0.0124444801141231" calcext:value-type="float">
            <text:p>0.0124444801</text:p>
          </table:table-cell>
          <table:table-cell table:formula="of:=([.M178])*(0.639359760687662)+(-0.019962373867579)" office:value-type="float" office:value="0.0098759068039535" calcext:value-type="float">
            <text:p>0.0098759068</text:p>
          </table:table-cell>
          <table:table-cell table:formula="of:=([.L178])*(1.26097813916405)+(0.272428916854381)" office:value-type="float" office:value="0.483135841952415" calcext:value-type="float">
            <text:p>0.483135842</text:p>
          </table:table-cell>
          <table:table-cell table:number-columns-repeated="1002"/>
        </table:table-row>
        <table:table-row table:style-name="ro1">
          <table:table-cell table:formula="of:=[Datos_Nao.A179]" office:value-type="float" office:value="-0.00257575232535601" calcext:value-type="float">
            <text:p>-0.0025757523</text:p>
          </table:table-cell>
          <table:table-cell table:formula="of:=[Datos_Nao.B179]" office:value-type="float" office:value="0.0684207305312157" calcext:value-type="float">
            <text:p>0.0684207305</text:p>
          </table:table-cell>
          <table:table-cell table:formula="of:=[Datos_Nao.C179]" office:value-type="float" office:value="-0.00000787153840065002" calcext:value-type="float">
            <text:p>-7.87153840065002E-006</text:p>
          </table:table-cell>
          <table:table-cell table:formula="of:=[Datos_Nao.D179]" office:value-type="float" office:value="-0.000153959088493139" calcext:value-type="float">
            <text:p>-0.0001539591</text:p>
          </table:table-cell>
          <table:table-cell table:formula="of:=[Datos_Nao.E179]" office:value-type="float" office:value="-0.0000166274367074948" calcext:value-type="float">
            <text:p>-1.66274367074948E-005</text:p>
          </table:table-cell>
          <table:table-cell table:formula="of:=[Datos_Nao.F179]" office:value-type="float" office:value="0.134682819247246" calcext:value-type="float">
            <text:p>0.1346828192</text:p>
          </table:table-cell>
          <table:table-cell/>
          <table:table-cell table:formula="of:=[Datos_MoCap.A179]" office:value-type="float" office:value="-0.054178" calcext:value-type="float">
            <text:p>-0.054178</text:p>
          </table:table-cell>
          <table:table-cell table:formula="of:=[Datos_MoCap.B179]" office:value-type="float" office:value="0.139349" calcext:value-type="float">
            <text:p>0.139349</text:p>
          </table:table-cell>
          <table:table-cell table:formula="of:=[Datos_MoCap.C179]" office:value-type="float" office:value="0.088223" calcext:value-type="float">
            <text:p>0.088223</text:p>
          </table:table-cell>
          <table:table-cell table:formula="of:=[Datos_MoCap.D179]" office:value-type="float" office:value="-0.008379" calcext:value-type="float">
            <text:p>-0.008379</text:p>
          </table:table-cell>
          <table:table-cell table:formula="of:=[Datos_MoCap.F179]" office:value-type="float" office:value="0.170196" calcext:value-type="float">
            <text:p>0.170196</text:p>
          </table:table-cell>
          <table:table-cell table:formula="of:=[Datos_MoCap.E179]" office:value-type="float" office:value="0.045791" calcext:value-type="float">
            <text:p>0.045791</text:p>
          </table:table-cell>
          <table:table-cell/>
          <table:table-cell table:formula="of:=([.H179])*(-0.023914362365637)+(-0.0065790614509)" office:value-type="float" office:value="-0.00528342912665452" calcext:value-type="float">
            <text:p>-0.0052834291</text:p>
          </table:table-cell>
          <table:table-cell table:formula="of:=([.J179])*(-0.205408122286256)+(0.109782283331548)" office:value-type="float" office:value="0.0916605625590876" calcext:value-type="float">
            <text:p>0.0916605626</text:p>
          </table:table-cell>
          <table:table-cell table:formula="of:=([.I179])*(0.310792688230763)+(-0.016510592847898)" office:value-type="float" office:value="0.0267980574643706" calcext:value-type="float">
            <text:p>0.0267980575</text:p>
          </table:table-cell>
          <table:table-cell table:formula="of:=[.H179]*-1" office:value-type="float" office:value="0.054178" calcext:value-type="float">
            <text:p>0.054178</text:p>
          </table:table-cell>
          <table:table-cell table:formula="of:=[.M179]*-1" office:value-type="float" office:value="-0.045791" calcext:value-type="float">
            <text:p>-0.045791</text:p>
          </table:table-cell>
          <table:table-cell table:formula="of:=([.K179])*(2.23435203765647)+(0.035482883974399)" office:value-type="float" office:value="0.0167612482508754" calcext:value-type="float">
            <text:p>0.0167612483</text:p>
          </table:table-cell>
          <table:table-cell table:formula="of:=([.M179])*(0.639359760687662)+(-0.019962373867579)" office:value-type="float" office:value="0.00931454893406973" calcext:value-type="float">
            <text:p>0.0093145489</text:p>
          </table:table-cell>
          <table:table-cell table:formula="of:=([.L179])*(1.26097813916405)+(0.272428916854381)" office:value-type="float" office:value="0.487042352227546" calcext:value-type="float">
            <text:p>0.4870423522</text:p>
          </table:table-cell>
          <table:table-cell table:number-columns-repeated="1002"/>
        </table:table-row>
        <table:table-row table:style-name="ro1">
          <table:table-cell table:formula="of:=[Datos_Nao.A180]" office:value-type="float" office:value="-0.00257575535215437" calcext:value-type="float">
            <text:p>-0.0025757554</text:p>
          </table:table-cell>
          <table:table-cell table:formula="of:=[Datos_Nao.B180]" office:value-type="float" office:value="0.0684205889701843" calcext:value-type="float">
            <text:p>0.068420589</text:p>
          </table:table-cell>
          <table:table-cell table:formula="of:=[Datos_Nao.C180]" office:value-type="float" office:value="-0.00000497326254844666" calcext:value-type="float">
            <text:p>-4.97326254844666E-006</text:p>
          </table:table-cell>
          <table:table-cell table:formula="of:=[Datos_Nao.D180]" office:value-type="float" office:value="-0.000098531942057889" calcext:value-type="float">
            <text:p>-9.8531942057889E-005</text:p>
          </table:table-cell>
          <table:table-cell table:formula="of:=[Datos_Nao.E180]" office:value-type="float" office:value="-0.000010642101187841" calcext:value-type="float">
            <text:p>-1.0642101187841E-005</text:p>
          </table:table-cell>
          <table:table-cell table:formula="of:=[Datos_Nao.F180]" office:value-type="float" office:value="0.134683325886726" calcext:value-type="float">
            <text:p>0.1346833259</text:p>
          </table:table-cell>
          <table:table-cell/>
          <table:table-cell table:formula="of:=[Datos_MoCap.A180]" office:value-type="float" office:value="-0.061034" calcext:value-type="float">
            <text:p>-0.061034</text:p>
          </table:table-cell>
          <table:table-cell table:formula="of:=[Datos_MoCap.B180]" office:value-type="float" office:value="0.145211" calcext:value-type="float">
            <text:p>0.145211</text:p>
          </table:table-cell>
          <table:table-cell table:formula="of:=[Datos_MoCap.C180]" office:value-type="float" office:value="0.082567" calcext:value-type="float">
            <text:p>0.082567</text:p>
          </table:table-cell>
          <table:table-cell table:formula="of:=[Datos_MoCap.D180]" office:value-type="float" office:value="-0.003533" calcext:value-type="float">
            <text:p>-0.003533</text:p>
          </table:table-cell>
          <table:table-cell table:formula="of:=[Datos_MoCap.F180]" office:value-type="float" office:value="0.173127" calcext:value-type="float">
            <text:p>0.173127</text:p>
          </table:table-cell>
          <table:table-cell table:formula="of:=[Datos_MoCap.E180]" office:value-type="float" office:value="0.046806" calcext:value-type="float">
            <text:p>0.046806</text:p>
          </table:table-cell>
          <table:table-cell/>
          <table:table-cell table:formula="of:=([.H180])*(-0.023914362365637)+(-0.0065790614509)" office:value-type="float" office:value="-0.00511947225827571" calcext:value-type="float">
            <text:p>-0.0051194723</text:p>
          </table:table-cell>
          <table:table-cell table:formula="of:=([.J180])*(-0.205408122286256)+(0.109782283331548)" office:value-type="float" office:value="0.0928223508987387" calcext:value-type="float">
            <text:p>0.0928223509</text:p>
          </table:table-cell>
          <table:table-cell table:formula="of:=([.I180])*(0.310792688230763)+(-0.016510592847898)" office:value-type="float" office:value="0.0286199242027793" calcext:value-type="float">
            <text:p>0.0286199242</text:p>
          </table:table-cell>
          <table:table-cell table:formula="of:=[.H180]*-1" office:value-type="float" office:value="0.061034" calcext:value-type="float">
            <text:p>0.061034</text:p>
          </table:table-cell>
          <table:table-cell table:formula="of:=[.M180]*-1" office:value-type="float" office:value="-0.046806" calcext:value-type="float">
            <text:p>-0.046806</text:p>
          </table:table-cell>
          <table:table-cell table:formula="of:=([.K180])*(2.23435203765647)+(0.035482883974399)" office:value-type="float" office:value="0.0275889182253587" calcext:value-type="float">
            <text:p>0.0275889182</text:p>
          </table:table-cell>
          <table:table-cell table:formula="of:=([.M180])*(0.639359760687662)+(-0.019962373867579)" office:value-type="float" office:value="0.00996349909116771" calcext:value-type="float">
            <text:p>0.0099634991</text:p>
          </table:table-cell>
          <table:table-cell table:formula="of:=([.L180])*(1.26097813916405)+(0.272428916854381)" office:value-type="float" office:value="0.490738279153435" calcext:value-type="float">
            <text:p>0.4907382792</text:p>
          </table:table-cell>
          <table:table-cell table:number-columns-repeated="1002"/>
        </table:table-row>
        <table:table-row table:style-name="ro1">
          <table:table-cell table:formula="of:=[Datos_Nao.A181]" office:value-type="float" office:value="-0.0025757837574929" calcext:value-type="float">
            <text:p>-0.0025757838</text:p>
          </table:table-cell>
          <table:table-cell table:formula="of:=[Datos_Nao.B181]" office:value-type="float" office:value="0.0684205591678619" calcext:value-type="float">
            <text:p>0.0684205592</text:p>
          </table:table-cell>
          <table:table-cell table:formula="of:=[Datos_Nao.C181]" office:value-type="float" office:value="-0.00000394135713577271" calcext:value-type="float">
            <text:p>-3.94135713577271E-006</text:p>
          </table:table-cell>
          <table:table-cell table:formula="of:=[Datos_Nao.D181]" office:value-type="float" office:value="-0.0000788253819337115" calcext:value-type="float">
            <text:p>-7.88253819337115E-005</text:p>
          </table:table-cell>
          <table:table-cell table:formula="of:=[Datos_Nao.E181]" office:value-type="float" office:value="-0.00000851385084388312" calcext:value-type="float">
            <text:p>-8.51385084388312E-006</text:p>
          </table:table-cell>
          <table:table-cell table:formula="of:=[Datos_Nao.F181]" office:value-type="float" office:value="0.134683609008789" calcext:value-type="float">
            <text:p>0.134683609</text:p>
          </table:table-cell>
          <table:table-cell/>
          <table:table-cell table:formula="of:=[Datos_MoCap.A181]" office:value-type="float" office:value="-0.068403" calcext:value-type="float">
            <text:p>-0.068403</text:p>
          </table:table-cell>
          <table:table-cell table:formula="of:=[Datos_MoCap.B181]" office:value-type="float" office:value="0.151534" calcext:value-type="float">
            <text:p>0.151534</text:p>
          </table:table-cell>
          <table:table-cell table:formula="of:=[Datos_MoCap.C181]" office:value-type="float" office:value="0.077166" calcext:value-type="float">
            <text:p>0.077166</text:p>
          </table:table-cell>
          <table:table-cell table:formula="of:=[Datos_MoCap.D181]" office:value-type="float" office:value="-0.000224" calcext:value-type="float">
            <text:p>-0.000224</text:p>
          </table:table-cell>
          <table:table-cell table:formula="of:=[Datos_MoCap.F181]" office:value-type="float" office:value="0.175049" calcext:value-type="float">
            <text:p>0.175049</text:p>
          </table:table-cell>
          <table:table-cell table:formula="of:=[Datos_MoCap.E181]" office:value-type="float" office:value="0.04759" calcext:value-type="float">
            <text:p>0.04759</text:p>
          </table:table-cell>
          <table:table-cell/>
          <table:table-cell table:formula="of:=([.H181])*(-0.023914362365637)+(-0.0065790614509)" office:value-type="float" office:value="-0.00494324732200333" calcext:value-type="float">
            <text:p>-0.0049432473</text:p>
          </table:table-cell>
          <table:table-cell table:formula="of:=([.J181])*(-0.205408122286256)+(0.109782283331548)" office:value-type="float" office:value="0.0939317601672068" calcext:value-type="float">
            <text:p>0.0939317602</text:p>
          </table:table-cell>
          <table:table-cell table:formula="of:=([.I181])*(0.310792688230763)+(-0.016510592847898)" office:value-type="float" office:value="0.0305850663704624" calcext:value-type="float">
            <text:p>0.0305850664</text:p>
          </table:table-cell>
          <table:table-cell table:formula="of:=[.H181]*-1" office:value-type="float" office:value="0.068403" calcext:value-type="float">
            <text:p>0.068403</text:p>
          </table:table-cell>
          <table:table-cell table:formula="of:=[.M181]*-1" office:value-type="float" office:value="-0.04759" calcext:value-type="float">
            <text:p>-0.04759</text:p>
          </table:table-cell>
          <table:table-cell table:formula="of:=([.K181])*(2.23435203765647)+(0.035482883974399)" office:value-type="float" office:value="0.034982389117964" calcext:value-type="float">
            <text:p>0.0349823891</text:p>
          </table:table-cell>
          <table:table-cell table:formula="of:=([.M181])*(0.639359760687662)+(-0.019962373867579)" office:value-type="float" office:value="0.0104647571435468" calcext:value-type="float">
            <text:p>0.0104647571</text:p>
          </table:table-cell>
          <table:table-cell table:formula="of:=([.L181])*(1.26097813916405)+(0.272428916854381)" office:value-type="float" office:value="0.493161879136909" calcext:value-type="float">
            <text:p>0.4931618791</text:p>
          </table:table-cell>
          <table:table-cell table:number-columns-repeated="1002"/>
        </table:table-row>
        <table:table-row table:style-name="ro1">
          <table:table-cell table:formula="of:=[Datos_Nao.A182]" office:value-type="float" office:value="-0.00257578096352518" calcext:value-type="float">
            <text:p>-0.002575781</text:p>
          </table:table-cell>
          <table:table-cell table:formula="of:=[Datos_Nao.B182]" office:value-type="float" office:value="0.0684205144643784" calcext:value-type="float">
            <text:p>0.0684205145</text:p>
          </table:table-cell>
          <table:table-cell table:formula="of:=[Datos_Nao.C182]" office:value-type="float" office:value="-0.00000248104333877563" calcext:value-type="float">
            <text:p>-0.000002481</text:p>
          </table:table-cell>
          <table:table-cell table:formula="of:=[Datos_Nao.D182]" office:value-type="float" office:value="-0.0000504497365909629" calcext:value-type="float">
            <text:p>-5.04497365909629E-005</text:p>
          </table:table-cell>
          <table:table-cell table:formula="of:=[Datos_Nao.E182]" office:value-type="float" office:value="-0.00000544962722415221" calcext:value-type="float">
            <text:p>-5.44962722415221E-006</text:p>
          </table:table-cell>
          <table:table-cell table:formula="of:=[Datos_Nao.F182]" office:value-type="float" office:value="0.134683817625046" calcext:value-type="float">
            <text:p>0.1346838176</text:p>
          </table:table-cell>
          <table:table-cell/>
          <table:table-cell table:formula="of:=[Datos_MoCap.A182]" office:value-type="float" office:value="-0.076389" calcext:value-type="float">
            <text:p>-0.076389</text:p>
          </table:table-cell>
          <table:table-cell table:formula="of:=[Datos_MoCap.B182]" office:value-type="float" office:value="0.157903" calcext:value-type="float">
            <text:p>0.157903</text:p>
          </table:table-cell>
          <table:table-cell table:formula="of:=[Datos_MoCap.C182]" office:value-type="float" office:value="0.071959" calcext:value-type="float">
            <text:p>0.071959</text:p>
          </table:table-cell>
          <table:table-cell table:formula="of:=[Datos_MoCap.D182]" office:value-type="float" office:value="0.004117" calcext:value-type="float">
            <text:p>0.004117</text:p>
          </table:table-cell>
          <table:table-cell table:formula="of:=[Datos_MoCap.F182]" office:value-type="float" office:value="0.176102" calcext:value-type="float">
            <text:p>0.176102</text:p>
          </table:table-cell>
          <table:table-cell table:formula="of:=[Datos_MoCap.E182]" office:value-type="float" office:value="0.046743" calcext:value-type="float">
            <text:p>0.046743</text:p>
          </table:table-cell>
          <table:table-cell/>
          <table:table-cell table:formula="of:=([.H182])*(-0.023914362365637)+(-0.0065790614509)" office:value-type="float" office:value="-0.00475226722415136" calcext:value-type="float">
            <text:p>-0.0047522672</text:p>
          </table:table-cell>
          <table:table-cell table:formula="of:=([.J182])*(-0.205408122286256)+(0.109782283331548)" office:value-type="float" office:value="0.0950013202599513" calcext:value-type="float">
            <text:p>0.0950013203</text:p>
          </table:table-cell>
          <table:table-cell table:formula="of:=([.I182])*(0.310792688230763)+(-0.016510592847898)" office:value-type="float" office:value="0.0325645050018042" calcext:value-type="float">
            <text:p>0.032564505</text:p>
          </table:table-cell>
          <table:table-cell table:formula="of:=[.H182]*-1" office:value-type="float" office:value="0.076389" calcext:value-type="float">
            <text:p>0.076389</text:p>
          </table:table-cell>
          <table:table-cell table:formula="of:=[.M182]*-1" office:value-type="float" office:value="-0.046743" calcext:value-type="float">
            <text:p>-0.046743</text:p>
          </table:table-cell>
          <table:table-cell table:formula="of:=([.K182])*(2.23435203765647)+(0.035482883974399)" office:value-type="float" office:value="0.0446817113134307" calcext:value-type="float">
            <text:p>0.0446817113</text:p>
          </table:table-cell>
          <table:table-cell table:formula="of:=([.M182])*(0.639359760687662)+(-0.019962373867579)" office:value-type="float" office:value="0.00992321942624439" calcext:value-type="float">
            <text:p>0.0099232194</text:p>
          </table:table-cell>
          <table:table-cell table:formula="of:=([.L182])*(1.26097813916405)+(0.272428916854381)" office:value-type="float" office:value="0.494489689117448" calcext:value-type="float">
            <text:p>0.4944896891</text:p>
          </table:table-cell>
          <table:table-cell table:number-columns-repeated="1002"/>
        </table:table-row>
        <table:table-row table:style-name="ro1">
          <table:table-cell table:formula="of:=[Datos_Nao.A183]" office:value-type="float" office:value="-0.00257578701712191" calcext:value-type="float">
            <text:p>-0.002575787</text:p>
          </table:table-cell>
          <table:table-cell table:formula="of:=[Datos_Nao.B183]" office:value-type="float" office:value="0.0684204772114754" calcext:value-type="float">
            <text:p>0.0684204772</text:p>
          </table:table-cell>
          <table:table-cell table:formula="of:=[Datos_Nao.C183]" office:value-type="float" office:value="-0.00000194460153579712" calcext:value-type="float">
            <text:p>-1.94460153579712E-006</text:p>
          </table:table-cell>
          <table:table-cell table:formula="of:=[Datos_Nao.D183]" office:value-type="float" office:value="-0.0000403594603994861" calcext:value-type="float">
            <text:p>-4.03594603994861E-005</text:p>
          </table:table-cell>
          <table:table-cell table:formula="of:=[Datos_Nao.E183]" office:value-type="float" office:value="-0.00000435976744483924" calcext:value-type="float">
            <text:p>-4.35976744483924E-006</text:p>
          </table:table-cell>
          <table:table-cell table:formula="of:=[Datos_Nao.F183]" office:value-type="float" office:value="0.134683951735497" calcext:value-type="float">
            <text:p>0.1346839517</text:p>
          </table:table-cell>
          <table:table-cell/>
          <table:table-cell table:formula="of:=[Datos_MoCap.A183]" office:value-type="float" office:value="-0.084839" calcext:value-type="float">
            <text:p>-0.084839</text:p>
          </table:table-cell>
          <table:table-cell table:formula="of:=[Datos_MoCap.B183]" office:value-type="float" office:value="0.164394" calcext:value-type="float">
            <text:p>0.164394</text:p>
          </table:table-cell>
          <table:table-cell table:formula="of:=[Datos_MoCap.C183]" office:value-type="float" office:value="0.066794" calcext:value-type="float">
            <text:p>0.066794</text:p>
          </table:table-cell>
          <table:table-cell table:formula="of:=[Datos_MoCap.D183]" office:value-type="float" office:value="0.006262" calcext:value-type="float">
            <text:p>0.006262</text:p>
          </table:table-cell>
          <table:table-cell table:formula="of:=[Datos_MoCap.F183]" office:value-type="float" office:value="0.177642" calcext:value-type="float">
            <text:p>0.177642</text:p>
          </table:table-cell>
          <table:table-cell table:formula="of:=[Datos_MoCap.E183]" office:value-type="float" office:value="0.043501" calcext:value-type="float">
            <text:p>0.043501</text:p>
          </table:table-cell>
          <table:table-cell/>
          <table:table-cell table:formula="of:=([.H183])*(-0.023914362365637)+(-0.0065790614509)" office:value-type="float" office:value="-0.00455019086216172" calcext:value-type="float">
            <text:p>-0.0045501909</text:p>
          </table:table-cell>
          <table:table-cell table:formula="of:=([.J183])*(-0.205408122286256)+(0.109782283331548)" office:value-type="float" office:value="0.0960622532115598" calcext:value-type="float">
            <text:p>0.0960622532</text:p>
          </table:table-cell>
          <table:table-cell table:formula="of:=([.I183])*(0.310792688230763)+(-0.016510592847898)" office:value-type="float" office:value="0.03458186034111" calcext:value-type="float">
            <text:p>0.0345818603</text:p>
          </table:table-cell>
          <table:table-cell table:formula="of:=[.H183]*-1" office:value-type="float" office:value="0.084839" calcext:value-type="float">
            <text:p>0.084839</text:p>
          </table:table-cell>
          <table:table-cell table:formula="of:=[.M183]*-1" office:value-type="float" office:value="-0.043501" calcext:value-type="float">
            <text:p>-0.043501</text:p>
          </table:table-cell>
          <table:table-cell table:formula="of:=([.K183])*(2.23435203765647)+(0.035482883974399)" office:value-type="float" office:value="0.0494743964342038" calcext:value-type="float">
            <text:p>0.0494743964</text:p>
          </table:table-cell>
          <table:table-cell table:formula="of:=([.M183])*(0.639359760687662)+(-0.019962373867579)" office:value-type="float" office:value="0.00785041508209499" calcext:value-type="float">
            <text:p>0.0078504151</text:p>
          </table:table-cell>
          <table:table-cell table:formula="of:=([.L183])*(1.26097813916405)+(0.272428916854381)" office:value-type="float" office:value="0.496431595451761" calcext:value-type="float">
            <text:p>0.4964315955</text:p>
          </table:table-cell>
          <table:table-cell table:number-columns-repeated="1002"/>
        </table:table-row>
        <table:table-row table:style-name="ro1">
          <table:table-cell table:formula="of:=[Datos_Nao.A184]" office:value-type="float" office:value="-0.00257577747106552" calcext:value-type="float">
            <text:p>-0.0025757775</text:p>
          </table:table-cell>
          <table:table-cell table:formula="of:=[Datos_Nao.B184]" office:value-type="float" office:value="0.0684204548597336" calcext:value-type="float">
            <text:p>0.0684204549</text:p>
          </table:table-cell>
          <table:table-cell table:formula="of:=[Datos_Nao.C184]" office:value-type="float" office:value="-0.00000117719173431396" calcext:value-type="float">
            <text:p>-1.17719173431396E-006</text:p>
          </table:table-cell>
          <table:table-cell table:formula="of:=[Datos_Nao.D184]" office:value-type="float" office:value="-0.0000258328709605848" calcext:value-type="float">
            <text:p>-2.58328709605848E-005</text:p>
          </table:table-cell>
          <table:table-cell table:formula="of:=[Datos_Nao.E184]" office:value-type="float" office:value="-0.00000279010487247433" calcext:value-type="float">
            <text:p>-2.79010487247433E-006</text:p>
          </table:table-cell>
          <table:table-cell table:formula="of:=[Datos_Nao.F184]" office:value-type="float" office:value="0.134684100747108" calcext:value-type="float">
            <text:p>0.1346841007</text:p>
          </table:table-cell>
          <table:table-cell/>
          <table:table-cell table:formula="of:=[Datos_MoCap.A184]" office:value-type="float" office:value="-0.093897" calcext:value-type="float">
            <text:p>-0.093897</text:p>
          </table:table-cell>
          <table:table-cell table:formula="of:=[Datos_MoCap.B184]" office:value-type="float" office:value="0.170989" calcext:value-type="float">
            <text:p>0.170989</text:p>
          </table:table-cell>
          <table:table-cell table:formula="of:=[Datos_MoCap.C184]" office:value-type="float" office:value="0.061639" calcext:value-type="float">
            <text:p>0.061639</text:p>
          </table:table-cell>
          <table:table-cell table:formula="of:=[Datos_MoCap.D184]" office:value-type="float" office:value="0.009655" calcext:value-type="float">
            <text:p>0.009655</text:p>
          </table:table-cell>
          <table:table-cell table:formula="of:=[Datos_MoCap.F184]" office:value-type="float" office:value="0.177691" calcext:value-type="float">
            <text:p>0.177691</text:p>
          </table:table-cell>
          <table:table-cell table:formula="of:=[Datos_MoCap.E184]" office:value-type="float" office:value="0.038962" calcext:value-type="float">
            <text:p>0.038962</text:p>
          </table:table-cell>
          <table:table-cell/>
          <table:table-cell table:formula="of:=([.H184])*(-0.023914362365637)+(-0.0065790614509)" office:value-type="float" office:value="-0.00433357456785378" calcext:value-type="float">
            <text:p>-0.0043335746</text:p>
          </table:table-cell>
          <table:table-cell table:formula="of:=([.J184])*(-0.205408122286256)+(0.109782283331548)" office:value-type="float" office:value="0.0971211320819455" calcext:value-type="float">
            <text:p>0.0971211321</text:p>
          </table:table-cell>
          <table:table-cell table:formula="of:=([.I184])*(0.310792688230763)+(-0.016510592847898)" office:value-type="float" office:value="0.0366315381199919" calcext:value-type="float">
            <text:p>0.0366315381</text:p>
          </table:table-cell>
          <table:table-cell table:formula="of:=[.H184]*-1" office:value-type="float" office:value="0.093897" calcext:value-type="float">
            <text:p>0.093897</text:p>
          </table:table-cell>
          <table:table-cell table:formula="of:=[.M184]*-1" office:value-type="float" office:value="-0.038962" calcext:value-type="float">
            <text:p>-0.038962</text:p>
          </table:table-cell>
          <table:table-cell table:formula="of:=([.K184])*(2.23435203765647)+(0.035482883974399)" office:value-type="float" office:value="0.0570555528979722" calcext:value-type="float">
            <text:p>0.0570555529</text:p>
          </table:table-cell>
          <table:table-cell table:formula="of:=([.M184])*(0.639359760687662)+(-0.019962373867579)" office:value-type="float" office:value="0.00494836112833369" calcext:value-type="float">
            <text:p>0.0049483611</text:p>
          </table:table-cell>
          <table:table-cell table:formula="of:=([.L184])*(1.26097813916405)+(0.272428916854381)" office:value-type="float" office:value="0.49649338338058" calcext:value-type="float">
            <text:p>0.4964933834</text:p>
          </table:table-cell>
          <table:table-cell table:number-columns-repeated="1002"/>
        </table:table-row>
        <table:table-row table:style-name="ro1">
          <table:table-cell table:formula="of:=[Datos_Nao.A185]" office:value-type="float" office:value="-0.00257578655146062" calcext:value-type="float">
            <text:p>-0.0025757866</text:p>
          </table:table-cell>
          <table:table-cell table:formula="of:=[Datos_Nao.B185]" office:value-type="float" office:value="0.0684204325079918" calcext:value-type="float">
            <text:p>0.0684204325</text:p>
          </table:table-cell>
          <table:table-cell table:formula="of:=[Datos_Nao.C185]" office:value-type="float" office:value="-0.000000692903995513916" calcext:value-type="float">
            <text:p>-6.92903995513916E-007</text:p>
          </table:table-cell>
          <table:table-cell table:formula="of:=[Datos_Nao.D185]" office:value-type="float" office:value="-0.0000165329056471819" calcext:value-type="float">
            <text:p>-1.65329056471819E-005</text:p>
          </table:table-cell>
          <table:table-cell table:formula="of:=[Datos_Nao.E185]" office:value-type="float" office:value="-0.00000178665868588723" calcext:value-type="float">
            <text:p>-1.78665868588723E-006</text:p>
          </table:table-cell>
          <table:table-cell table:formula="of:=[Datos_Nao.F185]" office:value-type="float" office:value="0.134684205055237" calcext:value-type="float">
            <text:p>0.1346842051</text:p>
          </table:table-cell>
          <table:table-cell/>
          <table:table-cell table:formula="of:=[Datos_MoCap.A185]" office:value-type="float" office:value="-0.10322" calcext:value-type="float">
            <text:p>-0.10322</text:p>
          </table:table-cell>
          <table:table-cell table:formula="of:=[Datos_MoCap.B185]" office:value-type="float" office:value="0.177406" calcext:value-type="float">
            <text:p>0.177406</text:p>
          </table:table-cell>
          <table:table-cell table:formula="of:=[Datos_MoCap.C185]" office:value-type="float" office:value="0.056762" calcext:value-type="float">
            <text:p>0.056762</text:p>
          </table:table-cell>
          <table:table-cell table:formula="of:=[Datos_MoCap.D185]" office:value-type="float" office:value="0.012857" calcext:value-type="float">
            <text:p>0.012857</text:p>
          </table:table-cell>
          <table:table-cell table:formula="of:=[Datos_MoCap.F185]" office:value-type="float" office:value="0.178187" calcext:value-type="float">
            <text:p>0.178187</text:p>
          </table:table-cell>
          <table:table-cell table:formula="of:=[Datos_MoCap.E185]" office:value-type="float" office:value="0.034435" calcext:value-type="float">
            <text:p>0.034435</text:p>
          </table:table-cell>
          <table:table-cell/>
          <table:table-cell table:formula="of:=([.H185])*(-0.023914362365637)+(-0.0065790614509)" office:value-type="float" office:value="-0.00411062096751895" calcext:value-type="float">
            <text:p>-0.004110621</text:p>
          </table:table-cell>
          <table:table-cell table:formula="of:=([.J185])*(-0.205408122286256)+(0.109782283331548)" office:value-type="float" office:value="0.0981229074943355" calcext:value-type="float">
            <text:p>0.0981229075</text:p>
          </table:table-cell>
          <table:table-cell table:formula="of:=([.I185])*(0.310792688230763)+(-0.016510592847898)" office:value-type="float" office:value="0.0386258948003687" calcext:value-type="float">
            <text:p>0.0386258948</text:p>
          </table:table-cell>
          <table:table-cell table:formula="of:=[.H185]*-1" office:value-type="float" office:value="0.10322" calcext:value-type="float">
            <text:p>0.10322</text:p>
          </table:table-cell>
          <table:table-cell table:formula="of:=[.M185]*-1" office:value-type="float" office:value="-0.034435" calcext:value-type="float">
            <text:p>-0.034435</text:p>
          </table:table-cell>
          <table:table-cell table:formula="of:=([.K185])*(2.23435203765647)+(0.035482883974399)" office:value-type="float" office:value="0.0642099481225482" calcext:value-type="float">
            <text:p>0.0642099481</text:p>
          </table:table-cell>
          <table:table-cell table:formula="of:=([.M185])*(0.639359760687662)+(-0.019962373867579)" office:value-type="float" office:value="0.00205397949170064" calcext:value-type="float">
            <text:p>0.0020539795</text:p>
          </table:table-cell>
          <table:table-cell table:formula="of:=([.L185])*(1.26097813916405)+(0.272428916854381)" office:value-type="float" office:value="0.497118828537606" calcext:value-type="float">
            <text:p>0.4971188285</text:p>
          </table:table-cell>
          <table:table-cell table:number-columns-repeated="1002"/>
        </table:table-row>
        <table:table-row table:style-name="ro1">
          <table:table-cell table:formula="of:=[Datos_Nao.A186]" office:value-type="float" office:value="-0.00257579400204122" calcext:value-type="float">
            <text:p>-0.002575794</text:p>
          </table:table-cell>
          <table:table-cell table:formula="of:=[Datos_Nao.B186]" office:value-type="float" office:value="0.0684204250574112" calcext:value-type="float">
            <text:p>0.0684204251</text:p>
          </table:table-cell>
          <table:table-cell table:formula="of:=[Datos_Nao.C186]" office:value-type="float" office:value="-0.000000361353158950806" calcext:value-type="float">
            <text:p>-3.61353158950806E-007</text:p>
          </table:table-cell>
          <table:table-cell table:formula="of:=[Datos_Nao.D186]" office:value-type="float" office:value="-0.0000105778026409098" calcext:value-type="float">
            <text:p>-1.05778026409098E-005</text:p>
          </table:table-cell>
          <table:table-cell table:formula="of:=[Datos_Nao.E186]" office:value-type="float" office:value="-0.0000011442762115621" calcext:value-type="float">
            <text:p>-1.1442762115621E-006</text:p>
          </table:table-cell>
          <table:table-cell table:formula="of:=[Datos_Nao.F186]" office:value-type="float" office:value="0.13468424975872" calcext:value-type="float">
            <text:p>0.1346842498</text:p>
          </table:table-cell>
          <table:table-cell/>
          <table:table-cell table:formula="of:=[Datos_MoCap.A186]" office:value-type="float" office:value="-0.112701" calcext:value-type="float">
            <text:p>-0.112701</text:p>
          </table:table-cell>
          <table:table-cell table:formula="of:=[Datos_MoCap.B186]" office:value-type="float" office:value="0.183666" calcext:value-type="float">
            <text:p>0.183666</text:p>
          </table:table-cell>
          <table:table-cell table:formula="of:=[Datos_MoCap.C186]" office:value-type="float" office:value="0.052374" calcext:value-type="float">
            <text:p>0.052374</text:p>
          </table:table-cell>
          <table:table-cell table:formula="of:=[Datos_MoCap.D186]" office:value-type="float" office:value="0.016605" calcext:value-type="float">
            <text:p>0.016605</text:p>
          </table:table-cell>
          <table:table-cell table:formula="of:=[Datos_MoCap.F186]" office:value-type="float" office:value="0.177253" calcext:value-type="float">
            <text:p>0.177253</text:p>
          </table:table-cell>
          <table:table-cell table:formula="of:=[Datos_MoCap.E186]" office:value-type="float" office:value="0.029872" calcext:value-type="float">
            <text:p>0.029872</text:p>
          </table:table-cell>
          <table:table-cell/>
          <table:table-cell table:formula="of:=([.H186])*(-0.023914362365637)+(-0.0065790614509)" office:value-type="float" office:value="-0.00388388889793034" calcext:value-type="float">
            <text:p>-0.0038838889</text:p>
          </table:table-cell>
          <table:table-cell table:formula="of:=([.J186])*(-0.205408122286256)+(0.109782283331548)" office:value-type="float" office:value="0.0990242383349276" calcext:value-type="float">
            <text:p>0.0990242383</text:p>
          </table:table-cell>
          <table:table-cell table:formula="of:=([.I186])*(0.310792688230763)+(-0.016510592847898)" office:value-type="float" office:value="0.0405714570286933" calcext:value-type="float">
            <text:p>0.040571457</text:p>
          </table:table-cell>
          <table:table-cell table:formula="of:=[.H186]*-1" office:value-type="float" office:value="0.112701" calcext:value-type="float">
            <text:p>0.112701</text:p>
          </table:table-cell>
          <table:table-cell table:formula="of:=[.M186]*-1" office:value-type="float" office:value="-0.029872" calcext:value-type="float">
            <text:p>-0.029872</text:p>
          </table:table-cell>
          <table:table-cell table:formula="of:=([.K186])*(2.23435203765647)+(0.035482883974399)" office:value-type="float" office:value="0.0725842995596847" calcext:value-type="float">
            <text:p>0.0725842996</text:p>
          </table:table-cell>
          <table:table-cell table:formula="of:=([.M186])*(0.639359760687662)+(-0.019962373867579)" office:value-type="float" office:value="-0.00086341909631716" calcext:value-type="float">
            <text:p>-0.0008634191</text:p>
          </table:table-cell>
          <table:table-cell table:formula="of:=([.L186])*(1.26097813916405)+(0.272428916854381)" office:value-type="float" office:value="0.495941074955626" calcext:value-type="float">
            <text:p>0.495941075</text:p>
          </table:table-cell>
          <table:table-cell table:number-columns-repeated="1002"/>
        </table:table-row>
        <table:table-row table:style-name="ro1">
          <table:table-cell table:formula="of:=[Datos_Nao.A187]" office:value-type="float" office:value="-0.00257579563185573" calcext:value-type="float">
            <text:p>-0.0025757956</text:p>
          </table:table-cell>
          <table:table-cell table:formula="of:=[Datos_Nao.B187]" office:value-type="float" office:value="0.0684204325079918" calcext:value-type="float">
            <text:p>0.0684204325</text:p>
          </table:table-cell>
          <table:table-cell table:formula="of:=[Datos_Nao.C187]" office:value-type="float" office:value="-0.000000245869159698486" calcext:value-type="float">
            <text:p>-2.45869159698486E-007</text:p>
          </table:table-cell>
          <table:table-cell table:formula="of:=[Datos_Nao.D187]" office:value-type="float" office:value="-0.00000846234433993232" calcext:value-type="float">
            <text:p>-8.46234433993232E-006</text:p>
          </table:table-cell>
          <table:table-cell table:formula="of:=[Datos_Nao.E187]" office:value-type="float" office:value="-0.000000916057160793571" calcext:value-type="float">
            <text:p>-9.16057160793571E-007</text:p>
          </table:table-cell>
          <table:table-cell table:formula="of:=[Datos_Nao.F187]" office:value-type="float" office:value="0.134684279561043" calcext:value-type="float">
            <text:p>0.1346842796</text:p>
          </table:table-cell>
          <table:table-cell/>
          <table:table-cell table:formula="of:=[Datos_MoCap.A187]" office:value-type="float" office:value="-0.121907" calcext:value-type="float">
            <text:p>-0.121907</text:p>
          </table:table-cell>
          <table:table-cell table:formula="of:=[Datos_MoCap.B187]" office:value-type="float" office:value="0.189773" calcext:value-type="float">
            <text:p>0.189773</text:p>
          </table:table-cell>
          <table:table-cell table:formula="of:=[Datos_MoCap.C187]" office:value-type="float" office:value="0.04835" calcext:value-type="float">
            <text:p>0.04835</text:p>
          </table:table-cell>
          <table:table-cell table:formula="of:=[Datos_MoCap.D187]" office:value-type="float" office:value="0.016851" calcext:value-type="float">
            <text:p>0.016851</text:p>
          </table:table-cell>
          <table:table-cell table:formula="of:=[Datos_MoCap.F187]" office:value-type="float" office:value="0.177342" calcext:value-type="float">
            <text:p>0.177342</text:p>
          </table:table-cell>
          <table:table-cell table:formula="of:=[Datos_MoCap.E187]" office:value-type="float" office:value="0.024571" calcext:value-type="float">
            <text:p>0.024571</text:p>
          </table:table-cell>
          <table:table-cell/>
          <table:table-cell table:formula="of:=([.H187])*(-0.023914362365637)+(-0.0065790614509)" office:value-type="float" office:value="-0.00366373327799229" calcext:value-type="float">
            <text:p>-0.0036637333</text:p>
          </table:table-cell>
          <table:table-cell table:formula="of:=([.J187])*(-0.205408122286256)+(0.109782283331548)" office:value-type="float" office:value="0.0998508006190075" calcext:value-type="float">
            <text:p>0.0998508006</text:p>
          </table:table-cell>
          <table:table-cell table:formula="of:=([.I187])*(0.310792688230763)+(-0.016510592847898)" office:value-type="float" office:value="0.0424694679757186" calcext:value-type="float">
            <text:p>0.042469468</text:p>
          </table:table-cell>
          <table:table-cell table:formula="of:=[.H187]*-1" office:value-type="float" office:value="0.121907" calcext:value-type="float">
            <text:p>0.121907</text:p>
          </table:table-cell>
          <table:table-cell table:formula="of:=[.M187]*-1" office:value-type="float" office:value="-0.024571" calcext:value-type="float">
            <text:p>-0.024571</text:p>
          </table:table-cell>
          <table:table-cell table:formula="of:=([.K187])*(2.23435203765647)+(0.035482883974399)" office:value-type="float" office:value="0.0731339501609482" calcext:value-type="float">
            <text:p>0.0731339502</text:p>
          </table:table-cell>
          <table:table-cell table:formula="of:=([.M187])*(0.639359760687662)+(-0.019962373867579)" office:value-type="float" office:value="-0.00425266518772246" calcext:value-type="float">
            <text:p>-0.0042526652</text:p>
          </table:table-cell>
          <table:table-cell table:formula="of:=([.L187])*(1.26097813916405)+(0.272428916854381)" office:value-type="float" office:value="0.496053302010012" calcext:value-type="float">
            <text:p>0.496053302</text:p>
          </table:table-cell>
          <table:table-cell table:number-columns-repeated="1002"/>
        </table:table-row>
        <table:table-row table:style-name="ro1">
          <table:table-cell table:formula="of:=[Datos_Nao.A188]" office:value-type="float" office:value="-0.00257580541074276" calcext:value-type="float">
            <text:p>-0.0025758054</text:p>
          </table:table-cell>
          <table:table-cell table:formula="of:=[Datos_Nao.B188]" office:value-type="float" office:value="0.0684204325079918" calcext:value-type="float">
            <text:p>0.0684204325</text:p>
          </table:table-cell>
          <table:table-cell table:formula="of:=[Datos_Nao.C188]" office:value-type="float" office:value="-0.000000126659870147705" calcext:value-type="float">
            <text:p>-1.26659870147705E-007</text:p>
          </table:table-cell>
          <table:table-cell table:formula="of:=[Datos_Nao.D188]" office:value-type="float" office:value="-0.00000541659437658382" calcext:value-type="float">
            <text:p>-5.41659437658382E-006</text:p>
          </table:table-cell>
          <table:table-cell table:formula="of:=[Datos_Nao.E188]" office:value-type="float" office:value="-0.000000586848670991458" calcext:value-type="float">
            <text:p>-5.86848670991458E-007</text:p>
          </table:table-cell>
          <table:table-cell table:formula="of:=[Datos_Nao.F188]" office:value-type="float" office:value="0.134684294462204" calcext:value-type="float">
            <text:p>0.1346842945</text:p>
          </table:table-cell>
          <table:table-cell/>
          <table:table-cell table:formula="of:=[Datos_MoCap.A188]" office:value-type="float" office:value="-0.131012" calcext:value-type="float">
            <text:p>-0.131012</text:p>
          </table:table-cell>
          <table:table-cell table:formula="of:=[Datos_MoCap.B188]" office:value-type="float" office:value="0.195799" calcext:value-type="float">
            <text:p>0.195799</text:p>
          </table:table-cell>
          <table:table-cell table:formula="of:=[Datos_MoCap.C188]" office:value-type="float" office:value="0.044666" calcext:value-type="float">
            <text:p>0.044666</text:p>
          </table:table-cell>
          <table:table-cell table:formula="of:=[Datos_MoCap.D188]" office:value-type="float" office:value="0.018237" calcext:value-type="float">
            <text:p>0.018237</text:p>
          </table:table-cell>
          <table:table-cell table:formula="of:=[Datos_MoCap.F188]" office:value-type="float" office:value="0.176209" calcext:value-type="float">
            <text:p>0.176209</text:p>
          </table:table-cell>
          <table:table-cell table:formula="of:=[Datos_MoCap.E188]" office:value-type="float" office:value="0.020704" calcext:value-type="float">
            <text:p>0.020704</text:p>
          </table:table-cell>
          <table:table-cell/>
          <table:table-cell table:formula="of:=([.H188])*(-0.023914362365637)+(-0.0065790614509)" office:value-type="float" office:value="-0.00344599300865317" calcext:value-type="float">
            <text:p>-0.003445993</text:p>
          </table:table-cell>
          <table:table-cell table:formula="of:=([.J188])*(-0.205408122286256)+(0.109782283331548)" office:value-type="float" office:value="0.10060752414151" calcext:value-type="float">
            <text:p>0.1006075241</text:p>
          </table:table-cell>
          <table:table-cell table:formula="of:=([.I188])*(0.310792688230763)+(-0.016510592847898)" office:value-type="float" office:value="0.0443423047149972" calcext:value-type="float">
            <text:p>0.0443423047</text:p>
          </table:table-cell>
          <table:table-cell table:formula="of:=[.H188]*-1" office:value-type="float" office:value="0.131012" calcext:value-type="float">
            <text:p>0.131012</text:p>
          </table:table-cell>
          <table:table-cell table:formula="of:=[.M188]*-1" office:value-type="float" office:value="-0.020704" calcext:value-type="float">
            <text:p>-0.020704</text:p>
          </table:table-cell>
          <table:table-cell table:formula="of:=([.K188])*(2.23435203765647)+(0.035482883974399)" office:value-type="float" office:value="0.07623076208514" calcext:value-type="float">
            <text:p>0.0762307621</text:p>
          </table:table-cell>
          <table:table-cell table:formula="of:=([.M188])*(0.639359760687662)+(-0.019962373867579)" office:value-type="float" office:value="-0.00672506938230164" calcext:value-type="float">
            <text:p>-0.0067250694</text:p>
          </table:table-cell>
          <table:table-cell table:formula="of:=([.L188])*(1.26097813916405)+(0.272428916854381)" office:value-type="float" office:value="0.494624613778339" calcext:value-type="float">
            <text:p>0.4946246138</text:p>
          </table:table-cell>
          <table:table-cell table:number-columns-repeated="1002"/>
        </table:table-row>
        <table:table-row table:style-name="ro1">
          <table:table-cell table:formula="of:=[Datos_Nao.A189]" office:value-type="float" office:value="-0.00257580308243632" calcext:value-type="float">
            <text:p>-0.0025758031</text:p>
          </table:table-cell>
          <table:table-cell table:formula="of:=[Datos_Nao.B189]" office:value-type="float" office:value="0.0684204027056694" calcext:value-type="float">
            <text:p>0.0684204027</text:p>
          </table:table-cell>
          <table:table-cell table:formula="of:=[Datos_Nao.C189]" office:value-type="float" office:value="-0.00000000372529029846191" calcext:value-type="float">
            <text:p>-3.72529029846191E-009</text:p>
          </table:table-cell>
          <table:table-cell table:formula="of:=[Datos_Nao.D189]" office:value-type="float" office:value="-0.00000346978049492463" calcext:value-type="float">
            <text:p>-3.46978049492463E-006</text:p>
          </table:table-cell>
          <table:table-cell table:formula="of:=[Datos_Nao.E189]" office:value-type="float" office:value="-0.000000376008330249533" calcext:value-type="float">
            <text:p>-0.000000376</text:p>
          </table:table-cell>
          <table:table-cell table:formula="of:=[Datos_Nao.F189]" office:value-type="float" office:value="0.134684324264526" calcext:value-type="float">
            <text:p>0.1346843243</text:p>
          </table:table-cell>
          <table:table-cell/>
          <table:table-cell table:formula="of:=[Datos_MoCap.A189]" office:value-type="float" office:value="-0.139707" calcext:value-type="float">
            <text:p>-0.139707</text:p>
          </table:table-cell>
          <table:table-cell table:formula="of:=[Datos_MoCap.B189]" office:value-type="float" office:value="0.201796" calcext:value-type="float">
            <text:p>0.201796</text:p>
          </table:table-cell>
          <table:table-cell table:formula="of:=[Datos_MoCap.C189]" office:value-type="float" office:value="0.041278" calcext:value-type="float">
            <text:p>0.041278</text:p>
          </table:table-cell>
          <table:table-cell table:formula="of:=[Datos_MoCap.D189]" office:value-type="float" office:value="0.020444" calcext:value-type="float">
            <text:p>0.020444</text:p>
          </table:table-cell>
          <table:table-cell table:formula="of:=[Datos_MoCap.F189]" office:value-type="float" office:value="0.17468" calcext:value-type="float">
            <text:p>0.17468</text:p>
          </table:table-cell>
          <table:table-cell table:formula="of:=[Datos_MoCap.E189]" office:value-type="float" office:value="0.017185" calcext:value-type="float">
            <text:p>0.017185</text:p>
          </table:table-cell>
          <table:table-cell/>
          <table:table-cell table:formula="of:=([.H189])*(-0.023914362365637)+(-0.0065790614509)" office:value-type="float" office:value="-0.00323805762788395" calcext:value-type="float">
            <text:p>-0.0032380576</text:p>
          </table:table-cell>
          <table:table-cell table:formula="of:=([.J189])*(-0.205408122286256)+(0.109782283331548)" office:value-type="float" office:value="0.101303446859816" calcext:value-type="float">
            <text:p>0.1013034469</text:p>
          </table:table-cell>
          <table:table-cell table:formula="of:=([.I189])*(0.310792688230763)+(-0.016510592847898)" office:value-type="float" office:value="0.046206128466317" calcext:value-type="float">
            <text:p>0.0462061285</text:p>
          </table:table-cell>
          <table:table-cell table:formula="of:=[.H189]*-1" office:value-type="float" office:value="0.139707" calcext:value-type="float">
            <text:p>0.139707</text:p>
          </table:table-cell>
          <table:table-cell table:formula="of:=[.M189]*-1" office:value-type="float" office:value="-0.017185" calcext:value-type="float">
            <text:p>-0.017185</text:p>
          </table:table-cell>
          <table:table-cell table:formula="of:=([.K189])*(2.23435203765647)+(0.035482883974399)" office:value-type="float" office:value="0.0811619770322479" calcext:value-type="float">
            <text:p>0.081161977</text:p>
          </table:table-cell>
          <table:table-cell table:formula="of:=([.M189])*(0.639359760687662)+(-0.019962373867579)" office:value-type="float" office:value="-0.00897497638016153" calcext:value-type="float">
            <text:p>-0.0089749764</text:p>
          </table:table-cell>
          <table:table-cell table:formula="of:=([.L189])*(1.26097813916405)+(0.272428916854381)" office:value-type="float" office:value="0.492696578203557" calcext:value-type="float">
            <text:p>0.4926965782</text:p>
          </table:table-cell>
          <table:table-cell table:number-columns-repeated="1002"/>
        </table:table-row>
        <table:table-row table:style-name="ro1">
          <table:table-cell table:formula="of:=[Datos_Nao.A190]" office:value-type="float" office:value="-0.00257580727338791" calcext:value-type="float">
            <text:p>-0.0025758073</text:p>
          </table:table-cell>
          <table:table-cell table:formula="of:=[Datos_Nao.B190]" office:value-type="float" office:value="0.0684204250574112" calcext:value-type="float">
            <text:p>0.0684204251</text:p>
          </table:table-cell>
          <table:table-cell table:formula="of:=[Datos_Nao.C190]" office:value-type="float" office:value="0.000000115483999252319" calcext:value-type="float">
            <text:p>1.15483999252319E-007</text:p>
          </table:table-cell>
          <table:table-cell table:formula="of:=[Datos_Nao.D190]" office:value-type="float" office:value="-0.00000222309154196409" calcext:value-type="float">
            <text:p>-2.22309154196409E-006</text:p>
          </table:table-cell>
          <table:table-cell table:formula="of:=[Datos_Nao.E190]" office:value-type="float" office:value="-0.000000241242872789371" calcext:value-type="float">
            <text:p>-2.41242872789371E-007</text:p>
          </table:table-cell>
          <table:table-cell table:formula="of:=[Datos_Nao.F190]" office:value-type="float" office:value="0.134684383869171" calcext:value-type="float">
            <text:p>0.1346843839</text:p>
          </table:table-cell>
          <table:table-cell/>
          <table:table-cell table:formula="of:=[Datos_MoCap.A190]" office:value-type="float" office:value="-0.147744" calcext:value-type="float">
            <text:p>-0.147744</text:p>
          </table:table-cell>
          <table:table-cell table:formula="of:=[Datos_MoCap.B190]" office:value-type="float" office:value="0.207822" calcext:value-type="float">
            <text:p>0.207822</text:p>
          </table:table-cell>
          <table:table-cell table:formula="of:=[Datos_MoCap.C190]" office:value-type="float" office:value="0.038182" calcext:value-type="float">
            <text:p>0.038182</text:p>
          </table:table-cell>
          <table:table-cell table:formula="of:=[Datos_MoCap.D190]" office:value-type="float" office:value="0.022766" calcext:value-type="float">
            <text:p>0.022766</text:p>
          </table:table-cell>
          <table:table-cell table:formula="of:=[Datos_MoCap.F190]" office:value-type="float" office:value="0.173233" calcext:value-type="float">
            <text:p>0.173233</text:p>
          </table:table-cell>
          <table:table-cell table:formula="of:=[Datos_MoCap.E190]" office:value-type="float" office:value="0.015269" calcext:value-type="float">
            <text:p>0.015269</text:p>
          </table:table-cell>
          <table:table-cell/>
          <table:table-cell table:formula="of:=([.H190])*(-0.023914362365637)+(-0.0065790614509)" office:value-type="float" office:value="-0.00304585789755133" calcext:value-type="float">
            <text:p>-0.0030458579</text:p>
          </table:table-cell>
          <table:table-cell table:formula="of:=([.J190])*(-0.205408122286256)+(0.109782283331548)" office:value-type="float" office:value="0.101939390406414" calcext:value-type="float">
            <text:p>0.1019393904</text:p>
          </table:table-cell>
          <table:table-cell table:formula="of:=([.I190])*(0.310792688230763)+(-0.016510592847898)" office:value-type="float" office:value="0.0480789652055956" calcext:value-type="float">
            <text:p>0.0480789652</text:p>
          </table:table-cell>
          <table:table-cell table:formula="of:=[.H190]*-1" office:value-type="float" office:value="0.147744" calcext:value-type="float">
            <text:p>0.147744</text:p>
          </table:table-cell>
          <table:table-cell table:formula="of:=[.M190]*-1" office:value-type="float" office:value="-0.015269" calcext:value-type="float">
            <text:p>-0.015269</text:p>
          </table:table-cell>
          <table:table-cell table:formula="of:=([.K190])*(2.23435203765647)+(0.035482883974399)" office:value-type="float" office:value="0.0863501424636862" calcext:value-type="float">
            <text:p>0.0863501425</text:p>
          </table:table-cell>
          <table:table-cell table:formula="of:=([.M190])*(0.639359760687662)+(-0.019962373867579)" office:value-type="float" office:value="-0.0101999896816391" calcext:value-type="float">
            <text:p>-0.0101999897</text:p>
          </table:table-cell>
          <table:table-cell table:formula="of:=([.L190])*(1.26097813916405)+(0.272428916854381)" office:value-type="float" office:value="0.490871942836187" calcext:value-type="float">
            <text:p>0.4908719428</text:p>
          </table:table-cell>
          <table:table-cell table:number-columns-repeated="1002"/>
        </table:table-row>
        <table:table-row table:style-name="ro1">
          <table:table-cell table:formula="of:=[Datos_Nao.A191]" office:value-type="float" office:value="-0.00257580424658954" calcext:value-type="float">
            <text:p>-0.0025758042</text:p>
          </table:table-cell>
          <table:table-cell table:formula="of:=[Datos_Nao.B191]" office:value-type="float" office:value="0.06842041015625" calcext:value-type="float">
            <text:p>0.0684204102</text:p>
          </table:table-cell>
          <table:table-cell table:formula="of:=[Datos_Nao.C191]" office:value-type="float" office:value="0.00000017508864402771" calcext:value-type="float">
            <text:p>1.7508864402771E-007</text:p>
          </table:table-cell>
          <table:table-cell table:formula="of:=[Datos_Nao.D191]" office:value-type="float" office:value="-0.00000113570263238216" calcext:value-type="float">
            <text:p>-1.13570263238216E-006</text:p>
          </table:table-cell>
          <table:table-cell table:formula="of:=[Datos_Nao.E191]" office:value-type="float" office:value="-0.000000124371439369497" calcext:value-type="float">
            <text:p>-1.24371439369497E-007</text:p>
          </table:table-cell>
          <table:table-cell table:formula="of:=[Datos_Nao.F191]" office:value-type="float" office:value="0.134684383869171" calcext:value-type="float">
            <text:p>0.1346843839</text:p>
          </table:table-cell>
          <table:table-cell/>
          <table:table-cell table:formula="of:=[Datos_MoCap.A191]" office:value-type="float" office:value="-0.154535" calcext:value-type="float">
            <text:p>-0.154535</text:p>
          </table:table-cell>
          <table:table-cell table:formula="of:=[Datos_MoCap.B191]" office:value-type="float" office:value="0.213757" calcext:value-type="float">
            <text:p>0.213757</text:p>
          </table:table-cell>
          <table:table-cell table:formula="of:=[Datos_MoCap.C191]" office:value-type="float" office:value="0.035496" calcext:value-type="float">
            <text:p>0.035496</text:p>
          </table:table-cell>
          <table:table-cell table:formula="of:=[Datos_MoCap.D191]" office:value-type="float" office:value="0.024538" calcext:value-type="float">
            <text:p>0.024538</text:p>
          </table:table-cell>
          <table:table-cell table:formula="of:=[Datos_MoCap.F191]" office:value-type="float" office:value="0.173222" calcext:value-type="float">
            <text:p>0.173222</text:p>
          </table:table-cell>
          <table:table-cell table:formula="of:=[Datos_MoCap.E191]" office:value-type="float" office:value="0.012192" calcext:value-type="float">
            <text:p>0.012192</text:p>
          </table:table-cell>
          <table:table-cell/>
          <table:table-cell table:formula="of:=([.H191])*(-0.023914362365637)+(-0.0065790614509)" office:value-type="float" office:value="-0.00288345546272629" calcext:value-type="float">
            <text:p>-0.0028834555</text:p>
          </table:table-cell>
          <table:table-cell table:formula="of:=([.J191])*(-0.205408122286256)+(0.109782283331548)" office:value-type="float" office:value="0.102491116622875" calcext:value-type="float">
            <text:p>0.1024911166</text:p>
          </table:table-cell>
          <table:table-cell table:formula="of:=([.I191])*(0.310792688230763)+(-0.016510592847898)" office:value-type="float" office:value="0.0499235198102452" calcext:value-type="float">
            <text:p>0.0499235198</text:p>
          </table:table-cell>
          <table:table-cell table:formula="of:=[.H191]*-1" office:value-type="float" office:value="0.154535" calcext:value-type="float">
            <text:p>0.154535</text:p>
          </table:table-cell>
          <table:table-cell table:formula="of:=[.M191]*-1" office:value-type="float" office:value="-0.012192" calcext:value-type="float">
            <text:p>-0.012192</text:p>
          </table:table-cell>
          <table:table-cell table:formula="of:=([.K191])*(2.23435203765647)+(0.035482883974399)" office:value-type="float" office:value="0.0903094142744135" calcext:value-type="float">
            <text:p>0.0903094143</text:p>
          </table:table-cell>
          <table:table-cell table:formula="of:=([.M191])*(0.639359760687662)+(-0.019962373867579)" office:value-type="float" office:value="-0.012167299665275" calcext:value-type="float">
            <text:p>-0.0121672997</text:p>
          </table:table-cell>
          <table:table-cell table:formula="of:=([.L191])*(1.26097813916405)+(0.272428916854381)" office:value-type="float" office:value="0.490858072076656" calcext:value-type="float">
            <text:p>0.4908580721</text:p>
          </table:table-cell>
          <table:table-cell table:number-columns-repeated="1002"/>
        </table:table-row>
        <table:table-row table:style-name="ro1">
          <table:table-cell table:formula="of:=[Datos_Nao.A192]" office:value-type="float" office:value="-0.00257580517791212" calcext:value-type="float">
            <text:p>-0.0025758052</text:p>
          </table:table-cell>
          <table:table-cell table:formula="of:=[Datos_Nao.B192]" office:value-type="float" office:value="0.0684204176068306" calcext:value-type="float">
            <text:p>0.0684204176</text:p>
          </table:table-cell>
          <table:table-cell table:formula="of:=[Datos_Nao.C192]" office:value-type="float" office:value="0.000000201165676116943" calcext:value-type="float">
            <text:p>2.01165676116943E-007</text:p>
          </table:table-cell>
          <table:table-cell table:formula="of:=[Datos_Nao.D192]" office:value-type="float" office:value="-0.000000909290861272893" calcext:value-type="float">
            <text:p>-9.09290861272893E-007</text:p>
          </table:table-cell>
          <table:table-cell table:formula="of:=[Datos_Nao.E192]" office:value-type="float" office:value="-0.0000000993355513401184" calcext:value-type="float">
            <text:p>-9.93355513401184E-008</text:p>
          </table:table-cell>
          <table:table-cell table:formula="of:=[Datos_Nao.F192]" office:value-type="float" office:value="0.13468436896801" calcext:value-type="float">
            <text:p>0.134684369</text:p>
          </table:table-cell>
          <table:table-cell/>
          <table:table-cell table:formula="of:=[Datos_MoCap.A192]" office:value-type="float" office:value="-0.160422" calcext:value-type="float">
            <text:p>-0.160422</text:p>
          </table:table-cell>
          <table:table-cell table:formula="of:=[Datos_MoCap.B192]" office:value-type="float" office:value="0.219839" calcext:value-type="float">
            <text:p>0.219839</text:p>
          </table:table-cell>
          <table:table-cell table:formula="of:=[Datos_MoCap.C192]" office:value-type="float" office:value="0.032929" calcext:value-type="float">
            <text:p>0.032929</text:p>
          </table:table-cell>
          <table:table-cell table:formula="of:=[Datos_MoCap.D192]" office:value-type="float" office:value="0.025087" calcext:value-type="float">
            <text:p>0.025087</text:p>
          </table:table-cell>
          <table:table-cell table:formula="of:=[Datos_MoCap.F192]" office:value-type="float" office:value="0.173413" calcext:value-type="float">
            <text:p>0.173413</text:p>
          </table:table-cell>
          <table:table-cell table:formula="of:=[Datos_MoCap.E192]" office:value-type="float" office:value="0.008655" calcext:value-type="float">
            <text:p>0.008655</text:p>
          </table:table-cell>
          <table:table-cell/>
          <table:table-cell table:formula="of:=([.H192])*(-0.023914362365637)+(-0.0065790614509)" office:value-type="float" office:value="-0.00274267161147978" calcext:value-type="float">
            <text:p>-0.0027426716</text:p>
          </table:table-cell>
          <table:table-cell table:formula="of:=([.J192])*(-0.205408122286256)+(0.109782283331548)" office:value-type="float" office:value="0.103018399272784" calcext:value-type="float">
            <text:p>0.1030183993</text:p>
          </table:table-cell>
          <table:table-cell table:formula="of:=([.I192])*(0.310792688230763)+(-0.016510592847898)" office:value-type="float" office:value="0.0518137609400647" calcext:value-type="float">
            <text:p>0.0518137609</text:p>
          </table:table-cell>
          <table:table-cell table:formula="of:=[.H192]*-1" office:value-type="float" office:value="0.160422" calcext:value-type="float">
            <text:p>0.160422</text:p>
          </table:table-cell>
          <table:table-cell table:formula="of:=[.M192]*-1" office:value-type="float" office:value="-0.008655" calcext:value-type="float">
            <text:p>-0.008655</text:p>
          </table:table-cell>
          <table:table-cell table:formula="of:=([.K192])*(2.23435203765647)+(0.035482883974399)" office:value-type="float" office:value="0.0915360735430869" calcext:value-type="float">
            <text:p>0.0915360735</text:p>
          </table:table-cell>
          <table:table-cell table:formula="of:=([.M192])*(0.639359760687662)+(-0.019962373867579)" office:value-type="float" office:value="-0.0144287151388273" calcext:value-type="float">
            <text:p>-0.0144287151</text:p>
          </table:table-cell>
          <table:table-cell table:formula="of:=([.L192])*(1.26097813916405)+(0.272428916854381)" office:value-type="float" office:value="0.491098918901236" calcext:value-type="float">
            <text:p>0.4910989189</text:p>
          </table:table-cell>
          <table:table-cell table:number-columns-repeated="1002"/>
        </table:table-row>
        <table:table-row table:style-name="ro1">
          <table:table-cell table:formula="of:=[Datos_Nao.A193]" office:value-type="float" office:value="-0.00257580843754113" calcext:value-type="float">
            <text:p>-0.0025758084</text:p>
          </table:table-cell>
          <table:table-cell table:formula="of:=[Datos_Nao.B193]" office:value-type="float" office:value="0.0684204176068306" calcext:value-type="float">
            <text:p>0.0684204176</text:p>
          </table:table-cell>
          <table:table-cell table:formula="of:=[Datos_Nao.C193]" office:value-type="float" office:value="0.000000204890966415405" calcext:value-type="float">
            <text:p>2.04890966415405E-007</text:p>
          </table:table-cell>
          <table:table-cell table:formula="of:=[Datos_Nao.D193]" office:value-type="float" office:value="-0.000000579541847400833" calcext:value-type="float">
            <text:p>-5.79541847400833E-007</text:p>
          </table:table-cell>
          <table:table-cell table:formula="of:=[Datos_Nao.E193]" office:value-type="float" office:value="-0.0000000645930740006406" calcext:value-type="float">
            <text:p>-6.45930740006406E-008</text:p>
          </table:table-cell>
          <table:table-cell table:formula="of:=[Datos_Nao.F193]" office:value-type="float" office:value="0.134684383869171" calcext:value-type="float">
            <text:p>0.1346843839</text:p>
          </table:table-cell>
          <table:table-cell/>
          <table:table-cell table:formula="of:=[Datos_MoCap.A193]" office:value-type="float" office:value="-0.164968" calcext:value-type="float">
            <text:p>-0.164968</text:p>
          </table:table-cell>
          <table:table-cell table:formula="of:=[Datos_MoCap.B193]" office:value-type="float" office:value="0.225741" calcext:value-type="float">
            <text:p>0.225741</text:p>
          </table:table-cell>
          <table:table-cell table:formula="of:=[Datos_MoCap.C193]" office:value-type="float" office:value="0.030479" calcext:value-type="float">
            <text:p>0.030479</text:p>
          </table:table-cell>
          <table:table-cell table:formula="of:=[Datos_MoCap.D193]" office:value-type="float" office:value="0.027035" calcext:value-type="float">
            <text:p>0.027035</text:p>
          </table:table-cell>
          <table:table-cell table:formula="of:=[Datos_MoCap.F193]" office:value-type="float" office:value="0.174215" calcext:value-type="float">
            <text:p>0.174215</text:p>
          </table:table-cell>
          <table:table-cell table:formula="of:=[Datos_MoCap.E193]" office:value-type="float" office:value="0.00451" calcext:value-type="float">
            <text:p>0.00451</text:p>
          </table:table-cell>
          <table:table-cell/>
          <table:table-cell table:formula="of:=([.H193])*(-0.023914362365637)+(-0.0065790614509)" office:value-type="float" office:value="-0.0026339569201656" calcext:value-type="float">
            <text:p>-0.0026339569</text:p>
          </table:table-cell>
          <table:table-cell table:formula="of:=([.J193])*(-0.205408122286256)+(0.109782283331548)" office:value-type="float" office:value="0.103521649172385" calcext:value-type="float">
            <text:p>0.1035216492</text:p>
          </table:table-cell>
          <table:table-cell table:formula="of:=([.I193])*(0.310792688230763)+(-0.016510592847898)" office:value-type="float" office:value="0.0536480593860027" calcext:value-type="float">
            <text:p>0.0536480594</text:p>
          </table:table-cell>
          <table:table-cell table:formula="of:=[.H193]*-1" office:value-type="float" office:value="0.164968" calcext:value-type="float">
            <text:p>0.164968</text:p>
          </table:table-cell>
          <table:table-cell table:formula="of:=[.M193]*-1" office:value-type="float" office:value="-0.00451" calcext:value-type="float">
            <text:p>-0.00451</text:p>
          </table:table-cell>
          <table:table-cell table:formula="of:=([.K193])*(2.23435203765647)+(0.035482883974399)" office:value-type="float" office:value="0.0958885913124417" calcext:value-type="float">
            <text:p>0.0958885913</text:p>
          </table:table-cell>
          <table:table-cell table:formula="of:=([.M193])*(0.639359760687662)+(-0.019962373867579)" office:value-type="float" office:value="-0.0170788613468776" calcext:value-type="float">
            <text:p>-0.0170788613</text:p>
          </table:table-cell>
          <table:table-cell table:formula="of:=([.L193])*(1.26097813916405)+(0.272428916854381)" office:value-type="float" office:value="0.492110223368846" calcext:value-type="float">
            <text:p>0.4921102234</text:p>
          </table:table-cell>
          <table:table-cell table:number-columns-repeated="1002"/>
        </table:table-row>
        <table:table-row table:style-name="ro1">
          <table:table-cell table:formula="of:=[Datos_Nao.A194]" office:value-type="float" office:value="-0.00257580075412989" calcext:value-type="float">
            <text:p>-0.0025758008</text:p>
          </table:table-cell>
          <table:table-cell table:formula="of:=[Datos_Nao.B194]" office:value-type="float" office:value="0.0684204027056694" calcext:value-type="float">
            <text:p>0.0684204027</text:p>
          </table:table-cell>
          <table:table-cell table:formula="of:=[Datos_Nao.C194]" office:value-type="float" office:value="0.000000242143869400024" calcext:value-type="float">
            <text:p>2.42143869400024E-007</text:p>
          </table:table-cell>
          <table:table-cell table:formula="of:=[Datos_Nao.D194]" office:value-type="float" office:value="-0.00000036878972764498" calcext:value-type="float">
            <text:p>-3.6878972764498E-007</text:p>
          </table:table-cell>
          <table:table-cell table:formula="of:=[Datos_Nao.E194]" office:value-type="float" office:value="-0.0000000432272919681509" calcext:value-type="float">
            <text:p>-4.32272919681509E-008</text:p>
          </table:table-cell>
          <table:table-cell table:formula="of:=[Datos_Nao.F194]" office:value-type="float" office:value="0.134684324264526" calcext:value-type="float">
            <text:p>0.1346843243</text:p>
          </table:table-cell>
          <table:table-cell/>
          <table:table-cell table:formula="of:=[Datos_MoCap.A194]" office:value-type="float" office:value="-0.168102" calcext:value-type="float">
            <text:p>-0.168102</text:p>
          </table:table-cell>
          <table:table-cell table:formula="of:=[Datos_MoCap.B194]" office:value-type="float" office:value="0.231673" calcext:value-type="float">
            <text:p>0.231673</text:p>
          </table:table-cell>
          <table:table-cell table:formula="of:=[Datos_MoCap.C194]" office:value-type="float" office:value="0.028189" calcext:value-type="float">
            <text:p>0.028189</text:p>
          </table:table-cell>
          <table:table-cell table:formula="of:=[Datos_MoCap.D194]" office:value-type="float" office:value="0.028472" calcext:value-type="float">
            <text:p>0.028472</text:p>
          </table:table-cell>
          <table:table-cell table:formula="of:=[Datos_MoCap.F194]" office:value-type="float" office:value="0.17682" calcext:value-type="float">
            <text:p>0.17682</text:p>
          </table:table-cell>
          <table:table-cell table:formula="of:=[Datos_MoCap.E194]" office:value-type="float" office:value="0.000551" calcext:value-type="float">
            <text:p>0.000551</text:p>
          </table:table-cell>
          <table:table-cell/>
          <table:table-cell table:formula="of:=([.H194])*(-0.023914362365637)+(-0.0065790614509)" office:value-type="float" office:value="-0.00255900930851169" calcext:value-type="float">
            <text:p>-0.0025590093</text:p>
          </table:table-cell>
          <table:table-cell table:formula="of:=([.J194])*(-0.205408122286256)+(0.109782283331548)" office:value-type="float" office:value="0.103992033772421" calcext:value-type="float">
            <text:p>0.1039920338</text:p>
          </table:table-cell>
          <table:table-cell table:formula="of:=([.I194])*(0.310792688230763)+(-0.016510592847898)" office:value-type="float" office:value="0.0554916816125876" calcext:value-type="float">
            <text:p>0.0554916816</text:p>
          </table:table-cell>
          <table:table-cell table:formula="of:=[.H194]*-1" office:value-type="float" office:value="0.168102" calcext:value-type="float">
            <text:p>0.168102</text:p>
          </table:table-cell>
          <table:table-cell table:formula="of:=[.M194]*-1" office:value-type="float" office:value="-0.000551" calcext:value-type="float">
            <text:p>-0.000551</text:p>
          </table:table-cell>
          <table:table-cell table:formula="of:=([.K194])*(2.23435203765647)+(0.035482883974399)" office:value-type="float" office:value="0.099099355190554" calcext:value-type="float">
            <text:p>0.0990993552</text:p>
          </table:table-cell>
          <table:table-cell table:formula="of:=([.M194])*(0.639359760687662)+(-0.019962373867579)" office:value-type="float" office:value="-0.0196100866394401" calcext:value-type="float">
            <text:p>-0.0196100866</text:p>
          </table:table-cell>
          <table:table-cell table:formula="of:=([.L194])*(1.26097813916405)+(0.272428916854381)" office:value-type="float" office:value="0.495395071421368" calcext:value-type="float">
            <text:p>0.4953950714</text:p>
          </table:table-cell>
          <table:table-cell table:number-columns-repeated="1002"/>
        </table:table-row>
        <table:table-row table:style-name="ro1">
          <table:table-cell table:formula="of:=[Datos_Nao.A195]" office:value-type="float" office:value="-0.0025758040137589" calcext:value-type="float">
            <text:p>-0.002575804</text:p>
          </table:table-cell>
          <table:table-cell table:formula="of:=[Datos_Nao.B195]" office:value-type="float" office:value="0.0684203878045082" calcext:value-type="float">
            <text:p>0.0684203878</text:p>
          </table:table-cell>
          <table:table-cell table:formula="of:=[Datos_Nao.C195]" office:value-type="float" office:value="0.000000242143869400024" calcext:value-type="float">
            <text:p>2.42143869400024E-007</text:p>
          </table:table-cell>
          <table:table-cell table:formula="of:=[Datos_Nao.D195]" office:value-type="float" office:value="-0.0000002977090218792" calcext:value-type="float">
            <text:p>-2.977090218792E-007</text:p>
          </table:table-cell>
          <table:table-cell table:formula="of:=[Datos_Nao.E195]" office:value-type="float" office:value="-0.0000000348215571932542" calcext:value-type="float">
            <text:p>-3.48215571932542E-008</text:p>
          </table:table-cell>
          <table:table-cell table:formula="of:=[Datos_Nao.F195]" office:value-type="float" office:value="0.134684354066849" calcext:value-type="float">
            <text:p>0.1346843541</text:p>
          </table:table-cell>
          <table:table-cell/>
          <table:table-cell table:formula="of:=[Datos_MoCap.A195]" office:value-type="float" office:value="-0.169928" calcext:value-type="float">
            <text:p>-0.169928</text:p>
          </table:table-cell>
          <table:table-cell table:formula="of:=[Datos_MoCap.B195]" office:value-type="float" office:value="0.237734" calcext:value-type="float">
            <text:p>0.237734</text:p>
          </table:table-cell>
          <table:table-cell table:formula="of:=[Datos_MoCap.C195]" office:value-type="float" office:value="0.025676" calcext:value-type="float">
            <text:p>0.025676</text:p>
          </table:table-cell>
          <table:table-cell table:formula="of:=[Datos_MoCap.D195]" office:value-type="float" office:value="0.031883" calcext:value-type="float">
            <text:p>0.031883</text:p>
          </table:table-cell>
          <table:table-cell table:formula="of:=[Datos_MoCap.F195]" office:value-type="float" office:value="0.180502" calcext:value-type="float">
            <text:p>0.180502</text:p>
          </table:table-cell>
          <table:table-cell table:formula="of:=[Datos_MoCap.E195]" office:value-type="float" office:value="-0.003554" calcext:value-type="float">
            <text:p>-0.003554</text:p>
          </table:table-cell>
          <table:table-cell/>
          <table:table-cell table:formula="of:=([.H195])*(-0.023914362365637)+(-0.0065790614509)" office:value-type="float" office:value="-0.00251534168283204" calcext:value-type="float">
            <text:p>-0.0025153417</text:p>
          </table:table-cell>
          <table:table-cell table:formula="of:=([.J195])*(-0.205408122286256)+(0.109782283331548)" office:value-type="float" office:value="0.104508224383726" calcext:value-type="float">
            <text:p>0.1045082244</text:p>
          </table:table-cell>
          <table:table-cell table:formula="of:=([.I195])*(0.310792688230763)+(-0.016510592847898)" office:value-type="float" office:value="0.0573753960959542" calcext:value-type="float">
            <text:p>0.0573753961</text:p>
          </table:table-cell>
          <table:table-cell table:formula="of:=[.H195]*-1" office:value-type="float" office:value="0.169928" calcext:value-type="float">
            <text:p>0.169928</text:p>
          </table:table-cell>
          <table:table-cell table:formula="of:=[.M195]*-1" office:value-type="float" office:value="0.003554" calcext:value-type="float">
            <text:p>0.003554</text:p>
          </table:table-cell>
          <table:table-cell table:formula="of:=([.K195])*(2.23435203765647)+(0.035482883974399)" office:value-type="float" office:value="0.106720729991" calcext:value-type="float">
            <text:p>0.10672073</text:p>
          </table:table-cell>
          <table:table-cell table:formula="of:=([.M195])*(0.639359760687662)+(-0.019962373867579)" office:value-type="float" office:value="-0.022234658457063" calcext:value-type="float">
            <text:p>-0.0222346585</text:p>
          </table:table-cell>
          <table:table-cell table:formula="of:=([.L195])*(1.26097813916405)+(0.272428916854381)" office:value-type="float" office:value="0.50003799292977" calcext:value-type="float">
            <text:p>0.5000379929</text:p>
          </table:table-cell>
          <table:table-cell table:number-columns-repeated="1002"/>
        </table:table-row>
        <table:table-row table:style-name="ro1">
          <table:table-cell table:formula="of:=[Datos_Nao.A196]" office:value-type="float" office:value="-0.00257580517791212" calcext:value-type="float">
            <text:p>-0.0025758052</text:p>
          </table:table-cell>
          <table:table-cell table:formula="of:=[Datos_Nao.B196]" office:value-type="float" office:value="0.0684203952550888" calcext:value-type="float">
            <text:p>0.0684203953</text:p>
          </table:table-cell>
          <table:table-cell table:formula="of:=[Datos_Nao.C196]" office:value-type="float" office:value="0.000000242143869400024" calcext:value-type="float">
            <text:p>2.42143869400024E-007</text:p>
          </table:table-cell>
          <table:table-cell table:formula="of:=[Datos_Nao.D196]" office:value-type="float" office:value="-0.000000194010567611258" calcext:value-type="float">
            <text:p>-0.000000194</text:p>
          </table:table-cell>
          <table:table-cell table:formula="of:=[Datos_Nao.E196]" office:value-type="float" office:value="-0.0000000228148202552347" calcext:value-type="float">
            <text:p>-2.28148202552347E-008</text:p>
          </table:table-cell>
          <table:table-cell table:formula="of:=[Datos_Nao.F196]" office:value-type="float" office:value="0.134684398770332" calcext:value-type="float">
            <text:p>0.1346843988</text:p>
          </table:table-cell>
          <table:table-cell/>
          <table:table-cell table:formula="of:=[Datos_MoCap.A196]" office:value-type="float" office:value="-0.170356" calcext:value-type="float">
            <text:p>-0.170356</text:p>
          </table:table-cell>
          <table:table-cell table:formula="of:=[Datos_MoCap.B196]" office:value-type="float" office:value="0.244172" calcext:value-type="float">
            <text:p>0.244172</text:p>
          </table:table-cell>
          <table:table-cell table:formula="of:=[Datos_MoCap.C196]" office:value-type="float" office:value="0.022905" calcext:value-type="float">
            <text:p>0.022905</text:p>
          </table:table-cell>
          <table:table-cell table:formula="of:=[Datos_MoCap.D196]" office:value-type="float" office:value="0.032342" calcext:value-type="float">
            <text:p>0.032342</text:p>
          </table:table-cell>
          <table:table-cell table:formula="of:=[Datos_MoCap.F196]" office:value-type="float" office:value="0.185848" calcext:value-type="float">
            <text:p>0.185848</text:p>
          </table:table-cell>
          <table:table-cell table:formula="of:=[Datos_MoCap.E196]" office:value-type="float" office:value="-0.008511" calcext:value-type="float">
            <text:p>-0.008511</text:p>
          </table:table-cell>
          <table:table-cell/>
          <table:table-cell table:formula="of:=([.H196])*(-0.023914362365637)+(-0.0065790614509)" office:value-type="float" office:value="-0.00250510633573954" calcext:value-type="float">
            <text:p>-0.0025051063</text:p>
          </table:table-cell>
          <table:table-cell table:formula="of:=([.J196])*(-0.205408122286256)+(0.109782283331548)" office:value-type="float" office:value="0.105077410290581" calcext:value-type="float">
            <text:p>0.1050774103</text:p>
          </table:table-cell>
          <table:table-cell table:formula="of:=([.I196])*(0.310792688230763)+(-0.016510592847898)" office:value-type="float" office:value="0.0593762794227839" calcext:value-type="float">
            <text:p>0.0593762794</text:p>
          </table:table-cell>
          <table:table-cell table:formula="of:=[.H196]*-1" office:value-type="float" office:value="0.170356" calcext:value-type="float">
            <text:p>0.170356</text:p>
          </table:table-cell>
          <table:table-cell table:formula="of:=[.M196]*-1" office:value-type="float" office:value="0.008511" calcext:value-type="float">
            <text:p>0.008511</text:p>
          </table:table-cell>
          <table:table-cell table:formula="of:=([.K196])*(2.23435203765647)+(0.035482883974399)" office:value-type="float" office:value="0.107746297576285" calcext:value-type="float">
            <text:p>0.1077462976</text:p>
          </table:table-cell>
          <table:table-cell table:formula="of:=([.M196])*(0.639359760687662)+(-0.019962373867579)" office:value-type="float" office:value="-0.0254039647907917" calcext:value-type="float">
            <text:p>-0.0254039648</text:p>
          </table:table-cell>
          <table:table-cell table:formula="of:=([.L196])*(1.26097813916405)+(0.272428916854381)" office:value-type="float" office:value="0.506779182061741" calcext:value-type="float">
            <text:p>0.5067791821</text:p>
          </table:table-cell>
          <table:table-cell table:number-columns-repeated="1002"/>
        </table:table-row>
        <table:table-row table:style-name="ro1">
          <table:table-cell table:formula="of:=[Datos_Nao.A197]" office:value-type="float" office:value="-0.00257580424658954" calcext:value-type="float">
            <text:p>-0.0025758042</text:p>
          </table:table-cell>
          <table:table-cell table:formula="of:=[Datos_Nao.B197]" office:value-type="float" office:value="0.0684204027056694" calcext:value-type="float">
            <text:p>0.0684204027</text:p>
          </table:table-cell>
          <table:table-cell table:formula="of:=[Datos_Nao.C197]" office:value-type="float" office:value="0.000000234693288803101" calcext:value-type="float">
            <text:p>2.34693288803101E-007</text:p>
          </table:table-cell>
          <table:table-cell table:formula="of:=[Datos_Nao.D197]" office:value-type="float" office:value="-0.000000100162566241124" calcext:value-type="float">
            <text:p>-1.00162566241124E-007</text:p>
          </table:table-cell>
          <table:table-cell table:formula="of:=[Datos_Nao.E197]" office:value-type="float" office:value="-0.0000000135043736193552" calcext:value-type="float">
            <text:p>-1.35043736193552E-008</text:p>
          </table:table-cell>
          <table:table-cell table:formula="of:=[Datos_Nao.F197]" office:value-type="float" office:value="0.134684339165688" calcext:value-type="float">
            <text:p>0.1346843392</text:p>
          </table:table-cell>
          <table:table-cell/>
          <table:table-cell table:formula="of:=[Datos_MoCap.A197]" office:value-type="float" office:value="-0.169534" calcext:value-type="float">
            <text:p>-0.169534</text:p>
          </table:table-cell>
          <table:table-cell table:formula="of:=[Datos_MoCap.B197]" office:value-type="float" office:value="0.250977" calcext:value-type="float">
            <text:p>0.250977</text:p>
          </table:table-cell>
          <table:table-cell table:formula="of:=[Datos_MoCap.C197]" office:value-type="float" office:value="0.019734" calcext:value-type="float">
            <text:p>0.019734</text:p>
          </table:table-cell>
          <table:table-cell table:formula="of:=[Datos_MoCap.D197]" office:value-type="float" office:value="0.034053" calcext:value-type="float">
            <text:p>0.034053</text:p>
          </table:table-cell>
          <table:table-cell table:formula="of:=[Datos_MoCap.F197]" office:value-type="float" office:value="0.191743" calcext:value-type="float">
            <text:p>0.191743</text:p>
          </table:table-cell>
          <table:table-cell table:formula="of:=[Datos_MoCap.E197]" office:value-type="float" office:value="-0.012078" calcext:value-type="float">
            <text:p>-0.012078</text:p>
          </table:table-cell>
          <table:table-cell/>
          <table:table-cell table:formula="of:=([.H197])*(-0.023914362365637)+(-0.0065790614509)" office:value-type="float" office:value="-0.0025247639416041" calcext:value-type="float">
            <text:p>-0.0025247639</text:p>
          </table:table-cell>
          <table:table-cell table:formula="of:=([.J197])*(-0.205408122286256)+(0.109782283331548)" office:value-type="float" office:value="0.105728759446351" calcext:value-type="float">
            <text:p>0.1057287594</text:p>
          </table:table-cell>
          <table:table-cell table:formula="of:=([.I197])*(0.310792688230763)+(-0.016510592847898)" office:value-type="float" office:value="0.0614912236661942" calcext:value-type="float">
            <text:p>0.0614912237</text:p>
          </table:table-cell>
          <table:table-cell table:formula="of:=[.H197]*-1" office:value-type="float" office:value="0.169534" calcext:value-type="float">
            <text:p>0.169534</text:p>
          </table:table-cell>
          <table:table-cell table:formula="of:=[.M197]*-1" office:value-type="float" office:value="0.012078" calcext:value-type="float">
            <text:p>0.012078</text:p>
          </table:table-cell>
          <table:table-cell table:formula="of:=([.K197])*(2.23435203765647)+(0.035482883974399)" office:value-type="float" office:value="0.111569273912715" calcext:value-type="float">
            <text:p>0.1115692739</text:p>
          </table:table-cell>
          <table:table-cell table:formula="of:=([.M197])*(0.639359760687662)+(-0.019962373867579)" office:value-type="float" office:value="-0.0276845610571646" calcext:value-type="float">
            <text:p>-0.0276845611</text:p>
          </table:table-cell>
          <table:table-cell table:formula="of:=([.L197])*(1.26097813916405)+(0.272428916854381)" office:value-type="float" office:value="0.514212648192113" calcext:value-type="float">
            <text:p>0.5142126482</text:p>
          </table:table-cell>
          <table:table-cell table:number-columns-repeated="1002"/>
        </table:table-row>
        <table:table-row table:style-name="ro1">
          <table:table-cell table:formula="of:=[Datos_Nao.A198]" office:value-type="float" office:value="-0.00257580494508147" calcext:value-type="float">
            <text:p>-0.0025758049</text:p>
          </table:table-cell>
          <table:table-cell table:formula="of:=[Datos_Nao.B198]" office:value-type="float" office:value="0.06842041015625" calcext:value-type="float">
            <text:p>0.0684204102</text:p>
          </table:table-cell>
          <table:table-cell table:formula="of:=[Datos_Nao.C198]" office:value-type="float" office:value="0.000000234693288803101" calcext:value-type="float">
            <text:p>2.34693288803101E-007</text:p>
          </table:table-cell>
          <table:table-cell table:formula="of:=[Datos_Nao.D198]" office:value-type="float" office:value="-0.0000000809671760748643" calcext:value-type="float">
            <text:p>-0.000000081</text:p>
          </table:table-cell>
          <table:table-cell table:formula="of:=[Datos_Nao.E198]" office:value-type="float" office:value="-0.0000000113320215433532" calcext:value-type="float">
            <text:p>-1.13320215433532E-008</text:p>
          </table:table-cell>
          <table:table-cell table:formula="of:=[Datos_Nao.F198]" office:value-type="float" office:value="0.134684339165688" calcext:value-type="float">
            <text:p>0.1346843392</text:p>
          </table:table-cell>
          <table:table-cell/>
          <table:table-cell table:formula="of:=[Datos_MoCap.A198]" office:value-type="float" office:value="-0.168062" calcext:value-type="float">
            <text:p>-0.168062</text:p>
          </table:table-cell>
          <table:table-cell table:formula="of:=[Datos_MoCap.B198]" office:value-type="float" office:value="0.257669" calcext:value-type="float">
            <text:p>0.257669</text:p>
          </table:table-cell>
          <table:table-cell table:formula="of:=[Datos_MoCap.C198]" office:value-type="float" office:value="0.016224" calcext:value-type="float">
            <text:p>0.016224</text:p>
          </table:table-cell>
          <table:table-cell table:formula="of:=[Datos_MoCap.D198]" office:value-type="float" office:value="0.036953" calcext:value-type="float">
            <text:p>0.036953</text:p>
          </table:table-cell>
          <table:table-cell table:formula="of:=[Datos_MoCap.F198]" office:value-type="float" office:value="0.198414" calcext:value-type="float">
            <text:p>0.198414</text:p>
          </table:table-cell>
          <table:table-cell table:formula="of:=[Datos_MoCap.E198]" office:value-type="float" office:value="-0.014636" calcext:value-type="float">
            <text:p>-0.014636</text:p>
          </table:table-cell>
          <table:table-cell/>
          <table:table-cell table:formula="of:=([.H198])*(-0.023914362365637)+(-0.0065790614509)" office:value-type="float" office:value="-0.00255996588300631" calcext:value-type="float">
            <text:p>-0.0025599659</text:p>
          </table:table-cell>
          <table:table-cell table:formula="of:=([.J198])*(-0.205408122286256)+(0.109782283331548)" office:value-type="float" office:value="0.106449741955576" calcext:value-type="float">
            <text:p>0.106449742</text:p>
          </table:table-cell>
          <table:table-cell table:formula="of:=([.I198])*(0.310792688230763)+(-0.016510592847898)" office:value-type="float" office:value="0.0635710483358345" calcext:value-type="float">
            <text:p>0.0635710483</text:p>
          </table:table-cell>
          <table:table-cell table:formula="of:=[.H198]*-1" office:value-type="float" office:value="0.168062" calcext:value-type="float">
            <text:p>0.168062</text:p>
          </table:table-cell>
          <table:table-cell table:formula="of:=[.M198]*-1" office:value-type="float" office:value="0.014636" calcext:value-type="float">
            <text:p>0.014636</text:p>
          </table:table-cell>
          <table:table-cell table:formula="of:=([.K198])*(2.23435203765647)+(0.035482883974399)" office:value-type="float" office:value="0.118048894821919" calcext:value-type="float">
            <text:p>0.1180488948</text:p>
          </table:table-cell>
          <table:table-cell table:formula="of:=([.M198])*(0.639359760687662)+(-0.019962373867579)" office:value-type="float" office:value="-0.0293200433250036" calcext:value-type="float">
            <text:p>-0.0293200433</text:p>
          </table:table-cell>
          <table:table-cell table:formula="of:=([.L198])*(1.26097813916405)+(0.272428916854381)" office:value-type="float" office:value="0.522624633358477" calcext:value-type="float">
            <text:p>0.5226246334</text:p>
          </table:table-cell>
          <table:table-cell table:number-columns-repeated="1002"/>
        </table:table-row>
        <table:table-row table:style-name="ro1">
          <table:table-cell table:formula="of:=[Datos_Nao.A199]" office:value-type="float" office:value="-0.0025758056435734" calcext:value-type="float">
            <text:p>-0.0025758056</text:p>
          </table:table-cell>
          <table:table-cell table:formula="of:=[Datos_Nao.B199]" office:value-type="float" office:value="0.06842041015625" calcext:value-type="float">
            <text:p>0.0684204102</text:p>
          </table:table-cell>
          <table:table-cell table:formula="of:=[Datos_Nao.C199]" office:value-type="float" office:value="0.000000234693288803101" calcext:value-type="float">
            <text:p>2.34693288803101E-007</text:p>
          </table:table-cell>
          <table:table-cell table:formula="of:=[Datos_Nao.D199]" office:value-type="float" office:value="-0.0000000540503251045266" calcext:value-type="float">
            <text:p>-5.40503251045266E-008</text:p>
          </table:table-cell>
          <table:table-cell table:formula="of:=[Datos_Nao.E199]" office:value-type="float" office:value="-0.00000000801471244926688" calcext:value-type="float">
            <text:p>-0.000000008</text:p>
          </table:table-cell>
          <table:table-cell table:formula="of:=[Datos_Nao.F199]" office:value-type="float" office:value="0.134684354066849" calcext:value-type="float">
            <text:p>0.1346843541</text:p>
          </table:table-cell>
          <table:table-cell/>
          <table:table-cell table:formula="of:=[Datos_MoCap.A199]" office:value-type="float" office:value="-0.166073" calcext:value-type="float">
            <text:p>-0.166073</text:p>
          </table:table-cell>
          <table:table-cell table:formula="of:=[Datos_MoCap.B199]" office:value-type="float" office:value="0.264286" calcext:value-type="float">
            <text:p>0.264286</text:p>
          </table:table-cell>
          <table:table-cell table:formula="of:=[Datos_MoCap.C199]" office:value-type="float" office:value="0.012348" calcext:value-type="float">
            <text:p>0.012348</text:p>
          </table:table-cell>
          <table:table-cell table:formula="of:=[Datos_MoCap.D199]" office:value-type="float" office:value="0.040292" calcext:value-type="float">
            <text:p>0.040292</text:p>
          </table:table-cell>
          <table:table-cell table:formula="of:=[Datos_MoCap.F199]" office:value-type="float" office:value="0.204815" calcext:value-type="float">
            <text:p>0.204815</text:p>
          </table:table-cell>
          <table:table-cell table:formula="of:=[Datos_MoCap.E199]" office:value-type="float" office:value="-0.016533" calcext:value-type="float">
            <text:p>-0.016533</text:p>
          </table:table-cell>
          <table:table-cell/>
          <table:table-cell table:formula="of:=([.H199])*(-0.023914362365637)+(-0.0065790614509)" office:value-type="float" office:value="-0.00260753154975157" calcext:value-type="float">
            <text:p>-0.0026075315</text:p>
          </table:table-cell>
          <table:table-cell table:formula="of:=([.J199])*(-0.205408122286256)+(0.109782283331548)" office:value-type="float" office:value="0.107245903837557" calcext:value-type="float">
            <text:p>0.1072459038</text:p>
          </table:table-cell>
          <table:table-cell table:formula="of:=([.I199])*(0.310792688230763)+(-0.016510592847898)" office:value-type="float" office:value="0.0656275635538574" calcext:value-type="float">
            <text:p>0.0656275636</text:p>
          </table:table-cell>
          <table:table-cell table:formula="of:=[.H199]*-1" office:value-type="float" office:value="0.166073" calcext:value-type="float">
            <text:p>0.166073</text:p>
          </table:table-cell>
          <table:table-cell table:formula="of:=[.M199]*-1" office:value-type="float" office:value="0.016533" calcext:value-type="float">
            <text:p>0.016533</text:p>
          </table:table-cell>
          <table:table-cell table:formula="of:=([.K199])*(2.23435203765647)+(0.035482883974399)" office:value-type="float" office:value="0.125509396275654" calcext:value-type="float">
            <text:p>0.1255093963</text:p>
          </table:table-cell>
          <table:table-cell table:formula="of:=([.M199])*(0.639359760687662)+(-0.019962373867579)" office:value-type="float" office:value="-0.0305329087910281" calcext:value-type="float">
            <text:p>-0.0305329088</text:p>
          </table:table-cell>
          <table:table-cell table:formula="of:=([.L199])*(1.26097813916405)+(0.272428916854381)" office:value-type="float" office:value="0.530696154427266" calcext:value-type="float">
            <text:p>0.5306961544</text:p>
          </table:table-cell>
          <table:table-cell table:number-columns-repeated="1002"/>
        </table:table-row>
        <table:table-row table:style-name="ro1">
          <table:table-cell table:formula="of:=[Datos_Nao.A200]" office:value-type="float" office:value="-0.00257580657489598" calcext:value-type="float">
            <text:p>-0.0025758066</text:p>
          </table:table-cell>
          <table:table-cell table:formula="of:=[Datos_Nao.B200]" office:value-type="float" office:value="0.06842041015625" calcext:value-type="float">
            <text:p>0.0684204102</text:p>
          </table:table-cell>
          <table:table-cell table:formula="of:=[Datos_Nao.C200]" office:value-type="float" office:value="0.000000264495611190796" calcext:value-type="float">
            <text:p>2.64495611190796E-007</text:p>
          </table:table-cell>
          <table:table-cell table:formula="of:=[Datos_Nao.D200]" office:value-type="float" office:value="-0.0000000463288429841668" calcext:value-type="float">
            <text:p>-4.63288429841668E-008</text:p>
          </table:table-cell>
          <table:table-cell table:formula="of:=[Datos_Nao.E200]" office:value-type="float" office:value="-0.00000000686975232255804" calcext:value-type="float">
            <text:p>-6.86975232255804E-009</text:p>
          </table:table-cell>
          <table:table-cell table:formula="of:=[Datos_Nao.F200]" office:value-type="float" office:value="0.134684354066849" calcext:value-type="float">
            <text:p>0.1346843541</text:p>
          </table:table-cell>
          <table:table-cell/>
          <table:table-cell table:formula="of:=[Datos_MoCap.A200]" office:value-type="float" office:value="-0.164288" calcext:value-type="float">
            <text:p>-0.164288</text:p>
          </table:table-cell>
          <table:table-cell table:formula="of:=[Datos_MoCap.B200]" office:value-type="float" office:value="0.27051" calcext:value-type="float">
            <text:p>0.27051</text:p>
          </table:table-cell>
          <table:table-cell table:formula="of:=[Datos_MoCap.C200]" office:value-type="float" office:value="0.008199" calcext:value-type="float">
            <text:p>0.008199</text:p>
          </table:table-cell>
          <table:table-cell table:formula="of:=[Datos_MoCap.D200]" office:value-type="float" office:value="0.044488" calcext:value-type="float">
            <text:p>0.044488</text:p>
          </table:table-cell>
          <table:table-cell table:formula="of:=[Datos_MoCap.F200]" office:value-type="float" office:value="0.210738" calcext:value-type="float">
            <text:p>0.210738</text:p>
          </table:table-cell>
          <table:table-cell table:formula="of:=[Datos_MoCap.E200]" office:value-type="float" office:value="-0.017444" calcext:value-type="float">
            <text:p>-0.017444</text:p>
          </table:table-cell>
          <table:table-cell/>
          <table:table-cell table:formula="of:=([.H200])*(-0.023914362365637)+(-0.0065790614509)" office:value-type="float" office:value="-0.00265021868657423" calcext:value-type="float">
            <text:p>-0.0026502187</text:p>
          </table:table-cell>
          <table:table-cell table:formula="of:=([.J200])*(-0.205408122286256)+(0.109782283331548)" office:value-type="float" office:value="0.108098142136923" calcext:value-type="float">
            <text:p>0.1080981421</text:p>
          </table:table-cell>
          <table:table-cell table:formula="of:=([.I200])*(0.310792688230763)+(-0.016510592847898)" office:value-type="float" office:value="0.0675619372454057" calcext:value-type="float">
            <text:p>0.0675619372</text:p>
          </table:table-cell>
          <table:table-cell table:formula="of:=[.H200]*-1" office:value-type="float" office:value="0.164288" calcext:value-type="float">
            <text:p>0.164288</text:p>
          </table:table-cell>
          <table:table-cell table:formula="of:=[.M200]*-1" office:value-type="float" office:value="0.017444" calcext:value-type="float">
            <text:p>0.017444</text:p>
          </table:table-cell>
          <table:table-cell table:formula="of:=([.K200])*(2.23435203765647)+(0.035482883974399)" office:value-type="float" office:value="0.13488473742566" calcext:value-type="float">
            <text:p>0.1348847374</text:p>
          </table:table-cell>
          <table:table-cell table:formula="of:=([.M200])*(0.639359760687662)+(-0.019962373867579)" office:value-type="float" office:value="-0.0311153655330146" calcext:value-type="float">
            <text:p>-0.0311153655</text:p>
          </table:table-cell>
          <table:table-cell table:formula="of:=([.L200])*(1.26097813916405)+(0.272428916854381)" office:value-type="float" office:value="0.538164927945534" calcext:value-type="float">
            <text:p>0.5381649279</text:p>
          </table:table-cell>
          <table:table-cell table:number-columns-repeated="1002"/>
        </table:table-row>
        <table:table-row table:style-name="ro1">
          <table:table-cell table:formula="of:=[Datos_Nao.A201]" office:value-type="float" office:value="-0.00257580587640405" calcext:value-type="float">
            <text:p>-0.0025758059</text:p>
          </table:table-cell>
          <table:table-cell table:formula="of:=[Datos_Nao.B201]" office:value-type="float" office:value="0.06842041015625" calcext:value-type="float">
            <text:p>0.0684204102</text:p>
          </table:table-cell>
          <table:table-cell table:formula="of:=[Datos_Nao.C201]" office:value-type="float" office:value="0.000000264495611190796" calcext:value-type="float">
            <text:p>2.64495611190796E-007</text:p>
          </table:table-cell>
          <table:table-cell table:formula="of:=[Datos_Nao.D201]" office:value-type="float" office:value="-0.0000000386434741983521" calcext:value-type="float">
            <text:p>-3.86434741983521E-008</text:p>
          </table:table-cell>
          <table:table-cell table:formula="of:=[Datos_Nao.E201]" office:value-type="float" office:value="-0.00000000595480864618025" calcext:value-type="float">
            <text:p>-0.000000006</text:p>
          </table:table-cell>
          <table:table-cell table:formula="of:=[Datos_Nao.F201]" office:value-type="float" office:value="0.13468436896801" calcext:value-type="float">
            <text:p>0.134684369</text:p>
          </table:table-cell>
          <table:table-cell/>
          <table:table-cell table:formula="of:=[Datos_MoCap.A201]" office:value-type="float" office:value="-0.162326" calcext:value-type="float">
            <text:p>-0.162326</text:p>
          </table:table-cell>
          <table:table-cell table:formula="of:=[Datos_MoCap.B201]" office:value-type="float" office:value="0.276513" calcext:value-type="float">
            <text:p>0.276513</text:p>
          </table:table-cell>
          <table:table-cell table:formula="of:=[Datos_MoCap.C201]" office:value-type="float" office:value="0.004044" calcext:value-type="float">
            <text:p>0.004044</text:p>
          </table:table-cell>
          <table:table-cell table:formula="of:=[Datos_MoCap.D201]" office:value-type="float" office:value="0.04995" calcext:value-type="float">
            <text:p>0.04995</text:p>
          </table:table-cell>
          <table:table-cell table:formula="of:=[Datos_MoCap.F201]" office:value-type="float" office:value="0.216004" calcext:value-type="float">
            <text:p>0.216004</text:p>
          </table:table-cell>
          <table:table-cell table:formula="of:=[Datos_MoCap.E201]" office:value-type="float" office:value="-0.01778" calcext:value-type="float">
            <text:p>-0.01778</text:p>
          </table:table-cell>
          <table:table-cell/>
          <table:table-cell table:formula="of:=([.H201])*(-0.023914362365637)+(-0.0065790614509)" office:value-type="float" office:value="-0.00269713866553561" calcext:value-type="float">
            <text:p>-0.0026971387</text:p>
          </table:table-cell>
          <table:table-cell table:formula="of:=([.J201])*(-0.205408122286256)+(0.109782283331548)" office:value-type="float" office:value="0.108951612885022" calcext:value-type="float">
            <text:p>0.1089516129</text:p>
          </table:table-cell>
          <table:table-cell table:formula="of:=([.I201])*(0.310792688230763)+(-0.016510592847898)" office:value-type="float" office:value="0.069427625752855" calcext:value-type="float">
            <text:p>0.0694276258</text:p>
          </table:table-cell>
          <table:table-cell table:formula="of:=[.H201]*-1" office:value-type="float" office:value="0.162326" calcext:value-type="float">
            <text:p>0.162326</text:p>
          </table:table-cell>
          <table:table-cell table:formula="of:=[.M201]*-1" office:value-type="float" office:value="0.01778" calcext:value-type="float">
            <text:p>0.01778</text:p>
          </table:table-cell>
          <table:table-cell table:formula="of:=([.K201])*(2.23435203765647)+(0.035482883974399)" office:value-type="float" office:value="0.14708876825534" calcext:value-type="float">
            <text:p>0.1470887683</text:p>
          </table:table-cell>
          <table:table-cell table:formula="of:=([.M201])*(0.639359760687662)+(-0.019962373867579)" office:value-type="float" office:value="-0.0313301904126056" calcext:value-type="float">
            <text:p>-0.0313301904</text:p>
          </table:table-cell>
          <table:table-cell table:formula="of:=([.L201])*(1.26097813916405)+(0.272428916854381)" office:value-type="float" office:value="0.544805238826372" calcext:value-type="float">
            <text:p>0.5448052388</text:p>
          </table:table-cell>
          <table:table-cell table:number-columns-repeated="1002"/>
        </table:table-row>
        <table:table-row table:style-name="ro1">
          <table:table-cell table:formula="of:=[Datos_Nao.A202]" office:value-type="float" office:value="-0.00257580680772662" calcext:value-type="float">
            <text:p>-0.0025758068</text:p>
          </table:table-cell>
          <table:table-cell table:formula="of:=[Datos_Nao.B202]" office:value-type="float" office:value="0.06842041015625" calcext:value-type="float">
            <text:p>0.0684204102</text:p>
          </table:table-cell>
          <table:table-cell table:formula="of:=[Datos_Nao.C202]" office:value-type="float" office:value="0.000000264495611190796" calcext:value-type="float">
            <text:p>2.64495611190796E-007</text:p>
          </table:table-cell>
          <table:table-cell table:formula="of:=[Datos_Nao.D202]" office:value-type="float" office:value="-0.0000000289735790914847" calcext:value-type="float">
            <text:p>-0.000000029</text:p>
          </table:table-cell>
          <table:table-cell table:formula="of:=[Datos_Nao.E202]" office:value-type="float" office:value="-0.00000000440860281614164" calcext:value-type="float">
            <text:p>-4.40860281614164E-009</text:p>
          </table:table-cell>
          <table:table-cell table:formula="of:=[Datos_Nao.F202]" office:value-type="float" office:value="0.13468436896801" calcext:value-type="float">
            <text:p>0.134684369</text:p>
          </table:table-cell>
          <table:table-cell/>
          <table:table-cell table:formula="of:=[Datos_MoCap.A202]" office:value-type="float" office:value="-0.160809" calcext:value-type="float">
            <text:p>-0.160809</text:p>
          </table:table-cell>
          <table:table-cell table:formula="of:=[Datos_MoCap.B202]" office:value-type="float" office:value="0.282092" calcext:value-type="float">
            <text:p>0.282092</text:p>
          </table:table-cell>
          <table:table-cell table:formula="of:=[Datos_MoCap.C202]" office:value-type="float" office:value="-0.000237" calcext:value-type="float">
            <text:p>-0.000237</text:p>
          </table:table-cell>
          <table:table-cell table:formula="of:=[Datos_MoCap.D202]" office:value-type="float" office:value="0.053074" calcext:value-type="float">
            <text:p>0.053074</text:p>
          </table:table-cell>
          <table:table-cell table:formula="of:=[Datos_MoCap.F202]" office:value-type="float" office:value="0.221753" calcext:value-type="float">
            <text:p>0.221753</text:p>
          </table:table-cell>
          <table:table-cell table:formula="of:=[Datos_MoCap.E202]" office:value-type="float" office:value="-0.018584" calcext:value-type="float">
            <text:p>-0.018584</text:p>
          </table:table-cell>
          <table:table-cell/>
          <table:table-cell table:formula="of:=([.H202])*(-0.023914362365637)+(-0.0065790614509)" office:value-type="float" office:value="-0.00273341675324428" calcext:value-type="float">
            <text:p>-0.0027334168</text:p>
          </table:table-cell>
          <table:table-cell table:formula="of:=([.J202])*(-0.205408122286256)+(0.109782283331548)" office:value-type="float" office:value="0.10983096505653" calcext:value-type="float">
            <text:p>0.1098309651</text:p>
          </table:table-cell>
          <table:table-cell table:formula="of:=([.I202])*(0.310792688230763)+(-0.016510592847898)" office:value-type="float" office:value="0.0711615381604944" calcext:value-type="float">
            <text:p>0.0711615382</text:p>
          </table:table-cell>
          <table:table-cell table:formula="of:=[.H202]*-1" office:value-type="float" office:value="0.160809" calcext:value-type="float">
            <text:p>0.160809</text:p>
          </table:table-cell>
          <table:table-cell table:formula="of:=[.M202]*-1" office:value-type="float" office:value="0.018584" calcext:value-type="float">
            <text:p>0.018584</text:p>
          </table:table-cell>
          <table:table-cell table:formula="of:=([.K202])*(2.23435203765647)+(0.035482883974399)" office:value-type="float" office:value="0.154068884020978" calcext:value-type="float">
            <text:p>0.154068884</text:p>
          </table:table-cell>
          <table:table-cell table:formula="of:=([.M202])*(0.639359760687662)+(-0.019962373867579)" office:value-type="float" office:value="-0.0318442356601985" calcext:value-type="float">
            <text:p>-0.0318442357</text:p>
          </table:table-cell>
          <table:table-cell table:formula="of:=([.L202])*(1.26097813916405)+(0.272428916854381)" office:value-type="float" office:value="0.552054602148426" calcext:value-type="float">
            <text:p>0.5520546021</text:p>
          </table:table-cell>
          <table:table-cell table:number-columns-repeated="1002"/>
        </table:table-row>
        <table:table-row table:style-name="ro1">
          <table:table-cell table:formula="of:=[Datos_Nao.A203]" office:value-type="float" office:value="-0.00257580704055727" calcext:value-type="float">
            <text:p>-0.002575807</text:p>
          </table:table-cell>
          <table:table-cell table:formula="of:=[Datos_Nao.B203]" office:value-type="float" office:value="0.06842041015625" calcext:value-type="float">
            <text:p>0.0684204102</text:p>
          </table:table-cell>
          <table:table-cell table:formula="of:=[Datos_Nao.C203]" office:value-type="float" office:value="0.000000264495611190796" calcext:value-type="float">
            <text:p>2.64495611190796E-007</text:p>
          </table:table-cell>
          <table:table-cell table:formula="of:=[Datos_Nao.D203]" office:value-type="float" office:value="-0.0000000251489424840656" calcext:value-type="float">
            <text:p>-2.51489424840656E-008</text:p>
          </table:table-cell>
          <table:table-cell table:formula="of:=[Datos_Nao.E203]" office:value-type="float" office:value="-0.00000000406613898107366" calcext:value-type="float">
            <text:p>-4.06613898107366E-009</text:p>
          </table:table-cell>
          <table:table-cell table:formula="of:=[Datos_Nao.F203]" office:value-type="float" office:value="0.13468436896801" calcext:value-type="float">
            <text:p>0.134684369</text:p>
          </table:table-cell>
          <table:table-cell/>
          <table:table-cell table:formula="of:=[Datos_MoCap.A203]" office:value-type="float" office:value="-0.159675" calcext:value-type="float">
            <text:p>-0.159675</text:p>
          </table:table-cell>
          <table:table-cell table:formula="of:=[Datos_MoCap.B203]" office:value-type="float" office:value="0.287263" calcext:value-type="float">
            <text:p>0.287263</text:p>
          </table:table-cell>
          <table:table-cell table:formula="of:=[Datos_MoCap.C203]" office:value-type="float" office:value="-0.00406" calcext:value-type="float">
            <text:p>-0.00406</text:p>
          </table:table-cell>
          <table:table-cell table:formula="of:=[Datos_MoCap.D203]" office:value-type="float" office:value="0.057458" calcext:value-type="float">
            <text:p>0.057458</text:p>
          </table:table-cell>
          <table:table-cell table:formula="of:=[Datos_MoCap.F203]" office:value-type="float" office:value="0.225921" calcext:value-type="float">
            <text:p>0.225921</text:p>
          </table:table-cell>
          <table:table-cell table:formula="of:=[Datos_MoCap.E203]" office:value-type="float" office:value="-0.020134" calcext:value-type="float">
            <text:p>-0.020134</text:p>
          </table:table-cell>
          <table:table-cell/>
          <table:table-cell table:formula="of:=([.H203])*(-0.023914362365637)+(-0.0065790614509)" office:value-type="float" office:value="-0.00276053564016691" calcext:value-type="float">
            <text:p>-0.0027605356</text:p>
          </table:table-cell>
          <table:table-cell table:formula="of:=([.J203])*(-0.205408122286256)+(0.109782283331548)" office:value-type="float" office:value="0.11061624030803" calcext:value-type="float">
            <text:p>0.1106162403</text:p>
          </table:table-cell>
          <table:table-cell table:formula="of:=([.I203])*(0.310792688230763)+(-0.016510592847898)" office:value-type="float" office:value="0.0727686471513357" calcext:value-type="float">
            <text:p>0.0727686472</text:p>
          </table:table-cell>
          <table:table-cell table:formula="of:=[.H203]*-1" office:value-type="float" office:value="0.159675" calcext:value-type="float">
            <text:p>0.159675</text:p>
          </table:table-cell>
          <table:table-cell table:formula="of:=[.M203]*-1" office:value-type="float" office:value="0.020134" calcext:value-type="float">
            <text:p>0.020134</text:p>
          </table:table-cell>
          <table:table-cell table:formula="of:=([.K203])*(2.23435203765647)+(0.035482883974399)" office:value-type="float" office:value="0.163864283354064" calcext:value-type="float">
            <text:p>0.1638642834</text:p>
          </table:table-cell>
          <table:table-cell table:formula="of:=([.M203])*(0.639359760687662)+(-0.019962373867579)" office:value-type="float" office:value="-0.0328352432892644" calcext:value-type="float">
            <text:p>-0.0328352433</text:p>
          </table:table-cell>
          <table:table-cell table:formula="of:=([.L203])*(1.26097813916405)+(0.272428916854381)" office:value-type="float" office:value="0.557310359032462" calcext:value-type="float">
            <text:p>0.557310359</text:p>
          </table:table-cell>
          <table:table-cell table:number-columns-repeated="1002"/>
        </table:table-row>
        <table:table-row table:style-name="ro1">
          <table:table-cell table:formula="of:=[Datos_Nao.A204]" office:value-type="float" office:value="-0.00257580704055727" calcext:value-type="float">
            <text:p>-0.002575807</text:p>
          </table:table-cell>
          <table:table-cell table:formula="of:=[Datos_Nao.B204]" office:value-type="float" office:value="0.06842041015625" calcext:value-type="float">
            <text:p>0.0684204102</text:p>
          </table:table-cell>
          <table:table-cell table:formula="of:=[Datos_Nao.C204]" office:value-type="float" office:value="0.000000264495611190796" calcext:value-type="float">
            <text:p>2.64495611190796E-007</text:p>
          </table:table-cell>
          <table:table-cell table:formula="of:=[Datos_Nao.D204]" office:value-type="float" office:value="-0.0000000212521058529092" calcext:value-type="float">
            <text:p>-2.12521058529092E-008</text:p>
          </table:table-cell>
          <table:table-cell table:formula="of:=[Datos_Nao.E204]" office:value-type="float" office:value="-0.00000000326364402170043" calcext:value-type="float">
            <text:p>-3.26364402170043E-009</text:p>
          </table:table-cell>
          <table:table-cell table:formula="of:=[Datos_Nao.F204]" office:value-type="float" office:value="0.13468436896801" calcext:value-type="float">
            <text:p>0.134684369</text:p>
          </table:table-cell>
          <table:table-cell/>
          <table:table-cell table:formula="of:=[Datos_MoCap.A204]" office:value-type="float" office:value="-0.158897" calcext:value-type="float">
            <text:p>-0.158897</text:p>
          </table:table-cell>
          <table:table-cell table:formula="of:=[Datos_MoCap.B204]" office:value-type="float" office:value="0.292427" calcext:value-type="float">
            <text:p>0.292427</text:p>
          </table:table-cell>
          <table:table-cell table:formula="of:=[Datos_MoCap.C204]" office:value-type="float" office:value="-0.00742" calcext:value-type="float">
            <text:p>-0.00742</text:p>
          </table:table-cell>
          <table:table-cell table:formula="of:=[Datos_MoCap.D204]" office:value-type="float" office:value="0.061315" calcext:value-type="float">
            <text:p>0.061315</text:p>
          </table:table-cell>
          <table:table-cell table:formula="of:=[Datos_MoCap.F204]" office:value-type="float" office:value="0.229912" calcext:value-type="float">
            <text:p>0.229912</text:p>
          </table:table-cell>
          <table:table-cell table:formula="of:=[Datos_MoCap.E204]" office:value-type="float" office:value="-0.021923" calcext:value-type="float">
            <text:p>-0.021923</text:p>
          </table:table-cell>
          <table:table-cell/>
          <table:table-cell table:formula="of:=([.H204])*(-0.023914362365637)+(-0.0065790614509)" office:value-type="float" office:value="-0.00277914101408738" calcext:value-type="float">
            <text:p>-0.002779141</text:p>
          </table:table-cell>
          <table:table-cell table:formula="of:=([.J204])*(-0.205408122286256)+(0.109782283331548)" office:value-type="float" office:value="0.111306411598912" calcext:value-type="float">
            <text:p>0.1113064116</text:p>
          </table:table-cell>
          <table:table-cell table:formula="of:=([.I204])*(0.310792688230763)+(-0.016510592847898)" office:value-type="float" office:value="0.0743735805933593" calcext:value-type="float">
            <text:p>0.0743735806</text:p>
          </table:table-cell>
          <table:table-cell table:formula="of:=[.H204]*-1" office:value-type="float" office:value="0.158897" calcext:value-type="float">
            <text:p>0.158897</text:p>
          </table:table-cell>
          <table:table-cell table:formula="of:=[.M204]*-1" office:value-type="float" office:value="0.021923" calcext:value-type="float">
            <text:p>0.021923</text:p>
          </table:table-cell>
          <table:table-cell table:formula="of:=([.K204])*(2.23435203765647)+(0.035482883974399)" office:value-type="float" office:value="0.172482179163305" calcext:value-type="float">
            <text:p>0.1724821792</text:p>
          </table:table-cell>
          <table:table-cell table:formula="of:=([.M204])*(0.639359760687662)+(-0.019962373867579)" office:value-type="float" office:value="-0.0339790579011346" calcext:value-type="float">
            <text:p>-0.0339790579</text:p>
          </table:table-cell>
          <table:table-cell table:formula="of:=([.L204])*(1.26097813916405)+(0.272428916854381)" office:value-type="float" office:value="0.562342922785866" calcext:value-type="float">
            <text:p>0.5623429228</text:p>
          </table:table-cell>
          <table:table-cell table:number-columns-repeated="1002"/>
        </table:table-row>
        <table:table-row table:style-name="ro1">
          <table:table-cell table:formula="of:=[Datos_Nao.A205]" office:value-type="float" office:value="-0.00257580610923469" calcext:value-type="float">
            <text:p>-0.0025758061</text:p>
          </table:table-cell>
          <table:table-cell table:formula="of:=[Datos_Nao.B205]" office:value-type="float" office:value="0.06842041015625" calcext:value-type="float">
            <text:p>0.0684204102</text:p>
          </table:table-cell>
          <table:table-cell table:formula="of:=[Datos_Nao.C205]" office:value-type="float" office:value="0.000000264495611190796" calcext:value-type="float">
            <text:p>2.64495611190796E-007</text:p>
          </table:table-cell>
          <table:table-cell table:formula="of:=[Datos_Nao.D205]" office:value-type="float" office:value="-0.000000019339788437378" calcext:value-type="float">
            <text:p>-1.9339788437378E-008</text:p>
          </table:table-cell>
          <table:table-cell table:formula="of:=[Datos_Nao.E205]" office:value-type="float" office:value="-0.00000000309241166007723" calcext:value-type="float">
            <text:p>-3.09241166007723E-009</text:p>
          </table:table-cell>
          <table:table-cell table:formula="of:=[Datos_Nao.F205]" office:value-type="float" office:value="0.13468436896801" calcext:value-type="float">
            <text:p>0.134684369</text:p>
          </table:table-cell>
          <table:table-cell/>
          <table:table-cell table:formula="of:=[Datos_MoCap.A205]" office:value-type="float" office:value="-0.158734" calcext:value-type="float">
            <text:p>-0.158734</text:p>
          </table:table-cell>
          <table:table-cell table:formula="of:=[Datos_MoCap.B205]" office:value-type="float" office:value="0.297478" calcext:value-type="float">
            <text:p>0.297478</text:p>
          </table:table-cell>
          <table:table-cell table:formula="of:=[Datos_MoCap.C205]" office:value-type="float" office:value="-0.010201" calcext:value-type="float">
            <text:p>-0.010201</text:p>
          </table:table-cell>
          <table:table-cell table:formula="of:=[Datos_MoCap.D205]" office:value-type="float" office:value="0.064289" calcext:value-type="float">
            <text:p>0.064289</text:p>
          </table:table-cell>
          <table:table-cell table:formula="of:=[Datos_MoCap.F205]" office:value-type="float" office:value="0.232626" calcext:value-type="float">
            <text:p>0.232626</text:p>
          </table:table-cell>
          <table:table-cell table:formula="of:=[Datos_MoCap.E205]" office:value-type="float" office:value="-0.024773" calcext:value-type="float">
            <text:p>-0.024773</text:p>
          </table:table-cell>
          <table:table-cell/>
          <table:table-cell table:formula="of:=([.H205])*(-0.023914362365637)+(-0.0065790614509)" office:value-type="float" office:value="-0.00278303905515298" calcext:value-type="float">
            <text:p>-0.0027830391</text:p>
          </table:table-cell>
          <table:table-cell table:formula="of:=([.J205])*(-0.205408122286256)+(0.109782283331548)" office:value-type="float" office:value="0.11187765158699" calcext:value-type="float">
            <text:p>0.1118776516</text:p>
          </table:table-cell>
          <table:table-cell table:formula="of:=([.I205])*(0.310792688230763)+(-0.016510592847898)" office:value-type="float" office:value="0.0759433944616129" calcext:value-type="float">
            <text:p>0.0759433945</text:p>
          </table:table-cell>
          <table:table-cell table:formula="of:=[.H205]*-1" office:value-type="float" office:value="0.158734" calcext:value-type="float">
            <text:p>0.158734</text:p>
          </table:table-cell>
          <table:table-cell table:formula="of:=[.M205]*-1" office:value-type="float" office:value="0.024773" calcext:value-type="float">
            <text:p>0.024773</text:p>
          </table:table-cell>
          <table:table-cell table:formula="of:=([.K205])*(2.23435203765647)+(0.035482883974399)" office:value-type="float" office:value="0.179127142123296" calcext:value-type="float">
            <text:p>0.1791271421</text:p>
          </table:table-cell>
          <table:table-cell table:formula="of:=([.M205])*(0.639359760687662)+(-0.019962373867579)" office:value-type="float" office:value="-0.0358012332190945" calcext:value-type="float">
            <text:p>-0.0358012332</text:p>
          </table:table-cell>
          <table:table-cell table:formula="of:=([.L205])*(1.26097813916405)+(0.272428916854381)" office:value-type="float" office:value="0.565765217455557" calcext:value-type="float">
            <text:p>0.5657652175</text:p>
          </table:table-cell>
          <table:table-cell table:number-columns-repeated="1002"/>
        </table:table-row>
        <table:table-row table:style-name="ro1">
          <table:table-cell table:formula="of:=[Datos_Nao.A206]" office:value-type="float" office:value="-0.00257580610923469" calcext:value-type="float">
            <text:p>-0.0025758061</text:p>
          </table:table-cell>
          <table:table-cell table:formula="of:=[Datos_Nao.B206]" office:value-type="float" office:value="0.06842041015625" calcext:value-type="float">
            <text:p>0.0684204102</text:p>
          </table:table-cell>
          <table:table-cell table:formula="of:=[Datos_Nao.C206]" office:value-type="float" office:value="0.000000264495611190796" calcext:value-type="float">
            <text:p>2.64495611190796E-007</text:p>
          </table:table-cell>
          <table:table-cell table:formula="of:=[Datos_Nao.D206]" office:value-type="float" office:value="-0.0000000155151482772453" calcext:value-type="float">
            <text:p>-1.55151482772453E-008</text:p>
          </table:table-cell>
          <table:table-cell table:formula="of:=[Datos_Nao.E206]" office:value-type="float" office:value="-0.00000000274994782500926" calcext:value-type="float">
            <text:p>-2.74994782500926E-009</text:p>
          </table:table-cell>
          <table:table-cell table:formula="of:=[Datos_Nao.F206]" office:value-type="float" office:value="0.13468436896801" calcext:value-type="float">
            <text:p>0.134684369</text:p>
          </table:table-cell>
          <table:table-cell/>
          <table:table-cell table:formula="of:=[Datos_MoCap.A206]" office:value-type="float" office:value="-0.158907" calcext:value-type="float">
            <text:p>-0.158907</text:p>
          </table:table-cell>
          <table:table-cell table:formula="of:=[Datos_MoCap.B206]" office:value-type="float" office:value="0.302419" calcext:value-type="float">
            <text:p>0.302419</text:p>
          </table:table-cell>
          <table:table-cell table:formula="of:=[Datos_MoCap.C206]" office:value-type="float" office:value="-0.012183" calcext:value-type="float">
            <text:p>-0.012183</text:p>
          </table:table-cell>
          <table:table-cell table:formula="of:=[Datos_MoCap.D206]" office:value-type="float" office:value="0.065576" calcext:value-type="float">
            <text:p>0.065576</text:p>
          </table:table-cell>
          <table:table-cell table:formula="of:=[Datos_MoCap.F206]" office:value-type="float" office:value="0.235802" calcext:value-type="float">
            <text:p>0.235802</text:p>
          </table:table-cell>
          <table:table-cell table:formula="of:=[Datos_MoCap.E206]" office:value-type="float" office:value="-0.027534" calcext:value-type="float">
            <text:p>-0.027534</text:p>
          </table:table-cell>
          <table:table-cell/>
          <table:table-cell table:formula="of:=([.H206])*(-0.023914362365637)+(-0.0065790614509)" office:value-type="float" office:value="-0.00277890187046372" calcext:value-type="float">
            <text:p>-0.0027789019</text:p>
          </table:table-cell>
          <table:table-cell table:formula="of:=([.J206])*(-0.205408122286256)+(0.109782283331548)" office:value-type="float" office:value="0.112284770485361" calcext:value-type="float">
            <text:p>0.1122847705</text:p>
          </table:table-cell>
          <table:table-cell table:formula="of:=([.I206])*(0.310792688230763)+(-0.016510592847898)" office:value-type="float" office:value="0.0774790211341611" calcext:value-type="float">
            <text:p>0.0774790211</text:p>
          </table:table-cell>
          <table:table-cell table:formula="of:=[.H206]*-1" office:value-type="float" office:value="0.158907" calcext:value-type="float">
            <text:p>0.158907</text:p>
          </table:table-cell>
          <table:table-cell table:formula="of:=[.M206]*-1" office:value-type="float" office:value="0.027534" calcext:value-type="float">
            <text:p>0.027534</text:p>
          </table:table-cell>
          <table:table-cell table:formula="of:=([.K206])*(2.23435203765647)+(0.035482883974399)" office:value-type="float" office:value="0.18200275319576" calcext:value-type="float">
            <text:p>0.1820027532</text:p>
          </table:table-cell>
          <table:table-cell table:formula="of:=([.M206])*(0.639359760687662)+(-0.019962373867579)" office:value-type="float" office:value="-0.0375665055183531" calcext:value-type="float">
            <text:p>-0.0375665055</text:p>
          </table:table-cell>
          <table:table-cell table:formula="of:=([.L206])*(1.26097813916405)+(0.272428916854381)" office:value-type="float" office:value="0.569770084025542" calcext:value-type="float">
            <text:p>0.569770084</text:p>
          </table:table-cell>
          <table:table-cell table:number-columns-repeated="1002"/>
        </table:table-row>
        <table:table-row table:style-name="ro1">
          <table:table-cell table:formula="of:=[Datos_Nao.A207]" office:value-type="float" office:value="-0.00257580704055727" calcext:value-type="float">
            <text:p>-0.002575807</text:p>
          </table:table-cell>
          <table:table-cell table:formula="of:=[Datos_Nao.B207]" office:value-type="float" office:value="0.06842041015625" calcext:value-type="float">
            <text:p>0.0684204102</text:p>
          </table:table-cell>
          <table:table-cell table:formula="of:=[Datos_Nao.C207]" office:value-type="float" office:value="0.000000264495611190796" calcext:value-type="float">
            <text:p>2.64495611190796E-007</text:p>
          </table:table-cell>
          <table:table-cell table:formula="of:=[Datos_Nao.D207]" office:value-type="float" office:value="-0.0000000154429500298647" calcext:value-type="float">
            <text:p>-1.54429500298647E-008</text:p>
          </table:table-cell>
          <table:table-cell table:formula="of:=[Datos_Nao.E207]" office:value-type="float" office:value="-0.00000000228991714479321" calcext:value-type="float">
            <text:p>-2.28991714479321E-009</text:p>
          </table:table-cell>
          <table:table-cell table:formula="of:=[Datos_Nao.F207]" office:value-type="float" office:value="0.13468436896801" calcext:value-type="float">
            <text:p>0.134684369</text:p>
          </table:table-cell>
          <table:table-cell/>
          <table:table-cell table:formula="of:=[Datos_MoCap.A207]" office:value-type="float" office:value="-0.159624" calcext:value-type="float">
            <text:p>-0.159624</text:p>
          </table:table-cell>
          <table:table-cell table:formula="of:=[Datos_MoCap.B207]" office:value-type="float" office:value="0.307124" calcext:value-type="float">
            <text:p>0.307124</text:p>
          </table:table-cell>
          <table:table-cell table:formula="of:=[Datos_MoCap.C207]" office:value-type="float" office:value="-0.013729" calcext:value-type="float">
            <text:p>-0.013729</text:p>
          </table:table-cell>
          <table:table-cell table:formula="of:=[Datos_MoCap.D207]" office:value-type="float" office:value="0.066553" calcext:value-type="float">
            <text:p>0.066553</text:p>
          </table:table-cell>
          <table:table-cell table:formula="of:=[Datos_MoCap.F207]" office:value-type="float" office:value="0.237931" calcext:value-type="float">
            <text:p>0.237931</text:p>
          </table:table-cell>
          <table:table-cell table:formula="of:=[Datos_MoCap.E207]" office:value-type="float" office:value="-0.029712" calcext:value-type="float">
            <text:p>-0.029712</text:p>
          </table:table-cell>
          <table:table-cell/>
          <table:table-cell table:formula="of:=([.H207])*(-0.023914362365637)+(-0.0065790614509)" office:value-type="float" office:value="-0.00276175527264756" calcext:value-type="float">
            <text:p>-0.0027617553</text:p>
          </table:table-cell>
          <table:table-cell table:formula="of:=([.J207])*(-0.205408122286256)+(0.109782283331548)" office:value-type="float" office:value="0.112602331442416" calcext:value-type="float">
            <text:p>0.1126023314</text:p>
          </table:table-cell>
          <table:table-cell table:formula="of:=([.I207])*(0.310792688230763)+(-0.016510592847898)" office:value-type="float" office:value="0.0789413007322869" calcext:value-type="float">
            <text:p>0.0789413007</text:p>
          </table:table-cell>
          <table:table-cell table:formula="of:=[.H207]*-1" office:value-type="float" office:value="0.159624" calcext:value-type="float">
            <text:p>0.159624</text:p>
          </table:table-cell>
          <table:table-cell table:formula="of:=[.M207]*-1" office:value-type="float" office:value="0.029712" calcext:value-type="float">
            <text:p>0.029712</text:p>
          </table:table-cell>
          <table:table-cell table:formula="of:=([.K207])*(2.23435203765647)+(0.035482883974399)" office:value-type="float" office:value="0.18418571513655" calcext:value-type="float">
            <text:p>0.1841857151</text:p>
          </table:table-cell>
          <table:table-cell table:formula="of:=([.M207])*(0.639359760687662)+(-0.019962373867579)" office:value-type="float" office:value="-0.0389590310771308" calcext:value-type="float">
            <text:p>-0.0389590311</text:p>
          </table:table-cell>
          <table:table-cell table:formula="of:=([.L207])*(1.26097813916405)+(0.272428916854381)" office:value-type="float" office:value="0.572454706483823" calcext:value-type="float">
            <text:p>0.5724547065</text:p>
          </table:table-cell>
          <table:table-cell table:number-columns-repeated="1002"/>
        </table:table-row>
        <table:table-row table:style-name="ro1">
          <table:table-cell table:formula="of:=[Datos_Nao.A208]" office:value-type="float" office:value="-0.00257580704055727" calcext:value-type="float">
            <text:p>-0.002575807</text:p>
          </table:table-cell>
          <table:table-cell table:formula="of:=[Datos_Nao.B208]" office:value-type="float" office:value="0.06842041015625" calcext:value-type="float">
            <text:p>0.0684204102</text:p>
          </table:table-cell>
          <table:table-cell table:formula="of:=[Datos_Nao.C208]" office:value-type="float" office:value="0.000000264495611190796" calcext:value-type="float">
            <text:p>2.64495611190796E-007</text:p>
          </table:table-cell>
          <table:table-cell table:formula="of:=[Datos_Nao.D208]" office:value-type="float" office:value="-0.0000000154068509061744" calcext:value-type="float">
            <text:p>-1.54068509061744E-008</text:p>
          </table:table-cell>
          <table:table-cell table:formula="of:=[Datos_Nao.E208]" office:value-type="float" office:value="-0.00000000205990202672979" calcext:value-type="float">
            <text:p>-2.05990202672979E-009</text:p>
          </table:table-cell>
          <table:table-cell table:formula="of:=[Datos_Nao.F208]" office:value-type="float" office:value="0.13468436896801" calcext:value-type="float">
            <text:p>0.134684369</text:p>
          </table:table-cell>
          <table:table-cell/>
          <table:table-cell table:formula="of:=[Datos_MoCap.A208]" office:value-type="float" office:value="-0.160873" calcext:value-type="float">
            <text:p>-0.160873</text:p>
          </table:table-cell>
          <table:table-cell table:formula="of:=[Datos_MoCap.B208]" office:value-type="float" office:value="0.311724" calcext:value-type="float">
            <text:p>0.311724</text:p>
          </table:table-cell>
          <table:table-cell table:formula="of:=[Datos_MoCap.C208]" office:value-type="float" office:value="-0.014822" calcext:value-type="float">
            <text:p>-0.014822</text:p>
          </table:table-cell>
          <table:table-cell table:formula="of:=[Datos_MoCap.D208]" office:value-type="float" office:value="0.066157" calcext:value-type="float">
            <text:p>0.066157</text:p>
          </table:table-cell>
          <table:table-cell table:formula="of:=[Datos_MoCap.F208]" office:value-type="float" office:value="0.239622" calcext:value-type="float">
            <text:p>0.239622</text:p>
          </table:table-cell>
          <table:table-cell table:formula="of:=[Datos_MoCap.E208]" office:value-type="float" office:value="-0.032116" calcext:value-type="float">
            <text:p>-0.032116</text:p>
          </table:table-cell>
          <table:table-cell/>
          <table:table-cell table:formula="of:=([.H208])*(-0.023914362365637)+(-0.0065790614509)" office:value-type="float" office:value="-0.00273188623405288" calcext:value-type="float">
            <text:p>-0.0027318862</text:p>
          </table:table-cell>
          <table:table-cell table:formula="of:=([.J208])*(-0.205408122286256)+(0.109782283331548)" office:value-type="float" office:value="0.112826842520075" calcext:value-type="float">
            <text:p>0.1128268425</text:p>
          </table:table-cell>
          <table:table-cell table:formula="of:=([.I208])*(0.310792688230763)+(-0.016510592847898)" office:value-type="float" office:value="0.0803709470981484" calcext:value-type="float">
            <text:p>0.0803709471</text:p>
          </table:table-cell>
          <table:table-cell table:formula="of:=[.H208]*-1" office:value-type="float" office:value="0.160873" calcext:value-type="float">
            <text:p>0.160873</text:p>
          </table:table-cell>
          <table:table-cell table:formula="of:=[.M208]*-1" office:value-type="float" office:value="0.032116" calcext:value-type="float">
            <text:p>0.032116</text:p>
          </table:table-cell>
          <table:table-cell table:formula="of:=([.K208])*(2.23435203765647)+(0.035482883974399)" office:value-type="float" office:value="0.183300911729638" calcext:value-type="float">
            <text:p>0.1833009117</text:p>
          </table:table-cell>
          <table:table-cell table:formula="of:=([.M208])*(0.639359760687662)+(-0.019962373867579)" office:value-type="float" office:value="-0.040496051941824" calcext:value-type="float">
            <text:p>-0.0404960519</text:p>
          </table:table-cell>
          <table:table-cell table:formula="of:=([.L208])*(1.26097813916405)+(0.272428916854381)" office:value-type="float" office:value="0.574587020517149" calcext:value-type="float">
            <text:p>0.5745870205</text:p>
          </table:table-cell>
          <table:table-cell table:number-columns-repeated="1002"/>
        </table:table-row>
        <table:table-row table:style-name="ro1">
          <table:table-cell table:formula="of:=[Datos_Nao.A209]" office:value-type="float" office:value="-0.00257580610923469" calcext:value-type="float">
            <text:p>-0.0025758061</text:p>
          </table:table-cell>
          <table:table-cell table:formula="of:=[Datos_Nao.B209]" office:value-type="float" office:value="0.06842041015625" calcext:value-type="float">
            <text:p>0.0684204102</text:p>
          </table:table-cell>
          <table:table-cell table:formula="of:=[Datos_Nao.C209]" office:value-type="float" office:value="0.000000264495611190796" calcext:value-type="float">
            <text:p>2.64495611190796E-007</text:p>
          </table:table-cell>
          <table:table-cell table:formula="of:=[Datos_Nao.D209]" office:value-type="float" office:value="-0.0000000154068509061744" calcext:value-type="float">
            <text:p>-1.54068509061744E-008</text:p>
          </table:table-cell>
          <table:table-cell table:formula="of:=[Datos_Nao.E209]" office:value-type="float" office:value="-0.00000000205990202672979" calcext:value-type="float">
            <text:p>-2.05990202672979E-009</text:p>
          </table:table-cell>
          <table:table-cell table:formula="of:=[Datos_Nao.F209]" office:value-type="float" office:value="0.13468436896801" calcext:value-type="float">
            <text:p>0.134684369</text:p>
          </table:table-cell>
          <table:table-cell/>
          <table:table-cell table:formula="of:=[Datos_MoCap.A209]" office:value-type="float" office:value="-0.162526" calcext:value-type="float">
            <text:p>-0.162526</text:p>
          </table:table-cell>
          <table:table-cell table:formula="of:=[Datos_MoCap.B209]" office:value-type="float" office:value="0.315932" calcext:value-type="float">
            <text:p>0.315932</text:p>
          </table:table-cell>
          <table:table-cell table:formula="of:=[Datos_MoCap.C209]" office:value-type="float" office:value="-0.015709" calcext:value-type="float">
            <text:p>-0.015709</text:p>
          </table:table-cell>
          <table:table-cell table:formula="of:=[Datos_MoCap.D209]" office:value-type="float" office:value="0.06607" calcext:value-type="float">
            <text:p>0.06607</text:p>
          </table:table-cell>
          <table:table-cell table:formula="of:=[Datos_MoCap.F209]" office:value-type="float" office:value="0.240292" calcext:value-type="float">
            <text:p>0.240292</text:p>
          </table:table-cell>
          <table:table-cell table:formula="of:=[Datos_MoCap.E209]" office:value-type="float" office:value="-0.034746" calcext:value-type="float">
            <text:p>-0.034746</text:p>
          </table:table-cell>
          <table:table-cell/>
          <table:table-cell table:formula="of:=([.H209])*(-0.023914362365637)+(-0.0065790614509)" office:value-type="float" office:value="-0.00269235579306248" calcext:value-type="float">
            <text:p>-0.0026923558</text:p>
          </table:table-cell>
          <table:table-cell table:formula="of:=([.J209])*(-0.205408122286256)+(0.109782283331548)" office:value-type="float" office:value="0.113009039524543" calcext:value-type="float">
            <text:p>0.1130090395</text:p>
          </table:table-cell>
          <table:table-cell table:formula="of:=([.I209])*(0.310792688230763)+(-0.016510592847898)" office:value-type="float" office:value="0.0816787627302234" calcext:value-type="float">
            <text:p>0.0816787627</text:p>
          </table:table-cell>
          <table:table-cell table:formula="of:=[.H209]*-1" office:value-type="float" office:value="0.162526" calcext:value-type="float">
            <text:p>0.162526</text:p>
          </table:table-cell>
          <table:table-cell table:formula="of:=[.M209]*-1" office:value-type="float" office:value="0.034746" calcext:value-type="float">
            <text:p>0.034746</text:p>
          </table:table-cell>
          <table:table-cell table:formula="of:=([.K209])*(2.23435203765647)+(0.035482883974399)" office:value-type="float" office:value="0.183106523102362" calcext:value-type="float">
            <text:p>0.1831065231</text:p>
          </table:table-cell>
          <table:table-cell table:formula="of:=([.M209])*(0.639359760687662)+(-0.019962373867579)" office:value-type="float" office:value="-0.0421775681124325" calcext:value-type="float">
            <text:p>-0.0421775681</text:p>
          </table:table-cell>
          <table:table-cell table:formula="of:=([.L209])*(1.26097813916405)+(0.272428916854381)" office:value-type="float" office:value="0.575431875870389" calcext:value-type="float">
            <text:p>0.5754318759</text:p>
          </table:table-cell>
          <table:table-cell table:number-columns-repeated="1002"/>
        </table:table-row>
        <table:table-row table:style-name="ro1">
          <table:table-cell table:formula="of:=[Datos_Nao.A210]" office:value-type="float" office:value="-0.00257580610923469" calcext:value-type="float">
            <text:p>-0.0025758061</text:p>
          </table:table-cell>
          <table:table-cell table:formula="of:=[Datos_Nao.B210]" office:value-type="float" office:value="0.06842041015625" calcext:value-type="float">
            <text:p>0.0684204102</text:p>
          </table:table-cell>
          <table:table-cell table:formula="of:=[Datos_Nao.C210]" office:value-type="float" office:value="0.000000264495611190796" calcext:value-type="float">
            <text:p>2.64495611190796E-007</text:p>
          </table:table-cell>
          <table:table-cell table:formula="of:=[Datos_Nao.D210]" office:value-type="float" office:value="-0.0000000154068509061744" calcext:value-type="float">
            <text:p>-1.54068509061744E-008</text:p>
          </table:table-cell>
          <table:table-cell table:formula="of:=[Datos_Nao.E210]" office:value-type="float" office:value="-0.00000000205990202672979" calcext:value-type="float">
            <text:p>-2.05990202672979E-009</text:p>
          </table:table-cell>
          <table:table-cell table:formula="of:=[Datos_Nao.F210]" office:value-type="float" office:value="0.13468436896801" calcext:value-type="float">
            <text:p>0.134684369</text:p>
          </table:table-cell>
          <table:table-cell/>
          <table:table-cell table:formula="of:=[Datos_MoCap.A210]" office:value-type="float" office:value="-0.164556" calcext:value-type="float">
            <text:p>-0.164556</text:p>
          </table:table-cell>
          <table:table-cell table:formula="of:=[Datos_MoCap.B210]" office:value-type="float" office:value="0.319622" calcext:value-type="float">
            <text:p>0.319622</text:p>
          </table:table-cell>
          <table:table-cell table:formula="of:=[Datos_MoCap.C210]" office:value-type="float" office:value="-0.016372" calcext:value-type="float">
            <text:p>-0.016372</text:p>
          </table:table-cell>
          <table:table-cell table:formula="of:=[Datos_MoCap.D210]" office:value-type="float" office:value="0.065653" calcext:value-type="float">
            <text:p>0.065653</text:p>
          </table:table-cell>
          <table:table-cell table:formula="of:=[Datos_MoCap.F210]" office:value-type="float" office:value="0.240694" calcext:value-type="float">
            <text:p>0.240694</text:p>
          </table:table-cell>
          <table:table-cell table:formula="of:=[Datos_MoCap.E210]" office:value-type="float" office:value="-0.039029" calcext:value-type="float">
            <text:p>-0.039029</text:p>
          </table:table-cell>
          <table:table-cell/>
          <table:table-cell table:formula="of:=([.H210])*(-0.023914362365637)+(-0.0065790614509)" office:value-type="float" office:value="-0.00264380963746024" calcext:value-type="float">
            <text:p>-0.0026438096</text:p>
          </table:table-cell>
          <table:table-cell table:formula="of:=([.J210])*(-0.205408122286256)+(0.109782283331548)" office:value-type="float" office:value="0.113145225109619" calcext:value-type="float">
            <text:p>0.1131452251</text:p>
          </table:table-cell>
          <table:table-cell table:formula="of:=([.I210])*(0.310792688230763)+(-0.016510592847898)" office:value-type="float" office:value="0.0828255877497949" calcext:value-type="float">
            <text:p>0.0828255877</text:p>
          </table:table-cell>
          <table:table-cell table:formula="of:=[.H210]*-1" office:value-type="float" office:value="0.164556" calcext:value-type="float">
            <text:p>0.164556</text:p>
          </table:table-cell>
          <table:table-cell table:formula="of:=[.M210]*-1" office:value-type="float" office:value="0.039029" calcext:value-type="float">
            <text:p>0.039029</text:p>
          </table:table-cell>
          <table:table-cell table:formula="of:=([.K210])*(2.23435203765647)+(0.035482883974399)" office:value-type="float" office:value="0.182174798302659" calcext:value-type="float">
            <text:p>0.1821747983</text:p>
          </table:table-cell>
          <table:table-cell table:formula="of:=([.M210])*(0.639359760687662)+(-0.019962373867579)" office:value-type="float" office:value="-0.0449159459674578" calcext:value-type="float">
            <text:p>-0.044915946</text:p>
          </table:table-cell>
          <table:table-cell table:formula="of:=([.L210])*(1.26097813916405)+(0.272428916854381)" office:value-type="float" office:value="0.575938789082333" calcext:value-type="float">
            <text:p>0.5759387891</text:p>
          </table:table-cell>
          <table:table-cell table:number-columns-repeated="1002"/>
        </table:table-row>
        <table:table-row table:style-name="ro1">
          <table:table-cell table:formula="of:=[Datos_Nao.A211]" office:value-type="float" office:value="-0.00257580610923469" calcext:value-type="float">
            <text:p>-0.0025758061</text:p>
          </table:table-cell>
          <table:table-cell table:formula="of:=[Datos_Nao.B211]" office:value-type="float" office:value="0.06842041015625" calcext:value-type="float">
            <text:p>0.0684204102</text:p>
          </table:table-cell>
          <table:table-cell table:formula="of:=[Datos_Nao.C211]" office:value-type="float" office:value="0.000000264495611190796" calcext:value-type="float">
            <text:p>2.64495611190796E-007</text:p>
          </table:table-cell>
          <table:table-cell table:formula="of:=[Datos_Nao.D211]" office:value-type="float" office:value="-0.0000000154068509061744" calcext:value-type="float">
            <text:p>-1.54068509061744E-008</text:p>
          </table:table-cell>
          <table:table-cell table:formula="of:=[Datos_Nao.E211]" office:value-type="float" office:value="-0.00000000205990202672979" calcext:value-type="float">
            <text:p>-2.05990202672979E-009</text:p>
          </table:table-cell>
          <table:table-cell table:formula="of:=[Datos_Nao.F211]" office:value-type="float" office:value="0.13468436896801" calcext:value-type="float">
            <text:p>0.134684369</text:p>
          </table:table-cell>
          <table:table-cell/>
          <table:table-cell table:formula="of:=[Datos_MoCap.A211]" office:value-type="float" office:value="-0.166828" calcext:value-type="float">
            <text:p>-0.166828</text:p>
          </table:table-cell>
          <table:table-cell table:formula="of:=[Datos_MoCap.B211]" office:value-type="float" office:value="0.322979" calcext:value-type="float">
            <text:p>0.322979</text:p>
          </table:table-cell>
          <table:table-cell table:formula="of:=[Datos_MoCap.C211]" office:value-type="float" office:value="-0.017384" calcext:value-type="float">
            <text:p>-0.017384</text:p>
          </table:table-cell>
          <table:table-cell table:formula="of:=[Datos_MoCap.D211]" office:value-type="float" office:value="0.066629" calcext:value-type="float">
            <text:p>0.066629</text:p>
          </table:table-cell>
          <table:table-cell table:formula="of:=[Datos_MoCap.F211]" office:value-type="float" office:value="0.240151" calcext:value-type="float">
            <text:p>0.240151</text:p>
          </table:table-cell>
          <table:table-cell table:formula="of:=[Datos_MoCap.E211]" office:value-type="float" office:value="-0.043726" calcext:value-type="float">
            <text:p>-0.043726</text:p>
          </table:table-cell>
          <table:table-cell/>
          <table:table-cell table:formula="of:=([.H211])*(-0.023914362365637)+(-0.0065790614509)" office:value-type="float" office:value="-0.00258947620616551" calcext:value-type="float">
            <text:p>-0.0025894762</text:p>
          </table:table-cell>
          <table:table-cell table:formula="of:=([.J211])*(-0.205408122286256)+(0.109782283331548)" office:value-type="float" office:value="0.113353098129372" calcext:value-type="float">
            <text:p>0.1133530981</text:p>
          </table:table-cell>
          <table:table-cell table:formula="of:=([.I211])*(0.310792688230763)+(-0.016510592847898)" office:value-type="float" office:value="0.0838689188041856" calcext:value-type="float">
            <text:p>0.0838689188</text:p>
          </table:table-cell>
          <table:table-cell table:formula="of:=[.H211]*-1" office:value-type="float" office:value="0.166828" calcext:value-type="float">
            <text:p>0.166828</text:p>
          </table:table-cell>
          <table:table-cell table:formula="of:=[.M211]*-1" office:value-type="float" office:value="0.043726" calcext:value-type="float">
            <text:p>0.043726</text:p>
          </table:table-cell>
          <table:table-cell table:formula="of:=([.K211])*(2.23435203765647)+(0.035482883974399)" office:value-type="float" office:value="0.184355525891412" calcext:value-type="float">
            <text:p>0.1843555259</text:p>
          </table:table-cell>
          <table:table-cell table:formula="of:=([.M211])*(0.639359760687662)+(-0.019962373867579)" office:value-type="float" office:value="-0.0479190187634077" calcext:value-type="float">
            <text:p>-0.0479190188</text:p>
          </table:table-cell>
          <table:table-cell table:formula="of:=([.L211])*(1.26097813916405)+(0.272428916854381)" office:value-type="float" office:value="0.575254077952767" calcext:value-type="float">
            <text:p>0.575254078</text:p>
          </table:table-cell>
          <table:table-cell table:number-columns-repeated="1002"/>
        </table:table-row>
        <table:table-row table:style-name="ro1">
          <table:table-cell table:formula="of:=[Datos_Nao.A212]" office:value-type="float" office:value="-0.00257580610923469" calcext:value-type="float">
            <text:p>-0.0025758061</text:p>
          </table:table-cell>
          <table:table-cell table:formula="of:=[Datos_Nao.B212]" office:value-type="float" office:value="0.06842041015625" calcext:value-type="float">
            <text:p>0.0684204102</text:p>
          </table:table-cell>
          <table:table-cell table:formula="of:=[Datos_Nao.C212]" office:value-type="float" office:value="0.000000264495611190796" calcext:value-type="float">
            <text:p>2.64495611190796E-007</text:p>
          </table:table-cell>
          <table:table-cell table:formula="of:=[Datos_Nao.D212]" office:value-type="float" office:value="-0.0000000154068509061744" calcext:value-type="float">
            <text:p>-1.54068509061744E-008</text:p>
          </table:table-cell>
          <table:table-cell table:formula="of:=[Datos_Nao.E212]" office:value-type="float" office:value="-0.00000000205990202672979" calcext:value-type="float">
            <text:p>-2.05990202672979E-009</text:p>
          </table:table-cell>
          <table:table-cell table:formula="of:=[Datos_Nao.F212]" office:value-type="float" office:value="0.13468436896801" calcext:value-type="float">
            <text:p>0.134684369</text:p>
          </table:table-cell>
          <table:table-cell/>
          <table:table-cell table:formula="of:=[Datos_MoCap.A212]" office:value-type="float" office:value="-0.168782" calcext:value-type="float">
            <text:p>-0.168782</text:p>
          </table:table-cell>
          <table:table-cell table:formula="of:=[Datos_MoCap.B212]" office:value-type="float" office:value="0.32598" calcext:value-type="float">
            <text:p>0.32598</text:p>
          </table:table-cell>
          <table:table-cell table:formula="of:=[Datos_MoCap.C212]" office:value-type="float" office:value="-0.018424" calcext:value-type="float">
            <text:p>-0.018424</text:p>
          </table:table-cell>
          <table:table-cell table:formula="of:=[Datos_MoCap.D212]" office:value-type="float" office:value="0.066712" calcext:value-type="float">
            <text:p>0.066712</text:p>
          </table:table-cell>
          <table:table-cell table:formula="of:=[Datos_MoCap.F212]" office:value-type="float" office:value="0.239466" calcext:value-type="float">
            <text:p>0.239466</text:p>
          </table:table-cell>
          <table:table-cell table:formula="of:=[Datos_MoCap.E212]" office:value-type="float" office:value="-0.046957" calcext:value-type="float">
            <text:p>-0.046957</text:p>
          </table:table-cell>
          <table:table-cell/>
          <table:table-cell table:formula="of:=([.H212])*(-0.023914362365637)+(-0.0065790614509)" office:value-type="float" office:value="-0.00254274754210306" calcext:value-type="float">
            <text:p>-0.0025427475</text:p>
          </table:table-cell>
          <table:table-cell table:formula="of:=([.J212])*(-0.205408122286256)+(0.109782283331548)" office:value-type="float" office:value="0.11356672257655" calcext:value-type="float">
            <text:p>0.1135667226</text:p>
          </table:table-cell>
          <table:table-cell table:formula="of:=([.I212])*(0.310792688230763)+(-0.016510592847898)" office:value-type="float" office:value="0.0848016076615661" calcext:value-type="float">
            <text:p>0.0848016077</text:p>
          </table:table-cell>
          <table:table-cell table:formula="of:=[.H212]*-1" office:value-type="float" office:value="0.168782" calcext:value-type="float">
            <text:p>0.168782</text:p>
          </table:table-cell>
          <table:table-cell table:formula="of:=[.M212]*-1" office:value-type="float" office:value="0.046957" calcext:value-type="float">
            <text:p>0.046957</text:p>
          </table:table-cell>
          <table:table-cell table:formula="of:=([.K212])*(2.23435203765647)+(0.035482883974399)" office:value-type="float" office:value="0.184540977110537" calcext:value-type="float">
            <text:p>0.1845409771</text:p>
          </table:table-cell>
          <table:table-cell table:formula="of:=([.M212])*(0.639359760687662)+(-0.019962373867579)" office:value-type="float" office:value="-0.0499847901501895" calcext:value-type="float">
            <text:p>-0.0499847902</text:p>
          </table:table-cell>
          <table:table-cell table:formula="of:=([.L212])*(1.26097813916405)+(0.272428916854381)" office:value-type="float" office:value="0.574390307927439" calcext:value-type="float">
            <text:p>0.5743903079</text:p>
          </table:table-cell>
          <table:table-cell table:number-columns-repeated="1002"/>
        </table:table-row>
        <table:table-row table:style-name="ro1">
          <table:table-cell table:formula="of:=[Datos_Nao.A213]" office:value-type="float" office:value="-0.00257580610923469" calcext:value-type="float">
            <text:p>-0.0025758061</text:p>
          </table:table-cell>
          <table:table-cell table:formula="of:=[Datos_Nao.B213]" office:value-type="float" office:value="0.06842041015625" calcext:value-type="float">
            <text:p>0.0684204102</text:p>
          </table:table-cell>
          <table:table-cell table:formula="of:=[Datos_Nao.C213]" office:value-type="float" office:value="0.000000264495611190796" calcext:value-type="float">
            <text:p>2.64495611190796E-007</text:p>
          </table:table-cell>
          <table:table-cell table:formula="of:=[Datos_Nao.D213]" office:value-type="float" office:value="-0.0000000154068509061744" calcext:value-type="float">
            <text:p>-1.54068509061744E-008</text:p>
          </table:table-cell>
          <table:table-cell table:formula="of:=[Datos_Nao.E213]" office:value-type="float" office:value="-0.00000000205990202672979" calcext:value-type="float">
            <text:p>-2.05990202672979E-009</text:p>
          </table:table-cell>
          <table:table-cell table:formula="of:=[Datos_Nao.F213]" office:value-type="float" office:value="0.13468436896801" calcext:value-type="float">
            <text:p>0.134684369</text:p>
          </table:table-cell>
          <table:table-cell/>
          <table:table-cell table:formula="of:=[Datos_MoCap.A213]" office:value-type="float" office:value="-0.170397" calcext:value-type="float">
            <text:p>-0.170397</text:p>
          </table:table-cell>
          <table:table-cell table:formula="of:=[Datos_MoCap.B213]" office:value-type="float" office:value="0.328643" calcext:value-type="float">
            <text:p>0.328643</text:p>
          </table:table-cell>
          <table:table-cell table:formula="of:=[Datos_MoCap.C213]" office:value-type="float" office:value="-0.019278" calcext:value-type="float">
            <text:p>-0.019278</text:p>
          </table:table-cell>
          <table:table-cell table:formula="of:=[Datos_MoCap.D213]" office:value-type="float" office:value="0.068564" calcext:value-type="float">
            <text:p>0.068564</text:p>
          </table:table-cell>
          <table:table-cell table:formula="of:=[Datos_MoCap.F213]" office:value-type="float" office:value="0.238628" calcext:value-type="float">
            <text:p>0.238628</text:p>
          </table:table-cell>
          <table:table-cell table:formula="of:=[Datos_MoCap.E213]" office:value-type="float" office:value="-0.047106" calcext:value-type="float">
            <text:p>-0.047106</text:p>
          </table:table-cell>
          <table:table-cell/>
          <table:table-cell table:formula="of:=([.H213])*(-0.023914362365637)+(-0.0065790614509)" office:value-type="float" office:value="-0.00250412584688255" calcext:value-type="float">
            <text:p>-0.0025041258</text:p>
          </table:table-cell>
          <table:table-cell table:formula="of:=([.J213])*(-0.205408122286256)+(0.109782283331548)" office:value-type="float" office:value="0.113742141112982" calcext:value-type="float">
            <text:p>0.1137421411</text:p>
          </table:table-cell>
          <table:table-cell table:formula="of:=([.I213])*(0.310792688230763)+(-0.016510592847898)" office:value-type="float" office:value="0.0856292485903246" calcext:value-type="float">
            <text:p>0.0856292486</text:p>
          </table:table-cell>
          <table:table-cell table:formula="of:=[.H213]*-1" office:value-type="float" office:value="0.170397" calcext:value-type="float">
            <text:p>0.170397</text:p>
          </table:table-cell>
          <table:table-cell table:formula="of:=[.M213]*-1" office:value-type="float" office:value="0.047106" calcext:value-type="float">
            <text:p>0.047106</text:p>
          </table:table-cell>
          <table:table-cell table:formula="of:=([.K213])*(2.23435203765647)+(0.035482883974399)" office:value-type="float" office:value="0.188678997084277" calcext:value-type="float">
            <text:p>0.1886789971</text:p>
          </table:table-cell>
          <table:table-cell table:formula="of:=([.M213])*(0.639359760687662)+(-0.019962373867579)" office:value-type="float" office:value="-0.050080054754532" calcext:value-type="float">
            <text:p>-0.0500800548</text:p>
          </table:table-cell>
          <table:table-cell table:formula="of:=([.L213])*(1.26097813916405)+(0.272428916854381)" office:value-type="float" office:value="0.57333360824682" calcext:value-type="float">
            <text:p>0.5733336082</text:p>
          </table:table-cell>
          <table:table-cell table:number-columns-repeated="1002"/>
        </table:table-row>
        <table:table-row table:style-name="ro1">
          <table:table-cell table:formula="of:=[Datos_Nao.A214]" office:value-type="float" office:value="-0.00257580610923469" calcext:value-type="float">
            <text:p>-0.0025758061</text:p>
          </table:table-cell>
          <table:table-cell table:formula="of:=[Datos_Nao.B214]" office:value-type="float" office:value="0.06842041015625" calcext:value-type="float">
            <text:p>0.0684204102</text:p>
          </table:table-cell>
          <table:table-cell table:formula="of:=[Datos_Nao.C214]" office:value-type="float" office:value="0.000000264495611190796" calcext:value-type="float">
            <text:p>2.64495611190796E-007</text:p>
          </table:table-cell>
          <table:table-cell table:formula="of:=[Datos_Nao.D214]" office:value-type="float" office:value="-0.0000000154068509061744" calcext:value-type="float">
            <text:p>-1.54068509061744E-008</text:p>
          </table:table-cell>
          <table:table-cell table:formula="of:=[Datos_Nao.E214]" office:value-type="float" office:value="-0.00000000205990202672979" calcext:value-type="float">
            <text:p>-2.05990202672979E-009</text:p>
          </table:table-cell>
          <table:table-cell table:formula="of:=[Datos_Nao.F214]" office:value-type="float" office:value="0.13468436896801" calcext:value-type="float">
            <text:p>0.134684369</text:p>
          </table:table-cell>
          <table:table-cell/>
          <table:table-cell table:formula="of:=[Datos_MoCap.A214]" office:value-type="float" office:value="-0.171508" calcext:value-type="float">
            <text:p>-0.171508</text:p>
          </table:table-cell>
          <table:table-cell table:formula="of:=[Datos_MoCap.B214]" office:value-type="float" office:value="0.330674" calcext:value-type="float">
            <text:p>0.330674</text:p>
          </table:table-cell>
          <table:table-cell table:formula="of:=[Datos_MoCap.C214]" office:value-type="float" office:value="-0.020225" calcext:value-type="float">
            <text:p>-0.020225</text:p>
          </table:table-cell>
          <table:table-cell table:formula="of:=[Datos_MoCap.D214]" office:value-type="float" office:value="0.069261" calcext:value-type="float">
            <text:p>0.069261</text:p>
          </table:table-cell>
          <table:table-cell table:formula="of:=[Datos_MoCap.F214]" office:value-type="float" office:value="0.238249" calcext:value-type="float">
            <text:p>0.238249</text:p>
          </table:table-cell>
          <table:table-cell table:formula="of:=[Datos_MoCap.E214]" office:value-type="float" office:value="-0.047233" calcext:value-type="float">
            <text:p>-0.047233</text:p>
          </table:table-cell>
          <table:table-cell/>
          <table:table-cell table:formula="of:=([.H214])*(-0.023914362365637)+(-0.0065790614509)" office:value-type="float" office:value="-0.00247755699029433" calcext:value-type="float">
            <text:p>-0.002477557</text:p>
          </table:table-cell>
          <table:table-cell table:formula="of:=([.J214])*(-0.205408122286256)+(0.109782283331548)" office:value-type="float" office:value="0.113936662604788" calcext:value-type="float">
            <text:p>0.1139366626</text:p>
          </table:table-cell>
          <table:table-cell table:formula="of:=([.I214])*(0.310792688230763)+(-0.016510592847898)" office:value-type="float" office:value="0.0862604685401213" calcext:value-type="float">
            <text:p>0.0862604685</text:p>
          </table:table-cell>
          <table:table-cell table:formula="of:=[.H214]*-1" office:value-type="float" office:value="0.171508" calcext:value-type="float">
            <text:p>0.171508</text:p>
          </table:table-cell>
          <table:table-cell table:formula="of:=[.M214]*-1" office:value-type="float" office:value="0.047233" calcext:value-type="float">
            <text:p>0.047233</text:p>
          </table:table-cell>
          <table:table-cell table:formula="of:=([.K214])*(2.23435203765647)+(0.035482883974399)" office:value-type="float" office:value="0.190236340454524" calcext:value-type="float">
            <text:p>0.1902363405</text:p>
          </table:table-cell>
          <table:table-cell table:formula="of:=([.M214])*(0.639359760687662)+(-0.019962373867579)" office:value-type="float" office:value="-0.0501612534441393" calcext:value-type="float">
            <text:p>-0.0501612534</text:p>
          </table:table-cell>
          <table:table-cell table:formula="of:=([.L214])*(1.26097813916405)+(0.272428916854381)" office:value-type="float" office:value="0.572855697532077" calcext:value-type="float">
            <text:p>0.5728556975</text:p>
          </table:table-cell>
          <table:table-cell table:number-columns-repeated="1002"/>
        </table:table-row>
        <table:table-row table:style-name="ro1">
          <table:table-cell table:formula="of:=[Datos_Nao.A215]" office:value-type="float" office:value="-0.00257580610923469" calcext:value-type="float">
            <text:p>-0.0025758061</text:p>
          </table:table-cell>
          <table:table-cell table:formula="of:=[Datos_Nao.B215]" office:value-type="float" office:value="0.06842041015625" calcext:value-type="float">
            <text:p>0.0684204102</text:p>
          </table:table-cell>
          <table:table-cell table:formula="of:=[Datos_Nao.C215]" office:value-type="float" office:value="0.000000264495611190796" calcext:value-type="float">
            <text:p>2.64495611190796E-007</text:p>
          </table:table-cell>
          <table:table-cell table:formula="of:=[Datos_Nao.D215]" office:value-type="float" office:value="-0.0000000154068509061744" calcext:value-type="float">
            <text:p>-1.54068509061744E-008</text:p>
          </table:table-cell>
          <table:table-cell table:formula="of:=[Datos_Nao.E215]" office:value-type="float" office:value="-0.00000000205990202672979" calcext:value-type="float">
            <text:p>-2.05990202672979E-009</text:p>
          </table:table-cell>
          <table:table-cell table:formula="of:=[Datos_Nao.F215]" office:value-type="float" office:value="0.13468436896801" calcext:value-type="float">
            <text:p>0.134684369</text:p>
          </table:table-cell>
          <table:table-cell/>
          <table:table-cell table:formula="of:=[Datos_MoCap.A215]" office:value-type="float" office:value="-0.172042" calcext:value-type="float">
            <text:p>-0.172042</text:p>
          </table:table-cell>
          <table:table-cell table:formula="of:=[Datos_MoCap.B215]" office:value-type="float" office:value="0.331477" calcext:value-type="float">
            <text:p>0.331477</text:p>
          </table:table-cell>
          <table:table-cell table:formula="of:=[Datos_MoCap.C215]" office:value-type="float" office:value="-0.020865" calcext:value-type="float">
            <text:p>-0.020865</text:p>
          </table:table-cell>
          <table:table-cell table:formula="of:=[Datos_MoCap.D215]" office:value-type="float" office:value="0.070162" calcext:value-type="float">
            <text:p>0.070162</text:p>
          </table:table-cell>
          <table:table-cell table:formula="of:=[Datos_MoCap.F215]" office:value-type="float" office:value="0.23885" calcext:value-type="float">
            <text:p>0.23885</text:p>
          </table:table-cell>
          <table:table-cell table:formula="of:=[Datos_MoCap.E215]" office:value-type="float" office:value="-0.049585" calcext:value-type="float">
            <text:p>-0.049585</text:p>
          </table:table-cell>
          <table:table-cell/>
          <table:table-cell table:formula="of:=([.H215])*(-0.023914362365637)+(-0.0065790614509)" office:value-type="float" office:value="-0.00246478672079108" calcext:value-type="float">
            <text:p>-0.0024647867</text:p>
          </table:table-cell>
          <table:table-cell table:formula="of:=([.J215])*(-0.205408122286256)+(0.109782283331548)" office:value-type="float" office:value="0.114068123803051" calcext:value-type="float">
            <text:p>0.1140681238</text:p>
          </table:table-cell>
          <table:table-cell table:formula="of:=([.I215])*(0.310792688230763)+(-0.016510592847898)" office:value-type="float" office:value="0.0865100350687706" calcext:value-type="float">
            <text:p>0.0865100351</text:p>
          </table:table-cell>
          <table:table-cell table:formula="of:=[.H215]*-1" office:value-type="float" office:value="0.172042" calcext:value-type="float">
            <text:p>0.172042</text:p>
          </table:table-cell>
          <table:table-cell table:formula="of:=[.M215]*-1" office:value-type="float" office:value="0.049585" calcext:value-type="float">
            <text:p>0.049585</text:p>
          </table:table-cell>
          <table:table-cell table:formula="of:=([.K215])*(2.23435203765647)+(0.035482883974399)" office:value-type="float" office:value="0.192249491640452" calcext:value-type="float">
            <text:p>0.1922494916</text:p>
          </table:table-cell>
          <table:table-cell table:formula="of:=([.M215])*(0.639359760687662)+(-0.019962373867579)" office:value-type="float" office:value="-0.0516650276012767" calcext:value-type="float">
            <text:p>-0.0516650276</text:p>
          </table:table-cell>
          <table:table-cell table:formula="of:=([.L215])*(1.26097813916405)+(0.272428916854381)" office:value-type="float" office:value="0.573613545393714" calcext:value-type="float">
            <text:p>0.5736135454</text:p>
          </table:table-cell>
          <table:table-cell table:number-columns-repeated="1002"/>
        </table:table-row>
        <table:table-row table:style-name="ro1">
          <table:table-cell table:formula="of:=[Datos_Nao.A216]" office:value-type="float" office:value="-0.00257580610923469" calcext:value-type="float">
            <text:p>-0.0025758061</text:p>
          </table:table-cell>
          <table:table-cell table:formula="of:=[Datos_Nao.B216]" office:value-type="float" office:value="0.06842041015625" calcext:value-type="float">
            <text:p>0.0684204102</text:p>
          </table:table-cell>
          <table:table-cell table:formula="of:=[Datos_Nao.C216]" office:value-type="float" office:value="0.000000264495611190796" calcext:value-type="float">
            <text:p>2.64495611190796E-007</text:p>
          </table:table-cell>
          <table:table-cell table:formula="of:=[Datos_Nao.D216]" office:value-type="float" office:value="-0.0000000154068509061744" calcext:value-type="float">
            <text:p>-1.54068509061744E-008</text:p>
          </table:table-cell>
          <table:table-cell table:formula="of:=[Datos_Nao.E216]" office:value-type="float" office:value="-0.00000000205990202672979" calcext:value-type="float">
            <text:p>-2.05990202672979E-009</text:p>
          </table:table-cell>
          <table:table-cell table:formula="of:=[Datos_Nao.F216]" office:value-type="float" office:value="0.13468436896801" calcext:value-type="float">
            <text:p>0.134684369</text:p>
          </table:table-cell>
          <table:table-cell/>
          <table:table-cell table:formula="of:=[Datos_MoCap.A216]" office:value-type="float" office:value="-0.171359" calcext:value-type="float">
            <text:p>-0.171359</text:p>
          </table:table-cell>
          <table:table-cell table:formula="of:=[Datos_MoCap.B216]" office:value-type="float" office:value="0.330637" calcext:value-type="float">
            <text:p>0.330637</text:p>
          </table:table-cell>
          <table:table-cell table:formula="of:=[Datos_MoCap.C216]" office:value-type="float" office:value="-0.021385" calcext:value-type="float">
            <text:p>-0.021385</text:p>
          </table:table-cell>
          <table:table-cell table:formula="of:=[Datos_MoCap.D216]" office:value-type="float" office:value="0.070093" calcext:value-type="float">
            <text:p>0.070093</text:p>
          </table:table-cell>
          <table:table-cell table:formula="of:=[Datos_MoCap.F216]" office:value-type="float" office:value="0.239888" calcext:value-type="float">
            <text:p>0.239888</text:p>
          </table:table-cell>
          <table:table-cell table:formula="of:=[Datos_MoCap.E216]" office:value-type="float" office:value="-0.049367" calcext:value-type="float">
            <text:p>-0.049367</text:p>
          </table:table-cell>
          <table:table-cell/>
          <table:table-cell table:formula="of:=([.H216])*(-0.023914362365637)+(-0.0065790614509)" office:value-type="float" office:value="-0.00248112023028681" calcext:value-type="float">
            <text:p>-0.0024811202</text:p>
          </table:table-cell>
          <table:table-cell table:formula="of:=([.J216])*(-0.205408122286256)+(0.109782283331548)" office:value-type="float" office:value="0.11417493602664" calcext:value-type="float">
            <text:p>0.114174936</text:p>
          </table:table-cell>
          <table:table-cell table:formula="of:=([.I216])*(0.310792688230763)+(-0.016510592847898)" office:value-type="float" office:value="0.0862489692106568" calcext:value-type="float">
            <text:p>0.0862489692</text:p>
          </table:table-cell>
          <table:table-cell table:formula="of:=[.H216]*-1" office:value-type="float" office:value="0.171359" calcext:value-type="float">
            <text:p>0.171359</text:p>
          </table:table-cell>
          <table:table-cell table:formula="of:=[.M216]*-1" office:value-type="float" office:value="0.049367" calcext:value-type="float">
            <text:p>0.049367</text:p>
          </table:table-cell>
          <table:table-cell table:formula="of:=([.K216])*(2.23435203765647)+(0.035482883974399)" office:value-type="float" office:value="0.192095321349854" calcext:value-type="float">
            <text:p>0.1920953213</text:p>
          </table:table-cell>
          <table:table-cell table:formula="of:=([.M216])*(0.639359760687662)+(-0.019962373867579)" office:value-type="float" office:value="-0.0515256471734468" calcext:value-type="float">
            <text:p>-0.0515256472</text:p>
          </table:table-cell>
          <table:table-cell table:formula="of:=([.L216])*(1.26097813916405)+(0.272428916854381)" office:value-type="float" office:value="0.574922440702167" calcext:value-type="float">
            <text:p>0.57492244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7]" office:value-type="float" office:value="-0.169572" calcext:value-type="float">
            <text:p>-0.169572</text:p>
          </table:table-cell>
          <table:table-cell table:formula="of:=[Datos_MoCap.B217]" office:value-type="float" office:value="0.327359" calcext:value-type="float">
            <text:p>0.327359</text:p>
          </table:table-cell>
          <table:table-cell table:formula="of:=[Datos_MoCap.C217]" office:value-type="float" office:value="-0.020886" calcext:value-type="float">
            <text:p>-0.020886</text:p>
          </table:table-cell>
          <table:table-cell table:formula="of:=[Datos_MoCap.D217]" office:value-type="float" office:value="0.070708" calcext:value-type="float">
            <text:p>0.070708</text:p>
          </table:table-cell>
          <table:table-cell table:formula="of:=[Datos_MoCap.F217]" office:value-type="float" office:value="0.239967" calcext:value-type="float">
            <text:p>0.239967</text:p>
          </table:table-cell>
          <table:table-cell table:formula="of:=[Datos_MoCap.E217]" office:value-type="float" office:value="-0.048303" calcext:value-type="float">
            <text:p>-0.048303</text:p>
          </table:table-cell>
          <table:table-cell/>
          <table:table-cell table:formula="of:=([.H217])*(-0.023914362365637)+(-0.0065790614509)" office:value-type="float" office:value="-0.0025238551958342" calcext:value-type="float">
            <text:p>-0.0025238552</text:p>
          </table:table-cell>
          <table:table-cell table:formula="of:=([.J217])*(-0.205408122286256)+(0.109782283331548)" office:value-type="float" office:value="0.114072437373619" calcext:value-type="float">
            <text:p>0.1140724374</text:p>
          </table:table-cell>
          <table:table-cell table:formula="of:=([.I217])*(0.310792688230763)+(-0.016510592847898)" office:value-type="float" office:value="0.0852301907786364" calcext:value-type="float">
            <text:p>0.0852301908</text:p>
          </table:table-cell>
          <table:table-cell table:formula="of:=[.H217]*-1" office:value-type="float" office:value="0.169572" calcext:value-type="float">
            <text:p>0.169572</text:p>
          </table:table-cell>
          <table:table-cell table:formula="of:=[.M217]*-1" office:value-type="float" office:value="0.048303" calcext:value-type="float">
            <text:p>0.048303</text:p>
          </table:table-cell>
          <table:table-cell table:formula="of:=([.K217])*(2.23435203765647)+(0.035482883974399)" office:value-type="float" office:value="0.193469447853013" calcext:value-type="float">
            <text:p>0.1934694479</text:p>
          </table:table-cell>
          <table:table-cell table:formula="of:=([.M217])*(0.639359760687662)+(-0.019962373867579)" office:value-type="float" office:value="-0.0508453683880751" calcext:value-type="float">
            <text:p>-0.0508453684</text:p>
          </table:table-cell>
          <table:table-cell table:formula="of:=([.L217])*(1.26097813916405)+(0.272428916854381)" office:value-type="float" office:value="0.575022057975161" calcext:value-type="float">
            <text:p>0.5750220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8]" office:value-type="float" office:value="-0.165256" calcext:value-type="float">
            <text:p>-0.165256</text:p>
          </table:table-cell>
          <table:table-cell table:formula="of:=[Datos_MoCap.B218]" office:value-type="float" office:value="0.320896" calcext:value-type="float">
            <text:p>0.320896</text:p>
          </table:table-cell>
          <table:table-cell table:formula="of:=[Datos_MoCap.C218]" office:value-type="float" office:value="-0.019246" calcext:value-type="float">
            <text:p>-0.019246</text:p>
          </table:table-cell>
          <table:table-cell table:formula="of:=[Datos_MoCap.D218]" office:value-type="float" office:value="0.069536" calcext:value-type="float">
            <text:p>0.069536</text:p>
          </table:table-cell>
          <table:table-cell table:formula="of:=[Datos_MoCap.F218]" office:value-type="float" office:value="0.241782" calcext:value-type="float">
            <text:p>0.241782</text:p>
          </table:table-cell>
          <table:table-cell table:formula="of:=[Datos_MoCap.E218]" office:value-type="float" office:value="-0.047475" calcext:value-type="float">
            <text:p>-0.047475</text:p>
          </table:table-cell>
          <table:table-cell/>
          <table:table-cell table:formula="of:=([.H218])*(-0.023914362365637)+(-0.0065790614509)" office:value-type="float" office:value="-0.00262706958380429" calcext:value-type="float">
            <text:p>-0.0026270696</text:p>
          </table:table-cell>
          <table:table-cell table:formula="of:=([.J218])*(-0.205408122286256)+(0.109782283331548)" office:value-type="float" office:value="0.113735568053069" calcext:value-type="float">
            <text:p>0.1137355681</text:p>
          </table:table-cell>
          <table:table-cell table:formula="of:=([.I218])*(0.310792688230763)+(-0.016510592847898)" office:value-type="float" office:value="0.0832215376346009" calcext:value-type="float">
            <text:p>0.0832215376</text:p>
          </table:table-cell>
          <table:table-cell table:formula="of:=[.H218]*-1" office:value-type="float" office:value="0.165256" calcext:value-type="float">
            <text:p>0.165256</text:p>
          </table:table-cell>
          <table:table-cell table:formula="of:=[.M218]*-1" office:value-type="float" office:value="0.047475" calcext:value-type="float">
            <text:p>0.047475</text:p>
          </table:table-cell>
          <table:table-cell table:formula="of:=([.K218])*(2.23435203765647)+(0.035482883974399)" office:value-type="float" office:value="0.190850787264879" calcext:value-type="float">
            <text:p>0.1908507873</text:p>
          </table:table-cell>
          <table:table-cell table:formula="of:=([.M218])*(0.639359760687662)+(-0.019962373867579)" office:value-type="float" office:value="-0.0503159785062258" calcext:value-type="float">
            <text:p>-0.0503159785</text:p>
          </table:table-cell>
          <table:table-cell table:formula="of:=([.L218])*(1.26097813916405)+(0.272428916854381)" office:value-type="float" office:value="0.577310733297743" calcext:value-type="float">
            <text:p>0.577310733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19]" office:value-type="float" office:value="-0.158596" calcext:value-type="float">
            <text:p>-0.158596</text:p>
          </table:table-cell>
          <table:table-cell table:formula="of:=[Datos_MoCap.B219]" office:value-type="float" office:value="0.311195" calcext:value-type="float">
            <text:p>0.311195</text:p>
          </table:table-cell>
          <table:table-cell table:formula="of:=[Datos_MoCap.C219]" office:value-type="float" office:value="-0.015764" calcext:value-type="float">
            <text:p>-0.015764</text:p>
          </table:table-cell>
          <table:table-cell table:formula="of:=[Datos_MoCap.D219]" office:value-type="float" office:value="0.068797" calcext:value-type="float">
            <text:p>0.068797</text:p>
          </table:table-cell>
          <table:table-cell table:formula="of:=[Datos_MoCap.F219]" office:value-type="float" office:value="0.244356" calcext:value-type="float">
            <text:p>0.244356</text:p>
          </table:table-cell>
          <table:table-cell table:formula="of:=[Datos_MoCap.E219]" office:value-type="float" office:value="-0.045" calcext:value-type="float">
            <text:p>-0.045</text:p>
          </table:table-cell>
          <table:table-cell/>
          <table:table-cell table:formula="of:=([.H219])*(-0.023914362365637)+(-0.0065790614509)" office:value-type="float" office:value="-0.00278633923715943" calcext:value-type="float">
            <text:p>-0.0027863392</text:p>
          </table:table-cell>
          <table:table-cell table:formula="of:=([.J219])*(-0.205408122286256)+(0.109782283331548)" office:value-type="float" office:value="0.113020336971269" calcext:value-type="float">
            <text:p>0.113020337</text:p>
          </table:table-cell>
          <table:table-cell table:formula="of:=([.I219])*(0.310792688230763)+(-0.016510592847898)" office:value-type="float" office:value="0.0802065377660743" calcext:value-type="float">
            <text:p>0.0802065378</text:p>
          </table:table-cell>
          <table:table-cell table:formula="of:=[.H219]*-1" office:value-type="float" office:value="0.158596" calcext:value-type="float">
            <text:p>0.158596</text:p>
          </table:table-cell>
          <table:table-cell table:formula="of:=[.M219]*-1" office:value-type="float" office:value="0.045" calcext:value-type="float">
            <text:p>0.045</text:p>
          </table:table-cell>
          <table:table-cell table:formula="of:=([.K219])*(2.23435203765647)+(0.035482883974399)" office:value-type="float" office:value="0.189199601109051" calcext:value-type="float">
            <text:p>0.1891996011</text:p>
          </table:table-cell>
          <table:table-cell table:formula="of:=([.M219])*(0.639359760687662)+(-0.019962373867579)" office:value-type="float" office:value="-0.0487335630985238" calcext:value-type="float">
            <text:p>-0.0487335631</text:p>
          </table:table-cell>
          <table:table-cell table:formula="of:=([.L219])*(1.26097813916405)+(0.272428916854381)" office:value-type="float" office:value="0.580556491027952" calcext:value-type="float">
            <text:p>0.5805564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0]" office:value-type="float" office:value="-0.149467" calcext:value-type="float">
            <text:p>-0.149467</text:p>
          </table:table-cell>
          <table:table-cell table:formula="of:=[Datos_MoCap.B220]" office:value-type="float" office:value="0.298337" calcext:value-type="float">
            <text:p>0.298337</text:p>
          </table:table-cell>
          <table:table-cell table:formula="of:=[Datos_MoCap.C220]" office:value-type="float" office:value="-0.009342" calcext:value-type="float">
            <text:p>-0.009342</text:p>
          </table:table-cell>
          <table:table-cell table:formula="of:=[Datos_MoCap.D220]" office:value-type="float" office:value="0.064649" calcext:value-type="float">
            <text:p>0.064649</text:p>
          </table:table-cell>
          <table:table-cell table:formula="of:=[Datos_MoCap.F220]" office:value-type="float" office:value="0.249748" calcext:value-type="float">
            <text:p>0.249748</text:p>
          </table:table-cell>
          <table:table-cell table:formula="of:=[Datos_MoCap.E220]" office:value-type="float" office:value="-0.042692" calcext:value-type="float">
            <text:p>-0.042692</text:p>
          </table:table-cell>
          <table:table-cell/>
          <table:table-cell table:formula="of:=([.H220])*(-0.023914362365637)+(-0.0065790614509)" office:value-type="float" office:value="-0.00300465345119533" calcext:value-type="float">
            <text:p>-0.0030046535</text:p>
          </table:table-cell>
          <table:table-cell table:formula="of:=([.J220])*(-0.205408122286256)+(0.109782283331548)" office:value-type="float" office:value="0.111701206009946" calcext:value-type="float">
            <text:p>0.111701206</text:p>
          </table:table-cell>
          <table:table-cell table:formula="of:=([.I220])*(0.310792688230763)+(-0.016510592847898)" office:value-type="float" office:value="0.0762103653808031" calcext:value-type="float">
            <text:p>0.0762103654</text:p>
          </table:table-cell>
          <table:table-cell table:formula="of:=[.H220]*-1" office:value-type="float" office:value="0.149467" calcext:value-type="float">
            <text:p>0.149467</text:p>
          </table:table-cell>
          <table:table-cell table:formula="of:=[.M220]*-1" office:value-type="float" office:value="0.042692" calcext:value-type="float">
            <text:p>0.042692</text:p>
          </table:table-cell>
          <table:table-cell table:formula="of:=([.K220])*(2.23435203765647)+(0.035482883974399)" office:value-type="float" office:value="0.179931508856852" calcext:value-type="float">
            <text:p>0.1799315089</text:p>
          </table:table-cell>
          <table:table-cell table:formula="of:=([.M220])*(0.639359760687662)+(-0.019962373867579)" office:value-type="float" office:value="-0.0472579207708567" calcext:value-type="float">
            <text:p>-0.0472579208</text:p>
          </table:table-cell>
          <table:table-cell table:formula="of:=([.L220])*(1.26097813916405)+(0.272428916854381)" office:value-type="float" office:value="0.587355685154324" calcext:value-type="float">
            <text:p>0.58735568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1]" office:value-type="float" office:value="-0.139115" calcext:value-type="float">
            <text:p>-0.139115</text:p>
          </table:table-cell>
          <table:table-cell table:formula="of:=[Datos_MoCap.B221]" office:value-type="float" office:value="0.28376" calcext:value-type="float">
            <text:p>0.28376</text:p>
          </table:table-cell>
          <table:table-cell table:formula="of:=[Datos_MoCap.C221]" office:value-type="float" office:value="-0.000337" calcext:value-type="float">
            <text:p>-0.000337</text:p>
          </table:table-cell>
          <table:table-cell table:formula="of:=[Datos_MoCap.D221]" office:value-type="float" office:value="0.058651" calcext:value-type="float">
            <text:p>0.058651</text:p>
          </table:table-cell>
          <table:table-cell table:formula="of:=[Datos_MoCap.F221]" office:value-type="float" office:value="0.253483" calcext:value-type="float">
            <text:p>0.253483</text:p>
          </table:table-cell>
          <table:table-cell table:formula="of:=[Datos_MoCap.E221]" office:value-type="float" office:value="-0.042858" calcext:value-type="float">
            <text:p>-0.042858</text:p>
          </table:table-cell>
          <table:table-cell/>
          <table:table-cell table:formula="of:=([.H221])*(-0.023914362365637)+(-0.0065790614509)" office:value-type="float" office:value="-0.00325221493040441" calcext:value-type="float">
            <text:p>-0.0032522149</text:p>
          </table:table-cell>
          <table:table-cell table:formula="of:=([.J221])*(-0.205408122286256)+(0.109782283331548)" office:value-type="float" office:value="0.109851505868758" calcext:value-type="float">
            <text:p>0.1098515059</text:p>
          </table:table-cell>
          <table:table-cell table:formula="of:=([.I221])*(0.310792688230763)+(-0.016510592847898)" office:value-type="float" office:value="0.0716799403644633" calcext:value-type="float">
            <text:p>0.0716799404</text:p>
          </table:table-cell>
          <table:table-cell table:formula="of:=[.H221]*-1" office:value-type="float" office:value="0.139115" calcext:value-type="float">
            <text:p>0.139115</text:p>
          </table:table-cell>
          <table:table-cell table:formula="of:=[.M221]*-1" office:value-type="float" office:value="0.042858" calcext:value-type="float">
            <text:p>0.042858</text:p>
          </table:table-cell>
          <table:table-cell table:formula="of:=([.K221])*(2.23435203765647)+(0.035482883974399)" office:value-type="float" office:value="0.166529865334989" calcext:value-type="float">
            <text:p>0.1665298653</text:p>
          </table:table-cell>
          <table:table-cell table:formula="of:=([.M221])*(0.639359760687662)+(-0.019962373867579)" office:value-type="float" office:value="-0.0473640544911308" calcext:value-type="float">
            <text:p>-0.0473640545</text:p>
          </table:table-cell>
          <table:table-cell table:formula="of:=([.L221])*(1.26097813916405)+(0.272428916854381)" office:value-type="float" office:value="0.592065438504102" calcext:value-type="float">
            <text:p>0.59206543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2]" office:value-type="float" office:value="-0.127862" calcext:value-type="float">
            <text:p>-0.127862</text:p>
          </table:table-cell>
          <table:table-cell table:formula="of:=[Datos_MoCap.B222]" office:value-type="float" office:value="0.268701" calcext:value-type="float">
            <text:p>0.268701</text:p>
          </table:table-cell>
          <table:table-cell table:formula="of:=[Datos_MoCap.C222]" office:value-type="float" office:value="0.010857" calcext:value-type="float">
            <text:p>0.010857</text:p>
          </table:table-cell>
          <table:table-cell table:formula="of:=[Datos_MoCap.D222]" office:value-type="float" office:value="0.049721" calcext:value-type="float">
            <text:p>0.049721</text:p>
          </table:table-cell>
          <table:table-cell table:formula="of:=[Datos_MoCap.F222]" office:value-type="float" office:value="0.255266" calcext:value-type="float">
            <text:p>0.255266</text:p>
          </table:table-cell>
          <table:table-cell table:formula="of:=[Datos_MoCap.E222]" office:value-type="float" office:value="-0.041167" calcext:value-type="float">
            <text:p>-0.041167</text:p>
          </table:table-cell>
          <table:table-cell/>
          <table:table-cell table:formula="of:=([.H222])*(-0.023914362365637)+(-0.0065790614509)" office:value-type="float" office:value="-0.00352132325010492" calcext:value-type="float">
            <text:p>-0.0035213233</text:p>
          </table:table-cell>
          <table:table-cell table:formula="of:=([.J222])*(-0.205408122286256)+(0.109782283331548)" office:value-type="float" office:value="0.107552167347886" calcext:value-type="float">
            <text:p>0.1075521673</text:p>
          </table:table-cell>
          <table:table-cell table:formula="of:=([.I222])*(0.310792688230763)+(-0.016510592847898)" office:value-type="float" office:value="0.0669997132723962" calcext:value-type="float">
            <text:p>0.0669997133</text:p>
          </table:table-cell>
          <table:table-cell table:formula="of:=[.H222]*-1" office:value-type="float" office:value="0.127862" calcext:value-type="float">
            <text:p>0.127862</text:p>
          </table:table-cell>
          <table:table-cell table:formula="of:=[.M222]*-1" office:value-type="float" office:value="0.041167" calcext:value-type="float">
            <text:p>0.041167</text:p>
          </table:table-cell>
          <table:table-cell table:formula="of:=([.K222])*(2.23435203765647)+(0.035482883974399)" office:value-type="float" office:value="0.146577101638716" calcext:value-type="float">
            <text:p>0.1465771016</text:p>
          </table:table-cell>
          <table:table-cell table:formula="of:=([.M222])*(0.639359760687662)+(-0.019962373867579)" office:value-type="float" office:value="-0.046282897135808" calcext:value-type="float">
            <text:p>-0.0462828971</text:p>
          </table:table-cell>
          <table:table-cell table:formula="of:=([.L222])*(1.26097813916405)+(0.272428916854381)" office:value-type="float" office:value="0.594313762526231" calcext:value-type="float">
            <text:p>0.59431376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3]" office:value-type="float" office:value="-0.116151" calcext:value-type="float">
            <text:p>-0.116151</text:p>
          </table:table-cell>
          <table:table-cell table:formula="of:=[Datos_MoCap.B223]" office:value-type="float" office:value="0.253315" calcext:value-type="float">
            <text:p>0.253315</text:p>
          </table:table-cell>
          <table:table-cell table:formula="of:=[Datos_MoCap.C223]" office:value-type="float" office:value="0.023346" calcext:value-type="float">
            <text:p>0.023346</text:p>
          </table:table-cell>
          <table:table-cell table:formula="of:=[Datos_MoCap.D223]" office:value-type="float" office:value="0.038578" calcext:value-type="float">
            <text:p>0.038578</text:p>
          </table:table-cell>
          <table:table-cell table:formula="of:=[Datos_MoCap.F223]" office:value-type="float" office:value="0.255764" calcext:value-type="float">
            <text:p>0.255764</text:p>
          </table:table-cell>
          <table:table-cell table:formula="of:=[Datos_MoCap.E223]" office:value-type="float" office:value="-0.039398" calcext:value-type="float">
            <text:p>-0.039398</text:p>
          </table:table-cell>
          <table:table-cell/>
          <table:table-cell table:formula="of:=([.H223])*(-0.023914362365637)+(-0.0065790614509)" office:value-type="float" office:value="-0.0038013843477689" calcext:value-type="float">
            <text:p>-0.0038013843</text:p>
          </table:table-cell>
          <table:table-cell table:formula="of:=([.J223])*(-0.205408122286256)+(0.109782283331548)" office:value-type="float" office:value="0.104986825308653" calcext:value-type="float">
            <text:p>0.1049868253</text:p>
          </table:table-cell>
          <table:table-cell table:formula="of:=([.I223])*(0.310792688230763)+(-0.016510592847898)" office:value-type="float" office:value="0.0622178569712777" calcext:value-type="float">
            <text:p>0.062217857</text:p>
          </table:table-cell>
          <table:table-cell table:formula="of:=[.H223]*-1" office:value-type="float" office:value="0.116151" calcext:value-type="float">
            <text:p>0.116151</text:p>
          </table:table-cell>
          <table:table-cell table:formula="of:=[.M223]*-1" office:value-type="float" office:value="0.039398" calcext:value-type="float">
            <text:p>0.039398</text:p>
          </table:table-cell>
          <table:table-cell table:formula="of:=([.K223])*(2.23435203765647)+(0.035482883974399)" office:value-type="float" office:value="0.12167971688311" calcext:value-type="float">
            <text:p>0.1216797169</text:p>
          </table:table-cell>
          <table:table-cell table:formula="of:=([.M223])*(0.639359760687662)+(-0.019962373867579)" office:value-type="float" office:value="-0.0451518697191515" calcext:value-type="float">
            <text:p>-0.0451518697</text:p>
          </table:table-cell>
          <table:table-cell table:formula="of:=([.L223])*(1.26097813916405)+(0.272428916854381)" office:value-type="float" office:value="0.594941729639535" calcext:value-type="float">
            <text:p>0.59494172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4]" office:value-type="float" office:value="-0.104189" calcext:value-type="float">
            <text:p>-0.104189</text:p>
          </table:table-cell>
          <table:table-cell table:formula="of:=[Datos_MoCap.B224]" office:value-type="float" office:value="0.238292" calcext:value-type="float">
            <text:p>0.238292</text:p>
          </table:table-cell>
          <table:table-cell table:formula="of:=[Datos_MoCap.C224]" office:value-type="float" office:value="0.036349" calcext:value-type="float">
            <text:p>0.036349</text:p>
          </table:table-cell>
          <table:table-cell table:formula="of:=[Datos_MoCap.D224]" office:value-type="float" office:value="0.027163" calcext:value-type="float">
            <text:p>0.027163</text:p>
          </table:table-cell>
          <table:table-cell table:formula="of:=[Datos_MoCap.F224]" office:value-type="float" office:value="0.255165" calcext:value-type="float">
            <text:p>0.255165</text:p>
          </table:table-cell>
          <table:table-cell table:formula="of:=[Datos_MoCap.E224]" office:value-type="float" office:value="-0.036829" calcext:value-type="float">
            <text:p>-0.036829</text:p>
          </table:table-cell>
          <table:table-cell/>
          <table:table-cell table:formula="of:=([.H224])*(-0.023914362365637)+(-0.0065790614509)" office:value-type="float" office:value="-0.00408744795038665" calcext:value-type="float">
            <text:p>-0.004087448</text:p>
          </table:table-cell>
          <table:table-cell table:formula="of:=([.J224])*(-0.205408122286256)+(0.109782283331548)" office:value-type="float" office:value="0.102315903494565" calcext:value-type="float">
            <text:p>0.1023159035</text:p>
          </table:table-cell>
          <table:table-cell table:formula="of:=([.I224])*(0.310792688230763)+(-0.016510592847898)" office:value-type="float" office:value="0.057548818415987" calcext:value-type="float">
            <text:p>0.0575488184</text:p>
          </table:table-cell>
          <table:table-cell table:formula="of:=[.H224]*-1" office:value-type="float" office:value="0.104189" calcext:value-type="float">
            <text:p>0.104189</text:p>
          </table:table-cell>
          <table:table-cell table:formula="of:=[.M224]*-1" office:value-type="float" office:value="0.036829" calcext:value-type="float">
            <text:p>0.036829</text:p>
          </table:table-cell>
          <table:table-cell table:formula="of:=([.K224])*(2.23435203765647)+(0.035482883974399)" office:value-type="float" office:value="0.0961745883732617" calcext:value-type="float">
            <text:p>0.0961745884</text:p>
          </table:table-cell>
          <table:table-cell table:formula="of:=([.M224])*(0.639359760687662)+(-0.019962373867579)" office:value-type="float" office:value="-0.0435093544939449" calcext:value-type="float">
            <text:p>-0.0435093545</text:p>
          </table:table-cell>
          <table:table-cell table:formula="of:=([.L224])*(1.26097813916405)+(0.272428916854381)" office:value-type="float" office:value="0.594186403734176" calcext:value-type="float">
            <text:p>0.59418640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5]" office:value-type="float" office:value="-0.092538" calcext:value-type="float">
            <text:p>-0.092538</text:p>
          </table:table-cell>
          <table:table-cell table:formula="of:=[Datos_MoCap.B225]" office:value-type="float" office:value="0.223963" calcext:value-type="float">
            <text:p>0.223963</text:p>
          </table:table-cell>
          <table:table-cell table:formula="of:=[Datos_MoCap.C225]" office:value-type="float" office:value="0.049453" calcext:value-type="float">
            <text:p>0.049453</text:p>
          </table:table-cell>
          <table:table-cell table:formula="of:=[Datos_MoCap.D225]" office:value-type="float" office:value="0.020001" calcext:value-type="float">
            <text:p>0.020001</text:p>
          </table:table-cell>
          <table:table-cell table:formula="of:=[Datos_MoCap.F225]" office:value-type="float" office:value="0.251912" calcext:value-type="float">
            <text:p>0.251912</text:p>
          </table:table-cell>
          <table:table-cell table:formula="of:=[Datos_MoCap.E225]" office:value-type="float" office:value="-0.031099" calcext:value-type="float">
            <text:p>-0.031099</text:p>
          </table:table-cell>
          <table:table-cell/>
          <table:table-cell table:formula="of:=([.H225])*(-0.023914362365637)+(-0.0065790614509)" office:value-type="float" office:value="-0.00436607418630868" calcext:value-type="float">
            <text:p>-0.0043660742</text:p>
          </table:table-cell>
          <table:table-cell table:formula="of:=([.J225])*(-0.205408122286256)+(0.109782283331548)" office:value-type="float" office:value="0.0996242354601258" calcext:value-type="float">
            <text:p>0.0996242355</text:p>
          </table:table-cell>
          <table:table-cell table:formula="of:=([.I225])*(0.310792688230763)+(-0.016510592847898)" office:value-type="float" office:value="0.0530954699863284" calcext:value-type="float">
            <text:p>0.05309547</text:p>
          </table:table-cell>
          <table:table-cell table:formula="of:=[.H225]*-1" office:value-type="float" office:value="0.092538" calcext:value-type="float">
            <text:p>0.092538</text:p>
          </table:table-cell>
          <table:table-cell table:formula="of:=[.M225]*-1" office:value-type="float" office:value="0.031099" calcext:value-type="float">
            <text:p>0.031099</text:p>
          </table:table-cell>
          <table:table-cell table:formula="of:=([.K225])*(2.23435203765647)+(0.035482883974399)" office:value-type="float" office:value="0.0801721590795661" calcext:value-type="float">
            <text:p>0.0801721591</text:p>
          </table:table-cell>
          <table:table-cell table:formula="of:=([.M225])*(0.639359760687662)+(-0.019962373867579)" office:value-type="float" office:value="-0.0398458230652046" calcext:value-type="float">
            <text:p>-0.0398458231</text:p>
          </table:table-cell>
          <table:table-cell table:formula="of:=([.L225])*(1.26097813916405)+(0.272428916854381)" office:value-type="float" office:value="0.590084441847475" calcext:value-type="float">
            <text:p>0.59008444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6]" office:value-type="float" office:value="-0.081658" calcext:value-type="float">
            <text:p>-0.081658</text:p>
          </table:table-cell>
          <table:table-cell table:formula="of:=[Datos_MoCap.B226]" office:value-type="float" office:value="0.209646" calcext:value-type="float">
            <text:p>0.209646</text:p>
          </table:table-cell>
          <table:table-cell table:formula="of:=[Datos_MoCap.C226]" office:value-type="float" office:value="0.06307" calcext:value-type="float">
            <text:p>0.06307</text:p>
          </table:table-cell>
          <table:table-cell table:formula="of:=[Datos_MoCap.D226]" office:value-type="float" office:value="0.011096" calcext:value-type="float">
            <text:p>0.011096</text:p>
          </table:table-cell>
          <table:table-cell table:formula="of:=[Datos_MoCap.F226]" office:value-type="float" office:value="0.248487" calcext:value-type="float">
            <text:p>0.248487</text:p>
          </table:table-cell>
          <table:table-cell table:formula="of:=[Datos_MoCap.E226]" office:value-type="float" office:value="-0.025174" calcext:value-type="float">
            <text:p>-0.025174</text:p>
          </table:table-cell>
          <table:table-cell/>
          <table:table-cell table:formula="of:=([.H226])*(-0.023914362365637)+(-0.0065790614509)" office:value-type="float" office:value="-0.00462626244884681" calcext:value-type="float">
            <text:p>-0.0046262624</text:p>
          </table:table-cell>
          <table:table-cell table:formula="of:=([.J226])*(-0.205408122286256)+(0.109782283331548)" office:value-type="float" office:value="0.0968271930589538" calcext:value-type="float">
            <text:p>0.0968271931</text:p>
          </table:table-cell>
          <table:table-cell table:formula="of:=([.I226])*(0.310792688230763)+(-0.016510592847898)" office:value-type="float" office:value="0.0486458510689285" calcext:value-type="float">
            <text:p>0.0486458511</text:p>
          </table:table-cell>
          <table:table-cell table:formula="of:=[.H226]*-1" office:value-type="float" office:value="0.081658" calcext:value-type="float">
            <text:p>0.081658</text:p>
          </table:table-cell>
          <table:table-cell table:formula="of:=[.M226]*-1" office:value-type="float" office:value="0.025174" calcext:value-type="float">
            <text:p>0.025174</text:p>
          </table:table-cell>
          <table:table-cell table:formula="of:=([.K226])*(2.23435203765647)+(0.035482883974399)" office:value-type="float" office:value="0.0602752541842352" calcext:value-type="float">
            <text:p>0.0602752542</text:p>
          </table:table-cell>
          <table:table-cell table:formula="of:=([.M226])*(0.639359760687662)+(-0.019962373867579)" office:value-type="float" office:value="-0.0360576164831302" calcext:value-type="float">
            <text:p>-0.0360576165</text:p>
          </table:table-cell>
          <table:table-cell table:formula="of:=([.L226])*(1.26097813916405)+(0.272428916854381)" office:value-type="float" office:value="0.585765591720838" calcext:value-type="float">
            <text:p>0.58576559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7]" office:value-type="float" office:value="-0.071816" calcext:value-type="float">
            <text:p>-0.071816</text:p>
          </table:table-cell>
          <table:table-cell table:formula="of:=[Datos_MoCap.B227]" office:value-type="float" office:value="0.195652" calcext:value-type="float">
            <text:p>0.195652</text:p>
          </table:table-cell>
          <table:table-cell table:formula="of:=[Datos_MoCap.C227]" office:value-type="float" office:value="0.077074" calcext:value-type="float">
            <text:p>0.077074</text:p>
          </table:table-cell>
          <table:table-cell table:formula="of:=[Datos_MoCap.D227]" office:value-type="float" office:value="0.004955" calcext:value-type="float">
            <text:p>0.004955</text:p>
          </table:table-cell>
          <table:table-cell table:formula="of:=[Datos_MoCap.F227]" office:value-type="float" office:value="0.242242" calcext:value-type="float">
            <text:p>0.242242</text:p>
          </table:table-cell>
          <table:table-cell table:formula="of:=[Datos_MoCap.E227]" office:value-type="float" office:value="-0.019722" calcext:value-type="float">
            <text:p>-0.019722</text:p>
          </table:table-cell>
          <table:table-cell/>
          <table:table-cell table:formula="of:=([.H227])*(-0.023914362365637)+(-0.0065790614509)" office:value-type="float" office:value="-0.00486162760324941" calcext:value-type="float">
            <text:p>-0.0048616276</text:p>
          </table:table-cell>
          <table:table-cell table:formula="of:=([.J227])*(-0.205408122286256)+(0.109782283331548)" office:value-type="float" office:value="0.0939506577144571" calcext:value-type="float">
            <text:p>0.0939506577</text:p>
          </table:table-cell>
          <table:table-cell table:formula="of:=([.I227])*(0.310792688230763)+(-0.016510592847898)" office:value-type="float" office:value="0.0442966181898272" calcext:value-type="float">
            <text:p>0.0442966182</text:p>
          </table:table-cell>
          <table:table-cell table:formula="of:=[.H227]*-1" office:value-type="float" office:value="0.071816" calcext:value-type="float">
            <text:p>0.071816</text:p>
          </table:table-cell>
          <table:table-cell table:formula="of:=[.M227]*-1" office:value-type="float" office:value="0.019722" calcext:value-type="float">
            <text:p>0.019722</text:p>
          </table:table-cell>
          <table:table-cell table:formula="of:=([.K227])*(2.23435203765647)+(0.035482883974399)" office:value-type="float" office:value="0.0465540983209868" calcext:value-type="float">
            <text:p>0.0465540983</text:p>
          </table:table-cell>
          <table:table-cell table:formula="of:=([.M227])*(0.639359760687662)+(-0.019962373867579)" office:value-type="float" office:value="-0.0325718270678611" calcext:value-type="float">
            <text:p>-0.0325718271</text:p>
          </table:table-cell>
          <table:table-cell table:formula="of:=([.L227])*(1.26097813916405)+(0.272428916854381)" office:value-type="float" office:value="0.577890783241759" calcext:value-type="float">
            <text:p>0.57789078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8]" office:value-type="float" office:value="-0.062419" calcext:value-type="float">
            <text:p>-0.062419</text:p>
          </table:table-cell>
          <table:table-cell table:formula="of:=[Datos_MoCap.B228]" office:value-type="float" office:value="0.18142" calcext:value-type="float">
            <text:p>0.18142</text:p>
          </table:table-cell>
          <table:table-cell table:formula="of:=[Datos_MoCap.C228]" office:value-type="float" office:value="0.092349" calcext:value-type="float">
            <text:p>0.092349</text:p>
          </table:table-cell>
          <table:table-cell table:formula="of:=[Datos_MoCap.D228]" office:value-type="float" office:value="0.000539" calcext:value-type="float">
            <text:p>0.000539</text:p>
          </table:table-cell>
          <table:table-cell table:formula="of:=[Datos_MoCap.F228]" office:value-type="float" office:value="0.235725" calcext:value-type="float">
            <text:p>0.235725</text:p>
          </table:table-cell>
          <table:table-cell table:formula="of:=[Datos_MoCap.E228]" office:value-type="float" office:value="-0.016397" calcext:value-type="float">
            <text:p>-0.016397</text:p>
          </table:table-cell>
          <table:table-cell/>
          <table:table-cell table:formula="of:=([.H228])*(-0.023914362365637)+(-0.0065790614509)" office:value-type="float" office:value="-0.00508635086639931" calcext:value-type="float">
            <text:p>-0.0050863509</text:p>
          </table:table-cell>
          <table:table-cell table:formula="of:=([.J228])*(-0.205408122286256)+(0.109782283331548)" office:value-type="float" office:value="0.0908130486465346" calcext:value-type="float">
            <text:p>0.0908130486</text:p>
          </table:table-cell>
          <table:table-cell table:formula="of:=([.I228])*(0.310792688230763)+(-0.016510592847898)" office:value-type="float" office:value="0.039873416650927" calcext:value-type="float">
            <text:p>0.0398734167</text:p>
          </table:table-cell>
          <table:table-cell table:formula="of:=[.H228]*-1" office:value-type="float" office:value="0.062419" calcext:value-type="float">
            <text:p>0.062419</text:p>
          </table:table-cell>
          <table:table-cell table:formula="of:=[.M228]*-1" office:value-type="float" office:value="0.016397" calcext:value-type="float">
            <text:p>0.016397</text:p>
          </table:table-cell>
          <table:table-cell table:formula="of:=([.K228])*(2.23435203765647)+(0.035482883974399)" office:value-type="float" office:value="0.0366871997226958" calcext:value-type="float">
            <text:p>0.0366871997</text:p>
          </table:table-cell>
          <table:table-cell table:formula="of:=([.M228])*(0.639359760687662)+(-0.019962373867579)" office:value-type="float" office:value="-0.0304459558635746" calcext:value-type="float">
            <text:p>-0.0304459559</text:p>
          </table:table-cell>
          <table:table-cell table:formula="of:=([.L228])*(1.26097813916405)+(0.272428916854381)" office:value-type="float" office:value="0.569672988708827" calcext:value-type="float">
            <text:p>0.56967298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29]" office:value-type="float" office:value="-0.054216" calcext:value-type="float">
            <text:p>-0.054216</text:p>
          </table:table-cell>
          <table:table-cell table:formula="of:=[Datos_MoCap.B229]" office:value-type="float" office:value="0.167986" calcext:value-type="float">
            <text:p>0.167986</text:p>
          </table:table-cell>
          <table:table-cell table:formula="of:=[Datos_MoCap.C229]" office:value-type="float" office:value="0.10873" calcext:value-type="float">
            <text:p>0.10873</text:p>
          </table:table-cell>
          <table:table-cell table:formula="of:=[Datos_MoCap.D229]" office:value-type="float" office:value="-0.008195" calcext:value-type="float">
            <text:p>-0.008195</text:p>
          </table:table-cell>
          <table:table-cell table:formula="of:=[Datos_MoCap.F229]" office:value-type="float" office:value="0.22724" calcext:value-type="float">
            <text:p>0.22724</text:p>
          </table:table-cell>
          <table:table-cell table:formula="of:=[Datos_MoCap.E229]" office:value-type="float" office:value="-0.0107" calcext:value-type="float">
            <text:p>-0.0107</text:p>
          </table:table-cell>
          <table:table-cell/>
          <table:table-cell table:formula="of:=([.H229])*(-0.023914362365637)+(-0.0065790614509)" office:value-type="float" office:value="-0.00528252038088463" calcext:value-type="float">
            <text:p>-0.0052825204</text:p>
          </table:table-cell>
          <table:table-cell table:formula="of:=([.J229])*(-0.205408122286256)+(0.109782283331548)" office:value-type="float" office:value="0.0874482581953634" calcext:value-type="float">
            <text:p>0.0874482582</text:p>
          </table:table-cell>
          <table:table-cell table:formula="of:=([.I229])*(0.310792688230763)+(-0.016510592847898)" office:value-type="float" office:value="0.0356982276772349" calcext:value-type="float">
            <text:p>0.0356982277</text:p>
          </table:table-cell>
          <table:table-cell table:formula="of:=[.H229]*-1" office:value-type="float" office:value="0.054216" calcext:value-type="float">
            <text:p>0.054216</text:p>
          </table:table-cell>
          <table:table-cell table:formula="of:=[.M229]*-1" office:value-type="float" office:value="0.0107" calcext:value-type="float">
            <text:p>0.0107</text:p>
          </table:table-cell>
          <table:table-cell table:formula="of:=([.K229])*(2.23435203765647)+(0.035482883974399)" office:value-type="float" office:value="0.0171723690258042" calcext:value-type="float">
            <text:p>0.017172369</text:p>
          </table:table-cell>
          <table:table-cell table:formula="of:=([.M229])*(0.639359760687662)+(-0.019962373867579)" office:value-type="float" office:value="-0.026803523306937" calcext:value-type="float">
            <text:p>-0.0268035233</text:p>
          </table:table-cell>
          <table:table-cell table:formula="of:=([.L229])*(1.26097813916405)+(0.272428916854381)" office:value-type="float" office:value="0.55897358919802" calcext:value-type="float">
            <text:p>0.55897358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0]" office:value-type="float" office:value="-0.047316" calcext:value-type="float">
            <text:p>-0.047316</text:p>
          </table:table-cell>
          <table:table-cell table:formula="of:=[Datos_MoCap.B230]" office:value-type="float" office:value="0.154531" calcext:value-type="float">
            <text:p>0.154531</text:p>
          </table:table-cell>
          <table:table-cell table:formula="of:=[Datos_MoCap.C230]" office:value-type="float" office:value="0.12649" calcext:value-type="float">
            <text:p>0.12649</text:p>
          </table:table-cell>
          <table:table-cell table:formula="of:=[Datos_MoCap.D230]" office:value-type="float" office:value="-0.016159" calcext:value-type="float">
            <text:p>-0.016159</text:p>
          </table:table-cell>
          <table:table-cell table:formula="of:=[Datos_MoCap.F230]" office:value-type="float" office:value="0.215586" calcext:value-type="float">
            <text:p>0.215586</text:p>
          </table:table-cell>
          <table:table-cell table:formula="of:=[Datos_MoCap.E230]" office:value-type="float" office:value="-0.004988" calcext:value-type="float">
            <text:p>-0.004988</text:p>
          </table:table-cell>
          <table:table-cell/>
          <table:table-cell table:formula="of:=([.H230])*(-0.023914362365637)+(-0.0065790614509)" office:value-type="float" office:value="-0.00544752948120752" calcext:value-type="float">
            <text:p>-0.0054475295</text:p>
          </table:table-cell>
          <table:table-cell table:formula="of:=([.J230])*(-0.205408122286256)+(0.109782283331548)" office:value-type="float" office:value="0.0838002099435595" calcext:value-type="float">
            <text:p>0.0838002099</text:p>
          </table:table-cell>
          <table:table-cell table:formula="of:=([.I230])*(0.310792688230763)+(-0.016510592847898)" office:value-type="float" office:value="0.03151651205709" calcext:value-type="float">
            <text:p>0.0315165121</text:p>
          </table:table-cell>
          <table:table-cell table:formula="of:=[.H230]*-1" office:value-type="float" office:value="0.047316" calcext:value-type="float">
            <text:p>0.047316</text:p>
          </table:table-cell>
          <table:table-cell table:formula="of:=[.M230]*-1" office:value-type="float" office:value="0.004988" calcext:value-type="float">
            <text:p>0.004988</text:p>
          </table:table-cell>
          <table:table-cell table:formula="of:=([.K230])*(2.23435203765647)+(0.035482883974399)" office:value-type="float" office:value="-0.000622010602091889" calcext:value-type="float">
            <text:p>-0.0006220106</text:p>
          </table:table-cell>
          <table:table-cell table:formula="of:=([.M230])*(0.639359760687662)+(-0.019962373867579)" office:value-type="float" office:value="-0.0231515003538891" calcext:value-type="float">
            <text:p>-0.0231515004</text:p>
          </table:table-cell>
          <table:table-cell table:formula="of:=([.L230])*(1.26097813916405)+(0.272428916854381)" office:value-type="float" office:value="0.544278149964202" calcext:value-type="float">
            <text:p>0.544278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1]" office:value-type="float" office:value="-0.041815" calcext:value-type="float">
            <text:p>-0.041815</text:p>
          </table:table-cell>
          <table:table-cell table:formula="of:=[Datos_MoCap.B231]" office:value-type="float" office:value="0.139713" calcext:value-type="float">
            <text:p>0.139713</text:p>
          </table:table-cell>
          <table:table-cell table:formula="of:=[Datos_MoCap.C231]" office:value-type="float" office:value="0.145391" calcext:value-type="float">
            <text:p>0.145391</text:p>
          </table:table-cell>
          <table:table-cell table:formula="of:=[Datos_MoCap.D231]" office:value-type="float" office:value="-0.022897" calcext:value-type="float">
            <text:p>-0.022897</text:p>
          </table:table-cell>
          <table:table-cell table:formula="of:=[Datos_MoCap.F231]" office:value-type="float" office:value="0.204041" calcext:value-type="float">
            <text:p>0.204041</text:p>
          </table:table-cell>
          <table:table-cell table:formula="of:=[Datos_MoCap.E231]" office:value-type="float" office:value="-0.003249" calcext:value-type="float">
            <text:p>-0.003249</text:p>
          </table:table-cell>
          <table:table-cell/>
          <table:table-cell table:formula="of:=([.H231])*(-0.023914362365637)+(-0.0065790614509)" office:value-type="float" office:value="-0.00557908238858089" calcext:value-type="float">
            <text:p>-0.0055790824</text:p>
          </table:table-cell>
          <table:table-cell table:formula="of:=([.J231])*(-0.205408122286256)+(0.109782283331548)" office:value-type="float" office:value="0.079917791024227" calcext:value-type="float">
            <text:p>0.079917791</text:p>
          </table:table-cell>
          <table:table-cell table:formula="of:=([.I231])*(0.310792688230763)+(-0.016510592847898)" office:value-type="float" office:value="0.0269111860028866" calcext:value-type="float">
            <text:p>0.026911186</text:p>
          </table:table-cell>
          <table:table-cell table:formula="of:=[.H231]*-1" office:value-type="float" office:value="0.041815" calcext:value-type="float">
            <text:p>0.041815</text:p>
          </table:table-cell>
          <table:table-cell table:formula="of:=[.M231]*-1" office:value-type="float" office:value="0.003249" calcext:value-type="float">
            <text:p>0.003249</text:p>
          </table:table-cell>
          <table:table-cell table:formula="of:=([.K231])*(2.23435203765647)+(0.035482883974399)" office:value-type="float" office:value="-0.0156770746318212" calcext:value-type="float">
            <text:p>-0.0156770746</text:p>
          </table:table-cell>
          <table:table-cell table:formula="of:=([.M231])*(0.639359760687662)+(-0.019962373867579)" office:value-type="float" office:value="-0.0220396537300532" calcext:value-type="float">
            <text:p>-0.0220396537</text:p>
          </table:table-cell>
          <table:table-cell table:formula="of:=([.L231])*(1.26097813916405)+(0.272428916854381)" office:value-type="float" office:value="0.529720157347553" calcext:value-type="float">
            <text:p>0.52972015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2]" office:value-type="float" office:value="-0.038449" calcext:value-type="float">
            <text:p>-0.038449</text:p>
          </table:table-cell>
          <table:table-cell table:formula="of:=[Datos_MoCap.B232]" office:value-type="float" office:value="0.123003" calcext:value-type="float">
            <text:p>0.123003</text:p>
          </table:table-cell>
          <table:table-cell table:formula="of:=[Datos_MoCap.C232]" office:value-type="float" office:value="0.163926" calcext:value-type="float">
            <text:p>0.163926</text:p>
          </table:table-cell>
          <table:table-cell table:formula="of:=[Datos_MoCap.D232]" office:value-type="float" office:value="-0.026355" calcext:value-type="float">
            <text:p>-0.026355</text:p>
          </table:table-cell>
          <table:table-cell table:formula="of:=[Datos_MoCap.F232]" office:value-type="float" office:value="0.20041" calcext:value-type="float">
            <text:p>0.20041</text:p>
          </table:table-cell>
          <table:table-cell table:formula="of:=[Datos_MoCap.E232]" office:value-type="float" office:value="-0.004698" calcext:value-type="float">
            <text:p>-0.004698</text:p>
          </table:table-cell>
          <table:table-cell/>
          <table:table-cell table:formula="of:=([.H232])*(-0.023914362365637)+(-0.0065790614509)" office:value-type="float" office:value="-0.00565957813230362" calcext:value-type="float">
            <text:p>-0.0056595781</text:p>
          </table:table-cell>
          <table:table-cell table:formula="of:=([.J232])*(-0.205408122286256)+(0.109782283331548)" office:value-type="float" office:value="0.0761105514776512" calcext:value-type="float">
            <text:p>0.0761105515</text:p>
          </table:table-cell>
          <table:table-cell table:formula="of:=([.I232])*(0.310792688230763)+(-0.016510592847898)" office:value-type="float" office:value="0.0217178401825505" calcext:value-type="float">
            <text:p>0.0217178402</text:p>
          </table:table-cell>
          <table:table-cell table:formula="of:=[.H232]*-1" office:value-type="float" office:value="0.038449" calcext:value-type="float">
            <text:p>0.038449</text:p>
          </table:table-cell>
          <table:table-cell table:formula="of:=[.M232]*-1" office:value-type="float" office:value="0.004698" calcext:value-type="float">
            <text:p>0.004698</text:p>
          </table:table-cell>
          <table:table-cell table:formula="of:=([.K232])*(2.23435203765647)+(0.035482883974399)" office:value-type="float" office:value="-0.0234034639780373" calcext:value-type="float">
            <text:p>-0.023403464</text:p>
          </table:table-cell>
          <table:table-cell table:formula="of:=([.M232])*(0.639359760687662)+(-0.019962373867579)" office:value-type="float" office:value="-0.0229660860232896" calcext:value-type="float">
            <text:p>-0.022966086</text:p>
          </table:table-cell>
          <table:table-cell table:formula="of:=([.L232])*(1.26097813916405)+(0.272428916854381)" office:value-type="float" office:value="0.525141545724248" calcext:value-type="float">
            <text:p>0.525141545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3]" office:value-type="float" office:value="-0.037492" calcext:value-type="float">
            <text:p>-0.037492</text:p>
          </table:table-cell>
          <table:table-cell table:formula="of:=[Datos_MoCap.B233]" office:value-type="float" office:value="0.106094" calcext:value-type="float">
            <text:p>0.106094</text:p>
          </table:table-cell>
          <table:table-cell table:formula="of:=[Datos_MoCap.C233]" office:value-type="float" office:value="0.180408" calcext:value-type="float">
            <text:p>0.180408</text:p>
          </table:table-cell>
          <table:table-cell table:formula="of:=[Datos_MoCap.D233]" office:value-type="float" office:value="-0.024616" calcext:value-type="float">
            <text:p>-0.024616</text:p>
          </table:table-cell>
          <table:table-cell table:formula="of:=[Datos_MoCap.F233]" office:value-type="float" office:value="0.195357" calcext:value-type="float">
            <text:p>0.195357</text:p>
          </table:table-cell>
          <table:table-cell table:formula="of:=[Datos_MoCap.E233]" office:value-type="float" office:value="-0.00949" calcext:value-type="float">
            <text:p>-0.00949</text:p>
          </table:table-cell>
          <table:table-cell/>
          <table:table-cell table:formula="of:=([.H233])*(-0.023914362365637)+(-0.0065790614509)" office:value-type="float" office:value="-0.00568246417708754" calcext:value-type="float">
            <text:p>-0.0056824642</text:p>
          </table:table-cell>
          <table:table-cell table:formula="of:=([.J233])*(-0.205408122286256)+(0.109782283331548)" office:value-type="float" office:value="0.0727250148061291" calcext:value-type="float">
            <text:p>0.0727250148</text:p>
          </table:table-cell>
          <table:table-cell table:formula="of:=([.I233])*(0.310792688230763)+(-0.016510592847898)" office:value-type="float" office:value="0.0164626466172566" calcext:value-type="float">
            <text:p>0.0164626466</text:p>
          </table:table-cell>
          <table:table-cell table:formula="of:=[.H233]*-1" office:value-type="float" office:value="0.037492" calcext:value-type="float">
            <text:p>0.037492</text:p>
          </table:table-cell>
          <table:table-cell table:formula="of:=[.M233]*-1" office:value-type="float" office:value="0.00949" calcext:value-type="float">
            <text:p>0.00949</text:p>
          </table:table-cell>
          <table:table-cell table:formula="of:=([.K233])*(2.23435203765647)+(0.035482883974399)" office:value-type="float" office:value="-0.0195179257845527" calcext:value-type="float">
            <text:p>-0.0195179258</text:p>
          </table:table-cell>
          <table:table-cell table:formula="of:=([.M233])*(0.639359760687662)+(-0.019962373867579)" office:value-type="float" office:value="-0.0260298979965049" calcext:value-type="float">
            <text:p>-0.026029898</text:p>
          </table:table-cell>
          <table:table-cell table:formula="of:=([.L233])*(1.26097813916405)+(0.272428916854381)" office:value-type="float" office:value="0.518769823187052" calcext:value-type="float">
            <text:p>0.51876982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4]" office:value-type="float" office:value="-0.037515" calcext:value-type="float">
            <text:p>-0.037515</text:p>
          </table:table-cell>
          <table:table-cell table:formula="of:=[Datos_MoCap.B234]" office:value-type="float" office:value="0.094586" calcext:value-type="float">
            <text:p>0.094586</text:p>
          </table:table-cell>
          <table:table-cell table:formula="of:=[Datos_MoCap.C234]" office:value-type="float" office:value="0.192935" calcext:value-type="float">
            <text:p>0.192935</text:p>
          </table:table-cell>
          <table:table-cell table:formula="of:=[Datos_MoCap.D234]" office:value-type="float" office:value="-0.006484" calcext:value-type="float">
            <text:p>-0.006484</text:p>
          </table:table-cell>
          <table:table-cell table:formula="of:=[Datos_MoCap.F234]" office:value-type="float" office:value="0.163991" calcext:value-type="float">
            <text:p>0.163991</text:p>
          </table:table-cell>
          <table:table-cell table:formula="of:=[Datos_MoCap.E234]" office:value-type="float" office:value="-0.019911" calcext:value-type="float">
            <text:p>-0.019911</text:p>
          </table:table-cell>
          <table:table-cell/>
          <table:table-cell table:formula="of:=([.H234])*(-0.023914362365637)+(-0.0065790614509)" office:value-type="float" office:value="-0.00568191414675313" calcext:value-type="float">
            <text:p>-0.0056819141</text:p>
          </table:table-cell>
          <table:table-cell table:formula="of:=([.J234])*(-0.205408122286256)+(0.109782283331548)" office:value-type="float" office:value="0.0701518672582492" calcext:value-type="float">
            <text:p>0.0701518673</text:p>
          </table:table-cell>
          <table:table-cell table:formula="of:=([.I234])*(0.310792688230763)+(-0.016510592847898)" office:value-type="float" office:value="0.0128860443610969" calcext:value-type="float">
            <text:p>0.0128860444</text:p>
          </table:table-cell>
          <table:table-cell table:formula="of:=[.H234]*-1" office:value-type="float" office:value="0.037515" calcext:value-type="float">
            <text:p>0.037515</text:p>
          </table:table-cell>
          <table:table-cell table:formula="of:=[.M234]*-1" office:value-type="float" office:value="0.019911" calcext:value-type="float">
            <text:p>0.019911</text:p>
          </table:table-cell>
          <table:table-cell table:formula="of:=([.K234])*(2.23435203765647)+(0.035482883974399)" office:value-type="float" office:value="0.0209953453622345" calcext:value-type="float">
            <text:p>0.0209953454</text:p>
          </table:table-cell>
          <table:table-cell table:formula="of:=([.M234])*(0.639359760687662)+(-0.019962373867579)" office:value-type="float" office:value="-0.032692666062631" calcext:value-type="float">
            <text:p>-0.0326926661</text:p>
          </table:table-cell>
          <table:table-cell table:formula="of:=([.L234])*(1.26097813916405)+(0.272428916854381)" office:value-type="float" office:value="0.479217982874033" calcext:value-type="float">
            <text:p>0.479217982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5]" office:value-type="float" office:value="-0.035926" calcext:value-type="float">
            <text:p>-0.035926</text:p>
          </table:table-cell>
          <table:table-cell table:formula="of:=[Datos_MoCap.B235]" office:value-type="float" office:value="0.087919" calcext:value-type="float">
            <text:p>0.087919</text:p>
          </table:table-cell>
          <table:table-cell table:formula="of:=[Datos_MoCap.C235]" office:value-type="float" office:value="0.200547" calcext:value-type="float">
            <text:p>0.200547</text:p>
          </table:table-cell>
          <table:table-cell table:formula="of:=[Datos_MoCap.D235]" office:value-type="float" office:value="-0.001622" calcext:value-type="float">
            <text:p>-0.001622</text:p>
          </table:table-cell>
          <table:table-cell table:formula="of:=[Datos_MoCap.F235]" office:value-type="float" office:value="0.127358" calcext:value-type="float">
            <text:p>0.127358</text:p>
          </table:table-cell>
          <table:table-cell table:formula="of:=[Datos_MoCap.E235]" office:value-type="float" office:value="-0.045445" calcext:value-type="float">
            <text:p>-0.045445</text:p>
          </table:table-cell>
          <table:table-cell/>
          <table:table-cell table:formula="of:=([.H235])*(-0.023914362365637)+(-0.0065790614509)" office:value-type="float" office:value="-0.00571991406855213" calcext:value-type="float">
            <text:p>-0.0057199141</text:p>
          </table:table-cell>
          <table:table-cell table:formula="of:=([.J235])*(-0.205408122286256)+(0.109782283331548)" office:value-type="float" office:value="0.0685883006314062" calcext:value-type="float">
            <text:p>0.0685883006</text:p>
          </table:table-cell>
          <table:table-cell table:formula="of:=([.I235])*(0.310792688230763)+(-0.016510592847898)" office:value-type="float" office:value="0.0108139895086625" calcext:value-type="float">
            <text:p>0.0108139895</text:p>
          </table:table-cell>
          <table:table-cell table:formula="of:=[.H235]*-1" office:value-type="float" office:value="0.035926" calcext:value-type="float">
            <text:p>0.035926</text:p>
          </table:table-cell>
          <table:table-cell table:formula="of:=[.M235]*-1" office:value-type="float" office:value="0.045445" calcext:value-type="float">
            <text:p>0.045445</text:p>
          </table:table-cell>
          <table:table-cell table:formula="of:=([.K235])*(2.23435203765647)+(0.035482883974399)" office:value-type="float" office:value="0.0318587649693202" calcext:value-type="float">
            <text:p>0.031858765</text:p>
          </table:table-cell>
          <table:table-cell table:formula="of:=([.M235])*(0.639359760687662)+(-0.019962373867579)" office:value-type="float" office:value="-0.0490180781920298" calcext:value-type="float">
            <text:p>-0.0490180782</text:p>
          </table:table-cell>
          <table:table-cell table:formula="of:=([.L235])*(1.26097813916405)+(0.272428916854381)" office:value-type="float" office:value="0.433024570702036" calcext:value-type="float">
            <text:p>0.43302457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6]" office:value-type="float" office:value="-0.033039" calcext:value-type="float">
            <text:p>-0.033039</text:p>
          </table:table-cell>
          <table:table-cell table:formula="of:=[Datos_MoCap.B236]" office:value-type="float" office:value="0.082756" calcext:value-type="float">
            <text:p>0.082756</text:p>
          </table:table-cell>
          <table:table-cell table:formula="of:=[Datos_MoCap.C236]" office:value-type="float" office:value="0.205582" calcext:value-type="float">
            <text:p>0.205582</text:p>
          </table:table-cell>
          <table:table-cell table:formula="of:=[Datos_MoCap.D236]" office:value-type="float" office:value="0.015278" calcext:value-type="float">
            <text:p>0.015278</text:p>
          </table:table-cell>
          <table:table-cell table:formula="of:=[Datos_MoCap.F236]" office:value-type="float" office:value="0.101466" calcext:value-type="float">
            <text:p>0.101466</text:p>
          </table:table-cell>
          <table:table-cell table:formula="of:=[Datos_MoCap.E236]" office:value-type="float" office:value="-0.059817" calcext:value-type="float">
            <text:p>-0.059817</text:p>
          </table:table-cell>
          <table:table-cell/>
          <table:table-cell table:formula="of:=([.H236])*(-0.023914362365637)+(-0.0065790614509)" office:value-type="float" office:value="-0.00578895483270172" calcext:value-type="float">
            <text:p>-0.0057889548</text:p>
          </table:table-cell>
          <table:table-cell table:formula="of:=([.J236])*(-0.205408122286256)+(0.109782283331548)" office:value-type="float" office:value="0.0675540707356949" calcext:value-type="float">
            <text:p>0.0675540707</text:p>
          </table:table-cell>
          <table:table-cell table:formula="of:=([.I236])*(0.310792688230763)+(-0.016510592847898)" office:value-type="float" office:value="0.00920936685932702" calcext:value-type="float">
            <text:p>0.0092093669</text:p>
          </table:table-cell>
          <table:table-cell table:formula="of:=[.H236]*-1" office:value-type="float" office:value="0.033039" calcext:value-type="float">
            <text:p>0.033039</text:p>
          </table:table-cell>
          <table:table-cell table:formula="of:=[.M236]*-1" office:value-type="float" office:value="0.059817" calcext:value-type="float">
            <text:p>0.059817</text:p>
          </table:table-cell>
          <table:table-cell table:formula="of:=([.K236])*(2.23435203765647)+(0.035482883974399)" office:value-type="float" office:value="0.0696193144057146" calcext:value-type="float">
            <text:p>0.0696193144</text:p>
          </table:table-cell>
          <table:table-cell table:formula="of:=([.M236])*(0.639359760687662)+(-0.019962373867579)" office:value-type="float" office:value="-0.0582069566726329" calcext:value-type="float">
            <text:p>-0.0582069567</text:p>
          </table:table-cell>
          <table:table-cell table:formula="of:=([.L236])*(1.26097813916405)+(0.272428916854381)" office:value-type="float" office:value="0.400375324722801" calcext:value-type="float">
            <text:p>0.40037532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7]" office:value-type="float" office:value="-0.03015" calcext:value-type="float">
            <text:p>-0.03015</text:p>
          </table:table-cell>
          <table:table-cell table:formula="of:=[Datos_MoCap.B237]" office:value-type="float" office:value="0.078656" calcext:value-type="float">
            <text:p>0.078656</text:p>
          </table:table-cell>
          <table:table-cell table:formula="of:=[Datos_MoCap.C237]" office:value-type="float" office:value="0.210037" calcext:value-type="float">
            <text:p>0.210037</text:p>
          </table:table-cell>
          <table:table-cell table:formula="of:=[Datos_MoCap.D237]" office:value-type="float" office:value="0.023354" calcext:value-type="float">
            <text:p>0.023354</text:p>
          </table:table-cell>
          <table:table-cell table:formula="of:=[Datos_MoCap.F237]" office:value-type="float" office:value="0.079734" calcext:value-type="float">
            <text:p>0.079734</text:p>
          </table:table-cell>
          <table:table-cell table:formula="of:=[Datos_MoCap.E237]" office:value-type="float" office:value="-0.075541" calcext:value-type="float">
            <text:p>-0.075541</text:p>
          </table:table-cell>
          <table:table-cell/>
          <table:table-cell table:formula="of:=([.H237])*(-0.023914362365637)+(-0.0065790614509)" office:value-type="float" office:value="-0.00585804342557604" calcext:value-type="float">
            <text:p>-0.0058580434</text:p>
          </table:table-cell>
          <table:table-cell table:formula="of:=([.J237])*(-0.205408122286256)+(0.109782283331548)" office:value-type="float" office:value="0.0666389775509097" calcext:value-type="float">
            <text:p>0.0666389776</text:p>
          </table:table-cell>
          <table:table-cell table:formula="of:=([.I237])*(0.310792688230763)+(-0.016510592847898)" office:value-type="float" office:value="0.00793511683758089" calcext:value-type="float">
            <text:p>0.0079351168</text:p>
          </table:table-cell>
          <table:table-cell table:formula="of:=[.H237]*-1" office:value-type="float" office:value="0.03015" calcext:value-type="float">
            <text:p>0.03015</text:p>
          </table:table-cell>
          <table:table-cell table:formula="of:=[.M237]*-1" office:value-type="float" office:value="0.075541" calcext:value-type="float">
            <text:p>0.075541</text:p>
          </table:table-cell>
          <table:table-cell table:formula="of:=([.K237])*(2.23435203765647)+(0.035482883974399)" office:value-type="float" office:value="0.0876639414618282" calcext:value-type="float">
            <text:p>0.0876639415</text:p>
          </table:table-cell>
          <table:table-cell table:formula="of:=([.M237])*(0.639359760687662)+(-0.019962373867579)" office:value-type="float" office:value="-0.0682602495496857" calcext:value-type="float">
            <text:p>-0.0682602495</text:p>
          </table:table-cell>
          <table:table-cell table:formula="of:=([.L237])*(1.26097813916405)+(0.272428916854381)" office:value-type="float" office:value="0.372971747802487" calcext:value-type="float">
            <text:p>0.37297174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8]" office:value-type="float" office:value="-0.028071" calcext:value-type="float">
            <text:p>-0.028071</text:p>
          </table:table-cell>
          <table:table-cell table:formula="of:=[Datos_MoCap.B238]" office:value-type="float" office:value="0.075861" calcext:value-type="float">
            <text:p>0.075861</text:p>
          </table:table-cell>
          <table:table-cell table:formula="of:=[Datos_MoCap.C238]" office:value-type="float" office:value="0.21338" calcext:value-type="float">
            <text:p>0.21338</text:p>
          </table:table-cell>
          <table:table-cell table:formula="of:=[Datos_MoCap.D238]" office:value-type="float" office:value="0.025986" calcext:value-type="float">
            <text:p>0.025986</text:p>
          </table:table-cell>
          <table:table-cell table:formula="of:=[Datos_MoCap.F238]" office:value-type="float" office:value="0.062392" calcext:value-type="float">
            <text:p>0.062392</text:p>
          </table:table-cell>
          <table:table-cell table:formula="of:=[Datos_MoCap.E238]" office:value-type="float" office:value="-0.091494" calcext:value-type="float">
            <text:p>-0.091494</text:p>
          </table:table-cell>
          <table:table-cell/>
          <table:table-cell table:formula="of:=([.H238])*(-0.023914362365637)+(-0.0065790614509)" office:value-type="float" office:value="-0.0059077613849342" calcext:value-type="float">
            <text:p>-0.0059077614</text:p>
          </table:table-cell>
          <table:table-cell table:formula="of:=([.J238])*(-0.205408122286256)+(0.109782283331548)" office:value-type="float" office:value="0.0659522981981067" calcext:value-type="float">
            <text:p>0.0659522982</text:p>
          </table:table-cell>
          <table:table-cell table:formula="of:=([.I238])*(0.310792688230763)+(-0.016510592847898)" office:value-type="float" office:value="0.00706645127397591" calcext:value-type="float">
            <text:p>0.0070664513</text:p>
          </table:table-cell>
          <table:table-cell table:formula="of:=[.H238]*-1" office:value-type="float" office:value="0.028071" calcext:value-type="float">
            <text:p>0.028071</text:p>
          </table:table-cell>
          <table:table-cell table:formula="of:=[.M238]*-1" office:value-type="float" office:value="0.091494" calcext:value-type="float">
            <text:p>0.091494</text:p>
          </table:table-cell>
          <table:table-cell table:formula="of:=([.K238])*(2.23435203765647)+(0.035482883974399)" office:value-type="float" office:value="0.09354475602494" calcext:value-type="float">
            <text:p>0.093544756</text:p>
          </table:table-cell>
          <table:table-cell table:formula="of:=([.M238])*(0.639359760687662)+(-0.019962373867579)" office:value-type="float" office:value="-0.078459955811936" calcext:value-type="float">
            <text:p>-0.0784599558</text:p>
          </table:table-cell>
          <table:table-cell table:formula="of:=([.L238])*(1.26097813916405)+(0.272428916854381)" office:value-type="float" office:value="0.351103864913104" calcext:value-type="float">
            <text:p>0.351103864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39]" office:value-type="float" office:value="-0.025929" calcext:value-type="float">
            <text:p>-0.025929</text:p>
          </table:table-cell>
          <table:table-cell table:formula="of:=[Datos_MoCap.B239]" office:value-type="float" office:value="0.073522" calcext:value-type="float">
            <text:p>0.073522</text:p>
          </table:table-cell>
          <table:table-cell table:formula="of:=[Datos_MoCap.C239]" office:value-type="float" office:value="0.214488" calcext:value-type="float">
            <text:p>0.214488</text:p>
          </table:table-cell>
          <table:table-cell table:formula="of:=[Datos_MoCap.D239]" office:value-type="float" office:value="0.02443" calcext:value-type="float">
            <text:p>0.02443</text:p>
          </table:table-cell>
          <table:table-cell table:formula="of:=[Datos_MoCap.F239]" office:value-type="float" office:value="0.045905" calcext:value-type="float">
            <text:p>0.045905</text:p>
          </table:table-cell>
          <table:table-cell table:formula="of:=[Datos_MoCap.E239]" office:value-type="float" office:value="-0.096036" calcext:value-type="float">
            <text:p>-0.096036</text:p>
          </table:table-cell>
          <table:table-cell/>
          <table:table-cell table:formula="of:=([.H239])*(-0.023914362365637)+(-0.0065790614509)" office:value-type="float" office:value="-0.0059589859491214" calcext:value-type="float">
            <text:p>-0.0059589859</text:p>
          </table:table-cell>
          <table:table-cell table:formula="of:=([.J239])*(-0.205408122286256)+(0.109782283331548)" office:value-type="float" office:value="0.0657247059986135" calcext:value-type="float">
            <text:p>0.065724706</text:p>
          </table:table-cell>
          <table:table-cell table:formula="of:=([.I239])*(0.310792688230763)+(-0.016510592847898)" office:value-type="float" office:value="0.00633950717620415" calcext:value-type="float">
            <text:p>0.0063395072</text:p>
          </table:table-cell>
          <table:table-cell table:formula="of:=[.H239]*-1" office:value-type="float" office:value="0.025929" calcext:value-type="float">
            <text:p>0.025929</text:p>
          </table:table-cell>
          <table:table-cell table:formula="of:=[.M239]*-1" office:value-type="float" office:value="0.096036" calcext:value-type="float">
            <text:p>0.096036</text:p>
          </table:table-cell>
          <table:table-cell table:formula="of:=([.K239])*(2.23435203765647)+(0.035482883974399)" office:value-type="float" office:value="0.0900681042543466" calcext:value-type="float">
            <text:p>0.0900681043</text:p>
          </table:table-cell>
          <table:table-cell table:formula="of:=([.M239])*(0.639359760687662)+(-0.019962373867579)" office:value-type="float" office:value="-0.0813639278449793" calcext:value-type="float">
            <text:p>-0.0813639278</text:p>
          </table:table-cell>
          <table:table-cell table:formula="of:=([.L239])*(1.26097813916405)+(0.272428916854381)" office:value-type="float" office:value="0.330314118332707" calcext:value-type="float">
            <text:p>0.33031411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0]" office:value-type="float" office:value="-0.024427" calcext:value-type="float">
            <text:p>-0.024427</text:p>
          </table:table-cell>
          <table:table-cell table:formula="of:=[Datos_MoCap.B240]" office:value-type="float" office:value="0.071689" calcext:value-type="float">
            <text:p>0.071689</text:p>
          </table:table-cell>
          <table:table-cell table:formula="of:=[Datos_MoCap.C240]" office:value-type="float" office:value="0.213911" calcext:value-type="float">
            <text:p>0.213911</text:p>
          </table:table-cell>
          <table:table-cell table:formula="of:=[Datos_MoCap.D240]" office:value-type="float" office:value="0.02157" calcext:value-type="float">
            <text:p>0.02157</text:p>
          </table:table-cell>
          <table:table-cell table:formula="of:=[Datos_MoCap.F240]" office:value-type="float" office:value="0.032605" calcext:value-type="float">
            <text:p>0.032605</text:p>
          </table:table-cell>
          <table:table-cell table:formula="of:=[Datos_MoCap.E240]" office:value-type="float" office:value="-0.094316" calcext:value-type="float">
            <text:p>-0.094316</text:p>
          </table:table-cell>
          <table:table-cell/>
          <table:table-cell table:formula="of:=([.H240])*(-0.023914362365637)+(-0.0065790614509)" office:value-type="float" office:value="-0.00599490532139459" calcext:value-type="float">
            <text:p>-0.0059949053</text:p>
          </table:table-cell>
          <table:table-cell table:formula="of:=([.J240])*(-0.205408122286256)+(0.109782283331548)" office:value-type="float" office:value="0.0658432264851727" calcext:value-type="float">
            <text:p>0.0658432265</text:p>
          </table:table-cell>
          <table:table-cell table:formula="of:=([.I240])*(0.310792688230763)+(-0.016510592847898)" office:value-type="float" office:value="0.00576982417867717" calcext:value-type="float">
            <text:p>0.0057698242</text:p>
          </table:table-cell>
          <table:table-cell table:formula="of:=[.H240]*-1" office:value-type="float" office:value="0.024427" calcext:value-type="float">
            <text:p>0.024427</text:p>
          </table:table-cell>
          <table:table-cell table:formula="of:=[.M240]*-1" office:value-type="float" office:value="0.094316" calcext:value-type="float">
            <text:p>0.094316</text:p>
          </table:table-cell>
          <table:table-cell table:formula="of:=([.K240])*(2.23435203765647)+(0.035482883974399)" office:value-type="float" office:value="0.0836778574266491" calcext:value-type="float">
            <text:p>0.0836778574</text:p>
          </table:table-cell>
          <table:table-cell table:formula="of:=([.M240])*(0.639359760687662)+(-0.019962373867579)" office:value-type="float" office:value="-0.0802642290565965" calcext:value-type="float">
            <text:p>-0.0802642291</text:p>
          </table:table-cell>
          <table:table-cell table:formula="of:=([.L240])*(1.26097813916405)+(0.272428916854381)" office:value-type="float" office:value="0.313543109081825" calcext:value-type="float">
            <text:p>0.31354310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1]" office:value-type="float" office:value="-0.023441" calcext:value-type="float">
            <text:p>-0.023441</text:p>
          </table:table-cell>
          <table:table-cell table:formula="of:=[Datos_MoCap.B241]" office:value-type="float" office:value="0.070269" calcext:value-type="float">
            <text:p>0.070269</text:p>
          </table:table-cell>
          <table:table-cell table:formula="of:=[Datos_MoCap.C241]" office:value-type="float" office:value="0.213257" calcext:value-type="float">
            <text:p>0.213257</text:p>
          </table:table-cell>
          <table:table-cell table:formula="of:=[Datos_MoCap.D241]" office:value-type="float" office:value="0.015881" calcext:value-type="float">
            <text:p>0.015881</text:p>
          </table:table-cell>
          <table:table-cell table:formula="of:=[Datos_MoCap.F241]" office:value-type="float" office:value="0.023495" calcext:value-type="float">
            <text:p>0.023495</text:p>
          </table:table-cell>
          <table:table-cell table:formula="of:=[Datos_MoCap.E241]" office:value-type="float" office:value="-0.091088" calcext:value-type="float">
            <text:p>-0.091088</text:p>
          </table:table-cell>
          <table:table-cell/>
          <table:table-cell table:formula="of:=([.H241])*(-0.023914362365637)+(-0.0065790614509)" office:value-type="float" office:value="-0.0060184848826871" calcext:value-type="float">
            <text:p>-0.0060184849</text:p>
          </table:table-cell>
          <table:table-cell table:formula="of:=([.J241])*(-0.205408122286256)+(0.109782283331548)" office:value-type="float" office:value="0.0659775633971479" calcext:value-type="float">
            <text:p>0.0659775634</text:p>
          </table:table-cell>
          <table:table-cell table:formula="of:=([.I241])*(0.310792688230763)+(-0.016510592847898)" office:value-type="float" office:value="0.00532849856138948" calcext:value-type="float">
            <text:p>0.0053284986</text:p>
          </table:table-cell>
          <table:table-cell table:formula="of:=[.H241]*-1" office:value-type="float" office:value="0.023441" calcext:value-type="float">
            <text:p>0.023441</text:p>
          </table:table-cell>
          <table:table-cell table:formula="of:=[.M241]*-1" office:value-type="float" office:value="0.091088" calcext:value-type="float">
            <text:p>0.091088</text:p>
          </table:table-cell>
          <table:table-cell table:formula="of:=([.K241])*(2.23435203765647)+(0.035482883974399)" office:value-type="float" office:value="0.0709666286844214" calcext:value-type="float">
            <text:p>0.0709666287</text:p>
          </table:table-cell>
          <table:table-cell table:formula="of:=([.M241])*(0.639359760687662)+(-0.019962373867579)" office:value-type="float" office:value="-0.0782003757490968" calcext:value-type="float">
            <text:p>-0.0782003757</text:p>
          </table:table-cell>
          <table:table-cell table:formula="of:=([.L241])*(1.26097813916405)+(0.272428916854381)" office:value-type="float" office:value="0.30205559823404" calcext:value-type="float">
            <text:p>0.30205559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2]" office:value-type="float" office:value="-0.022682" calcext:value-type="float">
            <text:p>-0.022682</text:p>
          </table:table-cell>
          <table:table-cell table:formula="of:=[Datos_MoCap.B242]" office:value-type="float" office:value="0.06934" calcext:value-type="float">
            <text:p>0.06934</text:p>
          </table:table-cell>
          <table:table-cell table:formula="of:=[Datos_MoCap.C242]" office:value-type="float" office:value="0.213215" calcext:value-type="float">
            <text:p>0.213215</text:p>
          </table:table-cell>
          <table:table-cell table:formula="of:=[Datos_MoCap.D242]" office:value-type="float" office:value="0.013393" calcext:value-type="float">
            <text:p>0.013393</text:p>
          </table:table-cell>
          <table:table-cell table:formula="of:=[Datos_MoCap.F242]" office:value-type="float" office:value="0.017116" calcext:value-type="float">
            <text:p>0.017116</text:p>
          </table:table-cell>
          <table:table-cell table:formula="of:=[Datos_MoCap.E242]" office:value-type="float" office:value="-0.088894" calcext:value-type="float">
            <text:p>-0.088894</text:p>
          </table:table-cell>
          <table:table-cell/>
          <table:table-cell table:formula="of:=([.H242])*(-0.023914362365637)+(-0.0065790614509)" office:value-type="float" office:value="-0.00603663588372262" calcext:value-type="float">
            <text:p>-0.0060366359</text:p>
          </table:table-cell>
          <table:table-cell table:formula="of:=([.J242])*(-0.205408122286256)+(0.109782283331548)" office:value-type="float" office:value="0.0659861905382839" calcext:value-type="float">
            <text:p>0.0659861905</text:p>
          </table:table-cell>
          <table:table-cell table:formula="of:=([.I242])*(0.310792688230763)+(-0.016510592847898)" office:value-type="float" office:value="0.0050397721540231" calcext:value-type="float">
            <text:p>0.0050397722</text:p>
          </table:table-cell>
          <table:table-cell table:formula="of:=[.H242]*-1" office:value-type="float" office:value="0.022682" calcext:value-type="float">
            <text:p>0.022682</text:p>
          </table:table-cell>
          <table:table-cell table:formula="of:=[.M242]*-1" office:value-type="float" office:value="0.088894" calcext:value-type="float">
            <text:p>0.088894</text:p>
          </table:table-cell>
          <table:table-cell table:formula="of:=([.K242])*(2.23435203765647)+(0.035482883974399)" office:value-type="float" office:value="0.0654075608147321" calcext:value-type="float">
            <text:p>0.0654075608</text:p>
          </table:table-cell>
          <table:table-cell table:formula="of:=([.M242])*(0.639359760687662)+(-0.019962373867579)" office:value-type="float" office:value="-0.076797620434148" calcext:value-type="float">
            <text:p>-0.0767976204</text:p>
          </table:table-cell>
          <table:table-cell table:formula="of:=([.L242])*(1.26097813916405)+(0.272428916854381)" office:value-type="float" office:value="0.294011818684313" calcext:value-type="float">
            <text:p>0.29401181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3]" office:value-type="float" office:value="-0.022186" calcext:value-type="float">
            <text:p>-0.022186</text:p>
          </table:table-cell>
          <table:table-cell table:formula="of:=[Datos_MoCap.B243]" office:value-type="float" office:value="0.0689" calcext:value-type="float">
            <text:p>0.0689</text:p>
          </table:table-cell>
          <table:table-cell table:formula="of:=[Datos_MoCap.C243]" office:value-type="float" office:value="0.213688" calcext:value-type="float">
            <text:p>0.213688</text:p>
          </table:table-cell>
          <table:table-cell table:formula="of:=[Datos_MoCap.D243]" office:value-type="float" office:value="0.016025" calcext:value-type="float">
            <text:p>0.016025</text:p>
          </table:table-cell>
          <table:table-cell table:formula="of:=[Datos_MoCap.F243]" office:value-type="float" office:value="0.013301" calcext:value-type="float">
            <text:p>0.013301</text:p>
          </table:table-cell>
          <table:table-cell table:formula="of:=[Datos_MoCap.E243]" office:value-type="float" office:value="-0.089571" calcext:value-type="float">
            <text:p>-0.089571</text:p>
          </table:table-cell>
          <table:table-cell/>
          <table:table-cell table:formula="of:=([.H243])*(-0.023914362365637)+(-0.0065790614509)" office:value-type="float" office:value="-0.00604849740745598" calcext:value-type="float">
            <text:p>-0.0060484974</text:p>
          </table:table-cell>
          <table:table-cell table:formula="of:=([.J243])*(-0.205408122286256)+(0.109782283331548)" office:value-type="float" office:value="0.0658890324964425" calcext:value-type="float">
            <text:p>0.0658890325</text:p>
          </table:table-cell>
          <table:table-cell table:formula="of:=([.I243])*(0.310792688230763)+(-0.016510592847898)" office:value-type="float" office:value="0.00490302337120157" calcext:value-type="float">
            <text:p>0.0049030234</text:p>
          </table:table-cell>
          <table:table-cell table:formula="of:=[.H243]*-1" office:value-type="float" office:value="0.022186" calcext:value-type="float">
            <text:p>0.022186</text:p>
          </table:table-cell>
          <table:table-cell table:formula="of:=[.M243]*-1" office:value-type="float" office:value="0.089571" calcext:value-type="float">
            <text:p>0.089571</text:p>
          </table:table-cell>
          <table:table-cell table:formula="of:=([.K243])*(2.23435203765647)+(0.035482883974399)" office:value-type="float" office:value="0.0712883753778439" calcext:value-type="float">
            <text:p>0.0712883754</text:p>
          </table:table-cell>
          <table:table-cell table:formula="of:=([.M243])*(0.639359760687662)+(-0.019962373867579)" office:value-type="float" office:value="-0.0772304669921336" calcext:value-type="float">
            <text:p>-0.077230467</text:p>
          </table:table-cell>
          <table:table-cell table:formula="of:=([.L243])*(1.26097813916405)+(0.272428916854381)" office:value-type="float" office:value="0.289201187083402" calcext:value-type="float">
            <text:p>0.28920118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4]" office:value-type="float" office:value="-0.021988" calcext:value-type="float">
            <text:p>-0.021988</text:p>
          </table:table-cell>
          <table:table-cell table:formula="of:=[Datos_MoCap.B244]" office:value-type="float" office:value="0.068502" calcext:value-type="float">
            <text:p>0.068502</text:p>
          </table:table-cell>
          <table:table-cell table:formula="of:=[Datos_MoCap.C244]" office:value-type="float" office:value="0.213921" calcext:value-type="float">
            <text:p>0.213921</text:p>
          </table:table-cell>
          <table:table-cell table:formula="of:=[Datos_MoCap.D244]" office:value-type="float" office:value="0.016541" calcext:value-type="float">
            <text:p>0.016541</text:p>
          </table:table-cell>
          <table:table-cell table:formula="of:=[Datos_MoCap.F244]" office:value-type="float" office:value="0.011001" calcext:value-type="float">
            <text:p>0.011001</text:p>
          </table:table-cell>
          <table:table-cell table:formula="of:=[Datos_MoCap.E244]" office:value-type="float" office:value="-0.089805" calcext:value-type="float">
            <text:p>-0.089805</text:p>
          </table:table-cell>
          <table:table-cell/>
          <table:table-cell table:formula="of:=([.H244])*(-0.023914362365637)+(-0.0065790614509)" office:value-type="float" office:value="-0.00605323245120437" calcext:value-type="float">
            <text:p>-0.0060532325</text:p>
          </table:table-cell>
          <table:table-cell table:formula="of:=([.J244])*(-0.205408122286256)+(0.109782283331548)" office:value-type="float" office:value="0.0658411724039498" calcext:value-type="float">
            <text:p>0.0658411724</text:p>
          </table:table-cell>
          <table:table-cell table:formula="of:=([.I244])*(0.310792688230763)+(-0.016510592847898)" office:value-type="float" office:value="0.00477932788128572" calcext:value-type="float">
            <text:p>0.0047793279</text:p>
          </table:table-cell>
          <table:table-cell table:formula="of:=[.H244]*-1" office:value-type="float" office:value="0.021988" calcext:value-type="float">
            <text:p>0.021988</text:p>
          </table:table-cell>
          <table:table-cell table:formula="of:=[.M244]*-1" office:value-type="float" office:value="0.089805" calcext:value-type="float">
            <text:p>0.089805</text:p>
          </table:table-cell>
          <table:table-cell table:formula="of:=([.K244])*(2.23435203765647)+(0.035482883974399)" office:value-type="float" office:value="0.0724413010292747" calcext:value-type="float">
            <text:p>0.072441301</text:p>
          </table:table-cell>
          <table:table-cell table:formula="of:=([.M244])*(0.639359760687662)+(-0.019962373867579)" office:value-type="float" office:value="-0.0773800771761345" calcext:value-type="float">
            <text:p>-0.0773800772</text:p>
          </table:table-cell>
          <table:table-cell table:formula="of:=([.L244])*(1.26097813916405)+(0.272428916854381)" office:value-type="float" office:value="0.286300937363325" calcext:value-type="float">
            <text:p>0.286300937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5]" office:value-type="float" office:value="-0.021917" calcext:value-type="float">
            <text:p>-0.021917</text:p>
          </table:table-cell>
          <table:table-cell table:formula="of:=[Datos_MoCap.B245]" office:value-type="float" office:value="0.068269" calcext:value-type="float">
            <text:p>0.068269</text:p>
          </table:table-cell>
          <table:table-cell table:formula="of:=[Datos_MoCap.C245]" office:value-type="float" office:value="0.213906" calcext:value-type="float">
            <text:p>0.213906</text:p>
          </table:table-cell>
          <table:table-cell table:formula="of:=[Datos_MoCap.D245]" office:value-type="float" office:value="0.016197" calcext:value-type="float">
            <text:p>0.016197</text:p>
          </table:table-cell>
          <table:table-cell table:formula="of:=[Datos_MoCap.F245]" office:value-type="float" office:value="0.010174" calcext:value-type="float">
            <text:p>0.010174</text:p>
          </table:table-cell>
          <table:table-cell table:formula="of:=[Datos_MoCap.E245]" office:value-type="float" office:value="-0.089974" calcext:value-type="float">
            <text:p>-0.089974</text:p>
          </table:table-cell>
          <table:table-cell/>
          <table:table-cell table:formula="of:=([.H245])*(-0.023914362365637)+(-0.0065790614509)" office:value-type="float" office:value="-0.00605493037093233" calcext:value-type="float">
            <text:p>-0.0060549304</text:p>
          </table:table-cell>
          <table:table-cell table:formula="of:=([.J245])*(-0.205408122286256)+(0.109782283331548)" office:value-type="float" office:value="0.0658442535257841" calcext:value-type="float">
            <text:p>0.0658442535</text:p>
          </table:table-cell>
          <table:table-cell table:formula="of:=([.I245])*(0.310792688230763)+(-0.016510592847898)" office:value-type="float" office:value="0.00470691318492796" calcext:value-type="float">
            <text:p>0.0047069132</text:p>
          </table:table-cell>
          <table:table-cell table:formula="of:=[.H245]*-1" office:value-type="float" office:value="0.021917" calcext:value-type="float">
            <text:p>0.021917</text:p>
          </table:table-cell>
          <table:table-cell table:formula="of:=[.M245]*-1" office:value-type="float" office:value="0.089974" calcext:value-type="float">
            <text:p>0.089974</text:p>
          </table:table-cell>
          <table:table-cell table:formula="of:=([.K245])*(2.23435203765647)+(0.035482883974399)" office:value-type="float" office:value="0.0716726839283209" calcext:value-type="float">
            <text:p>0.0716726839</text:p>
          </table:table-cell>
          <table:table-cell table:formula="of:=([.M245])*(0.639359760687662)+(-0.019962373867579)" office:value-type="float" office:value="-0.0774881289756907" calcext:value-type="float">
            <text:p>-0.077488129</text:p>
          </table:table-cell>
          <table:table-cell table:formula="of:=([.L245])*(1.26097813916405)+(0.272428916854381)" office:value-type="float" office:value="0.285258108442236" calcext:value-type="float">
            <text:p>0.285258108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6]" office:value-type="float" office:value="-0.021864" calcext:value-type="float">
            <text:p>-0.021864</text:p>
          </table:table-cell>
          <table:table-cell table:formula="of:=[Datos_MoCap.B246]" office:value-type="float" office:value="0.067985" calcext:value-type="float">
            <text:p>0.067985</text:p>
          </table:table-cell>
          <table:table-cell table:formula="of:=[Datos_MoCap.C246]" office:value-type="float" office:value="0.213884" calcext:value-type="float">
            <text:p>0.213884</text:p>
          </table:table-cell>
          <table:table-cell table:formula="of:=[Datos_MoCap.D246]" office:value-type="float" office:value="0.015419" calcext:value-type="float">
            <text:p>0.015419</text:p>
          </table:table-cell>
          <table:table-cell table:formula="of:=[Datos_MoCap.F246]" office:value-type="float" office:value="0.009417" calcext:value-type="float">
            <text:p>0.009417</text:p>
          </table:table-cell>
          <table:table-cell table:formula="of:=[Datos_MoCap.E246]" office:value-type="float" office:value="-0.090249" calcext:value-type="float">
            <text:p>-0.090249</text:p>
          </table:table-cell>
          <table:table-cell/>
          <table:table-cell table:formula="of:=([.H246])*(-0.023914362365637)+(-0.0065790614509)" office:value-type="float" office:value="-0.00605619783213771" calcext:value-type="float">
            <text:p>-0.0060561978</text:p>
          </table:table-cell>
          <table:table-cell table:formula="of:=([.J246])*(-0.205408122286256)+(0.109782283331548)" office:value-type="float" office:value="0.0658487725044744" calcext:value-type="float">
            <text:p>0.0658487725</text:p>
          </table:table-cell>
          <table:table-cell table:formula="of:=([.I246])*(0.310792688230763)+(-0.016510592847898)" office:value-type="float" office:value="0.00461864806147042" calcext:value-type="float">
            <text:p>0.0046186481</text:p>
          </table:table-cell>
          <table:table-cell table:formula="of:=[.H246]*-1" office:value-type="float" office:value="0.021864" calcext:value-type="float">
            <text:p>0.021864</text:p>
          </table:table-cell>
          <table:table-cell table:formula="of:=[.M246]*-1" office:value-type="float" office:value="0.090249" calcext:value-type="float">
            <text:p>0.090249</text:p>
          </table:table-cell>
          <table:table-cell table:formula="of:=([.K246])*(2.23435203765647)+(0.035482883974399)" office:value-type="float" office:value="0.0699343580430241" calcext:value-type="float">
            <text:p>0.069934358</text:p>
          </table:table-cell>
          <table:table-cell table:formula="of:=([.M246])*(0.639359760687662)+(-0.019962373867579)" office:value-type="float" office:value="-0.0776639529098798" calcext:value-type="float">
            <text:p>-0.0776639529</text:p>
          </table:table-cell>
          <table:table-cell table:formula="of:=([.L246])*(1.26097813916405)+(0.272428916854381)" office:value-type="float" office:value="0.284303547990889" calcext:value-type="float">
            <text:p>0.2843035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7]" office:value-type="float" office:value="-0.021853" calcext:value-type="float">
            <text:p>-0.021853</text:p>
          </table:table-cell>
          <table:table-cell table:formula="of:=[Datos_MoCap.B247]" office:value-type="float" office:value="0.067768" calcext:value-type="float">
            <text:p>0.067768</text:p>
          </table:table-cell>
          <table:table-cell table:formula="of:=[Datos_MoCap.C247]" office:value-type="float" office:value="0.213846" calcext:value-type="float">
            <text:p>0.213846</text:p>
          </table:table-cell>
          <table:table-cell table:formula="of:=[Datos_MoCap.D247]" office:value-type="float" office:value="0.015333" calcext:value-type="float">
            <text:p>0.015333</text:p>
          </table:table-cell>
          <table:table-cell table:formula="of:=[Datos_MoCap.F247]" office:value-type="float" office:value="0.008599" calcext:value-type="float">
            <text:p>0.008599</text:p>
          </table:table-cell>
          <table:table-cell table:formula="of:=[Datos_MoCap.E247]" office:value-type="float" office:value="-0.090562" calcext:value-type="float">
            <text:p>-0.090562</text:p>
          </table:table-cell>
          <table:table-cell/>
          <table:table-cell table:formula="of:=([.H247])*(-0.023914362365637)+(-0.0065790614509)" office:value-type="float" office:value="-0.00605646089012373" calcext:value-type="float">
            <text:p>-0.0060564609</text:p>
          </table:table-cell>
          <table:table-cell table:formula="of:=([.J247])*(-0.205408122286256)+(0.109782283331548)" office:value-type="float" office:value="0.0658565780131213" calcext:value-type="float">
            <text:p>0.065856578</text:p>
          </table:table-cell>
          <table:table-cell table:formula="of:=([.I247])*(0.310792688230763)+(-0.016510592847898)" office:value-type="float" office:value="0.00455120604812434" calcext:value-type="float">
            <text:p>0.004551206</text:p>
          </table:table-cell>
          <table:table-cell table:formula="of:=[.H247]*-1" office:value-type="float" office:value="0.021853" calcext:value-type="float">
            <text:p>0.021853</text:p>
          </table:table-cell>
          <table:table-cell table:formula="of:=[.M247]*-1" office:value-type="float" office:value="0.090562" calcext:value-type="float">
            <text:p>0.090562</text:p>
          </table:table-cell>
          <table:table-cell table:formula="of:=([.K247])*(2.23435203765647)+(0.035482883974399)" office:value-type="float" office:value="0.0697422037677857" calcext:value-type="float">
            <text:p>0.0697422038</text:p>
          </table:table-cell>
          <table:table-cell table:formula="of:=([.M247])*(0.639359760687662)+(-0.019962373867579)" office:value-type="float" office:value="-0.077864072514975" calcext:value-type="float">
            <text:p>-0.0778640725</text:p>
          </table:table-cell>
          <table:table-cell table:formula="of:=([.L247])*(1.26097813916405)+(0.272428916854381)" office:value-type="float" office:value="0.283272067873053" calcext:value-type="float">
            <text:p>0.28327206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8]" office:value-type="float" office:value="-0.021693" calcext:value-type="float">
            <text:p>-0.021693</text:p>
          </table:table-cell>
          <table:table-cell table:formula="of:=[Datos_MoCap.B248]" office:value-type="float" office:value="0.067595" calcext:value-type="float">
            <text:p>0.067595</text:p>
          </table:table-cell>
          <table:table-cell table:formula="of:=[Datos_MoCap.C248]" office:value-type="float" office:value="0.213843" calcext:value-type="float">
            <text:p>0.213843</text:p>
          </table:table-cell>
          <table:table-cell table:formula="of:=[Datos_MoCap.D248]" office:value-type="float" office:value="0.014546" calcext:value-type="float">
            <text:p>0.014546</text:p>
          </table:table-cell>
          <table:table-cell table:formula="of:=[Datos_MoCap.F248]" office:value-type="float" office:value="0.007937" calcext:value-type="float">
            <text:p>0.007937</text:p>
          </table:table-cell>
          <table:table-cell table:formula="of:=[Datos_MoCap.E248]" office:value-type="float" office:value="-0.090901" calcext:value-type="float">
            <text:p>-0.090901</text:p>
          </table:table-cell>
          <table:table-cell/>
          <table:table-cell table:formula="of:=([.H248])*(-0.023914362365637)+(-0.0065790614509)" office:value-type="float" office:value="-0.00606028718810224" calcext:value-type="float">
            <text:p>-0.0060602872</text:p>
          </table:table-cell>
          <table:table-cell table:formula="of:=([.J248])*(-0.205408122286256)+(0.109782283331548)" office:value-type="float" office:value="0.0658571942374882" calcext:value-type="float">
            <text:p>0.0658571942</text:p>
          </table:table-cell>
          <table:table-cell table:formula="of:=([.I248])*(0.310792688230763)+(-0.016510592847898)" office:value-type="float" office:value="0.00449743891306042" calcext:value-type="float">
            <text:p>0.0044974389</text:p>
          </table:table-cell>
          <table:table-cell table:formula="of:=[.H248]*-1" office:value-type="float" office:value="0.021693" calcext:value-type="float">
            <text:p>0.021693</text:p>
          </table:table-cell>
          <table:table-cell table:formula="of:=[.M248]*-1" office:value-type="float" office:value="0.090901" calcext:value-type="float">
            <text:p>0.090901</text:p>
          </table:table-cell>
          <table:table-cell table:formula="of:=([.K248])*(2.23435203765647)+(0.035482883974399)" office:value-type="float" office:value="0.06798376871415" calcext:value-type="float">
            <text:p>0.0679837687</text:p>
          </table:table-cell>
          <table:table-cell table:formula="of:=([.M248])*(0.639359760687662)+(-0.019962373867579)" office:value-type="float" office:value="-0.0780808154738482" calcext:value-type="float">
            <text:p>-0.0780808155</text:p>
          </table:table-cell>
          <table:table-cell table:formula="of:=([.L248])*(1.26097813916405)+(0.272428916854381)" office:value-type="float" office:value="0.282437300344926" calcext:value-type="float">
            <text:p>0.28243730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49]" office:value-type="float" office:value="-0.021562" calcext:value-type="float">
            <text:p>-0.021562</text:p>
          </table:table-cell>
          <table:table-cell table:formula="of:=[Datos_MoCap.B249]" office:value-type="float" office:value="0.067441" calcext:value-type="float">
            <text:p>0.067441</text:p>
          </table:table-cell>
          <table:table-cell table:formula="of:=[Datos_MoCap.C249]" office:value-type="float" office:value="0.213838" calcext:value-type="float">
            <text:p>0.213838</text:p>
          </table:table-cell>
          <table:table-cell table:formula="of:=[Datos_MoCap.D249]" office:value-type="float" office:value="0.013979" calcext:value-type="float">
            <text:p>0.013979</text:p>
          </table:table-cell>
          <table:table-cell table:formula="of:=[Datos_MoCap.F249]" office:value-type="float" office:value="0.006945" calcext:value-type="float">
            <text:p>0.006945</text:p>
          </table:table-cell>
          <table:table-cell table:formula="of:=[Datos_MoCap.E249]" office:value-type="float" office:value="-0.091082" calcext:value-type="float">
            <text:p>-0.091082</text:p>
          </table:table-cell>
          <table:table-cell/>
          <table:table-cell table:formula="of:=([.H249])*(-0.023914362365637)+(-0.0065790614509)" office:value-type="float" office:value="-0.00606341996957214" calcext:value-type="float">
            <text:p>-0.00606342</text:p>
          </table:table-cell>
          <table:table-cell table:formula="of:=([.J249])*(-0.205408122286256)+(0.109782283331548)" office:value-type="float" office:value="0.0658582212780996" calcext:value-type="float">
            <text:p>0.0658582213</text:p>
          </table:table-cell>
          <table:table-cell table:formula="of:=([.I249])*(0.310792688230763)+(-0.016510592847898)" office:value-type="float" office:value="0.00444957683907288" calcext:value-type="float">
            <text:p>0.0044495768</text:p>
          </table:table-cell>
          <table:table-cell table:formula="of:=[.H249]*-1" office:value-type="float" office:value="0.021562" calcext:value-type="float">
            <text:p>0.021562</text:p>
          </table:table-cell>
          <table:table-cell table:formula="of:=[.M249]*-1" office:value-type="float" office:value="0.091082" calcext:value-type="float">
            <text:p>0.091082</text:p>
          </table:table-cell>
          <table:table-cell table:formula="of:=([.K249])*(2.23435203765647)+(0.035482883974399)" office:value-type="float" office:value="0.0667168911087988" calcext:value-type="float">
            <text:p>0.0667168911</text:p>
          </table:table-cell>
          <table:table-cell table:formula="of:=([.M249])*(0.639359760687662)+(-0.019962373867579)" office:value-type="float" office:value="-0.0781965395905326" calcext:value-type="float">
            <text:p>-0.0781965396</text:p>
          </table:table-cell>
          <table:table-cell table:formula="of:=([.L249])*(1.26097813916405)+(0.272428916854381)" office:value-type="float" office:value="0.281186410030875" calcext:value-type="float">
            <text:p>0.281186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0]" office:value-type="float" office:value="-0.02149" calcext:value-type="float">
            <text:p>-0.02149</text:p>
          </table:table-cell>
          <table:table-cell table:formula="of:=[Datos_MoCap.B250]" office:value-type="float" office:value="0.067315" calcext:value-type="float">
            <text:p>0.067315</text:p>
          </table:table-cell>
          <table:table-cell table:formula="of:=[Datos_MoCap.C250]" office:value-type="float" office:value="0.213787" calcext:value-type="float">
            <text:p>0.213787</text:p>
          </table:table-cell>
          <table:table-cell table:formula="of:=[Datos_MoCap.D250]" office:value-type="float" office:value="0.013181" calcext:value-type="float">
            <text:p>0.013181</text:p>
          </table:table-cell>
          <table:table-cell table:formula="of:=[Datos_MoCap.F250]" office:value-type="float" office:value="0.005831" calcext:value-type="float">
            <text:p>0.005831</text:p>
          </table:table-cell>
          <table:table-cell table:formula="of:=[Datos_MoCap.E250]" office:value-type="float" office:value="-0.091409" calcext:value-type="float">
            <text:p>-0.091409</text:p>
          </table:table-cell>
          <table:table-cell/>
          <table:table-cell table:formula="of:=([.H250])*(-0.023914362365637)+(-0.0065790614509)" office:value-type="float" office:value="-0.00606514180366246" calcext:value-type="float">
            <text:p>-0.0060651418</text:p>
          </table:table-cell>
          <table:table-cell table:formula="of:=([.J250])*(-0.205408122286256)+(0.109782283331548)" office:value-type="float" office:value="0.0658686970923362" calcext:value-type="float">
            <text:p>0.0658686971</text:p>
          </table:table-cell>
          <table:table-cell table:formula="of:=([.I250])*(0.310792688230763)+(-0.016510592847898)" office:value-type="float" office:value="0.00441041696035581" calcext:value-type="float">
            <text:p>0.004410417</text:p>
          </table:table-cell>
          <table:table-cell table:formula="of:=[.H250]*-1" office:value-type="float" office:value="0.02149" calcext:value-type="float">
            <text:p>0.02149</text:p>
          </table:table-cell>
          <table:table-cell table:formula="of:=[.M250]*-1" office:value-type="float" office:value="0.091409" calcext:value-type="float">
            <text:p>0.091409</text:p>
          </table:table-cell>
          <table:table-cell table:formula="of:=([.K250])*(2.23435203765647)+(0.035482883974399)" office:value-type="float" office:value="0.0649338781827489" calcext:value-type="float">
            <text:p>0.0649338782</text:p>
          </table:table-cell>
          <table:table-cell table:formula="of:=([.M250])*(0.639359760687662)+(-0.019962373867579)" office:value-type="float" office:value="-0.0784056102322775" calcext:value-type="float">
            <text:p>-0.0784056102</text:p>
          </table:table-cell>
          <table:table-cell table:formula="of:=([.L250])*(1.26097813916405)+(0.272428916854381)" office:value-type="float" office:value="0.279781680383847" calcext:value-type="float">
            <text:p>0.27978168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1]" office:value-type="float" office:value="-0.021366" calcext:value-type="float">
            <text:p>-0.021366</text:p>
          </table:table-cell>
          <table:table-cell table:formula="of:=[Datos_MoCap.B251]" office:value-type="float" office:value="0.067218" calcext:value-type="float">
            <text:p>0.067218</text:p>
          </table:table-cell>
          <table:table-cell table:formula="of:=[Datos_MoCap.C251]" office:value-type="float" office:value="0.213811" calcext:value-type="float">
            <text:p>0.213811</text:p>
          </table:table-cell>
          <table:table-cell table:formula="of:=[Datos_MoCap.D251]" office:value-type="float" office:value="0.01314" calcext:value-type="float">
            <text:p>0.01314</text:p>
          </table:table-cell>
          <table:table-cell table:formula="of:=[Datos_MoCap.F251]" office:value-type="float" office:value="0.005085" calcext:value-type="float">
            <text:p>0.005085</text:p>
          </table:table-cell>
          <table:table-cell table:formula="of:=[Datos_MoCap.E251]" office:value-type="float" office:value="-0.091479" calcext:value-type="float">
            <text:p>-0.091479</text:p>
          </table:table-cell>
          <table:table-cell/>
          <table:table-cell table:formula="of:=([.H251])*(-0.023914362365637)+(-0.0065790614509)" office:value-type="float" office:value="-0.0060681071845958" calcext:value-type="float">
            <text:p>-0.0060681072</text:p>
          </table:table-cell>
          <table:table-cell table:formula="of:=([.J251])*(-0.205408122286256)+(0.109782283331548)" office:value-type="float" office:value="0.0658637672974013" calcext:value-type="float">
            <text:p>0.0658637673</text:p>
          </table:table-cell>
          <table:table-cell table:formula="of:=([.I251])*(0.310792688230763)+(-0.016510592847898)" office:value-type="float" office:value="0.00438027006959742" calcext:value-type="float">
            <text:p>0.0043802701</text:p>
          </table:table-cell>
          <table:table-cell table:formula="of:=[.H251]*-1" office:value-type="float" office:value="0.021366" calcext:value-type="float">
            <text:p>0.021366</text:p>
          </table:table-cell>
          <table:table-cell table:formula="of:=[.M251]*-1" office:value-type="float" office:value="0.091479" calcext:value-type="float">
            <text:p>0.091479</text:p>
          </table:table-cell>
          <table:table-cell table:formula="of:=([.K251])*(2.23435203765647)+(0.035482883974399)" office:value-type="float" office:value="0.064842269749205" calcext:value-type="float">
            <text:p>0.0648422697</text:p>
          </table:table-cell>
          <table:table-cell table:formula="of:=([.M251])*(0.639359760687662)+(-0.019962373867579)" office:value-type="float" office:value="-0.0784503654155256" calcext:value-type="float">
            <text:p>-0.0784503654</text:p>
          </table:table-cell>
          <table:table-cell table:formula="of:=([.L251])*(1.26097813916405)+(0.272428916854381)" office:value-type="float" office:value="0.27884099069203" calcext:value-type="float">
            <text:p>0.27884099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2]" office:value-type="float" office:value="-0.021284" calcext:value-type="float">
            <text:p>-0.021284</text:p>
          </table:table-cell>
          <table:table-cell table:formula="of:=[Datos_MoCap.B252]" office:value-type="float" office:value="0.067116" calcext:value-type="float">
            <text:p>0.067116</text:p>
          </table:table-cell>
          <table:table-cell table:formula="of:=[Datos_MoCap.C252]" office:value-type="float" office:value="0.213738" calcext:value-type="float">
            <text:p>0.213738</text:p>
          </table:table-cell>
          <table:table-cell table:formula="of:=[Datos_MoCap.D252]" office:value-type="float" office:value="0.012786" calcext:value-type="float">
            <text:p>0.012786</text:p>
          </table:table-cell>
          <table:table-cell table:formula="of:=[Datos_MoCap.F252]" office:value-type="float" office:value="0.004441" calcext:value-type="float">
            <text:p>0.004441</text:p>
          </table:table-cell>
          <table:table-cell table:formula="of:=[Datos_MoCap.E252]" office:value-type="float" office:value="-0.091195" calcext:value-type="float">
            <text:p>-0.091195</text:p>
          </table:table-cell>
          <table:table-cell/>
          <table:table-cell table:formula="of:=([.H252])*(-0.023914362365637)+(-0.0065790614509)" office:value-type="float" office:value="-0.00607006816230978" calcext:value-type="float">
            <text:p>-0.0060700682</text:p>
          </table:table-cell>
          <table:table-cell table:formula="of:=([.J252])*(-0.205408122286256)+(0.109782283331548)" office:value-type="float" office:value="0.0658787620903282" calcext:value-type="float">
            <text:p>0.0658787621</text:p>
          </table:table-cell>
          <table:table-cell table:formula="of:=([.I252])*(0.310792688230763)+(-0.016510592847898)" office:value-type="float" office:value="0.00434856921539789" calcext:value-type="float">
            <text:p>0.0043485692</text:p>
          </table:table-cell>
          <table:table-cell table:formula="of:=[.H252]*-1" office:value-type="float" office:value="0.021284" calcext:value-type="float">
            <text:p>0.021284</text:p>
          </table:table-cell>
          <table:table-cell table:formula="of:=[.M252]*-1" office:value-type="float" office:value="0.091195" calcext:value-type="float">
            <text:p>0.091195</text:p>
          </table:table-cell>
          <table:table-cell table:formula="of:=([.K252])*(2.23435203765647)+(0.035482883974399)" office:value-type="float" office:value="0.0640513091278746" calcext:value-type="float">
            <text:p>0.0640513091</text:p>
          </table:table-cell>
          <table:table-cell table:formula="of:=([.M252])*(0.639359760687662)+(-0.019962373867579)" office:value-type="float" office:value="-0.0782687872434904" calcext:value-type="float">
            <text:p>-0.0782687872</text:p>
          </table:table-cell>
          <table:table-cell table:formula="of:=([.L252])*(1.26097813916405)+(0.272428916854381)" office:value-type="float" office:value="0.278028920770409" calcext:value-type="float">
            <text:p>0.27802892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3]" office:value-type="float" office:value="-0.021204" calcext:value-type="float">
            <text:p>-0.021204</text:p>
          </table:table-cell>
          <table:table-cell table:formula="of:=[Datos_MoCap.B253]" office:value-type="float" office:value="0.067101" calcext:value-type="float">
            <text:p>0.067101</text:p>
          </table:table-cell>
          <table:table-cell table:formula="of:=[Datos_MoCap.C253]" office:value-type="float" office:value="0.213696" calcext:value-type="float">
            <text:p>0.213696</text:p>
          </table:table-cell>
          <table:table-cell table:formula="of:=[Datos_MoCap.D253]" office:value-type="float" office:value="0.012177" calcext:value-type="float">
            <text:p>0.012177</text:p>
          </table:table-cell>
          <table:table-cell table:formula="of:=[Datos_MoCap.F253]" office:value-type="float" office:value="0.004364" calcext:value-type="float">
            <text:p>0.004364</text:p>
          </table:table-cell>
          <table:table-cell table:formula="of:=[Datos_MoCap.E253]" office:value-type="float" office:value="-0.091177" calcext:value-type="float">
            <text:p>-0.091177</text:p>
          </table:table-cell>
          <table:table-cell/>
          <table:table-cell table:formula="of:=([.H253])*(-0.023914362365637)+(-0.0065790614509)" office:value-type="float" office:value="-0.00607198131129903" calcext:value-type="float">
            <text:p>-0.0060719813</text:p>
          </table:table-cell>
          <table:table-cell table:formula="of:=([.J253])*(-0.205408122286256)+(0.109782283331548)" office:value-type="float" office:value="0.0658873892314642" calcext:value-type="float">
            <text:p>0.0658873892</text:p>
          </table:table-cell>
          <table:table-cell table:formula="of:=([.I253])*(0.310792688230763)+(-0.016510592847898)" office:value-type="float" office:value="0.00434390732507442" calcext:value-type="float">
            <text:p>0.0043439073</text:p>
          </table:table-cell>
          <table:table-cell table:formula="of:=[.H253]*-1" office:value-type="float" office:value="0.021204" calcext:value-type="float">
            <text:p>0.021204</text:p>
          </table:table-cell>
          <table:table-cell table:formula="of:=[.M253]*-1" office:value-type="float" office:value="0.091177" calcext:value-type="float">
            <text:p>0.091177</text:p>
          </table:table-cell>
          <table:table-cell table:formula="of:=([.K253])*(2.23435203765647)+(0.035482883974399)" office:value-type="float" office:value="0.0626905887369418" calcext:value-type="float">
            <text:p>0.0626905887</text:p>
          </table:table-cell>
          <table:table-cell table:formula="of:=([.M253])*(0.639359760687662)+(-0.019962373867579)" office:value-type="float" office:value="-0.078257278767798" calcext:value-type="float">
            <text:p>-0.0782572788</text:p>
          </table:table-cell>
          <table:table-cell table:formula="of:=([.L253])*(1.26097813916405)+(0.272428916854381)" office:value-type="float" office:value="0.277931825453693" calcext:value-type="float">
            <text:p>0.27793182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4]" office:value-type="float" office:value="-0.021223" calcext:value-type="float">
            <text:p>-0.021223</text:p>
          </table:table-cell>
          <table:table-cell table:formula="of:=[Datos_MoCap.B254]" office:value-type="float" office:value="0.06709" calcext:value-type="float">
            <text:p>0.06709</text:p>
          </table:table-cell>
          <table:table-cell table:formula="of:=[Datos_MoCap.C254]" office:value-type="float" office:value="0.213593" calcext:value-type="float">
            <text:p>0.213593</text:p>
          </table:table-cell>
          <table:table-cell table:formula="of:=[Datos_MoCap.D254]" office:value-type="float" office:value="0.012138" calcext:value-type="float">
            <text:p>0.012138</text:p>
          </table:table-cell>
          <table:table-cell table:formula="of:=[Datos_MoCap.F254]" office:value-type="float" office:value="0.004054" calcext:value-type="float">
            <text:p>0.004054</text:p>
          </table:table-cell>
          <table:table-cell table:formula="of:=[Datos_MoCap.E254]" office:value-type="float" office:value="-0.090757" calcext:value-type="float">
            <text:p>-0.090757</text:p>
          </table:table-cell>
          <table:table-cell/>
          <table:table-cell table:formula="of:=([.H254])*(-0.023914362365637)+(-0.0065790614509)" office:value-type="float" office:value="-0.00607152693841409" calcext:value-type="float">
            <text:p>-0.0060715269</text:p>
          </table:table-cell>
          <table:table-cell table:formula="of:=([.J254])*(-0.205408122286256)+(0.109782283331548)" office:value-type="float" office:value="0.0659085462680597" calcext:value-type="float">
            <text:p>0.0659085463</text:p>
          </table:table-cell>
          <table:table-cell table:formula="of:=([.I254])*(0.310792688230763)+(-0.016510592847898)" office:value-type="float" office:value="0.00434048860550389" calcext:value-type="float">
            <text:p>0.0043404886</text:p>
          </table:table-cell>
          <table:table-cell table:formula="of:=[.H254]*-1" office:value-type="float" office:value="0.021223" calcext:value-type="float">
            <text:p>0.021223</text:p>
          </table:table-cell>
          <table:table-cell table:formula="of:=[.M254]*-1" office:value-type="float" office:value="0.090757" calcext:value-type="float">
            <text:p>0.090757</text:p>
          </table:table-cell>
          <table:table-cell table:formula="of:=([.K254])*(2.23435203765647)+(0.035482883974399)" office:value-type="float" office:value="0.0626034490074732" calcext:value-type="float">
            <text:p>0.062603449</text:p>
          </table:table-cell>
          <table:table-cell table:formula="of:=([.M254])*(0.639359760687662)+(-0.019962373867579)" office:value-type="float" office:value="-0.0779887476683091" calcext:value-type="float">
            <text:p>-0.0779887477</text:p>
          </table:table-cell>
          <table:table-cell table:formula="of:=([.L254])*(1.26097813916405)+(0.272428916854381)" office:value-type="float" office:value="0.277540922230552" calcext:value-type="float">
            <text:p>0.277540922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5]" office:value-type="float" office:value="-0.021249" calcext:value-type="float">
            <text:p>-0.021249</text:p>
          </table:table-cell>
          <table:table-cell table:formula="of:=[Datos_MoCap.B255]" office:value-type="float" office:value="0.067068" calcext:value-type="float">
            <text:p>0.067068</text:p>
          </table:table-cell>
          <table:table-cell table:formula="of:=[Datos_MoCap.C255]" office:value-type="float" office:value="0.213489" calcext:value-type="float">
            <text:p>0.213489</text:p>
          </table:table-cell>
          <table:table-cell table:formula="of:=[Datos_MoCap.D255]" office:value-type="float" office:value="0.011865" calcext:value-type="float">
            <text:p>0.011865</text:p>
          </table:table-cell>
          <table:table-cell table:formula="of:=[Datos_MoCap.F255]" office:value-type="float" office:value="0.004439" calcext:value-type="float">
            <text:p>0.004439</text:p>
          </table:table-cell>
          <table:table-cell table:formula="of:=[Datos_MoCap.E255]" office:value-type="float" office:value="-0.090407" calcext:value-type="float">
            <text:p>-0.090407</text:p>
          </table:table-cell>
          <table:table-cell/>
          <table:table-cell table:formula="of:=([.H255])*(-0.023914362365637)+(-0.0065790614509)" office:value-type="float" office:value="-0.00607090516499258" calcext:value-type="float">
            <text:p>-0.0060709052</text:p>
          </table:table-cell>
          <table:table-cell table:formula="of:=([.J255])*(-0.205408122286256)+(0.109782283331548)" office:value-type="float" office:value="0.0659299087127775" calcext:value-type="float">
            <text:p>0.0659299087</text:p>
          </table:table-cell>
          <table:table-cell table:formula="of:=([.I255])*(0.310792688230763)+(-0.016510592847898)" office:value-type="float" office:value="0.00433365116636281" calcext:value-type="float">
            <text:p>0.0043336512</text:p>
          </table:table-cell>
          <table:table-cell table:formula="of:=[.H255]*-1" office:value-type="float" office:value="0.021249" calcext:value-type="float">
            <text:p>0.021249</text:p>
          </table:table-cell>
          <table:table-cell table:formula="of:=[.M255]*-1" office:value-type="float" office:value="0.090407" calcext:value-type="float">
            <text:p>0.090407</text:p>
          </table:table-cell>
          <table:table-cell table:formula="of:=([.K255])*(2.23435203765647)+(0.035482883974399)" office:value-type="float" office:value="0.061993470901193" calcext:value-type="float">
            <text:p>0.0619934709</text:p>
          </table:table-cell>
          <table:table-cell table:formula="of:=([.M255])*(0.639359760687662)+(-0.019962373867579)" office:value-type="float" office:value="-0.0777649717520685" calcext:value-type="float">
            <text:p>-0.0777649718</text:p>
          </table:table-cell>
          <table:table-cell table:formula="of:=([.L255])*(1.26097813916405)+(0.272428916854381)" office:value-type="float" office:value="0.27802639881413" calcext:value-type="float">
            <text:p>0.27802639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6]" office:value-type="float" office:value="-0.021346" calcext:value-type="float">
            <text:p>-0.021346</text:p>
          </table:table-cell>
          <table:table-cell table:formula="of:=[Datos_MoCap.B256]" office:value-type="float" office:value="0.067038" calcext:value-type="float">
            <text:p>0.067038</text:p>
          </table:table-cell>
          <table:table-cell table:formula="of:=[Datos_MoCap.C256]" office:value-type="float" office:value="0.213472" calcext:value-type="float">
            <text:p>0.213472</text:p>
          </table:table-cell>
          <table:table-cell table:formula="of:=[Datos_MoCap.D256]" office:value-type="float" office:value="0.012159" calcext:value-type="float">
            <text:p>0.012159</text:p>
          </table:table-cell>
          <table:table-cell table:formula="of:=[Datos_MoCap.F256]" office:value-type="float" office:value="0.005296" calcext:value-type="float">
            <text:p>0.005296</text:p>
          </table:table-cell>
          <table:table-cell table:formula="of:=[Datos_MoCap.E256]" office:value-type="float" office:value="-0.090137" calcext:value-type="float">
            <text:p>-0.090137</text:p>
          </table:table-cell>
          <table:table-cell/>
          <table:table-cell table:formula="of:=([.H256])*(-0.023914362365637)+(-0.0065790614509)" office:value-type="float" office:value="-0.00606858547184311" calcext:value-type="float">
            <text:p>-0.0060685855</text:p>
          </table:table-cell>
          <table:table-cell table:formula="of:=([.J256])*(-0.205408122286256)+(0.109782283331548)" office:value-type="float" office:value="0.0659334006508564" calcext:value-type="float">
            <text:p>0.0659334007</text:p>
          </table:table-cell>
          <table:table-cell table:formula="of:=([.I256])*(0.310792688230763)+(-0.016510592847898)" office:value-type="float" office:value="0.00432432738571589" calcext:value-type="float">
            <text:p>0.0043243274</text:p>
          </table:table-cell>
          <table:table-cell table:formula="of:=[.H256]*-1" office:value-type="float" office:value="0.021346" calcext:value-type="float">
            <text:p>0.021346</text:p>
          </table:table-cell>
          <table:table-cell table:formula="of:=[.M256]*-1" office:value-type="float" office:value="0.090137" calcext:value-type="float">
            <text:p>0.090137</text:p>
          </table:table-cell>
          <table:table-cell table:formula="of:=([.K256])*(2.23435203765647)+(0.035482883974399)" office:value-type="float" office:value="0.062650370400264" calcext:value-type="float">
            <text:p>0.0626503704</text:p>
          </table:table-cell>
          <table:table-cell table:formula="of:=([.M256])*(0.639359760687662)+(-0.019962373867579)" office:value-type="float" office:value="-0.0775923446166828" calcext:value-type="float">
            <text:p>-0.0775923446</text:p>
          </table:table-cell>
          <table:table-cell table:formula="of:=([.L256])*(1.26097813916405)+(0.272428916854381)" office:value-type="float" office:value="0.279107057079394" calcext:value-type="float">
            <text:p>0.27910705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7]" office:value-type="float" office:value="-0.021549" calcext:value-type="float">
            <text:p>-0.021549</text:p>
          </table:table-cell>
          <table:table-cell table:formula="of:=[Datos_MoCap.B257]" office:value-type="float" office:value="0.067096" calcext:value-type="float">
            <text:p>0.067096</text:p>
          </table:table-cell>
          <table:table-cell table:formula="of:=[Datos_MoCap.C257]" office:value-type="float" office:value="0.213492" calcext:value-type="float">
            <text:p>0.213492</text:p>
          </table:table-cell>
          <table:table-cell table:formula="of:=[Datos_MoCap.D257]" office:value-type="float" office:value="0.012487" calcext:value-type="float">
            <text:p>0.012487</text:p>
          </table:table-cell>
          <table:table-cell table:formula="of:=[Datos_MoCap.F257]" office:value-type="float" office:value="0.006572" calcext:value-type="float">
            <text:p>0.006572</text:p>
          </table:table-cell>
          <table:table-cell table:formula="of:=[Datos_MoCap.E257]" office:value-type="float" office:value="-0.090053" calcext:value-type="float">
            <text:p>-0.090053</text:p>
          </table:table-cell>
          <table:table-cell/>
          <table:table-cell table:formula="of:=([.H257])*(-0.023914362365637)+(-0.0065790614509)" office:value-type="float" office:value="-0.00606373085628289" calcext:value-type="float">
            <text:p>-0.0060637309</text:p>
          </table:table-cell>
          <table:table-cell table:formula="of:=([.J257])*(-0.205408122286256)+(0.109782283331548)" office:value-type="float" office:value="0.0659292924884106" calcext:value-type="float">
            <text:p>0.0659292925</text:p>
          </table:table-cell>
          <table:table-cell table:formula="of:=([.I257])*(0.310792688230763)+(-0.016510592847898)" office:value-type="float" office:value="0.00434235336163327" calcext:value-type="float">
            <text:p>0.0043423534</text:p>
          </table:table-cell>
          <table:table-cell table:formula="of:=[.H257]*-1" office:value-type="float" office:value="0.021549" calcext:value-type="float">
            <text:p>0.021549</text:p>
          </table:table-cell>
          <table:table-cell table:formula="of:=[.M257]*-1" office:value-type="float" office:value="0.090053" calcext:value-type="float">
            <text:p>0.090053</text:p>
          </table:table-cell>
          <table:table-cell table:formula="of:=([.K257])*(2.23435203765647)+(0.035482883974399)" office:value-type="float" office:value="0.0633832378686153" calcext:value-type="float">
            <text:p>0.0633832379</text:p>
          </table:table-cell>
          <table:table-cell table:formula="of:=([.M257])*(0.639359760687662)+(-0.019962373867579)" office:value-type="float" office:value="-0.077538638396785" calcext:value-type="float">
            <text:p>-0.0775386384</text:p>
          </table:table-cell>
          <table:table-cell table:formula="of:=([.L257])*(1.26097813916405)+(0.272428916854381)" office:value-type="float" office:value="0.280716065184967" calcext:value-type="float">
            <text:p>0.28071606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8]" office:value-type="float" office:value="-0.021672" calcext:value-type="float">
            <text:p>-0.021672</text:p>
          </table:table-cell>
          <table:table-cell table:formula="of:=[Datos_MoCap.B258]" office:value-type="float" office:value="0.067143" calcext:value-type="float">
            <text:p>0.067143</text:p>
          </table:table-cell>
          <table:table-cell table:formula="of:=[Datos_MoCap.C258]" office:value-type="float" office:value="0.213458" calcext:value-type="float">
            <text:p>0.213458</text:p>
          </table:table-cell>
          <table:table-cell table:formula="of:=[Datos_MoCap.D258]" office:value-type="float" office:value="0.013117" calcext:value-type="float">
            <text:p>0.013117</text:p>
          </table:table-cell>
          <table:table-cell table:formula="of:=[Datos_MoCap.F258]" office:value-type="float" office:value="0.007846" calcext:value-type="float">
            <text:p>0.007846</text:p>
          </table:table-cell>
          <table:table-cell table:formula="of:=[Datos_MoCap.E258]" office:value-type="float" office:value="-0.089947" calcext:value-type="float">
            <text:p>-0.089947</text:p>
          </table:table-cell>
          <table:table-cell/>
          <table:table-cell table:formula="of:=([.H258])*(-0.023914362365637)+(-0.0065790614509)" office:value-type="float" office:value="-0.00606078938971192" calcext:value-type="float">
            <text:p>-0.0060607894</text:p>
          </table:table-cell>
          <table:table-cell table:formula="of:=([.J258])*(-0.205408122286256)+(0.109782283331548)" office:value-type="float" office:value="0.0659362763645684" calcext:value-type="float">
            <text:p>0.0659362764</text:p>
          </table:table-cell>
          <table:table-cell table:formula="of:=([.I258])*(0.310792688230763)+(-0.016510592847898)" office:value-type="float" office:value="0.00435696061798012" calcext:value-type="float">
            <text:p>0.0043569606</text:p>
          </table:table-cell>
          <table:table-cell table:formula="of:=[.H258]*-1" office:value-type="float" office:value="0.021672" calcext:value-type="float">
            <text:p>0.021672</text:p>
          </table:table-cell>
          <table:table-cell table:formula="of:=[.M258]*-1" office:value-type="float" office:value="0.089947" calcext:value-type="float">
            <text:p>0.089947</text:p>
          </table:table-cell>
          <table:table-cell table:formula="of:=([.K258])*(2.23435203765647)+(0.035482883974399)" office:value-type="float" office:value="0.0647908796523389" calcext:value-type="float">
            <text:p>0.0647908797</text:p>
          </table:table-cell>
          <table:table-cell table:formula="of:=([.M258])*(0.639359760687662)+(-0.019962373867579)" office:value-type="float" office:value="-0.0774708662621521" calcext:value-type="float">
            <text:p>-0.0774708663</text:p>
          </table:table-cell>
          <table:table-cell table:formula="of:=([.L258])*(1.26097813916405)+(0.272428916854381)" office:value-type="float" office:value="0.282322551334262" calcext:value-type="float">
            <text:p>0.28232255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59]" office:value-type="float" office:value="-0.021764" calcext:value-type="float">
            <text:p>-0.021764</text:p>
          </table:table-cell>
          <table:table-cell table:formula="of:=[Datos_MoCap.B259]" office:value-type="float" office:value="0.067154" calcext:value-type="float">
            <text:p>0.067154</text:p>
          </table:table-cell>
          <table:table-cell table:formula="of:=[Datos_MoCap.C259]" office:value-type="float" office:value="0.213468" calcext:value-type="float">
            <text:p>0.213468</text:p>
          </table:table-cell>
          <table:table-cell table:formula="of:=[Datos_MoCap.D259]" office:value-type="float" office:value="0.013413" calcext:value-type="float">
            <text:p>0.013413</text:p>
          </table:table-cell>
          <table:table-cell table:formula="of:=[Datos_MoCap.F259]" office:value-type="float" office:value="0.008552" calcext:value-type="float">
            <text:p>0.008552</text:p>
          </table:table-cell>
          <table:table-cell table:formula="of:=[Datos_MoCap.E259]" office:value-type="float" office:value="-0.089903" calcext:value-type="float">
            <text:p>-0.089903</text:p>
          </table:table-cell>
          <table:table-cell/>
          <table:table-cell table:formula="of:=([.H259])*(-0.023914362365637)+(-0.0065790614509)" office:value-type="float" office:value="-0.00605858926837428" calcext:value-type="float">
            <text:p>-0.0060585893</text:p>
          </table:table-cell>
          <table:table-cell table:formula="of:=([.J259])*(-0.205408122286256)+(0.109782283331548)" office:value-type="float" office:value="0.0659342222833455" calcext:value-type="float">
            <text:p>0.0659342223</text:p>
          </table:table-cell>
          <table:table-cell table:formula="of:=([.I259])*(0.310792688230763)+(-0.016510592847898)" office:value-type="float" office:value="0.00436037933755065" calcext:value-type="float">
            <text:p>0.0043603793</text:p>
          </table:table-cell>
          <table:table-cell table:formula="of:=[.H259]*-1" office:value-type="float" office:value="0.021764" calcext:value-type="float">
            <text:p>0.021764</text:p>
          </table:table-cell>
          <table:table-cell table:formula="of:=[.M259]*-1" office:value-type="float" office:value="0.089903" calcext:value-type="float">
            <text:p>0.089903</text:p>
          </table:table-cell>
          <table:table-cell table:formula="of:=([.K259])*(2.23435203765647)+(0.035482883974399)" office:value-type="float" office:value="0.0654522478554852" calcext:value-type="float">
            <text:p>0.0654522479</text:p>
          </table:table-cell>
          <table:table-cell table:formula="of:=([.M259])*(0.639359760687662)+(-0.019962373867579)" office:value-type="float" office:value="-0.0774427344326819" calcext:value-type="float">
            <text:p>-0.0774427344</text:p>
          </table:table-cell>
          <table:table-cell table:formula="of:=([.L259])*(1.26097813916405)+(0.272428916854381)" office:value-type="float" office:value="0.283212801900512" calcext:value-type="float">
            <text:p>0.283212801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0]" office:value-type="float" office:value="-0.021838" calcext:value-type="float">
            <text:p>-0.021838</text:p>
          </table:table-cell>
          <table:table-cell table:formula="of:=[Datos_MoCap.B260]" office:value-type="float" office:value="0.067185" calcext:value-type="float">
            <text:p>0.067185</text:p>
          </table:table-cell>
          <table:table-cell table:formula="of:=[Datos_MoCap.C260]" office:value-type="float" office:value="0.213486" calcext:value-type="float">
            <text:p>0.213486</text:p>
          </table:table-cell>
          <table:table-cell table:formula="of:=[Datos_MoCap.D260]" office:value-type="float" office:value="0.013653" calcext:value-type="float">
            <text:p>0.013653</text:p>
          </table:table-cell>
          <table:table-cell table:formula="of:=[Datos_MoCap.F260]" office:value-type="float" office:value="0.009073" calcext:value-type="float">
            <text:p>0.009073</text:p>
          </table:table-cell>
          <table:table-cell table:formula="of:=[Datos_MoCap.E260]" office:value-type="float" office:value="-0.089874" calcext:value-type="float">
            <text:p>-0.089874</text:p>
          </table:table-cell>
          <table:table-cell/>
          <table:table-cell table:formula="of:=([.H260])*(-0.023914362365637)+(-0.0065790614509)" office:value-type="float" office:value="-0.00605681960555922" calcext:value-type="float">
            <text:p>-0.0060568196</text:p>
          </table:table-cell>
          <table:table-cell table:formula="of:=([.J260])*(-0.205408122286256)+(0.109782283331548)" office:value-type="float" office:value="0.0659305249371444" calcext:value-type="float">
            <text:p>0.0659305249</text:p>
          </table:table-cell>
          <table:table-cell table:formula="of:=([.I260])*(0.310792688230763)+(-0.016510592847898)" office:value-type="float" office:value="0.00437001391088581" calcext:value-type="float">
            <text:p>0.0043700139</text:p>
          </table:table-cell>
          <table:table-cell table:formula="of:=[.H260]*-1" office:value-type="float" office:value="0.021838" calcext:value-type="float">
            <text:p>0.021838</text:p>
          </table:table-cell>
          <table:table-cell table:formula="of:=[.M260]*-1" office:value-type="float" office:value="0.089874" calcext:value-type="float">
            <text:p>0.089874</text:p>
          </table:table-cell>
          <table:table-cell table:formula="of:=([.K260])*(2.23435203765647)+(0.035482883974399)" office:value-type="float" office:value="0.0659884923445228" calcext:value-type="float">
            <text:p>0.0659884923</text:p>
          </table:table-cell>
          <table:table-cell table:formula="of:=([.M260])*(0.639359760687662)+(-0.019962373867579)" office:value-type="float" office:value="-0.0774241929996219" calcext:value-type="float">
            <text:p>-0.077424193</text:p>
          </table:table-cell>
          <table:table-cell table:formula="of:=([.L260])*(1.26097813916405)+(0.272428916854381)" office:value-type="float" office:value="0.283869771511016" calcext:value-type="float">
            <text:p>0.28386977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1]" office:value-type="float" office:value="-0.021867" calcext:value-type="float">
            <text:p>-0.021867</text:p>
          </table:table-cell>
          <table:table-cell table:formula="of:=[Datos_MoCap.B261]" office:value-type="float" office:value="0.067191" calcext:value-type="float">
            <text:p>0.067191</text:p>
          </table:table-cell>
          <table:table-cell table:formula="of:=[Datos_MoCap.C261]" office:value-type="float" office:value="0.21348" calcext:value-type="float">
            <text:p>0.21348</text:p>
          </table:table-cell>
          <table:table-cell table:formula="of:=[Datos_MoCap.D261]" office:value-type="float" office:value="0.013737" calcext:value-type="float">
            <text:p>0.013737</text:p>
          </table:table-cell>
          <table:table-cell table:formula="of:=[Datos_MoCap.F261]" office:value-type="float" office:value="0.009302" calcext:value-type="float">
            <text:p>0.009302</text:p>
          </table:table-cell>
          <table:table-cell table:formula="of:=[Datos_MoCap.E261]" office:value-type="float" office:value="-0.089873" calcext:value-type="float">
            <text:p>-0.089873</text:p>
          </table:table-cell>
          <table:table-cell/>
          <table:table-cell table:formula="of:=([.H261])*(-0.023914362365637)+(-0.0065790614509)" office:value-type="float" office:value="-0.00605612608905062" calcext:value-type="float">
            <text:p>-0.0060561261</text:p>
          </table:table-cell>
          <table:table-cell table:formula="of:=([.J261])*(-0.205408122286256)+(0.109782283331548)" office:value-type="float" office:value="0.0659317573858781" calcext:value-type="float">
            <text:p>0.0659317574</text:p>
          </table:table-cell>
          <table:table-cell table:formula="of:=([.I261])*(0.310792688230763)+(-0.016510592847898)" office:value-type="float" office:value="0.0043718786670152" calcext:value-type="float">
            <text:p>0.0043718787</text:p>
          </table:table-cell>
          <table:table-cell table:formula="of:=[.H261]*-1" office:value-type="float" office:value="0.021867" calcext:value-type="float">
            <text:p>0.021867</text:p>
          </table:table-cell>
          <table:table-cell table:formula="of:=[.M261]*-1" office:value-type="float" office:value="0.089873" calcext:value-type="float">
            <text:p>0.089873</text:p>
          </table:table-cell>
          <table:table-cell table:formula="of:=([.K261])*(2.23435203765647)+(0.035482883974399)" office:value-type="float" office:value="0.0661761779156859" calcext:value-type="float">
            <text:p>0.0661761779</text:p>
          </table:table-cell>
          <table:table-cell table:formula="of:=([.M261])*(0.639359760687662)+(-0.019962373867579)" office:value-type="float" office:value="-0.0774235536398613" calcext:value-type="float">
            <text:p>-0.0774235536</text:p>
          </table:table-cell>
          <table:table-cell table:formula="of:=([.L261])*(1.26097813916405)+(0.272428916854381)" office:value-type="float" office:value="0.284158535504885" calcext:value-type="float">
            <text:p>0.284158535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2]" office:value-type="float" office:value="-0.021902" calcext:value-type="float">
            <text:p>-0.021902</text:p>
          </table:table-cell>
          <table:table-cell table:formula="of:=[Datos_MoCap.B262]" office:value-type="float" office:value="0.067189" calcext:value-type="float">
            <text:p>0.067189</text:p>
          </table:table-cell>
          <table:table-cell table:formula="of:=[Datos_MoCap.C262]" office:value-type="float" office:value="0.213436" calcext:value-type="float">
            <text:p>0.213436</text:p>
          </table:table-cell>
          <table:table-cell table:formula="of:=[Datos_MoCap.D262]" office:value-type="float" office:value="0.013672" calcext:value-type="float">
            <text:p>0.013672</text:p>
          </table:table-cell>
          <table:table-cell table:formula="of:=[Datos_MoCap.F262]" office:value-type="float" office:value="0.00935" calcext:value-type="float">
            <text:p>0.00935</text:p>
          </table:table-cell>
          <table:table-cell table:formula="of:=[Datos_MoCap.E262]" office:value-type="float" office:value="-0.089746" calcext:value-type="float">
            <text:p>-0.089746</text:p>
          </table:table-cell>
          <table:table-cell/>
          <table:table-cell table:formula="of:=([.H262])*(-0.023914362365637)+(-0.0065790614509)" office:value-type="float" office:value="-0.00605528908636782" calcext:value-type="float">
            <text:p>-0.0060552891</text:p>
          </table:table-cell>
          <table:table-cell table:formula="of:=([.J262])*(-0.205408122286256)+(0.109782283331548)" office:value-type="float" office:value="0.0659407953432587" calcext:value-type="float">
            <text:p>0.0659407953</text:p>
          </table:table-cell>
          <table:table-cell table:formula="of:=([.I262])*(0.310792688230763)+(-0.016510592847898)" office:value-type="float" office:value="0.00437125708163873" calcext:value-type="float">
            <text:p>0.0043712571</text:p>
          </table:table-cell>
          <table:table-cell table:formula="of:=[.H262]*-1" office:value-type="float" office:value="0.021902" calcext:value-type="float">
            <text:p>0.021902</text:p>
          </table:table-cell>
          <table:table-cell table:formula="of:=[.M262]*-1" office:value-type="float" office:value="0.089746" calcext:value-type="float">
            <text:p>0.089746</text:p>
          </table:table-cell>
          <table:table-cell table:formula="of:=([.K262])*(2.23435203765647)+(0.035482883974399)" office:value-type="float" office:value="0.0660309450332383" calcext:value-type="float">
            <text:p>0.066030945</text:p>
          </table:table-cell>
          <table:table-cell table:formula="of:=([.M262])*(0.639359760687662)+(-0.019962373867579)" office:value-type="float" office:value="-0.0773423549502539" calcext:value-type="float">
            <text:p>-0.077342355</text:p>
          </table:table-cell>
          <table:table-cell table:formula="of:=([.L262])*(1.26097813916405)+(0.272428916854381)" office:value-type="float" office:value="0.284219062455565" calcext:value-type="float">
            <text:p>0.28421906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3]" office:value-type="float" office:value="-0.021944" calcext:value-type="float">
            <text:p>-0.021944</text:p>
          </table:table-cell>
          <table:table-cell table:formula="of:=[Datos_MoCap.B263]" office:value-type="float" office:value="0.067216" calcext:value-type="float">
            <text:p>0.067216</text:p>
          </table:table-cell>
          <table:table-cell table:formula="of:=[Datos_MoCap.C263]" office:value-type="float" office:value="0.213415" calcext:value-type="float">
            <text:p>0.213415</text:p>
          </table:table-cell>
          <table:table-cell table:formula="of:=[Datos_MoCap.D263]" office:value-type="float" office:value="0.013682" calcext:value-type="float">
            <text:p>0.013682</text:p>
          </table:table-cell>
          <table:table-cell table:formula="of:=[Datos_MoCap.F263]" office:value-type="float" office:value="0.009472" calcext:value-type="float">
            <text:p>0.009472</text:p>
          </table:table-cell>
          <table:table-cell table:formula="of:=[Datos_MoCap.E263]" office:value-type="float" office:value="-0.089619" calcext:value-type="float">
            <text:p>-0.089619</text:p>
          </table:table-cell>
          <table:table-cell/>
          <table:table-cell table:formula="of:=([.H263])*(-0.023914362365637)+(-0.0065790614509)" office:value-type="float" office:value="-0.00605428468314846" calcext:value-type="float">
            <text:p>-0.0060542847</text:p>
          </table:table-cell>
          <table:table-cell table:formula="of:=([.J263])*(-0.205408122286256)+(0.109782283331548)" office:value-type="float" office:value="0.0659451089138267" calcext:value-type="float">
            <text:p>0.0659451089</text:p>
          </table:table-cell>
          <table:table-cell table:formula="of:=([.I263])*(0.310792688230763)+(-0.016510592847898)" office:value-type="float" office:value="0.00437964848422096" calcext:value-type="float">
            <text:p>0.0043796485</text:p>
          </table:table-cell>
          <table:table-cell table:formula="of:=[.H263]*-1" office:value-type="float" office:value="0.021944" calcext:value-type="float">
            <text:p>0.021944</text:p>
          </table:table-cell>
          <table:table-cell table:formula="of:=[.M263]*-1" office:value-type="float" office:value="0.089619" calcext:value-type="float">
            <text:p>0.089619</text:p>
          </table:table-cell>
          <table:table-cell table:formula="of:=([.K263])*(2.23435203765647)+(0.035482883974399)" office:value-type="float" office:value="0.0660532885536148" calcext:value-type="float">
            <text:p>0.0660532886</text:p>
          </table:table-cell>
          <table:table-cell table:formula="of:=([.M263])*(0.639359760687662)+(-0.019962373867579)" office:value-type="float" office:value="-0.0772611562606466" calcext:value-type="float">
            <text:p>-0.0772611563</text:p>
          </table:table-cell>
          <table:table-cell table:formula="of:=([.L263])*(1.26097813916405)+(0.272428916854381)" office:value-type="float" office:value="0.284372901788543" calcext:value-type="float">
            <text:p>0.28437290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4]" office:value-type="float" office:value="-0.021945" calcext:value-type="float">
            <text:p>-0.021945</text:p>
          </table:table-cell>
          <table:table-cell table:formula="of:=[Datos_MoCap.B264]" office:value-type="float" office:value="0.067223" calcext:value-type="float">
            <text:p>0.067223</text:p>
          </table:table-cell>
          <table:table-cell table:formula="of:=[Datos_MoCap.C264]" office:value-type="float" office:value="0.213409" calcext:value-type="float">
            <text:p>0.213409</text:p>
          </table:table-cell>
          <table:table-cell table:formula="of:=[Datos_MoCap.D264]" office:value-type="float" office:value="0.013713" calcext:value-type="float">
            <text:p>0.013713</text:p>
          </table:table-cell>
          <table:table-cell table:formula="of:=[Datos_MoCap.F264]" office:value-type="float" office:value="0.009457" calcext:value-type="float">
            <text:p>0.009457</text:p>
          </table:table-cell>
          <table:table-cell table:formula="of:=[Datos_MoCap.E264]" office:value-type="float" office:value="-0.089653" calcext:value-type="float">
            <text:p>-0.089653</text:p>
          </table:table-cell>
          <table:table-cell/>
          <table:table-cell table:formula="of:=([.H264])*(-0.023914362365637)+(-0.0065790614509)" office:value-type="float" office:value="-0.0060542607687861" calcext:value-type="float">
            <text:p>-0.0060542608</text:p>
          </table:table-cell>
          <table:table-cell table:formula="of:=([.J264])*(-0.205408122286256)+(0.109782283331548)" office:value-type="float" office:value="0.0659463413625604" calcext:value-type="float">
            <text:p>0.0659463414</text:p>
          </table:table-cell>
          <table:table-cell table:formula="of:=([.I264])*(0.310792688230763)+(-0.016510592847898)" office:value-type="float" office:value="0.00438182403303857" calcext:value-type="float">
            <text:p>0.004381824</text:p>
          </table:table-cell>
          <table:table-cell table:formula="of:=[.H264]*-1" office:value-type="float" office:value="0.021945" calcext:value-type="float">
            <text:p>0.021945</text:p>
          </table:table-cell>
          <table:table-cell table:formula="of:=[.M264]*-1" office:value-type="float" office:value="0.089653" calcext:value-type="float">
            <text:p>0.089653</text:p>
          </table:table-cell>
          <table:table-cell table:formula="of:=([.K264])*(2.23435203765647)+(0.035482883974399)" office:value-type="float" office:value="0.0661225534667822" calcext:value-type="float">
            <text:p>0.0661225535</text:p>
          </table:table-cell>
          <table:table-cell table:formula="of:=([.M264])*(0.639359760687662)+(-0.019962373867579)" office:value-type="float" office:value="-0.07728289449251" calcext:value-type="float">
            <text:p>-0.0772828945</text:p>
          </table:table-cell>
          <table:table-cell table:formula="of:=([.L264])*(1.26097813916405)+(0.272428916854381)" office:value-type="float" office:value="0.284353987116455" calcext:value-type="float">
            <text:p>0.28435398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5]" office:value-type="float" office:value="-0.021905" calcext:value-type="float">
            <text:p>-0.021905</text:p>
          </table:table-cell>
          <table:table-cell table:formula="of:=[Datos_MoCap.B265]" office:value-type="float" office:value="0.067203" calcext:value-type="float">
            <text:p>0.067203</text:p>
          </table:table-cell>
          <table:table-cell table:formula="of:=[Datos_MoCap.C265]" office:value-type="float" office:value="0.213389" calcext:value-type="float">
            <text:p>0.213389</text:p>
          </table:table-cell>
          <table:table-cell table:formula="of:=[Datos_MoCap.D265]" office:value-type="float" office:value="0.013363" calcext:value-type="float">
            <text:p>0.013363</text:p>
          </table:table-cell>
          <table:table-cell table:formula="of:=[Datos_MoCap.F265]" office:value-type="float" office:value="0.009386" calcext:value-type="float">
            <text:p>0.009386</text:p>
          </table:table-cell>
          <table:table-cell table:formula="of:=[Datos_MoCap.E265]" office:value-type="float" office:value="-0.089772" calcext:value-type="float">
            <text:p>-0.089772</text:p>
          </table:table-cell>
          <table:table-cell/>
          <table:table-cell table:formula="of:=([.H265])*(-0.023914362365637)+(-0.0065790614509)" office:value-type="float" office:value="-0.00605521734328072" calcext:value-type="float">
            <text:p>-0.0060552173</text:p>
          </table:table-cell>
          <table:table-cell table:formula="of:=([.J265])*(-0.205408122286256)+(0.109782283331548)" office:value-type="float" office:value="0.0659504495250061" calcext:value-type="float">
            <text:p>0.0659504495</text:p>
          </table:table-cell>
          <table:table-cell table:formula="of:=([.I265])*(0.310792688230763)+(-0.016510592847898)" office:value-type="float" office:value="0.00437560817927396" calcext:value-type="float">
            <text:p>0.0043756082</text:p>
          </table:table-cell>
          <table:table-cell table:formula="of:=[.H265]*-1" office:value-type="float" office:value="0.021905" calcext:value-type="float">
            <text:p>0.021905</text:p>
          </table:table-cell>
          <table:table-cell table:formula="of:=[.M265]*-1" office:value-type="float" office:value="0.089772" calcext:value-type="float">
            <text:p>0.089772</text:p>
          </table:table-cell>
          <table:table-cell table:formula="of:=([.K265])*(2.23435203765647)+(0.035482883974399)" office:value-type="float" office:value="0.0653405302536024" calcext:value-type="float">
            <text:p>0.0653405303</text:p>
          </table:table-cell>
          <table:table-cell table:formula="of:=([.M265])*(0.639359760687662)+(-0.019962373867579)" office:value-type="float" office:value="-0.0773589783040318" calcext:value-type="float">
            <text:p>-0.0773589783</text:p>
          </table:table-cell>
          <table:table-cell table:formula="of:=([.L265])*(1.26097813916405)+(0.272428916854381)" office:value-type="float" office:value="0.284264457668575" calcext:value-type="float">
            <text:p>0.28426445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6]" office:value-type="float" office:value="-0.021886" calcext:value-type="float">
            <text:p>-0.021886</text:p>
          </table:table-cell>
          <table:table-cell table:formula="of:=[Datos_MoCap.B266]" office:value-type="float" office:value="0.067214" calcext:value-type="float">
            <text:p>0.067214</text:p>
          </table:table-cell>
          <table:table-cell table:formula="of:=[Datos_MoCap.C266]" office:value-type="float" office:value="0.213365" calcext:value-type="float">
            <text:p>0.213365</text:p>
          </table:table-cell>
          <table:table-cell table:formula="of:=[Datos_MoCap.D266]" office:value-type="float" office:value="0.013202" calcext:value-type="float">
            <text:p>0.013202</text:p>
          </table:table-cell>
          <table:table-cell table:formula="of:=[Datos_MoCap.F266]" office:value-type="float" office:value="0.009249" calcext:value-type="float">
            <text:p>0.009249</text:p>
          </table:table-cell>
          <table:table-cell table:formula="of:=[Datos_MoCap.E266]" office:value-type="float" office:value="-0.089765" calcext:value-type="float">
            <text:p>-0.089765</text:p>
          </table:table-cell>
          <table:table-cell/>
          <table:table-cell table:formula="of:=([.H266])*(-0.023914362365637)+(-0.0065790614509)" office:value-type="float" office:value="-0.00605567171616567" calcext:value-type="float">
            <text:p>-0.0060556717</text:p>
          </table:table-cell>
          <table:table-cell table:formula="of:=([.J266])*(-0.205408122286256)+(0.109782283331548)" office:value-type="float" office:value="0.065955379319941" calcext:value-type="float">
            <text:p>0.0659553793</text:p>
          </table:table-cell>
          <table:table-cell table:formula="of:=([.I266])*(0.310792688230763)+(-0.016510592847898)" office:value-type="float" office:value="0.0043790268988445" calcext:value-type="float">
            <text:p>0.0043790269</text:p>
          </table:table-cell>
          <table:table-cell table:formula="of:=[.H266]*-1" office:value-type="float" office:value="0.021886" calcext:value-type="float">
            <text:p>0.021886</text:p>
          </table:table-cell>
          <table:table-cell table:formula="of:=[.M266]*-1" office:value-type="float" office:value="0.089765" calcext:value-type="float">
            <text:p>0.089765</text:p>
          </table:table-cell>
          <table:table-cell table:formula="of:=([.K266])*(2.23435203765647)+(0.035482883974399)" office:value-type="float" office:value="0.0649807995755397" calcext:value-type="float">
            <text:p>0.0649807996</text:p>
          </table:table-cell>
          <table:table-cell table:formula="of:=([.M266])*(0.639359760687662)+(-0.019962373867579)" office:value-type="float" office:value="-0.077354502785707" calcext:value-type="float">
            <text:p>-0.0773545028</text:p>
          </table:table-cell>
          <table:table-cell table:formula="of:=([.L266])*(1.26097813916405)+(0.272428916854381)" office:value-type="float" office:value="0.284091703663509" calcext:value-type="float">
            <text:p>0.28409170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7]" office:value-type="float" office:value="-0.021869" calcext:value-type="float">
            <text:p>-0.021869</text:p>
          </table:table-cell>
          <table:table-cell table:formula="of:=[Datos_MoCap.B267]" office:value-type="float" office:value="0.06721" calcext:value-type="float">
            <text:p>0.06721</text:p>
          </table:table-cell>
          <table:table-cell table:formula="of:=[Datos_MoCap.C267]" office:value-type="float" office:value="0.213337" calcext:value-type="float">
            <text:p>0.213337</text:p>
          </table:table-cell>
          <table:table-cell table:formula="of:=[Datos_MoCap.D267]" office:value-type="float" office:value="0.013016" calcext:value-type="float">
            <text:p>0.013016</text:p>
          </table:table-cell>
          <table:table-cell table:formula="of:=[Datos_MoCap.F267]" office:value-type="float" office:value="0.009123" calcext:value-type="float">
            <text:p>0.009123</text:p>
          </table:table-cell>
          <table:table-cell table:formula="of:=[Datos_MoCap.E267]" office:value-type="float" office:value="-0.089771" calcext:value-type="float">
            <text:p>-0.089771</text:p>
          </table:table-cell>
          <table:table-cell/>
          <table:table-cell table:formula="of:=([.H267])*(-0.023914362365637)+(-0.0065790614509)" office:value-type="float" office:value="-0.00605607826032589" calcext:value-type="float">
            <text:p>-0.0060560783</text:p>
          </table:table-cell>
          <table:table-cell table:formula="of:=([.J267])*(-0.205408122286256)+(0.109782283331548)" office:value-type="float" office:value="0.065961130747365" calcext:value-type="float">
            <text:p>0.0659611307</text:p>
          </table:table-cell>
          <table:table-cell table:formula="of:=([.I267])*(0.310792688230763)+(-0.016510592847898)" office:value-type="float" office:value="0.00437778372809158" calcext:value-type="float">
            <text:p>0.0043777837</text:p>
          </table:table-cell>
          <table:table-cell table:formula="of:=[.H267]*-1" office:value-type="float" office:value="0.021869" calcext:value-type="float">
            <text:p>0.021869</text:p>
          </table:table-cell>
          <table:table-cell table:formula="of:=[.M267]*-1" office:value-type="float" office:value="0.089771" calcext:value-type="float">
            <text:p>0.089771</text:p>
          </table:table-cell>
          <table:table-cell table:formula="of:=([.K267])*(2.23435203765647)+(0.035482883974399)" office:value-type="float" office:value="0.0645652100965356" calcext:value-type="float">
            <text:p>0.0645652101</text:p>
          </table:table-cell>
          <table:table-cell table:formula="of:=([.M267])*(0.639359760687662)+(-0.019962373867579)" office:value-type="float" office:value="-0.0773583389442711" calcext:value-type="float">
            <text:p>-0.0773583389</text:p>
          </table:table-cell>
          <table:table-cell table:formula="of:=([.L267])*(1.26097813916405)+(0.272428916854381)" office:value-type="float" office:value="0.283932820417975" calcext:value-type="float">
            <text:p>0.28393282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8]" office:value-type="float" office:value="-0.021835" calcext:value-type="float">
            <text:p>-0.021835</text:p>
          </table:table-cell>
          <table:table-cell table:formula="of:=[Datos_MoCap.B268]" office:value-type="float" office:value="0.067203" calcext:value-type="float">
            <text:p>0.067203</text:p>
          </table:table-cell>
          <table:table-cell table:formula="of:=[Datos_MoCap.C268]" office:value-type="float" office:value="0.213333" calcext:value-type="float">
            <text:p>0.213333</text:p>
          </table:table-cell>
          <table:table-cell table:formula="of:=[Datos_MoCap.D268]" office:value-type="float" office:value="0.012832" calcext:value-type="float">
            <text:p>0.012832</text:p>
          </table:table-cell>
          <table:table-cell table:formula="of:=[Datos_MoCap.F268]" office:value-type="float" office:value="0.009071" calcext:value-type="float">
            <text:p>0.009071</text:p>
          </table:table-cell>
          <table:table-cell table:formula="of:=[Datos_MoCap.E268]" office:value-type="float" office:value="-0.089894" calcext:value-type="float">
            <text:p>-0.089894</text:p>
          </table:table-cell>
          <table:table-cell/>
          <table:table-cell table:formula="of:=([.H268])*(-0.023914362365637)+(-0.0065790614509)" office:value-type="float" office:value="-0.00605689134864632" calcext:value-type="float">
            <text:p>-0.0060568913</text:p>
          </table:table-cell>
          <table:table-cell table:formula="of:=([.J268])*(-0.205408122286256)+(0.109782283331548)" office:value-type="float" office:value="0.0659619523798542" calcext:value-type="float">
            <text:p>0.0659619524</text:p>
          </table:table-cell>
          <table:table-cell table:formula="of:=([.I268])*(0.310792688230763)+(-0.016510592847898)" office:value-type="float" office:value="0.00437560817927396" calcext:value-type="float">
            <text:p>0.0043756082</text:p>
          </table:table-cell>
          <table:table-cell table:formula="of:=[.H268]*-1" office:value-type="float" office:value="0.021835" calcext:value-type="float">
            <text:p>0.021835</text:p>
          </table:table-cell>
          <table:table-cell table:formula="of:=[.M268]*-1" office:value-type="float" office:value="0.089894" calcext:value-type="float">
            <text:p>0.089894</text:p>
          </table:table-cell>
          <table:table-cell table:formula="of:=([.K268])*(2.23435203765647)+(0.035482883974399)" office:value-type="float" office:value="0.0641540893216068" calcext:value-type="float">
            <text:p>0.0641540893</text:p>
          </table:table-cell>
          <table:table-cell table:formula="of:=([.M268])*(0.639359760687662)+(-0.019962373867579)" office:value-type="float" office:value="-0.0774369801948357" calcext:value-type="float">
            <text:p>-0.0774369802</text:p>
          </table:table-cell>
          <table:table-cell table:formula="of:=([.L268])*(1.26097813916405)+(0.272428916854381)" office:value-type="float" office:value="0.283867249554738" calcext:value-type="float">
            <text:p>0.28386724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69]" office:value-type="float" office:value="-0.021859" calcext:value-type="float">
            <text:p>-0.021859</text:p>
          </table:table-cell>
          <table:table-cell table:formula="of:=[Datos_MoCap.B269]" office:value-type="float" office:value="0.067222" calcext:value-type="float">
            <text:p>0.067222</text:p>
          </table:table-cell>
          <table:table-cell table:formula="of:=[Datos_MoCap.C269]" office:value-type="float" office:value="0.21331" calcext:value-type="float">
            <text:p>0.21331</text:p>
          </table:table-cell>
          <table:table-cell table:formula="of:=[Datos_MoCap.D269]" office:value-type="float" office:value="0.012743" calcext:value-type="float">
            <text:p>0.012743</text:p>
          </table:table-cell>
          <table:table-cell table:formula="of:=[Datos_MoCap.F269]" office:value-type="float" office:value="0.009039" calcext:value-type="float">
            <text:p>0.009039</text:p>
          </table:table-cell>
          <table:table-cell table:formula="of:=[Datos_MoCap.E269]" office:value-type="float" office:value="-0.08978" calcext:value-type="float">
            <text:p>-0.08978</text:p>
          </table:table-cell>
          <table:table-cell/>
          <table:table-cell table:formula="of:=([.H269])*(-0.023914362365637)+(-0.0065790614509)" office:value-type="float" office:value="-0.00605631740394954" calcext:value-type="float">
            <text:p>-0.0060563174</text:p>
          </table:table-cell>
          <table:table-cell table:formula="of:=([.J269])*(-0.205408122286256)+(0.109782283331548)" office:value-type="float" office:value="0.0659666767666667" calcext:value-type="float">
            <text:p>0.0659666768</text:p>
          </table:table-cell>
          <table:table-cell table:formula="of:=([.I269])*(0.310792688230763)+(-0.016510592847898)" office:value-type="float" office:value="0.00438151324035034" calcext:value-type="float">
            <text:p>0.0043815132</text:p>
          </table:table-cell>
          <table:table-cell table:formula="of:=[.H269]*-1" office:value-type="float" office:value="0.021859" calcext:value-type="float">
            <text:p>0.021859</text:p>
          </table:table-cell>
          <table:table-cell table:formula="of:=[.M269]*-1" office:value-type="float" office:value="0.08978" calcext:value-type="float">
            <text:p>0.08978</text:p>
          </table:table-cell>
          <table:table-cell table:formula="of:=([.K269])*(2.23435203765647)+(0.035482883974399)" office:value-type="float" office:value="0.0639552319902554" calcext:value-type="float">
            <text:p>0.063955232</text:p>
          </table:table-cell>
          <table:table-cell table:formula="of:=([.M269])*(0.639359760687662)+(-0.019962373867579)" office:value-type="float" office:value="-0.0773640931821173" calcext:value-type="float">
            <text:p>-0.0773640932</text:p>
          </table:table-cell>
          <table:table-cell table:formula="of:=([.L269])*(1.26097813916405)+(0.272428916854381)" office:value-type="float" office:value="0.283826898254285" calcext:value-type="float">
            <text:p>0.28382689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0]" office:value-type="float" office:value="-0.021859" calcext:value-type="float">
            <text:p>-0.021859</text:p>
          </table:table-cell>
          <table:table-cell table:formula="of:=[Datos_MoCap.B270]" office:value-type="float" office:value="0.067238" calcext:value-type="float">
            <text:p>0.067238</text:p>
          </table:table-cell>
          <table:table-cell table:formula="of:=[Datos_MoCap.C270]" office:value-type="float" office:value="0.213286" calcext:value-type="float">
            <text:p>0.213286</text:p>
          </table:table-cell>
          <table:table-cell table:formula="of:=[Datos_MoCap.D270]" office:value-type="float" office:value="0.012656" calcext:value-type="float">
            <text:p>0.012656</text:p>
          </table:table-cell>
          <table:table-cell table:formula="of:=[Datos_MoCap.F270]" office:value-type="float" office:value="0.009049" calcext:value-type="float">
            <text:p>0.009049</text:p>
          </table:table-cell>
          <table:table-cell table:formula="of:=[Datos_MoCap.E270]" office:value-type="float" office:value="-0.089747" calcext:value-type="float">
            <text:p>-0.089747</text:p>
          </table:table-cell>
          <table:table-cell/>
          <table:table-cell table:formula="of:=([.H270])*(-0.023914362365637)+(-0.0065790614509)" office:value-type="float" office:value="-0.00605631740394954" calcext:value-type="float">
            <text:p>-0.0060563174</text:p>
          </table:table-cell>
          <table:table-cell table:formula="of:=([.J270])*(-0.205408122286256)+(0.109782283331548)" office:value-type="float" office:value="0.0659716065616016" calcext:value-type="float">
            <text:p>0.0659716066</text:p>
          </table:table-cell>
          <table:table-cell table:formula="of:=([.I270])*(0.310792688230763)+(-0.016510592847898)" office:value-type="float" office:value="0.00438648592336204" calcext:value-type="float">
            <text:p>0.0043864859</text:p>
          </table:table-cell>
          <table:table-cell table:formula="of:=[.H270]*-1" office:value-type="float" office:value="0.021859" calcext:value-type="float">
            <text:p>0.021859</text:p>
          </table:table-cell>
          <table:table-cell table:formula="of:=[.M270]*-1" office:value-type="float" office:value="0.089747" calcext:value-type="float">
            <text:p>0.089747</text:p>
          </table:table-cell>
          <table:table-cell table:formula="of:=([.K270])*(2.23435203765647)+(0.035482883974399)" office:value-type="float" office:value="0.0637608433629793" calcext:value-type="float">
            <text:p>0.0637608434</text:p>
          </table:table-cell>
          <table:table-cell table:formula="of:=([.M270])*(0.639359760687662)+(-0.019962373867579)" office:value-type="float" office:value="-0.0773429943100146" calcext:value-type="float">
            <text:p>-0.0773429943</text:p>
          </table:table-cell>
          <table:table-cell table:formula="of:=([.L270])*(1.26097813916405)+(0.272428916854381)" office:value-type="float" office:value="0.283839508035676" calcext:value-type="float">
            <text:p>0.2838395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1]" office:value-type="float" office:value="-0.021857" calcext:value-type="float">
            <text:p>-0.021857</text:p>
          </table:table-cell>
          <table:table-cell table:formula="of:=[Datos_MoCap.B271]" office:value-type="float" office:value="0.067236" calcext:value-type="float">
            <text:p>0.067236</text:p>
          </table:table-cell>
          <table:table-cell table:formula="of:=[Datos_MoCap.C271]" office:value-type="float" office:value="0.21328" calcext:value-type="float">
            <text:p>0.21328</text:p>
          </table:table-cell>
          <table:table-cell table:formula="of:=[Datos_MoCap.D271]" office:value-type="float" office:value="0.012562" calcext:value-type="float">
            <text:p>0.012562</text:p>
          </table:table-cell>
          <table:table-cell table:formula="of:=[Datos_MoCap.F271]" office:value-type="float" office:value="0.009029" calcext:value-type="float">
            <text:p>0.009029</text:p>
          </table:table-cell>
          <table:table-cell table:formula="of:=[Datos_MoCap.E271]" office:value-type="float" office:value="-0.089759" calcext:value-type="float">
            <text:p>-0.089759</text:p>
          </table:table-cell>
          <table:table-cell/>
          <table:table-cell table:formula="of:=([.H271])*(-0.023914362365637)+(-0.0065790614509)" office:value-type="float" office:value="-0.00605636523267427" calcext:value-type="float">
            <text:p>-0.0060563652</text:p>
          </table:table-cell>
          <table:table-cell table:formula="of:=([.J271])*(-0.205408122286256)+(0.109782283331548)" office:value-type="float" office:value="0.0659728390103353" calcext:value-type="float">
            <text:p>0.065972839</text:p>
          </table:table-cell>
          <table:table-cell table:formula="of:=([.I271])*(0.310792688230763)+(-0.016510592847898)" office:value-type="float" office:value="0.00438586433798558" calcext:value-type="float">
            <text:p>0.0043858643</text:p>
          </table:table-cell>
          <table:table-cell table:formula="of:=[.H271]*-1" office:value-type="float" office:value="0.021857" calcext:value-type="float">
            <text:p>0.021857</text:p>
          </table:table-cell>
          <table:table-cell table:formula="of:=[.M271]*-1" office:value-type="float" office:value="0.089759" calcext:value-type="float">
            <text:p>0.089759</text:p>
          </table:table-cell>
          <table:table-cell table:formula="of:=([.K271])*(2.23435203765647)+(0.035482883974399)" office:value-type="float" office:value="0.0635508142714396" calcext:value-type="float">
            <text:p>0.0635508143</text:p>
          </table:table-cell>
          <table:table-cell table:formula="of:=([.M271])*(0.639359760687662)+(-0.019962373867579)" office:value-type="float" office:value="-0.0773506666271429" calcext:value-type="float">
            <text:p>-0.0773506666</text:p>
          </table:table-cell>
          <table:table-cell table:formula="of:=([.L271])*(1.26097813916405)+(0.272428916854381)" office:value-type="float" office:value="0.283814288472893" calcext:value-type="float">
            <text:p>0.28381428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2]" office:value-type="float" office:value="-0.021842" calcext:value-type="float">
            <text:p>-0.021842</text:p>
          </table:table-cell>
          <table:table-cell table:formula="of:=[Datos_MoCap.B272]" office:value-type="float" office:value="0.067222" calcext:value-type="float">
            <text:p>0.067222</text:p>
          </table:table-cell>
          <table:table-cell table:formula="of:=[Datos_MoCap.C272]" office:value-type="float" office:value="0.213262" calcext:value-type="float">
            <text:p>0.213262</text:p>
          </table:table-cell>
          <table:table-cell table:formula="of:=[Datos_MoCap.D272]" office:value-type="float" office:value="0.012488" calcext:value-type="float">
            <text:p>0.012488</text:p>
          </table:table-cell>
          <table:table-cell table:formula="of:=[Datos_MoCap.F272]" office:value-type="float" office:value="0.008877" calcext:value-type="float">
            <text:p>0.008877</text:p>
          </table:table-cell>
          <table:table-cell table:formula="of:=[Datos_MoCap.E272]" office:value-type="float" office:value="-0.089724" calcext:value-type="float">
            <text:p>-0.089724</text:p>
          </table:table-cell>
          <table:table-cell/>
          <table:table-cell table:formula="of:=([.H272])*(-0.023914362365637)+(-0.0065790614509)" office:value-type="float" office:value="-0.00605672394810976" calcext:value-type="float">
            <text:p>-0.0060567239</text:p>
          </table:table-cell>
          <table:table-cell table:formula="of:=([.J272])*(-0.205408122286256)+(0.109782283331548)" office:value-type="float" office:value="0.0659765363565365" calcext:value-type="float">
            <text:p>0.0659765364</text:p>
          </table:table-cell>
          <table:table-cell table:formula="of:=([.I272])*(0.310792688230763)+(-0.016510592847898)" office:value-type="float" office:value="0.00438151324035034" calcext:value-type="float">
            <text:p>0.0043815132</text:p>
          </table:table-cell>
          <table:table-cell table:formula="of:=[.H272]*-1" office:value-type="float" office:value="0.021842" calcext:value-type="float">
            <text:p>0.021842</text:p>
          </table:table-cell>
          <table:table-cell table:formula="of:=[.M272]*-1" office:value-type="float" office:value="0.089724" calcext:value-type="float">
            <text:p>0.089724</text:p>
          </table:table-cell>
          <table:table-cell table:formula="of:=([.K272])*(2.23435203765647)+(0.035482883974399)" office:value-type="float" office:value="0.063385472220653" calcext:value-type="float">
            <text:p>0.0633854722</text:p>
          </table:table-cell>
          <table:table-cell table:formula="of:=([.M272])*(0.639359760687662)+(-0.019962373867579)" office:value-type="float" office:value="-0.0773282890355188" calcext:value-type="float">
            <text:p>-0.077328289</text:p>
          </table:table-cell>
          <table:table-cell table:formula="of:=([.L272])*(1.26097813916405)+(0.272428916854381)" office:value-type="float" office:value="0.28362261979574" calcext:value-type="float">
            <text:p>0.28362261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3]" office:value-type="float" office:value="-0.021803" calcext:value-type="float">
            <text:p>-0.021803</text:p>
          </table:table-cell>
          <table:table-cell table:formula="of:=[Datos_MoCap.B273]" office:value-type="float" office:value="0.067227" calcext:value-type="float">
            <text:p>0.067227</text:p>
          </table:table-cell>
          <table:table-cell table:formula="of:=[Datos_MoCap.C273]" office:value-type="float" office:value="0.213265" calcext:value-type="float">
            <text:p>0.213265</text:p>
          </table:table-cell>
          <table:table-cell table:formula="of:=[Datos_MoCap.D273]" office:value-type="float" office:value="0.012377" calcext:value-type="float">
            <text:p>0.012377</text:p>
          </table:table-cell>
          <table:table-cell table:formula="of:=[Datos_MoCap.F273]" office:value-type="float" office:value="0.008828" calcext:value-type="float">
            <text:p>0.008828</text:p>
          </table:table-cell>
          <table:table-cell table:formula="of:=[Datos_MoCap.E273]" office:value-type="float" office:value="-0.089811" calcext:value-type="float">
            <text:p>-0.089811</text:p>
          </table:table-cell>
          <table:table-cell/>
          <table:table-cell table:formula="of:=([.H273])*(-0.023914362365637)+(-0.0065790614509)" office:value-type="float" office:value="-0.00605765660824202" calcext:value-type="float">
            <text:p>-0.0060576566</text:p>
          </table:table-cell>
          <table:table-cell table:formula="of:=([.J273])*(-0.205408122286256)+(0.109782283331548)" office:value-type="float" office:value="0.0659759201321696" calcext:value-type="float">
            <text:p>0.0659759201</text:p>
          </table:table-cell>
          <table:table-cell table:formula="of:=([.I273])*(0.310792688230763)+(-0.016510592847898)" office:value-type="float" office:value="0.0043830672037915" calcext:value-type="float">
            <text:p>0.0043830672</text:p>
          </table:table-cell>
          <table:table-cell table:formula="of:=[.H273]*-1" office:value-type="float" office:value="0.021803" calcext:value-type="float">
            <text:p>0.021803</text:p>
          </table:table-cell>
          <table:table-cell table:formula="of:=[.M273]*-1" office:value-type="float" office:value="0.089811" calcext:value-type="float">
            <text:p>0.089811</text:p>
          </table:table-cell>
          <table:table-cell table:formula="of:=([.K273])*(2.23435203765647)+(0.035482883974399)" office:value-type="float" office:value="0.0631374591444731" calcext:value-type="float">
            <text:p>0.0631374591</text:p>
          </table:table-cell>
          <table:table-cell table:formula="of:=([.M273])*(0.639359760687662)+(-0.019962373867579)" office:value-type="float" office:value="-0.0773839133346986" calcext:value-type="float">
            <text:p>-0.0773839133</text:p>
          </table:table-cell>
          <table:table-cell table:formula="of:=([.L273])*(1.26097813916405)+(0.272428916854381)" office:value-type="float" office:value="0.283560831866921" calcext:value-type="float">
            <text:p>0.283560831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4]" office:value-type="float" office:value="-0.021823" calcext:value-type="float">
            <text:p>-0.021823</text:p>
          </table:table-cell>
          <table:table-cell table:formula="of:=[Datos_MoCap.B274]" office:value-type="float" office:value="0.067201" calcext:value-type="float">
            <text:p>0.067201</text:p>
          </table:table-cell>
          <table:table-cell table:formula="of:=[Datos_MoCap.C274]" office:value-type="float" office:value="0.21324" calcext:value-type="float">
            <text:p>0.21324</text:p>
          </table:table-cell>
          <table:table-cell table:formula="of:=[Datos_MoCap.D274]" office:value-type="float" office:value="0.012411" calcext:value-type="float">
            <text:p>0.012411</text:p>
          </table:table-cell>
          <table:table-cell table:formula="of:=[Datos_MoCap.F274]" office:value-type="float" office:value="0.008831" calcext:value-type="float">
            <text:p>0.008831</text:p>
          </table:table-cell>
          <table:table-cell table:formula="of:=[Datos_MoCap.E274]" office:value-type="float" office:value="-0.089643" calcext:value-type="float">
            <text:p>-0.089643</text:p>
          </table:table-cell>
          <table:table-cell/>
          <table:table-cell table:formula="of:=([.H274])*(-0.023914362365637)+(-0.0065790614509)" office:value-type="float" office:value="-0.0060571783209947" calcext:value-type="float">
            <text:p>-0.0060571783</text:p>
          </table:table-cell>
          <table:table-cell table:formula="of:=([.J274])*(-0.205408122286256)+(0.109782283331548)" office:value-type="float" office:value="0.0659810553352268" calcext:value-type="float">
            <text:p>0.0659810553</text:p>
          </table:table-cell>
          <table:table-cell table:formula="of:=([.I274])*(0.310792688230763)+(-0.016510592847898)" office:value-type="float" office:value="0.0043749865938975" calcext:value-type="float">
            <text:p>0.0043749866</text:p>
          </table:table-cell>
          <table:table-cell table:formula="of:=[.H274]*-1" office:value-type="float" office:value="0.021823" calcext:value-type="float">
            <text:p>0.021823</text:p>
          </table:table-cell>
          <table:table-cell table:formula="of:=[.M274]*-1" office:value-type="float" office:value="0.089643" calcext:value-type="float">
            <text:p>0.089643</text:p>
          </table:table-cell>
          <table:table-cell table:formula="of:=([.K274])*(2.23435203765647)+(0.035482883974399)" office:value-type="float" office:value="0.0632134271137535" calcext:value-type="float">
            <text:p>0.0632134271</text:p>
          </table:table-cell>
          <table:table-cell table:formula="of:=([.M274])*(0.639359760687662)+(-0.019962373867579)" office:value-type="float" office:value="-0.0772765008949031" calcext:value-type="float">
            <text:p>-0.0772765009</text:p>
          </table:table-cell>
          <table:table-cell table:formula="of:=([.L274])*(1.26097813916405)+(0.272428916854381)" office:value-type="float" office:value="0.283564614801339" calcext:value-type="float">
            <text:p>0.28356461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5]" office:value-type="float" office:value="-0.021819" calcext:value-type="float">
            <text:p>-0.021819</text:p>
          </table:table-cell>
          <table:table-cell table:formula="of:=[Datos_MoCap.B275]" office:value-type="float" office:value="0.067217" calcext:value-type="float">
            <text:p>0.067217</text:p>
          </table:table-cell>
          <table:table-cell table:formula="of:=[Datos_MoCap.C275]" office:value-type="float" office:value="0.213229" calcext:value-type="float">
            <text:p>0.213229</text:p>
          </table:table-cell>
          <table:table-cell table:formula="of:=[Datos_MoCap.D275]" office:value-type="float" office:value="0.012363" calcext:value-type="float">
            <text:p>0.012363</text:p>
          </table:table-cell>
          <table:table-cell table:formula="of:=[Datos_MoCap.F275]" office:value-type="float" office:value="0.00877" calcext:value-type="float">
            <text:p>0.00877</text:p>
          </table:table-cell>
          <table:table-cell table:formula="of:=[Datos_MoCap.E275]" office:value-type="float" office:value="-0.089623" calcext:value-type="float">
            <text:p>-0.089623</text:p>
          </table:table-cell>
          <table:table-cell/>
          <table:table-cell table:formula="of:=([.H275])*(-0.023914362365637)+(-0.0065790614509)" office:value-type="float" office:value="-0.00605727397844417" calcext:value-type="float">
            <text:p>-0.006057274</text:p>
          </table:table-cell>
          <table:table-cell table:formula="of:=([.J275])*(-0.205408122286256)+(0.109782283331548)" office:value-type="float" office:value="0.0659833148245719" calcext:value-type="float">
            <text:p>0.0659833148</text:p>
          </table:table-cell>
          <table:table-cell table:formula="of:=([.I275])*(0.310792688230763)+(-0.016510592847898)" office:value-type="float" office:value="0.00437995927690919" calcext:value-type="float">
            <text:p>0.0043799593</text:p>
          </table:table-cell>
          <table:table-cell table:formula="of:=[.H275]*-1" office:value-type="float" office:value="0.021819" calcext:value-type="float">
            <text:p>0.021819</text:p>
          </table:table-cell>
          <table:table-cell table:formula="of:=[.M275]*-1" office:value-type="float" office:value="0.089623" calcext:value-type="float">
            <text:p>0.089623</text:p>
          </table:table-cell>
          <table:table-cell table:formula="of:=([.K275])*(2.23435203765647)+(0.035482883974399)" office:value-type="float" office:value="0.0631061782159459" calcext:value-type="float">
            <text:p>0.0631061782</text:p>
          </table:table-cell>
          <table:table-cell table:formula="of:=([.M275])*(0.639359760687662)+(-0.019962373867579)" office:value-type="float" office:value="-0.0772637136996893" calcext:value-type="float">
            <text:p>-0.0772637137</text:p>
          </table:table-cell>
          <table:table-cell table:formula="of:=([.L275])*(1.26097813916405)+(0.272428916854381)" office:value-type="float" office:value="0.28348769513485" calcext:value-type="float">
            <text:p>0.28348769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6]" office:value-type="float" office:value="-0.021783" calcext:value-type="float">
            <text:p>-0.021783</text:p>
          </table:table-cell>
          <table:table-cell table:formula="of:=[Datos_MoCap.B276]" office:value-type="float" office:value="0.067219" calcext:value-type="float">
            <text:p>0.067219</text:p>
          </table:table-cell>
          <table:table-cell table:formula="of:=[Datos_MoCap.C276]" office:value-type="float" office:value="0.213237" calcext:value-type="float">
            <text:p>0.213237</text:p>
          </table:table-cell>
          <table:table-cell table:formula="of:=[Datos_MoCap.D276]" office:value-type="float" office:value="0.012102" calcext:value-type="float">
            <text:p>0.012102</text:p>
          </table:table-cell>
          <table:table-cell table:formula="of:=[Datos_MoCap.F276]" office:value-type="float" office:value="0.008748" calcext:value-type="float">
            <text:p>0.008748</text:p>
          </table:table-cell>
          <table:table-cell table:formula="of:=[Datos_MoCap.E276]" office:value-type="float" office:value="-0.089738" calcext:value-type="float">
            <text:p>-0.089738</text:p>
          </table:table-cell>
          <table:table-cell/>
          <table:table-cell table:formula="of:=([.H276])*(-0.023914362365637)+(-0.0065790614509)" office:value-type="float" office:value="-0.00605813489548933" calcext:value-type="float">
            <text:p>-0.0060581349</text:p>
          </table:table-cell>
          <table:table-cell table:formula="of:=([.J276])*(-0.205408122286256)+(0.109782283331548)" office:value-type="float" office:value="0.0659816715595936" calcext:value-type="float">
            <text:p>0.0659816716</text:p>
          </table:table-cell>
          <table:table-cell table:formula="of:=([.I276])*(0.310792688230763)+(-0.016510592847898)" office:value-type="float" office:value="0.00438058086228565" calcext:value-type="float">
            <text:p>0.0043805809</text:p>
          </table:table-cell>
          <table:table-cell table:formula="of:=[.H276]*-1" office:value-type="float" office:value="0.021783" calcext:value-type="float">
            <text:p>0.021783</text:p>
          </table:table-cell>
          <table:table-cell table:formula="of:=[.M276]*-1" office:value-type="float" office:value="0.089738" calcext:value-type="float">
            <text:p>0.089738</text:p>
          </table:table-cell>
          <table:table-cell table:formula="of:=([.K276])*(2.23435203765647)+(0.035482883974399)" office:value-type="float" office:value="0.0625230123341176" calcext:value-type="float">
            <text:p>0.0625230123</text:p>
          </table:table-cell>
          <table:table-cell table:formula="of:=([.M276])*(0.639359760687662)+(-0.019962373867579)" office:value-type="float" office:value="-0.0773372400721684" calcext:value-type="float">
            <text:p>-0.0773372401</text:p>
          </table:table-cell>
          <table:table-cell table:formula="of:=([.L276])*(1.26097813916405)+(0.272428916854381)" office:value-type="float" office:value="0.283459953615788" calcext:value-type="float">
            <text:p>0.28345995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7]" office:value-type="float" office:value="-0.021768" calcext:value-type="float">
            <text:p>-0.021768</text:p>
          </table:table-cell>
          <table:table-cell table:formula="of:=[Datos_MoCap.B277]" office:value-type="float" office:value="0.067208" calcext:value-type="float">
            <text:p>0.067208</text:p>
          </table:table-cell>
          <table:table-cell table:formula="of:=[Datos_MoCap.C277]" office:value-type="float" office:value="0.213226" calcext:value-type="float">
            <text:p>0.213226</text:p>
          </table:table-cell>
          <table:table-cell table:formula="of:=[Datos_MoCap.D277]" office:value-type="float" office:value="0.012103" calcext:value-type="float">
            <text:p>0.012103</text:p>
          </table:table-cell>
          <table:table-cell table:formula="of:=[Datos_MoCap.F277]" office:value-type="float" office:value="0.008714" calcext:value-type="float">
            <text:p>0.008714</text:p>
          </table:table-cell>
          <table:table-cell table:formula="of:=[Datos_MoCap.E277]" office:value-type="float" office:value="-0.089701" calcext:value-type="float">
            <text:p>-0.089701</text:p>
          </table:table-cell>
          <table:table-cell/>
          <table:table-cell table:formula="of:=([.H277])*(-0.023914362365637)+(-0.0065790614509)" office:value-type="float" office:value="-0.00605849361092481" calcext:value-type="float">
            <text:p>-0.0060584936</text:p>
          </table:table-cell>
          <table:table-cell table:formula="of:=([.J277])*(-0.205408122286256)+(0.109782283331548)" office:value-type="float" office:value="0.0659839310489388" calcext:value-type="float">
            <text:p>0.065983931</text:p>
          </table:table-cell>
          <table:table-cell table:formula="of:=([.I277])*(0.310792688230763)+(-0.016510592847898)" office:value-type="float" office:value="0.00437716214271512" calcext:value-type="float">
            <text:p>0.0043771621</text:p>
          </table:table-cell>
          <table:table-cell table:formula="of:=[.H277]*-1" office:value-type="float" office:value="0.021768" calcext:value-type="float">
            <text:p>0.021768</text:p>
          </table:table-cell>
          <table:table-cell table:formula="of:=[.M277]*-1" office:value-type="float" office:value="0.089701" calcext:value-type="float">
            <text:p>0.089701</text:p>
          </table:table-cell>
          <table:table-cell table:formula="of:=([.K277])*(2.23435203765647)+(0.035482883974399)" office:value-type="float" office:value="0.0625252466861553" calcext:value-type="float">
            <text:p>0.0625252467</text:p>
          </table:table-cell>
          <table:table-cell table:formula="of:=([.M277])*(0.639359760687662)+(-0.019962373867579)" office:value-type="float" office:value="-0.077313583761023" calcext:value-type="float">
            <text:p>-0.0773135838</text:p>
          </table:table-cell>
          <table:table-cell table:formula="of:=([.L277])*(1.26097813916405)+(0.272428916854381)" office:value-type="float" office:value="0.283417080359057" calcext:value-type="float">
            <text:p>0.28341708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8]" office:value-type="float" office:value="-0.021763" calcext:value-type="float">
            <text:p>-0.021763</text:p>
          </table:table-cell>
          <table:table-cell table:formula="of:=[Datos_MoCap.B278]" office:value-type="float" office:value="0.067203" calcext:value-type="float">
            <text:p>0.067203</text:p>
          </table:table-cell>
          <table:table-cell table:formula="of:=[Datos_MoCap.C278]" office:value-type="float" office:value="0.213207" calcext:value-type="float">
            <text:p>0.213207</text:p>
          </table:table-cell>
          <table:table-cell table:formula="of:=[Datos_MoCap.D278]" office:value-type="float" office:value="0.012034" calcext:value-type="float">
            <text:p>0.012034</text:p>
          </table:table-cell>
          <table:table-cell table:formula="of:=[Datos_MoCap.F278]" office:value-type="float" office:value="0.008691" calcext:value-type="float">
            <text:p>0.008691</text:p>
          </table:table-cell>
          <table:table-cell table:formula="of:=[Datos_MoCap.E278]" office:value-type="float" office:value="-0.08967" calcext:value-type="float">
            <text:p>-0.08967</text:p>
          </table:table-cell>
          <table:table-cell/>
          <table:table-cell table:formula="of:=([.H278])*(-0.023914362365637)+(-0.0065790614509)" office:value-type="float" office:value="-0.00605861318273664" calcext:value-type="float">
            <text:p>-0.0060586132</text:p>
          </table:table-cell>
          <table:table-cell table:formula="of:=([.J278])*(-0.205408122286256)+(0.109782283331548)" office:value-type="float" office:value="0.0659878338032622" calcext:value-type="float">
            <text:p>0.0659878338</text:p>
          </table:table-cell>
          <table:table-cell table:formula="of:=([.I278])*(0.310792688230763)+(-0.016510592847898)" office:value-type="float" office:value="0.00437560817927396" calcext:value-type="float">
            <text:p>0.0043756082</text:p>
          </table:table-cell>
          <table:table-cell table:formula="of:=[.H278]*-1" office:value-type="float" office:value="0.021763" calcext:value-type="float">
            <text:p>0.021763</text:p>
          </table:table-cell>
          <table:table-cell table:formula="of:=[.M278]*-1" office:value-type="float" office:value="0.08967" calcext:value-type="float">
            <text:p>0.08967</text:p>
          </table:table-cell>
          <table:table-cell table:formula="of:=([.K278])*(2.23435203765647)+(0.035482883974399)" office:value-type="float" office:value="0.062371076395557" calcext:value-type="float">
            <text:p>0.0623710764</text:p>
          </table:table-cell>
          <table:table-cell table:formula="of:=([.M278])*(0.639359760687662)+(-0.019962373867579)" office:value-type="float" office:value="-0.0772937636084417" calcext:value-type="float">
            <text:p>-0.0772937636</text:p>
          </table:table-cell>
          <table:table-cell table:formula="of:=([.L278])*(1.26097813916405)+(0.272428916854381)" office:value-type="float" office:value="0.283388077861856" calcext:value-type="float">
            <text:p>0.28338807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79]" office:value-type="float" office:value="-0.021791" calcext:value-type="float">
            <text:p>-0.021791</text:p>
          </table:table-cell>
          <table:table-cell table:formula="of:=[Datos_MoCap.B279]" office:value-type="float" office:value="0.067203" calcext:value-type="float">
            <text:p>0.067203</text:p>
          </table:table-cell>
          <table:table-cell table:formula="of:=[Datos_MoCap.C279]" office:value-type="float" office:value="0.213182" calcext:value-type="float">
            <text:p>0.213182</text:p>
          </table:table-cell>
          <table:table-cell table:formula="of:=[Datos_MoCap.D279]" office:value-type="float" office:value="0.012066" calcext:value-type="float">
            <text:p>0.012066</text:p>
          </table:table-cell>
          <table:table-cell table:formula="of:=[Datos_MoCap.F279]" office:value-type="float" office:value="0.008596" calcext:value-type="float">
            <text:p>0.008596</text:p>
          </table:table-cell>
          <table:table-cell table:formula="of:=[Datos_MoCap.E279]" office:value-type="float" office:value="-0.089538" calcext:value-type="float">
            <text:p>-0.089538</text:p>
          </table:table-cell>
          <table:table-cell/>
          <table:table-cell table:formula="of:=([.H279])*(-0.023914362365637)+(-0.0065790614509)" office:value-type="float" office:value="-0.0060579435805904" calcext:value-type="float">
            <text:p>-0.0060579436</text:p>
          </table:table-cell>
          <table:table-cell table:formula="of:=([.J279])*(-0.205408122286256)+(0.109782283331548)" office:value-type="float" office:value="0.0659929690063194" calcext:value-type="float">
            <text:p>0.065992969</text:p>
          </table:table-cell>
          <table:table-cell table:formula="of:=([.I279])*(0.310792688230763)+(-0.016510592847898)" office:value-type="float" office:value="0.00437560817927396" calcext:value-type="float">
            <text:p>0.0043756082</text:p>
          </table:table-cell>
          <table:table-cell table:formula="of:=[.H279]*-1" office:value-type="float" office:value="0.021791" calcext:value-type="float">
            <text:p>0.021791</text:p>
          </table:table-cell>
          <table:table-cell table:formula="of:=[.M279]*-1" office:value-type="float" office:value="0.089538" calcext:value-type="float">
            <text:p>0.089538</text:p>
          </table:table-cell>
          <table:table-cell table:formula="of:=([.K279])*(2.23435203765647)+(0.035482883974399)" office:value-type="float" office:value="0.062442575660762" calcext:value-type="float">
            <text:p>0.0624425757</text:p>
          </table:table-cell>
          <table:table-cell table:formula="of:=([.M279])*(0.639359760687662)+(-0.019962373867579)" office:value-type="float" office:value="-0.0772093681200309" calcext:value-type="float">
            <text:p>-0.0772093681</text:p>
          </table:table-cell>
          <table:table-cell table:formula="of:=([.L279])*(1.26097813916405)+(0.272428916854381)" office:value-type="float" office:value="0.283268284938635" calcext:value-type="float">
            <text:p>0.283268284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0]" office:value-type="float" office:value="-0.021787" calcext:value-type="float">
            <text:p>-0.021787</text:p>
          </table:table-cell>
          <table:table-cell table:formula="of:=[Datos_MoCap.B280]" office:value-type="float" office:value="0.067205" calcext:value-type="float">
            <text:p>0.067205</text:p>
          </table:table-cell>
          <table:table-cell table:formula="of:=[Datos_MoCap.C280]" office:value-type="float" office:value="0.213174" calcext:value-type="float">
            <text:p>0.213174</text:p>
          </table:table-cell>
          <table:table-cell table:formula="of:=[Datos_MoCap.D280]" office:value-type="float" office:value="0.011961" calcext:value-type="float">
            <text:p>0.011961</text:p>
          </table:table-cell>
          <table:table-cell table:formula="of:=[Datos_MoCap.F280]" office:value-type="float" office:value="0.008548" calcext:value-type="float">
            <text:p>0.008548</text:p>
          </table:table-cell>
          <table:table-cell table:formula="of:=[Datos_MoCap.E280]" office:value-type="float" office:value="-0.089517" calcext:value-type="float">
            <text:p>-0.089517</text:p>
          </table:table-cell>
          <table:table-cell/>
          <table:table-cell table:formula="of:=([.H280])*(-0.023914362365637)+(-0.0065790614509)" office:value-type="float" office:value="-0.00605803923803987" calcext:value-type="float">
            <text:p>-0.0060580392</text:p>
          </table:table-cell>
          <table:table-cell table:formula="of:=([.J280])*(-0.205408122286256)+(0.109782283331548)" office:value-type="float" office:value="0.0659946122712977" calcext:value-type="float">
            <text:p>0.0659946123</text:p>
          </table:table-cell>
          <table:table-cell table:formula="of:=([.I280])*(0.310792688230763)+(-0.016510592847898)" office:value-type="float" office:value="0.00437622976465043" calcext:value-type="float">
            <text:p>0.0043762298</text:p>
          </table:table-cell>
          <table:table-cell table:formula="of:=[.H280]*-1" office:value-type="float" office:value="0.021787" calcext:value-type="float">
            <text:p>0.021787</text:p>
          </table:table-cell>
          <table:table-cell table:formula="of:=[.M280]*-1" office:value-type="float" office:value="0.089517" calcext:value-type="float">
            <text:p>0.089517</text:p>
          </table:table-cell>
          <table:table-cell table:formula="of:=([.K280])*(2.23435203765647)+(0.035482883974399)" office:value-type="float" office:value="0.0622079686968081" calcext:value-type="float">
            <text:p>0.0622079687</text:p>
          </table:table-cell>
          <table:table-cell table:formula="of:=([.M280])*(0.639359760687662)+(-0.019962373867579)" office:value-type="float" office:value="-0.0771959415650565" calcext:value-type="float">
            <text:p>-0.0771959416</text:p>
          </table:table-cell>
          <table:table-cell table:formula="of:=([.L280])*(1.26097813916405)+(0.272428916854381)" office:value-type="float" office:value="0.283207757987955" calcext:value-type="float">
            <text:p>0.2832077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1]" office:value-type="float" office:value="-0.021746" calcext:value-type="float">
            <text:p>-0.021746</text:p>
          </table:table-cell>
          <table:table-cell table:formula="of:=[Datos_MoCap.B281]" office:value-type="float" office:value="0.067215" calcext:value-type="float">
            <text:p>0.067215</text:p>
          </table:table-cell>
          <table:table-cell table:formula="of:=[Datos_MoCap.C281]" office:value-type="float" office:value="0.21318" calcext:value-type="float">
            <text:p>0.21318</text:p>
          </table:table-cell>
          <table:table-cell table:formula="of:=[Datos_MoCap.D281]" office:value-type="float" office:value="0.011869" calcext:value-type="float">
            <text:p>0.011869</text:p>
          </table:table-cell>
          <table:table-cell table:formula="of:=[Datos_MoCap.F281]" office:value-type="float" office:value="0.008513" calcext:value-type="float">
            <text:p>0.008513</text:p>
          </table:table-cell>
          <table:table-cell table:formula="of:=[Datos_MoCap.E281]" office:value-type="float" office:value="-0.089643" calcext:value-type="float">
            <text:p>-0.089643</text:p>
          </table:table-cell>
          <table:table-cell/>
          <table:table-cell table:formula="of:=([.H281])*(-0.023914362365637)+(-0.0065790614509)" office:value-type="float" office:value="-0.00605901972689686" calcext:value-type="float">
            <text:p>-0.0060590197</text:p>
          </table:table-cell>
          <table:table-cell table:formula="of:=([.J281])*(-0.205408122286256)+(0.109782283331548)" office:value-type="float" office:value="0.065993379822564" calcext:value-type="float">
            <text:p>0.0659933798</text:p>
          </table:table-cell>
          <table:table-cell table:formula="of:=([.I281])*(0.310792688230763)+(-0.016510592847898)" office:value-type="float" office:value="0.00437933769153273" calcext:value-type="float">
            <text:p>0.0043793377</text:p>
          </table:table-cell>
          <table:table-cell table:formula="of:=[.H281]*-1" office:value-type="float" office:value="0.021746" calcext:value-type="float">
            <text:p>0.021746</text:p>
          </table:table-cell>
          <table:table-cell table:formula="of:=[.M281]*-1" office:value-type="float" office:value="0.089643" calcext:value-type="float">
            <text:p>0.089643</text:p>
          </table:table-cell>
          <table:table-cell table:formula="of:=([.K281])*(2.23435203765647)+(0.035482883974399)" office:value-type="float" office:value="0.0620024083093436" calcext:value-type="float">
            <text:p>0.0620024083</text:p>
          </table:table-cell>
          <table:table-cell table:formula="of:=([.M281])*(0.639359760687662)+(-0.019962373867579)" office:value-type="float" office:value="-0.0772765008949031" calcext:value-type="float">
            <text:p>-0.0772765009</text:p>
          </table:table-cell>
          <table:table-cell table:formula="of:=([.L281])*(1.26097813916405)+(0.272428916854381)" office:value-type="float" office:value="0.283163623753085" calcext:value-type="float">
            <text:p>0.28316362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2]" office:value-type="float" office:value="-0.021776" calcext:value-type="float">
            <text:p>-0.021776</text:p>
          </table:table-cell>
          <table:table-cell table:formula="of:=[Datos_MoCap.B282]" office:value-type="float" office:value="0.067216" calcext:value-type="float">
            <text:p>0.067216</text:p>
          </table:table-cell>
          <table:table-cell table:formula="of:=[Datos_MoCap.C282]" office:value-type="float" office:value="0.213162" calcext:value-type="float">
            <text:p>0.213162</text:p>
          </table:table-cell>
          <table:table-cell table:formula="of:=[Datos_MoCap.D282]" office:value-type="float" office:value="0.011884" calcext:value-type="float">
            <text:p>0.011884</text:p>
          </table:table-cell>
          <table:table-cell table:formula="of:=[Datos_MoCap.F282]" office:value-type="float" office:value="0.00849" calcext:value-type="float">
            <text:p>0.00849</text:p>
          </table:table-cell>
          <table:table-cell table:formula="of:=[Datos_MoCap.E282]" office:value-type="float" office:value="-0.089494" calcext:value-type="float">
            <text:p>-0.089494</text:p>
          </table:table-cell>
          <table:table-cell/>
          <table:table-cell table:formula="of:=([.H282])*(-0.023914362365637)+(-0.0065790614509)" office:value-type="float" office:value="-0.00605830229602589" calcext:value-type="float">
            <text:p>-0.0060583023</text:p>
          </table:table-cell>
          <table:table-cell table:formula="of:=([.J282])*(-0.205408122286256)+(0.109782283331548)" office:value-type="float" office:value="0.0659970771687651" calcext:value-type="float">
            <text:p>0.0659970772</text:p>
          </table:table-cell>
          <table:table-cell table:formula="of:=([.I282])*(0.310792688230763)+(-0.016510592847898)" office:value-type="float" office:value="0.00437964848422096" calcext:value-type="float">
            <text:p>0.0043796485</text:p>
          </table:table-cell>
          <table:table-cell table:formula="of:=[.H282]*-1" office:value-type="float" office:value="0.021776" calcext:value-type="float">
            <text:p>0.021776</text:p>
          </table:table-cell>
          <table:table-cell table:formula="of:=[.M282]*-1" office:value-type="float" office:value="0.089494" calcext:value-type="float">
            <text:p>0.089494</text:p>
          </table:table-cell>
          <table:table-cell table:formula="of:=([.K282])*(2.23435203765647)+(0.035482883974399)" office:value-type="float" office:value="0.0620359235899085" calcext:value-type="float">
            <text:p>0.0620359236</text:p>
          </table:table-cell>
          <table:table-cell table:formula="of:=([.M282])*(0.639359760687662)+(-0.019962373867579)" office:value-type="float" office:value="-0.0771812362905606" calcext:value-type="float">
            <text:p>-0.0771812363</text:p>
          </table:table-cell>
          <table:table-cell table:formula="of:=([.L282])*(1.26097813916405)+(0.272428916854381)" office:value-type="float" office:value="0.283134621255884" calcext:value-type="float">
            <text:p>0.28313462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3]" office:value-type="float" office:value="-0.021778" calcext:value-type="float">
            <text:p>-0.021778</text:p>
          </table:table-cell>
          <table:table-cell table:formula="of:=[Datos_MoCap.B283]" office:value-type="float" office:value="0.067209" calcext:value-type="float">
            <text:p>0.067209</text:p>
          </table:table-cell>
          <table:table-cell table:formula="of:=[Datos_MoCap.C283]" office:value-type="float" office:value="0.213157" calcext:value-type="float">
            <text:p>0.213157</text:p>
          </table:table-cell>
          <table:table-cell table:formula="of:=[Datos_MoCap.D283]" office:value-type="float" office:value="0.011908" calcext:value-type="float">
            <text:p>0.011908</text:p>
          </table:table-cell>
          <table:table-cell table:formula="of:=[Datos_MoCap.F283]" office:value-type="float" office:value="0.008517" calcext:value-type="float">
            <text:p>0.008517</text:p>
          </table:table-cell>
          <table:table-cell table:formula="of:=[Datos_MoCap.E283]" office:value-type="float" office:value="-0.089482" calcext:value-type="float">
            <text:p>-0.089482</text:p>
          </table:table-cell>
          <table:table-cell/>
          <table:table-cell table:formula="of:=([.H283])*(-0.023914362365637)+(-0.0065790614509)" office:value-type="float" office:value="-0.00605825446730116" calcext:value-type="float">
            <text:p>-0.0060582545</text:p>
          </table:table-cell>
          <table:table-cell table:formula="of:=([.J283])*(-0.205408122286256)+(0.109782283331548)" office:value-type="float" office:value="0.0659981042093765" calcext:value-type="float">
            <text:p>0.0659981042</text:p>
          </table:table-cell>
          <table:table-cell table:formula="of:=([.I283])*(0.310792688230763)+(-0.016510592847898)" office:value-type="float" office:value="0.00437747293540335" calcext:value-type="float">
            <text:p>0.0043774729</text:p>
          </table:table-cell>
          <table:table-cell table:formula="of:=[.H283]*-1" office:value-type="float" office:value="0.021778" calcext:value-type="float">
            <text:p>0.021778</text:p>
          </table:table-cell>
          <table:table-cell table:formula="of:=[.M283]*-1" office:value-type="float" office:value="0.089482" calcext:value-type="float">
            <text:p>0.089482</text:p>
          </table:table-cell>
          <table:table-cell table:formula="of:=([.K283])*(2.23435203765647)+(0.035482883974399)" office:value-type="float" office:value="0.0620895480388123" calcext:value-type="float">
            <text:p>0.062089548</text:p>
          </table:table-cell>
          <table:table-cell table:formula="of:=([.M283])*(0.639359760687662)+(-0.019962373867579)" office:value-type="float" office:value="-0.0771735639734324" calcext:value-type="float">
            <text:p>-0.077173564</text:p>
          </table:table-cell>
          <table:table-cell table:formula="of:=([.L283])*(1.26097813916405)+(0.272428916854381)" office:value-type="float" office:value="0.283168667665641" calcext:value-type="float">
            <text:p>0.28316866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4]" office:value-type="float" office:value="-0.021778" calcext:value-type="float">
            <text:p>-0.021778</text:p>
          </table:table-cell>
          <table:table-cell table:formula="of:=[Datos_MoCap.B284]" office:value-type="float" office:value="0.067213" calcext:value-type="float">
            <text:p>0.067213</text:p>
          </table:table-cell>
          <table:table-cell table:formula="of:=[Datos_MoCap.C284]" office:value-type="float" office:value="0.213162" calcext:value-type="float">
            <text:p>0.213162</text:p>
          </table:table-cell>
          <table:table-cell table:formula="of:=[Datos_MoCap.D284]" office:value-type="float" office:value="0.011855" calcext:value-type="float">
            <text:p>0.011855</text:p>
          </table:table-cell>
          <table:table-cell table:formula="of:=[Datos_MoCap.F284]" office:value-type="float" office:value="0.008528" calcext:value-type="float">
            <text:p>0.008528</text:p>
          </table:table-cell>
          <table:table-cell table:formula="of:=[Datos_MoCap.E284]" office:value-type="float" office:value="-0.089454" calcext:value-type="float">
            <text:p>-0.089454</text:p>
          </table:table-cell>
          <table:table-cell/>
          <table:table-cell table:formula="of:=([.H284])*(-0.023914362365637)+(-0.0065790614509)" office:value-type="float" office:value="-0.00605825446730116" calcext:value-type="float">
            <text:p>-0.0060582545</text:p>
          </table:table-cell>
          <table:table-cell table:formula="of:=([.J284])*(-0.205408122286256)+(0.109782283331548)" office:value-type="float" office:value="0.0659970771687651" calcext:value-type="float">
            <text:p>0.0659970772</text:p>
          </table:table-cell>
          <table:table-cell table:formula="of:=([.I284])*(0.310792688230763)+(-0.016510592847898)" office:value-type="float" office:value="0.00437871610615627" calcext:value-type="float">
            <text:p>0.0043787161</text:p>
          </table:table-cell>
          <table:table-cell table:formula="of:=[.H284]*-1" office:value-type="float" office:value="0.021778" calcext:value-type="float">
            <text:p>0.021778</text:p>
          </table:table-cell>
          <table:table-cell table:formula="of:=[.M284]*-1" office:value-type="float" office:value="0.089454" calcext:value-type="float">
            <text:p>0.089454</text:p>
          </table:table-cell>
          <table:table-cell table:formula="of:=([.K284])*(2.23435203765647)+(0.035482883974399)" office:value-type="float" office:value="0.0619711273808164" calcext:value-type="float">
            <text:p>0.0619711274</text:p>
          </table:table-cell>
          <table:table-cell table:formula="of:=([.M284])*(0.639359760687662)+(-0.019962373867579)" office:value-type="float" office:value="-0.0771556619001331" calcext:value-type="float">
            <text:p>-0.0771556619</text:p>
          </table:table-cell>
          <table:table-cell table:formula="of:=([.L284])*(1.26097813916405)+(0.272428916854381)" office:value-type="float" office:value="0.283182538425172" calcext:value-type="float">
            <text:p>0.283182538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5]" office:value-type="float" office:value="-0.021785" calcext:value-type="float">
            <text:p>-0.021785</text:p>
          </table:table-cell>
          <table:table-cell table:formula="of:=[Datos_MoCap.B285]" office:value-type="float" office:value="0.067216" calcext:value-type="float">
            <text:p>0.067216</text:p>
          </table:table-cell>
          <table:table-cell table:formula="of:=[Datos_MoCap.C285]" office:value-type="float" office:value="0.213159" calcext:value-type="float">
            <text:p>0.213159</text:p>
          </table:table-cell>
          <table:table-cell table:formula="of:=[Datos_MoCap.D285]" office:value-type="float" office:value="0.011839" calcext:value-type="float">
            <text:p>0.011839</text:p>
          </table:table-cell>
          <table:table-cell table:formula="of:=[Datos_MoCap.F285]" office:value-type="float" office:value="0.008553" calcext:value-type="float">
            <text:p>0.008553</text:p>
          </table:table-cell>
          <table:table-cell table:formula="of:=[Datos_MoCap.E285]" office:value-type="float" office:value="-0.089448" calcext:value-type="float">
            <text:p>-0.089448</text:p>
          </table:table-cell>
          <table:table-cell/>
          <table:table-cell table:formula="of:=([.H285])*(-0.023914362365637)+(-0.0065790614509)" office:value-type="float" office:value="-0.0060580870667646" calcext:value-type="float">
            <text:p>-0.0060580871</text:p>
          </table:table-cell>
          <table:table-cell table:formula="of:=([.J285])*(-0.205408122286256)+(0.109782283331548)" office:value-type="float" office:value="0.065997693393132" calcext:value-type="float">
            <text:p>0.0659976934</text:p>
          </table:table-cell>
          <table:table-cell table:formula="of:=([.I285])*(0.310792688230763)+(-0.016510592847898)" office:value-type="float" office:value="0.00437964848422096" calcext:value-type="float">
            <text:p>0.0043796485</text:p>
          </table:table-cell>
          <table:table-cell table:formula="of:=[.H285]*-1" office:value-type="float" office:value="0.021785" calcext:value-type="float">
            <text:p>0.021785</text:p>
          </table:table-cell>
          <table:table-cell table:formula="of:=[.M285]*-1" office:value-type="float" office:value="0.089448" calcext:value-type="float">
            <text:p>0.089448</text:p>
          </table:table-cell>
          <table:table-cell table:formula="of:=([.K285])*(2.23435203765647)+(0.035482883974399)" office:value-type="float" office:value="0.0619353777482139" calcext:value-type="float">
            <text:p>0.0619353777</text:p>
          </table:table-cell>
          <table:table-cell table:formula="of:=([.M285])*(0.639359760687662)+(-0.019962373867579)" office:value-type="float" office:value="-0.077151825741569" calcext:value-type="float">
            <text:p>-0.0771518257</text:p>
          </table:table-cell>
          <table:table-cell table:formula="of:=([.L285])*(1.26097813916405)+(0.272428916854381)" office:value-type="float" office:value="0.283214062878651" calcext:value-type="float">
            <text:p>0.283214062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6]" office:value-type="float" office:value="-0.021793" calcext:value-type="float">
            <text:p>-0.021793</text:p>
          </table:table-cell>
          <table:table-cell table:formula="of:=[Datos_MoCap.B286]" office:value-type="float" office:value="0.067216" calcext:value-type="float">
            <text:p>0.067216</text:p>
          </table:table-cell>
          <table:table-cell table:formula="of:=[Datos_MoCap.C286]" office:value-type="float" office:value="0.213156" calcext:value-type="float">
            <text:p>0.213156</text:p>
          </table:table-cell>
          <table:table-cell table:formula="of:=[Datos_MoCap.D286]" office:value-type="float" office:value="0.01194" calcext:value-type="float">
            <text:p>0.01194</text:p>
          </table:table-cell>
          <table:table-cell table:formula="of:=[Datos_MoCap.F286]" office:value-type="float" office:value="0.008665" calcext:value-type="float">
            <text:p>0.008665</text:p>
          </table:table-cell>
          <table:table-cell table:formula="of:=[Datos_MoCap.E286]" office:value-type="float" office:value="-0.089417" calcext:value-type="float">
            <text:p>-0.089417</text:p>
          </table:table-cell>
          <table:table-cell/>
          <table:table-cell table:formula="of:=([.H286])*(-0.023914362365637)+(-0.0065790614509)" office:value-type="float" office:value="-0.00605789575186567" calcext:value-type="float">
            <text:p>-0.0060578958</text:p>
          </table:table-cell>
          <table:table-cell table:formula="of:=([.J286])*(-0.205408122286256)+(0.109782283331548)" office:value-type="float" office:value="0.0659983096174988" calcext:value-type="float">
            <text:p>0.0659983096</text:p>
          </table:table-cell>
          <table:table-cell table:formula="of:=([.I286])*(0.310792688230763)+(-0.016510592847898)" office:value-type="float" office:value="0.00437964848422096" calcext:value-type="float">
            <text:p>0.0043796485</text:p>
          </table:table-cell>
          <table:table-cell table:formula="of:=[.H286]*-1" office:value-type="float" office:value="0.021793" calcext:value-type="float">
            <text:p>0.021793</text:p>
          </table:table-cell>
          <table:table-cell table:formula="of:=[.M286]*-1" office:value-type="float" office:value="0.089417" calcext:value-type="float">
            <text:p>0.089417</text:p>
          </table:table-cell>
          <table:table-cell table:formula="of:=([.K286])*(2.23435203765647)+(0.035482883974399)" office:value-type="float" office:value="0.0621610473040173" calcext:value-type="float">
            <text:p>0.0621610473</text:p>
          </table:table-cell>
          <table:table-cell table:formula="of:=([.M286])*(0.639359760687662)+(-0.019962373867579)" office:value-type="float" office:value="-0.0771320055889877" calcext:value-type="float">
            <text:p>-0.0771320056</text:p>
          </table:table-cell>
          <table:table-cell table:formula="of:=([.L286])*(1.26097813916405)+(0.272428916854381)" office:value-type="float" office:value="0.283355292430237" calcext:value-type="float">
            <text:p>0.28335529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7]" office:value-type="float" office:value="-0.02181" calcext:value-type="float">
            <text:p>-0.02181</text:p>
          </table:table-cell>
          <table:table-cell table:formula="of:=[Datos_MoCap.B287]" office:value-type="float" office:value="0.067225" calcext:value-type="float">
            <text:p>0.067225</text:p>
          </table:table-cell>
          <table:table-cell table:formula="of:=[Datos_MoCap.C287]" office:value-type="float" office:value="0.213155" calcext:value-type="float">
            <text:p>0.213155</text:p>
          </table:table-cell>
          <table:table-cell table:formula="of:=[Datos_MoCap.D287]" office:value-type="float" office:value="0.011898" calcext:value-type="float">
            <text:p>0.011898</text:p>
          </table:table-cell>
          <table:table-cell table:formula="of:=[Datos_MoCap.F287]" office:value-type="float" office:value="0.008798" calcext:value-type="float">
            <text:p>0.008798</text:p>
          </table:table-cell>
          <table:table-cell table:formula="of:=[Datos_MoCap.E287]" office:value-type="float" office:value="-0.089412" calcext:value-type="float">
            <text:p>-0.089412</text:p>
          </table:table-cell>
          <table:table-cell/>
          <table:table-cell table:formula="of:=([.H287])*(-0.023914362365637)+(-0.0065790614509)" office:value-type="float" office:value="-0.00605748920770546" calcext:value-type="float">
            <text:p>-0.0060574892</text:p>
          </table:table-cell>
          <table:table-cell table:formula="of:=([.J287])*(-0.205408122286256)+(0.109782283331548)" office:value-type="float" office:value="0.0659985150256211" calcext:value-type="float">
            <text:p>0.065998515</text:p>
          </table:table-cell>
          <table:table-cell table:formula="of:=([.I287])*(0.310792688230763)+(-0.016510592847898)" office:value-type="float" office:value="0.00438244561841504" calcext:value-type="float">
            <text:p>0.0043824456</text:p>
          </table:table-cell>
          <table:table-cell table:formula="of:=[.H287]*-1" office:value-type="float" office:value="0.02181" calcext:value-type="float">
            <text:p>0.02181</text:p>
          </table:table-cell>
          <table:table-cell table:formula="of:=[.M287]*-1" office:value-type="float" office:value="0.089412" calcext:value-type="float">
            <text:p>0.089412</text:p>
          </table:table-cell>
          <table:table-cell table:formula="of:=([.K287])*(2.23435203765647)+(0.035482883974399)" office:value-type="float" office:value="0.0620672045184357" calcext:value-type="float">
            <text:p>0.0620672045</text:p>
          </table:table-cell>
          <table:table-cell table:formula="of:=([.M287])*(0.639359760687662)+(-0.019962373867579)" office:value-type="float" office:value="-0.0771288087901842" calcext:value-type="float">
            <text:p>-0.0771288088</text:p>
          </table:table-cell>
          <table:table-cell table:formula="of:=([.L287])*(1.26097813916405)+(0.272428916854381)" office:value-type="float" office:value="0.283523002522746" calcext:value-type="float">
            <text:p>0.28352300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8]" office:value-type="float" office:value="-0.021827" calcext:value-type="float">
            <text:p>-0.021827</text:p>
          </table:table-cell>
          <table:table-cell table:formula="of:=[Datos_MoCap.B288]" office:value-type="float" office:value="0.067226" calcext:value-type="float">
            <text:p>0.067226</text:p>
          </table:table-cell>
          <table:table-cell table:formula="of:=[Datos_MoCap.C288]" office:value-type="float" office:value="0.213164" calcext:value-type="float">
            <text:p>0.213164</text:p>
          </table:table-cell>
          <table:table-cell table:formula="of:=[Datos_MoCap.D288]" office:value-type="float" office:value="0.011948" calcext:value-type="float">
            <text:p>0.011948</text:p>
          </table:table-cell>
          <table:table-cell table:formula="of:=[Datos_MoCap.F288]" office:value-type="float" office:value="0.008903" calcext:value-type="float">
            <text:p>0.008903</text:p>
          </table:table-cell>
          <table:table-cell table:formula="of:=[Datos_MoCap.E288]" office:value-type="float" office:value="-0.089401" calcext:value-type="float">
            <text:p>-0.089401</text:p>
          </table:table-cell>
          <table:table-cell/>
          <table:table-cell table:formula="of:=([.H288])*(-0.023914362365637)+(-0.0065790614509)" office:value-type="float" office:value="-0.00605708266354524" calcext:value-type="float">
            <text:p>-0.0060570827</text:p>
          </table:table-cell>
          <table:table-cell table:formula="of:=([.J288])*(-0.205408122286256)+(0.109782283331548)" office:value-type="float" office:value="0.0659966663525205" calcext:value-type="float">
            <text:p>0.0659966664</text:p>
          </table:table-cell>
          <table:table-cell table:formula="of:=([.I288])*(0.310792688230763)+(-0.016510592847898)" office:value-type="float" office:value="0.00438275641110327" calcext:value-type="float">
            <text:p>0.0043827564</text:p>
          </table:table-cell>
          <table:table-cell table:formula="of:=[.H288]*-1" office:value-type="float" office:value="0.021827" calcext:value-type="float">
            <text:p>0.021827</text:p>
          </table:table-cell>
          <table:table-cell table:formula="of:=[.M288]*-1" office:value-type="float" office:value="0.089401" calcext:value-type="float">
            <text:p>0.089401</text:p>
          </table:table-cell>
          <table:table-cell table:formula="of:=([.K288])*(2.23435203765647)+(0.035482883974399)" office:value-type="float" office:value="0.0621789221203185" calcext:value-type="float">
            <text:p>0.0621789221</text:p>
          </table:table-cell>
          <table:table-cell table:formula="of:=([.M288])*(0.639359760687662)+(-0.019962373867579)" office:value-type="float" office:value="-0.0771217758328167" calcext:value-type="float">
            <text:p>-0.0771217758</text:p>
          </table:table-cell>
          <table:table-cell table:formula="of:=([.L288])*(1.26097813916405)+(0.272428916854381)" office:value-type="float" office:value="0.283655405227359" calcext:value-type="float">
            <text:p>0.28365540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89]" office:value-type="float" office:value="-0.021864" calcext:value-type="float">
            <text:p>-0.021864</text:p>
          </table:table-cell>
          <table:table-cell table:formula="of:=[Datos_MoCap.B289]" office:value-type="float" office:value="0.067245" calcext:value-type="float">
            <text:p>0.067245</text:p>
          </table:table-cell>
          <table:table-cell table:formula="of:=[Datos_MoCap.C289]" office:value-type="float" office:value="0.213149" calcext:value-type="float">
            <text:p>0.213149</text:p>
          </table:table-cell>
          <table:table-cell table:formula="of:=[Datos_MoCap.D289]" office:value-type="float" office:value="0.012002" calcext:value-type="float">
            <text:p>0.012002</text:p>
          </table:table-cell>
          <table:table-cell table:formula="of:=[Datos_MoCap.F289]" office:value-type="float" office:value="0.009073" calcext:value-type="float">
            <text:p>0.009073</text:p>
          </table:table-cell>
          <table:table-cell table:formula="of:=[Datos_MoCap.E289]" office:value-type="float" office:value="-0.089261" calcext:value-type="float">
            <text:p>-0.089261</text:p>
          </table:table-cell>
          <table:table-cell/>
          <table:table-cell table:formula="of:=([.H289])*(-0.023914362365637)+(-0.0065790614509)" office:value-type="float" office:value="-0.00605619783213771" calcext:value-type="float">
            <text:p>-0.0060561978</text:p>
          </table:table-cell>
          <table:table-cell table:formula="of:=([.J289])*(-0.205408122286256)+(0.109782283331548)" office:value-type="float" office:value="0.0659997474743548" calcext:value-type="float">
            <text:p>0.0659997475</text:p>
          </table:table-cell>
          <table:table-cell table:formula="of:=([.I289])*(0.310792688230763)+(-0.016510592847898)" office:value-type="float" office:value="0.00438866147217966" calcext:value-type="float">
            <text:p>0.0043886615</text:p>
          </table:table-cell>
          <table:table-cell table:formula="of:=[.H289]*-1" office:value-type="float" office:value="0.021864" calcext:value-type="float">
            <text:p>0.021864</text:p>
          </table:table-cell>
          <table:table-cell table:formula="of:=[.M289]*-1" office:value-type="float" office:value="0.089261" calcext:value-type="float">
            <text:p>0.089261</text:p>
          </table:table-cell>
          <table:table-cell table:formula="of:=([.K289])*(2.23435203765647)+(0.035482883974399)" office:value-type="float" office:value="0.062299577130352" calcext:value-type="float">
            <text:p>0.0622995771</text:p>
          </table:table-cell>
          <table:table-cell table:formula="of:=([.M289])*(0.639359760687662)+(-0.019962373867579)" office:value-type="float" office:value="-0.0770322654663204" calcext:value-type="float">
            <text:p>-0.0770322655</text:p>
          </table:table-cell>
          <table:table-cell table:formula="of:=([.L289])*(1.26097813916405)+(0.272428916854381)" office:value-type="float" office:value="0.283869771511016" calcext:value-type="float">
            <text:p>0.28386977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0]" office:value-type="float" office:value="-0.02189" calcext:value-type="float">
            <text:p>-0.02189</text:p>
          </table:table-cell>
          <table:table-cell table:formula="of:=[Datos_MoCap.B290]" office:value-type="float" office:value="0.067267" calcext:value-type="float">
            <text:p>0.067267</text:p>
          </table:table-cell>
          <table:table-cell table:formula="of:=[Datos_MoCap.C290]" office:value-type="float" office:value="0.213154" calcext:value-type="float">
            <text:p>0.213154</text:p>
          </table:table-cell>
          <table:table-cell table:formula="of:=[Datos_MoCap.D290]" office:value-type="float" office:value="0.012052" calcext:value-type="float">
            <text:p>0.012052</text:p>
          </table:table-cell>
          <table:table-cell table:formula="of:=[Datos_MoCap.F290]" office:value-type="float" office:value="0.009278" calcext:value-type="float">
            <text:p>0.009278</text:p>
          </table:table-cell>
          <table:table-cell table:formula="of:=[Datos_MoCap.E290]" office:value-type="float" office:value="-0.089278" calcext:value-type="float">
            <text:p>-0.089278</text:p>
          </table:table-cell>
          <table:table-cell/>
          <table:table-cell table:formula="of:=([.H290])*(-0.023914362365637)+(-0.0065790614509)" office:value-type="float" office:value="-0.00605557605871621" calcext:value-type="float">
            <text:p>-0.0060555761</text:p>
          </table:table-cell>
          <table:table-cell table:formula="of:=([.J290])*(-0.205408122286256)+(0.109782283331548)" office:value-type="float" office:value="0.0659987204337434" calcext:value-type="float">
            <text:p>0.0659987204</text:p>
          </table:table-cell>
          <table:table-cell table:formula="of:=([.I290])*(0.310792688230763)+(-0.016510592847898)" office:value-type="float" office:value="0.00439549891132073" calcext:value-type="float">
            <text:p>0.0043954989</text:p>
          </table:table-cell>
          <table:table-cell table:formula="of:=[.H290]*-1" office:value-type="float" office:value="0.02189" calcext:value-type="float">
            <text:p>0.02189</text:p>
          </table:table-cell>
          <table:table-cell table:formula="of:=[.M290]*-1" office:value-type="float" office:value="0.089278" calcext:value-type="float">
            <text:p>0.089278</text:p>
          </table:table-cell>
          <table:table-cell table:formula="of:=([.K290])*(2.23435203765647)+(0.035482883974399)" office:value-type="float" office:value="0.0624112947322348" calcext:value-type="float">
            <text:p>0.0624112947</text:p>
          </table:table-cell>
          <table:table-cell table:formula="of:=([.M290])*(0.639359760687662)+(-0.019962373867579)" office:value-type="float" office:value="-0.0770431345822521" calcext:value-type="float">
            <text:p>-0.0770431346</text:p>
          </table:table-cell>
          <table:table-cell table:formula="of:=([.L290])*(1.26097813916405)+(0.272428916854381)" office:value-type="float" office:value="0.284128272029545" calcext:value-type="float">
            <text:p>0.2841282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1]" office:value-type="float" office:value="-0.02191" calcext:value-type="float">
            <text:p>-0.02191</text:p>
          </table:table-cell>
          <table:table-cell table:formula="of:=[Datos_MoCap.B291]" office:value-type="float" office:value="0.067275" calcext:value-type="float">
            <text:p>0.067275</text:p>
          </table:table-cell>
          <table:table-cell table:formula="of:=[Datos_MoCap.C291]" office:value-type="float" office:value="0.213156" calcext:value-type="float">
            <text:p>0.213156</text:p>
          </table:table-cell>
          <table:table-cell table:formula="of:=[Datos_MoCap.D291]" office:value-type="float" office:value="0.01206" calcext:value-type="float">
            <text:p>0.01206</text:p>
          </table:table-cell>
          <table:table-cell table:formula="of:=[Datos_MoCap.F291]" office:value-type="float" office:value="0.009393" calcext:value-type="float">
            <text:p>0.009393</text:p>
          </table:table-cell>
          <table:table-cell table:formula="of:=[Datos_MoCap.E291]" office:value-type="float" office:value="-0.089258" calcext:value-type="float">
            <text:p>-0.089258</text:p>
          </table:table-cell>
          <table:table-cell/>
          <table:table-cell table:formula="of:=([.H291])*(-0.023914362365637)+(-0.0065790614509)" office:value-type="float" office:value="-0.00605509777146889" calcext:value-type="float">
            <text:p>-0.0060550978</text:p>
          </table:table-cell>
          <table:table-cell table:formula="of:=([.J291])*(-0.205408122286256)+(0.109782283331548)" office:value-type="float" office:value="0.0659983096174988" calcext:value-type="float">
            <text:p>0.0659983096</text:p>
          </table:table-cell>
          <table:table-cell table:formula="of:=([.I291])*(0.310792688230763)+(-0.016510592847898)" office:value-type="float" office:value="0.00439798525282658" calcext:value-type="float">
            <text:p>0.0043979853</text:p>
          </table:table-cell>
          <table:table-cell table:formula="of:=[.H291]*-1" office:value-type="float" office:value="0.02191" calcext:value-type="float">
            <text:p>0.02191</text:p>
          </table:table-cell>
          <table:table-cell table:formula="of:=[.M291]*-1" office:value-type="float" office:value="0.089258" calcext:value-type="float">
            <text:p>0.089258</text:p>
          </table:table-cell>
          <table:table-cell table:formula="of:=([.K291])*(2.23435203765647)+(0.035482883974399)" office:value-type="float" office:value="0.062429169548536" calcext:value-type="float">
            <text:p>0.0624291695</text:p>
          </table:table-cell>
          <table:table-cell table:formula="of:=([.M291])*(0.639359760687662)+(-0.019962373867579)" office:value-type="float" office:value="-0.0770303473870384" calcext:value-type="float">
            <text:p>-0.0770303474</text:p>
          </table:table-cell>
          <table:table-cell table:formula="of:=([.L291])*(1.26097813916405)+(0.272428916854381)" office:value-type="float" office:value="0.284273284515549" calcext:value-type="float">
            <text:p>0.284273284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2]" office:value-type="float" office:value="-0.021918" calcext:value-type="float">
            <text:p>-0.021918</text:p>
          </table:table-cell>
          <table:table-cell table:formula="of:=[Datos_MoCap.B292]" office:value-type="float" office:value="0.067277" calcext:value-type="float">
            <text:p>0.067277</text:p>
          </table:table-cell>
          <table:table-cell table:formula="of:=[Datos_MoCap.C292]" office:value-type="float" office:value="0.213146" calcext:value-type="float">
            <text:p>0.213146</text:p>
          </table:table-cell>
          <table:table-cell table:formula="of:=[Datos_MoCap.D292]" office:value-type="float" office:value="0.0121" calcext:value-type="float">
            <text:p>0.0121</text:p>
          </table:table-cell>
          <table:table-cell table:formula="of:=[Datos_MoCap.F292]" office:value-type="float" office:value="0.009451" calcext:value-type="float">
            <text:p>0.009451</text:p>
          </table:table-cell>
          <table:table-cell table:formula="of:=[Datos_MoCap.E292]" office:value-type="float" office:value="-0.089219" calcext:value-type="float">
            <text:p>-0.089219</text:p>
          </table:table-cell>
          <table:table-cell/>
          <table:table-cell table:formula="of:=([.H292])*(-0.023914362365637)+(-0.0065790614509)" office:value-type="float" office:value="-0.00605490645656997" calcext:value-type="float">
            <text:p>-0.0060549065</text:p>
          </table:table-cell>
          <table:table-cell table:formula="of:=([.J292])*(-0.205408122286256)+(0.109782283331548)" office:value-type="float" office:value="0.0660003636987217" calcext:value-type="float">
            <text:p>0.0660003637</text:p>
          </table:table-cell>
          <table:table-cell table:formula="of:=([.I292])*(0.310792688230763)+(-0.016510592847898)" office:value-type="float" office:value="0.00439860683820304" calcext:value-type="float">
            <text:p>0.0043986068</text:p>
          </table:table-cell>
          <table:table-cell table:formula="of:=[.H292]*-1" office:value-type="float" office:value="0.021918" calcext:value-type="float">
            <text:p>0.021918</text:p>
          </table:table-cell>
          <table:table-cell table:formula="of:=[.M292]*-1" office:value-type="float" office:value="0.089219" calcext:value-type="float">
            <text:p>0.089219</text:p>
          </table:table-cell>
          <table:table-cell table:formula="of:=([.K292])*(2.23435203765647)+(0.035482883974399)" office:value-type="float" office:value="0.0625185436300423" calcext:value-type="float">
            <text:p>0.0625185436</text:p>
          </table:table-cell>
          <table:table-cell table:formula="of:=([.M292])*(0.639359760687662)+(-0.019962373867579)" office:value-type="float" office:value="-0.0770054123563715" calcext:value-type="float">
            <text:p>-0.0770054124</text:p>
          </table:table-cell>
          <table:table-cell table:formula="of:=([.L292])*(1.26097813916405)+(0.272428916854381)" office:value-type="float" office:value="0.28434642124762" calcext:value-type="float">
            <text:p>0.28434642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3]" office:value-type="float" office:value="-0.021928" calcext:value-type="float">
            <text:p>-0.021928</text:p>
          </table:table-cell>
          <table:table-cell table:formula="of:=[Datos_MoCap.B293]" office:value-type="float" office:value="0.067291" calcext:value-type="float">
            <text:p>0.067291</text:p>
          </table:table-cell>
          <table:table-cell table:formula="of:=[Datos_MoCap.C293]" office:value-type="float" office:value="0.213151" calcext:value-type="float">
            <text:p>0.213151</text:p>
          </table:table-cell>
          <table:table-cell table:formula="of:=[Datos_MoCap.D293]" office:value-type="float" office:value="0.012102" calcext:value-type="float">
            <text:p>0.012102</text:p>
          </table:table-cell>
          <table:table-cell table:formula="of:=[Datos_MoCap.F293]" office:value-type="float" office:value="0.00954" calcext:value-type="float">
            <text:p>0.00954</text:p>
          </table:table-cell>
          <table:table-cell table:formula="of:=[Datos_MoCap.E293]" office:value-type="float" office:value="-0.089211" calcext:value-type="float">
            <text:p>-0.089211</text:p>
          </table:table-cell>
          <table:table-cell/>
          <table:table-cell table:formula="of:=([.H293])*(-0.023914362365637)+(-0.0065790614509)" office:value-type="float" office:value="-0.00605466731294631" calcext:value-type="float">
            <text:p>-0.0060546673</text:p>
          </table:table-cell>
          <table:table-cell table:formula="of:=([.J293])*(-0.205408122286256)+(0.109782283331548)" office:value-type="float" office:value="0.0659993366581103" calcext:value-type="float">
            <text:p>0.0659993367</text:p>
          </table:table-cell>
          <table:table-cell table:formula="of:=([.I293])*(0.310792688230763)+(-0.016510592847898)" office:value-type="float" office:value="0.00440295793583827" calcext:value-type="float">
            <text:p>0.0044029579</text:p>
          </table:table-cell>
          <table:table-cell table:formula="of:=[.H293]*-1" office:value-type="float" office:value="0.021928" calcext:value-type="float">
            <text:p>0.021928</text:p>
          </table:table-cell>
          <table:table-cell table:formula="of:=[.M293]*-1" office:value-type="float" office:value="0.089211" calcext:value-type="float">
            <text:p>0.089211</text:p>
          </table:table-cell>
          <table:table-cell table:formula="of:=([.K293])*(2.23435203765647)+(0.035482883974399)" office:value-type="float" office:value="0.0625230123341176" calcext:value-type="float">
            <text:p>0.0625230123</text:p>
          </table:table-cell>
          <table:table-cell table:formula="of:=([.M293])*(0.639359760687662)+(-0.019962373867579)" office:value-type="float" office:value="-0.077000297478286" calcext:value-type="float">
            <text:p>-0.0770002975</text:p>
          </table:table-cell>
          <table:table-cell table:formula="of:=([.L293])*(1.26097813916405)+(0.272428916854381)" office:value-type="float" office:value="0.284458648302006" calcext:value-type="float">
            <text:p>0.28445864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4]" office:value-type="float" office:value="-0.021929" calcext:value-type="float">
            <text:p>-0.021929</text:p>
          </table:table-cell>
          <table:table-cell table:formula="of:=[Datos_MoCap.B294]" office:value-type="float" office:value="0.06729" calcext:value-type="float">
            <text:p>0.06729</text:p>
          </table:table-cell>
          <table:table-cell table:formula="of:=[Datos_MoCap.C294]" office:value-type="float" office:value="0.213144" calcext:value-type="float">
            <text:p>0.213144</text:p>
          </table:table-cell>
          <table:table-cell table:formula="of:=[Datos_MoCap.D294]" office:value-type="float" office:value="0.012011" calcext:value-type="float">
            <text:p>0.012011</text:p>
          </table:table-cell>
          <table:table-cell table:formula="of:=[Datos_MoCap.F294]" office:value-type="float" office:value="0.009583" calcext:value-type="float">
            <text:p>0.009583</text:p>
          </table:table-cell>
          <table:table-cell table:formula="of:=[Datos_MoCap.E294]" office:value-type="float" office:value="-0.089209" calcext:value-type="float">
            <text:p>-0.089209</text:p>
          </table:table-cell>
          <table:table-cell/>
          <table:table-cell table:formula="of:=([.H294])*(-0.023914362365637)+(-0.0065790614509)" office:value-type="float" office:value="-0.00605464339858395" calcext:value-type="float">
            <text:p>-0.0060546434</text:p>
          </table:table-cell>
          <table:table-cell table:formula="of:=([.J294])*(-0.205408122286256)+(0.109782283331548)" office:value-type="float" office:value="0.0660007745149663" calcext:value-type="float">
            <text:p>0.0660007745</text:p>
          </table:table-cell>
          <table:table-cell table:formula="of:=([.I294])*(0.310792688230763)+(-0.016510592847898)" office:value-type="float" office:value="0.00440264714315004" calcext:value-type="float">
            <text:p>0.0044026471</text:p>
          </table:table-cell>
          <table:table-cell table:formula="of:=[.H294]*-1" office:value-type="float" office:value="0.021929" calcext:value-type="float">
            <text:p>0.021929</text:p>
          </table:table-cell>
          <table:table-cell table:formula="of:=[.M294]*-1" office:value-type="float" office:value="0.089209" calcext:value-type="float">
            <text:p>0.089209</text:p>
          </table:table-cell>
          <table:table-cell table:formula="of:=([.K294])*(2.23435203765647)+(0.035482883974399)" office:value-type="float" office:value="0.0623196862986909" calcext:value-type="float">
            <text:p>0.0623196863</text:p>
          </table:table-cell>
          <table:table-cell table:formula="of:=([.M294])*(0.639359760687662)+(-0.019962373867579)" office:value-type="float" office:value="-0.0769990187587646" calcext:value-type="float">
            <text:p>-0.0769990188</text:p>
          </table:table-cell>
          <table:table-cell table:formula="of:=([.L294])*(1.26097813916405)+(0.272428916854381)" office:value-type="float" office:value="0.28451287036199" calcext:value-type="float">
            <text:p>0.28451287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5]" office:value-type="float" office:value="-0.021929" calcext:value-type="float">
            <text:p>-0.021929</text:p>
          </table:table-cell>
          <table:table-cell table:formula="of:=[Datos_MoCap.B295]" office:value-type="float" office:value="0.067281" calcext:value-type="float">
            <text:p>0.067281</text:p>
          </table:table-cell>
          <table:table-cell table:formula="of:=[Datos_MoCap.C295]" office:value-type="float" office:value="0.213141" calcext:value-type="float">
            <text:p>0.213141</text:p>
          </table:table-cell>
          <table:table-cell table:formula="of:=[Datos_MoCap.D295]" office:value-type="float" office:value="0.012012" calcext:value-type="float">
            <text:p>0.012012</text:p>
          </table:table-cell>
          <table:table-cell table:formula="of:=[Datos_MoCap.F295]" office:value-type="float" office:value="0.009567" calcext:value-type="float">
            <text:p>0.009567</text:p>
          </table:table-cell>
          <table:table-cell table:formula="of:=[Datos_MoCap.E295]" office:value-type="float" office:value="-0.089205" calcext:value-type="float">
            <text:p>-0.089205</text:p>
          </table:table-cell>
          <table:table-cell/>
          <table:table-cell table:formula="of:=([.H295])*(-0.023914362365637)+(-0.0065790614509)" office:value-type="float" office:value="-0.00605464339858395" calcext:value-type="float">
            <text:p>-0.0060546434</text:p>
          </table:table-cell>
          <table:table-cell table:formula="of:=([.J295])*(-0.205408122286256)+(0.109782283331548)" office:value-type="float" office:value="0.0660013907393331" calcext:value-type="float">
            <text:p>0.0660013907</text:p>
          </table:table-cell>
          <table:table-cell table:formula="of:=([.I295])*(0.310792688230763)+(-0.016510592847898)" office:value-type="float" office:value="0.00439985000895596" calcext:value-type="float">
            <text:p>0.00439985</text:p>
          </table:table-cell>
          <table:table-cell table:formula="of:=[.H295]*-1" office:value-type="float" office:value="0.021929" calcext:value-type="float">
            <text:p>0.021929</text:p>
          </table:table-cell>
          <table:table-cell table:formula="of:=[.M295]*-1" office:value-type="float" office:value="0.089205" calcext:value-type="float">
            <text:p>0.089205</text:p>
          </table:table-cell>
          <table:table-cell table:formula="of:=([.K295])*(2.23435203765647)+(0.035482883974399)" office:value-type="float" office:value="0.0623219206507285" calcext:value-type="float">
            <text:p>0.0623219207</text:p>
          </table:table-cell>
          <table:table-cell table:formula="of:=([.M295])*(0.639359760687662)+(-0.019962373867579)" office:value-type="float" office:value="-0.0769964613197219" calcext:value-type="float">
            <text:p>-0.0769964613</text:p>
          </table:table-cell>
          <table:table-cell table:formula="of:=([.L295])*(1.26097813916405)+(0.272428916854381)" office:value-type="float" office:value="0.284492694711763" calcext:value-type="float">
            <text:p>0.28449269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6]" office:value-type="float" office:value="-0.021936" calcext:value-type="float">
            <text:p>-0.021936</text:p>
          </table:table-cell>
          <table:table-cell table:formula="of:=[Datos_MoCap.B296]" office:value-type="float" office:value="0.067291" calcext:value-type="float">
            <text:p>0.067291</text:p>
          </table:table-cell>
          <table:table-cell table:formula="of:=[Datos_MoCap.C296]" office:value-type="float" office:value="0.213146" calcext:value-type="float">
            <text:p>0.213146</text:p>
          </table:table-cell>
          <table:table-cell table:formula="of:=[Datos_MoCap.D296]" office:value-type="float" office:value="0.012058" calcext:value-type="float">
            <text:p>0.012058</text:p>
          </table:table-cell>
          <table:table-cell table:formula="of:=[Datos_MoCap.F296]" office:value-type="float" office:value="0.009543" calcext:value-type="float">
            <text:p>0.009543</text:p>
          </table:table-cell>
          <table:table-cell table:formula="of:=[Datos_MoCap.E296]" office:value-type="float" office:value="-0.089177" calcext:value-type="float">
            <text:p>-0.089177</text:p>
          </table:table-cell>
          <table:table-cell/>
          <table:table-cell table:formula="of:=([.H296])*(-0.023914362365637)+(-0.0065790614509)" office:value-type="float" office:value="-0.00605447599804739" calcext:value-type="float">
            <text:p>-0.006054476</text:p>
          </table:table-cell>
          <table:table-cell table:formula="of:=([.J296])*(-0.205408122286256)+(0.109782283331548)" office:value-type="float" office:value="0.0660003636987217" calcext:value-type="float">
            <text:p>0.0660003637</text:p>
          </table:table-cell>
          <table:table-cell table:formula="of:=([.I296])*(0.310792688230763)+(-0.016510592847898)" office:value-type="float" office:value="0.00440295793583827" calcext:value-type="float">
            <text:p>0.0044029579</text:p>
          </table:table-cell>
          <table:table-cell table:formula="of:=[.H296]*-1" office:value-type="float" office:value="0.021936" calcext:value-type="float">
            <text:p>0.021936</text:p>
          </table:table-cell>
          <table:table-cell table:formula="of:=[.M296]*-1" office:value-type="float" office:value="0.089177" calcext:value-type="float">
            <text:p>0.089177</text:p>
          </table:table-cell>
          <table:table-cell table:formula="of:=([.K296])*(2.23435203765647)+(0.035482883974399)" office:value-type="float" office:value="0.0624247008444607" calcext:value-type="float">
            <text:p>0.0624247008</text:p>
          </table:table-cell>
          <table:table-cell table:formula="of:=([.M296])*(0.639359760687662)+(-0.019962373867579)" office:value-type="float" office:value="-0.0769785592464226" calcext:value-type="float">
            <text:p>-0.0769785592</text:p>
          </table:table-cell>
          <table:table-cell table:formula="of:=([.L296])*(1.26097813916405)+(0.272428916854381)" office:value-type="float" office:value="0.284462431236424" calcext:value-type="float">
            <text:p>0.28446243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7]" office:value-type="float" office:value="-0.021943" calcext:value-type="float">
            <text:p>-0.021943</text:p>
          </table:table-cell>
          <table:table-cell table:formula="of:=[Datos_MoCap.B297]" office:value-type="float" office:value="0.067281" calcext:value-type="float">
            <text:p>0.067281</text:p>
          </table:table-cell>
          <table:table-cell table:formula="of:=[Datos_MoCap.C297]" office:value-type="float" office:value="0.21314" calcext:value-type="float">
            <text:p>0.21314</text:p>
          </table:table-cell>
          <table:table-cell table:formula="of:=[Datos_MoCap.D297]" office:value-type="float" office:value="0.012024" calcext:value-type="float">
            <text:p>0.012024</text:p>
          </table:table-cell>
          <table:table-cell table:formula="of:=[Datos_MoCap.F297]" office:value-type="float" office:value="0.00956" calcext:value-type="float">
            <text:p>0.00956</text:p>
          </table:table-cell>
          <table:table-cell table:formula="of:=[Datos_MoCap.E297]" office:value-type="float" office:value="-0.089183" calcext:value-type="float">
            <text:p>-0.089183</text:p>
          </table:table-cell>
          <table:table-cell/>
          <table:table-cell table:formula="of:=([.H297])*(-0.023914362365637)+(-0.0065790614509)" office:value-type="float" office:value="-0.00605430859751083" calcext:value-type="float">
            <text:p>-0.0060543086</text:p>
          </table:table-cell>
          <table:table-cell table:formula="of:=([.J297])*(-0.205408122286256)+(0.109782283331548)" office:value-type="float" office:value="0.0660015961474554" calcext:value-type="float">
            <text:p>0.0660015961</text:p>
          </table:table-cell>
          <table:table-cell table:formula="of:=([.I297])*(0.310792688230763)+(-0.016510592847898)" office:value-type="float" office:value="0.00439985000895596" calcext:value-type="float">
            <text:p>0.00439985</text:p>
          </table:table-cell>
          <table:table-cell table:formula="of:=[.H297]*-1" office:value-type="float" office:value="0.021943" calcext:value-type="float">
            <text:p>0.021943</text:p>
          </table:table-cell>
          <table:table-cell table:formula="of:=[.M297]*-1" office:value-type="float" office:value="0.089183" calcext:value-type="float">
            <text:p>0.089183</text:p>
          </table:table-cell>
          <table:table-cell table:formula="of:=([.K297])*(2.23435203765647)+(0.035482883974399)" office:value-type="float" office:value="0.0623487328751804" calcext:value-type="float">
            <text:p>0.0623487329</text:p>
          </table:table-cell>
          <table:table-cell table:formula="of:=([.M297])*(0.639359760687662)+(-0.019962373867579)" office:value-type="float" office:value="-0.0769823954049868" calcext:value-type="float">
            <text:p>-0.0769823954</text:p>
          </table:table-cell>
          <table:table-cell table:formula="of:=([.L297])*(1.26097813916405)+(0.272428916854381)" office:value-type="float" office:value="0.284483867864789" calcext:value-type="float">
            <text:p>0.28448386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8]" office:value-type="float" office:value="-0.021944" calcext:value-type="float">
            <text:p>-0.021944</text:p>
          </table:table-cell>
          <table:table-cell table:formula="of:=[Datos_MoCap.B298]" office:value-type="float" office:value="0.067274" calcext:value-type="float">
            <text:p>0.067274</text:p>
          </table:table-cell>
          <table:table-cell table:formula="of:=[Datos_MoCap.C298]" office:value-type="float" office:value="0.213137" calcext:value-type="float">
            <text:p>0.213137</text:p>
          </table:table-cell>
          <table:table-cell table:formula="of:=[Datos_MoCap.D298]" office:value-type="float" office:value="0.011994" calcext:value-type="float">
            <text:p>0.011994</text:p>
          </table:table-cell>
          <table:table-cell table:formula="of:=[Datos_MoCap.F298]" office:value-type="float" office:value="0.009583" calcext:value-type="float">
            <text:p>0.009583</text:p>
          </table:table-cell>
          <table:table-cell table:formula="of:=[Datos_MoCap.E298]" office:value-type="float" office:value="-0.089178" calcext:value-type="float">
            <text:p>-0.089178</text:p>
          </table:table-cell>
          <table:table-cell/>
          <table:table-cell table:formula="of:=([.H298])*(-0.023914362365637)+(-0.0065790614509)" office:value-type="float" office:value="-0.00605428468314846" calcext:value-type="float">
            <text:p>-0.0060542847</text:p>
          </table:table-cell>
          <table:table-cell table:formula="of:=([.J298])*(-0.205408122286256)+(0.109782283331548)" office:value-type="float" office:value="0.0660022123718223" calcext:value-type="float">
            <text:p>0.0660022124</text:p>
          </table:table-cell>
          <table:table-cell table:formula="of:=([.I298])*(0.310792688230763)+(-0.016510592847898)" office:value-type="float" office:value="0.00439767446013835" calcext:value-type="float">
            <text:p>0.0043976745</text:p>
          </table:table-cell>
          <table:table-cell table:formula="of:=[.H298]*-1" office:value-type="float" office:value="0.021944" calcext:value-type="float">
            <text:p>0.021944</text:p>
          </table:table-cell>
          <table:table-cell table:formula="of:=[.M298]*-1" office:value-type="float" office:value="0.089178" calcext:value-type="float">
            <text:p>0.089178</text:p>
          </table:table-cell>
          <table:table-cell table:formula="of:=([.K298])*(2.23435203765647)+(0.035482883974399)" office:value-type="float" office:value="0.0622817023140507" calcext:value-type="float">
            <text:p>0.0622817023</text:p>
          </table:table-cell>
          <table:table-cell table:formula="of:=([.M298])*(0.639359760687662)+(-0.019962373867579)" office:value-type="float" office:value="-0.0769791986061833" calcext:value-type="float">
            <text:p>-0.0769791986</text:p>
          </table:table-cell>
          <table:table-cell table:formula="of:=([.L298])*(1.26097813916405)+(0.272428916854381)" office:value-type="float" office:value="0.28451287036199" calcext:value-type="float">
            <text:p>0.284512870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299]" office:value-type="float" office:value="-0.021941" calcext:value-type="float">
            <text:p>-0.021941</text:p>
          </table:table-cell>
          <table:table-cell table:formula="of:=[Datos_MoCap.B299]" office:value-type="float" office:value="0.067279" calcext:value-type="float">
            <text:p>0.067279</text:p>
          </table:table-cell>
          <table:table-cell table:formula="of:=[Datos_MoCap.C299]" office:value-type="float" office:value="0.213136" calcext:value-type="float">
            <text:p>0.213136</text:p>
          </table:table-cell>
          <table:table-cell table:formula="of:=[Datos_MoCap.D299]" office:value-type="float" office:value="0.011984" calcext:value-type="float">
            <text:p>0.011984</text:p>
          </table:table-cell>
          <table:table-cell table:formula="of:=[Datos_MoCap.F299]" office:value-type="float" office:value="0.009569" calcext:value-type="float">
            <text:p>0.009569</text:p>
          </table:table-cell>
          <table:table-cell table:formula="of:=[Datos_MoCap.E299]" office:value-type="float" office:value="-0.089154" calcext:value-type="float">
            <text:p>-0.089154</text:p>
          </table:table-cell>
          <table:table-cell/>
          <table:table-cell table:formula="of:=([.H299])*(-0.023914362365637)+(-0.0065790614509)" office:value-type="float" office:value="-0.00605435642623556" calcext:value-type="float">
            <text:p>-0.0060543564</text:p>
          </table:table-cell>
          <table:table-cell table:formula="of:=([.J299])*(-0.205408122286256)+(0.109782283331548)" office:value-type="float" office:value="0.0660024177799445" calcext:value-type="float">
            <text:p>0.0660024178</text:p>
          </table:table-cell>
          <table:table-cell table:formula="of:=([.I299])*(0.310792688230763)+(-0.016510592847898)" office:value-type="float" office:value="0.0043992284235795" calcext:value-type="float">
            <text:p>0.0043992284</text:p>
          </table:table-cell>
          <table:table-cell table:formula="of:=[.H299]*-1" office:value-type="float" office:value="0.021941" calcext:value-type="float">
            <text:p>0.021941</text:p>
          </table:table-cell>
          <table:table-cell table:formula="of:=[.M299]*-1" office:value-type="float" office:value="0.089154" calcext:value-type="float">
            <text:p>0.089154</text:p>
          </table:table-cell>
          <table:table-cell table:formula="of:=([.K299])*(2.23435203765647)+(0.035482883974399)" office:value-type="float" office:value="0.0622593587936741" calcext:value-type="float">
            <text:p>0.0622593588</text:p>
          </table:table-cell>
          <table:table-cell table:formula="of:=([.M299])*(0.639359760687662)+(-0.019962373867579)" office:value-type="float" office:value="-0.0769638539719268" calcext:value-type="float">
            <text:p>-0.076963854</text:p>
          </table:table-cell>
          <table:table-cell table:formula="of:=([.L299])*(1.26097813916405)+(0.272428916854381)" office:value-type="float" office:value="0.284495216668042" calcext:value-type="float">
            <text:p>0.28449521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0]" office:value-type="float" office:value="-0.021932" calcext:value-type="float">
            <text:p>-0.021932</text:p>
          </table:table-cell>
          <table:table-cell table:formula="of:=[Datos_MoCap.B300]" office:value-type="float" office:value="0.067273" calcext:value-type="float">
            <text:p>0.067273</text:p>
          </table:table-cell>
          <table:table-cell table:formula="of:=[Datos_MoCap.C300]" office:value-type="float" office:value="0.213136" calcext:value-type="float">
            <text:p>0.213136</text:p>
          </table:table-cell>
          <table:table-cell table:formula="of:=[Datos_MoCap.D300]" office:value-type="float" office:value="0.011994" calcext:value-type="float">
            <text:p>0.011994</text:p>
          </table:table-cell>
          <table:table-cell table:formula="of:=[Datos_MoCap.F300]" office:value-type="float" office:value="0.009599" calcext:value-type="float">
            <text:p>0.009599</text:p>
          </table:table-cell>
          <table:table-cell table:formula="of:=[Datos_MoCap.E300]" office:value-type="float" office:value="-0.089145" calcext:value-type="float">
            <text:p>-0.089145</text:p>
          </table:table-cell>
          <table:table-cell/>
          <table:table-cell table:formula="of:=([.H300])*(-0.023914362365637)+(-0.0065790614509)" office:value-type="float" office:value="-0.00605457165549685" calcext:value-type="float">
            <text:p>-0.0060545717</text:p>
          </table:table-cell>
          <table:table-cell table:formula="of:=([.J300])*(-0.205408122286256)+(0.109782283331548)" office:value-type="float" office:value="0.0660024177799445" calcext:value-type="float">
            <text:p>0.0660024178</text:p>
          </table:table-cell>
          <table:table-cell table:formula="of:=([.I300])*(0.310792688230763)+(-0.016510592847898)" office:value-type="float" office:value="0.00439736366745012" calcext:value-type="float">
            <text:p>0.0043973637</text:p>
          </table:table-cell>
          <table:table-cell table:formula="of:=[.H300]*-1" office:value-type="float" office:value="0.021932" calcext:value-type="float">
            <text:p>0.021932</text:p>
          </table:table-cell>
          <table:table-cell table:formula="of:=[.M300]*-1" office:value-type="float" office:value="0.089145" calcext:value-type="float">
            <text:p>0.089145</text:p>
          </table:table-cell>
          <table:table-cell table:formula="of:=([.K300])*(2.23435203765647)+(0.035482883974399)" office:value-type="float" office:value="0.0622817023140507" calcext:value-type="float">
            <text:p>0.0622817023</text:p>
          </table:table-cell>
          <table:table-cell table:formula="of:=([.M300])*(0.639359760687662)+(-0.019962373867579)" office:value-type="float" office:value="-0.0769580997340806" calcext:value-type="float">
            <text:p>-0.0769580997</text:p>
          </table:table-cell>
          <table:table-cell table:formula="of:=([.L300])*(1.26097813916405)+(0.272428916854381)" office:value-type="float" office:value="0.284533046012217" calcext:value-type="float">
            <text:p>0.2845330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1]" office:value-type="float" office:value="-0.021927" calcext:value-type="float">
            <text:p>-0.021927</text:p>
          </table:table-cell>
          <table:table-cell table:formula="of:=[Datos_MoCap.B301]" office:value-type="float" office:value="0.067279" calcext:value-type="float">
            <text:p>0.067279</text:p>
          </table:table-cell>
          <table:table-cell table:formula="of:=[Datos_MoCap.C301]" office:value-type="float" office:value="0.213134" calcext:value-type="float">
            <text:p>0.213134</text:p>
          </table:table-cell>
          <table:table-cell table:formula="of:=[Datos_MoCap.D301]" office:value-type="float" office:value="0.012004" calcext:value-type="float">
            <text:p>0.012004</text:p>
          </table:table-cell>
          <table:table-cell table:formula="of:=[Datos_MoCap.F301]" office:value-type="float" office:value="0.009525" calcext:value-type="float">
            <text:p>0.009525</text:p>
          </table:table-cell>
          <table:table-cell table:formula="of:=[Datos_MoCap.E301]" office:value-type="float" office:value="-0.089173" calcext:value-type="float">
            <text:p>-0.089173</text:p>
          </table:table-cell>
          <table:table-cell/>
          <table:table-cell table:formula="of:=([.H301])*(-0.023914362365637)+(-0.0065790614509)" office:value-type="float" office:value="-0.00605469122730868" calcext:value-type="float">
            <text:p>-0.0060546912</text:p>
          </table:table-cell>
          <table:table-cell table:formula="of:=([.J301])*(-0.205408122286256)+(0.109782283331548)" office:value-type="float" office:value="0.0660028285961891" calcext:value-type="float">
            <text:p>0.0660028286</text:p>
          </table:table-cell>
          <table:table-cell table:formula="of:=([.I301])*(0.310792688230763)+(-0.016510592847898)" office:value-type="float" office:value="0.0043992284235795" calcext:value-type="float">
            <text:p>0.0043992284</text:p>
          </table:table-cell>
          <table:table-cell table:formula="of:=[.H301]*-1" office:value-type="float" office:value="0.021927" calcext:value-type="float">
            <text:p>0.021927</text:p>
          </table:table-cell>
          <table:table-cell table:formula="of:=[.M301]*-1" office:value-type="float" office:value="0.089173" calcext:value-type="float">
            <text:p>0.089173</text:p>
          </table:table-cell>
          <table:table-cell table:formula="of:=([.K301])*(2.23435203765647)+(0.035482883974399)" office:value-type="float" office:value="0.0623040458344273" calcext:value-type="float">
            <text:p>0.0623040458</text:p>
          </table:table-cell>
          <table:table-cell table:formula="of:=([.M301])*(0.639359760687662)+(-0.019962373867579)" office:value-type="float" office:value="-0.0769760018073799" calcext:value-type="float">
            <text:p>-0.0769760018</text:p>
          </table:table-cell>
          <table:table-cell table:formula="of:=([.L301])*(1.26097813916405)+(0.272428916854381)" office:value-type="float" office:value="0.284439733629919" calcext:value-type="float">
            <text:p>0.28443973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2]" office:value-type="float" office:value="-0.021918" calcext:value-type="float">
            <text:p>-0.021918</text:p>
          </table:table-cell>
          <table:table-cell table:formula="of:=[Datos_MoCap.B302]" office:value-type="float" office:value="0.067265" calcext:value-type="float">
            <text:p>0.067265</text:p>
          </table:table-cell>
          <table:table-cell table:formula="of:=[Datos_MoCap.C302]" office:value-type="float" office:value="0.213131" calcext:value-type="float">
            <text:p>0.213131</text:p>
          </table:table-cell>
          <table:table-cell table:formula="of:=[Datos_MoCap.D302]" office:value-type="float" office:value="0.011931" calcext:value-type="float">
            <text:p>0.011931</text:p>
          </table:table-cell>
          <table:table-cell table:formula="of:=[Datos_MoCap.F302]" office:value-type="float" office:value="0.009487" calcext:value-type="float">
            <text:p>0.009487</text:p>
          </table:table-cell>
          <table:table-cell table:formula="of:=[Datos_MoCap.E302]" office:value-type="float" office:value="-0.089179" calcext:value-type="float">
            <text:p>-0.089179</text:p>
          </table:table-cell>
          <table:table-cell/>
          <table:table-cell table:formula="of:=([.H302])*(-0.023914362365637)+(-0.0065790614509)" office:value-type="float" office:value="-0.00605490645656997" calcext:value-type="float">
            <text:p>-0.0060549065</text:p>
          </table:table-cell>
          <table:table-cell table:formula="of:=([.J302])*(-0.205408122286256)+(0.109782283331548)" office:value-type="float" office:value="0.066003444820556" calcext:value-type="float">
            <text:p>0.0660034448</text:p>
          </table:table-cell>
          <table:table-cell table:formula="of:=([.I302])*(0.310792688230763)+(-0.016510592847898)" office:value-type="float" office:value="0.00439487732594427" calcext:value-type="float">
            <text:p>0.0043948773</text:p>
          </table:table-cell>
          <table:table-cell table:formula="of:=[.H302]*-1" office:value-type="float" office:value="0.021918" calcext:value-type="float">
            <text:p>0.021918</text:p>
          </table:table-cell>
          <table:table-cell table:formula="of:=[.M302]*-1" office:value-type="float" office:value="0.089179" calcext:value-type="float">
            <text:p>0.089179</text:p>
          </table:table-cell>
          <table:table-cell table:formula="of:=([.K302])*(2.23435203765647)+(0.035482883974399)" office:value-type="float" office:value="0.0621409381356783" calcext:value-type="float">
            <text:p>0.0621409381</text:p>
          </table:table-cell>
          <table:table-cell table:formula="of:=([.M302])*(0.639359760687662)+(-0.019962373867579)" office:value-type="float" office:value="-0.076979837965944" calcext:value-type="float">
            <text:p>-0.076979838</text:p>
          </table:table-cell>
          <table:table-cell table:formula="of:=([.L302])*(1.26097813916405)+(0.272428916854381)" office:value-type="float" office:value="0.28439181646063" calcext:value-type="float">
            <text:p>0.284391816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3]" office:value-type="float" office:value="-0.021921" calcext:value-type="float">
            <text:p>-0.021921</text:p>
          </table:table-cell>
          <table:table-cell table:formula="of:=[Datos_MoCap.B303]" office:value-type="float" office:value="0.067273" calcext:value-type="float">
            <text:p>0.067273</text:p>
          </table:table-cell>
          <table:table-cell table:formula="of:=[Datos_MoCap.C303]" office:value-type="float" office:value="0.213131" calcext:value-type="float">
            <text:p>0.213131</text:p>
          </table:table-cell>
          <table:table-cell table:formula="of:=[Datos_MoCap.D303]" office:value-type="float" office:value="0.011916" calcext:value-type="float">
            <text:p>0.011916</text:p>
          </table:table-cell>
          <table:table-cell table:formula="of:=[Datos_MoCap.F303]" office:value-type="float" office:value="0.009516" calcext:value-type="float">
            <text:p>0.009516</text:p>
          </table:table-cell>
          <table:table-cell table:formula="of:=[Datos_MoCap.E303]" office:value-type="float" office:value="-0.089186" calcext:value-type="float">
            <text:p>-0.089186</text:p>
          </table:table-cell>
          <table:table-cell/>
          <table:table-cell table:formula="of:=([.H303])*(-0.023914362365637)+(-0.0065790614509)" office:value-type="float" office:value="-0.00605483471348287" calcext:value-type="float">
            <text:p>-0.0060548347</text:p>
          </table:table-cell>
          <table:table-cell table:formula="of:=([.J303])*(-0.205408122286256)+(0.109782283331548)" office:value-type="float" office:value="0.066003444820556" calcext:value-type="float">
            <text:p>0.0660034448</text:p>
          </table:table-cell>
          <table:table-cell table:formula="of:=([.I303])*(0.310792688230763)+(-0.016510592847898)" office:value-type="float" office:value="0.00439736366745012" calcext:value-type="float">
            <text:p>0.0043973637</text:p>
          </table:table-cell>
          <table:table-cell table:formula="of:=[.H303]*-1" office:value-type="float" office:value="0.021921" calcext:value-type="float">
            <text:p>0.021921</text:p>
          </table:table-cell>
          <table:table-cell table:formula="of:=[.M303]*-1" office:value-type="float" office:value="0.089186" calcext:value-type="float">
            <text:p>0.089186</text:p>
          </table:table-cell>
          <table:table-cell table:formula="of:=([.K303])*(2.23435203765647)+(0.035482883974399)" office:value-type="float" office:value="0.0621074228551135" calcext:value-type="float">
            <text:p>0.0621074229</text:p>
          </table:table-cell>
          <table:table-cell table:formula="of:=([.M303])*(0.639359760687662)+(-0.019962373867579)" office:value-type="float" office:value="-0.0769843134842688" calcext:value-type="float">
            <text:p>-0.0769843135</text:p>
          </table:table-cell>
          <table:table-cell table:formula="of:=([.L303])*(1.26097813916405)+(0.272428916854381)" office:value-type="float" office:value="0.284428384826666" calcext:value-type="float">
            <text:p>0.28442838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4]" office:value-type="float" office:value="-0.021917" calcext:value-type="float">
            <text:p>-0.021917</text:p>
          </table:table-cell>
          <table:table-cell table:formula="of:=[Datos_MoCap.B304]" office:value-type="float" office:value="0.067265" calcext:value-type="float">
            <text:p>0.067265</text:p>
          </table:table-cell>
          <table:table-cell table:formula="of:=[Datos_MoCap.C304]" office:value-type="float" office:value="0.213137" calcext:value-type="float">
            <text:p>0.213137</text:p>
          </table:table-cell>
          <table:table-cell table:formula="of:=[Datos_MoCap.D304]" office:value-type="float" office:value="0.01196" calcext:value-type="float">
            <text:p>0.01196</text:p>
          </table:table-cell>
          <table:table-cell table:formula="of:=[Datos_MoCap.F304]" office:value-type="float" office:value="0.009446" calcext:value-type="float">
            <text:p>0.009446</text:p>
          </table:table-cell>
          <table:table-cell table:formula="of:=[Datos_MoCap.E304]" office:value-type="float" office:value="-0.089171" calcext:value-type="float">
            <text:p>-0.089171</text:p>
          </table:table-cell>
          <table:table-cell/>
          <table:table-cell table:formula="of:=([.H304])*(-0.023914362365637)+(-0.0065790614509)" office:value-type="float" office:value="-0.00605493037093233" calcext:value-type="float">
            <text:p>-0.0060549304</text:p>
          </table:table-cell>
          <table:table-cell table:formula="of:=([.J304])*(-0.205408122286256)+(0.109782283331548)" office:value-type="float" office:value="0.0660022123718223" calcext:value-type="float">
            <text:p>0.0660022124</text:p>
          </table:table-cell>
          <table:table-cell table:formula="of:=([.I304])*(0.310792688230763)+(-0.016510592847898)" office:value-type="float" office:value="0.00439487732594427" calcext:value-type="float">
            <text:p>0.0043948773</text:p>
          </table:table-cell>
          <table:table-cell table:formula="of:=[.H304]*-1" office:value-type="float" office:value="0.021917" calcext:value-type="float">
            <text:p>0.021917</text:p>
          </table:table-cell>
          <table:table-cell table:formula="of:=[.M304]*-1" office:value-type="float" office:value="0.089171" calcext:value-type="float">
            <text:p>0.089171</text:p>
          </table:table-cell>
          <table:table-cell table:formula="of:=([.K304])*(2.23435203765647)+(0.035482883974399)" office:value-type="float" office:value="0.0622057343447704" calcext:value-type="float">
            <text:p>0.0622057343</text:p>
          </table:table-cell>
          <table:table-cell table:formula="of:=([.M304])*(0.639359760687662)+(-0.019962373867579)" office:value-type="float" office:value="-0.0769747230878585" calcext:value-type="float">
            <text:p>-0.0769747231</text:p>
          </table:table-cell>
          <table:table-cell table:formula="of:=([.L304])*(1.26097813916405)+(0.272428916854381)" office:value-type="float" office:value="0.284340116356925" calcext:value-type="float">
            <text:p>0.28434011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5]" office:value-type="float" office:value="-0.0219" calcext:value-type="float">
            <text:p>-0.0219</text:p>
          </table:table-cell>
          <table:table-cell table:formula="of:=[Datos_MoCap.B305]" office:value-type="float" office:value="0.067262" calcext:value-type="float">
            <text:p>0.067262</text:p>
          </table:table-cell>
          <table:table-cell table:formula="of:=[Datos_MoCap.C305]" office:value-type="float" office:value="0.213129" calcext:value-type="float">
            <text:p>0.213129</text:p>
          </table:table-cell>
          <table:table-cell table:formula="of:=[Datos_MoCap.D305]" office:value-type="float" office:value="0.011875" calcext:value-type="float">
            <text:p>0.011875</text:p>
          </table:table-cell>
          <table:table-cell table:formula="of:=[Datos_MoCap.F305]" office:value-type="float" office:value="0.00937" calcext:value-type="float">
            <text:p>0.00937</text:p>
          </table:table-cell>
          <table:table-cell table:formula="of:=[Datos_MoCap.E305]" office:value-type="float" office:value="-0.089191" calcext:value-type="float">
            <text:p>-0.089191</text:p>
          </table:table-cell>
          <table:table-cell/>
          <table:table-cell table:formula="of:=([.H305])*(-0.023914362365637)+(-0.0065790614509)" office:value-type="float" office:value="-0.00605533691509255" calcext:value-type="float">
            <text:p>-0.0060553369</text:p>
          </table:table-cell>
          <table:table-cell table:formula="of:=([.J305])*(-0.205408122286256)+(0.109782283331548)" office:value-type="float" office:value="0.0660038556368006" calcext:value-type="float">
            <text:p>0.0660038556</text:p>
          </table:table-cell>
          <table:table-cell table:formula="of:=([.I305])*(0.310792688230763)+(-0.016510592847898)" office:value-type="float" office:value="0.00439394494787958" calcext:value-type="float">
            <text:p>0.0043939449</text:p>
          </table:table-cell>
          <table:table-cell table:formula="of:=[.H305]*-1" office:value-type="float" office:value="0.0219" calcext:value-type="float">
            <text:p>0.0219</text:p>
          </table:table-cell>
          <table:table-cell table:formula="of:=[.M305]*-1" office:value-type="float" office:value="0.089191" calcext:value-type="float">
            <text:p>0.089191</text:p>
          </table:table-cell>
          <table:table-cell table:formula="of:=([.K305])*(2.23435203765647)+(0.035482883974399)" office:value-type="float" office:value="0.0620158144215696" calcext:value-type="float">
            <text:p>0.0620158144</text:p>
          </table:table-cell>
          <table:table-cell table:formula="of:=([.M305])*(0.639359760687662)+(-0.019962373867579)" office:value-type="float" office:value="-0.0769875102830723" calcext:value-type="float">
            <text:p>-0.0769875103</text:p>
          </table:table-cell>
          <table:table-cell table:formula="of:=([.L305])*(1.26097813916405)+(0.272428916854381)" office:value-type="float" office:value="0.284244282018348" calcext:value-type="float">
            <text:p>0.2842442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6]" office:value-type="float" office:value="-0.021893" calcext:value-type="float">
            <text:p>-0.021893</text:p>
          </table:table-cell>
          <table:table-cell table:formula="of:=[Datos_MoCap.B306]" office:value-type="float" office:value="0.067262" calcext:value-type="float">
            <text:p>0.067262</text:p>
          </table:table-cell>
          <table:table-cell table:formula="of:=[Datos_MoCap.C306]" office:value-type="float" office:value="0.213127" calcext:value-type="float">
            <text:p>0.213127</text:p>
          </table:table-cell>
          <table:table-cell table:formula="of:=[Datos_MoCap.D306]" office:value-type="float" office:value="0.011899" calcext:value-type="float">
            <text:p>0.011899</text:p>
          </table:table-cell>
          <table:table-cell table:formula="of:=[Datos_MoCap.F306]" office:value-type="float" office:value="0.009325" calcext:value-type="float">
            <text:p>0.009325</text:p>
          </table:table-cell>
          <table:table-cell table:formula="of:=[Datos_MoCap.E306]" office:value-type="float" office:value="-0.089185" calcext:value-type="float">
            <text:p>-0.089185</text:p>
          </table:table-cell>
          <table:table-cell/>
          <table:table-cell table:formula="of:=([.H306])*(-0.023914362365637)+(-0.0065790614509)" office:value-type="float" office:value="-0.00605550431562911" calcext:value-type="float">
            <text:p>-0.0060555043</text:p>
          </table:table-cell>
          <table:table-cell table:formula="of:=([.J306])*(-0.205408122286256)+(0.109782283331548)" office:value-type="float" office:value="0.0660042664530451" calcext:value-type="float">
            <text:p>0.0660042665</text:p>
          </table:table-cell>
          <table:table-cell table:formula="of:=([.I306])*(0.310792688230763)+(-0.016510592847898)" office:value-type="float" office:value="0.00439394494787958" calcext:value-type="float">
            <text:p>0.0043939449</text:p>
          </table:table-cell>
          <table:table-cell table:formula="of:=[.H306]*-1" office:value-type="float" office:value="0.021893" calcext:value-type="float">
            <text:p>0.021893</text:p>
          </table:table-cell>
          <table:table-cell table:formula="of:=[.M306]*-1" office:value-type="float" office:value="0.089185" calcext:value-type="float">
            <text:p>0.089185</text:p>
          </table:table-cell>
          <table:table-cell table:formula="of:=([.K306])*(2.23435203765647)+(0.035482883974399)" office:value-type="float" office:value="0.0620694388704733" calcext:value-type="float">
            <text:p>0.0620694389</text:p>
          </table:table-cell>
          <table:table-cell table:formula="of:=([.M306])*(0.639359760687662)+(-0.019962373867579)" office:value-type="float" office:value="-0.0769836741245081" calcext:value-type="float">
            <text:p>-0.0769836741</text:p>
          </table:table-cell>
          <table:table-cell table:formula="of:=([.L306])*(1.26097813916405)+(0.272428916854381)" office:value-type="float" office:value="0.284187538002086" calcext:value-type="float">
            <text:p>0.2841875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7]" office:value-type="float" office:value="-0.021888" calcext:value-type="float">
            <text:p>-0.021888</text:p>
          </table:table-cell>
          <table:table-cell table:formula="of:=[Datos_MoCap.B307]" office:value-type="float" office:value="0.067271" calcext:value-type="float">
            <text:p>0.067271</text:p>
          </table:table-cell>
          <table:table-cell table:formula="of:=[Datos_MoCap.C307]" office:value-type="float" office:value="0.21313" calcext:value-type="float">
            <text:p>0.21313</text:p>
          </table:table-cell>
          <table:table-cell table:formula="of:=[Datos_MoCap.D307]" office:value-type="float" office:value="0.011919" calcext:value-type="float">
            <text:p>0.011919</text:p>
          </table:table-cell>
          <table:table-cell table:formula="of:=[Datos_MoCap.F307]" office:value-type="float" office:value="0.009278" calcext:value-type="float">
            <text:p>0.009278</text:p>
          </table:table-cell>
          <table:table-cell table:formula="of:=[Datos_MoCap.E307]" office:value-type="float" office:value="-0.089199" calcext:value-type="float">
            <text:p>-0.089199</text:p>
          </table:table-cell>
          <table:table-cell/>
          <table:table-cell table:formula="of:=([.H307])*(-0.023914362365637)+(-0.0065790614509)" office:value-type="float" office:value="-0.00605562388744094" calcext:value-type="float">
            <text:p>-0.0060556239</text:p>
          </table:table-cell>
          <table:table-cell table:formula="of:=([.J307])*(-0.205408122286256)+(0.109782283331548)" office:value-type="float" office:value="0.0660036502286783" calcext:value-type="float">
            <text:p>0.0660036502</text:p>
          </table:table-cell>
          <table:table-cell table:formula="of:=([.I307])*(0.310792688230763)+(-0.016510592847898)" office:value-type="float" office:value="0.00439674208207366" calcext:value-type="float">
            <text:p>0.0043967421</text:p>
          </table:table-cell>
          <table:table-cell table:formula="of:=[.H307]*-1" office:value-type="float" office:value="0.021888" calcext:value-type="float">
            <text:p>0.021888</text:p>
          </table:table-cell>
          <table:table-cell table:formula="of:=[.M307]*-1" office:value-type="float" office:value="0.089199" calcext:value-type="float">
            <text:p>0.089199</text:p>
          </table:table-cell>
          <table:table-cell table:formula="of:=([.K307])*(2.23435203765647)+(0.035482883974399)" office:value-type="float" office:value="0.0621141259112265" calcext:value-type="float">
            <text:p>0.0621141259</text:p>
          </table:table-cell>
          <table:table-cell table:formula="of:=([.M307])*(0.639359760687662)+(-0.019962373867579)" office:value-type="float" office:value="-0.0769926251611578" calcext:value-type="float">
            <text:p>-0.0769926252</text:p>
          </table:table-cell>
          <table:table-cell table:formula="of:=([.L307])*(1.26097813916405)+(0.272428916854381)" office:value-type="float" office:value="0.284128272029545" calcext:value-type="float">
            <text:p>0.28412827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8]" office:value-type="float" office:value="-0.021866" calcext:value-type="float">
            <text:p>-0.021866</text:p>
          </table:table-cell>
          <table:table-cell table:formula="of:=[Datos_MoCap.B308]" office:value-type="float" office:value="0.067251" calcext:value-type="float">
            <text:p>0.067251</text:p>
          </table:table-cell>
          <table:table-cell table:formula="of:=[Datos_MoCap.C308]" office:value-type="float" office:value="0.21312" calcext:value-type="float">
            <text:p>0.21312</text:p>
          </table:table-cell>
          <table:table-cell table:formula="of:=[Datos_MoCap.D308]" office:value-type="float" office:value="0.011906" calcext:value-type="float">
            <text:p>0.011906</text:p>
          </table:table-cell>
          <table:table-cell table:formula="of:=[Datos_MoCap.F308]" office:value-type="float" office:value="0.009156" calcext:value-type="float">
            <text:p>0.009156</text:p>
          </table:table-cell>
          <table:table-cell table:formula="of:=[Datos_MoCap.E308]" office:value-type="float" office:value="-0.089189" calcext:value-type="float">
            <text:p>-0.089189</text:p>
          </table:table-cell>
          <table:table-cell/>
          <table:table-cell table:formula="of:=([.H308])*(-0.023914362365637)+(-0.0065790614509)" office:value-type="float" office:value="-0.00605615000341298" calcext:value-type="float">
            <text:p>-0.00605615</text:p>
          </table:table-cell>
          <table:table-cell table:formula="of:=([.J308])*(-0.205408122286256)+(0.109782283331548)" office:value-type="float" office:value="0.0660057043099011" calcext:value-type="float">
            <text:p>0.0660057043</text:p>
          </table:table-cell>
          <table:table-cell table:formula="of:=([.I308])*(0.310792688230763)+(-0.016510592847898)" office:value-type="float" office:value="0.00439052622830904" calcext:value-type="float">
            <text:p>0.0043905262</text:p>
          </table:table-cell>
          <table:table-cell table:formula="of:=[.H308]*-1" office:value-type="float" office:value="0.021866" calcext:value-type="float">
            <text:p>0.021866</text:p>
          </table:table-cell>
          <table:table-cell table:formula="of:=[.M308]*-1" office:value-type="float" office:value="0.089189" calcext:value-type="float">
            <text:p>0.089189</text:p>
          </table:table-cell>
          <table:table-cell table:formula="of:=([.K308])*(2.23435203765647)+(0.035482883974399)" office:value-type="float" office:value="0.0620850793347369" calcext:value-type="float">
            <text:p>0.0620850793</text:p>
          </table:table-cell>
          <table:table-cell table:formula="of:=([.M308])*(0.639359760687662)+(-0.019962373867579)" office:value-type="float" office:value="-0.0769862315635509" calcext:value-type="float">
            <text:p>-0.0769862316</text:p>
          </table:table-cell>
          <table:table-cell table:formula="of:=([.L308])*(1.26097813916405)+(0.272428916854381)" office:value-type="float" office:value="0.283974432696567" calcext:value-type="float">
            <text:p>0.28397443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09]" office:value-type="float" office:value="-0.02186" calcext:value-type="float">
            <text:p>-0.02186</text:p>
          </table:table-cell>
          <table:table-cell table:formula="of:=[Datos_MoCap.B309]" office:value-type="float" office:value="0.067235" calcext:value-type="float">
            <text:p>0.067235</text:p>
          </table:table-cell>
          <table:table-cell table:formula="of:=[Datos_MoCap.C309]" office:value-type="float" office:value="0.213129" calcext:value-type="float">
            <text:p>0.213129</text:p>
          </table:table-cell>
          <table:table-cell table:formula="of:=[Datos_MoCap.D309]" office:value-type="float" office:value="0.011937" calcext:value-type="float">
            <text:p>0.011937</text:p>
          </table:table-cell>
          <table:table-cell table:formula="of:=[Datos_MoCap.F309]" office:value-type="float" office:value="0.009073" calcext:value-type="float">
            <text:p>0.009073</text:p>
          </table:table-cell>
          <table:table-cell table:formula="of:=[Datos_MoCap.E309]" office:value-type="float" office:value="-0.089191" calcext:value-type="float">
            <text:p>-0.089191</text:p>
          </table:table-cell>
          <table:table-cell/>
          <table:table-cell table:formula="of:=([.H309])*(-0.023914362365637)+(-0.0065790614509)" office:value-type="float" office:value="-0.00605629348958718" calcext:value-type="float">
            <text:p>-0.0060562935</text:p>
          </table:table-cell>
          <table:table-cell table:formula="of:=([.J309])*(-0.205408122286256)+(0.109782283331548)" office:value-type="float" office:value="0.0660038556368006" calcext:value-type="float">
            <text:p>0.0660038556</text:p>
          </table:table-cell>
          <table:table-cell table:formula="of:=([.I309])*(0.310792688230763)+(-0.016510592847898)" office:value-type="float" office:value="0.00438555354529735" calcext:value-type="float">
            <text:p>0.0043855535</text:p>
          </table:table-cell>
          <table:table-cell table:formula="of:=[.H309]*-1" office:value-type="float" office:value="0.02186" calcext:value-type="float">
            <text:p>0.02186</text:p>
          </table:table-cell>
          <table:table-cell table:formula="of:=[.M309]*-1" office:value-type="float" office:value="0.089191" calcext:value-type="float">
            <text:p>0.089191</text:p>
          </table:table-cell>
          <table:table-cell table:formula="of:=([.K309])*(2.23435203765647)+(0.035482883974399)" office:value-type="float" office:value="0.0621543442479043" calcext:value-type="float">
            <text:p>0.0621543442</text:p>
          </table:table-cell>
          <table:table-cell table:formula="of:=([.M309])*(0.639359760687662)+(-0.019962373867579)" office:value-type="float" office:value="-0.0769875102830723" calcext:value-type="float">
            <text:p>-0.0769875103</text:p>
          </table:table-cell>
          <table:table-cell table:formula="of:=([.L309])*(1.26097813916405)+(0.272428916854381)" office:value-type="float" office:value="0.283869771511016" calcext:value-type="float">
            <text:p>0.28386977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0]" office:value-type="float" office:value="-0.021832" calcext:value-type="float">
            <text:p>-0.021832</text:p>
          </table:table-cell>
          <table:table-cell table:formula="of:=[Datos_MoCap.B310]" office:value-type="float" office:value="0.067232" calcext:value-type="float">
            <text:p>0.067232</text:p>
          </table:table-cell>
          <table:table-cell table:formula="of:=[Datos_MoCap.C310]" office:value-type="float" office:value="0.21314" calcext:value-type="float">
            <text:p>0.21314</text:p>
          </table:table-cell>
          <table:table-cell table:formula="of:=[Datos_MoCap.D310]" office:value-type="float" office:value="0.011859" calcext:value-type="float">
            <text:p>0.011859</text:p>
          </table:table-cell>
          <table:table-cell table:formula="of:=[Datos_MoCap.F310]" office:value-type="float" office:value="0.008952" calcext:value-type="float">
            <text:p>0.008952</text:p>
          </table:table-cell>
          <table:table-cell table:formula="of:=[Datos_MoCap.E310]" office:value-type="float" office:value="-0.089335" calcext:value-type="float">
            <text:p>-0.089335</text:p>
          </table:table-cell>
          <table:table-cell/>
          <table:table-cell table:formula="of:=([.H310])*(-0.023914362365637)+(-0.0065790614509)" office:value-type="float" office:value="-0.00605696309173341" calcext:value-type="float">
            <text:p>-0.0060569631</text:p>
          </table:table-cell>
          <table:table-cell table:formula="of:=([.J310])*(-0.205408122286256)+(0.109782283331548)" office:value-type="float" office:value="0.0660015961474554" calcext:value-type="float">
            <text:p>0.0660015961</text:p>
          </table:table-cell>
          <table:table-cell table:formula="of:=([.I310])*(0.310792688230763)+(-0.016510592847898)" office:value-type="float" office:value="0.00438462116723266" calcext:value-type="float">
            <text:p>0.0043846212</text:p>
          </table:table-cell>
          <table:table-cell table:formula="of:=[.H310]*-1" office:value-type="float" office:value="0.021832" calcext:value-type="float">
            <text:p>0.021832</text:p>
          </table:table-cell>
          <table:table-cell table:formula="of:=[.M310]*-1" office:value-type="float" office:value="0.089335" calcext:value-type="float">
            <text:p>0.089335</text:p>
          </table:table-cell>
          <table:table-cell table:formula="of:=([.K310])*(2.23435203765647)+(0.035482883974399)" office:value-type="float" office:value="0.0619800647889671" calcext:value-type="float">
            <text:p>0.0619800648</text:p>
          </table:table-cell>
          <table:table-cell table:formula="of:=([.M310])*(0.639359760687662)+(-0.019962373867579)" office:value-type="float" office:value="-0.0770795780886113" calcext:value-type="float">
            <text:p>-0.0770795781</text:p>
          </table:table-cell>
          <table:table-cell table:formula="of:=([.L310])*(1.26097813916405)+(0.272428916854381)" office:value-type="float" office:value="0.283717193156178" calcext:value-type="float">
            <text:p>0.28371719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1]" office:value-type="float" office:value="-0.021823" calcext:value-type="float">
            <text:p>-0.021823</text:p>
          </table:table-cell>
          <table:table-cell table:formula="of:=[Datos_MoCap.B311]" office:value-type="float" office:value="0.06722" calcext:value-type="float">
            <text:p>0.06722</text:p>
          </table:table-cell>
          <table:table-cell table:formula="of:=[Datos_MoCap.C311]" office:value-type="float" office:value="0.213145" calcext:value-type="float">
            <text:p>0.213145</text:p>
          </table:table-cell>
          <table:table-cell table:formula="of:=[Datos_MoCap.D311]" office:value-type="float" office:value="0.011831" calcext:value-type="float">
            <text:p>0.011831</text:p>
          </table:table-cell>
          <table:table-cell table:formula="of:=[Datos_MoCap.F311]" office:value-type="float" office:value="0.008847" calcext:value-type="float">
            <text:p>0.008847</text:p>
          </table:table-cell>
          <table:table-cell table:formula="of:=[Datos_MoCap.E311]" office:value-type="float" office:value="-0.089351" calcext:value-type="float">
            <text:p>-0.089351</text:p>
          </table:table-cell>
          <table:table-cell/>
          <table:table-cell table:formula="of:=([.H311])*(-0.023914362365637)+(-0.0065790614509)" office:value-type="float" office:value="-0.0060571783209947" calcext:value-type="float">
            <text:p>-0.0060571783</text:p>
          </table:table-cell>
          <table:table-cell table:formula="of:=([.J311])*(-0.205408122286256)+(0.109782283331548)" office:value-type="float" office:value="0.066000569106844" calcext:value-type="float">
            <text:p>0.0660005691</text:p>
          </table:table-cell>
          <table:table-cell table:formula="of:=([.I311])*(0.310792688230763)+(-0.016510592847898)" office:value-type="float" office:value="0.00438089165497389" calcext:value-type="float">
            <text:p>0.0043808917</text:p>
          </table:table-cell>
          <table:table-cell table:formula="of:=[.H311]*-1" office:value-type="float" office:value="0.021823" calcext:value-type="float">
            <text:p>0.021823</text:p>
          </table:table-cell>
          <table:table-cell table:formula="of:=[.M311]*-1" office:value-type="float" office:value="0.089351" calcext:value-type="float">
            <text:p>0.089351</text:p>
          </table:table-cell>
          <table:table-cell table:formula="of:=([.K311])*(2.23435203765647)+(0.035482883974399)" office:value-type="float" office:value="0.0619175029319127" calcext:value-type="float">
            <text:p>0.0619175029</text:p>
          </table:table-cell>
          <table:table-cell table:formula="of:=([.M311])*(0.639359760687662)+(-0.019962373867579)" office:value-type="float" office:value="-0.0770898078447823" calcext:value-type="float">
            <text:p>-0.0770898078</text:p>
          </table:table-cell>
          <table:table-cell table:formula="of:=([.L311])*(1.26097813916405)+(0.272428916854381)" office:value-type="float" office:value="0.283584790451565" calcext:value-type="float">
            <text:p>0.283584790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2]" office:value-type="float" office:value="-0.021806" calcext:value-type="float">
            <text:p>-0.021806</text:p>
          </table:table-cell>
          <table:table-cell table:formula="of:=[Datos_MoCap.B312]" office:value-type="float" office:value="0.067219" calcext:value-type="float">
            <text:p>0.067219</text:p>
          </table:table-cell>
          <table:table-cell table:formula="of:=[Datos_MoCap.C312]" office:value-type="float" office:value="0.21314" calcext:value-type="float">
            <text:p>0.21314</text:p>
          </table:table-cell>
          <table:table-cell table:formula="of:=[Datos_MoCap.D312]" office:value-type="float" office:value="0.011795" calcext:value-type="float">
            <text:p>0.011795</text:p>
          </table:table-cell>
          <table:table-cell table:formula="of:=[Datos_MoCap.F312]" office:value-type="float" office:value="0.008781" calcext:value-type="float">
            <text:p>0.008781</text:p>
          </table:table-cell>
          <table:table-cell table:formula="of:=[Datos_MoCap.E312]" office:value-type="float" office:value="-0.089345" calcext:value-type="float">
            <text:p>-0.089345</text:p>
          </table:table-cell>
          <table:table-cell/>
          <table:table-cell table:formula="of:=([.H312])*(-0.023914362365637)+(-0.0065790614509)" office:value-type="float" office:value="-0.00605758486515492" calcext:value-type="float">
            <text:p>-0.0060575849</text:p>
          </table:table-cell>
          <table:table-cell table:formula="of:=([.J312])*(-0.205408122286256)+(0.109782283331548)" office:value-type="float" office:value="0.0660015961474554" calcext:value-type="float">
            <text:p>0.0660015961</text:p>
          </table:table-cell>
          <table:table-cell table:formula="of:=([.I312])*(0.310792688230763)+(-0.016510592847898)" office:value-type="float" office:value="0.00438058086228565" calcext:value-type="float">
            <text:p>0.0043805809</text:p>
          </table:table-cell>
          <table:table-cell table:formula="of:=[.H312]*-1" office:value-type="float" office:value="0.021806" calcext:value-type="float">
            <text:p>0.021806</text:p>
          </table:table-cell>
          <table:table-cell table:formula="of:=[.M312]*-1" office:value-type="float" office:value="0.089345" calcext:value-type="float">
            <text:p>0.089345</text:p>
          </table:table-cell>
          <table:table-cell table:formula="of:=([.K312])*(2.23435203765647)+(0.035482883974399)" office:value-type="float" office:value="0.0618370662585571" calcext:value-type="float">
            <text:p>0.0618370663</text:p>
          </table:table-cell>
          <table:table-cell table:formula="of:=([.M312])*(0.639359760687662)+(-0.019962373867579)" office:value-type="float" office:value="-0.0770859716862182" calcext:value-type="float">
            <text:p>-0.0770859717</text:p>
          </table:table-cell>
          <table:table-cell table:formula="of:=([.L312])*(1.26097813916405)+(0.272428916854381)" office:value-type="float" office:value="0.283501565894381" calcext:value-type="float">
            <text:p>0.28350156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3]" office:value-type="float" office:value="-0.021793" calcext:value-type="float">
            <text:p>-0.021793</text:p>
          </table:table-cell>
          <table:table-cell table:formula="of:=[Datos_MoCap.B313]" office:value-type="float" office:value="0.067207" calcext:value-type="float">
            <text:p>0.067207</text:p>
          </table:table-cell>
          <table:table-cell table:formula="of:=[Datos_MoCap.C313]" office:value-type="float" office:value="0.213133" calcext:value-type="float">
            <text:p>0.213133</text:p>
          </table:table-cell>
          <table:table-cell table:formula="of:=[Datos_MoCap.D313]" office:value-type="float" office:value="0.011702" calcext:value-type="float">
            <text:p>0.011702</text:p>
          </table:table-cell>
          <table:table-cell table:formula="of:=[Datos_MoCap.F313]" office:value-type="float" office:value="0.008694" calcext:value-type="float">
            <text:p>0.008694</text:p>
          </table:table-cell>
          <table:table-cell table:formula="of:=[Datos_MoCap.E313]" office:value-type="float" office:value="-0.089368" calcext:value-type="float">
            <text:p>-0.089368</text:p>
          </table:table-cell>
          <table:table-cell/>
          <table:table-cell table:formula="of:=([.H313])*(-0.023914362365637)+(-0.0065790614509)" office:value-type="float" office:value="-0.00605789575186567" calcext:value-type="float">
            <text:p>-0.0060578958</text:p>
          </table:table-cell>
          <table:table-cell table:formula="of:=([.J313])*(-0.205408122286256)+(0.109782283331548)" office:value-type="float" office:value="0.0660030340043114" calcext:value-type="float">
            <text:p>0.066003034</text:p>
          </table:table-cell>
          <table:table-cell table:formula="of:=([.I313])*(0.310792688230763)+(-0.016510592847898)" office:value-type="float" office:value="0.00437685135002689" calcext:value-type="float">
            <text:p>0.0043768514</text:p>
          </table:table-cell>
          <table:table-cell table:formula="of:=[.H313]*-1" office:value-type="float" office:value="0.021793" calcext:value-type="float">
            <text:p>0.021793</text:p>
          </table:table-cell>
          <table:table-cell table:formula="of:=[.M313]*-1" office:value-type="float" office:value="0.089368" calcext:value-type="float">
            <text:p>0.089368</text:p>
          </table:table-cell>
          <table:table-cell table:formula="of:=([.K313])*(2.23435203765647)+(0.035482883974399)" office:value-type="float" office:value="0.061629271519055" calcext:value-type="float">
            <text:p>0.0616292715</text:p>
          </table:table-cell>
          <table:table-cell table:formula="of:=([.M313])*(0.639359760687662)+(-0.019962373867579)" office:value-type="float" office:value="-0.077100676960714" calcext:value-type="float">
            <text:p>-0.077100677</text:p>
          </table:table-cell>
          <table:table-cell table:formula="of:=([.L313])*(1.26097813916405)+(0.272428916854381)" office:value-type="float" office:value="0.283391860796273" calcext:value-type="float">
            <text:p>0.28339186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4]" office:value-type="float" office:value="-0.021786" calcext:value-type="float">
            <text:p>-0.021786</text:p>
          </table:table-cell>
          <table:table-cell table:formula="of:=[Datos_MoCap.B314]" office:value-type="float" office:value="0.067205" calcext:value-type="float">
            <text:p>0.067205</text:p>
          </table:table-cell>
          <table:table-cell table:formula="of:=[Datos_MoCap.C314]" office:value-type="float" office:value="0.213134" calcext:value-type="float">
            <text:p>0.213134</text:p>
          </table:table-cell>
          <table:table-cell table:formula="of:=[Datos_MoCap.D314]" office:value-type="float" office:value="0.011625" calcext:value-type="float">
            <text:p>0.011625</text:p>
          </table:table-cell>
          <table:table-cell table:formula="of:=[Datos_MoCap.F314]" office:value-type="float" office:value="0.008601" calcext:value-type="float">
            <text:p>0.008601</text:p>
          </table:table-cell>
          <table:table-cell table:formula="of:=[Datos_MoCap.E314]" office:value-type="float" office:value="-0.08939" calcext:value-type="float">
            <text:p>-0.08939</text:p>
          </table:table-cell>
          <table:table-cell/>
          <table:table-cell table:formula="of:=([.H314])*(-0.023914362365637)+(-0.0065790614509)" office:value-type="float" office:value="-0.00605806315240223" calcext:value-type="float">
            <text:p>-0.0060580632</text:p>
          </table:table-cell>
          <table:table-cell table:formula="of:=([.J314])*(-0.205408122286256)+(0.109782283331548)" office:value-type="float" office:value="0.0660028285961891" calcext:value-type="float">
            <text:p>0.0660028286</text:p>
          </table:table-cell>
          <table:table-cell table:formula="of:=([.I314])*(0.310792688230763)+(-0.016510592847898)" office:value-type="float" office:value="0.00437622976465043" calcext:value-type="float">
            <text:p>0.0043762298</text:p>
          </table:table-cell>
          <table:table-cell table:formula="of:=[.H314]*-1" office:value-type="float" office:value="0.021786" calcext:value-type="float">
            <text:p>0.021786</text:p>
          </table:table-cell>
          <table:table-cell table:formula="of:=[.M314]*-1" office:value-type="float" office:value="0.08939" calcext:value-type="float">
            <text:p>0.08939</text:p>
          </table:table-cell>
          <table:table-cell table:formula="of:=([.K314])*(2.23435203765647)+(0.035482883974399)" office:value-type="float" office:value="0.0614572264121555" calcext:value-type="float">
            <text:p>0.0614572264</text:p>
          </table:table-cell>
          <table:table-cell table:formula="of:=([.M314])*(0.639359760687662)+(-0.019962373867579)" office:value-type="float" office:value="-0.0771147428754491" calcext:value-type="float">
            <text:p>-0.0771147429</text:p>
          </table:table-cell>
          <table:table-cell table:formula="of:=([.L314])*(1.26097813916405)+(0.272428916854381)" office:value-type="float" office:value="0.283274589829331" calcext:value-type="float">
            <text:p>0.283274589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5]" office:value-type="float" office:value="-0.021772" calcext:value-type="float">
            <text:p>-0.021772</text:p>
          </table:table-cell>
          <table:table-cell table:formula="of:=[Datos_MoCap.B315]" office:value-type="float" office:value="0.067202" calcext:value-type="float">
            <text:p>0.067202</text:p>
          </table:table-cell>
          <table:table-cell table:formula="of:=[Datos_MoCap.C315]" office:value-type="float" office:value="0.213132" calcext:value-type="float">
            <text:p>0.213132</text:p>
          </table:table-cell>
          <table:table-cell table:formula="of:=[Datos_MoCap.D315]" office:value-type="float" office:value="0.011577" calcext:value-type="float">
            <text:p>0.011577</text:p>
          </table:table-cell>
          <table:table-cell table:formula="of:=[Datos_MoCap.F315]" office:value-type="float" office:value="0.008516" calcext:value-type="float">
            <text:p>0.008516</text:p>
          </table:table-cell>
          <table:table-cell table:formula="of:=[Datos_MoCap.E315]" office:value-type="float" office:value="-0.089399" calcext:value-type="float">
            <text:p>-0.089399</text:p>
          </table:table-cell>
          <table:table-cell/>
          <table:table-cell table:formula="of:=([.H315])*(-0.023914362365637)+(-0.0065790614509)" office:value-type="float" office:value="-0.00605839795347535" calcext:value-type="float">
            <text:p>-0.006058398</text:p>
          </table:table-cell>
          <table:table-cell table:formula="of:=([.J315])*(-0.205408122286256)+(0.109782283331548)" office:value-type="float" office:value="0.0660032394124337" calcext:value-type="float">
            <text:p>0.0660032394</text:p>
          </table:table-cell>
          <table:table-cell table:formula="of:=([.I315])*(0.310792688230763)+(-0.016510592847898)" office:value-type="float" office:value="0.00437529738658573" calcext:value-type="float">
            <text:p>0.0043752974</text:p>
          </table:table-cell>
          <table:table-cell table:formula="of:=[.H315]*-1" office:value-type="float" office:value="0.021772" calcext:value-type="float">
            <text:p>0.021772</text:p>
          </table:table-cell>
          <table:table-cell table:formula="of:=[.M315]*-1" office:value-type="float" office:value="0.089399" calcext:value-type="float">
            <text:p>0.089399</text:p>
          </table:table-cell>
          <table:table-cell table:formula="of:=([.K315])*(2.23435203765647)+(0.035482883974399)" office:value-type="float" office:value="0.061349977514348" calcext:value-type="float">
            <text:p>0.0613499775</text:p>
          </table:table-cell>
          <table:table-cell table:formula="of:=([.M315])*(0.639359760687662)+(-0.019962373867579)" office:value-type="float" office:value="-0.0771204971132953" calcext:value-type="float">
            <text:p>-0.0771204971</text:p>
          </table:table-cell>
          <table:table-cell table:formula="of:=([.L315])*(1.26097813916405)+(0.272428916854381)" office:value-type="float" office:value="0.283167406687502" calcext:value-type="float">
            <text:p>0.283167406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6]" office:value-type="float" office:value="-0.021773" calcext:value-type="float">
            <text:p>-0.021773</text:p>
          </table:table-cell>
          <table:table-cell table:formula="of:=[Datos_MoCap.B316]" office:value-type="float" office:value="0.067187" calcext:value-type="float">
            <text:p>0.067187</text:p>
          </table:table-cell>
          <table:table-cell table:formula="of:=[Datos_MoCap.C316]" office:value-type="float" office:value="0.213124" calcext:value-type="float">
            <text:p>0.213124</text:p>
          </table:table-cell>
          <table:table-cell table:formula="of:=[Datos_MoCap.D316]" office:value-type="float" office:value="0.01155" calcext:value-type="float">
            <text:p>0.01155</text:p>
          </table:table-cell>
          <table:table-cell table:formula="of:=[Datos_MoCap.F316]" office:value-type="float" office:value="0.008483" calcext:value-type="float">
            <text:p>0.008483</text:p>
          </table:table-cell>
          <table:table-cell table:formula="of:=[Datos_MoCap.E316]" office:value-type="float" office:value="-0.089413" calcext:value-type="float">
            <text:p>-0.089413</text:p>
          </table:table-cell>
          <table:table-cell/>
          <table:table-cell table:formula="of:=([.H316])*(-0.023914362365637)+(-0.0065790614509)" office:value-type="float" office:value="-0.00605837403911299" calcext:value-type="float">
            <text:p>-0.006058374</text:p>
          </table:table-cell>
          <table:table-cell table:formula="of:=([.J316])*(-0.205408122286256)+(0.109782283331548)" office:value-type="float" office:value="0.066004882677412" calcext:value-type="float">
            <text:p>0.0660048827</text:p>
          </table:table-cell>
          <table:table-cell table:formula="of:=([.I316])*(0.310792688230763)+(-0.016510592847898)" office:value-type="float" office:value="0.00437063549626227" calcext:value-type="float">
            <text:p>0.0043706355</text:p>
          </table:table-cell>
          <table:table-cell table:formula="of:=[.H316]*-1" office:value-type="float" office:value="0.021773" calcext:value-type="float">
            <text:p>0.021773</text:p>
          </table:table-cell>
          <table:table-cell table:formula="of:=[.M316]*-1" office:value-type="float" office:value="0.089413" calcext:value-type="float">
            <text:p>0.089413</text:p>
          </table:table-cell>
          <table:table-cell table:formula="of:=([.K316])*(2.23435203765647)+(0.035482883974399)" office:value-type="float" office:value="0.0612896500093312" calcext:value-type="float">
            <text:p>0.06128965</text:p>
          </table:table-cell>
          <table:table-cell table:formula="of:=([.M316])*(0.639359760687662)+(-0.019962373867579)" office:value-type="float" office:value="-0.0771294481499449" calcext:value-type="float">
            <text:p>-0.0771294481</text:p>
          </table:table-cell>
          <table:table-cell table:formula="of:=([.L316])*(1.26097813916405)+(0.272428916854381)" office:value-type="float" office:value="0.28312579440891" calcext:value-type="float">
            <text:p>0.283125794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7]" office:value-type="float" office:value="-0.021739" calcext:value-type="float">
            <text:p>-0.021739</text:p>
          </table:table-cell>
          <table:table-cell table:formula="of:=[Datos_MoCap.B317]" office:value-type="float" office:value="0.067202" calcext:value-type="float">
            <text:p>0.067202</text:p>
          </table:table-cell>
          <table:table-cell table:formula="of:=[Datos_MoCap.C317]" office:value-type="float" office:value="0.213131" calcext:value-type="float">
            <text:p>0.213131</text:p>
          </table:table-cell>
          <table:table-cell table:formula="of:=[Datos_MoCap.D317]" office:value-type="float" office:value="0.011456" calcext:value-type="float">
            <text:p>0.011456</text:p>
          </table:table-cell>
          <table:table-cell table:formula="of:=[Datos_MoCap.F317]" office:value-type="float" office:value="0.008519" calcext:value-type="float">
            <text:p>0.008519</text:p>
          </table:table-cell>
          <table:table-cell table:formula="of:=[Datos_MoCap.E317]" office:value-type="float" office:value="-0.089523" calcext:value-type="float">
            <text:p>-0.089523</text:p>
          </table:table-cell>
          <table:table-cell/>
          <table:table-cell table:formula="of:=([.H317])*(-0.023914362365637)+(-0.0065790614509)" office:value-type="float" office:value="-0.00605918712743342" calcext:value-type="float">
            <text:p>-0.0060591871</text:p>
          </table:table-cell>
          <table:table-cell table:formula="of:=([.J317])*(-0.205408122286256)+(0.109782283331548)" office:value-type="float" office:value="0.066003444820556" calcext:value-type="float">
            <text:p>0.0660034448</text:p>
          </table:table-cell>
          <table:table-cell table:formula="of:=([.I317])*(0.310792688230763)+(-0.016510592847898)" office:value-type="float" office:value="0.00437529738658573" calcext:value-type="float">
            <text:p>0.0043752974</text:p>
          </table:table-cell>
          <table:table-cell table:formula="of:=[.H317]*-1" office:value-type="float" office:value="0.021739" calcext:value-type="float">
            <text:p>0.021739</text:p>
          </table:table-cell>
          <table:table-cell table:formula="of:=[.M317]*-1" office:value-type="float" office:value="0.089523" calcext:value-type="float">
            <text:p>0.089523</text:p>
          </table:table-cell>
          <table:table-cell table:formula="of:=([.K317])*(2.23435203765647)+(0.035482883974399)" office:value-type="float" office:value="0.0610796209177915" calcext:value-type="float">
            <text:p>0.0610796209</text:p>
          </table:table-cell>
          <table:table-cell table:formula="of:=([.M317])*(0.639359760687662)+(-0.019962373867579)" office:value-type="float" office:value="-0.0771997777236206" calcext:value-type="float">
            <text:p>-0.0771997777</text:p>
          </table:table-cell>
          <table:table-cell table:formula="of:=([.L317])*(1.26097813916405)+(0.272428916854381)" office:value-type="float" office:value="0.28317118962192" calcext:value-type="float">
            <text:p>0.28317118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8]" office:value-type="float" office:value="-0.021773" calcext:value-type="float">
            <text:p>-0.021773</text:p>
          </table:table-cell>
          <table:table-cell table:formula="of:=[Datos_MoCap.B318]" office:value-type="float" office:value="0.06721" calcext:value-type="float">
            <text:p>0.06721</text:p>
          </table:table-cell>
          <table:table-cell table:formula="of:=[Datos_MoCap.C318]" office:value-type="float" office:value="0.213119" calcext:value-type="float">
            <text:p>0.213119</text:p>
          </table:table-cell>
          <table:table-cell table:formula="of:=[Datos_MoCap.D318]" office:value-type="float" office:value="0.011547" calcext:value-type="float">
            <text:p>0.011547</text:p>
          </table:table-cell>
          <table:table-cell table:formula="of:=[Datos_MoCap.F318]" office:value-type="float" office:value="0.008437" calcext:value-type="float">
            <text:p>0.008437</text:p>
          </table:table-cell>
          <table:table-cell table:formula="of:=[Datos_MoCap.E318]" office:value-type="float" office:value="-0.08942" calcext:value-type="float">
            <text:p>-0.08942</text:p>
          </table:table-cell>
          <table:table-cell/>
          <table:table-cell table:formula="of:=([.H318])*(-0.023914362365637)+(-0.0065790614509)" office:value-type="float" office:value="-0.00605837403911299" calcext:value-type="float">
            <text:p>-0.006058374</text:p>
          </table:table-cell>
          <table:table-cell table:formula="of:=([.J318])*(-0.205408122286256)+(0.109782283331548)" office:value-type="float" office:value="0.0660059097180234" calcext:value-type="float">
            <text:p>0.0660059097</text:p>
          </table:table-cell>
          <table:table-cell table:formula="of:=([.I318])*(0.310792688230763)+(-0.016510592847898)" office:value-type="float" office:value="0.00437778372809158" calcext:value-type="float">
            <text:p>0.0043777837</text:p>
          </table:table-cell>
          <table:table-cell table:formula="of:=[.H318]*-1" office:value-type="float" office:value="0.021773" calcext:value-type="float">
            <text:p>0.021773</text:p>
          </table:table-cell>
          <table:table-cell table:formula="of:=[.M318]*-1" office:value-type="float" office:value="0.08942" calcext:value-type="float">
            <text:p>0.08942</text:p>
          </table:table-cell>
          <table:table-cell table:formula="of:=([.K318])*(2.23435203765647)+(0.035482883974399)" office:value-type="float" office:value="0.0612829469532183" calcext:value-type="float">
            <text:p>0.061282947</text:p>
          </table:table-cell>
          <table:table-cell table:formula="of:=([.M318])*(0.639359760687662)+(-0.019962373867579)" office:value-type="float" office:value="-0.0771339236682698" calcext:value-type="float">
            <text:p>-0.0771339237</text:p>
          </table:table-cell>
          <table:table-cell table:formula="of:=([.L318])*(1.26097813916405)+(0.272428916854381)" office:value-type="float" office:value="0.283067789414508" calcext:value-type="float">
            <text:p>0.283067789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19]" office:value-type="float" office:value="-0.021773" calcext:value-type="float">
            <text:p>-0.021773</text:p>
          </table:table-cell>
          <table:table-cell table:formula="of:=[Datos_MoCap.B319]" office:value-type="float" office:value="0.067197" calcext:value-type="float">
            <text:p>0.067197</text:p>
          </table:table-cell>
          <table:table-cell table:formula="of:=[Datos_MoCap.C319]" office:value-type="float" office:value="0.213112" calcext:value-type="float">
            <text:p>0.213112</text:p>
          </table:table-cell>
          <table:table-cell table:formula="of:=[Datos_MoCap.D319]" office:value-type="float" office:value="0.011546" calcext:value-type="float">
            <text:p>0.011546</text:p>
          </table:table-cell>
          <table:table-cell table:formula="of:=[Datos_MoCap.F319]" office:value-type="float" office:value="0.008452" calcext:value-type="float">
            <text:p>0.008452</text:p>
          </table:table-cell>
          <table:table-cell table:formula="of:=[Datos_MoCap.E319]" office:value-type="float" office:value="-0.089423" calcext:value-type="float">
            <text:p>-0.089423</text:p>
          </table:table-cell>
          <table:table-cell/>
          <table:table-cell table:formula="of:=([.H319])*(-0.023914362365637)+(-0.0065790614509)" office:value-type="float" office:value="-0.00605837403911299" calcext:value-type="float">
            <text:p>-0.006058374</text:p>
          </table:table-cell>
          <table:table-cell table:formula="of:=([.J319])*(-0.205408122286256)+(0.109782283331548)" office:value-type="float" office:value="0.0660073475748794" calcext:value-type="float">
            <text:p>0.0660073476</text:p>
          </table:table-cell>
          <table:table-cell table:formula="of:=([.I319])*(0.310792688230763)+(-0.016510592847898)" office:value-type="float" office:value="0.00437374342314458" calcext:value-type="float">
            <text:p>0.0043737434</text:p>
          </table:table-cell>
          <table:table-cell table:formula="of:=[.H319]*-1" office:value-type="float" office:value="0.021773" calcext:value-type="float">
            <text:p>0.021773</text:p>
          </table:table-cell>
          <table:table-cell table:formula="of:=[.M319]*-1" office:value-type="float" office:value="0.089423" calcext:value-type="float">
            <text:p>0.089423</text:p>
          </table:table-cell>
          <table:table-cell table:formula="of:=([.K319])*(2.23435203765647)+(0.035482883974399)" office:value-type="float" office:value="0.0612807126011806" calcext:value-type="float">
            <text:p>0.0612807126</text:p>
          </table:table-cell>
          <table:table-cell table:formula="of:=([.M319])*(0.639359760687662)+(-0.019962373867579)" office:value-type="float" office:value="-0.0771358417475518" calcext:value-type="float">
            <text:p>-0.0771358417</text:p>
          </table:table-cell>
          <table:table-cell table:formula="of:=([.L319])*(1.26097813916405)+(0.272428916854381)" office:value-type="float" office:value="0.283086704086596" calcext:value-type="float">
            <text:p>0.28308670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0]" office:value-type="float" office:value="-0.021774" calcext:value-type="float">
            <text:p>-0.021774</text:p>
          </table:table-cell>
          <table:table-cell table:formula="of:=[Datos_MoCap.B320]" office:value-type="float" office:value="0.067211" calcext:value-type="float">
            <text:p>0.067211</text:p>
          </table:table-cell>
          <table:table-cell table:formula="of:=[Datos_MoCap.C320]" office:value-type="float" office:value="0.213115" calcext:value-type="float">
            <text:p>0.213115</text:p>
          </table:table-cell>
          <table:table-cell table:formula="of:=[Datos_MoCap.D320]" office:value-type="float" office:value="0.011572" calcext:value-type="float">
            <text:p>0.011572</text:p>
          </table:table-cell>
          <table:table-cell table:formula="of:=[Datos_MoCap.F320]" office:value-type="float" office:value="0.00849" calcext:value-type="float">
            <text:p>0.00849</text:p>
          </table:table-cell>
          <table:table-cell table:formula="of:=[Datos_MoCap.E320]" office:value-type="float" office:value="-0.089408" calcext:value-type="float">
            <text:p>-0.089408</text:p>
          </table:table-cell>
          <table:table-cell/>
          <table:table-cell table:formula="of:=([.H320])*(-0.023914362365637)+(-0.0065790614509)" office:value-type="float" office:value="-0.00605835012475062" calcext:value-type="float">
            <text:p>-0.0060583501</text:p>
          </table:table-cell>
          <table:table-cell table:formula="of:=([.J320])*(-0.205408122286256)+(0.109782283331548)" office:value-type="float" office:value="0.0660067313505126" calcext:value-type="float">
            <text:p>0.0660067314</text:p>
          </table:table-cell>
          <table:table-cell table:formula="of:=([.I320])*(0.310792688230763)+(-0.016510592847898)" office:value-type="float" office:value="0.00437809452077981" calcext:value-type="float">
            <text:p>0.0043780945</text:p>
          </table:table-cell>
          <table:table-cell table:formula="of:=[.H320]*-1" office:value-type="float" office:value="0.021774" calcext:value-type="float">
            <text:p>0.021774</text:p>
          </table:table-cell>
          <table:table-cell table:formula="of:=[.M320]*-1" office:value-type="float" office:value="0.089408" calcext:value-type="float">
            <text:p>0.089408</text:p>
          </table:table-cell>
          <table:table-cell table:formula="of:=([.K320])*(2.23435203765647)+(0.035482883974399)" office:value-type="float" office:value="0.0613388057541597" calcext:value-type="float">
            <text:p>0.0613388058</text:p>
          </table:table-cell>
          <table:table-cell table:formula="of:=([.M320])*(0.639359760687662)+(-0.019962373867579)" office:value-type="float" office:value="-0.0771262513511415" calcext:value-type="float">
            <text:p>-0.0771262514</text:p>
          </table:table-cell>
          <table:table-cell table:formula="of:=([.L320])*(1.26097813916405)+(0.272428916854381)" office:value-type="float" office:value="0.283134621255884" calcext:value-type="float">
            <text:p>0.28313462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1]" office:value-type="float" office:value="-0.021778" calcext:value-type="float">
            <text:p>-0.021778</text:p>
          </table:table-cell>
          <table:table-cell table:formula="of:=[Datos_MoCap.B321]" office:value-type="float" office:value="0.067215" calcext:value-type="float">
            <text:p>0.067215</text:p>
          </table:table-cell>
          <table:table-cell table:formula="of:=[Datos_MoCap.C321]" office:value-type="float" office:value="0.213114" calcext:value-type="float">
            <text:p>0.213114</text:p>
          </table:table-cell>
          <table:table-cell table:formula="of:=[Datos_MoCap.D321]" office:value-type="float" office:value="0.011592" calcext:value-type="float">
            <text:p>0.011592</text:p>
          </table:table-cell>
          <table:table-cell table:formula="of:=[Datos_MoCap.F321]" office:value-type="float" office:value="0.008514" calcext:value-type="float">
            <text:p>0.008514</text:p>
          </table:table-cell>
          <table:table-cell table:formula="of:=[Datos_MoCap.E321]" office:value-type="float" office:value="-0.089408" calcext:value-type="float">
            <text:p>-0.089408</text:p>
          </table:table-cell>
          <table:table-cell/>
          <table:table-cell table:formula="of:=([.H321])*(-0.023914362365637)+(-0.0065790614509)" office:value-type="float" office:value="-0.00605825446730116" calcext:value-type="float">
            <text:p>-0.0060582545</text:p>
          </table:table-cell>
          <table:table-cell table:formula="of:=([.J321])*(-0.205408122286256)+(0.109782283331548)" office:value-type="float" office:value="0.0660069367586348" calcext:value-type="float">
            <text:p>0.0660069368</text:p>
          </table:table-cell>
          <table:table-cell table:formula="of:=([.I321])*(0.310792688230763)+(-0.016510592847898)" office:value-type="float" office:value="0.00437933769153273" calcext:value-type="float">
            <text:p>0.0043793377</text:p>
          </table:table-cell>
          <table:table-cell table:formula="of:=[.H321]*-1" office:value-type="float" office:value="0.021778" calcext:value-type="float">
            <text:p>0.021778</text:p>
          </table:table-cell>
          <table:table-cell table:formula="of:=[.M321]*-1" office:value-type="float" office:value="0.089408" calcext:value-type="float">
            <text:p>0.089408</text:p>
          </table:table-cell>
          <table:table-cell table:formula="of:=([.K321])*(2.23435203765647)+(0.035482883974399)" office:value-type="float" office:value="0.0613834927949128" calcext:value-type="float">
            <text:p>0.0613834928</text:p>
          </table:table-cell>
          <table:table-cell table:formula="of:=([.M321])*(0.639359760687662)+(-0.019962373867579)" office:value-type="float" office:value="-0.0771262513511415" calcext:value-type="float">
            <text:p>-0.0771262514</text:p>
          </table:table-cell>
          <table:table-cell table:formula="of:=([.L321])*(1.26097813916405)+(0.272428916854381)" office:value-type="float" office:value="0.283164884731224" calcext:value-type="float">
            <text:p>0.283164884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2]" office:value-type="float" office:value="-0.021781" calcext:value-type="float">
            <text:p>-0.021781</text:p>
          </table:table-cell>
          <table:table-cell table:formula="of:=[Datos_MoCap.B322]" office:value-type="float" office:value="0.067209" calcext:value-type="float">
            <text:p>0.067209</text:p>
          </table:table-cell>
          <table:table-cell table:formula="of:=[Datos_MoCap.C322]" office:value-type="float" office:value="0.213115" calcext:value-type="float">
            <text:p>0.213115</text:p>
          </table:table-cell>
          <table:table-cell table:formula="of:=[Datos_MoCap.D322]" office:value-type="float" office:value="0.011573" calcext:value-type="float">
            <text:p>0.011573</text:p>
          </table:table-cell>
          <table:table-cell table:formula="of:=[Datos_MoCap.F322]" office:value-type="float" office:value="0.008571" calcext:value-type="float">
            <text:p>0.008571</text:p>
          </table:table-cell>
          <table:table-cell table:formula="of:=[Datos_MoCap.E322]" office:value-type="float" office:value="-0.089417" calcext:value-type="float">
            <text:p>-0.089417</text:p>
          </table:table-cell>
          <table:table-cell/>
          <table:table-cell table:formula="of:=([.H322])*(-0.023914362365637)+(-0.0065790614509)" office:value-type="float" office:value="-0.00605818272421406" calcext:value-type="float">
            <text:p>-0.0060581827</text:p>
          </table:table-cell>
          <table:table-cell table:formula="of:=([.J322])*(-0.205408122286256)+(0.109782283331548)" office:value-type="float" office:value="0.0660067313505126" calcext:value-type="float">
            <text:p>0.0660067314</text:p>
          </table:table-cell>
          <table:table-cell table:formula="of:=([.I322])*(0.310792688230763)+(-0.016510592847898)" office:value-type="float" office:value="0.00437747293540335" calcext:value-type="float">
            <text:p>0.0043774729</text:p>
          </table:table-cell>
          <table:table-cell table:formula="of:=[.H322]*-1" office:value-type="float" office:value="0.021781" calcext:value-type="float">
            <text:p>0.021781</text:p>
          </table:table-cell>
          <table:table-cell table:formula="of:=[.M322]*-1" office:value-type="float" office:value="0.089417" calcext:value-type="float">
            <text:p>0.089417</text:p>
          </table:table-cell>
          <table:table-cell table:formula="of:=([.K322])*(2.23435203765647)+(0.035482883974399)" office:value-type="float" office:value="0.0613410401061973" calcext:value-type="float">
            <text:p>0.0613410401</text:p>
          </table:table-cell>
          <table:table-cell table:formula="of:=([.M322])*(0.639359760687662)+(-0.019962373867579)" office:value-type="float" office:value="-0.0771320055889877" calcext:value-type="float">
            <text:p>-0.0771320056</text:p>
          </table:table-cell>
          <table:table-cell table:formula="of:=([.L322])*(1.26097813916405)+(0.272428916854381)" office:value-type="float" office:value="0.283236760485156" calcext:value-type="float">
            <text:p>0.283236760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3]" office:value-type="float" office:value="-0.02179" calcext:value-type="float">
            <text:p>-0.02179</text:p>
          </table:table-cell>
          <table:table-cell table:formula="of:=[Datos_MoCap.B323]" office:value-type="float" office:value="0.067215" calcext:value-type="float">
            <text:p>0.067215</text:p>
          </table:table-cell>
          <table:table-cell table:formula="of:=[Datos_MoCap.C323]" office:value-type="float" office:value="0.213112" calcext:value-type="float">
            <text:p>0.213112</text:p>
          </table:table-cell>
          <table:table-cell table:formula="of:=[Datos_MoCap.D323]" office:value-type="float" office:value="0.011573" calcext:value-type="float">
            <text:p>0.011573</text:p>
          </table:table-cell>
          <table:table-cell table:formula="of:=[Datos_MoCap.F323]" office:value-type="float" office:value="0.008654" calcext:value-type="float">
            <text:p>0.008654</text:p>
          </table:table-cell>
          <table:table-cell table:formula="of:=[Datos_MoCap.E323]" office:value-type="float" office:value="-0.089378" calcext:value-type="float">
            <text:p>-0.089378</text:p>
          </table:table-cell>
          <table:table-cell/>
          <table:table-cell table:formula="of:=([.H323])*(-0.023914362365637)+(-0.0065790614509)" office:value-type="float" office:value="-0.00605796749495277" calcext:value-type="float">
            <text:p>-0.0060579675</text:p>
          </table:table-cell>
          <table:table-cell table:formula="of:=([.J323])*(-0.205408122286256)+(0.109782283331548)" office:value-type="float" office:value="0.0660073475748794" calcext:value-type="float">
            <text:p>0.0660073476</text:p>
          </table:table-cell>
          <table:table-cell table:formula="of:=([.I323])*(0.310792688230763)+(-0.016510592847898)" office:value-type="float" office:value="0.00437933769153273" calcext:value-type="float">
            <text:p>0.0043793377</text:p>
          </table:table-cell>
          <table:table-cell table:formula="of:=[.H323]*-1" office:value-type="float" office:value="0.02179" calcext:value-type="float">
            <text:p>0.02179</text:p>
          </table:table-cell>
          <table:table-cell table:formula="of:=[.M323]*-1" office:value-type="float" office:value="0.089378" calcext:value-type="float">
            <text:p>0.089378</text:p>
          </table:table-cell>
          <table:table-cell table:formula="of:=([.K323])*(2.23435203765647)+(0.035482883974399)" office:value-type="float" office:value="0.0613410401061973" calcext:value-type="float">
            <text:p>0.0613410401</text:p>
          </table:table-cell>
          <table:table-cell table:formula="of:=([.M323])*(0.639359760687662)+(-0.019962373867579)" office:value-type="float" office:value="-0.0771070705583209" calcext:value-type="float">
            <text:p>-0.0771070706</text:p>
          </table:table-cell>
          <table:table-cell table:formula="of:=([.L323])*(1.26097813916405)+(0.272428916854381)" office:value-type="float" office:value="0.283341421670707" calcext:value-type="float">
            <text:p>0.283341421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4]" office:value-type="float" office:value="-0.021799" calcext:value-type="float">
            <text:p>-0.021799</text:p>
          </table:table-cell>
          <table:table-cell table:formula="of:=[Datos_MoCap.B324]" office:value-type="float" office:value="0.067229" calcext:value-type="float">
            <text:p>0.067229</text:p>
          </table:table-cell>
          <table:table-cell table:formula="of:=[Datos_MoCap.C324]" office:value-type="float" office:value="0.21312" calcext:value-type="float">
            <text:p>0.21312</text:p>
          </table:table-cell>
          <table:table-cell table:formula="of:=[Datos_MoCap.D324]" office:value-type="float" office:value="0.011625" calcext:value-type="float">
            <text:p>0.011625</text:p>
          </table:table-cell>
          <table:table-cell table:formula="of:=[Datos_MoCap.F324]" office:value-type="float" office:value="0.008692" calcext:value-type="float">
            <text:p>0.008692</text:p>
          </table:table-cell>
          <table:table-cell table:formula="of:=[Datos_MoCap.E324]" office:value-type="float" office:value="-0.089373" calcext:value-type="float">
            <text:p>-0.089373</text:p>
          </table:table-cell>
          <table:table-cell/>
          <table:table-cell table:formula="of:=([.H324])*(-0.023914362365637)+(-0.0065790614509)" office:value-type="float" office:value="-0.00605775226569148" calcext:value-type="float">
            <text:p>-0.0060577523</text:p>
          </table:table-cell>
          <table:table-cell table:formula="of:=([.J324])*(-0.205408122286256)+(0.109782283331548)" office:value-type="float" office:value="0.0660057043099011" calcext:value-type="float">
            <text:p>0.0660057043</text:p>
          </table:table-cell>
          <table:table-cell table:formula="of:=([.I324])*(0.310792688230763)+(-0.016510592847898)" office:value-type="float" office:value="0.00438368878916796" calcext:value-type="float">
            <text:p>0.0043836888</text:p>
          </table:table-cell>
          <table:table-cell table:formula="of:=[.H324]*-1" office:value-type="float" office:value="0.021799" calcext:value-type="float">
            <text:p>0.021799</text:p>
          </table:table-cell>
          <table:table-cell table:formula="of:=[.M324]*-1" office:value-type="float" office:value="0.089373" calcext:value-type="float">
            <text:p>0.089373</text:p>
          </table:table-cell>
          <table:table-cell table:formula="of:=([.K324])*(2.23435203765647)+(0.035482883974399)" office:value-type="float" office:value="0.0614572264121555" calcext:value-type="float">
            <text:p>0.0614572264</text:p>
          </table:table-cell>
          <table:table-cell table:formula="of:=([.M324])*(0.639359760687662)+(-0.019962373867579)" office:value-type="float" office:value="-0.0771038737595174" calcext:value-type="float">
            <text:p>-0.0771038738</text:p>
          </table:table-cell>
          <table:table-cell table:formula="of:=([.L324])*(1.26097813916405)+(0.272428916854381)" office:value-type="float" office:value="0.283389338839995" calcext:value-type="float">
            <text:p>0.283389338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5]" office:value-type="float" office:value="-0.021811" calcext:value-type="float">
            <text:p>-0.021811</text:p>
          </table:table-cell>
          <table:table-cell table:formula="of:=[Datos_MoCap.B325]" office:value-type="float" office:value="0.067221" calcext:value-type="float">
            <text:p>0.067221</text:p>
          </table:table-cell>
          <table:table-cell table:formula="of:=[Datos_MoCap.C325]" office:value-type="float" office:value="0.213119" calcext:value-type="float">
            <text:p>0.213119</text:p>
          </table:table-cell>
          <table:table-cell table:formula="of:=[Datos_MoCap.D325]" office:value-type="float" office:value="0.011646" calcext:value-type="float">
            <text:p>0.011646</text:p>
          </table:table-cell>
          <table:table-cell table:formula="of:=[Datos_MoCap.F325]" office:value-type="float" office:value="0.008739" calcext:value-type="float">
            <text:p>0.008739</text:p>
          </table:table-cell>
          <table:table-cell table:formula="of:=[Datos_MoCap.E325]" office:value-type="float" office:value="-0.089377" calcext:value-type="float">
            <text:p>-0.089377</text:p>
          </table:table-cell>
          <table:table-cell/>
          <table:table-cell table:formula="of:=([.H325])*(-0.023914362365637)+(-0.0065790614509)" office:value-type="float" office:value="-0.00605746529334309" calcext:value-type="float">
            <text:p>-0.0060574653</text:p>
          </table:table-cell>
          <table:table-cell table:formula="of:=([.J325])*(-0.205408122286256)+(0.109782283331548)" office:value-type="float" office:value="0.0660059097180234" calcext:value-type="float">
            <text:p>0.0660059097</text:p>
          </table:table-cell>
          <table:table-cell table:formula="of:=([.I325])*(0.310792688230763)+(-0.016510592847898)" office:value-type="float" office:value="0.00438120244766212" calcext:value-type="float">
            <text:p>0.0043812024</text:p>
          </table:table-cell>
          <table:table-cell table:formula="of:=[.H325]*-1" office:value-type="float" office:value="0.021811" calcext:value-type="float">
            <text:p>0.021811</text:p>
          </table:table-cell>
          <table:table-cell table:formula="of:=[.M325]*-1" office:value-type="float" office:value="0.089377" calcext:value-type="float">
            <text:p>0.089377</text:p>
          </table:table-cell>
          <table:table-cell table:formula="of:=([.K325])*(2.23435203765647)+(0.035482883974399)" office:value-type="float" office:value="0.0615041478049463" calcext:value-type="float">
            <text:p>0.0615041478</text:p>
          </table:table-cell>
          <table:table-cell table:formula="of:=([.M325])*(0.639359760687662)+(-0.019962373867579)" office:value-type="float" office:value="-0.0771064311985602" calcext:value-type="float">
            <text:p>-0.0771064312</text:p>
          </table:table-cell>
          <table:table-cell table:formula="of:=([.L325])*(1.26097813916405)+(0.272428916854381)" office:value-type="float" office:value="0.283448604812536" calcext:value-type="float">
            <text:p>0.28344860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6]" office:value-type="float" office:value="-0.021824" calcext:value-type="float">
            <text:p>-0.021824</text:p>
          </table:table-cell>
          <table:table-cell table:formula="of:=[Datos_MoCap.B326]" office:value-type="float" office:value="0.067215" calcext:value-type="float">
            <text:p>0.067215</text:p>
          </table:table-cell>
          <table:table-cell table:formula="of:=[Datos_MoCap.C326]" office:value-type="float" office:value="0.213118" calcext:value-type="float">
            <text:p>0.213118</text:p>
          </table:table-cell>
          <table:table-cell table:formula="of:=[Datos_MoCap.D326]" office:value-type="float" office:value="0.011623" calcext:value-type="float">
            <text:p>0.011623</text:p>
          </table:table-cell>
          <table:table-cell table:formula="of:=[Datos_MoCap.F326]" office:value-type="float" office:value="0.008893" calcext:value-type="float">
            <text:p>0.008893</text:p>
          </table:table-cell>
          <table:table-cell table:formula="of:=[Datos_MoCap.E326]" office:value-type="float" office:value="-0.089361" calcext:value-type="float">
            <text:p>-0.089361</text:p>
          </table:table-cell>
          <table:table-cell/>
          <table:table-cell table:formula="of:=([.H326])*(-0.023914362365637)+(-0.0065790614509)" office:value-type="float" office:value="-0.00605715440663234" calcext:value-type="float">
            <text:p>-0.0060571544</text:p>
          </table:table-cell>
          <table:table-cell table:formula="of:=([.J326])*(-0.205408122286256)+(0.109782283331548)" office:value-type="float" office:value="0.0660061151261457" calcext:value-type="float">
            <text:p>0.0660061151</text:p>
          </table:table-cell>
          <table:table-cell table:formula="of:=([.I326])*(0.310792688230763)+(-0.016510592847898)" office:value-type="float" office:value="0.00437933769153273" calcext:value-type="float">
            <text:p>0.0043793377</text:p>
          </table:table-cell>
          <table:table-cell table:formula="of:=[.H326]*-1" office:value-type="float" office:value="0.021824" calcext:value-type="float">
            <text:p>0.021824</text:p>
          </table:table-cell>
          <table:table-cell table:formula="of:=[.M326]*-1" office:value-type="float" office:value="0.089361" calcext:value-type="float">
            <text:p>0.089361</text:p>
          </table:table-cell>
          <table:table-cell table:formula="of:=([.K326])*(2.23435203765647)+(0.035482883974399)" office:value-type="float" office:value="0.0614527577080802" calcext:value-type="float">
            <text:p>0.0614527577</text:p>
          </table:table-cell>
          <table:table-cell table:formula="of:=([.M326])*(0.639359760687662)+(-0.019962373867579)" office:value-type="float" office:value="-0.0770962014423892" calcext:value-type="float">
            <text:p>-0.0770962014</text:p>
          </table:table-cell>
          <table:table-cell table:formula="of:=([.L326])*(1.26097813916405)+(0.272428916854381)" office:value-type="float" office:value="0.283642795445967" calcext:value-type="float">
            <text:p>0.28364279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7]" office:value-type="float" office:value="-0.021845" calcext:value-type="float">
            <text:p>-0.021845</text:p>
          </table:table-cell>
          <table:table-cell table:formula="of:=[Datos_MoCap.B327]" office:value-type="float" office:value="0.067228" calcext:value-type="float">
            <text:p>0.067228</text:p>
          </table:table-cell>
          <table:table-cell table:formula="of:=[Datos_MoCap.C327]" office:value-type="float" office:value="0.213129" calcext:value-type="float">
            <text:p>0.213129</text:p>
          </table:table-cell>
          <table:table-cell table:formula="of:=[Datos_MoCap.D327]" office:value-type="float" office:value="0.01175" calcext:value-type="float">
            <text:p>0.01175</text:p>
          </table:table-cell>
          <table:table-cell table:formula="of:=[Datos_MoCap.F327]" office:value-type="float" office:value="0.008979" calcext:value-type="float">
            <text:p>0.008979</text:p>
          </table:table-cell>
          <table:table-cell table:formula="of:=[Datos_MoCap.E327]" office:value-type="float" office:value="-0.089356" calcext:value-type="float">
            <text:p>-0.089356</text:p>
          </table:table-cell>
          <table:table-cell/>
          <table:table-cell table:formula="of:=([.H327])*(-0.023914362365637)+(-0.0065790614509)" office:value-type="float" office:value="-0.00605665220502266" calcext:value-type="float">
            <text:p>-0.0060566522</text:p>
          </table:table-cell>
          <table:table-cell table:formula="of:=([.J327])*(-0.205408122286256)+(0.109782283331548)" office:value-type="float" office:value="0.0660038556368006" calcext:value-type="float">
            <text:p>0.0660038556</text:p>
          </table:table-cell>
          <table:table-cell table:formula="of:=([.I327])*(0.310792688230763)+(-0.016510592847898)" office:value-type="float" office:value="0.00438337799647973" calcext:value-type="float">
            <text:p>0.004383378</text:p>
          </table:table-cell>
          <table:table-cell table:formula="of:=[.H327]*-1" office:value-type="float" office:value="0.021845" calcext:value-type="float">
            <text:p>0.021845</text:p>
          </table:table-cell>
          <table:table-cell table:formula="of:=[.M327]*-1" office:value-type="float" office:value="0.089356" calcext:value-type="float">
            <text:p>0.089356</text:p>
          </table:table-cell>
          <table:table-cell table:formula="of:=([.K327])*(2.23435203765647)+(0.035482883974399)" office:value-type="float" office:value="0.0617365204168625" calcext:value-type="float">
            <text:p>0.0617365204</text:p>
          </table:table-cell>
          <table:table-cell table:formula="of:=([.M327])*(0.639359760687662)+(-0.019962373867579)" office:value-type="float" office:value="-0.0770930046435857" calcext:value-type="float">
            <text:p>-0.0770930046</text:p>
          </table:table-cell>
          <table:table-cell table:formula="of:=([.L327])*(1.26097813916405)+(0.272428916854381)" office:value-type="float" office:value="0.283751239565935" calcext:value-type="float">
            <text:p>0.28375123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8]" office:value-type="float" office:value="-0.021878" calcext:value-type="float">
            <text:p>-0.021878</text:p>
          </table:table-cell>
          <table:table-cell table:formula="of:=[Datos_MoCap.B328]" office:value-type="float" office:value="0.067246" calcext:value-type="float">
            <text:p>0.067246</text:p>
          </table:table-cell>
          <table:table-cell table:formula="of:=[Datos_MoCap.C328]" office:value-type="float" office:value="0.213112" calcext:value-type="float">
            <text:p>0.213112</text:p>
          </table:table-cell>
          <table:table-cell table:formula="of:=[Datos_MoCap.D328]" office:value-type="float" office:value="0.011784" calcext:value-type="float">
            <text:p>0.011784</text:p>
          </table:table-cell>
          <table:table-cell table:formula="of:=[Datos_MoCap.F328]" office:value-type="float" office:value="0.00909" calcext:value-type="float">
            <text:p>0.00909</text:p>
          </table:table-cell>
          <table:table-cell table:formula="of:=[Datos_MoCap.E328]" office:value-type="float" office:value="-0.089237" calcext:value-type="float">
            <text:p>-0.089237</text:p>
          </table:table-cell>
          <table:table-cell/>
          <table:table-cell table:formula="of:=([.H328])*(-0.023914362365637)+(-0.0065790614509)" office:value-type="float" office:value="-0.00605586303106459" calcext:value-type="float">
            <text:p>-0.006055863</text:p>
          </table:table-cell>
          <table:table-cell table:formula="of:=([.J328])*(-0.205408122286256)+(0.109782283331548)" office:value-type="float" office:value="0.0660073475748794" calcext:value-type="float">
            <text:p>0.0660073476</text:p>
          </table:table-cell>
          <table:table-cell table:formula="of:=([.I328])*(0.310792688230763)+(-0.016510592847898)" office:value-type="float" office:value="0.00438897226486789" calcext:value-type="float">
            <text:p>0.0043889723</text:p>
          </table:table-cell>
          <table:table-cell table:formula="of:=[.H328]*-1" office:value-type="float" office:value="0.021878" calcext:value-type="float">
            <text:p>0.021878</text:p>
          </table:table-cell>
          <table:table-cell table:formula="of:=[.M328]*-1" office:value-type="float" office:value="0.089237" calcext:value-type="float">
            <text:p>0.089237</text:p>
          </table:table-cell>
          <table:table-cell table:formula="of:=([.K328])*(2.23435203765647)+(0.035482883974399)" office:value-type="float" office:value="0.0618124883861429" calcext:value-type="float">
            <text:p>0.0618124884</text:p>
          </table:table-cell>
          <table:table-cell table:formula="of:=([.M328])*(0.639359760687662)+(-0.019962373867579)" office:value-type="float" office:value="-0.0770169208320639" calcext:value-type="float">
            <text:p>-0.0770169208</text:p>
          </table:table-cell>
          <table:table-cell table:formula="of:=([.L328])*(1.26097813916405)+(0.272428916854381)" office:value-type="float" office:value="0.283891208139382" calcext:value-type="float">
            <text:p>0.28389120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29]" office:value-type="float" office:value="-0.021884" calcext:value-type="float">
            <text:p>-0.021884</text:p>
          </table:table-cell>
          <table:table-cell table:formula="of:=[Datos_MoCap.B329]" office:value-type="float" office:value="0.067246" calcext:value-type="float">
            <text:p>0.067246</text:p>
          </table:table-cell>
          <table:table-cell table:formula="of:=[Datos_MoCap.C329]" office:value-type="float" office:value="0.213105" calcext:value-type="float">
            <text:p>0.213105</text:p>
          </table:table-cell>
          <table:table-cell table:formula="of:=[Datos_MoCap.D329]" office:value-type="float" office:value="0.011764" calcext:value-type="float">
            <text:p>0.011764</text:p>
          </table:table-cell>
          <table:table-cell table:formula="of:=[Datos_MoCap.F329]" office:value-type="float" office:value="0.009184" calcext:value-type="float">
            <text:p>0.009184</text:p>
          </table:table-cell>
          <table:table-cell table:formula="of:=[Datos_MoCap.E329]" office:value-type="float" office:value="-0.089198" calcext:value-type="float">
            <text:p>-0.089198</text:p>
          </table:table-cell>
          <table:table-cell/>
          <table:table-cell table:formula="of:=([.H329])*(-0.023914362365637)+(-0.0065790614509)" office:value-type="float" office:value="-0.0060557195448904" calcext:value-type="float">
            <text:p>-0.0060557195</text:p>
          </table:table-cell>
          <table:table-cell table:formula="of:=([.J329])*(-0.205408122286256)+(0.109782283331548)" office:value-type="float" office:value="0.0660087854317354" calcext:value-type="float">
            <text:p>0.0660087854</text:p>
          </table:table-cell>
          <table:table-cell table:formula="of:=([.I329])*(0.310792688230763)+(-0.016510592847898)" office:value-type="float" office:value="0.00438897226486789" calcext:value-type="float">
            <text:p>0.0043889723</text:p>
          </table:table-cell>
          <table:table-cell table:formula="of:=[.H329]*-1" office:value-type="float" office:value="0.021884" calcext:value-type="float">
            <text:p>0.021884</text:p>
          </table:table-cell>
          <table:table-cell table:formula="of:=[.M329]*-1" office:value-type="float" office:value="0.089198" calcext:value-type="float">
            <text:p>0.089198</text:p>
          </table:table-cell>
          <table:table-cell table:formula="of:=([.K329])*(2.23435203765647)+(0.035482883974399)" office:value-type="float" office:value="0.0617678013453897" calcext:value-type="float">
            <text:p>0.0617678013</text:p>
          </table:table-cell>
          <table:table-cell table:formula="of:=([.M329])*(0.639359760687662)+(-0.019962373867579)" office:value-type="float" office:value="-0.0769919858013971" calcext:value-type="float">
            <text:p>-0.0769919858</text:p>
          </table:table-cell>
          <table:table-cell table:formula="of:=([.L329])*(1.26097813916405)+(0.272428916854381)" office:value-type="float" office:value="0.284009740084464" calcext:value-type="float">
            <text:p>0.28400974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0]" office:value-type="float" office:value="-0.021899" calcext:value-type="float">
            <text:p>-0.021899</text:p>
          </table:table-cell>
          <table:table-cell table:formula="of:=[Datos_MoCap.B330]" office:value-type="float" office:value="0.067273" calcext:value-type="float">
            <text:p>0.067273</text:p>
          </table:table-cell>
          <table:table-cell table:formula="of:=[Datos_MoCap.C330]" office:value-type="float" office:value="0.213116" calcext:value-type="float">
            <text:p>0.213116</text:p>
          </table:table-cell>
          <table:table-cell table:formula="of:=[Datos_MoCap.D330]" office:value-type="float" office:value="0.011803" calcext:value-type="float">
            <text:p>0.011803</text:p>
          </table:table-cell>
          <table:table-cell table:formula="of:=[Datos_MoCap.F330]" office:value-type="float" office:value="0.009269" calcext:value-type="float">
            <text:p>0.009269</text:p>
          </table:table-cell>
          <table:table-cell table:formula="of:=[Datos_MoCap.E330]" office:value-type="float" office:value="-0.089222" calcext:value-type="float">
            <text:p>-0.089222</text:p>
          </table:table-cell>
          <table:table-cell/>
          <table:table-cell table:formula="of:=([.H330])*(-0.023914362365637)+(-0.0065790614509)" office:value-type="float" office:value="-0.00605536082945492" calcext:value-type="float">
            <text:p>-0.0060553608</text:p>
          </table:table-cell>
          <table:table-cell table:formula="of:=([.J330])*(-0.205408122286256)+(0.109782283331548)" office:value-type="float" office:value="0.0660065259423903" calcext:value-type="float">
            <text:p>0.0660065259</text:p>
          </table:table-cell>
          <table:table-cell table:formula="of:=([.I330])*(0.310792688230763)+(-0.016510592847898)" office:value-type="float" office:value="0.00439736366745012" calcext:value-type="float">
            <text:p>0.0043973637</text:p>
          </table:table-cell>
          <table:table-cell table:formula="of:=[.H330]*-1" office:value-type="float" office:value="0.021899" calcext:value-type="float">
            <text:p>0.021899</text:p>
          </table:table-cell>
          <table:table-cell table:formula="of:=[.M330]*-1" office:value-type="float" office:value="0.089222" calcext:value-type="float">
            <text:p>0.089222</text:p>
          </table:table-cell>
          <table:table-cell table:formula="of:=([.K330])*(2.23435203765647)+(0.035482883974399)" office:value-type="float" office:value="0.0618549410748583" calcext:value-type="float">
            <text:p>0.0618549411</text:p>
          </table:table-cell>
          <table:table-cell table:formula="of:=([.M330])*(0.639359760687662)+(-0.019962373867579)" office:value-type="float" office:value="-0.0770073304356536" calcext:value-type="float">
            <text:p>-0.0770073304</text:p>
          </table:table-cell>
          <table:table-cell table:formula="of:=([.L330])*(1.26097813916405)+(0.272428916854381)" office:value-type="float" office:value="0.284116923226293" calcext:value-type="float">
            <text:p>0.28411692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1]" office:value-type="float" office:value="-0.021903" calcext:value-type="float">
            <text:p>-0.021903</text:p>
          </table:table-cell>
          <table:table-cell table:formula="of:=[Datos_MoCap.B331]" office:value-type="float" office:value="0.067274" calcext:value-type="float">
            <text:p>0.067274</text:p>
          </table:table-cell>
          <table:table-cell table:formula="of:=[Datos_MoCap.C331]" office:value-type="float" office:value="0.213119" calcext:value-type="float">
            <text:p>0.213119</text:p>
          </table:table-cell>
          <table:table-cell table:formula="of:=[Datos_MoCap.D331]" office:value-type="float" office:value="0.011844" calcext:value-type="float">
            <text:p>0.011844</text:p>
          </table:table-cell>
          <table:table-cell table:formula="of:=[Datos_MoCap.F331]" office:value-type="float" office:value="0.009325" calcext:value-type="float">
            <text:p>0.009325</text:p>
          </table:table-cell>
          <table:table-cell table:formula="of:=[Datos_MoCap.E331]" office:value-type="float" office:value="-0.08922" calcext:value-type="float">
            <text:p>-0.08922</text:p>
          </table:table-cell>
          <table:table-cell/>
          <table:table-cell table:formula="of:=([.H331])*(-0.023914362365637)+(-0.0065790614509)" office:value-type="float" office:value="-0.00605526517200545" calcext:value-type="float">
            <text:p>-0.0060552652</text:p>
          </table:table-cell>
          <table:table-cell table:formula="of:=([.J331])*(-0.205408122286256)+(0.109782283331548)" office:value-type="float" office:value="0.0660059097180234" calcext:value-type="float">
            <text:p>0.0660059097</text:p>
          </table:table-cell>
          <table:table-cell table:formula="of:=([.I331])*(0.310792688230763)+(-0.016510592847898)" office:value-type="float" office:value="0.00439767446013835" calcext:value-type="float">
            <text:p>0.0043976745</text:p>
          </table:table-cell>
          <table:table-cell table:formula="of:=[.H331]*-1" office:value-type="float" office:value="0.021903" calcext:value-type="float">
            <text:p>0.021903</text:p>
          </table:table-cell>
          <table:table-cell table:formula="of:=[.M331]*-1" office:value-type="float" office:value="0.08922" calcext:value-type="float">
            <text:p>0.08922</text:p>
          </table:table-cell>
          <table:table-cell table:formula="of:=([.K331])*(2.23435203765647)+(0.035482883974399)" office:value-type="float" office:value="0.0619465495084022" calcext:value-type="float">
            <text:p>0.0619465495</text:p>
          </table:table-cell>
          <table:table-cell table:formula="of:=([.M331])*(0.639359760687662)+(-0.019962373867579)" office:value-type="float" office:value="-0.0770060517161322" calcext:value-type="float">
            <text:p>-0.0770060517</text:p>
          </table:table-cell>
          <table:table-cell table:formula="of:=([.L331])*(1.26097813916405)+(0.272428916854381)" office:value-type="float" office:value="0.284187538002086" calcext:value-type="float">
            <text:p>0.2841875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2]" office:value-type="float" office:value="-0.021903" calcext:value-type="float">
            <text:p>-0.021903</text:p>
          </table:table-cell>
          <table:table-cell table:formula="of:=[Datos_MoCap.B332]" office:value-type="float" office:value="0.067265" calcext:value-type="float">
            <text:p>0.067265</text:p>
          </table:table-cell>
          <table:table-cell table:formula="of:=[Datos_MoCap.C332]" office:value-type="float" office:value="0.213114" calcext:value-type="float">
            <text:p>0.213114</text:p>
          </table:table-cell>
          <table:table-cell table:formula="of:=[Datos_MoCap.D332]" office:value-type="float" office:value="0.011796" calcext:value-type="float">
            <text:p>0.011796</text:p>
          </table:table-cell>
          <table:table-cell table:formula="of:=[Datos_MoCap.F332]" office:value-type="float" office:value="0.009377" calcext:value-type="float">
            <text:p>0.009377</text:p>
          </table:table-cell>
          <table:table-cell table:formula="of:=[Datos_MoCap.E332]" office:value-type="float" office:value="-0.089201" calcext:value-type="float">
            <text:p>-0.089201</text:p>
          </table:table-cell>
          <table:table-cell/>
          <table:table-cell table:formula="of:=([.H332])*(-0.023914362365637)+(-0.0065790614509)" office:value-type="float" office:value="-0.00605526517200545" calcext:value-type="float">
            <text:p>-0.0060552652</text:p>
          </table:table-cell>
          <table:table-cell table:formula="of:=([.J332])*(-0.205408122286256)+(0.109782283331548)" office:value-type="float" office:value="0.0660069367586348" calcext:value-type="float">
            <text:p>0.0660069368</text:p>
          </table:table-cell>
          <table:table-cell table:formula="of:=([.I332])*(0.310792688230763)+(-0.016510592847898)" office:value-type="float" office:value="0.00439487732594427" calcext:value-type="float">
            <text:p>0.0043948773</text:p>
          </table:table-cell>
          <table:table-cell table:formula="of:=[.H332]*-1" office:value-type="float" office:value="0.021903" calcext:value-type="float">
            <text:p>0.021903</text:p>
          </table:table-cell>
          <table:table-cell table:formula="of:=[.M332]*-1" office:value-type="float" office:value="0.089201" calcext:value-type="float">
            <text:p>0.089201</text:p>
          </table:table-cell>
          <table:table-cell table:formula="of:=([.K332])*(2.23435203765647)+(0.035482883974399)" office:value-type="float" office:value="0.0618393006105947" calcext:value-type="float">
            <text:p>0.0618393006</text:p>
          </table:table-cell>
          <table:table-cell table:formula="of:=([.M332])*(0.639359760687662)+(-0.019962373867579)" office:value-type="float" office:value="-0.0769939038806791" calcext:value-type="float">
            <text:p>-0.0769939039</text:p>
          </table:table-cell>
          <table:table-cell table:formula="of:=([.L332])*(1.26097813916405)+(0.272428916854381)" office:value-type="float" office:value="0.284253108865322" calcext:value-type="float">
            <text:p>0.284253108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3]" office:value-type="float" office:value="-0.021904" calcext:value-type="float">
            <text:p>-0.021904</text:p>
          </table:table-cell>
          <table:table-cell table:formula="of:=[Datos_MoCap.B333]" office:value-type="float" office:value="0.067273" calcext:value-type="float">
            <text:p>0.067273</text:p>
          </table:table-cell>
          <table:table-cell table:formula="of:=[Datos_MoCap.C333]" office:value-type="float" office:value="0.213117" calcext:value-type="float">
            <text:p>0.213117</text:p>
          </table:table-cell>
          <table:table-cell table:formula="of:=[Datos_MoCap.D333]" office:value-type="float" office:value="0.011834" calcext:value-type="float">
            <text:p>0.011834</text:p>
          </table:table-cell>
          <table:table-cell table:formula="of:=[Datos_MoCap.F333]" office:value-type="float" office:value="0.009367" calcext:value-type="float">
            <text:p>0.009367</text:p>
          </table:table-cell>
          <table:table-cell table:formula="of:=[Datos_MoCap.E333]" office:value-type="float" office:value="-0.089209" calcext:value-type="float">
            <text:p>-0.089209</text:p>
          </table:table-cell>
          <table:table-cell/>
          <table:table-cell table:formula="of:=([.H333])*(-0.023914362365637)+(-0.0065790614509)" office:value-type="float" office:value="-0.00605524125764309" calcext:value-type="float">
            <text:p>-0.0060552413</text:p>
          </table:table-cell>
          <table:table-cell table:formula="of:=([.J333])*(-0.205408122286256)+(0.109782283331548)" office:value-type="float" office:value="0.066006320534268" calcext:value-type="float">
            <text:p>0.0660063205</text:p>
          </table:table-cell>
          <table:table-cell table:formula="of:=([.I333])*(0.310792688230763)+(-0.016510592847898)" office:value-type="float" office:value="0.00439736366745012" calcext:value-type="float">
            <text:p>0.0043973637</text:p>
          </table:table-cell>
          <table:table-cell table:formula="of:=[.H333]*-1" office:value-type="float" office:value="0.021904" calcext:value-type="float">
            <text:p>0.021904</text:p>
          </table:table-cell>
          <table:table-cell table:formula="of:=[.M333]*-1" office:value-type="float" office:value="0.089209" calcext:value-type="float">
            <text:p>0.089209</text:p>
          </table:table-cell>
          <table:table-cell table:formula="of:=([.K333])*(2.23435203765647)+(0.035482883974399)" office:value-type="float" office:value="0.0619242059880257" calcext:value-type="float">
            <text:p>0.061924206</text:p>
          </table:table-cell>
          <table:table-cell table:formula="of:=([.M333])*(0.639359760687662)+(-0.019962373867579)" office:value-type="float" office:value="-0.0769990187587646" calcext:value-type="float">
            <text:p>-0.0769990188</text:p>
          </table:table-cell>
          <table:table-cell table:formula="of:=([.L333])*(1.26097813916405)+(0.272428916854381)" office:value-type="float" office:value="0.284240499083931" calcext:value-type="float">
            <text:p>0.28424049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4]" office:value-type="float" office:value="-0.021905" calcext:value-type="float">
            <text:p>-0.021905</text:p>
          </table:table-cell>
          <table:table-cell table:formula="of:=[Datos_MoCap.B334]" office:value-type="float" office:value="0.067283" calcext:value-type="float">
            <text:p>0.067283</text:p>
          </table:table-cell>
          <table:table-cell table:formula="of:=[Datos_MoCap.C334]" office:value-type="float" office:value="0.213119" calcext:value-type="float">
            <text:p>0.213119</text:p>
          </table:table-cell>
          <table:table-cell table:formula="of:=[Datos_MoCap.D334]" office:value-type="float" office:value="0.01184" calcext:value-type="float">
            <text:p>0.01184</text:p>
          </table:table-cell>
          <table:table-cell table:formula="of:=[Datos_MoCap.F334]" office:value-type="float" office:value="0.009357" calcext:value-type="float">
            <text:p>0.009357</text:p>
          </table:table-cell>
          <table:table-cell table:formula="of:=[Datos_MoCap.E334]" office:value-type="float" office:value="-0.089191" calcext:value-type="float">
            <text:p>-0.089191</text:p>
          </table:table-cell>
          <table:table-cell/>
          <table:table-cell table:formula="of:=([.H334])*(-0.023914362365637)+(-0.0065790614509)" office:value-type="float" office:value="-0.00605521734328072" calcext:value-type="float">
            <text:p>-0.0060552173</text:p>
          </table:table-cell>
          <table:table-cell table:formula="of:=([.J334])*(-0.205408122286256)+(0.109782283331548)" office:value-type="float" office:value="0.0660059097180234" calcext:value-type="float">
            <text:p>0.0660059097</text:p>
          </table:table-cell>
          <table:table-cell table:formula="of:=([.I334])*(0.310792688230763)+(-0.016510592847898)" office:value-type="float" office:value="0.00440047159433242" calcext:value-type="float">
            <text:p>0.0044004716</text:p>
          </table:table-cell>
          <table:table-cell table:formula="of:=[.H334]*-1" office:value-type="float" office:value="0.021905" calcext:value-type="float">
            <text:p>0.021905</text:p>
          </table:table-cell>
          <table:table-cell table:formula="of:=[.M334]*-1" office:value-type="float" office:value="0.089191" calcext:value-type="float">
            <text:p>0.089191</text:p>
          </table:table-cell>
          <table:table-cell table:formula="of:=([.K334])*(2.23435203765647)+(0.035482883974399)" office:value-type="float" office:value="0.0619376121002516" calcext:value-type="float">
            <text:p>0.0619376121</text:p>
          </table:table-cell>
          <table:table-cell table:formula="of:=([.M334])*(0.639359760687662)+(-0.019962373867579)" office:value-type="float" office:value="-0.0769875102830723" calcext:value-type="float">
            <text:p>-0.0769875103</text:p>
          </table:table-cell>
          <table:table-cell table:formula="of:=([.L334])*(1.26097813916405)+(0.272428916854381)" office:value-type="float" office:value="0.284227889302539" calcext:value-type="float">
            <text:p>0.284227889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5]" office:value-type="float" office:value="-0.021906" calcext:value-type="float">
            <text:p>-0.021906</text:p>
          </table:table-cell>
          <table:table-cell table:formula="of:=[Datos_MoCap.B335]" office:value-type="float" office:value="0.067279" calcext:value-type="float">
            <text:p>0.067279</text:p>
          </table:table-cell>
          <table:table-cell table:formula="of:=[Datos_MoCap.C335]" office:value-type="float" office:value="0.213106" calcext:value-type="float">
            <text:p>0.213106</text:p>
          </table:table-cell>
          <table:table-cell table:formula="of:=[Datos_MoCap.D335]" office:value-type="float" office:value="0.011801" calcext:value-type="float">
            <text:p>0.011801</text:p>
          </table:table-cell>
          <table:table-cell table:formula="of:=[Datos_MoCap.F335]" office:value-type="float" office:value="0.00935" calcext:value-type="float">
            <text:p>0.00935</text:p>
          </table:table-cell>
          <table:table-cell table:formula="of:=[Datos_MoCap.E335]" office:value-type="float" office:value="-0.089204" calcext:value-type="float">
            <text:p>-0.089204</text:p>
          </table:table-cell>
          <table:table-cell/>
          <table:table-cell table:formula="of:=([.H335])*(-0.023914362365637)+(-0.0065790614509)" office:value-type="float" office:value="-0.00605519342891836" calcext:value-type="float">
            <text:p>-0.0060551934</text:p>
          </table:table-cell>
          <table:table-cell table:formula="of:=([.J335])*(-0.205408122286256)+(0.109782283331548)" office:value-type="float" office:value="0.0660085800236131" calcext:value-type="float">
            <text:p>0.06600858</text:p>
          </table:table-cell>
          <table:table-cell table:formula="of:=([.I335])*(0.310792688230763)+(-0.016510592847898)" office:value-type="float" office:value="0.0043992284235795" calcext:value-type="float">
            <text:p>0.0043992284</text:p>
          </table:table-cell>
          <table:table-cell table:formula="of:=[.H335]*-1" office:value-type="float" office:value="0.021906" calcext:value-type="float">
            <text:p>0.021906</text:p>
          </table:table-cell>
          <table:table-cell table:formula="of:=[.M335]*-1" office:value-type="float" office:value="0.089204" calcext:value-type="float">
            <text:p>0.089204</text:p>
          </table:table-cell>
          <table:table-cell table:formula="of:=([.K335])*(2.23435203765647)+(0.035482883974399)" office:value-type="float" office:value="0.061850472370783" calcext:value-type="float">
            <text:p>0.0618504724</text:p>
          </table:table-cell>
          <table:table-cell table:formula="of:=([.M335])*(0.639359760687662)+(-0.019962373867579)" office:value-type="float" office:value="-0.0769958219599612" calcext:value-type="float">
            <text:p>-0.076995822</text:p>
          </table:table-cell>
          <table:table-cell table:formula="of:=([.L335])*(1.26097813916405)+(0.272428916854381)" office:value-type="float" office:value="0.284219062455565" calcext:value-type="float">
            <text:p>0.28421906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6]" office:value-type="float" office:value="-0.021905" calcext:value-type="float">
            <text:p>-0.021905</text:p>
          </table:table-cell>
          <table:table-cell table:formula="of:=[Datos_MoCap.B336]" office:value-type="float" office:value="0.067274" calcext:value-type="float">
            <text:p>0.067274</text:p>
          </table:table-cell>
          <table:table-cell table:formula="of:=[Datos_MoCap.C336]" office:value-type="float" office:value="0.213109" calcext:value-type="float">
            <text:p>0.213109</text:p>
          </table:table-cell>
          <table:table-cell table:formula="of:=[Datos_MoCap.D336]" office:value-type="float" office:value="0.011807" calcext:value-type="float">
            <text:p>0.011807</text:p>
          </table:table-cell>
          <table:table-cell table:formula="of:=[Datos_MoCap.F336]" office:value-type="float" office:value="0.00935" calcext:value-type="float">
            <text:p>0.00935</text:p>
          </table:table-cell>
          <table:table-cell table:formula="of:=[Datos_MoCap.E336]" office:value-type="float" office:value="-0.089196" calcext:value-type="float">
            <text:p>-0.089196</text:p>
          </table:table-cell>
          <table:table-cell/>
          <table:table-cell table:formula="of:=([.H336])*(-0.023914362365637)+(-0.0065790614509)" office:value-type="float" office:value="-0.00605521734328072" calcext:value-type="float">
            <text:p>-0.0060552173</text:p>
          </table:table-cell>
          <table:table-cell table:formula="of:=([.J336])*(-0.205408122286256)+(0.109782283331548)" office:value-type="float" office:value="0.0660079637992463" calcext:value-type="float">
            <text:p>0.0660079638</text:p>
          </table:table-cell>
          <table:table-cell table:formula="of:=([.I336])*(0.310792688230763)+(-0.016510592847898)" office:value-type="float" office:value="0.00439767446013835" calcext:value-type="float">
            <text:p>0.0043976745</text:p>
          </table:table-cell>
          <table:table-cell table:formula="of:=[.H336]*-1" office:value-type="float" office:value="0.021905" calcext:value-type="float">
            <text:p>0.021905</text:p>
          </table:table-cell>
          <table:table-cell table:formula="of:=[.M336]*-1" office:value-type="float" office:value="0.089196" calcext:value-type="float">
            <text:p>0.089196</text:p>
          </table:table-cell>
          <table:table-cell table:formula="of:=([.K336])*(2.23435203765647)+(0.035482883974399)" office:value-type="float" office:value="0.061863878483009" calcext:value-type="float">
            <text:p>0.0618638785</text:p>
          </table:table-cell>
          <table:table-cell table:formula="of:=([.M336])*(0.639359760687662)+(-0.019962373867579)" office:value-type="float" office:value="-0.0769907070818757" calcext:value-type="float">
            <text:p>-0.0769907071</text:p>
          </table:table-cell>
          <table:table-cell table:formula="of:=([.L336])*(1.26097813916405)+(0.272428916854381)" office:value-type="float" office:value="0.284219062455565" calcext:value-type="float">
            <text:p>0.284219062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7]" office:value-type="float" office:value="-0.021905" calcext:value-type="float">
            <text:p>-0.021905</text:p>
          </table:table-cell>
          <table:table-cell table:formula="of:=[Datos_MoCap.B337]" office:value-type="float" office:value="0.067284" calcext:value-type="float">
            <text:p>0.067284</text:p>
          </table:table-cell>
          <table:table-cell table:formula="of:=[Datos_MoCap.C337]" office:value-type="float" office:value="0.213116" calcext:value-type="float">
            <text:p>0.213116</text:p>
          </table:table-cell>
          <table:table-cell table:formula="of:=[Datos_MoCap.D337]" office:value-type="float" office:value="0.011767" calcext:value-type="float">
            <text:p>0.011767</text:p>
          </table:table-cell>
          <table:table-cell table:formula="of:=[Datos_MoCap.F337]" office:value-type="float" office:value="0.009322" calcext:value-type="float">
            <text:p>0.009322</text:p>
          </table:table-cell>
          <table:table-cell table:formula="of:=[Datos_MoCap.E337]" office:value-type="float" office:value="-0.089188" calcext:value-type="float">
            <text:p>-0.089188</text:p>
          </table:table-cell>
          <table:table-cell/>
          <table:table-cell table:formula="of:=([.H337])*(-0.023914362365637)+(-0.0065790614509)" office:value-type="float" office:value="-0.00605521734328072" calcext:value-type="float">
            <text:p>-0.0060552173</text:p>
          </table:table-cell>
          <table:table-cell table:formula="of:=([.J337])*(-0.205408122286256)+(0.109782283331548)" office:value-type="float" office:value="0.0660065259423903" calcext:value-type="float">
            <text:p>0.0660065259</text:p>
          </table:table-cell>
          <table:table-cell table:formula="of:=([.I337])*(0.310792688230763)+(-0.016510592847898)" office:value-type="float" office:value="0.00440078238702065" calcext:value-type="float">
            <text:p>0.0044007824</text:p>
          </table:table-cell>
          <table:table-cell table:formula="of:=[.H337]*-1" office:value-type="float" office:value="0.021905" calcext:value-type="float">
            <text:p>0.021905</text:p>
          </table:table-cell>
          <table:table-cell table:formula="of:=[.M337]*-1" office:value-type="float" office:value="0.089188" calcext:value-type="float">
            <text:p>0.089188</text:p>
          </table:table-cell>
          <table:table-cell table:formula="of:=([.K337])*(2.23435203765647)+(0.035482883974399)" office:value-type="float" office:value="0.0617745044015027" calcext:value-type="float">
            <text:p>0.0617745044</text:p>
          </table:table-cell>
          <table:table-cell table:formula="of:=([.M337])*(0.639359760687662)+(-0.019962373867579)" office:value-type="float" office:value="-0.0769855922037902" calcext:value-type="float">
            <text:p>-0.0769855922</text:p>
          </table:table-cell>
          <table:table-cell table:formula="of:=([.L337])*(1.26097813916405)+(0.272428916854381)" office:value-type="float" office:value="0.284183755067668" calcext:value-type="float">
            <text:p>0.284183755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8]" office:value-type="float" office:value="-0.021911" calcext:value-type="float">
            <text:p>-0.021911</text:p>
          </table:table-cell>
          <table:table-cell table:formula="of:=[Datos_MoCap.B338]" office:value-type="float" office:value="0.067265" calcext:value-type="float">
            <text:p>0.067265</text:p>
          </table:table-cell>
          <table:table-cell table:formula="of:=[Datos_MoCap.C338]" office:value-type="float" office:value="0.213111" calcext:value-type="float">
            <text:p>0.213111</text:p>
          </table:table-cell>
          <table:table-cell table:formula="of:=[Datos_MoCap.D338]" office:value-type="float" office:value="0.011744" calcext:value-type="float">
            <text:p>0.011744</text:p>
          </table:table-cell>
          <table:table-cell table:formula="of:=[Datos_MoCap.F338]" office:value-type="float" office:value="0.009344" calcext:value-type="float">
            <text:p>0.009344</text:p>
          </table:table-cell>
          <table:table-cell table:formula="of:=[Datos_MoCap.E338]" office:value-type="float" office:value="-0.08917" calcext:value-type="float">
            <text:p>-0.08917</text:p>
          </table:table-cell>
          <table:table-cell/>
          <table:table-cell table:formula="of:=([.H338])*(-0.023914362365637)+(-0.0065790614509)" office:value-type="float" office:value="-0.00605507385710653" calcext:value-type="float">
            <text:p>-0.0060550739</text:p>
          </table:table-cell>
          <table:table-cell table:formula="of:=([.J338])*(-0.205408122286256)+(0.109782283331548)" office:value-type="float" office:value="0.0660075529830017" calcext:value-type="float">
            <text:p>0.066007553</text:p>
          </table:table-cell>
          <table:table-cell table:formula="of:=([.I338])*(0.310792688230763)+(-0.016510592847898)" office:value-type="float" office:value="0.00439487732594427" calcext:value-type="float">
            <text:p>0.0043948773</text:p>
          </table:table-cell>
          <table:table-cell table:formula="of:=[.H338]*-1" office:value-type="float" office:value="0.021911" calcext:value-type="float">
            <text:p>0.021911</text:p>
          </table:table-cell>
          <table:table-cell table:formula="of:=[.M338]*-1" office:value-type="float" office:value="0.08917" calcext:value-type="float">
            <text:p>0.08917</text:p>
          </table:table-cell>
          <table:table-cell table:formula="of:=([.K338])*(2.23435203765647)+(0.035482883974399)" office:value-type="float" office:value="0.0617231143046366" calcext:value-type="float">
            <text:p>0.0617231143</text:p>
          </table:table-cell>
          <table:table-cell table:formula="of:=([.M338])*(0.639359760687662)+(-0.019962373867579)" office:value-type="float" office:value="-0.0769740837280978" calcext:value-type="float">
            <text:p>-0.0769740837</text:p>
          </table:table-cell>
          <table:table-cell table:formula="of:=([.L338])*(1.26097813916405)+(0.272428916854381)" office:value-type="float" office:value="0.28421149658673" calcext:value-type="float">
            <text:p>0.28421149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39]" office:value-type="float" office:value="-0.021911" calcext:value-type="float">
            <text:p>-0.021911</text:p>
          </table:table-cell>
          <table:table-cell table:formula="of:=[Datos_MoCap.B339]" office:value-type="float" office:value="0.067265" calcext:value-type="float">
            <text:p>0.067265</text:p>
          </table:table-cell>
          <table:table-cell table:formula="of:=[Datos_MoCap.C339]" office:value-type="float" office:value="0.213106" calcext:value-type="float">
            <text:p>0.213106</text:p>
          </table:table-cell>
          <table:table-cell table:formula="of:=[Datos_MoCap.D339]" office:value-type="float" office:value="0.011767" calcext:value-type="float">
            <text:p>0.011767</text:p>
          </table:table-cell>
          <table:table-cell table:formula="of:=[Datos_MoCap.F339]" office:value-type="float" office:value="0.009341" calcext:value-type="float">
            <text:p>0.009341</text:p>
          </table:table-cell>
          <table:table-cell table:formula="of:=[Datos_MoCap.E339]" office:value-type="float" office:value="-0.089174" calcext:value-type="float">
            <text:p>-0.089174</text:p>
          </table:table-cell>
          <table:table-cell/>
          <table:table-cell table:formula="of:=([.H339])*(-0.023914362365637)+(-0.0065790614509)" office:value-type="float" office:value="-0.00605507385710653" calcext:value-type="float">
            <text:p>-0.0060550739</text:p>
          </table:table-cell>
          <table:table-cell table:formula="of:=([.J339])*(-0.205408122286256)+(0.109782283331548)" office:value-type="float" office:value="0.0660085800236131" calcext:value-type="float">
            <text:p>0.06600858</text:p>
          </table:table-cell>
          <table:table-cell table:formula="of:=([.I339])*(0.310792688230763)+(-0.016510592847898)" office:value-type="float" office:value="0.00439487732594427" calcext:value-type="float">
            <text:p>0.0043948773</text:p>
          </table:table-cell>
          <table:table-cell table:formula="of:=[.H339]*-1" office:value-type="float" office:value="0.021911" calcext:value-type="float">
            <text:p>0.021911</text:p>
          </table:table-cell>
          <table:table-cell table:formula="of:=[.M339]*-1" office:value-type="float" office:value="0.089174" calcext:value-type="float">
            <text:p>0.089174</text:p>
          </table:table-cell>
          <table:table-cell table:formula="of:=([.K339])*(2.23435203765647)+(0.035482883974399)" office:value-type="float" office:value="0.0617745044015027" calcext:value-type="float">
            <text:p>0.0617745044</text:p>
          </table:table-cell>
          <table:table-cell table:formula="of:=([.M339])*(0.639359760687662)+(-0.019962373867579)" office:value-type="float" office:value="-0.0769766411671406" calcext:value-type="float">
            <text:p>-0.0769766412</text:p>
          </table:table-cell>
          <table:table-cell table:formula="of:=([.L339])*(1.26097813916405)+(0.272428916854381)" office:value-type="float" office:value="0.284207713652312" calcext:value-type="float">
            <text:p>0.28420771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0]" office:value-type="float" office:value="-0.021904" calcext:value-type="float">
            <text:p>-0.021904</text:p>
          </table:table-cell>
          <table:table-cell table:formula="of:=[Datos_MoCap.B340]" office:value-type="float" office:value="0.067274" calcext:value-type="float">
            <text:p>0.067274</text:p>
          </table:table-cell>
          <table:table-cell table:formula="of:=[Datos_MoCap.C340]" office:value-type="float" office:value="0.213113" calcext:value-type="float">
            <text:p>0.213113</text:p>
          </table:table-cell>
          <table:table-cell table:formula="of:=[Datos_MoCap.D340]" office:value-type="float" office:value="0.011828" calcext:value-type="float">
            <text:p>0.011828</text:p>
          </table:table-cell>
          <table:table-cell table:formula="of:=[Datos_MoCap.F340]" office:value-type="float" office:value="0.009354" calcext:value-type="float">
            <text:p>0.009354</text:p>
          </table:table-cell>
          <table:table-cell table:formula="of:=[Datos_MoCap.E340]" office:value-type="float" office:value="-0.089176" calcext:value-type="float">
            <text:p>-0.089176</text:p>
          </table:table-cell>
          <table:table-cell/>
          <table:table-cell table:formula="of:=([.H340])*(-0.023914362365637)+(-0.0065790614509)" office:value-type="float" office:value="-0.00605524125764309" calcext:value-type="float">
            <text:p>-0.0060552413</text:p>
          </table:table-cell>
          <table:table-cell table:formula="of:=([.J340])*(-0.205408122286256)+(0.109782283331548)" office:value-type="float" office:value="0.0660071421667571" calcext:value-type="float">
            <text:p>0.0660071422</text:p>
          </table:table-cell>
          <table:table-cell table:formula="of:=([.I340])*(0.310792688230763)+(-0.016510592847898)" office:value-type="float" office:value="0.00439767446013835" calcext:value-type="float">
            <text:p>0.0043976745</text:p>
          </table:table-cell>
          <table:table-cell table:formula="of:=[.H340]*-1" office:value-type="float" office:value="0.021904" calcext:value-type="float">
            <text:p>0.021904</text:p>
          </table:table-cell>
          <table:table-cell table:formula="of:=[.M340]*-1" office:value-type="float" office:value="0.089176" calcext:value-type="float">
            <text:p>0.089176</text:p>
          </table:table-cell>
          <table:table-cell table:formula="of:=([.K340])*(2.23435203765647)+(0.035482883974399)" office:value-type="float" office:value="0.0619107998757997" calcext:value-type="float">
            <text:p>0.0619107999</text:p>
          </table:table-cell>
          <table:table-cell table:formula="of:=([.M340])*(0.639359760687662)+(-0.019962373867579)" office:value-type="float" office:value="-0.0769779198866619" calcext:value-type="float">
            <text:p>-0.0769779199</text:p>
          </table:table-cell>
          <table:table-cell table:formula="of:=([.L340])*(1.26097813916405)+(0.272428916854381)" office:value-type="float" office:value="0.284224106368122" calcext:value-type="float">
            <text:p>0.28422410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1]" office:value-type="float" office:value="-0.021901" calcext:value-type="float">
            <text:p>-0.021901</text:p>
          </table:table-cell>
          <table:table-cell table:formula="of:=[Datos_MoCap.B341]" office:value-type="float" office:value="0.067275" calcext:value-type="float">
            <text:p>0.067275</text:p>
          </table:table-cell>
          <table:table-cell table:formula="of:=[Datos_MoCap.C341]" office:value-type="float" office:value="0.21311" calcext:value-type="float">
            <text:p>0.21311</text:p>
          </table:table-cell>
          <table:table-cell table:formula="of:=[Datos_MoCap.D341]" office:value-type="float" office:value="0.011806" calcext:value-type="float">
            <text:p>0.011806</text:p>
          </table:table-cell>
          <table:table-cell table:formula="of:=[Datos_MoCap.F341]" office:value-type="float" office:value="0.009346" calcext:value-type="float">
            <text:p>0.009346</text:p>
          </table:table-cell>
          <table:table-cell table:formula="of:=[Datos_MoCap.E341]" office:value-type="float" office:value="-0.089156" calcext:value-type="float">
            <text:p>-0.089156</text:p>
          </table:table-cell>
          <table:table-cell/>
          <table:table-cell table:formula="of:=([.H341])*(-0.023914362365637)+(-0.0065790614509)" office:value-type="float" office:value="-0.00605531300073019" calcext:value-type="float">
            <text:p>-0.006055313</text:p>
          </table:table-cell>
          <table:table-cell table:formula="of:=([.J341])*(-0.205408122286256)+(0.109782283331548)" office:value-type="float" office:value="0.066007758391124" calcext:value-type="float">
            <text:p>0.0660077584</text:p>
          </table:table-cell>
          <table:table-cell table:formula="of:=([.I341])*(0.310792688230763)+(-0.016510592847898)" office:value-type="float" office:value="0.00439798525282658" calcext:value-type="float">
            <text:p>0.0043979853</text:p>
          </table:table-cell>
          <table:table-cell table:formula="of:=[.H341]*-1" office:value-type="float" office:value="0.021901" calcext:value-type="float">
            <text:p>0.021901</text:p>
          </table:table-cell>
          <table:table-cell table:formula="of:=[.M341]*-1" office:value-type="float" office:value="0.089156" calcext:value-type="float">
            <text:p>0.089156</text:p>
          </table:table-cell>
          <table:table-cell table:formula="of:=([.K341])*(2.23435203765647)+(0.035482883974399)" office:value-type="float" office:value="0.0618616441309713" calcext:value-type="float">
            <text:p>0.0618616441</text:p>
          </table:table-cell>
          <table:table-cell table:formula="of:=([.M341])*(0.639359760687662)+(-0.019962373867579)" office:value-type="float" office:value="-0.0769651326914482" calcext:value-type="float">
            <text:p>-0.0769651327</text:p>
          </table:table-cell>
          <table:table-cell table:formula="of:=([.L341])*(1.26097813916405)+(0.272428916854381)" office:value-type="float" office:value="0.284214018543008" calcext:value-type="float">
            <text:p>0.284214018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2]" office:value-type="float" office:value="-0.021901" calcext:value-type="float">
            <text:p>-0.021901</text:p>
          </table:table-cell>
          <table:table-cell table:formula="of:=[Datos_MoCap.B342]" office:value-type="float" office:value="0.067269" calcext:value-type="float">
            <text:p>0.067269</text:p>
          </table:table-cell>
          <table:table-cell table:formula="of:=[Datos_MoCap.C342]" office:value-type="float" office:value="0.213105" calcext:value-type="float">
            <text:p>0.213105</text:p>
          </table:table-cell>
          <table:table-cell table:formula="of:=[Datos_MoCap.D342]" office:value-type="float" office:value="0.011767" calcext:value-type="float">
            <text:p>0.011767</text:p>
          </table:table-cell>
          <table:table-cell table:formula="of:=[Datos_MoCap.F342]" office:value-type="float" office:value="0.009332" calcext:value-type="float">
            <text:p>0.009332</text:p>
          </table:table-cell>
          <table:table-cell table:formula="of:=[Datos_MoCap.E342]" office:value-type="float" office:value="-0.089156" calcext:value-type="float">
            <text:p>-0.089156</text:p>
          </table:table-cell>
          <table:table-cell/>
          <table:table-cell table:formula="of:=([.H342])*(-0.023914362365637)+(-0.0065790614509)" office:value-type="float" office:value="-0.00605531300073019" calcext:value-type="float">
            <text:p>-0.006055313</text:p>
          </table:table-cell>
          <table:table-cell table:formula="of:=([.J342])*(-0.205408122286256)+(0.109782283331548)" office:value-type="float" office:value="0.0660087854317354" calcext:value-type="float">
            <text:p>0.0660087854</text:p>
          </table:table-cell>
          <table:table-cell table:formula="of:=([.I342])*(0.310792688230763)+(-0.016510592847898)" office:value-type="float" office:value="0.00439612049669719" calcext:value-type="float">
            <text:p>0.0043961205</text:p>
          </table:table-cell>
          <table:table-cell table:formula="of:=[.H342]*-1" office:value-type="float" office:value="0.021901" calcext:value-type="float">
            <text:p>0.021901</text:p>
          </table:table-cell>
          <table:table-cell table:formula="of:=[.M342]*-1" office:value-type="float" office:value="0.089156" calcext:value-type="float">
            <text:p>0.089156</text:p>
          </table:table-cell>
          <table:table-cell table:formula="of:=([.K342])*(2.23435203765647)+(0.035482883974399)" office:value-type="float" office:value="0.0617745044015027" calcext:value-type="float">
            <text:p>0.0617745044</text:p>
          </table:table-cell>
          <table:table-cell table:formula="of:=([.M342])*(0.639359760687662)+(-0.019962373867579)" office:value-type="float" office:value="-0.0769651326914482" calcext:value-type="float">
            <text:p>-0.0769651327</text:p>
          </table:table-cell>
          <table:table-cell table:formula="of:=([.L342])*(1.26097813916405)+(0.272428916854381)" office:value-type="float" office:value="0.28419636484906" calcext:value-type="float">
            <text:p>0.28419636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3]" office:value-type="float" office:value="-0.021898" calcext:value-type="float">
            <text:p>-0.021898</text:p>
          </table:table-cell>
          <table:table-cell table:formula="of:=[Datos_MoCap.B343]" office:value-type="float" office:value="0.067268" calcext:value-type="float">
            <text:p>0.067268</text:p>
          </table:table-cell>
          <table:table-cell table:formula="of:=[Datos_MoCap.C343]" office:value-type="float" office:value="0.213109" calcext:value-type="float">
            <text:p>0.213109</text:p>
          </table:table-cell>
          <table:table-cell table:formula="of:=[Datos_MoCap.D343]" office:value-type="float" office:value="0.011791" calcext:value-type="float">
            <text:p>0.011791</text:p>
          </table:table-cell>
          <table:table-cell table:formula="of:=[Datos_MoCap.F343]" office:value-type="float" office:value="0.009326" calcext:value-type="float">
            <text:p>0.009326</text:p>
          </table:table-cell>
          <table:table-cell table:formula="of:=[Datos_MoCap.E343]" office:value-type="float" office:value="-0.089154" calcext:value-type="float">
            <text:p>-0.089154</text:p>
          </table:table-cell>
          <table:table-cell/>
          <table:table-cell table:formula="of:=([.H343])*(-0.023914362365637)+(-0.0065790614509)" office:value-type="float" office:value="-0.00605538474381728" calcext:value-type="float">
            <text:p>-0.0060553847</text:p>
          </table:table-cell>
          <table:table-cell table:formula="of:=([.J343])*(-0.205408122286256)+(0.109782283331548)" office:value-type="float" office:value="0.0660079637992463" calcext:value-type="float">
            <text:p>0.0660079638</text:p>
          </table:table-cell>
          <table:table-cell table:formula="of:=([.I343])*(0.310792688230763)+(-0.016510592847898)" office:value-type="float" office:value="0.00439580970400896" calcext:value-type="float">
            <text:p>0.0043958097</text:p>
          </table:table-cell>
          <table:table-cell table:formula="of:=[.H343]*-1" office:value-type="float" office:value="0.021898" calcext:value-type="float">
            <text:p>0.021898</text:p>
          </table:table-cell>
          <table:table-cell table:formula="of:=[.M343]*-1" office:value-type="float" office:value="0.089154" calcext:value-type="float">
            <text:p>0.089154</text:p>
          </table:table-cell>
          <table:table-cell table:formula="of:=([.K343])*(2.23435203765647)+(0.035482883974399)" office:value-type="float" office:value="0.0618281288504064" calcext:value-type="float">
            <text:p>0.0618281289</text:p>
          </table:table-cell>
          <table:table-cell table:formula="of:=([.M343])*(0.639359760687662)+(-0.019962373867579)" office:value-type="float" office:value="-0.0769638539719268" calcext:value-type="float">
            <text:p>-0.076963854</text:p>
          </table:table-cell>
          <table:table-cell table:formula="of:=([.L343])*(1.26097813916405)+(0.272428916854381)" office:value-type="float" office:value="0.284188798980225" calcext:value-type="float">
            <text:p>0.2841887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4]" office:value-type="float" office:value="-0.021903" calcext:value-type="float">
            <text:p>-0.021903</text:p>
          </table:table-cell>
          <table:table-cell table:formula="of:=[Datos_MoCap.B344]" office:value-type="float" office:value="0.067267" calcext:value-type="float">
            <text:p>0.067267</text:p>
          </table:table-cell>
          <table:table-cell table:formula="of:=[Datos_MoCap.C344]" office:value-type="float" office:value="0.213105" calcext:value-type="float">
            <text:p>0.213105</text:p>
          </table:table-cell>
          <table:table-cell table:formula="of:=[Datos_MoCap.D344]" office:value-type="float" office:value="0.011759" calcext:value-type="float">
            <text:p>0.011759</text:p>
          </table:table-cell>
          <table:table-cell table:formula="of:=[Datos_MoCap.F344]" office:value-type="float" office:value="0.009308" calcext:value-type="float">
            <text:p>0.009308</text:p>
          </table:table-cell>
          <table:table-cell table:formula="of:=[Datos_MoCap.E344]" office:value-type="float" office:value="-0.08918" calcext:value-type="float">
            <text:p>-0.08918</text:p>
          </table:table-cell>
          <table:table-cell/>
          <table:table-cell table:formula="of:=([.H344])*(-0.023914362365637)+(-0.0065790614509)" office:value-type="float" office:value="-0.00605526517200545" calcext:value-type="float">
            <text:p>-0.0060552652</text:p>
          </table:table-cell>
          <table:table-cell table:formula="of:=([.J344])*(-0.205408122286256)+(0.109782283331548)" office:value-type="float" office:value="0.0660087854317354" calcext:value-type="float">
            <text:p>0.0660087854</text:p>
          </table:table-cell>
          <table:table-cell table:formula="of:=([.I344])*(0.310792688230763)+(-0.016510592847898)" office:value-type="float" office:value="0.00439549891132073" calcext:value-type="float">
            <text:p>0.0043954989</text:p>
          </table:table-cell>
          <table:table-cell table:formula="of:=[.H344]*-1" office:value-type="float" office:value="0.021903" calcext:value-type="float">
            <text:p>0.021903</text:p>
          </table:table-cell>
          <table:table-cell table:formula="of:=[.M344]*-1" office:value-type="float" office:value="0.08918" calcext:value-type="float">
            <text:p>0.08918</text:p>
          </table:table-cell>
          <table:table-cell table:formula="of:=([.K344])*(2.23435203765647)+(0.035482883974399)" office:value-type="float" office:value="0.0617566295852014" calcext:value-type="float">
            <text:p>0.0617566296</text:p>
          </table:table-cell>
          <table:table-cell table:formula="of:=([.M344])*(0.639359760687662)+(-0.019962373867579)" office:value-type="float" office:value="-0.0769804773257047" calcext:value-type="float">
            <text:p>-0.0769804773</text:p>
          </table:table-cell>
          <table:table-cell table:formula="of:=([.L344])*(1.26097813916405)+(0.272428916854381)" office:value-type="float" office:value="0.28416610137372" calcext:value-type="float">
            <text:p>0.28416610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5]" office:value-type="float" office:value="-0.021898" calcext:value-type="float">
            <text:p>-0.021898</text:p>
          </table:table-cell>
          <table:table-cell table:formula="of:=[Datos_MoCap.B345]" office:value-type="float" office:value="0.067264" calcext:value-type="float">
            <text:p>0.067264</text:p>
          </table:table-cell>
          <table:table-cell table:formula="of:=[Datos_MoCap.C345]" office:value-type="float" office:value="0.213098" calcext:value-type="float">
            <text:p>0.213098</text:p>
          </table:table-cell>
          <table:table-cell table:formula="of:=[Datos_MoCap.D345]" office:value-type="float" office:value="0.011709" calcext:value-type="float">
            <text:p>0.011709</text:p>
          </table:table-cell>
          <table:table-cell table:formula="of:=[Datos_MoCap.F345]" office:value-type="float" office:value="0.009298" calcext:value-type="float">
            <text:p>0.009298</text:p>
          </table:table-cell>
          <table:table-cell table:formula="of:=[Datos_MoCap.E345]" office:value-type="float" office:value="-0.089185" calcext:value-type="float">
            <text:p>-0.089185</text:p>
          </table:table-cell>
          <table:table-cell/>
          <table:table-cell table:formula="of:=([.H345])*(-0.023914362365637)+(-0.0065790614509)" office:value-type="float" office:value="-0.00605538474381728" calcext:value-type="float">
            <text:p>-0.0060553847</text:p>
          </table:table-cell>
          <table:table-cell table:formula="of:=([.J345])*(-0.205408122286256)+(0.109782283331548)" office:value-type="float" office:value="0.0660102232885914" calcext:value-type="float">
            <text:p>0.0660102233</text:p>
          </table:table-cell>
          <table:table-cell table:formula="of:=([.I345])*(0.310792688230763)+(-0.016510592847898)" office:value-type="float" office:value="0.00439456653325604" calcext:value-type="float">
            <text:p>0.0043945665</text:p>
          </table:table-cell>
          <table:table-cell table:formula="of:=[.H345]*-1" office:value-type="float" office:value="0.021898" calcext:value-type="float">
            <text:p>0.021898</text:p>
          </table:table-cell>
          <table:table-cell table:formula="of:=[.M345]*-1" office:value-type="float" office:value="0.089185" calcext:value-type="float">
            <text:p>0.089185</text:p>
          </table:table-cell>
          <table:table-cell table:formula="of:=([.K345])*(2.23435203765647)+(0.035482883974399)" office:value-type="float" office:value="0.0616449119833186" calcext:value-type="float">
            <text:p>0.061644912</text:p>
          </table:table-cell>
          <table:table-cell table:formula="of:=([.M345])*(0.639359760687662)+(-0.019962373867579)" office:value-type="float" office:value="-0.0769836741245081" calcext:value-type="float">
            <text:p>-0.0769836741</text:p>
          </table:table-cell>
          <table:table-cell table:formula="of:=([.L345])*(1.26097813916405)+(0.272428916854381)" office:value-type="float" office:value="0.284153491592328" calcext:value-type="float">
            <text:p>0.284153491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6]" office:value-type="float" office:value="-0.021891" calcext:value-type="float">
            <text:p>-0.021891</text:p>
          </table:table-cell>
          <table:table-cell table:formula="of:=[Datos_MoCap.B346]" office:value-type="float" office:value="0.067265" calcext:value-type="float">
            <text:p>0.067265</text:p>
          </table:table-cell>
          <table:table-cell table:formula="of:=[Datos_MoCap.C346]" office:value-type="float" office:value="0.213104" calcext:value-type="float">
            <text:p>0.213104</text:p>
          </table:table-cell>
          <table:table-cell table:formula="of:=[Datos_MoCap.D346]" office:value-type="float" office:value="0.011729" calcext:value-type="float">
            <text:p>0.011729</text:p>
          </table:table-cell>
          <table:table-cell table:formula="of:=[Datos_MoCap.F346]" office:value-type="float" office:value="0.009239" calcext:value-type="float">
            <text:p>0.009239</text:p>
          </table:table-cell>
          <table:table-cell table:formula="of:=[Datos_MoCap.E346]" office:value-type="float" office:value="-0.089176" calcext:value-type="float">
            <text:p>-0.089176</text:p>
          </table:table-cell>
          <table:table-cell/>
          <table:table-cell table:formula="of:=([.H346])*(-0.023914362365637)+(-0.0065790614509)" office:value-type="float" office:value="-0.00605555214435384" calcext:value-type="float">
            <text:p>-0.0060555521</text:p>
          </table:table-cell>
          <table:table-cell table:formula="of:=([.J346])*(-0.205408122286256)+(0.109782283331548)" office:value-type="float" office:value="0.0660089908398577" calcext:value-type="float">
            <text:p>0.0660089908</text:p>
          </table:table-cell>
          <table:table-cell table:formula="of:=([.I346])*(0.310792688230763)+(-0.016510592847898)" office:value-type="float" office:value="0.00439487732594427" calcext:value-type="float">
            <text:p>0.0043948773</text:p>
          </table:table-cell>
          <table:table-cell table:formula="of:=[.H346]*-1" office:value-type="float" office:value="0.021891" calcext:value-type="float">
            <text:p>0.021891</text:p>
          </table:table-cell>
          <table:table-cell table:formula="of:=[.M346]*-1" office:value-type="float" office:value="0.089176" calcext:value-type="float">
            <text:p>0.089176</text:p>
          </table:table-cell>
          <table:table-cell table:formula="of:=([.K346])*(2.23435203765647)+(0.035482883974399)" office:value-type="float" office:value="0.0616895990240717" calcext:value-type="float">
            <text:p>0.061689599</text:p>
          </table:table-cell>
          <table:table-cell table:formula="of:=([.M346])*(0.639359760687662)+(-0.019962373867579)" office:value-type="float" office:value="-0.0769779198866619" calcext:value-type="float">
            <text:p>-0.0769779199</text:p>
          </table:table-cell>
          <table:table-cell table:formula="of:=([.L346])*(1.26097813916405)+(0.272428916854381)" office:value-type="float" office:value="0.284079093882118" calcext:value-type="float">
            <text:p>0.284079093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7]" office:value-type="float" office:value="-0.021885" calcext:value-type="float">
            <text:p>-0.021885</text:p>
          </table:table-cell>
          <table:table-cell table:formula="of:=[Datos_MoCap.B347]" office:value-type="float" office:value="0.067269" calcext:value-type="float">
            <text:p>0.067269</text:p>
          </table:table-cell>
          <table:table-cell table:formula="of:=[Datos_MoCap.C347]" office:value-type="float" office:value="0.213096" calcext:value-type="float">
            <text:p>0.213096</text:p>
          </table:table-cell>
          <table:table-cell table:formula="of:=[Datos_MoCap.D347]" office:value-type="float" office:value="0.011766" calcext:value-type="float">
            <text:p>0.011766</text:p>
          </table:table-cell>
          <table:table-cell table:formula="of:=[Datos_MoCap.F347]" office:value-type="float" office:value="0.009217" calcext:value-type="float">
            <text:p>0.009217</text:p>
          </table:table-cell>
          <table:table-cell table:formula="of:=[Datos_MoCap.E347]" office:value-type="float" office:value="-0.089183" calcext:value-type="float">
            <text:p>-0.089183</text:p>
          </table:table-cell>
          <table:table-cell/>
          <table:table-cell table:formula="of:=([.H347])*(-0.023914362365637)+(-0.0065790614509)" office:value-type="float" office:value="-0.00605569563052803" calcext:value-type="float">
            <text:p>-0.0060556956</text:p>
          </table:table-cell>
          <table:table-cell table:formula="of:=([.J347])*(-0.205408122286256)+(0.109782283331548)" office:value-type="float" office:value="0.066010634104836" calcext:value-type="float">
            <text:p>0.0660106341</text:p>
          </table:table-cell>
          <table:table-cell table:formula="of:=([.I347])*(0.310792688230763)+(-0.016510592847898)" office:value-type="float" office:value="0.00439612049669719" calcext:value-type="float">
            <text:p>0.0043961205</text:p>
          </table:table-cell>
          <table:table-cell table:formula="of:=[.H347]*-1" office:value-type="float" office:value="0.021885" calcext:value-type="float">
            <text:p>0.021885</text:p>
          </table:table-cell>
          <table:table-cell table:formula="of:=[.M347]*-1" office:value-type="float" office:value="0.089183" calcext:value-type="float">
            <text:p>0.089183</text:p>
          </table:table-cell>
          <table:table-cell table:formula="of:=([.K347])*(2.23435203765647)+(0.035482883974399)" office:value-type="float" office:value="0.061772270049465" calcext:value-type="float">
            <text:p>0.06177227</text:p>
          </table:table-cell>
          <table:table-cell table:formula="of:=([.M347])*(0.639359760687662)+(-0.019962373867579)" office:value-type="float" office:value="-0.0769823954049868" calcext:value-type="float">
            <text:p>-0.0769823954</text:p>
          </table:table-cell>
          <table:table-cell table:formula="of:=([.L347])*(1.26097813916405)+(0.272428916854381)" office:value-type="float" office:value="0.284051352363056" calcext:value-type="float">
            <text:p>0.284051352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8]" office:value-type="float" office:value="-0.021856" calcext:value-type="float">
            <text:p>-0.021856</text:p>
          </table:table-cell>
          <table:table-cell table:formula="of:=[Datos_MoCap.B348]" office:value-type="float" office:value="0.067248" calcext:value-type="float">
            <text:p>0.067248</text:p>
          </table:table-cell>
          <table:table-cell table:formula="of:=[Datos_MoCap.C348]" office:value-type="float" office:value="0.213112" calcext:value-type="float">
            <text:p>0.213112</text:p>
          </table:table-cell>
          <table:table-cell table:formula="of:=[Datos_MoCap.D348]" office:value-type="float" office:value="0.011643" calcext:value-type="float">
            <text:p>0.011643</text:p>
          </table:table-cell>
          <table:table-cell table:formula="of:=[Datos_MoCap.F348]" office:value-type="float" office:value="0.009141" calcext:value-type="float">
            <text:p>0.009141</text:p>
          </table:table-cell>
          <table:table-cell table:formula="of:=[Datos_MoCap.E348]" office:value-type="float" office:value="-0.089329" calcext:value-type="float">
            <text:p>-0.089329</text:p>
          </table:table-cell>
          <table:table-cell/>
          <table:table-cell table:formula="of:=([.H348])*(-0.023914362365637)+(-0.0065790614509)" office:value-type="float" office:value="-0.00605638914703664" calcext:value-type="float">
            <text:p>-0.0060563891</text:p>
          </table:table-cell>
          <table:table-cell table:formula="of:=([.J348])*(-0.205408122286256)+(0.109782283331548)" office:value-type="float" office:value="0.0660073475748794" calcext:value-type="float">
            <text:p>0.0660073476</text:p>
          </table:table-cell>
          <table:table-cell table:formula="of:=([.I348])*(0.310792688230763)+(-0.016510592847898)" office:value-type="float" office:value="0.00438959385024435" calcext:value-type="float">
            <text:p>0.0043895939</text:p>
          </table:table-cell>
          <table:table-cell table:formula="of:=[.H348]*-1" office:value-type="float" office:value="0.021856" calcext:value-type="float">
            <text:p>0.021856</text:p>
          </table:table-cell>
          <table:table-cell table:formula="of:=[.M348]*-1" office:value-type="float" office:value="0.089329" calcext:value-type="float">
            <text:p>0.089329</text:p>
          </table:table-cell>
          <table:table-cell table:formula="of:=([.K348])*(2.23435203765647)+(0.035482883974399)" office:value-type="float" office:value="0.0614974447488333" calcext:value-type="float">
            <text:p>0.0614974447</text:p>
          </table:table-cell>
          <table:table-cell table:formula="of:=([.M348])*(0.639359760687662)+(-0.019962373867579)" office:value-type="float" office:value="-0.0770757419300472" calcext:value-type="float">
            <text:p>-0.0770757419</text:p>
          </table:table-cell>
          <table:table-cell table:formula="of:=([.L348])*(1.26097813916405)+(0.272428916854381)" office:value-type="float" office:value="0.28395551802448" calcext:value-type="float">
            <text:p>0.2839555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49]" office:value-type="float" office:value="-0.021867" calcext:value-type="float">
            <text:p>-0.021867</text:p>
          </table:table-cell>
          <table:table-cell table:formula="of:=[Datos_MoCap.B349]" office:value-type="float" office:value="0.067243" calcext:value-type="float">
            <text:p>0.067243</text:p>
          </table:table-cell>
          <table:table-cell table:formula="of:=[Datos_MoCap.C349]" office:value-type="float" office:value="0.21309" calcext:value-type="float">
            <text:p>0.21309</text:p>
          </table:table-cell>
          <table:table-cell table:formula="of:=[Datos_MoCap.D349]" office:value-type="float" office:value="0.011659" calcext:value-type="float">
            <text:p>0.011659</text:p>
          </table:table-cell>
          <table:table-cell table:formula="of:=[Datos_MoCap.F349]" office:value-type="float" office:value="0.009087" calcext:value-type="float">
            <text:p>0.009087</text:p>
          </table:table-cell>
          <table:table-cell table:formula="of:=[Datos_MoCap.E349]" office:value-type="float" office:value="-0.089138" calcext:value-type="float">
            <text:p>-0.089138</text:p>
          </table:table-cell>
          <table:table-cell/>
          <table:table-cell table:formula="of:=([.H349])*(-0.023914362365637)+(-0.0065790614509)" office:value-type="float" office:value="-0.00605612608905062" calcext:value-type="float">
            <text:p>-0.0060561261</text:p>
          </table:table-cell>
          <table:table-cell table:formula="of:=([.J349])*(-0.205408122286256)+(0.109782283331548)" office:value-type="float" office:value="0.0660118665535697" calcext:value-type="float">
            <text:p>0.0660118666</text:p>
          </table:table-cell>
          <table:table-cell table:formula="of:=([.I349])*(0.310792688230763)+(-0.016510592847898)" office:value-type="float" office:value="0.00438803988680319" calcext:value-type="float">
            <text:p>0.0043880399</text:p>
          </table:table-cell>
          <table:table-cell table:formula="of:=[.H349]*-1" office:value-type="float" office:value="0.021867" calcext:value-type="float">
            <text:p>0.021867</text:p>
          </table:table-cell>
          <table:table-cell table:formula="of:=[.M349]*-1" office:value-type="float" office:value="0.089138" calcext:value-type="float">
            <text:p>0.089138</text:p>
          </table:table-cell>
          <table:table-cell table:formula="of:=([.K349])*(2.23435203765647)+(0.035482883974399)" office:value-type="float" office:value="0.0615331943814358" calcext:value-type="float">
            <text:p>0.0615331944</text:p>
          </table:table-cell>
          <table:table-cell table:formula="of:=([.M349])*(0.639359760687662)+(-0.019962373867579)" office:value-type="float" office:value="-0.0769536242157558" calcext:value-type="float">
            <text:p>-0.0769536242</text:p>
          </table:table-cell>
          <table:table-cell table:formula="of:=([.L349])*(1.26097813916405)+(0.272428916854381)" office:value-type="float" office:value="0.283887425204965" calcext:value-type="float">
            <text:p>0.283887425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0]" office:value-type="float" office:value="-0.021867" calcext:value-type="float">
            <text:p>-0.021867</text:p>
          </table:table-cell>
          <table:table-cell table:formula="of:=[Datos_MoCap.B350]" office:value-type="float" office:value="0.067246" calcext:value-type="float">
            <text:p>0.067246</text:p>
          </table:table-cell>
          <table:table-cell table:formula="of:=[Datos_MoCap.C350]" office:value-type="float" office:value="0.213086" calcext:value-type="float">
            <text:p>0.213086</text:p>
          </table:table-cell>
          <table:table-cell table:formula="of:=[Datos_MoCap.D350]" office:value-type="float" office:value="0.011662" calcext:value-type="float">
            <text:p>0.011662</text:p>
          </table:table-cell>
          <table:table-cell table:formula="of:=[Datos_MoCap.F350]" office:value-type="float" office:value="0.009057" calcext:value-type="float">
            <text:p>0.009057</text:p>
          </table:table-cell>
          <table:table-cell table:formula="of:=[Datos_MoCap.E350]" office:value-type="float" office:value="-0.089148" calcext:value-type="float">
            <text:p>-0.089148</text:p>
          </table:table-cell>
          <table:table-cell/>
          <table:table-cell table:formula="of:=([.H350])*(-0.023914362365637)+(-0.0065790614509)" office:value-type="float" office:value="-0.00605612608905062" calcext:value-type="float">
            <text:p>-0.0060561261</text:p>
          </table:table-cell>
          <table:table-cell table:formula="of:=([.J350])*(-0.205408122286256)+(0.109782283331548)" office:value-type="float" office:value="0.0660126881860588" calcext:value-type="float">
            <text:p>0.0660126882</text:p>
          </table:table-cell>
          <table:table-cell table:formula="of:=([.I350])*(0.310792688230763)+(-0.016510592847898)" office:value-type="float" office:value="0.00438897226486789" calcext:value-type="float">
            <text:p>0.0043889723</text:p>
          </table:table-cell>
          <table:table-cell table:formula="of:=[.H350]*-1" office:value-type="float" office:value="0.021867" calcext:value-type="float">
            <text:p>0.021867</text:p>
          </table:table-cell>
          <table:table-cell table:formula="of:=[.M350]*-1" office:value-type="float" office:value="0.089148" calcext:value-type="float">
            <text:p>0.089148</text:p>
          </table:table-cell>
          <table:table-cell table:formula="of:=([.K350])*(2.23435203765647)+(0.035482883974399)" office:value-type="float" office:value="0.0615398974375488" calcext:value-type="float">
            <text:p>0.0615398974</text:p>
          </table:table-cell>
          <table:table-cell table:formula="of:=([.M350])*(0.639359760687662)+(-0.019962373867579)" office:value-type="float" office:value="-0.0769600178133627" calcext:value-type="float">
            <text:p>-0.0769600178</text:p>
          </table:table-cell>
          <table:table-cell table:formula="of:=([.L350])*(1.26097813916405)+(0.272428916854381)" office:value-type="float" office:value="0.28384959586079" calcext:value-type="float">
            <text:p>0.283849595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1]" office:value-type="float" office:value="-0.021868" calcext:value-type="float">
            <text:p>-0.021868</text:p>
          </table:table-cell>
          <table:table-cell table:formula="of:=[Datos_MoCap.B351]" office:value-type="float" office:value="0.067243" calcext:value-type="float">
            <text:p>0.067243</text:p>
          </table:table-cell>
          <table:table-cell table:formula="of:=[Datos_MoCap.C351]" office:value-type="float" office:value="0.213086" calcext:value-type="float">
            <text:p>0.213086</text:p>
          </table:table-cell>
          <table:table-cell table:formula="of:=[Datos_MoCap.D351]" office:value-type="float" office:value="0.011601" calcext:value-type="float">
            <text:p>0.011601</text:p>
          </table:table-cell>
          <table:table-cell table:formula="of:=[Datos_MoCap.F351]" office:value-type="float" office:value="0.009045" calcext:value-type="float">
            <text:p>0.009045</text:p>
          </table:table-cell>
          <table:table-cell table:formula="of:=[Datos_MoCap.E351]" office:value-type="float" office:value="-0.089161" calcext:value-type="float">
            <text:p>-0.089161</text:p>
          </table:table-cell>
          <table:table-cell/>
          <table:table-cell table:formula="of:=([.H351])*(-0.023914362365637)+(-0.0065790614509)" office:value-type="float" office:value="-0.00605610217468825" calcext:value-type="float">
            <text:p>-0.0060561022</text:p>
          </table:table-cell>
          <table:table-cell table:formula="of:=([.J351])*(-0.205408122286256)+(0.109782283331548)" office:value-type="float" office:value="0.0660126881860588" calcext:value-type="float">
            <text:p>0.0660126882</text:p>
          </table:table-cell>
          <table:table-cell table:formula="of:=([.I351])*(0.310792688230763)+(-0.016510592847898)" office:value-type="float" office:value="0.00438803988680319" calcext:value-type="float">
            <text:p>0.0043880399</text:p>
          </table:table-cell>
          <table:table-cell table:formula="of:=[.H351]*-1" office:value-type="float" office:value="0.021868" calcext:value-type="float">
            <text:p>0.021868</text:p>
          </table:table-cell>
          <table:table-cell table:formula="of:=[.M351]*-1" office:value-type="float" office:value="0.089161" calcext:value-type="float">
            <text:p>0.089161</text:p>
          </table:table-cell>
          <table:table-cell table:formula="of:=([.K351])*(2.23435203765647)+(0.035482883974399)" office:value-type="float" office:value="0.0614036019632517" calcext:value-type="float">
            <text:p>0.061403602</text:p>
          </table:table-cell>
          <table:table-cell table:formula="of:=([.M351])*(0.639359760687662)+(-0.019962373867579)" office:value-type="float" office:value="-0.0769683294902516" calcext:value-type="float">
            <text:p>-0.0769683295</text:p>
          </table:table-cell>
          <table:table-cell table:formula="of:=([.L351])*(1.26097813916405)+(0.272428916854381)" office:value-type="float" office:value="0.28383446412312" calcext:value-type="float">
            <text:p>0.28383446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2]" office:value-type="float" office:value="-0.021865" calcext:value-type="float">
            <text:p>-0.021865</text:p>
          </table:table-cell>
          <table:table-cell table:formula="of:=[Datos_MoCap.B352]" office:value-type="float" office:value="0.067245" calcext:value-type="float">
            <text:p>0.067245</text:p>
          </table:table-cell>
          <table:table-cell table:formula="of:=[Datos_MoCap.C352]" office:value-type="float" office:value="0.213084" calcext:value-type="float">
            <text:p>0.213084</text:p>
          </table:table-cell>
          <table:table-cell table:formula="of:=[Datos_MoCap.D352]" office:value-type="float" office:value="0.011686" calcext:value-type="float">
            <text:p>0.011686</text:p>
          </table:table-cell>
          <table:table-cell table:formula="of:=[Datos_MoCap.F352]" office:value-type="float" office:value="0.009012" calcext:value-type="float">
            <text:p>0.009012</text:p>
          </table:table-cell>
          <table:table-cell table:formula="of:=[Datos_MoCap.E352]" office:value-type="float" office:value="-0.089155" calcext:value-type="float">
            <text:p>-0.089155</text:p>
          </table:table-cell>
          <table:table-cell/>
          <table:table-cell table:formula="of:=([.H352])*(-0.023914362365637)+(-0.0065790614509)" office:value-type="float" office:value="-0.00605617391777535" calcext:value-type="float">
            <text:p>-0.0060561739</text:p>
          </table:table-cell>
          <table:table-cell table:formula="of:=([.J352])*(-0.205408122286256)+(0.109782283331548)" office:value-type="float" office:value="0.0660130990023034" calcext:value-type="float">
            <text:p>0.066013099</text:p>
          </table:table-cell>
          <table:table-cell table:formula="of:=([.I352])*(0.310792688230763)+(-0.016510592847898)" office:value-type="float" office:value="0.00438866147217966" calcext:value-type="float">
            <text:p>0.0043886615</text:p>
          </table:table-cell>
          <table:table-cell table:formula="of:=[.H352]*-1" office:value-type="float" office:value="0.021865" calcext:value-type="float">
            <text:p>0.021865</text:p>
          </table:table-cell>
          <table:table-cell table:formula="of:=[.M352]*-1" office:value-type="float" office:value="0.089155" calcext:value-type="float">
            <text:p>0.089155</text:p>
          </table:table-cell>
          <table:table-cell table:formula="of:=([.K352])*(2.23435203765647)+(0.035482883974399)" office:value-type="float" office:value="0.0615935218864525" calcext:value-type="float">
            <text:p>0.0615935219</text:p>
          </table:table-cell>
          <table:table-cell table:formula="of:=([.M352])*(0.639359760687662)+(-0.019962373867579)" office:value-type="float" office:value="-0.0769644933316875" calcext:value-type="float">
            <text:p>-0.0769644933</text:p>
          </table:table-cell>
          <table:table-cell table:formula="of:=([.L352])*(1.26097813916405)+(0.272428916854381)" office:value-type="float" office:value="0.283792851844527" calcext:value-type="float">
            <text:p>0.28379285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3]" office:value-type="float" office:value="-0.021863" calcext:value-type="float">
            <text:p>-0.021863</text:p>
          </table:table-cell>
          <table:table-cell table:formula="of:=[Datos_MoCap.B353]" office:value-type="float" office:value="0.067251" calcext:value-type="float">
            <text:p>0.067251</text:p>
          </table:table-cell>
          <table:table-cell table:formula="of:=[Datos_MoCap.C353]" office:value-type="float" office:value="0.21309" calcext:value-type="float">
            <text:p>0.21309</text:p>
          </table:table-cell>
          <table:table-cell table:formula="of:=[Datos_MoCap.D353]" office:value-type="float" office:value="0.011698" calcext:value-type="float">
            <text:p>0.011698</text:p>
          </table:table-cell>
          <table:table-cell table:formula="of:=[Datos_MoCap.F353]" office:value-type="float" office:value="0.009013" calcext:value-type="float">
            <text:p>0.009013</text:p>
          </table:table-cell>
          <table:table-cell table:formula="of:=[Datos_MoCap.E353]" office:value-type="float" office:value="-0.089143" calcext:value-type="float">
            <text:p>-0.089143</text:p>
          </table:table-cell>
          <table:table-cell/>
          <table:table-cell table:formula="of:=([.H353])*(-0.023914362365637)+(-0.0065790614509)" office:value-type="float" office:value="-0.00605622174650008" calcext:value-type="float">
            <text:p>-0.0060562217</text:p>
          </table:table-cell>
          <table:table-cell table:formula="of:=([.J353])*(-0.205408122286256)+(0.109782283331548)" office:value-type="float" office:value="0.0660118665535697" calcext:value-type="float">
            <text:p>0.0660118666</text:p>
          </table:table-cell>
          <table:table-cell table:formula="of:=([.I353])*(0.310792688230763)+(-0.016510592847898)" office:value-type="float" office:value="0.00439052622830904" calcext:value-type="float">
            <text:p>0.0043905262</text:p>
          </table:table-cell>
          <table:table-cell table:formula="of:=[.H353]*-1" office:value-type="float" office:value="0.021863" calcext:value-type="float">
            <text:p>0.021863</text:p>
          </table:table-cell>
          <table:table-cell table:formula="of:=[.M353]*-1" office:value-type="float" office:value="0.089143" calcext:value-type="float">
            <text:p>0.089143</text:p>
          </table:table-cell>
          <table:table-cell table:formula="of:=([.K353])*(2.23435203765647)+(0.035482883974399)" office:value-type="float" office:value="0.0616203341109044" calcext:value-type="float">
            <text:p>0.0616203341</text:p>
          </table:table-cell>
          <table:table-cell table:formula="of:=([.M353])*(0.639359760687662)+(-0.019962373867579)" office:value-type="float" office:value="-0.0769568210145593" calcext:value-type="float">
            <text:p>-0.076956821</text:p>
          </table:table-cell>
          <table:table-cell table:formula="of:=([.L353])*(1.26097813916405)+(0.272428916854381)" office:value-type="float" office:value="0.283794112822667" calcext:value-type="float">
            <text:p>0.283794112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4]" office:value-type="float" office:value="-0.021866" calcext:value-type="float">
            <text:p>-0.021866</text:p>
          </table:table-cell>
          <table:table-cell table:formula="of:=[Datos_MoCap.B354]" office:value-type="float" office:value="0.067239" calcext:value-type="float">
            <text:p>0.067239</text:p>
          </table:table-cell>
          <table:table-cell table:formula="of:=[Datos_MoCap.C354]" office:value-type="float" office:value="0.213085" calcext:value-type="float">
            <text:p>0.213085</text:p>
          </table:table-cell>
          <table:table-cell table:formula="of:=[Datos_MoCap.D354]" office:value-type="float" office:value="0.011686" calcext:value-type="float">
            <text:p>0.011686</text:p>
          </table:table-cell>
          <table:table-cell table:formula="of:=[Datos_MoCap.F354]" office:value-type="float" office:value="0.008994" calcext:value-type="float">
            <text:p>0.008994</text:p>
          </table:table-cell>
          <table:table-cell table:formula="of:=[Datos_MoCap.E354]" office:value-type="float" office:value="-0.089167" calcext:value-type="float">
            <text:p>-0.089167</text:p>
          </table:table-cell>
          <table:table-cell/>
          <table:table-cell table:formula="of:=([.H354])*(-0.023914362365637)+(-0.0065790614509)" office:value-type="float" office:value="-0.00605615000341298" calcext:value-type="float">
            <text:p>-0.00605615</text:p>
          </table:table-cell>
          <table:table-cell table:formula="of:=([.J354])*(-0.205408122286256)+(0.109782283331548)" office:value-type="float" office:value="0.0660128935941811" calcext:value-type="float">
            <text:p>0.0660128936</text:p>
          </table:table-cell>
          <table:table-cell table:formula="of:=([.I354])*(0.310792688230763)+(-0.016510592847898)" office:value-type="float" office:value="0.00438679671605027" calcext:value-type="float">
            <text:p>0.0043867967</text:p>
          </table:table-cell>
          <table:table-cell table:formula="of:=[.H354]*-1" office:value-type="float" office:value="0.021866" calcext:value-type="float">
            <text:p>0.021866</text:p>
          </table:table-cell>
          <table:table-cell table:formula="of:=[.M354]*-1" office:value-type="float" office:value="0.089167" calcext:value-type="float">
            <text:p>0.089167</text:p>
          </table:table-cell>
          <table:table-cell table:formula="of:=([.K354])*(2.23435203765647)+(0.035482883974399)" office:value-type="float" office:value="0.0615935218864525" calcext:value-type="float">
            <text:p>0.0615935219</text:p>
          </table:table-cell>
          <table:table-cell table:formula="of:=([.M354])*(0.639359760687662)+(-0.019962373867579)" office:value-type="float" office:value="-0.0769721656488158" calcext:value-type="float">
            <text:p>-0.0769721656</text:p>
          </table:table-cell>
          <table:table-cell table:formula="of:=([.L354])*(1.26097813916405)+(0.272428916854381)" office:value-type="float" office:value="0.283770154238022" calcext:value-type="float">
            <text:p>0.28377015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5]" office:value-type="float" office:value="-0.021831" calcext:value-type="float">
            <text:p>-0.021831</text:p>
          </table:table-cell>
          <table:table-cell table:formula="of:=[Datos_MoCap.B355]" office:value-type="float" office:value="0.067228" calcext:value-type="float">
            <text:p>0.067228</text:p>
          </table:table-cell>
          <table:table-cell table:formula="of:=[Datos_MoCap.C355]" office:value-type="float" office:value="0.213098" calcext:value-type="float">
            <text:p>0.213098</text:p>
          </table:table-cell>
          <table:table-cell table:formula="of:=[Datos_MoCap.D355]" office:value-type="float" office:value="0.011634" calcext:value-type="float">
            <text:p>0.011634</text:p>
          </table:table-cell>
          <table:table-cell table:formula="of:=[Datos_MoCap.F355]" office:value-type="float" office:value="0.008923" calcext:value-type="float">
            <text:p>0.008923</text:p>
          </table:table-cell>
          <table:table-cell table:formula="of:=[Datos_MoCap.E355]" office:value-type="float" office:value="-0.089274" calcext:value-type="float">
            <text:p>-0.089274</text:p>
          </table:table-cell>
          <table:table-cell/>
          <table:table-cell table:formula="of:=([.H355])*(-0.023914362365637)+(-0.0065790614509)" office:value-type="float" office:value="-0.00605698700609578" calcext:value-type="float">
            <text:p>-0.006056987</text:p>
          </table:table-cell>
          <table:table-cell table:formula="of:=([.J355])*(-0.205408122286256)+(0.109782283331548)" office:value-type="float" office:value="0.0660102232885914" calcext:value-type="float">
            <text:p>0.0660102233</text:p>
          </table:table-cell>
          <table:table-cell table:formula="of:=([.I355])*(0.310792688230763)+(-0.016510592847898)" office:value-type="float" office:value="0.00438337799647973" calcext:value-type="float">
            <text:p>0.004383378</text:p>
          </table:table-cell>
          <table:table-cell table:formula="of:=[.H355]*-1" office:value-type="float" office:value="0.021831" calcext:value-type="float">
            <text:p>0.021831</text:p>
          </table:table-cell>
          <table:table-cell table:formula="of:=[.M355]*-1" office:value-type="float" office:value="0.089274" calcext:value-type="float">
            <text:p>0.089274</text:p>
          </table:table-cell>
          <table:table-cell table:formula="of:=([.K355])*(2.23435203765647)+(0.035482883974399)" office:value-type="float" office:value="0.0614773355804944" calcext:value-type="float">
            <text:p>0.0614773356</text:p>
          </table:table-cell>
          <table:table-cell table:formula="of:=([.M355])*(0.639359760687662)+(-0.019962373867579)" office:value-type="float" office:value="-0.0770405771432093" calcext:value-type="float">
            <text:p>-0.0770405771</text:p>
          </table:table-cell>
          <table:table-cell table:formula="of:=([.L355])*(1.26097813916405)+(0.272428916854381)" office:value-type="float" office:value="0.283680624790142" calcext:value-type="float">
            <text:p>0.283680624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6]" office:value-type="float" office:value="-0.02183" calcext:value-type="float">
            <text:p>-0.02183</text:p>
          </table:table-cell>
          <table:table-cell table:formula="of:=[Datos_MoCap.B356]" office:value-type="float" office:value="0.067231" calcext:value-type="float">
            <text:p>0.067231</text:p>
          </table:table-cell>
          <table:table-cell table:formula="of:=[Datos_MoCap.C356]" office:value-type="float" office:value="0.213097" calcext:value-type="float">
            <text:p>0.213097</text:p>
          </table:table-cell>
          <table:table-cell table:formula="of:=[Datos_MoCap.D356]" office:value-type="float" office:value="0.011565" calcext:value-type="float">
            <text:p>0.011565</text:p>
          </table:table-cell>
          <table:table-cell table:formula="of:=[Datos_MoCap.F356]" office:value-type="float" office:value="0.008889" calcext:value-type="float">
            <text:p>0.008889</text:p>
          </table:table-cell>
          <table:table-cell table:formula="of:=[Datos_MoCap.E356]" office:value-type="float" office:value="-0.089267" calcext:value-type="float">
            <text:p>-0.089267</text:p>
          </table:table-cell>
          <table:table-cell/>
          <table:table-cell table:formula="of:=([.H356])*(-0.023914362365637)+(-0.0065790614509)" office:value-type="float" office:value="-0.00605701092045814" calcext:value-type="float">
            <text:p>-0.0060570109</text:p>
          </table:table-cell>
          <table:table-cell table:formula="of:=([.J356])*(-0.205408122286256)+(0.109782283331548)" office:value-type="float" office:value="0.0660104286967137" calcext:value-type="float">
            <text:p>0.0660104287</text:p>
          </table:table-cell>
          <table:table-cell table:formula="of:=([.I356])*(0.310792688230763)+(-0.016510592847898)" office:value-type="float" office:value="0.00438431037454443" calcext:value-type="float">
            <text:p>0.0043843104</text:p>
          </table:table-cell>
          <table:table-cell table:formula="of:=[.H356]*-1" office:value-type="float" office:value="0.02183" calcext:value-type="float">
            <text:p>0.02183</text:p>
          </table:table-cell>
          <table:table-cell table:formula="of:=[.M356]*-1" office:value-type="float" office:value="0.089267" calcext:value-type="float">
            <text:p>0.089267</text:p>
          </table:table-cell>
          <table:table-cell table:formula="of:=([.K356])*(2.23435203765647)+(0.035482883974399)" office:value-type="float" office:value="0.0613231652898961" calcext:value-type="float">
            <text:p>0.0613231653</text:p>
          </table:table-cell>
          <table:table-cell table:formula="of:=([.M356])*(0.639359760687662)+(-0.019962373867579)" office:value-type="float" office:value="-0.0770361016248845" calcext:value-type="float">
            <text:p>-0.0770361016</text:p>
          </table:table-cell>
          <table:table-cell table:formula="of:=([.L356])*(1.26097813916405)+(0.272428916854381)" office:value-type="float" office:value="0.28363775153341" calcext:value-type="float">
            <text:p>0.283637751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7]" office:value-type="float" office:value="-0.021849" calcext:value-type="float">
            <text:p>-0.021849</text:p>
          </table:table-cell>
          <table:table-cell table:formula="of:=[Datos_MoCap.B357]" office:value-type="float" office:value="0.067228" calcext:value-type="float">
            <text:p>0.067228</text:p>
          </table:table-cell>
          <table:table-cell table:formula="of:=[Datos_MoCap.C357]" office:value-type="float" office:value="0.21308" calcext:value-type="float">
            <text:p>0.21308</text:p>
          </table:table-cell>
          <table:table-cell table:formula="of:=[Datos_MoCap.D357]" office:value-type="float" office:value="0.011655" calcext:value-type="float">
            <text:p>0.011655</text:p>
          </table:table-cell>
          <table:table-cell table:formula="of:=[Datos_MoCap.F357]" office:value-type="float" office:value="0.008906" calcext:value-type="float">
            <text:p>0.008906</text:p>
          </table:table-cell>
          <table:table-cell table:formula="of:=[Datos_MoCap.E357]" office:value-type="float" office:value="-0.089162" calcext:value-type="float">
            <text:p>-0.089162</text:p>
          </table:table-cell>
          <table:table-cell/>
          <table:table-cell table:formula="of:=([.H357])*(-0.023914362365637)+(-0.0065790614509)" office:value-type="float" office:value="-0.0060565565475732" calcext:value-type="float">
            <text:p>-0.0060565565</text:p>
          </table:table-cell>
          <table:table-cell table:formula="of:=([.J357])*(-0.205408122286256)+(0.109782283331548)" office:value-type="float" office:value="0.0660139206347926" calcext:value-type="float">
            <text:p>0.0660139206</text:p>
          </table:table-cell>
          <table:table-cell table:formula="of:=([.I357])*(0.310792688230763)+(-0.016510592847898)" office:value-type="float" office:value="0.00438337799647973" calcext:value-type="float">
            <text:p>0.004383378</text:p>
          </table:table-cell>
          <table:table-cell table:formula="of:=[.H357]*-1" office:value-type="float" office:value="0.021849" calcext:value-type="float">
            <text:p>0.021849</text:p>
          </table:table-cell>
          <table:table-cell table:formula="of:=[.M357]*-1" office:value-type="float" office:value="0.089162" calcext:value-type="float">
            <text:p>0.089162</text:p>
          </table:table-cell>
          <table:table-cell table:formula="of:=([.K357])*(2.23435203765647)+(0.035482883974399)" office:value-type="float" office:value="0.0615242569732852" calcext:value-type="float">
            <text:p>0.061524257</text:p>
          </table:table-cell>
          <table:table-cell table:formula="of:=([.M357])*(0.639359760687662)+(-0.019962373867579)" office:value-type="float" office:value="-0.0769689688500123" calcext:value-type="float">
            <text:p>-0.0769689689</text:p>
          </table:table-cell>
          <table:table-cell table:formula="of:=([.L357])*(1.26097813916405)+(0.272428916854381)" office:value-type="float" office:value="0.283659188161776" calcext:value-type="float">
            <text:p>0.283659188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8]" office:value-type="float" office:value="-0.021813" calcext:value-type="float">
            <text:p>-0.021813</text:p>
          </table:table-cell>
          <table:table-cell table:formula="of:=[Datos_MoCap.B358]" office:value-type="float" office:value="0.067224" calcext:value-type="float">
            <text:p>0.067224</text:p>
          </table:table-cell>
          <table:table-cell table:formula="of:=[Datos_MoCap.C358]" office:value-type="float" office:value="0.213092" calcext:value-type="float">
            <text:p>0.213092</text:p>
          </table:table-cell>
          <table:table-cell table:formula="of:=[Datos_MoCap.D358]" office:value-type="float" office:value="0.011516" calcext:value-type="float">
            <text:p>0.011516</text:p>
          </table:table-cell>
          <table:table-cell table:formula="of:=[Datos_MoCap.F358]" office:value-type="float" office:value="0.008844" calcext:value-type="float">
            <text:p>0.008844</text:p>
          </table:table-cell>
          <table:table-cell table:formula="of:=[Datos_MoCap.E358]" office:value-type="float" office:value="-0.089295" calcext:value-type="float">
            <text:p>-0.089295</text:p>
          </table:table-cell>
          <table:table-cell/>
          <table:table-cell table:formula="of:=([.H358])*(-0.023914362365637)+(-0.0065790614509)" office:value-type="float" office:value="-0.00605741746461836" calcext:value-type="float">
            <text:p>-0.0060574175</text:p>
          </table:table-cell>
          <table:table-cell table:formula="of:=([.J358])*(-0.205408122286256)+(0.109782283331548)" office:value-type="float" office:value="0.0660114557373251" calcext:value-type="float">
            <text:p>0.0660114557</text:p>
          </table:table-cell>
          <table:table-cell table:formula="of:=([.I358])*(0.310792688230763)+(-0.016510592847898)" office:value-type="float" office:value="0.00438213482572681" calcext:value-type="float">
            <text:p>0.0043821348</text:p>
          </table:table-cell>
          <table:table-cell table:formula="of:=[.H358]*-1" office:value-type="float" office:value="0.021813" calcext:value-type="float">
            <text:p>0.021813</text:p>
          </table:table-cell>
          <table:table-cell table:formula="of:=[.M358]*-1" office:value-type="float" office:value="0.089295" calcext:value-type="float">
            <text:p>0.089295</text:p>
          </table:table-cell>
          <table:table-cell table:formula="of:=([.K358])*(2.23435203765647)+(0.035482883974399)" office:value-type="float" office:value="0.0612136820400509" calcext:value-type="float">
            <text:p>0.061213682</text:p>
          </table:table-cell>
          <table:table-cell table:formula="of:=([.M358])*(0.639359760687662)+(-0.019962373867579)" office:value-type="float" office:value="-0.0770540036981838" calcext:value-type="float">
            <text:p>-0.0770540037</text:p>
          </table:table-cell>
          <table:table-cell table:formula="of:=([.L358])*(1.26097813916405)+(0.272428916854381)" office:value-type="float" office:value="0.283581007517148" calcext:value-type="float">
            <text:p>0.283581007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59]" office:value-type="float" office:value="-0.021801" calcext:value-type="float">
            <text:p>-0.021801</text:p>
          </table:table-cell>
          <table:table-cell table:formula="of:=[Datos_MoCap.B359]" office:value-type="float" office:value="0.06722" calcext:value-type="float">
            <text:p>0.06722</text:p>
          </table:table-cell>
          <table:table-cell table:formula="of:=[Datos_MoCap.C359]" office:value-type="float" office:value="0.213088" calcext:value-type="float">
            <text:p>0.213088</text:p>
          </table:table-cell>
          <table:table-cell table:formula="of:=[Datos_MoCap.D359]" office:value-type="float" office:value="0.011494" calcext:value-type="float">
            <text:p>0.011494</text:p>
          </table:table-cell>
          <table:table-cell table:formula="of:=[Datos_MoCap.F359]" office:value-type="float" office:value="0.008795" calcext:value-type="float">
            <text:p>0.008795</text:p>
          </table:table-cell>
          <table:table-cell table:formula="of:=[Datos_MoCap.E359]" office:value-type="float" office:value="-0.08929" calcext:value-type="float">
            <text:p>-0.08929</text:p>
          </table:table-cell>
          <table:table-cell/>
          <table:table-cell table:formula="of:=([.H359])*(-0.023914362365637)+(-0.0065790614509)" office:value-type="float" office:value="-0.00605770443696675" calcext:value-type="float">
            <text:p>-0.0060577044</text:p>
          </table:table-cell>
          <table:table-cell table:formula="of:=([.J359])*(-0.205408122286256)+(0.109782283331548)" office:value-type="float" office:value="0.0660122773698143" calcext:value-type="float">
            <text:p>0.0660122774</text:p>
          </table:table-cell>
          <table:table-cell table:formula="of:=([.I359])*(0.310792688230763)+(-0.016510592847898)" office:value-type="float" office:value="0.00438089165497389" calcext:value-type="float">
            <text:p>0.0043808917</text:p>
          </table:table-cell>
          <table:table-cell table:formula="of:=[.H359]*-1" office:value-type="float" office:value="0.021801" calcext:value-type="float">
            <text:p>0.021801</text:p>
          </table:table-cell>
          <table:table-cell table:formula="of:=[.M359]*-1" office:value-type="float" office:value="0.08929" calcext:value-type="float">
            <text:p>0.08929</text:p>
          </table:table-cell>
          <table:table-cell table:formula="of:=([.K359])*(2.23435203765647)+(0.035482883974399)" office:value-type="float" office:value="0.0611645262952225" calcext:value-type="float">
            <text:p>0.0611645263</text:p>
          </table:table-cell>
          <table:table-cell table:formula="of:=([.M359])*(0.639359760687662)+(-0.019962373867579)" office:value-type="float" office:value="-0.0770508068993803" calcext:value-type="float">
            <text:p>-0.0770508069</text:p>
          </table:table-cell>
          <table:table-cell table:formula="of:=([.L359])*(1.26097813916405)+(0.272428916854381)" office:value-type="float" office:value="0.283519219588329" calcext:value-type="float">
            <text:p>0.28351921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0]" office:value-type="float" office:value="-0.021798" calcext:value-type="float">
            <text:p>-0.021798</text:p>
          </table:table-cell>
          <table:table-cell table:formula="of:=[Datos_MoCap.B360]" office:value-type="float" office:value="0.067221" calcext:value-type="float">
            <text:p>0.067221</text:p>
          </table:table-cell>
          <table:table-cell table:formula="of:=[Datos_MoCap.C360]" office:value-type="float" office:value="0.213086" calcext:value-type="float">
            <text:p>0.213086</text:p>
          </table:table-cell>
          <table:table-cell table:formula="of:=[Datos_MoCap.D360]" office:value-type="float" office:value="0.011431" calcext:value-type="float">
            <text:p>0.011431</text:p>
          </table:table-cell>
          <table:table-cell table:formula="of:=[Datos_MoCap.F360]" office:value-type="float" office:value="0.008754" calcext:value-type="float">
            <text:p>0.008754</text:p>
          </table:table-cell>
          <table:table-cell table:formula="of:=[Datos_MoCap.E360]" office:value-type="float" office:value="-0.089291" calcext:value-type="float">
            <text:p>-0.089291</text:p>
          </table:table-cell>
          <table:table-cell/>
          <table:table-cell table:formula="of:=([.H360])*(-0.023914362365637)+(-0.0065790614509)" office:value-type="float" office:value="-0.00605777618005385" calcext:value-type="float">
            <text:p>-0.0060577762</text:p>
          </table:table-cell>
          <table:table-cell table:formula="of:=([.J360])*(-0.205408122286256)+(0.109782283331548)" office:value-type="float" office:value="0.0660126881860588" calcext:value-type="float">
            <text:p>0.0660126882</text:p>
          </table:table-cell>
          <table:table-cell table:formula="of:=([.I360])*(0.310792688230763)+(-0.016510592847898)" office:value-type="float" office:value="0.00438120244766212" calcext:value-type="float">
            <text:p>0.0043812024</text:p>
          </table:table-cell>
          <table:table-cell table:formula="of:=[.H360]*-1" office:value-type="float" office:value="0.021798" calcext:value-type="float">
            <text:p>0.021798</text:p>
          </table:table-cell>
          <table:table-cell table:formula="of:=[.M360]*-1" office:value-type="float" office:value="0.089291" calcext:value-type="float">
            <text:p>0.089291</text:p>
          </table:table-cell>
          <table:table-cell table:formula="of:=([.K360])*(2.23435203765647)+(0.035482883974399)" office:value-type="float" office:value="0.0610237621168501" calcext:value-type="float">
            <text:p>0.0610237621</text:p>
          </table:table-cell>
          <table:table-cell table:formula="of:=([.M360])*(0.639359760687662)+(-0.019962373867579)" office:value-type="float" office:value="-0.077051446259141" calcext:value-type="float">
            <text:p>-0.0770514463</text:p>
          </table:table-cell>
          <table:table-cell table:formula="of:=([.L360])*(1.26097813916405)+(0.272428916854381)" office:value-type="float" office:value="0.283467519484623" calcext:value-type="float">
            <text:p>0.283467519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1]" office:value-type="float" office:value="-0.021803" calcext:value-type="float">
            <text:p>-0.021803</text:p>
          </table:table-cell>
          <table:table-cell table:formula="of:=[Datos_MoCap.B361]" office:value-type="float" office:value="0.067218" calcext:value-type="float">
            <text:p>0.067218</text:p>
          </table:table-cell>
          <table:table-cell table:formula="of:=[Datos_MoCap.C361]" office:value-type="float" office:value="0.213087" calcext:value-type="float">
            <text:p>0.213087</text:p>
          </table:table-cell>
          <table:table-cell table:formula="of:=[Datos_MoCap.D361]" office:value-type="float" office:value="0.011472" calcext:value-type="float">
            <text:p>0.011472</text:p>
          </table:table-cell>
          <table:table-cell table:formula="of:=[Datos_MoCap.F361]" office:value-type="float" office:value="0.008738" calcext:value-type="float">
            <text:p>0.008738</text:p>
          </table:table-cell>
          <table:table-cell table:formula="of:=[Datos_MoCap.E361]" office:value-type="float" office:value="-0.089294" calcext:value-type="float">
            <text:p>-0.089294</text:p>
          </table:table-cell>
          <table:table-cell/>
          <table:table-cell table:formula="of:=([.H361])*(-0.023914362365637)+(-0.0065790614509)" office:value-type="float" office:value="-0.00605765660824202" calcext:value-type="float">
            <text:p>-0.0060576566</text:p>
          </table:table-cell>
          <table:table-cell table:formula="of:=([.J361])*(-0.205408122286256)+(0.109782283331548)" office:value-type="float" office:value="0.0660124827779366" calcext:value-type="float">
            <text:p>0.0660124828</text:p>
          </table:table-cell>
          <table:table-cell table:formula="of:=([.I361])*(0.310792688230763)+(-0.016510592847898)" office:value-type="float" office:value="0.00438027006959742" calcext:value-type="float">
            <text:p>0.0043802701</text:p>
          </table:table-cell>
          <table:table-cell table:formula="of:=[.H361]*-1" office:value-type="float" office:value="0.021803" calcext:value-type="float">
            <text:p>0.021803</text:p>
          </table:table-cell>
          <table:table-cell table:formula="of:=[.M361]*-1" office:value-type="float" office:value="0.089294" calcext:value-type="float">
            <text:p>0.089294</text:p>
          </table:table-cell>
          <table:table-cell table:formula="of:=([.K361])*(2.23435203765647)+(0.035482883974399)" office:value-type="float" office:value="0.061115370550394" calcext:value-type="float">
            <text:p>0.0611153706</text:p>
          </table:table-cell>
          <table:table-cell table:formula="of:=([.M361])*(0.639359760687662)+(-0.019962373867579)" office:value-type="float" office:value="-0.0770533643384231" calcext:value-type="float">
            <text:p>-0.0770533643</text:p>
          </table:table-cell>
          <table:table-cell table:formula="of:=([.L361])*(1.26097813916405)+(0.272428916854381)" office:value-type="float" office:value="0.283447343834397" calcext:value-type="float">
            <text:p>0.283447343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2]" office:value-type="float" office:value="-0.021796" calcext:value-type="float">
            <text:p>-0.021796</text:p>
          </table:table-cell>
          <table:table-cell table:formula="of:=[Datos_MoCap.B362]" office:value-type="float" office:value="0.06721" calcext:value-type="float">
            <text:p>0.06721</text:p>
          </table:table-cell>
          <table:table-cell table:formula="of:=[Datos_MoCap.C362]" office:value-type="float" office:value="0.21309" calcext:value-type="float">
            <text:p>0.21309</text:p>
          </table:table-cell>
          <table:table-cell table:formula="of:=[Datos_MoCap.D362]" office:value-type="float" office:value="0.011446" calcext:value-type="float">
            <text:p>0.011446</text:p>
          </table:table-cell>
          <table:table-cell table:formula="of:=[Datos_MoCap.F362]" office:value-type="float" office:value="0.008718" calcext:value-type="float">
            <text:p>0.008718</text:p>
          </table:table-cell>
          <table:table-cell table:formula="of:=[Datos_MoCap.E362]" office:value-type="float" office:value="-0.089282" calcext:value-type="float">
            <text:p>-0.089282</text:p>
          </table:table-cell>
          <table:table-cell/>
          <table:table-cell table:formula="of:=([.H362])*(-0.023914362365637)+(-0.0065790614509)" office:value-type="float" office:value="-0.00605782400877858" calcext:value-type="float">
            <text:p>-0.006057824</text:p>
          </table:table-cell>
          <table:table-cell table:formula="of:=([.J362])*(-0.205408122286256)+(0.109782283331548)" office:value-type="float" office:value="0.0660118665535697" calcext:value-type="float">
            <text:p>0.0660118666</text:p>
          </table:table-cell>
          <table:table-cell table:formula="of:=([.I362])*(0.310792688230763)+(-0.016510592847898)" office:value-type="float" office:value="0.00437778372809158" calcext:value-type="float">
            <text:p>0.0043777837</text:p>
          </table:table-cell>
          <table:table-cell table:formula="of:=[.H362]*-1" office:value-type="float" office:value="0.021796" calcext:value-type="float">
            <text:p>0.021796</text:p>
          </table:table-cell>
          <table:table-cell table:formula="of:=[.M362]*-1" office:value-type="float" office:value="0.089282" calcext:value-type="float">
            <text:p>0.089282</text:p>
          </table:table-cell>
          <table:table-cell table:formula="of:=([.K362])*(2.23435203765647)+(0.035482883974399)" office:value-type="float" office:value="0.061057277397415" calcext:value-type="float">
            <text:p>0.0610572774</text:p>
          </table:table-cell>
          <table:table-cell table:formula="of:=([.M362])*(0.639359760687662)+(-0.019962373867579)" office:value-type="float" office:value="-0.0770456920212949" calcext:value-type="float">
            <text:p>-0.077045692</text:p>
          </table:table-cell>
          <table:table-cell table:formula="of:=([.L362])*(1.26097813916405)+(0.272428916854381)" office:value-type="float" office:value="0.283422124271613" calcext:value-type="float">
            <text:p>0.28342212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3]" office:value-type="float" office:value="-0.021798" calcext:value-type="float">
            <text:p>-0.021798</text:p>
          </table:table-cell>
          <table:table-cell table:formula="of:=[Datos_MoCap.B363]" office:value-type="float" office:value="0.067226" calcext:value-type="float">
            <text:p>0.067226</text:p>
          </table:table-cell>
          <table:table-cell table:formula="of:=[Datos_MoCap.C363]" office:value-type="float" office:value="0.213089" calcext:value-type="float">
            <text:p>0.213089</text:p>
          </table:table-cell>
          <table:table-cell table:formula="of:=[Datos_MoCap.D363]" office:value-type="float" office:value="0.011481" calcext:value-type="float">
            <text:p>0.011481</text:p>
          </table:table-cell>
          <table:table-cell table:formula="of:=[Datos_MoCap.F363]" office:value-type="float" office:value="0.008683" calcext:value-type="float">
            <text:p>0.008683</text:p>
          </table:table-cell>
          <table:table-cell table:formula="of:=[Datos_MoCap.E363]" office:value-type="float" office:value="-0.089298" calcext:value-type="float">
            <text:p>-0.089298</text:p>
          </table:table-cell>
          <table:table-cell/>
          <table:table-cell table:formula="of:=([.H363])*(-0.023914362365637)+(-0.0065790614509)" office:value-type="float" office:value="-0.00605777618005385" calcext:value-type="float">
            <text:p>-0.0060577762</text:p>
          </table:table-cell>
          <table:table-cell table:formula="of:=([.J363])*(-0.205408122286256)+(0.109782283331548)" office:value-type="float" office:value="0.066012071961692" calcext:value-type="float">
            <text:p>0.066012072</text:p>
          </table:table-cell>
          <table:table-cell table:formula="of:=([.I363])*(0.310792688230763)+(-0.016510592847898)" office:value-type="float" office:value="0.00438275641110327" calcext:value-type="float">
            <text:p>0.0043827564</text:p>
          </table:table-cell>
          <table:table-cell table:formula="of:=[.H363]*-1" office:value-type="float" office:value="0.021798" calcext:value-type="float">
            <text:p>0.021798</text:p>
          </table:table-cell>
          <table:table-cell table:formula="of:=[.M363]*-1" office:value-type="float" office:value="0.089298" calcext:value-type="float">
            <text:p>0.089298</text:p>
          </table:table-cell>
          <table:table-cell table:formula="of:=([.K363])*(2.23435203765647)+(0.035482883974399)" office:value-type="float" office:value="0.0611354797187329" calcext:value-type="float">
            <text:p>0.0611354797</text:p>
          </table:table-cell>
          <table:table-cell table:formula="of:=([.M363])*(0.639359760687662)+(-0.019962373867579)" office:value-type="float" office:value="-0.0770559217774658" calcext:value-type="float">
            <text:p>-0.0770559218</text:p>
          </table:table-cell>
          <table:table-cell table:formula="of:=([.L363])*(1.26097813916405)+(0.272428916854381)" office:value-type="float" office:value="0.283377990036742" calcext:value-type="float">
            <text:p>0.283377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4]" office:value-type="float" office:value="-0.0218" calcext:value-type="float">
            <text:p>-0.0218</text:p>
          </table:table-cell>
          <table:table-cell table:formula="of:=[Datos_MoCap.B364]" office:value-type="float" office:value="0.067221" calcext:value-type="float">
            <text:p>0.067221</text:p>
          </table:table-cell>
          <table:table-cell table:formula="of:=[Datos_MoCap.C364]" office:value-type="float" office:value="0.213083" calcext:value-type="float">
            <text:p>0.213083</text:p>
          </table:table-cell>
          <table:table-cell table:formula="of:=[Datos_MoCap.D364]" office:value-type="float" office:value="0.011404" calcext:value-type="float">
            <text:p>0.011404</text:p>
          </table:table-cell>
          <table:table-cell table:formula="of:=[Datos_MoCap.F364]" office:value-type="float" office:value="0.008712" calcext:value-type="float">
            <text:p>0.008712</text:p>
          </table:table-cell>
          <table:table-cell table:formula="of:=[Datos_MoCap.E364]" office:value-type="float" office:value="-0.089288" calcext:value-type="float">
            <text:p>-0.089288</text:p>
          </table:table-cell>
          <table:table-cell/>
          <table:table-cell table:formula="of:=([.H364])*(-0.023914362365637)+(-0.0065790614509)" office:value-type="float" office:value="-0.00605772835132911" calcext:value-type="float">
            <text:p>-0.0060577284</text:p>
          </table:table-cell>
          <table:table-cell table:formula="of:=([.J364])*(-0.205408122286256)+(0.109782283331548)" office:value-type="float" office:value="0.0660133044104257" calcext:value-type="float">
            <text:p>0.0660133044</text:p>
          </table:table-cell>
          <table:table-cell table:formula="of:=([.I364])*(0.310792688230763)+(-0.016510592847898)" office:value-type="float" office:value="0.00438120244766212" calcext:value-type="float">
            <text:p>0.0043812024</text:p>
          </table:table-cell>
          <table:table-cell table:formula="of:=[.H364]*-1" office:value-type="float" office:value="0.0218" calcext:value-type="float">
            <text:p>0.0218</text:p>
          </table:table-cell>
          <table:table-cell table:formula="of:=[.M364]*-1" office:value-type="float" office:value="0.089288" calcext:value-type="float">
            <text:p>0.089288</text:p>
          </table:table-cell>
          <table:table-cell table:formula="of:=([.K364])*(2.23435203765647)+(0.035482883974399)" office:value-type="float" office:value="0.0609634346118334" calcext:value-type="float">
            <text:p>0.0609634346</text:p>
          </table:table-cell>
          <table:table-cell table:formula="of:=([.M364])*(0.639359760687662)+(-0.019962373867579)" office:value-type="float" office:value="-0.077049528179859" calcext:value-type="float">
            <text:p>-0.0770495282</text:p>
          </table:table-cell>
          <table:table-cell table:formula="of:=([.L364])*(1.26097813916405)+(0.272428916854381)" office:value-type="float" office:value="0.283414558402778" calcext:value-type="float">
            <text:p>0.283414558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5]" office:value-type="float" office:value="-0.021799" calcext:value-type="float">
            <text:p>-0.021799</text:p>
          </table:table-cell>
          <table:table-cell table:formula="of:=[Datos_MoCap.B365]" office:value-type="float" office:value="0.067228" calcext:value-type="float">
            <text:p>0.067228</text:p>
          </table:table-cell>
          <table:table-cell table:formula="of:=[Datos_MoCap.C365]" office:value-type="float" office:value="0.213082" calcext:value-type="float">
            <text:p>0.213082</text:p>
          </table:table-cell>
          <table:table-cell table:formula="of:=[Datos_MoCap.D365]" office:value-type="float" office:value="0.01141" calcext:value-type="float">
            <text:p>0.01141</text:p>
          </table:table-cell>
          <table:table-cell table:formula="of:=[Datos_MoCap.F365]" office:value-type="float" office:value="0.008651" calcext:value-type="float">
            <text:p>0.008651</text:p>
          </table:table-cell>
          <table:table-cell table:formula="of:=[Datos_MoCap.E365]" office:value-type="float" office:value="-0.089273" calcext:value-type="float">
            <text:p>-0.089273</text:p>
          </table:table-cell>
          <table:table-cell/>
          <table:table-cell table:formula="of:=([.H365])*(-0.023914362365637)+(-0.0065790614509)" office:value-type="float" office:value="-0.00605775226569148" calcext:value-type="float">
            <text:p>-0.0060577523</text:p>
          </table:table-cell>
          <table:table-cell table:formula="of:=([.J365])*(-0.205408122286256)+(0.109782283331548)" office:value-type="float" office:value="0.066013509818548" calcext:value-type="float">
            <text:p>0.0660135098</text:p>
          </table:table-cell>
          <table:table-cell table:formula="of:=([.I365])*(0.310792688230763)+(-0.016510592847898)" office:value-type="float" office:value="0.00438337799647973" calcext:value-type="float">
            <text:p>0.004383378</text:p>
          </table:table-cell>
          <table:table-cell table:formula="of:=[.H365]*-1" office:value-type="float" office:value="0.021799" calcext:value-type="float">
            <text:p>0.021799</text:p>
          </table:table-cell>
          <table:table-cell table:formula="of:=[.M365]*-1" office:value-type="float" office:value="0.089273" calcext:value-type="float">
            <text:p>0.089273</text:p>
          </table:table-cell>
          <table:table-cell table:formula="of:=([.K365])*(2.23435203765647)+(0.035482883974399)" office:value-type="float" office:value="0.0609768407240593" calcext:value-type="float">
            <text:p>0.0609768407</text:p>
          </table:table-cell>
          <table:table-cell table:formula="of:=([.M365])*(0.639359760687662)+(-0.019962373867579)" office:value-type="float" office:value="-0.0770399377834487" calcext:value-type="float">
            <text:p>-0.0770399378</text:p>
          </table:table-cell>
          <table:table-cell table:formula="of:=([.L365])*(1.26097813916405)+(0.272428916854381)" office:value-type="float" office:value="0.283337638736289" calcext:value-type="float">
            <text:p>0.283337638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6]" office:value-type="float" office:value="-0.021791" calcext:value-type="float">
            <text:p>-0.021791</text:p>
          </table:table-cell>
          <table:table-cell table:formula="of:=[Datos_MoCap.B366]" office:value-type="float" office:value="0.067221" calcext:value-type="float">
            <text:p>0.067221</text:p>
          </table:table-cell>
          <table:table-cell table:formula="of:=[Datos_MoCap.C366]" office:value-type="float" office:value="0.21308" calcext:value-type="float">
            <text:p>0.21308</text:p>
          </table:table-cell>
          <table:table-cell table:formula="of:=[Datos_MoCap.D366]" office:value-type="float" office:value="0.011322" calcext:value-type="float">
            <text:p>0.011322</text:p>
          </table:table-cell>
          <table:table-cell table:formula="of:=[Datos_MoCap.F366]" office:value-type="float" office:value="0.008679" calcext:value-type="float">
            <text:p>0.008679</text:p>
          </table:table-cell>
          <table:table-cell table:formula="of:=[Datos_MoCap.E366]" office:value-type="float" office:value="-0.089281" calcext:value-type="float">
            <text:p>-0.089281</text:p>
          </table:table-cell>
          <table:table-cell/>
          <table:table-cell table:formula="of:=([.H366])*(-0.023914362365637)+(-0.0065790614509)" office:value-type="float" office:value="-0.0060579435805904" calcext:value-type="float">
            <text:p>-0.0060579436</text:p>
          </table:table-cell>
          <table:table-cell table:formula="of:=([.J366])*(-0.205408122286256)+(0.109782283331548)" office:value-type="float" office:value="0.0660139206347926" calcext:value-type="float">
            <text:p>0.0660139206</text:p>
          </table:table-cell>
          <table:table-cell table:formula="of:=([.I366])*(0.310792688230763)+(-0.016510592847898)" office:value-type="float" office:value="0.00438120244766212" calcext:value-type="float">
            <text:p>0.0043812024</text:p>
          </table:table-cell>
          <table:table-cell table:formula="of:=[.H366]*-1" office:value-type="float" office:value="0.021791" calcext:value-type="float">
            <text:p>0.021791</text:p>
          </table:table-cell>
          <table:table-cell table:formula="of:=[.M366]*-1" office:value-type="float" office:value="0.089281" calcext:value-type="float">
            <text:p>0.089281</text:p>
          </table:table-cell>
          <table:table-cell table:formula="of:=([.K366])*(2.23435203765647)+(0.035482883974399)" office:value-type="float" office:value="0.0607802177447456" calcext:value-type="float">
            <text:p>0.0607802177</text:p>
          </table:table-cell>
          <table:table-cell table:formula="of:=([.M366])*(0.639359760687662)+(-0.019962373867579)" office:value-type="float" office:value="-0.0770450526615342" calcext:value-type="float">
            <text:p>-0.0770450527</text:p>
          </table:table-cell>
          <table:table-cell table:formula="of:=([.L366])*(1.26097813916405)+(0.272428916854381)" office:value-type="float" office:value="0.283372946124186" calcext:value-type="float">
            <text:p>0.283372946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7]" office:value-type="float" office:value="-0.021795" calcext:value-type="float">
            <text:p>-0.021795</text:p>
          </table:table-cell>
          <table:table-cell table:formula="of:=[Datos_MoCap.B367]" office:value-type="float" office:value="0.067224" calcext:value-type="float">
            <text:p>0.067224</text:p>
          </table:table-cell>
          <table:table-cell table:formula="of:=[Datos_MoCap.C367]" office:value-type="float" office:value="0.21308" calcext:value-type="float">
            <text:p>0.21308</text:p>
          </table:table-cell>
          <table:table-cell table:formula="of:=[Datos_MoCap.D367]" office:value-type="float" office:value="0.011389" calcext:value-type="float">
            <text:p>0.011389</text:p>
          </table:table-cell>
          <table:table-cell table:formula="of:=[Datos_MoCap.F367]" office:value-type="float" office:value="0.00865" calcext:value-type="float">
            <text:p>0.00865</text:p>
          </table:table-cell>
          <table:table-cell table:formula="of:=[Datos_MoCap.E367]" office:value-type="float" office:value="-0.089286" calcext:value-type="float">
            <text:p>-0.089286</text:p>
          </table:table-cell>
          <table:table-cell/>
          <table:table-cell table:formula="of:=([.H367])*(-0.023914362365637)+(-0.0065790614509)" office:value-type="float" office:value="-0.00605784792314094" calcext:value-type="float">
            <text:p>-0.0060578479</text:p>
          </table:table-cell>
          <table:table-cell table:formula="of:=([.J367])*(-0.205408122286256)+(0.109782283331548)" office:value-type="float" office:value="0.0660139206347926" calcext:value-type="float">
            <text:p>0.0660139206</text:p>
          </table:table-cell>
          <table:table-cell table:formula="of:=([.I367])*(0.310792688230763)+(-0.016510592847898)" office:value-type="float" office:value="0.00438213482572681" calcext:value-type="float">
            <text:p>0.0043821348</text:p>
          </table:table-cell>
          <table:table-cell table:formula="of:=[.H367]*-1" office:value-type="float" office:value="0.021795" calcext:value-type="float">
            <text:p>0.021795</text:p>
          </table:table-cell>
          <table:table-cell table:formula="of:=[.M367]*-1" office:value-type="float" office:value="0.089286" calcext:value-type="float">
            <text:p>0.089286</text:p>
          </table:table-cell>
          <table:table-cell table:formula="of:=([.K367])*(2.23435203765647)+(0.035482883974399)" office:value-type="float" office:value="0.0609299193312685" calcext:value-type="float">
            <text:p>0.0609299193</text:p>
          </table:table-cell>
          <table:table-cell table:formula="of:=([.M367])*(0.639359760687662)+(-0.019962373867579)" office:value-type="float" office:value="-0.0770482494603376" calcext:value-type="float">
            <text:p>-0.0770482495</text:p>
          </table:table-cell>
          <table:table-cell table:formula="of:=([.L367])*(1.26097813916405)+(0.272428916854381)" office:value-type="float" office:value="0.28333637775815" calcext:value-type="float">
            <text:p>0.28333637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8]" office:value-type="float" office:value="-0.021791" calcext:value-type="float">
            <text:p>-0.021791</text:p>
          </table:table-cell>
          <table:table-cell table:formula="of:=[Datos_MoCap.B368]" office:value-type="float" office:value="0.067212" calcext:value-type="float">
            <text:p>0.067212</text:p>
          </table:table-cell>
          <table:table-cell table:formula="of:=[Datos_MoCap.C368]" office:value-type="float" office:value="0.213073" calcext:value-type="float">
            <text:p>0.213073</text:p>
          </table:table-cell>
          <table:table-cell table:formula="of:=[Datos_MoCap.D368]" office:value-type="float" office:value="0.011351" calcext:value-type="float">
            <text:p>0.011351</text:p>
          </table:table-cell>
          <table:table-cell table:formula="of:=[Datos_MoCap.F368]" office:value-type="float" office:value="0.008658" calcext:value-type="float">
            <text:p>0.008658</text:p>
          </table:table-cell>
          <table:table-cell table:formula="of:=[Datos_MoCap.E368]" office:value-type="float" office:value="-0.089259" calcext:value-type="float">
            <text:p>-0.089259</text:p>
          </table:table-cell>
          <table:table-cell/>
          <table:table-cell table:formula="of:=([.H368])*(-0.023914362365637)+(-0.0065790614509)" office:value-type="float" office:value="-0.0060579435805904" calcext:value-type="float">
            <text:p>-0.0060579436</text:p>
          </table:table-cell>
          <table:table-cell table:formula="of:=([.J368])*(-0.205408122286256)+(0.109782283331548)" office:value-type="float" office:value="0.0660153584916486" calcext:value-type="float">
            <text:p>0.0660153585</text:p>
          </table:table-cell>
          <table:table-cell table:formula="of:=([.I368])*(0.310792688230763)+(-0.016510592847898)" office:value-type="float" office:value="0.00437840531346804" calcext:value-type="float">
            <text:p>0.0043784053</text:p>
          </table:table-cell>
          <table:table-cell table:formula="of:=[.H368]*-1" office:value-type="float" office:value="0.021791" calcext:value-type="float">
            <text:p>0.021791</text:p>
          </table:table-cell>
          <table:table-cell table:formula="of:=[.M368]*-1" office:value-type="float" office:value="0.089259" calcext:value-type="float">
            <text:p>0.089259</text:p>
          </table:table-cell>
          <table:table-cell table:formula="of:=([.K368])*(2.23435203765647)+(0.035482883974399)" office:value-type="float" office:value="0.0608450139538376" calcext:value-type="float">
            <text:p>0.060845014</text:p>
          </table:table-cell>
          <table:table-cell table:formula="of:=([.M368])*(0.639359760687662)+(-0.019962373867579)" office:value-type="float" office:value="-0.077030986746799" calcext:value-type="float">
            <text:p>-0.0770309867</text:p>
          </table:table-cell>
          <table:table-cell table:formula="of:=([.L368])*(1.26097813916405)+(0.272428916854381)" office:value-type="float" office:value="0.283346465583263" calcext:value-type="float">
            <text:p>0.283346465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69]" office:value-type="float" office:value="-0.021781" calcext:value-type="float">
            <text:p>-0.021781</text:p>
          </table:table-cell>
          <table:table-cell table:formula="of:=[Datos_MoCap.B369]" office:value-type="float" office:value="0.067214" calcext:value-type="float">
            <text:p>0.067214</text:p>
          </table:table-cell>
          <table:table-cell table:formula="of:=[Datos_MoCap.C369]" office:value-type="float" office:value="0.21308" calcext:value-type="float">
            <text:p>0.21308</text:p>
          </table:table-cell>
          <table:table-cell table:formula="of:=[Datos_MoCap.D369]" office:value-type="float" office:value="0.011354" calcext:value-type="float">
            <text:p>0.011354</text:p>
          </table:table-cell>
          <table:table-cell table:formula="of:=[Datos_MoCap.F369]" office:value-type="float" office:value="0.008604" calcext:value-type="float">
            <text:p>0.008604</text:p>
          </table:table-cell>
          <table:table-cell table:formula="of:=[Datos_MoCap.E369]" office:value-type="float" office:value="-0.089264" calcext:value-type="float">
            <text:p>-0.089264</text:p>
          </table:table-cell>
          <table:table-cell/>
          <table:table-cell table:formula="of:=([.H369])*(-0.023914362365637)+(-0.0065790614509)" office:value-type="float" office:value="-0.00605818272421406" calcext:value-type="float">
            <text:p>-0.0060581827</text:p>
          </table:table-cell>
          <table:table-cell table:formula="of:=([.J369])*(-0.205408122286256)+(0.109782283331548)" office:value-type="float" office:value="0.0660139206347926" calcext:value-type="float">
            <text:p>0.0660139206</text:p>
          </table:table-cell>
          <table:table-cell table:formula="of:=([.I369])*(0.310792688230763)+(-0.016510592847898)" office:value-type="float" office:value="0.0043790268988445" calcext:value-type="float">
            <text:p>0.0043790269</text:p>
          </table:table-cell>
          <table:table-cell table:formula="of:=[.H369]*-1" office:value-type="float" office:value="0.021781" calcext:value-type="float">
            <text:p>0.021781</text:p>
          </table:table-cell>
          <table:table-cell table:formula="of:=[.M369]*-1" office:value-type="float" office:value="0.089264" calcext:value-type="float">
            <text:p>0.089264</text:p>
          </table:table-cell>
          <table:table-cell table:formula="of:=([.K369])*(2.23435203765647)+(0.035482883974399)" office:value-type="float" office:value="0.0608517170099506" calcext:value-type="float">
            <text:p>0.060851717</text:p>
          </table:table-cell>
          <table:table-cell table:formula="of:=([.M369])*(0.639359760687662)+(-0.019962373867579)" office:value-type="float" office:value="-0.0770341835456025" calcext:value-type="float">
            <text:p>-0.0770341835</text:p>
          </table:table-cell>
          <table:table-cell table:formula="of:=([.L369])*(1.26097813916405)+(0.272428916854381)" office:value-type="float" office:value="0.283278372763748" calcext:value-type="float">
            <text:p>0.283278372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0]" office:value-type="float" office:value="-0.021783" calcext:value-type="float">
            <text:p>-0.021783</text:p>
          </table:table-cell>
          <table:table-cell table:formula="of:=[Datos_MoCap.B370]" office:value-type="float" office:value="0.067222" calcext:value-type="float">
            <text:p>0.067222</text:p>
          </table:table-cell>
          <table:table-cell table:formula="of:=[Datos_MoCap.C370]" office:value-type="float" office:value="0.213075" calcext:value-type="float">
            <text:p>0.213075</text:p>
          </table:table-cell>
          <table:table-cell table:formula="of:=[Datos_MoCap.D370]" office:value-type="float" office:value="0.011298" calcext:value-type="float">
            <text:p>0.011298</text:p>
          </table:table-cell>
          <table:table-cell table:formula="of:=[Datos_MoCap.F370]" office:value-type="float" office:value="0.008626" calcext:value-type="float">
            <text:p>0.008626</text:p>
          </table:table-cell>
          <table:table-cell table:formula="of:=[Datos_MoCap.E370]" office:value-type="float" office:value="-0.089287" calcext:value-type="float">
            <text:p>-0.089287</text:p>
          </table:table-cell>
          <table:table-cell/>
          <table:table-cell table:formula="of:=([.H370])*(-0.023914362365637)+(-0.0065790614509)" office:value-type="float" office:value="-0.00605813489548933" calcext:value-type="float">
            <text:p>-0.0060581349</text:p>
          </table:table-cell>
          <table:table-cell table:formula="of:=([.J370])*(-0.205408122286256)+(0.109782283331548)" office:value-type="float" office:value="0.066014947675404" calcext:value-type="float">
            <text:p>0.0660149477</text:p>
          </table:table-cell>
          <table:table-cell table:formula="of:=([.I370])*(0.310792688230763)+(-0.016510592847898)" office:value-type="float" office:value="0.00438151324035034" calcext:value-type="float">
            <text:p>0.0043815132</text:p>
          </table:table-cell>
          <table:table-cell table:formula="of:=[.H370]*-1" office:value-type="float" office:value="0.021783" calcext:value-type="float">
            <text:p>0.021783</text:p>
          </table:table-cell>
          <table:table-cell table:formula="of:=[.M370]*-1" office:value-type="float" office:value="0.089287" calcext:value-type="float">
            <text:p>0.089287</text:p>
          </table:table-cell>
          <table:table-cell table:formula="of:=([.K370])*(2.23435203765647)+(0.035482883974399)" office:value-type="float" office:value="0.0607265932958418" calcext:value-type="float">
            <text:p>0.0607265933</text:p>
          </table:table-cell>
          <table:table-cell table:formula="of:=([.M370])*(0.639359760687662)+(-0.019962373867579)" office:value-type="float" office:value="-0.0770488888200983" calcext:value-type="float">
            <text:p>-0.0770488888</text:p>
          </table:table-cell>
          <table:table-cell table:formula="of:=([.L370])*(1.26097813916405)+(0.272428916854381)" office:value-type="float" office:value="0.28330611428281" calcext:value-type="float">
            <text:p>0.283306114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1]" office:value-type="float" office:value="-0.021778" calcext:value-type="float">
            <text:p>-0.021778</text:p>
          </table:table-cell>
          <table:table-cell table:formula="of:=[Datos_MoCap.B371]" office:value-type="float" office:value="0.067212" calcext:value-type="float">
            <text:p>0.067212</text:p>
          </table:table-cell>
          <table:table-cell table:formula="of:=[Datos_MoCap.C371]" office:value-type="float" office:value="0.213076" calcext:value-type="float">
            <text:p>0.213076</text:p>
          </table:table-cell>
          <table:table-cell table:formula="of:=[Datos_MoCap.D371]" office:value-type="float" office:value="0.011302" calcext:value-type="float">
            <text:p>0.011302</text:p>
          </table:table-cell>
          <table:table-cell table:formula="of:=[Datos_MoCap.F371]" office:value-type="float" office:value="0.008561" calcext:value-type="float">
            <text:p>0.008561</text:p>
          </table:table-cell>
          <table:table-cell table:formula="of:=[Datos_MoCap.E371]" office:value-type="float" office:value="-0.089276" calcext:value-type="float">
            <text:p>-0.089276</text:p>
          </table:table-cell>
          <table:table-cell/>
          <table:table-cell table:formula="of:=([.H371])*(-0.023914362365637)+(-0.0065790614509)" office:value-type="float" office:value="-0.00605825446730116" calcext:value-type="float">
            <text:p>-0.0060582545</text:p>
          </table:table-cell>
          <table:table-cell table:formula="of:=([.J371])*(-0.205408122286256)+(0.109782283331548)" office:value-type="float" office:value="0.0660147422672817" calcext:value-type="float">
            <text:p>0.0660147423</text:p>
          </table:table-cell>
          <table:table-cell table:formula="of:=([.I371])*(0.310792688230763)+(-0.016510592847898)" office:value-type="float" office:value="0.00437840531346804" calcext:value-type="float">
            <text:p>0.0043784053</text:p>
          </table:table-cell>
          <table:table-cell table:formula="of:=[.H371]*-1" office:value-type="float" office:value="0.021778" calcext:value-type="float">
            <text:p>0.021778</text:p>
          </table:table-cell>
          <table:table-cell table:formula="of:=[.M371]*-1" office:value-type="float" office:value="0.089276" calcext:value-type="float">
            <text:p>0.089276</text:p>
          </table:table-cell>
          <table:table-cell table:formula="of:=([.K371])*(2.23435203765647)+(0.035482883974399)" office:value-type="float" office:value="0.0607355307039924" calcext:value-type="float">
            <text:p>0.0607355307</text:p>
          </table:table-cell>
          <table:table-cell table:formula="of:=([.M371])*(0.639359760687662)+(-0.019962373867579)" office:value-type="float" office:value="-0.0770418558627307" calcext:value-type="float">
            <text:p>-0.0770418559</text:p>
          </table:table-cell>
          <table:table-cell table:formula="of:=([.L371])*(1.26097813916405)+(0.272428916854381)" office:value-type="float" office:value="0.283224150703764" calcext:value-type="float">
            <text:p>0.28322415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2]" office:value-type="float" office:value="-0.021772" calcext:value-type="float">
            <text:p>-0.021772</text:p>
          </table:table-cell>
          <table:table-cell table:formula="of:=[Datos_MoCap.B372]" office:value-type="float" office:value="0.067206" calcext:value-type="float">
            <text:p>0.067206</text:p>
          </table:table-cell>
          <table:table-cell table:formula="of:=[Datos_MoCap.C372]" office:value-type="float" office:value="0.213074" calcext:value-type="float">
            <text:p>0.213074</text:p>
          </table:table-cell>
          <table:table-cell table:formula="of:=[Datos_MoCap.D372]" office:value-type="float" office:value="0.011239" calcext:value-type="float">
            <text:p>0.011239</text:p>
          </table:table-cell>
          <table:table-cell table:formula="of:=[Datos_MoCap.F372]" office:value-type="float" office:value="0.008499" calcext:value-type="float">
            <text:p>0.008499</text:p>
          </table:table-cell>
          <table:table-cell table:formula="of:=[Datos_MoCap.E372]" office:value-type="float" office:value="-0.089284" calcext:value-type="float">
            <text:p>-0.089284</text:p>
          </table:table-cell>
          <table:table-cell/>
          <table:table-cell table:formula="of:=([.H372])*(-0.023914362365637)+(-0.0065790614509)" office:value-type="float" office:value="-0.00605839795347535" calcext:value-type="float">
            <text:p>-0.006058398</text:p>
          </table:table-cell>
          <table:table-cell table:formula="of:=([.J372])*(-0.205408122286256)+(0.109782283331548)" office:value-type="float" office:value="0.0660151530835263" calcext:value-type="float">
            <text:p>0.0660151531</text:p>
          </table:table-cell>
          <table:table-cell table:formula="of:=([.I372])*(0.310792688230763)+(-0.016510592847898)" office:value-type="float" office:value="0.00437654055733866" calcext:value-type="float">
            <text:p>0.0043765406</text:p>
          </table:table-cell>
          <table:table-cell table:formula="of:=[.H372]*-1" office:value-type="float" office:value="0.021772" calcext:value-type="float">
            <text:p>0.021772</text:p>
          </table:table-cell>
          <table:table-cell table:formula="of:=[.M372]*-1" office:value-type="float" office:value="0.089284" calcext:value-type="float">
            <text:p>0.089284</text:p>
          </table:table-cell>
          <table:table-cell table:formula="of:=([.K372])*(2.23435203765647)+(0.035482883974399)" office:value-type="float" office:value="0.0605947665256201" calcext:value-type="float">
            <text:p>0.0605947665</text:p>
          </table:table-cell>
          <table:table-cell table:formula="of:=([.M372])*(0.639359760687662)+(-0.019962373867579)" office:value-type="float" office:value="-0.0770469707408162" calcext:value-type="float">
            <text:p>-0.0770469707</text:p>
          </table:table-cell>
          <table:table-cell table:formula="of:=([.L372])*(1.26097813916405)+(0.272428916854381)" office:value-type="float" office:value="0.283145970059136" calcext:value-type="float">
            <text:p>0.28314597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3]" office:value-type="float" office:value="-0.021768" calcext:value-type="float">
            <text:p>-0.021768</text:p>
          </table:table-cell>
          <table:table-cell table:formula="of:=[Datos_MoCap.B373]" office:value-type="float" office:value="0.067206" calcext:value-type="float">
            <text:p>0.067206</text:p>
          </table:table-cell>
          <table:table-cell table:formula="of:=[Datos_MoCap.C373]" office:value-type="float" office:value="0.213071" calcext:value-type="float">
            <text:p>0.213071</text:p>
          </table:table-cell>
          <table:table-cell table:formula="of:=[Datos_MoCap.D373]" office:value-type="float" office:value="0.011266" calcext:value-type="float">
            <text:p>0.011266</text:p>
          </table:table-cell>
          <table:table-cell table:formula="of:=[Datos_MoCap.F373]" office:value-type="float" office:value="0.008498" calcext:value-type="float">
            <text:p>0.008498</text:p>
          </table:table-cell>
          <table:table-cell table:formula="of:=[Datos_MoCap.E373]" office:value-type="float" office:value="-0.089289" calcext:value-type="float">
            <text:p>-0.089289</text:p>
          </table:table-cell>
          <table:table-cell/>
          <table:table-cell table:formula="of:=([.H373])*(-0.023914362365637)+(-0.0065790614509)" office:value-type="float" office:value="-0.00605849361092481" calcext:value-type="float">
            <text:p>-0.0060584936</text:p>
          </table:table-cell>
          <table:table-cell table:formula="of:=([.J373])*(-0.205408122286256)+(0.109782283331548)" office:value-type="float" office:value="0.0660157693078932" calcext:value-type="float">
            <text:p>0.0660157693</text:p>
          </table:table-cell>
          <table:table-cell table:formula="of:=([.I373])*(0.310792688230763)+(-0.016510592847898)" office:value-type="float" office:value="0.00437654055733866" calcext:value-type="float">
            <text:p>0.0043765406</text:p>
          </table:table-cell>
          <table:table-cell table:formula="of:=[.H373]*-1" office:value-type="float" office:value="0.021768" calcext:value-type="float">
            <text:p>0.021768</text:p>
          </table:table-cell>
          <table:table-cell table:formula="of:=[.M373]*-1" office:value-type="float" office:value="0.089289" calcext:value-type="float">
            <text:p>0.089289</text:p>
          </table:table-cell>
          <table:table-cell table:formula="of:=([.K373])*(2.23435203765647)+(0.035482883974399)" office:value-type="float" office:value="0.0606550940306368" calcext:value-type="float">
            <text:p>0.060655094</text:p>
          </table:table-cell>
          <table:table-cell table:formula="of:=([.M373])*(0.639359760687662)+(-0.019962373867579)" office:value-type="float" office:value="-0.0770501675396197" calcext:value-type="float">
            <text:p>-0.0770501675</text:p>
          </table:table-cell>
          <table:table-cell table:formula="of:=([.L373])*(1.26097813916405)+(0.272428916854381)" office:value-type="float" office:value="0.283144709080997" calcext:value-type="float">
            <text:p>0.28314470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4]" office:value-type="float" office:value="-0.021771" calcext:value-type="float">
            <text:p>-0.021771</text:p>
          </table:table-cell>
          <table:table-cell table:formula="of:=[Datos_MoCap.B374]" office:value-type="float" office:value="0.067212" calcext:value-type="float">
            <text:p>0.067212</text:p>
          </table:table-cell>
          <table:table-cell table:formula="of:=[Datos_MoCap.C374]" office:value-type="float" office:value="0.213073" calcext:value-type="float">
            <text:p>0.213073</text:p>
          </table:table-cell>
          <table:table-cell table:formula="of:=[Datos_MoCap.D374]" office:value-type="float" office:value="0.01132" calcext:value-type="float">
            <text:p>0.01132</text:p>
          </table:table-cell>
          <table:table-cell table:formula="of:=[Datos_MoCap.F374]" office:value-type="float" office:value="0.008496" calcext:value-type="float">
            <text:p>0.008496</text:p>
          </table:table-cell>
          <table:table-cell table:formula="of:=[Datos_MoCap.E374]" office:value-type="float" office:value="-0.089287" calcext:value-type="float">
            <text:p>-0.089287</text:p>
          </table:table-cell>
          <table:table-cell/>
          <table:table-cell table:formula="of:=([.H374])*(-0.023914362365637)+(-0.0065790614509)" office:value-type="float" office:value="-0.00605842186783772" calcext:value-type="float">
            <text:p>-0.0060584219</text:p>
          </table:table-cell>
          <table:table-cell table:formula="of:=([.J374])*(-0.205408122286256)+(0.109782283331548)" office:value-type="float" office:value="0.0660153584916486" calcext:value-type="float">
            <text:p>0.0660153585</text:p>
          </table:table-cell>
          <table:table-cell table:formula="of:=([.I374])*(0.310792688230763)+(-0.016510592847898)" office:value-type="float" office:value="0.00437840531346804" calcext:value-type="float">
            <text:p>0.0043784053</text:p>
          </table:table-cell>
          <table:table-cell table:formula="of:=[.H374]*-1" office:value-type="float" office:value="0.021771" calcext:value-type="float">
            <text:p>0.021771</text:p>
          </table:table-cell>
          <table:table-cell table:formula="of:=[.M374]*-1" office:value-type="float" office:value="0.089287" calcext:value-type="float">
            <text:p>0.089287</text:p>
          </table:table-cell>
          <table:table-cell table:formula="of:=([.K374])*(2.23435203765647)+(0.035482883974399)" office:value-type="float" office:value="0.0607757490406703" calcext:value-type="float">
            <text:p>0.060775749</text:p>
          </table:table-cell>
          <table:table-cell table:formula="of:=([.M374])*(0.639359760687662)+(-0.019962373867579)" office:value-type="float" office:value="-0.0770488888200983" calcext:value-type="float">
            <text:p>-0.0770488888</text:p>
          </table:table-cell>
          <table:table-cell table:formula="of:=([.L374])*(1.26097813916405)+(0.272428916854381)" office:value-type="float" office:value="0.283142187124719" calcext:value-type="float">
            <text:p>0.283142187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5]" office:value-type="float" office:value="-0.021776" calcext:value-type="float">
            <text:p>-0.021776</text:p>
          </table:table-cell>
          <table:table-cell table:formula="of:=[Datos_MoCap.B375]" office:value-type="float" office:value="0.067209" calcext:value-type="float">
            <text:p>0.067209</text:p>
          </table:table-cell>
          <table:table-cell table:formula="of:=[Datos_MoCap.C375]" office:value-type="float" office:value="0.213072" calcext:value-type="float">
            <text:p>0.213072</text:p>
          </table:table-cell>
          <table:table-cell table:formula="of:=[Datos_MoCap.D375]" office:value-type="float" office:value="0.011301" calcext:value-type="float">
            <text:p>0.011301</text:p>
          </table:table-cell>
          <table:table-cell table:formula="of:=[Datos_MoCap.F375]" office:value-type="float" office:value="0.008531" calcext:value-type="float">
            <text:p>0.008531</text:p>
          </table:table-cell>
          <table:table-cell table:formula="of:=[Datos_MoCap.E375]" office:value-type="float" office:value="-0.089274" calcext:value-type="float">
            <text:p>-0.089274</text:p>
          </table:table-cell>
          <table:table-cell/>
          <table:table-cell table:formula="of:=([.H375])*(-0.023914362365637)+(-0.0065790614509)" office:value-type="float" office:value="-0.00605830229602589" calcext:value-type="float">
            <text:p>-0.0060583023</text:p>
          </table:table-cell>
          <table:table-cell table:formula="of:=([.J375])*(-0.205408122286256)+(0.109782283331548)" office:value-type="float" office:value="0.0660155638997709" calcext:value-type="float">
            <text:p>0.0660155639</text:p>
          </table:table-cell>
          <table:table-cell table:formula="of:=([.I375])*(0.310792688230763)+(-0.016510592847898)" office:value-type="float" office:value="0.00437747293540335" calcext:value-type="float">
            <text:p>0.0043774729</text:p>
          </table:table-cell>
          <table:table-cell table:formula="of:=[.H375]*-1" office:value-type="float" office:value="0.021776" calcext:value-type="float">
            <text:p>0.021776</text:p>
          </table:table-cell>
          <table:table-cell table:formula="of:=[.M375]*-1" office:value-type="float" office:value="0.089274" calcext:value-type="float">
            <text:p>0.089274</text:p>
          </table:table-cell>
          <table:table-cell table:formula="of:=([.K375])*(2.23435203765647)+(0.035482883974399)" office:value-type="float" office:value="0.0607332963519548" calcext:value-type="float">
            <text:p>0.0607332964</text:p>
          </table:table-cell>
          <table:table-cell table:formula="of:=([.M375])*(0.639359760687662)+(-0.019962373867579)" office:value-type="float" office:value="-0.0770405771432093" calcext:value-type="float">
            <text:p>-0.0770405771</text:p>
          </table:table-cell>
          <table:table-cell table:formula="of:=([.L375])*(1.26097813916405)+(0.272428916854381)" office:value-type="float" office:value="0.28318632135959" calcext:value-type="float">
            <text:p>0.283186321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6]" office:value-type="float" office:value="-0.021775" calcext:value-type="float">
            <text:p>-0.021775</text:p>
          </table:table-cell>
          <table:table-cell table:formula="of:=[Datos_MoCap.B376]" office:value-type="float" office:value="0.067206" calcext:value-type="float">
            <text:p>0.067206</text:p>
          </table:table-cell>
          <table:table-cell table:formula="of:=[Datos_MoCap.C376]" office:value-type="float" office:value="0.213071" calcext:value-type="float">
            <text:p>0.213071</text:p>
          </table:table-cell>
          <table:table-cell table:formula="of:=[Datos_MoCap.D376]" office:value-type="float" office:value="0.011327" calcext:value-type="float">
            <text:p>0.011327</text:p>
          </table:table-cell>
          <table:table-cell table:formula="of:=[Datos_MoCap.F376]" office:value-type="float" office:value="0.008563" calcext:value-type="float">
            <text:p>0.008563</text:p>
          </table:table-cell>
          <table:table-cell table:formula="of:=[Datos_MoCap.E376]" office:value-type="float" office:value="-0.089288" calcext:value-type="float">
            <text:p>-0.089288</text:p>
          </table:table-cell>
          <table:table-cell/>
          <table:table-cell table:formula="of:=([.H376])*(-0.023914362365637)+(-0.0065790614509)" office:value-type="float" office:value="-0.00605832621038825" calcext:value-type="float">
            <text:p>-0.0060583262</text:p>
          </table:table-cell>
          <table:table-cell table:formula="of:=([.J376])*(-0.205408122286256)+(0.109782283331548)" office:value-type="float" office:value="0.0660157693078932" calcext:value-type="float">
            <text:p>0.0660157693</text:p>
          </table:table-cell>
          <table:table-cell table:formula="of:=([.I376])*(0.310792688230763)+(-0.016510592847898)" office:value-type="float" office:value="0.00437654055733866" calcext:value-type="float">
            <text:p>0.0043765406</text:p>
          </table:table-cell>
          <table:table-cell table:formula="of:=[.H376]*-1" office:value-type="float" office:value="0.021775" calcext:value-type="float">
            <text:p>0.021775</text:p>
          </table:table-cell>
          <table:table-cell table:formula="of:=[.M376]*-1" office:value-type="float" office:value="0.089288" calcext:value-type="float">
            <text:p>0.089288</text:p>
          </table:table-cell>
          <table:table-cell table:formula="of:=([.K376])*(2.23435203765647)+(0.035482883974399)" office:value-type="float" office:value="0.0607913895049338" calcext:value-type="float">
            <text:p>0.0607913895</text:p>
          </table:table-cell>
          <table:table-cell table:formula="of:=([.M376])*(0.639359760687662)+(-0.019962373867579)" office:value-type="float" office:value="-0.077049528179859" calcext:value-type="float">
            <text:p>-0.0770495282</text:p>
          </table:table-cell>
          <table:table-cell table:formula="of:=([.L376])*(1.26097813916405)+(0.272428916854381)" office:value-type="float" office:value="0.283226672660043" calcext:value-type="float">
            <text:p>0.283226672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7]" office:value-type="float" office:value="-0.021787" calcext:value-type="float">
            <text:p>-0.021787</text:p>
          </table:table-cell>
          <table:table-cell table:formula="of:=[Datos_MoCap.B377]" office:value-type="float" office:value="0.067213" calcext:value-type="float">
            <text:p>0.067213</text:p>
          </table:table-cell>
          <table:table-cell table:formula="of:=[Datos_MoCap.C377]" office:value-type="float" office:value="0.213072" calcext:value-type="float">
            <text:p>0.213072</text:p>
          </table:table-cell>
          <table:table-cell table:formula="of:=[Datos_MoCap.D377]" office:value-type="float" office:value="0.011384" calcext:value-type="float">
            <text:p>0.011384</text:p>
          </table:table-cell>
          <table:table-cell table:formula="of:=[Datos_MoCap.F377]" office:value-type="float" office:value="0.008628" calcext:value-type="float">
            <text:p>0.008628</text:p>
          </table:table-cell>
          <table:table-cell table:formula="of:=[Datos_MoCap.E377]" office:value-type="float" office:value="-0.089282" calcext:value-type="float">
            <text:p>-0.089282</text:p>
          </table:table-cell>
          <table:table-cell/>
          <table:table-cell table:formula="of:=([.H377])*(-0.023914362365637)+(-0.0065790614509)" office:value-type="float" office:value="-0.00605803923803987" calcext:value-type="float">
            <text:p>-0.0060580392</text:p>
          </table:table-cell>
          <table:table-cell table:formula="of:=([.J377])*(-0.205408122286256)+(0.109782283331548)" office:value-type="float" office:value="0.0660155638997709" calcext:value-type="float">
            <text:p>0.0660155639</text:p>
          </table:table-cell>
          <table:table-cell table:formula="of:=([.I377])*(0.310792688230763)+(-0.016510592847898)" office:value-type="float" office:value="0.00437871610615627" calcext:value-type="float">
            <text:p>0.0043787161</text:p>
          </table:table-cell>
          <table:table-cell table:formula="of:=[.H377]*-1" office:value-type="float" office:value="0.021787" calcext:value-type="float">
            <text:p>0.021787</text:p>
          </table:table-cell>
          <table:table-cell table:formula="of:=[.M377]*-1" office:value-type="float" office:value="0.089282" calcext:value-type="float">
            <text:p>0.089282</text:p>
          </table:table-cell>
          <table:table-cell table:formula="of:=([.K377])*(2.23435203765647)+(0.035482883974399)" office:value-type="float" office:value="0.0609187475710803" calcext:value-type="float">
            <text:p>0.0609187476</text:p>
          </table:table-cell>
          <table:table-cell table:formula="of:=([.M377])*(0.639359760687662)+(-0.019962373867579)" office:value-type="float" office:value="-0.0770456920212949" calcext:value-type="float">
            <text:p>-0.077045692</text:p>
          </table:table-cell>
          <table:table-cell table:formula="of:=([.L377])*(1.26097813916405)+(0.272428916854381)" office:value-type="float" office:value="0.283308636239088" calcext:value-type="float">
            <text:p>0.283308636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8]" office:value-type="float" office:value="-0.021791" calcext:value-type="float">
            <text:p>-0.021791</text:p>
          </table:table-cell>
          <table:table-cell table:formula="of:=[Datos_MoCap.B378]" office:value-type="float" office:value="0.067216" calcext:value-type="float">
            <text:p>0.067216</text:p>
          </table:table-cell>
          <table:table-cell table:formula="of:=[Datos_MoCap.C378]" office:value-type="float" office:value="0.213082" calcext:value-type="float">
            <text:p>0.213082</text:p>
          </table:table-cell>
          <table:table-cell table:formula="of:=[Datos_MoCap.D378]" office:value-type="float" office:value="0.011373" calcext:value-type="float">
            <text:p>0.011373</text:p>
          </table:table-cell>
          <table:table-cell table:formula="of:=[Datos_MoCap.F378]" office:value-type="float" office:value="0.008695" calcext:value-type="float">
            <text:p>0.008695</text:p>
          </table:table-cell>
          <table:table-cell table:formula="of:=[Datos_MoCap.E378]" office:value-type="float" office:value="-0.089261" calcext:value-type="float">
            <text:p>-0.089261</text:p>
          </table:table-cell>
          <table:table-cell/>
          <table:table-cell table:formula="of:=([.H378])*(-0.023914362365637)+(-0.0065790614509)" office:value-type="float" office:value="-0.0060579435805904" calcext:value-type="float">
            <text:p>-0.0060579436</text:p>
          </table:table-cell>
          <table:table-cell table:formula="of:=([.J378])*(-0.205408122286256)+(0.109782283331548)" office:value-type="float" office:value="0.066013509818548" calcext:value-type="float">
            <text:p>0.0660135098</text:p>
          </table:table-cell>
          <table:table-cell table:formula="of:=([.I378])*(0.310792688230763)+(-0.016510592847898)" office:value-type="float" office:value="0.00437964848422096" calcext:value-type="float">
            <text:p>0.0043796485</text:p>
          </table:table-cell>
          <table:table-cell table:formula="of:=[.H378]*-1" office:value-type="float" office:value="0.021791" calcext:value-type="float">
            <text:p>0.021791</text:p>
          </table:table-cell>
          <table:table-cell table:formula="of:=[.M378]*-1" office:value-type="float" office:value="0.089261" calcext:value-type="float">
            <text:p>0.089261</text:p>
          </table:table-cell>
          <table:table-cell table:formula="of:=([.K378])*(2.23435203765647)+(0.035482883974399)" office:value-type="float" office:value="0.060894169698666" calcext:value-type="float">
            <text:p>0.0608941697</text:p>
          </table:table-cell>
          <table:table-cell table:formula="of:=([.M378])*(0.639359760687662)+(-0.019962373867579)" office:value-type="float" office:value="-0.0770322654663204" calcext:value-type="float">
            <text:p>-0.0770322655</text:p>
          </table:table-cell>
          <table:table-cell table:formula="of:=([.L378])*(1.26097813916405)+(0.272428916854381)" office:value-type="float" office:value="0.283393121774412" calcext:value-type="float">
            <text:p>0.28339312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79]" office:value-type="float" office:value="-0.021791" calcext:value-type="float">
            <text:p>-0.021791</text:p>
          </table:table-cell>
          <table:table-cell table:formula="of:=[Datos_MoCap.B379]" office:value-type="float" office:value="0.067207" calcext:value-type="float">
            <text:p>0.067207</text:p>
          </table:table-cell>
          <table:table-cell table:formula="of:=[Datos_MoCap.C379]" office:value-type="float" office:value="0.213079" calcext:value-type="float">
            <text:p>0.213079</text:p>
          </table:table-cell>
          <table:table-cell table:formula="of:=[Datos_MoCap.D379]" office:value-type="float" office:value="0.011346" calcext:value-type="float">
            <text:p>0.011346</text:p>
          </table:table-cell>
          <table:table-cell table:formula="of:=[Datos_MoCap.F379]" office:value-type="float" office:value="0.008723" calcext:value-type="float">
            <text:p>0.008723</text:p>
          </table:table-cell>
          <table:table-cell table:formula="of:=[Datos_MoCap.E379]" office:value-type="float" office:value="-0.089258" calcext:value-type="float">
            <text:p>-0.089258</text:p>
          </table:table-cell>
          <table:table-cell/>
          <table:table-cell table:formula="of:=([.H379])*(-0.023914362365637)+(-0.0065790614509)" office:value-type="float" office:value="-0.0060579435805904" calcext:value-type="float">
            <text:p>-0.0060579436</text:p>
          </table:table-cell>
          <table:table-cell table:formula="of:=([.J379])*(-0.205408122286256)+(0.109782283331548)" office:value-type="float" office:value="0.0660141260429149" calcext:value-type="float">
            <text:p>0.066014126</text:p>
          </table:table-cell>
          <table:table-cell table:formula="of:=([.I379])*(0.310792688230763)+(-0.016510592847898)" office:value-type="float" office:value="0.00437685135002689" calcext:value-type="float">
            <text:p>0.0043768514</text:p>
          </table:table-cell>
          <table:table-cell table:formula="of:=[.H379]*-1" office:value-type="float" office:value="0.021791" calcext:value-type="float">
            <text:p>0.021791</text:p>
          </table:table-cell>
          <table:table-cell table:formula="of:=[.M379]*-1" office:value-type="float" office:value="0.089258" calcext:value-type="float">
            <text:p>0.089258</text:p>
          </table:table-cell>
          <table:table-cell table:formula="of:=([.K379])*(2.23435203765647)+(0.035482883974399)" office:value-type="float" office:value="0.0608338421936493" calcext:value-type="float">
            <text:p>0.0608338422</text:p>
          </table:table-cell>
          <table:table-cell table:formula="of:=([.M379])*(0.639359760687662)+(-0.019962373867579)" office:value-type="float" office:value="-0.0770303473870384" calcext:value-type="float">
            <text:p>-0.0770303474</text:p>
          </table:table-cell>
          <table:table-cell table:formula="of:=([.L379])*(1.26097813916405)+(0.272428916854381)" office:value-type="float" office:value="0.283428429162309" calcext:value-type="float">
            <text:p>0.28342842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0]" office:value-type="float" office:value="-0.021798" calcext:value-type="float">
            <text:p>-0.021798</text:p>
          </table:table-cell>
          <table:table-cell table:formula="of:=[Datos_MoCap.B380]" office:value-type="float" office:value="0.06721" calcext:value-type="float">
            <text:p>0.06721</text:p>
          </table:table-cell>
          <table:table-cell table:formula="of:=[Datos_MoCap.C380]" office:value-type="float" office:value="0.213085" calcext:value-type="float">
            <text:p>0.213085</text:p>
          </table:table-cell>
          <table:table-cell table:formula="of:=[Datos_MoCap.D380]" office:value-type="float" office:value="0.011346" calcext:value-type="float">
            <text:p>0.011346</text:p>
          </table:table-cell>
          <table:table-cell table:formula="of:=[Datos_MoCap.F380]" office:value-type="float" office:value="0.00878" calcext:value-type="float">
            <text:p>0.00878</text:p>
          </table:table-cell>
          <table:table-cell table:formula="of:=[Datos_MoCap.E380]" office:value-type="float" office:value="-0.08926" calcext:value-type="float">
            <text:p>-0.08926</text:p>
          </table:table-cell>
          <table:table-cell/>
          <table:table-cell table:formula="of:=([.H380])*(-0.023914362365637)+(-0.0065790614509)" office:value-type="float" office:value="-0.00605777618005385" calcext:value-type="float">
            <text:p>-0.0060577762</text:p>
          </table:table-cell>
          <table:table-cell table:formula="of:=([.J380])*(-0.205408122286256)+(0.109782283331548)" office:value-type="float" office:value="0.0660128935941811" calcext:value-type="float">
            <text:p>0.0660128936</text:p>
          </table:table-cell>
          <table:table-cell table:formula="of:=([.I380])*(0.310792688230763)+(-0.016510592847898)" office:value-type="float" office:value="0.00437778372809158" calcext:value-type="float">
            <text:p>0.0043777837</text:p>
          </table:table-cell>
          <table:table-cell table:formula="of:=[.H380]*-1" office:value-type="float" office:value="0.021798" calcext:value-type="float">
            <text:p>0.021798</text:p>
          </table:table-cell>
          <table:table-cell table:formula="of:=[.M380]*-1" office:value-type="float" office:value="0.08926" calcext:value-type="float">
            <text:p>0.08926</text:p>
          </table:table-cell>
          <table:table-cell table:formula="of:=([.K380])*(2.23435203765647)+(0.035482883974399)" office:value-type="float" office:value="0.0608338421936493" calcext:value-type="float">
            <text:p>0.0608338422</text:p>
          </table:table-cell>
          <table:table-cell table:formula="of:=([.M380])*(0.639359760687662)+(-0.019962373867579)" office:value-type="float" office:value="-0.0770316261065597" calcext:value-type="float">
            <text:p>-0.0770316261</text:p>
          </table:table-cell>
          <table:table-cell table:formula="of:=([.L380])*(1.26097813916405)+(0.272428916854381)" office:value-type="float" office:value="0.283500304916241" calcext:value-type="float">
            <text:p>0.283500304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1]" office:value-type="float" office:value="-0.0218" calcext:value-type="float">
            <text:p>-0.0218</text:p>
          </table:table-cell>
          <table:table-cell table:formula="of:=[Datos_MoCap.B381]" office:value-type="float" office:value="0.067225" calcext:value-type="float">
            <text:p>0.067225</text:p>
          </table:table-cell>
          <table:table-cell table:formula="of:=[Datos_MoCap.C381]" office:value-type="float" office:value="0.213084" calcext:value-type="float">
            <text:p>0.213084</text:p>
          </table:table-cell>
          <table:table-cell table:formula="of:=[Datos_MoCap.D381]" office:value-type="float" office:value="0.011352" calcext:value-type="float">
            <text:p>0.011352</text:p>
          </table:table-cell>
          <table:table-cell table:formula="of:=[Datos_MoCap.F381]" office:value-type="float" office:value="0.008818" calcext:value-type="float">
            <text:p>0.008818</text:p>
          </table:table-cell>
          <table:table-cell table:formula="of:=[Datos_MoCap.E381]" office:value-type="float" office:value="-0.089264" calcext:value-type="float">
            <text:p>-0.089264</text:p>
          </table:table-cell>
          <table:table-cell/>
          <table:table-cell table:formula="of:=([.H381])*(-0.023914362365637)+(-0.0065790614509)" office:value-type="float" office:value="-0.00605772835132911" calcext:value-type="float">
            <text:p>-0.0060577284</text:p>
          </table:table-cell>
          <table:table-cell table:formula="of:=([.J381])*(-0.205408122286256)+(0.109782283331548)" office:value-type="float" office:value="0.0660130990023034" calcext:value-type="float">
            <text:p>0.066013099</text:p>
          </table:table-cell>
          <table:table-cell table:formula="of:=([.I381])*(0.310792688230763)+(-0.016510592847898)" office:value-type="float" office:value="0.00438244561841504" calcext:value-type="float">
            <text:p>0.0043824456</text:p>
          </table:table-cell>
          <table:table-cell table:formula="of:=[.H381]*-1" office:value-type="float" office:value="0.0218" calcext:value-type="float">
            <text:p>0.0218</text:p>
          </table:table-cell>
          <table:table-cell table:formula="of:=[.M381]*-1" office:value-type="float" office:value="0.089264" calcext:value-type="float">
            <text:p>0.089264</text:p>
          </table:table-cell>
          <table:table-cell table:formula="of:=([.K381])*(2.23435203765647)+(0.035482883974399)" office:value-type="float" office:value="0.0608472483058752" calcext:value-type="float">
            <text:p>0.0608472483</text:p>
          </table:table-cell>
          <table:table-cell table:formula="of:=([.M381])*(0.639359760687662)+(-0.019962373867579)" office:value-type="float" office:value="-0.0770341835456025" calcext:value-type="float">
            <text:p>-0.0770341835</text:p>
          </table:table-cell>
          <table:table-cell table:formula="of:=([.L381])*(1.26097813916405)+(0.272428916854381)" office:value-type="float" office:value="0.28354822208553" calcext:value-type="float">
            <text:p>0.283548222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2]" office:value-type="float" office:value="-0.021805" calcext:value-type="float">
            <text:p>-0.021805</text:p>
          </table:table-cell>
          <table:table-cell table:formula="of:=[Datos_MoCap.B382]" office:value-type="float" office:value="0.06722" calcext:value-type="float">
            <text:p>0.06722</text:p>
          </table:table-cell>
          <table:table-cell table:formula="of:=[Datos_MoCap.C382]" office:value-type="float" office:value="0.213081" calcext:value-type="float">
            <text:p>0.213081</text:p>
          </table:table-cell>
          <table:table-cell table:formula="of:=[Datos_MoCap.D382]" office:value-type="float" office:value="0.011403" calcext:value-type="float">
            <text:p>0.011403</text:p>
          </table:table-cell>
          <table:table-cell table:formula="of:=[Datos_MoCap.F382]" office:value-type="float" office:value="0.008768" calcext:value-type="float">
            <text:p>0.008768</text:p>
          </table:table-cell>
          <table:table-cell table:formula="of:=[Datos_MoCap.E382]" office:value-type="float" office:value="-0.08928" calcext:value-type="float">
            <text:p>-0.08928</text:p>
          </table:table-cell>
          <table:table-cell/>
          <table:table-cell table:formula="of:=([.H382])*(-0.023914362365637)+(-0.0065790614509)" office:value-type="float" office:value="-0.00605760877951729" calcext:value-type="float">
            <text:p>-0.0060576088</text:p>
          </table:table-cell>
          <table:table-cell table:formula="of:=([.J382])*(-0.205408122286256)+(0.109782283331548)" office:value-type="float" office:value="0.0660137152266703" calcext:value-type="float">
            <text:p>0.0660137152</text:p>
          </table:table-cell>
          <table:table-cell table:formula="of:=([.I382])*(0.310792688230763)+(-0.016510592847898)" office:value-type="float" office:value="0.00438089165497389" calcext:value-type="float">
            <text:p>0.0043808917</text:p>
          </table:table-cell>
          <table:table-cell table:formula="of:=[.H382]*-1" office:value-type="float" office:value="0.021805" calcext:value-type="float">
            <text:p>0.021805</text:p>
          </table:table-cell>
          <table:table-cell table:formula="of:=[.M382]*-1" office:value-type="float" office:value="0.08928" calcext:value-type="float">
            <text:p>0.08928</text:p>
          </table:table-cell>
          <table:table-cell table:formula="of:=([.K382])*(2.23435203765647)+(0.035482883974399)" office:value-type="float" office:value="0.0609612002597957" calcext:value-type="float">
            <text:p>0.0609612003</text:p>
          </table:table-cell>
          <table:table-cell table:formula="of:=([.M382])*(0.639359760687662)+(-0.019962373867579)" office:value-type="float" office:value="-0.0770444133017735" calcext:value-type="float">
            <text:p>-0.0770444133</text:p>
          </table:table-cell>
          <table:table-cell table:formula="of:=([.L382])*(1.26097813916405)+(0.272428916854381)" office:value-type="float" office:value="0.283485173178571" calcext:value-type="float">
            <text:p>0.283485173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3]" office:value-type="float" office:value="-0.02181" calcext:value-type="float">
            <text:p>-0.02181</text:p>
          </table:table-cell>
          <table:table-cell table:formula="of:=[Datos_MoCap.B383]" office:value-type="float" office:value="0.067219" calcext:value-type="float">
            <text:p>0.067219</text:p>
          </table:table-cell>
          <table:table-cell table:formula="of:=[Datos_MoCap.C383]" office:value-type="float" office:value="0.213076" calcext:value-type="float">
            <text:p>0.213076</text:p>
          </table:table-cell>
          <table:table-cell table:formula="of:=[Datos_MoCap.D383]" office:value-type="float" office:value="0.011381" calcext:value-type="float">
            <text:p>0.011381</text:p>
          </table:table-cell>
          <table:table-cell table:formula="of:=[Datos_MoCap.F383]" office:value-type="float" office:value="0.008783" calcext:value-type="float">
            <text:p>0.008783</text:p>
          </table:table-cell>
          <table:table-cell table:formula="of:=[Datos_MoCap.E383]" office:value-type="float" office:value="-0.089281" calcext:value-type="float">
            <text:p>-0.089281</text:p>
          </table:table-cell>
          <table:table-cell/>
          <table:table-cell table:formula="of:=([.H383])*(-0.023914362365637)+(-0.0065790614509)" office:value-type="float" office:value="-0.00605748920770546" calcext:value-type="float">
            <text:p>-0.0060574892</text:p>
          </table:table-cell>
          <table:table-cell table:formula="of:=([.J383])*(-0.205408122286256)+(0.109782283331548)" office:value-type="float" office:value="0.0660147422672817" calcext:value-type="float">
            <text:p>0.0660147423</text:p>
          </table:table-cell>
          <table:table-cell table:formula="of:=([.I383])*(0.310792688230763)+(-0.016510592847898)" office:value-type="float" office:value="0.00438058086228565" calcext:value-type="float">
            <text:p>0.0043805809</text:p>
          </table:table-cell>
          <table:table-cell table:formula="of:=[.H383]*-1" office:value-type="float" office:value="0.02181" calcext:value-type="float">
            <text:p>0.02181</text:p>
          </table:table-cell>
          <table:table-cell table:formula="of:=[.M383]*-1" office:value-type="float" office:value="0.089281" calcext:value-type="float">
            <text:p>0.089281</text:p>
          </table:table-cell>
          <table:table-cell table:formula="of:=([.K383])*(2.23435203765647)+(0.035482883974399)" office:value-type="float" office:value="0.0609120445149673" calcext:value-type="float">
            <text:p>0.0609120445</text:p>
          </table:table-cell>
          <table:table-cell table:formula="of:=([.M383])*(0.639359760687662)+(-0.019962373867579)" office:value-type="float" office:value="-0.0770450526615342" calcext:value-type="float">
            <text:p>-0.0770450527</text:p>
          </table:table-cell>
          <table:table-cell table:formula="of:=([.L383])*(1.26097813916405)+(0.272428916854381)" office:value-type="float" office:value="0.283504087850659" calcext:value-type="float">
            <text:p>0.28350408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4]" office:value-type="float" office:value="-0.021806" calcext:value-type="float">
            <text:p>-0.021806</text:p>
          </table:table-cell>
          <table:table-cell table:formula="of:=[Datos_MoCap.B384]" office:value-type="float" office:value="0.06722" calcext:value-type="float">
            <text:p>0.06722</text:p>
          </table:table-cell>
          <table:table-cell table:formula="of:=[Datos_MoCap.C384]" office:value-type="float" office:value="0.213075" calcext:value-type="float">
            <text:p>0.213075</text:p>
          </table:table-cell>
          <table:table-cell table:formula="of:=[Datos_MoCap.D384]" office:value-type="float" office:value="0.011413" calcext:value-type="float">
            <text:p>0.011413</text:p>
          </table:table-cell>
          <table:table-cell table:formula="of:=[Datos_MoCap.F384]" office:value-type="float" office:value="0.008786" calcext:value-type="float">
            <text:p>0.008786</text:p>
          </table:table-cell>
          <table:table-cell table:formula="of:=[Datos_MoCap.E384]" office:value-type="float" office:value="-0.089283" calcext:value-type="float">
            <text:p>-0.089283</text:p>
          </table:table-cell>
          <table:table-cell/>
          <table:table-cell table:formula="of:=([.H384])*(-0.023914362365637)+(-0.0065790614509)" office:value-type="float" office:value="-0.00605758486515492" calcext:value-type="float">
            <text:p>-0.0060575849</text:p>
          </table:table-cell>
          <table:table-cell table:formula="of:=([.J384])*(-0.205408122286256)+(0.109782283331548)" office:value-type="float" office:value="0.066014947675404" calcext:value-type="float">
            <text:p>0.0660149477</text:p>
          </table:table-cell>
          <table:table-cell table:formula="of:=([.I384])*(0.310792688230763)+(-0.016510592847898)" office:value-type="float" office:value="0.00438089165497389" calcext:value-type="float">
            <text:p>0.0043808917</text:p>
          </table:table-cell>
          <table:table-cell table:formula="of:=[.H384]*-1" office:value-type="float" office:value="0.021806" calcext:value-type="float">
            <text:p>0.021806</text:p>
          </table:table-cell>
          <table:table-cell table:formula="of:=[.M384]*-1" office:value-type="float" office:value="0.089283" calcext:value-type="float">
            <text:p>0.089283</text:p>
          </table:table-cell>
          <table:table-cell table:formula="of:=([.K384])*(2.23435203765647)+(0.035482883974399)" office:value-type="float" office:value="0.0609835437801723" calcext:value-type="float">
            <text:p>0.0609835438</text:p>
          </table:table-cell>
          <table:table-cell table:formula="of:=([.M384])*(0.639359760687662)+(-0.019962373867579)" office:value-type="float" office:value="-0.0770463313810555" calcext:value-type="float">
            <text:p>-0.0770463314</text:p>
          </table:table-cell>
          <table:table-cell table:formula="of:=([.L384])*(1.26097813916405)+(0.272428916854381)" office:value-type="float" office:value="0.283507870785076" calcext:value-type="float">
            <text:p>0.28350787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5]" office:value-type="float" office:value="-0.021808" calcext:value-type="float">
            <text:p>-0.021808</text:p>
          </table:table-cell>
          <table:table-cell table:formula="of:=[Datos_MoCap.B385]" office:value-type="float" office:value="0.067219" calcext:value-type="float">
            <text:p>0.067219</text:p>
          </table:table-cell>
          <table:table-cell table:formula="of:=[Datos_MoCap.C385]" office:value-type="float" office:value="0.213074" calcext:value-type="float">
            <text:p>0.213074</text:p>
          </table:table-cell>
          <table:table-cell table:formula="of:=[Datos_MoCap.D385]" office:value-type="float" office:value="0.011372" calcext:value-type="float">
            <text:p>0.011372</text:p>
          </table:table-cell>
          <table:table-cell table:formula="of:=[Datos_MoCap.F385]" office:value-type="float" office:value="0.008787" calcext:value-type="float">
            <text:p>0.008787</text:p>
          </table:table-cell>
          <table:table-cell table:formula="of:=[Datos_MoCap.E385]" office:value-type="float" office:value="-0.089265" calcext:value-type="float">
            <text:p>-0.089265</text:p>
          </table:table-cell>
          <table:table-cell/>
          <table:table-cell table:formula="of:=([.H385])*(-0.023914362365637)+(-0.0065790614509)" office:value-type="float" office:value="-0.00605753703643019" calcext:value-type="float">
            <text:p>-0.006057537</text:p>
          </table:table-cell>
          <table:table-cell table:formula="of:=([.J385])*(-0.205408122286256)+(0.109782283331548)" office:value-type="float" office:value="0.0660151530835263" calcext:value-type="float">
            <text:p>0.0660151531</text:p>
          </table:table-cell>
          <table:table-cell table:formula="of:=([.I385])*(0.310792688230763)+(-0.016510592847898)" office:value-type="float" office:value="0.00438058086228565" calcext:value-type="float">
            <text:p>0.0043805809</text:p>
          </table:table-cell>
          <table:table-cell table:formula="of:=[.H385]*-1" office:value-type="float" office:value="0.021808" calcext:value-type="float">
            <text:p>0.021808</text:p>
          </table:table-cell>
          <table:table-cell table:formula="of:=[.M385]*-1" office:value-type="float" office:value="0.089265" calcext:value-type="float">
            <text:p>0.089265</text:p>
          </table:table-cell>
          <table:table-cell table:formula="of:=([.K385])*(2.23435203765647)+(0.035482883974399)" office:value-type="float" office:value="0.0608919353466284" calcext:value-type="float">
            <text:p>0.0608919353</text:p>
          </table:table-cell>
          <table:table-cell table:formula="of:=([.M385])*(0.639359760687662)+(-0.019962373867579)" office:value-type="float" office:value="-0.0770348229053631" calcext:value-type="float">
            <text:p>-0.0770348229</text:p>
          </table:table-cell>
          <table:table-cell table:formula="of:=([.L385])*(1.26097813916405)+(0.272428916854381)" office:value-type="float" office:value="0.283509131763215" calcext:value-type="float">
            <text:p>0.28350913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6]" office:value-type="float" office:value="-0.021809" calcext:value-type="float">
            <text:p>-0.021809</text:p>
          </table:table-cell>
          <table:table-cell table:formula="of:=[Datos_MoCap.B386]" office:value-type="float" office:value="0.067216" calcext:value-type="float">
            <text:p>0.067216</text:p>
          </table:table-cell>
          <table:table-cell table:formula="of:=[Datos_MoCap.C386]" office:value-type="float" office:value="0.213066" calcext:value-type="float">
            <text:p>0.213066</text:p>
          </table:table-cell>
          <table:table-cell table:formula="of:=[Datos_MoCap.D386]" office:value-type="float" office:value="0.011392" calcext:value-type="float">
            <text:p>0.011392</text:p>
          </table:table-cell>
          <table:table-cell table:formula="of:=[Datos_MoCap.F386]" office:value-type="float" office:value="0.008802" calcext:value-type="float">
            <text:p>0.008802</text:p>
          </table:table-cell>
          <table:table-cell table:formula="of:=[Datos_MoCap.E386]" office:value-type="float" office:value="-0.089236" calcext:value-type="float">
            <text:p>-0.089236</text:p>
          </table:table-cell>
          <table:table-cell/>
          <table:table-cell table:formula="of:=([.H386])*(-0.023914362365637)+(-0.0065790614509)" office:value-type="float" office:value="-0.00605751312206782" calcext:value-type="float">
            <text:p>-0.0060575131</text:p>
          </table:table-cell>
          <table:table-cell table:formula="of:=([.J386])*(-0.205408122286256)+(0.109782283331548)" office:value-type="float" office:value="0.0660167963485046" calcext:value-type="float">
            <text:p>0.0660167963</text:p>
          </table:table-cell>
          <table:table-cell table:formula="of:=([.I386])*(0.310792688230763)+(-0.016510592847898)" office:value-type="float" office:value="0.00437964848422096" calcext:value-type="float">
            <text:p>0.0043796485</text:p>
          </table:table-cell>
          <table:table-cell table:formula="of:=[.H386]*-1" office:value-type="float" office:value="0.021809" calcext:value-type="float">
            <text:p>0.021809</text:p>
          </table:table-cell>
          <table:table-cell table:formula="of:=[.M386]*-1" office:value-type="float" office:value="0.089236" calcext:value-type="float">
            <text:p>0.089236</text:p>
          </table:table-cell>
          <table:table-cell table:formula="of:=([.K386])*(2.23435203765647)+(0.035482883974399)" office:value-type="float" office:value="0.0609366223873815" calcext:value-type="float">
            <text:p>0.0609366224</text:p>
          </table:table-cell>
          <table:table-cell table:formula="of:=([.M386])*(0.639359760687662)+(-0.019962373867579)" office:value-type="float" office:value="-0.0770162814723032" calcext:value-type="float">
            <text:p>-0.0770162815</text:p>
          </table:table-cell>
          <table:table-cell table:formula="of:=([.L386])*(1.26097813916405)+(0.272428916854381)" office:value-type="float" office:value="0.283528046435303" calcext:value-type="float">
            <text:p>0.283528046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7]" office:value-type="float" office:value="-0.021811" calcext:value-type="float">
            <text:p>-0.021811</text:p>
          </table:table-cell>
          <table:table-cell table:formula="of:=[Datos_MoCap.B387]" office:value-type="float" office:value="0.067227" calcext:value-type="float">
            <text:p>0.067227</text:p>
          </table:table-cell>
          <table:table-cell table:formula="of:=[Datos_MoCap.C387]" office:value-type="float" office:value="0.213068" calcext:value-type="float">
            <text:p>0.213068</text:p>
          </table:table-cell>
          <table:table-cell table:formula="of:=[Datos_MoCap.D387]" office:value-type="float" office:value="0.011391" calcext:value-type="float">
            <text:p>0.011391</text:p>
          </table:table-cell>
          <table:table-cell table:formula="of:=[Datos_MoCap.F387]" office:value-type="float" office:value="0.008794" calcext:value-type="float">
            <text:p>0.008794</text:p>
          </table:table-cell>
          <table:table-cell table:formula="of:=[Datos_MoCap.E387]" office:value-type="float" office:value="-0.089255" calcext:value-type="float">
            <text:p>-0.089255</text:p>
          </table:table-cell>
          <table:table-cell/>
          <table:table-cell table:formula="of:=([.H387])*(-0.023914362365637)+(-0.0065790614509)" office:value-type="float" office:value="-0.00605746529334309" calcext:value-type="float">
            <text:p>-0.0060574653</text:p>
          </table:table-cell>
          <table:table-cell table:formula="of:=([.J387])*(-0.205408122286256)+(0.109782283331548)" office:value-type="float" office:value="0.06601638553226" calcext:value-type="float">
            <text:p>0.0660163855</text:p>
          </table:table-cell>
          <table:table-cell table:formula="of:=([.I387])*(0.310792688230763)+(-0.016510592847898)" office:value-type="float" office:value="0.0043830672037915" calcext:value-type="float">
            <text:p>0.0043830672</text:p>
          </table:table-cell>
          <table:table-cell table:formula="of:=[.H387]*-1" office:value-type="float" office:value="0.021811" calcext:value-type="float">
            <text:p>0.021811</text:p>
          </table:table-cell>
          <table:table-cell table:formula="of:=[.M387]*-1" office:value-type="float" office:value="0.089255" calcext:value-type="float">
            <text:p>0.089255</text:p>
          </table:table-cell>
          <table:table-cell table:formula="of:=([.K387])*(2.23435203765647)+(0.035482883974399)" office:value-type="float" office:value="0.0609343880353439" calcext:value-type="float">
            <text:p>0.060934388</text:p>
          </table:table-cell>
          <table:table-cell table:formula="of:=([.M387])*(0.639359760687662)+(-0.019962373867579)" office:value-type="float" office:value="-0.0770284293077563" calcext:value-type="float">
            <text:p>-0.0770284293</text:p>
          </table:table-cell>
          <table:table-cell table:formula="of:=([.L387])*(1.26097813916405)+(0.272428916854381)" office:value-type="float" office:value="0.28351795861019" calcext:value-type="float">
            <text:p>0.28351795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8]" office:value-type="float" office:value="-0.021812" calcext:value-type="float">
            <text:p>-0.021812</text:p>
          </table:table-cell>
          <table:table-cell table:formula="of:=[Datos_MoCap.B388]" office:value-type="float" office:value="0.067234" calcext:value-type="float">
            <text:p>0.067234</text:p>
          </table:table-cell>
          <table:table-cell table:formula="of:=[Datos_MoCap.C388]" office:value-type="float" office:value="0.213067" calcext:value-type="float">
            <text:p>0.213067</text:p>
          </table:table-cell>
          <table:table-cell table:formula="of:=[Datos_MoCap.D388]" office:value-type="float" office:value="0.011401" calcext:value-type="float">
            <text:p>0.011401</text:p>
          </table:table-cell>
          <table:table-cell table:formula="of:=[Datos_MoCap.F388]" office:value-type="float" office:value="0.008827" calcext:value-type="float">
            <text:p>0.008827</text:p>
          </table:table-cell>
          <table:table-cell table:formula="of:=[Datos_MoCap.E388]" office:value-type="float" office:value="-0.089257" calcext:value-type="float">
            <text:p>-0.089257</text:p>
          </table:table-cell>
          <table:table-cell/>
          <table:table-cell table:formula="of:=([.H388])*(-0.023914362365637)+(-0.0065790614509)" office:value-type="float" office:value="-0.00605744137898073" calcext:value-type="float">
            <text:p>-0.0060574414</text:p>
          </table:table-cell>
          <table:table-cell table:formula="of:=([.J388])*(-0.205408122286256)+(0.109782283331548)" office:value-type="float" office:value="0.0660165909403823" calcext:value-type="float">
            <text:p>0.0660165909</text:p>
          </table:table-cell>
          <table:table-cell table:formula="of:=([.I388])*(0.310792688230763)+(-0.016510592847898)" office:value-type="float" office:value="0.00438524275260912" calcext:value-type="float">
            <text:p>0.0043852428</text:p>
          </table:table-cell>
          <table:table-cell table:formula="of:=[.H388]*-1" office:value-type="float" office:value="0.021812" calcext:value-type="float">
            <text:p>0.021812</text:p>
          </table:table-cell>
          <table:table-cell table:formula="of:=[.M388]*-1" office:value-type="float" office:value="0.089257" calcext:value-type="float">
            <text:p>0.089257</text:p>
          </table:table-cell>
          <table:table-cell table:formula="of:=([.K388])*(2.23435203765647)+(0.035482883974399)" office:value-type="float" office:value="0.0609567315557204" calcext:value-type="float">
            <text:p>0.0609567316</text:p>
          </table:table-cell>
          <table:table-cell table:formula="of:=([.M388])*(0.639359760687662)+(-0.019962373867579)" office:value-type="float" office:value="-0.0770297080272777" calcext:value-type="float">
            <text:p>-0.077029708</text:p>
          </table:table-cell>
          <table:table-cell table:formula="of:=([.L388])*(1.26097813916405)+(0.272428916854381)" office:value-type="float" office:value="0.283559570888782" calcext:value-type="float">
            <text:p>0.283559570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89]" office:value-type="float" office:value="-0.021812" calcext:value-type="float">
            <text:p>-0.021812</text:p>
          </table:table-cell>
          <table:table-cell table:formula="of:=[Datos_MoCap.B389]" office:value-type="float" office:value="0.067216" calcext:value-type="float">
            <text:p>0.067216</text:p>
          </table:table-cell>
          <table:table-cell table:formula="of:=[Datos_MoCap.C389]" office:value-type="float" office:value="0.213071" calcext:value-type="float">
            <text:p>0.213071</text:p>
          </table:table-cell>
          <table:table-cell table:formula="of:=[Datos_MoCap.D389]" office:value-type="float" office:value="0.011428" calcext:value-type="float">
            <text:p>0.011428</text:p>
          </table:table-cell>
          <table:table-cell table:formula="of:=[Datos_MoCap.F389]" office:value-type="float" office:value="0.008789" calcext:value-type="float">
            <text:p>0.008789</text:p>
          </table:table-cell>
          <table:table-cell table:formula="of:=[Datos_MoCap.E389]" office:value-type="float" office:value="-0.089242" calcext:value-type="float">
            <text:p>-0.089242</text:p>
          </table:table-cell>
          <table:table-cell/>
          <table:table-cell table:formula="of:=([.H389])*(-0.023914362365637)+(-0.0065790614509)" office:value-type="float" office:value="-0.00605744137898073" calcext:value-type="float">
            <text:p>-0.0060574414</text:p>
          </table:table-cell>
          <table:table-cell table:formula="of:=([.J389])*(-0.205408122286256)+(0.109782283331548)" office:value-type="float" office:value="0.0660157693078932" calcext:value-type="float">
            <text:p>0.0660157693</text:p>
          </table:table-cell>
          <table:table-cell table:formula="of:=([.I389])*(0.310792688230763)+(-0.016510592847898)" office:value-type="float" office:value="0.00437964848422096" calcext:value-type="float">
            <text:p>0.0043796485</text:p>
          </table:table-cell>
          <table:table-cell table:formula="of:=[.H389]*-1" office:value-type="float" office:value="0.021812" calcext:value-type="float">
            <text:p>0.021812</text:p>
          </table:table-cell>
          <table:table-cell table:formula="of:=[.M389]*-1" office:value-type="float" office:value="0.089242" calcext:value-type="float">
            <text:p>0.089242</text:p>
          </table:table-cell>
          <table:table-cell table:formula="of:=([.K389])*(2.23435203765647)+(0.035482883974399)" office:value-type="float" office:value="0.0610170590607371" calcext:value-type="float">
            <text:p>0.0610170591</text:p>
          </table:table-cell>
          <table:table-cell table:formula="of:=([.M389])*(0.639359760687662)+(-0.019962373867579)" office:value-type="float" office:value="-0.0770201176308673" calcext:value-type="float">
            <text:p>-0.0770201176</text:p>
          </table:table-cell>
          <table:table-cell table:formula="of:=([.L389])*(1.26097813916405)+(0.272428916854381)" office:value-type="float" office:value="0.283511653719494" calcext:value-type="float">
            <text:p>0.283511653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0]" office:value-type="float" office:value="-0.021812" calcext:value-type="float">
            <text:p>-0.021812</text:p>
          </table:table-cell>
          <table:table-cell table:formula="of:=[Datos_MoCap.B390]" office:value-type="float" office:value="0.067221" calcext:value-type="float">
            <text:p>0.067221</text:p>
          </table:table-cell>
          <table:table-cell table:formula="of:=[Datos_MoCap.C390]" office:value-type="float" office:value="0.213072" calcext:value-type="float">
            <text:p>0.213072</text:p>
          </table:table-cell>
          <table:table-cell table:formula="of:=[Datos_MoCap.D390]" office:value-type="float" office:value="0.011392" calcext:value-type="float">
            <text:p>0.011392</text:p>
          </table:table-cell>
          <table:table-cell table:formula="of:=[Datos_MoCap.F390]" office:value-type="float" office:value="0.008832" calcext:value-type="float">
            <text:p>0.008832</text:p>
          </table:table-cell>
          <table:table-cell table:formula="of:=[Datos_MoCap.E390]" office:value-type="float" office:value="-0.089245" calcext:value-type="float">
            <text:p>-0.089245</text:p>
          </table:table-cell>
          <table:table-cell/>
          <table:table-cell table:formula="of:=([.H390])*(-0.023914362365637)+(-0.0065790614509)" office:value-type="float" office:value="-0.00605744137898073" calcext:value-type="float">
            <text:p>-0.0060574414</text:p>
          </table:table-cell>
          <table:table-cell table:formula="of:=([.J390])*(-0.205408122286256)+(0.109782283331548)" office:value-type="float" office:value="0.0660155638997709" calcext:value-type="float">
            <text:p>0.0660155639</text:p>
          </table:table-cell>
          <table:table-cell table:formula="of:=([.I390])*(0.310792688230763)+(-0.016510592847898)" office:value-type="float" office:value="0.00438120244766212" calcext:value-type="float">
            <text:p>0.0043812024</text:p>
          </table:table-cell>
          <table:table-cell table:formula="of:=[.H390]*-1" office:value-type="float" office:value="0.021812" calcext:value-type="float">
            <text:p>0.021812</text:p>
          </table:table-cell>
          <table:table-cell table:formula="of:=[.M390]*-1" office:value-type="float" office:value="0.089245" calcext:value-type="float">
            <text:p>0.089245</text:p>
          </table:table-cell>
          <table:table-cell table:formula="of:=([.K390])*(2.23435203765647)+(0.035482883974399)" office:value-type="float" office:value="0.0609366223873815" calcext:value-type="float">
            <text:p>0.0609366224</text:p>
          </table:table-cell>
          <table:table-cell table:formula="of:=([.M390])*(0.639359760687662)+(-0.019962373867579)" office:value-type="float" office:value="-0.0770220357101494" calcext:value-type="float">
            <text:p>-0.0770220357</text:p>
          </table:table-cell>
          <table:table-cell table:formula="of:=([.L390])*(1.26097813916405)+(0.272428916854381)" office:value-type="float" office:value="0.283565875779478" calcext:value-type="float">
            <text:p>0.283565875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1]" office:value-type="float" office:value="-0.021813" calcext:value-type="float">
            <text:p>-0.021813</text:p>
          </table:table-cell>
          <table:table-cell table:formula="of:=[Datos_MoCap.B391]" office:value-type="float" office:value="0.067229" calcext:value-type="float">
            <text:p>0.067229</text:p>
          </table:table-cell>
          <table:table-cell table:formula="of:=[Datos_MoCap.C391]" office:value-type="float" office:value="0.213079" calcext:value-type="float">
            <text:p>0.213079</text:p>
          </table:table-cell>
          <table:table-cell table:formula="of:=[Datos_MoCap.D391]" office:value-type="float" office:value="0.011427" calcext:value-type="float">
            <text:p>0.011427</text:p>
          </table:table-cell>
          <table:table-cell table:formula="of:=[Datos_MoCap.F391]" office:value-type="float" office:value="0.008822" calcext:value-type="float">
            <text:p>0.008822</text:p>
          </table:table-cell>
          <table:table-cell table:formula="of:=[Datos_MoCap.E391]" office:value-type="float" office:value="-0.08924" calcext:value-type="float">
            <text:p>-0.08924</text:p>
          </table:table-cell>
          <table:table-cell/>
          <table:table-cell table:formula="of:=([.H391])*(-0.023914362365637)+(-0.0065790614509)" office:value-type="float" office:value="-0.00605741746461836" calcext:value-type="float">
            <text:p>-0.0060574175</text:p>
          </table:table-cell>
          <table:table-cell table:formula="of:=([.J391])*(-0.205408122286256)+(0.109782283331548)" office:value-type="float" office:value="0.0660141260429149" calcext:value-type="float">
            <text:p>0.066014126</text:p>
          </table:table-cell>
          <table:table-cell table:formula="of:=([.I391])*(0.310792688230763)+(-0.016510592847898)" office:value-type="float" office:value="0.00438368878916796" calcext:value-type="float">
            <text:p>0.0043836888</text:p>
          </table:table-cell>
          <table:table-cell table:formula="of:=[.H391]*-1" office:value-type="float" office:value="0.021813" calcext:value-type="float">
            <text:p>0.021813</text:p>
          </table:table-cell>
          <table:table-cell table:formula="of:=[.M391]*-1" office:value-type="float" office:value="0.08924" calcext:value-type="float">
            <text:p>0.08924</text:p>
          </table:table-cell>
          <table:table-cell table:formula="of:=([.K391])*(2.23435203765647)+(0.035482883974399)" office:value-type="float" office:value="0.0610148247086995" calcext:value-type="float">
            <text:p>0.0610148247</text:p>
          </table:table-cell>
          <table:table-cell table:formula="of:=([.M391])*(0.639359760687662)+(-0.019962373867579)" office:value-type="float" office:value="-0.077018838911346" calcext:value-type="float">
            <text:p>-0.0770188389</text:p>
          </table:table-cell>
          <table:table-cell table:formula="of:=([.L391])*(1.26097813916405)+(0.272428916854381)" office:value-type="float" office:value="0.283553265998086" calcext:value-type="float">
            <text:p>0.28355326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2]" office:value-type="float" office:value="-0.021818" calcext:value-type="float">
            <text:p>-0.021818</text:p>
          </table:table-cell>
          <table:table-cell table:formula="of:=[Datos_MoCap.B392]" office:value-type="float" office:value="0.067231" calcext:value-type="float">
            <text:p>0.067231</text:p>
          </table:table-cell>
          <table:table-cell table:formula="of:=[Datos_MoCap.C392]" office:value-type="float" office:value="0.213079" calcext:value-type="float">
            <text:p>0.213079</text:p>
          </table:table-cell>
          <table:table-cell table:formula="of:=[Datos_MoCap.D392]" office:value-type="float" office:value="0.011403" calcext:value-type="float">
            <text:p>0.011403</text:p>
          </table:table-cell>
          <table:table-cell table:formula="of:=[Datos_MoCap.F392]" office:value-type="float" office:value="0.00885" calcext:value-type="float">
            <text:p>0.00885</text:p>
          </table:table-cell>
          <table:table-cell table:formula="of:=[Datos_MoCap.E392]" office:value-type="float" office:value="-0.089223" calcext:value-type="float">
            <text:p>-0.089223</text:p>
          </table:table-cell>
          <table:table-cell/>
          <table:table-cell table:formula="of:=([.H392])*(-0.023914362365637)+(-0.0065790614509)" office:value-type="float" office:value="-0.00605729789280653" calcext:value-type="float">
            <text:p>-0.0060572979</text:p>
          </table:table-cell>
          <table:table-cell table:formula="of:=([.J392])*(-0.205408122286256)+(0.109782283331548)" office:value-type="float" office:value="0.0660141260429149" calcext:value-type="float">
            <text:p>0.066014126</text:p>
          </table:table-cell>
          <table:table-cell table:formula="of:=([.I392])*(0.310792688230763)+(-0.016510592847898)" office:value-type="float" office:value="0.00438431037454443" calcext:value-type="float">
            <text:p>0.0043843104</text:p>
          </table:table-cell>
          <table:table-cell table:formula="of:=[.H392]*-1" office:value-type="float" office:value="0.021818" calcext:value-type="float">
            <text:p>0.021818</text:p>
          </table:table-cell>
          <table:table-cell table:formula="of:=[.M392]*-1" office:value-type="float" office:value="0.089223" calcext:value-type="float">
            <text:p>0.089223</text:p>
          </table:table-cell>
          <table:table-cell table:formula="of:=([.K392])*(2.23435203765647)+(0.035482883974399)" office:value-type="float" office:value="0.0609612002597957" calcext:value-type="float">
            <text:p>0.0609612003</text:p>
          </table:table-cell>
          <table:table-cell table:formula="of:=([.M392])*(0.639359760687662)+(-0.019962373867579)" office:value-type="float" office:value="-0.0770079697954143" calcext:value-type="float">
            <text:p>-0.0770079698</text:p>
          </table:table-cell>
          <table:table-cell table:formula="of:=([.L392])*(1.26097813916405)+(0.272428916854381)" office:value-type="float" office:value="0.283588573385983" calcext:value-type="float">
            <text:p>0.283588573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3]" office:value-type="float" office:value="-0.021809" calcext:value-type="float">
            <text:p>-0.021809</text:p>
          </table:table-cell>
          <table:table-cell table:formula="of:=[Datos_MoCap.B393]" office:value-type="float" office:value="0.067217" calcext:value-type="float">
            <text:p>0.067217</text:p>
          </table:table-cell>
          <table:table-cell table:formula="of:=[Datos_MoCap.C393]" office:value-type="float" office:value="0.213082" calcext:value-type="float">
            <text:p>0.213082</text:p>
          </table:table-cell>
          <table:table-cell table:formula="of:=[Datos_MoCap.D393]" office:value-type="float" office:value="0.0114" calcext:value-type="float">
            <text:p>0.0114</text:p>
          </table:table-cell>
          <table:table-cell table:formula="of:=[Datos_MoCap.F393]" office:value-type="float" office:value="0.008841" calcext:value-type="float">
            <text:p>0.008841</text:p>
          </table:table-cell>
          <table:table-cell table:formula="of:=[Datos_MoCap.E393]" office:value-type="float" office:value="-0.089249" calcext:value-type="float">
            <text:p>-0.089249</text:p>
          </table:table-cell>
          <table:table-cell/>
          <table:table-cell table:formula="of:=([.H393])*(-0.023914362365637)+(-0.0065790614509)" office:value-type="float" office:value="-0.00605751312206782" calcext:value-type="float">
            <text:p>-0.0060575131</text:p>
          </table:table-cell>
          <table:table-cell table:formula="of:=([.J393])*(-0.205408122286256)+(0.109782283331548)" office:value-type="float" office:value="0.066013509818548" calcext:value-type="float">
            <text:p>0.0660135098</text:p>
          </table:table-cell>
          <table:table-cell table:formula="of:=([.I393])*(0.310792688230763)+(-0.016510592847898)" office:value-type="float" office:value="0.00437995927690919" calcext:value-type="float">
            <text:p>0.0043799593</text:p>
          </table:table-cell>
          <table:table-cell table:formula="of:=[.H393]*-1" office:value-type="float" office:value="0.021809" calcext:value-type="float">
            <text:p>0.021809</text:p>
          </table:table-cell>
          <table:table-cell table:formula="of:=[.M393]*-1" office:value-type="float" office:value="0.089249" calcext:value-type="float">
            <text:p>0.089249</text:p>
          </table:table-cell>
          <table:table-cell table:formula="of:=([.K393])*(2.23435203765647)+(0.035482883974399)" office:value-type="float" office:value="0.0609544972036828" calcext:value-type="float">
            <text:p>0.0609544972</text:p>
          </table:table-cell>
          <table:table-cell table:formula="of:=([.M393])*(0.639359760687662)+(-0.019962373867579)" office:value-type="float" office:value="-0.0770245931491922" calcext:value-type="float">
            <text:p>-0.0770245931</text:p>
          </table:table-cell>
          <table:table-cell table:formula="of:=([.L393])*(1.26097813916405)+(0.272428916854381)" office:value-type="float" office:value="0.28357722458273" calcext:value-type="float">
            <text:p>0.28357722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4]" office:value-type="float" office:value="-0.021809" calcext:value-type="float">
            <text:p>-0.021809</text:p>
          </table:table-cell>
          <table:table-cell table:formula="of:=[Datos_MoCap.B394]" office:value-type="float" office:value="0.067219" calcext:value-type="float">
            <text:p>0.067219</text:p>
          </table:table-cell>
          <table:table-cell table:formula="of:=[Datos_MoCap.C394]" office:value-type="float" office:value="0.213082" calcext:value-type="float">
            <text:p>0.213082</text:p>
          </table:table-cell>
          <table:table-cell table:formula="of:=[Datos_MoCap.D394]" office:value-type="float" office:value="0.011423" calcext:value-type="float">
            <text:p>0.011423</text:p>
          </table:table-cell>
          <table:table-cell table:formula="of:=[Datos_MoCap.F394]" office:value-type="float" office:value="0.008855" calcext:value-type="float">
            <text:p>0.008855</text:p>
          </table:table-cell>
          <table:table-cell table:formula="of:=[Datos_MoCap.E394]" office:value-type="float" office:value="-0.089223" calcext:value-type="float">
            <text:p>-0.089223</text:p>
          </table:table-cell>
          <table:table-cell/>
          <table:table-cell table:formula="of:=([.H394])*(-0.023914362365637)+(-0.0065790614509)" office:value-type="float" office:value="-0.00605751312206782" calcext:value-type="float">
            <text:p>-0.0060575131</text:p>
          </table:table-cell>
          <table:table-cell table:formula="of:=([.J394])*(-0.205408122286256)+(0.109782283331548)" office:value-type="float" office:value="0.066013509818548" calcext:value-type="float">
            <text:p>0.0660135098</text:p>
          </table:table-cell>
          <table:table-cell table:formula="of:=([.I394])*(0.310792688230763)+(-0.016510592847898)" office:value-type="float" office:value="0.00438058086228565" calcext:value-type="float">
            <text:p>0.0043805809</text:p>
          </table:table-cell>
          <table:table-cell table:formula="of:=[.H394]*-1" office:value-type="float" office:value="0.021809" calcext:value-type="float">
            <text:p>0.021809</text:p>
          </table:table-cell>
          <table:table-cell table:formula="of:=[.M394]*-1" office:value-type="float" office:value="0.089223" calcext:value-type="float">
            <text:p>0.089223</text:p>
          </table:table-cell>
          <table:table-cell table:formula="of:=([.K394])*(2.23435203765647)+(0.035482883974399)" office:value-type="float" office:value="0.0610058873005489" calcext:value-type="float">
            <text:p>0.0610058873</text:p>
          </table:table-cell>
          <table:table-cell table:formula="of:=([.M394])*(0.639359760687662)+(-0.019962373867579)" office:value-type="float" office:value="-0.0770079697954143" calcext:value-type="float">
            <text:p>-0.0770079698</text:p>
          </table:table-cell>
          <table:table-cell table:formula="of:=([.L394])*(1.26097813916405)+(0.272428916854381)" office:value-type="float" office:value="0.283594878276679" calcext:value-type="float">
            <text:p>0.28359487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5]" office:value-type="float" office:value="-0.021819" calcext:value-type="float">
            <text:p>-0.021819</text:p>
          </table:table-cell>
          <table:table-cell table:formula="of:=[Datos_MoCap.B395]" office:value-type="float" office:value="0.06723" calcext:value-type="float">
            <text:p>0.06723</text:p>
          </table:table-cell>
          <table:table-cell table:formula="of:=[Datos_MoCap.C395]" office:value-type="float" office:value="0.213076" calcext:value-type="float">
            <text:p>0.213076</text:p>
          </table:table-cell>
          <table:table-cell table:formula="of:=[Datos_MoCap.D395]" office:value-type="float" office:value="0.011489" calcext:value-type="float">
            <text:p>0.011489</text:p>
          </table:table-cell>
          <table:table-cell table:formula="of:=[Datos_MoCap.F395]" office:value-type="float" office:value="0.008837" calcext:value-type="float">
            <text:p>0.008837</text:p>
          </table:table-cell>
          <table:table-cell table:formula="of:=[Datos_MoCap.E395]" office:value-type="float" office:value="-0.089212" calcext:value-type="float">
            <text:p>-0.089212</text:p>
          </table:table-cell>
          <table:table-cell/>
          <table:table-cell table:formula="of:=([.H395])*(-0.023914362365637)+(-0.0065790614509)" office:value-type="float" office:value="-0.00605727397844417" calcext:value-type="float">
            <text:p>-0.006057274</text:p>
          </table:table-cell>
          <table:table-cell table:formula="of:=([.J395])*(-0.205408122286256)+(0.109782283331548)" office:value-type="float" office:value="0.0660147422672817" calcext:value-type="float">
            <text:p>0.0660147423</text:p>
          </table:table-cell>
          <table:table-cell table:formula="of:=([.I395])*(0.310792688230763)+(-0.016510592847898)" office:value-type="float" office:value="0.0043839995818562" calcext:value-type="float">
            <text:p>0.0043839996</text:p>
          </table:table-cell>
          <table:table-cell table:formula="of:=[.H395]*-1" office:value-type="float" office:value="0.021819" calcext:value-type="float">
            <text:p>0.021819</text:p>
          </table:table-cell>
          <table:table-cell table:formula="of:=[.M395]*-1" office:value-type="float" office:value="0.089212" calcext:value-type="float">
            <text:p>0.089212</text:p>
          </table:table-cell>
          <table:table-cell table:formula="of:=([.K395])*(2.23435203765647)+(0.035482883974399)" office:value-type="float" office:value="0.0611533545350342" calcext:value-type="float">
            <text:p>0.0611533545</text:p>
          </table:table-cell>
          <table:table-cell table:formula="of:=([.M395])*(0.639359760687662)+(-0.019962373867579)" office:value-type="float" office:value="-0.0770009368380467" calcext:value-type="float">
            <text:p>-0.0770009368</text:p>
          </table:table-cell>
          <table:table-cell table:formula="of:=([.L395])*(1.26097813916405)+(0.272428916854381)" office:value-type="float" office:value="0.283572180670174" calcext:value-type="float">
            <text:p>0.283572180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6]" office:value-type="float" office:value="-0.021819" calcext:value-type="float">
            <text:p>-0.021819</text:p>
          </table:table-cell>
          <table:table-cell table:formula="of:=[Datos_MoCap.B396]" office:value-type="float" office:value="0.067217" calcext:value-type="float">
            <text:p>0.067217</text:p>
          </table:table-cell>
          <table:table-cell table:formula="of:=[Datos_MoCap.C396]" office:value-type="float" office:value="0.213081" calcext:value-type="float">
            <text:p>0.213081</text:p>
          </table:table-cell>
          <table:table-cell table:formula="of:=[Datos_MoCap.D396]" office:value-type="float" office:value="0.011423" calcext:value-type="float">
            <text:p>0.011423</text:p>
          </table:table-cell>
          <table:table-cell table:formula="of:=[Datos_MoCap.F396]" office:value-type="float" office:value="0.0089" calcext:value-type="float">
            <text:p>0.0089</text:p>
          </table:table-cell>
          <table:table-cell table:formula="of:=[Datos_MoCap.E396]" office:value-type="float" office:value="-0.089222" calcext:value-type="float">
            <text:p>-0.089222</text:p>
          </table:table-cell>
          <table:table-cell/>
          <table:table-cell table:formula="of:=([.H396])*(-0.023914362365637)+(-0.0065790614509)" office:value-type="float" office:value="-0.00605727397844417" calcext:value-type="float">
            <text:p>-0.006057274</text:p>
          </table:table-cell>
          <table:table-cell table:formula="of:=([.J396])*(-0.205408122286256)+(0.109782283331548)" office:value-type="float" office:value="0.0660137152266703" calcext:value-type="float">
            <text:p>0.0660137152</text:p>
          </table:table-cell>
          <table:table-cell table:formula="of:=([.I396])*(0.310792688230763)+(-0.016510592847898)" office:value-type="float" office:value="0.00437995927690919" calcext:value-type="float">
            <text:p>0.0043799593</text:p>
          </table:table-cell>
          <table:table-cell table:formula="of:=[.H396]*-1" office:value-type="float" office:value="0.021819" calcext:value-type="float">
            <text:p>0.021819</text:p>
          </table:table-cell>
          <table:table-cell table:formula="of:=[.M396]*-1" office:value-type="float" office:value="0.089222" calcext:value-type="float">
            <text:p>0.089222</text:p>
          </table:table-cell>
          <table:table-cell table:formula="of:=([.K396])*(2.23435203765647)+(0.035482883974399)" office:value-type="float" office:value="0.0610058873005489" calcext:value-type="float">
            <text:p>0.0610058873</text:p>
          </table:table-cell>
          <table:table-cell table:formula="of:=([.M396])*(0.639359760687662)+(-0.019962373867579)" office:value-type="float" office:value="-0.0770073304356536" calcext:value-type="float">
            <text:p>-0.0770073304</text:p>
          </table:table-cell>
          <table:table-cell table:formula="of:=([.L396])*(1.26097813916405)+(0.272428916854381)" office:value-type="float" office:value="0.283651622292941" calcext:value-type="float">
            <text:p>0.28365162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7]" office:value-type="float" office:value="-0.021847" calcext:value-type="float">
            <text:p>-0.021847</text:p>
          </table:table-cell>
          <table:table-cell table:formula="of:=[Datos_MoCap.B397]" office:value-type="float" office:value="0.067236" calcext:value-type="float">
            <text:p>0.067236</text:p>
          </table:table-cell>
          <table:table-cell table:formula="of:=[Datos_MoCap.C397]" office:value-type="float" office:value="0.213064" calcext:value-type="float">
            <text:p>0.213064</text:p>
          </table:table-cell>
          <table:table-cell table:formula="of:=[Datos_MoCap.D397]" office:value-type="float" office:value="0.011455" calcext:value-type="float">
            <text:p>0.011455</text:p>
          </table:table-cell>
          <table:table-cell table:formula="of:=[Datos_MoCap.F397]" office:value-type="float" office:value="0.008991" calcext:value-type="float">
            <text:p>0.008991</text:p>
          </table:table-cell>
          <table:table-cell table:formula="of:=[Datos_MoCap.E397]" office:value-type="float" office:value="-0.089086" calcext:value-type="float">
            <text:p>-0.089086</text:p>
          </table:table-cell>
          <table:table-cell/>
          <table:table-cell table:formula="of:=([.H397])*(-0.023914362365637)+(-0.0065790614509)" office:value-type="float" office:value="-0.00605660437629793" calcext:value-type="float">
            <text:p>-0.0060566044</text:p>
          </table:table-cell>
          <table:table-cell table:formula="of:=([.J397])*(-0.205408122286256)+(0.109782283331548)" office:value-type="float" office:value="0.0660172071647492" calcext:value-type="float">
            <text:p>0.0660172072</text:p>
          </table:table-cell>
          <table:table-cell table:formula="of:=([.I397])*(0.310792688230763)+(-0.016510592847898)" office:value-type="float" office:value="0.00438586433798558" calcext:value-type="float">
            <text:p>0.0043858643</text:p>
          </table:table-cell>
          <table:table-cell table:formula="of:=[.H397]*-1" office:value-type="float" office:value="0.021847" calcext:value-type="float">
            <text:p>0.021847</text:p>
          </table:table-cell>
          <table:table-cell table:formula="of:=[.M397]*-1" office:value-type="float" office:value="0.089086" calcext:value-type="float">
            <text:p>0.089086</text:p>
          </table:table-cell>
          <table:table-cell table:formula="of:=([.K397])*(2.23435203765647)+(0.035482883974399)" office:value-type="float" office:value="0.0610773865657539" calcext:value-type="float">
            <text:p>0.0610773866</text:p>
          </table:table-cell>
          <table:table-cell table:formula="of:=([.M397])*(0.639359760687662)+(-0.019962373867579)" office:value-type="float" office:value="-0.0769203775082001" calcext:value-type="float">
            <text:p>-0.0769203775</text:p>
          </table:table-cell>
          <table:table-cell table:formula="of:=([.L397])*(1.26097813916405)+(0.272428916854381)" office:value-type="float" office:value="0.283766371303605" calcext:value-type="float">
            <text:p>0.283766371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8]" office:value-type="float" office:value="-0.021846" calcext:value-type="float">
            <text:p>-0.021846</text:p>
          </table:table-cell>
          <table:table-cell table:formula="of:=[Datos_MoCap.B398]" office:value-type="float" office:value="0.067248" calcext:value-type="float">
            <text:p>0.067248</text:p>
          </table:table-cell>
          <table:table-cell table:formula="of:=[Datos_MoCap.C398]" office:value-type="float" office:value="0.213061" calcext:value-type="float">
            <text:p>0.213061</text:p>
          </table:table-cell>
          <table:table-cell table:formula="of:=[Datos_MoCap.D398]" office:value-type="float" office:value="0.011498" calcext:value-type="float">
            <text:p>0.011498</text:p>
          </table:table-cell>
          <table:table-cell table:formula="of:=[Datos_MoCap.F398]" office:value-type="float" office:value="0.009" calcext:value-type="float">
            <text:p>0.009</text:p>
          </table:table-cell>
          <table:table-cell table:formula="of:=[Datos_MoCap.E398]" office:value-type="float" office:value="-0.089073" calcext:value-type="float">
            <text:p>-0.089073</text:p>
          </table:table-cell>
          <table:table-cell/>
          <table:table-cell table:formula="of:=([.H398])*(-0.023914362365637)+(-0.0065790614509)" office:value-type="float" office:value="-0.00605662829066029" calcext:value-type="float">
            <text:p>-0.0060566283</text:p>
          </table:table-cell>
          <table:table-cell table:formula="of:=([.J398])*(-0.205408122286256)+(0.109782283331548)" office:value-type="float" office:value="0.066017823389116" calcext:value-type="float">
            <text:p>0.0660178234</text:p>
          </table:table-cell>
          <table:table-cell table:formula="of:=([.I398])*(0.310792688230763)+(-0.016510592847898)" office:value-type="float" office:value="0.00438959385024435" calcext:value-type="float">
            <text:p>0.0043895939</text:p>
          </table:table-cell>
          <table:table-cell table:formula="of:=[.H398]*-1" office:value-type="float" office:value="0.021846" calcext:value-type="float">
            <text:p>0.021846</text:p>
          </table:table-cell>
          <table:table-cell table:formula="of:=[.M398]*-1" office:value-type="float" office:value="0.089073" calcext:value-type="float">
            <text:p>0.089073</text:p>
          </table:table-cell>
          <table:table-cell table:formula="of:=([.K398])*(2.23435203765647)+(0.035482883974399)" office:value-type="float" office:value="0.0611734637033731" calcext:value-type="float">
            <text:p>0.0611734637</text:p>
          </table:table-cell>
          <table:table-cell table:formula="of:=([.M398])*(0.639359760687662)+(-0.019962373867579)" office:value-type="float" office:value="-0.0769120658313111" calcext:value-type="float">
            <text:p>-0.0769120658</text:p>
          </table:table-cell>
          <table:table-cell table:formula="of:=([.L398])*(1.26097813916405)+(0.272428916854381)" office:value-type="float" office:value="0.283777720106857" calcext:value-type="float">
            <text:p>0.28377772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399]" office:value-type="float" office:value="-0.021845" calcext:value-type="float">
            <text:p>-0.021845</text:p>
          </table:table-cell>
          <table:table-cell table:formula="of:=[Datos_MoCap.B399]" office:value-type="float" office:value="0.067243" calcext:value-type="float">
            <text:p>0.067243</text:p>
          </table:table-cell>
          <table:table-cell table:formula="of:=[Datos_MoCap.C399]" office:value-type="float" office:value="0.213059" calcext:value-type="float">
            <text:p>0.213059</text:p>
          </table:table-cell>
          <table:table-cell table:formula="of:=[Datos_MoCap.D399]" office:value-type="float" office:value="0.011454" calcext:value-type="float">
            <text:p>0.011454</text:p>
          </table:table-cell>
          <table:table-cell table:formula="of:=[Datos_MoCap.F399]" office:value-type="float" office:value="0.009027" calcext:value-type="float">
            <text:p>0.009027</text:p>
          </table:table-cell>
          <table:table-cell table:formula="of:=[Datos_MoCap.E399]" office:value-type="float" office:value="-0.089088" calcext:value-type="float">
            <text:p>-0.089088</text:p>
          </table:table-cell>
          <table:table-cell/>
          <table:table-cell table:formula="of:=([.H399])*(-0.023914362365637)+(-0.0065790614509)" office:value-type="float" office:value="-0.00605665220502266" calcext:value-type="float">
            <text:p>-0.0060566522</text:p>
          </table:table-cell>
          <table:table-cell table:formula="of:=([.J399])*(-0.205408122286256)+(0.109782283331548)" office:value-type="float" office:value="0.0660182342053606" calcext:value-type="float">
            <text:p>0.0660182342</text:p>
          </table:table-cell>
          <table:table-cell table:formula="of:=([.I399])*(0.310792688230763)+(-0.016510592847898)" office:value-type="float" office:value="0.00438803988680319" calcext:value-type="float">
            <text:p>0.0043880399</text:p>
          </table:table-cell>
          <table:table-cell table:formula="of:=[.H399]*-1" office:value-type="float" office:value="0.021845" calcext:value-type="float">
            <text:p>0.021845</text:p>
          </table:table-cell>
          <table:table-cell table:formula="of:=[.M399]*-1" office:value-type="float" office:value="0.089088" calcext:value-type="float">
            <text:p>0.089088</text:p>
          </table:table-cell>
          <table:table-cell table:formula="of:=([.K399])*(2.23435203765647)+(0.035482883974399)" office:value-type="float" office:value="0.0610751522137162" calcext:value-type="float">
            <text:p>0.0610751522</text:p>
          </table:table-cell>
          <table:table-cell table:formula="of:=([.M399])*(0.639359760687662)+(-0.019962373867579)" office:value-type="float" office:value="-0.0769216562277214" calcext:value-type="float">
            <text:p>-0.0769216562</text:p>
          </table:table-cell>
          <table:table-cell table:formula="of:=([.L399])*(1.26097813916405)+(0.272428916854381)" office:value-type="float" office:value="0.283811766516615" calcext:value-type="float">
            <text:p>0.283811766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0]" office:value-type="float" office:value="-0.021853" calcext:value-type="float">
            <text:p>-0.021853</text:p>
          </table:table-cell>
          <table:table-cell table:formula="of:=[Datos_MoCap.B400]" office:value-type="float" office:value="0.067233" calcext:value-type="float">
            <text:p>0.067233</text:p>
          </table:table-cell>
          <table:table-cell table:formula="of:=[Datos_MoCap.C400]" office:value-type="float" office:value="0.213051" calcext:value-type="float">
            <text:p>0.213051</text:p>
          </table:table-cell>
          <table:table-cell table:formula="of:=[Datos_MoCap.D400]" office:value-type="float" office:value="0.011446" calcext:value-type="float">
            <text:p>0.011446</text:p>
          </table:table-cell>
          <table:table-cell table:formula="of:=[Datos_MoCap.F400]" office:value-type="float" office:value="0.00904" calcext:value-type="float">
            <text:p>0.00904</text:p>
          </table:table-cell>
          <table:table-cell table:formula="of:=[Datos_MoCap.E400]" office:value-type="float" office:value="-0.089067" calcext:value-type="float">
            <text:p>-0.089067</text:p>
          </table:table-cell>
          <table:table-cell/>
          <table:table-cell table:formula="of:=([.H400])*(-0.023914362365637)+(-0.0065790614509)" office:value-type="float" office:value="-0.00605646089012373" calcext:value-type="float">
            <text:p>-0.0060564609</text:p>
          </table:table-cell>
          <table:table-cell table:formula="of:=([.J400])*(-0.205408122286256)+(0.109782283331548)" office:value-type="float" office:value="0.0660198774703389" calcext:value-type="float">
            <text:p>0.0660198775</text:p>
          </table:table-cell>
          <table:table-cell table:formula="of:=([.I400])*(0.310792688230763)+(-0.016510592847898)" office:value-type="float" office:value="0.00438493195992089" calcext:value-type="float">
            <text:p>0.004384932</text:p>
          </table:table-cell>
          <table:table-cell table:formula="of:=[.H400]*-1" office:value-type="float" office:value="0.021853" calcext:value-type="float">
            <text:p>0.021853</text:p>
          </table:table-cell>
          <table:table-cell table:formula="of:=[.M400]*-1" office:value-type="float" office:value="0.089067" calcext:value-type="float">
            <text:p>0.089067</text:p>
          </table:table-cell>
          <table:table-cell table:formula="of:=([.K400])*(2.23435203765647)+(0.035482883974399)" office:value-type="float" office:value="0.061057277397415" calcext:value-type="float">
            <text:p>0.0610572774</text:p>
          </table:table-cell>
          <table:table-cell table:formula="of:=([.M400])*(0.639359760687662)+(-0.019962373867579)" office:value-type="float" office:value="-0.076908229672747" calcext:value-type="float">
            <text:p>-0.0769082297</text:p>
          </table:table-cell>
          <table:table-cell table:formula="of:=([.L400])*(1.26097813916405)+(0.272428916854381)" office:value-type="float" office:value="0.283828159232424" calcext:value-type="float">
            <text:p>0.283828159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1]" office:value-type="float" office:value="-0.021849" calcext:value-type="float">
            <text:p>-0.021849</text:p>
          </table:table-cell>
          <table:table-cell table:formula="of:=[Datos_MoCap.B401]" office:value-type="float" office:value="0.067241" calcext:value-type="float">
            <text:p>0.067241</text:p>
          </table:table-cell>
          <table:table-cell table:formula="of:=[Datos_MoCap.C401]" office:value-type="float" office:value="0.213056" calcext:value-type="float">
            <text:p>0.213056</text:p>
          </table:table-cell>
          <table:table-cell table:formula="of:=[Datos_MoCap.D401]" office:value-type="float" office:value="0.011507" calcext:value-type="float">
            <text:p>0.011507</text:p>
          </table:table-cell>
          <table:table-cell table:formula="of:=[Datos_MoCap.F401]" office:value-type="float" office:value="0.009052" calcext:value-type="float">
            <text:p>0.009052</text:p>
          </table:table-cell>
          <table:table-cell table:formula="of:=[Datos_MoCap.E401]" office:value-type="float" office:value="-0.089058" calcext:value-type="float">
            <text:p>-0.089058</text:p>
          </table:table-cell>
          <table:table-cell/>
          <table:table-cell table:formula="of:=([.H401])*(-0.023914362365637)+(-0.0065790614509)" office:value-type="float" office:value="-0.0060565565475732" calcext:value-type="float">
            <text:p>-0.0060565565</text:p>
          </table:table-cell>
          <table:table-cell table:formula="of:=([.J401])*(-0.205408122286256)+(0.109782283331548)" office:value-type="float" office:value="0.0660188504297274" calcext:value-type="float">
            <text:p>0.0660188504</text:p>
          </table:table-cell>
          <table:table-cell table:formula="of:=([.I401])*(0.310792688230763)+(-0.016510592847898)" office:value-type="float" office:value="0.00438741830142673" calcext:value-type="float">
            <text:p>0.0043874183</text:p>
          </table:table-cell>
          <table:table-cell table:formula="of:=[.H401]*-1" office:value-type="float" office:value="0.021849" calcext:value-type="float">
            <text:p>0.021849</text:p>
          </table:table-cell>
          <table:table-cell table:formula="of:=[.M401]*-1" office:value-type="float" office:value="0.089058" calcext:value-type="float">
            <text:p>0.089058</text:p>
          </table:table-cell>
          <table:table-cell table:formula="of:=([.K401])*(2.23435203765647)+(0.035482883974399)" office:value-type="float" office:value="0.061193572871712" calcext:value-type="float">
            <text:p>0.0611935729</text:p>
          </table:table-cell>
          <table:table-cell table:formula="of:=([.M401])*(0.639359760687662)+(-0.019962373867579)" office:value-type="float" office:value="-0.0769024754349008" calcext:value-type="float">
            <text:p>-0.0769024754</text:p>
          </table:table-cell>
          <table:table-cell table:formula="of:=([.L401])*(1.26097813916405)+(0.272428916854381)" office:value-type="float" office:value="0.283843290970094" calcext:value-type="float">
            <text:p>0.28384329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2]" office:value-type="float" office:value="-0.02185" calcext:value-type="float">
            <text:p>-0.02185</text:p>
          </table:table-cell>
          <table:table-cell table:formula="of:=[Datos_MoCap.B402]" office:value-type="float" office:value="0.067242" calcext:value-type="float">
            <text:p>0.067242</text:p>
          </table:table-cell>
          <table:table-cell table:formula="of:=[Datos_MoCap.C402]" office:value-type="float" office:value="0.213054" calcext:value-type="float">
            <text:p>0.213054</text:p>
          </table:table-cell>
          <table:table-cell table:formula="of:=[Datos_MoCap.D402]" office:value-type="float" office:value="0.011538" calcext:value-type="float">
            <text:p>0.011538</text:p>
          </table:table-cell>
          <table:table-cell table:formula="of:=[Datos_MoCap.F402]" office:value-type="float" office:value="0.009051" calcext:value-type="float">
            <text:p>0.009051</text:p>
          </table:table-cell>
          <table:table-cell table:formula="of:=[Datos_MoCap.E402]" office:value-type="float" office:value="-0.089061" calcext:value-type="float">
            <text:p>-0.089061</text:p>
          </table:table-cell>
          <table:table-cell/>
          <table:table-cell table:formula="of:=([.H402])*(-0.023914362365637)+(-0.0065790614509)" office:value-type="float" office:value="-0.00605653263321083" calcext:value-type="float">
            <text:p>-0.0060565326</text:p>
          </table:table-cell>
          <table:table-cell table:formula="of:=([.J402])*(-0.205408122286256)+(0.109782283331548)" office:value-type="float" office:value="0.066019261245972" calcext:value-type="float">
            <text:p>0.0660192612</text:p>
          </table:table-cell>
          <table:table-cell table:formula="of:=([.I402])*(0.310792688230763)+(-0.016510592847898)" office:value-type="float" office:value="0.00438772909411496" calcext:value-type="float">
            <text:p>0.0043877291</text:p>
          </table:table-cell>
          <table:table-cell table:formula="of:=[.H402]*-1" office:value-type="float" office:value="0.02185" calcext:value-type="float">
            <text:p>0.02185</text:p>
          </table:table-cell>
          <table:table-cell table:formula="of:=[.M402]*-1" office:value-type="float" office:value="0.089061" calcext:value-type="float">
            <text:p>0.089061</text:p>
          </table:table-cell>
          <table:table-cell table:formula="of:=([.K402])*(2.23435203765647)+(0.035482883974399)" office:value-type="float" office:value="0.0612628377848794" calcext:value-type="float">
            <text:p>0.0612628378</text:p>
          </table:table-cell>
          <table:table-cell table:formula="of:=([.M402])*(0.639359760687662)+(-0.019962373867579)" office:value-type="float" office:value="-0.0769043935141829" calcext:value-type="float">
            <text:p>-0.0769043935</text:p>
          </table:table-cell>
          <table:table-cell table:formula="of:=([.L402])*(1.26097813916405)+(0.272428916854381)" office:value-type="float" office:value="0.283842029991955" calcext:value-type="float">
            <text:p>0.2838420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3]" office:value-type="float" office:value="-0.021857" calcext:value-type="float">
            <text:p>-0.021857</text:p>
          </table:table-cell>
          <table:table-cell table:formula="of:=[Datos_MoCap.B403]" office:value-type="float" office:value="0.067227" calcext:value-type="float">
            <text:p>0.067227</text:p>
          </table:table-cell>
          <table:table-cell table:formula="of:=[Datos_MoCap.C403]" office:value-type="float" office:value="0.213052" calcext:value-type="float">
            <text:p>0.213052</text:p>
          </table:table-cell>
          <table:table-cell table:formula="of:=[Datos_MoCap.D403]" office:value-type="float" office:value="0.011481" calcext:value-type="float">
            <text:p>0.011481</text:p>
          </table:table-cell>
          <table:table-cell table:formula="of:=[Datos_MoCap.F403]" office:value-type="float" office:value="0.009102" calcext:value-type="float">
            <text:p>0.009102</text:p>
          </table:table-cell>
          <table:table-cell table:formula="of:=[Datos_MoCap.E403]" office:value-type="float" office:value="-0.089041" calcext:value-type="float">
            <text:p>-0.089041</text:p>
          </table:table-cell>
          <table:table-cell/>
          <table:table-cell table:formula="of:=([.H403])*(-0.023914362365637)+(-0.0065790614509)" office:value-type="float" office:value="-0.00605636523267427" calcext:value-type="float">
            <text:p>-0.0060563652</text:p>
          </table:table-cell>
          <table:table-cell table:formula="of:=([.J403])*(-0.205408122286256)+(0.109782283331548)" office:value-type="float" office:value="0.0660196720622166" calcext:value-type="float">
            <text:p>0.0660196721</text:p>
          </table:table-cell>
          <table:table-cell table:formula="of:=([.I403])*(0.310792688230763)+(-0.016510592847898)" office:value-type="float" office:value="0.0043830672037915" calcext:value-type="float">
            <text:p>0.0043830672</text:p>
          </table:table-cell>
          <table:table-cell table:formula="of:=[.H403]*-1" office:value-type="float" office:value="0.021857" calcext:value-type="float">
            <text:p>0.021857</text:p>
          </table:table-cell>
          <table:table-cell table:formula="of:=[.M403]*-1" office:value-type="float" office:value="0.089041" calcext:value-type="float">
            <text:p>0.089041</text:p>
          </table:table-cell>
          <table:table-cell table:formula="of:=([.K403])*(2.23435203765647)+(0.035482883974399)" office:value-type="float" office:value="0.0611354797187329" calcext:value-type="float">
            <text:p>0.0611354797</text:p>
          </table:table-cell>
          <table:table-cell table:formula="of:=([.M403])*(0.639359760687662)+(-0.019962373867579)" office:value-type="float" office:value="-0.0768916063189691" calcext:value-type="float">
            <text:p>-0.0768916063</text:p>
          </table:table-cell>
          <table:table-cell table:formula="of:=([.L403])*(1.26097813916405)+(0.272428916854381)" office:value-type="float" office:value="0.283906339877052" calcext:value-type="float">
            <text:p>0.283906339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4]" office:value-type="float" office:value="-0.021865" calcext:value-type="float">
            <text:p>-0.021865</text:p>
          </table:table-cell>
          <table:table-cell table:formula="of:=[Datos_MoCap.B404]" office:value-type="float" office:value="0.06725" calcext:value-type="float">
            <text:p>0.06725</text:p>
          </table:table-cell>
          <table:table-cell table:formula="of:=[Datos_MoCap.C404]" office:value-type="float" office:value="0.213045" calcext:value-type="float">
            <text:p>0.213045</text:p>
          </table:table-cell>
          <table:table-cell table:formula="of:=[Datos_MoCap.D404]" office:value-type="float" office:value="0.011528" calcext:value-type="float">
            <text:p>0.011528</text:p>
          </table:table-cell>
          <table:table-cell table:formula="of:=[Datos_MoCap.F404]" office:value-type="float" office:value="0.009086" calcext:value-type="float">
            <text:p>0.009086</text:p>
          </table:table-cell>
          <table:table-cell table:formula="of:=[Datos_MoCap.E404]" office:value-type="float" office:value="-0.089049" calcext:value-type="float">
            <text:p>-0.089049</text:p>
          </table:table-cell>
          <table:table-cell/>
          <table:table-cell table:formula="of:=([.H404])*(-0.023914362365637)+(-0.0065790614509)" office:value-type="float" office:value="-0.00605617391777535" calcext:value-type="float">
            <text:p>-0.0060561739</text:p>
          </table:table-cell>
          <table:table-cell table:formula="of:=([.J404])*(-0.205408122286256)+(0.109782283331548)" office:value-type="float" office:value="0.0660211099190726" calcext:value-type="float">
            <text:p>0.0660211099</text:p>
          </table:table-cell>
          <table:table-cell table:formula="of:=([.I404])*(0.310792688230763)+(-0.016510592847898)" office:value-type="float" office:value="0.00439021543562081" calcext:value-type="float">
            <text:p>0.0043902154</text:p>
          </table:table-cell>
          <table:table-cell table:formula="of:=[.H404]*-1" office:value-type="float" office:value="0.021865" calcext:value-type="float">
            <text:p>0.021865</text:p>
          </table:table-cell>
          <table:table-cell table:formula="of:=[.M404]*-1" office:value-type="float" office:value="0.089049" calcext:value-type="float">
            <text:p>0.089049</text:p>
          </table:table-cell>
          <table:table-cell table:formula="of:=([.K404])*(2.23435203765647)+(0.035482883974399)" office:value-type="float" office:value="0.0612404942645028" calcext:value-type="float">
            <text:p>0.0612404943</text:p>
          </table:table-cell>
          <table:table-cell table:formula="of:=([.M404])*(0.639359760687662)+(-0.019962373867579)" office:value-type="float" office:value="-0.0768967211970546" calcext:value-type="float">
            <text:p>-0.0768967212</text:p>
          </table:table-cell>
          <table:table-cell table:formula="of:=([.L404])*(1.26097813916405)+(0.272428916854381)" office:value-type="float" office:value="0.283886164226826" calcext:value-type="float">
            <text:p>0.283886164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5]" office:value-type="float" office:value="-0.02187" calcext:value-type="float">
            <text:p>-0.02187</text:p>
          </table:table-cell>
          <table:table-cell table:formula="of:=[Datos_MoCap.B405]" office:value-type="float" office:value="0.067252" calcext:value-type="float">
            <text:p>0.067252</text:p>
          </table:table-cell>
          <table:table-cell table:formula="of:=[Datos_MoCap.C405]" office:value-type="float" office:value="0.213048" calcext:value-type="float">
            <text:p>0.213048</text:p>
          </table:table-cell>
          <table:table-cell table:formula="of:=[Datos_MoCap.D405]" office:value-type="float" office:value="0.011518" calcext:value-type="float">
            <text:p>0.011518</text:p>
          </table:table-cell>
          <table:table-cell table:formula="of:=[Datos_MoCap.F405]" office:value-type="float" office:value="0.009112" calcext:value-type="float">
            <text:p>0.009112</text:p>
          </table:table-cell>
          <table:table-cell table:formula="of:=[Datos_MoCap.E405]" office:value-type="float" office:value="-0.089076" calcext:value-type="float">
            <text:p>-0.089076</text:p>
          </table:table-cell>
          <table:table-cell/>
          <table:table-cell table:formula="of:=([.H405])*(-0.023914362365637)+(-0.0065790614509)" office:value-type="float" office:value="-0.00605605434596352" calcext:value-type="float">
            <text:p>-0.0060560543</text:p>
          </table:table-cell>
          <table:table-cell table:formula="of:=([.J405])*(-0.205408122286256)+(0.109782283331548)" office:value-type="float" office:value="0.0660204936947057" calcext:value-type="float">
            <text:p>0.0660204937</text:p>
          </table:table-cell>
          <table:table-cell table:formula="of:=([.I405])*(0.310792688230763)+(-0.016510592847898)" office:value-type="float" office:value="0.00439083702099727" calcext:value-type="float">
            <text:p>0.004390837</text:p>
          </table:table-cell>
          <table:table-cell table:formula="of:=[.H405]*-1" office:value-type="float" office:value="0.02187" calcext:value-type="float">
            <text:p>0.02187</text:p>
          </table:table-cell>
          <table:table-cell table:formula="of:=[.M405]*-1" office:value-type="float" office:value="0.089076" calcext:value-type="float">
            <text:p>0.089076</text:p>
          </table:table-cell>
          <table:table-cell table:formula="of:=([.K405])*(2.23435203765647)+(0.035482883974399)" office:value-type="float" office:value="0.0612181507441262" calcext:value-type="float">
            <text:p>0.0612181507</text:p>
          </table:table-cell>
          <table:table-cell table:formula="of:=([.M405])*(0.639359760687662)+(-0.019962373867579)" office:value-type="float" office:value="-0.0769139839105932" calcext:value-type="float">
            <text:p>-0.0769139839</text:p>
          </table:table-cell>
          <table:table-cell table:formula="of:=([.L405])*(1.26097813916405)+(0.272428916854381)" office:value-type="float" office:value="0.283918949658444" calcext:value-type="float">
            <text:p>0.283918949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6]" office:value-type="float" office:value="-0.021876" calcext:value-type="float">
            <text:p>-0.021876</text:p>
          </table:table-cell>
          <table:table-cell table:formula="of:=[Datos_MoCap.B406]" office:value-type="float" office:value="0.067245" calcext:value-type="float">
            <text:p>0.067245</text:p>
          </table:table-cell>
          <table:table-cell table:formula="of:=[Datos_MoCap.C406]" office:value-type="float" office:value="0.21305" calcext:value-type="float">
            <text:p>0.21305</text:p>
          </table:table-cell>
          <table:table-cell table:formula="of:=[Datos_MoCap.D406]" office:value-type="float" office:value="0.011588" calcext:value-type="float">
            <text:p>0.011588</text:p>
          </table:table-cell>
          <table:table-cell table:formula="of:=[Datos_MoCap.F406]" office:value-type="float" office:value="0.009162" calcext:value-type="float">
            <text:p>0.009162</text:p>
          </table:table-cell>
          <table:table-cell table:formula="of:=[Datos_MoCap.E406]" office:value-type="float" office:value="-0.089043" calcext:value-type="float">
            <text:p>-0.089043</text:p>
          </table:table-cell>
          <table:table-cell/>
          <table:table-cell table:formula="of:=([.H406])*(-0.023914362365637)+(-0.0065790614509)" office:value-type="float" office:value="-0.00605591085978933" calcext:value-type="float">
            <text:p>-0.0060559109</text:p>
          </table:table-cell>
          <table:table-cell table:formula="of:=([.J406])*(-0.205408122286256)+(0.109782283331548)" office:value-type="float" office:value="0.0660200828784612" calcext:value-type="float">
            <text:p>0.0660200829</text:p>
          </table:table-cell>
          <table:table-cell table:formula="of:=([.I406])*(0.310792688230763)+(-0.016510592847898)" office:value-type="float" office:value="0.00438866147217966" calcext:value-type="float">
            <text:p>0.0043886615</text:p>
          </table:table-cell>
          <table:table-cell table:formula="of:=[.H406]*-1" office:value-type="float" office:value="0.021876" calcext:value-type="float">
            <text:p>0.021876</text:p>
          </table:table-cell>
          <table:table-cell table:formula="of:=[.M406]*-1" office:value-type="float" office:value="0.089043" calcext:value-type="float">
            <text:p>0.089043</text:p>
          </table:table-cell>
          <table:table-cell table:formula="of:=([.K406])*(2.23435203765647)+(0.035482883974399)" office:value-type="float" office:value="0.0613745553867622" calcext:value-type="float">
            <text:p>0.0613745554</text:p>
          </table:table-cell>
          <table:table-cell table:formula="of:=([.M406])*(0.639359760687662)+(-0.019962373867579)" office:value-type="float" office:value="-0.0768928850384905" calcext:value-type="float">
            <text:p>-0.076892885</text:p>
          </table:table-cell>
          <table:table-cell table:formula="of:=([.L406])*(1.26097813916405)+(0.272428916854381)" office:value-type="float" office:value="0.283981998565402" calcext:value-type="float">
            <text:p>0.283981998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7]" office:value-type="float" office:value="-0.02188" calcext:value-type="float">
            <text:p>-0.02188</text:p>
          </table:table-cell>
          <table:table-cell table:formula="of:=[Datos_MoCap.B407]" office:value-type="float" office:value="0.06724" calcext:value-type="float">
            <text:p>0.06724</text:p>
          </table:table-cell>
          <table:table-cell table:formula="of:=[Datos_MoCap.C407]" office:value-type="float" office:value="0.213058" calcext:value-type="float">
            <text:p>0.213058</text:p>
          </table:table-cell>
          <table:table-cell table:formula="of:=[Datos_MoCap.D407]" office:value-type="float" office:value="0.011567" calcext:value-type="float">
            <text:p>0.011567</text:p>
          </table:table-cell>
          <table:table-cell table:formula="of:=[Datos_MoCap.F407]" office:value-type="float" office:value="0.009192" calcext:value-type="float">
            <text:p>0.009192</text:p>
          </table:table-cell>
          <table:table-cell table:formula="of:=[Datos_MoCap.E407]" office:value-type="float" office:value="-0.089032" calcext:value-type="float">
            <text:p>-0.089032</text:p>
          </table:table-cell>
          <table:table-cell/>
          <table:table-cell table:formula="of:=([.H407])*(-0.023914362365637)+(-0.0065790614509)" office:value-type="float" office:value="-0.00605581520233986" calcext:value-type="float">
            <text:p>-0.0060558152</text:p>
          </table:table-cell>
          <table:table-cell table:formula="of:=([.J407])*(-0.205408122286256)+(0.109782283331548)" office:value-type="float" office:value="0.0660184396134829" calcext:value-type="float">
            <text:p>0.0660184396</text:p>
          </table:table-cell>
          <table:table-cell table:formula="of:=([.I407])*(0.310792688230763)+(-0.016510592847898)" office:value-type="float" office:value="0.0043871075087385" calcext:value-type="float">
            <text:p>0.0043871075</text:p>
          </table:table-cell>
          <table:table-cell table:formula="of:=[.H407]*-1" office:value-type="float" office:value="0.02188" calcext:value-type="float">
            <text:p>0.02188</text:p>
          </table:table-cell>
          <table:table-cell table:formula="of:=[.M407]*-1" office:value-type="float" office:value="0.089032" calcext:value-type="float">
            <text:p>0.089032</text:p>
          </table:table-cell>
          <table:table-cell table:formula="of:=([.K407])*(2.23435203765647)+(0.035482883974399)" office:value-type="float" office:value="0.0613276339939714" calcext:value-type="float">
            <text:p>0.061327634</text:p>
          </table:table-cell>
          <table:table-cell table:formula="of:=([.M407])*(0.639359760687662)+(-0.019962373867579)" office:value-type="float" office:value="-0.0768858520811229" calcext:value-type="float">
            <text:p>-0.0768858521</text:p>
          </table:table-cell>
          <table:table-cell table:formula="of:=([.L407])*(1.26097813916405)+(0.272428916854381)" office:value-type="float" office:value="0.284019827909577" calcext:value-type="float">
            <text:p>0.28401982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8]" office:value-type="float" office:value="-0.021893" calcext:value-type="float">
            <text:p>-0.021893</text:p>
          </table:table-cell>
          <table:table-cell table:formula="of:=[Datos_MoCap.B408]" office:value-type="float" office:value="0.067275" calcext:value-type="float">
            <text:p>0.067275</text:p>
          </table:table-cell>
          <table:table-cell table:formula="of:=[Datos_MoCap.C408]" office:value-type="float" office:value="0.213067" calcext:value-type="float">
            <text:p>0.213067</text:p>
          </table:table-cell>
          <table:table-cell table:formula="of:=[Datos_MoCap.D408]" office:value-type="float" office:value="0.011576" calcext:value-type="float">
            <text:p>0.011576</text:p>
          </table:table-cell>
          <table:table-cell table:formula="of:=[Datos_MoCap.F408]" office:value-type="float" office:value="0.009264" calcext:value-type="float">
            <text:p>0.009264</text:p>
          </table:table-cell>
          <table:table-cell table:formula="of:=[Datos_MoCap.E408]" office:value-type="float" office:value="-0.089076" calcext:value-type="float">
            <text:p>-0.089076</text:p>
          </table:table-cell>
          <table:table-cell/>
          <table:table-cell table:formula="of:=([.H408])*(-0.023914362365637)+(-0.0065790614509)" office:value-type="float" office:value="-0.00605550431562911" calcext:value-type="float">
            <text:p>-0.0060555043</text:p>
          </table:table-cell>
          <table:table-cell table:formula="of:=([.J408])*(-0.205408122286256)+(0.109782283331548)" office:value-type="float" office:value="0.0660165909403823" calcext:value-type="float">
            <text:p>0.0660165909</text:p>
          </table:table-cell>
          <table:table-cell table:formula="of:=([.I408])*(0.310792688230763)+(-0.016510592847898)" office:value-type="float" office:value="0.00439798525282658" calcext:value-type="float">
            <text:p>0.0043979853</text:p>
          </table:table-cell>
          <table:table-cell table:formula="of:=[.H408]*-1" office:value-type="float" office:value="0.021893" calcext:value-type="float">
            <text:p>0.021893</text:p>
          </table:table-cell>
          <table:table-cell table:formula="of:=[.M408]*-1" office:value-type="float" office:value="0.089076" calcext:value-type="float">
            <text:p>0.089076</text:p>
          </table:table-cell>
          <table:table-cell table:formula="of:=([.K408])*(2.23435203765647)+(0.035482883974399)" office:value-type="float" office:value="0.0613477431623103" calcext:value-type="float">
            <text:p>0.0613477432</text:p>
          </table:table-cell>
          <table:table-cell table:formula="of:=([.M408])*(0.639359760687662)+(-0.019962373867579)" office:value-type="float" office:value="-0.0769139839105932" calcext:value-type="float">
            <text:p>-0.0769139839</text:p>
          </table:table-cell>
          <table:table-cell table:formula="of:=([.L408])*(1.26097813916405)+(0.272428916854381)" office:value-type="float" office:value="0.284110618335597" calcext:value-type="float">
            <text:p>0.28411061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09]" office:value-type="float" office:value="-0.021903" calcext:value-type="float">
            <text:p>-0.021903</text:p>
          </table:table-cell>
          <table:table-cell table:formula="of:=[Datos_MoCap.B409]" office:value-type="float" office:value="0.067263" calcext:value-type="float">
            <text:p>0.067263</text:p>
          </table:table-cell>
          <table:table-cell table:formula="of:=[Datos_MoCap.C409]" office:value-type="float" office:value="0.213067" calcext:value-type="float">
            <text:p>0.213067</text:p>
          </table:table-cell>
          <table:table-cell table:formula="of:=[Datos_MoCap.D409]" office:value-type="float" office:value="0.01154" calcext:value-type="float">
            <text:p>0.01154</text:p>
          </table:table-cell>
          <table:table-cell table:formula="of:=[Datos_MoCap.F409]" office:value-type="float" office:value="0.009296" calcext:value-type="float">
            <text:p>0.009296</text:p>
          </table:table-cell>
          <table:table-cell table:formula="of:=[Datos_MoCap.E409]" office:value-type="float" office:value="-0.089067" calcext:value-type="float">
            <text:p>-0.089067</text:p>
          </table:table-cell>
          <table:table-cell/>
          <table:table-cell table:formula="of:=([.H409])*(-0.023914362365637)+(-0.0065790614509)" office:value-type="float" office:value="-0.00605526517200545" calcext:value-type="float">
            <text:p>-0.0060552652</text:p>
          </table:table-cell>
          <table:table-cell table:formula="of:=([.J409])*(-0.205408122286256)+(0.109782283331548)" office:value-type="float" office:value="0.0660165909403823" calcext:value-type="float">
            <text:p>0.0660165909</text:p>
          </table:table-cell>
          <table:table-cell table:formula="of:=([.I409])*(0.310792688230763)+(-0.016510592847898)" office:value-type="float" office:value="0.00439425574056781" calcext:value-type="float">
            <text:p>0.0043942557</text:p>
          </table:table-cell>
          <table:table-cell table:formula="of:=[.H409]*-1" office:value-type="float" office:value="0.021903" calcext:value-type="float">
            <text:p>0.021903</text:p>
          </table:table-cell>
          <table:table-cell table:formula="of:=[.M409]*-1" office:value-type="float" office:value="0.089067" calcext:value-type="float">
            <text:p>0.089067</text:p>
          </table:table-cell>
          <table:table-cell table:formula="of:=([.K409])*(2.23435203765647)+(0.035482883974399)" office:value-type="float" office:value="0.0612673064889547" calcext:value-type="float">
            <text:p>0.0612673065</text:p>
          </table:table-cell>
          <table:table-cell table:formula="of:=([.M409])*(0.639359760687662)+(-0.019962373867579)" office:value-type="float" office:value="-0.076908229672747" calcext:value-type="float">
            <text:p>-0.0769082297</text:p>
          </table:table-cell>
          <table:table-cell table:formula="of:=([.L409])*(1.26097813916405)+(0.272428916854381)" office:value-type="float" office:value="0.28415096963605" calcext:value-type="float">
            <text:p>0.284150969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0]" office:value-type="float" office:value="-0.021902" calcext:value-type="float">
            <text:p>-0.021902</text:p>
          </table:table-cell>
          <table:table-cell table:formula="of:=[Datos_MoCap.B410]" office:value-type="float" office:value="0.067257" calcext:value-type="float">
            <text:p>0.067257</text:p>
          </table:table-cell>
          <table:table-cell table:formula="of:=[Datos_MoCap.C410]" office:value-type="float" office:value="0.21307" calcext:value-type="float">
            <text:p>0.21307</text:p>
          </table:table-cell>
          <table:table-cell table:formula="of:=[Datos_MoCap.D410]" office:value-type="float" office:value="0.011592" calcext:value-type="float">
            <text:p>0.011592</text:p>
          </table:table-cell>
          <table:table-cell table:formula="of:=[Datos_MoCap.F410]" office:value-type="float" office:value="0.009342" calcext:value-type="float">
            <text:p>0.009342</text:p>
          </table:table-cell>
          <table:table-cell table:formula="of:=[Datos_MoCap.E410]" office:value-type="float" office:value="-0.08908" calcext:value-type="float">
            <text:p>-0.08908</text:p>
          </table:table-cell>
          <table:table-cell/>
          <table:table-cell table:formula="of:=([.H410])*(-0.023914362365637)+(-0.0065790614509)" office:value-type="float" office:value="-0.00605528908636782" calcext:value-type="float">
            <text:p>-0.0060552891</text:p>
          </table:table-cell>
          <table:table-cell table:formula="of:=([.J410])*(-0.205408122286256)+(0.109782283331548)" office:value-type="float" office:value="0.0660159747160154" calcext:value-type="float">
            <text:p>0.0660159747</text:p>
          </table:table-cell>
          <table:table-cell table:formula="of:=([.I410])*(0.310792688230763)+(-0.016510592847898)" office:value-type="float" office:value="0.00439239098443842" calcext:value-type="float">
            <text:p>0.004392391</text:p>
          </table:table-cell>
          <table:table-cell table:formula="of:=[.H410]*-1" office:value-type="float" office:value="0.021902" calcext:value-type="float">
            <text:p>0.021902</text:p>
          </table:table-cell>
          <table:table-cell table:formula="of:=[.M410]*-1" office:value-type="float" office:value="0.08908" calcext:value-type="float">
            <text:p>0.08908</text:p>
          </table:table-cell>
          <table:table-cell table:formula="of:=([.K410])*(2.23435203765647)+(0.035482883974399)" office:value-type="float" office:value="0.0613834927949128" calcext:value-type="float">
            <text:p>0.0613834928</text:p>
          </table:table-cell>
          <table:table-cell table:formula="of:=([.M410])*(0.639359760687662)+(-0.019962373867579)" office:value-type="float" office:value="-0.0769165413496359" calcext:value-type="float">
            <text:p>-0.0769165413</text:p>
          </table:table-cell>
          <table:table-cell table:formula="of:=([.L410])*(1.26097813916405)+(0.272428916854381)" office:value-type="float" office:value="0.284208974630452" calcext:value-type="float">
            <text:p>0.28420897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1]" office:value-type="float" office:value="-0.021907" calcext:value-type="float">
            <text:p>-0.021907</text:p>
          </table:table-cell>
          <table:table-cell table:formula="of:=[Datos_MoCap.B411]" office:value-type="float" office:value="0.067274" calcext:value-type="float">
            <text:p>0.067274</text:p>
          </table:table-cell>
          <table:table-cell table:formula="of:=[Datos_MoCap.C411]" office:value-type="float" office:value="0.213075" calcext:value-type="float">
            <text:p>0.213075</text:p>
          </table:table-cell>
          <table:table-cell table:formula="of:=[Datos_MoCap.D411]" office:value-type="float" office:value="0.011607" calcext:value-type="float">
            <text:p>0.011607</text:p>
          </table:table-cell>
          <table:table-cell table:formula="of:=[Datos_MoCap.F411]" office:value-type="float" office:value="0.009386" calcext:value-type="float">
            <text:p>0.009386</text:p>
          </table:table-cell>
          <table:table-cell table:formula="of:=[Datos_MoCap.E411]" office:value-type="float" office:value="-0.089075" calcext:value-type="float">
            <text:p>-0.089075</text:p>
          </table:table-cell>
          <table:table-cell/>
          <table:table-cell table:formula="of:=([.H411])*(-0.023914362365637)+(-0.0065790614509)" office:value-type="float" office:value="-0.00605516951455599" calcext:value-type="float">
            <text:p>-0.0060551695</text:p>
          </table:table-cell>
          <table:table-cell table:formula="of:=([.J411])*(-0.205408122286256)+(0.109782283331548)" office:value-type="float" office:value="0.066014947675404" calcext:value-type="float">
            <text:p>0.0660149477</text:p>
          </table:table-cell>
          <table:table-cell table:formula="of:=([.I411])*(0.310792688230763)+(-0.016510592847898)" office:value-type="float" office:value="0.00439767446013835" calcext:value-type="float">
            <text:p>0.0043976745</text:p>
          </table:table-cell>
          <table:table-cell table:formula="of:=[.H411]*-1" office:value-type="float" office:value="0.021907" calcext:value-type="float">
            <text:p>0.021907</text:p>
          </table:table-cell>
          <table:table-cell table:formula="of:=[.M411]*-1" office:value-type="float" office:value="0.089075" calcext:value-type="float">
            <text:p>0.089075</text:p>
          </table:table-cell>
          <table:table-cell table:formula="of:=([.K411])*(2.23435203765647)+(0.035482883974399)" office:value-type="float" office:value="0.0614170080754777" calcext:value-type="float">
            <text:p>0.0614170081</text:p>
          </table:table-cell>
          <table:table-cell table:formula="of:=([.M411])*(0.639359760687662)+(-0.019962373867579)" office:value-type="float" office:value="-0.0769133445508325" calcext:value-type="float">
            <text:p>-0.0769133446</text:p>
          </table:table-cell>
          <table:table-cell table:formula="of:=([.L411])*(1.26097813916405)+(0.272428916854381)" office:value-type="float" office:value="0.284264457668575" calcext:value-type="float">
            <text:p>0.2842644577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2]" office:value-type="float" office:value="-0.021915" calcext:value-type="float">
            <text:p>-0.021915</text:p>
          </table:table-cell>
          <table:table-cell table:formula="of:=[Datos_MoCap.B412]" office:value-type="float" office:value="0.067272" calcext:value-type="float">
            <text:p>0.067272</text:p>
          </table:table-cell>
          <table:table-cell table:formula="of:=[Datos_MoCap.C412]" office:value-type="float" office:value="0.213065" calcext:value-type="float">
            <text:p>0.213065</text:p>
          </table:table-cell>
          <table:table-cell table:formula="of:=[Datos_MoCap.D412]" office:value-type="float" office:value="0.01154" calcext:value-type="float">
            <text:p>0.01154</text:p>
          </table:table-cell>
          <table:table-cell table:formula="of:=[Datos_MoCap.F412]" office:value-type="float" office:value="0.009471" calcext:value-type="float">
            <text:p>0.009471</text:p>
          </table:table-cell>
          <table:table-cell table:formula="of:=[Datos_MoCap.E412]" office:value-type="float" office:value="-0.089061" calcext:value-type="float">
            <text:p>-0.089061</text:p>
          </table:table-cell>
          <table:table-cell/>
          <table:table-cell table:formula="of:=([.H412])*(-0.023914362365637)+(-0.0065790614509)" office:value-type="float" office:value="-0.00605497819965707" calcext:value-type="float">
            <text:p>-0.0060549782</text:p>
          </table:table-cell>
          <table:table-cell table:formula="of:=([.J412])*(-0.205408122286256)+(0.109782283331548)" office:value-type="float" office:value="0.0660170017566269" calcext:value-type="float">
            <text:p>0.0660170018</text:p>
          </table:table-cell>
          <table:table-cell table:formula="of:=([.I412])*(0.310792688230763)+(-0.016510592847898)" office:value-type="float" office:value="0.00439705287476189" calcext:value-type="float">
            <text:p>0.0043970529</text:p>
          </table:table-cell>
          <table:table-cell table:formula="of:=[.H412]*-1" office:value-type="float" office:value="0.021915" calcext:value-type="float">
            <text:p>0.021915</text:p>
          </table:table-cell>
          <table:table-cell table:formula="of:=[.M412]*-1" office:value-type="float" office:value="0.089061" calcext:value-type="float">
            <text:p>0.089061</text:p>
          </table:table-cell>
          <table:table-cell table:formula="of:=([.K412])*(2.23435203765647)+(0.035482883974399)" office:value-type="float" office:value="0.0612673064889547" calcext:value-type="float">
            <text:p>0.0612673065</text:p>
          </table:table-cell>
          <table:table-cell table:formula="of:=([.M412])*(0.639359760687662)+(-0.019962373867579)" office:value-type="float" office:value="-0.0769043935141829" calcext:value-type="float">
            <text:p>-0.0769043935</text:p>
          </table:table-cell>
          <table:table-cell table:formula="of:=([.L412])*(1.26097813916405)+(0.272428916854381)" office:value-type="float" office:value="0.284371640810404" calcext:value-type="float">
            <text:p>0.284371640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3]" office:value-type="float" office:value="-0.021928" calcext:value-type="float">
            <text:p>-0.021928</text:p>
          </table:table-cell>
          <table:table-cell table:formula="of:=[Datos_MoCap.B413]" office:value-type="float" office:value="0.067269" calcext:value-type="float">
            <text:p>0.067269</text:p>
          </table:table-cell>
          <table:table-cell table:formula="of:=[Datos_MoCap.C413]" office:value-type="float" office:value="0.213072" calcext:value-type="float">
            <text:p>0.213072</text:p>
          </table:table-cell>
          <table:table-cell table:formula="of:=[Datos_MoCap.D413]" office:value-type="float" office:value="0.01157" calcext:value-type="float">
            <text:p>0.01157</text:p>
          </table:table-cell>
          <table:table-cell table:formula="of:=[Datos_MoCap.F413]" office:value-type="float" office:value="0.009538" calcext:value-type="float">
            <text:p>0.009538</text:p>
          </table:table-cell>
          <table:table-cell table:formula="of:=[Datos_MoCap.E413]" office:value-type="float" office:value="-0.08905" calcext:value-type="float">
            <text:p>-0.08905</text:p>
          </table:table-cell>
          <table:table-cell/>
          <table:table-cell table:formula="of:=([.H413])*(-0.023914362365637)+(-0.0065790614509)" office:value-type="float" office:value="-0.00605466731294631" calcext:value-type="float">
            <text:p>-0.0060546673</text:p>
          </table:table-cell>
          <table:table-cell table:formula="of:=([.J413])*(-0.205408122286256)+(0.109782283331548)" office:value-type="float" office:value="0.0660155638997709" calcext:value-type="float">
            <text:p>0.0660155639</text:p>
          </table:table-cell>
          <table:table-cell table:formula="of:=([.I413])*(0.310792688230763)+(-0.016510592847898)" office:value-type="float" office:value="0.00439612049669719" calcext:value-type="float">
            <text:p>0.0043961205</text:p>
          </table:table-cell>
          <table:table-cell table:formula="of:=[.H413]*-1" office:value-type="float" office:value="0.021928" calcext:value-type="float">
            <text:p>0.021928</text:p>
          </table:table-cell>
          <table:table-cell table:formula="of:=[.M413]*-1" office:value-type="float" office:value="0.08905" calcext:value-type="float">
            <text:p>0.08905</text:p>
          </table:table-cell>
          <table:table-cell table:formula="of:=([.K413])*(2.23435203765647)+(0.035482883974399)" office:value-type="float" office:value="0.0613343370500844" calcext:value-type="float">
            <text:p>0.0613343371</text:p>
          </table:table-cell>
          <table:table-cell table:formula="of:=([.M413])*(0.639359760687662)+(-0.019962373867579)" office:value-type="float" office:value="-0.0768973605568153" calcext:value-type="float">
            <text:p>-0.0768973606</text:p>
          </table:table-cell>
          <table:table-cell table:formula="of:=([.L413])*(1.26097813916405)+(0.272428916854381)" office:value-type="float" office:value="0.284456126345728" calcext:value-type="float">
            <text:p>0.284456126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4]" office:value-type="float" office:value="-0.021931" calcext:value-type="float">
            <text:p>-0.021931</text:p>
          </table:table-cell>
          <table:table-cell table:formula="of:=[Datos_MoCap.B414]" office:value-type="float" office:value="0.06728" calcext:value-type="float">
            <text:p>0.06728</text:p>
          </table:table-cell>
          <table:table-cell table:formula="of:=[Datos_MoCap.C414]" office:value-type="float" office:value="0.213075" calcext:value-type="float">
            <text:p>0.213075</text:p>
          </table:table-cell>
          <table:table-cell table:formula="of:=[Datos_MoCap.D414]" office:value-type="float" office:value="0.01158" calcext:value-type="float">
            <text:p>0.01158</text:p>
          </table:table-cell>
          <table:table-cell table:formula="of:=[Datos_MoCap.F414]" office:value-type="float" office:value="0.009632" calcext:value-type="float">
            <text:p>0.009632</text:p>
          </table:table-cell>
          <table:table-cell table:formula="of:=[Datos_MoCap.E414]" office:value-type="float" office:value="-0.089019" calcext:value-type="float">
            <text:p>-0.089019</text:p>
          </table:table-cell>
          <table:table-cell/>
          <table:table-cell table:formula="of:=([.H414])*(-0.023914362365637)+(-0.0065790614509)" office:value-type="float" office:value="-0.00605459556985922" calcext:value-type="float">
            <text:p>-0.0060545956</text:p>
          </table:table-cell>
          <table:table-cell table:formula="of:=([.J414])*(-0.205408122286256)+(0.109782283331548)" office:value-type="float" office:value="0.066014947675404" calcext:value-type="float">
            <text:p>0.0660149477</text:p>
          </table:table-cell>
          <table:table-cell table:formula="of:=([.I414])*(0.310792688230763)+(-0.016510592847898)" office:value-type="float" office:value="0.00439953921626773" calcext:value-type="float">
            <text:p>0.0043995392</text:p>
          </table:table-cell>
          <table:table-cell table:formula="of:=[.H414]*-1" office:value-type="float" office:value="0.021931" calcext:value-type="float">
            <text:p>0.021931</text:p>
          </table:table-cell>
          <table:table-cell table:formula="of:=[.M414]*-1" office:value-type="float" office:value="0.089019" calcext:value-type="float">
            <text:p>0.089019</text:p>
          </table:table-cell>
          <table:table-cell table:formula="of:=([.K414])*(2.23435203765647)+(0.035482883974399)" office:value-type="float" office:value="0.0613566805704609" calcext:value-type="float">
            <text:p>0.0613566806</text:p>
          </table:table-cell>
          <table:table-cell table:formula="of:=([.M414])*(0.639359760687662)+(-0.019962373867579)" office:value-type="float" office:value="-0.076877540404234" calcext:value-type="float">
            <text:p>-0.0768775404</text:p>
          </table:table-cell>
          <table:table-cell table:formula="of:=([.L414])*(1.26097813916405)+(0.272428916854381)" office:value-type="float" office:value="0.284574658290809" calcext:value-type="float">
            <text:p>0.284574658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5]" office:value-type="float" office:value="-0.02195" calcext:value-type="float">
            <text:p>-0.02195</text:p>
          </table:table-cell>
          <table:table-cell table:formula="of:=[Datos_MoCap.B415]" office:value-type="float" office:value="0.067287" calcext:value-type="float">
            <text:p>0.067287</text:p>
          </table:table-cell>
          <table:table-cell table:formula="of:=[Datos_MoCap.C415]" office:value-type="float" office:value="0.213072" calcext:value-type="float">
            <text:p>0.213072</text:p>
          </table:table-cell>
          <table:table-cell table:formula="of:=[Datos_MoCap.D415]" office:value-type="float" office:value="0.011607" calcext:value-type="float">
            <text:p>0.011607</text:p>
          </table:table-cell>
          <table:table-cell table:formula="of:=[Datos_MoCap.F415]" office:value-type="float" office:value="0.00969" calcext:value-type="float">
            <text:p>0.00969</text:p>
          </table:table-cell>
          <table:table-cell table:formula="of:=[Datos_MoCap.E415]" office:value-type="float" office:value="-0.089038" calcext:value-type="float">
            <text:p>-0.089038</text:p>
          </table:table-cell>
          <table:table-cell/>
          <table:table-cell table:formula="of:=([.H415])*(-0.023914362365637)+(-0.0065790614509)" office:value-type="float" office:value="-0.00605414119697427" calcext:value-type="float">
            <text:p>-0.0060541412</text:p>
          </table:table-cell>
          <table:table-cell table:formula="of:=([.J415])*(-0.205408122286256)+(0.109782283331548)" office:value-type="float" office:value="0.0660155638997709" calcext:value-type="float">
            <text:p>0.0660155639</text:p>
          </table:table-cell>
          <table:table-cell table:formula="of:=([.I415])*(0.310792688230763)+(-0.016510592847898)" office:value-type="float" office:value="0.00440171476508535" calcext:value-type="float">
            <text:p>0.0044017148</text:p>
          </table:table-cell>
          <table:table-cell table:formula="of:=[.H415]*-1" office:value-type="float" office:value="0.02195" calcext:value-type="float">
            <text:p>0.02195</text:p>
          </table:table-cell>
          <table:table-cell table:formula="of:=[.M415]*-1" office:value-type="float" office:value="0.089038" calcext:value-type="float">
            <text:p>0.089038</text:p>
          </table:table-cell>
          <table:table-cell table:formula="of:=([.K415])*(2.23435203765647)+(0.035482883974399)" office:value-type="float" office:value="0.0614170080754777" calcext:value-type="float">
            <text:p>0.0614170081</text:p>
          </table:table-cell>
          <table:table-cell table:formula="of:=([.M415])*(0.639359760687662)+(-0.019962373867579)" office:value-type="float" office:value="-0.0768896882396871" calcext:value-type="float">
            <text:p>-0.0768896882</text:p>
          </table:table-cell>
          <table:table-cell table:formula="of:=([.L415])*(1.26097813916405)+(0.272428916854381)" office:value-type="float" office:value="0.284647795022881" calcext:value-type="float">
            <text:p>0.28464779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6]" office:value-type="float" office:value="-0.021955" calcext:value-type="float">
            <text:p>-0.021955</text:p>
          </table:table-cell>
          <table:table-cell table:formula="of:=[Datos_MoCap.B416]" office:value-type="float" office:value="0.067289" calcext:value-type="float">
            <text:p>0.067289</text:p>
          </table:table-cell>
          <table:table-cell table:formula="of:=[Datos_MoCap.C416]" office:value-type="float" office:value="0.213067" calcext:value-type="float">
            <text:p>0.213067</text:p>
          </table:table-cell>
          <table:table-cell table:formula="of:=[Datos_MoCap.D416]" office:value-type="float" office:value="0.011562" calcext:value-type="float">
            <text:p>0.011562</text:p>
          </table:table-cell>
          <table:table-cell table:formula="of:=[Datos_MoCap.F416]" office:value-type="float" office:value="0.009723" calcext:value-type="float">
            <text:p>0.009723</text:p>
          </table:table-cell>
          <table:table-cell table:formula="of:=[Datos_MoCap.E416]" office:value-type="float" office:value="-0.089012" calcext:value-type="float">
            <text:p>-0.089012</text:p>
          </table:table-cell>
          <table:table-cell/>
          <table:table-cell table:formula="of:=([.H416])*(-0.023914362365637)+(-0.0065790614509)" office:value-type="float" office:value="-0.00605402162516244" calcext:value-type="float">
            <text:p>-0.0060540216</text:p>
          </table:table-cell>
          <table:table-cell table:formula="of:=([.J416])*(-0.205408122286256)+(0.109782283331548)" office:value-type="float" office:value="0.0660165909403823" calcext:value-type="float">
            <text:p>0.0660165909</text:p>
          </table:table-cell>
          <table:table-cell table:formula="of:=([.I416])*(0.310792688230763)+(-0.016510592847898)" office:value-type="float" office:value="0.00440233635046181" calcext:value-type="float">
            <text:p>0.0044023364</text:p>
          </table:table-cell>
          <table:table-cell table:formula="of:=[.H416]*-1" office:value-type="float" office:value="0.021955" calcext:value-type="float">
            <text:p>0.021955</text:p>
          </table:table-cell>
          <table:table-cell table:formula="of:=[.M416]*-1" office:value-type="float" office:value="0.089012" calcext:value-type="float">
            <text:p>0.089012</text:p>
          </table:table-cell>
          <table:table-cell table:formula="of:=([.K416])*(2.23435203765647)+(0.035482883974399)" office:value-type="float" office:value="0.0613164622337831" calcext:value-type="float">
            <text:p>0.0613164622</text:p>
          </table:table-cell>
          <table:table-cell table:formula="of:=([.M416])*(0.639359760687662)+(-0.019962373867579)" office:value-type="float" office:value="-0.0768730648859092" calcext:value-type="float">
            <text:p>-0.0768730649</text:p>
          </table:table-cell>
          <table:table-cell table:formula="of:=([.L416])*(1.26097813916405)+(0.272428916854381)" office:value-type="float" office:value="0.284689407301473" calcext:value-type="float">
            <text:p>0.284689407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7]" office:value-type="float" office:value="-0.021956" calcext:value-type="float">
            <text:p>-0.021956</text:p>
          </table:table-cell>
          <table:table-cell table:formula="of:=[Datos_MoCap.B417]" office:value-type="float" office:value="0.067298" calcext:value-type="float">
            <text:p>0.067298</text:p>
          </table:table-cell>
          <table:table-cell table:formula="of:=[Datos_MoCap.C417]" office:value-type="float" office:value="0.213079" calcext:value-type="float">
            <text:p>0.213079</text:p>
          </table:table-cell>
          <table:table-cell table:formula="of:=[Datos_MoCap.D417]" office:value-type="float" office:value="0.011587" calcext:value-type="float">
            <text:p>0.011587</text:p>
          </table:table-cell>
          <table:table-cell table:formula="of:=[Datos_MoCap.F417]" office:value-type="float" office:value="0.009762" calcext:value-type="float">
            <text:p>0.009762</text:p>
          </table:table-cell>
          <table:table-cell table:formula="of:=[Datos_MoCap.E417]" office:value-type="float" office:value="-0.089019" calcext:value-type="float">
            <text:p>-0.089019</text:p>
          </table:table-cell>
          <table:table-cell/>
          <table:table-cell table:formula="of:=([.H417])*(-0.023914362365637)+(-0.0065790614509)" office:value-type="float" office:value="-0.00605399771080007" calcext:value-type="float">
            <text:p>-0.0060539977</text:p>
          </table:table-cell>
          <table:table-cell table:formula="of:=([.J417])*(-0.205408122286256)+(0.109782283331548)" office:value-type="float" office:value="0.0660141260429149" calcext:value-type="float">
            <text:p>0.066014126</text:p>
          </table:table-cell>
          <table:table-cell table:formula="of:=([.I417])*(0.310792688230763)+(-0.016510592847898)" office:value-type="float" office:value="0.00440513348465588" calcext:value-type="float">
            <text:p>0.0044051335</text:p>
          </table:table-cell>
          <table:table-cell table:formula="of:=[.H417]*-1" office:value-type="float" office:value="0.021956" calcext:value-type="float">
            <text:p>0.021956</text:p>
          </table:table-cell>
          <table:table-cell table:formula="of:=[.M417]*-1" office:value-type="float" office:value="0.089019" calcext:value-type="float">
            <text:p>0.089019</text:p>
          </table:table-cell>
          <table:table-cell table:formula="of:=([.K417])*(2.23435203765647)+(0.035482883974399)" office:value-type="float" office:value="0.0613723210347245" calcext:value-type="float">
            <text:p>0.061372321</text:p>
          </table:table-cell>
          <table:table-cell table:formula="of:=([.M417])*(0.639359760687662)+(-0.019962373867579)" office:value-type="float" office:value="-0.076877540404234" calcext:value-type="float">
            <text:p>-0.0768775404</text:p>
          </table:table-cell>
          <table:table-cell table:formula="of:=([.L417])*(1.26097813916405)+(0.272428916854381)" office:value-type="float" office:value="0.2847385854489" calcext:value-type="float">
            <text:p>0.28473858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8]" office:value-type="float" office:value="-0.02196" calcext:value-type="float">
            <text:p>-0.02196</text:p>
          </table:table-cell>
          <table:table-cell table:formula="of:=[Datos_MoCap.B418]" office:value-type="float" office:value="0.067296" calcext:value-type="float">
            <text:p>0.067296</text:p>
          </table:table-cell>
          <table:table-cell table:formula="of:=[Datos_MoCap.C418]" office:value-type="float" office:value="0.213078" calcext:value-type="float">
            <text:p>0.213078</text:p>
          </table:table-cell>
          <table:table-cell table:formula="of:=[Datos_MoCap.D418]" office:value-type="float" office:value="0.011608" calcext:value-type="float">
            <text:p>0.011608</text:p>
          </table:table-cell>
          <table:table-cell table:formula="of:=[Datos_MoCap.F418]" office:value-type="float" office:value="0.009828" calcext:value-type="float">
            <text:p>0.009828</text:p>
          </table:table-cell>
          <table:table-cell table:formula="of:=[Datos_MoCap.E418]" office:value-type="float" office:value="-0.088999" calcext:value-type="float">
            <text:p>-0.088999</text:p>
          </table:table-cell>
          <table:table-cell/>
          <table:table-cell table:formula="of:=([.H418])*(-0.023914362365637)+(-0.0065790614509)" office:value-type="float" office:value="-0.00605390205335061" calcext:value-type="float">
            <text:p>-0.0060539021</text:p>
          </table:table-cell>
          <table:table-cell table:formula="of:=([.J418])*(-0.205408122286256)+(0.109782283331548)" office:value-type="float" office:value="0.0660143314510372" calcext:value-type="float">
            <text:p>0.0660143315</text:p>
          </table:table-cell>
          <table:table-cell table:formula="of:=([.I418])*(0.310792688230763)+(-0.016510592847898)" office:value-type="float" office:value="0.00440451189927942" calcext:value-type="float">
            <text:p>0.0044045119</text:p>
          </table:table-cell>
          <table:table-cell table:formula="of:=[.H418]*-1" office:value-type="float" office:value="0.02196" calcext:value-type="float">
            <text:p>0.02196</text:p>
          </table:table-cell>
          <table:table-cell table:formula="of:=[.M418]*-1" office:value-type="float" office:value="0.088999" calcext:value-type="float">
            <text:p>0.088999</text:p>
          </table:table-cell>
          <table:table-cell table:formula="of:=([.K418])*(2.23435203765647)+(0.035482883974399)" office:value-type="float" office:value="0.0614192424275153" calcext:value-type="float">
            <text:p>0.0614192424</text:p>
          </table:table-cell>
          <table:table-cell table:formula="of:=([.M418])*(0.639359760687662)+(-0.019962373867579)" office:value-type="float" office:value="-0.0768647532090202" calcext:value-type="float">
            <text:p>-0.0768647532</text:p>
          </table:table-cell>
          <table:table-cell table:formula="of:=([.L418])*(1.26097813916405)+(0.272428916854381)" office:value-type="float" office:value="0.284821810006085" calcext:value-type="float">
            <text:p>0.2848218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19]" office:value-type="float" office:value="-0.02197" calcext:value-type="float">
            <text:p>-0.02197</text:p>
          </table:table-cell>
          <table:table-cell table:formula="of:=[Datos_MoCap.B419]" office:value-type="float" office:value="0.06729" calcext:value-type="float">
            <text:p>0.06729</text:p>
          </table:table-cell>
          <table:table-cell table:formula="of:=[Datos_MoCap.C419]" office:value-type="float" office:value="0.213072" calcext:value-type="float">
            <text:p>0.213072</text:p>
          </table:table-cell>
          <table:table-cell table:formula="of:=[Datos_MoCap.D419]" office:value-type="float" office:value="0.01157" calcext:value-type="float">
            <text:p>0.01157</text:p>
          </table:table-cell>
          <table:table-cell table:formula="of:=[Datos_MoCap.F419]" office:value-type="float" office:value="0.009822" calcext:value-type="float">
            <text:p>0.009822</text:p>
          </table:table-cell>
          <table:table-cell table:formula="of:=[Datos_MoCap.E419]" office:value-type="float" office:value="-0.089016" calcext:value-type="float">
            <text:p>-0.089016</text:p>
          </table:table-cell>
          <table:table-cell/>
          <table:table-cell table:formula="of:=([.H419])*(-0.023914362365637)+(-0.0065790614509)" office:value-type="float" office:value="-0.00605366290972695" calcext:value-type="float">
            <text:p>-0.0060536629</text:p>
          </table:table-cell>
          <table:table-cell table:formula="of:=([.J419])*(-0.205408122286256)+(0.109782283331548)" office:value-type="float" office:value="0.0660155638997709" calcext:value-type="float">
            <text:p>0.0660155639</text:p>
          </table:table-cell>
          <table:table-cell table:formula="of:=([.I419])*(0.310792688230763)+(-0.016510592847898)" office:value-type="float" office:value="0.00440264714315004" calcext:value-type="float">
            <text:p>0.0044026471</text:p>
          </table:table-cell>
          <table:table-cell table:formula="of:=[.H419]*-1" office:value-type="float" office:value="0.02197" calcext:value-type="float">
            <text:p>0.02197</text:p>
          </table:table-cell>
          <table:table-cell table:formula="of:=[.M419]*-1" office:value-type="float" office:value="0.089016" calcext:value-type="float">
            <text:p>0.089016</text:p>
          </table:table-cell>
          <table:table-cell table:formula="of:=([.K419])*(2.23435203765647)+(0.035482883974399)" office:value-type="float" office:value="0.0613343370500844" calcext:value-type="float">
            <text:p>0.0613343371</text:p>
          </table:table-cell>
          <table:table-cell table:formula="of:=([.M419])*(0.639359760687662)+(-0.019962373867579)" office:value-type="float" office:value="-0.0768756223249519" calcext:value-type="float">
            <text:p>-0.0768756223</text:p>
          </table:table-cell>
          <table:table-cell table:formula="of:=([.L419])*(1.26097813916405)+(0.272428916854381)" office:value-type="float" office:value="0.28481424413725" calcext:value-type="float">
            <text:p>0.28481424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0]" office:value-type="float" office:value="-0.021971" calcext:value-type="float">
            <text:p>-0.021971</text:p>
          </table:table-cell>
          <table:table-cell table:formula="of:=[Datos_MoCap.B420]" office:value-type="float" office:value="0.067295" calcext:value-type="float">
            <text:p>0.067295</text:p>
          </table:table-cell>
          <table:table-cell table:formula="of:=[Datos_MoCap.C420]" office:value-type="float" office:value="0.213073" calcext:value-type="float">
            <text:p>0.213073</text:p>
          </table:table-cell>
          <table:table-cell table:formula="of:=[Datos_MoCap.D420]" office:value-type="float" office:value="0.01155" calcext:value-type="float">
            <text:p>0.01155</text:p>
          </table:table-cell>
          <table:table-cell table:formula="of:=[Datos_MoCap.F420]" office:value-type="float" office:value="0.009894" calcext:value-type="float">
            <text:p>0.009894</text:p>
          </table:table-cell>
          <table:table-cell table:formula="of:=[Datos_MoCap.E420]" office:value-type="float" office:value="-0.089003" calcext:value-type="float">
            <text:p>-0.089003</text:p>
          </table:table-cell>
          <table:table-cell/>
          <table:table-cell table:formula="of:=([.H420])*(-0.023914362365637)+(-0.0065790614509)" office:value-type="float" office:value="-0.00605363899536459" calcext:value-type="float">
            <text:p>-0.006053639</text:p>
          </table:table-cell>
          <table:table-cell table:formula="of:=([.J420])*(-0.205408122286256)+(0.109782283331548)" office:value-type="float" office:value="0.0660153584916486" calcext:value-type="float">
            <text:p>0.0660153585</text:p>
          </table:table-cell>
          <table:table-cell table:formula="of:=([.I420])*(0.310792688230763)+(-0.016510592847898)" office:value-type="float" office:value="0.00440420110659119" calcext:value-type="float">
            <text:p>0.0044042011</text:p>
          </table:table-cell>
          <table:table-cell table:formula="of:=[.H420]*-1" office:value-type="float" office:value="0.021971" calcext:value-type="float">
            <text:p>0.021971</text:p>
          </table:table-cell>
          <table:table-cell table:formula="of:=[.M420]*-1" office:value-type="float" office:value="0.089003" calcext:value-type="float">
            <text:p>0.089003</text:p>
          </table:table-cell>
          <table:table-cell table:formula="of:=([.K420])*(2.23435203765647)+(0.035482883974399)" office:value-type="float" office:value="0.0612896500093312" calcext:value-type="float">
            <text:p>0.06128965</text:p>
          </table:table-cell>
          <table:table-cell table:formula="of:=([.M420])*(0.639359760687662)+(-0.019962373867579)" office:value-type="float" office:value="-0.076867310648063" calcext:value-type="float">
            <text:p>-0.0768673106</text:p>
          </table:table-cell>
          <table:table-cell table:formula="of:=([.L420])*(1.26097813916405)+(0.272428916854381)" office:value-type="float" office:value="0.28490503456327" calcext:value-type="float">
            <text:p>0.284905034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1]" office:value-type="float" office:value="-0.021989" calcext:value-type="float">
            <text:p>-0.021989</text:p>
          </table:table-cell>
          <table:table-cell table:formula="of:=[Datos_MoCap.B421]" office:value-type="float" office:value="0.067309" calcext:value-type="float">
            <text:p>0.067309</text:p>
          </table:table-cell>
          <table:table-cell table:formula="of:=[Datos_MoCap.C421]" office:value-type="float" office:value="0.21308" calcext:value-type="float">
            <text:p>0.21308</text:p>
          </table:table-cell>
          <table:table-cell table:formula="of:=[Datos_MoCap.D421]" office:value-type="float" office:value="0.011572" calcext:value-type="float">
            <text:p>0.011572</text:p>
          </table:table-cell>
          <table:table-cell table:formula="of:=[Datos_MoCap.F421]" office:value-type="float" office:value="0.009944" calcext:value-type="float">
            <text:p>0.009944</text:p>
          </table:table-cell>
          <table:table-cell table:formula="of:=[Datos_MoCap.E421]" office:value-type="float" office:value="-0.088974" calcext:value-type="float">
            <text:p>-0.088974</text:p>
          </table:table-cell>
          <table:table-cell/>
          <table:table-cell table:formula="of:=([.H421])*(-0.023914362365637)+(-0.0065790614509)" office:value-type="float" office:value="-0.00605320853684201" calcext:value-type="float">
            <text:p>-0.0060532085</text:p>
          </table:table-cell>
          <table:table-cell table:formula="of:=([.J421])*(-0.205408122286256)+(0.109782283331548)" office:value-type="float" office:value="0.0660139206347926" calcext:value-type="float">
            <text:p>0.0660139206</text:p>
          </table:table-cell>
          <table:table-cell table:formula="of:=([.I421])*(0.310792688230763)+(-0.016510592847898)" office:value-type="float" office:value="0.00440855220422642" calcext:value-type="float">
            <text:p>0.0044085522</text:p>
          </table:table-cell>
          <table:table-cell table:formula="of:=[.H421]*-1" office:value-type="float" office:value="0.021989" calcext:value-type="float">
            <text:p>0.021989</text:p>
          </table:table-cell>
          <table:table-cell table:formula="of:=[.M421]*-1" office:value-type="float" office:value="0.088974" calcext:value-type="float">
            <text:p>0.088974</text:p>
          </table:table-cell>
          <table:table-cell table:formula="of:=([.K421])*(2.23435203765647)+(0.035482883974399)" office:value-type="float" office:value="0.0613388057541597" calcext:value-type="float">
            <text:p>0.0613388058</text:p>
          </table:table-cell>
          <table:table-cell table:formula="of:=([.M421])*(0.639359760687662)+(-0.019962373867579)" office:value-type="float" office:value="-0.0768487692150031" calcext:value-type="float">
            <text:p>-0.0768487692</text:p>
          </table:table-cell>
          <table:table-cell table:formula="of:=([.L421])*(1.26097813916405)+(0.272428916854381)" office:value-type="float" office:value="0.284968083470228" calcext:value-type="float">
            <text:p>0.284968083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2]" office:value-type="float" office:value="-0.022" calcext:value-type="float">
            <text:p>-0.022</text:p>
          </table:table-cell>
          <table:table-cell table:formula="of:=[Datos_MoCap.B422]" office:value-type="float" office:value="0.067311" calcext:value-type="float">
            <text:p>0.067311</text:p>
          </table:table-cell>
          <table:table-cell table:formula="of:=[Datos_MoCap.C422]" office:value-type="float" office:value="0.213078" calcext:value-type="float">
            <text:p>0.213078</text:p>
          </table:table-cell>
          <table:table-cell table:formula="of:=[Datos_MoCap.D422]" office:value-type="float" office:value="0.011582" calcext:value-type="float">
            <text:p>0.011582</text:p>
          </table:table-cell>
          <table:table-cell table:formula="of:=[Datos_MoCap.F422]" office:value-type="float" office:value="0.010038" calcext:value-type="float">
            <text:p>0.010038</text:p>
          </table:table-cell>
          <table:table-cell table:formula="of:=[Datos_MoCap.E422]" office:value-type="float" office:value="-0.088948" calcext:value-type="float">
            <text:p>-0.088948</text:p>
          </table:table-cell>
          <table:table-cell/>
          <table:table-cell table:formula="of:=([.H422])*(-0.023914362365637)+(-0.0065790614509)" office:value-type="float" office:value="-0.00605294547885599" calcext:value-type="float">
            <text:p>-0.0060529455</text:p>
          </table:table-cell>
          <table:table-cell table:formula="of:=([.J422])*(-0.205408122286256)+(0.109782283331548)" office:value-type="float" office:value="0.0660143314510372" calcext:value-type="float">
            <text:p>0.0660143315</text:p>
          </table:table-cell>
          <table:table-cell table:formula="of:=([.I422])*(0.310792688230763)+(-0.016510592847898)" office:value-type="float" office:value="0.00440917378960289" calcext:value-type="float">
            <text:p>0.0044091738</text:p>
          </table:table-cell>
          <table:table-cell table:formula="of:=[.H422]*-1" office:value-type="float" office:value="0.022" calcext:value-type="float">
            <text:p>0.022</text:p>
          </table:table-cell>
          <table:table-cell table:formula="of:=[.M422]*-1" office:value-type="float" office:value="0.088948" calcext:value-type="float">
            <text:p>0.088948</text:p>
          </table:table-cell>
          <table:table-cell table:formula="of:=([.K422])*(2.23435203765647)+(0.035482883974399)" office:value-type="float" office:value="0.0613611492745362" calcext:value-type="float">
            <text:p>0.0613611493</text:p>
          </table:table-cell>
          <table:table-cell table:formula="of:=([.M422])*(0.639359760687662)+(-0.019962373867579)" office:value-type="float" office:value="-0.0768321458612252" calcext:value-type="float">
            <text:p>-0.0768321459</text:p>
          </table:table-cell>
          <table:table-cell table:formula="of:=([.L422])*(1.26097813916405)+(0.272428916854381)" office:value-type="float" office:value="0.28508661541531" calcext:value-type="float">
            <text:p>0.2850866154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3]" office:value-type="float" office:value="-0.022002" calcext:value-type="float">
            <text:p>-0.022002</text:p>
          </table:table-cell>
          <table:table-cell table:formula="of:=[Datos_MoCap.B423]" office:value-type="float" office:value="0.067308" calcext:value-type="float">
            <text:p>0.067308</text:p>
          </table:table-cell>
          <table:table-cell table:formula="of:=[Datos_MoCap.C423]" office:value-type="float" office:value="0.213085" calcext:value-type="float">
            <text:p>0.213085</text:p>
          </table:table-cell>
          <table:table-cell table:formula="of:=[Datos_MoCap.D423]" office:value-type="float" office:value="0.011644" calcext:value-type="float">
            <text:p>0.011644</text:p>
          </table:table-cell>
          <table:table-cell table:formula="of:=[Datos_MoCap.F423]" office:value-type="float" office:value="0.010112" calcext:value-type="float">
            <text:p>0.010112</text:p>
          </table:table-cell>
          <table:table-cell table:formula="of:=[Datos_MoCap.E423]" office:value-type="float" office:value="-0.088923" calcext:value-type="float">
            <text:p>-0.088923</text:p>
          </table:table-cell>
          <table:table-cell/>
          <table:table-cell table:formula="of:=([.H423])*(-0.023914362365637)+(-0.0065790614509)" office:value-type="float" office:value="-0.00605289765013126" calcext:value-type="float">
            <text:p>-0.0060528977</text:p>
          </table:table-cell>
          <table:table-cell table:formula="of:=([.J423])*(-0.205408122286256)+(0.109782283331548)" office:value-type="float" office:value="0.0660128935941811" calcext:value-type="float">
            <text:p>0.0660128936</text:p>
          </table:table-cell>
          <table:table-cell table:formula="of:=([.I423])*(0.310792688230763)+(-0.016510592847898)" office:value-type="float" office:value="0.00440824141153819" calcext:value-type="float">
            <text:p>0.0044082414</text:p>
          </table:table-cell>
          <table:table-cell table:formula="of:=[.H423]*-1" office:value-type="float" office:value="0.022002" calcext:value-type="float">
            <text:p>0.022002</text:p>
          </table:table-cell>
          <table:table-cell table:formula="of:=[.M423]*-1" office:value-type="float" office:value="0.088923" calcext:value-type="float">
            <text:p>0.088923</text:p>
          </table:table-cell>
          <table:table-cell table:formula="of:=([.K423])*(2.23435203765647)+(0.035482883974399)" office:value-type="float" office:value="0.0614996791008709" calcext:value-type="float">
            <text:p>0.0614996791</text:p>
          </table:table-cell>
          <table:table-cell table:formula="of:=([.M423])*(0.639359760687662)+(-0.019962373867579)" office:value-type="float" office:value="-0.076816161867208" calcext:value-type="float">
            <text:p>-0.0768161619</text:p>
          </table:table-cell>
          <table:table-cell table:formula="of:=([.L423])*(1.26097813916405)+(0.272428916854381)" office:value-type="float" office:value="0.285179927797608" calcext:value-type="float">
            <text:p>0.28517992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4]" office:value-type="float" office:value="-0.022018" calcext:value-type="float">
            <text:p>-0.022018</text:p>
          </table:table-cell>
          <table:table-cell table:formula="of:=[Datos_MoCap.B424]" office:value-type="float" office:value="0.067319" calcext:value-type="float">
            <text:p>0.067319</text:p>
          </table:table-cell>
          <table:table-cell table:formula="of:=[Datos_MoCap.C424]" office:value-type="float" office:value="0.213079" calcext:value-type="float">
            <text:p>0.213079</text:p>
          </table:table-cell>
          <table:table-cell table:formula="of:=[Datos_MoCap.D424]" office:value-type="float" office:value="0.011641" calcext:value-type="float">
            <text:p>0.011641</text:p>
          </table:table-cell>
          <table:table-cell table:formula="of:=[Datos_MoCap.F424]" office:value-type="float" office:value="0.010187" calcext:value-type="float">
            <text:p>0.010187</text:p>
          </table:table-cell>
          <table:table-cell table:formula="of:=[Datos_MoCap.E424]" office:value-type="float" office:value="-0.088917" calcext:value-type="float">
            <text:p>-0.088917</text:p>
          </table:table-cell>
          <table:table-cell/>
          <table:table-cell table:formula="of:=([.H424])*(-0.023914362365637)+(-0.0065790614509)" office:value-type="float" office:value="-0.00605251502033341" calcext:value-type="float">
            <text:p>-0.006052515</text:p>
          </table:table-cell>
          <table:table-cell table:formula="of:=([.J424])*(-0.205408122286256)+(0.109782283331548)" office:value-type="float" office:value="0.0660141260429149" calcext:value-type="float">
            <text:p>0.066014126</text:p>
          </table:table-cell>
          <table:table-cell table:formula="of:=([.I424])*(0.310792688230763)+(-0.016510592847898)" office:value-type="float" office:value="0.00441166013110873" calcext:value-type="float">
            <text:p>0.0044116601</text:p>
          </table:table-cell>
          <table:table-cell table:formula="of:=[.H424]*-1" office:value-type="float" office:value="0.022018" calcext:value-type="float">
            <text:p>0.022018</text:p>
          </table:table-cell>
          <table:table-cell table:formula="of:=[.M424]*-1" office:value-type="float" office:value="0.088917" calcext:value-type="float">
            <text:p>0.088917</text:p>
          </table:table-cell>
          <table:table-cell table:formula="of:=([.K424])*(2.23435203765647)+(0.035482883974399)" office:value-type="float" office:value="0.061492976044758" calcext:value-type="float">
            <text:p>0.061492976</text:p>
          </table:table-cell>
          <table:table-cell table:formula="of:=([.M424])*(0.639359760687662)+(-0.019962373867579)" office:value-type="float" office:value="-0.0768123257086439" calcext:value-type="float">
            <text:p>-0.0768123257</text:p>
          </table:table-cell>
          <table:table-cell table:formula="of:=([.L424])*(1.26097813916405)+(0.272428916854381)" office:value-type="float" office:value="0.285274501158045" calcext:value-type="float">
            <text:p>0.2852745012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5]" office:value-type="float" office:value="-0.022021" calcext:value-type="float">
            <text:p>-0.022021</text:p>
          </table:table-cell>
          <table:table-cell table:formula="of:=[Datos_MoCap.B425]" office:value-type="float" office:value="0.067322" calcext:value-type="float">
            <text:p>0.067322</text:p>
          </table:table-cell>
          <table:table-cell table:formula="of:=[Datos_MoCap.C425]" office:value-type="float" office:value="0.213068" calcext:value-type="float">
            <text:p>0.213068</text:p>
          </table:table-cell>
          <table:table-cell table:formula="of:=[Datos_MoCap.D425]" office:value-type="float" office:value="0.011638" calcext:value-type="float">
            <text:p>0.011638</text:p>
          </table:table-cell>
          <table:table-cell table:formula="of:=[Datos_MoCap.F425]" office:value-type="float" office:value="0.010295" calcext:value-type="float">
            <text:p>0.010295</text:p>
          </table:table-cell>
          <table:table-cell table:formula="of:=[Datos_MoCap.E425]" office:value-type="float" office:value="-0.088878" calcext:value-type="float">
            <text:p>-0.088878</text:p>
          </table:table-cell>
          <table:table-cell/>
          <table:table-cell table:formula="of:=([.H425])*(-0.023914362365637)+(-0.0065790614509)" office:value-type="float" office:value="-0.00605244327724631" calcext:value-type="float">
            <text:p>-0.0060524433</text:p>
          </table:table-cell>
          <table:table-cell table:formula="of:=([.J425])*(-0.205408122286256)+(0.109782283331548)" office:value-type="float" office:value="0.06601638553226" calcext:value-type="float">
            <text:p>0.0660163855</text:p>
          </table:table-cell>
          <table:table-cell table:formula="of:=([.I425])*(0.310792688230763)+(-0.016510592847898)" office:value-type="float" office:value="0.00441259250917342" calcext:value-type="float">
            <text:p>0.0044125925</text:p>
          </table:table-cell>
          <table:table-cell table:formula="of:=[.H425]*-1" office:value-type="float" office:value="0.022021" calcext:value-type="float">
            <text:p>0.022021</text:p>
          </table:table-cell>
          <table:table-cell table:formula="of:=[.M425]*-1" office:value-type="float" office:value="0.088878" calcext:value-type="float">
            <text:p>0.088878</text:p>
          </table:table-cell>
          <table:table-cell table:formula="of:=([.K425])*(2.23435203765647)+(0.035482883974399)" office:value-type="float" office:value="0.061486272988645" calcext:value-type="float">
            <text:p>0.061486273</text:p>
          </table:table-cell>
          <table:table-cell table:formula="of:=([.M425])*(0.639359760687662)+(-0.019962373867579)" office:value-type="float" office:value="-0.076787390677977" calcext:value-type="float">
            <text:p>-0.0767873907</text:p>
          </table:table-cell>
          <table:table-cell table:formula="of:=([.L425])*(1.26097813916405)+(0.272428916854381)" office:value-type="float" office:value="0.285410686797075" calcext:value-type="float">
            <text:p>0.285410686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6]" office:value-type="float" office:value="-0.022023" calcext:value-type="float">
            <text:p>-0.022023</text:p>
          </table:table-cell>
          <table:table-cell table:formula="of:=[Datos_MoCap.B426]" office:value-type="float" office:value="0.067338" calcext:value-type="float">
            <text:p>0.067338</text:p>
          </table:table-cell>
          <table:table-cell table:formula="of:=[Datos_MoCap.C426]" office:value-type="float" office:value="0.213073" calcext:value-type="float">
            <text:p>0.213073</text:p>
          </table:table-cell>
          <table:table-cell table:formula="of:=[Datos_MoCap.D426]" office:value-type="float" office:value="0.011636" calcext:value-type="float">
            <text:p>0.011636</text:p>
          </table:table-cell>
          <table:table-cell table:formula="of:=[Datos_MoCap.F426]" office:value-type="float" office:value="0.010375" calcext:value-type="float">
            <text:p>0.010375</text:p>
          </table:table-cell>
          <table:table-cell table:formula="of:=[Datos_MoCap.E426]" office:value-type="float" office:value="-0.088868" calcext:value-type="float">
            <text:p>-0.088868</text:p>
          </table:table-cell>
          <table:table-cell/>
          <table:table-cell table:formula="of:=([.H426])*(-0.023914362365637)+(-0.0065790614509)" office:value-type="float" office:value="-0.00605239544852158" calcext:value-type="float">
            <text:p>-0.0060523954</text:p>
          </table:table-cell>
          <table:table-cell table:formula="of:=([.J426])*(-0.205408122286256)+(0.109782283331548)" office:value-type="float" office:value="0.0660153584916486" calcext:value-type="float">
            <text:p>0.0660153585</text:p>
          </table:table-cell>
          <table:table-cell table:formula="of:=([.I426])*(0.310792688230763)+(-0.016510592847898)" office:value-type="float" office:value="0.00441756519218511" calcext:value-type="float">
            <text:p>0.0044175652</text:p>
          </table:table-cell>
          <table:table-cell table:formula="of:=[.H426]*-1" office:value-type="float" office:value="0.022023" calcext:value-type="float">
            <text:p>0.022023</text:p>
          </table:table-cell>
          <table:table-cell table:formula="of:=[.M426]*-1" office:value-type="float" office:value="0.088868" calcext:value-type="float">
            <text:p>0.088868</text:p>
          </table:table-cell>
          <table:table-cell table:formula="of:=([.K426])*(2.23435203765647)+(0.035482883974399)" office:value-type="float" office:value="0.0614818042845697" calcext:value-type="float">
            <text:p>0.0614818043</text:p>
          </table:table-cell>
          <table:table-cell table:formula="of:=([.M426])*(0.639359760687662)+(-0.019962373867579)" office:value-type="float" office:value="-0.0767809970803702" calcext:value-type="float">
            <text:p>-0.0767809971</text:p>
          </table:table-cell>
          <table:table-cell table:formula="of:=([.L426])*(1.26097813916405)+(0.272428916854381)" office:value-type="float" office:value="0.285511565048208" calcext:value-type="float">
            <text:p>0.28551156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7]" office:value-type="float" office:value="-0.022031" calcext:value-type="float">
            <text:p>-0.022031</text:p>
          </table:table-cell>
          <table:table-cell table:formula="of:=[Datos_MoCap.B427]" office:value-type="float" office:value="0.067345" calcext:value-type="float">
            <text:p>0.067345</text:p>
          </table:table-cell>
          <table:table-cell table:formula="of:=[Datos_MoCap.C427]" office:value-type="float" office:value="0.213071" calcext:value-type="float">
            <text:p>0.213071</text:p>
          </table:table-cell>
          <table:table-cell table:formula="of:=[Datos_MoCap.D427]" office:value-type="float" office:value="0.011596" calcext:value-type="float">
            <text:p>0.011596</text:p>
          </table:table-cell>
          <table:table-cell table:formula="of:=[Datos_MoCap.F427]" office:value-type="float" office:value="0.010454" calcext:value-type="float">
            <text:p>0.010454</text:p>
          </table:table-cell>
          <table:table-cell table:formula="of:=[Datos_MoCap.E427]" office:value-type="float" office:value="-0.088859" calcext:value-type="float">
            <text:p>-0.088859</text:p>
          </table:table-cell>
          <table:table-cell/>
          <table:table-cell table:formula="of:=([.H427])*(-0.023914362365637)+(-0.0065790614509)" office:value-type="float" office:value="-0.00605220413362265" calcext:value-type="float">
            <text:p>-0.0060522041</text:p>
          </table:table-cell>
          <table:table-cell table:formula="of:=([.J427])*(-0.205408122286256)+(0.109782283331548)" office:value-type="float" office:value="0.0660157693078932" calcext:value-type="float">
            <text:p>0.0660157693</text:p>
          </table:table-cell>
          <table:table-cell table:formula="of:=([.I427])*(0.310792688230763)+(-0.016510592847898)" office:value-type="float" office:value="0.00441974074100273" calcext:value-type="float">
            <text:p>0.0044197407</text:p>
          </table:table-cell>
          <table:table-cell table:formula="of:=[.H427]*-1" office:value-type="float" office:value="0.022031" calcext:value-type="float">
            <text:p>0.022031</text:p>
          </table:table-cell>
          <table:table-cell table:formula="of:=[.M427]*-1" office:value-type="float" office:value="0.088859" calcext:value-type="float">
            <text:p>0.088859</text:p>
          </table:table-cell>
          <table:table-cell table:formula="of:=([.K427])*(2.23435203765647)+(0.035482883974399)" office:value-type="float" office:value="0.0613924302030634" calcext:value-type="float">
            <text:p>0.0613924302</text:p>
          </table:table-cell>
          <table:table-cell table:formula="of:=([.M427])*(0.639359760687662)+(-0.019962373867579)" office:value-type="float" office:value="-0.076775242842524" calcext:value-type="float">
            <text:p>-0.0767752428</text:p>
          </table:table-cell>
          <table:table-cell table:formula="of:=([.L427])*(1.26097813916405)+(0.272428916854381)" office:value-type="float" office:value="0.285611182321202" calcext:value-type="float">
            <text:p>0.2856111823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8]" office:value-type="float" office:value="-0.022048" calcext:value-type="float">
            <text:p>-0.022048</text:p>
          </table:table-cell>
          <table:table-cell table:formula="of:=[Datos_MoCap.B428]" office:value-type="float" office:value="0.067342" calcext:value-type="float">
            <text:p>0.067342</text:p>
          </table:table-cell>
          <table:table-cell table:formula="of:=[Datos_MoCap.C428]" office:value-type="float" office:value="0.213067" calcext:value-type="float">
            <text:p>0.213067</text:p>
          </table:table-cell>
          <table:table-cell table:formula="of:=[Datos_MoCap.D428]" office:value-type="float" office:value="0.011598" calcext:value-type="float">
            <text:p>0.011598</text:p>
          </table:table-cell>
          <table:table-cell table:formula="of:=[Datos_MoCap.F428]" office:value-type="float" office:value="0.010521" calcext:value-type="float">
            <text:p>0.010521</text:p>
          </table:table-cell>
          <table:table-cell table:formula="of:=[Datos_MoCap.E428]" office:value-type="float" office:value="-0.088853" calcext:value-type="float">
            <text:p>-0.088853</text:p>
          </table:table-cell>
          <table:table-cell/>
          <table:table-cell table:formula="of:=([.H428])*(-0.023914362365637)+(-0.0065790614509)" office:value-type="float" office:value="-0.00605179758946244" calcext:value-type="float">
            <text:p>-0.0060517976</text:p>
          </table:table-cell>
          <table:table-cell table:formula="of:=([.J428])*(-0.205408122286256)+(0.109782283331548)" office:value-type="float" office:value="0.0660165909403823" calcext:value-type="float">
            <text:p>0.0660165909</text:p>
          </table:table-cell>
          <table:table-cell table:formula="of:=([.I428])*(0.310792688230763)+(-0.016510592847898)" office:value-type="float" office:value="0.00441880836293804" calcext:value-type="float">
            <text:p>0.0044188084</text:p>
          </table:table-cell>
          <table:table-cell table:formula="of:=[.H428]*-1" office:value-type="float" office:value="0.022048" calcext:value-type="float">
            <text:p>0.022048</text:p>
          </table:table-cell>
          <table:table-cell table:formula="of:=[.M428]*-1" office:value-type="float" office:value="0.088853" calcext:value-type="float">
            <text:p>0.088853</text:p>
          </table:table-cell>
          <table:table-cell table:formula="of:=([.K428])*(2.23435203765647)+(0.035482883974399)" office:value-type="float" office:value="0.0613968989071387" calcext:value-type="float">
            <text:p>0.0613968989</text:p>
          </table:table-cell>
          <table:table-cell table:formula="of:=([.M428])*(0.639359760687662)+(-0.019962373867579)" office:value-type="float" office:value="-0.0767714066839598" calcext:value-type="float">
            <text:p>-0.0767714067</text:p>
          </table:table-cell>
          <table:table-cell table:formula="of:=([.L428])*(1.26097813916405)+(0.272428916854381)" office:value-type="float" office:value="0.285695667856526" calcext:value-type="float">
            <text:p>0.2856956679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29]" office:value-type="float" office:value="-0.02206" calcext:value-type="float">
            <text:p>-0.02206</text:p>
          </table:table-cell>
          <table:table-cell table:formula="of:=[Datos_MoCap.B429]" office:value-type="float" office:value="0.067358" calcext:value-type="float">
            <text:p>0.067358</text:p>
          </table:table-cell>
          <table:table-cell table:formula="of:=[Datos_MoCap.C429]" office:value-type="float" office:value="0.213068" calcext:value-type="float">
            <text:p>0.213068</text:p>
          </table:table-cell>
          <table:table-cell table:formula="of:=[Datos_MoCap.D429]" office:value-type="float" office:value="0.011641" calcext:value-type="float">
            <text:p>0.011641</text:p>
          </table:table-cell>
          <table:table-cell table:formula="of:=[Datos_MoCap.F429]" office:value-type="float" office:value="0.010646" calcext:value-type="float">
            <text:p>0.010646</text:p>
          </table:table-cell>
          <table:table-cell table:formula="of:=[Datos_MoCap.E429]" office:value-type="float" office:value="-0.088819" calcext:value-type="float">
            <text:p>-0.088819</text:p>
          </table:table-cell>
          <table:table-cell/>
          <table:table-cell table:formula="of:=([.H429])*(-0.023914362365637)+(-0.0065790614509)" office:value-type="float" office:value="-0.00605151061711405" calcext:value-type="float">
            <text:p>-0.0060515106</text:p>
          </table:table-cell>
          <table:table-cell table:formula="of:=([.J429])*(-0.205408122286256)+(0.109782283331548)" office:value-type="float" office:value="0.06601638553226" calcext:value-type="float">
            <text:p>0.0660163855</text:p>
          </table:table-cell>
          <table:table-cell table:formula="of:=([.I429])*(0.310792688230763)+(-0.016510592847898)" office:value-type="float" office:value="0.00442378104594973" calcext:value-type="float">
            <text:p>0.004423781</text:p>
          </table:table-cell>
          <table:table-cell table:formula="of:=[.H429]*-1" office:value-type="float" office:value="0.02206" calcext:value-type="float">
            <text:p>0.02206</text:p>
          </table:table-cell>
          <table:table-cell table:formula="of:=[.M429]*-1" office:value-type="float" office:value="0.088819" calcext:value-type="float">
            <text:p>0.088819</text:p>
          </table:table-cell>
          <table:table-cell table:formula="of:=([.K429])*(2.23435203765647)+(0.035482883974399)" office:value-type="float" office:value="0.061492976044758" calcext:value-type="float">
            <text:p>0.061492976</text:p>
          </table:table-cell>
          <table:table-cell table:formula="of:=([.M429])*(0.639359760687662)+(-0.019962373867579)" office:value-type="float" office:value="-0.0767496684520965" calcext:value-type="float">
            <text:p>-0.0767496685</text:p>
          </table:table-cell>
          <table:table-cell table:formula="of:=([.L429])*(1.26097813916405)+(0.272428916854381)" office:value-type="float" office:value="0.285853290123922" calcext:value-type="float">
            <text:p>0.285853290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0]" office:value-type="float" office:value="-0.02207" calcext:value-type="float">
            <text:p>-0.02207</text:p>
          </table:table-cell>
          <table:table-cell table:formula="of:=[Datos_MoCap.B430]" office:value-type="float" office:value="0.067338" calcext:value-type="float">
            <text:p>0.067338</text:p>
          </table:table-cell>
          <table:table-cell table:formula="of:=[Datos_MoCap.C430]" office:value-type="float" office:value="0.213064" calcext:value-type="float">
            <text:p>0.213064</text:p>
          </table:table-cell>
          <table:table-cell table:formula="of:=[Datos_MoCap.D430]" office:value-type="float" office:value="0.011665" calcext:value-type="float">
            <text:p>0.011665</text:p>
          </table:table-cell>
          <table:table-cell table:formula="of:=[Datos_MoCap.F430]" office:value-type="float" office:value="0.010949" calcext:value-type="float">
            <text:p>0.010949</text:p>
          </table:table-cell>
          <table:table-cell table:formula="of:=[Datos_MoCap.E430]" office:value-type="float" office:value="-0.088834" calcext:value-type="float">
            <text:p>-0.088834</text:p>
          </table:table-cell>
          <table:table-cell/>
          <table:table-cell table:formula="of:=([.H430])*(-0.023914362365637)+(-0.0065790614509)" office:value-type="float" office:value="-0.00605127147349039" calcext:value-type="float">
            <text:p>-0.0060512715</text:p>
          </table:table-cell>
          <table:table-cell table:formula="of:=([.J430])*(-0.205408122286256)+(0.109782283331548)" office:value-type="float" office:value="0.0660172071647492" calcext:value-type="float">
            <text:p>0.0660172072</text:p>
          </table:table-cell>
          <table:table-cell table:formula="of:=([.I430])*(0.310792688230763)+(-0.016510592847898)" office:value-type="float" office:value="0.00441756519218511" calcext:value-type="float">
            <text:p>0.0044175652</text:p>
          </table:table-cell>
          <table:table-cell table:formula="of:=[.H430]*-1" office:value-type="float" office:value="0.02207" calcext:value-type="float">
            <text:p>0.02207</text:p>
          </table:table-cell>
          <table:table-cell table:formula="of:=[.M430]*-1" office:value-type="float" office:value="0.088834" calcext:value-type="float">
            <text:p>0.088834</text:p>
          </table:table-cell>
          <table:table-cell table:formula="of:=([.K430])*(2.23435203765647)+(0.035482883974399)" office:value-type="float" office:value="0.0615466004936617" calcext:value-type="float">
            <text:p>0.0615466005</text:p>
          </table:table-cell>
          <table:table-cell table:formula="of:=([.M430])*(0.639359760687662)+(-0.019962373867579)" office:value-type="float" office:value="-0.0767592588485068" calcext:value-type="float">
            <text:p>-0.0767592588</text:p>
          </table:table-cell>
          <table:table-cell table:formula="of:=([.L430])*(1.26097813916405)+(0.272428916854381)" office:value-type="float" office:value="0.286235366500088" calcext:value-type="float">
            <text:p>0.2862353665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1]" office:value-type="float" office:value="-0.022134" calcext:value-type="float">
            <text:p>-0.022134</text:p>
          </table:table-cell>
          <table:table-cell table:formula="of:=[Datos_MoCap.B431]" office:value-type="float" office:value="0.067354" calcext:value-type="float">
            <text:p>0.067354</text:p>
          </table:table-cell>
          <table:table-cell table:formula="of:=[Datos_MoCap.C431]" office:value-type="float" office:value="0.213074" calcext:value-type="float">
            <text:p>0.213074</text:p>
          </table:table-cell>
          <table:table-cell table:formula="of:=[Datos_MoCap.D431]" office:value-type="float" office:value="0.011715" calcext:value-type="float">
            <text:p>0.011715</text:p>
          </table:table-cell>
          <table:table-cell table:formula="of:=[Datos_MoCap.F431]" office:value-type="float" office:value="0.011404" calcext:value-type="float">
            <text:p>0.011404</text:p>
          </table:table-cell>
          <table:table-cell table:formula="of:=[Datos_MoCap.E431]" office:value-type="float" office:value="-0.08877" calcext:value-type="float">
            <text:p>-0.08877</text:p>
          </table:table-cell>
          <table:table-cell/>
          <table:table-cell table:formula="of:=([.H431])*(-0.023914362365637)+(-0.0065790614509)" office:value-type="float" office:value="-0.00604974095429899" calcext:value-type="float">
            <text:p>-0.006049741</text:p>
          </table:table-cell>
          <table:table-cell table:formula="of:=([.J431])*(-0.205408122286256)+(0.109782283331548)" office:value-type="float" office:value="0.0660151530835263" calcext:value-type="float">
            <text:p>0.0660151531</text:p>
          </table:table-cell>
          <table:table-cell table:formula="of:=([.I431])*(0.310792688230763)+(-0.016510592847898)" office:value-type="float" office:value="0.00442253787519681" calcext:value-type="float">
            <text:p>0.0044225379</text:p>
          </table:table-cell>
          <table:table-cell table:formula="of:=[.H431]*-1" office:value-type="float" office:value="0.022134" calcext:value-type="float">
            <text:p>0.022134</text:p>
          </table:table-cell>
          <table:table-cell table:formula="of:=[.M431]*-1" office:value-type="float" office:value="0.08877" calcext:value-type="float">
            <text:p>0.08877</text:p>
          </table:table-cell>
          <table:table-cell table:formula="of:=([.K431])*(2.23435203765647)+(0.035482883974399)" office:value-type="float" office:value="0.0616583180955445" calcext:value-type="float">
            <text:p>0.0616583181</text:p>
          </table:table-cell>
          <table:table-cell table:formula="of:=([.M431])*(0.639359760687662)+(-0.019962373867579)" office:value-type="float" office:value="-0.0767183398238228" calcext:value-type="float">
            <text:p>-0.0767183398</text:p>
          </table:table-cell>
          <table:table-cell table:formula="of:=([.L431])*(1.26097813916405)+(0.272428916854381)" office:value-type="float" office:value="0.286809111553408" calcext:value-type="float">
            <text:p>0.286809111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2]" office:value-type="float" office:value="-0.022194" calcext:value-type="float">
            <text:p>-0.022194</text:p>
          </table:table-cell>
          <table:table-cell table:formula="of:=[Datos_MoCap.B432]" office:value-type="float" office:value="0.067379" calcext:value-type="float">
            <text:p>0.067379</text:p>
          </table:table-cell>
          <table:table-cell table:formula="of:=[Datos_MoCap.C432]" office:value-type="float" office:value="0.213092" calcext:value-type="float">
            <text:p>0.213092</text:p>
          </table:table-cell>
          <table:table-cell table:formula="of:=[Datos_MoCap.D432]" office:value-type="float" office:value="0.011928" calcext:value-type="float">
            <text:p>0.011928</text:p>
          </table:table-cell>
          <table:table-cell table:formula="of:=[Datos_MoCap.F432]" office:value-type="float" office:value="0.011942" calcext:value-type="float">
            <text:p>0.011942</text:p>
          </table:table-cell>
          <table:table-cell table:formula="of:=[Datos_MoCap.E432]" office:value-type="float" office:value="-0.088687" calcext:value-type="float">
            <text:p>-0.088687</text:p>
          </table:table-cell>
          <table:table-cell/>
          <table:table-cell table:formula="of:=([.H432])*(-0.023914362365637)+(-0.0065790614509)" office:value-type="float" office:value="-0.00604830609255705" calcext:value-type="float">
            <text:p>-0.0060483061</text:p>
          </table:table-cell>
          <table:table-cell table:formula="of:=([.J432])*(-0.205408122286256)+(0.109782283331548)" office:value-type="float" office:value="0.0660114557373251" calcext:value-type="float">
            <text:p>0.0660114557</text:p>
          </table:table-cell>
          <table:table-cell table:formula="of:=([.I432])*(0.310792688230763)+(-0.016510592847898)" office:value-type="float" office:value="0.00443030769240257" calcext:value-type="float">
            <text:p>0.0044303077</text:p>
          </table:table-cell>
          <table:table-cell table:formula="of:=[.H432]*-1" office:value-type="float" office:value="0.022194" calcext:value-type="float">
            <text:p>0.022194</text:p>
          </table:table-cell>
          <table:table-cell table:formula="of:=[.M432]*-1" office:value-type="float" office:value="0.088687" calcext:value-type="float">
            <text:p>0.088687</text:p>
          </table:table-cell>
          <table:table-cell table:formula="of:=([.K432])*(2.23435203765647)+(0.035482883974399)" office:value-type="float" office:value="0.0621342350795654" calcext:value-type="float">
            <text:p>0.0621342351</text:p>
          </table:table-cell>
          <table:table-cell table:formula="of:=([.M432])*(0.639359760687662)+(-0.019962373867579)" office:value-type="float" office:value="-0.0766652729636857" calcext:value-type="float">
            <text:p>-0.076665273</text:p>
          </table:table-cell>
          <table:table-cell table:formula="of:=([.L432])*(1.26097813916405)+(0.272428916854381)" office:value-type="float" office:value="0.287487517792278" calcext:value-type="float">
            <text:p>0.287487517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3]" office:value-type="float" office:value="-0.022216" calcext:value-type="float">
            <text:p>-0.022216</text:p>
          </table:table-cell>
          <table:table-cell table:formula="of:=[Datos_MoCap.B433]" office:value-type="float" office:value="0.067459" calcext:value-type="float">
            <text:p>0.067459</text:p>
          </table:table-cell>
          <table:table-cell table:formula="of:=[Datos_MoCap.C433]" office:value-type="float" office:value="0.213046" calcext:value-type="float">
            <text:p>0.213046</text:p>
          </table:table-cell>
          <table:table-cell table:formula="of:=[Datos_MoCap.D433]" office:value-type="float" office:value="0.012036" calcext:value-type="float">
            <text:p>0.012036</text:p>
          </table:table-cell>
          <table:table-cell table:formula="of:=[Datos_MoCap.F433]" office:value-type="float" office:value="0.012613" calcext:value-type="float">
            <text:p>0.012613</text:p>
          </table:table-cell>
          <table:table-cell table:formula="of:=[Datos_MoCap.E433]" office:value-type="float" office:value="-0.088437" calcext:value-type="float">
            <text:p>-0.088437</text:p>
          </table:table-cell>
          <table:table-cell/>
          <table:table-cell table:formula="of:=([.H433])*(-0.023914362365637)+(-0.0065790614509)" office:value-type="float" office:value="-0.00604777997658501" calcext:value-type="float">
            <text:p>-0.00604778</text:p>
          </table:table-cell>
          <table:table-cell table:formula="of:=([.J433])*(-0.205408122286256)+(0.109782283331548)" office:value-type="float" office:value="0.0660209045109503" calcext:value-type="float">
            <text:p>0.0660209045</text:p>
          </table:table-cell>
          <table:table-cell table:formula="of:=([.I433])*(0.310792688230763)+(-0.016510592847898)" office:value-type="float" office:value="0.00445517110746104" calcext:value-type="float">
            <text:p>0.0044551711</text:p>
          </table:table-cell>
          <table:table-cell table:formula="of:=[.H433]*-1" office:value-type="float" office:value="0.022216" calcext:value-type="float">
            <text:p>0.022216</text:p>
          </table:table-cell>
          <table:table-cell table:formula="of:=[.M433]*-1" office:value-type="float" office:value="0.088437" calcext:value-type="float">
            <text:p>0.088437</text:p>
          </table:table-cell>
          <table:table-cell table:formula="of:=([.K433])*(2.23435203765647)+(0.035482883974399)" office:value-type="float" office:value="0.0623755450996323" calcext:value-type="float">
            <text:p>0.0623755451</text:p>
          </table:table-cell>
          <table:table-cell table:formula="of:=([.M433])*(0.639359760687662)+(-0.019962373867579)" office:value-type="float" office:value="-0.0765054330235138" calcext:value-type="float">
            <text:p>-0.076505433</text:p>
          </table:table-cell>
          <table:table-cell table:formula="of:=([.L433])*(1.26097813916405)+(0.272428916854381)" office:value-type="float" office:value="0.288333634123657" calcext:value-type="float">
            <text:p>0.28833363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4]" office:value-type="float" office:value="-0.022259" calcext:value-type="float">
            <text:p>-0.022259</text:p>
          </table:table-cell>
          <table:table-cell table:formula="of:=[Datos_MoCap.B434]" office:value-type="float" office:value="0.067474" calcext:value-type="float">
            <text:p>0.067474</text:p>
          </table:table-cell>
          <table:table-cell table:formula="of:=[Datos_MoCap.C434]" office:value-type="float" office:value="0.213041" calcext:value-type="float">
            <text:p>0.213041</text:p>
          </table:table-cell>
          <table:table-cell table:formula="of:=[Datos_MoCap.D434]" office:value-type="float" office:value="0.012025" calcext:value-type="float">
            <text:p>0.012025</text:p>
          </table:table-cell>
          <table:table-cell table:formula="of:=[Datos_MoCap.F434]" office:value-type="float" office:value="0.012948" calcext:value-type="float">
            <text:p>0.012948</text:p>
          </table:table-cell>
          <table:table-cell table:formula="of:=[Datos_MoCap.E434]" office:value-type="float" office:value="-0.0884" calcext:value-type="float">
            <text:p>-0.0884</text:p>
          </table:table-cell>
          <table:table-cell/>
          <table:table-cell table:formula="of:=([.H434])*(-0.023914362365637)+(-0.0065790614509)" office:value-type="float" office:value="-0.00604675165900329" calcext:value-type="float">
            <text:p>-0.0060467517</text:p>
          </table:table-cell>
          <table:table-cell table:formula="of:=([.J434])*(-0.205408122286256)+(0.109782283331548)" office:value-type="float" office:value="0.0660219315515618" calcext:value-type="float">
            <text:p>0.0660219316</text:p>
          </table:table-cell>
          <table:table-cell table:formula="of:=([.I434])*(0.310792688230763)+(-0.016510592847898)" office:value-type="float" office:value="0.0044598329977845" calcext:value-type="float">
            <text:p>0.004459833</text:p>
          </table:table-cell>
          <table:table-cell table:formula="of:=[.H434]*-1" office:value-type="float" office:value="0.022259" calcext:value-type="float">
            <text:p>0.022259</text:p>
          </table:table-cell>
          <table:table-cell table:formula="of:=[.M434]*-1" office:value-type="float" office:value="0.0884" calcext:value-type="float">
            <text:p>0.0884</text:p>
          </table:table-cell>
          <table:table-cell table:formula="of:=([.K434])*(2.23435203765647)+(0.035482883974399)" office:value-type="float" office:value="0.0623509672272181" calcext:value-type="float">
            <text:p>0.0623509672</text:p>
          </table:table-cell>
          <table:table-cell table:formula="of:=([.M434])*(0.639359760687662)+(-0.019962373867579)" office:value-type="float" office:value="-0.0764817767123683" calcext:value-type="float">
            <text:p>-0.0764817767</text:p>
          </table:table-cell>
          <table:table-cell table:formula="of:=([.L434])*(1.26097813916405)+(0.272428916854381)" office:value-type="float" office:value="0.288756061800277" calcext:value-type="float">
            <text:p>0.2887560618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5]" office:value-type="float" office:value="-0.022288" calcext:value-type="float">
            <text:p>-0.022288</text:p>
          </table:table-cell>
          <table:table-cell table:formula="of:=[Datos_MoCap.B435]" office:value-type="float" office:value="0.067483" calcext:value-type="float">
            <text:p>0.067483</text:p>
          </table:table-cell>
          <table:table-cell table:formula="of:=[Datos_MoCap.C435]" office:value-type="float" office:value="0.213037" calcext:value-type="float">
            <text:p>0.213037</text:p>
          </table:table-cell>
          <table:table-cell table:formula="of:=[Datos_MoCap.D435]" office:value-type="float" office:value="0.011996" calcext:value-type="float">
            <text:p>0.011996</text:p>
          </table:table-cell>
          <table:table-cell table:formula="of:=[Datos_MoCap.F435]" office:value-type="float" office:value="0.013165" calcext:value-type="float">
            <text:p>0.013165</text:p>
          </table:table-cell>
          <table:table-cell table:formula="of:=[Datos_MoCap.E435]" office:value-type="float" office:value="-0.08834" calcext:value-type="float">
            <text:p>-0.08834</text:p>
          </table:table-cell>
          <table:table-cell/>
          <table:table-cell table:formula="of:=([.H435])*(-0.023914362365637)+(-0.0065790614509)" office:value-type="float" office:value="-0.00604605814249468" calcext:value-type="float">
            <text:p>-0.0060460581</text:p>
          </table:table-cell>
          <table:table-cell table:formula="of:=([.J435])*(-0.205408122286256)+(0.109782283331548)" office:value-type="float" office:value="0.0660227531840509" calcext:value-type="float">
            <text:p>0.0660227532</text:p>
          </table:table-cell>
          <table:table-cell table:formula="of:=([.I435])*(0.310792688230763)+(-0.016510592847898)" office:value-type="float" office:value="0.00446263013197858" calcext:value-type="float">
            <text:p>0.0044626301</text:p>
          </table:table-cell>
          <table:table-cell table:formula="of:=[.H435]*-1" office:value-type="float" office:value="0.022288" calcext:value-type="float">
            <text:p>0.022288</text:p>
          </table:table-cell>
          <table:table-cell table:formula="of:=[.M435]*-1" office:value-type="float" office:value="0.08834" calcext:value-type="float">
            <text:p>0.08834</text:p>
          </table:table-cell>
          <table:table-cell table:formula="of:=([.K435])*(2.23435203765647)+(0.035482883974399)" office:value-type="float" office:value="0.062286171018126" calcext:value-type="float">
            <text:p>0.062286171</text:p>
          </table:table-cell>
          <table:table-cell table:formula="of:=([.M435])*(0.639359760687662)+(-0.019962373867579)" office:value-type="float" office:value="-0.0764434151267271" calcext:value-type="float">
            <text:p>-0.0764434151</text:p>
          </table:table-cell>
          <table:table-cell table:formula="of:=([.L435])*(1.26097813916405)+(0.272428916854381)" office:value-type="float" office:value="0.289029694056476" calcext:value-type="float">
            <text:p>0.2890296941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6]" office:value-type="float" office:value="-0.022309" calcext:value-type="float">
            <text:p>-0.022309</text:p>
          </table:table-cell>
          <table:table-cell table:formula="of:=[Datos_MoCap.B436]" office:value-type="float" office:value="0.067512" calcext:value-type="float">
            <text:p>0.067512</text:p>
          </table:table-cell>
          <table:table-cell table:formula="of:=[Datos_MoCap.C436]" office:value-type="float" office:value="0.213029" calcext:value-type="float">
            <text:p>0.213029</text:p>
          </table:table-cell>
          <table:table-cell table:formula="of:=[Datos_MoCap.D436]" office:value-type="float" office:value="0.01196" calcext:value-type="float">
            <text:p>0.01196</text:p>
          </table:table-cell>
          <table:table-cell table:formula="of:=[Datos_MoCap.F436]" office:value-type="float" office:value="0.013351" calcext:value-type="float">
            <text:p>0.013351</text:p>
          </table:table-cell>
          <table:table-cell table:formula="of:=[Datos_MoCap.E436]" office:value-type="float" office:value="-0.088283" calcext:value-type="float">
            <text:p>-0.088283</text:p>
          </table:table-cell>
          <table:table-cell/>
          <table:table-cell table:formula="of:=([.H436])*(-0.023914362365637)+(-0.0065790614509)" office:value-type="float" office:value="-0.00604555594088501" calcext:value-type="float">
            <text:p>-0.0060455559</text:p>
          </table:table-cell>
          <table:table-cell table:formula="of:=([.J436])*(-0.205408122286256)+(0.109782283331548)" office:value-type="float" office:value="0.0660243964490292" calcext:value-type="float">
            <text:p>0.0660243964</text:p>
          </table:table-cell>
          <table:table-cell table:formula="of:=([.I436])*(0.310792688230763)+(-0.016510592847898)" office:value-type="float" office:value="0.00447164311993727" calcext:value-type="float">
            <text:p>0.0044716431</text:p>
          </table:table-cell>
          <table:table-cell table:formula="of:=[.H436]*-1" office:value-type="float" office:value="0.022309" calcext:value-type="float">
            <text:p>0.022309</text:p>
          </table:table-cell>
          <table:table-cell table:formula="of:=[.M436]*-1" office:value-type="float" office:value="0.088283" calcext:value-type="float">
            <text:p>0.088283</text:p>
          </table:table-cell>
          <table:table-cell table:formula="of:=([.K436])*(2.23435203765647)+(0.035482883974399)" office:value-type="float" office:value="0.0622057343447704" calcext:value-type="float">
            <text:p>0.0622057343</text:p>
          </table:table-cell>
          <table:table-cell table:formula="of:=([.M436])*(0.639359760687662)+(-0.019962373867579)" office:value-type="float" office:value="-0.0764069716203679" calcext:value-type="float">
            <text:p>-0.0764069716</text:p>
          </table:table-cell>
          <table:table-cell table:formula="of:=([.L436])*(1.26097813916405)+(0.272428916854381)" office:value-type="float" office:value="0.28926423599036" calcext:value-type="float">
            <text:p>0.289264236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formula="of:=[Datos_MoCap.A437]" office:value-type="float" office:value="-0.022317" calcext:value-type="float">
            <text:p>-0.022317</text:p>
          </table:table-cell>
          <table:table-cell table:formula="of:=[Datos_MoCap.B437]" office:value-type="float" office:value="0.067509" calcext:value-type="float">
            <text:p>0.067509</text:p>
          </table:table-cell>
          <table:table-cell table:formula="of:=[Datos_MoCap.C437]" office:value-type="float" office:value="0.21302" calcext:value-type="float">
            <text:p>0.21302</text:p>
          </table:table-cell>
          <table:table-cell table:formula="of:=[Datos_MoCap.D437]" office:value-type="float" office:value="0.011904" calcext:value-type="float">
            <text:p>0.011904</text:p>
          </table:table-cell>
          <table:table-cell table:formula="of:=[Datos_MoCap.F437]" office:value-type="float" office:value="0.01341" calcext:value-type="float">
            <text:p>0.01341</text:p>
          </table:table-cell>
          <table:table-cell table:formula="of:=[Datos_MoCap.E437]" office:value-type="float" office:value="-0.088259" calcext:value-type="float">
            <text:p>-0.088259</text:p>
          </table:table-cell>
          <table:table-cell/>
          <table:table-cell table:formula="of:=([.H437])*(-0.023914362365637)+(-0.0065790614509)" office:value-type="float" office:value="-0.00604536462598608" calcext:value-type="float">
            <text:p>-0.0060453646</text:p>
          </table:table-cell>
          <table:table-cell table:formula="of:=([.J437])*(-0.205408122286256)+(0.109782283331548)" office:value-type="float" office:value="0.0660262451221298" calcext:value-type="float">
            <text:p>0.0660262451</text:p>
          </table:table-cell>
          <table:table-cell table:formula="of:=([.I437])*(0.310792688230763)+(-0.016510592847898)" office:value-type="float" office:value="0.00447071074187258" calcext:value-type="float">
            <text:p>0.0044707107</text:p>
          </table:table-cell>
          <table:table-cell table:formula="of:=[.H437]*-1" office:value-type="float" office:value="0.022317" calcext:value-type="float">
            <text:p>0.022317</text:p>
          </table:table-cell>
          <table:table-cell table:formula="of:=[.M437]*-1" office:value-type="float" office:value="0.088259" calcext:value-type="float">
            <text:p>0.088259</text:p>
          </table:table-cell>
          <table:table-cell table:formula="of:=([.K437])*(2.23435203765647)+(0.035482883974399)" office:value-type="float" office:value="0.0620806106306616" calcext:value-type="float">
            <text:p>0.0620806106</text:p>
          </table:table-cell>
          <table:table-cell table:formula="of:=([.M437])*(0.639359760687662)+(-0.019962373867579)" office:value-type="float" office:value="-0.0763916269861114" calcext:value-type="float">
            <text:p>-0.076391627</text:p>
          </table:table-cell>
          <table:table-cell table:formula="of:=([.L437])*(1.26097813916405)+(0.272428916854381)" office:value-type="float" office:value="0.289338633700571" calcext:value-type="float">
            <text:p>0.2893386337</text:p>
          </table:table-cell>
          <table:table-cell table:number-columns-repeated="1002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8:24:43.183650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2-07T18:27:13.248640627</dc:date>
    <meta:editing-cycles>101</meta:editing-cycles>
    <meta:editing-duration>PT19H49M56S</meta:editing-duration>
    <meta:document-statistic meta:table-count="3" meta:cell-count="113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129cm" svg:y="0.267cm" chart:style-name="ch2">
          <text:p>X LLeg</text:p>
        </chart:title>
        <chart:legend chart:legend-position="end" svg:x="8.949cm" svg:y="2.591cm" style:legend-expansion="high" chart:style-name="ch3"/>
        <chart:plot-area chart:style-name="ch4" table:cell-range-address="LLeg.A1:LLeg.A216 LLeg.H1:LLeg.H1 LLeg.R120:LLeg.R300 LLeg.O1:LLeg.O1 LLeg.O120:LLeg.O300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A2:LLeg.A216" chart:label-cell-address="LLeg.A1:LLeg.A1" chart:class="chart:line">
            <chart:data-point chart:repeated="215"/>
          </chart:series>
          <chart:series chart:style-name="ch9" chart:values-cell-range-address="LLeg.R120:LLeg.R300" chart:label-cell-address="LLeg.H1:LLeg.H1" chart:class="chart:line">
            <chart:data-point chart:repeated="181"/>
          </chart:series>
          <chart:series chart:style-name="ch10" chart:values-cell-range-address="LLeg.O120:LLeg.O300" chart:label-cell-address="LLeg.O1:LLeg.O1" chart:class="chart:line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LLeg.A1:LLeg.A1</svg:desc>
                </draw:g>
              </table:table-cell>
              <table:table-cell office:value-type="string">
                <text:p>X MoCap</text:p>
                <draw:g>
                  <svg:desc>LLeg.H1:LLeg.H1</svg:desc>
                </draw:g>
              </table:table-cell>
              <table:table-cell office:value-type="string">
                <text:p>X Corr</text:p>
                <draw:g>
                  <svg:desc>LLeg.O1:LLeg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57580750621855">
                <text:p>-0.00257580750621855</text:p>
                <draw:g>
                  <svg:desc>LLeg.A2:LLeg.A216</svg:desc>
                </draw:g>
              </table:table-cell>
              <table:table-cell office:value-type="float" office:value="-0.009775">
                <text:p>-0.009775</text:p>
                <draw:g>
                  <svg:desc>LLeg.R120:LLeg.R300</svg:desc>
                </draw:g>
              </table:table-cell>
              <table:table-cell office:value-type="float" office:value="-0.0068128243430241">
                <text:p>-0.0068128243430241</text:p>
                <draw:g>
                  <svg:desc>LLeg.O120:LLeg.O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07">
                <text:p>-0.009807</text:p>
              </table:table-cell>
              <table:table-cell office:value-type="float" office:value="-0.0068135896026198">
                <text:p>-0.006813589602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45">
                <text:p>-0.009845</text:p>
              </table:table-cell>
              <table:table-cell office:value-type="float" office:value="-0.0068144983483897">
                <text:p>-0.0068144983483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885">
                <text:p>-0.009885</text:p>
              </table:table-cell>
              <table:table-cell office:value-type="float" office:value="-0.00681545492288432">
                <text:p>-0.00681545492288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58">
                <text:p>-0.009958</text:p>
              </table:table-cell>
              <table:table-cell office:value-type="float" office:value="-0.00681720067133701">
                <text:p>-0.00681720067133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0998">
                <text:p>-0.00998</text:p>
              </table:table-cell>
              <table:table-cell office:value-type="float" office:value="-0.00681772678730906">
                <text:p>-0.00681772678730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06">
                <text:p>-0.010006</text:p>
              </table:table-cell>
              <table:table-cell office:value-type="float" office:value="-0.00681834856073056">
                <text:p>-0.00681834856073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45">
                <text:p>-0.010045</text:p>
              </table:table-cell>
              <table:table-cell office:value-type="float" office:value="-0.00681928122086282">
                <text:p>-0.00681928122086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36">
                <text:p>-0.010036</text:p>
              </table:table-cell>
              <table:table-cell office:value-type="float" office:value="-0.00681906599160153">
                <text:p>-0.00681906599160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57580750621855">
                <text:p>-0.00257580750621855</text:p>
              </table:table-cell>
              <table:table-cell office:value-type="float" office:value="-0.010088">
                <text:p>-0.010088</text:p>
              </table:table-cell>
              <table:table-cell office:value-type="float" office:value="-0.00682030953844455">
                <text:p>-0.00682030953844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521876662969589">
                <text:p>-0.00521876662969589</text:p>
              </table:table-cell>
              <table:table-cell office:value-type="float" office:value="-0.010084">
                <text:p>-0.010084</text:p>
              </table:table-cell>
              <table:table-cell office:value-type="float" office:value="-0.00682021388099508">
                <text:p>-0.00682021388099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35762868821621">
                <text:p>-0.00535762868821621</text:p>
              </table:table-cell>
              <table:table-cell office:value-type="float" office:value="-0.010126">
                <text:p>-0.010126</text:p>
              </table:table-cell>
              <table:table-cell office:value-type="float" office:value="-0.00682121828421444">
                <text:p>-0.00682121828421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42894983664155">
                <text:p>-0.00542894983664155</text:p>
              </table:table-cell>
              <table:table-cell office:value-type="float" office:value="-0.010201">
                <text:p>-0.010201</text:p>
              </table:table-cell>
              <table:table-cell office:value-type="float" office:value="-0.00682301186139186">
                <text:p>-0.00682301186139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595821347087622">
                <text:p>-0.00595821347087622</text:p>
              </table:table-cell>
              <table:table-cell office:value-type="float" office:value="-0.010248">
                <text:p>-0.010248</text:p>
              </table:table-cell>
              <table:table-cell office:value-type="float" office:value="-0.00682413583642305">
                <text:p>-0.00682413583642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11676136031747">
                <text:p>-0.00611676136031747</text:p>
              </table:table-cell>
              <table:table-cell office:value-type="float" office:value="-0.010213">
                <text:p>-0.010213</text:p>
              </table:table-cell>
              <table:table-cell office:value-type="float" office:value="-0.00682329883374025">
                <text:p>-0.00682329883374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27733441069722">
                <text:p>-0.00627733441069722</text:p>
              </table:table-cell>
              <table:table-cell office:value-type="float" office:value="-0.010229">
                <text:p>-0.010229</text:p>
              </table:table-cell>
              <table:table-cell office:value-type="float" office:value="-0.0068236814635381">
                <text:p>-0.0068236814635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684576900675893">
                <text:p>-0.00684576900675893</text:p>
              </table:table-cell>
              <table:table-cell office:value-type="float" office:value="-0.010238">
                <text:p>-0.010238</text:p>
              </table:table-cell>
              <table:table-cell office:value-type="float" office:value="-0.00682389669279939">
                <text:p>-0.0068238966927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692670280113816">
                <text:p>-0.00692670280113816</text:p>
              </table:table-cell>
              <table:table-cell office:value-type="float" office:value="-0.010242">
                <text:p>-0.010242</text:p>
              </table:table-cell>
              <table:table-cell office:value-type="float" office:value="-0.00682399235024885">
                <text:p>-0.00682399235024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71674189530313">
                <text:p>-0.0071674189530313</text:p>
              </table:table-cell>
              <table:table-cell office:value-type="float" office:value="-0.010239">
                <text:p>-0.010239</text:p>
              </table:table-cell>
              <table:table-cell office:value-type="float" office:value="-0.00682392060716176">
                <text:p>-0.00682392060716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0728988572955">
                <text:p>-0.00770728988572955</text:p>
              </table:table-cell>
              <table:table-cell office:value-type="float" office:value="-0.010249">
                <text:p>-0.010249</text:p>
              </table:table-cell>
              <table:table-cell office:value-type="float" office:value="-0.00682415975078541">
                <text:p>-0.00682415975078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785335339605808">
                <text:p>-0.00785335339605808</text:p>
              </table:table-cell>
              <table:table-cell office:value-type="float" office:value="-0.010231">
                <text:p>-0.010231</text:p>
              </table:table-cell>
              <table:table-cell office:value-type="float" office:value="-0.00682372929226283">
                <text:p>-0.006823729292262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99475237727165">
                <text:p>-0.00799475237727165</text:p>
              </table:table-cell>
              <table:table-cell office:value-type="float" office:value="-0.010195">
                <text:p>-0.010195</text:p>
              </table:table-cell>
              <table:table-cell office:value-type="float" office:value="-0.00682286837521767">
                <text:p>-0.00682286837521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3858072757721">
                <text:p>-0.0083858072757721</text:p>
              </table:table-cell>
              <table:table-cell office:value-type="float" office:value="-0.010158">
                <text:p>-0.010158</text:p>
              </table:table-cell>
              <table:table-cell office:value-type="float" office:value="-0.00682198354381014">
                <text:p>-0.00682198354381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850341748446226">
                <text:p>-0.00850341748446226</text:p>
              </table:table-cell>
              <table:table-cell office:value-type="float" office:value="-0.010106">
                <text:p>-0.010106</text:p>
              </table:table-cell>
              <table:table-cell office:value-type="float" office:value="-0.00682073999696713">
                <text:p>-0.006820739996967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5956319719553">
                <text:p>-0.00855956319719553</text:p>
              </table:table-cell>
              <table:table-cell office:value-type="float" office:value="-0.010038">
                <text:p>-0.010038</text:p>
              </table:table-cell>
              <table:table-cell office:value-type="float" office:value="-0.00681911382032626">
                <text:p>-0.00681911382032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88556008413434">
                <text:p>-0.0088556008413434</text:p>
              </table:table-cell>
              <table:table-cell office:value-type="float" office:value="-0.009972">
                <text:p>-0.009972</text:p>
              </table:table-cell>
              <table:table-cell office:value-type="float" office:value="-0.00681753547241013">
                <text:p>-0.0068175354724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893742218613625">
                <text:p>-0.00893742218613625</text:p>
              </table:table-cell>
              <table:table-cell office:value-type="float" office:value="-0.009837">
                <text:p>-0.009837</text:p>
              </table:table-cell>
              <table:table-cell office:value-type="float" office:value="-0.00681430703349077">
                <text:p>-0.00681430703349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90101333335042">
                <text:p>-0.0090101333335042</text:p>
              </table:table-cell>
              <table:table-cell office:value-type="float" office:value="-0.009666">
                <text:p>-0.009666</text:p>
              </table:table-cell>
              <table:table-cell office:value-type="float" office:value="-0.00681021767752625">
                <text:p>-0.00681021767752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916967820376158">
                <text:p>-0.00916967820376158</text:p>
              </table:table-cell>
              <table:table-cell office:value-type="float" office:value="-0.009402">
                <text:p>-0.009402</text:p>
              </table:table-cell>
              <table:table-cell office:value-type="float" office:value="-0.00680390428586172">
                <text:p>-0.00680390428586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920213852077723">
                <text:p>-0.00920213852077723</text:p>
              </table:table-cell>
              <table:table-cell office:value-type="float" office:value="-0.009196">
                <text:p>-0.009196</text:p>
              </table:table-cell>
              <table:table-cell office:value-type="float" office:value="-0.0067989779272144">
                <text:p>-0.0067989779272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922361295670271">
                <text:p>-0.00922361295670271</text:p>
              </table:table-cell>
              <table:table-cell office:value-type="float" office:value="-0.008915">
                <text:p>-0.008915</text:p>
              </table:table-cell>
              <table:table-cell office:value-type="float" office:value="-0.00679225799138965">
                <text:p>-0.00679225799138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923015363514424">
                <text:p>-0.00923015363514424</text:p>
              </table:table-cell>
              <table:table-cell office:value-type="float" office:value="-0.008482">
                <text:p>-0.008482</text:p>
              </table:table-cell>
              <table:table-cell office:value-type="float" office:value="-0.00678190307248533">
                <text:p>-0.00678190307248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920789409428835">
                <text:p>-0.00920789409428835</text:p>
              </table:table-cell>
              <table:table-cell office:value-type="float" office:value="-0.008084">
                <text:p>-0.008084</text:p>
              </table:table-cell>
              <table:table-cell office:value-type="float" office:value="-0.00677238515626381">
                <text:p>-0.00677238515626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917613878846169">
                <text:p>-0.00917613878846169</text:p>
              </table:table-cell>
              <table:table-cell office:value-type="float" office:value="-0.007543">
                <text:p>-0.007543</text:p>
              </table:table-cell>
              <table:table-cell office:value-type="float" office:value="-0.006759447486224">
                <text:p>-0.006759447486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913176685571671">
                <text:p>-0.00913176685571671</text:p>
              </table:table-cell>
              <table:table-cell office:value-type="float" office:value="-0.006987">
                <text:p>-0.006987</text:p>
              </table:table-cell>
              <table:table-cell office:value-type="float" office:value="-0.00674615110074871">
                <text:p>-0.00674615110074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1986023634672">
                <text:p>-0.00891986023634672</text:p>
              </table:table-cell>
              <table:table-cell office:value-type="float" office:value="-0.006448">
                <text:p>-0.006448</text:p>
              </table:table-cell>
              <table:table-cell office:value-type="float" office:value="-0.00673326125943363">
                <text:p>-0.006733261259433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882206112146378">
                <text:p>-0.00882206112146378</text:p>
              </table:table-cell>
              <table:table-cell office:value-type="float" office:value="-0.006477">
                <text:p>-0.006477</text:p>
              </table:table-cell>
              <table:table-cell office:value-type="float" office:value="-0.00673395477594223">
                <text:p>-0.00673395477594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876792520284653">
                <text:p>-0.00876792520284653</text:p>
              </table:table-cell>
              <table:table-cell office:value-type="float" office:value="-0.005733">
                <text:p>-0.005733</text:p>
              </table:table-cell>
              <table:table-cell office:value-type="float" office:value="-0.0067161624903422">
                <text:p>-0.006716162490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871025491505861">
                <text:p>-0.00871025491505861</text:p>
              </table:table-cell>
              <table:table-cell office:value-type="float" office:value="-0.005008">
                <text:p>-0.005008</text:p>
              </table:table-cell>
              <table:table-cell office:value-type="float" office:value="-0.00669882457762711">
                <text:p>-0.006698824577627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858411006629467">
                <text:p>-0.00858411006629467</text:p>
              </table:table-cell>
              <table:table-cell office:value-type="float" office:value="-0.004251">
                <text:p>-0.004251</text:p>
              </table:table-cell>
              <table:table-cell office:value-type="float" office:value="-0.00668072140531632">
                <text:p>-0.00668072140531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851559545844793">
                <text:p>-0.00851559545844793</text:p>
              </table:table-cell>
              <table:table-cell office:value-type="float" office:value="-0.004877">
                <text:p>-0.004877</text:p>
              </table:table-cell>
              <table:table-cell office:value-type="float" office:value="-0.00669569179615721">
                <text:p>-0.00669569179615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84433862939477">
                <text:p>-0.0084433862939477</text:p>
              </table:table-cell>
              <table:table-cell office:value-type="float" office:value="-0.004082">
                <text:p>-0.004082</text:p>
              </table:table-cell>
              <table:table-cell office:value-type="float" office:value="-0.00667667987807653">
                <text:p>-0.00667667987807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820429902523756">
                <text:p>-0.00820429902523756</text:p>
              </table:table-cell>
              <table:table-cell office:value-type="float" office:value="-0.003216">
                <text:p>-0.003216</text:p>
              </table:table-cell>
              <table:table-cell office:value-type="float" office:value="-0.00665597004026789">
                <text:p>-0.00665597004026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802584178745747">
                <text:p>-0.00802584178745747</text:p>
              </table:table-cell>
              <table:table-cell office:value-type="float" office:value="-0.000079">
                <text:p>-0.000079</text:p>
              </table:table-cell>
              <table:table-cell office:value-type="float" office:value="-0.00658095068552689">
                <text:p>-0.00658095068552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793076399713755">
                <text:p>-0.00793076399713755</text:p>
              </table:table-cell>
              <table:table-cell office:value-type="float" office:value="0.001363">
                <text:p>0.001363</text:p>
              </table:table-cell>
              <table:table-cell office:value-type="float" office:value="-0.00654646617499564">
                <text:p>-0.00654646617499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762172369286418">
                <text:p>-0.00762172369286418</text:p>
              </table:table-cell>
              <table:table-cell office:value-type="float" office:value="0.002946">
                <text:p>0.002946</text:p>
              </table:table-cell>
              <table:table-cell office:value-type="float" office:value="-0.00650860973937083">
                <text:p>-0.006508609739370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751061830669642">
                <text:p>-0.00751061830669642</text:p>
              </table:table-cell>
              <table:table-cell office:value-type="float" office:value="0.005749">
                <text:p>0.005749</text:p>
              </table:table-cell>
              <table:table-cell office:value-type="float" office:value="-0.00644157778165995">
                <text:p>-0.00644157778165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739539787173271">
                <text:p>-0.00739539787173271</text:p>
              </table:table-cell>
              <table:table-cell office:value-type="float" office:value="0.008028">
                <text:p>0.008028</text:p>
              </table:table-cell>
              <table:table-cell office:value-type="float" office:value="-0.00638707694982867">
                <text:p>-0.00638707694982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71524647064507">
                <text:p>-0.0071524647064507</text:p>
              </table:table-cell>
              <table:table-cell office:value-type="float" office:value="0.010362">
                <text:p>0.010362</text:p>
              </table:table-cell>
              <table:table-cell office:value-type="float" office:value="-0.00633126082806727">
                <text:p>-0.00633126082806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9253117889166">
                <text:p>-0.00689253117889166</text:p>
              </table:table-cell>
              <table:table-cell office:value-type="float" office:value="0.012936">
                <text:p>0.012936</text:p>
              </table:table-cell>
              <table:table-cell office:value-type="float" office:value="-0.00626970525933812">
                <text:p>-0.00626970525933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661518797278404">
                <text:p>-0.00661518797278404</text:p>
              </table:table-cell>
              <table:table-cell office:value-type="float" office:value="0.015406">
                <text:p>0.015406</text:p>
              </table:table-cell>
              <table:table-cell office:value-type="float" office:value="-0.006210636784295">
                <text:p>-0.0062106367842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64698401838541">
                <text:p>-0.0064698401838541</text:p>
              </table:table-cell>
              <table:table-cell office:value-type="float" office:value="0.017894">
                <text:p>0.017894</text:p>
              </table:table-cell>
              <table:table-cell office:value-type="float" office:value="-0.00615113785072929">
                <text:p>-0.00615113785072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631999876350164">
                <text:p>-0.00631999876350164</text:p>
              </table:table-cell>
              <table:table-cell office:value-type="float" office:value="0.02046">
                <text:p>0.02046</text:p>
              </table:table-cell>
              <table:table-cell office:value-type="float" office:value="-0.00608977359689907">
                <text:p>-0.006089773596899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600655237212777">
                <text:p>-0.00600655237212777</text:p>
              </table:table-cell>
              <table:table-cell office:value-type="float" office:value="0.023516">
                <text:p>0.023516</text:p>
              </table:table-cell>
              <table:table-cell office:value-type="float" office:value="-0.00601669130550968">
                <text:p>-0.00601669130550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584281049668789">
                <text:p>-0.00584281049668789</text:p>
              </table:table-cell>
              <table:table-cell office:value-type="float" office:value="0.027288">
                <text:p>0.027288</text:p>
              </table:table-cell>
              <table:table-cell office:value-type="float" office:value="-0.0059264863306665">
                <text:p>-0.0059264863306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550027377903462">
                <text:p>-0.00550027377903462</text:p>
              </table:table-cell>
              <table:table-cell office:value-type="float" office:value="0.031662">
                <text:p>0.031662</text:p>
              </table:table-cell>
              <table:table-cell office:value-type="float" office:value="-0.0058218849096792">
                <text:p>-0.0058218849096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532399024814367">
                <text:p>-0.00532399024814367</text:p>
              </table:table-cell>
              <table:table-cell office:value-type="float" office:value="0.036557">
                <text:p>0.036557</text:p>
              </table:table-cell>
              <table:table-cell office:value-type="float" office:value="-0.00570482410589941">
                <text:p>-0.00570482410589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96610207483172">
                <text:p>-0.00496610207483172</text:p>
              </table:table-cell>
              <table:table-cell office:value-type="float" office:value="0.041965">
                <text:p>0.041965</text:p>
              </table:table-cell>
              <table:table-cell office:value-type="float" office:value="-0.00557549523422604">
                <text:p>-0.00557549523422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478678615763783">
                <text:p>-0.00478678615763783</text:p>
              </table:table-cell>
              <table:table-cell office:value-type="float" office:value="0.047788">
                <text:p>0.047788</text:p>
              </table:table-cell>
              <table:table-cell office:value-type="float" office:value="-0.00543624190217094">
                <text:p>-0.00543624190217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442760903388262">
                <text:p>-0.00442760903388262</text:p>
              </table:table-cell>
              <table:table-cell office:value-type="float" office:value="0.054178">
                <text:p>0.054178</text:p>
              </table:table-cell>
              <table:table-cell office:value-type="float" office:value="-0.00528342912665452">
                <text:p>-0.00528342912665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406796578317881">
                <text:p>-0.00406796578317881</text:p>
              </table:table-cell>
              <table:table-cell office:value-type="float" office:value="0.061034">
                <text:p>0.061034</text:p>
              </table:table-cell>
              <table:table-cell office:value-type="float" office:value="-0.00511947225827571">
                <text:p>-0.00511947225827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388808827847242">
                <text:p>-0.00388808827847242</text:p>
              </table:table-cell>
              <table:table-cell office:value-type="float" office:value="0.068403">
                <text:p>0.068403</text:p>
              </table:table-cell>
              <table:table-cell office:value-type="float" office:value="-0.00494324732200333">
                <text:p>-0.00494324732200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352857168763876">
                <text:p>-0.00352857168763876</text:p>
              </table:table-cell>
              <table:table-cell office:value-type="float" office:value="0.076389">
                <text:p>0.076389</text:p>
              </table:table-cell>
              <table:table-cell office:value-type="float" office:value="-0.00475226722415136">
                <text:p>-0.00475226722415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316981319338083">
                <text:p>-0.00316981319338083</text:p>
              </table:table-cell>
              <table:table-cell office:value-type="float" office:value="0.084839">
                <text:p>0.084839</text:p>
              </table:table-cell>
              <table:table-cell office:value-type="float" office:value="-0.00455019086216172">
                <text:p>-0.00455019086216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81248637475073">
                <text:p>-0.00281248637475073</text:p>
              </table:table-cell>
              <table:table-cell office:value-type="float" office:value="0.093897">
                <text:p>0.093897</text:p>
              </table:table-cell>
              <table:table-cell office:value-type="float" office:value="-0.00433357456785378">
                <text:p>-0.00433357456785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63457698747516">
                <text:p>-0.00263457698747516</text:p>
              </table:table-cell>
              <table:table-cell office:value-type="float" office:value="0.10322">
                <text:p>0.10322</text:p>
              </table:table-cell>
              <table:table-cell office:value-type="float" office:value="-0.00411062096751895">
                <text:p>-0.00411062096751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28085787966847">
                <text:p>-0.00228085787966847</text:p>
              </table:table-cell>
              <table:table-cell office:value-type="float" office:value="0.112701">
                <text:p>0.112701</text:p>
              </table:table-cell>
              <table:table-cell office:value-type="float" office:value="-0.00388388889793034">
                <text:p>-0.003883888897930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10526259616017">
                <text:p>-0.00210526259616017</text:p>
              </table:table-cell>
              <table:table-cell office:value-type="float" office:value="0.121907">
                <text:p>0.121907</text:p>
              </table:table-cell>
              <table:table-cell office:value-type="float" office:value="-0.00366373327799229">
                <text:p>-0.00366373327799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175715493969619">
                <text:p>-0.00175715493969619</text:p>
              </table:table-cell>
              <table:table-cell office:value-type="float" office:value="0.131012">
                <text:p>0.131012</text:p>
              </table:table-cell>
              <table:table-cell office:value-type="float" office:value="-0.00344599300865317">
                <text:p>-0.00344599300865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58494617789984">
                <text:p>-0.00158494617789984</text:p>
              </table:table-cell>
              <table:table-cell office:value-type="float" office:value="0.139707">
                <text:p>0.139707</text:p>
              </table:table-cell>
              <table:table-cell office:value-type="float" office:value="-0.00323805762788395">
                <text:p>-0.00323805762788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24480249360204">
                <text:p>-0.00124480249360204</text:p>
              </table:table-cell>
              <table:table-cell office:value-type="float" office:value="0.147744">
                <text:p>0.147744</text:p>
              </table:table-cell>
              <table:table-cell office:value-type="float" office:value="-0.00304585789755133">
                <text:p>-0.003045857897551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911390874534845">
                <text:p>-0.000911390874534845</text:p>
              </table:table-cell>
              <table:table-cell office:value-type="float" office:value="0.154535">
                <text:p>0.154535</text:p>
              </table:table-cell>
              <table:table-cell office:value-type="float" office:value="-0.00288345546272629">
                <text:p>-0.002883455462726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747600570321083">
                <text:p>-0.000747600570321083</text:p>
              </table:table-cell>
              <table:table-cell office:value-type="float" office:value="0.160422">
                <text:p>0.160422</text:p>
              </table:table-cell>
              <table:table-cell office:value-type="float" office:value="-0.00274267161147978">
                <text:p>-0.00274267161147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426524318754673">
                <text:p>-0.000426524318754673</text:p>
              </table:table-cell>
              <table:table-cell office:value-type="float" office:value="0.164968">
                <text:p>0.164968</text:p>
              </table:table-cell>
              <table:table-cell office:value-type="float" office:value="-0.0026339569201656">
                <text:p>-0.0026339569201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269608455710113">
                <text:p>-0.000269608455710113</text:p>
              </table:table-cell>
              <table:table-cell office:value-type="float" office:value="0.168102">
                <text:p>0.168102</text:p>
              </table:table-cell>
              <table:table-cell office:value-type="float" office:value="-0.00255900930851169">
                <text:p>-0.00255900930851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84749136678875">
                <text:p>0.000184749136678875</text:p>
              </table:table-cell>
              <table:table-cell office:value-type="float" office:value="0.169928">
                <text:p>0.169928</text:p>
              </table:table-cell>
              <table:table-cell office:value-type="float" office:value="-0.00251534168283204">
                <text:p>-0.00251534168283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72328392788768">
                <text:p>0.000472328392788768</text:p>
              </table:table-cell>
              <table:table-cell office:value-type="float" office:value="0.170356">
                <text:p>0.170356</text:p>
              </table:table-cell>
              <table:table-cell office:value-type="float" office:value="-0.00250510633573954">
                <text:p>-0.00250510633573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11041090451181">
                <text:p>0.000611041090451181</text:p>
              </table:table-cell>
              <table:table-cell office:value-type="float" office:value="0.169534">
                <text:p>0.169534</text:p>
              </table:table-cell>
              <table:table-cell office:value-type="float" office:value="-0.0025247639416041">
                <text:p>-0.00252476394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77406215295196">
                <text:p>0.000877406215295196</text:p>
              </table:table-cell>
              <table:table-cell office:value-type="float" office:value="0.168062">
                <text:p>0.168062</text:p>
              </table:table-cell>
              <table:table-cell office:value-type="float" office:value="-0.00255996588300631">
                <text:p>-0.002559965883006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2796167377383">
                <text:p>0.00112796167377383</text:p>
              </table:table-cell>
              <table:table-cell office:value-type="float" office:value="0.166073">
                <text:p>0.166073</text:p>
              </table:table-cell>
              <table:table-cell office:value-type="float" office:value="-0.00260753154975157">
                <text:p>-0.002607531549751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6141595430672">
                <text:p>0.00136141595430672</text:p>
              </table:table-cell>
              <table:table-cell office:value-type="float" office:value="0.164288">
                <text:p>0.164288</text:p>
              </table:table-cell>
              <table:table-cell office:value-type="float" office:value="-0.00265021868657423">
                <text:p>-0.00265021868657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7659011892974">
                <text:p>0.00157659011892974</text:p>
              </table:table-cell>
              <table:table-cell office:value-type="float" office:value="0.162326">
                <text:p>0.162326</text:p>
              </table:table-cell>
              <table:table-cell office:value-type="float" office:value="-0.00269713866553561">
                <text:p>-0.00269713866553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7693092953414">
                <text:p>0.00167693092953414</text:p>
              </table:table-cell>
              <table:table-cell office:value-type="float" office:value="0.160809">
                <text:p>0.160809</text:p>
              </table:table-cell>
              <table:table-cell office:value-type="float" office:value="-0.00273341675324428">
                <text:p>-0.00273341675324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8625051015988">
                <text:p>0.0018625051015988</text:p>
              </table:table-cell>
              <table:table-cell office:value-type="float" office:value="0.159675">
                <text:p>0.159675</text:p>
              </table:table-cell>
              <table:table-cell office:value-type="float" office:value="-0.00276053564016691">
                <text:p>-0.00276053564016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747187197208">
                <text:p>0.00194747187197208</text:p>
              </table:table-cell>
              <table:table-cell office:value-type="float" office:value="0.158897">
                <text:p>0.158897</text:p>
              </table:table-cell>
              <table:table-cell office:value-type="float" office:value="-0.00277914101408738">
                <text:p>-0.00277914101408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500888982787728">
                <text:p>-0.00500888982787728</text:p>
              </table:table-cell>
              <table:table-cell office:value-type="float" office:value="0.158734">
                <text:p>0.158734</text:p>
              </table:table-cell>
              <table:table-cell office:value-type="float" office:value="-0.00278303905515298">
                <text:p>-0.00278303905515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482456292957068">
                <text:p>-0.00482456292957068</text:p>
              </table:table-cell>
              <table:table-cell office:value-type="float" office:value="0.158907">
                <text:p>0.158907</text:p>
              </table:table-cell>
              <table:table-cell office:value-type="float" office:value="-0.00277890187046372">
                <text:p>-0.00277890187046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468026846647263">
                <text:p>-0.00468026846647263</text:p>
              </table:table-cell>
              <table:table-cell office:value-type="float" office:value="0.159624">
                <text:p>0.159624</text:p>
              </table:table-cell>
              <table:table-cell office:value-type="float" office:value="-0.00276175527264756">
                <text:p>-0.00276175527264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45766644179821">
                <text:p>-0.0045766644179821</text:p>
              </table:table-cell>
              <table:table-cell office:value-type="float" office:value="0.160873">
                <text:p>0.160873</text:p>
              </table:table-cell>
              <table:table-cell office:value-type="float" office:value="-0.00273188623405288">
                <text:p>-0.00273188623405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451404694467783">
                <text:p>-0.00451404694467783</text:p>
              </table:table-cell>
              <table:table-cell office:value-type="float" office:value="0.162526">
                <text:p>0.162526</text:p>
              </table:table-cell>
              <table:table-cell office:value-type="float" office:value="-0.00269235579306248">
                <text:p>-0.002692355793062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4492511972785">
                <text:p>-0.004492511972785</text:p>
              </table:table-cell>
              <table:table-cell office:value-type="float" office:value="0.164556">
                <text:p>0.164556</text:p>
              </table:table-cell>
              <table:table-cell office:value-type="float" office:value="-0.00264380963746024">
                <text:p>-0.002643809637460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451179128140211">
                <text:p>-0.00451179128140211</text:p>
              </table:table-cell>
              <table:table-cell office:value-type="float" office:value="0.166828">
                <text:p>0.166828</text:p>
              </table:table-cell>
              <table:table-cell office:value-type="float" office:value="-0.00258947620616551">
                <text:p>-0.00258947620616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457142340019345">
                <text:p>-0.00457142340019345</text:p>
              </table:table-cell>
              <table:table-cell office:value-type="float" office:value="0.168782">
                <text:p>0.168782</text:p>
              </table:table-cell>
              <table:table-cell office:value-type="float" office:value="-0.00254274754210306">
                <text:p>-0.002542747542103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47345757484436">
                <text:p>-0.0047345757484436</text:p>
              </table:table-cell>
              <table:table-cell office:value-type="float" office:value="0.170397">
                <text:p>0.170397</text:p>
              </table:table-cell>
              <table:table-cell office:value-type="float" office:value="-0.00250412584688255">
                <text:p>-0.00250412584688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498240347951651">
                <text:p>-0.00498240347951651</text:p>
              </table:table-cell>
              <table:table-cell office:value-type="float" office:value="0.171508">
                <text:p>0.171508</text:p>
              </table:table-cell>
              <table:table-cell office:value-type="float" office:value="-0.00247755699029433">
                <text:p>-0.00247755699029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508285919204354">
                <text:p>-0.00508285919204354</text:p>
              </table:table-cell>
              <table:table-cell office:value-type="float" office:value="0.172042">
                <text:p>0.172042</text:p>
              </table:table-cell>
              <table:table-cell office:value-type="float" office:value="-0.00246478672079108">
                <text:p>-0.00246478672079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543455220758915">
                <text:p>-0.00543455220758915</text:p>
              </table:table-cell>
              <table:table-cell office:value-type="float" office:value="0.171359">
                <text:p>0.171359</text:p>
              </table:table-cell>
              <table:table-cell office:value-type="float" office:value="-0.00248112023028681">
                <text:p>-0.00248112023028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570794148370624">
                <text:p>-0.00570794148370624</text:p>
              </table:table-cell>
              <table:table-cell office:value-type="float" office:value="0.169572">
                <text:p>0.169572</text:p>
              </table:table-cell>
              <table:table-cell office:value-type="float" office:value="-0.0025238551958342">
                <text:p>-0.0025238551958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600940780714154">
                <text:p>-0.00600940780714154</text:p>
              </table:table-cell>
              <table:table-cell office:value-type="float" office:value="0.165256">
                <text:p>0.165256</text:p>
              </table:table-cell>
              <table:table-cell office:value-type="float" office:value="-0.00262706958380429">
                <text:p>-0.00262706958380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616980902850628">
                <text:p>-0.00616980902850628</text:p>
              </table:table-cell>
              <table:table-cell office:value-type="float" office:value="0.158596">
                <text:p>0.158596</text:p>
              </table:table-cell>
              <table:table-cell office:value-type="float" office:value="-0.00278633923715943">
                <text:p>-0.002786339237159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650792988017201">
                <text:p>-0.00650792988017201</text:p>
              </table:table-cell>
              <table:table-cell office:value-type="float" office:value="0.149467">
                <text:p>0.149467</text:p>
              </table:table-cell>
              <table:table-cell office:value-type="float" office:value="-0.00300465345119533">
                <text:p>-0.003004653451195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68485229834914">
                <text:p>-0.00668485229834914</text:p>
              </table:table-cell>
              <table:table-cell office:value-type="float" office:value="0.139115">
                <text:p>0.139115</text:p>
              </table:table-cell>
              <table:table-cell office:value-type="float" office:value="-0.00325221493040441">
                <text:p>-0.003252214930404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705229537561536">
                <text:p>-0.00705229537561536</text:p>
              </table:table-cell>
              <table:table-cell office:value-type="float" office:value="0.127862">
                <text:p>0.127862</text:p>
              </table:table-cell>
              <table:table-cell office:value-type="float" office:value="-0.00352132325010492">
                <text:p>-0.003521323250104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43478070944548">
                <text:p>-0.00743478070944548</text:p>
              </table:table-cell>
              <table:table-cell office:value-type="float" office:value="0.116151">
                <text:p>0.116151</text:p>
              </table:table-cell>
              <table:table-cell office:value-type="float" office:value="-0.0038013843477689">
                <text:p>-0.00380138434776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763050885871053">
                <text:p>-0.00763050885871053</text:p>
              </table:table-cell>
              <table:table-cell office:value-type="float" office:value="0.104189">
                <text:p>0.104189</text:p>
              </table:table-cell>
              <table:table-cell office:value-type="float" office:value="-0.00408744795038665">
                <text:p>-0.004087447950386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802849885076284">
                <text:p>-0.00802849885076284</text:p>
              </table:table-cell>
              <table:table-cell office:value-type="float" office:value="0.092538">
                <text:p>0.092538</text:p>
              </table:table-cell>
              <table:table-cell office:value-type="float" office:value="-0.00436607418630868">
                <text:p>-0.004366074186308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822976417839527">
                <text:p>-0.00822976417839527</text:p>
              </table:table-cell>
              <table:table-cell office:value-type="float" office:value="0.081658">
                <text:p>0.081658</text:p>
              </table:table-cell>
              <table:table-cell office:value-type="float" office:value="-0.00462626244884681">
                <text:p>-0.00462626244884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43183975666761">
                <text:p>-0.00843183975666761</text:p>
              </table:table-cell>
              <table:table-cell office:value-type="float" office:value="0.071816">
                <text:p>0.071816</text:p>
              </table:table-cell>
              <table:table-cell office:value-type="float" office:value="-0.00486162760324941">
                <text:p>-0.004861627603249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883637275546789">
                <text:p>-0.00883637275546789</text:p>
              </table:table-cell>
              <table:table-cell office:value-type="float" office:value="0.062419">
                <text:p>0.062419</text:p>
              </table:table-cell>
              <table:table-cell office:value-type="float" office:value="-0.00508635086639931">
                <text:p>-0.00508635086639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923790317028761">
                <text:p>-0.00923790317028761</text:p>
              </table:table-cell>
              <table:table-cell office:value-type="float" office:value="0.054216">
                <text:p>0.054216</text:p>
              </table:table-cell>
              <table:table-cell office:value-type="float" office:value="-0.00528252038088463">
                <text:p>-0.00528252038088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943618454039097">
                <text:p>-0.00943618454039097</text:p>
              </table:table-cell>
              <table:table-cell office:value-type="float" office:value="0.047316">
                <text:p>0.047316</text:p>
              </table:table-cell>
              <table:table-cell office:value-type="float" office:value="-0.00544752948120752">
                <text:p>-0.005447529481207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100147789344192">
                <text:p>-0.0100147789344192</text:p>
              </table:table-cell>
              <table:table-cell office:value-type="float" office:value="0.041815">
                <text:p>0.041815</text:p>
              </table:table-cell>
              <table:table-cell office:value-type="float" office:value="-0.00557908238858089">
                <text:p>-0.005579082388580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3814890608192">
                <text:p>-0.0103814890608192</text:p>
              </table:table-cell>
              <table:table-cell office:value-type="float" office:value="0.038449">
                <text:p>0.038449</text:p>
              </table:table-cell>
              <table:table-cell office:value-type="float" office:value="-0.00565957813230362">
                <text:p>-0.005659578132303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107279280200601">
                <text:p>-0.0107279280200601</text:p>
              </table:table-cell>
              <table:table-cell office:value-type="float" office:value="0.037492">
                <text:p>0.037492</text:p>
              </table:table-cell>
              <table:table-cell office:value-type="float" office:value="-0.00568246417708754">
                <text:p>-0.005682464177087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10498815774918">
                <text:p>-0.0110498815774918</text:p>
              </table:table-cell>
              <table:table-cell office:value-type="float" office:value="0.037515">
                <text:p>0.037515</text:p>
              </table:table-cell>
              <table:table-cell office:value-type="float" office:value="-0.00568191414675313">
                <text:p>-0.00568191414675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113432127982378">
                <text:p>-0.0113432127982378</text:p>
              </table:table-cell>
              <table:table-cell office:value-type="float" office:value="0.035926">
                <text:p>0.035926</text:p>
              </table:table-cell>
              <table:table-cell office:value-type="float" office:value="-0.00571991406855213">
                <text:p>-0.005719914068552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114778038114309">
                <text:p>-0.0114778038114309</text:p>
              </table:table-cell>
              <table:table-cell office:value-type="float" office:value="0.033039">
                <text:p>0.033039</text:p>
              </table:table-cell>
              <table:table-cell office:value-type="float" office:value="-0.00578895483270172">
                <text:p>-0.005788954832701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116037912666798">
                <text:p>-0.0116037912666798</text:p>
              </table:table-cell>
              <table:table-cell office:value-type="float" office:value="0.03015">
                <text:p>0.03015</text:p>
              </table:table-cell>
              <table:table-cell office:value-type="float" office:value="-0.00585804342557604">
                <text:p>-0.00585804342557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119247855618596">
                <text:p>-0.0119247855618596</text:p>
              </table:table-cell>
              <table:table-cell office:value-type="float" office:value="0.028071">
                <text:p>0.028071</text:p>
              </table:table-cell>
              <table:table-cell office:value-type="float" office:value="-0.0059077613849342">
                <text:p>-0.00590776138493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120868543162942">
                <text:p>-0.0120868543162942</text:p>
              </table:table-cell>
              <table:table-cell office:value-type="float" office:value="0.025929">
                <text:p>0.025929</text:p>
              </table:table-cell>
              <table:table-cell office:value-type="float" office:value="-0.0059589859491214">
                <text:p>-0.0059589859491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21509926393628">
                <text:p>-0.0121509926393628</text:p>
              </table:table-cell>
              <table:table-cell office:value-type="float" office:value="0.024427">
                <text:p>0.024427</text:p>
              </table:table-cell>
              <table:table-cell office:value-type="float" office:value="-0.00599490532139459">
                <text:p>-0.005994905321394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122434319928288">
                <text:p>-0.0122434319928288</text:p>
              </table:table-cell>
              <table:table-cell office:value-type="float" office:value="0.023441">
                <text:p>0.023441</text:p>
              </table:table-cell>
              <table:table-cell office:value-type="float" office:value="-0.0060184848826871">
                <text:p>-0.0060184848826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12285559438169">
                <text:p>-0.012285559438169</text:p>
              </table:table-cell>
              <table:table-cell office:value-type="float" office:value="0.022682">
                <text:p>0.022682</text:p>
              </table:table-cell>
              <table:table-cell office:value-type="float" office:value="-0.00603663588372262">
                <text:p>-0.006036635883722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12286938726902">
                <text:p>-0.012286938726902</text:p>
              </table:table-cell>
              <table:table-cell office:value-type="float" office:value="0.022186">
                <text:p>0.022186</text:p>
              </table:table-cell>
              <table:table-cell office:value-type="float" office:value="-0.00604849740745598">
                <text:p>-0.006048497407455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122486427426338">
                <text:p>-0.0122486427426338</text:p>
              </table:table-cell>
              <table:table-cell office:value-type="float" office:value="0.021988">
                <text:p>0.021988</text:p>
              </table:table-cell>
              <table:table-cell office:value-type="float" office:value="-0.00605323245120437">
                <text:p>-0.006053232451204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21873626485467">
                <text:p>-0.0121873626485467</text:p>
              </table:table-cell>
              <table:table-cell office:value-type="float" office:value="0.021917">
                <text:p>0.021917</text:p>
              </table:table-cell>
              <table:table-cell office:value-type="float" office:value="-0.00605493037093233">
                <text:p>-0.006054930370932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119078243151307">
                <text:p>-0.0119078243151307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605619783213771">
                <text:p>-0.006056197832137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14474585279822">
                <text:p>-0.0114474585279822</text:p>
              </table:table-cell>
              <table:table-cell office:value-type="float" office:value="0.021853">
                <text:p>0.021853</text:p>
              </table:table-cell>
              <table:table-cell office:value-type="float" office:value="-0.00605646089012373">
                <text:p>-0.006056460890123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111597934737802">
                <text:p>-0.0111597934737802</text:p>
              </table:table-cell>
              <table:table-cell office:value-type="float" office:value="0.021693">
                <text:p>0.021693</text:p>
              </table:table-cell>
              <table:table-cell office:value-type="float" office:value="-0.00606028718810224">
                <text:p>-0.006060287188102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108391772955656">
                <text:p>-0.0108391772955656</text:p>
              </table:table-cell>
              <table:table-cell office:value-type="float" office:value="0.021562">
                <text:p>0.021562</text:p>
              </table:table-cell>
              <table:table-cell office:value-type="float" office:value="-0.00606341996957214">
                <text:p>-0.006063419969572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01150898262858">
                <text:p>-0.0101150898262858</text:p>
              </table:table-cell>
              <table:table-cell office:value-type="float" office:value="0.02149">
                <text:p>0.02149</text:p>
              </table:table-cell>
              <table:table-cell office:value-type="float" office:value="-0.00606514180366246">
                <text:p>-0.006065141803662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971963349729777">
                <text:p>-0.00971963349729777</text:p>
              </table:table-cell>
              <table:table-cell office:value-type="float" office:value="0.021366">
                <text:p>0.021366</text:p>
              </table:table-cell>
              <table:table-cell office:value-type="float" office:value="-0.0060681071845958">
                <text:p>-0.00606810718459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307149797678">
                <text:p>-0.009307149797678</text:p>
              </table:table-cell>
              <table:table-cell office:value-type="float" office:value="0.021284">
                <text:p>0.021284</text:p>
              </table:table-cell>
              <table:table-cell office:value-type="float" office:value="-0.00607006816230978">
                <text:p>-0.006070068162309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888163316994906">
                <text:p>-0.00888163316994906</text:p>
              </table:table-cell>
              <table:table-cell office:value-type="float" office:value="0.021204">
                <text:p>0.021204</text:p>
              </table:table-cell>
              <table:table-cell office:value-type="float" office:value="-0.00607198131129903">
                <text:p>-0.00607198131129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800691638141871">
                <text:p>-0.00800691638141871</text:p>
              </table:table-cell>
              <table:table-cell office:value-type="float" office:value="0.021223">
                <text:p>0.021223</text:p>
              </table:table-cell>
              <table:table-cell office:value-type="float" office:value="-0.00607152693841409">
                <text:p>-0.006071526938414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756547879427671">
                <text:p>-0.00756547879427671</text:p>
              </table:table-cell>
              <table:table-cell office:value-type="float" office:value="0.021249">
                <text:p>0.021249</text:p>
              </table:table-cell>
              <table:table-cell office:value-type="float" office:value="-0.00607090516499258">
                <text:p>-0.006070905164992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669297855347395">
                <text:p>-0.00669297855347395</text:p>
              </table:table-cell>
              <table:table-cell office:value-type="float" office:value="0.021346">
                <text:p>0.021346</text:p>
              </table:table-cell>
              <table:table-cell office:value-type="float" office:value="-0.00606858547184311">
                <text:p>-0.006068585471843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626919697970152">
                <text:p>-0.00626919697970152</text:p>
              </table:table-cell>
              <table:table-cell office:value-type="float" office:value="0.021549">
                <text:p>0.021549</text:p>
              </table:table-cell>
              <table:table-cell office:value-type="float" office:value="-0.00606373085628289">
                <text:p>-0.006063730856282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585828814655542">
                <text:p>-0.00585828814655542</text:p>
              </table:table-cell>
              <table:table-cell office:value-type="float" office:value="0.021672">
                <text:p>0.021672</text:p>
              </table:table-cell>
              <table:table-cell office:value-type="float" office:value="-0.00606078938971192">
                <text:p>-0.006060789389711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46357035636902">
                <text:p>-0.00546357035636902</text:p>
              </table:table-cell>
              <table:table-cell office:value-type="float" office:value="0.021764">
                <text:p>0.021764</text:p>
              </table:table-cell>
              <table:table-cell office:value-type="float" office:value="-0.00605858926837428">
                <text:p>-0.00605858926837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440660491585732">
                <text:p>-0.00440660491585732</text:p>
              </table:table-cell>
              <table:table-cell office:value-type="float" office:value="0.021838">
                <text:p>0.021838</text:p>
              </table:table-cell>
              <table:table-cell office:value-type="float" office:value="-0.00605681960555922">
                <text:p>-0.006056819605559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383490882813931">
                <text:p>-0.00383490882813931</text:p>
              </table:table-cell>
              <table:table-cell office:value-type="float" office:value="0.021867">
                <text:p>0.021867</text:p>
              </table:table-cell>
              <table:table-cell office:value-type="float" office:value="-0.00605612608905062">
                <text:p>-0.006056126089050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359582901000977">
                <text:p>-0.00359582901000977</text:p>
              </table:table-cell>
              <table:table-cell office:value-type="float" office:value="0.021902">
                <text:p>0.021902</text:p>
              </table:table-cell>
              <table:table-cell office:value-type="float" office:value="-0.00605528908636782">
                <text:p>-0.006055289086367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22015024721622">
                <text:p>-0.00322015024721622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605428468314846">
                <text:p>-0.006054284683148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308633968234062">
                <text:p>-0.00308633968234062</text:p>
              </table:table-cell>
              <table:table-cell office:value-type="float" office:value="0.021945">
                <text:p>0.021945</text:p>
              </table:table-cell>
              <table:table-cell office:value-type="float" office:value="-0.0060542607687861">
                <text:p>-0.00605426076878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293181464076042">
                <text:p>-0.00293181464076042</text:p>
              </table:table-cell>
              <table:table-cell office:value-type="float" office:value="0.021905">
                <text:p>0.021905</text:p>
              </table:table-cell>
              <table:table-cell office:value-type="float" office:value="-0.00605521734328072">
                <text:p>-0.00605521734328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91211344301701">
                <text:p>-0.00291211344301701</text:p>
              </table:table-cell>
              <table:table-cell office:value-type="float" office:value="0.021886">
                <text:p>0.021886</text:p>
              </table:table-cell>
              <table:table-cell office:value-type="float" office:value="-0.00605567171616567">
                <text:p>-0.006055671716165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298864301294088">
                <text:p>-0.00298864301294088</text:p>
              </table:table-cell>
              <table:table-cell office:value-type="float" office:value="0.021869">
                <text:p>0.021869</text:p>
              </table:table-cell>
              <table:table-cell office:value-type="float" office:value="-0.00605607826032589">
                <text:p>-0.006056078260325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21706244722009">
                <text:p>-0.00321706244722009</text:p>
              </table:table-cell>
              <table:table-cell office:value-type="float" office:value="0.021835">
                <text:p>0.021835</text:p>
              </table:table-cell>
              <table:table-cell office:value-type="float" office:value="-0.00605689134864632">
                <text:p>-0.00605689134864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38630564510822">
                <text:p>-0.00338630564510822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605631740394954">
                <text:p>-0.006056317403949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82860936224461">
                <text:p>-0.00382860936224461</text:p>
              </table:table-cell>
              <table:table-cell office:value-type="float" office:value="0.021859">
                <text:p>0.021859</text:p>
              </table:table-cell>
              <table:table-cell office:value-type="float" office:value="-0.00605631740394954">
                <text:p>-0.006056317403949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409852340817452">
                <text:p>-0.00409852340817452</text:p>
              </table:table-cell>
              <table:table-cell office:value-type="float" office:value="0.021857">
                <text:p>0.021857</text:p>
              </table:table-cell>
              <table:table-cell office:value-type="float" office:value="-0.00605636523267427">
                <text:p>-0.006056365232674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472625019028783">
                <text:p>-0.00472625019028783</text:p>
              </table:table-cell>
              <table:table-cell office:value-type="float" office:value="0.021842">
                <text:p>0.021842</text:p>
              </table:table-cell>
              <table:table-cell office:value-type="float" office:value="-0.00605672394810976">
                <text:p>-0.006056723948109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585337448865175">
                <text:p>-0.00585337448865175</text:p>
              </table:table-cell>
              <table:table-cell office:value-type="float" office:value="0.021803">
                <text:p>0.021803</text:p>
              </table:table-cell>
              <table:table-cell office:value-type="float" office:value="-0.00605765660824202">
                <text:p>-0.006057656608242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50206168554723">
                <text:p>0.000550206168554723</text:p>
              </table:table-cell>
              <table:table-cell office:value-type="float" office:value="0.021823">
                <text:p>0.021823</text:p>
              </table:table-cell>
              <table:table-cell office:value-type="float" office:value="-0.0060571783209947">
                <text:p>-0.0060571783209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366591339115985">
                <text:p>0.0000366591339115985</text:p>
              </table:table-cell>
              <table:table-cell office:value-type="float" office:value="0.021819">
                <text:p>0.021819</text:p>
              </table:table-cell>
              <table:table-cell office:value-type="float" office:value="-0.00605727397844417">
                <text:p>-0.006057273978444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20455353660509">
                <text:p>-0.00020455353660509</text:p>
              </table:table-cell>
              <table:table-cell office:value-type="float" office:value="0.021783">
                <text:p>0.021783</text:p>
              </table:table-cell>
              <table:table-cell office:value-type="float" office:value="-0.00605813489548933">
                <text:p>-0.006058134895489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676741707138717">
                <text:p>-0.000676741707138717</text:p>
              </table:table-cell>
              <table:table-cell office:value-type="float" office:value="0.021768">
                <text:p>0.021768</text:p>
              </table:table-cell>
              <table:table-cell office:value-type="float" office:value="-0.00605849361092481">
                <text:p>-0.006058493610924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2295988947153">
                <text:p>-0.00112295988947153</text:p>
              </table:table-cell>
              <table:table-cell office:value-type="float" office:value="0.021763">
                <text:p>0.021763</text:p>
              </table:table-cell>
              <table:table-cell office:value-type="float" office:value="-0.00605861318273664">
                <text:p>-0.006058613182736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33197591640055">
                <text:p>-0.00133197591640055</text:p>
              </table:table-cell>
              <table:table-cell office:value-type="float" office:value="0.021791">
                <text:p>0.021791</text:p>
              </table:table-cell>
              <table:table-cell office:value-type="float" office:value="-0.0060579435805904">
                <text:p>-0.0060579435805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52936670929194">
                <text:p>-0.00152936670929194</text:p>
              </table:table-cell>
              <table:table-cell office:value-type="float" office:value="0.021787">
                <text:p>0.021787</text:p>
              </table:table-cell>
              <table:table-cell office:value-type="float" office:value="-0.00605803923803987">
                <text:p>-0.006058039238039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88330095261335">
                <text:p>-0.00188330095261335</text:p>
              </table:table-cell>
              <table:table-cell office:value-type="float" office:value="0.021746">
                <text:p>0.021746</text:p>
              </table:table-cell>
              <table:table-cell office:value-type="float" office:value="-0.00605901972689686">
                <text:p>-0.006059019726896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203709141351283">
                <text:p>-0.00203709141351283</text:p>
              </table:table-cell>
              <table:table-cell office:value-type="float" office:value="0.021776">
                <text:p>0.021776</text:p>
              </table:table-cell>
              <table:table-cell office:value-type="float" office:value="-0.00605830229602589">
                <text:p>-0.006058302296025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217371457256377">
                <text:p>-0.00217371457256377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605825446730116">
                <text:p>-0.006058254467301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239099189639092">
                <text:p>-0.00239099189639092</text:p>
              </table:table-cell>
              <table:table-cell office:value-type="float" office:value="0.021778">
                <text:p>0.021778</text:p>
              </table:table-cell>
              <table:table-cell office:value-type="float" office:value="-0.00605825446730116">
                <text:p>-0.006058254467301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252680154517293">
                <text:p>-0.00252680154517293</text:p>
              </table:table-cell>
              <table:table-cell office:value-type="float" office:value="0.021785">
                <text:p>0.021785</text:p>
              </table:table-cell>
              <table:table-cell office:value-type="float" office:value="-0.0060580870667646">
                <text:p>-0.00605808706676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256188516505063">
                <text:p>-0.00256188516505063</text:p>
              </table:table-cell>
              <table:table-cell office:value-type="float" office:value="0.021793">
                <text:p>0.021793</text:p>
              </table:table-cell>
              <table:table-cell office:value-type="float" office:value="-0.00605789575186567">
                <text:p>-0.006057895751865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257438258267939">
                <text:p>-0.00257438258267939</text:p>
              </table:table-cell>
              <table:table-cell office:value-type="float" office:value="0.02181">
                <text:p>0.02181</text:p>
              </table:table-cell>
              <table:table-cell office:value-type="float" office:value="-0.00605748920770546">
                <text:p>-0.006057489207705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57465057075024">
                <text:p>-0.00257465057075024</text:p>
              </table:table-cell>
              <table:table-cell office:value-type="float" office:value="0.021827">
                <text:p>0.021827</text:p>
              </table:table-cell>
              <table:table-cell office:value-type="float" office:value="-0.00605708266354524">
                <text:p>-0.00605708266354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257508386857808">
                <text:p>-0.00257508386857808</text:p>
              </table:table-cell>
              <table:table-cell office:value-type="float" office:value="0.021864">
                <text:p>0.021864</text:p>
              </table:table-cell>
              <table:table-cell office:value-type="float" office:value="-0.00605619783213771">
                <text:p>-0.006056197832137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257533183321357">
                <text:p>-0.00257533183321357</text:p>
              </table:table-cell>
              <table:table-cell office:value-type="float" office:value="0.02189">
                <text:p>0.02189</text:p>
              </table:table-cell>
              <table:table-cell office:value-type="float" office:value="-0.00605557605871621">
                <text:p>-0.00605557605871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257543148472905">
                <text:p>-0.00257543148472905</text:p>
              </table:table-cell>
              <table:table-cell office:value-type="float" office:value="0.02191">
                <text:p>0.02191</text:p>
              </table:table-cell>
              <table:table-cell office:value-type="float" office:value="-0.00605509777146889">
                <text:p>-0.00605509777146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257552228868008">
                <text:p>-0.00257552228868008</text:p>
              </table:table-cell>
              <table:table-cell office:value-type="float" office:value="0.021918">
                <text:p>0.021918</text:p>
              </table:table-cell>
              <table:table-cell office:value-type="float" office:value="-0.00605490645656997">
                <text:p>-0.006054906456569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257562333717942">
                <text:p>-0.00257562333717942</text:p>
              </table:table-cell>
              <table:table-cell office:value-type="float" office:value="0.021928">
                <text:p>0.021928</text:p>
              </table:table-cell>
              <table:table-cell office:value-type="float" office:value="-0.00605466731294631">
                <text:p>-0.006054667312946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257566082291305">
                <text:p>-0.00257566082291305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605464339858395">
                <text:p>-0.00605464339858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57568364031613">
                <text:p>-0.00257568364031613</text:p>
              </table:table-cell>
              <table:table-cell office:value-type="float" office:value="0.021929">
                <text:p>0.021929</text:p>
              </table:table-cell>
              <table:table-cell office:value-type="float" office:value="-0.00605464339858395">
                <text:p>-0.00605464339858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257571809925139">
                <text:p>-0.00257571809925139</text:p>
              </table:table-cell>
              <table:table-cell office:value-type="float" office:value="0.021936">
                <text:p>0.021936</text:p>
              </table:table-cell>
              <table:table-cell office:value-type="float" office:value="-0.00605447599804739">
                <text:p>-0.006054475998047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257575232535601">
                <text:p>-0.00257575232535601</text:p>
              </table:table-cell>
              <table:table-cell office:value-type="float" office:value="0.021943">
                <text:p>0.021943</text:p>
              </table:table-cell>
              <table:table-cell office:value-type="float" office:value="-0.00605430859751083">
                <text:p>-0.006054308597510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257575535215437">
                <text:p>-0.00257575535215437</text:p>
              </table:table-cell>
              <table:table-cell office:value-type="float" office:value="0.021944">
                <text:p>0.021944</text:p>
              </table:table-cell>
              <table:table-cell office:value-type="float" office:value="-0.00605428468314846">
                <text:p>-0.006054284683148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25757837574929">
                <text:p>-0.0025757837574929</text:p>
              </table:table-cell>
              <table:table-cell office:value-type="float" office:value="0.021941">
                <text:p>0.021941</text:p>
              </table:table-cell>
              <table:table-cell office:value-type="float" office:value="-0.00605435642623556">
                <text:p>-0.00605435642623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257578096352518">
                <text:p>-0.00257578096352518</text:p>
              </table:table-cell>
              <table:table-cell office:value-type="float" office:value="0.021932">
                <text:p>0.021932</text:p>
              </table:table-cell>
              <table:table-cell office:value-type="float" office:value="-0.00605457165549685">
                <text:p>-0.006054571655496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57578701712191">
                <text:p>-0.0025757870171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57577747106552">
                <text:p>-0.0025757774710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57578655146062">
                <text:p>-0.00257578655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7579400204122">
                <text:p>-0.002575794002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257579563185573">
                <text:p>-0.0025757956318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57580541074276">
                <text:p>-0.002575805410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57580308243632">
                <text:p>-0.0025758030824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57580727338791">
                <text:p>-0.0025758072733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257580843754113">
                <text:p>-0.00257580843754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257580075412989">
                <text:p>-0.0025758007541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25758040137589">
                <text:p>-0.002575804013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57580517791212">
                <text:p>-0.002575805177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57580424658954">
                <text:p>-0.002575804246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257580494508147">
                <text:p>-0.0025758049450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5758056435734">
                <text:p>-0.002575805643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257580657489598">
                <text:p>-0.0025758065748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257580587640405">
                <text:p>-0.00257580587640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257580680772662">
                <text:p>-0.00257580680772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257580704055727">
                <text:p>-0.00257580704055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257580610923469">
                <text:p>-0.0025758061092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85cm" svg:y="0.271cm" chart:style-name="ch2">
          <text:p>Y LLeg</text:p>
        </chart:title>
        <chart:legend chart:legend-position="end" svg:x="8.611cm" svg:y="2.688cm" style:legend-expansion="high" chart:style-name="ch3"/>
        <chart:plot-area chart:style-name="ch4" table:cell-range-address="LLeg.B1:LLeg.B216 LLeg.J1:LLeg.J1 LLeg.S75:LLeg.S300 LLeg.P1:LLeg.P1 LLeg.P75:LLeg.P300" chart:data-source-has-labels="row" svg:x="0.232cm" svg:y="1.134cm" svg:width="8.147cm" svg:height="5.542cm">
          <chartooo:coordinate-region svg:x="1.074cm" svg:y="1.308cm" svg:width="7.305cm" svg:height="4.4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B2:LLeg.B216" chart:label-cell-address="LLeg.B1:LLeg.B1" chart:class="chart:line">
            <chart:data-point chart:repeated="215"/>
          </chart:series>
          <chart:series chart:style-name="ch9" chart:values-cell-range-address="LLeg.S75:LLeg.S300" chart:label-cell-address="LLeg.J1:LLeg.J1" chart:class="chart:line">
            <chart:data-point chart:repeated="226"/>
          </chart:series>
          <chart:series chart:style-name="ch10" chart:values-cell-range-address="LLeg.P75:LLeg.P300" chart:label-cell-address="LLeg.P1:LLeg.P1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LLeg.B1:LLeg.B1</svg:desc>
                </draw:g>
              </table:table-cell>
              <table:table-cell office:value-type="string">
                <text:p>Y MoCap (Z)</text:p>
                <draw:g>
                  <svg:desc>LLeg.J1:LLeg.J1</svg:desc>
                </draw:g>
              </table:table-cell>
              <table:table-cell office:value-type="string">
                <text:p>Y Corr</text:p>
                <draw:g>
                  <svg:desc>LLeg.P1:LLe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2041015625">
                <text:p>0.06842041015625</text:p>
                <draw:g>
                  <svg:desc>LLeg.B2:LLeg.B216</svg:desc>
                </draw:g>
              </table:table-cell>
              <table:table-cell office:value-type="float" office:value="0.062346">
                <text:p>0.062346</text:p>
                <draw:g>
                  <svg:desc>LLeg.S75:LLeg.S300</svg:desc>
                </draw:g>
              </table:table-cell>
              <table:table-cell office:value-type="float" office:value="0.0687686489627736">
                <text:p>0.0687686489627736</text:p>
                <draw:g>
                  <svg:desc>LLeg.P75:LLeg.P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4">
                <text:p>0.062374</text:p>
              </table:table-cell>
              <table:table-cell office:value-type="float" office:value="0.0687694705952627">
                <text:p>0.068769470595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3">
                <text:p>0.062353</text:p>
              </table:table-cell>
              <table:table-cell office:value-type="float" office:value="0.0687723463089747">
                <text:p>0.0687723463089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57">
                <text:p>0.062357</text:p>
              </table:table-cell>
              <table:table-cell office:value-type="float" office:value="0.0687717300846079">
                <text:p>0.068771730084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81">
                <text:p>0.062381</text:p>
              </table:table-cell>
              <table:table-cell office:value-type="float" office:value="0.0687704976358741">
                <text:p>0.06877049763587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377">
                <text:p>0.062377</text:p>
              </table:table-cell>
              <table:table-cell office:value-type="float" office:value="0.0687721409008524">
                <text:p>0.0687721409008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293">
                <text:p>0.062293</text:p>
              </table:table-cell>
              <table:table-cell office:value-type="float" office:value="0.0687678273302844">
                <text:p>0.0687678273302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42">
                <text:p>0.062442</text:p>
              </table:table-cell>
              <table:table-cell office:value-type="float" office:value="0.0687462594774444">
                <text:p>0.068746259477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82">
                <text:p>0.062482</text:p>
              </table:table-cell>
              <table:table-cell office:value-type="float" office:value="0.0687368107038192">
                <text:p>0.0687368107038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62497">
                <text:p>0.062497</text:p>
              </table:table-cell>
              <table:table-cell office:value-type="float" office:value="0.0687351674388409">
                <text:p>0.0687351674388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70973435044289">
                <text:p>0.0670973435044289</text:p>
              </table:table-cell>
              <table:table-cell office:value-type="float" office:value="0.062543">
                <text:p>0.062543</text:p>
              </table:table-cell>
              <table:table-cell office:value-type="float" office:value="0.0687372215200638">
                <text:p>0.0687372215200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50286817551">
                <text:p>0.0661750286817551</text:p>
              </table:table-cell>
              <table:table-cell office:value-type="float" office:value="0.062561">
                <text:p>0.062561</text:p>
              </table:table-cell>
              <table:table-cell office:value-type="float" office:value="0.0687429729474878">
                <text:p>0.0687429729474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7318457961083">
                <text:p>0.0657318457961083</text:p>
              </table:table-cell>
              <table:table-cell office:value-type="float" office:value="0.0626">
                <text:p>0.0626</text:p>
              </table:table-cell>
              <table:table-cell office:value-type="float" office:value="0.068753859577969">
                <text:p>0.068753859577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9530176520348">
                <text:p>0.0629530176520348</text:p>
              </table:table-cell>
              <table:table-cell office:value-type="float" office:value="0.062614">
                <text:p>0.062614</text:p>
              </table:table-cell>
              <table:table-cell office:value-type="float" office:value="0.0687604326378821">
                <text:p>0.0687604326378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25910410285">
                <text:p>0.06225910410285</text:p>
              </table:table-cell>
              <table:table-cell office:value-type="float" office:value="0.062623">
                <text:p>0.062623</text:p>
              </table:table-cell>
              <table:table-cell office:value-type="float" office:value="0.0687647462084501">
                <text:p>0.0687647462084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6077184677124">
                <text:p>0.0616077184677124</text:p>
              </table:table-cell>
              <table:table-cell office:value-type="float" office:value="0.062644">
                <text:p>0.062644</text:p>
              </table:table-cell>
              <table:table-cell office:value-type="float" office:value="0.0687670056977953">
                <text:p>0.0687670056977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6476942300797">
                <text:p>0.0596476942300797</text:p>
              </table:table-cell>
              <table:table-cell office:value-type="float" office:value="0.062611">
                <text:p>0.062611</text:p>
              </table:table-cell>
              <table:table-cell office:value-type="float" office:value="0.0687692651871404">
                <text:p>0.0687692651871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94065263867378">
                <text:p>0.0594065263867378</text:p>
              </table:table-cell>
              <table:table-cell office:value-type="float" office:value="0.062606">
                <text:p>0.062606</text:p>
              </table:table-cell>
              <table:table-cell office:value-type="float" office:value="0.0687700868196296">
                <text:p>0.06877008681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87383806705475">
                <text:p>0.0587383806705475</text:p>
              </table:table-cell>
              <table:table-cell office:value-type="float" office:value="0.062593">
                <text:p>0.062593</text:p>
              </table:table-cell>
              <table:table-cell office:value-type="float" office:value="0.0687752220226867">
                <text:p>0.068775222022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4847534298897">
                <text:p>0.0574847534298897</text:p>
              </table:table-cell>
              <table:table-cell office:value-type="float" office:value="0.062575">
                <text:p>0.062575</text:p>
              </table:table-cell>
              <table:table-cell office:value-type="float" office:value="0.0687764544714204">
                <text:p>0.0687764544714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2002194821835">
                <text:p>0.0572002194821835</text:p>
              </table:table-cell>
              <table:table-cell office:value-type="float" office:value="0.062523">
                <text:p>0.062523</text:p>
              </table:table-cell>
              <table:table-cell office:value-type="float" office:value="0.0687836437557005">
                <text:p>0.0687836437557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6946411728859">
                <text:p>0.056946411728859</text:p>
              </table:table-cell>
              <table:table-cell office:value-type="float" office:value="0.062466">
                <text:p>0.062466</text:p>
              </table:table-cell>
              <table:table-cell office:value-type="float" office:value="0.0687902168156136">
                <text:p>0.0687902168156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3583076000214">
                <text:p>0.0563583076000214</text:p>
              </table:table-cell>
              <table:table-cell office:value-type="float" office:value="0.062361">
                <text:p>0.062361</text:p>
              </table:table-cell>
              <table:table-cell office:value-type="float" office:value="0.0687955574267931">
                <text:p>0.0687955574267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2163665890694">
                <text:p>0.0562163665890694</text:p>
              </table:table-cell>
              <table:table-cell office:value-type="float" office:value="0.062198">
                <text:p>0.062198</text:p>
              </table:table-cell>
              <table:table-cell office:value-type="float" office:value="0.0687955574267931">
                <text:p>0.0687955574267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61548918485642">
                <text:p>0.0561548918485642</text:p>
              </table:table-cell>
              <table:table-cell office:value-type="float" office:value="0.062014">
                <text:p>0.062014</text:p>
              </table:table-cell>
              <table:table-cell office:value-type="float" office:value="0.0687961736511599">
                <text:p>0.0687961736511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9105575084686">
                <text:p>0.0559105575084686</text:p>
              </table:table-cell>
              <table:table-cell office:value-type="float" office:value="0.061785">
                <text:p>0.061785</text:p>
              </table:table-cell>
              <table:table-cell office:value-type="float" office:value="0.0687941195699371">
                <text:p>0.0687941195699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8731630444527">
                <text:p>0.0558731630444527</text:p>
              </table:table-cell>
              <table:table-cell office:value-type="float" office:value="0.061397">
                <text:p>0.061397</text:p>
              </table:table-cell>
              <table:table-cell office:value-type="float" office:value="0.0687969952836491">
                <text:p>0.0687969952836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58559000492096">
                <text:p>0.0558559000492096</text:p>
              </table:table-cell>
              <table:table-cell office:value-type="float" office:value="0.061288">
                <text:p>0.061288</text:p>
              </table:table-cell>
              <table:table-cell office:value-type="float" office:value="0.0687980223242605">
                <text:p>0.0687980223242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9138543903828">
                <text:p>0.0559138543903828</text:p>
              </table:table-cell>
              <table:table-cell office:value-type="float" office:value="0.061111">
                <text:p>0.061111</text:p>
              </table:table-cell>
              <table:table-cell office:value-type="float" office:value="0.0688048007922959">
                <text:p>0.06880480079229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9659786522389">
                <text:p>0.0559659786522389</text:p>
              </table:table-cell>
              <table:table-cell office:value-type="float" office:value="0.060948">
                <text:p>0.060948</text:p>
              </table:table-cell>
              <table:table-cell office:value-type="float" office:value="0.0688064440572742">
                <text:p>0.0688064440572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0327060520649">
                <text:p>0.0560327060520649</text:p>
              </table:table-cell>
              <table:table-cell office:value-type="float" office:value="0.06075">
                <text:p>0.06075</text:p>
              </table:table-cell>
              <table:table-cell office:value-type="float" office:value="0.0688115792603314">
                <text:p>0.0688115792603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6071151047945">
                <text:p>0.056071151047945</text:p>
              </table:table-cell>
              <table:table-cell office:value-type="float" office:value="0.060589">
                <text:p>0.060589</text:p>
              </table:table-cell>
              <table:table-cell office:value-type="float" office:value="0.0688132225253097">
                <text:p>0.0688132225253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63647486269474">
                <text:p>0.0563647486269474</text:p>
              </table:table-cell>
              <table:table-cell office:value-type="float" office:value="0.060196">
                <text:p>0.060196</text:p>
              </table:table-cell>
              <table:table-cell office:value-type="float" office:value="0.0688140441577988">
                <text:p>0.0688140441577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64832463860512">
                <text:p>0.0564832463860512</text:p>
              </table:table-cell>
              <table:table-cell office:value-type="float" office:value="0.060087">
                <text:p>0.060087</text:p>
              </table:table-cell>
              <table:table-cell office:value-type="float" office:value="0.068820617217712">
                <text:p>0.068820617217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102489829063">
                <text:p>0.0566102489829063</text:p>
              </table:table-cell>
              <table:table-cell office:value-type="float" office:value="0.060072">
                <text:p>0.060072</text:p>
              </table:table-cell>
              <table:table-cell office:value-type="float" office:value="0.068826368645136">
                <text:p>0.068826368645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0313408970833">
                <text:p>0.0570313408970833</text:p>
              </table:table-cell>
              <table:table-cell office:value-type="float" office:value="0.059973">
                <text:p>0.059973</text:p>
              </table:table-cell>
              <table:table-cell office:value-type="float" office:value="0.068833557929416">
                <text:p>0.068833557929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71815222501755">
                <text:p>0.0571815222501755</text:p>
              </table:table-cell>
              <table:table-cell office:value-type="float" office:value="0.059914">
                <text:p>0.059914</text:p>
              </table:table-cell>
              <table:table-cell office:value-type="float" office:value="0.0688538933335224">
                <text:p>0.0688538933335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72578758001328">
                <text:p>0.0572578758001328</text:p>
              </table:table-cell>
              <table:table-cell office:value-type="float" office:value="0.059878">
                <text:p>0.059878</text:p>
              </table:table-cell>
              <table:table-cell office:value-type="float" office:value="0.0688746395538733">
                <text:p>0.0688746395538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73348701000214">
                <text:p>0.0573348701000214</text:p>
              </table:table-cell>
              <table:table-cell office:value-type="float" office:value="0.059902">
                <text:p>0.059902</text:p>
              </table:table-cell>
              <table:table-cell office:value-type="float" office:value="0.068894564141735">
                <text:p>0.068894564141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490348815918">
                <text:p>0.057490348815918</text:p>
              </table:table-cell>
              <table:table-cell office:value-type="float" office:value="0.059901">
                <text:p>0.059901</text:p>
              </table:table-cell>
              <table:table-cell office:value-type="float" office:value="0.0689019588341373">
                <text:p>0.0689019588341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5685426592827">
                <text:p>0.0575685426592827</text:p>
              </table:table-cell>
              <table:table-cell office:value-type="float" office:value="0.059747">
                <text:p>0.059747</text:p>
              </table:table-cell>
              <table:table-cell office:value-type="float" office:value="0.0689060669965831">
                <text:p>0.0689060669965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6468929648399">
                <text:p>0.0576468929648399</text:p>
              </table:table-cell>
              <table:table-cell office:value-type="float" office:value="0.059635">
                <text:p>0.059635</text:p>
              </table:table-cell>
              <table:table-cell office:value-type="float" office:value="0.0689068886290722">
                <text:p>0.0689068886290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78815154731274">
                <text:p>0.0578815154731274</text:p>
              </table:table-cell>
              <table:table-cell office:value-type="float" office:value="0.059471">
                <text:p>0.059471</text:p>
              </table:table-cell>
              <table:table-cell office:value-type="float" office:value="0.0689097643427842">
                <text:p>0.0689097643427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0363236367703">
                <text:p>0.0580363236367703</text:p>
              </table:table-cell>
              <table:table-cell office:value-type="float" office:value="0.059406">
                <text:p>0.059406</text:p>
              </table:table-cell>
              <table:table-cell office:value-type="float" office:value="0.0689097643427842">
                <text:p>0.0689097643427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81128895282745">
                <text:p>0.0581128895282745</text:p>
              </table:table-cell>
              <table:table-cell office:value-type="float" office:value="0.059455">
                <text:p>0.059455</text:p>
              </table:table-cell>
              <table:table-cell office:value-type="float" office:value="0.0689052453640939">
                <text:p>0.0689052453640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83376847207546">
                <text:p>0.0583376847207546</text:p>
              </table:table-cell>
              <table:table-cell office:value-type="float" office:value="0.059592">
                <text:p>0.059592</text:p>
              </table:table-cell>
              <table:table-cell office:value-type="float" office:value="0.0688953857742242">
                <text:p>0.0688953857742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105737507343">
                <text:p>0.0584105737507343</text:p>
              </table:table-cell>
              <table:table-cell office:value-type="float" office:value="0.059665">
                <text:p>0.059665</text:p>
              </table:table-cell>
              <table:table-cell office:value-type="float" office:value="0.0688871694493327">
                <text:p>0.0688871694493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4822595119476">
                <text:p>0.0584822595119476</text:p>
              </table:table-cell>
              <table:table-cell office:value-type="float" office:value="0.059761">
                <text:p>0.059761</text:p>
              </table:table-cell>
              <table:table-cell office:value-type="float" office:value="0.0688812126137864">
                <text:p>0.06888121261378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86215145885944">
                <text:p>0.0586215145885944</text:p>
              </table:table-cell>
              <table:table-cell office:value-type="float" office:value="0.059865">
                <text:p>0.059865</text:p>
              </table:table-cell>
              <table:table-cell office:value-type="float" office:value="0.0688738179213841">
                <text:p>0.0688738179213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7544627487659">
                <text:p>0.0587544627487659</text:p>
              </table:table-cell>
              <table:table-cell office:value-type="float" office:value="0.060093">
                <text:p>0.060093</text:p>
              </table:table-cell>
              <table:table-cell office:value-type="float" office:value="0.0688760774107293">
                <text:p>0.0688760774107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880228549242">
                <text:p>0.058880228549242</text:p>
              </table:table-cell>
              <table:table-cell office:value-type="float" office:value="0.060273">
                <text:p>0.060273</text:p>
              </table:table-cell>
              <table:table-cell office:value-type="float" office:value="0.0688736125132618">
                <text:p>0.0688736125132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9400939643383">
                <text:p>0.0589400939643383</text:p>
              </table:table-cell>
              <table:table-cell office:value-type="float" office:value="0.060302">
                <text:p>0.060302</text:p>
              </table:table-cell>
              <table:table-cell office:value-type="float" office:value="0.0688709422076721">
                <text:p>0.068870942207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9978098869324">
                <text:p>0.0589978098869324</text:p>
              </table:table-cell>
              <table:table-cell office:value-type="float" office:value="0.060417">
                <text:p>0.060417</text:p>
              </table:table-cell>
              <table:table-cell office:value-type="float" office:value="0.0688779260838298">
                <text:p>0.0688779260838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91063760221005">
                <text:p>0.0591063760221005</text:p>
              </table:table-cell>
              <table:table-cell office:value-type="float" office:value="0.060449">
                <text:p>0.060449</text:p>
              </table:table-cell>
              <table:table-cell office:value-type="float" office:value="0.0688857315924767">
                <text:p>0.0688857315924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91569654643536">
                <text:p>0.0591569654643536</text:p>
              </table:table-cell>
              <table:table-cell office:value-type="float" office:value="0.060572">
                <text:p>0.060572</text:p>
              </table:table-cell>
              <table:table-cell office:value-type="float" office:value="0.0688834721031316">
                <text:p>0.0688834721031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92614114284516">
                <text:p>0.0592614114284516</text:p>
              </table:table-cell>
              <table:table-cell office:value-type="float" office:value="0.060555">
                <text:p>0.060555</text:p>
              </table:table-cell>
              <table:table-cell office:value-type="float" office:value="0.0688851153681099">
                <text:p>0.0688851153681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9303805232048">
                <text:p>0.059303805232048</text:p>
              </table:table-cell>
              <table:table-cell office:value-type="float" office:value="0.060729">
                <text:p>0.060729</text:p>
              </table:table-cell>
              <table:table-cell office:value-type="float" office:value="0.0688851153681099">
                <text:p>0.06888511536810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93904368579388">
                <text:p>0.0593904368579388</text:p>
              </table:table-cell>
              <table:table-cell office:value-type="float" office:value="0.060898">
                <text:p>0.060898</text:p>
              </table:table-cell>
              <table:table-cell office:value-type="float" office:value="0.0688803909812973">
                <text:p>0.0688803909812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4372674822807">
                <text:p>0.0594372674822807</text:p>
              </table:table-cell>
              <table:table-cell office:value-type="float" office:value="0.061127">
                <text:p>0.061127</text:p>
              </table:table-cell>
              <table:table-cell office:value-type="float" office:value="0.0688719692482835">
                <text:p>0.0688719692482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5374628901482">
                <text:p>0.0595374628901482</text:p>
              </table:table-cell>
              <table:table-cell office:value-type="float" office:value="0.061186">
                <text:p>0.061186</text:p>
              </table:table-cell>
              <table:table-cell office:value-type="float" office:value="0.0688666286371041">
                <text:p>0.0688666286371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6455372869968">
                <text:p>0.0596455372869968</text:p>
              </table:table-cell>
              <table:table-cell office:value-type="float" office:value="0.061233">
                <text:p>0.061233</text:p>
              </table:table-cell>
              <table:table-cell office:value-type="float" office:value="0.0688664232289818">
                <text:p>0.0688664232289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97021915018559">
                <text:p>0.0597021915018559</text:p>
              </table:table-cell>
              <table:table-cell office:value-type="float" office:value="0.061262">
                <text:p>0.061262</text:p>
              </table:table-cell>
              <table:table-cell office:value-type="float" office:value="0.0688604663934355">
                <text:p>0.0688604663934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98197802901268">
                <text:p>0.0598197802901268</text:p>
              </table:table-cell>
              <table:table-cell office:value-type="float" office:value="0.061287">
                <text:p>0.061287</text:p>
              </table:table-cell>
              <table:table-cell office:value-type="float" office:value="0.0688631366990252">
                <text:p>0.0688631366990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941902756691">
                <text:p>0.059941902756691</text:p>
              </table:table-cell>
              <table:table-cell office:value-type="float" office:value="0.061279">
                <text:p>0.061279</text:p>
              </table:table-cell>
              <table:table-cell office:value-type="float" office:value="0.068867244861471">
                <text:p>0.068867244861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00667968392372">
                <text:p>0.0600667968392372</text:p>
              </table:table-cell>
              <table:table-cell office:value-type="float" office:value="0.061315">
                <text:p>0.061315</text:p>
              </table:table-cell>
              <table:table-cell office:value-type="float" office:value="0.0688732016970173">
                <text:p>0.0688732016970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1296834647656">
                <text:p>0.0601296834647656</text:p>
              </table:table-cell>
              <table:table-cell office:value-type="float" office:value="0.061331">
                <text:p>0.061331</text:p>
              </table:table-cell>
              <table:table-cell office:value-type="float" office:value="0.0688789531244413">
                <text:p>0.0688789531244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02551735937595">
                <text:p>0.0602551735937595</text:p>
              </table:table-cell>
              <table:table-cell office:value-type="float" office:value="0.06131">
                <text:p>0.06131</text:p>
              </table:table-cell>
              <table:table-cell office:value-type="float" office:value="0.068883061286887">
                <text:p>0.068883061286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03172779083252">
                <text:p>0.0603172779083252</text:p>
              </table:table-cell>
              <table:table-cell office:value-type="float" office:value="0.06118">
                <text:p>0.06118</text:p>
              </table:table-cell>
              <table:table-cell office:value-type="float" office:value="0.0688849099599876">
                <text:p>0.06888490995998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04387223720551">
                <text:p>0.0604387223720551</text:p>
              </table:table-cell>
              <table:table-cell office:value-type="float" office:value="0.06091">
                <text:p>0.06091</text:p>
              </table:table-cell>
              <table:table-cell office:value-type="float" office:value="0.0688908667955339">
                <text:p>0.06889086679553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0497522354126">
                <text:p>0.060497522354126</text:p>
              </table:table-cell>
              <table:table-cell office:value-type="float" office:value="0.060825">
                <text:p>0.060825</text:p>
              </table:table-cell>
              <table:table-cell office:value-type="float" office:value="0.0688910722036562">
                <text:p>0.0688910722036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06099516153336">
                <text:p>0.0606099516153336</text:p>
              </table:table-cell>
              <table:table-cell office:value-type="float" office:value="0.060725">
                <text:p>0.060725</text:p>
              </table:table-cell>
              <table:table-cell office:value-type="float" office:value="0.0688951803661019">
                <text:p>0.0688951803661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7134662568569">
                <text:p>0.0607134662568569</text:p>
              </table:table-cell>
              <table:table-cell office:value-type="float" office:value="0.0603">
                <text:p>0.0603</text:p>
              </table:table-cell>
              <table:table-cell office:value-type="float" office:value="0.0689070940371945">
                <text:p>0.06890709403719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761172324419">
                <text:p>0.060761172324419</text:p>
              </table:table-cell>
              <table:table-cell office:value-type="float" office:value="0.059897">
                <text:p>0.059897</text:p>
              </table:table-cell>
              <table:table-cell office:value-type="float" office:value="0.0689165428108197">
                <text:p>0.0689165428108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08470104634762">
                <text:p>0.0608470104634762</text:p>
              </table:table-cell>
              <table:table-cell office:value-type="float" office:value="0.059014">
                <text:p>0.059014</text:p>
              </table:table-cell>
              <table:table-cell office:value-type="float" office:value="0.0689200347488985">
                <text:p>0.0689200347488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08845874667168">
                <text:p>0.0608845874667168</text:p>
              </table:table-cell>
              <table:table-cell office:value-type="float" office:value="0.058481">
                <text:p>0.058481</text:p>
              </table:table-cell>
              <table:table-cell office:value-type="float" office:value="0.0689243483194665">
                <text:p>0.0689243483194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9724558889866">
                <text:p>0.0609724558889866</text:p>
              </table:table-cell>
              <table:table-cell office:value-type="float" office:value="0.057747">
                <text:p>0.057747</text:p>
              </table:table-cell>
              <table:table-cell office:value-type="float" office:value="0.0689342079093363">
                <text:p>0.06893420790933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10076114535332">
                <text:p>0.0610076114535332</text:p>
              </table:table-cell>
              <table:table-cell office:value-type="float" office:value="0.05624">
                <text:p>0.05624</text:p>
              </table:table-cell>
              <table:table-cell office:value-type="float" office:value="0.0689596785164998">
                <text:p>0.06895967851649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0173642635346">
                <text:p>0.0610173642635346</text:p>
              </table:table-cell>
              <table:table-cell office:value-type="float" office:value="0.054981">
                <text:p>0.054981</text:p>
              </table:table-cell>
              <table:table-cell office:value-type="float" office:value="0.0689648137195569">
                <text:p>0.0689648137195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10199980437756">
                <text:p>0.0610199980437756</text:p>
              </table:table-cell>
              <table:table-cell office:value-type="float" office:value="0.054326">
                <text:p>0.054326</text:p>
              </table:table-cell>
              <table:table-cell office:value-type="float" office:value="0.0689471486210403">
                <text:p>0.0689471486210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9985068440437">
                <text:p>0.0609985068440437</text:p>
              </table:table-cell>
              <table:table-cell office:value-type="float" office:value="0.053689">
                <text:p>0.053689</text:p>
              </table:table-cell>
              <table:table-cell office:value-type="float" office:value="0.0689218834219991">
                <text:p>0.0689218834219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9512068331242">
                <text:p>0.0609512068331242</text:p>
              </table:table-cell>
              <table:table-cell office:value-type="float" office:value="0.052267">
                <text:p>0.052267</text:p>
              </table:table-cell>
              <table:table-cell office:value-type="float" office:value="0.0689083264859282">
                <text:p>0.0689083264859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08764737844467">
                <text:p>0.0608764737844467</text:p>
              </table:table-cell>
              <table:table-cell office:value-type="float" office:value="0.051259">
                <text:p>0.051259</text:p>
              </table:table-cell>
              <table:table-cell office:value-type="float" office:value="0.0688719692482835">
                <text:p>0.0688719692482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8283840119839">
                <text:p>0.0608283840119839</text:p>
              </table:table-cell>
              <table:table-cell office:value-type="float" office:value="0.048668">
                <text:p>0.048668</text:p>
              </table:table-cell>
              <table:table-cell office:value-type="float" office:value="0.0689007263854036">
                <text:p>0.0689007263854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07100240886212">
                <text:p>0.0607100240886212</text:p>
              </table:table-cell>
              <table:table-cell office:value-type="float" office:value="0.046283">
                <text:p>0.046283</text:p>
              </table:table-cell>
              <table:table-cell office:value-type="float" office:value="0.0689379052555374">
                <text:p>0.0689379052555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06394745409489">
                <text:p>0.0606394745409489</text:p>
              </table:table-cell>
              <table:table-cell office:value-type="float" office:value="0.042719">
                <text:p>0.042719</text:p>
              </table:table-cell>
              <table:table-cell office:value-type="float" office:value="0.0690227388100416">
                <text:p>0.0690227388100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0746403932571">
                <text:p>0.120746403932571</text:p>
              </table:table-cell>
              <table:table-cell office:value-type="float" office:value="0.045193">
                <text:p>0.045193</text:p>
              </table:table-cell>
              <table:table-cell office:value-type="float" office:value="0.0689050399559716">
                <text:p>0.0689050399559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394967496395">
                <text:p>0.120394967496395</text:p>
              </table:table-cell>
              <table:table-cell office:value-type="float" office:value="0.036623">
                <text:p>0.036623</text:p>
              </table:table-cell>
              <table:table-cell office:value-type="float" office:value="0.069193022143417">
                <text:p>0.0691930221434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9977064430714">
                <text:p>0.119977064430714</text:p>
              </table:table-cell>
              <table:table-cell office:value-type="float" office:value="0.024168">
                <text:p>0.024168</text:p>
              </table:table-cell>
              <table:table-cell office:value-type="float" office:value="0.0696560120510502">
                <text:p>0.0696560120510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9492009282112">
                <text:p>0.119492009282112</text:p>
              </table:table-cell>
              <table:table-cell office:value-type="float" office:value="-0.000686">
                <text:p>-0.000686</text:p>
              </table:table-cell>
              <table:table-cell office:value-type="float" office:value="0.0705766512551372">
                <text:p>0.0705766512551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8939459323883">
                <text:p>0.118939459323883</text:p>
              </table:table-cell>
              <table:table-cell office:value-type="float" office:value="-0.017363">
                <text:p>-0.017363</text:p>
              </table:table-cell>
              <table:table-cell office:value-type="float" office:value="0.0713409748781644">
                <text:p>0.0713409748781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18319943547249">
                <text:p>0.118319943547249</text:p>
              </table:table-cell>
              <table:table-cell office:value-type="float" office:value="-0.036172">
                <text:p>-0.036172</text:p>
              </table:table-cell>
              <table:table-cell office:value-type="float" office:value="0.0721541856342956">
                <text:p>0.0721541856342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7634274065495">
                <text:p>0.117634274065495</text:p>
              </table:table-cell>
              <table:table-cell office:value-type="float" office:value="-0.049195">
                <text:p>-0.049195</text:p>
              </table:table-cell>
              <table:table-cell office:value-type="float" office:value="0.0731750640020583">
                <text:p>0.0731750640020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883903741837">
                <text:p>0.116883903741837</text:p>
              </table:table-cell>
              <table:table-cell office:value-type="float" office:value="-0.049844">
                <text:p>-0.049844</text:p>
              </table:table-cell>
              <table:table-cell office:value-type="float" office:value="0.074232505015588">
                <text:p>0.074232505015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5642033517361">
                <text:p>0.115642033517361</text:p>
              </table:table-cell>
              <table:table-cell office:value-type="float" office:value="-0.045854">
                <text:p>-0.045854</text:p>
              </table:table-cell>
              <table:table-cell office:value-type="float" office:value="0.0756266099415448">
                <text:p>0.0756266099415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14269271492958">
                <text:p>0.114269271492958</text:p>
              </table:table-cell>
              <table:table-cell office:value-type="float" office:value="-0.039002">
                <text:p>-0.039002</text:p>
              </table:table-cell>
              <table:table-cell office:value-type="float" office:value="0.0772828156315389">
                <text:p>0.0772828156315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3784648478031">
                <text:p>0.113784648478031</text:p>
              </table:table-cell>
              <table:table-cell office:value-type="float" office:value="-0.033778">
                <text:p>-0.033778</text:p>
              </table:table-cell>
              <table:table-cell office:value-type="float" office:value="0.079055282318747">
                <text:p>0.0790552823187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2257190048695">
                <text:p>0.112257190048695</text:p>
              </table:table-cell>
              <table:table-cell office:value-type="float" office:value="-0.032459">
                <text:p>-0.032459</text:p>
              </table:table-cell>
              <table:table-cell office:value-type="float" office:value="0.0808065919693596">
                <text:p>0.0808065919693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11183553934097">
                <text:p>0.111183553934097</text:p>
              </table:table-cell>
              <table:table-cell office:value-type="float" office:value="-0.037163">
                <text:p>-0.037163</text:p>
              </table:table-cell>
              <table:table-cell office:value-type="float" office:value="0.082486008777172">
                <text:p>0.082486008777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10071949660778">
                <text:p>0.110071949660778</text:p>
              </table:table-cell>
              <table:table-cell office:value-type="float" office:value="-0.044972">
                <text:p>-0.044972</text:p>
              </table:table-cell>
              <table:table-cell office:value-type="float" office:value="0.084055326831439">
                <text:p>0.0840553268314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9503664076328">
                <text:p>0.109503664076328</text:p>
              </table:table-cell>
              <table:table-cell office:value-type="float" office:value="-0.05001">
                <text:p>-0.05001</text:p>
              </table:table-cell>
              <table:table-cell office:value-type="float" office:value="0.0855613791840418">
                <text:p>0.08556137918404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8346164226532">
                <text:p>0.108346164226532</text:p>
              </table:table-cell>
              <table:table-cell office:value-type="float" office:value="-0.051291">
                <text:p>-0.051291</text:p>
              </table:table-cell>
              <table:table-cell office:value-type="float" office:value="0.0869254945241449">
                <text:p>0.0869254945241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7758492231369">
                <text:p>0.107758492231369</text:p>
              </table:table-cell>
              <table:table-cell office:value-type="float" office:value="-0.051421">
                <text:p>-0.051421</text:p>
              </table:table-cell>
              <table:table-cell office:value-type="float" office:value="0.0882413389555106">
                <text:p>0.0882413389555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6569595634937">
                <text:p>0.106569595634937</text:p>
              </table:table-cell>
              <table:table-cell office:value-type="float" office:value="-0.049251">
                <text:p>-0.049251</text:p>
              </table:table-cell>
              <table:table-cell office:value-type="float" office:value="0.0893973758677377">
                <text:p>0.08939737586773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5368420481682">
                <text:p>0.105368420481682</text:p>
              </table:table-cell>
              <table:table-cell office:value-type="float" office:value="-0.046669">
                <text:p>-0.046669</text:p>
              </table:table-cell>
              <table:table-cell office:value-type="float" office:value="0.0905299962540241">
                <text:p>0.0905299962540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65586555004">
                <text:p>0.104765586555004</text:p>
              </table:table-cell>
              <table:table-cell office:value-type="float" office:value="-0.045791">
                <text:p>-0.045791</text:p>
              </table:table-cell>
              <table:table-cell office:value-type="float" office:value="0.0916605625590876">
                <text:p>0.0916605625590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559859097004">
                <text:p>0.103559859097004</text:p>
              </table:table-cell>
              <table:table-cell office:value-type="float" office:value="-0.046806">
                <text:p>-0.046806</text:p>
              </table:table-cell>
              <table:table-cell office:value-type="float" office:value="0.0928223508987387">
                <text:p>0.09282235089873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958895266056">
                <text:p>0.102958895266056</text:p>
              </table:table-cell>
              <table:table-cell office:value-type="float" office:value="-0.04759">
                <text:p>-0.04759</text:p>
              </table:table-cell>
              <table:table-cell office:value-type="float" office:value="0.0939317601672068">
                <text:p>0.09393176016720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36057639122">
                <text:p>0.10236057639122</text:p>
              </table:table-cell>
              <table:table-cell office:value-type="float" office:value="-0.046743">
                <text:p>-0.046743</text:p>
              </table:table-cell>
              <table:table-cell office:value-type="float" office:value="0.0950013202599513">
                <text:p>0.09500132025995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1175539195538">
                <text:p>0.101175539195538</text:p>
              </table:table-cell>
              <table:table-cell office:value-type="float" office:value="-0.043501">
                <text:p>-0.043501</text:p>
              </table:table-cell>
              <table:table-cell office:value-type="float" office:value="0.0960622532115598">
                <text:p>0.0960622532115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0012712180614">
                <text:p>0.100012712180614</text:p>
              </table:table-cell>
              <table:table-cell office:value-type="float" office:value="-0.038962">
                <text:p>-0.038962</text:p>
              </table:table-cell>
              <table:table-cell office:value-type="float" office:value="0.0971211320819455">
                <text:p>0.0971211320819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94421243667603">
                <text:p>0.0994421243667603</text:p>
              </table:table-cell>
              <table:table-cell office:value-type="float" office:value="-0.034435">
                <text:p>-0.034435</text:p>
              </table:table-cell>
              <table:table-cell office:value-type="float" office:value="0.0981229074943355">
                <text:p>0.09812290749433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77855324745178">
                <text:p>0.0977855324745178</text:p>
              </table:table-cell>
              <table:table-cell office:value-type="float" office:value="-0.029872">
                <text:p>-0.029872</text:p>
              </table:table-cell>
              <table:table-cell office:value-type="float" office:value="0.0990242383349276">
                <text:p>0.0990242383349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67371314764023">
                <text:p>0.0967371314764023</text:p>
              </table:table-cell>
              <table:table-cell office:value-type="float" office:value="-0.024571">
                <text:p>-0.024571</text:p>
              </table:table-cell>
              <table:table-cell office:value-type="float" office:value="0.0998508006190075">
                <text:p>0.09985080061900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57427099347115">
                <text:p>0.0957427099347115</text:p>
              </table:table-cell>
              <table:table-cell office:value-type="float" office:value="-0.020704">
                <text:p>-0.020704</text:p>
              </table:table-cell>
              <table:table-cell office:value-type="float" office:value="0.10060752414151">
                <text:p>0.10060752414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48099792003632">
                <text:p>0.0948099792003632</text:p>
              </table:table-cell>
              <table:table-cell office:value-type="float" office:value="-0.017185">
                <text:p>-0.017185</text:p>
              </table:table-cell>
              <table:table-cell office:value-type="float" office:value="0.101303446859816">
                <text:p>0.101303446859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39463824033737">
                <text:p>0.0939463824033737</text:p>
              </table:table-cell>
              <table:table-cell office:value-type="float" office:value="-0.015269">
                <text:p>-0.015269</text:p>
              </table:table-cell>
              <table:table-cell office:value-type="float" office:value="0.101939390406414">
                <text:p>0.1019393904064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35428217053414">
                <text:p>0.0935428217053414</text:p>
              </table:table-cell>
              <table:table-cell office:value-type="float" office:value="-0.012192">
                <text:p>-0.012192</text:p>
              </table:table-cell>
              <table:table-cell office:value-type="float" office:value="0.102491116622875">
                <text:p>0.102491116622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1591838598251">
                <text:p>0.0931591838598251</text:p>
              </table:table-cell>
              <table:table-cell office:value-type="float" office:value="-0.008655">
                <text:p>-0.008655</text:p>
              </table:table-cell>
              <table:table-cell office:value-type="float" office:value="0.103018399272784">
                <text:p>0.103018399272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21366140246391">
                <text:p>0.0921366140246391</text:p>
              </table:table-cell>
              <table:table-cell office:value-type="float" office:value="-0.00451">
                <text:p>-0.00451</text:p>
              </table:table-cell>
              <table:table-cell office:value-type="float" office:value="0.103521649172385">
                <text:p>0.1035216491723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15697291493416">
                <text:p>0.0915697291493416</text:p>
              </table:table-cell>
              <table:table-cell office:value-type="float" office:value="-0.000551">
                <text:p>-0.000551</text:p>
              </table:table-cell>
              <table:table-cell office:value-type="float" office:value="0.103992033772421">
                <text:p>0.103992033772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13229808211327">
                <text:p>0.0913229808211327</text:p>
              </table:table-cell>
              <table:table-cell office:value-type="float" office:value="0.003554">
                <text:p>0.003554</text:p>
              </table:table-cell>
              <table:table-cell office:value-type="float" office:value="0.104508224383726">
                <text:p>0.1045082243837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09062176942825">
                <text:p>0.0909062176942825</text:p>
              </table:table-cell>
              <table:table-cell office:value-type="float" office:value="0.008511">
                <text:p>0.008511</text:p>
              </table:table-cell>
              <table:table-cell office:value-type="float" office:value="0.105077410290581">
                <text:p>0.1050774102905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5959755182266">
                <text:p>0.0905959755182266</text:p>
              </table:table-cell>
              <table:table-cell office:value-type="float" office:value="0.012078">
                <text:p>0.012078</text:p>
              </table:table-cell>
              <table:table-cell office:value-type="float" office:value="0.105728759446351">
                <text:p>0.1057287594463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482197701931">
                <text:p>0.090482197701931</text:p>
              </table:table-cell>
              <table:table-cell office:value-type="float" office:value="0.014636">
                <text:p>0.014636</text:p>
              </table:table-cell>
              <table:table-cell office:value-type="float" office:value="0.106449741955576">
                <text:p>0.106449741955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3397724032402">
                <text:p>0.0903397724032402</text:p>
              </table:table-cell>
              <table:table-cell office:value-type="float" office:value="0.016533">
                <text:p>0.016533</text:p>
              </table:table-cell>
              <table:table-cell office:value-type="float" office:value="0.107245903837557">
                <text:p>0.107245903837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3711020946503">
                <text:p>0.0903711020946503</text:p>
              </table:table-cell>
              <table:table-cell office:value-type="float" office:value="0.017444">
                <text:p>0.017444</text:p>
              </table:table-cell>
              <table:table-cell office:value-type="float" office:value="0.108098142136923">
                <text:p>0.1080981421369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08608064055443">
                <text:p>0.0908608064055443</text:p>
              </table:table-cell>
              <table:table-cell office:value-type="float" office:value="0.01778">
                <text:p>0.01778</text:p>
              </table:table-cell>
              <table:table-cell office:value-type="float" office:value="0.108951612885022">
                <text:p>0.1089516128850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918794572353363">
                <text:p>0.0918794572353363</text:p>
              </table:table-cell>
              <table:table-cell office:value-type="float" office:value="0.018584">
                <text:p>0.018584</text:p>
              </table:table-cell>
              <table:table-cell office:value-type="float" office:value="0.10983096505653">
                <text:p>0.109830965056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925698429346085">
                <text:p>0.0925698429346085</text:p>
              </table:table-cell>
              <table:table-cell office:value-type="float" office:value="0.020134">
                <text:p>0.020134</text:p>
              </table:table-cell>
              <table:table-cell office:value-type="float" office:value="0.11061624030803">
                <text:p>0.110616240308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3708027005196">
                <text:p>0.0933708027005196</text:p>
              </table:table-cell>
              <table:table-cell office:value-type="float" office:value="0.021923">
                <text:p>0.021923</text:p>
              </table:table-cell>
              <table:table-cell office:value-type="float" office:value="0.111306411598912">
                <text:p>0.111306411598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52718853950501">
                <text:p>0.0952718853950501</text:p>
              </table:table-cell>
              <table:table-cell office:value-type="float" office:value="0.024773">
                <text:p>0.024773</text:p>
              </table:table-cell>
              <table:table-cell office:value-type="float" office:value="0.11187765158699">
                <text:p>0.111877651586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6355028450489">
                <text:p>0.096355028450489</text:p>
              </table:table-cell>
              <table:table-cell office:value-type="float" office:value="0.027534">
                <text:p>0.027534</text:p>
              </table:table-cell>
              <table:table-cell office:value-type="float" office:value="0.112284770485361">
                <text:p>0.1122847704853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5149273872376">
                <text:p>0.0975149273872376</text:p>
              </table:table-cell>
              <table:table-cell office:value-type="float" office:value="0.029712">
                <text:p>0.029712</text:p>
              </table:table-cell>
              <table:table-cell office:value-type="float" office:value="0.112602331442416">
                <text:p>0.112602331442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87427309155464">
                <text:p>0.0987427309155464</text:p>
              </table:table-cell>
              <table:table-cell office:value-type="float" office:value="0.032116">
                <text:p>0.032116</text:p>
              </table:table-cell>
              <table:table-cell office:value-type="float" office:value="0.112826842520075">
                <text:p>0.112826842520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366318762302">
                <text:p>0.101366318762302</text:p>
              </table:table-cell>
              <table:table-cell office:value-type="float" office:value="0.034746">
                <text:p>0.034746</text:p>
              </table:table-cell>
              <table:table-cell office:value-type="float" office:value="0.113009039524543">
                <text:p>0.1130090395245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2744370698929">
                <text:p>0.102744370698929</text:p>
              </table:table-cell>
              <table:table-cell office:value-type="float" office:value="0.039029">
                <text:p>0.039029</text:p>
              </table:table-cell>
              <table:table-cell office:value-type="float" office:value="0.113145225109619">
                <text:p>0.1131452251096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5589389801025">
                <text:p>0.105589389801025</text:p>
              </table:table-cell>
              <table:table-cell office:value-type="float" office:value="0.043726">
                <text:p>0.043726</text:p>
              </table:table-cell>
              <table:table-cell office:value-type="float" office:value="0.113353098129372">
                <text:p>0.1133530981293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7039503753185">
                <text:p>0.107039503753185</text:p>
              </table:table-cell>
              <table:table-cell office:value-type="float" office:value="0.046957">
                <text:p>0.046957</text:p>
              </table:table-cell>
              <table:table-cell office:value-type="float" office:value="0.11356672257655">
                <text:p>0.11356672257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8497194945812">
                <text:p>0.108497194945812</text:p>
              </table:table-cell>
              <table:table-cell office:value-type="float" office:value="0.047106">
                <text:p>0.047106</text:p>
              </table:table-cell>
              <table:table-cell office:value-type="float" office:value="0.113742141112982">
                <text:p>0.1137421411129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954714775085">
                <text:p>0.109954714775085</text:p>
              </table:table-cell>
              <table:table-cell office:value-type="float" office:value="0.047233">
                <text:p>0.047233</text:p>
              </table:table-cell>
              <table:table-cell office:value-type="float" office:value="0.113936662604788">
                <text:p>0.1139366626047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4255219697952">
                <text:p>0.114255219697952</text:p>
              </table:table-cell>
              <table:table-cell office:value-type="float" office:value="0.049585">
                <text:p>0.049585</text:p>
              </table:table-cell>
              <table:table-cell office:value-type="float" office:value="0.114068123803051">
                <text:p>0.1140681238030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6998299956322">
                <text:p>0.116998299956322</text:p>
              </table:table-cell>
              <table:table-cell office:value-type="float" office:value="0.049367">
                <text:p>0.049367</text:p>
              </table:table-cell>
              <table:table-cell office:value-type="float" office:value="0.11417493602664">
                <text:p>0.114174936026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18316158652306">
                <text:p>0.118316158652306</text:p>
              </table:table-cell>
              <table:table-cell office:value-type="float" office:value="0.048303">
                <text:p>0.048303</text:p>
              </table:table-cell>
              <table:table-cell office:value-type="float" office:value="0.114072437373619">
                <text:p>0.1140724373736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0822064578533">
                <text:p>0.120822064578533</text:p>
              </table:table-cell>
              <table:table-cell office:value-type="float" office:value="0.047475">
                <text:p>0.047475</text:p>
              </table:table-cell>
              <table:table-cell office:value-type="float" office:value="0.113735568053069">
                <text:p>0.1137355680530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2002899646759">
                <text:p>0.122002899646759</text:p>
              </table:table-cell>
              <table:table-cell office:value-type="float" office:value="0.045">
                <text:p>0.045</text:p>
              </table:table-cell>
              <table:table-cell office:value-type="float" office:value="0.113020336971269">
                <text:p>0.1130203369712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206528067589">
                <text:p>0.124206528067589</text:p>
              </table:table-cell>
              <table:table-cell office:value-type="float" office:value="0.042692">
                <text:p>0.042692</text:p>
              </table:table-cell>
              <table:table-cell office:value-type="float" office:value="0.111701206009946">
                <text:p>0.1117012060099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5225275754929">
                <text:p>0.125225275754929</text:p>
              </table:table-cell>
              <table:table-cell office:value-type="float" office:value="0.042858">
                <text:p>0.042858</text:p>
              </table:table-cell>
              <table:table-cell office:value-type="float" office:value="0.109851505868758">
                <text:p>0.1098515058687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7091228961945">
                <text:p>0.127091228961945</text:p>
              </table:table-cell>
              <table:table-cell office:value-type="float" office:value="0.041167">
                <text:p>0.041167</text:p>
              </table:table-cell>
              <table:table-cell office:value-type="float" office:value="0.107552167347886">
                <text:p>0.1075521673478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8726467490196">
                <text:p>0.128726467490196</text:p>
              </table:table-cell>
              <table:table-cell office:value-type="float" office:value="0.039398">
                <text:p>0.039398</text:p>
              </table:table-cell>
              <table:table-cell office:value-type="float" office:value="0.104986825308653">
                <text:p>0.1049868253086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9458665847778">
                <text:p>0.129458665847778</text:p>
              </table:table-cell>
              <table:table-cell office:value-type="float" office:value="0.036829">
                <text:p>0.036829</text:p>
              </table:table-cell>
              <table:table-cell office:value-type="float" office:value="0.102315903494565">
                <text:p>0.1023159034945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0757987499237">
                <text:p>0.130757987499237</text:p>
              </table:table-cell>
              <table:table-cell office:value-type="float" office:value="0.031099">
                <text:p>0.031099</text:p>
              </table:table-cell>
              <table:table-cell office:value-type="float" office:value="0.0996242354601258">
                <text:p>0.09962423546012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1328493356705">
                <text:p>0.131328493356705</text:p>
              </table:table-cell>
              <table:table-cell office:value-type="float" office:value="0.025174">
                <text:p>0.025174</text:p>
              </table:table-cell>
              <table:table-cell office:value-type="float" office:value="0.0968271930589538">
                <text:p>0.09682719305895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2321521639824">
                <text:p>0.132321521639824</text:p>
              </table:table-cell>
              <table:table-cell office:value-type="float" office:value="0.019722">
                <text:p>0.019722</text:p>
              </table:table-cell>
              <table:table-cell office:value-type="float" office:value="0.0939506577144571">
                <text:p>0.09395065771445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3479103446007">
                <text:p>0.133479103446007</text:p>
              </table:table-cell>
              <table:table-cell office:value-type="float" office:value="0.016397">
                <text:p>0.016397</text:p>
              </table:table-cell>
              <table:table-cell office:value-type="float" office:value="0.0908130486465346">
                <text:p>0.0908130486465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7404180169106">
                <text:p>0.0677404180169106</text:p>
              </table:table-cell>
              <table:table-cell office:value-type="float" office:value="0.0107">
                <text:p>0.0107</text:p>
              </table:table-cell>
              <table:table-cell office:value-type="float" office:value="0.0874482581953634">
                <text:p>0.08744825819536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8920224308968">
                <text:p>0.0678920224308968</text:p>
              </table:table-cell>
              <table:table-cell office:value-type="float" office:value="0.004988">
                <text:p>0.004988</text:p>
              </table:table-cell>
              <table:table-cell office:value-type="float" office:value="0.0838002099435595">
                <text:p>0.0838002099435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9651200771332">
                <text:p>0.0679651200771332</text:p>
              </table:table-cell>
              <table:table-cell office:value-type="float" office:value="0.003249">
                <text:p>0.003249</text:p>
              </table:table-cell>
              <table:table-cell office:value-type="float" office:value="0.079917791024227">
                <text:p>0.079917791024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80892691016197">
                <text:p>0.0680892691016197</text:p>
              </table:table-cell>
              <table:table-cell office:value-type="float" office:value="0.004698">
                <text:p>0.004698</text:p>
              </table:table-cell>
              <table:table-cell office:value-type="float" office:value="0.0761105514776512">
                <text:p>0.07611055147765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81891590356827">
                <text:p>0.0681891590356827</text:p>
              </table:table-cell>
              <table:table-cell office:value-type="float" office:value="0.00949">
                <text:p>0.00949</text:p>
              </table:table-cell>
              <table:table-cell office:value-type="float" office:value="0.0727250148061291">
                <text:p>0.0727250148061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82312995195389">
                <text:p>0.0682312995195389</text:p>
              </table:table-cell>
              <table:table-cell office:value-type="float" office:value="0.019911">
                <text:p>0.019911</text:p>
              </table:table-cell>
              <table:table-cell office:value-type="float" office:value="0.0701518672582492">
                <text:p>0.0701518672582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82687684893608">
                <text:p>0.0682687684893608</text:p>
              </table:table-cell>
              <table:table-cell office:value-type="float" office:value="0.045445">
                <text:p>0.045445</text:p>
              </table:table-cell>
              <table:table-cell office:value-type="float" office:value="0.0685883006314062">
                <text:p>0.0685883006314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83306455612183">
                <text:p>0.0683306455612183</text:p>
              </table:table-cell>
              <table:table-cell office:value-type="float" office:value="0.059817">
                <text:p>0.059817</text:p>
              </table:table-cell>
              <table:table-cell office:value-type="float" office:value="0.0675540707356949">
                <text:p>0.0675540707356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8355493247509">
                <text:p>0.068355493247509</text:p>
              </table:table-cell>
              <table:table-cell office:value-type="float" office:value="0.075541">
                <text:p>0.075541</text:p>
              </table:table-cell>
              <table:table-cell office:value-type="float" office:value="0.0666389775509097">
                <text:p>0.06663897755090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83765783905983">
                <text:p>0.0683765783905983</text:p>
              </table:table-cell>
              <table:table-cell office:value-type="float" office:value="0.091494">
                <text:p>0.091494</text:p>
              </table:table-cell>
              <table:table-cell office:value-type="float" office:value="0.0659522981981067">
                <text:p>0.0659522981981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4077888727188">
                <text:p>0.0684077888727188</text:p>
              </table:table-cell>
              <table:table-cell office:value-type="float" office:value="0.096036">
                <text:p>0.096036</text:p>
              </table:table-cell>
              <table:table-cell office:value-type="float" office:value="0.0657247059986135">
                <text:p>0.06572470599861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84250593185425">
                <text:p>0.0684250593185425</text:p>
              </table:table-cell>
              <table:table-cell office:value-type="float" office:value="0.094316">
                <text:p>0.094316</text:p>
              </table:table-cell>
              <table:table-cell office:value-type="float" office:value="0.0658432264851727">
                <text:p>0.06584322648517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84285312891007">
                <text:p>0.0684285312891007</text:p>
              </table:table-cell>
              <table:table-cell office:value-type="float" office:value="0.091088">
                <text:p>0.091088</text:p>
              </table:table-cell>
              <table:table-cell office:value-type="float" office:value="0.0659775633971479">
                <text:p>0.06597756339714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84270560741425">
                <text:p>0.0684270560741425</text:p>
              </table:table-cell>
              <table:table-cell office:value-type="float" office:value="0.088894">
                <text:p>0.088894</text:p>
              </table:table-cell>
              <table:table-cell office:value-type="float" office:value="0.0659861905382839">
                <text:p>0.0659861905382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8425789475441">
                <text:p>0.068425789475441</text:p>
              </table:table-cell>
              <table:table-cell office:value-type="float" office:value="0.089571">
                <text:p>0.089571</text:p>
              </table:table-cell>
              <table:table-cell office:value-type="float" office:value="0.0658890324964425">
                <text:p>0.0658890324964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84239268302918">
                <text:p>0.0684239268302918</text:p>
              </table:table-cell>
              <table:table-cell office:value-type="float" office:value="0.089805">
                <text:p>0.089805</text:p>
              </table:table-cell>
              <table:table-cell office:value-type="float" office:value="0.0658411724039498">
                <text:p>0.06584117240394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4226602315903">
                <text:p>0.0684226602315903</text:p>
              </table:table-cell>
              <table:table-cell office:value-type="float" office:value="0.089974">
                <text:p>0.089974</text:p>
              </table:table-cell>
              <table:table-cell office:value-type="float" office:value="0.0658442535257841">
                <text:p>0.06584425352578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222429990768">
                <text:p>0.0684222429990768</text:p>
              </table:table-cell>
              <table:table-cell office:value-type="float" office:value="0.090249">
                <text:p>0.090249</text:p>
              </table:table-cell>
              <table:table-cell office:value-type="float" office:value="0.0658487725044744">
                <text:p>0.06584877250447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4218779206276">
                <text:p>0.0684218779206276</text:p>
              </table:table-cell>
              <table:table-cell office:value-type="float" office:value="0.090562">
                <text:p>0.090562</text:p>
              </table:table-cell>
              <table:table-cell office:value-type="float" office:value="0.0658565780131213">
                <text:p>0.06585657801312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4213563799858">
                <text:p>0.0684213563799858</text:p>
              </table:table-cell>
              <table:table-cell office:value-type="float" office:value="0.090901">
                <text:p>0.090901</text:p>
              </table:table-cell>
              <table:table-cell office:value-type="float" office:value="0.0658571942374882">
                <text:p>0.06585719423748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84211477637291">
                <text:p>0.0684211477637291</text:p>
              </table:table-cell>
              <table:table-cell office:value-type="float" office:value="0.091082">
                <text:p>0.091082</text:p>
              </table:table-cell>
              <table:table-cell office:value-type="float" office:value="0.0658582212780996">
                <text:p>0.06585822127809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84209987521172">
                <text:p>0.0684209987521172</text:p>
              </table:table-cell>
              <table:table-cell office:value-type="float" office:value="0.091409">
                <text:p>0.091409</text:p>
              </table:table-cell>
              <table:table-cell office:value-type="float" office:value="0.0658686970923362">
                <text:p>0.06586869709233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84208124876022">
                <text:p>0.0684208124876022</text:p>
              </table:table-cell>
              <table:table-cell office:value-type="float" office:value="0.091479">
                <text:p>0.091479</text:p>
              </table:table-cell>
              <table:table-cell office:value-type="float" office:value="0.0658637672974013">
                <text:p>0.06586376729740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84207305312157">
                <text:p>0.0684207305312157</text:p>
              </table:table-cell>
              <table:table-cell office:value-type="float" office:value="0.091195">
                <text:p>0.091195</text:p>
              </table:table-cell>
              <table:table-cell office:value-type="float" office:value="0.0658787620903282">
                <text:p>0.0658787620903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84205889701843">
                <text:p>0.0684205889701843</text:p>
              </table:table-cell>
              <table:table-cell office:value-type="float" office:value="0.091177">
                <text:p>0.091177</text:p>
              </table:table-cell>
              <table:table-cell office:value-type="float" office:value="0.0658873892314642">
                <text:p>0.06588738923146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84205591678619">
                <text:p>0.0684205591678619</text:p>
              </table:table-cell>
              <table:table-cell office:value-type="float" office:value="0.090757">
                <text:p>0.090757</text:p>
              </table:table-cell>
              <table:table-cell office:value-type="float" office:value="0.0659085462680597">
                <text:p>0.0659085462680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84205144643784">
                <text:p>0.0684205144643784</text:p>
              </table:table-cell>
              <table:table-cell office:value-type="float" office:value="0.090407">
                <text:p>0.090407</text:p>
              </table:table-cell>
              <table:table-cell office:value-type="float" office:value="0.0659299087127775">
                <text:p>0.0659299087127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84204772114754">
                <text:p>0.0684204772114754</text:p>
              </table:table-cell>
              <table:table-cell office:value-type="float" office:value="0.090137">
                <text:p>0.090137</text:p>
              </table:table-cell>
              <table:table-cell office:value-type="float" office:value="0.0659334006508564">
                <text:p>0.06593340065085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84204548597336">
                <text:p>0.0684204548597336</text:p>
              </table:table-cell>
              <table:table-cell office:value-type="float" office:value="0.090053">
                <text:p>0.090053</text:p>
              </table:table-cell>
              <table:table-cell office:value-type="float" office:value="0.0659292924884106">
                <text:p>0.0659292924884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947">
                <text:p>0.089947</text:p>
              </table:table-cell>
              <table:table-cell office:value-type="float" office:value="0.0659362763645684">
                <text:p>0.0659362763645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903">
                <text:p>0.089903</text:p>
              </table:table-cell>
              <table:table-cell office:value-type="float" office:value="0.0659342222833455">
                <text:p>0.0659342222833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4">
                <text:p>0.089874</text:p>
              </table:table-cell>
              <table:table-cell office:value-type="float" office:value="0.0659305249371444">
                <text:p>0.06593052493714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4204325079918">
                <text:p>0.0684204325079918</text:p>
              </table:table-cell>
              <table:table-cell office:value-type="float" office:value="0.089873">
                <text:p>0.089873</text:p>
              </table:table-cell>
              <table:table-cell office:value-type="float" office:value="0.0659317573858781">
                <text:p>0.06593175738587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6">
                <text:p>0.089746</text:p>
              </table:table-cell>
              <table:table-cell office:value-type="float" office:value="0.0659407953432587">
                <text:p>0.06594079534325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84204250574112">
                <text:p>0.0684204250574112</text:p>
              </table:table-cell>
              <table:table-cell office:value-type="float" office:value="0.089619">
                <text:p>0.089619</text:p>
              </table:table-cell>
              <table:table-cell office:value-type="float" office:value="0.0659451089138267">
                <text:p>0.06594510891382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53">
                <text:p>0.089653</text:p>
              </table:table-cell>
              <table:table-cell office:value-type="float" office:value="0.0659463413625604">
                <text:p>0.06594634136256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72">
                <text:p>0.089772</text:p>
              </table:table-cell>
              <table:table-cell office:value-type="float" office:value="0.0659504495250061">
                <text:p>0.0659504495250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4204176068306">
                <text:p>0.0684204176068306</text:p>
              </table:table-cell>
              <table:table-cell office:value-type="float" office:value="0.089765">
                <text:p>0.089765</text:p>
              </table:table-cell>
              <table:table-cell office:value-type="float" office:value="0.065955379319941">
                <text:p>0.0659553793199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71">
                <text:p>0.089771</text:p>
              </table:table-cell>
              <table:table-cell office:value-type="float" office:value="0.065961130747365">
                <text:p>0.065961130747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84203878045082">
                <text:p>0.0684203878045082</text:p>
              </table:table-cell>
              <table:table-cell office:value-type="float" office:value="0.089894">
                <text:p>0.089894</text:p>
              </table:table-cell>
              <table:table-cell office:value-type="float" office:value="0.0659619523798542">
                <text:p>0.06596195237985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4203952550888">
                <text:p>0.0684203952550888</text:p>
              </table:table-cell>
              <table:table-cell office:value-type="float" office:value="0.08978">
                <text:p>0.08978</text:p>
              </table:table-cell>
              <table:table-cell office:value-type="float" office:value="0.0659666767666667">
                <text:p>0.0659666767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84204027056694">
                <text:p>0.0684204027056694</text:p>
              </table:table-cell>
              <table:table-cell office:value-type="float" office:value="0.089747">
                <text:p>0.089747</text:p>
              </table:table-cell>
              <table:table-cell office:value-type="float" office:value="0.0659716065616016">
                <text:p>0.0659716065616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59">
                <text:p>0.089759</text:p>
              </table:table-cell>
              <table:table-cell office:value-type="float" office:value="0.0659728390103353">
                <text:p>0.0659728390103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24">
                <text:p>0.089724</text:p>
              </table:table-cell>
              <table:table-cell office:value-type="float" office:value="0.0659765363565365">
                <text:p>0.06597653635653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811">
                <text:p>0.089811</text:p>
              </table:table-cell>
              <table:table-cell office:value-type="float" office:value="0.0659759201321696">
                <text:p>0.0659759201321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0.0659810553352268">
                <text:p>0.06598105533522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23">
                <text:p>0.089623</text:p>
              </table:table-cell>
              <table:table-cell office:value-type="float" office:value="0.0659833148245719">
                <text:p>0.06598331482457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38">
                <text:p>0.089738</text:p>
              </table:table-cell>
              <table:table-cell office:value-type="float" office:value="0.0659816715595936">
                <text:p>0.06598167155959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701">
                <text:p>0.089701</text:p>
              </table:table-cell>
              <table:table-cell office:value-type="float" office:value="0.0659839310489388">
                <text:p>0.0659839310489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7">
                <text:p>0.08967</text:p>
              </table:table-cell>
              <table:table-cell office:value-type="float" office:value="0.0659878338032622">
                <text:p>0.06598783380326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38">
                <text:p>0.089538</text:p>
              </table:table-cell>
              <table:table-cell office:value-type="float" office:value="0.0659929690063194">
                <text:p>0.06599296900631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517">
                <text:p>0.089517</text:p>
              </table:table-cell>
              <table:table-cell office:value-type="float" office:value="0.0659946122712977">
                <text:p>0.06599461227129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643">
                <text:p>0.089643</text:p>
              </table:table-cell>
              <table:table-cell office:value-type="float" office:value="0.065993379822564">
                <text:p>0.065993379822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94">
                <text:p>0.089494</text:p>
              </table:table-cell>
              <table:table-cell office:value-type="float" office:value="0.0659970771687651">
                <text:p>0.06599707716876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82">
                <text:p>0.089482</text:p>
              </table:table-cell>
              <table:table-cell office:value-type="float" office:value="0.0659981042093765">
                <text:p>0.06599810420937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54">
                <text:p>0.089454</text:p>
              </table:table-cell>
              <table:table-cell office:value-type="float" office:value="0.0659970771687651">
                <text:p>0.06599707716876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48">
                <text:p>0.089448</text:p>
              </table:table-cell>
              <table:table-cell office:value-type="float" office:value="0.065997693393132">
                <text:p>0.0659976933931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7">
                <text:p>0.089417</text:p>
              </table:table-cell>
              <table:table-cell office:value-type="float" office:value="0.0659983096174988">
                <text:p>0.06599830961749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12">
                <text:p>0.089412</text:p>
              </table:table-cell>
              <table:table-cell office:value-type="float" office:value="0.0659985150256211">
                <text:p>0.06599851502562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401">
                <text:p>0.089401</text:p>
              </table:table-cell>
              <table:table-cell office:value-type="float" office:value="0.0659966663525205">
                <text:p>0.06599666635252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6842041015625">
                <text:p>0.06842041015625</text:p>
              </table:table-cell>
              <table:table-cell office:value-type="float" office:value="0.089261">
                <text:p>0.089261</text:p>
              </table:table-cell>
              <table:table-cell office:value-type="float" office:value="0.0659997474743548">
                <text:p>0.0659997474743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78">
                <text:p>0.089278</text:p>
              </table:table-cell>
              <table:table-cell office:value-type="float" office:value="0.0659987204337434">
                <text:p>0.0659987204337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58">
                <text:p>0.089258</text:p>
              </table:table-cell>
              <table:table-cell office:value-type="float" office:value="0.0659983096174988">
                <text:p>0.065998309617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9">
                <text:p>0.089219</text:p>
              </table:table-cell>
              <table:table-cell office:value-type="float" office:value="0.0660003636987217">
                <text:p>0.066000363698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11">
                <text:p>0.089211</text:p>
              </table:table-cell>
              <table:table-cell office:value-type="float" office:value="0.0659993366581103">
                <text:p>0.0659993366581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9">
                <text:p>0.089209</text:p>
              </table:table-cell>
              <table:table-cell office:value-type="float" office:value="0.0660007745149663">
                <text:p>0.0660007745149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205">
                <text:p>0.089205</text:p>
              </table:table-cell>
              <table:table-cell office:value-type="float" office:value="0.0660013907393331">
                <text:p>0.066001390739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7">
                <text:p>0.089177</text:p>
              </table:table-cell>
              <table:table-cell office:value-type="float" office:value="0.0660003636987217">
                <text:p>0.066000363698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83">
                <text:p>0.089183</text:p>
              </table:table-cell>
              <table:table-cell office:value-type="float" office:value="0.0660015961474554">
                <text:p>0.0660015961474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78">
                <text:p>0.089178</text:p>
              </table:table-cell>
              <table:table-cell office:value-type="float" office:value="0.0660022123718223">
                <text:p>0.0660022123718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54">
                <text:p>0.089154</text:p>
              </table:table-cell>
              <table:table-cell office:value-type="float" office:value="0.0660024177799445">
                <text:p>0.066002417779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9145">
                <text:p>0.089145</text:p>
              </table:table-cell>
              <table:table-cell office:value-type="float" office:value="0.0660024177799445">
                <text:p>0.0660024177799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238cm" svg:y="0.27cm" chart:style-name="ch2">
          <text:p>Z LLeg</text:p>
        </chart:title>
        <chart:legend chart:legend-position="end" svg:x="8.718cm" svg:y="2.665cm" style:legend-expansion="high" chart:style-name="ch3"/>
        <chart:plot-area chart:style-name="ch4" table:cell-range-address="LLeg.C1:LLeg.C216 LLeg.I1:LLeg.I1 LLeg.I75:LLeg.I300 LLeg.Q1:LLeg.Q1 LLeg.Q75:LLeg.Q300" chart:data-source-has-labels="row" svg:x="0.235cm" svg:y="1.132cm" svg:width="8.248cm" svg:height="5.499cm">
          <chartooo:coordinate-region svg:x="1.077cm" svg:y="1.305cm" svg:width="7.406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C2:LLeg.C216" chart:label-cell-address="LLeg.C1:LLeg.C1" chart:class="chart:line">
            <chart:data-point chart:repeated="215"/>
          </chart:series>
          <chart:series chart:style-name="ch9" chart:values-cell-range-address="LLeg.I75:LLeg.I300" chart:label-cell-address="LLeg.I1:LLeg.I1" chart:class="chart:line">
            <chart:data-point chart:repeated="226"/>
          </chart:series>
          <chart:series chart:style-name="ch10" chart:values-cell-range-address="LLeg.Q75:LLeg.Q300" chart:label-cell-address="LLeg.Q1:LLeg.Q1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LLeg.C1:LLeg.C1</svg:desc>
                </draw:g>
              </table:table-cell>
              <table:table-cell office:value-type="string">
                <text:p>Z MoCap (Y)</text:p>
                <draw:g>
                  <svg:desc>LLeg.I1:LLeg.I1</svg:desc>
                </draw:g>
              </table:table-cell>
              <table:table-cell office:value-type="string">
                <text:p>Z Corr</text:p>
                <draw:g>
                  <svg:desc>LLeg.Q1:LLeg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260770320892334">
                <text:p>0.000000260770320892334</text:p>
                <draw:g>
                  <svg:desc>LLeg.C2:LLeg.C216</svg:desc>
                </draw:g>
              </table:table-cell>
              <table:table-cell office:value-type="float" office:value="0.067863">
                <text:p>0.067863</text:p>
                <draw:g>
                  <svg:desc>LLeg.I75:LLeg.I300</svg:desc>
                </draw:g>
              </table:table-cell>
              <table:table-cell office:value-type="float" office:value="0.00458073135350626">
                <text:p>0.00458073135350626</text:p>
                <draw:g>
                  <svg:desc>LLeg.Q75:LLeg.Q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68">
                <text:p>0.067868</text:p>
              </table:table-cell>
              <table:table-cell office:value-type="float" office:value="0.00458228531694742">
                <text:p>0.00458228531694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5">
                <text:p>0.06785</text:p>
              </table:table-cell>
              <table:table-cell office:value-type="float" office:value="0.00457669104855927">
                <text:p>0.00457669104855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5">
                <text:p>0.067835</text:p>
              </table:table-cell>
              <table:table-cell office:value-type="float" office:value="0.0045720291582358">
                <text:p>0.004572029158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43">
                <text:p>0.067843</text:p>
              </table:table-cell>
              <table:table-cell office:value-type="float" office:value="0.00457451549974165">
                <text:p>0.00457451549974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39">
                <text:p>0.067839</text:p>
              </table:table-cell>
              <table:table-cell office:value-type="float" office:value="0.00457327232898873">
                <text:p>0.004573272328988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801">
                <text:p>0.067801</text:p>
              </table:table-cell>
              <table:table-cell office:value-type="float" office:value="0.00456146220683596">
                <text:p>0.00456146220683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72">
                <text:p>0.067772</text:p>
              </table:table-cell>
              <table:table-cell office:value-type="float" office:value="0.00455244921887727">
                <text:p>0.00455244921887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25">
                <text:p>0.067725</text:p>
              </table:table-cell>
              <table:table-cell office:value-type="float" office:value="0.00453784196253042">
                <text:p>0.00453784196253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260770320892334">
                <text:p>0.000000260770320892334</text:p>
              </table:table-cell>
              <table:table-cell office:value-type="float" office:value="0.067708">
                <text:p>0.067708</text:p>
              </table:table-cell>
              <table:table-cell office:value-type="float" office:value="0.0045325584868305">
                <text:p>0.0045325584868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33636999130249">
                <text:p>-0.0000333636999130249</text:p>
              </table:table-cell>
              <table:table-cell office:value-type="float" office:value="0.067731">
                <text:p>0.067731</text:p>
              </table:table-cell>
              <table:table-cell office:value-type="float" office:value="0.00453970671865981">
                <text:p>0.00453970671865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145398080348969">
                <text:p>-0.0000145398080348969</text:p>
              </table:table-cell>
              <table:table-cell office:value-type="float" office:value="0.06775">
                <text:p>0.06775</text:p>
              </table:table-cell>
              <table:table-cell office:value-type="float" office:value="0.00454561177973619">
                <text:p>0.00454561177973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263005495071411">
                <text:p>-0.00000263005495071411</text:p>
              </table:table-cell>
              <table:table-cell office:value-type="float" office:value="0.067772">
                <text:p>0.067772</text:p>
              </table:table-cell>
              <table:table-cell office:value-type="float" office:value="0.00455244921887727">
                <text:p>0.00455244921887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47229564189911">
                <text:p>0.0000947229564189911</text:p>
              </table:table-cell>
              <table:table-cell office:value-type="float" office:value="0.067804">
                <text:p>0.067804</text:p>
              </table:table-cell>
              <table:table-cell office:value-type="float" office:value="0.00456239458490065">
                <text:p>0.00456239458490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24000012874603">
                <text:p>0.000124000012874603</text:p>
              </table:table-cell>
              <table:table-cell office:value-type="float" office:value="0.067833">
                <text:p>0.067833</text:p>
              </table:table-cell>
              <table:table-cell office:value-type="float" office:value="0.00457140757285934">
                <text:p>0.00457140757285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3601169586182">
                <text:p>0.000153601169586182</text:p>
              </table:table-cell>
              <table:table-cell office:value-type="float" office:value="0.06783">
                <text:p>0.06783</text:p>
              </table:table-cell>
              <table:table-cell office:value-type="float" office:value="0.00457047519479465">
                <text:p>0.00457047519479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60349363088608">
                <text:p>0.000260349363088608</text:p>
              </table:table-cell>
              <table:table-cell office:value-type="float" office:value="0.067856">
                <text:p>0.067856</text:p>
              </table:table-cell>
              <table:table-cell office:value-type="float" office:value="0.00457855580468865">
                <text:p>0.00457855580468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76118516921997">
                <text:p>0.000276118516921997</text:p>
              </table:table-cell>
              <table:table-cell office:value-type="float" office:value="0.067867">
                <text:p>0.067867</text:p>
              </table:table-cell>
              <table:table-cell office:value-type="float" office:value="0.00458197452425919">
                <text:p>0.00458197452425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24282795190811">
                <text:p>0.000324282795190811</text:p>
              </table:table-cell>
              <table:table-cell office:value-type="float" office:value="0.067863">
                <text:p>0.067863</text:p>
              </table:table-cell>
              <table:table-cell office:value-type="float" office:value="0.00458073135350626">
                <text:p>0.0045807313535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1521406173706">
                <text:p>0.000441521406173706</text:p>
              </table:table-cell>
              <table:table-cell office:value-type="float" office:value="0.067883">
                <text:p>0.067883</text:p>
              </table:table-cell>
              <table:table-cell office:value-type="float" office:value="0.00458694720727088">
                <text:p>0.00458694720727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7612190246582">
                <text:p>0.00047612190246582</text:p>
              </table:table-cell>
              <table:table-cell office:value-type="float" office:value="0.067915">
                <text:p>0.067915</text:p>
              </table:table-cell>
              <table:table-cell office:value-type="float" office:value="0.00459689257329427">
                <text:p>0.00459689257329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511005520820618">
                <text:p>0.000511005520820618</text:p>
              </table:table-cell>
              <table:table-cell office:value-type="float" office:value="0.067907">
                <text:p>0.067907</text:p>
              </table:table-cell>
              <table:table-cell office:value-type="float" office:value="0.00459440623178842">
                <text:p>0.00459440623178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580247879028">
                <text:p>0.000616580247879028</text:p>
              </table:table-cell>
              <table:table-cell office:value-type="float" office:value="0.067882">
                <text:p>0.067882</text:p>
              </table:table-cell>
              <table:table-cell office:value-type="float" office:value="0.00458663641458265">
                <text:p>0.00458663641458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5164640545845">
                <text:p>0.00065164640545845</text:p>
              </table:table-cell>
              <table:table-cell office:value-type="float" office:value="0.067874">
                <text:p>0.067874</text:p>
              </table:table-cell>
              <table:table-cell office:value-type="float" office:value="0.00458415007307681">
                <text:p>0.00458415007307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68935477733612">
                <text:p>0.000668935477733612</text:p>
              </table:table-cell>
              <table:table-cell office:value-type="float" office:value="0.067824">
                <text:p>0.067824</text:p>
              </table:table-cell>
              <table:table-cell office:value-type="float" office:value="0.00456861043866526">
                <text:p>0.00456861043866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70319253206253">
                <text:p>0.000770319253206253</text:p>
              </table:table-cell>
              <table:table-cell office:value-type="float" office:value="0.067835">
                <text:p>0.067835</text:p>
              </table:table-cell>
              <table:table-cell office:value-type="float" office:value="0.0045720291582358">
                <text:p>0.0045720291582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802397727966309">
                <text:p>0.000802397727966309</text:p>
              </table:table-cell>
              <table:table-cell office:value-type="float" office:value="0.067859">
                <text:p>0.067859</text:p>
              </table:table-cell>
              <table:table-cell office:value-type="float" office:value="0.00457948818275334">
                <text:p>0.00457948818275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833321362733841">
                <text:p>0.000833321362733841</text:p>
              </table:table-cell>
              <table:table-cell office:value-type="float" office:value="0.06784">
                <text:p>0.06784</text:p>
              </table:table-cell>
              <table:table-cell office:value-type="float" office:value="0.00457358312167696">
                <text:p>0.00457358312167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91683492064476">
                <text:p>0.00091683492064476</text:p>
              </table:table-cell>
              <table:table-cell office:value-type="float" office:value="0.067847">
                <text:p>0.067847</text:p>
              </table:table-cell>
              <table:table-cell office:value-type="float" office:value="0.00457575867049457">
                <text:p>0.00457575867049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941019505262375">
                <text:p>0.000941019505262375</text:p>
              </table:table-cell>
              <table:table-cell office:value-type="float" office:value="0.067878">
                <text:p>0.067878</text:p>
              </table:table-cell>
              <table:table-cell office:value-type="float" office:value="0.00458539324382973">
                <text:p>0.00458539324382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962972640991211">
                <text:p>0.000962972640991211</text:p>
              </table:table-cell>
              <table:table-cell office:value-type="float" office:value="0.067885">
                <text:p>0.067885</text:p>
              </table:table-cell>
              <table:table-cell office:value-type="float" office:value="0.00458756879264734">
                <text:p>0.00458756879264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973012298345566">
                <text:p>0.000973012298345566</text:p>
              </table:table-cell>
              <table:table-cell office:value-type="float" office:value="0.067898">
                <text:p>0.067898</text:p>
              </table:table-cell>
              <table:table-cell office:value-type="float" office:value="0.00459160909759434">
                <text:p>0.00459160909759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0196641087532">
                <text:p>0.0010196641087532</text:p>
              </table:table-cell>
              <table:table-cell office:value-type="float" office:value="0.067893">
                <text:p>0.067893</text:p>
              </table:table-cell>
              <table:table-cell office:value-type="float" office:value="0.00459005513415319">
                <text:p>0.00459005513415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2926790714264">
                <text:p>0.00102926790714264</text:p>
              </table:table-cell>
              <table:table-cell office:value-type="float" office:value="0.067909">
                <text:p>0.067909</text:p>
              </table:table-cell>
              <table:table-cell office:value-type="float" office:value="0.00459502781716488">
                <text:p>0.00459502781716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56642305851">
                <text:p>0.0010356642305851</text:p>
              </table:table-cell>
              <table:table-cell office:value-type="float" office:value="0.067971">
                <text:p>0.067971</text:p>
              </table:table-cell>
              <table:table-cell office:value-type="float" office:value="0.00461429696383519">
                <text:p>0.00461429696383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03346258401871">
                <text:p>0.00103346258401871</text:p>
              </table:table-cell>
              <table:table-cell office:value-type="float" office:value="0.068049">
                <text:p>0.068049</text:p>
              </table:table-cell>
              <table:table-cell office:value-type="float" office:value="0.00463853879351719">
                <text:p>0.004638538793517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02520361542702">
                <text:p>0.00102520361542702</text:p>
              </table:table-cell>
              <table:table-cell office:value-type="float" office:value="0.06812">
                <text:p>0.06812</text:p>
              </table:table-cell>
              <table:table-cell office:value-type="float" office:value="0.00466060507438157">
                <text:p>0.00466060507438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01957842707634">
                <text:p>0.00101957842707634</text:p>
              </table:table-cell>
              <table:table-cell office:value-type="float" office:value="0.068163">
                <text:p>0.068163</text:p>
              </table:table-cell>
              <table:table-cell office:value-type="float" office:value="0.00467396915997549">
                <text:p>0.00467396915997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1293995976448">
                <text:p>0.00101293995976448</text:p>
              </table:table-cell>
              <table:table-cell office:value-type="float" office:value="0.068258">
                <text:p>0.068258</text:p>
              </table:table-cell>
              <table:table-cell office:value-type="float" office:value="0.00470349446535742">
                <text:p>0.00470349446535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96571034193039">
                <text:p>0.000996571034193039</text:p>
              </table:table-cell>
              <table:table-cell office:value-type="float" office:value="0.068312">
                <text:p>0.068312</text:p>
              </table:table-cell>
              <table:table-cell office:value-type="float" office:value="0.00472027727052188">
                <text:p>0.00472027727052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8678469657898">
                <text:p>0.00098678469657898</text:p>
              </table:table-cell>
              <table:table-cell office:value-type="float" office:value="0.068367">
                <text:p>0.068367</text:p>
              </table:table-cell>
              <table:table-cell office:value-type="float" office:value="0.00473737086837457">
                <text:p>0.00473737086837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76014882326126">
                <text:p>0.000976014882326126</text:p>
              </table:table-cell>
              <table:table-cell office:value-type="float" office:value="0.068433">
                <text:p>0.068433</text:p>
              </table:table-cell>
              <table:table-cell office:value-type="float" office:value="0.0047578831857978">
                <text:p>0.0047578831857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37137752771378">
                <text:p>0.000937137752771378</text:p>
              </table:table-cell>
              <table:table-cell office:value-type="float" office:value="0.068521">
                <text:p>0.068521</text:p>
              </table:table-cell>
              <table:table-cell office:value-type="float" office:value="0.00478523294236211">
                <text:p>0.00478523294236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05781984329223">
                <text:p>0.000905781984329223</text:p>
              </table:table-cell>
              <table:table-cell office:value-type="float" office:value="0.068541">
                <text:p>0.068541</text:p>
              </table:table-cell>
              <table:table-cell office:value-type="float" office:value="0.00479144879612672">
                <text:p>0.00479144879612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88422131538391">
                <text:p>0.000888422131538391</text:p>
              </table:table-cell>
              <table:table-cell office:value-type="float" office:value="0.068558">
                <text:p>0.068558</text:p>
              </table:table-cell>
              <table:table-cell office:value-type="float" office:value="0.00479673227182665">
                <text:p>0.00479673227182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29901546239853">
                <text:p>0.000829901546239853</text:p>
              </table:table-cell>
              <table:table-cell office:value-type="float" office:value="0.068555">
                <text:p>0.068555</text:p>
              </table:table-cell>
              <table:table-cell office:value-type="float" office:value="0.00479579989376195">
                <text:p>0.00479579989376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08157026767731">
                <text:p>0.000808157026767731</text:p>
              </table:table-cell>
              <table:table-cell office:value-type="float" office:value="0.068548">
                <text:p>0.068548</text:p>
              </table:table-cell>
              <table:table-cell office:value-type="float" office:value="0.00479362434494434">
                <text:p>0.00479362434494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85421580076218">
                <text:p>0.000785421580076218</text:p>
              </table:table-cell>
              <table:table-cell office:value-type="float" office:value="0.06855">
                <text:p>0.06855</text:p>
              </table:table-cell>
              <table:table-cell office:value-type="float" office:value="0.0047942459303208">
                <text:p>0.0047942459303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36605376005173">
                <text:p>0.000736605376005173</text:p>
              </table:table-cell>
              <table:table-cell office:value-type="float" office:value="0.068586">
                <text:p>0.068586</text:p>
              </table:table-cell>
              <table:table-cell office:value-type="float" office:value="0.00480543446709711">
                <text:p>0.00480543446709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83501362800598">
                <text:p>0.000683501362800598</text:p>
              </table:table-cell>
              <table:table-cell office:value-type="float" office:value="0.068646">
                <text:p>0.068646</text:p>
              </table:table-cell>
              <table:table-cell office:value-type="float" office:value="0.00482408202839095">
                <text:p>0.004824082028390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26131892204285">
                <text:p>0.000626131892204285</text:p>
              </table:table-cell>
              <table:table-cell office:value-type="float" office:value="0.06864">
                <text:p>0.06864</text:p>
              </table:table-cell>
              <table:table-cell office:value-type="float" office:value="0.00482221727226157">
                <text:p>0.004822217272261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95990568399429">
                <text:p>0.000595990568399429</text:p>
              </table:table-cell>
              <table:table-cell office:value-type="float" office:value="0.068695">
                <text:p>0.068695</text:p>
              </table:table-cell>
              <table:table-cell office:value-type="float" office:value="0.00483931087011426">
                <text:p>0.004839310870114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64742833375931">
                <text:p>0.000564742833375931</text:p>
              </table:table-cell>
              <table:table-cell office:value-type="float" office:value="0.068718">
                <text:p>0.068718</text:p>
              </table:table-cell>
              <table:table-cell office:value-type="float" office:value="0.00484645910194357">
                <text:p>0.004846459101943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499431043863297">
                <text:p>0.000499431043863297</text:p>
              </table:table-cell>
              <table:table-cell office:value-type="float" office:value="0.068763">
                <text:p>0.068763</text:p>
              </table:table-cell>
              <table:table-cell office:value-type="float" office:value="0.00486044477291395">
                <text:p>0.004860444772913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465385615825653">
                <text:p>0.000465385615825653</text:p>
              </table:table-cell>
              <table:table-cell office:value-type="float" office:value="0.068807">
                <text:p>0.068807</text:p>
              </table:table-cell>
              <table:table-cell office:value-type="float" office:value="0.0048741196511961">
                <text:p>0.00487411965119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41715121269226">
                <text:p>0.000441715121269226</text:p>
              </table:table-cell>
              <table:table-cell office:value-type="float" office:value="0.068862">
                <text:p>0.068862</text:p>
              </table:table-cell>
              <table:table-cell office:value-type="float" office:value="0.0048912132490488">
                <text:p>0.0048912132490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42882829904556">
                <text:p>0.000542882829904556</text:p>
              </table:table-cell>
              <table:table-cell office:value-type="float" office:value="0.068879">
                <text:p>0.068879</text:p>
              </table:table-cell>
              <table:table-cell office:value-type="float" office:value="0.00489649672474872">
                <text:p>0.00489649672474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60007649660111">
                <text:p>0.000760007649660111</text:p>
              </table:table-cell>
              <table:table-cell office:value-type="float" office:value="0.068965">
                <text:p>0.068965</text:p>
              </table:table-cell>
              <table:table-cell office:value-type="float" office:value="0.00492322489593657">
                <text:p>0.004923224895936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7376645803451">
                <text:p>0.000877376645803451</text:p>
              </table:table-cell>
              <table:table-cell office:value-type="float" office:value="0.068979">
                <text:p>0.068979</text:p>
              </table:table-cell>
              <table:table-cell office:value-type="float" office:value="0.0049275759935718">
                <text:p>0.00492757599357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2482905387878">
                <text:p>0.00112482905387878</text:p>
              </table:table-cell>
              <table:table-cell office:value-type="float" office:value="0.068975">
                <text:p>0.068975</text:p>
              </table:table-cell>
              <table:table-cell office:value-type="float" office:value="0.00492633282281887">
                <text:p>0.00492633282281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8621777296066">
                <text:p>0.00138621777296066</text:p>
              </table:table-cell>
              <table:table-cell office:value-type="float" office:value="0.068974">
                <text:p>0.068974</text:p>
              </table:table-cell>
              <table:table-cell office:value-type="float" office:value="0.00492602203013064">
                <text:p>0.00492602203013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52195245027542">
                <text:p>0.00152195245027542</text:p>
              </table:table-cell>
              <table:table-cell office:value-type="float" office:value="0.068999">
                <text:p>0.068999</text:p>
              </table:table-cell>
              <table:table-cell office:value-type="float" office:value="0.00493379184733641">
                <text:p>0.00493379184733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0405005812645">
                <text:p>0.00180405005812645</text:p>
              </table:table-cell>
              <table:table-cell office:value-type="float" office:value="0.06899">
                <text:p>0.06899</text:p>
              </table:table-cell>
              <table:table-cell office:value-type="float" office:value="0.00493099471314234">
                <text:p>0.00493099471314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210347399115562">
                <text:p>0.00210347399115562</text:p>
              </table:table-cell>
              <table:table-cell office:value-type="float" office:value="0.069007">
                <text:p>0.069007</text:p>
              </table:table-cell>
              <table:table-cell office:value-type="float" office:value="0.00493627818884226">
                <text:p>0.004936278188842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424705773592">
                <text:p>0.002424705773592</text:p>
              </table:table-cell>
              <table:table-cell office:value-type="float" office:value="0.069017">
                <text:p>0.069017</text:p>
              </table:table-cell>
              <table:table-cell office:value-type="float" office:value="0.00493938611572457">
                <text:p>0.00493938611572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5952011346817">
                <text:p>0.0025952011346817</text:p>
              </table:table-cell>
              <table:table-cell office:value-type="float" office:value="0.069026">
                <text:p>0.069026</text:p>
              </table:table-cell>
              <table:table-cell office:value-type="float" office:value="0.00494218324991864">
                <text:p>0.004942183249918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5982509851456">
                <text:p>0.00295982509851456</text:p>
              </table:table-cell>
              <table:table-cell office:value-type="float" office:value="0.06904">
                <text:p>0.06904</text:p>
              </table:table-cell>
              <table:table-cell office:value-type="float" office:value="0.00494653434755388">
                <text:p>0.004946534347553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5572321414947">
                <text:p>0.00315572321414947</text:p>
              </table:table-cell>
              <table:table-cell office:value-type="float" office:value="0.069047">
                <text:p>0.069047</text:p>
              </table:table-cell>
              <table:table-cell office:value-type="float" office:value="0.00494870989637149">
                <text:p>0.00494870989637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7882305979729">
                <text:p>0.00357882305979729</text:p>
              </table:table-cell>
              <table:table-cell office:value-type="float" office:value="0.069094">
                <text:p>0.069094</text:p>
              </table:table-cell>
              <table:table-cell office:value-type="float" office:value="0.00496331715271834">
                <text:p>0.004963317152718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0785763263702">
                <text:p>0.00380785763263702</text:p>
              </table:table-cell>
              <table:table-cell office:value-type="float" office:value="0.069088">
                <text:p>0.069088</text:p>
              </table:table-cell>
              <table:table-cell office:value-type="float" office:value="0.00496145239658895">
                <text:p>0.004961452396588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30544838309288">
                <text:p>0.00430544838309288</text:p>
              </table:table-cell>
              <table:table-cell office:value-type="float" office:value="0.069089">
                <text:p>0.069089</text:p>
              </table:table-cell>
              <table:table-cell office:value-type="float" office:value="0.00496176318927718">
                <text:p>0.004961763189277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486187636852264">
                <text:p>0.00486187636852264</text:p>
              </table:table-cell>
              <table:table-cell office:value-type="float" office:value="0.069077">
                <text:p>0.069077</text:p>
              </table:table-cell>
              <table:table-cell office:value-type="float" office:value="0.00495803367701841">
                <text:p>0.004958033677018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516436621546745">
                <text:p>0.00516436621546745</text:p>
              </table:table-cell>
              <table:table-cell office:value-type="float" office:value="0.069078">
                <text:p>0.069078</text:p>
              </table:table-cell>
              <table:table-cell office:value-type="float" office:value="0.00495834446970664">
                <text:p>0.00495834446970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82230463624001">
                <text:p>0.00582230463624001</text:p>
              </table:table-cell>
              <table:table-cell office:value-type="float" office:value="0.069149">
                <text:p>0.069149</text:p>
              </table:table-cell>
              <table:table-cell office:value-type="float" office:value="0.00498041075057103">
                <text:p>0.00498041075057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617948547005654">
                <text:p>0.00617948547005654</text:p>
              </table:table-cell>
              <table:table-cell office:value-type="float" office:value="0.069186">
                <text:p>0.069186</text:p>
              </table:table-cell>
              <table:table-cell office:value-type="float" office:value="0.00499191008003557">
                <text:p>0.004991910080035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7312436103821">
                <text:p>0.00737312436103821</text:p>
              </table:table-cell>
              <table:table-cell office:value-type="float" office:value="0.069354">
                <text:p>0.069354</text:p>
              </table:table-cell>
              <table:table-cell office:value-type="float" office:value="0.00504412325165833">
                <text:p>0.005044123251658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827841088175774">
                <text:p>0.00827841088175774</text:p>
              </table:table-cell>
              <table:table-cell office:value-type="float" office:value="0.069683">
                <text:p>0.069683</text:p>
              </table:table-cell>
              <table:table-cell office:value-type="float" office:value="0.00514637404608625">
                <text:p>0.00514637404608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876588746905327">
                <text:p>0.00876588746905327</text:p>
              </table:table-cell>
              <table:table-cell office:value-type="float" office:value="0.070047">
                <text:p>0.070047</text:p>
              </table:table-cell>
              <table:table-cell office:value-type="float" office:value="0.00525950258460225">
                <text:p>0.00525950258460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81362536549568">
                <text:p>0.00981362536549568</text:p>
              </table:table-cell>
              <table:table-cell office:value-type="float" office:value="0.070578">
                <text:p>0.070578</text:p>
              </table:table-cell>
              <table:table-cell office:value-type="float" office:value="0.00542453350205279">
                <text:p>0.005424533502052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9619833528996">
                <text:p>0.0109619833528996</text:p>
              </table:table-cell>
              <table:table-cell office:value-type="float" office:value="0.071231">
                <text:p>0.071231</text:p>
              </table:table-cell>
              <table:table-cell office:value-type="float" office:value="0.00562748112746748">
                <text:p>0.005627481127467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2143477201462">
                <text:p>0.0122143477201462</text:p>
              </table:table-cell>
              <table:table-cell office:value-type="float" office:value="0.071978">
                <text:p>0.071978</text:p>
              </table:table-cell>
              <table:table-cell office:value-type="float" office:value="0.00585964326557586">
                <text:p>0.00585964326557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5737247765064">
                <text:p>0.0135737247765064</text:p>
              </table:table-cell>
              <table:table-cell office:value-type="float" office:value="0.072624">
                <text:p>0.072624</text:p>
              </table:table-cell>
              <table:table-cell office:value-type="float" office:value="0.00606041534217293">
                <text:p>0.00606041534217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2940357327461">
                <text:p>0.0142940357327461</text:p>
              </table:table-cell>
              <table:table-cell office:value-type="float" office:value="0.073625">
                <text:p>0.073625</text:p>
              </table:table-cell>
              <table:table-cell office:value-type="float" office:value="0.00637151882309192">
                <text:p>0.00637151882309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8168599009514">
                <text:p>0.0158168599009514</text:p>
              </table:table-cell>
              <table:table-cell office:value-type="float" office:value="0.074632">
                <text:p>0.074632</text:p>
              </table:table-cell>
              <table:table-cell office:value-type="float" office:value="0.0066844870601403">
                <text:p>0.0066844870601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6194513440132">
                <text:p>0.0166194513440132</text:p>
              </table:table-cell>
              <table:table-cell office:value-type="float" office:value="0.075765">
                <text:p>0.075765</text:p>
              </table:table-cell>
              <table:table-cell office:value-type="float" office:value="0.00703661517590575">
                <text:p>0.00703661517590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74495279788971">
                <text:p>0.0174495279788971</text:p>
              </table:table-cell>
              <table:table-cell office:value-type="float" office:value="0.074443">
                <text:p>0.074443</text:p>
              </table:table-cell>
              <table:table-cell office:value-type="float" office:value="0.00662574724206469">
                <text:p>0.00662574724206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91917084157467">
                <text:p>0.0191917084157467</text:p>
              </table:table-cell>
              <table:table-cell office:value-type="float" office:value="0.075448">
                <text:p>0.075448</text:p>
              </table:table-cell>
              <table:table-cell office:value-type="float" office:value="0.00693809389373661">
                <text:p>0.00693809389373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10419669747353">
                <text:p>0.0210419669747353</text:p>
              </table:table-cell>
              <table:table-cell office:value-type="float" office:value="0.076711">
                <text:p>0.076711</text:p>
              </table:table-cell>
              <table:table-cell office:value-type="float" office:value="0.00733062505897206">
                <text:p>0.00733062505897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9979418218136">
                <text:p>0.0229979418218136</text:p>
              </table:table-cell>
              <table:table-cell office:value-type="float" office:value="0.081518">
                <text:p>0.081518</text:p>
              </table:table-cell>
              <table:table-cell office:value-type="float" office:value="0.00882460551129733">
                <text:p>0.008824605511297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0563360750675">
                <text:p>0.0250563360750675</text:p>
              </table:table-cell>
              <table:table-cell office:value-type="float" office:value="0.083575">
                <text:p>0.083575</text:p>
              </table:table-cell>
              <table:table-cell office:value-type="float" office:value="0.00946390607098802">
                <text:p>0.009463906070988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72130593657494">
                <text:p>0.0272130593657494</text:p>
              </table:table-cell>
              <table:table-cell office:value-type="float" office:value="0.085662">
                <text:p>0.085662</text:p>
              </table:table-cell>
              <table:table-cell office:value-type="float" office:value="0.0101125304113256">
                <text:p>0.0101125304113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628888368607">
                <text:p>0.0294628888368607</text:p>
              </table:table-cell>
              <table:table-cell office:value-type="float" office:value="0.088613">
                <text:p>0.088613</text:p>
              </table:table-cell>
              <table:table-cell office:value-type="float" office:value="0.0110296796342946">
                <text:p>0.0110296796342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997857928276">
                <text:p>0.0317997857928276</text:p>
              </table:table-cell>
              <table:table-cell office:value-type="float" office:value="0.092326">
                <text:p>0.092326</text:p>
              </table:table-cell>
              <table:table-cell office:value-type="float" office:value="0.0121836528856954">
                <text:p>0.01218365288569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54529656469822">
                <text:p>0.0354529656469822</text:p>
              </table:table-cell>
              <table:table-cell office:value-type="float" office:value="0.096318">
                <text:p>0.096318</text:p>
              </table:table-cell>
              <table:table-cell office:value-type="float" office:value="0.0134243372971126">
                <text:p>0.0134243372971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259672164917">
                <text:p>0.039259672164917</text:p>
              </table:table-cell>
              <table:table-cell office:value-type="float" office:value="0.099926">
                <text:p>0.099926</text:p>
              </table:table-cell>
              <table:table-cell office:value-type="float" office:value="0.0145456773162492">
                <text:p>0.0145456773162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5574329197407">
                <text:p>0.0405574329197407</text:p>
              </table:table-cell>
              <table:table-cell office:value-type="float" office:value="0.103161">
                <text:p>0.103161</text:p>
              </table:table-cell>
              <table:table-cell office:value-type="float" office:value="0.0155510916626757">
                <text:p>0.0155510916626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5205084979534">
                <text:p>0.0445205084979534</text:p>
              </table:table-cell>
              <table:table-cell office:value-type="float" office:value="0.106138">
                <text:p>0.106138</text:p>
              </table:table-cell>
              <table:table-cell office:value-type="float" office:value="0.0164763214955387">
                <text:p>0.0164763214955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076870501041">
                <text:p>0.0472076870501041</text:p>
              </table:table-cell>
              <table:table-cell office:value-type="float" office:value="0.10881">
                <text:p>0.10881</text:p>
              </table:table-cell>
              <table:table-cell office:value-type="float" office:value="0.0173067595584913">
                <text:p>0.0173067595584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9180778861046">
                <text:p>0.0499180778861046</text:p>
              </table:table-cell>
              <table:table-cell office:value-type="float" office:value="0.111901">
                <text:p>0.111901</text:p>
              </table:table-cell>
              <table:table-cell office:value-type="float" office:value="0.0182674197578126">
                <text:p>0.0182674197578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12784272432327">
                <text:p>0.0512784272432327</text:p>
              </table:table-cell>
              <table:table-cell office:value-type="float" office:value="0.115508">
                <text:p>0.115508</text:p>
              </table:table-cell>
              <table:table-cell office:value-type="float" office:value="0.019388448984261">
                <text:p>0.0193884489842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40020205080509">
                <text:p>0.0540020205080509</text:p>
              </table:table-cell>
              <table:table-cell office:value-type="float" office:value="0.119173">
                <text:p>0.119173</text:p>
              </table:table-cell>
              <table:table-cell office:value-type="float" office:value="0.0205275041866267">
                <text:p>0.02052750418662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53622022271156">
                <text:p>0.0553622022271156</text:p>
              </table:table-cell>
              <table:table-cell office:value-type="float" office:value="0.12341">
                <text:p>0.12341</text:p>
              </table:table-cell>
              <table:table-cell office:value-type="float" office:value="0.0218443328066605">
                <text:p>0.02184433280666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0717511475086">
                <text:p>0.0580717511475086</text:p>
              </table:table-cell>
              <table:table-cell office:value-type="float" office:value="0.128475">
                <text:p>0.128475</text:p>
              </table:table-cell>
              <table:table-cell office:value-type="float" office:value="0.0234184977725493">
                <text:p>0.02341849777254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07562586665154">
                <text:p>0.0607562586665154</text:p>
              </table:table-cell>
              <table:table-cell office:value-type="float" office:value="0.133808">
                <text:p>0.133808</text:p>
              </table:table-cell>
              <table:table-cell office:value-type="float" office:value="0.0250759551788839">
                <text:p>0.0250759551788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085147947073">
                <text:p>0.062085147947073</text:p>
              </table:table-cell>
              <table:table-cell office:value-type="float" office:value="0.139349">
                <text:p>0.139349</text:p>
              </table:table-cell>
              <table:table-cell office:value-type="float" office:value="0.0267980574643706">
                <text:p>0.02679805746437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47080838680267">
                <text:p>0.0647080838680267</text:p>
              </table:table-cell>
              <table:table-cell office:value-type="float" office:value="0.145211">
                <text:p>0.145211</text:p>
              </table:table-cell>
              <table:table-cell office:value-type="float" office:value="0.0286199242027793">
                <text:p>0.02861992420277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9988671541214">
                <text:p>0.0659988671541214</text:p>
              </table:table-cell>
              <table:table-cell office:value-type="float" office:value="0.151534">
                <text:p>0.151534</text:p>
              </table:table-cell>
              <table:table-cell office:value-type="float" office:value="0.0305850663704624">
                <text:p>0.0305850663704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7273736000061">
                <text:p>0.067273736000061</text:p>
              </table:table-cell>
              <table:table-cell office:value-type="float" office:value="0.157903">
                <text:p>0.157903</text:p>
              </table:table-cell>
              <table:table-cell office:value-type="float" office:value="0.0325645050018042">
                <text:p>0.0325645050018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7690322995186">
                <text:p>0.0697690322995186</text:p>
              </table:table-cell>
              <table:table-cell office:value-type="float" office:value="0.164394">
                <text:p>0.164394</text:p>
              </table:table-cell>
              <table:table-cell office:value-type="float" office:value="0.03458186034111">
                <text:p>0.0345818603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2180837392807">
                <text:p>0.072180837392807</text:p>
              </table:table-cell>
              <table:table-cell office:value-type="float" office:value="0.170989">
                <text:p>0.170989</text:p>
              </table:table-cell>
              <table:table-cell office:value-type="float" office:value="0.0366315381199919">
                <text:p>0.03663153811999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33513534069061">
                <text:p>0.0733513534069061</text:p>
              </table:table-cell>
              <table:table-cell office:value-type="float" office:value="0.177406">
                <text:p>0.177406</text:p>
              </table:table-cell>
              <table:table-cell office:value-type="float" office:value="0.0386258948003687">
                <text:p>0.0386258948003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767017751932144">
                <text:p>0.0767017751932144</text:p>
              </table:table-cell>
              <table:table-cell office:value-type="float" office:value="0.183666">
                <text:p>0.183666</text:p>
              </table:table-cell>
              <table:table-cell office:value-type="float" office:value="0.0405714570286933">
                <text:p>0.0405714570286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8784890472889">
                <text:p>0.078784890472889</text:p>
              </table:table-cell>
              <table:table-cell office:value-type="float" office:value="0.189773">
                <text:p>0.189773</text:p>
              </table:table-cell>
              <table:table-cell office:value-type="float" office:value="0.0424694679757186">
                <text:p>0.0424694679757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07328224182129">
                <text:p>0.0807328224182129</text:p>
              </table:table-cell>
              <table:table-cell office:value-type="float" office:value="0.195799">
                <text:p>0.195799</text:p>
              </table:table-cell>
              <table:table-cell office:value-type="float" office:value="0.0443423047149972">
                <text:p>0.0443423047149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5329422950745">
                <text:p>0.0825329422950745</text:p>
              </table:table-cell>
              <table:table-cell office:value-type="float" office:value="0.201796">
                <text:p>0.201796</text:p>
              </table:table-cell>
              <table:table-cell office:value-type="float" office:value="0.046206128466317">
                <text:p>0.0462061284663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41728448867798">
                <text:p>0.0841728448867798</text:p>
              </table:table-cell>
              <table:table-cell office:value-type="float" office:value="0.207822">
                <text:p>0.207822</text:p>
              </table:table-cell>
              <table:table-cell office:value-type="float" office:value="0.0480789652055956">
                <text:p>0.04807896520559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49290043115616">
                <text:p>0.0849290043115616</text:p>
              </table:table-cell>
              <table:table-cell office:value-type="float" office:value="0.213757">
                <text:p>0.213757</text:p>
              </table:table-cell>
              <table:table-cell office:value-type="float" office:value="0.0499235198102452">
                <text:p>0.0499235198102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5640549659729">
                <text:p>0.085640549659729</text:p>
              </table:table-cell>
              <table:table-cell office:value-type="float" office:value="0.219839">
                <text:p>0.219839</text:p>
              </table:table-cell>
              <table:table-cell office:value-type="float" office:value="0.0518137609400647">
                <text:p>0.0518137609400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7493360042572">
                <text:p>0.087493360042572</text:p>
              </table:table-cell>
              <table:table-cell office:value-type="float" office:value="0.225741">
                <text:p>0.225741</text:p>
              </table:table-cell>
              <table:table-cell office:value-type="float" office:value="0.0536480593860027">
                <text:p>0.0536480593860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84793996810913">
                <text:p>0.0884793996810913</text:p>
              </table:table-cell>
              <table:table-cell office:value-type="float" office:value="0.231673">
                <text:p>0.231673</text:p>
              </table:table-cell>
              <table:table-cell office:value-type="float" office:value="0.0554916816125876">
                <text:p>0.0554916816125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88935774564743">
                <text:p>0.0888935774564743</text:p>
              </table:table-cell>
              <table:table-cell office:value-type="float" office:value="0.237734">
                <text:p>0.237734</text:p>
              </table:table-cell>
              <table:table-cell office:value-type="float" office:value="0.0573753960959542">
                <text:p>0.05737539609595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95574390888214">
                <text:p>0.0895574390888214</text:p>
              </table:table-cell>
              <table:table-cell office:value-type="float" office:value="0.244172">
                <text:p>0.244172</text:p>
              </table:table-cell>
              <table:table-cell office:value-type="float" office:value="0.0593762794227839">
                <text:p>0.0593762794227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99935141205788">
                <text:p>0.0899935141205788</text:p>
              </table:table-cell>
              <table:table-cell office:value-type="float" office:value="0.250977">
                <text:p>0.250977</text:p>
              </table:table-cell>
              <table:table-cell office:value-type="float" office:value="0.0614912236661942">
                <text:p>0.06149122366619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901230573654175">
                <text:p>0.0901230573654175</text:p>
              </table:table-cell>
              <table:table-cell office:value-type="float" office:value="0.257669">
                <text:p>0.257669</text:p>
              </table:table-cell>
              <table:table-cell office:value-type="float" office:value="0.0635710483358345">
                <text:p>0.0635710483358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01991277933121">
                <text:p>0.0901991277933121</text:p>
              </table:table-cell>
              <table:table-cell office:value-type="float" office:value="0.264286">
                <text:p>0.264286</text:p>
              </table:table-cell>
              <table:table-cell office:value-type="float" office:value="0.0656275635538574">
                <text:p>0.06562756355385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0074896812439">
                <text:p>0.090074896812439</text:p>
              </table:table-cell>
              <table:table-cell office:value-type="float" office:value="0.27051">
                <text:p>0.27051</text:p>
              </table:table-cell>
              <table:table-cell office:value-type="float" office:value="0.0675619372454057">
                <text:p>0.0675619372454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92587006092072">
                <text:p>0.0892587006092072</text:p>
              </table:table-cell>
              <table:table-cell office:value-type="float" office:value="0.276513">
                <text:p>0.276513</text:p>
              </table:table-cell>
              <table:table-cell office:value-type="float" office:value="0.069427625752855">
                <text:p>0.069427625752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77570509910584">
                <text:p>0.0877570509910584</text:p>
              </table:table-cell>
              <table:table-cell office:value-type="float" office:value="0.282092">
                <text:p>0.282092</text:p>
              </table:table-cell>
              <table:table-cell office:value-type="float" office:value="0.0711615381604944">
                <text:p>0.0711615381604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6772195994854">
                <text:p>0.086772195994854</text:p>
              </table:table-cell>
              <table:table-cell office:value-type="float" office:value="0.287263">
                <text:p>0.287263</text:p>
              </table:table-cell>
              <table:table-cell office:value-type="float" office:value="0.0727686471513357">
                <text:p>0.0727686471513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56423527002335">
                <text:p>0.0856423527002335</text:p>
              </table:table-cell>
              <table:table-cell office:value-type="float" office:value="0.292427">
                <text:p>0.292427</text:p>
              </table:table-cell>
              <table:table-cell office:value-type="float" office:value="0.0743735805933593">
                <text:p>0.07437358059335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29775035381317">
                <text:p>0.0829775035381317</text:p>
              </table:table-cell>
              <table:table-cell office:value-type="float" office:value="0.297478">
                <text:p>0.297478</text:p>
              </table:table-cell>
              <table:table-cell office:value-type="float" office:value="0.0759433944616129">
                <text:p>0.0759433944616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14571380615235">
                <text:p>0.0814571380615235</text:p>
              </table:table-cell>
              <table:table-cell office:value-type="float" office:value="0.302419">
                <text:p>0.302419</text:p>
              </table:table-cell>
              <table:table-cell office:value-type="float" office:value="0.0774790211341611">
                <text:p>0.07747902113416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98207670450211">
                <text:p>0.0798207670450211</text:p>
              </table:table-cell>
              <table:table-cell office:value-type="float" office:value="0.307124">
                <text:p>0.307124</text:p>
              </table:table-cell>
              <table:table-cell office:value-type="float" office:value="0.0789413007322869">
                <text:p>0.0789413007322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80754834413528">
                <text:p>0.0780754834413528</text:p>
              </table:table-cell>
              <table:table-cell office:value-type="float" office:value="0.311724">
                <text:p>0.311724</text:p>
              </table:table-cell>
              <table:table-cell office:value-type="float" office:value="0.0803709470981484">
                <text:p>0.0803709470981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42859691381455">
                <text:p>0.0742859691381455</text:p>
              </table:table-cell>
              <table:table-cell office:value-type="float" office:value="0.315932">
                <text:p>0.315932</text:p>
              </table:table-cell>
              <table:table-cell office:value-type="float" office:value="0.0816787627302234">
                <text:p>0.08167876273022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22559690475464">
                <text:p>0.0722559690475464</text:p>
              </table:table-cell>
              <table:table-cell office:value-type="float" office:value="0.319622">
                <text:p>0.319622</text:p>
              </table:table-cell>
              <table:table-cell office:value-type="float" office:value="0.0828255877497949">
                <text:p>0.08282558774979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79617896676064">
                <text:p>0.0679617896676064</text:p>
              </table:table-cell>
              <table:table-cell office:value-type="float" office:value="0.322979">
                <text:p>0.322979</text:p>
              </table:table-cell>
              <table:table-cell office:value-type="float" office:value="0.0838689188041856">
                <text:p>0.0838689188041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57125785946846">
                <text:p>0.0657125785946846</text:p>
              </table:table-cell>
              <table:table-cell office:value-type="float" office:value="0.32598">
                <text:p>0.32598</text:p>
              </table:table-cell>
              <table:table-cell office:value-type="float" office:value="0.0848016076615661">
                <text:p>0.08480160766156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34054392576218">
                <text:p>0.0634054392576218</text:p>
              </table:table-cell>
              <table:table-cell office:value-type="float" office:value="0.328643">
                <text:p>0.328643</text:p>
              </table:table-cell>
              <table:table-cell office:value-type="float" office:value="0.0856292485903246">
                <text:p>0.08562924859032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0482580959797">
                <text:p>0.0610482580959797</text:p>
              </table:table-cell>
              <table:table-cell office:value-type="float" office:value="0.330674">
                <text:p>0.330674</text:p>
              </table:table-cell>
              <table:table-cell office:value-type="float" office:value="0.0862604685401213">
                <text:p>0.08626046854012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7562221288681">
                <text:p>0.0537562221288681</text:p>
              </table:table-cell>
              <table:table-cell office:value-type="float" office:value="0.331477">
                <text:p>0.331477</text:p>
              </table:table-cell>
              <table:table-cell office:value-type="float" office:value="0.0865100350687706">
                <text:p>0.08651003506877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87924963235855">
                <text:p>0.0487924963235855</text:p>
              </table:table-cell>
              <table:table-cell office:value-type="float" office:value="0.330637">
                <text:p>0.330637</text:p>
              </table:table-cell>
              <table:table-cell office:value-type="float" office:value="0.0862489692106568">
                <text:p>0.08624896921065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630446434021">
                <text:p>0.04630446434021</text:p>
              </table:table-cell>
              <table:table-cell office:value-type="float" office:value="0.327359">
                <text:p>0.327359</text:p>
              </table:table-cell>
              <table:table-cell office:value-type="float" office:value="0.0852301907786364">
                <text:p>0.08523019077863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564890623093">
                <text:p>0.0413564890623093</text:p>
              </table:table-cell>
              <table:table-cell office:value-type="float" office:value="0.320896">
                <text:p>0.320896</text:p>
              </table:table-cell>
              <table:table-cell office:value-type="float" office:value="0.0832215376346009">
                <text:p>0.0832215376346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89123409986496">
                <text:p>0.0389123409986496</text:p>
              </table:table-cell>
              <table:table-cell office:value-type="float" office:value="0.311195">
                <text:p>0.311195</text:p>
              </table:table-cell>
              <table:table-cell office:value-type="float" office:value="0.0802065377660743">
                <text:p>0.08020653776607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1218113899231">
                <text:p>0.0341218113899231</text:p>
              </table:table-cell>
              <table:table-cell office:value-type="float" office:value="0.298337">
                <text:p>0.298337</text:p>
              </table:table-cell>
              <table:table-cell office:value-type="float" office:value="0.0762103653808031">
                <text:p>0.0762103653808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17898839712143">
                <text:p>0.0317898839712143</text:p>
              </table:table-cell>
              <table:table-cell office:value-type="float" office:value="0.28376">
                <text:p>0.28376</text:p>
              </table:table-cell>
              <table:table-cell office:value-type="float" office:value="0.0716799403644633">
                <text:p>0.07167994036446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72861868143082">
                <text:p>0.0272861868143082</text:p>
              </table:table-cell>
              <table:table-cell office:value-type="float" office:value="0.268701">
                <text:p>0.268701</text:p>
              </table:table-cell>
              <table:table-cell office:value-type="float" office:value="0.0669997132723962">
                <text:p>0.0669997132723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30358466506004">
                <text:p>0.0230358466506004</text:p>
              </table:table-cell>
              <table:table-cell office:value-type="float" office:value="0.253315">
                <text:p>0.253315</text:p>
              </table:table-cell>
              <table:table-cell office:value-type="float" office:value="0.0622178569712777">
                <text:p>0.06221785697127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10189335048199">
                <text:p>0.0210189335048199</text:p>
              </table:table-cell>
              <table:table-cell office:value-type="float" office:value="0.238292">
                <text:p>0.238292</text:p>
              </table:table-cell>
              <table:table-cell office:value-type="float" office:value="0.057548818415987">
                <text:p>0.0575488184159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2231607139111">
                <text:p>0.0172231607139111</text:p>
              </table:table-cell>
              <table:table-cell office:value-type="float" office:value="0.223963">
                <text:p>0.223963</text:p>
              </table:table-cell>
              <table:table-cell office:value-type="float" office:value="0.0530954699863284">
                <text:p>0.05309546998632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4512189328671">
                <text:p>0.0154512189328671</text:p>
              </table:table-cell>
              <table:table-cell office:value-type="float" office:value="0.209646">
                <text:p>0.209646</text:p>
              </table:table-cell>
              <table:table-cell office:value-type="float" office:value="0.0486458510689285">
                <text:p>0.04864585106892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21724493801594">
                <text:p>0.0121724493801594</text:p>
              </table:table-cell>
              <table:table-cell office:value-type="float" office:value="0.195652">
                <text:p>0.195652</text:p>
              </table:table-cell>
              <table:table-cell office:value-type="float" office:value="0.0442966181898272">
                <text:p>0.04429661818982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3661177158356">
                <text:p>0.00793661177158356</text:p>
              </table:table-cell>
              <table:table-cell office:value-type="float" office:value="0.18142">
                <text:p>0.18142</text:p>
              </table:table-cell>
              <table:table-cell office:value-type="float" office:value="0.039873416650927">
                <text:p>0.0398734166509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7620520591736">
                <text:p>0.00187620520591736</text:p>
              </table:table-cell>
              <table:table-cell office:value-type="float" office:value="0.167986">
                <text:p>0.167986</text:p>
              </table:table-cell>
              <table:table-cell office:value-type="float" office:value="0.0356982276772349">
                <text:p>0.0356982276772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528775155544281">
                <text:p>-0.000528775155544281</text:p>
              </table:table-cell>
              <table:table-cell office:value-type="float" office:value="0.154531">
                <text:p>0.154531</text:p>
              </table:table-cell>
              <table:table-cell office:value-type="float" office:value="0.03151651205709">
                <text:p>0.031516512057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883534550666809">
                <text:p>-0.000883534550666809</text:p>
              </table:table-cell>
              <table:table-cell office:value-type="float" office:value="0.139713">
                <text:p>0.139713</text:p>
              </table:table-cell>
              <table:table-cell office:value-type="float" office:value="0.0269111860028866">
                <text:p>0.0269111860028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122224539518356">
                <text:p>-0.00122224539518356</text:p>
              </table:table-cell>
              <table:table-cell office:value-type="float" office:value="0.123003">
                <text:p>0.123003</text:p>
              </table:table-cell>
              <table:table-cell office:value-type="float" office:value="0.0217178401825505">
                <text:p>0.0217178401825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4892592430115">
                <text:p>-0.00124892592430115</text:p>
              </table:table-cell>
              <table:table-cell office:value-type="float" office:value="0.106094">
                <text:p>0.106094</text:p>
              </table:table-cell>
              <table:table-cell office:value-type="float" office:value="0.0164626466172566">
                <text:p>0.0164626466172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9415298104286">
                <text:p>-0.00119415298104286</text:p>
              </table:table-cell>
              <table:table-cell office:value-type="float" office:value="0.094586">
                <text:p>0.094586</text:p>
              </table:table-cell>
              <table:table-cell office:value-type="float" office:value="0.0128860443610969">
                <text:p>0.0128860443610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124461889267">
                <text:p>-0.0011124461889267</text:p>
              </table:table-cell>
              <table:table-cell office:value-type="float" office:value="0.087919">
                <text:p>0.087919</text:p>
              </table:table-cell>
              <table:table-cell office:value-type="float" office:value="0.0108139895086625">
                <text:p>0.0108139895086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907070934772491">
                <text:p>-0.000907070934772491</text:p>
              </table:table-cell>
              <table:table-cell office:value-type="float" office:value="0.082756">
                <text:p>0.082756</text:p>
              </table:table-cell>
              <table:table-cell office:value-type="float" office:value="0.00920936685932702">
                <text:p>0.00920936685932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797901302576065">
                <text:p>-0.000797901302576065</text:p>
              </table:table-cell>
              <table:table-cell office:value-type="float" office:value="0.078656">
                <text:p>0.078656</text:p>
              </table:table-cell>
              <table:table-cell office:value-type="float" office:value="0.00793511683758089">
                <text:p>0.00793511683758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691153109073639">
                <text:p>-0.000691153109073639</text:p>
              </table:table-cell>
              <table:table-cell office:value-type="float" office:value="0.075861">
                <text:p>0.075861</text:p>
              </table:table-cell>
              <table:table-cell office:value-type="float" office:value="0.00706645127397591">
                <text:p>0.007066451273975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7717410326004">
                <text:p>-0.000497717410326004</text:p>
              </table:table-cell>
              <table:table-cell office:value-type="float" office:value="0.073522">
                <text:p>0.073522</text:p>
              </table:table-cell>
              <table:table-cell office:value-type="float" office:value="0.00633950717620415">
                <text:p>0.00633950717620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342123210430145">
                <text:p>-0.000342123210430145</text:p>
              </table:table-cell>
              <table:table-cell office:value-type="float" office:value="0.071689">
                <text:p>0.071689</text:p>
              </table:table-cell>
              <table:table-cell office:value-type="float" office:value="0.00576982417867717">
                <text:p>0.005769824178677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279419124126434">
                <text:p>-0.000279419124126434</text:p>
              </table:table-cell>
              <table:table-cell office:value-type="float" office:value="0.070269">
                <text:p>0.070269</text:p>
              </table:table-cell>
              <table:table-cell office:value-type="float" office:value="0.00532849856138948">
                <text:p>0.00532849856138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181134790182114">
                <text:p>-0.000181134790182114</text:p>
              </table:table-cell>
              <table:table-cell office:value-type="float" office:value="0.06934">
                <text:p>0.06934</text:p>
              </table:table-cell>
              <table:table-cell office:value-type="float" office:value="0.0050397721540231">
                <text:p>0.00503977215402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145234167575836">
                <text:p>-0.000145234167575836</text:p>
              </table:table-cell>
              <table:table-cell office:value-type="float" office:value="0.0689">
                <text:p>0.0689</text:p>
              </table:table-cell>
              <table:table-cell office:value-type="float" office:value="0.00490302337120157">
                <text:p>0.004903023371201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932104885578156">
                <text:p>-0.0000932104885578156</text:p>
              </table:table-cell>
              <table:table-cell office:value-type="float" office:value="0.068502">
                <text:p>0.068502</text:p>
              </table:table-cell>
              <table:table-cell office:value-type="float" office:value="0.00477932788128572">
                <text:p>0.004779327881285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597313046455383">
                <text:p>-0.0000597313046455383</text:p>
              </table:table-cell>
              <table:table-cell office:value-type="float" office:value="0.068269">
                <text:p>0.068269</text:p>
              </table:table-cell>
              <table:table-cell office:value-type="float" office:value="0.00470691318492796">
                <text:p>0.00470691318492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477954745292664">
                <text:p>-0.0000477954745292664</text:p>
              </table:table-cell>
              <table:table-cell office:value-type="float" office:value="0.067985">
                <text:p>0.067985</text:p>
              </table:table-cell>
              <table:table-cell office:value-type="float" office:value="0.00461864806147042">
                <text:p>0.004618648061470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382028520107269">
                <text:p>-0.0000382028520107269</text:p>
              </table:table-cell>
              <table:table-cell office:value-type="float" office:value="0.067768">
                <text:p>0.067768</text:p>
              </table:table-cell>
              <table:table-cell office:value-type="float" office:value="0.00455120604812434">
                <text:p>0.004551206048124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244155526161194">
                <text:p>-0.0000244155526161194</text:p>
              </table:table-cell>
              <table:table-cell office:value-type="float" office:value="0.067595">
                <text:p>0.067595</text:p>
              </table:table-cell>
              <table:table-cell office:value-type="float" office:value="0.00449743891306042">
                <text:p>0.00449743891306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194944441318512">
                <text:p>-0.0000194944441318512</text:p>
              </table:table-cell>
              <table:table-cell office:value-type="float" office:value="0.067441">
                <text:p>0.067441</text:p>
              </table:table-cell>
              <table:table-cell office:value-type="float" office:value="0.00444957683907288">
                <text:p>0.00444957683907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155344605445862">
                <text:p>-0.0000155344605445862</text:p>
              </table:table-cell>
              <table:table-cell office:value-type="float" office:value="0.067315">
                <text:p>0.067315</text:p>
              </table:table-cell>
              <table:table-cell office:value-type="float" office:value="0.00441041696035581">
                <text:p>0.004410416960355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989809632301331">
                <text:p>-0.00000989809632301331</text:p>
              </table:table-cell>
              <table:table-cell office:value-type="float" office:value="0.067218">
                <text:p>0.067218</text:p>
              </table:table-cell>
              <table:table-cell office:value-type="float" office:value="0.00438027006959742">
                <text:p>0.004380270069597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787153840065002">
                <text:p>-0.00000787153840065002</text:p>
              </table:table-cell>
              <table:table-cell office:value-type="float" office:value="0.067116">
                <text:p>0.067116</text:p>
              </table:table-cell>
              <table:table-cell office:value-type="float" office:value="0.00434856921539789">
                <text:p>0.00434856921539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97326254844666">
                <text:p>-0.00000497326254844666</text:p>
              </table:table-cell>
              <table:table-cell office:value-type="float" office:value="0.067101">
                <text:p>0.067101</text:p>
              </table:table-cell>
              <table:table-cell office:value-type="float" office:value="0.00434390732507442">
                <text:p>0.004343907325074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94135713577271">
                <text:p>-0.00000394135713577271</text:p>
              </table:table-cell>
              <table:table-cell office:value-type="float" office:value="0.06709">
                <text:p>0.06709</text:p>
              </table:table-cell>
              <table:table-cell office:value-type="float" office:value="0.00434048860550389">
                <text:p>0.00434048860550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248104333877563">
                <text:p>-0.00000248104333877563</text:p>
              </table:table-cell>
              <table:table-cell office:value-type="float" office:value="0.067068">
                <text:p>0.067068</text:p>
              </table:table-cell>
              <table:table-cell office:value-type="float" office:value="0.00433365116636281">
                <text:p>0.00433365116636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194460153579712">
                <text:p>-0.00000194460153579712</text:p>
              </table:table-cell>
              <table:table-cell office:value-type="float" office:value="0.067038">
                <text:p>0.067038</text:p>
              </table:table-cell>
              <table:table-cell office:value-type="float" office:value="0.00432432738571589">
                <text:p>0.004324327385715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117719173431396">
                <text:p>-0.00000117719173431396</text:p>
              </table:table-cell>
              <table:table-cell office:value-type="float" office:value="0.067096">
                <text:p>0.067096</text:p>
              </table:table-cell>
              <table:table-cell office:value-type="float" office:value="0.00434235336163327">
                <text:p>0.004342353361633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0692903995513916">
                <text:p>-0.000000692903995513916</text:p>
              </table:table-cell>
              <table:table-cell office:value-type="float" office:value="0.067143">
                <text:p>0.067143</text:p>
              </table:table-cell>
              <table:table-cell office:value-type="float" office:value="0.00435696061798012">
                <text:p>0.00435696061798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0361353158950806">
                <text:p>-0.000000361353158950806</text:p>
              </table:table-cell>
              <table:table-cell office:value-type="float" office:value="0.067154">
                <text:p>0.067154</text:p>
              </table:table-cell>
              <table:table-cell office:value-type="float" office:value="0.00436037933755065">
                <text:p>0.00436037933755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245869159698486">
                <text:p>-0.000000245869159698486</text:p>
              </table:table-cell>
              <table:table-cell office:value-type="float" office:value="0.067185">
                <text:p>0.067185</text:p>
              </table:table-cell>
              <table:table-cell office:value-type="float" office:value="0.00437001391088581">
                <text:p>0.004370013910885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126659870147705">
                <text:p>-0.000000126659870147705</text:p>
              </table:table-cell>
              <table:table-cell office:value-type="float" office:value="0.067191">
                <text:p>0.067191</text:p>
              </table:table-cell>
              <table:table-cell office:value-type="float" office:value="0.0043718786670152">
                <text:p>0.00437187866701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00372529029846191">
                <text:p>-0.00000000372529029846191</text:p>
              </table:table-cell>
              <table:table-cell office:value-type="float" office:value="0.067189">
                <text:p>0.067189</text:p>
              </table:table-cell>
              <table:table-cell office:value-type="float" office:value="0.00437125708163873">
                <text:p>0.004371257081638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0115483999252319">
                <text:p>0.000000115483999252319</text:p>
              </table:table-cell>
              <table:table-cell office:value-type="float" office:value="0.067216">
                <text:p>0.067216</text:p>
              </table:table-cell>
              <table:table-cell office:value-type="float" office:value="0.00437964848422096">
                <text:p>0.00437964848422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017508864402771">
                <text:p>0.00000017508864402771</text:p>
              </table:table-cell>
              <table:table-cell office:value-type="float" office:value="0.067223">
                <text:p>0.067223</text:p>
              </table:table-cell>
              <table:table-cell office:value-type="float" office:value="0.00438182403303857">
                <text:p>0.00438182403303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0201165676116943">
                <text:p>0.000000201165676116943</text:p>
              </table:table-cell>
              <table:table-cell office:value-type="float" office:value="0.067203">
                <text:p>0.067203</text:p>
              </table:table-cell>
              <table:table-cell office:value-type="float" office:value="0.00437560817927396">
                <text:p>0.004375608179273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0204890966415405">
                <text:p>0.000000204890966415405</text:p>
              </table:table-cell>
              <table:table-cell office:value-type="float" office:value="0.067214">
                <text:p>0.067214</text:p>
              </table:table-cell>
              <table:table-cell office:value-type="float" office:value="0.0043790268988445">
                <text:p>0.00437902689884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1">
                <text:p>0.06721</text:p>
              </table:table-cell>
              <table:table-cell office:value-type="float" office:value="0.00437778372809158">
                <text:p>0.004377783728091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03">
                <text:p>0.067203</text:p>
              </table:table-cell>
              <table:table-cell office:value-type="float" office:value="0.00437560817927396">
                <text:p>0.004375608179273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0242143869400024">
                <text:p>0.000000242143869400024</text:p>
              </table:table-cell>
              <table:table-cell office:value-type="float" office:value="0.067222">
                <text:p>0.067222</text:p>
              </table:table-cell>
              <table:table-cell office:value-type="float" office:value="0.00438151324035034">
                <text:p>0.004381513240350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8">
                <text:p>0.067238</text:p>
              </table:table-cell>
              <table:table-cell office:value-type="float" office:value="0.00438648592336204">
                <text:p>0.00438648592336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36">
                <text:p>0.067236</text:p>
              </table:table-cell>
              <table:table-cell office:value-type="float" office:value="0.00438586433798558">
                <text:p>0.004385864337985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0234693288803101">
                <text:p>0.000000234693288803101</text:p>
              </table:table-cell>
              <table:table-cell office:value-type="float" office:value="0.067222">
                <text:p>0.067222</text:p>
              </table:table-cell>
              <table:table-cell office:value-type="float" office:value="0.00438151324035034">
                <text:p>0.004381513240350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7">
                <text:p>0.067227</text:p>
              </table:table-cell>
              <table:table-cell office:value-type="float" office:value="0.0043830672037915">
                <text:p>0.00438306720379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1">
                <text:p>0.067201</text:p>
              </table:table-cell>
              <table:table-cell office:value-type="float" office:value="0.0043749865938975">
                <text:p>0.00437498659389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7">
                <text:p>0.067217</text:p>
              </table:table-cell>
              <table:table-cell office:value-type="float" office:value="0.00437995927690919">
                <text:p>0.004379959276909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9">
                <text:p>0.067219</text:p>
              </table:table-cell>
              <table:table-cell office:value-type="float" office:value="0.00438058086228565">
                <text:p>0.004380580862285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8">
                <text:p>0.067208</text:p>
              </table:table-cell>
              <table:table-cell office:value-type="float" office:value="0.00437716214271512">
                <text:p>0.004377162142715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0.00437560817927396">
                <text:p>0.004375608179273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3">
                <text:p>0.067203</text:p>
              </table:table-cell>
              <table:table-cell office:value-type="float" office:value="0.00437560817927396">
                <text:p>0.00437560817927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5">
                <text:p>0.067205</text:p>
              </table:table-cell>
              <table:table-cell office:value-type="float" office:value="0.00437622976465043">
                <text:p>0.004376229764650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5">
                <text:p>0.067215</text:p>
              </table:table-cell>
              <table:table-cell office:value-type="float" office:value="0.00437933769153273">
                <text:p>0.00437933769153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437964848422096">
                <text:p>0.004379648484220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09">
                <text:p>0.067209</text:p>
              </table:table-cell>
              <table:table-cell office:value-type="float" office:value="0.00437747293540335">
                <text:p>0.004377472935403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3">
                <text:p>0.067213</text:p>
              </table:table-cell>
              <table:table-cell office:value-type="float" office:value="0.00437871610615627">
                <text:p>0.004378716106156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437964848422096">
                <text:p>0.004379648484220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16">
                <text:p>0.067216</text:p>
              </table:table-cell>
              <table:table-cell office:value-type="float" office:value="0.00437964848422096">
                <text:p>0.004379648484220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5">
                <text:p>0.067225</text:p>
              </table:table-cell>
              <table:table-cell office:value-type="float" office:value="0.00438244561841504">
                <text:p>0.00438244561841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26">
                <text:p>0.067226</text:p>
              </table:table-cell>
              <table:table-cell office:value-type="float" office:value="0.00438275641110327">
                <text:p>0.00438275641110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0264495611190796">
                <text:p>0.000000264495611190796</text:p>
              </table:table-cell>
              <table:table-cell office:value-type="float" office:value="0.067245">
                <text:p>0.067245</text:p>
              </table:table-cell>
              <table:table-cell office:value-type="float" office:value="0.00438866147217966">
                <text:p>0.00438866147217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67">
                <text:p>0.067267</text:p>
              </table:table-cell>
              <table:table-cell office:value-type="float" office:value="0.00439549891132073">
                <text:p>0.00439549891132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5">
                <text:p>0.067275</text:p>
              </table:table-cell>
              <table:table-cell office:value-type="float" office:value="0.00439798525282658">
                <text:p>0.00439798525282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7">
                <text:p>0.067277</text:p>
              </table:table-cell>
              <table:table-cell office:value-type="float" office:value="0.00439860683820304">
                <text:p>0.00439860683820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0.00440295793583827">
                <text:p>0.0044029579358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">
                <text:p>0.06729</text:p>
              </table:table-cell>
              <table:table-cell office:value-type="float" office:value="0.00440264714315004">
                <text:p>0.00440264714315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0.00439985000895596">
                <text:p>0.00439985000895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91">
                <text:p>0.067291</text:p>
              </table:table-cell>
              <table:table-cell office:value-type="float" office:value="0.00440295793583827">
                <text:p>0.00440295793583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81">
                <text:p>0.067281</text:p>
              </table:table-cell>
              <table:table-cell office:value-type="float" office:value="0.00439985000895596">
                <text:p>0.00439985000895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4">
                <text:p>0.067274</text:p>
              </table:table-cell>
              <table:table-cell office:value-type="float" office:value="0.00439767446013835">
                <text:p>0.00439767446013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9">
                <text:p>0.067279</text:p>
              </table:table-cell>
              <table:table-cell office:value-type="float" office:value="0.0043992284235795">
                <text:p>0.0043992284235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67273">
                <text:p>0.067273</text:p>
              </table:table-cell>
              <table:table-cell office:value-type="float" office:value="0.00439736366745012">
                <text:p>0.004397363667450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97cm" svg:y="0.267cm" chart:style-name="ch2">
          <text:p>wX LLeg</text:p>
        </chart:title>
        <chart:legend chart:legend-position="end" svg:x="8.711cm" svg:y="2.591cm" style:legend-expansion="high" chart:style-name="ch3"/>
        <chart:plot-area chart:style-name="ch4" table:cell-range-address="LLeg.D1:LLeg.D216 LLeg.K1:LLeg.K1 LLeg.K90:LLeg.K300 LLeg.T1:LLeg.T1 LLeg.T90:LLeg.T300" chart:data-source-has-labels="row" svg:x="0.231cm" svg:y="1.126cm" svg:width="8.249cm" svg:height="5.36cm">
          <chartooo:coordinate-region svg:x="1.073cm" svg:y="1.299cm" svg:width="7.407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D2:LLeg.D216" chart:label-cell-address="LLeg.D1:LLeg.D1" chart:class="chart:line">
            <chart:data-point chart:repeated="215"/>
          </chart:series>
          <chart:series chart:style-name="ch9" chart:values-cell-range-address="LLeg.K90:LLeg.K300" chart:label-cell-address="LLeg.K1:LLeg.K1" chart:class="chart:line">
            <chart:data-point chart:repeated="211"/>
          </chart:series>
          <chart:series chart:style-name="ch10" chart:values-cell-range-address="LLeg.T90:LLeg.T300" chart:label-cell-address="LLeg.T1:LLeg.T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LLeg.D1:LLeg.D1</svg:desc>
                </draw:g>
              </table:table-cell>
              <table:table-cell office:value-type="string">
                <text:p>wX MoCap</text:p>
                <draw:g>
                  <svg:desc>LLeg.K1:LLeg.K1</svg:desc>
                </draw:g>
              </table:table-cell>
              <table:table-cell office:value-type="string">
                <text:p>wX Corr</text:p>
                <draw:g>
                  <svg:desc>LLeg.T1:LLe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149628824885895">
                <text:p>-0.0000000149628824885895</text:p>
                <draw:g>
                  <svg:desc>LLeg.D2:LLeg.D216</svg:desc>
                </draw:g>
              </table:table-cell>
              <table:table-cell office:value-type="float" office:value="0.002582">
                <text:p>0.002582</text:p>
                <draw:g>
                  <svg:desc>LLeg.K90:LLeg.K300</svg:desc>
                </draw:g>
              </table:table-cell>
              <table:table-cell office:value-type="float" office:value="0.041251980935628">
                <text:p>0.041251980935628</text:p>
                <draw:g>
                  <svg:desc>LLeg.T90:LLeg.T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484">
                <text:p>0.002484</text:p>
              </table:table-cell>
              <table:table-cell office:value-type="float" office:value="0.0410330144359377">
                <text:p>0.0410330144359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381">
                <text:p>0.002381</text:p>
              </table:table-cell>
              <table:table-cell office:value-type="float" office:value="0.0408028761760591">
                <text:p>0.0408028761760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225">
                <text:p>0.002225</text:p>
              </table:table-cell>
              <table:table-cell office:value-type="float" office:value="0.0404543172581846">
                <text:p>0.0404543172581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2092">
                <text:p>0.002092</text:p>
              </table:table-cell>
              <table:table-cell office:value-type="float" office:value="0.0401571484371763">
                <text:p>0.0401571484371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688">
                <text:p>0.001688</text:p>
              </table:table-cell>
              <table:table-cell office:value-type="float" office:value="0.0392544702139631">
                <text:p>0.0392544702139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503">
                <text:p>0.001503</text:p>
              </table:table-cell>
              <table:table-cell office:value-type="float" office:value="0.0388411150869967">
                <text:p>0.038841115086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78">
                <text:p>0.00178</text:p>
              </table:table-cell>
              <table:table-cell office:value-type="float" office:value="0.0394600306014275">
                <text:p>0.0394600306014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15">
                <text:p>0.001815</text:p>
              </table:table-cell>
              <table:table-cell office:value-type="float" office:value="0.0395382329227455">
                <text:p>0.0395382329227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49628824885895">
                <text:p>-0.0000000149628824885895</text:p>
              </table:table-cell>
              <table:table-cell office:value-type="float" office:value="0.001879">
                <text:p>0.001879</text:p>
              </table:table-cell>
              <table:table-cell office:value-type="float" office:value="0.0396812314531555">
                <text:p>0.0396812314531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00862617930397">
                <text:p>0.000200862617930397</text:p>
              </table:table-cell>
              <table:table-cell office:value-type="float" office:value="0.001824">
                <text:p>0.001824</text:p>
              </table:table-cell>
              <table:table-cell office:value-type="float" office:value="0.0395583420910844">
                <text:p>0.0395583420910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8348562056199">
                <text:p>0.000258348562056199</text:p>
              </table:table-cell>
              <table:table-cell office:value-type="float" office:value="0.002189">
                <text:p>0.002189</text:p>
              </table:table-cell>
              <table:table-cell office:value-type="float" office:value="0.040373880584829">
                <text:p>0.040373880584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27491055941209">
                <text:p>0.000327491055941209</text:p>
              </table:table-cell>
              <table:table-cell office:value-type="float" office:value="0.001157">
                <text:p>0.001157</text:p>
              </table:table-cell>
              <table:table-cell office:value-type="float" office:value="0.0380680292819675">
                <text:p>0.0380680292819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14949163980782">
                <text:p>0.00114949163980782</text:p>
              </table:table-cell>
              <table:table-cell office:value-type="float" office:value="0.001374">
                <text:p>0.001374</text:p>
              </table:table-cell>
              <table:table-cell office:value-type="float" office:value="0.038552883674139">
                <text:p>0.038552883674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291095107794">
                <text:p>0.00142291095107794</text:p>
              </table:table-cell>
              <table:table-cell office:value-type="float" office:value="0.001325">
                <text:p>0.001325</text:p>
              </table:table-cell>
              <table:table-cell office:value-type="float" office:value="0.0384434004242938">
                <text:p>0.0384434004242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69602443929762">
                <text:p>0.001696024439297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386646012760218">
                <text:p>0.0386646012760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9827682748437">
                <text:p>0.00259827682748437</text:p>
              </table:table-cell>
              <table:table-cell office:value-type="float" office:value="0.001259">
                <text:p>0.001259</text:p>
              </table:table-cell>
              <table:table-cell office:value-type="float" office:value="0.0382959331898085">
                <text:p>0.0382959331898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71740253083408">
                <text:p>0.00271740253083408</text:p>
              </table:table-cell>
              <table:table-cell office:value-type="float" office:value="0.00142">
                <text:p>0.00142</text:p>
              </table:table-cell>
              <table:table-cell office:value-type="float" office:value="0.0386556638678712">
                <text:p>0.0386556638678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05787823162973">
                <text:p>0.00305787823162973</text:p>
              </table:table-cell>
              <table:table-cell office:value-type="float" office:value="0.001332">
                <text:p>0.001332</text:p>
              </table:table-cell>
              <table:table-cell office:value-type="float" office:value="0.0384590408885574">
                <text:p>0.0384590408885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4840316362679">
                <text:p>0.00374840316362679</text:p>
              </table:table-cell>
              <table:table-cell office:value-type="float" office:value="0.001054">
                <text:p>0.001054</text:p>
              </table:table-cell>
              <table:table-cell office:value-type="float" office:value="0.0378378910220889">
                <text:p>0.0378378910220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838606446981">
                <text:p>0.00391838606446981</text:p>
              </table:table-cell>
              <table:table-cell office:value-type="float" office:value="0.000851">
                <text:p>0.000851</text:p>
              </table:table-cell>
              <table:table-cell office:value-type="float" office:value="0.0373843175584447">
                <text:p>0.0373843175584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07619588077068">
                <text:p>0.00407619588077068</text:p>
              </table:table-cell>
              <table:table-cell office:value-type="float" office:value="0.000416">
                <text:p>0.000416</text:p>
              </table:table-cell>
              <table:table-cell office:value-type="float" office:value="0.0364123744220641">
                <text:p>0.0364123744220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47629950940609">
                <text:p>0.00447629950940609</text:p>
              </table:table-cell>
              <table:table-cell office:value-type="float" office:value="0.000118">
                <text:p>0.000118</text:p>
              </table:table-cell>
              <table:table-cell office:value-type="float" office:value="0.0357465375148425">
                <text:p>0.0357465375148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8526145666838">
                <text:p>0.00458526145666838</text:p>
              </table:table-cell>
              <table:table-cell office:value-type="float" office:value="0.000538">
                <text:p>0.000538</text:p>
              </table:table-cell>
              <table:table-cell office:value-type="float" office:value="0.0366849653706582">
                <text:p>0.0366849653706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63521527126432">
                <text:p>0.00463521527126432</text:p>
              </table:table-cell>
              <table:table-cell office:value-type="float" office:value="0.000507">
                <text:p>0.000507</text:p>
              </table:table-cell>
              <table:table-cell office:value-type="float" office:value="0.0366157004574908">
                <text:p>0.03661570045749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871497862041">
                <text:p>0.004871497862041</text:p>
              </table:table-cell>
              <table:table-cell office:value-type="float" office:value="0.000229">
                <text:p>0.000229</text:p>
              </table:table-cell>
              <table:table-cell office:value-type="float" office:value="0.0359945505910223">
                <text:p>0.0359945505910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2608081549406">
                <text:p>0.00492608081549406</text:p>
              </table:table-cell>
              <table:table-cell office:value-type="float" office:value="0.00036">
                <text:p>0.00036</text:p>
              </table:table-cell>
              <table:table-cell office:value-type="float" office:value="0.0362872507079553">
                <text:p>0.03628725070795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686636775732">
                <text:p>0.0049686636775732</text:p>
              </table:table-cell>
              <table:table-cell office:value-type="float" office:value="0.000243">
                <text:p>0.000243</text:p>
              </table:table-cell>
              <table:table-cell office:value-type="float" office:value="0.0360258315195495">
                <text:p>0.0360258315195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02463709563017">
                <text:p>0.00502463709563017</text:p>
              </table:table-cell>
              <table:table-cell office:value-type="float" office:value="0.000323">
                <text:p>0.000323</text:p>
              </table:table-cell>
              <table:table-cell office:value-type="float" office:value="0.036204579682562">
                <text:p>0.036204579682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01928431913257">
                <text:p>0.00501928431913257</text:p>
              </table:table-cell>
              <table:table-cell office:value-type="float" office:value="-0.000299">
                <text:p>-0.000299</text:p>
              </table:table-cell>
              <table:table-cell office:value-type="float" office:value="0.0348148127151397">
                <text:p>0.0348148127151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00218104571104">
                <text:p>0.00500218104571104</text:p>
              </table:table-cell>
              <table:table-cell office:value-type="float" office:value="0.000208">
                <text:p>0.000208</text:p>
              </table:table-cell>
              <table:table-cell office:value-type="float" office:value="0.0359476291982316">
                <text:p>0.0359476291982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98914252966643">
                <text:p>0.00498914252966643</text:p>
              </table:table-cell>
              <table:table-cell office:value-type="float" office:value="0.000371">
                <text:p>0.000371</text:p>
              </table:table-cell>
              <table:table-cell office:value-type="float" office:value="0.0363118285803696">
                <text:p>0.03631182858036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4821479767561">
                <text:p>0.00484821479767561</text:p>
              </table:table-cell>
              <table:table-cell office:value-type="float" office:value="0.000527">
                <text:p>0.000527</text:p>
              </table:table-cell>
              <table:table-cell office:value-type="float" office:value="0.036660387498244">
                <text:p>0.036660387498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7775199636817">
                <text:p>0.0047775199636817</text:p>
              </table:table-cell>
              <table:table-cell office:value-type="float" office:value="0.000699">
                <text:p>0.000699</text:p>
              </table:table-cell>
              <table:table-cell office:value-type="float" office:value="0.0370446960487209">
                <text:p>0.037044696048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9487998634577">
                <text:p>0.00469487998634577</text:p>
              </table:table-cell>
              <table:table-cell office:value-type="float" office:value="0.001661">
                <text:p>0.001661</text:p>
              </table:table-cell>
              <table:table-cell office:value-type="float" office:value="0.0391941427089464">
                <text:p>0.0391941427089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37512900680304">
                <text:p>0.00437512900680304</text:p>
              </table:table-cell>
              <table:table-cell office:value-type="float" office:value="0.001394">
                <text:p>0.001394</text:p>
              </table:table-cell>
              <table:table-cell office:value-type="float" office:value="0.0385975707148921">
                <text:p>0.0385975707148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24456875771284">
                <text:p>0.00424456875771284</text:p>
              </table:table-cell>
              <table:table-cell office:value-type="float" office:value="0.001474">
                <text:p>0.001474</text:p>
              </table:table-cell>
              <table:table-cell office:value-type="float" office:value="0.0387763188779046">
                <text:p>0.03877631887790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17493050917983">
                <text:p>0.00417493050917983</text:p>
              </table:table-cell>
              <table:table-cell office:value-type="float" office:value="0.001643">
                <text:p>0.001643</text:p>
              </table:table-cell>
              <table:table-cell office:value-type="float" office:value="0.0391539243722686">
                <text:p>0.03915392437226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0206988453865">
                <text:p>0.00410206988453865</text:p>
              </table:table-cell>
              <table:table-cell office:value-type="float" office:value="0.001442">
                <text:p>0.001442</text:p>
              </table:table-cell>
              <table:table-cell office:value-type="float" office:value="0.0387048196126996">
                <text:p>0.0387048196126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475210942328">
                <text:p>0.0039475210942328</text:p>
              </table:table-cell>
              <table:table-cell office:value-type="float" office:value="0.001543">
                <text:p>0.001543</text:p>
              </table:table-cell>
              <table:table-cell office:value-type="float" office:value="0.0389304891685029">
                <text:p>0.0389304891685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6560871265829">
                <text:p>0.00386560871265829</text:p>
              </table:table-cell>
              <table:table-cell office:value-type="float" office:value="0.001659">
                <text:p>0.001659</text:p>
              </table:table-cell>
              <table:table-cell office:value-type="float" office:value="0.0391896740048711">
                <text:p>0.0391896740048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78076685592532">
                <text:p>0.00378076685592532</text:p>
              </table:table-cell>
              <table:table-cell office:value-type="float" office:value="0.001522">
                <text:p>0.001522</text:p>
              </table:table-cell>
              <table:table-cell office:value-type="float" office:value="0.0388835677757122">
                <text:p>0.0388835677757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0781972520053">
                <text:p>0.00350781972520053</text:p>
              </table:table-cell>
              <table:table-cell office:value-type="float" office:value="0.001898">
                <text:p>0.001898</text:p>
              </table:table-cell>
              <table:table-cell office:value-type="float" office:value="0.039723684141871">
                <text:p>0.039723684141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106948249042">
                <text:p>0.0033106948249042</text:p>
              </table:table-cell>
              <table:table-cell office:value-type="float" office:value="0.001898">
                <text:p>0.001898</text:p>
              </table:table-cell>
              <table:table-cell office:value-type="float" office:value="0.039723684141871">
                <text:p>0.0397236841418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20745725184679">
                <text:p>0.00320745725184679</text:p>
              </table:table-cell>
              <table:table-cell office:value-type="float" office:value="0.001775">
                <text:p>0.001775</text:p>
              </table:table-cell>
              <table:table-cell office:value-type="float" office:value="0.0394488588412392">
                <text:p>0.0394488588412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87931622005999">
                <text:p>0.00287931622005999</text:p>
              </table:table-cell>
              <table:table-cell office:value-type="float" office:value="0.001634">
                <text:p>0.001634</text:p>
              </table:table-cell>
              <table:table-cell office:value-type="float" office:value="0.0391338152039297">
                <text:p>0.0391338152039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76368856430054">
                <text:p>0.00276368856430054</text:p>
              </table:table-cell>
              <table:table-cell office:value-type="float" office:value="0.001593">
                <text:p>0.001593</text:p>
              </table:table-cell>
              <table:table-cell office:value-type="float" office:value="0.0390422067703858">
                <text:p>0.0390422067703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4501827768981">
                <text:p>0.00264501827768981</text:p>
              </table:table-cell>
              <table:table-cell office:value-type="float" office:value="0.001319">
                <text:p>0.001319</text:p>
              </table:table-cell>
              <table:table-cell office:value-type="float" office:value="0.0384299943120679">
                <text:p>0.0384299943120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39840778522193">
                <text:p>0.00239840778522193</text:p>
              </table:table-cell>
              <table:table-cell office:value-type="float" office:value="0.001219">
                <text:p>0.001219</text:p>
              </table:table-cell>
              <table:table-cell office:value-type="float" office:value="0.0382065591083022">
                <text:p>0.03820655910830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13910196907818">
                <text:p>0.00213910196907818</text:p>
              </table:table-cell>
              <table:table-cell office:value-type="float" office:value="0.001153">
                <text:p>0.001153</text:p>
              </table:table-cell>
              <table:table-cell office:value-type="float" office:value="0.0380590918738169">
                <text:p>0.03805909187381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6729989945888">
                <text:p>0.00186729989945888</text:p>
              </table:table-cell>
              <table:table-cell office:value-type="float" office:value="0.001036">
                <text:p>0.001036</text:p>
              </table:table-cell>
              <table:table-cell office:value-type="float" office:value="0.0377976726854111">
                <text:p>0.0377976726854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72655167989433">
                <text:p>0.00172655167989433</text:p>
              </table:table-cell>
              <table:table-cell office:value-type="float" office:value="0.000942">
                <text:p>0.000942</text:p>
              </table:table-cell>
              <table:table-cell office:value-type="float" office:value="0.0375876435938714">
                <text:p>0.0375876435938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58266955986619">
                <text:p>0.00158266955986619</text:p>
              </table:table-cell>
              <table:table-cell office:value-type="float" office:value="0.000919">
                <text:p>0.000919</text:p>
              </table:table-cell>
              <table:table-cell office:value-type="float" office:value="0.0375362534970053">
                <text:p>0.0375362534970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8548475913703">
                <text:p>0.00128548475913703</text:p>
              </table:table-cell>
              <table:table-cell office:value-type="float" office:value="0.001453">
                <text:p>0.001453</text:p>
              </table:table-cell>
              <table:table-cell office:value-type="float" office:value="0.0387293974851139">
                <text:p>0.0387293974851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13211385905743">
                <text:p>0.00113211385905743</text:p>
              </table:table-cell>
              <table:table-cell office:value-type="float" office:value="0.001508">
                <text:p>0.001508</text:p>
              </table:table-cell>
              <table:table-cell office:value-type="float" office:value="0.038852286847185">
                <text:p>0.038852286847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8858045041561">
                <text:p>0.0198858045041561</text:p>
              </table:table-cell>
              <table:table-cell office:value-type="float" office:value="0.001409">
                <text:p>0.001409</text:p>
              </table:table-cell>
              <table:table-cell office:value-type="float" office:value="0.038631085995457">
                <text:p>0.0386310859954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2432870864868">
                <text:p>0.0202432870864868</text:p>
              </table:table-cell>
              <table:table-cell office:value-type="float" office:value="0.001391">
                <text:p>0.001391</text:p>
              </table:table-cell>
              <table:table-cell office:value-type="float" office:value="0.0385908676587792">
                <text:p>0.0385908676587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13192142546177">
                <text:p>0.0213192142546177</text:p>
              </table:table-cell>
              <table:table-cell office:value-type="float" office:value="0.000171">
                <text:p>0.000171</text:p>
              </table:table-cell>
              <table:table-cell office:value-type="float" office:value="0.0358649581728383">
                <text:p>0.0358649581728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0385622233152">
                <text:p>0.0220385622233152</text:p>
              </table:table-cell>
              <table:table-cell office:value-type="float" office:value="0.000186">
                <text:p>0.000186</text:p>
              </table:table-cell>
              <table:table-cell office:value-type="float" office:value="0.0358984734534031">
                <text:p>0.0358984734534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7614493817091">
                <text:p>0.0237614493817091</text:p>
              </table:table-cell>
              <table:table-cell office:value-type="float" office:value="0.00049">
                <text:p>0.00049</text:p>
              </table:table-cell>
              <table:table-cell office:value-type="float" office:value="0.0365777164728507">
                <text:p>0.0365777164728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7906559854746">
                <text:p>0.0257906559854746</text:p>
              </table:table-cell>
              <table:table-cell office:value-type="float" office:value="0.001387">
                <text:p>0.001387</text:p>
              </table:table-cell>
              <table:table-cell office:value-type="float" office:value="0.0385819302506285">
                <text:p>0.0385819302506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900066062808">
                <text:p>0.026900066062808</text:p>
              </table:table-cell>
              <table:table-cell office:value-type="float" office:value="0.002186">
                <text:p>0.002186</text:p>
              </table:table-cell>
              <table:table-cell office:value-type="float" office:value="0.040367177528716">
                <text:p>0.0403671775287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2802825570107">
                <text:p>0.0292802825570107</text:p>
              </table:table-cell>
              <table:table-cell office:value-type="float" office:value="0.003771">
                <text:p>0.003771</text:p>
              </table:table-cell>
              <table:table-cell office:value-type="float" office:value="0.0439086255084016">
                <text:p>0.0439086255084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8491496145725">
                <text:p>0.0318491496145725</text:p>
              </table:table-cell>
              <table:table-cell office:value-type="float" office:value="0.005736">
                <text:p>0.005736</text:p>
              </table:table-cell>
              <table:table-cell office:value-type="float" office:value="0.0482991272623965">
                <text:p>0.0482991272623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5831960439682">
                <text:p>0.0345831960439682</text:p>
              </table:table-cell>
              <table:table-cell office:value-type="float" office:value="0.008367">
                <text:p>0.008367</text:p>
              </table:table-cell>
              <table:table-cell office:value-type="float" office:value="0.0541777074734707">
                <text:p>0.0541777074734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0065586864948">
                <text:p>0.0360065586864948</text:p>
              </table:table-cell>
              <table:table-cell office:value-type="float" office:value="0.011096">
                <text:p>0.011096</text:p>
              </table:table-cell>
              <table:table-cell office:value-type="float" office:value="0.0602752541842352">
                <text:p>0.0602752541842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89582440257072">
                <text:p>0.0389582440257072</text:p>
              </table:table-cell>
              <table:table-cell office:value-type="float" office:value="0.015532">
                <text:p>0.015532</text:p>
              </table:table-cell>
              <table:table-cell office:value-type="float" office:value="0.0701868398232793">
                <text:p>0.07018683982327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04839813709259">
                <text:p>0.0404839813709259</text:p>
              </table:table-cell>
              <table:table-cell office:value-type="float" office:value="0.01725">
                <text:p>0.01725</text:p>
              </table:table-cell>
              <table:table-cell office:value-type="float" office:value="0.0740254566239731">
                <text:p>0.0740254566239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6294227838516">
                <text:p>0.0436294227838516</text:p>
              </table:table-cell>
              <table:table-cell office:value-type="float" office:value="0.019002">
                <text:p>0.019002</text:p>
              </table:table-cell>
              <table:table-cell office:value-type="float" office:value="0.0779400413939473">
                <text:p>0.07794004139394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52472195029259">
                <text:p>0.0452472195029259</text:p>
              </table:table-cell>
              <table:table-cell office:value-type="float" office:value="0.020714">
                <text:p>0.020714</text:p>
              </table:table-cell>
              <table:table-cell office:value-type="float" office:value="0.0817652520824151">
                <text:p>0.0817652520824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85696271061897">
                <text:p>0.0485696271061897</text:p>
              </table:table-cell>
              <table:table-cell office:value-type="float" office:value="0.017776">
                <text:p>0.017776</text:p>
              </table:table-cell>
              <table:table-cell office:value-type="float" office:value="0.0752007257957804">
                <text:p>0.075200725795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20025528967381">
                <text:p>0.0520025528967381</text:p>
              </table:table-cell>
              <table:table-cell office:value-type="float" office:value="0.018678">
                <text:p>0.018678</text:p>
              </table:table-cell>
              <table:table-cell office:value-type="float" office:value="0.0772161113337465">
                <text:p>0.0772161113337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37590272724629">
                <text:p>0.0537590272724629</text:p>
              </table:table-cell>
              <table:table-cell office:value-type="float" office:value="0.017927">
                <text:p>0.017927</text:p>
              </table:table-cell>
              <table:table-cell office:value-type="float" office:value="0.0755381129534665">
                <text:p>0.07553811295346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73490187525749">
                <text:p>0.0573490187525749</text:p>
              </table:table-cell>
              <table:table-cell office:value-type="float" office:value="0.02162">
                <text:p>0.02162</text:p>
              </table:table-cell>
              <table:table-cell office:value-type="float" office:value="0.0837895750285319">
                <text:p>0.0837895750285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1813884675503">
                <text:p>0.0591813884675503</text:p>
              </table:table-cell>
              <table:table-cell office:value-type="float" office:value="0.018167">
                <text:p>0.018167</text:p>
              </table:table-cell>
              <table:table-cell office:value-type="float" office:value="0.0760743574425041">
                <text:p>0.07607435744250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48223757743835">
                <text:p>0.0648223757743835</text:p>
              </table:table-cell>
              <table:table-cell office:value-type="float" office:value="0.012506">
                <text:p>0.012506</text:p>
              </table:table-cell>
              <table:table-cell office:value-type="float" office:value="0.0634256905573308">
                <text:p>0.0634256905573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6977282166481">
                <text:p>0.0686977282166481</text:p>
              </table:table-cell>
              <table:table-cell office:value-type="float" office:value="-0.006418">
                <text:p>-0.006418</text:p>
              </table:table-cell>
              <table:table-cell office:value-type="float" office:value="0.0211428125967198">
                <text:p>0.02114281259671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06684067845345">
                <text:p>0.0706684067845345</text:p>
              </table:table-cell>
              <table:table-cell office:value-type="float" office:value="-0.034686">
                <text:p>-0.034686</text:p>
              </table:table-cell>
              <table:table-cell office:value-type="float" office:value="-0.0420178508037533">
                <text:p>-0.0420178508037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46731981635094">
                <text:p>0.0746731981635094</text:p>
              </table:table-cell>
              <table:table-cell office:value-type="float" office:value="-0.040553">
                <text:p>-0.040553</text:p>
              </table:table-cell>
              <table:table-cell office:value-type="float" office:value="-0.0551267942086838">
                <text:p>-0.0551267942086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7592753767967">
                <text:p>0.0787592753767967</text:p>
              </table:table-cell>
              <table:table-cell office:value-type="float" office:value="-0.04122">
                <text:p>-0.04122</text:p>
              </table:table-cell>
              <table:table-cell office:value-type="float" office:value="-0.0566171070178007">
                <text:p>-0.0566171070178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9227417707443">
                <text:p>0.0829227417707443</text:p>
              </table:table-cell>
              <table:table-cell office:value-type="float" office:value="-0.040246">
                <text:p>-0.040246</text:p>
              </table:table-cell>
              <table:table-cell office:value-type="float" office:value="-0.0544408481331233">
                <text:p>-0.0544408481331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1594026684761">
                <text:p>0.0871594026684761</text:p>
              </table:table-cell>
              <table:table-cell office:value-type="float" office:value="-0.038196">
                <text:p>-0.038196</text:p>
              </table:table-cell>
              <table:table-cell office:value-type="float" office:value="-0.0498604264559275">
                <text:p>-0.0498604264559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3039330840111">
                <text:p>0.0893039330840111</text:p>
              </table:table-cell>
              <table:table-cell office:value-type="float" office:value="-0.032798">
                <text:p>-0.032798</text:p>
              </table:table-cell>
              <table:table-cell office:value-type="float" office:value="-0.0377993941566579">
                <text:p>-0.0377993941566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36425924301148">
                <text:p>0.0936425924301148</text:p>
              </table:table-cell>
              <table:table-cell office:value-type="float" office:value="-0.026661">
                <text:p>-0.026661</text:p>
              </table:table-cell>
              <table:table-cell office:value-type="float" office:value="-0.0240871757015601">
                <text:p>-0.0240871757015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8354994654656">
                <text:p>0.0958354994654656</text:p>
              </table:table-cell>
              <table:table-cell office:value-type="float" office:value="-0.022566">
                <text:p>-0.022566</text:p>
              </table:table-cell>
              <table:table-cell office:value-type="float" office:value="-0.0149375041073569">
                <text:p>-0.01493750410735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80432853102684">
                <text:p>0.0980432853102684</text:p>
              </table:table-cell>
              <table:table-cell office:value-type="float" office:value="-0.018034">
                <text:p>-0.018034</text:p>
              </table:table-cell>
              <table:table-cell office:value-type="float" office:value="-0.00481142067269777">
                <text:p>-0.004811420672697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-0.012595">
                <text:p>-0.012595</text:p>
              </table:table-cell>
              <table:table-cell office:value-type="float" office:value="0.00734122006011577">
                <text:p>0.00734122006011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7012875378132">
                <text:p>0.107012875378132</text:p>
              </table:table-cell>
              <table:table-cell office:value-type="float" office:value="-0.011682">
                <text:p>-0.011682</text:p>
              </table:table-cell>
              <table:table-cell office:value-type="float" office:value="0.00938118347049613">
                <text:p>0.009381183470496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1571498215199">
                <text:p>0.111571498215199</text:p>
              </table:table-cell>
              <table:table-cell office:value-type="float" office:value="-0.010311">
                <text:p>-0.010311</text:p>
              </table:table-cell>
              <table:table-cell office:value-type="float" office:value="0.0124444801141231">
                <text:p>0.0124444801141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171970963478">
                <text:p>0.116171970963478</text:p>
              </table:table-cell>
              <table:table-cell office:value-type="float" office:value="-0.008379">
                <text:p>-0.008379</text:p>
              </table:table-cell>
              <table:table-cell office:value-type="float" office:value="0.0167612482508754">
                <text:p>0.01676124825087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0809070765972">
                <text:p>0.120809070765972</text:p>
              </table:table-cell>
              <table:table-cell office:value-type="float" office:value="-0.003533">
                <text:p>-0.003533</text:p>
              </table:table-cell>
              <table:table-cell office:value-type="float" office:value="0.0275889182253587">
                <text:p>0.02758891822535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5476449728012">
                <text:p>0.125476449728012</text:p>
              </table:table-cell>
              <table:table-cell office:value-type="float" office:value="-0.000224">
                <text:p>-0.000224</text:p>
              </table:table-cell>
              <table:table-cell office:value-type="float" office:value="0.034982389117964">
                <text:p>0.034982389117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016802072525">
                <text:p>0.13016802072525</text:p>
              </table:table-cell>
              <table:table-cell office:value-type="float" office:value="0.004117">
                <text:p>0.004117</text:p>
              </table:table-cell>
              <table:table-cell office:value-type="float" office:value="0.0446817113134307">
                <text:p>0.04468171131343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3723623752594">
                <text:p>0.13723623752594</text:p>
              </table:table-cell>
              <table:table-cell office:value-type="float" office:value="0.006262">
                <text:p>0.006262</text:p>
              </table:table-cell>
              <table:table-cell office:value-type="float" office:value="0.0494743964342038">
                <text:p>0.04947439643420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4320547580719">
                <text:p>0.144320547580719</text:p>
              </table:table-cell>
              <table:table-cell office:value-type="float" office:value="0.009655">
                <text:p>0.009655</text:p>
              </table:table-cell>
              <table:table-cell office:value-type="float" office:value="0.0570555528979722">
                <text:p>0.05705555289797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6681264042854">
                <text:p>0.146681264042854</text:p>
              </table:table-cell>
              <table:table-cell office:value-type="float" office:value="0.012857">
                <text:p>0.012857</text:p>
              </table:table-cell>
              <table:table-cell office:value-type="float" office:value="0.0642099481225482">
                <text:p>0.06420994812254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3747722506523">
                <text:p>0.153747722506523</text:p>
              </table:table-cell>
              <table:table-cell office:value-type="float" office:value="0.016605">
                <text:p>0.016605</text:p>
              </table:table-cell>
              <table:table-cell office:value-type="float" office:value="0.0725842995596847">
                <text:p>0.0725842995596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8435642719269">
                <text:p>0.158435642719269</text:p>
              </table:table-cell>
              <table:table-cell office:value-type="float" office:value="0.016851">
                <text:p>0.016851</text:p>
              </table:table-cell>
              <table:table-cell office:value-type="float" office:value="0.0731339501609482">
                <text:p>0.0731339501609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3095235824585">
                <text:p>0.163095235824585</text:p>
              </table:table-cell>
              <table:table-cell office:value-type="float" office:value="0.018237">
                <text:p>0.018237</text:p>
              </table:table-cell>
              <table:table-cell office:value-type="float" office:value="0.07623076208514">
                <text:p>0.076230762085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5411874651909">
                <text:p>0.165411874651909</text:p>
              </table:table-cell>
              <table:table-cell office:value-type="float" office:value="0.020444">
                <text:p>0.020444</text:p>
              </table:table-cell>
              <table:table-cell office:value-type="float" office:value="0.0811619770322479">
                <text:p>0.0811619770322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0012727379799">
                <text:p>0.170012727379799</text:p>
              </table:table-cell>
              <table:table-cell office:value-type="float" office:value="0.022766">
                <text:p>0.022766</text:p>
              </table:table-cell>
              <table:table-cell office:value-type="float" office:value="0.0863501424636862">
                <text:p>0.0863501424636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2294795513153">
                <text:p>0.172294795513153</text:p>
              </table:table-cell>
              <table:table-cell office:value-type="float" office:value="0.024538">
                <text:p>0.024538</text:p>
              </table:table-cell>
              <table:table-cell office:value-type="float" office:value="0.0903094142744135">
                <text:p>0.0903094142744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6816284656525">
                <text:p>0.176816284656525</text:p>
              </table:table-cell>
              <table:table-cell office:value-type="float" office:value="0.025087">
                <text:p>0.025087</text:p>
              </table:table-cell>
              <table:table-cell office:value-type="float" office:value="0.0915360735430869">
                <text:p>0.0915360735430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1272849440575">
                <text:p>0.181272849440575</text:p>
              </table:table-cell>
              <table:table-cell office:value-type="float" office:value="0.027035">
                <text:p>0.027035</text:p>
              </table:table-cell>
              <table:table-cell office:value-type="float" office:value="0.0958885913124417">
                <text:p>0.0958885913124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3473855257034">
                <text:p>0.183473855257034</text:p>
              </table:table-cell>
              <table:table-cell office:value-type="float" office:value="0.028472">
                <text:p>0.028472</text:p>
              </table:table-cell>
              <table:table-cell office:value-type="float" office:value="0.099099355190554">
                <text:p>0.099099355190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7814682722092">
                <text:p>0.187814682722092</text:p>
              </table:table-cell>
              <table:table-cell office:value-type="float" office:value="0.031883">
                <text:p>0.031883</text:p>
              </table:table-cell>
              <table:table-cell office:value-type="float" office:value="0.106720729991">
                <text:p>0.10672072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995201587677">
                <text:p>0.18995201587677</text:p>
              </table:table-cell>
              <table:table-cell office:value-type="float" office:value="0.032342">
                <text:p>0.032342</text:p>
              </table:table-cell>
              <table:table-cell office:value-type="float" office:value="0.107746297576285">
                <text:p>0.107746297576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65611481667">
                <text:p>0.192065611481667</text:p>
              </table:table-cell>
              <table:table-cell office:value-type="float" office:value="0.034053">
                <text:p>0.034053</text:p>
              </table:table-cell>
              <table:table-cell office:value-type="float" office:value="0.111569273912715">
                <text:p>0.111569273912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216374635696">
                <text:p>0.196216374635696</text:p>
              </table:table-cell>
              <table:table-cell office:value-type="float" office:value="0.036953">
                <text:p>0.036953</text:p>
              </table:table-cell>
              <table:table-cell office:value-type="float" office:value="0.118048894821919">
                <text:p>0.118048894821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0256213545799">
                <text:p>0.200256213545799</text:p>
              </table:table-cell>
              <table:table-cell office:value-type="float" office:value="0.040292">
                <text:p>0.040292</text:p>
              </table:table-cell>
              <table:table-cell office:value-type="float" office:value="0.125509396275654">
                <text:p>0.1255093962756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2231258153915">
                <text:p>0.202231258153915</text:p>
              </table:table-cell>
              <table:table-cell office:value-type="float" office:value="0.044488">
                <text:p>0.044488</text:p>
              </table:table-cell>
              <table:table-cell office:value-type="float" office:value="0.13488473742566">
                <text:p>0.13488473742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7960233092308">
                <text:p>0.207960233092308</text:p>
              </table:table-cell>
              <table:table-cell office:value-type="float" office:value="0.04995">
                <text:p>0.04995</text:p>
              </table:table-cell>
              <table:table-cell office:value-type="float" office:value="0.14708876825534">
                <text:p>0.147088768255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602389812469">
                <text:p>0.211602389812469</text:p>
              </table:table-cell>
              <table:table-cell office:value-type="float" office:value="0.053074">
                <text:p>0.053074</text:p>
              </table:table-cell>
              <table:table-cell office:value-type="float" office:value="0.154068884020978">
                <text:p>0.1540688840209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5089902281761">
                <text:p>0.215089902281761</text:p>
              </table:table-cell>
              <table:table-cell office:value-type="float" office:value="0.057458">
                <text:p>0.057458</text:p>
              </table:table-cell>
              <table:table-cell office:value-type="float" office:value="0.163864283354064">
                <text:p>0.163864283354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8411818146706">
                <text:p>0.218411818146706</text:p>
              </table:table-cell>
              <table:table-cell office:value-type="float" office:value="0.061315">
                <text:p>0.061315</text:p>
              </table:table-cell>
              <table:table-cell office:value-type="float" office:value="0.172482179163305">
                <text:p>0.1724821791633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155673801899">
                <text:p>0.22155673801899</text:p>
              </table:table-cell>
              <table:table-cell office:value-type="float" office:value="0.064289">
                <text:p>0.064289</text:p>
              </table:table-cell>
              <table:table-cell office:value-type="float" office:value="0.179127142123296">
                <text:p>0.1791271421232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3059505224228">
                <text:p>0.223059505224228</text:p>
              </table:table-cell>
              <table:table-cell office:value-type="float" office:value="0.065576">
                <text:p>0.065576</text:p>
              </table:table-cell>
              <table:table-cell office:value-type="float" office:value="0.18200275319576">
                <text:p>0.182002753195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4513798952103">
                <text:p>0.224513798952103</text:p>
              </table:table-cell>
              <table:table-cell office:value-type="float" office:value="0.066553">
                <text:p>0.066553</text:p>
              </table:table-cell>
              <table:table-cell office:value-type="float" office:value="0.18418571513655">
                <text:p>0.184185715136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8573068976402">
                <text:p>0.228573068976402</text:p>
              </table:table-cell>
              <table:table-cell office:value-type="float" office:value="0.066157">
                <text:p>0.066157</text:p>
              </table:table-cell>
              <table:table-cell office:value-type="float" office:value="0.183300911729638">
                <text:p>0.1833009117296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1012642383575">
                <text:p>0.231012642383575</text:p>
              </table:table-cell>
              <table:table-cell office:value-type="float" office:value="0.06607">
                <text:p>0.06607</text:p>
              </table:table-cell>
              <table:table-cell office:value-type="float" office:value="0.183106523102362">
                <text:p>0.1831065231023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214840888977">
                <text:p>0.23214840888977</text:p>
              </table:table-cell>
              <table:table-cell office:value-type="float" office:value="0.065653">
                <text:p>0.065653</text:p>
              </table:table-cell>
              <table:table-cell office:value-type="float" office:value="0.182174798302659">
                <text:p>0.1821747983026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4245359897614">
                <text:p>0.234245359897614</text:p>
              </table:table-cell>
              <table:table-cell office:value-type="float" office:value="0.066629">
                <text:p>0.066629</text:p>
              </table:table-cell>
              <table:table-cell office:value-type="float" office:value="0.184355525891412">
                <text:p>0.1843555258914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101254820824">
                <text:p>0.236101254820824</text:p>
              </table:table-cell>
              <table:table-cell office:value-type="float" office:value="0.066712">
                <text:p>0.066712</text:p>
              </table:table-cell>
              <table:table-cell office:value-type="float" office:value="0.184540977110537">
                <text:p>0.184540977110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6935824155807">
                <text:p>0.236935824155807</text:p>
              </table:table-cell>
              <table:table-cell office:value-type="float" office:value="0.068564">
                <text:p>0.068564</text:p>
              </table:table-cell>
              <table:table-cell office:value-type="float" office:value="0.188678997084277">
                <text:p>0.1886789970842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841193318367">
                <text:p>0.23841193318367</text:p>
              </table:table-cell>
              <table:table-cell office:value-type="float" office:value="0.069261">
                <text:p>0.069261</text:p>
              </table:table-cell>
              <table:table-cell office:value-type="float" office:value="0.190236340454524">
                <text:p>0.1902363404545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9005869627">
                <text:p>0.2389005869627</text:p>
              </table:table-cell>
              <table:table-cell office:value-type="float" office:value="0.070162">
                <text:p>0.070162</text:p>
              </table:table-cell>
              <table:table-cell office:value-type="float" office:value="0.192249491640452">
                <text:p>0.192249491640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8775819540024">
                <text:p>0.238775819540024</text:p>
              </table:table-cell>
              <table:table-cell office:value-type="float" office:value="0.070093">
                <text:p>0.070093</text:p>
              </table:table-cell>
              <table:table-cell office:value-type="float" office:value="0.192095321349854">
                <text:p>0.1920953213498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7190246582031">
                <text:p>0.237190246582031</text:p>
              </table:table-cell>
              <table:table-cell office:value-type="float" office:value="0.070708">
                <text:p>0.070708</text:p>
              </table:table-cell>
              <table:table-cell office:value-type="float" office:value="0.193469447853013">
                <text:p>0.193469447853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861033201218">
                <text:p>0.235861033201218</text:p>
              </table:table-cell>
              <table:table-cell office:value-type="float" office:value="0.069536">
                <text:p>0.069536</text:p>
              </table:table-cell>
              <table:table-cell office:value-type="float" office:value="0.190850787264879">
                <text:p>0.1908507872648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183698892593">
                <text:p>0.234183698892593</text:p>
              </table:table-cell>
              <table:table-cell office:value-type="float" office:value="0.068797">
                <text:p>0.068797</text:p>
              </table:table-cell>
              <table:table-cell office:value-type="float" office:value="0.189199601109051">
                <text:p>0.1891996011090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9819744825363">
                <text:p>0.229819744825363</text:p>
              </table:table-cell>
              <table:table-cell office:value-type="float" office:value="0.064649">
                <text:p>0.064649</text:p>
              </table:table-cell>
              <table:table-cell office:value-type="float" office:value="0.179931508856852">
                <text:p>0.1799315088568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153047919273">
                <text:p>0.227153047919273</text:p>
              </table:table-cell>
              <table:table-cell office:value-type="float" office:value="0.058651">
                <text:p>0.058651</text:p>
              </table:table-cell>
              <table:table-cell office:value-type="float" office:value="0.166529865334989">
                <text:p>0.166529865334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4177524447441">
                <text:p>0.224177524447441</text:p>
              </table:table-cell>
              <table:table-cell office:value-type="float" office:value="0.049721">
                <text:p>0.049721</text:p>
              </table:table-cell>
              <table:table-cell office:value-type="float" office:value="0.146577101638716">
                <text:p>0.146577101638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0904976129532">
                <text:p>0.220904976129532</text:p>
              </table:table-cell>
              <table:table-cell office:value-type="float" office:value="0.038578">
                <text:p>0.038578</text:p>
              </table:table-cell>
              <table:table-cell office:value-type="float" office:value="0.12167971688311">
                <text:p>0.121679716883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3515907526016">
                <text:p>0.213515907526016</text:p>
              </table:table-cell>
              <table:table-cell office:value-type="float" office:value="0.027163">
                <text:p>0.027163</text:p>
              </table:table-cell>
              <table:table-cell office:value-type="float" office:value="0.0961745883732617">
                <text:p>0.0961745883732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9424450993538">
                <text:p>0.209424450993538</text:p>
              </table:table-cell>
              <table:table-cell office:value-type="float" office:value="0.020001">
                <text:p>0.020001</text:p>
              </table:table-cell>
              <table:table-cell office:value-type="float" office:value="0.0801721590795661">
                <text:p>0.0801721590795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0510770082474">
                <text:p>0.200510770082474</text:p>
              </table:table-cell>
              <table:table-cell office:value-type="float" office:value="0.011096">
                <text:p>0.011096</text:p>
              </table:table-cell>
              <table:table-cell office:value-type="float" office:value="0.0602752541842352">
                <text:p>0.0602752541842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714667439461">
                <text:p>0.195714667439461</text:p>
              </table:table-cell>
              <table:table-cell office:value-type="float" office:value="0.004955">
                <text:p>0.004955</text:p>
              </table:table-cell>
              <table:table-cell office:value-type="float" office:value="0.0465540983209868">
                <text:p>0.04655409832098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709754824638">
                <text:p>0.190709754824638</text:p>
              </table:table-cell>
              <table:table-cell office:value-type="float" office:value="0.000539">
                <text:p>0.000539</text:p>
              </table:table-cell>
              <table:table-cell office:value-type="float" office:value="0.0366871997226958">
                <text:p>0.03668719972269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5508996248245">
                <text:p>0.185508996248245</text:p>
              </table:table-cell>
              <table:table-cell office:value-type="float" office:value="-0.008195">
                <text:p>-0.008195</text:p>
              </table:table-cell>
              <table:table-cell office:value-type="float" office:value="0.0171723690258042">
                <text:p>0.0171723690258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8864458799362">
                <text:p>0.168864458799362</text:p>
              </table:table-cell>
              <table:table-cell office:value-type="float" office:value="-0.016159">
                <text:p>-0.016159</text:p>
              </table:table-cell>
              <table:table-cell office:value-type="float" office:value="-0.000622010602091889">
                <text:p>-0.000622010602091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57030314207077">
                <text:p>0.157030314207077</text:p>
              </table:table-cell>
              <table:table-cell office:value-type="float" office:value="-0.022897">
                <text:p>-0.022897</text:p>
              </table:table-cell>
              <table:table-cell office:value-type="float" office:value="-0.0156770746318212">
                <text:p>-0.0156770746318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0931000709534">
                <text:p>0.150931000709534</text:p>
              </table:table-cell>
              <table:table-cell office:value-type="float" office:value="-0.026355">
                <text:p>-0.026355</text:p>
              </table:table-cell>
              <table:table-cell office:value-type="float" office:value="-0.0234034639780373">
                <text:p>-0.0234034639780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431549072266">
                <text:p>0.138431549072266</text:p>
              </table:table-cell>
              <table:table-cell office:value-type="float" office:value="-0.024616">
                <text:p>-0.024616</text:p>
              </table:table-cell>
              <table:table-cell office:value-type="float" office:value="-0.0195179257845527">
                <text:p>-0.01951792578455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2056698203087">
                <text:p>0.132056698203087</text:p>
              </table:table-cell>
              <table:table-cell office:value-type="float" office:value="-0.006484">
                <text:p>-0.006484</text:p>
              </table:table-cell>
              <table:table-cell office:value-type="float" office:value="0.0209953453622345">
                <text:p>0.02099534536223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9119457900524">
                <text:p>0.119119457900524</text:p>
              </table:table-cell>
              <table:table-cell office:value-type="float" office:value="-0.001622">
                <text:p>-0.001622</text:p>
              </table:table-cell>
              <table:table-cell office:value-type="float" office:value="0.0318587649693202">
                <text:p>0.03185876496932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12581208348274">
                <text:p>0.112581208348274</text:p>
              </table:table-cell>
              <table:table-cell office:value-type="float" office:value="0.015278">
                <text:p>0.015278</text:p>
              </table:table-cell>
              <table:table-cell office:value-type="float" office:value="0.0696193144057146">
                <text:p>0.0696193144057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4261354207993">
                <text:p>0.0994261354207993</text:p>
              </table:table-cell>
              <table:table-cell office:value-type="float" office:value="0.023354">
                <text:p>0.023354</text:p>
              </table:table-cell>
              <table:table-cell office:value-type="float" office:value="0.0876639414618282">
                <text:p>0.08766394146182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62437039613724">
                <text:p>0.0862437039613724</text:p>
              </table:table-cell>
              <table:table-cell office:value-type="float" office:value="0.025986">
                <text:p>0.025986</text:p>
              </table:table-cell>
              <table:table-cell office:value-type="float" office:value="0.09354475602494">
                <text:p>0.093544756024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6710699796677">
                <text:p>0.0796710699796677</text:p>
              </table:table-cell>
              <table:table-cell office:value-type="float" office:value="0.02443">
                <text:p>0.02443</text:p>
              </table:table-cell>
              <table:table-cell office:value-type="float" office:value="0.0900681042543466">
                <text:p>0.09006810425434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6187256574631">
                <text:p>0.0666187256574631</text:p>
              </table:table-cell>
              <table:table-cell office:value-type="float" office:value="0.02157">
                <text:p>0.02157</text:p>
              </table:table-cell>
              <table:table-cell office:value-type="float" office:value="0.0836778574266491">
                <text:p>0.0836778574266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610243320465">
                <text:p>0.0601610243320465</text:p>
              </table:table-cell>
              <table:table-cell office:value-type="float" office:value="0.015881">
                <text:p>0.015881</text:p>
              </table:table-cell>
              <table:table-cell office:value-type="float" office:value="0.0709666286844214">
                <text:p>0.0709666286844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43592441082">
                <text:p>0.04743592441082</text:p>
              </table:table-cell>
              <table:table-cell office:value-type="float" office:value="0.013393">
                <text:p>0.013393</text:p>
              </table:table-cell>
              <table:table-cell office:value-type="float" office:value="0.0654075608147321">
                <text:p>0.0654075608147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89810039103031">
                <text:p>0.0289810039103031</text:p>
              </table:table-cell>
              <table:table-cell office:value-type="float" office:value="0.016025">
                <text:p>0.016025</text:p>
              </table:table-cell>
              <table:table-cell office:value-type="float" office:value="0.0712883753778439">
                <text:p>0.0712883753778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465281400829554">
                <text:p>-0.00465281400829554</text:p>
              </table:table-cell>
              <table:table-cell office:value-type="float" office:value="0.016541">
                <text:p>0.016541</text:p>
              </table:table-cell>
              <table:table-cell office:value-type="float" office:value="0.0724413010292747">
                <text:p>0.07244130102927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310701504349709">
                <text:p>-0.00310701504349709</text:p>
              </table:table-cell>
              <table:table-cell office:value-type="float" office:value="0.016197">
                <text:p>0.016197</text:p>
              </table:table-cell>
              <table:table-cell office:value-type="float" office:value="0.0716726839283209">
                <text:p>0.0716726839283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547496788203716">
                <text:p>-0.00547496788203716</text:p>
              </table:table-cell>
              <table:table-cell office:value-type="float" office:value="0.015419">
                <text:p>0.015419</text:p>
              </table:table-cell>
              <table:table-cell office:value-type="float" office:value="0.0699343580430241">
                <text:p>0.06993435804302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52802861481905">
                <text:p>-0.00852802861481905</text:p>
              </table:table-cell>
              <table:table-cell office:value-type="float" office:value="0.015333">
                <text:p>0.015333</text:p>
              </table:table-cell>
              <table:table-cell office:value-type="float" office:value="0.0697422037677857">
                <text:p>0.06974220376778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997879542410374">
                <text:p>-0.00997879542410374</text:p>
              </table:table-cell>
              <table:table-cell office:value-type="float" office:value="0.014546">
                <text:p>0.014546</text:p>
              </table:table-cell>
              <table:table-cell office:value-type="float" office:value="0.06798376871415">
                <text:p>0.067983768714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102754002436996">
                <text:p>-0.0102754002436996</text:p>
              </table:table-cell>
              <table:table-cell office:value-type="float" office:value="0.013979">
                <text:p>0.013979</text:p>
              </table:table-cell>
              <table:table-cell office:value-type="float" office:value="0.0667168911087988">
                <text:p>0.0667168911087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103516262024641">
                <text:p>-0.0103516262024641</text:p>
              </table:table-cell>
              <table:table-cell office:value-type="float" office:value="0.013181">
                <text:p>0.013181</text:p>
              </table:table-cell>
              <table:table-cell office:value-type="float" office:value="0.0649338781827489">
                <text:p>0.06493387818274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99822161719203">
                <text:p>-0.0099822161719203</text:p>
              </table:table-cell>
              <table:table-cell office:value-type="float" office:value="0.01314">
                <text:p>0.01314</text:p>
              </table:table-cell>
              <table:table-cell office:value-type="float" office:value="0.064842269749205">
                <text:p>0.064842269749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958962645381689">
                <text:p>-0.00958962645381689</text:p>
              </table:table-cell>
              <table:table-cell office:value-type="float" office:value="0.012786">
                <text:p>0.012786</text:p>
              </table:table-cell>
              <table:table-cell office:value-type="float" office:value="0.0640513091278746">
                <text:p>0.0640513091278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908499769866467">
                <text:p>-0.00908499769866467</text:p>
              </table:table-cell>
              <table:table-cell office:value-type="float" office:value="0.012177">
                <text:p>0.012177</text:p>
              </table:table-cell>
              <table:table-cell office:value-type="float" office:value="0.0626905887369418">
                <text:p>0.0626905887369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779786426573992">
                <text:p>-0.00779786426573992</text:p>
              </table:table-cell>
              <table:table-cell office:value-type="float" office:value="0.012138">
                <text:p>0.012138</text:p>
              </table:table-cell>
              <table:table-cell office:value-type="float" office:value="0.0626034490074732">
                <text:p>0.0626034490074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620889710262418">
                <text:p>-0.00620889710262418</text:p>
              </table:table-cell>
              <table:table-cell office:value-type="float" office:value="0.011865">
                <text:p>0.011865</text:p>
              </table:table-cell>
              <table:table-cell office:value-type="float" office:value="0.061993470901193">
                <text:p>0.061993470901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532007589936256">
                <text:p>-0.00532007589936256</text:p>
              </table:table-cell>
              <table:table-cell office:value-type="float" office:value="0.012159">
                <text:p>0.012159</text:p>
              </table:table-cell>
              <table:table-cell office:value-type="float" office:value="0.062650370400264">
                <text:p>0.062650370400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350038916803896">
                <text:p>-0.00350038916803896</text:p>
              </table:table-cell>
              <table:table-cell office:value-type="float" office:value="0.012487">
                <text:p>0.012487</text:p>
              </table:table-cell>
              <table:table-cell office:value-type="float" office:value="0.0633832378686153">
                <text:p>0.0633832378686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280035566538572">
                <text:p>-0.00280035566538572</text:p>
              </table:table-cell>
              <table:table-cell office:value-type="float" office:value="0.013117">
                <text:p>0.013117</text:p>
              </table:table-cell>
              <table:table-cell office:value-type="float" office:value="0.0647908796523389">
                <text:p>0.0647908796523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7922701081261">
                <text:p>-0.0017922701081261</text:p>
              </table:table-cell>
              <table:table-cell office:value-type="float" office:value="0.013413">
                <text:p>0.013413</text:p>
              </table:table-cell>
              <table:table-cell office:value-type="float" office:value="0.0654522478554852">
                <text:p>0.06545224785548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114707730244845">
                <text:p>-0.00114707730244845</text:p>
              </table:table-cell>
              <table:table-cell office:value-type="float" office:value="0.013653">
                <text:p>0.013653</text:p>
              </table:table-cell>
              <table:table-cell office:value-type="float" office:value="0.0659884923445228">
                <text:p>0.06598849234452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917665078304708">
                <text:p>-0.000917665078304708</text:p>
              </table:table-cell>
              <table:table-cell office:value-type="float" office:value="0.013737">
                <text:p>0.013737</text:p>
              </table:table-cell>
              <table:table-cell office:value-type="float" office:value="0.0661761779156859">
                <text:p>0.0661761779156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73413533391431">
                <text:p>-0.00073413533391431</text:p>
              </table:table-cell>
              <table:table-cell office:value-type="float" office:value="0.013672">
                <text:p>0.013672</text:p>
              </table:table-cell>
              <table:table-cell office:value-type="float" office:value="0.0660309450332383">
                <text:p>0.06603094503323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46984656364657">
                <text:p>-0.00046984656364657</text:p>
              </table:table-cell>
              <table:table-cell office:value-type="float" office:value="0.013682">
                <text:p>0.013682</text:p>
              </table:table-cell>
              <table:table-cell office:value-type="float" office:value="0.0660532885536148">
                <text:p>0.0660532885536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375877920305356">
                <text:p>-0.000375877920305356</text:p>
              </table:table-cell>
              <table:table-cell office:value-type="float" office:value="0.013713">
                <text:p>0.013713</text:p>
              </table:table-cell>
              <table:table-cell office:value-type="float" office:value="0.0661225534667822">
                <text:p>0.06612255346678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300700863590464">
                <text:p>-0.000300700863590464</text:p>
              </table:table-cell>
              <table:table-cell office:value-type="float" office:value="0.013363">
                <text:p>0.013363</text:p>
              </table:table-cell>
              <table:table-cell office:value-type="float" office:value="0.0653405302536024">
                <text:p>0.06534053025360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192447230801918">
                <text:p>-0.000192447230801918</text:p>
              </table:table-cell>
              <table:table-cell office:value-type="float" office:value="0.013202">
                <text:p>0.013202</text:p>
              </table:table-cell>
              <table:table-cell office:value-type="float" office:value="0.0649807995755397">
                <text:p>0.0649807995755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153959088493139">
                <text:p>-0.000153959088493139</text:p>
              </table:table-cell>
              <table:table-cell office:value-type="float" office:value="0.013016">
                <text:p>0.013016</text:p>
              </table:table-cell>
              <table:table-cell office:value-type="float" office:value="0.0645652100965356">
                <text:p>0.06456521009653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98531942057889">
                <text:p>-0.000098531942057889</text:p>
              </table:table-cell>
              <table:table-cell office:value-type="float" office:value="0.012832">
                <text:p>0.012832</text:p>
              </table:table-cell>
              <table:table-cell office:value-type="float" office:value="0.0641540893216068">
                <text:p>0.06415408932160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788253819337115">
                <text:p>-0.0000788253819337115</text:p>
              </table:table-cell>
              <table:table-cell office:value-type="float" office:value="0.012743">
                <text:p>0.012743</text:p>
              </table:table-cell>
              <table:table-cell office:value-type="float" office:value="0.0639552319902554">
                <text:p>0.06395523199025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504497365909629">
                <text:p>-0.0000504497365909629</text:p>
              </table:table-cell>
              <table:table-cell office:value-type="float" office:value="0.012656">
                <text:p>0.012656</text:p>
              </table:table-cell>
              <table:table-cell office:value-type="float" office:value="0.0637608433629793">
                <text:p>0.06376084336297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403594603994861">
                <text:p>-0.0000403594603994861</text:p>
              </table:table-cell>
              <table:table-cell office:value-type="float" office:value="0.012562">
                <text:p>0.012562</text:p>
              </table:table-cell>
              <table:table-cell office:value-type="float" office:value="0.0635508142714396">
                <text:p>0.06355081427143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258328709605848">
                <text:p>-0.0000258328709605848</text:p>
              </table:table-cell>
              <table:table-cell office:value-type="float" office:value="0.012488">
                <text:p>0.012488</text:p>
              </table:table-cell>
              <table:table-cell office:value-type="float" office:value="0.063385472220653">
                <text:p>0.0633854722206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165329056471819">
                <text:p>-0.0000165329056471819</text:p>
              </table:table-cell>
              <table:table-cell office:value-type="float" office:value="0.012377">
                <text:p>0.012377</text:p>
              </table:table-cell>
              <table:table-cell office:value-type="float" office:value="0.0631374591444731">
                <text:p>0.06313745914447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105778026409098">
                <text:p>-0.0000105778026409098</text:p>
              </table:table-cell>
              <table:table-cell office:value-type="float" office:value="0.012411">
                <text:p>0.012411</text:p>
              </table:table-cell>
              <table:table-cell office:value-type="float" office:value="0.0632134271137535">
                <text:p>0.06321342711375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846234433993232">
                <text:p>-0.00000846234433993232</text:p>
              </table:table-cell>
              <table:table-cell office:value-type="float" office:value="0.012363">
                <text:p>0.012363</text:p>
              </table:table-cell>
              <table:table-cell office:value-type="float" office:value="0.0631061782159459">
                <text:p>0.06310617821594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541659437658382">
                <text:p>-0.00000541659437658382</text:p>
              </table:table-cell>
              <table:table-cell office:value-type="float" office:value="0.012102">
                <text:p>0.012102</text:p>
              </table:table-cell>
              <table:table-cell office:value-type="float" office:value="0.0625230123341176">
                <text:p>0.06252301233411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46978049492463">
                <text:p>-0.00000346978049492463</text:p>
              </table:table-cell>
              <table:table-cell office:value-type="float" office:value="0.012103">
                <text:p>0.012103</text:p>
              </table:table-cell>
              <table:table-cell office:value-type="float" office:value="0.0625252466861553">
                <text:p>0.06252524668615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222309154196409">
                <text:p>-0.00000222309154196409</text:p>
              </table:table-cell>
              <table:table-cell office:value-type="float" office:value="0.012034">
                <text:p>0.012034</text:p>
              </table:table-cell>
              <table:table-cell office:value-type="float" office:value="0.062371076395557">
                <text:p>0.0623710763955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113570263238216">
                <text:p>-0.00000113570263238216</text:p>
              </table:table-cell>
              <table:table-cell office:value-type="float" office:value="0.012066">
                <text:p>0.012066</text:p>
              </table:table-cell>
              <table:table-cell office:value-type="float" office:value="0.062442575660762">
                <text:p>0.0624425756607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909290861272893">
                <text:p>-0.000000909290861272893</text:p>
              </table:table-cell>
              <table:table-cell office:value-type="float" office:value="0.011961">
                <text:p>0.011961</text:p>
              </table:table-cell>
              <table:table-cell office:value-type="float" office:value="0.0622079686968081">
                <text:p>0.06220796869680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579541847400833">
                <text:p>-0.000000579541847400833</text:p>
              </table:table-cell>
              <table:table-cell office:value-type="float" office:value="0.011869">
                <text:p>0.011869</text:p>
              </table:table-cell>
              <table:table-cell office:value-type="float" office:value="0.0620024083093436">
                <text:p>0.06200240830934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36878972764498">
                <text:p>-0.00000036878972764498</text:p>
              </table:table-cell>
              <table:table-cell office:value-type="float" office:value="0.011884">
                <text:p>0.011884</text:p>
              </table:table-cell>
              <table:table-cell office:value-type="float" office:value="0.0620359235899085">
                <text:p>0.06203592358990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2977090218792">
                <text:p>-0.0000002977090218792</text:p>
              </table:table-cell>
              <table:table-cell office:value-type="float" office:value="0.011908">
                <text:p>0.011908</text:p>
              </table:table-cell>
              <table:table-cell office:value-type="float" office:value="0.0620895480388123">
                <text:p>0.0620895480388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194010567611258">
                <text:p>-0.000000194010567611258</text:p>
              </table:table-cell>
              <table:table-cell office:value-type="float" office:value="0.011855">
                <text:p>0.011855</text:p>
              </table:table-cell>
              <table:table-cell office:value-type="float" office:value="0.0619711273808164">
                <text:p>0.06197112738081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100162566241124">
                <text:p>-0.000000100162566241124</text:p>
              </table:table-cell>
              <table:table-cell office:value-type="float" office:value="0.011839">
                <text:p>0.011839</text:p>
              </table:table-cell>
              <table:table-cell office:value-type="float" office:value="0.0619353777482139">
                <text:p>0.06193537774821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809671760748643">
                <text:p>-0.0000000809671760748643</text:p>
              </table:table-cell>
              <table:table-cell office:value-type="float" office:value="0.01194">
                <text:p>0.01194</text:p>
              </table:table-cell>
              <table:table-cell office:value-type="float" office:value="0.0621610473040173">
                <text:p>0.0621610473040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540503251045266">
                <text:p>-0.0000000540503251045266</text:p>
              </table:table-cell>
              <table:table-cell office:value-type="float" office:value="0.011898">
                <text:p>0.011898</text:p>
              </table:table-cell>
              <table:table-cell office:value-type="float" office:value="0.0620672045184357">
                <text:p>0.06206720451843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463288429841668">
                <text:p>-0.0000000463288429841668</text:p>
              </table:table-cell>
              <table:table-cell office:value-type="float" office:value="0.011948">
                <text:p>0.011948</text:p>
              </table:table-cell>
              <table:table-cell office:value-type="float" office:value="0.0621789221203185">
                <text:p>0.06217892212031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386434741983521">
                <text:p>-0.0000000386434741983521</text:p>
              </table:table-cell>
              <table:table-cell office:value-type="float" office:value="0.012002">
                <text:p>0.012002</text:p>
              </table:table-cell>
              <table:table-cell office:value-type="float" office:value="0.062299577130352">
                <text:p>0.062299577130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289735790914847">
                <text:p>-0.0000000289735790914847</text:p>
              </table:table-cell>
              <table:table-cell office:value-type="float" office:value="0.012052">
                <text:p>0.012052</text:p>
              </table:table-cell>
              <table:table-cell office:value-type="float" office:value="0.0624112947322348">
                <text:p>0.06241129473223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251489424840656">
                <text:p>-0.0000000251489424840656</text:p>
              </table:table-cell>
              <table:table-cell office:value-type="float" office:value="0.01206">
                <text:p>0.01206</text:p>
              </table:table-cell>
              <table:table-cell office:value-type="float" office:value="0.062429169548536">
                <text:p>0.0624291695485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212521058529092">
                <text:p>-0.0000000212521058529092</text:p>
              </table:table-cell>
              <table:table-cell office:value-type="float" office:value="0.0121">
                <text:p>0.0121</text:p>
              </table:table-cell>
              <table:table-cell office:value-type="float" office:value="0.0625185436300423">
                <text:p>0.06251854363004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19339788437378">
                <text:p>-0.000000019339788437378</text:p>
              </table:table-cell>
              <table:table-cell office:value-type="float" office:value="0.012102">
                <text:p>0.012102</text:p>
              </table:table-cell>
              <table:table-cell office:value-type="float" office:value="0.0625230123341176">
                <text:p>0.06252301233411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155151482772453">
                <text:p>-0.0000000155151482772453</text:p>
              </table:table-cell>
              <table:table-cell office:value-type="float" office:value="0.012011">
                <text:p>0.012011</text:p>
              </table:table-cell>
              <table:table-cell office:value-type="float" office:value="0.0623196862986909">
                <text:p>0.0623196862986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154429500298647">
                <text:p>-0.0000000154429500298647</text:p>
              </table:table-cell>
              <table:table-cell office:value-type="float" office:value="0.012012">
                <text:p>0.012012</text:p>
              </table:table-cell>
              <table:table-cell office:value-type="float" office:value="0.0623219206507285">
                <text:p>0.06232192065072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58">
                <text:p>0.012058</text:p>
              </table:table-cell>
              <table:table-cell office:value-type="float" office:value="0.0624247008444607">
                <text:p>0.06242470084446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2024">
                <text:p>0.012024</text:p>
              </table:table-cell>
              <table:table-cell office:value-type="float" office:value="0.0623487328751804">
                <text:p>0.06234873287518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0.0622817023140507">
                <text:p>0.06228170231405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84">
                <text:p>0.011984</text:p>
              </table:table-cell>
              <table:table-cell office:value-type="float" office:value="0.0622593587936741">
                <text:p>0.06225935879367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0.011994">
                <text:p>0.011994</text:p>
              </table:table-cell>
              <table:table-cell office:value-type="float" office:value="0.0622817023140507">
                <text:p>0.06228170231405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154068509061744">
                <text:p>-0.000000015406850906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026cm" svg:y="0.271cm" chart:style-name="ch2">
          <text:p>wY LLeg</text:p>
        </chart:title>
        <chart:legend chart:legend-position="end" svg:x="8.373cm" svg:y="2.688cm" style:legend-expansion="high" chart:style-name="ch3"/>
        <chart:plot-area chart:style-name="ch4" table:cell-range-address="LLeg.E1:LLeg.E216 LLeg.M1:LLeg.M1 LLeg.M90:LLeg.M300 LLeg.U1:LLeg.U1 LLeg.U90:LLeg.U300" chart:data-source-has-labels="row" svg:x="0.232cm" svg:y="1.134cm" svg:width="7.909cm" svg:height="5.542cm">
          <chartooo:coordinate-region svg:x="1.074cm" svg:y="1.307cm" svg:width="7.067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E2:LLeg.E216" chart:label-cell-address="LLeg.E1:LLeg.E1" chart:class="chart:line">
            <chart:data-point chart:repeated="215"/>
          </chart:series>
          <chart:series chart:style-name="ch9" chart:values-cell-range-address="LLeg.M90:LLeg.M300" chart:label-cell-address="LLeg.M1:LLeg.M1" chart:class="chart:line">
            <chart:data-point chart:repeated="211"/>
          </chart:series>
          <chart:series chart:style-name="ch10" chart:values-cell-range-address="LLeg.U90:LLeg.U300" chart:label-cell-address="LLeg.U1:LLeg.U1" chart:class="chart:line">
            <chart:data-point chart:repeated="2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LLeg.E1:LLeg.E1</svg:desc>
                </draw:g>
              </table:table-cell>
              <table:table-cell office:value-type="string">
                <text:p>wY MoCap (Z)</text:p>
                <draw:g>
                  <svg:desc>LLeg.M1:LLeg.M1</svg:desc>
                </draw:g>
              </table:table-cell>
              <table:table-cell office:value-type="string">
                <text:p>wY Corr</text:p>
                <draw:g>
                  <svg:desc>LLeg.U1:LLeg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328623128709182">
                <text:p>0.000000000328623128709182</text:p>
                <draw:g>
                  <svg:desc>LLeg.E2:LLeg.E216</svg:desc>
                </draw:g>
              </table:table-cell>
              <table:table-cell office:value-type="float" office:value="-0.062644">
                <text:p>-0.062644</text:p>
                <draw:g>
                  <svg:desc>LLeg.M90:LLeg.M300</svg:desc>
                </draw:g>
              </table:table-cell>
              <table:table-cell office:value-type="float" office:value="-0.0600144267160969">
                <text:p>-0.0600144267160969</text:p>
                <draw:g>
                  <svg:desc>LLeg.U90:LLeg.U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11">
                <text:p>-0.062611</text:p>
              </table:table-cell>
              <table:table-cell office:value-type="float" office:value="-0.0599933278439942">
                <text:p>-0.0599933278439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606">
                <text:p>-0.062606</text:p>
              </table:table-cell>
              <table:table-cell office:value-type="float" office:value="-0.0599901310451908">
                <text:p>-0.0599901310451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93">
                <text:p>-0.062593</text:p>
              </table:table-cell>
              <table:table-cell office:value-type="float" office:value="-0.0599818193683018">
                <text:p>-0.0599818193683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75">
                <text:p>-0.062575</text:p>
              </table:table-cell>
              <table:table-cell office:value-type="float" office:value="-0.0599703108926095">
                <text:p>-0.0599703108926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523">
                <text:p>-0.062523</text:p>
              </table:table-cell>
              <table:table-cell office:value-type="float" office:value="-0.0599370641850537">
                <text:p>-0.0599370641850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466">
                <text:p>-0.062466</text:p>
              </table:table-cell>
              <table:table-cell office:value-type="float" office:value="-0.0599006206786945">
                <text:p>-0.0599006206786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361">
                <text:p>-0.062361</text:p>
              </table:table-cell>
              <table:table-cell office:value-type="float" office:value="-0.0598334879038223">
                <text:p>-0.0598334879038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198">
                <text:p>-0.062198</text:p>
              </table:table-cell>
              <table:table-cell office:value-type="float" office:value="-0.0597292722628302">
                <text:p>-0.0597292722628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328623128709182">
                <text:p>0.000000000328623128709182</text:p>
              </table:table-cell>
              <table:table-cell office:value-type="float" office:value="-0.062014">
                <text:p>-0.062014</text:p>
              </table:table-cell>
              <table:table-cell office:value-type="float" office:value="-0.0596116300668637">
                <text:p>-0.05961163006686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53266676515341">
                <text:p>0.00953266676515341</text:p>
              </table:table-cell>
              <table:table-cell office:value-type="float" office:value="-0.061785">
                <text:p>-0.061785</text:p>
              </table:table-cell>
              <table:table-cell office:value-type="float" office:value="-0.0594652166816662">
                <text:p>-0.0594652166816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73467526212335">
                <text:p>0.00673467526212335</text:p>
              </table:table-cell>
              <table:table-cell office:value-type="float" office:value="-0.061397">
                <text:p>-0.061397</text:p>
              </table:table-cell>
              <table:table-cell office:value-type="float" office:value="-0.0592171450945194">
                <text:p>-0.0592171450945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73977828025818">
                <text:p>0.00573977828025818</text:p>
              </table:table-cell>
              <table:table-cell office:value-type="float" office:value="-0.061288">
                <text:p>-0.061288</text:p>
              </table:table-cell>
              <table:table-cell office:value-type="float" office:value="-0.0591474548806044">
                <text:p>-0.0591474548806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6568077020347">
                <text:p>0.00256568077020347</text:p>
              </table:table-cell>
              <table:table-cell office:value-type="float" office:value="-0.061111">
                <text:p>-0.061111</text:p>
              </table:table-cell>
              <table:table-cell office:value-type="float" office:value="-0.0590342882029627">
                <text:p>-0.0590342882029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4287621676922">
                <text:p>0.00224287621676922</text:p>
              </table:table-cell>
              <table:table-cell office:value-type="float" office:value="-0.060948">
                <text:p>-0.060948</text:p>
              </table:table-cell>
              <table:table-cell office:value-type="float" office:value="-0.0589300725619706">
                <text:p>-0.0589300725619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2063238248229">
                <text:p>0.00202063238248229</text:p>
              </table:table-cell>
              <table:table-cell office:value-type="float" office:value="-0.06075">
                <text:p>-0.06075</text:p>
              </table:table-cell>
              <table:table-cell office:value-type="float" office:value="-0.0588034793293545">
                <text:p>-0.0588034793293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8238701988012">
                <text:p>0.00158238701988012</text:p>
              </table:table-cell>
              <table:table-cell office:value-type="float" office:value="-0.060589">
                <text:p>-0.060589</text:p>
              </table:table-cell>
              <table:table-cell office:value-type="float" office:value="-0.0587005424078838">
                <text:p>-0.0587005424078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3569201938808">
                <text:p>0.00153569201938808</text:p>
              </table:table-cell>
              <table:table-cell office:value-type="float" office:value="-0.060196">
                <text:p>-0.060196</text:p>
              </table:table-cell>
              <table:table-cell office:value-type="float" office:value="-0.0584492740219335">
                <text:p>-0.0584492740219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39804801438004">
                <text:p>0.00139804801438004</text:p>
              </table:table-cell>
              <table:table-cell office:value-type="float" office:value="-0.060087">
                <text:p>-0.060087</text:p>
              </table:table-cell>
              <table:table-cell office:value-type="float" office:value="-0.0583795838080185">
                <text:p>-0.0583795838080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4556244332343">
                <text:p>0.00104556244332343</text:p>
              </table:table-cell>
              <table:table-cell office:value-type="float" office:value="-0.060072">
                <text:p>-0.060072</text:p>
              </table:table-cell>
              <table:table-cell office:value-type="float" office:value="-0.0583699934116082">
                <text:p>-0.0583699934116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30728099774569">
                <text:p>0.000930728099774569</text:p>
              </table:table-cell>
              <table:table-cell office:value-type="float" office:value="-0.059973">
                <text:p>-0.059973</text:p>
              </table:table-cell>
              <table:table-cell office:value-type="float" office:value="-0.0583066967953002">
                <text:p>-0.0583066967953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808589858934283">
                <text:p>0.000808589858934283</text:p>
              </table:table-cell>
              <table:table-cell office:value-type="float" office:value="-0.059914">
                <text:p>-0.059914</text:p>
              </table:table-cell>
              <table:table-cell office:value-type="float" office:value="-0.0582689745694196">
                <text:p>-0.0582689745694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978754975833">
                <text:p>0.0003978754975833</text:p>
              </table:table-cell>
              <table:table-cell office:value-type="float" office:value="-0.059878">
                <text:p>-0.059878</text:p>
              </table:table-cell>
              <table:table-cell office:value-type="float" office:value="-0.0582459576180348">
                <text:p>-0.0582459576180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6370327658951">
                <text:p>0.000246370327658951</text:p>
              </table:table-cell>
              <table:table-cell office:value-type="float" office:value="-0.059902">
                <text:p>-0.059902</text:p>
              </table:table-cell>
              <table:table-cell office:value-type="float" office:value="-0.0582613022522913">
                <text:p>-0.05826130225229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67957143275998">
                <text:p>0.000167957143275998</text:p>
              </table:table-cell>
              <table:table-cell office:value-type="float" office:value="-0.059901">
                <text:p>-0.059901</text:p>
              </table:table-cell>
              <table:table-cell office:value-type="float" office:value="-0.0582606628925306">
                <text:p>-0.0582606628925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38154844939709">
                <text:p>-0.000338154844939709</text:p>
              </table:table-cell>
              <table:table-cell office:value-type="float" office:value="-0.059747">
                <text:p>-0.059747</text:p>
              </table:table-cell>
              <table:table-cell office:value-type="float" office:value="-0.0581622014893847">
                <text:p>-0.0581622014893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519763270858675">
                <text:p>-0.000519763270858675</text:p>
              </table:table-cell>
              <table:table-cell office:value-type="float" office:value="-0.059635">
                <text:p>-0.059635</text:p>
              </table:table-cell>
              <table:table-cell office:value-type="float" office:value="-0.0580905931961877">
                <text:p>-0.0580905931961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707361265085638">
                <text:p>-0.000707361265085638</text:p>
              </table:table-cell>
              <table:table-cell office:value-type="float" office:value="-0.059471">
                <text:p>-0.059471</text:p>
              </table:table-cell>
              <table:table-cell office:value-type="float" office:value="-0.0579857381954349">
                <text:p>-0.0579857381954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30396918393672">
                <text:p>-0.00130396918393672</text:p>
              </table:table-cell>
              <table:table-cell office:value-type="float" office:value="-0.059406">
                <text:p>-0.059406</text:p>
              </table:table-cell>
              <table:table-cell office:value-type="float" office:value="-0.0579441798109903">
                <text:p>-0.0579441798109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5131460968405">
                <text:p>-0.0015131460968405</text:p>
              </table:table-cell>
              <table:table-cell office:value-type="float" office:value="-0.059455">
                <text:p>-0.059455</text:p>
              </table:table-cell>
              <table:table-cell office:value-type="float" office:value="-0.057975508439264">
                <text:p>-0.057975508439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72712758649141">
                <text:p>-0.00172712758649141</text:p>
              </table:table-cell>
              <table:table-cell office:value-type="float" office:value="-0.059592">
                <text:p>-0.059592</text:p>
              </table:table-cell>
              <table:table-cell office:value-type="float" office:value="-0.0580631007264782">
                <text:p>-0.0580631007264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18358543748036">
                <text:p>-0.0018358543748036</text:p>
              </table:table-cell>
              <table:table-cell office:value-type="float" office:value="-0.059665">
                <text:p>-0.059665</text:p>
              </table:table-cell>
              <table:table-cell office:value-type="float" office:value="-0.0581097739890084">
                <text:p>-0.0581097739890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5103148072958">
                <text:p>-0.0025103148072958</text:p>
              </table:table-cell>
              <table:table-cell office:value-type="float" office:value="-0.059761">
                <text:p>-0.059761</text:p>
              </table:table-cell>
              <table:table-cell office:value-type="float" office:value="-0.0581711525260344">
                <text:p>-0.0581711525260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74303392507136">
                <text:p>-0.00274303392507136</text:p>
              </table:table-cell>
              <table:table-cell office:value-type="float" office:value="-0.059865">
                <text:p>-0.059865</text:p>
              </table:table-cell>
              <table:table-cell office:value-type="float" office:value="-0.0582376459411459">
                <text:p>-0.0582376459411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97936704009771">
                <text:p>-0.00297936704009771</text:p>
              </table:table-cell>
              <table:table-cell office:value-type="float" office:value="-0.060093">
                <text:p>-0.060093</text:p>
              </table:table-cell>
              <table:table-cell office:value-type="float" office:value="-0.0583834199665827">
                <text:p>-0.0583834199665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370943499729037">
                <text:p>-0.00370943499729037</text:p>
              </table:table-cell>
              <table:table-cell office:value-type="float" office:value="-0.060273">
                <text:p>-0.060273</text:p>
              </table:table-cell>
              <table:table-cell office:value-type="float" office:value="-0.0584985047235065">
                <text:p>-0.0584985047235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395953701809049">
                <text:p>-0.00395953701809049</text:p>
              </table:table-cell>
              <table:table-cell office:value-type="float" office:value="-0.060302">
                <text:p>-0.060302</text:p>
              </table:table-cell>
              <table:table-cell office:value-type="float" office:value="-0.0585170461565664">
                <text:p>-0.0585170461565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408589001744986">
                <text:p>-0.00408589001744986</text:p>
              </table:table-cell>
              <table:table-cell office:value-type="float" office:value="-0.060417">
                <text:p>-0.060417</text:p>
              </table:table-cell>
              <table:table-cell office:value-type="float" office:value="-0.0585905725290455">
                <text:p>-0.0585905725290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421303231269121">
                <text:p>-0.00421303231269121</text:p>
              </table:table-cell>
              <table:table-cell office:value-type="float" office:value="-0.060449">
                <text:p>-0.060449</text:p>
              </table:table-cell>
              <table:table-cell office:value-type="float" office:value="-0.0586110320413875">
                <text:p>-0.0586110320413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446995161473751">
                <text:p>-0.00446995161473751</text:p>
              </table:table-cell>
              <table:table-cell office:value-type="float" office:value="-0.060572">
                <text:p>-0.060572</text:p>
              </table:table-cell>
              <table:table-cell office:value-type="float" office:value="-0.0586896732919521">
                <text:p>-0.0586896732919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459974445402622">
                <text:p>-0.00459974445402622</text:p>
              </table:table-cell>
              <table:table-cell office:value-type="float" office:value="-0.060555">
                <text:p>-0.060555</text:p>
              </table:table-cell>
              <table:table-cell office:value-type="float" office:value="-0.0586788041760204">
                <text:p>-0.0586788041760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473042670637369">
                <text:p>-0.00473042670637369</text:p>
              </table:table-cell>
              <table:table-cell office:value-type="float" office:value="-0.060729">
                <text:p>-0.060729</text:p>
              </table:table-cell>
              <table:table-cell office:value-type="float" office:value="-0.05879005277438">
                <text:p>-0.058790052774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512812379747629">
                <text:p>-0.00512812379747629</text:p>
              </table:table-cell>
              <table:table-cell office:value-type="float" office:value="-0.060898">
                <text:p>-0.060898</text:p>
              </table:table-cell>
              <table:table-cell office:value-type="float" office:value="-0.0588981045739362">
                <text:p>-0.0588981045739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39816403761506">
                <text:p>-0.00539816403761506</text:p>
              </table:table-cell>
              <table:table-cell office:value-type="float" office:value="-0.061127">
                <text:p>-0.061127</text:p>
              </table:table-cell>
              <table:table-cell office:value-type="float" office:value="-0.0590445179591337">
                <text:p>-0.059044517959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553478579968214">
                <text:p>-0.00553478579968214</text:p>
              </table:table-cell>
              <table:table-cell office:value-type="float" office:value="-0.061186">
                <text:p>-0.061186</text:p>
              </table:table-cell>
              <table:table-cell office:value-type="float" office:value="-0.0590822401850143">
                <text:p>-0.0590822401850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595140224322677">
                <text:p>-0.00595140224322677</text:p>
              </table:table-cell>
              <table:table-cell office:value-type="float" office:value="-0.061233">
                <text:p>-0.061233</text:p>
              </table:table-cell>
              <table:table-cell office:value-type="float" office:value="-0.0591122900937666">
                <text:p>-0.0591122900937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09271274879575">
                <text:p>-0.00609271274879575</text:p>
              </table:table-cell>
              <table:table-cell office:value-type="float" office:value="-0.061262">
                <text:p>-0.061262</text:p>
              </table:table-cell>
              <table:table-cell office:value-type="float" office:value="-0.0591308315268266">
                <text:p>-0.05913083152682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623528612777591">
                <text:p>-0.00623528612777591</text:p>
              </table:table-cell>
              <table:table-cell office:value-type="float" office:value="-0.061287">
                <text:p>-0.061287</text:p>
              </table:table-cell>
              <table:table-cell office:value-type="float" office:value="-0.0591468155208437">
                <text:p>-0.0591468155208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652458192780614">
                <text:p>-0.00652458192780614</text:p>
              </table:table-cell>
              <table:table-cell office:value-type="float" office:value="-0.061279">
                <text:p>-0.061279</text:p>
              </table:table-cell>
              <table:table-cell office:value-type="float" office:value="-0.0591417006427583">
                <text:p>-0.0591417006427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681969942525029">
                <text:p>-0.00681969942525029</text:p>
              </table:table-cell>
              <table:table-cell office:value-type="float" office:value="-0.061315">
                <text:p>-0.061315</text:p>
              </table:table-cell>
              <table:table-cell office:value-type="float" office:value="-0.059164717594143">
                <text:p>-0.059164717594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712126633152366">
                <text:p>-0.00712126633152366</text:p>
              </table:table-cell>
              <table:table-cell office:value-type="float" office:value="-0.061331">
                <text:p>-0.061331</text:p>
              </table:table-cell>
              <table:table-cell office:value-type="float" office:value="-0.059174947350314">
                <text:p>-0.059174947350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727467518299818">
                <text:p>-0.00727467518299818</text:p>
              </table:table-cell>
              <table:table-cell office:value-type="float" office:value="-0.06131">
                <text:p>-0.06131</text:p>
              </table:table-cell>
              <table:table-cell office:value-type="float" office:value="-0.0591615207953396">
                <text:p>-0.05916152079533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742987636476755">
                <text:p>-0.00742987636476755</text:p>
              </table:table-cell>
              <table:table-cell office:value-type="float" office:value="-0.06118">
                <text:p>-0.06118</text:p>
              </table:table-cell>
              <table:table-cell office:value-type="float" office:value="-0.0590784040264502">
                <text:p>-0.05907840402645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774607015773654">
                <text:p>-0.00774607015773654</text:p>
              </table:table-cell>
              <table:table-cell office:value-type="float" office:value="-0.06091">
                <text:p>-0.06091</text:p>
              </table:table-cell>
              <table:table-cell office:value-type="float" office:value="-0.0589057768910645">
                <text:p>-0.0589057768910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790725741535425">
                <text:p>-0.00790725741535425</text:p>
              </table:table-cell>
              <table:table-cell office:value-type="float" office:value="-0.060825">
                <text:p>-0.060825</text:p>
              </table:table-cell>
              <table:table-cell office:value-type="float" office:value="-0.058851431311406">
                <text:p>-0.0588514313114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56804409623146">
                <text:p>-0.0456804409623146</text:p>
              </table:table-cell>
              <table:table-cell office:value-type="float" office:value="-0.060725">
                <text:p>-0.060725</text:p>
              </table:table-cell>
              <table:table-cell office:value-type="float" office:value="-0.0587874953353373">
                <text:p>-0.0587874953353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77784313261509">
                <text:p>-0.0477784313261509</text:p>
              </table:table-cell>
              <table:table-cell office:value-type="float" office:value="-0.0603">
                <text:p>-0.0603</text:p>
              </table:table-cell>
              <table:table-cell office:value-type="float" office:value="-0.058515767437045">
                <text:p>-0.058515767437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16106300055981">
                <text:p>-0.0516106300055981</text:p>
              </table:table-cell>
              <table:table-cell office:value-type="float" office:value="-0.059897">
                <text:p>-0.059897</text:p>
              </table:table-cell>
              <table:table-cell office:value-type="float" office:value="-0.0582581054534879">
                <text:p>-0.05825810545348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3281381726265">
                <text:p>-0.053281381726265</text:p>
              </table:table-cell>
              <table:table-cell office:value-type="float" office:value="-0.059014">
                <text:p>-0.059014</text:p>
              </table:table-cell>
              <table:table-cell office:value-type="float" office:value="-0.0576935507848007">
                <text:p>-0.0576935507848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61540685594082">
                <text:p>-0.0561540685594082</text:p>
              </table:table-cell>
              <table:table-cell office:value-type="float" office:value="-0.058481">
                <text:p>-0.058481</text:p>
              </table:table-cell>
              <table:table-cell office:value-type="float" office:value="-0.0573527720323542">
                <text:p>-0.0573527720323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4266856312752">
                <text:p>-0.0584266856312752</text:p>
              </table:table-cell>
              <table:table-cell office:value-type="float" office:value="-0.057747">
                <text:p>-0.057747</text:p>
              </table:table-cell>
              <table:table-cell office:value-type="float" office:value="-0.0568834819680094">
                <text:p>-0.0568834819680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93464449048042">
                <text:p>-0.0593464449048042</text:p>
              </table:table-cell>
              <table:table-cell office:value-type="float" office:value="-0.05624">
                <text:p>-0.05624</text:p>
              </table:table-cell>
              <table:table-cell office:value-type="float" office:value="-0.0559199668086531">
                <text:p>-0.0559199668086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07686713337898">
                <text:p>-0.0607686713337898</text:p>
              </table:table-cell>
              <table:table-cell office:value-type="float" office:value="-0.054981">
                <text:p>-0.054981</text:p>
              </table:table-cell>
              <table:table-cell office:value-type="float" office:value="-0.0551150128699473">
                <text:p>-0.0551150128699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616537928581238">
                <text:p>-0.0616537928581238</text:p>
              </table:table-cell>
              <table:table-cell office:value-type="float" office:value="-0.054326">
                <text:p>-0.054326</text:p>
              </table:table-cell>
              <table:table-cell office:value-type="float" office:value="-0.0546962322266969">
                <text:p>-0.0546962322266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20240196585655">
                <text:p>-0.0620240196585655</text:p>
              </table:table-cell>
              <table:table-cell office:value-type="float" office:value="-0.053689">
                <text:p>-0.053689</text:p>
              </table:table-cell>
              <table:table-cell office:value-type="float" office:value="-0.0542889600591389">
                <text:p>-0.0542889600591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20226711034775">
                <text:p>-0.0620226711034775</text:p>
              </table:table-cell>
              <table:table-cell office:value-type="float" office:value="-0.052267">
                <text:p>-0.052267</text:p>
              </table:table-cell>
              <table:table-cell office:value-type="float" office:value="-0.053379790479441">
                <text:p>-0.053379790479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16600140929222">
                <text:p>-0.0616600140929222</text:p>
              </table:table-cell>
              <table:table-cell office:value-type="float" office:value="-0.051259">
                <text:p>-0.051259</text:p>
              </table:table-cell>
              <table:table-cell office:value-type="float" office:value="-0.0527353158406679">
                <text:p>-0.05273531584066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038279116154">
                <text:p>-0.0613038279116154</text:p>
              </table:table-cell>
              <table:table-cell office:value-type="float" office:value="-0.048668">
                <text:p>-0.048668</text:p>
              </table:table-cell>
              <table:table-cell office:value-type="float" office:value="-0.0510787347007261">
                <text:p>-0.0510787347007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02540373802185">
                <text:p>-0.0602540373802185</text:p>
              </table:table-cell>
              <table:table-cell office:value-type="float" office:value="-0.046283">
                <text:p>-0.046283</text:p>
              </table:table-cell>
              <table:table-cell office:value-type="float" office:value="-0.0495538616714861">
                <text:p>-0.0495538616714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9565395116806">
                <text:p>-0.059565395116806</text:p>
              </table:table-cell>
              <table:table-cell office:value-type="float" office:value="-0.042719">
                <text:p>-0.042719</text:p>
              </table:table-cell>
              <table:table-cell office:value-type="float" office:value="-0.0472751834843952">
                <text:p>-0.04727518348439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7873010635376">
                <text:p>-0.057873010635376</text:p>
              </table:table-cell>
              <table:table-cell office:value-type="float" office:value="-0.045193">
                <text:p>-0.045193</text:p>
              </table:table-cell>
              <table:table-cell office:value-type="float" office:value="-0.0488569595323365">
                <text:p>-0.0488569595323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57764656841755">
                <text:p>-0.0557764656841755</text:p>
              </table:table-cell>
              <table:table-cell office:value-type="float" office:value="-0.036623">
                <text:p>-0.036623</text:p>
              </table:table-cell>
              <table:table-cell office:value-type="float" office:value="-0.0433776463832433">
                <text:p>-0.0433776463832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5826405286789">
                <text:p>-0.0545826405286789</text:p>
              </table:table-cell>
              <table:table-cell office:value-type="float" office:value="-0.024168">
                <text:p>-0.024168</text:p>
              </table:table-cell>
              <table:table-cell office:value-type="float" office:value="-0.0354144205638784">
                <text:p>-0.0354144205638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19159436225891">
                <text:p>-0.0519159436225891</text:p>
              </table:table-cell>
              <table:table-cell office:value-type="float" office:value="0.000686">
                <text:p>0.000686</text:p>
              </table:table-cell>
              <table:table-cell office:value-type="float" office:value="-0.0195237730717473">
                <text:p>-0.01952377307174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04478476941586">
                <text:p>-0.0504478476941586</text:p>
              </table:table-cell>
              <table:table-cell office:value-type="float" office:value="0.017363">
                <text:p>0.017363</text:p>
              </table:table-cell>
              <table:table-cell office:value-type="float" office:value="-0.00886117034275912">
                <text:p>-0.00886117034275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55324910581112">
                <text:p>-0.0455324910581112</text:p>
              </table:table-cell>
              <table:table-cell office:value-type="float" office:value="0.036172">
                <text:p>0.036172</text:p>
              </table:table-cell>
              <table:table-cell office:value-type="float" office:value="0.00316454739601511">
                <text:p>0.00316454739601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18534316122532">
                <text:p>-0.0418534316122532</text:p>
              </table:table-cell>
              <table:table-cell office:value-type="float" office:value="0.049195">
                <text:p>0.049195</text:p>
              </table:table-cell>
              <table:table-cell office:value-type="float" office:value="0.0114909295594505">
                <text:p>0.01149092955945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99003736674786">
                <text:p>-0.0399003736674786</text:p>
              </table:table-cell>
              <table:table-cell office:value-type="float" office:value="0.049844">
                <text:p>0.049844</text:p>
              </table:table-cell>
              <table:table-cell office:value-type="float" office:value="0.0119058740441368">
                <text:p>0.01190587404413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57784144580364">
                <text:p>-0.0357784144580364</text:p>
              </table:table-cell>
              <table:table-cell office:value-type="float" office:value="0.045854">
                <text:p>0.045854</text:p>
              </table:table-cell>
              <table:table-cell office:value-type="float" office:value="0.00935482859899306">
                <text:p>0.00935482859899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3845053315163">
                <text:p>-0.0313845053315163</text:p>
              </table:table-cell>
              <table:table-cell office:value-type="float" office:value="0.039002">
                <text:p>0.039002</text:p>
              </table:table-cell>
              <table:table-cell office:value-type="float" office:value="0.00497393551876119">
                <text:p>0.00497393551876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67369654029608">
                <text:p>-0.0267369654029608</text:p>
              </table:table-cell>
              <table:table-cell office:value-type="float" office:value="0.033778">
                <text:p>0.033778</text:p>
              </table:table-cell>
              <table:table-cell office:value-type="float" office:value="0.00163392012892885">
                <text:p>0.00163392012892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18542832881212">
                <text:p>-0.0218542832881212</text:p>
              </table:table-cell>
              <table:table-cell office:value-type="float" office:value="0.032459">
                <text:p>0.032459</text:p>
              </table:table-cell>
              <table:table-cell office:value-type="float" office:value="0.000790604604581826">
                <text:p>0.0007906046045818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93303804844618">
                <text:p>-0.0193303804844618</text:p>
              </table:table-cell>
              <table:table-cell office:value-type="float" office:value="0.037163">
                <text:p>0.037163</text:p>
              </table:table-cell>
              <table:table-cell office:value-type="float" office:value="0.00379815291885659">
                <text:p>0.003798152918856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41292633488774">
                <text:p>-0.0141292633488774</text:p>
              </table:table-cell>
              <table:table-cell office:value-type="float" office:value="0.044972">
                <text:p>0.044972</text:p>
              </table:table-cell>
              <table:table-cell office:value-type="float" office:value="0.00879091329006654">
                <text:p>0.00879091329006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1456249281764">
                <text:p>-0.011456249281764</text:p>
              </table:table-cell>
              <table:table-cell office:value-type="float" office:value="0.05001">
                <text:p>0.05001</text:p>
              </table:table-cell>
              <table:table-cell office:value-type="float" office:value="0.012012007764411">
                <text:p>0.0120120077644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873827282339335">
                <text:p>-0.00873827282339335</text:p>
              </table:table-cell>
              <table:table-cell office:value-type="float" office:value="0.051291">
                <text:p>0.051291</text:p>
              </table:table-cell>
              <table:table-cell office:value-type="float" office:value="0.0128310276178519">
                <text:p>0.0128310276178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317581230774522">
                <text:p>-0.00317581230774522</text:p>
              </table:table-cell>
              <table:table-cell office:value-type="float" office:value="0.051421">
                <text:p>0.051421</text:p>
              </table:table-cell>
              <table:table-cell office:value-type="float" office:value="0.0129141443867413">
                <text:p>0.01291414438674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54014017991722">
                <text:p>0.00254014017991722</text:p>
              </table:table-cell>
              <table:table-cell office:value-type="float" office:value="0.049251">
                <text:p>0.049251</text:p>
              </table:table-cell>
              <table:table-cell office:value-type="float" office:value="0.011526733706049">
                <text:p>0.0115267337060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39174818247557">
                <text:p>0.00839174818247557</text:p>
              </table:table-cell>
              <table:table-cell office:value-type="float" office:value="0.046669">
                <text:p>0.046669</text:p>
              </table:table-cell>
              <table:table-cell office:value-type="float" office:value="0.0098759068039535">
                <text:p>0.00987590680395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3612353131175">
                <text:p>0.0143612353131175</text:p>
              </table:table-cell>
              <table:table-cell office:value-type="float" office:value="0.045791">
                <text:p>0.045791</text:p>
              </table:table-cell>
              <table:table-cell office:value-type="float" office:value="0.00931454893406973">
                <text:p>0.009314548934069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4306803643703">
                <text:p>0.0204306803643703</text:p>
              </table:table-cell>
              <table:table-cell office:value-type="float" office:value="0.046806">
                <text:p>0.046806</text:p>
              </table:table-cell>
              <table:table-cell office:value-type="float" office:value="0.00996349909116771">
                <text:p>0.009963499091167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5824962407351">
                <text:p>0.0265824962407351</text:p>
              </table:table-cell>
              <table:table-cell office:value-type="float" office:value="0.04759">
                <text:p>0.04759</text:p>
              </table:table-cell>
              <table:table-cell office:value-type="float" office:value="0.0104647571435468">
                <text:p>0.0104647571435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7992588281632">
                <text:p>0.0327992588281632</text:p>
              </table:table-cell>
              <table:table-cell office:value-type="float" office:value="0.046743">
                <text:p>0.046743</text:p>
              </table:table-cell>
              <table:table-cell office:value-type="float" office:value="0.00992321942624439">
                <text:p>0.009923219426244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077737748623">
                <text:p>0.0422077737748623</text:p>
              </table:table-cell>
              <table:table-cell office:value-type="float" office:value="0.043501">
                <text:p>0.043501</text:p>
              </table:table-cell>
              <table:table-cell office:value-type="float" office:value="0.00785041508209499">
                <text:p>0.007850415082094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16640804708004">
                <text:p>0.0516640804708004</text:p>
              </table:table-cell>
              <table:table-cell office:value-type="float" office:value="0.038962">
                <text:p>0.038962</text:p>
              </table:table-cell>
              <table:table-cell office:value-type="float" office:value="0.00494836112833369">
                <text:p>0.00494836112833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8167005181313">
                <text:p>0.0548167005181313</text:p>
              </table:table-cell>
              <table:table-cell office:value-type="float" office:value="0.034435">
                <text:p>0.034435</text:p>
              </table:table-cell>
              <table:table-cell office:value-type="float" office:value="0.00205397949170064">
                <text:p>0.002053979491700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42464458942413">
                <text:p>0.0642464458942413</text:p>
              </table:table-cell>
              <table:table-cell office:value-type="float" office:value="0.029872">
                <text:p>0.029872</text:p>
              </table:table-cell>
              <table:table-cell office:value-type="float" office:value="-0.00086341909631716">
                <text:p>-0.0008634190963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04881027340889">
                <text:p>0.0704881027340889</text:p>
              </table:table-cell>
              <table:table-cell office:value-type="float" office:value="0.024571">
                <text:p>0.024571</text:p>
              </table:table-cell>
              <table:table-cell office:value-type="float" office:value="-0.00425266518772246">
                <text:p>-0.00425266518772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66737833619118">
                <text:p>0.0766737833619118</text:p>
              </table:table-cell>
              <table:table-cell office:value-type="float" office:value="0.020704">
                <text:p>0.020704</text:p>
              </table:table-cell>
              <table:table-cell office:value-type="float" office:value="-0.00672506938230164">
                <text:p>-0.00672506938230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7405913472176">
                <text:p>0.0797405913472176</text:p>
              </table:table-cell>
              <table:table-cell office:value-type="float" office:value="0.017185">
                <text:p>0.017185</text:p>
              </table:table-cell>
              <table:table-cell office:value-type="float" office:value="-0.00897497638016153">
                <text:p>-0.00897497638016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109146356583">
                <text:p>0.0858109146356583</text:p>
              </table:table-cell>
              <table:table-cell office:value-type="float" office:value="0.015269">
                <text:p>0.015269</text:p>
              </table:table-cell>
              <table:table-cell office:value-type="float" office:value="-0.0101999896816391">
                <text:p>-0.01019998968163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88105258345604">
                <text:p>0.0888105258345604</text:p>
              </table:table-cell>
              <table:table-cell office:value-type="float" office:value="0.012192">
                <text:p>0.012192</text:p>
              </table:table-cell>
              <table:table-cell office:value-type="float" office:value="-0.012167299665275">
                <text:p>-0.012167299665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4728022813797">
                <text:p>0.094728022813797</text:p>
              </table:table-cell>
              <table:table-cell office:value-type="float" office:value="0.008655">
                <text:p>0.008655</text:p>
              </table:table-cell>
              <table:table-cell office:value-type="float" office:value="-0.0144287151388273">
                <text:p>-0.01442871513882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522331893444">
                <text:p>0.100522331893444</text:p>
              </table:table-cell>
              <table:table-cell office:value-type="float" office:value="0.00451">
                <text:p>0.00451</text:p>
              </table:table-cell>
              <table:table-cell office:value-type="float" office:value="-0.0170788613468776">
                <text:p>-0.0170788613468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3368140757084">
                <text:p>0.103368140757084</text:p>
              </table:table-cell>
              <table:table-cell office:value-type="float" office:value="0.000551">
                <text:p>0.000551</text:p>
              </table:table-cell>
              <table:table-cell office:value-type="float" office:value="-0.0196100866394401">
                <text:p>-0.01961008663944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8946949243546">
                <text:p>0.108946949243546</text:p>
              </table:table-cell>
              <table:table-cell office:value-type="float" office:value="-0.003554">
                <text:p>-0.003554</text:p>
              </table:table-cell>
              <table:table-cell office:value-type="float" office:value="-0.022234658457063">
                <text:p>-0.022234658457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675813794136">
                <text:p>0.111675813794136</text:p>
              </table:table-cell>
              <table:table-cell office:value-type="float" office:value="-0.008511">
                <text:p>-0.008511</text:p>
              </table:table-cell>
              <table:table-cell office:value-type="float" office:value="-0.0254039647907917">
                <text:p>-0.02540396479079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14361301064491">
                <text:p>0.114361301064491</text:p>
              </table:table-cell>
              <table:table-cell office:value-type="float" office:value="-0.012078">
                <text:p>-0.012078</text:p>
              </table:table-cell>
              <table:table-cell office:value-type="float" office:value="-0.0276845610571646">
                <text:p>-0.0276845610571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9594722986221">
                <text:p>0.119594722986221</text:p>
              </table:table-cell>
              <table:table-cell office:value-type="float" office:value="-0.014636">
                <text:p>-0.014636</text:p>
              </table:table-cell>
              <table:table-cell office:value-type="float" office:value="-0.0293200433250036">
                <text:p>-0.02932004332500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4630637466908">
                <text:p>0.124630637466908</text:p>
              </table:table-cell>
              <table:table-cell office:value-type="float" office:value="-0.016533">
                <text:p>-0.016533</text:p>
              </table:table-cell>
              <table:table-cell office:value-type="float" office:value="-0.0305329087910281">
                <text:p>-0.03053290879102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069294452667">
                <text:p>0.127069294452667</text:p>
              </table:table-cell>
              <table:table-cell office:value-type="float" office:value="-0.017444">
                <text:p>-0.017444</text:p>
              </table:table-cell>
              <table:table-cell office:value-type="float" office:value="-0.0311153655330146">
                <text:p>-0.03111536553301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40441852808">
                <text:p>0.1340441852808</text:p>
              </table:table-cell>
              <table:table-cell office:value-type="float" office:value="-0.01778">
                <text:p>-0.01778</text:p>
              </table:table-cell>
              <table:table-cell office:value-type="float" office:value="-0.0313301904126056">
                <text:p>-0.0313301904126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8389065861702">
                <text:p>0.138389065861702</text:p>
              </table:table-cell>
              <table:table-cell office:value-type="float" office:value="-0.018584">
                <text:p>-0.018584</text:p>
              </table:table-cell>
              <table:table-cell office:value-type="float" office:value="-0.0318442356601985">
                <text:p>-0.0318442356601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42470389604568">
                <text:p>0.142470389604568</text:p>
              </table:table-cell>
              <table:table-cell office:value-type="float" office:value="-0.020134">
                <text:p>-0.020134</text:p>
              </table:table-cell>
              <table:table-cell office:value-type="float" office:value="-0.0328352432892644">
                <text:p>-0.03283524328926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6272018551826">
                <text:p>0.146272018551826</text:p>
              </table:table-cell>
              <table:table-cell office:value-type="float" office:value="-0.021923">
                <text:p>-0.021923</text:p>
              </table:table-cell>
              <table:table-cell office:value-type="float" office:value="-0.0339790579011346">
                <text:p>-0.0339790579011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9777144193649">
                <text:p>0.149777144193649</text:p>
              </table:table-cell>
              <table:table-cell office:value-type="float" office:value="-0.024773">
                <text:p>-0.024773</text:p>
              </table:table-cell>
              <table:table-cell office:value-type="float" office:value="-0.0358012332190945">
                <text:p>-0.0358012332190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51413068175316">
                <text:p>0.151413068175316</text:p>
              </table:table-cell>
              <table:table-cell office:value-type="float" office:value="-0.027534">
                <text:p>-0.027534</text:p>
              </table:table-cell>
              <table:table-cell office:value-type="float" office:value="-0.0375665055183531">
                <text:p>-0.03756650551835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296895802021">
                <text:p>0.15296895802021</text:p>
              </table:table-cell>
              <table:table-cell office:value-type="float" office:value="-0.029712">
                <text:p>-0.029712</text:p>
              </table:table-cell>
              <table:table-cell office:value-type="float" office:value="-0.0389590310771308">
                <text:p>-0.03895903107713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713281929493">
                <text:p>0.15713281929493</text:p>
              </table:table-cell>
              <table:table-cell office:value-type="float" office:value="-0.032116">
                <text:p>-0.032116</text:p>
              </table:table-cell>
              <table:table-cell office:value-type="float" office:value="-0.040496051941824">
                <text:p>-0.0404960519418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468397498131">
                <text:p>0.159468397498131</text:p>
              </table:table-cell>
              <table:table-cell office:value-type="float" office:value="-0.034746">
                <text:p>-0.034746</text:p>
              </table:table-cell>
              <table:table-cell office:value-type="float" office:value="-0.0421775681124325">
                <text:p>-0.0421775681124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0497561097145">
                <text:p>0.160497561097145</text:p>
              </table:table-cell>
              <table:table-cell office:value-type="float" office:value="-0.039029">
                <text:p>-0.039029</text:p>
              </table:table-cell>
              <table:table-cell office:value-type="float" office:value="-0.0449159459674578">
                <text:p>-0.04491594596745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2268131971359">
                <text:p>0.162268131971359</text:p>
              </table:table-cell>
              <table:table-cell office:value-type="float" office:value="-0.043726">
                <text:p>-0.043726</text:p>
              </table:table-cell>
              <table:table-cell office:value-type="float" office:value="-0.0479190187634077">
                <text:p>-0.0479190187634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3640290498734">
                <text:p>0.163640290498734</text:p>
              </table:table-cell>
              <table:table-cell office:value-type="float" office:value="-0.046957">
                <text:p>-0.046957</text:p>
              </table:table-cell>
              <table:table-cell office:value-type="float" office:value="-0.0499847901501895">
                <text:p>-0.04998479015018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4171636104584">
                <text:p>0.164171636104584</text:p>
              </table:table-cell>
              <table:table-cell office:value-type="float" office:value="-0.047106">
                <text:p>-0.047106</text:p>
              </table:table-cell>
              <table:table-cell office:value-type="float" office:value="-0.050080054754532">
                <text:p>-0.0500800547545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4913728833199">
                <text:p>0.164913728833199</text:p>
              </table:table-cell>
              <table:table-cell office:value-type="float" office:value="-0.047233">
                <text:p>-0.047233</text:p>
              </table:table-cell>
              <table:table-cell office:value-type="float" office:value="-0.0501612534441393">
                <text:p>-0.05016125344413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513766348362">
                <text:p>0.16513766348362</text:p>
              </table:table-cell>
              <table:table-cell office:value-type="float" office:value="-0.049585">
                <text:p>-0.049585</text:p>
              </table:table-cell>
              <table:table-cell office:value-type="float" office:value="-0.0516650276012767">
                <text:p>-0.05166502760127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5307119488716">
                <text:p>0.165307119488716</text:p>
              </table:table-cell>
              <table:table-cell office:value-type="float" office:value="-0.049367">
                <text:p>-0.049367</text:p>
              </table:table-cell>
              <table:table-cell office:value-type="float" office:value="-0.0515256471734468">
                <text:p>-0.05152564717344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4998978376389">
                <text:p>0.164998978376389</text:p>
              </table:table-cell>
              <table:table-cell office:value-type="float" office:value="-0.048303">
                <text:p>-0.048303</text:p>
              </table:table-cell>
              <table:table-cell office:value-type="float" office:value="-0.0508453683880751">
                <text:p>-0.05084536838807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4639711380005">
                <text:p>0.164639711380005</text:p>
              </table:table-cell>
              <table:table-cell office:value-type="float" office:value="-0.047475">
                <text:p>-0.047475</text:p>
              </table:table-cell>
              <table:table-cell office:value-type="float" office:value="-0.0503159785062258">
                <text:p>-0.0503159785062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413502395153">
                <text:p>0.16413502395153</text:p>
              </table:table-cell>
              <table:table-cell office:value-type="float" office:value="-0.045">
                <text:p>-0.045</text:p>
              </table:table-cell>
              <table:table-cell office:value-type="float" office:value="-0.0487335630985238">
                <text:p>-0.04873356309852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2673637270927">
                <text:p>0.162673637270927</text:p>
              </table:table-cell>
              <table:table-cell office:value-type="float" office:value="-0.042692">
                <text:p>-0.042692</text:p>
              </table:table-cell>
              <table:table-cell office:value-type="float" office:value="-0.0472579207708567">
                <text:p>-0.04725792077085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1712870001793">
                <text:p>0.161712870001793</text:p>
              </table:table-cell>
              <table:table-cell office:value-type="float" office:value="-0.042858">
                <text:p>-0.042858</text:p>
              </table:table-cell>
              <table:table-cell office:value-type="float" office:value="-0.0473640544911308">
                <text:p>-0.04736405449113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0596996545792">
                <text:p>0.160596996545792</text:p>
              </table:table-cell>
              <table:table-cell office:value-type="float" office:value="-0.041167">
                <text:p>-0.041167</text:p>
              </table:table-cell>
              <table:table-cell office:value-type="float" office:value="-0.046282897135808">
                <text:p>-0.0462828971358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59326300024986">
                <text:p>0.159326300024986</text:p>
              </table:table-cell>
              <table:table-cell office:value-type="float" office:value="-0.039398">
                <text:p>-0.039398</text:p>
              </table:table-cell>
              <table:table-cell office:value-type="float" office:value="-0.0451518697191515">
                <text:p>-0.04515186971915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6322807073593">
                <text:p>0.156322807073593</text:p>
              </table:table-cell>
              <table:table-cell office:value-type="float" office:value="-0.036829">
                <text:p>-0.036829</text:p>
              </table:table-cell>
              <table:table-cell office:value-type="float" office:value="-0.0435093544939449">
                <text:p>-0.0435093544939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54592782258987">
                <text:p>0.154592782258987</text:p>
              </table:table-cell>
              <table:table-cell office:value-type="float" office:value="-0.031099">
                <text:p>-0.031099</text:p>
              </table:table-cell>
              <table:table-cell office:value-type="float" office:value="-0.0398458230652046">
                <text:p>-0.03984582306520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50685712695122">
                <text:p>0.150685712695122</text:p>
              </table:table-cell>
              <table:table-cell office:value-type="float" office:value="-0.025174">
                <text:p>-0.025174</text:p>
              </table:table-cell>
              <table:table-cell office:value-type="float" office:value="-0.0360576164831302">
                <text:p>-0.03605761648313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48513838648796">
                <text:p>0.148513838648796</text:p>
              </table:table-cell>
              <table:table-cell office:value-type="float" office:value="-0.019722">
                <text:p>-0.019722</text:p>
              </table:table-cell>
              <table:table-cell office:value-type="float" office:value="-0.0325718270678611">
                <text:p>-0.03257182706786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200135350227">
                <text:p>0.146200135350227</text:p>
              </table:table-cell>
              <table:table-cell office:value-type="float" office:value="-0.016397">
                <text:p>-0.016397</text:p>
              </table:table-cell>
              <table:table-cell office:value-type="float" office:value="-0.0304459558635746">
                <text:p>-0.0304459558635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3747925758362">
                <text:p>0.143747925758362</text:p>
              </table:table-cell>
              <table:table-cell office:value-type="float" office:value="-0.0107">
                <text:p>-0.0107</text:p>
              </table:table-cell>
              <table:table-cell office:value-type="float" office:value="-0.026803523306937">
                <text:p>-0.0268035233069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35597556829453">
                <text:p>0.135597556829453</text:p>
              </table:table-cell>
              <table:table-cell office:value-type="float" office:value="-0.004988">
                <text:p>-0.004988</text:p>
              </table:table-cell>
              <table:table-cell office:value-type="float" office:value="-0.0231515003538891">
                <text:p>-0.02315150035388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545956850052">
                <text:p>0.129545956850052</text:p>
              </table:table-cell>
              <table:table-cell office:value-type="float" office:value="-0.003249">
                <text:p>-0.003249</text:p>
              </table:table-cell>
              <table:table-cell office:value-type="float" office:value="-0.0220396537300532">
                <text:p>-0.02203965373005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6349270343781">
                <text:p>0.126349270343781</text:p>
              </table:table-cell>
              <table:table-cell office:value-type="float" office:value="-0.004698">
                <text:p>-0.004698</text:p>
              </table:table-cell>
              <table:table-cell office:value-type="float" office:value="-0.0229660860232896">
                <text:p>-0.0229660860232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19641177356243">
                <text:p>0.119641177356243</text:p>
              </table:table-cell>
              <table:table-cell office:value-type="float" office:value="-0.00949">
                <text:p>-0.00949</text:p>
              </table:table-cell>
              <table:table-cell office:value-type="float" office:value="-0.0260298979965049">
                <text:p>-0.02602989799650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16141363978386">
                <text:p>0.116141363978386</text:p>
              </table:table-cell>
              <table:table-cell office:value-type="float" office:value="-0.019911">
                <text:p>-0.019911</text:p>
              </table:table-cell>
              <table:table-cell office:value-type="float" office:value="-0.032692666062631">
                <text:p>-0.0326926660626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8882308006287">
                <text:p>0.108882308006287</text:p>
              </table:table-cell>
              <table:table-cell office:value-type="float" office:value="-0.045445">
                <text:p>-0.045445</text:p>
              </table:table-cell>
              <table:table-cell office:value-type="float" office:value="-0.0490180781920298">
                <text:p>-0.04901807819202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5136267840862">
                <text:p>0.105136267840862</text:p>
              </table:table-cell>
              <table:table-cell office:value-type="float" office:value="-0.059817">
                <text:p>-0.059817</text:p>
              </table:table-cell>
              <table:table-cell office:value-type="float" office:value="-0.0582069566726329">
                <text:p>-0.0582069566726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74465757608414">
                <text:p>0.0974465757608414</text:p>
              </table:table-cell>
              <table:table-cell office:value-type="float" office:value="-0.075541">
                <text:p>-0.075541</text:p>
              </table:table-cell>
              <table:table-cell office:value-type="float" office:value="-0.0682602495496857">
                <text:p>-0.0682602495496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895425602793694">
                <text:p>0.0895425602793694</text:p>
              </table:table-cell>
              <table:table-cell office:value-type="float" office:value="-0.091494">
                <text:p>-0.091494</text:p>
              </table:table-cell>
              <table:table-cell office:value-type="float" office:value="-0.078459955811936">
                <text:p>-0.0784599558119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55296701192856">
                <text:p>0.0855296701192856</text:p>
              </table:table-cell>
              <table:table-cell office:value-type="float" office:value="-0.096036">
                <text:p>-0.096036</text:p>
              </table:table-cell>
              <table:table-cell office:value-type="float" office:value="-0.0813639278449793">
                <text:p>-0.08136392784497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4216055870056">
                <text:p>0.0774216055870056</text:p>
              </table:table-cell>
              <table:table-cell office:value-type="float" office:value="-0.094316">
                <text:p>-0.094316</text:p>
              </table:table-cell>
              <table:table-cell office:value-type="float" office:value="-0.0802642290565965">
                <text:p>-0.0802642290565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33429193496704">
                <text:p>0.0733429193496704</text:p>
              </table:table-cell>
              <table:table-cell office:value-type="float" office:value="-0.091088">
                <text:p>-0.091088</text:p>
              </table:table-cell>
              <table:table-cell office:value-type="float" office:value="-0.0782003757490968">
                <text:p>-0.0782003757490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51780292391777">
                <text:p>0.0651780292391777</text:p>
              </table:table-cell>
              <table:table-cell office:value-type="float" office:value="-0.088894">
                <text:p>-0.088894</text:p>
              </table:table-cell>
              <table:table-cell office:value-type="float" office:value="-0.076797620434148">
                <text:p>-0.076797620434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30377067625523">
                <text:p>0.0530377067625523</text:p>
              </table:table-cell>
              <table:table-cell office:value-type="float" office:value="-0.089571">
                <text:p>-0.089571</text:p>
              </table:table-cell>
              <table:table-cell office:value-type="float" office:value="-0.0772304669921336">
                <text:p>-0.0772304669921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9762114882469">
                <text:p>0.0299762114882469</text:p>
              </table:table-cell>
              <table:table-cell office:value-type="float" office:value="-0.089805">
                <text:p>-0.089805</text:p>
              </table:table-cell>
              <table:table-cell office:value-type="float" office:value="-0.0773800771761345">
                <text:p>-0.0773800771761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354363466612995">
                <text:p>-0.000354363466612995</text:p>
              </table:table-cell>
              <table:table-cell office:value-type="float" office:value="-0.089974">
                <text:p>-0.089974</text:p>
              </table:table-cell>
              <table:table-cell office:value-type="float" office:value="-0.0774881289756907">
                <text:p>-0.07748812897569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625236600171775">
                <text:p>-0.000625236600171775</text:p>
              </table:table-cell>
              <table:table-cell office:value-type="float" office:value="-0.090249">
                <text:p>-0.090249</text:p>
              </table:table-cell>
              <table:table-cell office:value-type="float" office:value="-0.0776639529098798">
                <text:p>-0.07766395290987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972877838648856">
                <text:p>-0.000972877838648856</text:p>
              </table:table-cell>
              <table:table-cell office:value-type="float" office:value="-0.090562">
                <text:p>-0.090562</text:p>
              </table:table-cell>
              <table:table-cell office:value-type="float" office:value="-0.077864072514975">
                <text:p>-0.0778640725149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13333424087614">
                <text:p>-0.00113333424087614</text:p>
              </table:table-cell>
              <table:table-cell office:value-type="float" office:value="-0.090901">
                <text:p>-0.090901</text:p>
              </table:table-cell>
              <table:table-cell office:value-type="float" office:value="-0.0780808154738482">
                <text:p>-0.0780808154738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16350257303566">
                <text:p>-0.00116350257303566</text:p>
              </table:table-cell>
              <table:table-cell office:value-type="float" office:value="-0.091082">
                <text:p>-0.091082</text:p>
              </table:table-cell>
              <table:table-cell office:value-type="float" office:value="-0.0781965395905326">
                <text:p>-0.07819653959053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116810377221555">
                <text:p>-0.00116810377221555</text:p>
              </table:table-cell>
              <table:table-cell office:value-type="float" office:value="-0.091409">
                <text:p>-0.091409</text:p>
              </table:table-cell>
              <table:table-cell office:value-type="float" office:value="-0.0784056102322775">
                <text:p>-0.0784056102322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111791153904051">
                <text:p>-0.00111791153904051</text:p>
              </table:table-cell>
              <table:table-cell office:value-type="float" office:value="-0.091479">
                <text:p>-0.091479</text:p>
              </table:table-cell>
              <table:table-cell office:value-type="float" office:value="-0.0784503654155256">
                <text:p>-0.07845036541552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106969242915511">
                <text:p>-0.00106969242915511</text:p>
              </table:table-cell>
              <table:table-cell office:value-type="float" office:value="-0.091195">
                <text:p>-0.091195</text:p>
              </table:table-cell>
              <table:table-cell office:value-type="float" office:value="-0.0782687872434904">
                <text:p>-0.0782687872434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10093831224367">
                <text:p>-0.0010093831224367</text:p>
              </table:table-cell>
              <table:table-cell office:value-type="float" office:value="-0.091177">
                <text:p>-0.091177</text:p>
              </table:table-cell>
              <table:table-cell office:value-type="float" office:value="-0.078257278767798">
                <text:p>-0.078257278767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859660853166133">
                <text:p>-0.000859660853166133</text:p>
              </table:table-cell>
              <table:table-cell office:value-type="float" office:value="-0.090757">
                <text:p>-0.090757</text:p>
              </table:table-cell>
              <table:table-cell office:value-type="float" office:value="-0.0779887476683091">
                <text:p>-0.07798874766830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679764896631241">
                <text:p>-0.000679764896631241</text:p>
              </table:table-cell>
              <table:table-cell office:value-type="float" office:value="-0.090407">
                <text:p>-0.090407</text:p>
              </table:table-cell>
              <table:table-cell office:value-type="float" office:value="-0.0777649717520685">
                <text:p>-0.07776497175206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580749125219882">
                <text:p>-0.000580749125219882</text:p>
              </table:table-cell>
              <table:table-cell office:value-type="float" office:value="-0.090137">
                <text:p>-0.090137</text:p>
              </table:table-cell>
              <table:table-cell office:value-type="float" office:value="-0.0775923446166828">
                <text:p>-0.07759234461668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80530487746">
                <text:p>-0.000380530487746</text:p>
              </table:table-cell>
              <table:table-cell office:value-type="float" office:value="-0.090053">
                <text:p>-0.090053</text:p>
              </table:table-cell>
              <table:table-cell office:value-type="float" office:value="-0.077538638396785">
                <text:p>-0.0775386383967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304003129713237">
                <text:p>-0.000304003129713237</text:p>
              </table:table-cell>
              <table:table-cell office:value-type="float" office:value="-0.089947">
                <text:p>-0.089947</text:p>
              </table:table-cell>
              <table:table-cell office:value-type="float" office:value="-0.0774708662621521">
                <text:p>-0.07747086626215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194173931959085">
                <text:p>-0.000194173931959085</text:p>
              </table:table-cell>
              <table:table-cell office:value-type="float" office:value="-0.089903">
                <text:p>-0.089903</text:p>
              </table:table-cell>
              <table:table-cell office:value-type="float" office:value="-0.0774427344326819">
                <text:p>-0.07744273443268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124111873446964">
                <text:p>-0.000124111873446964</text:p>
              </table:table-cell>
              <table:table-cell office:value-type="float" office:value="-0.089874">
                <text:p>-0.089874</text:p>
              </table:table-cell>
              <table:table-cell office:value-type="float" office:value="-0.0774241929996219">
                <text:p>-0.0774241929996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992445420706645">
                <text:p>-0.0000992445420706645</text:p>
              </table:table-cell>
              <table:table-cell office:value-type="float" office:value="-0.089873">
                <text:p>-0.089873</text:p>
              </table:table-cell>
              <table:table-cell office:value-type="float" office:value="-0.0774235536398613">
                <text:p>-0.0774235536398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793667131802067">
                <text:p>-0.0000793667131802067</text:p>
              </table:table-cell>
              <table:table-cell office:value-type="float" office:value="-0.089746">
                <text:p>-0.089746</text:p>
              </table:table-cell>
              <table:table-cell office:value-type="float" office:value="-0.0773423549502539">
                <text:p>-0.0773423549502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507694203406572">
                <text:p>-0.0000507694203406572</text:p>
              </table:table-cell>
              <table:table-cell office:value-type="float" office:value="-0.089619">
                <text:p>-0.089619</text:p>
              </table:table-cell>
              <table:table-cell office:value-type="float" office:value="-0.0772611562606466">
                <text:p>-0.07726115626064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406082981498912">
                <text:p>-0.0000406082981498912</text:p>
              </table:table-cell>
              <table:table-cell office:value-type="float" office:value="-0.089653">
                <text:p>-0.089653</text:p>
              </table:table-cell>
              <table:table-cell office:value-type="float" office:value="-0.07728289449251">
                <text:p>-0.077282894492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324824286508374">
                <text:p>-0.0000324824286508374</text:p>
              </table:table-cell>
              <table:table-cell office:value-type="float" office:value="-0.089772">
                <text:p>-0.089772</text:p>
              </table:table-cell>
              <table:table-cell office:value-type="float" office:value="-0.0773589783040318">
                <text:p>-0.0773589783040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207855046028271">
                <text:p>-0.0000207855046028271</text:p>
              </table:table-cell>
              <table:table-cell office:value-type="float" office:value="-0.089765">
                <text:p>-0.089765</text:p>
              </table:table-cell>
              <table:table-cell office:value-type="float" office:value="-0.077354502785707">
                <text:p>-0.0773545027857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66274367074948">
                <text:p>-0.0000166274367074948</text:p>
              </table:table-cell>
              <table:table-cell office:value-type="float" office:value="-0.089771">
                <text:p>-0.089771</text:p>
              </table:table-cell>
              <table:table-cell office:value-type="float" office:value="-0.0773583389442711">
                <text:p>-0.07735833894427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10642101187841">
                <text:p>-0.000010642101187841</text:p>
              </table:table-cell>
              <table:table-cell office:value-type="float" office:value="-0.089894">
                <text:p>-0.089894</text:p>
              </table:table-cell>
              <table:table-cell office:value-type="float" office:value="-0.0774369801948357">
                <text:p>-0.07743698019483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851385084388312">
                <text:p>-0.00000851385084388312</text:p>
              </table:table-cell>
              <table:table-cell office:value-type="float" office:value="-0.08978">
                <text:p>-0.08978</text:p>
              </table:table-cell>
              <table:table-cell office:value-type="float" office:value="-0.0773640931821173">
                <text:p>-0.0773640931821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544962722415221">
                <text:p>-0.00000544962722415221</text:p>
              </table:table-cell>
              <table:table-cell office:value-type="float" office:value="-0.089747">
                <text:p>-0.089747</text:p>
              </table:table-cell>
              <table:table-cell office:value-type="float" office:value="-0.0773429943100146">
                <text:p>-0.07734299431001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435976744483924">
                <text:p>-0.00000435976744483924</text:p>
              </table:table-cell>
              <table:table-cell office:value-type="float" office:value="-0.089759">
                <text:p>-0.089759</text:p>
              </table:table-cell>
              <table:table-cell office:value-type="float" office:value="-0.0773506666271429">
                <text:p>-0.0773506666271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279010487247433">
                <text:p>-0.00000279010487247433</text:p>
              </table:table-cell>
              <table:table-cell office:value-type="float" office:value="-0.089724">
                <text:p>-0.089724</text:p>
              </table:table-cell>
              <table:table-cell office:value-type="float" office:value="-0.0773282890355188">
                <text:p>-0.0773282890355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178665868588723">
                <text:p>-0.00000178665868588723</text:p>
              </table:table-cell>
              <table:table-cell office:value-type="float" office:value="-0.089811">
                <text:p>-0.089811</text:p>
              </table:table-cell>
              <table:table-cell office:value-type="float" office:value="-0.0773839133346986">
                <text:p>-0.07738391333469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11442762115621">
                <text:p>-0.0000011442762115621</text:p>
              </table:table-cell>
              <table:table-cell office:value-type="float" office:value="-0.089643">
                <text:p>-0.089643</text:p>
              </table:table-cell>
              <table:table-cell office:value-type="float" office:value="-0.0772765008949031">
                <text:p>-0.07727650089490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0916057160793571">
                <text:p>-0.000000916057160793571</text:p>
              </table:table-cell>
              <table:table-cell office:value-type="float" office:value="-0.089623">
                <text:p>-0.089623</text:p>
              </table:table-cell>
              <table:table-cell office:value-type="float" office:value="-0.0772637136996893">
                <text:p>-0.07726371369968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0586848670991458">
                <text:p>-0.000000586848670991458</text:p>
              </table:table-cell>
              <table:table-cell office:value-type="float" office:value="-0.089738">
                <text:p>-0.089738</text:p>
              </table:table-cell>
              <table:table-cell office:value-type="float" office:value="-0.0773372400721684">
                <text:p>-0.0773372400721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0376008330249533">
                <text:p>-0.000000376008330249533</text:p>
              </table:table-cell>
              <table:table-cell office:value-type="float" office:value="-0.089701">
                <text:p>-0.089701</text:p>
              </table:table-cell>
              <table:table-cell office:value-type="float" office:value="-0.077313583761023">
                <text:p>-0.0773135837610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0241242872789371">
                <text:p>-0.000000241242872789371</text:p>
              </table:table-cell>
              <table:table-cell office:value-type="float" office:value="-0.08967">
                <text:p>-0.08967</text:p>
              </table:table-cell>
              <table:table-cell office:value-type="float" office:value="-0.0772937636084417">
                <text:p>-0.07729376360844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0124371439369497">
                <text:p>-0.000000124371439369497</text:p>
              </table:table-cell>
              <table:table-cell office:value-type="float" office:value="-0.089538">
                <text:p>-0.089538</text:p>
              </table:table-cell>
              <table:table-cell office:value-type="float" office:value="-0.0772093681200309">
                <text:p>-0.07720936812003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00993355513401184">
                <text:p>-0.0000000993355513401184</text:p>
              </table:table-cell>
              <table:table-cell office:value-type="float" office:value="-0.089517">
                <text:p>-0.089517</text:p>
              </table:table-cell>
              <table:table-cell office:value-type="float" office:value="-0.0771959415650565">
                <text:p>-0.07719594156505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00645930740006406">
                <text:p>-0.0000000645930740006406</text:p>
              </table:table-cell>
              <table:table-cell office:value-type="float" office:value="-0.089643">
                <text:p>-0.089643</text:p>
              </table:table-cell>
              <table:table-cell office:value-type="float" office:value="-0.0772765008949031">
                <text:p>-0.07727650089490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00432272919681509">
                <text:p>-0.0000000432272919681509</text:p>
              </table:table-cell>
              <table:table-cell office:value-type="float" office:value="-0.089494">
                <text:p>-0.089494</text:p>
              </table:table-cell>
              <table:table-cell office:value-type="float" office:value="-0.0771812362905606">
                <text:p>-0.07718123629056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00348215571932542">
                <text:p>-0.0000000348215571932542</text:p>
              </table:table-cell>
              <table:table-cell office:value-type="float" office:value="-0.089482">
                <text:p>-0.089482</text:p>
              </table:table-cell>
              <table:table-cell office:value-type="float" office:value="-0.0771735639734324">
                <text:p>-0.07717356397343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00228148202552347">
                <text:p>-0.0000000228148202552347</text:p>
              </table:table-cell>
              <table:table-cell office:value-type="float" office:value="-0.089454">
                <text:p>-0.089454</text:p>
              </table:table-cell>
              <table:table-cell office:value-type="float" office:value="-0.0771556619001331">
                <text:p>-0.07715566190013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00135043736193552">
                <text:p>-0.0000000135043736193552</text:p>
              </table:table-cell>
              <table:table-cell office:value-type="float" office:value="-0.089448">
                <text:p>-0.089448</text:p>
              </table:table-cell>
              <table:table-cell office:value-type="float" office:value="-0.077151825741569">
                <text:p>-0.0771518257415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00113320215433532">
                <text:p>-0.0000000113320215433532</text:p>
              </table:table-cell>
              <table:table-cell office:value-type="float" office:value="-0.089417">
                <text:p>-0.089417</text:p>
              </table:table-cell>
              <table:table-cell office:value-type="float" office:value="-0.0771320055889877">
                <text:p>-0.07713200558898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000801471244926688">
                <text:p>-0.00000000801471244926688</text:p>
              </table:table-cell>
              <table:table-cell office:value-type="float" office:value="-0.089412">
                <text:p>-0.089412</text:p>
              </table:table-cell>
              <table:table-cell office:value-type="float" office:value="-0.0771288087901842">
                <text:p>-0.07712880879018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000686975232255804">
                <text:p>-0.00000000686975232255804</text:p>
              </table:table-cell>
              <table:table-cell office:value-type="float" office:value="-0.089401">
                <text:p>-0.089401</text:p>
              </table:table-cell>
              <table:table-cell office:value-type="float" office:value="-0.0771217758328167">
                <text:p>-0.07712177583281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000595480864618025">
                <text:p>-0.00000000595480864618025</text:p>
              </table:table-cell>
              <table:table-cell office:value-type="float" office:value="-0.089261">
                <text:p>-0.089261</text:p>
              </table:table-cell>
              <table:table-cell office:value-type="float" office:value="-0.0770322654663204">
                <text:p>-0.07703226546632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000440860281614164">
                <text:p>-0.00000000440860281614164</text:p>
              </table:table-cell>
              <table:table-cell office:value-type="float" office:value="-0.089278">
                <text:p>-0.089278</text:p>
              </table:table-cell>
              <table:table-cell office:value-type="float" office:value="-0.0770431345822521">
                <text:p>-0.07704313458225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000406613898107366">
                <text:p>-0.00000000406613898107366</text:p>
              </table:table-cell>
              <table:table-cell office:value-type="float" office:value="-0.089258">
                <text:p>-0.089258</text:p>
              </table:table-cell>
              <table:table-cell office:value-type="float" office:value="-0.0770303473870384">
                <text:p>-0.07703034738703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000326364402170043">
                <text:p>-0.00000000326364402170043</text:p>
              </table:table-cell>
              <table:table-cell office:value-type="float" office:value="-0.089219">
                <text:p>-0.089219</text:p>
              </table:table-cell>
              <table:table-cell office:value-type="float" office:value="-0.0770054123563715">
                <text:p>-0.0770054123563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000309241166007723">
                <text:p>-0.00000000309241166007723</text:p>
              </table:table-cell>
              <table:table-cell office:value-type="float" office:value="-0.089211">
                <text:p>-0.089211</text:p>
              </table:table-cell>
              <table:table-cell office:value-type="float" office:value="-0.077000297478286">
                <text:p>-0.0770002974782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000274994782500926">
                <text:p>-0.00000000274994782500926</text:p>
              </table:table-cell>
              <table:table-cell office:value-type="float" office:value="-0.089209">
                <text:p>-0.089209</text:p>
              </table:table-cell>
              <table:table-cell office:value-type="float" office:value="-0.0769990187587646">
                <text:p>-0.07699901875876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000228991714479321">
                <text:p>-0.00000000228991714479321</text:p>
              </table:table-cell>
              <table:table-cell office:value-type="float" office:value="-0.089205">
                <text:p>-0.089205</text:p>
              </table:table-cell>
              <table:table-cell office:value-type="float" office:value="-0.0769964613197219">
                <text:p>-0.0769964613197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7">
                <text:p>-0.089177</text:p>
              </table:table-cell>
              <table:table-cell office:value-type="float" office:value="-0.0769785592464226">
                <text:p>-0.0769785592464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83">
                <text:p>-0.089183</text:p>
              </table:table-cell>
              <table:table-cell office:value-type="float" office:value="-0.0769823954049868">
                <text:p>-0.07698239540498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78">
                <text:p>-0.089178</text:p>
              </table:table-cell>
              <table:table-cell office:value-type="float" office:value="-0.0769791986061833">
                <text:p>-0.07697919860618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54">
                <text:p>-0.089154</text:p>
              </table:table-cell>
              <table:table-cell office:value-type="float" office:value="-0.0769638539719268">
                <text:p>-0.07696385397192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-0.089145">
                <text:p>-0.089145</text:p>
              </table:table-cell>
              <table:table-cell office:value-type="float" office:value="-0.0769580997340806">
                <text:p>-0.07695809973408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000205990202672979">
                <text:p>-0.0000000020599020267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079cm" svg:y="0.27cm" chart:style-name="ch2">
          <text:p>wZ LLeg</text:p>
        </chart:title>
        <chart:legend chart:legend-position="end" svg:x="8.48cm" svg:y="2.665cm" style:legend-expansion="high" chart:style-name="ch3"/>
        <chart:plot-area chart:style-name="ch4" table:cell-range-address="LLeg.F1:LLeg.F216 LLeg.L1:LLeg.L1 LLeg.L80:LLeg.L300 LLeg.V1:LLeg.V1 LLeg.V80:LLeg.V300" chart:data-source-has-labels="row" svg:x="0.235cm" svg:y="1.132cm" svg:width="8.01cm" svg:height="5.499cm">
          <chartooo:coordinate-region svg:x="0.892cm" svg:y="1.305cm" svg:width="7.353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Leg.F2:LLeg.F216" chart:label-cell-address="LLeg.F1:LLeg.F1" chart:class="chart:line">
            <chart:data-point chart:repeated="215"/>
          </chart:series>
          <chart:series chart:style-name="ch9" chart:values-cell-range-address="LLeg.L80:LLeg.L300" chart:label-cell-address="LLeg.L1:LLeg.L1" chart:class="chart:line">
            <chart:data-point chart:repeated="221"/>
          </chart:series>
          <chart:series chart:style-name="ch10" chart:values-cell-range-address="LLeg.V80:LLeg.V300" chart:label-cell-address="LLeg.V1:LLeg.V1" chart:class="chart:line">
            <chart:data-point chart:repeated="2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LLeg.F1:LLeg.F1</svg:desc>
                </draw:g>
              </table:table-cell>
              <table:table-cell office:value-type="string">
                <text:p>wZ MoCap (Y)</text:p>
                <draw:g>
                  <svg:desc>LLeg.L1:LLeg.L1</svg:desc>
                </draw:g>
              </table:table-cell>
              <table:table-cell office:value-type="string">
                <text:p>wZ Corr</text:p>
                <draw:g>
                  <svg:desc>LLeg.V1:LLeg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684383869171">
                <text:p>0.134684383869171</text:p>
                <draw:g>
                  <svg:desc>LLeg.F2:LLeg.F216</svg:desc>
                </draw:g>
              </table:table-cell>
              <table:table-cell office:value-type="float" office:value="-0.000975">
                <text:p>-0.000975</text:p>
                <draw:g>
                  <svg:desc>LLeg.L80:LLeg.L300</svg:desc>
                </draw:g>
              </table:table-cell>
              <table:table-cell office:value-type="float" office:value="0.271199463168696">
                <text:p>0.271199463168696</text:p>
                <draw:g>
                  <svg:desc>LLeg.V80:LLeg.V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-0.000621">
                <text:p>-0.000621</text:p>
              </table:table-cell>
              <table:table-cell office:value-type="float" office:value="0.27164584942996">
                <text:p>0.27164584942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122">
                <text:p>0.000122</text:p>
              </table:table-cell>
              <table:table-cell office:value-type="float" office:value="0.272582756187359">
                <text:p>0.272582756187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391">
                <text:p>0.000391</text:p>
              </table:table-cell>
              <table:table-cell office:value-type="float" office:value="0.272921959306794">
                <text:p>0.272921959306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559">
                <text:p>0.000559</text:p>
              </table:table-cell>
              <table:table-cell office:value-type="float" office:value="0.273133803634174">
                <text:p>0.273133803634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16">
                <text:p>0.000716</text:p>
              </table:table-cell>
              <table:table-cell office:value-type="float" office:value="0.273331777202022">
                <text:p>0.273331777202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52">
                <text:p>0.000852</text:p>
              </table:table-cell>
              <table:table-cell office:value-type="float" office:value="0.273503270228949">
                <text:p>0.27350327022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49">
                <text:p>0.000849</text:p>
              </table:table-cell>
              <table:table-cell office:value-type="float" office:value="0.273499487294531">
                <text:p>0.273499487294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741">
                <text:p>0.000741</text:p>
              </table:table-cell>
              <table:table-cell office:value-type="float" office:value="0.273363301655502">
                <text:p>0.273363301655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08">
                <text:p>0.0008</text:p>
              </table:table-cell>
              <table:table-cell office:value-type="float" office:value="0.273437699365712">
                <text:p>0.273437699365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1065279245377">
                <text:p>0.131065279245377</text:p>
              </table:table-cell>
              <table:table-cell office:value-type="float" office:value="0.00085">
                <text:p>0.00085</text:p>
              </table:table-cell>
              <table:table-cell office:value-type="float" office:value="0.27350074827267">
                <text:p>0.27350074827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471989512444">
                <text:p>0.130471989512444</text:p>
              </table:table-cell>
              <table:table-cell office:value-type="float" office:value="0.000899">
                <text:p>0.000899</text:p>
              </table:table-cell>
              <table:table-cell office:value-type="float" office:value="0.27356253620149">
                <text:p>0.27356253620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0194753408432">
                <text:p>0.130194753408432</text:p>
              </table:table-cell>
              <table:table-cell office:value-type="float" office:value="0.000904">
                <text:p>0.000904</text:p>
              </table:table-cell>
              <table:table-cell office:value-type="float" office:value="0.273568841092185">
                <text:p>0.273568841092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569841384888">
                <text:p>0.128569841384888</text:p>
              </table:table-cell>
              <table:table-cell office:value-type="float" office:value="0.001095">
                <text:p>0.001095</text:p>
              </table:table-cell>
              <table:table-cell office:value-type="float" office:value="0.273809687916766">
                <text:p>0.273809687916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8194272518158">
                <text:p>0.128194272518158</text:p>
              </table:table-cell>
              <table:table-cell office:value-type="float" office:value="0.001166">
                <text:p>0.001166</text:p>
              </table:table-cell>
              <table:table-cell office:value-type="float" office:value="0.273899217364646">
                <text:p>0.273899217364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853155136108">
                <text:p>0.127853155136108</text:p>
              </table:table-cell>
              <table:table-cell office:value-type="float" office:value="0.001677">
                <text:p>0.001677</text:p>
              </table:table-cell>
              <table:table-cell office:value-type="float" office:value="0.274543577193759">
                <text:p>0.274543577193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904651522636">
                <text:p>0.126904651522636</text:p>
              </table:table-cell>
              <table:table-cell office:value-type="float" office:value="0.002113">
                <text:p>0.002113</text:p>
              </table:table-cell>
              <table:table-cell office:value-type="float" office:value="0.275093363662435">
                <text:p>0.275093363662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6797676086426">
                <text:p>0.126797676086426</text:p>
              </table:table-cell>
              <table:table-cell office:value-type="float" office:value="0.002948">
                <text:p>0.002948</text:p>
              </table:table-cell>
              <table:table-cell office:value-type="float" office:value="0.276146280408637">
                <text:p>0.276146280408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651564180851">
                <text:p>0.12651564180851</text:p>
              </table:table-cell>
              <table:table-cell office:value-type="float" office:value="0.003854">
                <text:p>0.003854</text:p>
              </table:table-cell>
              <table:table-cell office:value-type="float" office:value="0.277288726602719">
                <text:p>0.277288726602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060619950295">
                <text:p>0.126060619950295</text:p>
              </table:table-cell>
              <table:table-cell office:value-type="float" office:value="0.004965">
                <text:p>0.004965</text:p>
              </table:table-cell>
              <table:table-cell office:value-type="float" office:value="0.278689673315331">
                <text:p>0.278689673315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5975906848908">
                <text:p>0.125975906848908</text:p>
              </table:table-cell>
              <table:table-cell office:value-type="float" office:value="0.006264">
                <text:p>0.006264</text:p>
              </table:table-cell>
              <table:table-cell office:value-type="float" office:value="0.280327683918105">
                <text:p>0.280327683918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90816617012">
                <text:p>0.12590816617012</text:p>
              </table:table-cell>
              <table:table-cell office:value-type="float" office:value="0.007235">
                <text:p>0.007235</text:p>
              </table:table-cell>
              <table:table-cell office:value-type="float" office:value="0.281552093691233">
                <text:p>0.281552093691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789746642113">
                <text:p>0.125789746642113</text:p>
              </table:table-cell>
              <table:table-cell office:value-type="float" office:value="0.008145">
                <text:p>0.008145</text:p>
              </table:table-cell>
              <table:table-cell office:value-type="float" office:value="0.282699583797872">
                <text:p>0.282699583797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5772446393967">
                <text:p>0.125772446393967</text:p>
              </table:table-cell>
              <table:table-cell office:value-type="float" office:value="0.008618">
                <text:p>0.008618</text:p>
              </table:table-cell>
              <table:table-cell office:value-type="float" office:value="0.283296026457697">
                <text:p>0.283296026457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766858458519">
                <text:p>0.125766858458519</text:p>
              </table:table-cell>
              <table:table-cell office:value-type="float" office:value="0.008956">
                <text:p>0.008956</text:p>
              </table:table-cell>
              <table:table-cell office:value-type="float" office:value="0.283722237068734">
                <text:p>0.283722237068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7613748312">
                <text:p>0.1257613748312</text:p>
              </table:table-cell>
              <table:table-cell office:value-type="float" office:value="0.009321">
                <text:p>0.009321</text:p>
              </table:table-cell>
              <table:table-cell office:value-type="float" office:value="0.284182494089529">
                <text:p>0.284182494089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76450407505">
                <text:p>0.12576450407505</text:p>
              </table:table-cell>
              <table:table-cell office:value-type="float" office:value="0.009795">
                <text:p>0.009795</text:p>
              </table:table-cell>
              <table:table-cell office:value-type="float" office:value="0.284780197727493">
                <text:p>0.284780197727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5766977667809">
                <text:p>0.125766977667809</text:p>
              </table:table-cell>
              <table:table-cell office:value-type="float" office:value="0.010226">
                <text:p>0.010226</text:p>
              </table:table-cell>
              <table:table-cell office:value-type="float" office:value="0.285323679305473">
                <text:p>0.285323679305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5752046704292">
                <text:p>0.125752046704292</text:p>
              </table:table-cell>
              <table:table-cell office:value-type="float" office:value="0.010891">
                <text:p>0.010891</text:p>
              </table:table-cell>
              <table:table-cell office:value-type="float" office:value="0.286162229768017">
                <text:p>0.286162229768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5733688473701">
                <text:p>0.125733688473701</text:p>
              </table:table-cell>
              <table:table-cell office:value-type="float" office:value="0.01143">
                <text:p>0.01143</text:p>
              </table:table-cell>
              <table:table-cell office:value-type="float" office:value="0.286841896985026">
                <text:p>0.2868418969850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705972313881">
                <text:p>0.125705972313881</text:p>
              </table:table-cell>
              <table:table-cell office:value-type="float" office:value="0.011855">
                <text:p>0.011855</text:p>
              </table:table-cell>
              <table:table-cell office:value-type="float" office:value="0.287377812694171">
                <text:p>0.287377812694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688031315804">
                <text:p>0.125688031315804</text:p>
              </table:table-cell>
              <table:table-cell office:value-type="float" office:value="0.01226">
                <text:p>0.01226</text:p>
              </table:table-cell>
              <table:table-cell office:value-type="float" office:value="0.287888508840532">
                <text:p>0.287888508840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5512734055519">
                <text:p>0.125512734055519</text:p>
              </table:table-cell>
              <table:table-cell office:value-type="float" office:value="0.01248">
                <text:p>0.01248</text:p>
              </table:table-cell>
              <table:table-cell office:value-type="float" office:value="0.288165924031148">
                <text:p>0.288165924031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424593687058">
                <text:p>0.125424593687058</text:p>
              </table:table-cell>
              <table:table-cell office:value-type="float" office:value="0.012353">
                <text:p>0.012353</text:p>
              </table:table-cell>
              <table:table-cell office:value-type="float" office:value="0.288005779807475">
                <text:p>0.288005779807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319913029671">
                <text:p>0.125319913029671</text:p>
              </table:table-cell>
              <table:table-cell office:value-type="float" office:value="0.012441">
                <text:p>0.012441</text:p>
              </table:table-cell>
              <table:table-cell office:value-type="float" office:value="0.288116745883721">
                <text:p>0.288116745883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4897256493568">
                <text:p>0.124897256493568</text:p>
              </table:table-cell>
              <table:table-cell office:value-type="float" office:value="0.013059">
                <text:p>0.013059</text:p>
              </table:table-cell>
              <table:table-cell office:value-type="float" office:value="0.288896030373724">
                <text:p>0.288896030373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4718375504017">
                <text:p>0.124718375504017</text:p>
              </table:table-cell>
              <table:table-cell office:value-type="float" office:value="0.013196">
                <text:p>0.013196</text:p>
              </table:table-cell>
              <table:table-cell office:value-type="float" office:value="0.28906878437879">
                <text:p>0.28906878437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621480703354">
                <text:p>0.124621480703354</text:p>
              </table:table-cell>
              <table:table-cell office:value-type="float" office:value="0.013422">
                <text:p>0.013422</text:p>
              </table:table-cell>
              <table:table-cell office:value-type="float" office:value="0.289353765438241">
                <text:p>0.289353765438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519646167755">
                <text:p>0.124519646167755</text:p>
              </table:table-cell>
              <table:table-cell office:value-type="float" office:value="0.013437">
                <text:p>0.013437</text:p>
              </table:table-cell>
              <table:table-cell office:value-type="float" office:value="0.289372680110328">
                <text:p>0.289372680110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4301292002201">
                <text:p>0.124301292002201</text:p>
              </table:table-cell>
              <table:table-cell office:value-type="float" office:value="0.013434">
                <text:p>0.013434</text:p>
              </table:table-cell>
              <table:table-cell office:value-type="float" office:value="0.289368897175911">
                <text:p>0.2893688971759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4184809625149">
                <text:p>0.124184809625149</text:p>
              </table:table-cell>
              <table:table-cell office:value-type="float" office:value="0.013163">
                <text:p>0.013163</text:p>
              </table:table-cell>
              <table:table-cell office:value-type="float" office:value="0.289027172100197">
                <text:p>0.289027172100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4063283205032">
                <text:p>0.124063283205032</text:p>
              </table:table-cell>
              <table:table-cell office:value-type="float" office:value="0.013008">
                <text:p>0.013008</text:p>
              </table:table-cell>
              <table:table-cell office:value-type="float" office:value="0.288831720488627">
                <text:p>0.288831720488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3670406639576">
                <text:p>0.123670406639576</text:p>
              </table:table-cell>
              <table:table-cell office:value-type="float" office:value="0.01276">
                <text:p>0.01276</text:p>
              </table:table-cell>
              <table:table-cell office:value-type="float" office:value="0.288518997910114">
                <text:p>0.288518997910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85243117809">
                <text:p>0.123385243117809</text:p>
              </table:table-cell>
              <table:table-cell office:value-type="float" office:value="0.012457">
                <text:p>0.012457</text:p>
              </table:table-cell>
              <table:table-cell office:value-type="float" office:value="0.288136921533948">
                <text:p>0.288136921533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3236134648323">
                <text:p>0.123236134648323</text:p>
              </table:table-cell>
              <table:table-cell office:value-type="float" office:value="0.011779">
                <text:p>0.011779</text:p>
              </table:table-cell>
              <table:table-cell office:value-type="float" office:value="0.287281978355594">
                <text:p>0.287281978355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763581573963">
                <text:p>0.122763581573963</text:p>
              </table:table-cell>
              <table:table-cell office:value-type="float" office:value="0.011332">
                <text:p>0.011332</text:p>
              </table:table-cell>
              <table:table-cell office:value-type="float" office:value="0.286718321127388">
                <text:p>0.2867183211273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259828299284">
                <text:p>0.12259828299284</text:p>
              </table:table-cell>
              <table:table-cell office:value-type="float" office:value="0.011106">
                <text:p>0.011106</text:p>
              </table:table-cell>
              <table:table-cell office:value-type="float" office:value="0.286433340067937">
                <text:p>0.286433340067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2429318726063">
                <text:p>0.122429318726063</text:p>
              </table:table-cell>
              <table:table-cell office:value-type="float" office:value="0.010892">
                <text:p>0.010892</text:p>
              </table:table-cell>
              <table:table-cell office:value-type="float" office:value="0.286163490746156">
                <text:p>0.286163490746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2081711888313">
                <text:p>0.122081711888313</text:p>
              </table:table-cell>
              <table:table-cell office:value-type="float" office:value="0.010833">
                <text:p>0.010833</text:p>
              </table:table-cell>
              <table:table-cell office:value-type="float" office:value="0.286089093035945">
                <text:p>0.286089093035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1722295880318">
                <text:p>0.121722295880318</text:p>
              </table:table-cell>
              <table:table-cell office:value-type="float" office:value="0.010577">
                <text:p>0.010577</text:p>
              </table:table-cell>
              <table:table-cell office:value-type="float" office:value="0.285766282632319">
                <text:p>0.285766282632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1353521943092">
                <text:p>0.121353521943092</text:p>
              </table:table-cell>
              <table:table-cell office:value-type="float" office:value="0.010497">
                <text:p>0.010497</text:p>
              </table:table-cell>
              <table:table-cell office:value-type="float" office:value="0.285665404381186">
                <text:p>0.285665404381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16627395153">
                <text:p>0.12116627395153</text:p>
              </table:table-cell>
              <table:table-cell office:value-type="float" office:value="0.010337">
                <text:p>0.010337</text:p>
              </table:table-cell>
              <table:table-cell office:value-type="float" office:value="0.28546364787892">
                <text:p>0.285463647878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0977558195591">
                <text:p>0.120977558195591</text:p>
              </table:table-cell>
              <table:table-cell office:value-type="float" office:value="0.010296">
                <text:p>0.010296</text:p>
              </table:table-cell>
              <table:table-cell office:value-type="float" office:value="0.285411947775214">
                <text:p>0.285411947775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597161352634">
                <text:p>0.120597161352634</text:p>
              </table:table-cell>
              <table:table-cell office:value-type="float" office:value="0.009923">
                <text:p>0.009923</text:p>
              </table:table-cell>
              <table:table-cell office:value-type="float" office:value="0.284941602929306">
                <text:p>0.284941602929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406202971935">
                <text:p>0.120406202971935</text:p>
              </table:table-cell>
              <table:table-cell office:value-type="float" office:value="0.009529">
                <text:p>0.009529</text:p>
              </table:table-cell>
              <table:table-cell office:value-type="float" office:value="0.284444777542475">
                <text:p>0.284444777542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9545698165894">
                <text:p>0.119545698165894</text:p>
              </table:table-cell>
              <table:table-cell office:value-type="float" office:value="0.009168">
                <text:p>0.009168</text:p>
              </table:table-cell>
              <table:table-cell office:value-type="float" office:value="0.283989564434237">
                <text:p>0.283989564434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9337007403374">
                <text:p>0.119337007403374</text:p>
              </table:table-cell>
              <table:table-cell office:value-type="float" office:value="0.008728">
                <text:p>0.008728</text:p>
              </table:table-cell>
              <table:table-cell office:value-type="float" office:value="0.283434734053005">
                <text:p>0.2834347340530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8992827832699">
                <text:p>0.118992827832699</text:p>
              </table:table-cell>
              <table:table-cell office:value-type="float" office:value="0.008516">
                <text:p>0.008516</text:p>
              </table:table-cell>
              <table:table-cell office:value-type="float" office:value="0.283167406687502">
                <text:p>0.283167406687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8877999484539">
                <text:p>0.118877999484539</text:p>
              </table:table-cell>
              <table:table-cell office:value-type="float" office:value="0.008531">
                <text:p>0.008531</text:p>
              </table:table-cell>
              <table:table-cell office:value-type="float" office:value="0.28318632135959">
                <text:p>0.28318632135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762202560902">
                <text:p>0.118762202560902</text:p>
              </table:table-cell>
              <table:table-cell office:value-type="float" office:value="0.008806">
                <text:p>0.008806</text:p>
              </table:table-cell>
              <table:table-cell office:value-type="float" office:value="0.28353309034786">
                <text:p>0.28353309034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8797622621059">
                <text:p>0.118797622621059</text:p>
              </table:table-cell>
              <table:table-cell office:value-type="float" office:value="0.009044">
                <text:p>0.009044</text:p>
              </table:table-cell>
              <table:table-cell office:value-type="float" office:value="0.283833203144981">
                <text:p>0.283833203144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871673941612">
                <text:p>0.118871673941612</text:p>
              </table:table-cell>
              <table:table-cell office:value-type="float" office:value="0.009448">
                <text:p>0.009448</text:p>
              </table:table-cell>
              <table:table-cell office:value-type="float" office:value="0.284342638313203">
                <text:p>0.284342638313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9131691753864">
                <text:p>0.119131691753864</text:p>
              </table:table-cell>
              <table:table-cell office:value-type="float" office:value="0.009891">
                <text:p>0.009891</text:p>
              </table:table-cell>
              <table:table-cell office:value-type="float" office:value="0.284901251628853">
                <text:p>0.2849012516288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9539447128773">
                <text:p>0.119539447128773</text:p>
              </table:table-cell>
              <table:table-cell office:value-type="float" office:value="0.010734">
                <text:p>0.010734</text:p>
              </table:table-cell>
              <table:table-cell office:value-type="float" office:value="0.285964256200168">
                <text:p>0.285964256200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0092988014221">
                <text:p>0.120092988014221</text:p>
              </table:table-cell>
              <table:table-cell office:value-type="float" office:value="0.011237">
                <text:p>0.011237</text:p>
              </table:table-cell>
              <table:table-cell office:value-type="float" office:value="0.286598528204167">
                <text:p>0.2865985282041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0423667132854">
                <text:p>0.120423667132854</text:p>
              </table:table-cell>
              <table:table-cell office:value-type="float" office:value="0.011748">
                <text:p>0.011748</text:p>
              </table:table-cell>
              <table:table-cell office:value-type="float" office:value="0.28724288803328">
                <text:p>0.28724288803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119148671627">
                <text:p>0.12119148671627</text:p>
              </table:table-cell>
              <table:table-cell office:value-type="float" office:value="0.012574">
                <text:p>0.012574</text:p>
              </table:table-cell>
              <table:table-cell office:value-type="float" office:value="0.28828445597623">
                <text:p>0.288284455976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1628053486347">
                <text:p>0.121628053486347</text:p>
              </table:table-cell>
              <table:table-cell office:value-type="float" office:value="0.014282">
                <text:p>0.014282</text:p>
              </table:table-cell>
              <table:table-cell office:value-type="float" office:value="0.290438206637922">
                <text:p>0.2904382066379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604466974735">
                <text:p>0.122604466974735</text:p>
              </table:table-cell>
              <table:table-cell office:value-type="float" office:value="0.015717">
                <text:p>0.015717</text:p>
              </table:table-cell>
              <table:table-cell office:value-type="float" office:value="0.292247710267622">
                <text:p>0.292247710267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3143747448921">
                <text:p>0.123143747448921</text:p>
              </table:table-cell>
              <table:table-cell office:value-type="float" office:value="0.017662">
                <text:p>0.017662</text:p>
              </table:table-cell>
              <table:table-cell office:value-type="float" office:value="0.294700312748296">
                <text:p>0.294700312748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322444200516">
                <text:p>0.124322444200516</text:p>
              </table:table-cell>
              <table:table-cell office:value-type="float" office:value="0.020218">
                <text:p>0.020218</text:p>
              </table:table-cell>
              <table:table-cell office:value-type="float" office:value="0.297923372872">
                <text:p>0.297923372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632166862488">
                <text:p>0.125632166862488</text:p>
              </table:table-cell>
              <table:table-cell office:value-type="float" office:value="0.022903">
                <text:p>0.022903</text:p>
              </table:table-cell>
              <table:table-cell office:value-type="float" office:value="0.301309099175655">
                <text:p>0.301309099175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335293054581">
                <text:p>0.126335293054581</text:p>
              </table:table-cell>
              <table:table-cell office:value-type="float" office:value="0.026741">
                <text:p>0.026741</text:p>
              </table:table-cell>
              <table:table-cell office:value-type="float" office:value="0.306148733273767">
                <text:p>0.3061487332737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7835676074028">
                <text:p>0.127835676074028</text:p>
              </table:table-cell>
              <table:table-cell office:value-type="float" office:value="0.031312">
                <text:p>0.031312</text:p>
              </table:table-cell>
              <table:table-cell office:value-type="float" office:value="0.311912664347886">
                <text:p>0.3119126643478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863227725029">
                <text:p>0.12863227725029</text:p>
              </table:table-cell>
              <table:table-cell office:value-type="float" office:value="0.035878">
                <text:p>0.035878</text:p>
              </table:table-cell>
              <table:table-cell office:value-type="float" office:value="0.317670290531309">
                <text:p>0.317670290531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1201907992363">
                <text:p>0.131201907992363</text:p>
              </table:table-cell>
              <table:table-cell office:value-type="float" office:value="0.040667">
                <text:p>0.040667</text:p>
              </table:table-cell>
              <table:table-cell office:value-type="float" office:value="0.323709114839765">
                <text:p>0.323709114839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3060470223427">
                <text:p>0.133060470223427</text:p>
              </table:table-cell>
              <table:table-cell office:value-type="float" office:value="0.044154">
                <text:p>0.044154</text:p>
              </table:table-cell>
              <table:table-cell office:value-type="float" office:value="0.32810614561103">
                <text:p>0.32810614561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4032100439072">
                <text:p>0.134032100439072</text:p>
              </table:table-cell>
              <table:table-cell office:value-type="float" office:value="0.050193">
                <text:p>0.050193</text:p>
              </table:table-cell>
              <table:table-cell office:value-type="float" office:value="0.335721192593442">
                <text:p>0.335721192593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6057198047638">
                <text:p>0.136057198047638</text:p>
              </table:table-cell>
              <table:table-cell office:value-type="float" office:value="0.056016">
                <text:p>0.056016</text:p>
              </table:table-cell>
              <table:table-cell office:value-type="float" office:value="0.343063868297794">
                <text:p>0.3430638682977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88511133194">
                <text:p>0.138188511133194</text:p>
              </table:table-cell>
              <table:table-cell office:value-type="float" office:value="0.062842">
                <text:p>0.062842</text:p>
              </table:table-cell>
              <table:table-cell office:value-type="float" office:value="0.351671305075728">
                <text:p>0.351671305075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421763062477">
                <text:p>0.140421763062477</text:p>
              </table:table-cell>
              <table:table-cell office:value-type="float" office:value="0.056724">
                <text:p>0.056724</text:p>
              </table:table-cell>
              <table:table-cell office:value-type="float" office:value="0.343956640820323">
                <text:p>0.3439566408203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2752557992935">
                <text:p>0.142752557992935</text:p>
              </table:table-cell>
              <table:table-cell office:value-type="float" office:value="0.061643">
                <text:p>0.061643</text:p>
              </table:table-cell>
              <table:table-cell office:value-type="float" office:value="0.350159392286871">
                <text:p>0.350159392286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395309984684">
                <text:p>0.14395309984684</text:p>
              </table:table-cell>
              <table:table-cell office:value-type="float" office:value="0.068054">
                <text:p>0.068054</text:p>
              </table:table-cell>
              <table:table-cell office:value-type="float" office:value="0.358243523137051">
                <text:p>0.358243523137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421700716019">
                <text:p>0.146421700716019</text:p>
              </table:table-cell>
              <table:table-cell office:value-type="float" office:value="0.094955">
                <text:p>0.094955</text:p>
              </table:table-cell>
              <table:table-cell office:value-type="float" office:value="0.392165096058703">
                <text:p>0.392165096058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7688627243042">
                <text:p>0.147688627243042</text:p>
              </table:table-cell>
              <table:table-cell office:value-type="float" office:value="0.103632">
                <text:p>0.103632</text:p>
              </table:table-cell>
              <table:table-cell office:value-type="float" office:value="0.40310660337223">
                <text:p>0.40310660337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881164431572">
                <text:p>0.29881164431572</text:p>
              </table:table-cell>
              <table:table-cell office:value-type="float" office:value="0.114646">
                <text:p>0.114646</text:p>
              </table:table-cell>
              <table:table-cell office:value-type="float" office:value="0.416995016596983">
                <text:p>0.416995016596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549736738205">
                <text:p>0.303549736738205</text:p>
              </table:table-cell>
              <table:table-cell office:value-type="float" office:value="0.129358">
                <text:p>0.129358</text:p>
              </table:table-cell>
              <table:table-cell office:value-type="float" office:value="0.435546526980364">
                <text:p>0.435546526980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8372169733047">
                <text:p>0.308372169733047</text:p>
              </table:table-cell>
              <table:table-cell office:value-type="float" office:value="0.141826">
                <text:p>0.141826</text:p>
              </table:table-cell>
              <table:table-cell office:value-type="float" office:value="0.451268402419462">
                <text:p>0.451268402419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3267201185226">
                <text:p>0.313267201185226</text:p>
              </table:table-cell>
              <table:table-cell office:value-type="float" office:value="0.14199">
                <text:p>0.14199</text:p>
              </table:table-cell>
              <table:table-cell office:value-type="float" office:value="0.451475202834285">
                <text:p>0.451475202834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222612142563">
                <text:p>0.318222612142563</text:p>
              </table:table-cell>
              <table:table-cell office:value-type="float" office:value="0.141067">
                <text:p>0.141067</text:p>
              </table:table-cell>
              <table:table-cell office:value-type="float" office:value="0.450311320011836">
                <text:p>0.450311320011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3226302862167">
                <text:p>0.323226302862167</text:p>
              </table:table-cell>
              <table:table-cell office:value-type="float" office:value="0.144502">
                <text:p>0.144502</text:p>
              </table:table-cell>
              <table:table-cell office:value-type="float" office:value="0.454642779919865">
                <text:p>0.454642779919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8266054391861">
                <text:p>0.328266054391861</text:p>
              </table:table-cell>
              <table:table-cell office:value-type="float" office:value="0.148644">
                <text:p>0.148644</text:p>
              </table:table-cell>
              <table:table-cell office:value-type="float" office:value="0.459865751372282">
                <text:p>0.4598657513722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332946896553">
                <text:p>0.33332946896553</text:p>
              </table:table-cell>
              <table:table-cell office:value-type="float" office:value="0.151774">
                <text:p>0.151774</text:p>
              </table:table-cell>
              <table:table-cell office:value-type="float" office:value="0.463812612947866">
                <text:p>0.4638126129478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941429138184">
                <text:p>0.340941429138184</text:p>
              </table:table-cell>
              <table:table-cell office:value-type="float" office:value="0.153656">
                <text:p>0.153656</text:p>
              </table:table-cell>
              <table:table-cell office:value-type="float" office:value="0.466185773805772">
                <text:p>0.4661857738057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8536044359207">
                <text:p>0.348536044359207</text:p>
              </table:table-cell>
              <table:table-cell office:value-type="float" office:value="0.155603">
                <text:p>0.155603</text:p>
              </table:table-cell>
              <table:table-cell office:value-type="float" office:value="0.468640898242725">
                <text:p>0.468640898242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1056009531021">
                <text:p>0.351056009531021</text:p>
              </table:table-cell>
              <table:table-cell office:value-type="float" office:value="0.158178">
                <text:p>0.158178</text:p>
              </table:table-cell>
              <table:table-cell office:value-type="float" office:value="0.471887916951072">
                <text:p>0.4718879169510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8560115098953">
                <text:p>0.358560115098953</text:p>
              </table:table-cell>
              <table:table-cell office:value-type="float" office:value="0.160081">
                <text:p>0.160081</text:p>
              </table:table-cell>
              <table:table-cell office:value-type="float" office:value="0.474287558349901">
                <text:p>0.474287558349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3499462604523">
                <text:p>0.363499462604523</text:p>
              </table:table-cell>
              <table:table-cell office:value-type="float" office:value="0.163728">
                <text:p>0.163728</text:p>
              </table:table-cell>
              <table:table-cell office:value-type="float" office:value="0.478886345623433">
                <text:p>0.4788863456234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8372619152069">
                <text:p>0.368372619152069</text:p>
              </table:table-cell>
              <table:table-cell office:value-type="float" office:value="0.167098">
                <text:p>0.167098</text:p>
              </table:table-cell>
              <table:table-cell office:value-type="float" office:value="0.483135841952415">
                <text:p>0.4831358419524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0780318975449">
                <text:p>0.370780318975449</text:p>
              </table:table-cell>
              <table:table-cell office:value-type="float" office:value="0.170196">
                <text:p>0.170196</text:p>
              </table:table-cell>
              <table:table-cell office:value-type="float" office:value="0.487042352227546">
                <text:p>0.487042352227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5529557466507">
                <text:p>0.375529557466507</text:p>
              </table:table-cell>
              <table:table-cell office:value-type="float" office:value="0.173127">
                <text:p>0.173127</text:p>
              </table:table-cell>
              <table:table-cell office:value-type="float" office:value="0.490738279153435">
                <text:p>0.490738279153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7867758274078">
                <text:p>0.377867758274078</text:p>
              </table:table-cell>
              <table:table-cell office:value-type="float" office:value="0.175049">
                <text:p>0.175049</text:p>
              </table:table-cell>
              <table:table-cell office:value-type="float" office:value="0.493161879136909">
                <text:p>0.4931618791369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2462650537491">
                <text:p>0.382462650537491</text:p>
              </table:table-cell>
              <table:table-cell office:value-type="float" office:value="0.176102">
                <text:p>0.176102</text:p>
              </table:table-cell>
              <table:table-cell office:value-type="float" office:value="0.494489689117448">
                <text:p>0.4944896891174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693767786026">
                <text:p>0.38693767786026</text:p>
              </table:table-cell>
              <table:table-cell office:value-type="float" office:value="0.177642">
                <text:p>0.177642</text:p>
              </table:table-cell>
              <table:table-cell office:value-type="float" office:value="0.496431595451761">
                <text:p>0.4964315954517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9125972986221">
                <text:p>0.389125972986221</text:p>
              </table:table-cell>
              <table:table-cell office:value-type="float" office:value="0.177691">
                <text:p>0.177691</text:p>
              </table:table-cell>
              <table:table-cell office:value-type="float" office:value="0.49649338338058">
                <text:p>0.496493383380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3395572900772">
                <text:p>0.393395572900772</text:p>
              </table:table-cell>
              <table:table-cell office:value-type="float" office:value="0.178187">
                <text:p>0.178187</text:p>
              </table:table-cell>
              <table:table-cell office:value-type="float" office:value="0.497118828537606">
                <text:p>0.497118828537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5473301410675">
                <text:p>0.395473301410675</text:p>
              </table:table-cell>
              <table:table-cell office:value-type="float" office:value="0.177253">
                <text:p>0.177253</text:p>
              </table:table-cell>
              <table:table-cell office:value-type="float" office:value="0.495941074955626">
                <text:p>0.4959410749556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7510826587677">
                <text:p>0.397510826587677</text:p>
              </table:table-cell>
              <table:table-cell office:value-type="float" office:value="0.177342">
                <text:p>0.177342</text:p>
              </table:table-cell>
              <table:table-cell office:value-type="float" office:value="0.496053302010012">
                <text:p>0.496053302010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0145754814148">
                <text:p>0.40145754814148</text:p>
              </table:table-cell>
              <table:table-cell office:value-type="float" office:value="0.176209">
                <text:p>0.176209</text:p>
              </table:table-cell>
              <table:table-cell office:value-type="float" office:value="0.494624613778339">
                <text:p>0.494624613778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222207307816">
                <text:p>0.405222207307816</text:p>
              </table:table-cell>
              <table:table-cell office:value-type="float" office:value="0.17468">
                <text:p>0.17468</text:p>
              </table:table-cell>
              <table:table-cell office:value-type="float" office:value="0.492696578203557">
                <text:p>0.4926965782035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7031685113907">
                <text:p>0.407031685113907</text:p>
              </table:table-cell>
              <table:table-cell office:value-type="float" office:value="0.173233">
                <text:p>0.173233</text:p>
              </table:table-cell>
              <table:table-cell office:value-type="float" office:value="0.490871942836187">
                <text:p>0.490871942836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2148356437683">
                <text:p>0.412148356437683</text:p>
              </table:table-cell>
              <table:table-cell office:value-type="float" office:value="0.173222">
                <text:p>0.173222</text:p>
              </table:table-cell>
              <table:table-cell office:value-type="float" office:value="0.490858072076656">
                <text:p>0.4908580720766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5281593799591">
                <text:p>0.415281593799591</text:p>
              </table:table-cell>
              <table:table-cell office:value-type="float" office:value="0.173413">
                <text:p>0.173413</text:p>
              </table:table-cell>
              <table:table-cell office:value-type="float" office:value="0.491098918901236">
                <text:p>0.4910989189012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8176293373108">
                <text:p>0.418176293373108</text:p>
              </table:table-cell>
              <table:table-cell office:value-type="float" office:value="0.174215">
                <text:p>0.174215</text:p>
              </table:table-cell>
              <table:table-cell office:value-type="float" office:value="0.492110223368846">
                <text:p>0.492110223368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20818120241165">
                <text:p>0.420818120241165</text:p>
              </table:table-cell>
              <table:table-cell office:value-type="float" office:value="0.17682">
                <text:p>0.17682</text:p>
              </table:table-cell>
              <table:table-cell office:value-type="float" office:value="0.495395071421368">
                <text:p>0.495395071421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23193752765656">
                <text:p>0.423193752765656</text:p>
              </table:table-cell>
              <table:table-cell office:value-type="float" office:value="0.180502">
                <text:p>0.180502</text:p>
              </table:table-cell>
              <table:table-cell office:value-type="float" office:value="0.50003799292977">
                <text:p>0.500037992929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24276918172836">
                <text:p>0.424276918172836</text:p>
              </table:table-cell>
              <table:table-cell office:value-type="float" office:value="0.185848">
                <text:p>0.185848</text:p>
              </table:table-cell>
              <table:table-cell office:value-type="float" office:value="0.506779182061741">
                <text:p>0.506779182061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5288558006287">
                <text:p>0.425288558006287</text:p>
              </table:table-cell>
              <table:table-cell office:value-type="float" office:value="0.191743">
                <text:p>0.191743</text:p>
              </table:table-cell>
              <table:table-cell office:value-type="float" office:value="0.514212648192113">
                <text:p>0.514212648192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7874743938446">
                <text:p>0.427874743938446</text:p>
              </table:table-cell>
              <table:table-cell office:value-type="float" office:value="0.198414">
                <text:p>0.198414</text:p>
              </table:table-cell>
              <table:table-cell office:value-type="float" office:value="0.522624633358477">
                <text:p>0.5226246333584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9208517074585">
                <text:p>0.429208517074585</text:p>
              </table:table-cell>
              <table:table-cell office:value-type="float" office:value="0.204815">
                <text:p>0.204815</text:p>
              </table:table-cell>
              <table:table-cell office:value-type="float" office:value="0.530696154427266">
                <text:p>0.530696154427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29753243923187">
                <text:p>0.429753243923187</text:p>
              </table:table-cell>
              <table:table-cell office:value-type="float" office:value="0.210738">
                <text:p>0.210738</text:p>
              </table:table-cell>
              <table:table-cell office:value-type="float" office:value="0.538164927945534">
                <text:p>0.5381649279455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3059030175209">
                <text:p>0.43059030175209</text:p>
              </table:table-cell>
              <table:table-cell office:value-type="float" office:value="0.216004">
                <text:p>0.216004</text:p>
              </table:table-cell>
              <table:table-cell office:value-type="float" office:value="0.544805238826372">
                <text:p>0.5448052388263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31079983711243">
                <text:p>0.431079983711243</text:p>
              </table:table-cell>
              <table:table-cell office:value-type="float" office:value="0.221753">
                <text:p>0.221753</text:p>
              </table:table-cell>
              <table:table-cell office:value-type="float" office:value="0.552054602148426">
                <text:p>0.5520546021484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119090795517">
                <text:p>0.43119090795517</text:p>
              </table:table-cell>
              <table:table-cell office:value-type="float" office:value="0.225921">
                <text:p>0.225921</text:p>
              </table:table-cell>
              <table:table-cell office:value-type="float" office:value="0.557310359032462">
                <text:p>0.557310359032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1136220693588">
                <text:p>0.431136220693588</text:p>
              </table:table-cell>
              <table:table-cell office:value-type="float" office:value="0.229912">
                <text:p>0.229912</text:p>
              </table:table-cell>
              <table:table-cell office:value-type="float" office:value="0.562342922785866">
                <text:p>0.5623429227858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0870652198792">
                <text:p>0.430870652198792</text:p>
              </table:table-cell>
              <table:table-cell office:value-type="float" office:value="0.232626">
                <text:p>0.232626</text:p>
              </table:table-cell>
              <table:table-cell office:value-type="float" office:value="0.565765217455557">
                <text:p>0.5657652174555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2949241399765">
                <text:p>0.42949241399765</text:p>
              </table:table-cell>
              <table:table-cell office:value-type="float" office:value="0.235802">
                <text:p>0.235802</text:p>
              </table:table-cell>
              <table:table-cell office:value-type="float" office:value="0.569770084025542">
                <text:p>0.5697700840255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27041381597519">
                <text:p>0.427041381597519</text:p>
              </table:table-cell>
              <table:table-cell office:value-type="float" office:value="0.237931">
                <text:p>0.237931</text:p>
              </table:table-cell>
              <table:table-cell office:value-type="float" office:value="0.572454706483823">
                <text:p>0.5724547064838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437748432159">
                <text:p>0.425437748432159</text:p>
              </table:table-cell>
              <table:table-cell office:value-type="float" office:value="0.239622">
                <text:p>0.239622</text:p>
              </table:table-cell>
              <table:table-cell office:value-type="float" office:value="0.574587020517149">
                <text:p>0.574587020517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3596203327179">
                <text:p>0.423596203327179</text:p>
              </table:table-cell>
              <table:table-cell office:value-type="float" office:value="0.240292">
                <text:p>0.240292</text:p>
              </table:table-cell>
              <table:table-cell office:value-type="float" office:value="0.575431875870389">
                <text:p>0.5754318758703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19246822595596">
                <text:p>0.419246822595596</text:p>
              </table:table-cell>
              <table:table-cell office:value-type="float" office:value="0.240694">
                <text:p>0.240694</text:p>
              </table:table-cell>
              <table:table-cell office:value-type="float" office:value="0.575938789082333">
                <text:p>0.575938789082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6763216257095">
                <text:p>0.416763216257095</text:p>
              </table:table-cell>
              <table:table-cell office:value-type="float" office:value="0.240151">
                <text:p>0.240151</text:p>
              </table:table-cell>
              <table:table-cell office:value-type="float" office:value="0.575254077952767">
                <text:p>0.575254077952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40904545784">
                <text:p>0.4140904545784</text:p>
              </table:table-cell>
              <table:table-cell office:value-type="float" office:value="0.239466">
                <text:p>0.239466</text:p>
              </table:table-cell>
              <table:table-cell office:value-type="float" office:value="0.574390307927439">
                <text:p>0.5743903079274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241739988327">
                <text:p>0.411241739988327</text:p>
              </table:table-cell>
              <table:table-cell office:value-type="float" office:value="0.238628">
                <text:p>0.238628</text:p>
              </table:table-cell>
              <table:table-cell office:value-type="float" office:value="0.57333360824682">
                <text:p>0.57333360824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5068337917328">
                <text:p>0.405068337917328</text:p>
              </table:table-cell>
              <table:table-cell office:value-type="float" office:value="0.238249">
                <text:p>0.238249</text:p>
              </table:table-cell>
              <table:table-cell office:value-type="float" office:value="0.572855697532077">
                <text:p>0.5728556975320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770681142807">
                <text:p>0.401770681142807</text:p>
              </table:table-cell>
              <table:table-cell office:value-type="float" office:value="0.23885">
                <text:p>0.23885</text:p>
              </table:table-cell>
              <table:table-cell office:value-type="float" office:value="0.573613545393714">
                <text:p>0.573613545393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819647073746">
                <text:p>0.394819647073746</text:p>
              </table:table-cell>
              <table:table-cell office:value-type="float" office:value="0.239888">
                <text:p>0.239888</text:p>
              </table:table-cell>
              <table:table-cell office:value-type="float" office:value="0.574922440702167">
                <text:p>0.5749224407021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1193121671677">
                <text:p>0.391193121671677</text:p>
              </table:table-cell>
              <table:table-cell office:value-type="float" office:value="0.239967">
                <text:p>0.239967</text:p>
              </table:table-cell>
              <table:table-cell office:value-type="float" office:value="0.575022057975161">
                <text:p>0.5750220579751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7483447790146">
                <text:p>0.387483447790146</text:p>
              </table:table-cell>
              <table:table-cell office:value-type="float" office:value="0.241782">
                <text:p>0.241782</text:p>
              </table:table-cell>
              <table:table-cell office:value-type="float" office:value="0.577310733297743">
                <text:p>0.577310733297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3703649044037">
                <text:p>0.383703649044037</text:p>
              </table:table-cell>
              <table:table-cell office:value-type="float" office:value="0.244356">
                <text:p>0.244356</text:p>
              </table:table-cell>
              <table:table-cell office:value-type="float" office:value="0.580556491027952">
                <text:p>0.580556491027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2069597244263">
                <text:p>0.372069597244263</text:p>
              </table:table-cell>
              <table:table-cell office:value-type="float" office:value="0.249748">
                <text:p>0.249748</text:p>
              </table:table-cell>
              <table:table-cell office:value-type="float" office:value="0.587355685154324">
                <text:p>0.5873556851543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418941617012">
                <text:p>0.36418941617012</text:p>
              </table:table-cell>
              <table:table-cell office:value-type="float" office:value="0.253483">
                <text:p>0.253483</text:p>
              </table:table-cell>
              <table:table-cell office:value-type="float" office:value="0.592065438504102">
                <text:p>0.592065438504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246598720551">
                <text:p>0.360246598720551</text:p>
              </table:table-cell>
              <table:table-cell office:value-type="float" office:value="0.255266">
                <text:p>0.255266</text:p>
              </table:table-cell>
              <table:table-cell office:value-type="float" office:value="0.594313762526231">
                <text:p>0.5943137625262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24090051651">
                <text:p>0.3524090051651</text:p>
              </table:table-cell>
              <table:table-cell office:value-type="float" office:value="0.255764">
                <text:p>0.255764</text:p>
              </table:table-cell>
              <table:table-cell office:value-type="float" office:value="0.594941729639535">
                <text:p>0.5949417296395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8534286022186">
                <text:p>0.348534286022186</text:p>
              </table:table-cell>
              <table:table-cell office:value-type="float" office:value="0.255165">
                <text:p>0.255165</text:p>
              </table:table-cell>
              <table:table-cell office:value-type="float" office:value="0.594186403734176">
                <text:p>0.594186403734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40919077396393">
                <text:p>0.340919077396393</text:p>
              </table:table-cell>
              <table:table-cell office:value-type="float" office:value="0.251912">
                <text:p>0.251912</text:p>
              </table:table-cell>
              <table:table-cell office:value-type="float" office:value="0.590084441847475">
                <text:p>0.590084441847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195485830307">
                <text:p>0.337195485830307</text:p>
              </table:table-cell>
              <table:table-cell office:value-type="float" office:value="0.248487">
                <text:p>0.248487</text:p>
              </table:table-cell>
              <table:table-cell office:value-type="float" office:value="0.585765591720838">
                <text:p>0.5857655917208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9954981803894">
                <text:p>0.329954981803894</text:p>
              </table:table-cell>
              <table:table-cell office:value-type="float" office:value="0.242242">
                <text:p>0.242242</text:p>
              </table:table-cell>
              <table:table-cell office:value-type="float" office:value="0.577890783241759">
                <text:p>0.577890783241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3034048080444">
                <text:p>0.323034048080444</text:p>
              </table:table-cell>
              <table:table-cell office:value-type="float" office:value="0.235725">
                <text:p>0.235725</text:p>
              </table:table-cell>
              <table:table-cell office:value-type="float" office:value="0.569672988708827">
                <text:p>0.5696729887088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9707930088043">
                <text:p>0.319707930088043</text:p>
              </table:table-cell>
              <table:table-cell office:value-type="float" office:value="0.22724">
                <text:p>0.22724</text:p>
              </table:table-cell>
              <table:table-cell office:value-type="float" office:value="0.55897358919802">
                <text:p>0.558973589198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13348323106766">
                <text:p>0.313348323106766</text:p>
              </table:table-cell>
              <table:table-cell office:value-type="float" office:value="0.215586">
                <text:p>0.215586</text:p>
              </table:table-cell>
              <table:table-cell office:value-type="float" office:value="0.544278149964202">
                <text:p>0.544278149964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0322821140289">
                <text:p>0.310322821140289</text:p>
              </table:table-cell>
              <table:table-cell office:value-type="float" office:value="0.204041">
                <text:p>0.204041</text:p>
              </table:table-cell>
              <table:table-cell office:value-type="float" office:value="0.529720157347553">
                <text:p>0.5297201573475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595828056335">
                <text:p>0.304595828056335</text:p>
              </table:table-cell>
              <table:table-cell office:value-type="float" office:value="0.20041">
                <text:p>0.20041</text:p>
              </table:table-cell>
              <table:table-cell office:value-type="float" office:value="0.525141545724248">
                <text:p>0.5251415457242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6846002340317">
                <text:p>0.296846002340317</text:p>
              </table:table-cell>
              <table:table-cell office:value-type="float" office:value="0.195357">
                <text:p>0.195357</text:p>
              </table:table-cell>
              <table:table-cell office:value-type="float" office:value="0.518769823187052">
                <text:p>0.5187698231870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2147034406662">
                <text:p>0.142147034406662</text:p>
              </table:table-cell>
              <table:table-cell office:value-type="float" office:value="0.163991">
                <text:p>0.163991</text:p>
              </table:table-cell>
              <table:table-cell office:value-type="float" office:value="0.479217982874033">
                <text:p>0.4792179828740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0573844313622">
                <text:p>0.140573844313622</text:p>
              </table:table-cell>
              <table:table-cell office:value-type="float" office:value="0.127358">
                <text:p>0.127358</text:p>
              </table:table-cell>
              <table:table-cell office:value-type="float" office:value="0.433024570702036">
                <text:p>0.433024570702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39856055378914">
                <text:p>0.139856055378914</text:p>
              </table:table-cell>
              <table:table-cell office:value-type="float" office:value="0.101466">
                <text:p>0.101466</text:p>
              </table:table-cell>
              <table:table-cell office:value-type="float" office:value="0.400375324722801">
                <text:p>0.4003753247228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8574153184891">
                <text:p>0.138574153184891</text:p>
              </table:table-cell>
              <table:table-cell office:value-type="float" office:value="0.079734">
                <text:p>0.079734</text:p>
              </table:table-cell>
              <table:table-cell office:value-type="float" office:value="0.372971747802487">
                <text:p>0.3729717478024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488380074501">
                <text:p>0.137488380074501</text:p>
              </table:table-cell>
              <table:table-cell office:value-type="float" office:value="0.062392">
                <text:p>0.062392</text:p>
              </table:table-cell>
              <table:table-cell office:value-type="float" office:value="0.351103864913104">
                <text:p>0.3511038649131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016266584396">
                <text:p>0.137016266584396</text:p>
              </table:table-cell>
              <table:table-cell office:value-type="float" office:value="0.045905">
                <text:p>0.045905</text:p>
              </table:table-cell>
              <table:table-cell office:value-type="float" office:value="0.330314118332707">
                <text:p>0.3303141183327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6589795351028">
                <text:p>0.136589795351028</text:p>
              </table:table-cell>
              <table:table-cell office:value-type="float" office:value="0.032605">
                <text:p>0.032605</text:p>
              </table:table-cell>
              <table:table-cell office:value-type="float" office:value="0.313543109081825">
                <text:p>0.313543109081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869443416595">
                <text:p>0.135869443416595</text:p>
              </table:table-cell>
              <table:table-cell office:value-type="float" office:value="0.023495">
                <text:p>0.023495</text:p>
              </table:table-cell>
              <table:table-cell office:value-type="float" office:value="0.30205559823404">
                <text:p>0.302055598234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5573416948318">
                <text:p>0.135573416948318</text:p>
              </table:table-cell>
              <table:table-cell office:value-type="float" office:value="0.017116">
                <text:p>0.017116</text:p>
              </table:table-cell>
              <table:table-cell office:value-type="float" office:value="0.294011818684313">
                <text:p>0.2940118186843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35319262742996">
                <text:p>0.135319262742996</text:p>
              </table:table-cell>
              <table:table-cell office:value-type="float" office:value="0.013301">
                <text:p>0.013301</text:p>
              </table:table-cell>
              <table:table-cell office:value-type="float" office:value="0.289201187083402">
                <text:p>0.2892011870834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493324816227">
                <text:p>0.13493324816227</text:p>
              </table:table-cell>
              <table:table-cell office:value-type="float" office:value="0.011001">
                <text:p>0.011001</text:p>
              </table:table-cell>
              <table:table-cell office:value-type="float" office:value="0.286300937363325">
                <text:p>0.286300937363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4707689285278">
                <text:p>0.134707689285278</text:p>
              </table:table-cell>
              <table:table-cell office:value-type="float" office:value="0.010174">
                <text:p>0.010174</text:p>
              </table:table-cell>
              <table:table-cell office:value-type="float" office:value="0.285258108442236">
                <text:p>0.2852581084422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4655058383942">
                <text:p>0.134655058383942</text:p>
              </table:table-cell>
              <table:table-cell office:value-type="float" office:value="0.009417">
                <text:p>0.009417</text:p>
              </table:table-cell>
              <table:table-cell office:value-type="float" office:value="0.284303547990889">
                <text:p>0.2843035479908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4650766849518">
                <text:p>0.134650766849518</text:p>
              </table:table-cell>
              <table:table-cell office:value-type="float" office:value="0.008599">
                <text:p>0.008599</text:p>
              </table:table-cell>
              <table:table-cell office:value-type="float" office:value="0.283272067873053">
                <text:p>0.283272067873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4657114744186">
                <text:p>0.134657114744186</text:p>
              </table:table-cell>
              <table:table-cell office:value-type="float" office:value="0.007937">
                <text:p>0.007937</text:p>
              </table:table-cell>
              <table:table-cell office:value-type="float" office:value="0.282437300344926">
                <text:p>0.282437300344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4666666388512">
                <text:p>0.134666666388512</text:p>
              </table:table-cell>
              <table:table-cell office:value-type="float" office:value="0.006945">
                <text:p>0.006945</text:p>
              </table:table-cell>
              <table:table-cell office:value-type="float" office:value="0.281186410030875">
                <text:p>0.281186410030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672924876213">
                <text:p>0.134672924876213</text:p>
              </table:table-cell>
              <table:table-cell office:value-type="float" office:value="0.005831">
                <text:p>0.005831</text:p>
              </table:table-cell>
              <table:table-cell office:value-type="float" office:value="0.279781680383847">
                <text:p>0.2797816803838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4675160050392">
                <text:p>0.134675160050392</text:p>
              </table:table-cell>
              <table:table-cell office:value-type="float" office:value="0.005085">
                <text:p>0.005085</text:p>
              </table:table-cell>
              <table:table-cell office:value-type="float" office:value="0.27884099069203">
                <text:p>0.27884099069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467700779438">
                <text:p>0.13467700779438</text:p>
              </table:table-cell>
              <table:table-cell office:value-type="float" office:value="0.004441">
                <text:p>0.004441</text:p>
              </table:table-cell>
              <table:table-cell office:value-type="float" office:value="0.278028920770409">
                <text:p>0.2780289207704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679660201073">
                <text:p>0.134679660201073</text:p>
              </table:table-cell>
              <table:table-cell office:value-type="float" office:value="0.004364">
                <text:p>0.004364</text:p>
              </table:table-cell>
              <table:table-cell office:value-type="float" office:value="0.277931825453693">
                <text:p>0.2779318254536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4680539369583">
                <text:p>0.134680539369583</text:p>
              </table:table-cell>
              <table:table-cell office:value-type="float" office:value="0.004054">
                <text:p>0.004054</text:p>
              </table:table-cell>
              <table:table-cell office:value-type="float" office:value="0.277540922230552">
                <text:p>0.2775409222305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4681269526482">
                <text:p>0.134681269526482</text:p>
              </table:table-cell>
              <table:table-cell office:value-type="float" office:value="0.004439">
                <text:p>0.004439</text:p>
              </table:table-cell>
              <table:table-cell office:value-type="float" office:value="0.27802639881413">
                <text:p>0.27802639881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4682446718216">
                <text:p>0.134682446718216</text:p>
              </table:table-cell>
              <table:table-cell office:value-type="float" office:value="0.005296">
                <text:p>0.005296</text:p>
              </table:table-cell>
              <table:table-cell office:value-type="float" office:value="0.279107057079394">
                <text:p>0.279107057079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682819247246">
                <text:p>0.134682819247246</text:p>
              </table:table-cell>
              <table:table-cell office:value-type="float" office:value="0.006572">
                <text:p>0.006572</text:p>
              </table:table-cell>
              <table:table-cell office:value-type="float" office:value="0.280716065184967">
                <text:p>0.2807160651849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683325886726">
                <text:p>0.134683325886726</text:p>
              </table:table-cell>
              <table:table-cell office:value-type="float" office:value="0.007846">
                <text:p>0.007846</text:p>
              </table:table-cell>
              <table:table-cell office:value-type="float" office:value="0.282322551334262">
                <text:p>0.2823225513342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4683609008789">
                <text:p>0.134683609008789</text:p>
              </table:table-cell>
              <table:table-cell office:value-type="float" office:value="0.008552">
                <text:p>0.008552</text:p>
              </table:table-cell>
              <table:table-cell office:value-type="float" office:value="0.283212801900512">
                <text:p>0.283212801900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4683817625046">
                <text:p>0.134683817625046</text:p>
              </table:table-cell>
              <table:table-cell office:value-type="float" office:value="0.009073">
                <text:p>0.009073</text:p>
              </table:table-cell>
              <table:table-cell office:value-type="float" office:value="0.283869771511016">
                <text:p>0.283869771511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4683951735497">
                <text:p>0.134683951735497</text:p>
              </table:table-cell>
              <table:table-cell office:value-type="float" office:value="0.009302">
                <text:p>0.009302</text:p>
              </table:table-cell>
              <table:table-cell office:value-type="float" office:value="0.284158535504885">
                <text:p>0.2841585355048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4684100747108">
                <text:p>0.134684100747108</text:p>
              </table:table-cell>
              <table:table-cell office:value-type="float" office:value="0.00935">
                <text:p>0.00935</text:p>
              </table:table-cell>
              <table:table-cell office:value-type="float" office:value="0.284219062455565">
                <text:p>0.2842190624555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4684205055237">
                <text:p>0.134684205055237</text:p>
              </table:table-cell>
              <table:table-cell office:value-type="float" office:value="0.009472">
                <text:p>0.009472</text:p>
              </table:table-cell>
              <table:table-cell office:value-type="float" office:value="0.284372901788543">
                <text:p>0.2843729017885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468424975872">
                <text:p>0.13468424975872</text:p>
              </table:table-cell>
              <table:table-cell office:value-type="float" office:value="0.009457">
                <text:p>0.009457</text:p>
              </table:table-cell>
              <table:table-cell office:value-type="float" office:value="0.284353987116455">
                <text:p>0.284353987116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684279561043">
                <text:p>0.134684279561043</text:p>
              </table:table-cell>
              <table:table-cell office:value-type="float" office:value="0.009386">
                <text:p>0.009386</text:p>
              </table:table-cell>
              <table:table-cell office:value-type="float" office:value="0.284264457668575">
                <text:p>0.2842644576685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4684294462204">
                <text:p>0.134684294462204</text:p>
              </table:table-cell>
              <table:table-cell office:value-type="float" office:value="0.009249">
                <text:p>0.009249</text:p>
              </table:table-cell>
              <table:table-cell office:value-type="float" office:value="0.284091703663509">
                <text:p>0.2840917036635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9123">
                <text:p>0.009123</text:p>
              </table:table-cell>
              <table:table-cell office:value-type="float" office:value="0.283932820417975">
                <text:p>0.283932820417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71">
                <text:p>0.009071</text:p>
              </table:table-cell>
              <table:table-cell office:value-type="float" office:value="0.283867249554738">
                <text:p>0.283867249554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39">
                <text:p>0.009039</text:p>
              </table:table-cell>
              <table:table-cell office:value-type="float" office:value="0.283826898254285">
                <text:p>0.2838268982542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49">
                <text:p>0.009049</text:p>
              </table:table-cell>
              <table:table-cell office:value-type="float" office:value="0.283839508035676">
                <text:p>0.2838395080356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4684383869171">
                <text:p>0.134684383869171</text:p>
              </table:table-cell>
              <table:table-cell office:value-type="float" office:value="0.009029">
                <text:p>0.009029</text:p>
              </table:table-cell>
              <table:table-cell office:value-type="float" office:value="0.283814288472893">
                <text:p>0.2838142884728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684324264526">
                <text:p>0.134684324264526</text:p>
              </table:table-cell>
              <table:table-cell office:value-type="float" office:value="0.008877">
                <text:p>0.008877</text:p>
              </table:table-cell>
              <table:table-cell office:value-type="float" office:value="0.28362261979574">
                <text:p>0.28362261979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828">
                <text:p>0.008828</text:p>
              </table:table-cell>
              <table:table-cell office:value-type="float" office:value="0.283560831866921">
                <text:p>0.2835608318669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4684398770332">
                <text:p>0.134684398770332</text:p>
              </table:table-cell>
              <table:table-cell office:value-type="float" office:value="0.008831">
                <text:p>0.008831</text:p>
              </table:table-cell>
              <table:table-cell office:value-type="float" office:value="0.283564614801339">
                <text:p>0.283564614801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7">
                <text:p>0.00877</text:p>
              </table:table-cell>
              <table:table-cell office:value-type="float" office:value="0.28348769513485">
                <text:p>0.283487695134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4684339165688">
                <text:p>0.134684339165688</text:p>
              </table:table-cell>
              <table:table-cell office:value-type="float" office:value="0.008748">
                <text:p>0.008748</text:p>
              </table:table-cell>
              <table:table-cell office:value-type="float" office:value="0.283459953615788">
                <text:p>0.2834599536157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714">
                <text:p>0.008714</text:p>
              </table:table-cell>
              <table:table-cell office:value-type="float" office:value="0.283417080359057">
                <text:p>0.28341708035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4684354066849">
                <text:p>0.134684354066849</text:p>
              </table:table-cell>
              <table:table-cell office:value-type="float" office:value="0.008691">
                <text:p>0.008691</text:p>
              </table:table-cell>
              <table:table-cell office:value-type="float" office:value="0.283388077861856">
                <text:p>0.2833880778618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96">
                <text:p>0.008596</text:p>
              </table:table-cell>
              <table:table-cell office:value-type="float" office:value="0.283268284938635">
                <text:p>0.2832682849386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48">
                <text:p>0.008548</text:p>
              </table:table-cell>
              <table:table-cell office:value-type="float" office:value="0.283207757987955">
                <text:p>0.2832077579879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3">
                <text:p>0.008513</text:p>
              </table:table-cell>
              <table:table-cell office:value-type="float" office:value="0.283163623753085">
                <text:p>0.2831636237530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49">
                <text:p>0.00849</text:p>
              </table:table-cell>
              <table:table-cell office:value-type="float" office:value="0.283134621255884">
                <text:p>0.2831346212558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17">
                <text:p>0.008517</text:p>
              </table:table-cell>
              <table:table-cell office:value-type="float" office:value="0.283168667665641">
                <text:p>0.2831686676656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28">
                <text:p>0.008528</text:p>
              </table:table-cell>
              <table:table-cell office:value-type="float" office:value="0.283182538425172">
                <text:p>0.2831825384251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553">
                <text:p>0.008553</text:p>
              </table:table-cell>
              <table:table-cell office:value-type="float" office:value="0.283214062878651">
                <text:p>0.2832140628786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665">
                <text:p>0.008665</text:p>
              </table:table-cell>
              <table:table-cell office:value-type="float" office:value="0.283355292430237">
                <text:p>0.283355292430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798">
                <text:p>0.008798</text:p>
              </table:table-cell>
              <table:table-cell office:value-type="float" office:value="0.283523002522746">
                <text:p>0.2835230025227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8903">
                <text:p>0.008903</text:p>
              </table:table-cell>
              <table:table-cell office:value-type="float" office:value="0.283655405227359">
                <text:p>0.2836554052273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073">
                <text:p>0.009073</text:p>
              </table:table-cell>
              <table:table-cell office:value-type="float" office:value="0.283869771511016">
                <text:p>0.2838697715110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278">
                <text:p>0.009278</text:p>
              </table:table-cell>
              <table:table-cell office:value-type="float" office:value="0.284128272029545">
                <text:p>0.2841282720295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393">
                <text:p>0.009393</text:p>
              </table:table-cell>
              <table:table-cell office:value-type="float" office:value="0.284273284515549">
                <text:p>0.284273284515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451">
                <text:p>0.009451</text:p>
              </table:table-cell>
              <table:table-cell office:value-type="float" office:value="0.28434642124762">
                <text:p>0.284346421247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4">
                <text:p>0.00954</text:p>
              </table:table-cell>
              <table:table-cell office:value-type="float" office:value="0.284458648302006">
                <text:p>0.284458648302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468436896801">
                <text:p>0.13468436896801</text:p>
              </table:table-cell>
              <table:table-cell office:value-type="float" office:value="0.009583">
                <text:p>0.009583</text:p>
              </table:table-cell>
              <table:table-cell office:value-type="float" office:value="0.28451287036199">
                <text:p>0.2845128703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7">
                <text:p>0.009567</text:p>
              </table:table-cell>
              <table:table-cell office:value-type="float" office:value="0.284492694711763">
                <text:p>0.284492694711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43">
                <text:p>0.009543</text:p>
              </table:table-cell>
              <table:table-cell office:value-type="float" office:value="0.284462431236424">
                <text:p>0.284462431236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">
                <text:p>0.00956</text:p>
              </table:table-cell>
              <table:table-cell office:value-type="float" office:value="0.284483867864789">
                <text:p>0.284483867864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83">
                <text:p>0.009583</text:p>
              </table:table-cell>
              <table:table-cell office:value-type="float" office:value="0.28451287036199">
                <text:p>0.2845128703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69">
                <text:p>0.009569</text:p>
              </table:table-cell>
              <table:table-cell office:value-type="float" office:value="0.284495216668042">
                <text:p>0.284495216668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599">
                <text:p>0.009599</text:p>
              </table:table-cell>
              <table:table-cell office:value-type="float" office:value="0.284533046012217">
                <text:p>0.2845330460122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